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automatic-styles>
    <style:style style:name="P1" style:family="paragraph" style:parent-style-name="Heading_20_2">
      <style:text-properties officeooo:paragraph-rsid="03f3a8c0"/>
    </style:style>
    <style:style style:name="P2" style:family="paragraph" style:parent-style-name="Text_20_body">
      <style:text-properties officeooo:rsid="03f3a8c0" officeooo:paragraph-rsid="03f3a8c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3f3a8c0" officeooo:paragraph-rsid="03f3a8c0" style:font-weight-asian="bold" style:font-weight-complex="bold"/>
    </style:style>
    <style:style style:name="P4" style:family="paragraph" style:parent-style-name="Text_20_body">
      <style:text-properties fo:font-weight="bold" officeooo:rsid="03f3f695" officeooo:paragraph-rsid="03f3f695" style:font-weight-asian="bold" style:font-weight-complex="bold"/>
    </style:style>
    <style:style style:name="P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Hebrew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 style:parent-style-name="Text_20_body">
      <style:text-properties officeooo:paragraph-rsid="03f5d011"/>
    </style:style>
    <style:style style:name="P8" style:family="paragraph" style:parent-style-name="Math">
      <style:paragraph-properties fo:text-align="center" style:justify-single-word="false"/>
    </style:style>
    <style:style style:name="P9" style:family="paragraph" style:parent-style-name="Text_20_body">
      <style:text-properties officeooo:rsid="043254ec" officeooo:paragraph-rsid="0435b0ba"/>
    </style:style>
    <style:style style:name="P10" style:family="paragraph" style:parent-style-name="Text_20_body">
      <style:paragraph-properties fo:text-align="justify" style:justify-single-word="false" style:writing-mode="lr-tb"/>
    </style:style>
    <style:style style:name="P11" style:family="paragraph" style:parent-style-name="Text_20_body">
      <style:text-properties fo:font-weight="bold" officeooo:rsid="03f5d011" officeooo:paragraph-rsid="03f5d011" style:font-weight-asian="bold" style:font-weight-complex="bold"/>
    </style:style>
    <style:style style:name="P12" style:family="paragraph" style:parent-style-name="Text_20_body">
      <style:text-properties officeooo:paragraph-rsid="03f5fbc8"/>
    </style:style>
    <style:style style:name="P13" style:family="paragraph" style:parent-style-name="Text_20_body">
      <style:text-properties fo:font-weight="bold" officeooo:rsid="03f64b1d" officeooo:paragraph-rsid="03f64b1d" style:font-weight-asian="bold" style:font-weight-complex="bold"/>
    </style:style>
    <style:style style:name="P14" style:family="paragraph" style:parent-style-name="Text_20_body" style:list-style-name="L1">
      <style:text-properties officeooo:paragraph-rsid="03f64b1d"/>
    </style:style>
    <style:style style:name="P15" style:family="paragraph" style:parent-style-name="Text_20_body">
      <style:text-properties fo:font-weight="normal" officeooo:rsid="03f64b1d" officeooo:paragraph-rsid="03f64b1d" style:font-weight-asian="normal" style:font-weight-complex="normal"/>
    </style:style>
    <style:style style:name="P16" style:family="paragraph" style:parent-style-name="Text_20_body" style:list-style-name="L2">
      <style:text-properties officeooo:paragraph-rsid="03f64b1d"/>
    </style:style>
    <style:style style:name="P17" style:family="paragraph" style:parent-style-name="Text_20_body">
      <style:text-properties fo:font-weight="bold" officeooo:rsid="03f81898" officeooo:paragraph-rsid="03fdd9e6" style:font-weight-asian="bold" style:font-weight-complex="bold"/>
    </style:style>
    <style:style style:name="P18" style:family="paragraph" style:parent-style-name="Text_20_body">
      <style:text-properties fo:font-weight="bold" officeooo:rsid="03f81898" officeooo:paragraph-rsid="03f81898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3f9b708" officeooo:paragraph-rsid="03fbdfe5" style:font-weight-asian="bold" style:font-weight-complex="bold"/>
    </style:style>
    <style:style style:name="P20" style:family="paragraph" style:parent-style-name="Text_20_body" style:list-style-name="L3">
      <style:text-properties fo:font-weight="bold" officeooo:rsid="03fbdfe5" officeooo:paragraph-rsid="03fbdfe5" style:font-weight-asian="bold" style:font-weight-complex="bold"/>
    </style:style>
    <style:style style:name="P21" style:family="paragraph" style:parent-style-name="Text_20_body" style:list-style-name="L3">
      <style:text-properties fo:font-weight="bold" officeooo:rsid="03fbdfe5" officeooo:paragraph-rsid="04011300" style:font-weight-asian="bold" style:font-weight-complex="bold"/>
    </style:style>
    <style:style style:name="P22" style:family="paragraph" style:parent-style-name="Heading_20_3">
      <style:text-properties officeooo:paragraph-rsid="03f3a8c0"/>
    </style:style>
    <style:style style:name="P23" style:family="paragraph" style:parent-style-name="Text_20_body">
      <style:text-properties fo:font-weight="bold" officeooo:rsid="04021666" officeooo:paragraph-rsid="04021666" style:font-weight-asian="bold" style:font-weight-complex="bold"/>
    </style:style>
    <style:style style:name="P24" style:family="paragraph" style:parent-style-name="Text_20_body">
      <style:text-properties fo:font-weight="bold" officeooo:rsid="04021666" officeooo:paragraph-rsid="0404259c" style:font-weight-asian="bold" style:font-weight-complex="bold"/>
    </style:style>
    <style:style style:name="P25" style:family="paragraph" style:parent-style-name="Text_20_body" style:list-style-name="L4">
      <style:text-properties fo:font-weight="bold" officeooo:rsid="0404259c" officeooo:paragraph-rsid="0404259c" style:font-weight-asian="bold" style:font-weight-complex="bold"/>
    </style:style>
    <style:style style:name="P26" style:family="paragraph" style:parent-style-name="Math" style:list-style-name="L4">
      <style:paragraph-properties fo:text-align="center" style:justify-single-word="false"/>
    </style:style>
    <style:style style:name="P27" style:family="paragraph" style:parent-style-name="Text_20_body">
      <style:text-properties fo:font-weight="bold" officeooo:rsid="0405414b" officeooo:paragraph-rsid="0405414b" style:font-weight-asian="bold" style:font-weight-complex="bold"/>
    </style:style>
    <style:style style:name="P28" style:family="paragraph" style:parent-style-name="Text_20_body">
      <style:text-properties fo:font-weight="bold" officeooo:rsid="04056321" officeooo:paragraph-rsid="04056321" style:font-weight-asian="bold" style:font-weight-complex="bold"/>
    </style:style>
    <style:style style:name="P29" style:family="paragraph" style:parent-style-name="Text_20_body" style:list-style-name="L5">
      <style:paragraph-properties fo:text-align="justify" style:justify-single-word="false"/>
    </style:style>
    <style:style style:name="P30" style:family="paragraph" style:parent-style-name="Math" style:list-style-name="L5">
      <style:paragraph-properties fo:text-align="center" style:justify-single-word="false"/>
    </style:style>
    <style:style style:name="P31" style:family="paragraph" style:parent-style-name="Text_20_body" style:list-style-name="L5">
      <style:paragraph-properties fo:text-align="justify" style:justify-single-word="false"/>
      <style:text-properties officeooo:paragraph-rsid="040610ad"/>
    </style:style>
    <style:style style:name="P32" style:family="paragraph" style:parent-style-name="Text_20_body">
      <style:text-properties fo:font-weight="bold" officeooo:rsid="04063529" officeooo:paragraph-rsid="04063529" style:font-weight-asian="bold" style:font-weight-complex="bold"/>
    </style:style>
    <style:style style:name="P33" style:family="paragraph" style:parent-style-name="Text_20_body">
      <style:text-properties fo:font-weight="bold" officeooo:rsid="04063529" officeooo:paragraph-rsid="0407b8f3" style:font-weight-asian="bold" style:font-weight-complex="bold"/>
    </style:style>
    <style:style style:name="P34" style:family="paragraph" style:parent-style-name="Text_20_body" style:list-style-name="L6">
      <style:paragraph-properties fo:text-align="justify" style:justify-single-word="false"/>
    </style:style>
    <style:style style:name="P35" style:family="paragraph" style:parent-style-name="Math" style:list-style-name="L6">
      <style:paragraph-properties fo:text-align="center" style:justify-single-word="false"/>
    </style:style>
    <style:style style:name="P36" style:family="paragraph" style:parent-style-name="Text_20_body">
      <style:text-properties fo:font-weight="bold" officeooo:rsid="0407e684" officeooo:paragraph-rsid="0407e684" style:font-weight-asian="bold" style:font-weight-complex="bold"/>
    </style:style>
    <style:style style:name="P37" style:family="paragraph" style:parent-style-name="Text_20_body">
      <style:text-properties officeooo:rsid="0407e684" officeooo:paragraph-rsid="0407e684"/>
    </style:style>
    <style:style style:name="P38" style:family="paragraph" style:parent-style-name="Text_20_body" style:list-style-name="L7">
      <style:paragraph-properties fo:text-align="justify" style:justify-single-word="false"/>
      <style:text-properties officeooo:paragraph-rsid="0409c5ec"/>
    </style:style>
    <style:style style:name="P39" style:family="paragraph" style:parent-style-name="Text_20_body" style:list-style-name="L7">
      <style:paragraph-properties fo:text-align="justify" style:justify-single-word="false"/>
      <style:text-properties officeooo:rsid="0409c5ec" officeooo:paragraph-rsid="0409c5ec"/>
    </style:style>
    <style:style style:name="P40" style:family="paragraph" style:parent-style-name="Text_20_body" style:list-style-name="L7">
      <style:paragraph-properties fo:text-align="justify" style:justify-single-word="false"/>
      <style:text-properties officeooo:paragraph-rsid="040b177a"/>
    </style:style>
    <style:style style:name="P41" style:family="paragraph" style:parent-style-name="Text_20_body" style:list-style-name="L7">
      <style:paragraph-properties fo:text-align="justify" style:justify-single-word="false"/>
      <style:text-properties officeooo:rsid="040d16c9" officeooo:paragraph-rsid="040d16c9"/>
    </style:style>
    <style:style style:name="P42" style:family="paragraph" style:parent-style-name="Text_20_body" style:list-style-name="L7">
      <style:paragraph-properties fo:text-align="justify" style:justify-single-word="false"/>
      <style:text-properties officeooo:rsid="040b177a" officeooo:paragraph-rsid="040d16c9"/>
    </style:style>
    <style:style style:name="P43" style:family="paragraph" style:parent-style-name="Text_20_body">
      <style:text-properties fo:font-weight="bold" officeooo:rsid="040e61eb" officeooo:paragraph-rsid="040e61eb" style:font-weight-asian="bold" style:font-weight-complex="bold"/>
    </style:style>
    <style:style style:name="P44" style:family="paragraph" style:parent-style-name="Text_20_body">
      <style:text-properties fo:font-weight="bold" officeooo:rsid="040e61eb" officeooo:paragraph-rsid="040ffcae" style:font-weight-asian="bold" style:font-weight-complex="bold"/>
    </style:style>
    <style:style style:name="P45" style:family="paragraph" style:parent-style-name="Text_20_body">
      <style:text-properties officeooo:rsid="040ffcae" officeooo:paragraph-rsid="040ffcae"/>
    </style:style>
    <style:style style:name="P46" style:family="paragraph" style:parent-style-name="Text_20_body" style:list-style-name="L8">
      <style:paragraph-properties fo:text-align="justify" style:justify-single-word="false"/>
      <style:text-properties officeooo:paragraph-rsid="041011ae"/>
    </style:style>
    <style:style style:name="P47" style:family="paragraph" style:parent-style-name="Math" style:list-style-name="L8">
      <style:paragraph-properties fo:text-align="center" style:justify-single-word="false"/>
    </style:style>
    <style:style style:name="P48" style:family="paragraph" style:parent-style-name="Text_20_body" style:list-style-name="L8">
      <style:paragraph-properties fo:text-align="justify" style:justify-single-word="false"/>
      <style:text-properties officeooo:paragraph-rsid="0411f750"/>
    </style:style>
    <style:style style:name="P49" style:family="paragraph" style:parent-style-name="Text_20_body">
      <style:text-properties officeooo:rsid="0412a997" officeooo:paragraph-rsid="0412a997"/>
    </style:style>
    <style:style style:name="P50" style:family="paragraph" style:parent-style-name="Text_20_body">
      <style:text-properties fo:font-weight="bold" officeooo:rsid="0412a997" officeooo:paragraph-rsid="0412a997" style:font-weight-asian="bold" style:font-weight-complex="bold"/>
    </style:style>
    <style:style style:name="P51" style:family="paragraph" style:parent-style-name="Text_20_body">
      <style:text-properties fo:font-weight="bold" officeooo:rsid="0412a997" officeooo:paragraph-rsid="0416dba8" style:font-weight-asian="bold" style:font-weight-complex="bold"/>
    </style:style>
    <style:style style:name="P52" style:family="paragraph" style:parent-style-name="Text_20_body">
      <style:text-properties fo:font-weight="bold" officeooo:rsid="0412a997" officeooo:paragraph-rsid="041455ac" style:font-weight-asian="bold" style:font-weight-complex="bold"/>
    </style:style>
    <style:style style:name="P53" style:family="paragraph" style:parent-style-name="Text_20_body">
      <style:text-properties officeooo:rsid="041455ac" officeooo:paragraph-rsid="041455ac"/>
    </style:style>
    <style:style style:name="P54" style:family="paragraph" style:parent-style-name="Text_20_body" style:list-style-name="L9">
      <style:paragraph-properties fo:text-align="justify" style:justify-single-word="false"/>
      <style:text-properties officeooo:paragraph-rsid="041455ac"/>
    </style:style>
    <style:style style:name="P55" style:family="paragraph" style:parent-style-name="Math" style:list-style-name="L9">
      <style:paragraph-properties fo:text-align="center" style:justify-single-word="false"/>
    </style:style>
    <style:style style:name="P56" style:family="paragraph" style:parent-style-name="Text_20_body" style:list-style-name="L9">
      <style:text-properties officeooo:rsid="041455ac" officeooo:paragraph-rsid="041455ac"/>
    </style:style>
    <style:style style:name="P57" style:family="paragraph" style:parent-style-name="Text_20_body" style:list-style-name="L9">
      <style:paragraph-properties fo:text-align="justify" style:justify-single-word="false"/>
      <style:text-properties officeooo:paragraph-rsid="0415902e"/>
    </style:style>
    <style:style style:name="P58" style:family="paragraph" style:parent-style-name="Math" style:list-style-name="L9">
      <style:text-properties officeooo:paragraph-rsid="0415902e"/>
    </style:style>
    <style:style style:name="P59" style:family="paragraph" style:parent-style-name="Text_20_body" style:list-style-name="L9">
      <style:text-properties officeooo:rsid="0415902e" officeooo:paragraph-rsid="0415902e"/>
    </style:style>
    <style:style style:name="P60" style:family="paragraph" style:parent-style-name="Text_20_body">
      <style:paragraph-properties fo:text-align="justify" style:justify-single-word="false"/>
      <style:text-properties officeooo:rsid="0416dba8" officeooo:paragraph-rsid="0416dba8"/>
    </style:style>
    <style:style style:name="P61" style:family="paragraph" style:parent-style-name="Text_20_body">
      <style:text-properties fo:font-weight="bold" officeooo:rsid="0412e880" officeooo:paragraph-rsid="0412e880" style:font-weight-asian="bold" style:font-weight-complex="bold"/>
    </style:style>
    <style:style style:name="P62" style:family="paragraph" style:parent-style-name="Text_20_body">
      <style:text-properties fo:font-weight="bold" officeooo:rsid="041455ac" officeooo:paragraph-rsid="0416dba8" style:font-weight-asian="bold" style:font-weight-complex="bold"/>
    </style:style>
    <style:style style:name="P63" style:family="paragraph" style:parent-style-name="Text_20_body">
      <style:text-properties fo:font-weight="bold" officeooo:rsid="0416dba8" officeooo:paragraph-rsid="0416dba8" style:font-weight-asian="bold" style:font-weight-complex="bold"/>
    </style:style>
    <style:style style:name="P64" style:family="paragraph" style:parent-style-name="Text_20_body">
      <style:text-properties fo:font-weight="bold" officeooo:rsid="0417ac7f" officeooo:paragraph-rsid="0417ac7f" style:font-weight-asian="bold" style:font-weight-complex="bold"/>
    </style:style>
    <style:style style:name="P65" style:family="paragraph" style:parent-style-name="Text_20_body">
      <style:text-properties officeooo:rsid="04182f50" officeooo:paragraph-rsid="04182f50"/>
    </style:style>
    <style:style style:name="P66" style:family="paragraph" style:parent-style-name="Text_20_body" style:list-style-name="L10">
      <style:paragraph-properties fo:text-align="justify" style:justify-single-word="false"/>
      <style:text-properties officeooo:paragraph-rsid="0418519d"/>
    </style:style>
    <style:style style:name="P67" style:family="paragraph" style:parent-style-name="Text_20_body" style:list-style-name="L10">
      <style:paragraph-properties fo:text-align="justify" style:justify-single-word="false"/>
      <style:text-properties officeooo:paragraph-rsid="0419bb22"/>
    </style:style>
    <style:style style:name="P68" style:family="paragraph" style:parent-style-name="Text_20_body">
      <style:text-properties officeooo:paragraph-rsid="041a791d"/>
    </style:style>
    <style:style style:name="P69" style:family="paragraph" style:parent-style-name="Text_20_body">
      <style:text-properties fo:font-weight="bold" officeooo:rsid="041a791d" officeooo:paragraph-rsid="041a791d" style:font-weight-asian="bold" style:font-weight-complex="bold"/>
    </style:style>
    <style:style style:name="P70" style:family="paragraph" style:parent-style-name="Text_20_body">
      <style:text-properties fo:font-weight="bold" officeooo:rsid="041becc1" officeooo:paragraph-rsid="041becc1" style:font-weight-asian="bold" style:font-weight-complex="bold"/>
    </style:style>
    <style:style style:name="P71" style:family="paragraph" style:parent-style-name="Text_20_body">
      <style:text-properties officeooo:rsid="03fd41c8" officeooo:paragraph-rsid="041becc1"/>
    </style:style>
    <style:style style:name="P72" style:family="paragraph" style:parent-style-name="Text_20_body">
      <style:text-properties officeooo:paragraph-rsid="043184b1"/>
    </style:style>
    <style:style style:name="P73" style:family="paragraph" style:parent-style-name="Math">
      <style:paragraph-properties fo:text-align="center" style:justify-single-word="false"/>
      <style:text-properties officeooo:paragraph-rsid="041becc1"/>
    </style:style>
    <style:style style:name="P74" style:family="paragraph" style:parent-style-name="Text_20_body">
      <style:text-properties officeooo:rsid="04009f97" officeooo:paragraph-rsid="041becc1"/>
    </style:style>
    <style:style style:name="P75" style:family="paragraph" style:parent-style-name="Text_20_body">
      <style:paragraph-properties fo:text-align="justify" style:justify-single-word="false" style:writing-mode="lr-tb"/>
      <style:text-properties officeooo:paragraph-rsid="041becc1"/>
    </style:style>
    <style:style style:name="P76" style:family="paragraph" style:parent-style-name="Text_20_body">
      <style:text-properties fo:font-weight="bold" officeooo:rsid="041eb1eb" officeooo:paragraph-rsid="042409ea" style:font-weight-asian="bold" style:font-weight-complex="bold"/>
    </style:style>
    <style:style style:name="P77" style:family="paragraph" style:parent-style-name="Text_20_body">
      <style:text-properties fo:font-weight="bold" officeooo:rsid="041eb1eb" officeooo:paragraph-rsid="041eb1eb" style:font-weight-asian="bold" style:font-weight-complex="bold"/>
    </style:style>
    <style:style style:name="P78" style:family="paragraph" style:parent-style-name="Text_20_body">
      <style:text-properties officeooo:rsid="04208608" officeooo:paragraph-rsid="04208608"/>
    </style:style>
    <style:style style:name="P79" style:family="paragraph" style:parent-style-name="Text_20_body" style:list-style-name="L11">
      <style:paragraph-properties fo:text-align="justify" style:justify-single-word="false"/>
      <style:text-properties officeooo:paragraph-rsid="04208608"/>
    </style:style>
    <style:style style:name="P80" style:family="paragraph" style:parent-style-name="Text_20_body" style:list-style-name="L11">
      <style:paragraph-properties fo:text-align="justify" style:justify-single-word="false"/>
      <style:text-properties officeooo:paragraph-rsid="04228f28"/>
    </style:style>
    <style:style style:name="P81" style:family="paragraph" style:parent-style-name="Math" style:list-style-name="L11">
      <style:paragraph-properties fo:text-align="center" style:justify-single-word="false"/>
    </style:style>
    <style:style style:name="P82" style:family="paragraph" style:parent-style-name="Text_20_body" style:list-style-name="L11">
      <style:text-properties officeooo:rsid="04228f28" officeooo:paragraph-rsid="04228f28"/>
    </style:style>
    <style:style style:name="P83" style:family="paragraph" style:parent-style-name="Text_20_body">
      <style:text-properties fo:font-weight="bold" officeooo:rsid="042409ea" officeooo:paragraph-rsid="042409ea" style:font-weight-asian="bold" style:font-weight-complex="bold"/>
    </style:style>
    <style:style style:name="P84" style:family="paragraph" style:parent-style-name="Text_20_body" style:list-style-name="L12">
      <style:text-properties fo:font-weight="bold" officeooo:rsid="042409ea" officeooo:paragraph-rsid="04259b22" style:font-weight-asian="bold" style:font-weight-complex="bold"/>
    </style:style>
    <style:style style:name="P85" style:family="paragraph" style:parent-style-name="Text_20_body" style:list-style-name="L12">
      <style:text-properties fo:font-weight="bold" officeooo:rsid="04266fc4" officeooo:paragraph-rsid="04266fc4" style:font-weight-asian="bold" style:font-weight-complex="bold"/>
    </style:style>
    <style:style style:name="P86" style:family="paragraph" style:parent-style-name="Math" style:list-style-name="L12">
      <style:paragraph-properties fo:text-align="center" style:justify-single-word="false"/>
    </style:style>
    <style:style style:name="P87" style:family="paragraph" style:parent-style-name="Text_20_body" style:list-style-name="L12">
      <style:text-properties officeooo:rsid="04266fc4" officeooo:paragraph-rsid="04266fc4"/>
    </style:style>
    <style:style style:name="P88" style:family="paragraph" style:parent-style-name="Text_20_body" style:list-style-name="L12">
      <style:text-properties officeooo:rsid="04266fc4" officeooo:paragraph-rsid="042794ef"/>
    </style:style>
    <style:style style:name="P89" style:family="paragraph" style:parent-style-name="Text_20_body" style:list-style-name="L12">
      <style:text-properties officeooo:rsid="0426f648" officeooo:paragraph-rsid="0426f648"/>
    </style:style>
    <style:style style:name="P90" style:family="paragraph" style:parent-style-name="Text_20_body" style:list-style-name="L12">
      <style:text-properties officeooo:rsid="0426f648" officeooo:paragraph-rsid="042794ef"/>
    </style:style>
    <style:style style:name="P91" style:family="paragraph" style:parent-style-name="Text_20_body" style:list-style-name="L12">
      <style:text-properties officeooo:rsid="042a5ec4" officeooo:paragraph-rsid="042a5ec4"/>
    </style:style>
    <style:style style:name="P92" style:family="paragraph" style:parent-style-name="Text_20_body" style:list-style-name="L12">
      <style:text-properties officeooo:rsid="042a5ec4" officeooo:paragraph-rsid="042be68f"/>
    </style:style>
    <style:style style:name="P93" style:family="paragraph" style:parent-style-name="Text_20_body" style:list-style-name="L12">
      <style:text-properties officeooo:paragraph-rsid="042cd012"/>
    </style:style>
    <style:style style:name="P94" style:family="paragraph" style:parent-style-name="Text_20_body">
      <style:text-properties fo:font-weight="bold" officeooo:rsid="042f2388" officeooo:paragraph-rsid="042f2388" style:font-weight-asian="bold" style:font-weight-complex="bold"/>
    </style:style>
    <style:style style:name="P95" style:family="paragraph" style:parent-style-name="Text_20_body" style:list-style-name="L13">
      <style:text-properties fo:font-weight="bold" officeooo:rsid="042f2388" officeooo:paragraph-rsid="042f2388" style:font-weight-asian="bold" style:font-weight-complex="bold"/>
    </style:style>
    <style:style style:name="P96" style:family="paragraph" style:parent-style-name="Text_20_body">
      <style:text-properties fo:font-weight="bold" officeooo:rsid="042fa71e" officeooo:paragraph-rsid="042fa71e" style:font-weight-asian="bold" style:font-weight-complex="bold"/>
    </style:style>
    <style:style style:name="P97" style:family="paragraph" style:parent-style-name="Text_20_body" style:list-style-name="L14">
      <style:text-properties officeooo:paragraph-rsid="042fa71e"/>
    </style:style>
    <style:style style:name="P98" style:family="paragraph" style:parent-style-name="Text_20_body" style:list-style-name="L15">
      <style:paragraph-properties fo:text-align="justify" style:justify-single-word="false"/>
      <style:text-properties officeooo:rsid="042fa71e" officeooo:paragraph-rsid="0430369f"/>
    </style:style>
    <style:style style:name="P99" style:family="paragraph" style:parent-style-name="Text_20_body" style:list-style-name="L15">
      <style:paragraph-properties fo:text-align="justify" style:justify-single-word="false"/>
      <style:text-properties officeooo:paragraph-rsid="042fa71e"/>
    </style:style>
    <style:style style:name="P100" style:family="paragraph" style:parent-style-name="Math" style:list-style-name="L15">
      <style:paragraph-properties fo:text-align="center" style:justify-single-word="false"/>
    </style:style>
    <style:style style:name="P101" style:family="paragraph" style:parent-style-name="Text_20_body">
      <style:paragraph-properties fo:text-align="center" style:justify-single-word="false" fo:break-before="page" style:writing-mode="rl-tb"/>
      <style:text-properties fo:font-weight="bold" officeooo:rsid="043184b1" officeooo:paragraph-rsid="043184b1" style:font-weight-asian="bold" style:font-weight-complex="bold"/>
    </style:style>
    <style:style style:name="T1" style:family="text">
      <style:text-properties officeooo:rsid="04370560"/>
    </style:style>
    <style:style style:name="T2" style:family="text">
      <style:text-properties officeooo:rsid="03f3a8c0"/>
    </style:style>
    <style:style style:name="T3" style:family="text">
      <style:text-properties officeooo:rsid="03f3f695"/>
    </style:style>
    <style:style style:name="T4" style:family="text">
      <style:text-properties officeooo:rsid="0434243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43254ec" style:font-weight-asian="normal" style:font-weight-complex="normal"/>
    </style:style>
    <style:style style:name="T7" style:family="text">
      <style:text-properties fo:font-weight="normal" officeooo:rsid="03f5d011" style:font-weight-asian="normal" style:font-weight-complex="normal"/>
    </style:style>
    <style:style style:name="T8" style:family="text">
      <style:text-properties fo:font-weight="bold" officeooo:rsid="03f3f695" style:font-weight-asian="bold" style:font-weight-complex="bold"/>
    </style:style>
    <style:style style:name="T9" style:family="text">
      <style:text-properties officeooo:rsid="043325d0"/>
    </style:style>
    <style:style style:name="T10" style:family="text">
      <style:text-properties officeooo:rsid="04338980"/>
    </style:style>
    <style:style style:name="T11" style:family="text">
      <style:text-properties fo:color="#c9211e" loext:opacity="100%" officeooo:rsid="04338980"/>
    </style:style>
    <style:style style:name="T12" style:family="text">
      <style:text-properties officeooo:rsid="0435b0ba"/>
    </style:style>
    <style:style style:name="T13" style:family="text">
      <style:text-properties fo:font-weight="normal" officeooo:rsid="03f54cac" style:font-weight-asian="normal" style:font-weight-complex="normal"/>
    </style:style>
    <style:style style:name="T14" style:family="text">
      <style:text-properties officeooo:rsid="03f5fbc8"/>
    </style:style>
    <style:style style:name="T15" style:family="text">
      <style:text-properties fo:font-weight="normal" officeooo:rsid="03f5fbc8" style:font-weight-asian="normal" style:font-weight-complex="normal"/>
    </style:style>
    <style:style style:name="T16" style:family="text">
      <style:text-properties fo:font-weight="bold" officeooo:rsid="03f5d011" style:font-weight-asian="bold" style:font-weight-complex="bold"/>
    </style:style>
    <style:style style:name="T17" style:family="text">
      <style:text-properties officeooo:rsid="03f5d011"/>
    </style:style>
    <style:style style:name="T18" style:family="text">
      <style:text-properties officeooo:rsid="03f64b1d"/>
    </style:style>
    <style:style style:name="T19" style:family="text">
      <style:text-properties fo:color="#c9211e" loext:opacity="100%" officeooo:rsid="03f5fbc8"/>
    </style:style>
    <style:style style:name="T20" style:family="text">
      <style:text-properties fo:font-weight="normal" officeooo:rsid="03f64b1d" style:font-weight-asian="normal" style:font-weight-complex="normal"/>
    </style:style>
    <style:style style:name="T21" style:family="text">
      <style:text-properties fo:color="#c9211e" loext:opacity="100%" fo:font-weight="normal" officeooo:rsid="03f64b1d" style:font-weight-asian="normal" style:font-weight-complex="normal"/>
    </style:style>
    <style:style style:name="T22" style:family="text">
      <style:text-properties fo:color="#c9211e" loext:opacity="100%"/>
    </style:style>
    <style:style style:name="T23" style:family="text">
      <style:text-properties fo:color="#c9211e" loext:opacity="100%" fo:font-weight="normal" style:font-weight-asian="normal" style:font-weight-complex="normal"/>
    </style:style>
    <style:style style:name="T24" style:family="text">
      <style:text-properties fo:font-weight="normal" officeooo:rsid="03fdd9e6" style:font-weight-asian="normal" style:font-weight-complex="normal"/>
    </style:style>
    <style:style style:name="T25" style:family="text">
      <style:text-properties fo:font-weight="normal" officeooo:rsid="03f9fa15" style:font-weight-asian="normal" style:font-weight-complex="normal"/>
    </style:style>
    <style:style style:name="T26" style:family="text">
      <style:text-properties fo:font-weight="normal" officeooo:rsid="03fbdfe5" style:font-weight-asian="normal" style:font-weight-complex="normal"/>
    </style:style>
    <style:style style:name="T27" style:family="text">
      <style:text-properties fo:font-weight="normal" officeooo:rsid="03ff5299" style:font-weight-asian="normal" style:font-weight-complex="normal"/>
    </style:style>
    <style:style style:name="T28" style:family="text">
      <style:text-properties fo:font-weight="normal" officeooo:rsid="04011300" style:font-weight-asian="normal" style:font-weight-complex="normal"/>
    </style:style>
    <style:style style:name="T29" style:family="text">
      <style:text-properties fo:color="#c9211e" loext:opacity="100%" fo:font-weight="normal" officeooo:rsid="04011300" style:font-weight-asian="normal" style:font-weight-complex="normal"/>
    </style:style>
    <style:style style:name="T30" style:family="text">
      <style:text-properties fo:font-weight="normal" officeooo:rsid="0404259c" style:font-weight-asian="normal" style:font-weight-complex="normal"/>
    </style:style>
    <style:style style:name="T31" style:family="text">
      <style:text-properties fo:font-weight="normal" officeooo:rsid="0407b8f3" style:font-weight-asian="normal" style:font-weight-complex="normal"/>
    </style:style>
    <style:style style:name="T32" style:family="text">
      <style:text-properties officeooo:rsid="0409c5ec"/>
    </style:style>
    <style:style style:name="T33" style:family="text">
      <style:text-properties officeooo:rsid="040a9048"/>
    </style:style>
    <style:style style:name="T34" style:family="text">
      <style:text-properties officeooo:rsid="040b177a"/>
    </style:style>
    <style:style style:name="T35" style:family="text">
      <style:text-properties fo:font-weight="normal" officeooo:rsid="040ffcae" style:font-weight-asian="normal" style:font-weight-complex="normal"/>
    </style:style>
    <style:style style:name="T36" style:family="text">
      <style:text-properties officeooo:rsid="041011ae"/>
    </style:style>
    <style:style style:name="T37" style:family="text">
      <style:text-properties officeooo:rsid="041455ac"/>
    </style:style>
    <style:style style:name="T38" style:family="text">
      <style:text-properties fo:font-weight="normal" officeooo:rsid="041455ac" style:font-weight-asian="normal" style:font-weight-complex="normal"/>
    </style:style>
    <style:style style:name="T39" style:family="text">
      <style:text-properties officeooo:rsid="04154ac9"/>
    </style:style>
    <style:style style:name="T40" style:family="text">
      <style:text-properties fo:font-weight="normal" officeooo:rsid="0417ac7f" style:font-weight-asian="normal" style:font-weight-complex="normal"/>
    </style:style>
    <style:style style:name="T41" style:family="text">
      <style:text-properties officeooo:rsid="0418519d"/>
    </style:style>
    <style:style style:name="T42" style:family="text">
      <style:text-properties fo:color="#c9211e" loext:opacity="100%" officeooo:rsid="0418519d"/>
    </style:style>
    <style:style style:name="T43" style:family="text">
      <style:text-properties officeooo:rsid="0419bb22"/>
    </style:style>
    <style:style style:name="T44" style:family="text">
      <style:text-properties fo:font-weight="bold" officeooo:rsid="041a791d" style:font-weight-asian="bold" style:font-weight-complex="bold"/>
    </style:style>
    <style:style style:name="T45" style:family="text">
      <style:text-properties fo:font-weight="normal" officeooo:rsid="043184b1" style:font-weight-asian="normal" style:font-weight-complex="normal"/>
    </style:style>
    <style:style style:name="T46" style:family="text">
      <style:text-properties officeooo:rsid="04009f97"/>
    </style:style>
    <style:style style:name="T47" style:family="text">
      <style:text-properties officeooo:rsid="043184b1"/>
    </style:style>
    <style:style style:name="T48" style:family="text">
      <style:text-properties fo:font-weight="normal" officeooo:rsid="04208608" style:font-weight-asian="normal" style:font-weight-complex="normal"/>
    </style:style>
    <style:style style:name="T49" style:family="text">
      <style:text-properties officeooo:rsid="04208608"/>
    </style:style>
    <style:style style:name="T50" style:family="text">
      <style:text-properties officeooo:rsid="04228f28"/>
    </style:style>
    <style:style style:name="T51" style:family="text">
      <style:text-properties fo:font-weight="normal" officeooo:rsid="04266fc4" style:font-weight-asian="normal" style:font-weight-complex="normal"/>
    </style:style>
    <style:style style:name="T52" style:family="text">
      <style:text-properties fo:font-weight="normal" officeooo:rsid="04259b22" style:font-weight-asian="normal" style:font-weight-complex="normal"/>
    </style:style>
    <style:style style:name="T53" style:family="text">
      <style:text-properties officeooo:rsid="043254ec"/>
    </style:style>
    <style:style style:name="T54" style:family="text">
      <style:text-properties officeooo:rsid="042794ef"/>
    </style:style>
    <style:style style:name="T55" style:family="text">
      <style:text-properties officeooo:rsid="0426f648"/>
    </style:style>
    <style:style style:name="T56" style:family="text">
      <style:text-properties officeooo:rsid="042be68f"/>
    </style:style>
    <style:style style:name="T57" style:family="text">
      <style:text-properties officeooo:rsid="042cd012"/>
    </style:style>
    <style:style style:name="T58" style:family="text">
      <style:text-properties fo:color="#c9211e" loext:opacity="100%" officeooo:rsid="042cd012"/>
    </style:style>
    <style:style style:name="T59" style:family="text">
      <style:text-properties fo:font-weight="normal" officeooo:rsid="042fa71e" style:font-weight-asian="normal" style:font-weight-complex="normal"/>
    </style:style>
    <style:style style:name="T60" style:family="text">
      <style:text-properties fo:font-weight="normal" officeooo:rsid="0430369f" style:font-weight-asian="normal" style:font-weight-complex="normal"/>
    </style:style>
    <style:style style:name="T61" style:family="text">
      <style:text-properties fo:color="#c9211e" loext:opacity="100%" fo:font-weight="normal" officeooo:rsid="0430369f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Title">מתמטיקה בדידה – שחר פרץ – תרגיל בית 9</text:p>
      <text:h text:style-name="P1" text:outline-level="2">מידע כללי</text:h>
      <text:p text:style-name="P2">מגיש: שחר פרץ</text:p>
      <text:p text:style-name="P2">תאריך הגשה: 1<text:span text:style-name="T1">6</text:span>.1.2024</text:p>
      <text:p text:style-name="P3">~~~ תרגיל בית 9 ~~~</text:p>
      <text:h text:style-name="Heading_20_2" text:outline-level="2">שאלה <text:span text:style-name="T2">1</text:span></text:h>
      <text:h text:style-name="Heading_20_3" text:outline-level="3">סעיף א’ <text:span text:style-name="T3">– </text:span><text:span text:style-name="T4">סתירה</text:span></text:h>
      <text:p text:style-name="P4">נתון: <text:span text:style-name="T5"><draw:g text:anchor-type="as-char" svg:y="-0.1075in" draw:z-index="0" draw:name="Shape1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הפיכה משמאל</text:span></text:p>
      <text:p text:style-name="P4">צ.ל.: <text:span text:style-name="T6">להפריך </text:span><text:span text:style-name="T7">את </text:span><text:span text:style-name="T5">יחידות ההופכית משמאל של </text:span><text:span text:style-name="T5"><draw:g text:anchor-type="as-char" svg:y="-0.1075in" draw:z-index="1" draw:name="Shape2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/text:p>
      <text:p text:style-name="P7"><text:span text:style-name="T8">הוכחה: </text:span><text:span text:style-name="T7">תהי פונקציה </text:span><text:span text:style-name="T7"><draw:g text:anchor-type="as-char" svg:y="-0.1091in" draw:z-index="6" draw:name="Shape3" draw:style-name="gr1"><svg:title>TexMaths</svg:title><svg:desc>11§display§f \colon A \to B§svg§600§FALSE§</svg:desc><draw:path draw:style-name="gr2" draw:text-style-name="P5" svg:width="0.65in" svg:height="0.1232in" svg:x="-0.0004in" svg:y="0.0079in" svg:viewBox="0 0 1652 314" svg:d="M0 0c551 0 1101 0 1652 0 0 104 0 210 0 314-551 0-1101 0-1652 0 0-104 0-210 0-314z"><text:p/></draw:path><draw:path draw:style-name="gr3" draw:text-style-name="P6" svg:width="0.0752in" svg:height="0.137in" svg:x="0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4 72-1 0-11 0-18-6 18-1 21-15 21-21 0-9-6-13-14-13-10 0-21 8-21 23 0 17 16 26 32 26 22 0 37-23 44-37 12-24 21-71 22-74 8-40 15-80 23-120z"><text:p/></draw:path><draw:path draw:style-name="gr3" draw:text-style-name="P6" svg:width="0.0157in" svg:height="0.065in" svg:x="0.1126in" svg:y="0.0433in" svg:viewBox="0 0 41 166" svg:d="M41 21c0-12-9-21-20-21-12 0-21 9-21 21 0 11 9 20 21 20 11 0 20-9 20-20zM41 146c0-12-9-21-20-21-12 0-21 9-21 21 0 11 9 20 21 20 11 0 20-9 20-20z"><text:p/></draw:path><draw:path draw:style-name="gr3" draw:text-style-name="P6" svg:width="0.1039in" svg:height="0.1079in" svg:x="0.198in" svg:y="0in" svg:viewBox="0 0 265 275" svg:d="M55 231c-15 25-30 30-47 32-5 1-8 1-8 7 0 2 2 5 4 5 11 0 23-2 34-2 13 0 26 2 39 2 2 0 7 0 7-8 0-3-4-4-6-4-9 0-19-4-19-14 0-4 3-8 6-14 10-16 20-33 30-49 31 0 64 0 96 0 1 7 7 60 7 64 0 11-21 13-29 13-5 0-8 0-8 7 0 5 4 5 5 5 15 0 32-2 48-2 10 0 35 2 43 2 4 0 8 0 8-8 0-4-4-4-9-4-24 0-24-3-25-14-8-80-17-160-24-240 0-8 0-9-7-9-6 0-8 2-10 7-45 74-90 149-135 224zM102 175c26-43 51-86 76-128 5 42 8 85 12 128-29 0-58 0-88 0z"><text:p/></draw:path><draw:path draw:style-name="gr3" draw:text-style-name="P6" svg:width="0.1346in" svg:height="0.0783in" svg:x="0.3571in" svg:y="0.0311in" svg:viewBox="0 0 343 200" svg:d="M301 108c-22 16-32 33-35 37-17 26-21 49-21 51 0 4 6 4 8 4 7 0 8-1 9-8 9-36 32-69 76-87 4-1 5-3 5-5 0-3-2-3-3-3-17-7-64-27-78-92-1-4-2-5-9-5-2 0-8 0-8 4 0 1 4 26 20 51 8 12 19 25 36 37-95 0-191 0-287 0-7 0-14 0-14 8s7 8 14 8c96 0 192 0 287 0z"><text:p/></draw:path><draw:path draw:style-name="gr3" draw:text-style-name="P6" svg:width="0.1083in" svg:height="0.1024in" svg:x="0.5492in" svg:y="0.0051in" svg:viewBox="0 0 276 261" svg:d="M46 232c-4 14-5 17-35 17-7 0-11 0-11 8 0 4 3 4 11 4 46 0 91 0 137 0 62 0 107-45 107-83 0-26-22-48-59-53 39-7 80-36 80-72 0-29-25-53-71-53-43 0-87 0-130 0-8 0-12 0-12 8 0 3 4 3 11 3 1 0 8 0 15 1s10 1 10 7c0 1 0 2-1 6-18 69-34 139-52 207zM104 122c8-32 16-64 24-96 4-14 4-15 20-15 17 0 35 0 51 0 34 0 42 23 42 41 0 33-33 70-80 70-19 0-38 0-57 0zM87 249c-6 0-7 0-9 0-3 0-4-1-4-4 0-1 0-1 1-9 9-35 18-71 27-106 24 0 49 0 73 0 37 0 44 28 44 45 0 37-34 74-79 74-18 0-36 0-53 0z"><text:p/></draw:path></draw:g></text:span><text:span text:style-name="T7"><text:s/>הפיכה משמאל, ויהיו </text:span><text:span text:style-name="T7"><draw:g text:anchor-type="as-char" svg:y="-0.1083in" draw:z-index="7" draw:name="Shape4" draw:style-name="gr1"><svg:title>TexMaths</svg:title><svg:desc>11§display§g_1, g_2 \colon B \to A§svg§600§FALSE§</svg:desc><draw:path draw:style-name="gr2" draw:text-style-name="P5" svg:width="0.9118in" svg:height="0.1232in" svg:x="0.0051in" svg:y="0.0075in" svg:viewBox="0 0 2317 314" svg:d="M1159 314c-387 0-773 0-1159 0 0-104 0-210 0-314 772 0 1545 0 2317 0 0 104 0 210 0 314-386 0-772 0-1158 0z"><text:p/></draw:path><draw:path draw:style-name="gr3" draw:text-style-name="P6" svg:width="0.0697in" svg:height="0.0972in" svg:x="-0.0004in" svg:y="0.0409in" svg:viewBox="0 0 178 248" svg:d="M177 25c0-2 1-4 1-6 0-7-5-11-11-11-4 0-14 3-16 16-7-14-20-24-37-24-44 0-91 54-91 110 0 37 23 60 52 60 22 0 40-17 44-22h1c-9 34-9 33-13 50-1 3-15 42-56 42-7 0-20 0-31-4 12-4 16-14 16-21 0-5-4-13-15-13-8 0-21 7-21 22 0 17 14 24 52 24 48 0 76-30 82-53 14-57 29-114 43-170zM126 121c-2 10-11 20-19 27s-20 14-31 14c-20 0-25-20-25-36 0-18 11-63 20-83 11-19 28-34 44-34 26 0 31 31 31 33s-1 4-1 5c-6 24-12 49-19 74z"><text:p/></draw:path><draw:path draw:style-name="gr3" draw:text-style-name="P6" svg:width="0.0382in" svg:height="0.0701in" svg:x="0.0819in" svg:y="0.0606in" svg:viewBox="0 0 98 179" svg:d="M60 8c0-8 0-8-7-8-18 16-42 16-53 16 0 4 0 7 0 10 5 0 24 0 38-7 0 45 0 91 0 137 0 10 0 13-26 13-3 0-8 0-11 0 0 4 0 7 0 10 6-1 39-1 48-1s43 0 49 1c0-3 0-6 0-10-3 0-7 0-10 0-28 0-28-3-28-13 0-49 0-99 0-148z"><text:p/></draw:path><draw:path draw:style-name="gr3" draw:text-style-name="P6" svg:width="0.0173in" svg:height="0.0449in" svg:x="0.1516in" svg:y="0.0929in" svg:viewBox="0 0 45 115" svg:d="M45 41c0-26-10-41-25-41-12 0-20 10-20 20 0 11 8 21 20 21 4 0 10-1 13-6 1 0 1-1 2-1s1 1 1 7c0 28-13 51-26 63-5 5-5 6-5 7 0 2 3 4 5 4 4 0 35-29 35-74z"><text:p/></draw:path><draw:path draw:style-name="gr3" draw:text-style-name="P6" svg:width="0.0693in" svg:height="0.0972in" svg:x="0.2083in" svg:y="0.0409in" svg:viewBox="0 0 177 248" svg:d="M176 25c0-2 1-4 1-6 0-7-4-11-11-11-4 0-14 3-16 16-7-14-20-24-36-24-44 0-92 54-92 110 0 37 23 60 52 60 22 0 40-17 45-22-9 34-9 33-13 50-2 3-15 42-55 42-8 0-21 0-31-4 11-4 15-14 15-21 0-5-4-13-14-13-9 0-21 7-21 22 0 17 14 24 51 24 48 0 77-30 82-53 14-57 29-114 43-170zM125 121c-2 10-11 20-19 27s-20 14-31 14c-20 0-26-20-26-36 0-18 11-63 22-83 10-19 27-34 43-34 26 0 31 31 31 33s-1 4-1 5c-7 24-12 49-19 74z"><text:p/></draw:path><draw:path draw:style-name="gr3" draw:text-style-name="P6" svg:width="0.0469in" svg:height="0.0701in" svg:x="0.285in" svg:y="0.0606in" svg:viewBox="0 0 120 179" svg:d="M120 130c-3 0-6 0-9 0-1 5-3 22-8 24-2 2-23 2-26 2-17 0-33 0-50 0 29-25 38-33 54-45 20-16 39-33 39-58 0-33-29-53-63-53s-57 23-57 48c0 14 12 15 14 15 7 0 15-5 15-15 0-4-2-14-16-14 9-19 27-24 40-24 26 0 40 21 40 43 0 23-16 42-25 51-22 21-43 42-65 64-3 2-3 3-3 11 37 0 75 0 112 0 2-16 6-33 8-49z"><text:p/></draw:path><draw:path draw:style-name="gr3" draw:text-style-name="P6" svg:width="0.0157in" svg:height="0.065in" svg:x="0.3768in" svg:y="0.0429in" svg:viewBox="0 0 41 166" svg:d="M41 21c0-12-10-21-21-21-12 0-20 9-20 21 0 11 8 20 20 20 11 0 21-9 21-20zM41 145c0-11-10-20-21-20-12 0-20 8-20 20 0 11 8 21 20 21 11 0 21-9 21-21z"><text:p/></draw:path><draw:path draw:style-name="gr3" draw:text-style-name="P6" svg:width="0.1083in" svg:height="0.1028in" svg:x="0.4626in" svg:y="0.0047in" svg:viewBox="0 0 276 262" svg:d="M45 232c-3 14-4 17-35 17-7 0-10 0-10 8 0 5 3 5 10 5 46 0 92 0 138 0 61 0 107-46 107-83 0-27-23-49-60-54 40-7 81-36 81-72 0-29-25-53-73-53-42 0-86 0-129 0-7 0-11 0-11 8 0 4 3 4 11 4 1 0 7 0 14 0 8 1 11 1 11 7 0 1-1 2-2 7-18 69-34 138-52 206zM103 122c8-32 17-64 25-96 3-13 4-14 20-14 17 0 33 0 50 0 34 0 43 22 43 40 0 34-33 70-80 70-19 0-39 0-58 0zM87 249c-6 0-7 0-9 0-4-1-5-1-5-4 0-1 0-1 2-9 9-35 17-71 26-106 24 0 50 0 74 0 36 0 44 28 44 45 0 37-34 74-80 74-18 0-35 0-52 0z"><text:p/></draw:path><draw:path draw:style-name="gr3" draw:text-style-name="P6" svg:width="0.1346in" svg:height="0.0783in" svg:x="0.6295in" svg:y="0.0311in" svg:viewBox="0 0 343 200" svg:d="M301 108c-22 16-32 33-35 37-17 26-21 50-21 51 0 4 6 4 8 4 7 0 8-1 9-8 9-36 32-69 76-87 4-1 5-3 5-5 0-3-2-3-3-3-17-7-64-27-78-92-1-4-2-5-9-5-2 0-8 0-8 4 0 1 5 26 20 51 8 12 20 25 36 37-95 0-191 0-287 0-7 0-14 0-14 8s7 8 14 8c96 0 192 0 287 0z"><text:p/></draw:path><draw:path draw:style-name="gr3" draw:text-style-name="P6" svg:width="0.1039in" svg:height="0.1079in" svg:x="0.8213in" svg:y="-0.0004in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7"><text:s/>הופכיות משמאל של </text:span><text:span text:style-name="T7"><draw:g text:anchor-type="as-char" svg:y="-0.1075in" draw:z-index="8" draw:name="Shape5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7">, </text:span><text:span text:style-name="T6">נשלול</text:span><text:span text:style-name="T7"> </text:span><text:span text:style-name="T7"><draw:g text:anchor-type="as-char" svg:y="-0.0681in" draw:z-index="9" draw:name="Shape6" draw:style-name="gr1"><svg:title>TexMaths</svg:title><svg:desc>11§display§g_1 = g_2§svg§600§FALSE§</svg:desc><draw:path draw:style-name="gr2" draw:text-style-name="P5" svg:width="0.4535in" svg:height="0.0819in" svg:x="0.0051in" svg:y="0.0063in" svg:viewBox="0 0 1153 209" svg:d="M577 209c-192 0-385 0-577 0 0-69 0-140 0-209 384 0 769 0 1153 0 0 69 0 140 0 209-192 0-384 0-576 0z"><text:p/></draw:path><draw:path draw:style-name="gr3" draw:text-style-name="P6" svg:width="0.0697in" svg:height="0.0976in" svg:x="-0.0004in" svg:y="-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" draw:text-style-name="P6" svg:width="0.0386in" svg:height="0.0697in" svg:x="0.0815in" svg:y="0.0181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429in" svg:y="-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" draw:text-style-name="P6" svg:width="0.0469in" svg:height="0.0697in" svg:x="0.419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7">. </text:span><text:span text:style-name="T6">נבחר: </text:span></text:p>
      <text:p text:style-name="P8"><draw:g text:anchor-type="as-char" svg:y="-0.1902in" draw:z-index="407" draw:name="Shape7" draw:style-name="gr1"><svg:title>TexMaths</svg:title><svg:desc>11§latex§\begin{gather*}
  A = \{1, 2\}, B = \{1, 2, 3\}, f = \{\la 1, 1 \ral, \la 2, 2 \ra\} \\
  g_1 = \{\la 1, 1 \ra, \la 2, 2 \ra, \la 3, 1 \ra\}, g_2 = \{\la 1, 1 \ra, \la 2, 2 \ra, \la 3, 2 \ra\}
\end{gather}§svg§600§FALSE§</svg:desc><draw:path draw:style-name="gr2" draw:text-style-name="P5" svg:width="3.3319in" svg:height="0.3642in" svg:x="0.0059in" svg:y="0.0079in" svg:viewBox="0 0 8464 926" svg:d="M0 0c2822 0 5642 0 8464 0 0 308 0 617 0 926-2822 0-5642 0-8464 0 0-309 0-618 0-926z"><text:p/></draw:path><draw:path draw:style-name="gr3" draw:text-style-name="P6" svg:width="0.1039in" svg:height="0.1083in" svg:x="0.285in" svg:y="0.0051in" svg:viewBox="0 0 265 276" svg:d="M55 232c-15 27-31 31-47 33-5 0-8 0-8 8 0 2 1 3 4 3 11 0 24-1 33-1 14 0 27 1 39 1 3 0 8 0 8-6 0-5-4-5-6-5-10-1-19-4-19-14 0-4 3-9 6-14 10-17 20-33 30-50 32 0 65 0 96 0 2 9 6 61 6 65 0 11-20 13-28 13-5 0-8 0-8 8 0 3 4 3 5 3 16 0 32-1 49-1 8 0 34 1 42 1 3 0 8 0 8-7 0-4-4-4-9-4-24 0-24-3-25-14-8-82-16-162-24-242 0-8 0-9-7-9-6 0-7 2-11 7-45 74-89 150-134 225zM101 175c26-43 52-85 77-128 5 43 8 85 12 128-29 0-59 0-89 0z"><text:p/></draw:path><draw:path draw:style-name="gr3" draw:text-style-name="P6" svg:width="0.1008in" svg:height="0.035in" svg:x="0.4445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0.6075in" svg:y="0in" svg:viewBox="0 0 136 386" svg:d="M81 52c0-16 10-41 52-43 2-1 3-2 3-5 0-4-2-4-6-4-39 0-74 20-75 48 0 30 0 59 0 88 0 16 0 28-15 40-14 12-28 12-37 13-2 0-3 1-3 5 0 3 2 3 6 3 25 2 44 17 48 35 1 5 1 5 1 19 0 25 0 51 0 76 0 16 0 28 19 44 15 11 40 15 56 15 4 0 6 0 6-4 0-3-2-3-5-4-24-2-44-14-48-34-2-3-2-4-2-18 0-28 0-54 0-81 0-17-2-25-15-37-9-9-20-12-31-14 32-9 46-28 46-50 0-31 0-61 0-92z"><text:p/></draw:path><draw:path draw:style-name="gr3" draw:text-style-name="P6" svg:width="0.05in" svg:height="0.1004in" svg:x="0.6858in" svg:y="0.0138in" svg:viewBox="0 0 128 256" svg:d="M79 10c0-10 0-10-9-10-24 24-57 24-70 24 0 5 0 8 0 12 8 0 31 0 51-10 0 68 0 134 0 201 0 13-1 18-36 18-4 0-8 0-13 0 0 4 0 7 0 11 15-1 48-1 63-1s49 0 63 1c0-4 0-7 0-11-5 0-8 0-12 0-36 0-37-4-37-18 0-73 0-144 0-217z"><text:p/></draw:path><draw:path draw:style-name="gr3" draw:text-style-name="P6" svg:width="0.0173in" svg:height="0.0453in" svg:x="0.7618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602in" svg:height="0.1004in" svg:x="0.824in" svg:y="0.0138in" svg:viewBox="0 0 154 256" svg:d="M30 227c13-13 27-27 40-40 61-53 84-74 84-112 0-44-35-75-82-75-43 0-72 35-72 69 0 22 19 22 20 22 6 0 20-4 20-21 0-9-7-19-20-19-3 0-5 0-6 0 9-26 30-40 53-40 35 0 52 32 52 64 0 31-20 60-41 85-25 27-49 55-75 82-3 5-3 6-3 14 47 0 96 0 143 0 3-23 8-45 11-67-3 0-7 0-10 0-2 12-4 29-9 36-2 2-27 2-36 2-23 0-46 0-69 0z"><text:p/></draw:path><draw:path draw:style-name="gr3" draw:text-style-name="P6" svg:width="0.0539in" svg:height="0.1516in" svg:x="0.9035in" svg:y="0in" svg:viewBox="0 0 138 386" svg:d="M56 335c0 16-11 40-53 43-2 1-3 2-3 4 0 4 4 4 8 4 37 0 73-18 73-48s0-60 0-88c0-14 0-28 16-40 13-11 28-12 37-13 1 0 4-1 4-3 0-5-3-5-7-5-25-2-44-15-48-35-2-3-2-4-2-19 0-25 0-50 0-76 0-16 0-28-18-44-16-11-42-15-55-15-4 0-8 0-8 4s2 4 7 5c24 1 43 13 47 33 2 3 2 4 2 19 0 27 0 53 0 81 0 18 2 24 16 36 7 8 18 12 29 16-32 9-45 26-45 48 0 31 0 62 0 93z"><text:p/></draw:path><draw:path draw:style-name="gr3" draw:text-style-name="P6" svg:width="0.0173in" svg:height="0.0453in" svg:x="0.9819in" svg:y="0.0984in" svg:viewBox="0 0 45 116" svg:d="M45 41c0-26-10-41-25-41-12 0-20 10-20 21 0 10 8 20 20 20 4 0 10-1 13-5 2-1 1-1 2-1s1 0 1 6c0 28-13 51-26 65-4 4-4 4-4 5 0 3 2 5 4 5 4 0 35-30 35-75z"><text:p/></draw:path><draw:path draw:style-name="gr3" draw:text-style-name="P6" svg:width="0.1083in" svg:height="0.1031in" svg:x="1.0425in" svg:y="0.0102in" svg:viewBox="0 0 276 263" svg:d="M46 233c-4 16-4 19-35 19-7 0-11 0-11 8 0 3 3 3 11 3 46 0 91 0 138 0 61 0 106-45 106-83 0-28-22-50-59-55 39-7 80-36 80-72 0-29-25-53-71-53-43 0-87 0-130 0-8 0-11 0-11 8 0 3 3 3 10 3 1 0 9 0 15 1 7 1 10 1 10 7 0 1 0 2-1 6-18 70-34 139-52 208zM105 122c7-32 16-64 24-96 3-14 3-15 21-15 16 0 33 0 49 0 34 0 42 23 42 41 0 33-33 70-80 70-19 0-38 0-56 0zM87 252c-6 0-7 0-9-1-3 0-4-1-4-3 0-1 0-3 1-9 9-36 19-73 27-108 25 0 49 0 73 0 37 0 45 29 45 45 0 38-35 76-80 76-18 0-35 0-53 0z"><text:p/></draw:path><draw:path draw:style-name="gr3" draw:text-style-name="P6" svg:width="0.1008in" svg:height="0.035in" svg:x="1.2102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1.3732in" svg:y="0in" svg:viewBox="0 0 136 386" svg:d="M81 52c0-16 10-41 52-43 2-1 3-2 3-5 0-4-3-4-6-4-40 0-75 20-75 48 0 30 0 59 0 88 0 16 0 28-15 40-14 12-29 12-37 13-2 0-3 1-3 5 0 3 2 3 6 3 25 2 44 17 48 35 1 5 1 5 1 19 0 25 0 51 0 76 0 16 0 28 19 44 15 11 40 15 56 15 3 0 6 0 6-4 0-3-2-3-5-4-24-2-44-14-48-34-2-3-2-4-2-18 0-28 0-54 0-81 0-17-2-25-15-37-9-9-20-12-31-14 32-9 46-28 46-50 0-31 0-61 0-92z"><text:p/></draw:path><draw:path draw:style-name="gr3" draw:text-style-name="P6" svg:width="0.05in" svg:height="0.1004in" svg:x="1.4516in" svg:y="0.0138in" svg:viewBox="0 0 128 256" svg:d="M79 10c0-10 0-10-9-10-24 24-58 24-70 24 0 5 0 8 0 12 8 0 31 0 51-10 0 68 0 134 0 201 0 13-1 18-36 18-4 0-8 0-13 0 0 4 0 7 0 11 15-1 48-1 63-1s49 0 63 1c0-4 0-7 0-11-5 0-8 0-12 0-36 0-37-4-37-18 0-73 0-144 0-217z"><text:p/></draw:path><draw:path draw:style-name="gr3" draw:text-style-name="P6" svg:width="0.0173in" svg:height="0.0453in" svg:x="1.5276in" svg:y="0.0984in" svg:viewBox="0 0 45 116" svg:d="M45 41c0-26-10-41-25-41-12 0-20 10-20 21 0 10 8 20 20 20 5 0 10-1 14-5 1-1 1-1 2-1 0 2 0 0 0 6 0 28-13 51-26 65-4 4-4 4-4 5 0 3 2 5 4 5 4 0 35-30 35-75z"><text:p/></draw:path><draw:path draw:style-name="gr3" draw:text-style-name="P6" svg:width="0.0606in" svg:height="0.1004in" svg:x="1.5894in" svg:y="0.0138in" svg:viewBox="0 0 155 256" svg:d="M30 227c14-13 27-27 42-40 60-53 83-74 83-112 0-44-35-75-82-75-44 0-73 35-73 69 0 22 20 22 21 22 7 0 20-4 20-21 0-9-7-19-20-19-3 0-4 0-6 0 9-26 30-40 53-40 34 0 52 32 52 64 0 31-20 60-41 85-25 27-49 55-75 82-4 5-4 6-4 14 48 0 96 0 144 0 3-23 8-45 11-67-3 0-6 0-10 0-2 12-4 29-9 36-2 2-28 2-36 2-23 0-47 0-70 0z"><text:p/></draw:path><draw:path draw:style-name="gr3" draw:text-style-name="P6" svg:width="0.0173in" svg:height="0.0453in" svg:x="1.6713in" svg:y="0.0984in" svg:viewBox="0 0 45 116" svg:d="M45 41c0-26-10-41-25-41-12 0-20 10-20 21 0 10 8 20 20 20 5 0 10-1 14-5 1-1 1-1 1-1 1 0 1 0 1 6 0 28-13 51-26 65-4 4-4 4-4 5 0 3 2 5 4 5 4 0 35-30 35-75z"><text:p/></draw:path><draw:path draw:style-name="gr3" draw:text-style-name="P6" svg:width="0.063in" svg:height="0.1039in" svg:x="1.7315in" svg:y="0.0138in" svg:viewBox="0 0 161 265" svg:d="M97 121c31-11 54-37 54-68 0-32-34-53-72-53s-68 23-68 52c0 13 9 21 20 21 12 0 20-9 20-20 0-20-19-20-25-20 13-19 38-24 52-24 16 0 36 9 36 44 0 4 0 26-9 44-13 19-26 20-36 20-2 0-12 1-14 1-3 0-7 1-7 4 0 5 4 5 10 5s11 0 17 0c32 0 46 26 46 63 0 53-26 64-44 64-16 0-45-6-58-28 13 1 25-7 25-22 0-14-11-21-22-21-9 0-22 5-22 22 0 35 36 60 78 60 47 0 83-35 83-75 0-30-25-61-64-69z"><text:p/></draw:path><draw:path draw:style-name="gr3" draw:text-style-name="P6" svg:width="0.0531in" svg:height="0.1516in" svg:x="1.8126in" svg:y="0in" svg:viewBox="0 0 136 386" svg:d="M55 335c0 16-10 40-52 43-2 1-3 2-3 4 0 4 4 4 8 4 37 0 72-18 73-48 0-30 0-60 0-88 0-14 0-28 16-40 13-11 28-12 36-13 2 0 3-1 3-3 0-5-2-5-5-5-25-2-44-15-48-35-2-3-2-4-2-19 0-25 0-50 0-76 0-16 0-28-18-44-16-11-42-15-55-15-4 0-8 0-8 4s2 4 6 5c24 1 44 13 48 33 1 3 1 4 1 19 0 27 0 53 0 81 0 18 3 24 15 36 9 8 20 12 31 16-32 9-46 26-46 48 0 31 0 62 0 93z"><text:p/></draw:path><draw:path draw:style-name="gr3" draw:text-style-name="P6" svg:width="0.0173in" svg:height="0.0453in" svg:x="1.8906in" svg:y="0.0984in" svg:viewBox="0 0 45 116" svg:d="M45 41c0-26-9-41-24-41-13 0-21 10-21 21 0 10 8 20 21 20 4 0 10-1 13-5 1-1 1-1 2-1 0 2 1 0 1 6 0 28-14 51-26 65-4 4-4 4-4 5 0 3 2 5 3 5 4 0 35-30 35-75z"><text:p/></draw:path><draw:path draw:style-name="gr3" draw:text-style-name="P6" svg:width="0.0756in" svg:height="0.1378in" svg:x="1.9531in" svg:y="0.0075in" svg:viewBox="0 0 193 351" svg:d="M121 118c11 0 22 0 33 0 8 0 12 0 12-8 0-4-4-4-10-4-11 0-22 0-33 0 4-15 6-30 9-44 1-8 7-36 9-41 3-7 10-12 19-12 1 0 11 0 18 6-17 2-21 16-21 21 0 9 7 14 15 14 10 0 21-9 21-24 0-17-18-26-33-26-14 0-38 7-50 45-2 8-3 12-13 61-9 0-18 0-27 0-6 0-11 0-11 7 0 5 4 5 10 5 9 0 18 0 27 0-10 50-20 101-30 153-7 37-13 72-33 72-2 0-11 0-19-7 18-1 21-15 21-21 0-9-6-13-14-13-10 0-21 8-21 23 0 17 17 26 33 26 21 0 36-22 43-37 13-25 22-71 22-74 8-41 15-82 23-122z"><text:p/></draw:path><draw:path draw:style-name="gr3" draw:text-style-name="P6" svg:width="0.1008in" svg:height="0.035in" svg:x="2.0866in" svg:y="0.058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539in" svg:height="0.1516in" svg:x="2.25in" svg:y="0in" svg:viewBox="0 0 138 386" svg:d="M81 52c0-16 10-41 53-43 1-1 4-2 4-5 0-4-4-4-8-4-39 0-74 20-74 48 0 30 0 59 0 88 0 16 0 28-15 40s-29 12-38 13c-2 0-3 1-3 5 0 3 2 3 7 3 25 2 44 17 48 35 1 5 1 5 1 19 0 25 0 51 0 76 0 16 0 28 18 44 15 11 40 15 56 15 4 0 8 0 8-4 0-3-3-3-7-4-24-2-43-14-48-34-2-3-2-4-2-18 0-28 0-54 0-81 0-17-3-24-15-37-8-8-20-12-30-14 31-9 45-28 45-50 0-31 0-61 0-92z"><text:p/></draw:path><draw:path draw:style-name="gr3" draw:text-style-name="P6" svg:width="0.0335in" svg:height="0.1516in" svg:x="2.3319in" svg:y="0in" svg:viewBox="0 0 86 386" svg:d="M85 14c1-4 1-4 1-6 0-5-3-8-8-8-3 0-5 2-9 9-22 59-45 118-67 177-1 2-2 4-2 8 0 1 0 1 2 6 22 59 45 118 67 178 3 4 4 8 9 8s8-3 8-7c0-1 0-3-1-6-23-60-46-120-70-179 24-60 47-120 70-180z"><text:p/></draw:path><draw:path draw:style-name="gr3" draw:text-style-name="P6" svg:width="0.05in" svg:height="0.1004in" svg:x="2.3874in" svg:y="0.0138in" svg:viewBox="0 0 128 256" svg:d="M79 10c0-10 0-10-9-10-24 24-57 24-70 24 0 5 0 8 0 12 8 0 31 0 51-10 0 68 0 134 0 201 0 13-1 18-36 18-4 0-8 0-13 0 0 4 0 7 0 11 15-1 48-1 63-1s49 0 63 1c0-4 0-7 0-11-5 0-8 0-12 0-36 0-37-4-37-18 0-73 0-144 0-217z"><text:p/></draw:path><draw:path draw:style-name="gr3" draw:text-style-name="P6" svg:width="0.0173in" svg:height="0.0453in" svg:x="2.4634in" svg:y="0.0984in" svg:viewBox="0 0 45 116" svg:d="M45 41c0-26-10-41-24-41-13 0-21 10-21 21 0 10 8 20 21 20 4 0 9-1 13-5 1-1 1-1 2-1 0 2 0 0 0 6 0 28-13 51-26 65-3 4-3 4-3 5 0 3 1 5 3 5 4 0 35-30 35-75z"><text:p/></draw:path><draw:path draw:style-name="gr3" draw:text-style-name="P6" svg:width="0.05in" svg:height="0.1004in" svg:x="2.5315in" svg:y="0.0138in" svg:viewBox="0 0 128 256" svg:d="M79 10c0-10 0-10-9-10-24 24-58 24-70 24 0 5 0 8 0 12 8 0 31 0 51-10 0 68 0 134 0 201 0 13-1 18-36 18-4 0-8 0-13 0 0 4 0 7 0 11 15-1 48-1 63-1s49 0 63 1c0-4 0-7 0-11-5 0-8 0-12 0-36 0-37-4-37-18 0-73 0-144 0-217z"><text:p/></draw:path><draw:path draw:style-name="gr3" draw:text-style-name="P6" svg:width="0.0173in" svg:height="0.0453in" svg:x="2.6071in" svg:y="0.0984in" svg:viewBox="0 0 45 116" svg:d="M45 41c0-26-10-41-25-41-12 0-20 10-20 21 0 10 8 20 20 20 5 0 10-1 14-5 1-1 1-1 2-1 0 2 0 0 0 6 0 28-13 51-26 65-4 4-4 4-4 5 0 3 2 5 4 5 4 0 35-30 35-75z"><text:p/></draw:path><draw:path draw:style-name="gr3" draw:text-style-name="P6" svg:width="0.0339in" svg:height="0.1516in" svg:x="2.6783in" svg:y="0in" svg:viewBox="0 0 87 386" svg:d="M85 14c2-4 2-4 2-6 0-5-3-8-8-8-3 0-6 2-9 9-23 59-45 118-68 177-1 2-2 4-2 8 0 1 0 1 2 6 23 59 45 118 68 178 2 4 4 8 9 8s8-3 8-7c0-1 0-3-2-6-23-60-45-120-68-179 23-60 45-120 68-180z"><text:p/></draw:path><draw:path draw:style-name="gr3" draw:text-style-name="P6" svg:width="0.0602in" svg:height="0.1004in" svg:x="2.7283in" svg:y="0.0138in" svg:viewBox="0 0 154 256" svg:d="M30 227c13-13 27-27 40-40 61-53 84-74 84-112 0-44-34-75-81-75-44 0-73 35-73 69 0 22 20 22 21 22 7 0 20-4 20-21 0-9-7-19-21-19-3 0-3 0-5 0 9-26 30-40 52-40 35 0 52 32 52 64 0 31-19 60-41 85-24 27-49 55-74 82-4 5-4 6-4 14 47 0 96 0 143 0 3-23 8-45 11-67-3 0-7 0-10 0-1 12-4 29-8 36-3 2-28 2-37 2-23 0-46 0-69 0z"><text:p/></draw:path><draw:path draw:style-name="gr3" draw:text-style-name="P6" svg:width="0.0173in" svg:height="0.0453in" svg:x="2.8098in" svg:y="0.0984in" svg:viewBox="0 0 45 116" svg:d="M45 41c0-26-9-41-24-41-13 0-21 10-21 21 0 10 8 20 21 20 4 0 10-1 13-5 1-1 1-1 2-1 0 2 1 0 1 6 0 28-14 51-26 65-4 4-4 4-4 5 0 3 2 5 4 5 3 0 34-30 34-75z"><text:p/></draw:path><draw:path draw:style-name="gr3" draw:text-style-name="P6" svg:width="0.0602in" svg:height="0.1004in" svg:x="2.872in" svg:y="0.0138in" svg:viewBox="0 0 154 256" svg:d="M30 227c13-13 27-27 40-40 61-53 84-74 84-112 0-44-35-75-81-75-44 0-73 35-73 69 0 22 19 22 21 22 5 0 20-4 20-21 0-9-8-19-21-19-3 0-3 0-5 0 9-26 30-40 52-40 35 0 52 32 52 64 0 31-19 60-41 85-24 27-49 55-74 82-4 5-4 6-4 14 47 0 96 0 143 0 3-23 8-45 11-67-3 0-7 0-10 0-1 12-4 29-8 36-3 2-28 2-37 2-23 0-46 0-69 0z"><text:p/></draw:path><draw:path draw:style-name="gr3" draw:text-style-name="P6" svg:width="0.0339in" svg:height="0.1516in" svg:x="2.9488in" svg:y="0in" svg:viewBox="0 0 87 386" svg:d="M85 200c2-5 2-5 2-6s0-2-2-7c-23-59-45-119-68-178-3-7-6-9-9-9-5 0-8 3-8 8 0 1 0 2 2 6 23 60 45 120 68 180-23 59-45 119-68 178-2 4-2 4-2 7 0 4 4 7 8 7 5 0 6-3 9-7 23-60 45-119 68-179z"><text:p/></draw:path><draw:path draw:style-name="gr3" draw:text-style-name="P6" svg:width="0.0539in" svg:height="0.1516in" svg:x="3.0106in" svg:y="0in" svg:viewBox="0 0 138 386" svg:d="M56 335c0 16-11 40-53 43-2 1-3 2-3 4 0 4 4 4 8 4 37 0 73-18 73-48s0-60 0-88c0-14 0-28 16-40 13-11 28-12 37-13 1 0 4-1 4-3 0-5-3-5-7-5-25-2-44-15-48-35-2-3-2-4-2-19 0-25 0-50 0-76 0-16 0-28-18-44-16-11-42-15-55-15-4 0-8 0-8 4s2 4 7 5c24 1 43 13 48 33 1 3 1 4 1 19 0 27 0 53 0 81 0 18 2 24 16 36 7 8 18 12 29 16-32 9-45 26-45 48 0 31 0 62 0 93z"><text:p/></draw:path><draw:path draw:style-name="gr3" draw:text-style-name="P6" svg:width="0.0697in" svg:height="0.098in" svg:x="0.0004in" svg:y="0.2752in" svg:viewBox="0 0 178 250" svg:d="M177 25c0-2 1-4 1-7 0-6-5-10-12-10-3 0-14 2-15 16-7-14-21-24-37-24-44 0-91 54-91 110 0 37 23 61 51 61 23 0 42-18 45-22h1c-9 34-13 50-13 51-1 4-15 41-56 41-7 0-20 0-31-3 12-4 16-13 16-20s-4-14-15-14c-8 0-21 7-21 23 0 15 14 23 52 23 48 0 76-30 82-53 15-57 29-114 43-172zM127 121c-3 10-11 20-20 28-8 6-20 13-32 13-19 0-24-20-24-35 0-19 11-64 21-84 11-19 27-34 44-34 25 0 30 31 30 33s-1 4-1 5c-6 25-12 50-18 74z"><text:p/></draw:path><draw:path draw:style-name="gr3" draw:text-style-name="P6" svg:width="0.0386in" svg:height="0.0701in" svg:x="0.0823in" svg:y="0.2941in" svg:viewBox="0 0 99 179" svg:d="M62 8c0-8 0-8-8-8-18 17-42 17-54 17 0 3 0 6 0 9 7 0 25 0 40-7 0 46 0 92 0 138 0 9 0 12-28 12-3 0-6 0-10 0 0 4 0 7 0 10 6 0 39-1 49-1 8 0 43 1 48 1 0-3 0-6 0-10-3 0-7 0-10 0-27 0-27-3-27-12 0-49 0-100 0-149z"><text:p/></draw:path><draw:path draw:style-name="gr3" draw:text-style-name="P6" svg:width="0.1004in" svg:height="0.035in" svg:x="0.1902in" svg:y="0.286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539in" svg:height="0.1516in" svg:x="0.3531in" svg:y="0.2283in" svg:viewBox="0 0 138 386" svg:d="M81 52c0-17 10-41 53-43 1-1 4-2 4-5 0-4-4-4-8-4-39 0-74 20-74 48 0 30 0 59 0 88 0 15 0 28-15 40-15 11-29 12-38 13-2 0-3 1-3 4 0 4 2 4 7 4 25 2 44 15 48 35 1 4 1 5 1 19 0 25 0 51 0 76 0 16 0 28 19 44 14 11 39 15 55 15 4 0 8 0 8-4 0-3-3-3-7-4-24-2-43-14-48-34-2-3-2-4-2-18 0-28 0-55 0-82 0-17-3-24-15-36-8-8-19-12-30-15 32-9 45-27 45-49 0-31 0-61 0-92z"><text:p/></draw:path><draw:path draw:style-name="gr3" draw:text-style-name="P6" svg:width="0.0339in" svg:height="0.1516in" svg:x="0.4346in" svg:y="0.2283in" svg:viewBox="0 0 87 386" svg:d="M85 14c2-4 2-4 2-6 0-5-4-8-9-8-3 0-5 2-9 9-22 59-45 118-67 177-1 2-2 4-2 7 0 1 0 2 2 6 22 60 45 119 67 179 3 3 5 8 9 8 5 0 9-3 9-7 0-1 0-3-2-7-23-61-45-120-68-179 23-60 45-119 68-179z"><text:p/></draw:path><draw:path draw:style-name="gr3" draw:text-style-name="P6" svg:width="0.05in" svg:height="0.1012in" svg:x="0.4906in" svg:y="0.2406in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3" draw:text-style-name="P6" svg:width="0.0173in" svg:height="0.0453in" svg:x="0.5665in" svg:y="0.3256in" svg:viewBox="0 0 45 116" svg:d="M45 41c0-26-10-41-24-41-13 0-21 10-21 21 0 10 8 20 21 20 4 0 9-1 13-5 1-1 1-1 2-1 0 2 0 0 0 6 0 28-13 51-25 64-4 4-4 5-4 6 0 3 1 5 3 5 4 0 35-30 35-75z"><text:p/></draw:path><draw:path draw:style-name="gr3" draw:text-style-name="P6" svg:width="0.05in" svg:height="0.1012in" svg:x="0.6346in" svg:y="0.2406in" svg:viewBox="0 0 128 258" svg:d="M79 10c0-9 0-10-9-10-24 25-57 25-70 25 0 5 0 8 0 12 8 0 31 0 51-9 0 66 0 133 0 199 0 14-1 18-36 18-4 0-8 0-13 0 0 4 0 8 0 13 15-2 48-2 63-2s49 0 63 2c0-5 0-9 0-13-5 0-8 0-12 0-36 0-37-4-37-18 0-73 0-144 0-217z"><text:p/></draw:path><draw:path draw:style-name="gr3" draw:text-style-name="P6" svg:width="0.0335in" svg:height="0.1516in" svg:x="0.7055in" svg:y="0.2283in" svg:viewBox="0 0 86 386" svg:d="M85 199c1-4 1-5 1-6s0-1-1-7c-23-59-45-118-68-177-3-7-5-9-9-9-5 0-8 3-8 8 0 1 0 2 2 5 23 60 45 120 68 180-23 59-45 118-68 179-2 4-2 4-2 7 0 4 3 7 8 7s6-4 7-7c24-61 47-120 70-180z"><text:p/></draw:path><draw:path draw:style-name="gr3" draw:text-style-name="P6" svg:width="0.0173in" svg:height="0.0453in" svg:x="0.7697in" svg:y="0.3256in" svg:viewBox="0 0 45 116" svg:d="M45 41c0-26-10-41-25-41-12 0-20 10-20 21 0 10 8 20 20 20 4 0 10-1 14-5 1-1 1-1 1-1 1 0 1 0 1 6 0 28-13 51-26 64-4 4-4 5-4 6 0 3 2 5 4 5 4 0 35-30 35-75z"><text:p/></draw:path><draw:path draw:style-name="gr3" draw:text-style-name="P6" svg:width="0.0339in" svg:height="0.1516in" svg:x="0.8406in" svg:y="0.2283in" svg:viewBox="0 0 87 386" svg:d="M85 14c2-4 2-4 2-6 0-5-4-8-8-8s-6 2-10 9c-22 59-45 118-67 177-1 2-2 4-2 7 0 1 0 2 2 6 22 60 45 119 67 179 3 3 5 8 10 8 4 0 8-3 8-7 0-1 0-3-2-7-23-61-45-120-68-179 23-60 45-119 68-179z"><text:p/></draw:path><draw:path draw:style-name="gr3" draw:text-style-name="P6" svg:width="0.0602in" svg:height="0.1012in" svg:x="0.8909in" svg:y="0.2406in" svg:viewBox="0 0 154 258" svg:d="M30 228c13-13 27-27 40-40 61-53 84-74 84-113 0-44-35-75-81-75-44 0-73 36-73 70 0 22 19 22 20 22 6 0 21-5 21-20 0-10-8-20-21-20-3 0-3 0-6 0 10-26 31-40 53-40 35 0 52 32 52 63 0 32-20 61-41 86-24 27-49 55-74 82-4 5-4 6-4 15 47 0 96 0 143 0 3-24 8-46 11-68-3 0-7 0-10 0-2 13-4 29-9 35-2 3-27 3-36 3-23 0-46 0-69 0z"><text:p/></draw:path><draw:path draw:style-name="gr3" draw:text-style-name="P6" svg:width="0.0173in" svg:height="0.0453in" svg:x="0.9724in" svg:y="0.3256in" svg:viewBox="0 0 45 116" svg:d="M45 41c0-26-10-41-24-41-13 0-21 10-21 21 0 10 8 20 21 20 4 0 10-1 13-5 1-1 1-1 2-1 0 2 1 0 1 6 0 28-14 51-26 64-4 4-4 5-4 6 0 3 2 5 3 5 4 0 35-30 35-75z"><text:p/></draw:path><draw:path draw:style-name="gr3" draw:text-style-name="P6" svg:width="0.0602in" svg:height="0.1012in" svg:x="1.0346in" svg:y="0.2406in" svg:viewBox="0 0 154 258" svg:d="M30 228c13-13 27-27 40-40 61-53 84-74 84-113 0-44-35-75-82-75-43 0-72 36-72 70 0 22 19 22 20 22 6 0 21-5 21-20 0-10-8-20-21-20-3 0-5 0-6 0 9-26 30-40 53-40 35 0 52 32 52 63 0 32-20 61-41 86-24 27-49 55-74 82-4 5-4 6-4 15 47 0 96 0 143 0 3-24 8-46 11-68-3 0-7 0-10 0-2 13-4 29-9 35-2 3-27 3-36 3-23 0-46 0-69 0z"><text:p/></draw:path><draw:path draw:style-name="gr3" draw:text-style-name="P6" svg:width="0.0335in" svg:height="0.1516in" svg:x="1.1114in" svg:y="0.2283in" svg:viewBox="0 0 86 386" svg:d="M85 199c1-4 1-5 1-6s0-1-1-7c-23-59-45-118-68-177-3-7-5-9-9-9-5 0-8 3-8 8 0 1 0 2 2 5 23 60 45 120 68 180-23 59-45 118-68 179-2 4-2 4-2 7 0 4 3 7 8 7s6-4 9-7c23-61 45-120 68-180z"><text:p/></draw:path><draw:path draw:style-name="gr3" draw:text-style-name="P6" svg:width="0.0173in" svg:height="0.0453in" svg:x="1.1756in" svg:y="0.3256in" svg:viewBox="0 0 45 116" svg:d="M45 41c0-26-10-41-25-41-12 0-20 10-20 21 0 10 8 20 20 20 5 0 10-1 14-5 1-1 1-1 1-1 1 0 1 0 1 6 0 28-13 51-26 64-4 4-4 5-4 6 0 3 2 5 4 5 4 0 35-30 35-75z"><text:p/></draw:path><draw:path draw:style-name="gr3" draw:text-style-name="P6" svg:width="0.0339in" svg:height="0.1516in" svg:x="1.2465in" svg:y="0.2283in" svg:viewBox="0 0 87 386" svg:d="M85 14c2-4 2-4 2-6 0-5-4-8-8-8s-6 2-9 9c-23 59-45 118-68 177-1 2-2 4-2 7 0 1 0 2 2 6 23 60 45 119 68 179 2 3 4 8 9 8 4 0 8-3 8-7 0-1 0-3-2-7-23-61-45-120-68-179 23-60 45-119 68-179z"><text:p/></draw:path><draw:path draw:style-name="gr3" draw:text-style-name="P6" svg:width="0.063in" svg:height="0.1043in" svg:x="1.2953in" svg:y="0.2406in" svg:viewBox="0 0 161 266" svg:d="M96 122c32-11 54-37 54-68 0-32-34-54-71-54-39 0-68 23-68 53 0 13 8 20 19 20 12 0 20-8 20-20 0-19-18-19-24-19 11-19 38-24 51-24 17 0 37 9 37 43 0 5-1 27-11 44-11 19-24 20-34 21-3 0-12 1-15 1s-6 0-6 4c0 5 3 5 9 5s12 0 18 0c32 0 46 26 46 64 0 52-27 63-44 63-16 0-45-6-59-29 14 2 25-7 25-21 0-15-10-22-21-22-10 0-22 5-22 23 0 35 36 60 78 60 47 0 83-35 83-74 0-32-25-62-65-70z"><text:p/></draw:path><draw:path draw:style-name="gr3" draw:text-style-name="P6" svg:width="0.0173in" svg:height="0.0453in" svg:x="1.378in" svg:y="0.3256in" svg:viewBox="0 0 45 116" svg:d="M45 41c0-26-9-41-24-41-13 0-21 10-21 21 0 10 8 20 21 20 4 0 10-1 13-5 1-1 1-1 2-1 0 2 1 0 1 6 0 28-14 51-26 64-4 4-4 5-4 6 0 3 2 5 3 5 4 0 35-30 35-75z"><text:p/></draw:path><draw:path draw:style-name="gr3" draw:text-style-name="P6" svg:width="0.05in" svg:height="0.1012in" svg:x="1.4461in" svg:y="0.2406in" svg:viewBox="0 0 128 258" svg:d="M79 10c0-9 0-10-9-10-23 25-57 25-70 25 0 5 0 8 0 12 8 0 31 0 51-9 0 66 0 133 0 199 0 14-1 18-36 18-4 0-7 0-12 0 0 4 0 8 0 13 14-2 45-2 62-2 15 0 49 0 63 2 0-5 0-9 0-13-5 0-8 0-12 0-35 0-37-4-37-18 0-73 0-144 0-217z"><text:p/></draw:path><draw:path draw:style-name="gr3" draw:text-style-name="P6" svg:width="0.0339in" svg:height="0.1516in" svg:x="1.5169in" svg:y="0.2283in" svg:viewBox="0 0 87 386" svg:d="M85 199c2-4 2-5 2-6s0-1-2-7c-23-59-45-118-68-177-3-7-5-9-9-9-5 0-8 3-8 8 0 1 0 2 2 5 23 60 45 120 68 180-23 59-45 118-68 179-2 4-2 4-2 7 0 4 3 7 8 7s6-4 9-7c23-61 45-120 68-180z"><text:p/></draw:path><draw:path draw:style-name="gr3" draw:text-style-name="P6" svg:width="0.0539in" svg:height="0.1516in" svg:x="1.5791in" svg:y="0.2283in" svg:viewBox="0 0 138 386" svg:d="M55 335c0 15-10 40-52 43-2 1-3 2-3 4 0 4 4 4 8 4 37 0 73-18 73-48s0-60 0-88c0-16 0-28 16-40 13-12 28-12 36-13 2 0 5-1 5-4 0-4-4-4-7-4-25-2-44-16-48-35-2-4-2-4-2-19 0-25 0-50 0-76 0-16 0-28-18-44-16-12-42-15-55-15-4 0-8 0-8 4s2 4 6 5c25 1 44 13 48 33 1 3 1 4 1 19 0 26 0 53 0 80 0 17 3 24 15 37 9 8 20 12 31 15-32 8-46 27-46 49 0 31 0 62 0 93z"><text:p/></draw:path><draw:path draw:style-name="gr3" draw:text-style-name="P6" svg:width="0.0177in" svg:height="0.0453in" svg:x="1.6571in" svg:y="0.3256in" svg:viewBox="0 0 46 116" svg:d="M46 41c0-26-10-41-25-41-13 0-21 10-21 21 0 10 8 20 21 20 4 0 10-1 13-5 1-1 1-1 2-1 0 2 1 0 1 6 0 28-13 51-26 64-4 4-4 5-4 6 0 3 2 5 4 5 3 0 35-30 35-75z"><text:p/></draw:path><draw:path draw:style-name="gr3" draw:text-style-name="P6" svg:width="0.0693in" svg:height="0.098in" svg:x="1.7138in" svg:y="0.2752in" svg:viewBox="0 0 177 250" svg:d="M176 25c0-2 1-4 1-7 0-6-4-10-11-10-4 0-14 2-16 16-7-14-20-24-36-24-44 0-92 54-92 110 0 37 24 61 52 61 23 0 40-18 45-22-8 34-13 50-13 51-1 4-15 41-55 41-8 0-21 0-31-3 11-4 15-13 15-20s-4-14-14-14c-9 0-21 7-21 23 0 15 14 23 51 23 48 0 77-30 82-53 14-57 29-114 43-172zM125 121c-2 10-11 20-19 28-8 6-20 13-31 13-20 0-25-20-25-35 0-19 11-64 22-84 9-19 26-34 42-34 26 0 31 31 31 33s-1 4-1 5c-6 25-12 50-19 74z"><text:p/></draw:path><draw:path draw:style-name="gr3" draw:text-style-name="P6" svg:width="0.0465in" svg:height="0.0701in" svg:x="1.7909in" svg:y="0.2941in" svg:viewBox="0 0 119 179" svg:d="M119 130c-3 0-6 0-9 0-1 6-3 22-8 25-1 1-22 1-26 1-17 0-33 0-50 0 29-25 38-33 54-45 20-16 39-33 39-58 0-33-29-53-63-53s-56 23-56 48c0 14 11 15 14 15 6 0 15-5 15-15 0-4-3-14-17-14 9-19 27-25 40-25 27 0 40 22 40 44 0 23-16 42-25 52-22 20-43 42-65 63-2 4-2 4-2 11 37 0 74 0 111 0 2-16 6-33 8-49z"><text:p/></draw:path><draw:path draw:style-name="gr3" draw:text-style-name="P6" svg:width="0.1008in" svg:height="0.035in" svg:x="1.9031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16in" svg:x="2.0661in" svg:y="0.2283in" svg:viewBox="0 0 136 386" svg:d="M81 52c0-17 10-41 52-43 2-1 3-2 3-5 0-4-3-4-6-4-40 0-75 20-75 48 0 30 0 59 0 88 0 15 0 28-15 40-14 11-29 12-37 13-2 0-3 1-3 4 0 4 2 4 6 4 25 2 44 15 48 35 1 4 1 5 1 19 0 25 0 51 0 76 0 16 0 28 19 44 15 11 40 15 56 15 3 0 6 0 6-4 0-3-2-3-5-4-25-2-44-14-48-34-2-3-2-4-2-18 0-28 0-55 0-82 0-17-3-24-15-36-9-8-20-12-31-15 32-9 46-27 46-49 0-31 0-61 0-92z"><text:p/></draw:path><draw:path draw:style-name="gr3" draw:text-style-name="P6" svg:width="0.0335in" svg:height="0.1516in" svg:x="2.148in" svg:y="0.2283in" svg:viewBox="0 0 86 386" svg:d="M84 14c2-4 2-4 2-6 0-5-3-8-8-8-3 0-6 2-9 9-23 59-45 118-68 177 0 2-1 4-1 7 0 1 0 2 1 6 23 60 45 119 68 179 1 3 4 8 9 8s8-3 8-7c0-1 0-3-2-7-23-61-45-120-69-179 24-60 46-119 69-179z"><text:p/></draw:path><draw:path draw:style-name="gr3" draw:text-style-name="P6" svg:width="0.05in" svg:height="0.1012in" svg:x="2.2039in" svg:y="0.2406in" svg:viewBox="0 0 128 258" svg:d="M79 10c0-9 0-10-9-10-24 25-58 25-70 25 0 5 0 8 0 12 8 0 31 0 51-9 0 66 0 133 0 199 0 14-1 18-37 18-4 0-7 0-12 0 0 4 0 8 0 13 13-2 48-2 63-2s48 0 63 2c0-5 0-9 0-13-5 0-8 0-12 0-36 0-37-4-37-18 0-73 0-144 0-217z"><text:p/></draw:path><draw:path draw:style-name="gr3" draw:text-style-name="P6" svg:width="0.0177in" svg:height="0.0453in" svg:x="2.2791in" svg:y="0.3256in" svg:viewBox="0 0 46 116" svg:d="M46 41c0-26-10-41-25-41-12 0-21 10-21 21 0 10 9 20 21 20 4 0 10-1 13-5 1-1 1-1 2-1s1 0 1 6c0 28-13 51-26 64-4 4-4 5-4 6 0 3 2 5 4 5 3 0 35-30 35-75z"><text:p/></draw:path><draw:path draw:style-name="gr3" draw:text-style-name="P6" svg:width="0.05in" svg:height="0.1012in" svg:x="2.3476in" svg:y="0.2406in" svg:viewBox="0 0 128 258" svg:d="M79 10c0-9 0-10-9-10-24 25-58 25-70 25 0 5 0 8 0 12 8 0 30 0 51-9 0 66 0 133 0 199 0 14-1 18-37 18-4 0-7 0-12 0 0 4 0 8 0 13 13-2 48-2 63-2s48 0 63 2c0-5 0-9 0-13-5 0-9 0-14 0-34 0-35-4-35-18 0-73 0-144 0-217z"><text:p/></draw:path><draw:path draw:style-name="gr3" draw:text-style-name="P6" svg:width="0.0339in" svg:height="0.1516in" svg:x="2.4185in" svg:y="0.2283in" svg:viewBox="0 0 87 386" svg:d="M85 199c2-4 2-5 2-6s0-1-2-7c-22-59-45-118-67-177-4-7-7-9-10-9-5 0-8 3-8 8 0 1 0 2 2 5 23 60 45 120 68 180-23 59-45 118-68 179-2 4-2 4-2 7 0 4 4 7 8 7 5 0 6-4 9-7 23-61 45-120 68-180z"><text:p/></draw:path><draw:path draw:style-name="gr3" draw:text-style-name="P6" svg:width="0.0173in" svg:height="0.0453in" svg:x="2.4823in" svg:y="0.3256in" svg:viewBox="0 0 45 116" svg:d="M45 41c0-26-10-41-24-41-13 0-21 10-21 21 0 10 8 20 21 20 4 0 9-1 13-5 1-1 1-1 2-1 0 2 0 0 0 6 0 28-13 51-25 64-4 4-4 5-4 6 0 3 1 5 3 5 4 0 35-30 35-75z"><text:p/></draw:path><draw:path draw:style-name="gr3" draw:text-style-name="P6" svg:width="0.0335in" svg:height="0.1516in" svg:x="2.5539in" svg:y="0.2283in" svg:viewBox="0 0 86 386" svg:d="M84 14c2-4 2-4 2-6 0-5-3-8-8-8-3 0-6 2-9 9-23 59-45 118-68 177 0 2-1 4-1 7 0 1 0 2 1 6 23 60 45 119 68 179 1 3 4 8 9 8s8-3 8-7c0-1 0-3-2-7-23-61-45-120-69-179 24-60 46-119 69-179z"><text:p/></draw:path><draw:path draw:style-name="gr3" draw:text-style-name="P6" svg:width="0.0602in" svg:height="0.1012in" svg:x="2.6035in" svg:y="0.2406in" svg:viewBox="0 0 154 258" svg:d="M30 228c14-13 27-27 42-40 59-53 82-74 82-113 0-44-34-75-81-75-44 0-73 36-73 70 0 22 20 22 21 22 7 0 20-5 20-20 0-10-7-20-21-20-2 0-3 0-5 0 9-26 30-40 52-40 35 0 52 32 52 63 0 32-19 61-40 86-25 27-49 55-75 82-4 5-4 6-4 15 48 0 96 0 144 0 3-24 7-46 10-68-3 0-5 0-9 0-2 13-5 29-9 35-3 3-28 3-36 3-23 0-47 0-70 0z"><text:p/></draw:path><draw:path draw:style-name="gr3" draw:text-style-name="P6" svg:width="0.0173in" svg:height="0.0453in" svg:x="2.6854in" svg:y="0.3256in" svg:viewBox="0 0 45 116" svg:d="M45 41c0-26-10-41-25-41-12 0-20 10-20 21 0 10 8 20 20 20 4 0 10-1 13-5 2-1 1-1 2-1s1 0 1 6c0 28-13 51-26 64-4 4-4 5-4 6 0 3 2 5 4 5 4 0 35-30 35-75z"><text:p/></draw:path><draw:path draw:style-name="gr3" draw:text-style-name="P6" svg:width="0.0602in" svg:height="0.1012in" svg:x="2.7476in" svg:y="0.2406in" svg:viewBox="0 0 154 258" svg:d="M30 228c13-13 27-27 40-40 61-53 84-74 84-113 0-44-34-75-81-75-44 0-73 36-73 70 0 22 20 22 21 22 7 0 20-5 20-20 0-10-7-20-21-20-2 0-3 0-5 0 9-26 30-40 52-40 35 0 52 32 52 63 0 32-19 61-41 86-24 27-49 55-74 82-4 5-4 6-4 15 47 0 96 0 143 0 3-24 8-46 11-68-3 0-5 0-9 0-2 13-5 29-9 35-3 3-28 3-37 3-23 0-46 0-69 0z"><text:p/></draw:path><draw:path draw:style-name="gr3" draw:text-style-name="P6" svg:width="0.0335in" svg:height="0.1516in" svg:x="2.8244in" svg:y="0.2283in" svg:viewBox="0 0 86 386" svg:d="M84 199c2-4 2-5 2-6s0-1-2-7c-22-59-45-118-67-177-3-7-6-9-9-9-5 0-8 3-8 8 0 1 0 2 1 5 23 60 46 120 69 180-23 59-46 118-69 179-1 4-1 4-1 7 0 4 3 7 8 7 4 0 6-4 7-7 24-61 46-120 69-180z"><text:p/></draw:path><draw:path draw:style-name="gr3" draw:text-style-name="P6" svg:width="0.0173in" svg:height="0.0453in" svg:x="2.8882in" svg:y="0.3256in" svg:viewBox="0 0 45 116" svg:d="M45 41c0-26-10-41-24-41-13 0-21 10-21 21 0 10 8 20 21 20 4 0 10-1 13-5 1-1 1-1 2-1 0 2 0 0 0 6 0 28-13 51-25 64-4 4-4 5-4 6 0 3 1 5 3 5 4 0 35-30 35-75z"><text:p/></draw:path><draw:path draw:style-name="gr3" draw:text-style-name="P6" svg:width="0.0335in" svg:height="0.1516in" svg:x="2.9598in" svg:y="0.2283in" svg:viewBox="0 0 86 386" svg:d="M84 14c2-4 2-4 2-6 0-5-3-8-8-8-3 0-6 2-9 9-23 59-45 118-68 177 0 2-1 4-1 7 0 1 0 2 1 6 23 60 45 119 68 179 1 3 4 8 9 8s8-3 8-7c0-1 0-3-2-7-23-61-45-120-69-179 24-60 46-119 69-179z"><text:p/></draw:path><draw:path draw:style-name="gr3" draw:text-style-name="P6" svg:width="0.063in" svg:height="0.1043in" svg:x="3.0083in" svg:y="0.2406in" svg:viewBox="0 0 161 266" svg:d="M97 122c31-11 54-37 54-68 0-32-34-54-72-54s-68 23-68 53c0 13 9 20 20 20 12 0 20-8 20-20 0-19-19-19-25-19 13-19 38-24 52-24 16 0 36 9 36 43 0 5 0 27-9 44-13 19-26 20-36 21-2 0-12 1-14 1-3 0-7 0-7 4 0 5 4 5 10 5s11 0 17 0c32 0 46 26 46 64 0 52-26 63-44 63-16 0-45-6-58-29 13 2 25-7 25-21 0-15-11-22-22-22-9 0-22 5-22 23 0 35 36 60 78 60 47 0 83-35 83-74 0-32-25-62-64-70z"><text:p/></draw:path><draw:path draw:style-name="gr3" draw:text-style-name="P6" svg:width="0.0173in" svg:height="0.0453in" svg:x="3.0913in" svg:y="0.3256in" svg:viewBox="0 0 45 116" svg:d="M45 41c0-26-10-41-25-41-12 0-20 10-20 21 0 10 8 20 20 20 4 0 10-1 14-5 1-1 1-1 1-1 1 0 1 0 1 6 0 28-13 51-26 64-4 4-4 5-4 6 0 3 2 5 4 5 4 0 35-30 35-75z"><text:p/></draw:path><draw:path draw:style-name="gr3" draw:text-style-name="P6" svg:width="0.0602in" svg:height="0.1012in" svg:x="3.1531in" svg:y="0.2406in" svg:viewBox="0 0 154 258" svg:d="M30 228c13-13 27-27 40-40 61-53 84-74 84-113 0-44-34-75-81-75-44 0-73 36-73 70 0 22 20 22 21 22 7 0 20-5 20-20 0-10-7-20-21-20-2 0-3 0-5 0 9-26 30-40 52-40 35 0 52 32 52 63 0 32-19 61-41 86-24 27-49 55-74 82-4 5-4 6-4 15 48 0 96 0 144 0 3-24 7-46 10-68-3 0-5 0-9 0-2 13-5 29-9 35-3 3-28 3-37 3-23 0-46 0-69 0z"><text:p/></draw:path><draw:path draw:style-name="gr3" draw:text-style-name="P6" svg:width="0.0335in" svg:height="0.1516in" svg:x="3.2303in" svg:y="0.2283in" svg:viewBox="0 0 86 386" svg:d="M84 199c2-4 2-5 2-6s0-1-2-7c-22-59-45-118-67-177-3-7-5-9-9-9-5 0-8 3-8 8 0 1 0 2 1 5 23 60 46 120 69 180-23 59-46 118-69 179-1 4-1 4-1 7 0 4 3 7 8 7 4 0 6-4 7-7 24-61 46-120 69-180z"><text:p/></draw:path><draw:path draw:style-name="gr3" draw:text-style-name="P6" svg:width="0.0539in" svg:height="0.1516in" svg:x="3.2917in" svg:y="0.2283in" svg:viewBox="0 0 138 386" svg:d="M56 335c0 15-10 40-53 43-1 1-3 2-3 4 0 4 4 4 8 4 37 0 73-18 73-48s0-60 0-88c0-16 0-28 16-40 14-12 28-12 37-13 2 0 4-1 4-4 0-4-3-4-7-4-25-2-44-16-48-35-2-4-2-4-2-19 0-25 0-50 0-76 0-16 0-28-17-44-17-12-43-15-56-15-4 0-8 0-8 4s2 4 7 5c24 1 43 13 48 33 1 3 1 4 1 19 0 26 0 53 0 80 0 17 3 24 16 37 7 8 18 12 29 15-31 8-45 27-45 49 0 31 0 62 0 93z"><text:p/></draw:path></draw:g></text:p>
      <text:p text:style-name="P9">צ.ל. <draw:g text:anchor-type="as-char" svg:y="-0.1134in" draw:z-index="408" draw:name="Shape8" draw:style-name="gr1"><svg:title>TexMaths</svg:title><svg:desc>11§display§g_1 \circ f = g_2 \circ f = id_A = \{\la 1, 1 \ra, \la 2, 2 \ra\}§svg§600§FALSE§</svg:desc><draw:path draw:style-name="gr2" draw:text-style-name="P5" svg:width="2.4598in" svg:height="0.1358in" svg:x="0.0059in" svg:y="0.0071in" svg:viewBox="0 0 6249 346" svg:d="M3125 346c-1041 0-2083 0-3125 0 0-116 0-230 0-346 2082 0 4166 0 6249 0 0 116 0 230 0 346-1041 0-2083 0-3124 0z"><text:p/></draw:path><draw:path draw:style-name="gr3" draw:text-style-name="P6" svg:width="0.0697in" svg:height="0.0976in" svg:x="0.0004in" svg:y="0.0461in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3" draw:text-style-name="P6" svg:width="0.0382in" svg:height="0.0701in" svg:x="0.0827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591in" svg:height="0.0591in" svg:x="0.1815in" svg:y="0.0453in" svg:viewBox="0 0 151 151" svg:d="M151 75c0-41-35-75-76-75-42 0-75 35-75 75 0 42 33 76 75 76 41 0 76-34 76-76zM75 134c-33 0-60-27-60-59 0-33 27-58 60-58s60 24 60 58c0 33-27 59-60 59z"><text:p/></draw:path><draw:path draw:style-name="gr3" draw:text-style-name="P6" svg:width="0.0756in" svg:height="0.1374in" svg:x="0.2909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1004in" svg:height="0.0354in" svg:x="0.424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0.5791in" svg:y="0.0461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469in" svg:height="0.0701in" svg:x="0.6563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0587in" svg:height="0.0591in" svg:x="0.7602in" svg:y="0.0453in" svg:viewBox="0 0 150 151" svg:d="M150 75c0-41-34-75-75-75-42 0-75 35-75 75 0 42 33 76 75 76 41 0 75-34 75-76zM75 134c-34 0-60-27-60-59 0-33 27-58 60-58 32 0 59 24 59 58 0 33-27 59-59 59z"><text:p/></draw:path><draw:path draw:style-name="gr3" draw:text-style-name="P6" svg:width="0.0756in" svg:height="0.1374in" svg:x="0.8697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3 72-2 0-12 0-19-6 18-1 21-16 21-21 0-9-6-13-14-13-10 0-21 8-21 23 0 17 17 26 33 26 21 0 36-23 43-37 12-25 22-71 22-74 8-40 15-80 23-121z"><text:p/></draw:path><draw:path draw:style-name="gr3" draw:text-style-name="P6" svg:width="0.1008in" svg:height="0.0354in" svg:x="1.00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1.1598in" svg:y="0.0134in" svg:viewBox="0 0 101 259" svg:d="M98 14c0-7-6-14-14-14-10 0-21 11-21 21 0 8 5 14 15 14 9 0 20-9 20-21zM69 160c5-11 5-12 8-22 3-8 6-14 6-21 0-18-13-32-32-32-37 0-51 56-51 59 0 5 3 5 4 5 4 0 5-1 6-8 11-36 26-47 40-47 3 0 9 0 9 12 0 7-3 16-4 20-3 9-21 55-26 71-5 10-9 22-9 30 0 19 13 32 31 32 36 0 50-55 50-59 0-3-3-3-4-3-3 0-3 1-6 7-6 23-19 46-39 46-7 0-9-3-9-12 0-10 2-16 11-38 5-14 10-27 15-40z"><text:p/></draw:path><draw:path draw:style-name="gr3" draw:text-style-name="P6" svg:width="0.072in" svg:height="0.1063in" svg:x="1.2142in" svg:y="0.0079in" svg:viewBox="0 0 184 271" svg:d="M184 4c0-1 0-4-6-4-5 0-42 3-48 4-3 0-6 3-6 7 0 6 4 6 9 6 19 0 20 2 20 6 0 2-1 6-1 8-8 31-16 60-23 91-8-14-19-25-37-25-45 0-92 57-92 112 0 37 21 62 51 62 7 0 27-1 50-29 4 16 17 29 35 29 14 0 22-9 29-21 7-14 12-38 12-39 0-3-4-3-5-3-4 0-5 1-6 7-6 25-13 47-28 47-11 0-13-10-13-18s2-12 3-18c18-74 37-148 56-222zM103 220c-2 8-2 8-7 15-18 22-33 27-44 27-20 0-24-21-24-36 0-18 12-65 20-83 13-23 30-37 46-37 24 0 29 32 29 34s0 4-1 6c-6 25-12 50-19 74z"><text:p/></draw:path><draw:path draw:style-name="gr3" draw:text-style-name="P6" svg:width="0.0803in" svg:height="0.0756in" svg:x="1.2925in" svg:y="0.0602in" svg:viewBox="0 0 205 193" svg:d="M41 160c-9 15-18 22-34 23-3 0-7 0-7 5 0 4 3 5 4 5 7 0 16-1 24-1s19 1 27 1c2 0 6 0 6-7 0-3-4-3-5-3-2 0-12-1-12-8 0-3 3-9 4-11 8-11 15-22 22-33 26 0 52 0 77 0 3 14 5 30 7 45-1 2-3 7-19 7-3 0-6 0-6 5 0 1 0 5 4 5 8 0 27-1 34-1 6 0 11 0 17 0 4 0 10 1 15 1 3 0 6-3 6-6 0-4-4-4-8-4-15 0-17-2-18-9-7-56-15-111-23-166-1-7-2-8-6-8-6 0-7 2-10 6-33 51-66 102-99 154zM77 121c19-30 37-58 56-88 5 30 9 58 13 88-23 0-46 0-69 0z"><text:p/></draw:path><draw:path draw:style-name="gr3" draw:text-style-name="P6" svg:width="0.1004in" svg:height="0.0354in" svg:x="1.436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1.5996in" svg:y="0in" svg:viewBox="0 0 138 385" svg:d="M81 52c0-16 11-41 53-43 2 0 4-2 4-5 0-4-4-4-8-4-39 0-74 20-74 48 0 29 0 59 0 89 0 15 0 27-15 39s-29 12-38 13c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" svg:width="0.0339in" svg:height="0.1512in" svg:x="1.6815in" svg:y="0in" svg:viewBox="0 0 87 385" svg:d="M85 15c2-4 2-5 2-7 0-5-4-8-8-8s-6 2-9 9c-23 59-45 118-68 177-1 2-2 4-2 7 0 2 0 2 2 6 23 59 45 118 68 176 2 5 4 10 9 10 4 0 8-3 8-7 0-1 0-3-2-7-23-59-45-119-68-178 23-60 45-119 68-178z"><text:p/></draw:path><draw:path draw:style-name="gr3" draw:text-style-name="P6" svg:width="0.05in" svg:height="0.1in" svg:x="1.737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173in" svg:height="0.0453in" svg:x="1.81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1.8811in" svg:y="0.013in" svg:viewBox="0 0 128 255" svg:d="M80 10c0-10 0-10-10-10-23 24-57 24-70 24 0 5 0 8 0 12 9 0 31 0 52-10 0 66 0 133 0 199 0 14-2 18-37 18-4 0-7 0-12 0 0 5 0 9 0 12 14-1 47-1 63-1 15 0 48 0 62 1 0-3 0-7 0-12-5 0-8 0-12 0-35 0-36-4-36-18 0-72 0-144 0-215z"><text:p/></draw:path><draw:path draw:style-name="gr3" draw:text-style-name="P6" svg:width="0.0339in" svg:height="0.1512in" svg:x="1.952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173in" svg:height="0.0453in" svg:x="2.0161in" svg:y="0.0972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339in" svg:height="0.1512in" svg:x="2.087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3" draw:text-style-name="P6" svg:width="0.0602in" svg:height="0.1in" svg:x="2.1374in" svg:y="0.013in" svg:viewBox="0 0 154 255" svg:d="M30 226c13-14 27-26 40-39 61-53 84-74 84-112 0-44-34-75-81-75-44 0-73 35-73 69 0 22 20 22 21 22 7 0 20-4 20-21 0-9-7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173in" svg:height="0.0453in" svg:x="2.2189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02in" svg:height="0.1in" svg:x="2.2811in" svg:y="0.013in" svg:viewBox="0 0 154 255" svg:d="M30 226c13-14 27-26 40-39 61-53 84-74 84-112 0-44-35-75-81-75-44 0-73 35-73 69 0 22 19 22 21 22 7 0 20-4 20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339in" svg:height="0.1512in" svg:x="2.3579in" svg:y="0in" svg:viewBox="0 0 87 385" svg:d="M85 199c2-4 2-5 2-6 0-3 0-1-2-6-23-59-45-119-68-178-3-7-6-9-9-9-5 0-8 3-8 8 0 1 0 2 2 6 23 60 45 119 68 179-23 58-45 117-68 177-2 4-2 5-2 8 0 4 4 7 8 7 5 0 6-4 9-7 23-60 45-119 68-179z"><text:p/></draw:path><draw:path draw:style-name="gr3" draw:text-style-name="P6" svg:width="0.0539in" svg:height="0.1512in" svg:x="2.4197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text:s/>(נחשב ונמצא שזה נכון) וגם <draw:g text:anchor-type="as-char" svg:y="-0.1102in" draw:z-index="406" draw:name="Shape9" draw:style-name="gr1"><svg:title>TexMaths</svg:title><svg:desc>11§display§g_1 \neq g_2§svg§600§FALSE§</svg:desc><draw:path draw:style-name="gr2" draw:text-style-name="P5" svg:width="0.4535in" svg:height="0.1256in" svg:x="0.0059in" svg:y="0.0079in" svg:viewBox="0 0 1153 320" svg:d="M577 320c-192 0-385 0-577 0 0-107 0-213 0-320 384 0 769 0 1153 0 0 107 0 213 0 320-192 0-384 0-576 0z"><text:p/></draw:path><draw:path draw:style-name="gr3" draw:text-style-name="P6" svg:width="0.0697in" svg:height="0.0976in" svg:x="0.0004in" svg:y="0.0425in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3" draw:text-style-name="P6" svg:width="0.0386in" svg:height="0.0705in" svg:x="0.0823in" svg:y="0.061in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3" draw:text-style-name="P6" svg:width="0.076in" svg:height="0.1413in" svg:x="0.2024in" svg:y="0in" svg:viewBox="0 0 194 360" svg:d="M190 15c4-5 4-6 4-7 0-2-3-8-8-8-6 0-7 2-9 8-58 112-115 224-174 336-3 6-3 7-3 8 0 3 3 8 8 8s6-3 8-8c59-113 116-224 174-337z"><text:p/></draw:path><draw:path draw:style-name="gr3" draw:text-style-name="P6" svg:width="0.1008in" svg:height="0.0358in" svg:x="0.1898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93in" svg:height="0.0976in" svg:x="0.3437in" svg:y="0.0425in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3" draw:text-style-name="P6" svg:width="0.0469in" svg:height="0.0705in" svg:x="0.4205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(נניח בשלילה שוויון, לפיכך לפי שוויון פונקציות נסיק שלכל <draw:g text:anchor-type="as-char" svg:y="-0.1047in" draw:z-index="411" draw:name="Shape10" draw:style-name="gr1"><svg:title>TexMaths</svg:title><svg:desc>11§display§b \in B§svg§600§FALSE§</svg:desc><draw:path draw:style-name="gr2" draw:text-style-name="P5" svg:width="0.3496in" svg:height="0.0953in" svg:x="0.0012in" svg:y="0.0079in" svg:viewBox="0 0 889 243" svg:d="M0 0c296 0 593 0 889 0 0 81 0 162 0 243-296 0-593 0-889 0 0-81 0-162 0-243z"><text:p/></draw:path><draw:path draw:style-name="gr3" draw:text-style-name="P6" svg:width="0.0559in" svg:height="0.1063in" svg:x="0.0004in" svg:y="0in" svg:viewBox="0 0 143 271" svg:d="M75 4c-2-1 0-4-6-4-8 0-36 3-46 4-3 0-8 0-8 8 0 5 4 5 9 5 19 0 20 2 20 6 0 2-3 16-5 23-11 42-21 84-32 126-5 19-7 26-7 39 0 36 21 60 50 60 45 0 93-57 93-113 0-34-21-61-52-61-17 0-34 11-45 23 10-38 19-77 29-116zM39 149c2-8 2-8 5-12 19-26 36-31 46-31 15 0 24 11 24 36 0 22-12 67-19 81-12 26-30 40-45 40-14 0-26-10-26-39 0-8 0-15 6-40 3-11 5-23 9-35z"><text:p/></draw:path><draw:path draw:style-name="gr3" draw:text-style-name="P6" svg:width="0.076in" svg:height="0.0874in" svg:x="0.1134in" svg:y="0.0232in" svg:viewBox="0 0 194 223" svg:d="M179 119c7 0 15 0 15-8 0-7-8-7-15-7-54 0-109 0-162 0 4-51 48-89 103-89 20 0 40 0 59 0 7 0 15 0 15-7 0-8-8-8-15-8-21 0-40 0-60 0-66 0-119 50-119 111s53 112 119 112c20 0 39 0 60 0 7 0 15 0 15-8s-8-8-15-8c-19 0-39 0-59 0-55 0-99-37-103-88 53 0 108 0 162 0z"><text:p/></draw:path><draw:path draw:style-name="gr3" draw:text-style-name="P6" svg:width="0.1083in" svg:height="0.1031in" svg:x="0.2504in" svg:y="0.002in" svg:viewBox="0 0 276 263" svg:d="M46 233c-4 14-4 17-35 17-7 0-11 0-11 8 0 5 4 5 11 5 46 0 91 0 138 0 61 0 106-46 106-84 0-28-22-49-59-53 39-8 80-37 80-73 0-29-25-53-71-53-44 0-87 0-130 0-8 0-11 0-11 8 0 4 3 4 10 4 1 0 9 0 15 0 7 1 10 1 10 7 0 1 0 2-1 7-18 69-34 138-52 207zM105 122c7-32 16-64 24-96 3-13 3-14 21-14 16 0 33 0 49 0 34 0 42 22 42 40 0 34-33 70-80 70-19 0-38 0-56 0zM87 250c-6 0-7 0-9 0-3-1-4-1-4-4 0-1 0-1 1-9 9-35 19-70 27-106 25 0 49 0 73 0 37 0 44 27 44 44 0 38-34 75-79 75-18 0-35 0-53 0z"><text:p/></draw:path></draw:g><text:s/><text:span text:style-name="T9">מתקיים </text:span><text:span text:style-name="T9"><draw:g text:anchor-type="as-char" svg:y="-0.1134in" draw:z-index="410" draw:name="Shape11" draw:style-name="gr1"><svg:title>TexMaths</svg:title><svg:desc>11§display§g_1(b) = g_2(b)§svg§600§FALSE§</svg:desc><draw:path draw:style-name="gr2" draw:text-style-name="P5" svg:width="0.8197in" svg:height="0.1354in" svg:x="0.0059in" svg:y="0.0071in" svg:viewBox="0 0 2083 345" svg:d="M0 0c694 0 1389 0 2083 0 0 115 0 230 0 345-694 0-1389 0-2083 0 0-115 0-230 0-345z"><text:p/></draw:path><draw:path draw:style-name="gr3" draw:text-style-name="P6" svg:width="0.0693in" svg:height="0.0972in" svg:x="0.0004in" svg:y="0.0461in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" draw:text-style-name="P6" svg:width="0.0386in" svg:height="0.0701in" svg:x="0.0823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346in" svg:height="0.1508in" svg:x="0.1543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555in" svg:height="0.1059in" svg:x="0.2051in" svg:y="0.0083in" svg:viewBox="0 0 142 270" svg:d="M75 3c-2-1 0-3-6-3-9 0-37 2-47 3-3 0-8 1-8 8 0 4 5 4 10 4 19 0 19 4 19 7s-3 17-5 24c-11 42-20 84-31 126-5 20-7 24-7 37 0 38 21 61 49 61 46 0 93-58 93-111 0-36-20-62-51-62-17 0-34 11-45 23 10-40 19-78 29-117zM38 150c3-9 3-10 6-15 19-24 36-30 46-30 14 0 24 12 24 36 0 23-13 66-19 81-13 26-31 40-46 40-13 0-26-11-26-40 0-6 0-14 7-37 3-12 5-24 8-35z"><text:p/></draw:path><draw:path draw:style-name="gr3" draw:text-style-name="P6" svg:width="0.035in" svg:height="0.1508in" svg:x="0.272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1008in" svg:height="0.035in" svg:x="0.3732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2in" svg:x="0.5272in" svg:y="0.0461in" svg:viewBox="0 0 178 248" svg:d="M177 25c0-3 1-4 1-7 0-7-5-10-12-10-3 0-14 2-15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469in" svg:height="0.0701in" svg:x="0.6039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6" svg:width="0.0346in" svg:height="0.1508in" svg:x="0.6807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559in" svg:height="0.1059in" svg:x="0.7319in" svg:y="0.0083in" svg:viewBox="0 0 143 270" svg:d="M75 3c-2-1 0-3-6-3-9 0-37 2-47 3-2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3" draw:text-style-name="P6" svg:width="0.0346in" svg:height="0.1508in" svg:x="0.798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<text:s/>ובפרט </text:span><text:span text:style-name="T9"><draw:g text:anchor-type="as-char" svg:y="-0.1083in" draw:z-index="409" draw:name="Shape12" draw:style-name="gr1"><svg:title>TexMaths</svg:title><svg:desc>11§display§b = 3§svg§600§FALSE§</svg:desc><draw:path draw:style-name="gr2" draw:text-style-name="P5" svg:width="0.3209in" svg:height="0.0921in" svg:x="0.0012in" svg:y="0.0079in" svg:viewBox="0 0 816 235" svg:d="M0 0c272 0 544 0 816 0 0 78 0 157 0 235-272 0-544 0-816 0 0-78 0-157 0-235z"><text:p/></draw:path><draw:path draw:style-name="gr3" draw:text-style-name="P6" svg:width="0.0559in" svg:height="0.1059in" svg:x="0.0004in" svg:y="0in" svg:viewBox="0 0 143 270" svg:d="M75 4c-2-1 0-4-6-4-9 0-36 3-46 4-3 0-8 0-8 8 0 4 4 4 9 4 19 0 20 3 20 7 0 2-3 15-6 23-11 42-20 84-31 125-5 19-7 26-7 39 0 36 21 60 49 60 46 0 94-57 94-113 0-33-21-60-52-60-17 0-34 12-45 23 10-39 19-77 29-116zM38 148c3-7 3-8 6-12 19-25 36-31 46-31 14 0 24 13 24 36s-12 67-19 81c-13 26-30 39-46 39-13 0-25-9-25-38 0-8 0-14 6-38 3-13 5-25 8-37z"><text:p/></draw:path><draw:path draw:style-name="gr3" draw:text-style-name="P6" svg:width="0.1004in" svg:height="0.035in" svg:x="0.1094in" svg:y="0.0496in" svg:viewBox="0 0 256 90" svg:d="M243 15c7 0 13 0 13-7 0-8-6-8-12-8-78 0-155 0-232 0-5 0-12 0-12 8 0 7 7 7 13 7 77 0 153 0 230 0zM244 90c6 0 12 0 12-8 0-7-6-7-13-7-77 0-153 0-230 0-6 0-13 0-13 7 0 8 7 8 12 8 77 0 154 0 232 0z"><text:p/></draw:path><draw:path draw:style-name="gr3" draw:text-style-name="P6" svg:width="0.063in" svg:height="0.1035in" svg:x="0.2669in" svg:y="0.0047in" svg:viewBox="0 0 161 264" svg:d="M96 121c32-11 55-38 55-68 0-32-34-53-72-53-39 0-68 23-68 52 0 13 9 21 20 21 12 0 20-9 20-20 0-20-19-20-25-20 12-19 38-23 52-23 15 0 36 8 36 43 0 4 0 26-11 44s-24 19-34 19c-3 0-12 2-15 2-2 0-6 1-6 4 0 4 4 4 10 4s11 0 17 0c32 0 46 26 46 63 0 53-26 64-44 64-17 0-45-7-59-29 14 1 26-6 26-22 0-13-11-21-22-21-9 0-22 6-22 22 0 35 36 61 78 61 47 0 83-35 83-75 0-31-25-60-65-68z"><text:p/></draw:path></draw:g></text:span><text:span text:style-name="T9"><text:s/></text:span><text:span text:style-name="T10">אך </text:span><text:span text:style-name="T10"><draw:g text:anchor-type="as-char" svg:y="-0.1102in" draw:z-index="412" draw:name="Shape13" draw:style-name="gr1"><svg:title>TexMaths</svg:title><svg:desc>11§display§1 \neq 2§svg§600§FALSE§</svg:desc><draw:path draw:style-name="gr2" draw:text-style-name="P5" svg:width="0.3307in" svg:height="0.1256in" svg:x="0.0004in" svg:y="0.0079in" svg:viewBox="0 0 841 320" svg:d="M421 320c-141 0-280 0-421 0 0-107 0-213 0-320 280 0 561 0 841 0 0 107 0 213 0 320-140 0-280 0-420 0z"><text:p/></draw:path><draw:path draw:style-name="gr3" draw:text-style-name="P6" svg:width="0.05in" svg:height="0.1004in" svg:x="0.0059in" svg:y="0.0079in" svg:viewBox="0 0 128 256" svg:d="M79 10c0-10 0-10-9-10-23 24-57 24-70 24 0 5 0 8 0 12 9 0 31 0 51-10 0 67 0 133 0 199 0 14-2 19-36 19-4 0-7 0-12 0 0 4 0 9 0 12 13-1 45-1 62-1 15 0 49 0 63 1 0-3 0-8 0-12-5 0-8 0-13 0-34 0-36-5-36-19 0-72 0-143 0-215z"><text:p/></draw:path><draw:path draw:style-name="gr3" draw:text-style-name="P6" svg:width="0.0752in" svg:height="0.1413in" svg:x="0.1319in" svg:y="0in" svg:viewBox="0 0 192 360" svg:d="M190 15c2-5 2-6 2-7 0-2-2-8-7-8s-6 2-8 8c-58 112-115 224-174 336-3 6-3 7-3 8 0 3 3 8 8 8 4 0 5-3 8-8 59-113 116-224 174-337z"><text:p/></draw:path><draw:path draw:style-name="gr3" draw:text-style-name="P6" svg:width="0.1008in" svg:height="0.0358in" svg:x="0.1193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02in" svg:height="0.1004in" svg:x="0.2787in" svg:y="0.0079in" svg:viewBox="0 0 154 256" svg:d="M30 226c13-13 27-26 40-38 61-53 84-74 84-113 0-44-35-75-83-75-42 0-71 35-71 70 0 22 19 22 20 22 6 0 21-5 21-21 0-10-8-20-21-20-4 0-5 0-6 0 9-25 30-39 53-39 35 0 52 31 52 63 0 31-20 61-41 85-24 28-49 54-74 82-4 4-4 5-4 14 47 0 96 0 143 0 3-22 8-44 11-66-3 0-7 0-10 0-2 11-4 27-9 33-2 3-27 3-36 3-23 0-46 0-69 0z"><text:p/></draw:path></draw:g></text:span><text:span text:style-name="T10"><text:s/>וזו </text:span><text:span text:style-name="T11">סתירה</text:span><text:span text:style-name="T10">), וכל אשר </text:span><text:span text:style-name="T4">הכרחי ומספיק</text:span><text:span text:style-name="T10"> כדי לשלול את הגרירה הוכח כדרוש </text:span><text:span text:style-name="T12">(לפי כלל </text:span><text:span text:style-name="T12"><draw:g text:anchor-type="as-char" svg:y="-0.1134in" draw:z-index="413" draw:name="Shape14" draw:style-name="gr1"><svg:title>TexMaths</svg:title><svg:desc>11§display§\lnot(A \sso B) \iff A \land \lnot B§svg§600§FALSE§</svg:desc><draw:path draw:style-name="gr2" draw:text-style-name="P5" svg:width="1.6256in" svg:height="0.1358in" svg:x="0.0004in" svg:y="0.0071in" svg:viewBox="0 0 4130 346" svg:d="M2066 346c-689 0-1377 0-2066 0 0-116 0-230 0-346 1376 0 2754 0 4130 0 0 116 0 230 0 346-688 0-1376 0-2064 0z"><text:p/></draw:path><draw:path draw:style-name="gr3" draw:text-style-name="P6" svg:width="0.0843in" svg:height="0.0402in" svg:x="0.0012in" svg:y="0.0598in" svg:viewBox="0 0 215 103" svg:d="M215 14c0-13-2-14-14-14-62 0-125 0-188 0-6 0-13 0-13 8 0 7 7 7 13 7 62 0 125 0 186 0 0 25 0 50 0 74 0 8 0 14 8 14s8-6 8-14c0-25 0-49 0-75z"><text:p/></draw:path><draw:path draw:style-name="gr3" draw:text-style-name="P6" svg:width="0.035in" svg:height="0.1512in" svg:x="0.1091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1043in" svg:height="0.1079in" svg:x="0.1587in" svg:y="0.0043in" svg:viewBox="0 0 266 275" svg:d="M56 231c-15 26-31 31-47 32-5 1-9 1-9 8 0 2 2 4 6 4 11 0 22-1 33-1 13 0 26 1 38 1 2 0 8 0 8-7 0-4-4-5-7-5-9 0-17-3-17-13 0-4 2-9 5-14 10-17 20-32 30-49 32 0 65 0 97 0 0 9 5 60 5 64 0 11-20 12-27 12-6 0-9 0-9 8 0 4 4 4 5 4 16 0 32-1 48-1 9 0 34 1 44 1 2 0 7 0 7-7 0-5-4-5-10-5-23 0-23-2-24-13-8-79-16-160-24-240-1-8-1-10-8-10-5 0-7 3-10 7-45 74-89 149-134 224zM102 175c26-43 51-85 76-127 5 42 9 84 13 127-29 0-59 0-89 0z"><text:p/></draw:path><draw:path draw:style-name="gr3" draw:text-style-name="P6" svg:width="0.1346in" svg:height="0.0787in" svg:x="0.3185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6" svg:width="0.1083in" svg:height="0.1028in" svg:x="0.5106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3" draw:text-style-name="P6" svg:width="0.0346in" svg:height="0.1512in" svg:x="0.636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827in" svg:x="0.7795in" svg:y="0.0335in" svg:viewBox="0 0 343 211" svg:d="M330 152c7 0 13 0 13-8 0-9-6-9-14-9-81 0-164 0-245 0-16-13-36-23-49-29 15-6 33-16 49-29 81 0 164 0 245 0 8 0 14-1 14-9 0-9-6-7-13-7-76 0-153 0-229 0 19-18 39-52 39-57 0-4-5-4-7-4-3 0-6 0-8 3-7 15-18 36-44 58-26 24-52 34-72 39-7 2-6 2-8 3-1 2-1 2-1 3s0 2 0 3h1c1 1 2 1 9 3 53 16 91 51 112 93 5 6 6 6 11 6 2 0 7 0 7-3 0-4-20-38-39-56 76 0 153 0 229 0z"><text:p/></draw:path><draw:path draw:style-name="gr3" draw:text-style-name="P6" svg:width="0.1346in" svg:height="0.0827in" svg:x="0.9059in" svg:y="0.0335in" svg:viewBox="0 0 343 211" svg:d="M259 77c16 13 36 23 49 29-14 6-33 16-49 29-82 0-164 0-246 0-6 0-13 0-13 9 0 8 7 8 13 8 76 0 153 0 229 0-19 18-40 52-40 56 0 3 6 3 8 3 3 0 6 0 8-3 8-13 19-34 44-56 26-24 53-34 72-40 7-2 7-3 8-3 1-1 1-2 1-3s0-1-1-3h-1c-1-1-1-1-9-3-51-15-90-50-112-92-4-8-4-8-10-8-2 0-8 0-8 4 0 5 20 39 40 57-76 0-153 0-229 0-6 0-13-2-13 7 0 8 7 9 13 9 82 0 164 0 246 0z"><text:p/></draw:path><draw:path draw:style-name="gr3" draw:text-style-name="P6" svg:width="0.1039in" svg:height="0.1079in" svg:x="1.1394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" draw:text-style-name="P6" svg:width="0.0843in" svg:height="0.0937in" svg:x="1.2906in" svg:y="0.022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6" svg:width="0.0846in" svg:height="0.0402in" svg:x="1.426in" svg:y="0.0598in" svg:viewBox="0 0 216 103" svg:d="M216 14c0-13-3-14-15-14-62 0-125 0-188 0-6 0-13 0-13 8 0 7 7 7 13 7 62 0 125 0 186 0 0 25 0 50 0 74 0 8 0 14 9 14 8 0 8-6 8-14 0-25 0-49 0-75z"><text:p/></draw:path><draw:path draw:style-name="gr3" draw:text-style-name="P6" svg:width="0.1083in" svg:height="0.1028in" svg:x="1.5256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span><text:span text:style-name="T12">)</text:span><text:span text:style-name="T10">. </text:span></text:p>
      <text:p text:style-name="P10"><text:span text:style-name="T13"><draw:g text:anchor-type="as-char" svg:y="-0.1134in" draw:z-index="2" draw:name="Shape1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ב’ <text:span text:style-name="T14">– סתירה</text:span></text:h>
      <text:p text:style-name="P11">נתון: <text:span text:style-name="T5"><draw:g text:anchor-type="as-char" svg:y="-0.1075in" draw:z-index="3" draw:name="Shape17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הפיכה מימין</text:span></text:p>
      <text:p text:style-name="P11">צ.ל.: <text:span text:style-name="T15">סתירת </text:span><text:span text:style-name="T5">יחידות </text:span><text:span text:style-name="T15">קיום </text:span><text:span text:style-name="T5">הופכית מימין של </text:span><text:span text:style-name="T5"><draw:g text:anchor-type="as-char" svg:y="-0.1075in" draw:z-index="4" draw:name="Shape1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/text:p>
      <text:p text:style-name="P12"><text:span text:style-name="T16">הוכחה: </text:span><text:span text:style-name="T15">נסתור ע"י הבאת דוגמה נגדית. נבחר פונקציה </text:span><text:span text:style-name="T17"><draw:g text:anchor-type="as-char" svg:y="-0.1134in" draw:z-index="5" draw:name="Shape19" draw:style-name="gr1"><svg:title>TexMaths</svg:title><svg:desc>11§display§f = \{\la 0, 0 \ra, \la 1, 0\ra \}§svg§600§FALSE§</svg:desc><draw:path draw:style-name="gr2" draw:text-style-name="P5" svg:width="1.1622in" svg:height="0.1354in" svg:x="-0.0004in" svg:y="0.0071in" svg:viewBox="0 0 2953 345" svg:d="M0 0c984 0 1969 0 2953 0 0 115 0 230 0 345-984 0-1969 0-295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2969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335in" svg:height="0.1508in" svg:x="0.37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38in" svg:height="0.1035in" svg:x="0.4268in" svg:y="0.0126in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3" draw:text-style-name="P6" svg:width="0.0173in" svg:height="0.0453in" svg:x="0.5102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0638in" svg:height="0.1035in" svg:x="0.5705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35in" svg:height="0.1508in" svg:x="0.6488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" svg:width="0.0173in" svg:height="0.0453in" svg:x="0.7126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6" svg:width="0.0335in" svg:height="0.1508in" svg:x="0.7839in" svg:y="0in" svg:viewBox="0 0 86 384" svg:d="M84 14c2-4 2-4 2-6 0-5-4-8-8-8-3 0-7 2-9 9-22 58-45 118-67 177-1 2-2 4-2 7 0 0 0 1 2 5 22 60 45 119 67 177 1 4 4 9 9 9 4 0 8-3 8-7 0-2 0-3-2-7-24-60-46-119-69-177 23-60 45-119 69-179z"><text:p/></draw:path><draw:path draw:style-name="gr3" draw:text-style-name="P6" svg:width="0.05in" svg:height="0.1008in" svg:x="0.8398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173in" svg:height="0.0453in" svg:x="0.9154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638in" svg:height="0.1035in" svg:x="0.9756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35in" svg:height="0.1508in" svg:x="1.0543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" svg:width="0.0535in" svg:height="0.1508in" svg:x="1.1161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17">, </text:span><text:span text:style-name="T18">וכמו כן</text:span><text:span text:style-name="T14"> </text:span><text:span text:style-name="T14"><draw:g text:anchor-type="as-char" svg:y="-0.1134in" draw:z-index="10" draw:name="Shape20" draw:style-name="gr1"><svg:title>TexMaths</svg:title><svg:desc>11§display§A = \{0, 1\}§svg§600§FALSE§</svg:desc><draw:path draw:style-name="gr2" draw:text-style-name="P5" svg:width="0.6614in" svg:height="0.1358in" svg:x="0.002in" svg:y="0.0071in" svg:viewBox="0 0 1681 346" svg:d="M840 346c-280 0-559 0-840 0 0-116 0-230 0-346 560 0 1121 0 1681 0 0 116 0 230 0 346-281 0-561 0-841 0z"><text:p/></draw:path><draw:path draw:style-name="gr3" draw:text-style-name="P6" svg:width="0.1035in" svg:height="0.1079in" svg:x="-0.0004in" svg:y="0.0043in" svg:viewBox="0 0 264 275" svg:d="M55 231c-15 26-31 31-47 32-5 1-8 1-8 8 0 2 1 4 4 4 11 0 22-1 33-1 14 0 27 1 39 1 3 0 8 0 8-7 0-4-4-5-7-5-9 0-18-3-18-13 0-4 3-9 6-14 10-17 20-32 30-49 32 0 65 0 96 0 0 9 6 60 6 64 0 11-20 12-28 12-5 0-8 0-8 8 0 4 4 4 5 4 16 0 32-1 47-1 10 0 35 1 44 1 3 0 7 0 7-7 0-5-3-5-9-5-23 0-23-2-24-13-8-79-16-160-24-240-1-8-1-10-8-10-5 0-8 3-10 7-45 74-89 149-134 224zM101 175c26-43 51-85 76-127 5 42 9 84 13 127-29 0-59 0-89 0z"><text:p/></draw:path><draw:path draw:style-name="gr3" draw:text-style-name="P6" svg:width="0.1004in" svg:height="0.0354in" svg:x="0.1591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3" draw:text-style-name="P6" svg:width="0.0539in" svg:height="0.1512in" svg:x="0.322in" svg:y="0in" svg:viewBox="0 0 138 385" svg:d="M81 52c0-16 10-41 53-43 1 0 4-2 4-5 0-4-4-4-8-4-39 0-74 20-74 48 0 29 0 59 0 89 0 15 0 27-15 39s-29 12-38 13c-1 0-3 1-3 4 0 4 2 4 7 4 25 2 44 14 48 34 1 4 1 5 1 19 0 25 0 51 0 76 0 16 0 29 19 43 14 12 41 16 55 16 4 0 8 0 8-4s-3-4-7-4c-24-2-43-15-48-33-2-5-2-5-2-19 0-27 0-54 0-82 0-17-3-24-15-35-8-8-19-12-30-15 32-9 45-27 45-49 0-31 0-61 0-92z"><text:p/></draw:path><draw:path draw:style-name="gr3" draw:text-style-name="P6" svg:width="0.0638in" svg:height="0.1035in" svg:x="0.3925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3in" svg:height="0.0453in" svg:x="0.4756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5in" svg:height="0.1in" svg:x="0.5437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539in" svg:height="0.1512in" svg:x="0.6173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4"><text:s/>ו־</text:span><text:span text:style-name="T14"><draw:g text:anchor-type="as-char" svg:y="-0.1134in" draw:z-index="11" draw:name="Shape21" draw:style-name="gr1"><svg:title>TexMaths</svg:title><svg:desc>11§display§B = \{0\}§svg§600§FALSE§</svg:desc><draw:path draw:style-name="gr2" draw:text-style-name="P5" svg:width="0.526in" svg:height="0.1354in" svg:x="0.0008in" svg:y="0.0071in" svg:viewBox="0 0 1337 345" svg:d="M0 0c445 0 892 0 1337 0 0 115 0 230 0 345-445 0-892 0-1337 0 0-115 0-230 0-345z"><text:p/></draw:path><draw:path draw:style-name="gr3" draw:text-style-name="P6" svg:width="0.1079in" svg:height="0.1031in" svg:x="-0.0004in" svg:y="0.0098in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3" draw:text-style-name="P6" svg:width="0.1008in" svg:height="0.035in" svg:x="0.1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3291in" svg:y="0in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" svg:width="0.0638in" svg:height="0.1035in" svg:x="0.4004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" svg:width="0.0535in" svg:height="0.1508in" svg:x="0.4811in" svg:y="0in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14">. נבחר </text:span><text:span text:style-name="T14"><draw:g text:anchor-type="as-char" svg:y="-0.1134in" draw:z-index="12" draw:name="Shape22" draw:style-name="gr1"><svg:title>TexMaths</svg:title><svg:desc>11§display§g_1 = \{\la 0, 0 \ra\}, g_2 = \{\la 0, 1\ra\}§svg§600§FALSE§</svg:desc><draw:path draw:style-name="gr2" draw:text-style-name="P5" svg:width="1.7091in" svg:height="0.1358in" svg:x="0.0051in" svg:y="0.0071in" svg:viewBox="0 0 4342 346" svg:d="M2172 346c-724 0-1448 0-2172 0 0-116 0-230 0-346 1447 0 2895 0 4342 0 0 116 0 230 0 346-723 0-1447 0-2170 0z"><text:p/></draw:path><draw:path draw:style-name="gr3" draw:text-style-name="P6" svg:width="0.0697in" svg:height="0.0976in" svg:x="-0.0004in" svg:y="0.0453in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2-84 10-19 26-34 43-34 25 0 30 31 30 33s-1 4-1 5c-6 25-12 49-18 74z"><text:p/></draw:path><draw:path draw:style-name="gr3" draw:text-style-name="P6" svg:width="0.0382in" svg:height="0.0701in" svg:x="0.081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1004in" svg:height="0.0354in" svg:x="0.189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0.3524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8-33-2-5-2-5-2-19 0-27 0-54 0-82 0-17-2-23-15-35-8-8-19-12-30-15 32-9 45-27 45-49 0-31 0-61 0-92z"><text:p/></draw:path><draw:path draw:style-name="gr3" draw:text-style-name="P6" svg:width="0.0339in" svg:height="0.1512in" svg:x="0.4343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3" draw:text-style-name="P6" svg:width="0.0638in" svg:height="0.1035in" svg:x="0.4827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173in" svg:height="0.0453in" svg:x="0.5657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38in" svg:height="0.1035in" svg:x="0.626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" draw:text-style-name="P6" svg:width="0.0339in" svg:height="0.1512in" svg:x="0.7047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3" draw:text-style-name="P6" svg:width="0.0539in" svg:height="0.1512in" svg:x="0.7669in" svg:y="0in" svg:viewBox="0 0 138 385" svg:d="M55 334c0 15-10 40-52 43-2 0-3 2-3 4 0 4 4 4 8 4 37 0 73-18 73-48 0-29 0-58 0-88 0-16 0-28 16-40 13-11 28-11 36-12 2 0 5-1 5-4 0-4-4-4-7-4-25-2-44-15-48-35-2-3-2-4-2-19 0-25 0-50 0-76 0-16 0-28-18-42-16-13-42-17-55-17-4 0-8 0-8 4 0 5 2 5 6 5 25 1 44 14 48 33 1 4 1 4 1 19 0 26 0 54 0 81 0 18 3 24 17 36 7 8 18 12 29 15-32 10-46 26-46 48 0 31 0 62 0 93z"><text:p/></draw:path><draw:path draw:style-name="gr3" draw:text-style-name="P6" svg:width="0.0177in" svg:height="0.0453in" svg:x="0.8449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93in" svg:height="0.0976in" svg:x="0.9016in" svg:y="0.0453in" svg:viewBox="0 0 177 249" svg:d="M176 25c0-2 1-4 1-6 0-7-4-11-11-11-4 0-14 3-16 16-7-14-20-24-36-24-44 0-92 54-92 110 0 38 23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465in" svg:height="0.0701in" svg:x="0.9787in" svg:y="0.0661in" svg:viewBox="0 0 119 179" svg:d="M119 130c-3 0-6 0-9 0-1 5-3 22-8 24-1 2-22 2-26 2-17 0-33 0-50 0 29-25 38-33 54-45 20-16 39-33 39-58 0-33-29-53-63-53s-56 23-56 48c0 14 11 15 14 15 6 0 15-5 15-15 0-4-3-14-17-14 9-19 27-24 40-24 27 0 40 21 40 43 0 23-16 42-25 52-22 21-43 41-65 63-2 3-2 4-2 11 37 0 74 0 111 0 2-16 6-33 8-49z"><text:p/></draw:path><draw:path draw:style-name="gr3" draw:text-style-name="P6" svg:width="0.1008in" svg:height="0.0354in" svg:x="1.09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1.2535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6" svg:width="0.0335in" svg:height="0.1512in" svg:x="1.3358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38in" svg:height="0.1035in" svg:x="1.3843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7in" svg:height="0.0453in" svg:x="1.467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in" svg:height="0.1in" svg:x="1.535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339in" svg:height="0.1512in" svg:x="1.6063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539in" svg:height="0.1512in" svg:x="1.6681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14">. נניח בשלילה </text:span><text:span text:style-name="T14"><draw:g text:anchor-type="as-char" svg:y="-0.0681in" draw:z-index="13" draw:name="Shape23" draw:style-name="gr1"><svg:title>TexMaths</svg:title><svg:desc>11§display§g_1 = g_2§svg§600§FALSE§</svg:desc><draw:path draw:style-name="gr2" draw:text-style-name="P5" svg:width="0.4535in" svg:height="0.0819in" svg:x="0.0051in" svg:y="0.0063in" svg:viewBox="0 0 1153 209" svg:d="M577 209c-192 0-385 0-577 0 0-69 0-140 0-209 384 0 769 0 1153 0 0 69 0 140 0 209-192 0-384 0-576 0z"><text:p/></draw:path><draw:path draw:style-name="gr3" draw:text-style-name="P6" svg:width="0.0697in" svg:height="0.0976in" svg:x="-0.0004in" svg:y="-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" draw:text-style-name="P6" svg:width="0.0386in" svg:height="0.0697in" svg:x="0.0815in" svg:y="0.0181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429in" svg:y="-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" draw:text-style-name="P6" svg:width="0.0469in" svg:height="0.0697in" svg:x="0.4197in" svg:y="0.0181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4">, נקבל </text:span><text:span text:style-name="T14"><draw:g text:anchor-type="as-char" svg:y="-0.1134in" draw:z-index="14" draw:name="Shape24" draw:style-name="gr1"><svg:title>TexMaths</svg:title><svg:desc>11§display§\la 0, 0 \ra = \la 0, 1 \ra§svg§600§FALSE§</svg:desc><draw:path draw:style-name="gr2" draw:text-style-name="P5" svg:width="0.8461in" svg:height="0.1354in" svg:x="-0.0004in" svg:y="0.0071in" svg:viewBox="0 0 2150 345" svg:d="M0 0c716 0 1434 0 2150 0 0 115 0 230 0 345-716 0-1434 0-2150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38in" svg:height="0.1035in" svg:x="0.0567in" svg:y="0.0126in" svg:viewBox="0 0 163 264" svg:d="M163 133c0-31-2-61-16-89-17-37-49-44-66-44-23 0-50 10-67 46-12 27-14 56-14 87 0 30 2 63 18 93 16 31 45 38 63 38 21 0 51-7 68-44 12-27 14-56 14-87zM81 257c-15 0-37-10-45-48-4-22-4-57-4-80 0-24 0-50 3-71 8-46 37-49 46-49 14 0 39 6 47 45 3 22 3 51 3 75 0 30 0 55-4 79-6 36-28 49-46 49z"><text:p/></draw:path><draw:path draw:style-name="gr3" draw:text-style-name="P6" svg:width="0.0173in" svg:height="0.0453in" svg:x="0.1406in" svg:y="0.0972in" svg:viewBox="0 0 45 116" svg:d="M45 41c0-26-10-41-25-41-12 0-20 10-20 21 0 10 8 21 20 21 4 0 10-2 13-6 1-1 1-1 2-1s1 0 1 6c0 28-13 51-26 65-4 3-4 4-4 5 0 4 2 5 4 5 4 0 35-30 35-75z"><text:p/></draw:path><draw:path draw:style-name="gr3" draw:text-style-name="P6" svg:width="0.0638in" svg:height="0.1035in" svg:x="0.2008in" svg:y="0.0126in" svg:viewBox="0 0 163 264" svg:d="M163 133c0-31-2-61-16-89-17-37-49-44-66-44-23 0-50 10-67 46-12 27-14 56-14 87 0 30 2 63 18 93 16 31 45 38 63 38 21 0 51-7 68-44 12-27 14-56 14-87zM81 257c-15 0-37-10-45-48-4-22-4-57-4-80 0-24 0-50 3-71 8-46 37-49 46-49 14 0 39 6 46 45 4 22 4 51 4 75 0 30 0 55-4 79-6 36-28 49-46 49z"><text:p/></draw:path><draw:path draw:style-name="gr3" draw:text-style-name="P6" svg:width="0.0339in" svg:height="0.1508in" svg:x="0.2791in" svg:y="0in" svg:viewBox="0 0 87 384" svg:d="M85 198c2-4 2-5 2-5 0-1 0-3-2-7-22-59-45-119-67-177-4-7-7-9-10-9-5 0-8 3-8 8 0 1 0 2 2 6 23 60 45 119 68 179-23 58-45 117-68 177-2 4-2 4-2 7 0 4 4 7 8 7 5 0 6-4 9-7 23-60 45-119 68-179z"><text:p/></draw:path><draw:path draw:style-name="gr3" draw:text-style-name="P6" svg:width="0.1008in" svg:height="0.035in" svg:x="0.380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08in" svg:x="0.5492in" svg:y="0in" svg:viewBox="0 0 86 384" svg:d="M84 14c2-4 2-4 2-6 0-5-3-8-8-8-3 0-5 2-9 9-22 58-45 118-67 177-1 2-2 4-2 7 0 0 0 1 2 5 22 60 45 119 67 177 1 4 4 9 9 9s8-3 8-7c0-2 0-3-2-7-23-60-45-119-69-177 24-60 46-119 69-179z"><text:p/></draw:path><draw:path draw:style-name="gr3" draw:text-style-name="P6" svg:width="0.0634in" svg:height="0.1035in" svg:x="0.598in" svg:y="0.0126in" svg:viewBox="0 0 162 264" svg:d="M162 133c0-31-1-61-16-89-17-37-49-44-65-44-23 0-51 10-67 46-13 27-14 56-14 87 0 30 1 63 17 93 16 31 45 38 63 38 21 0 51-7 67-44 14-27 15-56 15-87zM80 257c-14 0-37-10-44-48-4-22-4-57-4-80 0-24 0-50 3-71 7-46 37-49 45-49 14 0 39 6 47 45 3 22 3 51 3 75 0 30 0 55-5 79-5 36-27 49-45 49z"><text:p/></draw:path><draw:path draw:style-name="gr3" draw:text-style-name="P6" svg:width="0.0173in" svg:height="0.0453in" svg:x="0.6811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in" svg:height="0.1008in" svg:x="0.7488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draw:path draw:style-name="gr3" draw:text-style-name="P6" svg:width="0.0335in" svg:height="0.1508in" svg:x="0.8201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14"><text:s/>כלומר לפי התכונה המרכזית </text:span><text:span text:style-name="T14"><draw:g text:anchor-type="as-char" svg:y="-0.1102in" draw:z-index="15" draw:name="Shape25" draw:style-name="gr1"><svg:title>TexMaths</svg:title><svg:desc>11§display§0 \neq 1§svg§600§FALSE§</svg:desc><draw:path draw:style-name="gr2" draw:text-style-name="P5" svg:width="0.326in" svg:height="0.1256in" svg:x="0.0016in" svg:y="0.0079in" svg:viewBox="0 0 829 320" svg:d="M416 320c-139 0-277 0-416 0 0-107 0-213 0-320 276 0 553 0 829 0 0 107 0 213 0 320-137 0-276 0-413 0z"><text:p/></draw:path><draw:path draw:style-name="gr3" draw:text-style-name="P6" svg:width="0.0638in" svg:height="0.1039in" svg:x="-0.0004in" svg:y="0.0079in" svg:viewBox="0 0 163 265" svg:d="M163 133c0-30-2-61-16-90-18-37-49-43-66-43-23 0-51 10-67 45-12 28-14 58-14 88 0 29 1 63 18 92 16 32 44 40 63 40 21 0 50-9 68-45 12-26 14-56 14-87zM81 256c-15 0-38-10-45-46-4-22-4-59-4-81 0-25 0-51 3-72 8-45 37-49 46-49 13 0 38 7 46 45 4 22 4 52 4 76 0 29 0 55-4 78-7 38-29 49-46 49z"><text:p/></draw:path><draw:path draw:style-name="gr3" draw:text-style-name="P6" svg:width="0.0752in" svg:height="0.1413in" svg:x="0.1331in" svg:y="0in" svg:viewBox="0 0 192 360" svg:d="M189 15c4-5 3-6 3-7 0-2-2-8-7-8s-6 2-9 8c-57 112-116 224-173 336-3 6-3 7-3 8 0 3 2 8 8 8 4 0 5-3 9-8 57-113 115-224 172-337z"><text:p/></draw:path><draw:path draw:style-name="gr3" draw:text-style-name="P6" svg:width="0.1004in" svg:height="0.0358in" svg:x="0.1205in" svg:y="0.0528in" svg:viewBox="0 0 256 92" svg:d="M243 17c7 0 13 0 13-8 0-9-6-9-12-9-78 0-155 0-232 0-4 0-12 0-12 9 0 8 8 8 13 8 77 0 153 0 230 0zM244 92c6 0 12-2 12-9 0-9-6-8-13-8-77 0-153 0-230 0-5 0-13-1-13 8 0 7 8 9 12 9 77 0 154 0 232 0z"><text:p/></draw:path><draw:path draw:style-name="gr3" draw:text-style-name="P6" svg:width="0.05in" svg:height="0.1004in" svg:x="0.2854in" svg:y="0.0079in" svg:viewBox="0 0 128 256" svg:d="M79 10c0-10 0-10-9-10-24 24-58 24-70 24 0 5 0 8 0 12 8 0 31 0 51-10 0 67 0 133 0 199 0 14-1 19-37 19-4 0-7 0-12 0 0 4 0 9 0 12 13-1 48-1 63-1s49 0 63 1c0-3 0-8 0-12-5 0-8 0-12 0-36 0-37-5-37-19 0-72 0-143 0-215z"><text:p/></draw:path></draw:g></text:span><text:span text:style-name="T14"><text:s/>וזו </text:span><text:span text:style-name="T19">סתירה</text:span><text:span text:style-name="T14">, סה"כ </text:span><text:span text:style-name="T14"><draw:g text:anchor-type="as-char" svg:y="-0.1102in" draw:z-index="16" draw:name="Shape26" draw:style-name="gr1"><svg:title>TexMaths</svg:title><svg:desc>11§display§g_1 \neq g_2§svg§600§FALSE§</svg:desc><draw:path draw:style-name="gr2" draw:text-style-name="P5" svg:width="0.4535in" svg:height="0.1256in" svg:x="0.0051in" svg:y="0.0079in" svg:viewBox="0 0 1153 320" svg:d="M577 320c-192 0-385 0-577 0 0-107 0-213 0-320 384 0 769 0 1153 0 0 107 0 213 0 320-192 0-384 0-576 0z"><text:p/></draw:path><draw:path draw:style-name="gr3" draw:text-style-name="P6" svg:width="0.0697in" svg:height="0.0976in" svg:x="-0.0004in" svg:y="0.0429in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3" draw:text-style-name="P6" svg:width="0.0386in" svg:height="0.0705in" svg:x="0.0815in" svg:y="0.061in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3" draw:text-style-name="P6" svg:width="0.076in" svg:height="0.1413in" svg:x="0.2016in" svg:y="0in" svg:viewBox="0 0 194 360" svg:d="M190 15c4-5 4-6 4-7 0-2-3-8-8-8-6 0-7 2-9 8-58 112-115 224-174 336-3 6-3 7-3 8 0 3 3 8 8 8s6-3 8-8c59-113 116-224 174-337z"><text:p/></draw:path><draw:path draw:style-name="gr3" draw:text-style-name="P6" svg:width="0.1008in" svg:height="0.0358in" svg:x="0.189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93in" svg:height="0.0976in" svg:x="0.3429in" svg:y="0.0429in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3" draw:text-style-name="P6" svg:width="0.0469in" svg:height="0.0705in" svg:x="0.4197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14">. כמו כן, </text:span><text:span text:style-name="T14"><draw:g text:anchor-type="as-char" svg:y="-0.1083in" draw:z-index="17" draw:name="Shape27" draw:style-name="gr1"><svg:title>TexMaths</svg:title><svg:desc>11§display§g_1, g_2 \in B \to A§svg§600§FALSE§</svg:desc><draw:path draw:style-name="gr2" draw:text-style-name="P5" svg:width="0.9882in" svg:height="0.1232in" svg:x="0.0051in" svg:y="0.0075in" svg:viewBox="0 0 2511 314" svg:d="M1256 314c-419 0-837 0-1256 0 0-104 0-210 0-314 837 0 1674 0 2511 0 0 104 0 210 0 314-418 0-837 0-125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0-17 44-22h1c-9 34-9 33-13 50-1 3-15 42-55 42-8 0-21 0-32-4 12-4 16-14 16-21 0-5-4-13-15-13-8 0-21 7-21 22 0 17 14 24 52 24 48 0 76-30 82-53 14-57 29-114 43-170zM126 121c-2 10-11 20-19 27s-20 14-31 14c-20 0-25-20-25-36 0-18 11-63 20-83 11-19 28-34 44-34 26 0 31 31 31 33s-1 4-1 5c-6 24-12 49-19 74z"><text:p/></draw:path><draw:path draw:style-name="gr3" draw:text-style-name="P6" svg:width="0.0382in" svg:height="0.0701in" svg:x="0.0819in" svg:y="0.0606in" svg:viewBox="0 0 98 179" svg:d="M60 8c0-8 0-8-7-8-18 16-42 16-53 16 0 4 0 7 0 10 5 0 24 0 38-7 0 45 0 91 0 137 0 10 0 13-26 13-3 0-8 0-11 0 0 4 0 7 0 10 6-1 39-1 48-1s43 0 49 1c0-3 0-6 0-10-3 0-7 0-10 0-28 0-28-3-28-13 0-49 0-99 0-148z"><text:p/></draw:path><draw:path draw:style-name="gr3" draw:text-style-name="P6" svg:width="0.0173in" svg:height="0.0449in" svg:x="0.1516in" svg:y="0.0929in" svg:viewBox="0 0 45 115" svg:d="M45 41c0-26-10-41-25-41-12 0-20 10-20 20 0 11 8 21 20 21 4 0 10-1 13-6 2 0 1-1 2-1s1 1 1 7c0 28-13 51-26 63-5 5-5 6-5 7 0 2 3 4 5 4 4 0 35-29 35-74z"><text:p/></draw:path><draw:path draw:style-name="gr3" draw:text-style-name="P6" svg:width="0.0693in" svg:height="0.0972in" svg:x="0.2083in" svg:y="0.0409in" svg:viewBox="0 0 177 248" svg:d="M176 25c0-2 1-4 1-6 0-7-4-11-11-11-4 0-14 3-16 16-7-14-20-24-36-24-44 0-92 54-92 110 0 37 24 60 52 60 23 0 40-17 45-22-8 34-9 33-13 50-2 3-15 42-55 42-8 0-20 0-31-4 11-4 15-14 15-21 0-5-4-13-14-13-9 0-21 7-21 22 0 17 14 24 51 24 48 0 77-30 82-53 14-57 29-114 43-170zM125 121c-2 10-11 20-19 27s-20 14-31 14c-20 0-26-20-26-36 0-18 11-63 22-83 10-19 27-34 43-34 26 0 31 31 31 33s-1 4-1 5c-7 24-12 49-19 74z"><text:p/></draw:path><draw:path draw:style-name="gr3" draw:text-style-name="P6" svg:width="0.0465in" svg:height="0.0701in" svg:x="0.2854in" svg:y="0.0606in" svg:viewBox="0 0 119 179" svg:d="M119 130c-4 0-6 0-9 0-1 5-3 22-8 24-1 2-22 2-26 2-17 0-33 0-50 0 29-25 38-33 54-45 20-16 39-33 39-58 0-33-29-53-63-53s-56 23-56 48c0 14 11 15 14 15 6 0 15-5 15-15 0-4-3-14-17-14 9-19 26-24 40-24 27 0 40 21 40 43 0 23-16 42-25 51-22 21-43 42-65 64-2 2-2 3-2 11 37 0 74 0 111 0 2-16 6-33 8-49z"><text:p/></draw:path><draw:path draw:style-name="gr3" draw:text-style-name="P6" svg:width="0.076in" svg:height="0.087in" svg:x="0.4016in" svg:y="0.0264in" svg:viewBox="0 0 194 222" svg:d="M180 119c7 0 14 0 14-8s-7-8-14-8c-55 0-109 0-164 0 5-51 49-88 104-88 20 0 41 0 60 0 7 0 14 0 14-7 0-8-7-8-14-8-21 0-40 0-61 0-66 0-119 49-119 111s53 111 119 111c21 0 40 0 61 0 7 0 14 0 14-8 0-7-7-7-14-7-19 0-40 0-60 0-55 0-99-37-104-88 55 0 109 0 164 0z"><text:p/></draw:path><draw:path draw:style-name="gr3" draw:text-style-name="P6" svg:width="0.1083in" svg:height="0.1028in" svg:x="0.539in" svg:y="0.0047in" svg:viewBox="0 0 276 262" svg:d="M45 232c-3 14-4 17-35 17-7 0-10 0-10 8 0 5 3 5 10 5 46 0 92 0 138 0 61 0 107-46 107-83 0-27-23-49-60-54 40-7 81-36 81-72 0-29-26-53-73-53-42 0-86 0-129 0-7 0-11 0-11 8 0 4 3 4 11 4 1 0 7 0 14 0 8 1 11 1 11 7 0 1-1 2-2 7-18 69-34 138-52 206zM103 122c8-32 17-64 25-96 3-13 4-14 20-14 17 0 33 0 50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7059in" svg:y="0.0311in" svg:viewBox="0 0 343 200" svg:d="M301 108c-22 16-32 33-35 37-17 26-21 50-21 51 0 4 6 4 8 4 7 0 8-1 9-8 9-36 32-69 76-87 4-1 5-3 5-5 0-3-2-3-3-3-17-7-64-27-78-92-1-4-2-5-9-5-2 0-8 0-8 4 0 1 5 26 20 51 8 12 20 25 36 37-95 0-191 0-287 0-7 0-14 0-14 8s7 8 14 8c96 0 192 0 287 0z"><text:p/></draw:path><draw:path draw:style-name="gr3" draw:text-style-name="P6" svg:width="0.1039in" svg:height="0.1079in" svg:x="0.8972in" svg:y="-0.0004in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14"><text:s/>וגם </text:span><text:span text:style-name="T14"><draw:g text:anchor-type="as-char" svg:y="-0.1134in" draw:z-index="18" draw:name="Shape28" draw:style-name="gr1"><svg:title>TexMaths</svg:title><svg:desc>11§display§g_1 \circ f = \{\la 0, 0\ra\} = id_B  = g_2 \circ f§svg§600§FALSE§</svg:desc><draw:path draw:style-name="gr2" draw:text-style-name="P5" svg:width="2.0634in" svg:height="0.1358in" svg:x="0.0051in" svg:y="0.0071in" svg:viewBox="0 0 5242 346" svg:d="M2621 346c-874 0-1748 0-2621 0 0-116 0-230 0-346 1747 0 3495 0 5242 0 0 116 0 230 0 346-874 0-1747 0-2621 0z"><text:p/></draw:path><draw:path draw:style-name="gr3" draw:text-style-name="P6" svg:width="0.0697in" svg:height="0.0976in" svg:x="-0.0004in" svg:y="0.0453in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2-84 10-19 26-34 43-34 25 0 30 31 30 33s-1 4-1 5c-6 25-12 49-18 74z"><text:p/></draw:path><draw:path draw:style-name="gr3" draw:text-style-name="P6" svg:width="0.0382in" svg:height="0.0701in" svg:x="0.0819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591in" svg:height="0.0591in" svg:x="0.1807in" svg:y="0.0453in" svg:viewBox="0 0 151 151" svg:d="M151 75c0-41-35-75-76-75-42 0-75 35-75 75 0 42 33 76 75 76 41 0 76-34 76-76zM75 134c-33 0-60-27-60-59 0-33 27-58 60-58s60 24 60 58c0 33-27 59-60 59z"><text:p/></draw:path><draw:path draw:style-name="gr3" draw:text-style-name="P6" svg:width="0.0756in" svg:height="0.1374in" svg:x="0.2902in" svg:y="0.0067in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1008in" svg:height="0.0354in" svg:x="0.423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39in" svg:height="0.1512in" svg:x="0.587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3" draw:text-style-name="P6" svg:width="0.0335in" svg:height="0.1512in" svg:x="0.6689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638in" svg:height="0.1035in" svg:x="0.7173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" draw:text-style-name="P6" svg:width="0.0173in" svg:height="0.0453in" svg:x="0.8004in" svg:y="0.0972in" svg:viewBox="0 0 45 116" svg:d="M45 41c0-26-10-41-24-41-13 0-21 10-21 21 0 10 8 20 21 20 4 0 9-1 13-5 1-1 1-1 2-1 0 2 0 0 0 6 0 28-13 51-26 64-3 4-3 5-3 6 0 2 1 5 3 5 4 0 35-30 35-75z"><text:p/></draw:path><draw:path draw:style-name="gr3" draw:text-style-name="P6" svg:width="0.0638in" svg:height="0.1035in" svg:x="0.861in" svg:y="0.013in" svg:viewBox="0 0 163 264" svg:d="M163 133c0-31-2-61-17-90-17-37-49-43-65-43-23 0-51 10-67 45-13 28-14 57-14 88 0 29 1 64 17 92 17 32 45 39 63 39 21 0 51-7 69-45 12-25 14-55 14-86zM80 255c-14 0-37-9-44-46-4-22-4-58-4-80 0-26 0-51 3-72 7-45 37-49 45-49 14 0 39 7 47 45 3 22 3 52 3 76 0 28 0 55-5 79-5 36-27 47-45 47z"><text:p/></draw:path><draw:path draw:style-name="gr3" draw:text-style-name="P6" svg:width="0.0335in" svg:height="0.1512in" svg:x="0.9394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531in" svg:height="0.1512in" svg:x="1.0016in" svg:y="0in" svg:viewBox="0 0 136 385" svg:d="M55 334c0 15-10 40-52 43-2 0-3 2-3 4 0 4 3 4 8 4 37 0 72-18 73-48 0-29 0-58 0-88 0-16 0-28 16-40 13-11 27-11 36-12 2 0 3-1 3-4 0-4-2-4-5-4-26-2-44-15-48-35-2-3-2-4-2-19 0-25 0-50 0-76 0-16 0-28-18-42-16-13-43-17-55-17-5 0-8 0-8 4 0 5 2 5 6 5 24 1 42 14 48 33 1 4 1 4 1 19 0 26 0 54 0 81 0 18 3 24 15 36 9 8 20 12 31 15-32 10-46 26-46 48 0 31 0 62 0 93z"><text:p/></draw:path><draw:path draw:style-name="gr3" draw:text-style-name="P6" svg:width="0.1008in" svg:height="0.0354in" svg:x="1.116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1.2732in" svg:y="0.0134in" svg:viewBox="0 0 101 259" svg:d="M98 14c0-7-6-14-14-14-10 0-21 11-21 21 0 8 5 14 15 14 9 0 20-9 20-21zM69 160c5-11 5-12 8-22 3-8 6-14 6-21 0-18-13-32-32-32-37 0-51 56-51 59 0 5 3 5 4 5 4 0 5-1 6-8 11-36 26-47 40-47 3 0 9 0 9 12 0 7-3 16-4 20-3 9-21 55-26 71-5 10-9 22-9 30 0 19 12 32 31 32 36 0 50-55 50-59 0-3-3-3-4-3-3 0-3 1-6 7-6 23-19 46-39 46-7 0-9-3-9-12 0-10 2-16 11-38 5-14 10-27 15-40z"><text:p/></draw:path><draw:path draw:style-name="gr3" draw:text-style-name="P6" svg:width="0.072in" svg:height="0.1063in" svg:x="1.3276in" svg:y="0.0071in" svg:viewBox="0 0 184 271" svg:d="M184 4c0-1 0-4-6-4-5 0-42 3-48 4-3 0-6 3-6 7 0 6 4 6 9 6 19 0 20 2 20 6 0 2-1 6-1 8-8 31-16 60-23 91-8-14-19-25-37-25-45 0-92 57-92 112 0 37 21 62 51 62 7 0 27-1 50-29 4 16 17 29 35 29 14 0 22-9 29-21 7-14 11-38 11-39 0-3-3-3-4-3-4 0-5 1-6 7-6 25-13 47-28 47-11 0-13-10-13-18s2-12 3-18c18-74 37-148 56-222zM103 220c-2 8-2 8-7 15-18 22-33 27-44 27-20 0-26-21-26-36 0-18 14-65 22-83 13-23 30-37 46-37 24 0 29 32 29 34s0 4-1 6c-6 25-12 50-19 74z"><text:p/></draw:path><draw:path draw:style-name="gr3" draw:text-style-name="P6" svg:width="0.0811in" svg:height="0.0724in" svg:x="1.4079in" svg:y="0.0634in" svg:viewBox="0 0 207 185" svg:d="M32 164c-2 9-3 11-24 11-5 0-8 0-8 6 0 4 3 4 8 4 35 0 70 0 105 0 45 0 81-31 81-58 0-19-18-36-47-39 32-5 60-26 60-49 0-21-21-39-56-39-33 0-65 0-98 0-6 0-9 0-9 7 0 3 3 3 9 3 3 0 5 0 10 0 5 1 6 1 6 4s0 3-1 6c-12 48-24 96-36 144zM75 85c5-22 11-44 16-66 3-8 4-9 15-9 13 0 27 0 40 0 28 0 34 18 34 29 0 22-24 46-60 46-15 0-30 0-45 0zM63 175c-9 0-9 0-9-3 0-2 0-1 1-6 7-25 12-49 19-74 18 0 38 0 57 0 25 0 35 17 35 34 0 26-27 49-60 49-15 0-29 0-43 0z"><text:p/></draw:path><draw:path draw:style-name="gr3" draw:text-style-name="P6" svg:width="0.1008in" svg:height="0.0354in" svg:x="1.555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693in" svg:height="0.0976in" svg:x="1.7102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6" svg:width="0.0469in" svg:height="0.0701in" svg:x="1.7874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3" draw:text-style-name="P6" svg:width="0.0591in" svg:height="0.0591in" svg:x="1.8909in" svg:y="0.0453in" svg:viewBox="0 0 151 151" svg:d="M151 75c0-41-34-75-75-75-42 0-76 35-76 75 0 42 34 76 76 76 41 0 75-34 75-76zM76 134c-34 0-61-27-61-59 0-33 28-58 61-58 32 0 59 24 59 58 0 33-27 59-59 59z"><text:p/></draw:path><draw:path draw:style-name="gr3" draw:text-style-name="P6" svg:width="0.076in" svg:height="0.1374in" svg:x="2.0004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14">, כלומר הראשי מתקיים אך הנגרר לו וזו </text:span><text:span text:style-name="T19">סתירה</text:span><text:span text:style-name="T14">. </text:span></text:p>
      <text:p text:style-name="P10"><draw:g text:anchor-type="as-char" svg:y="-0.1134in" draw:z-index="19" draw:name="Shape29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ג’ <text:span text:style-name="T14">– סתירה</text:span></text:h>
      <text:p text:style-name="P13">צ.ל.: <text:span text:style-name="T5">לסתור קיום </text:span><text:span text:style-name="T5"><draw:g text:anchor-type="as-char" svg:y="-0.1083in" draw:z-index="20" draw:name="Shape30" draw:style-name="gr1"><svg:title>TexMaths</svg:title><svg:desc>11§display§g \colon B \to A§svg§600§FALSE§</svg:desc><draw:path draw:style-name="gr2" draw:text-style-name="P5" svg:width="0.6413in" svg:height="0.1232in" svg:x="0.0051in" svg:y="0.0075in" svg:viewBox="0 0 1630 314" svg:d="M815 314c-271 0-543 0-815 0 0-104 0-210 0-314 544 0 1086 0 1630 0 0 104 0 210 0 314-272 0-544 0-81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" svg:width="0.0157in" svg:height="0.065in" svg:x="0.1059in" svg:y="0.0429in" svg:viewBox="0 0 41 166" svg:d="M41 21c0-12-10-21-21-21s-20 9-20 21c0 11 9 20 20 20s21-9 21-20zM41 145c0-11-10-20-21-20s-20 8-20 20c0 11 9 21 20 21s21-9 21-21z"><text:p/></draw:path><draw:path draw:style-name="gr3" draw:text-style-name="P6" svg:width="0.1083in" svg:height="0.1028in" svg:x="0.192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3587in" svg:y="0.0311in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3" draw:text-style-name="P6" svg:width="0.1039in" svg:height="0.1079in" svg:x="0.5504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5"><text:s/>כך ש־</text:span><text:span text:style-name="T5"><draw:g text:anchor-type="as-char" svg:y="-0.1075in" draw:z-index="21" draw:name="Shape31" draw:style-name="gr1"><svg:title>TexMaths</svg:title><svg:desc>11§display§g \circ f = id_A§svg§600§FALSE§</svg:desc><draw:path draw:style-name="gr2" draw:text-style-name="P5" svg:width="0.7173in" svg:height="0.122in" svg:x="0.0051in" svg:y="0.0075in" svg:viewBox="0 0 1823 311" svg:d="M0 0c607 0 1216 0 1823 0 0 103 0 208 0 311-607 0-1216 0-182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5-60-58 0-32 27-60 60-60 32 0 59 27 59 60 0 34-27 58-59 58z"><text:p/></draw:path><draw:path draw:style-name="gr3" draw:text-style-name="P6" svg:width="0.076in" svg:height="0.1378in" svg:x="0.2272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1004in" svg:height="0.0354in" svg:x="0.361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398in" svg:height="0.1016in" svg:x="0.5173in" svg:y="0.0075in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3" draw:text-style-name="P6" svg:width="0.072in" svg:height="0.1067in" svg:x="0.5717in" svg:y="0.002in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799in" svg:height="0.0752in" svg:x="0.6508in" svg:y="0.0547in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5"> אמ"מ </text:span><text:span text:style-name="T5"><draw:g text:anchor-type="as-char" svg:y="-0.1075in" draw:z-index="22" draw:name="Shape32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הפיכה. </text:span></text:p>
      <text:p text:style-name="P13"><text:soft-page-break/>הוכחה: <text:span text:style-name="T5">נסתור את הגרירה בין הקיום לטענה ש־</text:span><text:span text:style-name="T5"><draw:g text:anchor-type="as-char" svg:y="-0.1075in" draw:z-index="23" draw:name="Shape3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 הפיכה. נמצא דוגמה נגדית. נבחר </text:span><text:span text:style-name="T5"><draw:g text:anchor-type="as-char" svg:y="-0.1134in" draw:z-index="34" draw:name="Shape34" draw:style-name="gr1"><svg:title>TexMaths</svg:title><svg:desc>11§display§f = \{ \la 0, 0 \ra\}§svg§600§FALSE§</svg:desc><draw:path draw:style-name="gr2" draw:text-style-name="P5" svg:width="0.7571in" svg:height="0.1358in" svg:x="-0.0004in" svg:y="0.0071in" svg:viewBox="0 0 1924 346" svg:d="M963 346c-321 0-642 0-963 0 0-116 0-230 0-346 642 0 1283 0 1924 0 0 116 0 230 0 346-320 0-640 0-961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1012in" svg:height="0.0354in" svg:x="0.1335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535in" svg:height="0.1512in" svg:x="0.2969in" svg:y="0in" svg:viewBox="0 0 137 385" svg:d="M81 52c0-16 10-41 52-43 2 0 4-2 4-5 0-4-3-4-7-4-39 0-74 20-75 48 0 29 0 59 0 89 0 15 0 27-15 39-14 12-28 12-37 13-2 0-3 1-3 5 0 3 2 3 6 3 26 2 44 14 48 34 1 4 1 5 1 19 0 25 0 51 0 76 0 16 0 29 19 43 15 12 40 16 56 16 4 0 7 0 7-4s-3-4-6-4c-24-2-44-15-48-33-2-5-2-5-2-19 0-27 0-54 0-82 0-17-3-24-15-35-9-8-20-12-31-14 32-10 46-28 46-50 0-31 0-61 0-92z"><text:p/></draw:path><draw:path draw:style-name="gr3" draw:text-style-name="P6" svg:width="0.0335in" svg:height="0.1512in" svg:x="0.3787in" svg:y="0in" svg:viewBox="0 0 86 385" svg:d="M84 15c2-4 2-5 2-7 0-5-3-8-8-8-3 0-6 2-9 9-23 59-45 118-68 177 0 2-1 4-1 8 0 1 0 1 1 5 23 59 45 118 68 176 1 5 4 10 9 10s8-3 8-7c0-1 0-3-2-7-23-59-45-119-69-177 24-60 46-119 69-179z"><text:p/></draw:path><draw:path draw:style-name="gr3" draw:text-style-name="P6" svg:width="0.0638in" svg:height="0.1035in" svg:x="0.4268in" svg:y="0.013in" svg:viewBox="0 0 163 264" svg:d="M163 133c0-31-1-61-15-90-18-37-50-43-65-43-25 0-52 10-69 45-12 28-14 57-14 88 0 29 2 64 18 92 16 32 45 39 63 39 21 0 51-7 68-45 13-25 14-55 14-86zM81 255c-15 0-37-9-45-46-3-22-3-58-3-80 0-26 0-51 2-72 8-45 37-49 46-49 14 0 39 7 47 45 3 22 3 52 3 76 0 28 0 55-4 79-6 36-28 47-46 47z"><text:p/></draw:path><draw:path draw:style-name="gr3" draw:text-style-name="P6" svg:width="0.0173in" svg:height="0.0453in" svg:x="0.5102in" svg:y="0.0972in" svg:viewBox="0 0 45 116" svg:d="M45 41c0-26-10-41-25-41-12 0-20 10-20 21 0 10 8 20 20 20 4 0 10-1 13-5 2-1 1-1 2-1s1 0 1 6c0 28-13 51-26 64-4 4-4 5-4 6 0 2 2 5 4 5 4 0 35-30 35-75z"><text:p/></draw:path><draw:path draw:style-name="gr3" draw:text-style-name="P6" svg:width="0.0638in" svg:height="0.1035in" svg:x="0.5705in" svg:y="0.013in" svg:viewBox="0 0 163 264" svg:d="M163 133c0-31-2-61-15-90-18-37-50-43-67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339in" svg:height="0.1512in" svg:x="0.6488in" svg:y="0in" svg:viewBox="0 0 87 385" svg:d="M85 199c2-4 2-4 2-5 0-2 0-2-2-7-22-59-45-119-67-178-4-7-7-9-10-9-5 0-8 3-8 8 0 1 0 2 2 6 23 60 45 119 68 180-23 58-45 118-68 176-2 4-2 5-2 8 0 4 4 7 8 7 5 0 6-4 9-7 23-60 45-119 68-179z"><text:p/></draw:path><draw:path draw:style-name="gr3" draw:text-style-name="P6" svg:width="0.0539in" svg:height="0.1512in" svg:x="0.711in" svg:y="0in" svg:viewBox="0 0 138 385" svg:d="M56 334c0 15-10 40-53 43-2 0-3 2-3 4 0 4 4 4 8 4 37 0 73-18 73-48 0-29 0-58 0-88 0-16 0-28 16-40 14-11 29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5"><text:s/>אך נבחר את </text:span><text:span text:style-name="T5"><draw:g text:anchor-type="as-char" svg:y="-0.1035in" draw:z-index="35" draw:name="Shape35" draw:style-name="gr1"><svg:title>TexMaths</svg:title><svg:desc>11§display§B§svg§600§FALSE§</svg:desc><draw:path draw:style-name="gr2" draw:text-style-name="P5" svg:width="0.0988in" svg:height="0.0878in" svg:x="0.0012in" svg:y="0.0071in" svg:viewBox="0 0 252 224" svg:d="M0 0c83 0 168 0 252 0 0 75 0 149 0 224-84 0-169 0-252 0 0-75 0-149 0-224z"><text:p/></draw:path><draw:path draw:style-name="gr3" draw:text-style-name="P6" svg:width="0.1079in" svg:height="0.1035in" svg:x="0in" svg:y="0in" svg:viewBox="0 0 275 264" svg:d="M45 234c-3 14-4 18-35 18-7 0-10 0-10 7 0 5 3 5 10 5 46 0 91 0 137 0 62 0 107-45 107-84 0-28-22-50-60-54 40-8 81-35 81-73 0-29-26-53-72-53-43 0-87 0-129 0-8 0-11 0-11 8 0 4 3 4 11 4 4 0 7 0 14 1 6 0 10 1 10 6 0 2 0 3-1 7-18 70-34 138-52 208zM103 123c8-32 17-65 24-97 4-13 5-14 21-14 17 0 33 0 50 0 34 0 41 22 41 40 0 34-32 71-80 71-18 0-37 0-56 0zM86 252c-6 0-6 0-8 0-4-1-5-1-5-5 0-1 0-1 2-9 8-35 17-71 26-107 24 0 48 0 73 0 37 0 44 29 44 46 0 37-35 75-80 75-17 0-35 0-52 0z"><text:p/></draw:path></draw:g></text:span><text:span text:style-name="T5"><text:s/>להיות </text:span><text:span text:style-name="T5"><draw:g text:anchor-type="as-char" svg:y="-0.1134in" draw:z-index="36" draw:name="Shape36" draw:style-name="gr1"><svg:title>TexMaths</svg:title><svg:desc>11§display§\{0, 1\}§svg§600§FALSE§</svg:desc><draw:path draw:style-name="gr2" draw:text-style-name="P5" svg:width="0.3441in" svg:height="0.1354in" svg:x="-0.0004in" svg:y="0.0071in" svg:viewBox="0 0 875 345" svg:d="M0 0c292 0 583 0 875 0 0 115 0 230 0 345-292 0-583 0-875 0 0-115 0-230 0-345z"><text:p/></draw:path><draw:path draw:style-name="gr3" draw:text-style-name="P6" svg:width="0.0535in" svg:height="0.1508in" svg:x="0.0028in" svg:y="0in" svg:viewBox="0 0 137 384" svg:d="M81 52c0-16 10-41 53-43 1-1 3-2 3-5 0-4-3-4-7-4-39 0-74 20-74 48 0 29 0 59 0 89 0 14 0 26-15 39-15 11-29 12-38 12-1 0-3 2-3 5 0 2 2 2 7 3 25 1 44 15 48 34 1 5 1 6 1 19 0 25 0 50 0 76 0 16 0 28 19 44 14 11 39 15 55 15 4 0 7 0 7-4 0-3-2-3-6-5-24-1-43-13-49-33-1-3-1-4-1-18 0-27 0-53 0-81 0-17-3-24-15-36-8-9-19-12-30-14 32-9 45-27 45-49 0-31 0-61 0-92z"><text:p/></draw:path><draw:path draw:style-name="gr3" draw:text-style-name="P6" svg:width="0.0638in" svg:height="0.1035in" svg:x="0.0736in" svg:y="0.0126in" svg:viewBox="0 0 163 264" svg:d="M163 133c0-30-2-61-16-89-17-37-49-44-66-44-23 0-51 10-67 46-12 27-14 57-14 87s2 63 18 93c16 31 45 38 63 38 21 0 50-7 67-44 13-27 15-56 15-87zM81 257c-15 0-38-10-45-48-4-22-4-57-4-80 0-24 0-50 3-71 8-46 37-49 46-49 13 0 39 6 46 45 4 22 4 51 4 75 0 30 0 55-4 79-6 36-28 49-46 49z"><text:p/></draw:path><draw:path draw:style-name="gr3" draw:text-style-name="P6" svg:width="0.0173in" svg:height="0.0453in" svg:x="0.1567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05in" svg:height="0.1008in" svg:x="0.2244in" svg:y="0.0126in" svg:viewBox="0 0 128 257" svg:d="M79 10c0-9 0-10-9-10-24 25-58 25-70 25 0 5 0 8 0 12 8 0 31 0 51-9 0 66 0 132 0 198 0 13-1 18-37 18-4 0-7 0-12 0 0 5 0 9 0 13 13-3 48-3 63-3s48 0 63 3c0-4 0-8 0-13-5 0-8 0-13 0-35 0-36-4-36-18 0-72 0-145 0-216z"><text:p/></draw:path><draw:path draw:style-name="gr3" draw:text-style-name="P6" svg:width="0.0535in" svg:height="0.1508in" svg:x="0.2976in" svg:y="0in" svg:viewBox="0 0 137 384" svg:d="M56 333c0 15-10 40-52 42-2 2-4 3-4 5 0 4 4 4 8 4 37 0 73-18 73-48 0-29 0-59 0-88 0-15 0-27 17-40 13-11 27-12 36-12 2-1 3-2 3-3 0-5-2-5-6-5-25-1-44-15-47-34-3-4-3-5-3-19 0-25 0-50 0-76 0-16 0-28-17-44-16-12-43-15-56-15-4 0-8 0-8 4s3 4 7 5c24 1 43 13 48 33 1 3 1 4 1 19 0 26 0 52 0 80 0 18 3 23 16 36 7 8 19 12 29 16-31 7-45 25-45 47 0 31 0 62 0 93z"><text:p/></draw:path></draw:g></text:span><text:span text:style-name="T5">. נוכיח שהנגרר פסוק שקר: </text:span></text:p>
      <text:list text:style-name="L1">
        <text:list-header>
          <text:p text:style-name="P14"><text:span text:style-name="T20">נניח בשלילה </text:span><text:span text:style-name="T20"><draw:g text:anchor-type="as-char" svg:y="-0.1075in" draw:z-index="39" draw:name="Shape37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0"><text:s/>הפיכה משמאל, נסיק קיום </text:span><text:span text:style-name="T20"><draw:g text:anchor-type="as-char" svg:y="-0.0681in" draw:z-index="40" draw:name="Shape38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20"><text:s/>כך ש־</text:span><text:span text:style-name="T20"><draw:g text:anchor-type="as-char" svg:y="-0.1075in" draw:z-index="41" draw:name="Shape39" draw:style-name="gr1"><svg:title>TexMaths</svg:title><svg:desc>11§display§f \circ g = id_B§svg§600§FALSE§</svg:desc><draw:path draw:style-name="gr2" draw:text-style-name="P5" svg:width="0.7201in" svg:height="0.122in" svg:x="0in" svg:y="0.0075in" svg:viewBox="0 0 1830 311" svg:d="M0 0c610 0 1219 0 1830 0 0 103 0 208 0 311-611 0-1220 0-1830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6" svg:width="0.0591in" svg:height="0.0591in" svg:x="0.1252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693in" svg:height="0.098in" svg:x="0.2291in" svg:y="0.0402in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3" draw:text-style-name="P6" svg:width="0.1008in" svg:height="0.0354in" svg:x="0.3555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398in" svg:height="0.1016in" svg:x="0.5118in" svg:y="0.0075in" svg:viewBox="0 0 102 259" svg:d="M99 14c0-7-6-14-14-14-10 0-21 11-21 21 0 8 5 14 14 14s21-9 21-21zM69 159c6-11 6-12 9-22 3-7 6-13 6-20 0-18-14-32-32-32-37 0-52 56-52 59 0 4 4 4 5 4 4 0 5-1 6-7 11-37 26-48 40-48 3 0 9 0 9 13 0 7-3 16-4 19-3 10-21 55-27 72-4 10-9 23-9 31 0 18 13 31 32 31 36 0 50-56 50-59s-3-3-4-3c-5 0-5 1-6 6-7 25-19 48-39 48-7 0-10-4-10-12 0-10 3-16 12-39 4-13 10-27 14-41z"><text:p/></draw:path><draw:path draw:style-name="gr3" draw:text-style-name="P6" svg:width="0.0724in" svg:height="0.1067in" svg:x="0.5657in" svg:y="0.002in" svg:viewBox="0 0 185 272" svg:d="M185 4c0-1 0-4-6-4-5 0-43 3-49 4-2 0-6 3-6 7 0 5 5 5 10 5 19 0 19 3 19 7 0 2-1 6-1 8-8 31-16 60-23 91-7-14-18-25-36-25-45 0-93 57-93 113 0 36 22 62 52 62 7 0 27-2 50-29 4 15 17 29 35 29 14 0 22-9 29-21 7-15 11-38 11-39 0-3-3-3-4-3-4 0-5 1-6 6-6 26-13 48-30 48-9 0-11-10-11-18 0-9 2-12 3-19 18-73 37-148 56-222zM104 221c-2 8-2 8-8 14-17 22-32 28-43 28-20 0-26-21-26-37 0-18 14-65 22-83 13-23 29-37 44-37 26 0 31 31 31 34 0 2-1 4-1 6-6 26-12 50-19 75z"><text:p/></draw:path><draw:path draw:style-name="gr3" draw:text-style-name="P6" svg:width="0.0811in" svg:height="0.0724in" svg:x="0.6469in" svg:y="0.0575in" svg:viewBox="0 0 207 185" svg:d="M32 164c-2 9-3 11-24 11-5 0-8 0-8 5s3 5 8 5c35 0 69 0 104 0 46 0 80-31 80-59 0-18-17-35-46-38 33-6 61-26 61-50 0-20-21-38-56-38-33 0-65 0-98 0-6 0-9 0-9 7 0 3 3 3 9 3 3 0 4 0 10 0 5 1 6 1 6 4 0 2 0 2-1 6-12 48-24 95-36 144zM75 85c5-22 11-44 16-66 2-8 2-9 15-9s27 0 40 0c28 0 34 17 34 28 0 22-24 47-60 47-16 0-30 0-45 0zM62 175c-8 0-8 0-8-3s0-2 1-6c7-24 12-49 19-74 18 0 38 0 57 0 25 0 35 17 35 32 0 28-27 51-60 51-15 0-30 0-44 0z"><text:p/></draw:path></draw:g></text:span><text:span text:style-name="T20">, ולפי כלל אטא, </text:span><text:span text:style-name="T20"><draw:g text:anchor-type="as-char" svg:y="-0.1134in" draw:z-index="42" draw:name="Shape40" draw:style-name="gr1"><svg:title>TexMaths</svg:title><svg:desc>11§display§f(g(0)) = 0 \land f(g(1)) = 1§svg§600§FALSE§</svg:desc><draw:path draw:style-name="gr2" draw:text-style-name="P5" svg:width="1.6622in" svg:height="0.1358in" svg:x="-0.0004in" svg:y="0.0071in" svg:viewBox="0 0 4223 346" svg:d="M2112 346c-704 0-1408 0-2112 0 0-116 0-230 0-346 1407 0 2815 0 4223 0 0 116 0 230 0 346-704 0-1408 0-2111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93in" svg:height="0.0976in" svg:x="0.1445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3" draw:text-style-name="P6" svg:width="0.0346in" svg:height="0.1512in" svg:x="0.2354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38in" svg:height="0.1035in" svg:x="0.285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35in" svg:height="0.1512in" svg:x="0.3638in" svg:y="0in" svg:viewBox="0 0 90 385" svg:d="M90 193c0-30-4-76-25-120-24-48-57-73-61-73-2 0-4 2-4 4s0 2 8 9c37 38 59 99 59 180 0 65-14 133-61 181-6 6-6 6-6 7 0 2 2 4 4 4 4 0 39-26 62-76 19-41 24-84 24-116z"><text:p/></draw:path><draw:path draw:style-name="gr3" draw:text-style-name="P6" svg:width="0.0346in" svg:height="0.1512in" svg:x="0.423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24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34in" svg:height="0.1035in" svg:x="0.6827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3" draw:text-style-name="P6" svg:width="0.0843in" svg:height="0.0937in" svg:x="0.7949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3" draw:text-style-name="P6" svg:width="0.0756in" svg:height="0.1374in" svg:x="0.9295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1.0276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693in" svg:height="0.0976in" svg:x="1.074in" svg:y="0.0453in" svg:viewBox="0 0 177 249" svg:d="M176 25c0-2 1-4 1-6 0-7-4-11-11-11-4 0-14 3-16 16-7-14-20-24-36-24-44 0-92 54-92 110 0 38 23 61 52 61 22 0 40-18 45-22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5in" svg:height="0.1512in" svg:x="1.1646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5in" svg:height="0.1in" svg:x="1.222in" svg:y="0.013in" svg:viewBox="0 0 128 255" svg:d="M79 10c0-10 0-10-9-10-23 24-57 24-70 24 0 5 0 8 0 12 8 0 31 0 51-10 0 66 0 133 0 199 0 14-1 18-36 18-4 0-7 0-12 0 0 5 0 9 0 12 14-1 45-1 62-1 15 0 49 0 63 1 0-3 0-7 0-12-5 0-8 0-12 0-35 0-37-4-37-18 0-72 0-144 0-215z"><text:p/></draw:path><draw:path draw:style-name="gr3" draw:text-style-name="P6" svg:width="0.0346in" svg:height="0.1512in" svg:x="1.2933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46in" svg:height="0.1512in" svg:x="1.352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1.45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in" svg:height="0.1in" svg:x="1.6197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20">. זו </text:span><text:span text:style-name="T21">סתירה</text:span><text:span text:style-name="T20"> כי לא קיים אף ערך (בפרט </text:span><text:span text:style-name="T20"><draw:g text:anchor-type="as-char" svg:y="-0.1134in" draw:z-index="43" draw:name="Shape41" draw:style-name="gr1"><svg:title>TexMaths</svg:title><svg:desc>11§display§g(1)§svg§600§FALSE§</svg:desc><draw:path draw:style-name="gr2" draw:text-style-name="P5" svg:width="0.2406in" svg:height="0.1358in" svg:x="0.0051in" svg:y="0.0071in" svg:viewBox="0 0 612 346" svg:d="M307 346c-103 0-205 0-307 0 0-116 0-230 0-346 204 0 408 0 612 0 0 116 0 230 0 346-102 0-204 0-305 0z"><text:p/></draw:path><draw:path draw:style-name="gr3" draw:text-style-name="P6" svg:width="0.0697in" svg:height="0.0976in" svg:x="-0.0004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5-30 82-52 14-57 29-114 43-172zM126 121c-2 10-11 20-19 28-8 6-20 13-31 13-20 0-25-20-25-35 0-19 11-64 20-84 11-19 28-34 44-34 26 0 31 31 31 33s-1 4-1 5c-7 25-13 49-19 74z"><text:p/></draw:path><draw:path draw:style-name="gr3" draw:text-style-name="P6" svg:width="0.0346in" svg:height="0.1512in" svg:x="0.0906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496in" svg:height="0.1in" svg:x="0.1476in" svg:y="0.013in" svg:viewBox="0 0 127 255" svg:d="M79 10c0-10 0-10-9-10-24 24-58 24-70 24 0 5 0 8 0 12 8 0 31 0 51-10 0 66 0 133 0 199 0 14-2 18-37 18-4 0-7 0-12 0 0 5 0 9 0 12 13-1 47-1 63-1 15 0 49 0 62 1 0-3 0-7 0-12-4 0-8 0-12 0-35 0-36-4-36-18 0-72 0-144 0-215z"><text:p/></draw:path><draw:path draw:style-name="gr3" draw:text-style-name="P6" svg:width="0.035in" svg:height="0.1512in" svg:x="0.218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0">) עבורו </text:span><text:span text:style-name="T20"><draw:g text:anchor-type="as-char" svg:y="-0.1134in" draw:z-index="44" draw:name="Shape42" draw:style-name="gr1"><svg:title>TexMaths</svg:title><svg:desc>11§display§f(x) = 1§svg§600§FALSE§</svg:desc><draw:path draw:style-name="gr2" draw:text-style-name="P5" svg:width="0.5465in" svg:height="0.1358in" svg:x="-0.0004in" svg:y="0.0071in" svg:viewBox="0 0 1389 346" svg:d="M695 346c-233 0-464 0-695 0 0-116 0-230 0-346 463 0 926 0 1389 0 0 116 0 230 0 346-231 0-463 0-694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40 26-62 76-20 42-24 85-24 117 0 29 4 76 25 120 23 47 56 72 61 72 2 0 3-1 3-4z"><text:p/></draw:path><draw:path draw:style-name="gr3" draw:text-style-name="P6" svg:width="0.0752in" svg:height="0.0685in" svg:x="0.1465in" svg:y="0.0453in" svg:viewBox="0 0 192 175" svg:d="M118 54c2-10 11-45 37-45 2 0 12 0 20 4-11 2-19 12-19 21 0 7 5 14 15 14 8 0 21-7 21-23 0-19-22-25-36-25-23 0-36 21-40 30-10-26-31-30-42-30-41 0-63 50-63 59 0 5 4 5 6 5s4-1 4-5c13-40 38-50 52-50 7 0 21 3 21 25 0 12-7 39-21 93-6 24-20 39-37 39-2 0-11 0-19-4 9-2 18-10 18-21s-9-13-14-13c-12 0-21 10-21 22 0 17 19 25 36 25 26 0 39-27 40-30 5 15 19 30 42 30 40 0 63-49 63-59 0-4-5-4-6-4-3 0-4 1-4 4-14 41-40 50-52 50-16 0-21-12-21-25 0-9 2-17 7-34 4-18 8-35 13-53z"><text:p/></draw:path><draw:path draw:style-name="gr3" draw:text-style-name="P6" svg:width="0.035in" svg:height="0.1512in" svg:x="0.2374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4in" svg:height="0.0354in" svg:x="0.338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in" svg:height="0.1in" svg:x="0.5039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20">, ע"פ הגדרתה. סה"כ </text:span><text:span text:style-name="T20"><draw:g text:anchor-type="as-char" svg:y="-0.1075in" draw:z-index="28" draw:name="Shape4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0"><text:s/>אינה הפיכה משמאל והנגרר פסוק שקר. </text:span></text:p>
        </text:list-header>
      </text:list>
      <text:p text:style-name="P15">נוכיח שהראשי פסוק אמת: </text:p>
      <text:list text:style-name="L2">
        <text:list-header>
          <text:p text:style-name="P16">נבחר <draw:g text:anchor-type="as-char" svg:y="-0.1134in" draw:z-index="24" draw:name="Shape44" draw:style-name="gr1"><svg:title>TexMaths</svg:title><svg:desc>11§display§g = \{\la 0, 0 \ra\}§svg§600§FALSE§</svg:desc><draw:path draw:style-name="gr2" draw:text-style-name="P5" svg:width="0.7437in" svg:height="0.1358in" svg:x="0.0051in" svg:y="0.0071in" svg:viewBox="0 0 1890 346" svg:d="M946 346c-316 0-630 0-946 0 0-116 0-230 0-346 630 0 1259 0 1890 0 0 116 0 230 0 346-315 0-630 0-944 0z"><text:p/></draw:path><draw:path draw:style-name="gr3" draw:text-style-name="P6" svg:width="0.0697in" svg:height="0.0976in" svg:x="-0.0004in" svg:y="0.0453in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1004in" svg:height="0.0354in" svg:x="0.1264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6" svg:width="0.0535in" svg:height="0.1512in" svg:x="0.2894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6" svg:width="0.0335in" svg:height="0.1512in" svg:x="0.3713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34in" svg:height="0.1035in" svg:x="0.4193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6" svg:width="0.0173in" svg:height="0.0453in" svg:x="0.5024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38in" svg:height="0.1035in" svg:x="0.5626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0335in" svg:height="0.1512in" svg:x="0.6413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0535in" svg:height="0.1512in" svg:x="0.7028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, כלומר <draw:g text:anchor-type="as-char" svg:y="-0.1134in" draw:z-index="37" draw:name="Shape45" draw:style-name="gr1"><svg:title>TexMaths</svg:title><svg:desc>11§display§g \circ f = \{\la 0, 0 \ra\} = id_A§svg§600§FALSE§</svg:desc><draw:path draw:style-name="gr2" draw:text-style-name="P5" svg:width="1.411in" svg:height="0.1358in" svg:x="0.0051in" svg:y="0.0071in" svg:viewBox="0 0 3585 346" svg:d="M1792 346c-597 0-1195 0-1792 0 0-116 0-230 0-346 1195 0 2390 0 3585 0 0 116 0 230 0 346-598 0-1195 0-1793 0z"><text:p/></draw:path><draw:path draw:style-name="gr3" draw:text-style-name="P6" svg:width="0.0697in" svg:height="0.0976in" svg:x="-0.0004in" svg:y="0.0453in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3" draw:text-style-name="P6" svg:width="0.0591in" svg:height="0.0591in" svg:x="0.1181in" svg:y="0.0453in" svg:viewBox="0 0 151 151" svg:d="M151 75c0-41-35-75-76-75-42 0-75 35-75 75 0 42 33 76 75 76 41 0 76-34 76-76zM75 134c-33 0-60-27-60-59 0-33 27-58 60-58s59 24 59 58c0 33-26 59-59 59z"><text:p/></draw:path><draw:path draw:style-name="gr3" draw:text-style-name="P6" svg:width="0.0756in" svg:height="0.1374in" svg:x="0.2276in" svg:y="0.0067in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1008in" svg:height="0.0354in" svg:x="0.361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539in" svg:height="0.1512in" svg:x="0.5244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3" draw:text-style-name="P6" svg:width="0.0335in" svg:height="0.1512in" svg:x="0.6063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3" draw:text-style-name="P6" svg:width="0.0638in" svg:height="0.1035in" svg:x="0.6547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draw:path draw:style-name="gr3" draw:text-style-name="P6" svg:width="0.0173in" svg:height="0.0453in" svg:x="0.7374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638in" svg:height="0.1035in" svg:x="0.798in" svg:y="0.013in" svg:viewBox="0 0 163 264" svg:d="M163 133c0-31-2-61-16-90-18-37-49-43-66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3" draw:text-style-name="P6" svg:width="0.0335in" svg:height="0.1512in" svg:x="0.8764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3" draw:text-style-name="P6" svg:width="0.0531in" svg:height="0.1512in" svg:x="0.9386in" svg:y="0in" svg:viewBox="0 0 136 385" svg:d="M55 334c0 15-10 40-52 43-2 0-3 2-3 4 0 4 3 4 8 4 37 0 72-18 73-48 0-29 0-58 0-88 0-16 0-28 16-40 13-11 27-11 36-12 2 0 3-1 3-4 0-4-2-4-5-4-25-2-44-15-48-35-2-3-2-4-2-19 0-25 0-50 0-76 0-16 0-28-18-42-16-13-42-17-55-17-5 0-8 0-8 4 0 5 2 5 6 5 24 1 44 14 48 33 1 4 1 4 1 19 0 26 0 54 0 81 0 18 3 24 15 36 9 8 20 12 31 15-32 10-46 26-46 48 0 31 0 62 0 93z"><text:p/></draw:path><draw:path draw:style-name="gr3" draw:text-style-name="P6" svg:width="0.1008in" svg:height="0.0354in" svg:x="1.05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8in" svg:height="0.1016in" svg:x="1.211in" svg:y="0.0134in" svg:viewBox="0 0 102 259" svg:d="M98 14c0-7-6-14-14-14-10 0-21 11-21 21 0 8 5 14 15 14 9 0 20-9 20-21zM69 160c5-11 5-12 8-22 3-8 6-14 6-21 0-18-13-32-32-32-37 0-51 56-51 59 0 5 3 5 4 5 4 0 5-1 7-8 10-36 25-47 39-47 3 0 9 0 9 12 0 7-3 16-4 20-3 9-21 55-26 71-5 10-9 22-9 30 0 19 13 32 31 32 37 0 51-55 51-59 0-3-4-3-5-3-3 0-3 1-6 7-6 23-19 46-39 46-7 0-9-3-9-12 0-10 2-16 11-38 5-14 10-27 15-40z"><text:p/></draw:path><draw:path draw:style-name="gr3" draw:text-style-name="P6" svg:width="0.072in" svg:height="0.1063in" svg:x="1.265in" svg:y="0.0071in" svg:viewBox="0 0 184 271" svg:d="M184 4c0-1 0-4-6-4-5 0-42 3-48 4-3 0-6 3-6 7 0 6 4 6 9 6 19 0 20 2 20 6 0 2-1 6-1 8-8 31-16 60-23 91-8-14-19-25-37-25-45 0-92 57-92 112 0 37 21 62 51 62 7 0 27-1 50-29 4 16 17 29 35 29 14 0 22-9 29-21 7-14 12-38 12-39 0-3-4-3-5-3-4 0-4 1-6 7-5 25-13 47-28 47-11 0-13-10-13-18s2-12 3-18c18-74 37-148 56-222zM103 220c-2 8-2 8-7 15-18 22-33 27-44 27-19 0-24-21-24-36 0-18 12-65 20-83 13-23 30-37 46-37 25 0 29 32 29 34s0 4-1 6c-6 25-12 50-19 74z"><text:p/></draw:path><draw:path draw:style-name="gr3" draw:text-style-name="P6" svg:width="0.0799in" svg:height="0.0756in" svg:x="1.3445in" svg:y="0.0598in" svg:viewBox="0 0 204 193" svg:d="M40 160c-9 15-18 22-34 23-3 0-6 0-6 5 0 4 2 5 3 5 7 0 17-1 23-1 9 0 20 1 28 1 2 0 5 0 5-7 0-3-3-3-4-3-2 0-12-1-12-8 0-3 3-9 4-11 8-11 15-22 22-33 26 0 52 0 77 0 3 14 5 30 7 45-1 2-2 7-19 7-3 0-6 0-6 5 0 1 0 5 4 5 8 0 26-1 34-1 6 0 11 0 17 0 4 0 10 1 15 1 3 0 6-3 6-6 0-4-4-4-8-4-16 0-17-2-18-9-7-56-15-111-23-166-1-7-1-8-6-8-6 0-7 2-10 6-33 51-66 102-99 154zM76 121c19-30 37-58 56-88 4 30 9 58 13 88-23 0-46 0-69 0z"><text:p/></draw:path></draw:g><text:s/>משמע הראשי מתקיים, וזו <text:span text:style-name="T22">סתירה</text:span>. </text:p>
        </text:list-header>
      </text:list>
      <text:p text:style-name="P10"><draw:g text:anchor-type="as-char" svg:y="-0.1134in" draw:z-index="45" draw:name="Shape4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ד’ <text:span text:style-name="T14">– סתירה</text:span></text:h>
      <text:p text:style-name="P13">צ.ל.: <text:span text:style-name="T5">לסתור קיום </text:span><text:span text:style-name="T5"><draw:g text:anchor-type="as-char" svg:y="-0.1083in" draw:z-index="25" draw:name="Shape47" draw:style-name="gr1"><svg:title>TexMaths</svg:title><svg:desc>11§display§g \colon B \to A§svg§600§FALSE§</svg:desc><draw:path draw:style-name="gr2" draw:text-style-name="P5" svg:width="0.6413in" svg:height="0.1232in" svg:x="0.0051in" svg:y="0.0075in" svg:viewBox="0 0 1630 314" svg:d="M815 314c-271 0-543 0-815 0 0-104 0-210 0-314 544 0 1086 0 1630 0 0 104 0 210 0 314-272 0-544 0-81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" svg:width="0.0157in" svg:height="0.065in" svg:x="0.1059in" svg:y="0.0429in" svg:viewBox="0 0 41 166" svg:d="M41 21c0-12-10-21-21-21s-20 9-20 21c0 11 9 20 20 20s21-9 21-20zM41 145c0-11-10-20-21-20s-20 8-20 20c0 11 9 21 20 21s21-9 21-21z"><text:p/></draw:path><draw:path draw:style-name="gr3" draw:text-style-name="P6" svg:width="0.1083in" svg:height="0.1028in" svg:x="0.192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3587in" svg:y="0.0311in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3" draw:text-style-name="P6" svg:width="0.1039in" svg:height="0.1079in" svg:x="0.5504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5"><text:s/>אמ"מ </text:span><text:span text:style-name="T5"><draw:g text:anchor-type="as-char" svg:y="-0.1075in" draw:z-index="26" draw:name="Shape48" draw:style-name="gr1"><svg:title>TexMaths</svg:title><svg:desc>11§display§f \circ g = id_B§svg§600§FALSE§</svg:desc><draw:path draw:style-name="gr2" draw:text-style-name="P5" svg:width="0.7201in" svg:height="0.122in" svg:x="0in" svg:y="0.0075in" svg:viewBox="0 0 1830 311" svg:d="M0 0c610 0 1219 0 1830 0 0 103 0 208 0 311-611 0-1220 0-1830 0 0-103 0-208 0-311z"><text:p/></draw:path><draw:path draw:style-name="gr3" draw:text-style-name="P6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6" svg:width="0.0591in" svg:height="0.0591in" svg:x="0.1252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693in" svg:height="0.098in" svg:x="0.2291in" svg:y="0.0402in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3" draw:text-style-name="P6" svg:width="0.1008in" svg:height="0.0354in" svg:x="0.3555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398in" svg:height="0.1016in" svg:x="0.5118in" svg:y="0.0075in" svg:viewBox="0 0 102 259" svg:d="M99 14c0-7-6-14-14-14-10 0-21 11-21 21 0 8 5 14 14 14s21-9 21-21zM69 159c6-11 6-12 9-22 3-7 6-13 6-20 0-18-14-32-32-32-37 0-52 56-52 59 0 4 4 4 5 4 4 0 5-1 6-7 11-37 26-48 40-48 3 0 9 0 9 13 0 7-3 16-4 19-3 10-21 55-27 72-4 10-9 23-9 31 0 18 13 31 32 31 36 0 50-56 50-59s-3-3-4-3c-5 0-5 1-6 6-7 25-19 48-39 48-7 0-10-4-10-12 0-10 3-16 12-39 4-13 10-27 14-41z"><text:p/></draw:path><draw:path draw:style-name="gr3" draw:text-style-name="P6" svg:width="0.0724in" svg:height="0.1067in" svg:x="0.5657in" svg:y="0.002in" svg:viewBox="0 0 185 272" svg:d="M185 4c0-1 0-4-6-4-5 0-43 3-49 4-2 0-6 3-6 7 0 5 5 5 10 5 19 0 19 3 19 7 0 2-1 6-1 8-8 31-16 60-23 91-7-14-18-25-36-25-45 0-93 57-93 113 0 36 22 62 52 62 7 0 27-2 50-29 4 15 17 29 35 29 14 0 22-9 29-21 7-15 11-38 11-39 0-3-3-3-4-3-4 0-5 1-6 6-6 26-13 48-30 48-9 0-11-10-11-18 0-9 2-12 3-19 18-73 37-148 56-222zM104 221c-2 8-2 8-8 14-17 22-32 28-43 28-20 0-26-21-26-37 0-18 14-65 22-83 13-23 29-37 44-37 26 0 31 31 31 34 0 2-1 4-1 6-6 26-12 50-19 75z"><text:p/></draw:path><draw:path draw:style-name="gr3" draw:text-style-name="P6" svg:width="0.0811in" svg:height="0.0724in" svg:x="0.6469in" svg:y="0.0575in" svg:viewBox="0 0 207 185" svg:d="M32 164c-2 9-3 11-24 11-5 0-8 0-8 5s3 5 8 5c35 0 69 0 104 0 46 0 80-31 80-59 0-18-17-35-46-38 33-6 61-26 61-50 0-20-21-38-56-38-33 0-65 0-98 0-6 0-9 0-9 7 0 3 3 3 9 3 3 0 4 0 10 0 5 1 6 1 6 4 0 2 0 2-1 6-12 48-24 95-36 144zM75 85c5-22 11-44 16-66 2-8 2-9 15-9s27 0 40 0c28 0 34 17 34 28 0 22-24 47-60 47-16 0-30 0-45 0zM62 175c-8 0-8 0-8-3s0-2 1-6c7-24 12-49 19-74 18 0 38 0 57 0 25 0 35 17 35 32 0 28-27 51-60 51-15 0-30 0-44 0z"><text:p/></draw:path></draw:g></text:span><text:span text:style-name="T5"><text:s/>אמ"מ </text:span><text:span text:style-name="T5"><draw:g text:anchor-type="as-char" svg:y="-0.1075in" draw:z-index="27" draw:name="Shape49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הפיכה. </text:span></text:p>
      <text:p text:style-name="P13">הוכחה: <text:span text:style-name="T5">נסתור את הגרירה בין הקיום לטענה ש־</text:span><text:span text:style-name="T5"><draw:g text:anchor-type="as-char" svg:y="-0.1075in" draw:z-index="29" draw:name="Shape50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 הפיכה. נמצא דוגמה נגדית. נבחר </text:span><text:span text:style-name="T5"><draw:g text:anchor-type="as-char" svg:y="-0.1134in" draw:z-index="30" draw:name="Shape51" draw:style-name="gr1"><svg:title>TexMaths</svg:title><svg:desc>11§display§f = \{ \la 0, 0 \ra, \la 1, 0 \ra \}§svg§600§FALSE§</svg:desc><draw:path draw:style-name="gr2" draw:text-style-name="P5" svg:width="1.1622in" svg:height="0.1354in" svg:x="-0.0004in" svg:y="0.0071in" svg:viewBox="0 0 2953 345" svg:d="M0 0c984 0 1969 0 2953 0 0 115 0 230 0 345-984 0-1969 0-2953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2969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335in" svg:height="0.1508in" svg:x="0.3787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0638in" svg:height="0.1035in" svg:x="0.4268in" svg:y="0.0126in" svg:viewBox="0 0 163 264" svg:d="M163 133c0-30-1-61-16-89-17-37-49-44-65-44-24 0-51 10-68 46-12 27-14 57-14 87s2 63 18 93c16 31 45 38 63 38 21 0 51-7 67-44 14-27 15-56 15-87zM81 257c-14 0-37-10-45-48-3-22-3-57-3-80 0-24 0-50 2-71 8-46 36-49 46-49 14 0 39 6 47 45 3 22 3 51 3 75 0 30 0 55-5 79-5 36-27 49-45 49z"><text:p/></draw:path><draw:path draw:style-name="gr3" draw:text-style-name="P6" svg:width="0.0173in" svg:height="0.0453in" svg:x="0.5102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0638in" svg:height="0.1035in" svg:x="0.5705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35in" svg:height="0.1508in" svg:x="0.6488in" svg:y="0in" svg:viewBox="0 0 86 384" svg:d="M84 198c2-4 2-5 2-5 0-1 0-3-2-7-22-59-46-119-68-177-2-7-5-9-8-9-5 0-8 3-8 8 0 1 0 2 1 6 23 60 46 119 69 179-23 58-46 117-69 177-1 4-1 4-1 7 0 4 3 7 8 7 4 0 6-4 7-7 23-60 45-119 69-179z"><text:p/></draw:path><draw:path draw:style-name="gr3" draw:text-style-name="P6" svg:width="0.0173in" svg:height="0.0453in" svg:x="0.7126in" svg:y="0.0972in" svg:viewBox="0 0 45 116" svg:d="M45 41c0-26-10-41-24-41-13 0-21 10-21 21 0 10 8 21 21 21 4 0 10-2 13-6 1-1 1-1 2-1 0 2 1 0 1 6 0 28-14 51-26 65-4 3-4 4-4 5 0 4 2 5 3 5 4 0 35-30 35-75z"><text:p/></draw:path><draw:path draw:style-name="gr3" draw:text-style-name="P6" svg:width="0.0335in" svg:height="0.1508in" svg:x="0.7839in" svg:y="0in" svg:viewBox="0 0 86 384" svg:d="M84 14c2-4 2-4 2-6 0-5-4-8-8-8-3 0-7 2-9 9-22 58-45 118-67 177-1 2-2 4-2 7 0 0 0 1 2 5 22 60 45 119 67 177 1 4 4 9 9 9 4 0 8-3 8-7 0-2 0-3-2-7-24-60-46-119-69-177 23-60 45-119 69-179z"><text:p/></draw:path><draw:path draw:style-name="gr3" draw:text-style-name="P6" svg:width="0.05in" svg:height="0.1008in" svg:x="0.8398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173in" svg:height="0.0453in" svg:x="0.9154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638in" svg:height="0.1035in" svg:x="0.9756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335in" svg:height="0.1508in" svg:x="1.0543in" svg:y="0in" svg:viewBox="0 0 86 384" svg:d="M84 198c2-4 2-5 2-5 0-1 0-3-2-7-22-59-46-119-68-177-2-7-4-9-8-9-5 0-8 3-8 8 0 1 0 2 1 6 23 60 46 119 69 179-23 58-46 117-69 177-1 4-1 4-1 7 0 4 3 7 8 7 4 0 6-4 7-7 23-60 45-119 69-179z"><text:p/></draw:path><draw:path draw:style-name="gr3" draw:text-style-name="P6" svg:width="0.0535in" svg:height="0.1508in" svg:x="1.1161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5"><text:s/>ונבחר </text:span><text:span text:style-name="T5"><draw:g text:anchor-type="as-char" svg:y="-0.1134in" draw:z-index="38" draw:name="Shape52" draw:style-name="gr1"><svg:title>TexMaths</svg:title><svg:desc>11§display§B = \{0\}§svg§600§FALSE§</svg:desc><draw:path draw:style-name="gr2" draw:text-style-name="P5" svg:width="0.526in" svg:height="0.1354in" svg:x="0.0008in" svg:y="0.0071in" svg:viewBox="0 0 1337 345" svg:d="M0 0c445 0 892 0 1337 0 0 115 0 230 0 345-445 0-892 0-1337 0 0-115 0-230 0-345z"><text:p/></draw:path><draw:path draw:style-name="gr3" draw:text-style-name="P6" svg:width="0.1079in" svg:height="0.1031in" svg:x="-0.0004in" svg:y="0.0098in" svg:viewBox="0 0 275 263" svg:d="M45 232c-3 16-4 19-35 19-7 0-10 0-10 8 0 4 3 4 10 4 46 0 92 0 138 0 61 0 106-46 106-82 0-28-22-51-59-54 40-8 80-37 80-73 0-29-25-54-72-54-42 0-86 0-129 0-8 0-11 0-11 8 0 4 3 4 11 4 1 0 7 0 14 1s11 1 11 7c0 1-1 2-2 6-18 69-34 138-52 206zM103 122c8-32 17-63 25-94 3-15 4-16 20-16 17 0 33 0 50 0 34 0 42 23 42 40 0 34-33 70-81 70-18 0-37 0-56 0zM86 251c-6 0-6 0-8-1-4 0-5 0-5-3 0-1 0-3 2-9 9-35 17-72 26-107 24 0 49 0 73 0 37 0 45 29 45 45 0 38-34 75-80 75-18 0-36 0-53 0z"><text:p/></draw:path><draw:path draw:style-name="gr3" draw:text-style-name="P6" svg:width="0.1008in" svg:height="0.035in" svg:x="0.1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5in" svg:height="0.1508in" svg:x="0.3291in" svg:y="0in" svg:viewBox="0 0 137 384" svg:d="M81 52c0-16 10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" svg:width="0.0638in" svg:height="0.1035in" svg:x="0.4004in" svg:y="0.0126in" svg:viewBox="0 0 163 264" svg:d="M163 133c0-30-2-61-16-89-17-37-49-44-66-44-23 0-50 10-67 46-12 27-14 57-14 87s2 63 18 93c16 31 45 38 63 38 21 0 51-7 67-44 13-27 15-56 15-87zM81 257c-15 0-37-10-45-48-4-22-4-57-4-80 0-24 0-50 3-71 8-46 36-49 46-49 14 0 39 6 45 45 5 22 5 51 5 75 0 30 0 55-5 79-5 36-27 49-45 49z"><text:p/></draw:path><draw:path draw:style-name="gr3" draw:text-style-name="P6" svg:width="0.0535in" svg:height="0.1508in" svg:x="0.4811in" svg:y="0in" svg:viewBox="0 0 137 384" svg:d="M56 333c0 15-10 40-52 42-2 2-4 3-4 5 0 4 4 4 8 4 37 0 73-18 73-48 0-29 0-59 0-88 0-15 0-27 16-40 14-11 28-12 37-12 2-1 3-2 3-3 0-5-2-5-6-5-25-1-44-15-49-34-1-4-1-5-1-19 0-25 0-50 0-76 0-16 0-28-17-44-16-12-43-15-56-15-4 0-8 0-8 4s2 4 7 5c24 1 42 13 48 33 1 3 1 4 1 19 0 26 0 52 0 80 0 18 3 24 15 36 8 9 20 12 30 16-31 7-45 25-45 47 0 31 0 62 0 93z"><text:p/></draw:path></draw:g></text:span><text:span text:style-name="T5">. הפונקציה אינה חח"ע, אמ"מ היא אינה הפיכה משמאל (לפי סעיף (1)(ה) שהוכח בלי גרירה מטענה זו), כלומר </text:span><text:span text:style-name="T5"><draw:g text:anchor-type="as-char" svg:y="-0.1075in" draw:z-index="31" draw:name="Shape5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אינה הפיכה משמאל ובפרט לא הפיכה כלל והנגרר פסוק שקר. נבחר </text:span><text:span text:style-name="T5"><draw:g text:anchor-type="as-char" svg:y="-0.1134in" draw:z-index="32" draw:name="Shape54" draw:style-name="gr1"><svg:title>TexMaths</svg:title><svg:desc>11§display§g = \{\la 0, 0 \ra\}§svg§600§FALSE§</svg:desc><draw:path draw:style-name="gr2" draw:text-style-name="P5" svg:width="0.7437in" svg:height="0.1358in" svg:x="0.0051in" svg:y="0.0071in" svg:viewBox="0 0 1890 346" svg:d="M946 346c-316 0-630 0-946 0 0-116 0-230 0-346 630 0 1259 0 1890 0 0 116 0 230 0 346-315 0-630 0-944 0z"><text:p/></draw:path><draw:path draw:style-name="gr3" draw:text-style-name="P6" svg:width="0.0697in" svg:height="0.0976in" svg:x="-0.0004in" svg:y="0.0453in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1004in" svg:height="0.0354in" svg:x="0.1264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6" svg:width="0.0535in" svg:height="0.1512in" svg:x="0.2894in" svg:y="0in" svg:viewBox="0 0 137 385" svg:d="M81 52c0-16 10-41 52-43 2 0 4-2 4-5 0-4-3-4-7-4-39 0-74 20-74 48 0 29 0 59 0 89 0 15 0 27-16 39-14 12-28 12-37 13-2 0-3 1-3 4 0 4 2 4 7 4 25 2 44 14 47 34 2 4 2 5 2 19 0 25 0 51 0 76 0 16 0 29 18 43 15 12 40 16 56 16 4 0 7 0 7-4s-2-4-6-4c-24-2-43-15-49-33-1-5-1-5-1-19 0-27 0-54 0-82 0-17-3-24-15-35-8-8-20-12-30-15 31-9 45-27 45-49 0-31 0-61 0-92z"><text:p/></draw:path><draw:path draw:style-name="gr3" draw:text-style-name="P6" svg:width="0.0335in" svg:height="0.1512in" svg:x="0.3713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634in" svg:height="0.1035in" svg:x="0.4193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3" draw:text-style-name="P6" svg:width="0.0173in" svg:height="0.0453in" svg:x="0.5024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38in" svg:height="0.1035in" svg:x="0.5626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" draw:text-style-name="P6" svg:width="0.0335in" svg:height="0.1512in" svg:x="0.6413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0535in" svg:height="0.1512in" svg:x="0.7028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5">, כלומר </text:span><text:span text:style-name="T5"><draw:g text:anchor-type="as-char" svg:y="-0.1134in" draw:z-index="33" draw:name="Shape55" draw:style-name="gr1"><svg:title>TexMaths</svg:title><svg:desc>11§display§f  \circ g = \{\la 0, 0 \ra\} = id_B§svg§600§FALSE§</svg:desc><draw:path draw:style-name="gr2" draw:text-style-name="P5" svg:width="1.413in" svg:height="0.1354in" svg:x="-0.0004in" svg:y="0.0071in" svg:viewBox="0 0 3590 345" svg:d="M0 0c1197 0 2394 0 3590 0 0 115 0 230 0 345-1196 0-2393 0-3590 0 0-115 0-230 0-345z"><text:p/></draw:path><draw:path draw:style-name="gr3" draw:text-style-name="P6" svg:width="0.0752in" svg:height="0.137in" svg:x="0in" svg:y="0.0071in" svg:viewBox="0 0 192 349" svg:d="M121 118c11 0 22 0 33 0 8 0 12 0 12-9 0-3-4-3-11-3-11 0-21 0-32 0 2-16 6-30 8-44 2-9 8-36 10-41 3-7 10-13 17-13 3 0 12 0 20 7-17 2-21 15-21 21 0 9 7 14 15 14 10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591in" svg:height="0.0587in" svg:x="0.1248in" svg:y="0.0453in" svg:viewBox="0 0 151 150" svg:d="M151 75c0-41-34-75-75-75-42 0-76 34-76 75s34 75 76 75c41 0 75-34 75-75zM76 134c-34 0-61-27-61-59s28-60 61-60c32 0 59 27 59 60s-27 59-59 59z"><text:p/></draw:path><draw:path draw:style-name="gr3" draw:text-style-name="P6" svg:width="0.0693in" svg:height="0.0972in" svg:x="0.2287in" svg:y="0.0453in" svg:viewBox="0 0 177 248" svg:d="M176 25c1-3 1-4 1-7 0-7-4-10-11-10-3 0-14 2-15 16-8-14-21-24-37-24-44 0-92 54-92 109 0 39 24 62 52 62 23 0 40-19 45-23v1c-8 34-12 48-12 49-3 3-16 42-56 42-8 0-20-1-31-4 11-4 15-14 15-20 0-7-4-13-14-13-9 0-21 6-21 22 0 15 14 23 52 23 48 0 76-30 81-53 14-56 29-114 43-170zM127 121c-4 10-13 20-20 27-9 6-21 14-32 14-19 0-26-20-26-35 0-19 13-65 22-84 10-20 28-35 43-35 27 0 31 32 31 34 0 1 0 3-1 5-5 25-12 49-17 74z"><text:p/></draw:path><draw:path draw:style-name="gr3" draw:text-style-name="P6" svg:width="0.1008in" svg:height="0.035in" svg:x="0.355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531in" svg:height="0.1508in" svg:x="0.5185in" svg:y="0in" svg:viewBox="0 0 136 384" svg:d="M81 52c0-16 10-41 52-43 2-1 3-2 3-5 0-4-2-4-6-4-39 0-74 20-75 48 0 29 0 59 0 89 0 14 0 26-15 39-14 11-28 12-37 12-2 0-3 2-3 5 0 2 2 2 5 3 27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335in" svg:height="0.1508in" svg:x="0.6004in" svg:y="0in" svg:viewBox="0 0 86 384" svg:d="M84 14c2-4 2-4 2-6 0-5-3-8-8-8-3 0-7 2-9 9-22 58-45 118-67 177-1 2-2 4-2 7 0 0 0 1 2 5 22 60 45 119 67 177 1 4 4 9 9 9s8-3 8-7c0-2 0-3-2-7-23-60-45-119-69-177 24-60 46-119 69-179z"><text:p/></draw:path><draw:path draw:style-name="gr3" draw:text-style-name="P6" svg:width="0.0638in" svg:height="0.1035in" svg:x="0.6484in" svg:y="0.0126in" svg:viewBox="0 0 163 264" svg:d="M163 133c0-30-1-61-16-89-17-37-49-44-64-44-24 0-52 10-69 46-12 27-14 57-14 87s2 63 18 93c16 31 45 38 63 38 21 0 51-7 68-44 13-27 14-56 14-87zM81 257c-14 0-37-10-44-48-4-22-4-57-4-80 0-24 0-50 2-71 8-46 37-49 46-49 14 0 39 6 47 45 3 22 3 51 3 75 0 30 0 55-4 79-6 36-28 49-46 49z"><text:p/></draw:path><draw:path draw:style-name="gr3" draw:text-style-name="P6" svg:width="0.0173in" svg:height="0.0453in" svg:x="0.7315in" svg:y="0.0972in" svg:viewBox="0 0 45 116" svg:d="M45 41c0-26-10-41-25-41-12 0-20 10-20 21 0 10 8 21 20 21 5 0 10-2 14-6 1-1 1-1 1-1 1 0 1 0 1 6 0 28-13 51-26 65-5 3-5 4-5 5 0 4 3 5 5 5 4 0 35-30 35-75z"><text:p/></draw:path><draw:path draw:style-name="gr3" draw:text-style-name="P6" svg:width="0.0638in" svg:height="0.1035in" svg:x="0.7917in" svg:y="0.0126in" svg:viewBox="0 0 163 264" svg:d="M163 133c0-30-1-61-16-89-17-37-49-44-66-44-23 0-50 10-67 46-12 27-14 57-14 87s2 63 18 93c16 31 45 38 63 38 21 0 51-7 67-44 14-27 15-56 15-87zM81 257c-15 0-37-10-45-48-3-22-3-57-3-80 0-24 0-50 2-71 8-46 37-49 46-49 14 0 39 6 47 45 3 22 3 51 3 75 0 30 0 55-4 79-6 36-28 49-46 49z"><text:p/></draw:path><draw:path draw:style-name="gr3" draw:text-style-name="P6" svg:width="0.0335in" svg:height="0.1508in" svg:x="0.8705in" svg:y="0in" svg:viewBox="0 0 86 384" svg:d="M84 198c2-4 2-5 2-5 0-1 0-3-2-7-22-59-45-119-67-177-3-7-5-9-9-9-5 0-8 3-8 8 0 1 0 2 1 6 23 60 46 119 69 179-23 58-46 117-69 177-1 4-1 4-1 7 0 4 3 7 8 7 4 0 6-4 7-7 24-60 46-119 69-179z"><text:p/></draw:path><draw:path draw:style-name="gr3" draw:text-style-name="P6" svg:width="0.0535in" svg:height="0.1508in" svg:x="0.9319in" svg:y="0in" svg:viewBox="0 0 137 384" svg:d="M56 333c0 15-10 40-53 42-1 2-3 3-3 5 0 4 4 4 8 4 37 0 73-18 73-48 0-29 0-59 0-88 0-15 0-27 16-40 14-11 28-12 37-12 2-1 3-2 3-3 0-5-2-5-6-5-25-1-44-15-48-34-2-4-2-5-2-19 0-25 0-50 0-76 0-16 0-28-17-44-17-12-43-15-56-15-4 0-8 0-8 4s2 4 7 5c24 1 43 13 48 33 1 3 1 4 1 19 0 26 0 52 0 80 0 18 3 23 15 36 8 8 19 12 30 16-31 7-45 25-45 47 0 31 0 62 0 93z"><text:p/></draw:path><draw:path draw:style-name="gr3" draw:text-style-name="P6" svg:width="0.1008in" svg:height="0.035in" svg:x="1.04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2in" svg:x="1.2043in" svg:y="0.0134in" svg:viewBox="0 0 102 258" svg:d="M99 14c0-7-5-14-14-14-11 0-21 10-21 21 0 7 5 13 14 13s21-9 21-20zM69 159c5-11 5-13 9-22 3-8 6-14 6-21 0-17-14-31-32-31-37 0-52 56-52 59 0 4 4 4 6 4 3 0 3-2 5-7 11-36 26-49 40-49 3 0 8 0 8 14 0 7-2 15-3 20-3 9-21 55-27 70-4 10-9 22-9 31 0 17 13 31 32 31 36 0 50-55 50-60 0-3-3-3-4-3-4 0-4 1-6 6-7 25-19 49-39 49-7 0-10-4-10-13 0-10 2-16 12-39 4-13 10-26 14-39z"><text:p/></draw:path><draw:path draw:style-name="gr3" draw:text-style-name="P6" svg:width="0.0724in" svg:height="0.1059in" svg:x="1.2587in" svg:y="0.0071in" svg:viewBox="0 0 185 270" svg:d="M185 3c-2-1 0-3-6-3-5 0-43 3-49 3-2 1-6 4-6 8s5 4 10 4c19 0 19 4 19 7 0 2-1 6-1 8-8 31-16 60-23 91-7-14-18-24-36-24-45 0-93 56-93 111 0 36 22 62 52 62 7 0 27-1 50-29 4 17 17 29 36 29 13 0 22-9 28-21 7-14 11-38 11-39 0-3-3-3-4-3-5 0-5 1-6 7-6 25-13 48-29 48-10 0-12-10-12-18 0-9 2-12 3-18 18-74 37-149 56-223zM103 220c-1 7-1 8-7 15-17 20-32 27-43 27-20 0-26-22-26-36 0-20 13-66 23-84 11-23 28-37 43-37 26 0 31 32 31 34s-1 4-1 6c-6 26-13 50-20 75z"><text:p/></draw:path><draw:path draw:style-name="gr3" draw:text-style-name="P6" svg:width="0.0811in" svg:height="0.072in" svg:x="1.3398in" svg:y="0.0634in" svg:viewBox="0 0 207 184" svg:d="M32 163c-2 9-3 11-24 11-5 0-8 0-8 5s3 5 8 5c35 0 69 0 104 0 46 0 81-31 81-57 0-20-18-37-47-39 33-7 61-26 61-51 0-19-21-37-56-37-33 0-65 0-98 0-6 0-9 0-9 6 0 3 3 3 9 3 3 0 4 0 10 1 5 0 6 1 6 3 0 1 0 2-1 7-12 47-24 95-36 143zM75 85c5-22 11-44 16-66 3-9 2-10 15-10s27 0 40 0c28 0 34 19 34 28 0 22-24 48-60 48-15 0-30 0-45 0zM62 174c-8 0-8 0-8-2 0-1 0-2 1-6 6-25 12-50 18-75 19 0 38 0 58 0 25 0 35 18 35 33 0 27-27 50-60 50-15 0-30 0-44 0z"><text:p/></draw:path></draw:g></text:span><text:span text:style-name="T5"><text:s/>משמע הראשי מתקיים, וזו </text:span><text:span text:style-name="T23">סתירה</text:span><text:span text:style-name="T5">. </text:span></text:p>
      <text:p text:style-name="P10"><text:span text:style-name="T5"><draw:g text:anchor-type="as-char" svg:y="-0.1134in" draw:z-index="46" draw:name="Shape5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ה’ <text:span text:style-name="T14">– הוכחה</text:span></text:h>
      <text:p text:style-name="P17">צ.ל.: <text:span text:style-name="T5"><draw:g text:anchor-type="as-char" svg:y="-0.1075in" draw:z-index="47" draw:name="Shape57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חח"ע אמ"מ קיימת פונקציה </text:span><text:span text:style-name="T5"><draw:g text:anchor-type="as-char" svg:y="-0.1083in" draw:z-index="48" draw:name="Shape58" draw:style-name="gr1"><svg:title>TexMaths</svg:title><svg:desc>11§display§g \colon B \to A§svg§600§FALSE§</svg:desc><draw:path draw:style-name="gr2" draw:text-style-name="P5" svg:width="0.6413in" svg:height="0.1232in" svg:x="0.0051in" svg:y="0.0075in" svg:viewBox="0 0 1630 314" svg:d="M815 314c-271 0-543 0-815 0 0-104 0-210 0-314 544 0 1086 0 1630 0 0 104 0 210 0 314-272 0-544 0-81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" svg:width="0.0157in" svg:height="0.065in" svg:x="0.1059in" svg:y="0.0429in" svg:viewBox="0 0 41 166" svg:d="M41 21c0-12-10-21-21-21s-20 9-20 21c0 11 9 20 20 20s21-9 21-20zM41 145c0-11-10-20-21-20s-20 8-20 20c0 11 9 21 20 21s21-9 21-21z"><text:p/></draw:path><draw:path draw:style-name="gr3" draw:text-style-name="P6" svg:width="0.1083in" svg:height="0.1028in" svg:x="0.192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3587in" svg:y="0.0311in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3" draw:text-style-name="P6" svg:width="0.1039in" svg:height="0.1079in" svg:x="0.5504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5"><text:s/>וגם </text:span><text:span text:style-name="T5"><draw:g text:anchor-type="as-char" svg:y="-0.1075in" draw:z-index="49" draw:name="Shape59" draw:style-name="gr1"><svg:title>TexMaths</svg:title><svg:desc>11§display§g \circ f = id_A§svg§600§FALSE§</svg:desc><draw:path draw:style-name="gr2" draw:text-style-name="P5" svg:width="0.7173in" svg:height="0.122in" svg:x="0.0051in" svg:y="0.0075in" svg:viewBox="0 0 1823 311" svg:d="M0 0c607 0 1216 0 1823 0 0 103 0 208 0 311-607 0-1216 0-182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5-60-58 0-32 27-60 60-60 32 0 59 27 59 60 0 34-27 58-59 58z"><text:p/></draw:path><draw:path draw:style-name="gr3" draw:text-style-name="P6" svg:width="0.076in" svg:height="0.1378in" svg:x="0.2272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1004in" svg:height="0.0354in" svg:x="0.361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398in" svg:height="0.1016in" svg:x="0.5173in" svg:y="0.0075in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3" draw:text-style-name="P6" svg:width="0.072in" svg:height="0.1067in" svg:x="0.5717in" svg:y="0.002in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799in" svg:height="0.0752in" svg:x="0.6508in" svg:y="0.0547in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5"><text:s/></text:span><text:span text:style-name="T24">(או בנוסח שקול ע"פ הגדרה: </text:span><text:span text:style-name="T24"><draw:g text:anchor-type="as-char" svg:y="-0.1075in" draw:z-index="77" draw:name="Shape60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4"><text:s/>הפיכה משמאל)</text:span><text:span text:style-name="T5">. </text:span></text:p>
      <text:p text:style-name="P18">הוכחה: <text:span text:style-name="T5">נוכיח את כל אחת מהגרירות בנפרד. </text:span></text:p>
      <text:list text:style-name="L3">
        <text:list-item>
          <text:p text:style-name="P19"><text:span text:style-name="T5">גרירה ראשונה: נניח </text:span><text:span text:style-name="T5"><draw:g text:anchor-type="as-char" svg:y="-0.1075in" draw:z-index="50" draw:name="Shape61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חח"ע ונוכיח קיום </text:span><text:span text:style-name="T5"><draw:g text:anchor-type="as-char" svg:y="-0.1083in" draw:z-index="51" draw:name="Shape62" draw:style-name="gr1"><svg:title>TexMaths</svg:title><svg:desc>11§display§g \colon B \to A
§svg§600§FALSE§</svg:desc><draw:path draw:style-name="gr2" draw:text-style-name="P5" svg:width="0.6413in" svg:height="0.1232in" svg:x="0.0051in" svg:y="0.0075in" svg:viewBox="0 0 1630 314" svg:d="M815 314c-271 0-543 0-815 0 0-104 0-210 0-314 544 0 1086 0 1630 0 0 104 0 210 0 314-272 0-544 0-81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" svg:width="0.0157in" svg:height="0.065in" svg:x="0.1059in" svg:y="0.0429in" svg:viewBox="0 0 41 166" svg:d="M41 21c0-12-10-21-21-21s-20 9-20 21c0 11 9 20 20 20s21-9 21-20zM41 145c0-11-10-20-21-20s-20 8-20 20c0 11 9 21 20 21s21-9 21-21z"><text:p/></draw:path><draw:path draw:style-name="gr3" draw:text-style-name="P6" svg:width="0.1083in" svg:height="0.1028in" svg:x="0.192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3587in" svg:y="0.0311in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3" draw:text-style-name="P6" svg:width="0.1039in" svg:height="0.1079in" svg:x="0.5504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5"><text:s/>עבורה </text:span><text:span text:style-name="T5"><draw:g text:anchor-type="as-char" svg:y="-0.1075in" draw:z-index="52" draw:name="Shape63" draw:style-name="gr1"><svg:title>TexMaths</svg:title><svg:desc>11§display§g \circ f = id_A§svg§600§FALSE§</svg:desc><draw:path draw:style-name="gr2" draw:text-style-name="P5" svg:width="0.7173in" svg:height="0.122in" svg:x="0.0051in" svg:y="0.0075in" svg:viewBox="0 0 1823 311" svg:d="M0 0c607 0 1216 0 1823 0 0 103 0 208 0 311-607 0-1216 0-182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5-60-58 0-32 27-60 60-60 32 0 59 27 59 60 0 34-27 58-59 58z"><text:p/></draw:path><draw:path draw:style-name="gr3" draw:text-style-name="P6" svg:width="0.076in" svg:height="0.1378in" svg:x="0.2272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1004in" svg:height="0.0354in" svg:x="0.361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398in" svg:height="0.1016in" svg:x="0.5173in" svg:y="0.0075in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3" draw:text-style-name="P6" svg:width="0.072in" svg:height="0.1067in" svg:x="0.5717in" svg:y="0.002in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799in" svg:height="0.0752in" svg:x="0.6508in" svg:y="0.0547in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5">. </text:span><text:span text:style-name="T25">ידוע </text:span><text:span text:style-name="T25"><draw:g text:anchor-type="as-char" svg:y="-0.1075in" draw:z-index="53" draw:name="Shape64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5"><text:s/>חח"ע וכמו כן ידוע (לפי הגדרה) ש־</text:span><text:span text:style-name="T25"><draw:g text:anchor-type="as-char" svg:y="-0.1075in" draw:z-index="54" draw:name="Shape65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5"> מלאה ב־</text:span><text:span text:style-name="T25"><draw:g text:anchor-type="as-char" svg:y="-0.1134in" draw:z-index="55" draw:name="Shape66" draw:style-name="gr1"><svg:title>TexMaths</svg:title><svg:desc>11§display§\Im(f)§svg§600§FALSE§</svg:desc><draw:path draw:style-name="gr2" draw:text-style-name="P5" svg:width="0.3587in" svg:height="0.1358in" svg:x="0.0031in" svg:y="0.0071in" svg:viewBox="0 0 912 346" svg:d="M456 346c-153 0-304 0-456 0 0-116 0-230 0-346 304 0 608 0 912 0 0 116 0 230 0 346-152 0-304 0-456 0z"><text:p/></draw:path><draw:path draw:style-name="gr3" draw:text-style-name="P6" svg:width="0.0461in" svg:height="0.1028in" svg:x="-0.0004in" svg:y="0.0098in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3" draw:text-style-name="P6" svg:width="0.1181in" svg:height="0.0669in" svg:x="0.0551in" svg:y="0.0453in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3" draw:text-style-name="P6" svg:width="0.0346in" svg:height="0.1512in" svg:x="0.1913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756in" svg:height="0.1374in" svg:x="0.2433in" svg:y="0.0067in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334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5">, לכן </text:span><text:span text:style-name="T25"><draw:g text:anchor-type="as-char" svg:y="-0.1335in" draw:z-index="56" draw:name="Shape67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8c11 0 22 0 33 0 8 0 12 0 12-8 0-5-4-5-11-5-11 0-22 0-32 0 2-15 5-29 8-44 2-8 8-35 10-40 3-7 10-13 17-13 3 0 13 0 19 7-16 1-21 15-21 21 0 9 8 13 15 13 11 0 22-8 22-23 0-17-18-26-35-26-13 0-37 7-48 45-2 8-3 12-13 60-9 0-18 0-27 0-7 0-12 0-12 7 0 6 5 6 11 6 9 0 17 0 26 0-10 50-19 101-29 150-7 37-13 72-33 72-2 0-12 0-19-6 18-1 21-16 21-21 0-9-6-13-14-13-10 0-21 7-21 23s17 26 33 26c21 0 36-23 43-37 12-24 21-72 22-74 8-39 15-80 23-120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25"><text:s/>פונקציה על </text:span><text:span text:style-name="T25"><draw:g text:anchor-type="as-char" svg:y="-0.1134in" draw:z-index="57" draw:name="Shape68" draw:style-name="gr1"><svg:title>TexMaths</svg:title><svg:desc>11§display§\Im(f)§svg§600§FALSE§</svg:desc><draw:path draw:style-name="gr2" draw:text-style-name="P5" svg:width="0.3587in" svg:height="0.1358in" svg:x="0.0031in" svg:y="0.0071in" svg:viewBox="0 0 912 346" svg:d="M456 346c-153 0-304 0-456 0 0-116 0-230 0-346 304 0 608 0 912 0 0 116 0 230 0 346-152 0-304 0-456 0z"><text:p/></draw:path><draw:path draw:style-name="gr3" draw:text-style-name="P6" svg:width="0.0461in" svg:height="0.1028in" svg:x="-0.0004in" svg:y="0.0098in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3" draw:text-style-name="P6" svg:width="0.1181in" svg:height="0.0669in" svg:x="0.0551in" svg:y="0.0453in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3" draw:text-style-name="P6" svg:width="0.0346in" svg:height="0.1512in" svg:x="0.1913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756in" svg:height="0.1374in" svg:x="0.2433in" svg:y="0.0067in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334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5">. נבחר </text:span><text:span text:style-name="T25"><draw:g text:anchor-type="as-char" svg:y="-0.1335in" draw:z-index="58" draw:name="Shape69" draw:style-name="gr1"><svg:title>TexMaths</svg:title><svg:desc>11§display§g = f^{-1}§svg§600§FALSE§</svg:desc><draw:path draw:style-name="gr2" draw:text-style-name="P5" svg:width="0.5004in" svg:height="0.148in" svg:x="0.0051in" svg:y="0.0071in" svg:viewBox="0 0 1272 377" svg:d="M637 377c-213 0-425 0-637 0 0-126 0-252 0-377 424 0 848 0 1272 0 0 125 0 251 0 377-212 0-424 0-635 0z"><text:p/></draw:path><draw:path draw:style-name="gr3" draw:text-style-name="P6" svg:width="0.0697in" svg:height="0.0972in" svg:x="-0.0004in" svg:y="0.0661in" svg:viewBox="0 0 178 248" svg:d="M177 25c0-2 1-4 1-7 0-7-5-10-12-10-3 0-14 2-15 16-7-14-21-24-37-24-44 0-91 54-91 110 0 37 23 60 52 60 22 0 40-18 44-22h1c-9 34-9 33-13 51-1 3-15 40-56 40-7 0-20 0-31-3 12-4 16-13 16-20 0-5-4-13-15-13-8 0-21 7-21 21 0 16 14 24 52 24 48 0 76-29 82-53 14-57 29-114 43-170zM126 121c-2 10-11 20-19 27s-20 13-31 13c-20 0-25-19-25-35 0-18 11-63 20-83 11-19 28-34 44-34 26 0 31 31 31 33s-1 4-1 5c-6 24-12 49-19 74z"><text:p/></draw:path><draw:path draw:style-name="gr3" draw:text-style-name="P6" svg:width="0.1008in" svg:height="0.035in" svg:x="0.126in" svg:y="0.077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2in" svg:height="0.137in" svg:x="0.2858in" svg:y="0.0264in" svg:viewBox="0 0 192 349" svg:d="M121 118c11 0 22 0 33 0 8 0 12 0 12-8 0-5-4-5-10-5-11 0-22 0-33 0 3-15 6-29 9-44 1-8 7-35 9-40 3-7 10-13 18-13 2 0 11 0 19 7-17 1-21 15-21 21 0 9 7 13 15 13 9 0 20-8 20-23 0-17-17-26-33-26-13 0-37 7-49 45-2 8-3 12-13 60-9 0-18 0-27 0-6 0-11 0-11 7 0 6 4 6 11 6 9 0 17 0 26 0-10 50-20 101-30 150-7 37-13 72-33 72-2 0-11 0-19-6 18-1 21-16 21-21 0-9-6-13-14-13-10 0-21 7-21 23s16 26 33 26c21 0 36-23 44-37 12-24 21-72 21-74 8-39 15-80 23-120z"><text:p/></draw:path><draw:path draw:style-name="gr3" draw:text-style-name="P6" svg:width="0.0717in" svg:height="0.0047in" svg:x="0.3803in" svg:y="0.0417in" svg:viewBox="0 0 183 13" svg:d="M172 13c4 0 11 0 11-6 0-7-7-7-11-7-54 0-108 0-162 0-3 0-10 0-10 7 0 6 5 6 10 6 54 0 108 0 162 0z"><text:p/></draw:path><draw:path draw:style-name="gr3" draw:text-style-name="P6" svg:width="0.0386in" svg:height="0.0701in" svg:x="0.4748in" svg:y="0in" svg:viewBox="0 0 99 179" svg:d="M62 8c0-8-2-8-9-8-17 18-42 18-53 18 0 3 0 6 0 9 7 0 24 0 40-7 0 46 0 91 0 137 0 9 0 12-28 12-3 0-7 0-10 0 0 3 0 7 0 10 5 0 39-1 49-1 7 0 41 1 48 1 0-3 0-7 0-10-3 0-8 0-11 0-26 0-26-3-26-12 0-50 0-100 0-149z"><text:p/></draw:path></draw:g></text:span><text:span text:style-name="T25">. נוכיח </text:span><text:span text:style-name="T25"><draw:g text:anchor-type="as-char" svg:y="-0.1075in" draw:z-index="59" draw:name="Shape70" draw:style-name="gr1"><svg:title>TexMaths</svg:title><svg:desc>11§display§g \circ f = id_A§svg§600§FALSE§</svg:desc><draw:path draw:style-name="gr2" draw:text-style-name="P5" svg:width="0.7173in" svg:height="0.122in" svg:x="0.0051in" svg:y="0.0075in" svg:viewBox="0 0 1823 311" svg:d="M0 0c607 0 1216 0 1823 0 0 103 0 208 0 311-607 0-1216 0-182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5-60-58 0-32 27-60 60-60 32 0 59 27 59 60 0 34-27 58-59 58z"><text:p/></draw:path><draw:path draw:style-name="gr3" draw:text-style-name="P6" svg:width="0.076in" svg:height="0.1378in" svg:x="0.2272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1004in" svg:height="0.0354in" svg:x="0.361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398in" svg:height="0.1016in" svg:x="0.5173in" svg:y="0.0075in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3" draw:text-style-name="P6" svg:width="0.072in" svg:height="0.1067in" svg:x="0.5717in" svg:y="0.002in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799in" svg:height="0.0752in" svg:x="0.6508in" svg:y="0.0547in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25">, </text:span><text:span text:style-name="T26">באמצעות כלל </text:span><text:span text:style-name="T26"><draw:g text:anchor-type="as-char" svg:y="-0.0689in" draw:z-index="60" draw:name="Shape71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26">;</text:span></text:p>
          <text:list>
            <text:list-item>
              <text:p text:style-name="P19"><text:span text:style-name="T26">שוויון תחום: </text:span><text:span text:style-name="T26"><draw:g text:anchor-type="as-char" svg:y="-0.1075in" draw:z-index="61" draw:name="Shape72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26"><text:s/>מלאה ב־</text:span><text:span text:style-name="T26"><draw:g text:anchor-type="as-char" svg:y="-0.1083in" draw:z-index="62" draw:name="Shape73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6"> ע"פ הגדרתה, ולכן </text:span><text:span text:style-name="T26"><draw:g text:anchor-type="as-char" svg:y="-0.1075in" draw:z-index="64" draw:name="Shape74" draw:style-name="gr1"><svg:title>TexMaths</svg:title><svg:desc>11§display§g \circ f§svg§600§FALSE§</svg:desc><draw:path draw:style-name="gr2" draw:text-style-name="P5" svg:width="0.289in" svg:height="0.1217in" svg:x="0.0051in" svg:y="0.0075in" svg:viewBox="0 0 735 310" svg:d="M0 0c246 0 490 0 735 0 0 103 0 207 0 310-245 0-489 0-735 0 0-103 0-207 0-310z"><text:p/></draw:path><draw:path draw:style-name="gr3" draw:text-style-name="P6" svg:width="0.0693in" svg:height="0.0976in" svg:x="-0.0004in" svg:y="0.0402in" svg:viewBox="0 0 177 249" svg:d="M176 25c1-2 1-4 1-6 0-7-4-11-11-11-3 0-14 3-15 16-8-14-21-24-36-24-45 0-92 54-92 110 0 37 23 61 51 61 23 0 41-18 45-22-8 33-8 33-12 49-2 4-16 42-56 42-7 0-20 0-31-3 12-4 16-14 16-20 0-7-4-15-15-15-9 0-21 8-21 24 0 15 14 23 52 23 48 0 76-30 81-53 15-56 29-113 43-171zM127 121c-3 10-12 20-20 28-9 6-20 13-32 13-19 0-24-20-24-35 0-19 11-64 21-84 11-19 27-34 43-34 26 0 31 31 31 33s-1 4-2 5c-6 25-12 49-17 74z"><text:p/></draw:path><draw:path draw:style-name="gr3" draw:text-style-name="P6" svg:width="0.0591in" svg:height="0.0591in" svg:x="0.1177in" svg:y="0.0402in" svg:viewBox="0 0 151 151" svg:d="M151 76c0-42-35-76-75-76-42 0-76 35-76 76s34 75 76 75c40 0 75-34 75-75zM76 134c-34 0-61-26-61-58 0-33 27-59 61-59 32 0 59 25 59 59 0 33-27 58-59 58z"><text:p/></draw:path><draw:path draw:style-name="gr3" draw:text-style-name="P6" svg:width="0.0756in" svg:height="0.1374in" svg:x="0.2268in" svg:y="0in" svg:viewBox="0 0 193 350" svg:d="M121 118c11 0 22 0 33 0 8 0 12 0 12-8 0-4-4-4-11-4-11 0-22 0-32 0 4-16 6-30 9-44 1-8 7-36 9-40 3-8 10-13 18-13 2 0 12 0 19 6-17 2-21 16-21 21 0 9 7 13 15 13 10 0 21-7 21-23 0-17-18-26-34-26-13 0-38 7-49 45-2 8-3 12-13 61-9 0-18 0-27 0-7 0-11 0-11 7 0 5 4 5 10 5 9 0 18 0 27 0-10 50-20 100-30 150-7 38-13 73-33 73-2 0-11 0-19-7 18-1 21-15 21-21 0-8-6-13-14-13-10 0-21 8-21 23 0 18 17 27 33 27 21 0 36-23 43-38 13-24 22-71 22-73 8-41 15-81 23-121z"><text:p/></draw:path></draw:g></text:span><text:span text:style-name="T26"><text:s/>מלאה ב־</text:span><text:span text:style-name="T26"><draw:g text:anchor-type="as-char" svg:y="-0.1083in" draw:z-index="65" draw:name="Shape75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26"> לפי משפט נתון, וכמו כן על </text:span><text:span text:style-name="T26"><draw:g text:anchor-type="as-char" svg:y="-0.1047in" draw:z-index="63" draw:name="Shape76" draw:style-name="gr1"><svg:title>TexMaths</svg:title><svg:desc>11§display§id_A§svg§600§FALSE§</svg:desc><draw:path draw:style-name="gr2" draw:text-style-name="P5" svg:width="0.2016in" svg:height="0.1118in" svg:x="0.0031in" svg:y="0.0079in" svg:viewBox="0 0 513 285" svg:d="M258 285c-86 0-172 0-258 0 0-94 0-190 0-285 171 0 342 0 513 0 0 95 0 191 0 285-85 0-171 0-255 0z"><text:p/></draw:path><draw:path draw:style-name="gr3" draw:text-style-name="P6" svg:width="0.0398in" svg:height="0.1012in" svg:x="-0.0004in" svg:y="0.0051in" svg:viewBox="0 0 102 258" svg:d="M99 13c0-7-5-13-14-13-11 0-21 10-21 20 0 8 5 14 14 14s21-9 21-21zM69 159c5-11 5-12 9-22 3-8 5-14 5-21 0-18-13-32-31-32-37 0-52 56-52 59 0 5 4 5 6 5 3 0 3-1 5-7 11-36 26-48 40-48 2 0 8 0 8 12 0 8-2 16-3 21-3 10-21 52-27 69-4 10-9 23-9 31 0 19 13 32 32 32 36 0 50-56 50-60 0-3-3-3-4-3-4 0-4 1-6 7-7 24-19 47-39 47-7 0-10-3-10-12 0-10 2-16 12-39 4-13 10-26 14-39z"><text:p/></draw:path><draw:path draw:style-name="gr3" draw:text-style-name="P6" svg:width="0.072in" svg:height="0.1063in" svg:x="0.0539in" svg:y="0in" svg:viewBox="0 0 184 271" svg:d="M184 4c-2-1 0-4-5-4-6 0-43 3-49 4-3 0-6 3-6 8s4 5 10 5c18 0 19 2 19 6-1 2-1 6-1 8-8 30-16 60-23 91-7-14-18-25-35-25-46 0-94 57-94 112 0 37 21 62 52 62 7 0 26-1 49-29 4 17 18 29 35 29 15 0 24-9 29-21 7-14 12-37 12-38 0-4-3-4-4-4-5 0-5 1-6 7-6 25-14 47-29 47-10 0-11-10-11-17 0-9 0-13 2-19 17-74 36-148 55-222zM103 221c-2 7-2 8-7 15-17 21-33 26-43 26-20 0-25-21-25-36 0-19 12-65 20-83 13-23 30-37 46-37 25 0 30 32 30 34s-1 4-1 7c-6 25-13 49-20 74z"><text:p/></draw:path><draw:path draw:style-name="gr3" draw:text-style-name="P6" svg:width="0.0799in" svg:height="0.0752in" svg:x="0.1327in" svg:y="0.0524in" svg:viewBox="0 0 204 192" svg:d="M40 160c-9 15-18 21-34 22-3 0-6 0-6 5 0 4 2 5 3 5 8 0 17-1 23-1 9 0 20 1 29 1 1 0 6 0 6-7 0-3-5-3-6-3-2 0-11-1-11-7 0-3 2-8 3-11 8-11 15-22 22-33 26 0 51 0 77 0 3 14 5 30 7 45-1 1-2 6-19 6-3 0-6 0-6 5 0 1 0 5 4 5 8 0 27-1 34-1 6 0 11 0 17 0 4 0 10 1 15 1 3 0 6-2 6-6s-4-4-8-4c-15 0-17-2-18-8-7-56-15-111-23-166-1-6-1-8-6-8-6 0-7 2-9 7-34 50-67 101-100 153zM76 121c19-30 37-59 56-88 4 29 9 58 13 88-23 0-46 0-69 0z"><text:p/></draw:path></draw:g></text:span><text:span text:style-name="T26">, סה"כ </text:span><text:span text:style-name="T26"><draw:g text:anchor-type="as-char" svg:y="-0.1138in" draw:z-index="66" draw:name="Shape77" draw:style-name="gr1"><svg:title>TexMaths</svg:title><svg:desc>11§display§\dom(id_A) = \dom(g \circ f)§svg§600§FALSE§</svg:desc><draw:path draw:style-name="gr2" draw:text-style-name="P5" svg:width="1.5264in" svg:height="0.1362in" svg:x="0.0024in" svg:y="0.0079in" svg:viewBox="0 0 3878 347" svg:d="M1939 347c-647 0-1292 0-1939 0 0-116 0-231 0-347 1292 0 2586 0 3878 0 0 116 0 231 0 347-646 0-1292 0-1939 0z"><text:p/></draw:path><draw:path draw:style-name="gr3" draw:text-style-name="P6" svg:width="0.0744in" svg:height="0.1067in" svg:x="-0.0004in" svg:y="0.0087in" svg:viewBox="0 0 190 272" svg:d="M134 247c0 8 0 16 0 25 19-1 38-3 56-5 0-4 0-7 0-12-26 0-29-2-29-21 0-78 0-156 0-234-19 1-38 3-57 4 0 5 0 8 0 13 28 0 31 2 31 20 0 28 0 57 0 84-11-14-28-24-48-24-46 0-87 38-87 88 0 48 38 87 82 87 25 0 42-13 52-25zM134 143c0 26 0 53 0 79 0 7 0 8-4 15-12 18-29 26-46 26s-31-10-40-24c-11-17-12-39-12-54 0-14 1-38 12-55 9-12 23-24 44-24 13 0 30 5 42 23 4 6 4 7 4 14z"><text:p/></draw:path><draw:path draw:style-name="gr3" draw:text-style-name="P6" svg:width="0.0673in" svg:height="0.0693in" svg:x="0.0831in" svg:y="0.0457in" svg:viewBox="0 0 172 177" svg:d="M172 90c0-49-39-90-86-90-49 0-86 42-86 90 0 50 41 87 86 87 46 0 86-37 86-87zM86 167c-17 0-33-7-44-25-10-18-10-41-10-55s0-35 10-53c10-17 28-25 44-25s33 9 44 25c11 17 10 39 10 53s0 35-9 52-25 28-45 28z"><text:p/></draw:path><draw:path draw:style-name="gr3" draw:text-style-name="P6" svg:width="0.1185in" svg:height="0.0669in" svg:x="0.1598in" svg:y="0.0469in" svg:viewBox="0 0 302 171" svg:d="M31 39c0 34 0 69 0 103 0 16-5 16-31 16 0 5 0 8 0 13 14 0 34-2 44-2s30 2 43 2c0-5 0-8 0-13-25 0-30 0-30-16 0-24 0-47 0-72 0-39 28-61 52-61 25 0 28 21 28 43 0 29 0 60 0 90 0 16-3 16-29 16 0 5 0 8 0 13 13 0 33-2 44-2 10 0 29 2 43 2 0-5 0-8 0-13-27 0-30 0-30-16 0-24 0-47 0-72 0-39 27-61 52-61 24 0 28 21 28 43 0 29 0 60 0 90 0 16-4 16-29 16 0 5 0 8 0 13 13 0 33-2 42-2 10 0 31 2 44 2 0-5 0-8 0-13-20 0-29 0-30-11 0-24 0-49 0-73 0-33 0-45-12-60-6-6-18-14-40-14-33 0-50 23-56 39-6-35-34-39-52-39-28 0-46 17-57 41 0-13 0-28 0-41-19 1-36 3-55 4 0 5 0 8 0 13 27 0 31 2 31 22z"><text:p/></draw:path><draw:path draw:style-name="gr3" draw:text-style-name="P6" svg:width="0.0346in" svg:height="0.1516in" svg:x="0.2972in" svg:y="0in" svg:viewBox="0 0 89 386" svg:d="M89 382c0-1 0-1-7-8-48-49-60-122-60-181 0-68 14-135 63-182 4-5 4-5 4-7 0-3-1-4-3-4-5 0-40 26-62 76-20 42-24 85-24 117 0 30 3 77 25 121 23 47 56 72 61 72 2 0 3-1 3-4z"><text:p/></draw:path><draw:path draw:style-name="gr3" draw:text-style-name="P6" svg:width="0.0394in" svg:height="0.102in" svg:x="0.3457in" svg:y="0.0138in" svg:viewBox="0 0 101 260" svg:d="M98 14c0-7-6-14-14-14-10 0-21 11-21 21 0 8 5 14 15 14 9 0 20-9 20-21zM69 160c5-11 5-13 8-22 3-8 5-14 5-21 0-18-12-32-31-32-37 0-51 56-51 59 0 5 3 5 4 5 4 0 5-2 6-8 11-36 26-47 39-47 4 0 10 0 10 12 0 7-3 16-4 19-3 10-21 55-26 72-5 10-9 23-9 31 0 19 13 32 31 32 36 0 50-56 50-60 0-3-3-3-4-3-4 0-4 1-6 7-6 24-20 47-39 47-7 0-9-3-9-12 0-10 2-16 11-39 5-13 10-27 15-40z"><text:p/></draw:path><draw:path draw:style-name="gr3" draw:text-style-name="P6" svg:width="0.072in" svg:height="0.1067in" svg:x="0.3996in" svg:y="0.0087in" svg:viewBox="0 0 184 272" svg:d="M184 4c0-1 0-4-6-4-5 0-42 3-48 4-4 0-6 3-6 7 0 6 4 6 9 6 19 0 20 2 20 6 0 2-1 6-1 8-8 31-16 60-23 91-8-14-19-25-37-25-45 0-92 57-92 113 0 37 21 62 51 62 7 0 27-1 50-29 3 16 17 29 35 29 14 0 22-9 29-21 7-14 11-38 11-39 0-3-3-3-4-3-4 0-5 1-6 7-7 25-13 47-29 47-11 0-12-10-12-18s1-12 3-18c18-74 37-149 56-223zM103 221c-2 8-2 8-7 15-18 22-33 27-44 27-20 0-26-21-26-36 0-19 14-66 22-84 12-23 30-37 45-37 25 0 30 32 30 34s0 4-1 6c-7 26-12 50-19 75z"><text:p/></draw:path><draw:path draw:style-name="gr3" draw:text-style-name="P6" svg:width="0.0803in" svg:height="0.0756in" svg:x="0.4787in" svg:y="0.061in" svg:viewBox="0 0 205 193" svg:d="M41 160c-10 15-18 22-34 23-3 0-7 0-7 5 0 3 3 5 4 5 7 0 16-2 23-2 9 0 20 2 28 2 2 0 5 0 5-7 0-3-3-3-4-3-2 0-12-1-12-8 0-3 3-9 4-11 8-11 15-22 22-33 26 0 52 0 77 0 3 15 5 30 7 45-1 2-3 7-19 7-3 0-7 0-7 5 0 1 1 5 4 5 9 0 27-2 35-2 6 0 11 0 17 0 4 0 10 2 15 2 3 0 6-3 6-6 0-4-4-4-8-4-17 0-17-3-18-9-7-55-15-111-23-166-1-7-1-8-6-8s-8 2-10 6c-33 51-66 102-99 154zM76 121c19-30 38-58 57-88 4 30 9 58 13 88-23 0-47 0-70 0z"><text:p/></draw:path><draw:path draw:style-name="gr3" draw:text-style-name="P6" svg:width="0.035in" svg:height="0.1516in" svg:x="0.5803in" svg:y="0in" svg:viewBox="0 0 90 386" svg:d="M90 193c0-30-4-76-25-120-24-48-57-73-61-73-2 0-4 2-4 4s0 2 8 9c37 38 59 99 59 180 0 66-14 134-62 182-5 6-5 6-5 7 0 2 2 4 4 4 4 0 39-26 62-76 20-41 24-84 24-117z"><text:p/></draw:path><draw:path draw:style-name="gr3" draw:text-style-name="P6" svg:width="0.1008in" svg:height="0.0354in" svg:x="0.6819in" svg:y="0.0579in" svg:viewBox="0 0 257 91" svg:d="M244 17c6 0 13 0 13-9 0-8-7-8-13-8-77 0-154 0-231 0-5 0-13 0-13 8 0 9 8 9 13 9 77 0 154 0 231 0zM244 91c6 0 13 1 13-7s-7-9-13-9c-77 0-154 0-231 0-5 0-13 1-13 9s8 7 13 7c77 0 154 0 231 0z"><text:p/></draw:path><draw:path draw:style-name="gr3" draw:text-style-name="P6" svg:width="0.0744in" svg:height="0.1067in" svg:x="0.839in" svg:y="0.0087in" svg:viewBox="0 0 190 272" svg:d="M134 247c0 8 0 16 0 25 19-1 38-3 56-5 0-4 0-7 0-12-26 0-29-2-29-21 0-78 0-156 0-234-19 1-38 3-57 4 0 5 0 8 0 13 28 0 31 2 31 20 0 28 0 57 0 84-11-14-28-24-48-24-46 0-87 38-87 88 0 48 38 87 82 87 25 0 42-13 52-25zM134 143c0 26 0 53 0 79 0 7 0 8-4 15-12 18-29 26-46 26s-31-10-40-24c-11-17-12-39-12-54 0-14 1-38 12-55 9-12 23-24 44-24 13 0 30 5 42 23 4 6 4 7 4 14z"><text:p/></draw:path><draw:path draw:style-name="gr3" draw:text-style-name="P6" svg:width="0.0673in" svg:height="0.0693in" svg:x="0.9224in" svg:y="0.0457in" svg:viewBox="0 0 172 177" svg:d="M172 90c0-49-39-90-86-90-49 0-86 42-86 90 0 50 41 87 86 87 46 0 86-37 86-87zM86 167c-17 0-33-7-44-25-10-18-10-41-10-55s0-35 10-53c10-17 28-25 44-25s33 9 44 25c11 17 10 39 10 53s0 35-9 52-25 28-45 28z"><text:p/></draw:path><draw:path draw:style-name="gr3" draw:text-style-name="P6" svg:width="0.1185in" svg:height="0.0669in" svg:x="0.9992in" svg:y="0.0469in" svg:viewBox="0 0 302 171" svg:d="M31 39c0 34 0 69 0 103 0 16-5 16-31 16 0 5 0 8 0 13 14 0 34-2 44-2s30 2 43 2c0-5 0-8 0-13-25 0-30 0-30-16 0-24 0-47 0-72 0-39 28-61 52-61 25 0 28 21 28 43 0 29 0 60 0 90 0 16-3 16-29 16 0 5 0 8 0 13 13 0 33-2 44-2 10 0 29 2 43 2 0-5 0-8 0-13-27 0-30 0-30-16 0-24 0-47 0-72 0-39 27-61 52-61 24 0 28 21 28 43 0 29 0 60 0 90 0 16-4 16-29 16 0 5 0 8 0 13 13 0 33-2 42-2 10 0 31 2 44 2 0-5 0-8 0-13-20 0-29 0-30-11 0-24 0-49 0-73 0-33 0-45-12-60-6-6-18-14-40-14-33 0-50 23-56 39-6-35-34-39-52-39-28 0-46 17-57 41 0-13 0-28 0-41-19 1-36 3-55 4 0 5 0 8 0 13 27 0 31 2 31 22z"><text:p/></draw:path><draw:path draw:style-name="gr3" draw:text-style-name="P6" svg:width="0.0346in" svg:height="0.1516in" svg:x="1.1362in" svg:y="0in" svg:viewBox="0 0 89 386" svg:d="M89 382c0-1 0-1-7-8-48-49-60-122-60-181 0-68 14-135 63-182 4-5 4-5 4-7 0-3-1-4-3-4-5 0-40 26-62 76-20 42-24 85-24 117 0 30 3 77 25 121 23 47 56 72 61 72 2 0 3-1 3-4z"><text:p/></draw:path><draw:path draw:style-name="gr3" draw:text-style-name="P6" svg:width="0.0693in" svg:height="0.098in" svg:x="1.1827in" svg:y="0.0469in" svg:viewBox="0 0 177 250" svg:d="M176 25c0-2 1-4 1-6 0-7-4-11-11-11-4 0-14 3-16 16-7-14-20-24-36-24-44 0-92 54-92 110 0 37 24 61 52 61 23 0 40-18 45-22-8 34-9 34-13 50-2 5-15 42-55 42-8 0-21 0-31-3 11-4 15-13 15-20s-4-14-14-14c-9 0-21 7-21 23 0 15 14 23 51 23 48 0 77-30 82-53 14-57 29-114 43-172zM125 121c-2 10-11 20-19 28-8 6-20 13-31 13-20 0-26-20-26-35 0-19 11-64 22-84 10-19 27-34 43-34 26 0 31 31 31 33s-1 4-1 5c-7 25-12 50-19 74z"><text:p/></draw:path><draw:path draw:style-name="gr3" draw:text-style-name="P6" svg:width="0.0591in" svg:height="0.0591in" svg:x="1.3004in" svg:y="0.0461in" svg:viewBox="0 0 151 151" svg:d="M151 75c0-41-36-75-75-75-42 0-76 35-76 75 0 42 34 76 76 76 39 0 75-34 75-76zM76 134c-34 0-61-26-61-59 0-32 27-58 61-58 32 0 59 25 59 58 0 34-27 59-59 59z"><text:p/></draw:path><draw:path draw:style-name="gr3" draw:text-style-name="P6" svg:width="0.0752in" svg:height="0.1378in" svg:x="1.4102in" svg:y="0.0075in" svg:viewBox="0 0 192 351" svg:d="M121 118c11 0 23 0 34 0 8 0 11 0 11-8 0-4-3-4-10-4-11 0-22 0-33 0 3-15 6-30 9-44 1-8 7-36 9-40 3-8 10-13 18-13 2 0 11 0 19 6-16 2-21 16-21 21 0 9 7 14 15 14 9 0 20-9 20-24 0-17-17-26-33-26-13 0-37 7-49 45-2 8-3 12-12 61-9 0-19 0-28 0-6 0-11 0-11 7 0 5 4 5 11 5 9 0 17 0 26 0-10 50-20 101-30 152-7 37-13 72-33 72-1 0-11 0-19-6 18-1 21-16 21-21 0-9-6-13-14-13-10 0-21 8-21 23 0 17 18 26 33 26 21 0 36-23 44-37 12-25 21-71 21-74 8-41 15-82 23-122z"><text:p/></draw:path><draw:path draw:style-name="gr3" draw:text-style-name="P6" svg:width="0.035in" svg:height="0.1516in" svg:x="1.5016in" svg:y="0in" svg:viewBox="0 0 90 386" svg:d="M90 193c0-30-4-76-25-120-23-48-57-73-61-73-2 0-4 2-4 4s0 2 8 9c37 38 59 99 59 180 0 66-14 134-62 182-5 6-5 6-5 7 0 2 2 4 4 4 4 0 39-26 62-76 20-41 24-84 24-117z"><text:p/></draw:path></draw:g></text:span><text:span text:style-name="T26">. </text:span></text:p>
            </text:list-item>
            <text:list-item>
              <text:p text:style-name="P20"><text:span text:style-name="T5">שוויון איברים: יהי </text:span><text:span text:style-name="T5"><draw:g text:anchor-type="as-char" svg:y="-0.1075in" draw:z-index="67" draw:name="Shape78" draw:style-name="gr1"><svg:title>TexMaths</svg:title><svg:desc>11§display§x \in A§svg§600§FALSE§</svg:desc><draw:path draw:style-name="gr2" draw:text-style-name="P5" svg:width="0.3657in" svg:height="0.0984in" svg:x="0.0031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-0.0004in" svg:y="0.0429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in" svg:y="0.0283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28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/text:span><text:span text:style-name="T5">, נוכיח </text:span><text:span text:style-name="T5"><draw:g text:anchor-type="as-char" svg:y="-0.1134in" draw:z-index="68" draw:name="Shape79" draw:style-name="gr1"><svg:title>TexMaths</svg:title><svg:desc>11§display§(g \circ f)(x) = id_A(x)§svg§600§FALSE§</svg:desc><draw:path draw:style-name="gr2" draw:text-style-name="P5" svg:width="1.2437in" svg:height="0.1358in" svg:x="-0.0004in" svg:y="0.0071in" svg:viewBox="0 0 3160 346" svg:d="M1581 346c-527 0-1054 0-1581 0 0-116 0-230 0-346 1054 0 2107 0 3160 0 0 116 0 230 0 346-526 0-1053 0-1579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693in" svg:height="0.0976in" svg:x="0.0535in" svg:y="0.0453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591in" svg:height="0.0591in" svg:x="0.1713in" svg:y="0.0453in" svg:viewBox="0 0 151 151" svg:d="M151 75c0-41-34-75-75-75-42 0-76 35-76 75 0 42 34 76 76 76 41 0 75-34 75-76zM76 134c-34 0-59-27-59-59 0-33 26-58 59-58 32 0 59 24 59 58 0 33-27 59-59 59z"><text:p/></draw:path><draw:path draw:style-name="gr3" draw:text-style-name="P6" svg:width="0.0756in" svg:height="0.1374in" svg:x="0.281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37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0685in" svg:x="0.4866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" draw:text-style-name="P6" svg:width="0.0346in" svg:height="0.1512in" svg:x="0.578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1004in" svg:height="0.0354in" svg:x="0.678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98in" svg:height="0.1016in" svg:x="0.835in" svg:y="0.0134in" svg:viewBox="0 0 102 259" svg:d="M99 14c0-7-5-14-14-14-11 0-21 11-21 21 0 8 5 14 14 14s21-9 21-21zM69 160c5-11 5-12 9-22 3-8 5-14 5-21 0-18-13-32-31-32-37 0-52 56-52 59 0 5 3 2 4 5 5 0 5-1 7-8 10-36 26-47 39-47 3 0 9 0 9 12 0 7-2 16-4 20-2 9-20 55-26 71-4 10-9 22-9 30 0 19 13 32 32 32 36 0 50-55 50-59 0-3-3-3-4-3-4 0-4 1-7 7-6 23-18 46-38 46-7 0-10-3-10-12 0-10 2-16 11-38 5-14 10-27 15-40z"><text:p/></draw:path><draw:path draw:style-name="gr3" draw:text-style-name="P6" svg:width="0.072in" svg:height="0.1063in" svg:x="0.8894in" svg:y="0.0071in" svg:viewBox="0 0 184 271" svg:d="M184 4c0-1 0-4-5-4-6 0-43 3-49 4-3 0-6 3-6 7 0 6 4 6 10 6 19 0 19 2 19 6 0 2-1 6-1 8-8 31-16 60-23 91-7-14-18-25-35-25-46 0-94 57-94 112 0 37 21 62 52 62 7 0 26-1 49-29 4 16 18 29 35 29 15 0 24-9 29-21 7-14 12-38 12-39 0-3-3-3-4-3-5 0-5 1-6 7-6 25-13 47-29 47-10 0-11-10-11-18s0-12 2-18c18-74 36-148 55-222zM103 220c-2 8-2 8-7 15-17 22-33 27-43 27-20 0-25-21-25-36 0-18 12-65 20-83 13-23 30-37 46-37 25 0 30 32 30 34s-1 4-1 6c-6 25-13 50-20 74z"><text:p/></draw:path><draw:path draw:style-name="gr3" draw:text-style-name="P6" svg:width="0.0799in" svg:height="0.0756in" svg:x="0.9685in" svg:y="0.0598in" svg:viewBox="0 0 204 193" svg:d="M41 160c-10 15-19 22-34 23-4 0-7 0-7 5 0 4 2 5 3 5 8 0 17-1 25-1 7 0 18 1 27 1 1 0 6 0 6-7 0-3-4-3-5-3-2 0-12-1-12-8 0-3 2-9 3-11 8-11 15-22 22-33 26 0 52 0 77 0 3 14 5 30 7 45-1 2-2 7-19 7-3 0-6 0-6 5 0 1 1 5 4 5 8 0 28-1 35-1 5 0 11 0 16 0s11 1 15 1c3 0 6-3 6-6 0-4-4-4-8-4-16 0-17-2-17-9-7-56-16-111-24-166-1-7-2-8-6-8-6 0-7 2-9 6-33 51-66 102-99 154zM76 121c19-30 38-58 57-88 5 30 8 58 12 88-23 0-46 0-69 0z"><text:p/></draw:path><draw:path draw:style-name="gr3" draw:text-style-name="P6" svg:width="0.0346in" svg:height="0.1512in" svg:x="1.0768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1252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216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">. ע"פ הגדרת הפונקציות, צ.ל. באופן שקול </text:span><text:span text:style-name="T5"><draw:g text:anchor-type="as-char" svg:y="-0.1134in" draw:z-index="69" draw:name="Shape80" draw:style-name="gr1"><svg:title>TexMaths</svg:title><svg:desc>11§display§g(f(x)) = x§svg§600§FALSE§</svg:desc><draw:path draw:style-name="gr2" draw:text-style-name="P5" svg:width="0.7591in" svg:height="0.1358in" svg:x="0.0051in" svg:y="0.0071in" svg:viewBox="0 0 1929 346" svg:d="M966 346c-323 0-644 0-966 0 0-116 0-230 0-346 643 0 1286 0 1929 0 0 116 0 230 0 346-321 0-642 0-963 0z"><text:p/></draw:path><draw:path draw:style-name="gr3" draw:text-style-name="P6" svg:width="0.0697in" svg:height="0.0976in" svg:x="-0.0004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0.0906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752in" svg:height="0.1374in" svg:x="0.1429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46in" svg:height="0.1512in" svg:x="0.2409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0748in" svg:height="0.0685in" svg:x="0.2894in" svg:y="0.0453in" svg:viewBox="0 0 191 175" svg:d="M118 54c2-10 11-45 37-45 2 0 12 0 20 4-11 2-19 12-19 21 0 7 5 14 16 14 7 0 19-7 19-23 0-19-22-25-35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" draw:text-style-name="P6" svg:width="0.035in" svg:height="0.1512in" svg:x="0.3803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6" svg:width="0.0346in" svg:height="0.1512in" svg:x="0.43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406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6" svg:width="0.0752in" svg:height="0.0685in" svg:x="0.6969in" svg:y="0.0453in" svg:viewBox="0 0 192 175" svg:d="M118 54c2-10 11-45 38-45 2 0 11 0 19 4-11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/draw:g></text:span><text:span text:style-name="T5">. נתבונן ב־</text:span><text:span text:style-name="T5"><draw:g text:anchor-type="as-char" svg:y="-0.1134in" draw:z-index="72" draw:name="Shape81" draw:style-name="gr1"><svg:title>TexMaths</svg:title><svg:desc>11§display§y := f(x)§svg§600§FALSE§</svg:desc><draw:path draw:style-name="gr2" draw:text-style-name="P5" svg:width="0.5898in" svg:height="0.1354in" svg:x="0.0031in" svg:y="0.0071in" svg:viewBox="0 0 1499 345" svg:d="M0 0c500 0 999 0 1499 0 0 115 0 230 0 345-500 0-999 0-1499 0 0-115 0-230 0-345z"><text:p/></draw:path><draw:path draw:style-name="gr3" draw:text-style-name="P6" svg:width="0.0697in" svg:height="0.0972in" svg:x="-0.0004in" svg:y="0.0453in" svg:viewBox="0 0 178 248" svg:d="M177 23c1-5 1-5 1-9 0-6-5-10-11-10-4 0-10 3-13 8-1 2-4 14-5 21-4 10-6 20-8 31-6 23-12 46-18 69-2 6-18 33-44 33-20 0-24-17-24-32 0-17 7-40 20-75 6-16 8-20 8-28 0-17-13-31-31-31-38 0-52 56-52 59 0 4 3 3 4 4 5 0 5-1 7-7 10-36 26-48 39-48 3 0 9 0 9 13 0 9-3 20-6 26-16 41-22 63-22 82 0 34 24 45 47 45 14 0 28-7 39-17-5 20-10 38-26 58-10 13-24 25-41 25-6 0-24-2-30-16 6 0 11 0 16-5 5-4 8-9 8-16 0-11-10-13-14-13-9 0-21 6-21 25 0 18 16 33 41 33 39 0 79-36 90-77 12-50 25-99 37-148z"><text:p/></draw:path><draw:path draw:style-name="gr3" draw:text-style-name="P6" svg:width="0.0157in" svg:height="0.065in" svg:x="0.1311in" svg:y="0.048in" svg:viewBox="0 0 41 166" svg:d="M41 20c0-11-10-20-21-20s-20 9-20 20 9 21 20 21 21-10 21-21zM41 145c0-11-10-21-21-21s-20 10-20 21 9 21 20 21 21-10 21-21z"><text:p/></draw:path><draw:path draw:style-name="gr3" draw:text-style-name="P6" svg:width="0.1004in" svg:height="0.035in" svg:x="0.1685in" svg:y="0.0571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6" svg:width="0.0756in" svg:height="0.137in" svg:x="0.328in" svg:y="0.0071in" svg:viewBox="0 0 193 349" svg:d="M121 118c11 0 23 0 34 0 8 0 11 0 11-9 0-3-3-3-10-3-11 0-21 0-32 0 3-16 6-30 8-44 1-9 7-36 9-41 3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346in" svg:height="0.1508in" svg:x="0.426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6" svg:width="0.0756in" svg:height="0.0681in" svg:x="0.4744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346in" svg:height="0.1508in" svg:x="0.566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5">, שע"פ הגדרה נמצא ב־</text:span><text:span text:style-name="T5"><draw:g text:anchor-type="as-char" svg:y="-0.1134in" draw:z-index="70" draw:name="Shape82" draw:style-name="gr1"><svg:title>TexMaths</svg:title><svg:desc>11§display§\Im(f)§svg§600§FALSE§</svg:desc><draw:path draw:style-name="gr2" draw:text-style-name="P5" svg:width="0.3587in" svg:height="0.1358in" svg:x="0.0031in" svg:y="0.0071in" svg:viewBox="0 0 912 346" svg:d="M456 346c-153 0-304 0-456 0 0-116 0-230 0-346 304 0 608 0 912 0 0 116 0 230 0 346-152 0-304 0-456 0z"><text:p/></draw:path><draw:path draw:style-name="gr3" draw:text-style-name="P6" svg:width="0.0461in" svg:height="0.1028in" svg:x="-0.0004in" svg:y="0.0098in" svg:viewBox="0 0 118 262" svg:d="M76 30c0-15 1-18 32-18 3 0 6 0 10 0 0-4 0-8 0-12-14 1-44 1-59 1s-46 0-59-1c0 4 0 8 0 12 3 0 7 0 10 0 31 0 32 3 32 18 0 67 0 135 0 202 0 14-1 18-32 18-3 0-7 0-10 0 0 4 0 9 0 12 13-1 44-1 58-1 16 0 46 0 60 1 0-3 0-8 0-12-4 0-7 0-10 0-31 0-32-4-32-18 0-67 0-135 0-202z"><text:p/></draw:path><draw:path draw:style-name="gr3" draw:text-style-name="P6" svg:width="0.1181in" svg:height="0.0669in" svg:x="0.0551in" svg:y="0.0453in" svg:viewBox="0 0 301 171" svg:d="M31 39c0 34 0 68 0 103 0 17-5 17-31 17 0 3 0 7 0 12 13 0 33-1 44-1 10 0 30 1 43 1 0-5 0-9 0-12-25 0-30 0-30-17 0-24 0-48 0-72 0-39 28-61 52-61s28 21 28 43c0 29 0 59 0 90 0 17-4 17-29 17 0 3 0 7 0 12 13 0 33-1 43-1 9 0 30 1 44 1 0-5 0-9 0-12-27 0-31 0-31-17 0-24 0-48 0-72 0-39 27-61 52-61s29 21 29 43c0 29 0 59 0 90 0 17-4 17-31 17 0 3 0 7 0 12 15 0 33-1 44-1 10 0 30 1 43 1 0-5 0-9 0-12-20 0-30 0-30-11 0-26 0-50 0-74 0-33 0-45-12-60-5-6-18-14-40-14-32 0-50 23-56 39-6-35-34-39-51-39-28 0-47 17-57 41 0-13 0-28 0-41-19 1-36 3-55 4 0 5 0 8 0 13 27 0 31 2 31 22z"><text:p/></draw:path><draw:path draw:style-name="gr3" draw:text-style-name="P6" svg:width="0.0346in" svg:height="0.1512in" svg:x="0.1913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756in" svg:height="0.1374in" svg:x="0.2433in" svg:y="0.0067in" svg:viewBox="0 0 193 350" svg:d="M122 118c11 0 22 0 33 0 8 0 11 0 11-8 0-4-3-4-10-4-11 0-21 0-32 0 2-16 6-30 8-44 1-8 6-36 9-40 4-8 11-13 18-13 1 0 12 0 19 6-16 2-21 16-21 21 0 9 8 14 14 14 10 0 22-9 22-24 0-17-18-26-34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" draw:text-style-name="P6" svg:width="0.035in" svg:height="0.1512in" svg:x="0.334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">, ולכן </text:span><text:span text:style-name="T5"><draw:g text:anchor-type="as-char" svg:y="-0.1134in" draw:z-index="71" draw:name="Shape83" draw:style-name="gr1"><svg:title>TexMaths</svg:title><svg:desc>11§display§g(y)§svg§600§FALSE§</svg:desc><draw:path draw:style-name="gr2" draw:text-style-name="P5" svg:width="0.2449in" svg:height="0.1358in" svg:x="0.0051in" svg:y="0.0071in" svg:viewBox="0 0 623 346" svg:d="M311 346c-104 0-208 0-311 0 0-116 0-230 0-346 208 0 415 0 623 0 0 116 0 230 0 346-104 0-208 0-312 0z"><text:p/></draw:path><draw:path draw:style-name="gr3" draw:text-style-name="P6" svg:width="0.0697in" svg:height="0.0976in" svg:x="-0.0004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3 49-18 74z"><text:p/></draw:path><draw:path draw:style-name="gr3" draw:text-style-name="P6" svg:width="0.0346in" svg:height="0.1512in" svg:x="0.0906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697in" svg:height="0.0976in" svg:x="0.1386in" svg:y="0.0453in" svg:viewBox="0 0 178 249" svg:d="M176 24c2-5 2-6 2-9 0-7-5-11-12-11-3 0-10 3-13 8 0 2-3 14-6 21-2 10-5 21-7 31-7 23-12 46-18 69-1 7-17 33-43 33-20 0-24-16-24-31 0-17 7-41 20-76 6-15 8-19 8-27 0-18-13-32-32-32-37 0-51 56-51 59 0 5 3 5 4 5 5 0 5-1 7-8 10-36 25-47 39-47 3 0 9 0 9 12 0 10-4 20-6 27-16 41-22 63-22 81 0 34 24 46 46 46 15 0 29-7 40-18-6 20-10 40-26 59-10 13-24 24-43 24-4 0-22-1-28-15 5 0 11 0 16-6 4-3 8-8 8-14 0-12-11-13-14-13-9 0-22 5-22 24s17 33 40 33c41 0 81-35 92-77 12-50 24-99 36-148z"><text:p/></draw:path><draw:path draw:style-name="gr3" draw:text-style-name="P6" svg:width="0.035in" svg:height="0.1512in" svg:x="0.2228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5"><text:s/>מוגדר, כמו כן לפי הגדרת פונקציה הופכית </text:span><text:span text:style-name="T5"><draw:g text:anchor-type="as-char" svg:y="-0.1134in" draw:z-index="73" draw:name="Shape84" draw:style-name="gr1"><svg:title>TexMaths</svg:title><svg:desc>11§display§f(g(y)) = x§svg§600§FALSE§</svg:desc><draw:path draw:style-name="gr2" draw:text-style-name="P5" svg:width="0.7528in" svg:height="0.1358in" svg:x="-0.0004in" svg:y="0.0071in" svg:viewBox="0 0 1913 346" svg:d="M957 346c-319 0-638 0-957 0 0-116 0-230 0-346 637 0 1275 0 1913 0 0 116 0 230 0 346-318 0-638 0-956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93in" svg:height="0.0976in" svg:x="0.1445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" draw:text-style-name="P6" svg:width="0.0346in" svg:height="0.1512in" svg:x="0.2354in" svg:y="0in" svg:viewBox="0 0 89 385" svg:d="M89 381c0-1 0-1-6-8-49-49-61-122-61-180 0-67 14-135 62-182 5-5 5-5 5-7 0-3-1-4-4-4-4 0-39 26-61 76-20 42-24 85-24 117 0 29 3 76 25 120 23 47 56 72 60 72 3 0 4-1 4-4z"><text:p/></draw:path><draw:path draw:style-name="gr3" draw:text-style-name="P6" svg:width="0.0693in" svg:height="0.0976in" svg:x="0.2839in" svg:y="0.0453in" svg:viewBox="0 0 177 249" svg:d="M176 24c1-5 1-6 1-9 0-7-4-11-11-11-3 0-10 3-13 8-1 2-4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3" draw:text-style-name="P6" svg:width="0.035in" svg:height="0.1512in" svg:x="0.3681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346in" svg:height="0.1512in" svg:x="0.4268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283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3" draw:text-style-name="P6" svg:width="0.0756in" svg:height="0.0685in" svg:x="0.6846in" svg:y="0.0453in" svg:viewBox="0 0 193 175" svg:d="M118 54c2-10 11-45 38-45 2 0 11 0 19 4-11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5"><text:s/>ומשום ש־</text:span><text:span text:style-name="T5"><draw:g text:anchor-type="as-char" svg:y="-0.1075in" draw:z-index="74" draw:name="Shape85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 חח"ע סה"כ </text:span><text:span text:style-name="T5"><draw:g text:anchor-type="as-char" svg:y="-0.1134in" draw:z-index="75" draw:name="Shape86" draw:style-name="gr1"><svg:title>TexMaths</svg:title><svg:desc>11§display§g(y) = x§svg§600§FALSE§</svg:desc><draw:path draw:style-name="gr2" draw:text-style-name="P5" svg:width="0.5429in" svg:height="0.1354in" svg:x="0.0051in" svg:y="0.0071in" svg:viewBox="0 0 1380 345" svg:d="M0 0c460 0 920 0 1380 0 0 115 0 230 0 345-460 0-920 0-1380 0 0-115 0-230 0-345z"><text:p/></draw:path><draw:path draw:style-name="gr3" draw:text-style-name="P6" svg:width="0.0693in" svg:height="0.0972in" svg:x="-0.0004in" svg:y="0.0453in" svg:viewBox="0 0 177 248" svg:d="M176 25c1-3 1-4 1-7 0-7-4-10-11-10-3 0-14 2-15 16-7-14-21-24-37-24-44 0-91 54-91 109 0 39 23 62 51 62 23 0 42-19 45-23v1c-8 34-12 48-12 49-2 3-16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" draw:text-style-name="P6" svg:width="0.0346in" svg:height="0.1508in" svg:x="0.0906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697in" svg:height="0.0972in" svg:x="0.139in" svg:y="0.0453in" svg:viewBox="0 0 178 248" svg:d="M176 23c2-5 2-5 2-9 0-6-5-10-12-10-3 0-10 3-13 8-1 2-3 14-6 21-2 10-5 20-7 31-6 23-12 46-18 69-1 6-17 33-43 33-20 0-24-17-24-32 0-17 7-40 20-75 6-16 8-20 8-28 0-17-13-31-32-31-37 0-51 56-51 59 0 4 3 4 4 4 4 0 5-1 7-7 10-36 25-48 39-48 3 0 9 0 9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3" draw:text-style-name="P6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1008in" svg:height="0.035in" svg:x="0.3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0681in" svg:x="0.4803in" svg:y="0.0453in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5"><text:s/>כדרוש. </text:span></text:p>
            </text:list-item>
          </text:list>
        </text:list-item>
        <text:list-item>
          <text:p text:style-name="P21"><text:span text:style-name="T5">גרירה שנייה: נניח קיום פונקציה </text:span><text:span text:style-name="T5"><draw:g text:anchor-type="as-char" svg:y="-0.1083in" draw:z-index="78" draw:name="Shape87" draw:style-name="gr1"><svg:title>TexMaths</svg:title><svg:desc>11§display§g \colon B \to A§svg§600§FALSE§</svg:desc><draw:path draw:style-name="gr2" draw:text-style-name="P5" svg:width="0.6413in" svg:height="0.1232in" svg:x="0.0051in" svg:y="0.0075in" svg:viewBox="0 0 1630 314" svg:d="M815 314c-271 0-543 0-815 0 0-104 0-210 0-314 544 0 1086 0 1630 0 0 104 0 210 0 314-272 0-544 0-815 0z"><text:p/></draw:path><draw:path draw:style-name="gr3" draw:text-style-name="P6" svg:width="0.0697in" svg:height="0.0972in" svg:x="-0.0004in" svg:y="0.0409in" svg:viewBox="0 0 178 248" svg:d="M177 25c0-2 1-4 1-6 0-7-4-11-11-11-4 0-14 3-16 16-7-14-20-24-37-24-44 0-91 54-91 110 0 37 23 60 52 60 22 0 41-17 44-22h1c-9 34-9 33-13 50-1 3-15 42-55 42-8 0-21 0-32-4 12-4 16-14 16-21 0-5-4-13-15-13-8 0-21 7-21 22 0 17 14 24 52 24 48 0 76-30 82-53 15-57 29-114 43-170zM127 121c-3 10-11 20-20 27-8 7-20 14-31 14-20 0-25-20-25-36 0-18 11-63 21-83 11-19 27-34 44-34 25 0 30 31 30 33s-1 4-1 5c-6 24-12 49-18 74z"><text:p/></draw:path><draw:path draw:style-name="gr3" draw:text-style-name="P6" svg:width="0.0157in" svg:height="0.065in" svg:x="0.1059in" svg:y="0.0429in" svg:viewBox="0 0 41 166" svg:d="M41 21c0-12-10-21-21-21s-20 9-20 21c0 11 9 20 20 20s21-9 21-20zM41 145c0-11-10-20-21-20s-20 8-20 20c0 11 9 21 20 21s21-9 21-21z"><text:p/></draw:path><draw:path draw:style-name="gr3" draw:text-style-name="P6" svg:width="0.1083in" svg:height="0.1028in" svg:x="0.1921in" svg:y="0.0047in" svg:viewBox="0 0 276 262" svg:d="M45 232c-3 14-4 17-35 17-7 0-10 0-10 8 0 5 3 5 10 5 46 0 92 0 139 0 60 0 106-46 106-83 0-27-23-49-60-54 40-7 81-36 81-72 0-29-26-53-72-53-43 0-87 0-130 0-7 0-11 0-11 8 0 4 3 4 11 4 1 0 7 0 14 0 8 1 11 1 11 7 0 1-1 2-2 7-18 69-34 138-52 206zM103 122c8-32 17-64 25-96 3-13 4-14 21-14 16 0 33 0 49 0 34 0 43 22 43 40 0 34-34 70-80 70-19 0-39 0-58 0zM86 249c-5 0-6 0-8 0-4-1-5-1-5-4 0-1 0-1 2-9 9-35 17-71 26-106 24 0 50 0 74 0 36 0 44 28 44 45 0 37-34 74-80 74-18 0-36 0-53 0z"><text:p/></draw:path><draw:path draw:style-name="gr3" draw:text-style-name="P6" svg:width="0.1346in" svg:height="0.0783in" svg:x="0.3587in" svg:y="0.0311in" svg:viewBox="0 0 343 200" svg:d="M301 108c-22 16-31 33-35 37-17 26-21 50-21 51 0 4 6 4 8 4 7 0 8-1 9-8 9-36 32-69 76-87 4-1 5-3 5-5 0-3-2-3-3-3-16-7-64-27-78-92-1-4-2-5-9-5-2 0-8 0-8 4 0 1 5 26 20 51 8 12 20 25 36 37-95 0-191 0-287 0-7 0-14 0-14 8s7 8 14 8c96 0 192 0 287 0z"><text:p/></draw:path><draw:path draw:style-name="gr3" draw:text-style-name="P6" svg:width="0.1039in" svg:height="0.1079in" svg:x="0.5504in" svg:y="-0.0004in" svg:viewBox="0 0 265 275" svg:d="M55 231c-15 25-30 31-47 32-5 0-8 0-8 7 0 3 2 5 4 5 11 0 24-1 35-1 12 0 25 1 38 1 2 0 7 0 7-8 0-4-4-4-6-4-9-1-19-4-19-14 0-4 3-8 6-14 10-16 20-33 30-48 32 0 65 0 96 0 2 6 7 59 7 64 0 11-21 12-29 12-5 0-8 0-8 7 0 5 4 5 5 5 16 0 32-1 49-1 9 0 34 1 42 1 4 0 8 0 8-8 0-4-4-4-9-4-24 0-24-3-25-14-8-79-16-159-24-239 0-8 0-10-7-10-6 0-7 3-10 7-45 74-90 149-135 224zM102 175c26-43 51-85 76-127 5 42 8 84 12 127-29 0-58 0-88 0z"><text:p/></draw:path></draw:g></text:span><text:span text:style-name="T5"><text:s/></text:span><text:span text:style-name="T24">ההופכית</text:span><text:span text:style-name="T5"> משמאל, ונוכיח </text:span><text:span text:style-name="T5"><draw:g text:anchor-type="as-char" svg:y="-0.1075in" draw:z-index="76" draw:name="Shape88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חח"ע. </text:span><text:span text:style-name="T27">נניח בשלילה ש־</text:span><text:span text:style-name="T27"><draw:g text:anchor-type="as-char" svg:y="-0.1075in" draw:z-index="79" draw:name="Shape89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27"> לא חח"ע, אזי קיימים </text:span><text:span text:style-name="T27"><draw:g text:anchor-type="as-char" svg:y="-0.1102in" draw:z-index="80" draw:name="Shape90" draw:style-name="gr1"><svg:title>TexMaths</svg:title><svg:desc>11§display§a_1, a_2 \in A \land a_1 \neq a_2§svg§600§FALSE§</svg:desc><draw:path draw:style-name="gr2" draw:text-style-name="P5" svg:width="1.3035in" svg:height="0.1256in" svg:x="0.0016in" svg:y="0.0079in" svg:viewBox="0 0 3312 320" svg:d="M1657 320c-553 0-1105 0-1657 0 0-107 0-213 0-320 1104 0 2208 0 3312 0 0 107 0 213 0 320-552 0-1104 0-1655 0z"><text:p/></draw:path><draw:path draw:style-name="gr3" draw:text-style-name="P6" svg:width="0.0693in" svg:height="0.0685in" svg:x="-0.0004in" svg:y="0.0429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3" draw:text-style-name="P6" svg:width="0.0382in" svg:height="0.0705in" svg:x="0.0858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173in" svg:height="0.0453in" svg:x="0.1555in" svg:y="0.0929in" svg:viewBox="0 0 45 116" svg:d="M45 41c0-26-10-41-25-41-12 0-20 10-20 21 0 10 8 20 20 20 5 0 10-1 14-5 1-1 1-1 1-1 1 0 1 0 1 6 0 29-13 52-26 64-4 4-4 5-4 6 0 3 2 5 4 5 4 0 35-30 35-75z"><text:p/></draw:path><draw:path draw:style-name="gr3" draw:text-style-name="P6" svg:width="0.0693in" svg:height="0.0685in" svg:x="0.2161in" svg:y="0.0429in" svg:viewBox="0 0 177 175" svg:d="M129 25c-8-14-19-25-37-25-45 0-92 57-92 114 0 36 21 61 51 61 7 0 27-1 50-28 4 15 17 28 35 28 14 0 22-8 29-21 7-14 12-37 12-38 0-5-4-5-5-5-4 0-4 3-6 8-5 26-13 48-28 48-11 0-13-10-13-18 0-9 2-11 6-29 4-16 4-20 9-34 4-19 9-36 13-54 3-11 3-12 3-13 0-7-5-11-12-11-9 0-14 9-15 17zM103 125c-2 7-2 7-7 14-18 22-33 28-44 28-19 0-24-21-24-37 0-19 12-66 20-84 13-23 30-37 46-37 25 0 29 32 29 34s0 4-1 7c-6 24-12 49-19 75z"><text:p/></draw:path><draw:path draw:style-name="gr3" draw:text-style-name="P6" svg:width="0.0469in" svg:height="0.0705in" svg:x="0.2972in" svg:y="0.061in" svg:viewBox="0 0 120 180" svg:d="M120 130c-3 0-7 0-10 0-1 6-3 22-7 24-2 3-23 3-27 3-17 0-33 0-50 0 29-26 39-33 54-46 21-16 40-33 40-58 0-33-30-53-64-53-33 0-56 23-56 49 0 13 11 14 14 14 7 0 15-5 15-14 0-5-3-15-17-15 9-19 28-24 40-24 27 0 42 21 42 43 0 23-18 42-26 52-22 21-44 42-66 64-2 2-2 3-2 11 37 0 74 0 111 0 3-17 6-33 9-50z"><text:p/></draw:path><draw:path draw:style-name="gr3" draw:text-style-name="P6" svg:width="0.0756in" svg:height="0.0874in" svg:x="0.4138in" svg:y="0.0283in" svg:viewBox="0 0 193 223" svg:d="M179 120c7 0 14 0 14-7 0-9-7-9-14-9-55 0-109 0-164 0 5-51 50-89 104-89 20 0 41 0 60 0 7 0 14 0 14-7 0-8-7-8-14-8-19 0-40 0-60 0-67 0-119 50-119 113 0 61 52 110 119 110 20 0 41 0 60 0 7 0 14 0 14-8s-7-8-14-8c-19 0-40 0-60 0-54 0-99-36-104-87 55 0 109 0 164 0z"><text:p/></draw:path><draw:path draw:style-name="gr3" draw:text-style-name="P6" svg:width="0.1039in" svg:height="0.1083in" svg:x="0.55in" svg:y="0in" svg:viewBox="0 0 265 276" svg:d="M55 232c-15 25-31 31-47 32-5 1-8 1-8 7 0 3 1 5 4 5 11 0 24-1 33-1 14 0 27 1 40 1 2 0 7 0 7-8 0-3-4-4-6-4-9 0-19-4-19-14 0-4 3-8 6-14 10-16 20-33 30-48 32 0 65 0 96 0 2 7 7 59 7 64 0 11-21 12-29 12-5 0-8 0-8 7 0 5 4 5 5 5 16 0 32-1 49-1 8 0 34 1 42 1 3 0 8 0 8-8 0-4-4-4-9-4-24 0-24-3-25-14-8-79-16-160-24-240 0-8 0-10-7-10-6 0-7 3-11 7-45 75-89 150-134 225zM101 175c26-43 52-85 77-126 5 41 8 83 12 126-29 0-59 0-89 0z"><text:p/></draw:path><draw:path draw:style-name="gr3" draw:text-style-name="P6" svg:width="0.0846in" svg:height="0.0933in" svg:x="0.7004in" svg:y="0.0193in" svg:viewBox="0 0 216 238" svg:d="M117 8c-4-7-6-8-9-8-6 0-7 2-9 8-32 71-64 143-96 215-2 4-3 5-3 8 0 4 3 7 8 7 3 0 6-1 9-9 30-67 60-135 91-203 30 68 60 136 90 203 4 9 8 9 10 9 3 0 8-3 8-7 0-2 0-3-4-7-32-72-63-145-95-216z"><text:p/></draw:path><draw:path draw:style-name="gr3" draw:text-style-name="P6" svg:width="0.0693in" svg:height="0.0685in" svg:x="0.8335in" svg:y="0.0429in" svg:viewBox="0 0 177 175" svg:d="M129 25c-7-14-18-25-35-25-46 0-94 57-94 114 0 36 22 61 52 61 7 0 27-1 50-28 3 15 17 28 36 28 13 0 22-8 28-21 7-14 11-37 11-38 0-5-3-5-4-5-5 0-5 3-6 8-6 26-13 48-29 48-10 0-11-10-11-18 0-9 0-11 4-29 4-16 5-20 9-34 4-19 10-36 14-54 2-11 2-12 2-13 0-7-4-11-11-11-9 0-15 9-16 17zM103 125c-1 7-1 7-7 14-17 22-33 28-43 28-20 0-25-21-25-37 0-19 12-66 20-84 13-23 30-37 46-37 25 0 30 32 30 34s-1 4-1 7c-6 24-13 49-20 75z"><text:p/></draw:path><draw:path draw:style-name="gr3" draw:text-style-name="P6" svg:width="0.0382in" svg:height="0.0705in" svg:x="0.9197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1.0394in" svg:y="0in" svg:viewBox="0 0 193 360" svg:d="M189 15c4-5 4-6 4-7 0-2-3-8-8-8s-6 2-9 8c-57 112-115 224-173 336-3 6-3 7-3 8 0 3 2 8 8 8 4 0 5-3 9-8 57-113 115-224 172-337z"><text:p/></draw:path><draw:path draw:style-name="gr3" draw:text-style-name="P6" svg:width="0.1004in" svg:height="0.0358in" svg:x="1.0268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693in" svg:height="0.0685in" svg:x="1.185in" svg:y="0.0429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3" draw:text-style-name="P6" svg:width="0.0469in" svg:height="0.0705in" svg:x="1.2661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27"><text:s/>עבורם </text:span><text:span text:style-name="T27"><draw:g text:anchor-type="as-char" svg:y="-0.1134in" draw:z-index="81" draw:name="Shape91" draw:style-name="gr1"><svg:title>TexMaths</svg:title><svg:desc>11§display§f(a_1) = f(a_2)§svg§600§FALSE§</svg:desc><draw:path draw:style-name="gr2" draw:text-style-name="P5" svg:width="0.8874in" svg:height="0.1354in" svg:x="-0.0004in" svg:y="0.0071in" svg:viewBox="0 0 2255 345" svg:d="M0 0c752 0 1504 0 2255 0 0 115 0 230 0 345-751 0-1503 0-2255 0 0-115 0-230 0-345z"><text:p/></draw:path><draw:path draw:style-name="gr3" draw:text-style-name="P6" svg:width="0.0756in" svg:height="0.137in" svg:x="0in" svg:y="0.0071in" svg:viewBox="0 0 193 349" svg:d="M121 118c11 0 22 0 33 0 8 0 12-1 12-9 0-3-4-3-11-3-11 0-21 0-32 0 2-16 6-30 8-44 2-9 8-36 10-41 3-7 10-13 18-13 2 0 12 0 19 7-17 2-21 15-21 21 0 9 7 14 15 14 10 0 21-9 21-24 0-17-18-26-34-26-14 0-38 7-49 45-2 8-3 12-13 61-9 0-18 0-27 0-7 0-12 0-12 6 0 5 5 6 11 6 9 0 17 0 26 0-10 50-19 100-29 151-7 37-13 72-34 72-1 0-11 0-18-7 18-1 21-15 21-21 0-9-6-14-14-14-10 0-21 9-21 24 0 17 17 26 32 26 22 0 37-22 44-37 12-25 21-71 22-74 8-40 15-81 23-120z"><text:p/></draw:path><draw:path draw:style-name="gr3" draw:text-style-name="P6" svg:width="0.0346in" svg:height="0.1508in" svg:x="0.09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93in" svg:height="0.0681in" svg:x="0.148in" svg:y="0.0453in" svg:viewBox="0 0 177 174" svg:d="M129 24c-7-14-18-24-35-24-46 0-94 56-94 112 0 37 22 62 52 62 7 0 27-1 50-29 4 17 17 29 36 29 13 0 22-9 28-21 7-14 11-37 11-38 0-4-3-4-4-4-3 0-5 1-6 7-6 25-13 48-28 48-11 0-12-10-12-17 0-9 1-12 5-29 3-17 4-21 8-35 4-19 10-37 14-54 2-11 2-11 2-13 0-7-4-10-11-10-9 0-14 7-16 16zM105 124c-3 7-3 8-8 15-18 21-33 27-44 27-20 0-25-22-25-36 0-20 13-67 22-85 12-23 28-37 44-37 25 0 30 32 30 34s0 4-1 6c-6 26-12 51-18 76z"><text:p/></draw:path><draw:path draw:style-name="gr3" draw:text-style-name="P6" svg:width="0.0382in" svg:height="0.0701in" svg:x="0.2343in" svg:y="0.0661in" svg:viewBox="0 0 98 179" svg:d="M62 8c0-7-1-8-9-8-18 18-42 18-53 18 0 3 0 6 0 10 7 0 24 0 40-8 0 45 0 91 0 137 0 9 0 13-28 13-3 0-6 0-10 0 0 3 0 6 0 9 5 0 38-1 48-1 8 0 42 1 48 1 0-3 0-6 0-9-3 0-7 0-10 0-26 0-26-4-26-13 0-50 0-100 0-149z"><text:p/></draw:path><draw:path draw:style-name="gr3" draw:text-style-name="P6" svg:width="0.0346in" svg:height="0.1508in" svg:x="0.299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400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6in" svg:height="0.137in" svg:x="0.5606in" svg:y="0.0071in" svg:viewBox="0 0 194 349" svg:d="M122 118c11 0 22 0 33 0 8 0 11-1 11-9 0-3-3-3-10-3-11 0-21 0-32 0 3-16 6-30 8-44 2-9 7-36 10-41 3-7 10-13 18-13 2 0 12 0 18 7-16 2-21 15-21 21 0 9 8 14 15 14 10 0 22-9 22-24 0-17-18-26-34-26-14 0-38 7-50 45-2 8-3 12-12 61-9 0-18 0-26 0s-13 0-13 6c0 5 4 6 11 6 9 0 17 0 26 0-10 50-19 100-29 151-8 37-14 72-34 72-1 0-11 0-19-7 19-1 22-15 22-21 0-9-7-14-14-14-10 0-22 9-22 24 0 17 18 26 33 26 22 0 37-22 44-37 12-25 21-71 22-74 8-40 15-81 23-120z"><text:p/></draw:path><draw:path draw:style-name="gr3" draw:text-style-name="P6" svg:width="0.035in" svg:height="0.1508in" svg:x="0.6583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693in" svg:height="0.0681in" svg:x="0.7087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7-16 16zM103 124c-1 7-1 8-7 15-17 21-33 27-43 27-20 0-25-22-25-36 0-20 12-67 20-85 13-23 30-37 46-37 25 0 30 32 30 34s-1 4-1 6c-6 26-13 51-20 76z"><text:p/></draw:path><draw:path draw:style-name="gr3" draw:text-style-name="P6" svg:width="0.0469in" svg:height="0.0701in" svg:x="0.7898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0.859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7">. ע"פ הגדרת פונקציה הופכית </text:span><text:span text:style-name="T27"><draw:g text:anchor-type="as-char" svg:y="-0.1075in" draw:z-index="82" draw:name="Shape92" draw:style-name="gr1"><svg:title>TexMaths</svg:title><svg:desc>11§display§g \circ f = id_A§svg§600§FALSE§</svg:desc><draw:path draw:style-name="gr2" draw:text-style-name="P5" svg:width="0.7173in" svg:height="0.122in" svg:x="0.0051in" svg:y="0.0075in" svg:viewBox="0 0 1823 311" svg:d="M0 0c607 0 1216 0 1823 0 0 103 0 208 0 311-607 0-1216 0-1823 0 0-103 0-208 0-311z"><text:p/></draw:path><draw:path draw:style-name="gr3" draw:text-style-name="P6" svg:width="0.0693in" svg:height="0.098in" svg:x="-0.0004in" svg:y="0.0402in" svg:viewBox="0 0 177 250" svg:d="M176 25c1-2 1-4 1-6 0-7-4-11-11-11-3 0-14 3-15 16-7-14-21-24-37-24-44 0-91 54-91 110 0 37 23 60 51 60 23 0 42-17 45-22-8 35-8 35-12 51-2 4-15 42-56 42-7 0-20 0-31-4 12-3 16-13 16-19 0-7-4-15-15-15-8 0-21 8-21 23 0 16 14 24 52 24 48 0 76-30 81-53 14-57 29-115 43-172zM127 121c-3 10-11 20-20 27s-20 14-32 14c-19 0-24-20-24-36 0-18 11-63 21-83 11-19 27-34 44-34 25 0 30 31 30 33s-1 4-1 5c-6 24-12 50-18 74z"><text:p/></draw:path><draw:path draw:style-name="gr3" draw:text-style-name="P6" svg:width="0.0587in" svg:height="0.0591in" svg:x="0.1181in" svg:y="0.0402in" svg:viewBox="0 0 150 151" svg:d="M150 76c0-42-34-76-75-76-42 0-75 35-75 76s33 75 75 75c41 0 75-34 75-75zM75 134c-34 0-60-25-60-58 0-32 27-60 60-60 32 0 59 27 59 60 0 34-27 58-59 58z"><text:p/></draw:path><draw:path draw:style-name="gr3" draw:text-style-name="P6" svg:width="0.076in" svg:height="0.1378in" svg:x="0.2272in" svg:y="0in" svg:viewBox="0 0 194 351" svg:d="M122 118c11 0 22 0 33 0 8 0 12 0 12-8 0-4-4-4-11-4-11 0-21 0-32 0 3-15 6-30 8-44 2-8 8-36 10-40 3-8 10-13 18-13 2 0 12 0 18 6-16 1-21 16-21 21 0 9 8 13 15 13 11 0 22-7 22-23 0-17-18-26-34-26-14 0-38 7-49 45-3 8-4 12-13 61-9 0-18 0-26 0s-13 0-13 7c0 5 4 5 11 5 9 0 17 0 26 0-10 50-19 101-29 151-6 38-13 73-34 73-1 0-11 0-19-7 19-1 22-15 22-21 0-8-7-13-14-13-10 0-22 8-22 23 0 18 18 27 33 27 22 0 37-23 44-38 12-24 21-71 22-73 8-41 15-82 23-122z"><text:p/></draw:path><draw:path draw:style-name="gr3" draw:text-style-name="P6" svg:width="0.1004in" svg:height="0.0354in" svg:x="0.361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" draw:text-style-name="P6" svg:width="0.0398in" svg:height="0.1016in" svg:x="0.5173in" svg:y="0.0075in" svg:viewBox="0 0 102 259" svg:d="M99 14c0-7-5-14-14-14-11 0-21 11-21 21 0 8 5 14 14 14s21-9 21-21zM69 159c5-11 5-12 9-22 3-7 5-13 5-20 0-18-13-32-31-32-37 0-52 56-52 59 0 4 3 3 4 4 5 0 5-1 7-7 11-37 26-48 39-48 3 0 9 0 9 13 0 7-2 16-4 19-2 10-20 55-26 72-4 10-9 23-9 31 0 18 13 31 32 31 36 0 50-56 50-59s-3-3-4-3c-4 0-4 1-7 6-6 25-18 48-38 48-7 0-10-4-10-12 0-10 2-16 11-39 5-13 10-27 15-41z"><text:p/></draw:path><draw:path draw:style-name="gr3" draw:text-style-name="P6" svg:width="0.072in" svg:height="0.1067in" svg:x="0.5717in" svg:y="0.002in" svg:viewBox="0 0 184 272" svg:d="M184 4c0-1 0-4-5-4-6 0-43 3-49 4-3 0-6 3-6 7 0 5 4 5 10 5 18 0 19 3 19 7 0 2-1 6-1 8-8 31-16 60-23 91-7-14-18-25-35-25-46 0-94 57-94 113 0 36 21 62 52 62 7 0 26-2 49-29 4 15 18 29 35 29 15 0 24-9 29-21 7-15 12-38 12-39 0-3-3-3-4-3-5 0-5 1-6 6-6 26-13 48-29 48-10 0-11-10-11-18 0-9 0-12 2-19 18-73 36-148 55-222zM103 221c-2 8-2 8-7 14-17 22-33 28-44 28-19 0-24-21-24-37 0-18 12-65 20-83 13-23 30-37 46-37 25 0 30 31 30 34 0 2-1 4-1 6-6 26-13 50-20 75z"><text:p/></draw:path><draw:path draw:style-name="gr3" draw:text-style-name="P6" svg:width="0.0799in" svg:height="0.0752in" svg:x="0.6508in" svg:y="0.0547in" svg:viewBox="0 0 204 192" svg:d="M40 159c-9 16-18 22-33 24-4 0-7 0-7 5 0 3 2 4 3 4 8 0 17-1 23-1 9 0 20 1 29 1 1 0 6 0 6-6 0-3-4-2-5-3-2 0-12-2-12-8 0-3 2-9 3-11 8-11 15-22 22-33 26 0 52 0 77 0 3 15 5 30 7 45-1 2-2 7-19 7-3 0-6 0-6 5 0 1 1 4 4 4 8 0 26-1 35-1 5 0 11 0 16 0 4 0 11 1 15 1 3 0 6-2 6-5 0-4-4-4-8-4-16 0-17-3-17-9-7-55-16-111-24-166-1-7-1-8-6-8-6 0-7 2-9 5-33 52-67 103-100 154zM76 121c19-30 38-58 57-88 5 30 8 58 12 88-23 0-46 0-69 0z"><text:p/></draw:path></draw:g></text:span><text:span text:style-name="T27">, או בנוסח שקול לפי כלל </text:span><text:span text:style-name="T27"><draw:g text:anchor-type="as-char" svg:y="-0.0689in" draw:z-index="83" draw:name="Shape93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27">, הרכבת פונקציות והגדרת יחס הזהות, </text:span><text:span text:style-name="T27"><draw:g text:anchor-type="as-char" svg:y="-0.1134in" draw:z-index="84" draw:name="Shape94" draw:style-name="gr1"><svg:title>TexMaths</svg:title><svg:desc>11§display§\forall a \in A. g(f(a)) = a§svg§600§FALSE§</svg:desc><draw:path draw:style-name="gr2" draw:text-style-name="P5" svg:width="1.2563in" svg:height="0.1358in" svg:x="0.0075in" svg:y="0.0071in" svg:viewBox="0 0 3192 346" svg:d="M1597 346c-533 0-1064 0-1597 0 0-116 0-230 0-346 1064 0 2128 0 3192 0 0 116 0 230 0 346-531 0-1064 0-1595 0z"><text:p/></draw:path><draw:path draw:style-name="gr3" draw:text-style-name="P6" svg:width="0.0846in" svg:height="0.1079in" svg:x="-0.0004in" svg:y="0.0071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" draw:text-style-name="P6" svg:width="0.0689in" svg:height="0.0685in" svg:x="0.0906in" svg:y="0.0453in" svg:viewBox="0 0 176 175" svg:d="M129 25c-8-14-19-25-37-25-45 0-92 57-92 113 0 37 21 62 51 62 7 0 27-1 50-29 4 16 17 29 35 29 14 0 22-9 29-21 7-14 11-37 11-38 0-4-3-4-4-4-4 0-5 1-6 7-6 25-13 47-28 47-11 0-13-10-13-17 0-9 2-11 6-29 3-17 4-20 8-34 4-18 10-36 14-54 2-11 2-12 2-13 0-7-4-11-11-11-9 0-14 9-15 17zM103 124c-2 8-2 8-7 15-18 22-33 27-44 27-20 0-26-21-26-36 0-19 14-66 22-84 13-23 29-37 46-37 24 0 29 32 29 34s0 4-1 7c-6 24-12 49-19 74z"><text:p/></draw:path><draw:path draw:style-name="gr3" draw:text-style-name="P6" svg:width="0.076in" svg:height="0.087in" svg:x="0.219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39in" svg:height="0.1079in" svg:x="0.3563in" svg:y="0.0043in" svg:viewBox="0 0 265 275" svg:d="M56 231c-15 26-31 31-48 32-5 1-8 1-8 8 0 2 2 4 6 4 9 0 22-1 33-1 12 0 26 1 38 1 2 0 8 0 8-7 0-4-5-5-7-5-9 0-19-3-19-13 0-4 4-9 6-14 10-17 20-32 30-49 32 0 65 0 96 0 2 9 7 60 7 64 0 11-20 12-27 12-6 0-10 0-10 8 0 4 4 4 5 4 16 0 33-1 49-1 9 0 34 1 44 1 2 0 6 0 6-7 0-5-3-5-9-5-24 0-24-2-25-13-8-79-15-160-23-240-1-8-1-10-8-10-6 0-7 3-10 7-45 74-89 149-134 224zM102 175c26-43 51-85 76-127 5 42 8 84 12 127-29 0-58 0-88 0z"><text:p/></draw:path><draw:path draw:style-name="gr3" draw:text-style-name="P6" svg:width="0.0161in" svg:height="0.0157in" svg:x="0.478in" svg:y="0.0972in" svg:viewBox="0 0 42 41" svg:d="M42 21c0-12-10-21-21-21s-21 9-21 21c0 11 10 20 21 20s21-9 21-20z"><text:p/></draw:path><draw:path draw:style-name="gr3" draw:text-style-name="P6" svg:width="0.0693in" svg:height="0.0976in" svg:x="0.5094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346in" svg:height="0.1512in" svg:x="0.6004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6in" svg:height="0.1374in" svg:x="0.652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6" svg:width="0.035in" svg:height="0.1512in" svg:x="0.75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693in" svg:height="0.0685in" svg:x="0.8004in" svg:y="0.0453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35in" svg:height="0.1512in" svg:x="0.8835in" svg:y="0in" svg:viewBox="0 0 90 385" svg:d="M90 193c0-30-4-76-26-120-23-48-56-73-61-73-2 0-3 2-3 4s0 2 8 9c37 38 59 99 59 180 0 65-14 133-61 181-6 6-6 6-6 7 0 2 1 4 3 4 5 0 40-26 62-76 20-41 25-84 25-116z"><text:p/></draw:path><draw:path draw:style-name="gr3" draw:text-style-name="P6" svg:width="0.0346in" svg:height="0.1512in" svg:x="0.942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1.0441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693in" svg:height="0.0685in" svg:x="1.2024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/draw:g></text:span><text:span text:style-name="T27">, ובפרט על </text:span><text:span text:style-name="T27"><draw:g text:anchor-type="as-char" svg:y="-0.0661in" draw:z-index="85" draw:name="Shape95" draw:style-name="gr1"><svg:title>TexMaths</svg:title><svg:desc>11§display§a_1, a_2§svg§600§FALSE§</svg:desc><draw:path draw:style-name="gr2" draw:text-style-name="P5" svg:width="0.3339in" svg:height="0.0799in" svg:x="0.0016in" svg:y="0.0071in" svg:viewBox="0 0 849 204" svg:d="M425 204c-142 0-283 0-425 0 0-68 0-136 0-204 283 0 567 0 849 0 0 68 0 136 0 204-142 0-284 0-424 0z"><text:p/></draw:path><draw:path draw:style-name="gr3" draw:text-style-name="P6" svg:width="0.0693in" svg:height="0.0677in" svg:x="-0.0004in" svg:y="0in" svg:viewBox="0 0 177 173" svg:d="M129 25c-7-14-18-25-36-25-45 0-93 57-93 113 0 35 22 60 52 60 7 0 27-1 50-28 3 15 17 28 34 28 15 0 24-9 29-21 7-14 12-36 12-37 0-3-3-3-4-3-5 0-5 1-6 6-6 24-13 46-29 46-10 0-11-9-11-17 0-9-1-10 4-28 4-16 5-19 9-34 4-18 10-36 14-53 2-11 2-12 2-13 0-7-4-11-11-11-10 0-15 8-16 17zM103 124c-1 8-1 8-7 13-17 22-33 27-43 27-20 0-25-20-25-35 0-18 12-65 20-83 13-23 30-37 45-37 26 0 31 32 31 34s-1 4-1 6c-6 24-13 50-20 75z"><text:p/></draw:path><draw:path draw:style-name="gr3" draw:text-style-name="P6" svg:width="0.0382in" svg:height="0.0697in" svg:x="0.0858in" svg:y="0.0189in" svg:viewBox="0 0 98 178" svg:d="M60 8c0-8 1-8-7-8-18 16-42 16-53 16 0 4 0 7 0 10 6 0 24 0 39-7 0 46 0 92 0 137 0 8 0 12-27 12-3 0-8 0-11 0 0 3 0 6 0 10 6-2 39-2 49-2 8 0 42 0 48 2 0-4 0-7 0-10-3 0-7 0-10 0-27 0-28-4-28-12 0-50 0-99 0-148z"><text:p/></draw:path><draw:path draw:style-name="gr3" draw:text-style-name="P6" svg:width="0.0173in" svg:height="0.0449in" svg:x="0.1551in" svg:y="0.0504in" svg:viewBox="0 0 45 115" svg:d="M45 41c0-26-9-41-24-41-13 0-21 10-21 21 0 10 8 20 21 20 4 0 10-2 13-5 1-1 1-1 2-1 0 2 1 0 1 6 0 28-14 51-26 63-4 5-4 6-4 7 0 2 2 4 4 4 3 0 34-30 34-74z"><text:p/></draw:path><draw:path draw:style-name="gr3" draw:text-style-name="P6" svg:width="0.0693in" svg:height="0.0677in" svg:x="0.2154in" svg:y="0in" svg:viewBox="0 0 177 173" svg:d="M129 25c-7-14-18-25-35-25-46 0-94 57-94 113 0 35 22 60 52 60 7 0 26-1 50-28 3 15 17 28 34 28 15 0 24-9 29-21 7-14 12-36 12-37 0-3-3-3-4-3-5 0-5 1-6 6-6 24-13 46-29 46-10 0-11-9-11-17 0-9 0-10 4-28 4-16 5-19 9-34 4-18 10-36 14-53 2-11 2-12 2-13 0-7-4-11-11-11-10 0-15 8-16 17zM103 124c-1 8-1 8-7 13-17 22-33 27-43 27-20 0-25-20-25-35 0-18 12-65 20-83 13-23 30-37 46-37 25 0 30 32 30 34s-1 4-1 6c-6 24-13 50-20 75z"><text:p/></draw:path><draw:path draw:style-name="gr3" draw:text-style-name="P6" svg:width="0.0469in" svg:height="0.0697in" svg:x="0.2965in" svg:y="0.0189in" svg:viewBox="0 0 120 178" svg:d="M120 129c-3 0-7 0-10 0 0 6-3 21-7 23-2 3-23 3-26 3-16 0-33 0-49 0 27-25 37-32 53-44 20-17 39-33 39-58 0-33-29-53-64-53-33 0-56 23-56 48 0 13 12 14 14 14 7 0 15-4 15-14 0-4-1-14-16-14 8-19 27-24 40-24 26 0 41 21 41 43 0 23-17 41-26 51-22 21-43 42-65 63-3 2-3 3-3 11 37 0 74 0 111 0 3-17 6-33 9-49z"><text:p/></draw:path></draw:g></text:span><text:span text:style-name="T27">, </text:span><text:span text:style-name="T28">כלומר </text:span><text:span text:style-name="T28"><draw:g text:anchor-type="as-char" svg:y="-0.1134in" draw:z-index="87" draw:name="Shape96" draw:style-name="gr1"><svg:title>TexMaths</svg:title><svg:desc>11§display§g(f(a_1)) = a_1 \land g(f(a_2)) = a_2§svg§600§FALSE§</svg:desc><draw:path draw:style-name="gr2" draw:text-style-name="P5" svg:width="1.95in" svg:height="0.1354in" svg:x="0.0051in" svg:y="0.0071in" svg:viewBox="0 0 4954 345" svg:d="M0 0c1651 0 3303 0 4954 0 0 115 0 230 0 345-1651 0-3303 0-4954 0 0-115 0-230 0-345z"><text:p/></draw:path><draw:path draw:style-name="gr3" draw:text-style-name="P6" svg:width="0.0697in" svg:height="0.0972in" svg:x="-0.0004in" svg:y="0.0453in" svg:viewBox="0 0 178 248" svg:d="M177 25c0-3 1-4 1-7 0-7-5-10-12-10-3 0-14 2-15 16-7-14-21-24-37-24-44 0-91 54-91 109 0 39 23 62 51 62 23 0 41-19 45-23 0 0 1 0 1 1-9 34-13 48-13 49-3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35in" svg:height="0.1508in" svg:x="0.0906in" svg:y="0in" svg:viewBox="0 0 90 384" svg:d="M90 380c0-1 0-1-6-8-49-48-62-121-62-179 0-67 15-135 63-183 5-4 5-4 5-7 0-2-2-3-4-3-5 0-39 26-62 75-20 43-24 86-24 118 0 28 4 76 25 119 23 47 56 72 61 72 2 0 4-1 4-4z"><text:p/></draw:path><draw:path draw:style-name="gr3" draw:text-style-name="P6" svg:width="0.076in" svg:height="0.137in" svg:x="0.1425in" svg:y="0.0071in" svg:viewBox="0 0 194 349" svg:d="M122 118c11 0 22 0 33 0 8 0 12 0 12-9 0-3-4-3-11-3-11 0-21 0-32 0 2-16 6-30 8-44 2-9 8-36 10-41 3-7 10-13 17-13 3 0 13 0 19 7-16 2-20 15-20 21 0 9 7 14 15 14 10 0 21-9 21-24 0-17-18-26-35-26-13 0-37 7-48 45-2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6" svg:width="0.0346in" svg:height="0.1508in" svg:x="0.2409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693in" svg:height="0.0681in" svg:x="0.2906in" svg:y="0.0453in" svg:viewBox="0 0 177 174" svg:d="M129 24c-7-14-18-24-36-24-45 0-93 56-93 112 0 37 22 62 52 62 7 0 27-1 50-29 4 17 17 29 35 29 14 0 22-9 29-21 7-14 11-37 11-38 0-4-3-4-4-4-4 0-5 1-6 7-6 25-13 48-28 48-11 0-13-10-13-17 0-9 2-12 6-29 3-17 4-21 8-35 4-19 10-37 14-54 2-11 2-11 2-13 0-7-4-10-11-10-9 0-14 9-16 16zM104 124c-2 7-2 8-7 15-18 21-33 27-44 27-20 0-26-22-26-36 0-20 14-67 22-85 13-23 29-37 44-37 26 0 31 32 31 34s0 4-1 6c-6 26-12 51-19 76z"><text:p/></draw:path><draw:path draw:style-name="gr3" draw:text-style-name="P6" svg:width="0.0382in" svg:height="0.0701in" svg:x="0.3768in" svg:y="0.0661in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3" draw:text-style-name="P6" svg:width="0.0346in" svg:height="0.1508in" svg:x="0.442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0.5012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1008in" svg:height="0.035in" svg:x="0.60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681in" svg:x="0.761in" svg:y="0.0453in" svg:viewBox="0 0 177 174" svg:d="M129 24c-8-14-19-24-37-24-45 0-92 56-92 112 0 37 21 62 51 62 7 0 27-1 50-29 3 17 17 29 35 29 14 0 22-9 29-21 7-14 12-37 12-38 0-4-4-4-5-4-4 0-4 1-6 7-7 25-13 48-29 48-11 0-12-10-12-17 0-9 1-12 6-29 4-17 4-21 9-35 4-19 8-37 13-54 3-11 3-11 3-13 0-7-5-10-12-10-9 0-14 9-15 16zM103 124c-2 7-2 8-7 15-18 21-33 27-44 27-19 0-25-22-25-36 0-20 13-67 21-85 12-23 30-37 45-37 26 0 30 32 30 34s0 4-1 6c-7 26-12 51-19 76z"><text:p/></draw:path><draw:path draw:style-name="gr3" draw:text-style-name="P6" svg:width="0.0386in" svg:height="0.0701in" svg:x="0.8469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3" draw:text-style-name="P6" svg:width="0.0846in" svg:height="0.0933in" svg:x="0.9453in" svg:y="0.0217in" svg:viewBox="0 0 216 238" svg:d="M117 9c-4-7-6-9-9-9-5 0-7 3-9 9-32 71-64 143-96 213-2 6-3 6-3 8 0 5 4 8 8 8 3 0 6-1 10-8 29-67 60-135 90-204 31 69 60 137 91 204 3 8 7 8 9 8 4 0 8-3 8-8 0-1 0-1-3-5-32-72-65-145-96-216z"><text:p/></draw:path><draw:path draw:style-name="gr3" draw:text-style-name="P6" svg:width="0.0693in" svg:height="0.0972in" svg:x="1.0744in" svg:y="0.0453in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35in" svg:height="0.1508in" svg:x="1.165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752in" svg:height="0.137in" svg:x="1.2173in" svg:y="0.0071in" svg:viewBox="0 0 192 349" svg:d="M121 118c11 0 22 0 33 0 9 0 12 0 12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6" svg:width="0.0346in" svg:height="0.1508in" svg:x="1.3154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0693in" svg:height="0.0681in" svg:x="1.3654in" svg:y="0.0453in" svg:viewBox="0 0 177 174" svg:d="M129 24c-7-14-19-24-36-24-46 0-93 56-93 112 0 37 21 62 52 62 7 0 26-1 49-29 3 17 17 29 35 29 15 0 23-9 29-21 7-14 12-37 12-38 0-4-3-4-4-4-5 0-5 1-6 7-6 25-14 48-30 48-11 0-12-10-12-17 0-9 1-12 6-29 4-17 5-21 9-35 4-19 8-37 13-54 3-11 3-11 3-13 0-7-4-10-11-10-10 0-15 9-16 16zM103 124c-2 7-2 8-7 15-17 21-33 27-44 27-19 0-25-22-25-36 0-20 13-67 21-85 12-23 30-37 45-37 26 0 31 32 31 34s-1 4-1 6c-6 26-13 51-20 76z"><text:p/></draw:path><draw:path draw:style-name="gr3" draw:text-style-name="P6" svg:width="0.0469in" svg:height="0.0701in" svg:x="1.4465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6" svg:width="0.035in" svg:height="0.1508in" svg:x="1.5165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0346in" svg:height="0.1508in" svg:x="1.576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1.6772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693in" svg:height="0.0681in" svg:x="1.8354in" svg:y="0.0453in" svg:viewBox="0 0 177 174" svg:d="M129 24c-7-14-18-24-36-24-45 0-93 56-93 112 0 37 21 62 52 62 7 0 26-1 50-29 2 17 17 29 34 29 15 0 23-9 29-21 7-14 12-37 12-38 0-4-3-4-4-4-5 0-5 1-6 7-6 25-13 48-30 48-9 0-11-10-11-17 0-9 0-12 5-29 4-17 5-21 9-35 4-19 10-37 14-54 2-11 2-11 2-13 0-7-4-10-11-10-10 0-15 9-16 16zM103 124c-1 7-1 8-7 15-17 21-33 27-43 27-20 0-26-22-26-36 0-20 13-67 21-85 12-23 30-37 45-37 26 0 31 32 31 34s-1 4-1 6c-6 26-13 51-20 76z"><text:p/></draw:path><draw:path draw:style-name="gr3" draw:text-style-name="P6" svg:width="0.0469in" svg:height="0.0701in" svg:x="1.9165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/draw:g></text:span><text:span text:style-name="T28">. מהנחת השלילה </text:span><text:span text:style-name="T28"><draw:g text:anchor-type="as-char" svg:y="-0.1134in" draw:z-index="86" draw:name="Shape97" draw:style-name="gr1"><svg:title>TexMaths</svg:title><svg:desc>11§display§y := f(a_1) = f(a_2)§svg§600§FALSE§</svg:desc><draw:path draw:style-name="gr2" draw:text-style-name="P5" svg:width="1.213in" svg:height="0.1358in" svg:x="0.0031in" svg:y="0.0071in" svg:viewBox="0 0 3082 346" svg:d="M1542 346c-514 0-1028 0-1542 0 0-116 0-230 0-346 1028 0 2055 0 3082 0 0 116 0 230 0 346-513 0-1027 0-1540 0z"><text:p/></draw:path><draw:path draw:style-name="gr3" draw:text-style-name="P6" svg:width="0.0697in" svg:height="0.0976in" svg:x="-0.0004in" svg:y="0.0453in" svg:viewBox="0 0 178 249" svg:d="M177 24c1-5 1-6 1-9 0-7-5-11-11-11-3 0-10 3-13 8-1 2-4 14-5 21-3 10-6 21-8 31-6 23-12 46-18 69-1 7-17 33-44 33-18 0-23-16-23-31 0-17 7-41 20-76 5-15 8-19 8-27 0-18-14-32-32-32-38 0-52 56-52 59 0 5 4 5 6 5 3 0 3-1 5-8 11-36 26-47 40-47 3 0 10 0 10 12 0 10-5 20-7 27-15 41-23 63-23 81 0 34 24 46 47 46 16 0 29-7 40-18-6 20-10 40-26 59-9 13-25 24-42 24-6 0-24-1-30-15 6 0 12 0 16-6 5-3 8-8 8-14 0-12-10-13-14-13-9 0-21 5-21 24s16 33 41 33c39 0 79-35 90-77 12-50 25-99 37-148z"><text:p/></draw:path><draw:path draw:style-name="gr3" draw:text-style-name="P6" svg:width="0.0157in" svg:height="0.065in" svg:x="0.1311in" svg:y="0.048in" svg:viewBox="0 0 41 166" svg:d="M41 21c0-12-9-21-20-21-12 0-21 9-21 21 0 11 9 20 21 20 11 0 20-9 20-20zM41 146c0-12-9-20-20-20-12 0-21 8-21 20 0 11 9 20 21 20 11 0 20-9 20-20z"><text:p/></draw:path><draw:path draw:style-name="gr3" draw:text-style-name="P6" svg:width="0.1012in" svg:height="0.0354in" svg:x="0.1685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3291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4268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693in" svg:height="0.0685in" svg:x="0.4772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386in" svg:height="0.0701in" svg:x="0.563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3" draw:text-style-name="P6" svg:width="0.035in" svg:height="0.1512in" svg:x="0.628in" svg:y="0in" svg:viewBox="0 0 90 385" svg:d="M90 194c0-31-4-77-25-121-24-48-57-73-61-73-2 0-4 2-4 4s0 2 8 9c37 38 59 99 59 181 0 64-14 132-61 180-6 6-6 6-6 7 0 2 2 4 4 4 4 0 39-26 62-76 19-41 24-84 24-115z"><text:p/></draw:path><draw:path draw:style-name="gr3" draw:text-style-name="P6" svg:width="0.1012in" svg:height="0.0354in" svg:x="0.729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8898in" svg:y="0.0067in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46in" svg:height="0.1512in" svg:x="0.9874in" svg:y="0in" svg:viewBox="0 0 89 385" svg:d="M89 381c0-1 0-1-5-8-49-49-62-122-62-179 0-68 15-136 63-183 4-5 4-5 4-7 0-3-1-4-3-4-5 0-39 26-62 76-20 42-24 85-24 118 0 28 4 75 25 119 23 47 56 72 61 72 2 0 3-1 3-4z"><text:p/></draw:path><draw:path draw:style-name="gr3" draw:text-style-name="P6" svg:width="0.0693in" svg:height="0.0685in" svg:x="1.0378in" svg:y="0.0453in" svg:viewBox="0 0 177 175" svg:d="M129 25c-7-14-19-25-35-25-47 0-94 57-94 113 0 37 21 62 52 62 7 0 26-1 49-29 4 16 17 29 35 29 15 0 24-9 29-21 7-14 12-37 12-38 0-4-3-4-4-4-5 0-5 1-6 7-6 25-14 47-29 47-10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3" draw:text-style-name="P6" svg:width="0.0469in" svg:height="0.0701in" svg:x="1.1189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189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28"><text:s/>לכן </text:span><text:span text:style-name="T28"><draw:g text:anchor-type="as-char" svg:y="-0.1134in" draw:z-index="88" draw:name="Shape98" draw:style-name="gr1"><svg:title>TexMaths</svg:title><svg:desc>11§display§g(y) = a_1 \land g(y) = a_2§svg§600§FALSE§</svg:desc><draw:path draw:style-name="gr2" draw:text-style-name="P5" svg:width="1.3945in" svg:height="0.1358in" svg:x="0.0051in" svg:y="0.0071in" svg:viewBox="0 0 3543 346" svg:d="M1772 346c-591 0-1181 0-1772 0 0-116 0-230 0-346 1181 0 2361 0 3543 0 0 116 0 230 0 346-591 0-1182 0-1771 0z"><text:p/></draw:path><draw:path draw:style-name="gr3" draw:text-style-name="P6" svg:width="0.0697in" svg:height="0.0976in" svg:x="-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6" svg:width="0.035in" svg:height="0.1512in" svg:x="0.0906in" svg:y="0in" svg:viewBox="0 0 90 385" svg:d="M90 381c0-1 0-1-6-8-49-49-61-122-61-179 0-68 14-136 62-183 5-5 5-5 5-7 0-3-2-4-4-4-4 0-39 26-62 76-20 42-24 85-24 118 0 28 4 75 25 119 23 47 57 72 61 72 2 0 4-1 4-4z"><text:p/></draw:path><draw:path draw:style-name="gr3" draw:text-style-name="P6" svg:width="0.0697in" svg:height="0.0976in" svg:x="0.139in" svg:y="0.0453in" svg:viewBox="0 0 178 249" svg:d="M177 24c1-5 1-6 1-9 0-7-5-11-11-11-3 0-10 3-13 8-1 2-4 14-6 21-3 10-5 21-7 31-6 23-12 46-18 69-1 7-19 33-44 33-20 0-23-16-23-31 0-17 6-41 19-76 6-15 7-19 7-27 0-18-12-32-30-32-38 0-52 56-52 59 0 5 3 4 4 5 5 0 5-1 7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3" draw:text-style-name="P6" svg:width="0.035in" svg:height="0.1512in" svg:x="0.2236in" svg:y="0in" svg:viewBox="0 0 90 385" svg:d="M90 194c0-31-4-77-26-121-23-48-56-73-60-73-3 0-4 2-4 4s0 2 8 9c37 38 59 99 59 181 0 64-14 132-62 180-5 6-5 6-5 7 0 2 1 4 4 4 4 0 39-26 61-76 20-41 25-84 25-115z"><text:p/></draw:path><draw:path draw:style-name="gr3" draw:text-style-name="P6" svg:width="0.1008in" svg:height="0.0354in" svg:x="0.324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693in" svg:height="0.0685in" svg:x="0.4831in" svg:y="0.0453in" svg:viewBox="0 0 177 175" svg:d="M129 25c-7-14-18-25-36-25-45 0-93 57-93 113 0 37 22 62 52 62 7 0 27-1 50-29 2 16 17 29 35 29 14 0 22-9 29-21 7-14 11-37 11-38 0-4-3-4-4-4-5 0-5 1-6 7-6 25-13 47-30 47-9 0-11-10-11-17 0-9 0-11 5-29 4-17 5-20 9-34 4-18 10-36 14-54 2-11 2-12 2-13 0-7-4-11-11-11-9 0-15 9-16 17zM103 124c-1 8-1 8-7 15-17 22-33 27-43 27-20 0-26-21-26-36 0-19 13-66 21-84 12-23 30-37 45-37 26 0 31 32 31 34s-1 4-1 7c-6 24-13 49-20 74z"><text:p/></draw:path><draw:path draw:style-name="gr3" draw:text-style-name="P6" svg:width="0.0382in" svg:height="0.0701in" svg:x="0.5689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839in" svg:height="0.0937in" svg:x="0.6677in" svg:y="0.0217in" svg:viewBox="0 0 214 239" svg:d="M117 9c-4-7-6-9-9-9-6 0-7 3-9 9-32 71-65 143-97 215-2 4-2 5-2 7 0 5 3 8 8 8 2 0 5-1 8-8 31-67 61-135 92-203 29 68 60 136 90 203 3 8 8 8 9 8 4 0 7-3 7-8 0-1 0-2-2-6-32-72-64-145-95-216z"><text:p/></draw:path><draw:path draw:style-name="gr3" draw:text-style-name="P6" svg:width="0.0693in" svg:height="0.0976in" svg:x="0.7965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" draw:text-style-name="P6" svg:width="0.0346in" svg:height="0.1512in" svg:x="0.8874in" svg:y="0in" svg:viewBox="0 0 89 385" svg:d="M89 381c0-1 0-1-7-8-47-49-60-122-60-179 0-68 15-136 63-183 4-5 4-5 4-7 0-3-1-4-3-4-5 0-39 26-62 76-20 42-24 85-24 118 0 28 4 75 25 119 23 47 56 72 61 72 2 0 3-1 3-4z"><text:p/></draw:path><draw:path draw:style-name="gr3" draw:text-style-name="P6" svg:width="0.0697in" svg:height="0.0976in" svg:x="0.9358in" svg:y="0.0453in" svg:viewBox="0 0 178 249" svg:d="M177 24c1-5 1-6 1-9 0-7-5-11-11-11-4 0-10 3-14 8 0 2-3 14-5 21-3 10-5 21-7 31-6 23-12 46-18 69-2 7-19 33-44 33-20 0-24-16-24-31 0-17 7-41 20-76 6-15 7-19 7-27 0-18-12-32-31-32-37 0-51 56-51 59 0 5 3 5 4 5 5 0 5-1 7-8 10-36 25-47 38-47 4 0 10 0 10 12 0 10-3 20-6 27-16 41-22 63-22 81 0 34 24 46 47 46 14 0 28-7 39-18-5 20-10 40-26 59-10 13-24 24-42 24-5 0-23-1-29-15 6 0 11 0 16-6 5-3 8-8 8-14 0-12-10-13-14-13-9 0-22 5-22 24s17 33 41 33c40 0 80-35 91-77 12-50 25-99 37-148z"><text:p/></draw:path><draw:path draw:style-name="gr3" draw:text-style-name="P6" svg:width="0.0346in" svg:height="0.1512in" svg:x="1.0201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1.121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685in" svg:x="1.2795in" svg:y="0.0453in" svg:viewBox="0 0 177 175" svg:d="M129 25c-7-14-19-25-36-25-46 0-93 57-93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469in" svg:height="0.0701in" svg:x="1.3606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28">, כלומר </text:span><text:span text:style-name="T28"><draw:g text:anchor-type="as-char" svg:y="-0.0681in" draw:z-index="89" draw:name="Shape99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6 25-12 49-19 74z"><text:p/></draw:path></draw:g></text:span><text:span text:style-name="T28"><text:s/>לא ח"ע ונגרר </text:span><text:span text:style-name="T28"><draw:g text:anchor-type="as-char" svg:y="-0.0681in" draw:z-index="90" draw:name="Shape100" draw:style-name="gr1"><svg:title>TexMaths</svg:title><svg:desc>11§display§g§svg§600§FALSE§</svg:desc><draw:path draw:style-name="gr2" draw:text-style-name="P5" svg:width="0.0555in" svg:height="0.0819in" svg:x="0.0051in" svg:y="0.0063in" svg:viewBox="0 0 142 209" svg:d="M71 209c-24 0-47 0-71 0 0-69 0-140 0-209 47 0 95 0 142 0 0 69 0 140 0 209-23 0-47 0-71 0z"><text:p/></draw:path><draw:path draw:style-name="gr3" draw:text-style-name="P6" svg:width="0.0689in" svg:height="0.0976in" svg:x="-0.0004in" svg:y="-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28"><text:s/>לא פונקציה וזו </text:span><text:span text:style-name="T29">סתירה</text:span><text:span text:style-name="T28">. </text:span></text:p>
        </text:list-item>
      </text:list>
      <text:p text:style-name="P10"><text:span text:style-name="T28"><draw:g text:anchor-type="as-char" svg:y="-0.1134in" draw:z-index="91" draw:name="Shape10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2" text:outline-level="2"><text:soft-page-break/>שאלה 2</text:h>
      <text:h text:style-name="P22" text:outline-level="3">סעיף א’</text:h>
      <text:p text:style-name="P23">נתון: </text:p>
      <text:p text:style-name="P8"><draw:g text:anchor-type="as-char" svg:y="-0.1563in" draw:z-index="92" draw:name="Shape102" draw:style-name="gr1"><svg:title>TexMaths</svg:title><svg:desc>11§display§f(x) = \sqrt[3]{x^5 + 1}, f \colon \R \to \R§svg§600§FALSE§</svg:desc><draw:path draw:style-name="gr2" draw:text-style-name="P5" svg:width="1.7843in" svg:height="0.1776in" svg:x="-0.0004in" svg:y="0.0063in" svg:viewBox="0 0 4533 452" svg:d="M2266 452c-755 0-1510 0-2266 0 0-151 0-301 0-452 1511 0 3022 0 4533 0 0 151 0 301 0 452-756 0-1512 0-2267 0z"><text:p/></draw:path><draw:path draw:style-name="gr3" draw:text-style-name="P6" svg:width="0.0756in" svg:height="0.1378in" svg:x="0in" svg:y="0.0472in" svg:viewBox="0 0 193 351" svg:d="M121 118c11 0 22 0 33 0 8 0 12 0 12-8 0-4-4-4-11-4-11 0-21 0-32 0 4-16 6-30 9-44 1-9 7-37 9-41 3-7 10-13 19-13 1 0 11 0 18 7-17 2-21 15-21 21 0 9 7 14 15 14 10 0 21-9 21-24 0-17-18-26-33-26-14 0-38 7-50 45-2 8-3 12-13 61-9 0-18 0-27 0-7 0-11 0-11 7 0 5 4 5 10 5 9 0 18 0 27 0-10 51-20 102-30 151-7 38-13 73-33 73-2 0-11 0-19-7 18-1 21-15 21-21 0-8-6-13-14-13-10 0-21 8-21 23 0 18 17 27 33 27 21 0 36-23 43-38 13-24 22-70 22-73 8-40 15-81 23-122z"><text:p/></draw:path><draw:path draw:style-name="gr3" draw:text-style-name="P6" svg:width="0.0346in" svg:height="0.1516in" svg:x="0.098in" svg:y="0.0413in" svg:viewBox="0 0 89 386" svg:d="M89 382c0-1 0-1-6-8-49-50-61-121-61-181 0-67 15-135 63-183 4-4 4-6 4-7 0-2-1-3-3-3-5 0-39 26-62 75-20 43-24 86-24 118 0 31 4 76 25 120 23 48 56 73 61 73 2 0 3-1 3-4z"><text:p/></draw:path><draw:path draw:style-name="gr3" draw:text-style-name="P6" svg:width="0.0756in" svg:height="0.0685in" svg:x="0.1465in" svg:y="0.0882in" svg:viewBox="0 0 193 175" svg:d="M118 54c2-10 11-45 38-45 2 0 11 0 19 4-10 2-18 12-18 21 0 7 4 13 15 13 8 0 21-6 21-22 0-19-24-25-37-25-22 0-35 20-40 30-9-27-30-30-42-30-40 0-62 50-62 60 0 3 3 3 5 3 3 0 4 0 5-3 13-42 39-51 52-51 6 0 21 3 21 25 0 12-7 39-21 93-7 23-20 40-38 40-2 0-11 0-18-5 10-2 17-11 17-21 0-11-7-14-14-14-11 0-21 10-21 23 0 18 19 25 36 25 26 0 40-27 41-29 4 14 19 29 42 29 39 0 61-49 61-59 0-5-3-5-4-5-3 0-4 3-5 5-13 42-39 51-52 51-14 0-21-13-21-26 0-9 2-16 7-34 4-18 8-35 13-53z"><text:p/></draw:path><draw:path draw:style-name="gr3" draw:text-style-name="P6" svg:width="0.0346in" svg:height="0.1516in" svg:x="0.2378in" svg:y="0.0413in" svg:viewBox="0 0 89 386" svg:d="M89 193c0-30-4-77-25-120-23-48-56-73-61-73-2 0-3 1-3 3 0 1 0 3 7 9 38 39 60 101 60 181 0 66-14 134-63 182-4 6-4 6-4 7 0 2 1 4 3 4 5 0 39-26 62-76 20-42 24-84 24-117z"><text:p/></draw:path><draw:path draw:style-name="gr3" draw:text-style-name="P6" svg:width="0.1008in" svg:height="0.035in" svg:x="0.339in" svg:y="0.099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394in" svg:height="0.052in" svg:x="0.5394in" svg:y="0.024in" svg:viewBox="0 0 101 133" svg:d="M48 65c18 0 30 11 30 30 0 20-12 30-30 30-1 0-24 0-34-10 8-1 10-7 10-11 0-8-5-12-12-12-5 0-12 4-12 12 0 20 23 29 50 29 31 0 51-19 51-38 0-16-14-29-36-34 23-8 30-22 30-33 0-16-20-28-45-28-24 0-43 10-43 28 0 8 7 11 12 11s11-5 11-11c0-5-4-10-10-11 9-9 25-9 30-9 14 0 24 6 24 20 0 11-8 28-28 29-5 0-6 1-11 1-2 0-4 0-4 4 0 3 2 3 5 3 5 0 8 0 12 0z"><text:p/></draw:path><draw:path draw:style-name="gr3" draw:text-style-name="P6" svg:width="0.1382in" svg:height="0.1819in" svg:x="0.5173in" svg:y="-0.0004in" svg:viewBox="0 0 352 463" svg:d="M122 463c12 0 12 0 16-7 70-147 141-294 212-441 2-5 2-6 2-7 0-5-3-8-8-8s-6 3-8 8c-66 139-134 277-200 416-27-64-55-128-82-191-18 13-36 26-54 39 2 3 4 5 7 7 8-7 18-13 27-20 30 68 58 136 88 204z"><text:p/></draw:path><draw:path draw:style-name="gr3" draw:text-style-name="P6" svg:width="0.4173in" svg:height="0.0055in" svg:x="0.6528in" svg:y="-0.0004in" svg:viewBox="0 0 1061 15" svg:d="M530 15c-177 0-353 0-530 0 0-5 0-9 0-15 353 0 707 0 1061 0 0 6 0 10 0 15-178 0-354 0-531 0z"><text:p/></draw:path><draw:path draw:style-name="gr3" draw:text-style-name="P6" svg:width="0.0756in" svg:height="0.0685in" svg:x="0.6571in" svg:y="0.0882in" svg:viewBox="0 0 193 175" svg:d="M118 54c2-10 12-45 38-45 2 0 11 0 20 4-11 2-19 12-19 21 0 7 5 13 15 13 8 0 21-6 21-22 0-19-24-25-36-25-23 0-36 20-40 30-10-27-31-30-42-30-41 0-63 50-63 60 0 3 3 2 5 3 3 0 4 0 5-3 13-42 39-51 52-51 7 0 21 3 21 25 0 12-7 39-21 93-7 23-20 40-37 40-3 0-12 0-19-5 10-2 18-11 18-21 0-11-8-14-14-14-12 0-22 10-22 23 0 18 20 25 36 25 26 0 40-27 41-29 4 14 19 29 42 29 39 0 61-49 61-59 0-5-3-5-4-5-3 0-4 3-4 5-14 42-40 51-52 51-15 0-22-13-22-26 0-9 3-16 7-34s8-35 13-53z"><text:p/></draw:path><draw:path draw:style-name="gr3" draw:text-style-name="P6" svg:width="0.0469in" svg:height="0.0728in" svg:x="0.7465in" svg:y="0.0406in" svg:viewBox="0 0 120 186" svg:d="M25 30c15 3 22 3 27 3 35 0 56-24 56-29 0-3-1-4-2-4s-1 0-3 1c-6 2-20 8-41 8-7 0-21 0-39-7-3-2-3-2-4-2-4 0-4 3-4 8 0 26 0 54 0 80 0 5 0 8 5 8 2 0 3-1 5-4 12-15 29-17 38-17 16 0 24 13 25 15 4 9 7 19 7 35 0 8 0 24-9 36-7 10-18 17-31 17-18 0-36-10-43-28 10 0 16-7 16-13 0-12-10-15-14-15-1 0-14 0-14 15 0 24 23 49 55 49 35 0 65-26 65-60 0-31-23-59-57-59-11 0-26 4-38 14 0-17 0-35 0-51z"><text:p/></draw:path><draw:path draw:style-name="gr3" draw:text-style-name="P6" svg:width="0.1008in" svg:height="0.1012in" svg:x="0.8504in" svg:y="0.0665in" svg:viewBox="0 0 257 258" svg:d="M136 137c37 0 72 0 108 0 6 0 13 0 13-8s-7-8-13-8c-36 0-71 0-108 0 0-36 0-71 0-108 0-5 0-13-7-13-8 0-8 8-8 13 0 37 0 72 0 108-36 0-71 0-108 0-5 0-13 0-13 8s8 8 13 8c37 0 72 0 108 0 0 36 0 73 0 109 0 4 0 12 8 12 7 0 7-8 7-12 0-36 0-73 0-109z"><text:p/></draw:path><draw:path draw:style-name="gr3" draw:text-style-name="P6" svg:width="0.05in" svg:height="0.1012in" svg:x="1.0071in" svg:y="0.0539in" svg:viewBox="0 0 128 258" svg:d="M79 10c0-9 0-10-9-10-24 25-58 25-70 25 0 5 0 8 0 13 8 0 31 0 51-12 0 67 0 134 0 201 0 15-1 19-36 19-4 0-8 0-13 0 0 3 0 8 0 12 15-1 48-1 63-1s49 0 63 1c0-4 0-9 0-12-5 0-8 0-12 0-36 0-37-4-37-19 0-73 0-144 0-217z"><text:p/></draw:path><draw:path draw:style-name="gr3" draw:text-style-name="P6" svg:width="0.0173in" svg:height="0.0453in" svg:x="1.0831in" svg:y="0.139in" svg:viewBox="0 0 45 116" svg:d="M45 41c0-26-10-41-25-41-12 0-20 10-20 20 0 11 8 21 20 21 5 0 10-1 14-6 1 0 1-1 2-1 0 2 0 1 0 7 0 29-13 52-26 64-4 4-4 5-4 6 0 3 2 5 4 5 4 0 35-30 35-75z"><text:p/></draw:path><draw:path draw:style-name="gr3" draw:text-style-name="P6" svg:width="0.076in" svg:height="0.1378in" svg:x="1.1453in" svg:y="0.0472in" svg:viewBox="0 0 194 351" svg:d="M122 118c11 0 22 0 33 0 8 0 12 0 12-8 0-4-4-4-11-4-11 0-21 0-32 0 3-16 6-30 8-44 2-9 8-37 10-41 3-7 10-13 18-13 2 0 12 0 18 7-16 2-21 15-21 21 0 9 8 14 15 14 11 0 22-9 22-24 0-17-18-26-34-26-14 0-38 7-49 45-3 8-4 12-13 61-9 0-18 0-26 0s-13 0-13 7c0 5 4 5 11 5 9 0 17 0 26 0-10 51-19 102-29 151-6 38-13 73-34 73-1 0-11 0-19-7 19-1 22-15 22-21 0-8-7-13-14-13-10 0-22 8-22 23 0 18 18 27 33 27 22 0 37-23 44-38 12-24 21-70 22-73 8-40 15-81 23-122z"><text:p/></draw:path><draw:path draw:style-name="gr3" draw:text-style-name="P6" svg:width="0.0157in" svg:height="0.0654in" svg:x="1.2583in" svg:y="0.0902in" svg:viewBox="0 0 41 167" svg:d="M41 20c0-11-9-20-20-20-12 0-21 8-21 20 0 11 9 21 21 21 11 0 20-9 20-21zM41 146c0-11-9-20-20-20-12 0-21 7-21 20 0 11 9 21 21 21 11 0 20-9 20-21z"><text:p/></draw:path><draw:path draw:style-name="gr3" draw:text-style-name="P6" svg:width="0.1039in" svg:height="0.1035in" svg:x="1.3406in" svg:y="0.0516in" svg:viewBox="0 0 265 264" svg:d="M98 143c4 0 9 0 13 0 20 30 39 60 58 90 4 6 14 22 18 27 2 4 3 4 12 4 18 0 36 0 54 0 7 0 12 0 12-6 0-3-2-6-5-6-15-4-33-29-42-41-3-5-23-30-49-72 35-7 68-21 68-67 0-54-57-72-103-72-40 0-80 0-121 0-6 0-13 0-13 7 0 6 8 6 11 6 22 0 23 2 23 22 0 64 0 129 0 194 0 19-1 23-23 23-3 0-11 0-11 6s7 6 13 6c35 0 71 0 106 0 8 0 13 0 13-6s-7-6-11-6c-22 0-23-4-23-23 0-28 0-57 0-86zM172 125c11-15 12-36 12-52 0-19-2-40-15-55 16 3 54 15 54 54 0 25-11 45-51 53zM98 34c0-9 0-21 23-21 33 0 50 13 50 60 0 49-13 57-73 57 0-32 0-64 0-96zM45 252c3-8 3-18 3-23 0-65 0-130 0-195 0-3 0-14-3-21 14 0 30 0 44 0-5 6-5 13-5 20 0 65 0 130 0 196 0 5 0 15 3 23-14 0-28 0-42 0zM128 143c2-1 3-1 6-1 7 0 15-1 21-1 6 9 47 79 79 111-12 0-25 0-37 0-23-37-46-73-69-109z"><text:p/></draw:path><draw:path draw:style-name="gr3" draw:text-style-name="P6" svg:width="0.1346in" svg:height="0.0791in" svg:x="1.4988in" svg:y="0.078in" svg:viewBox="0 0 343 202" svg:d="M301 108c-20 17-31 32-35 38-17 26-20 50-20 51 0 5 5 5 8 5 7 0 7-1 8-8 9-38 32-70 76-88 4-2 5-3 5-6s-2-3-3-4c-17-7-64-25-78-90-1-5-1-6-8-6-3 0-8 0-8 4 0 2 4 26 19 51 9 12 20 26 36 38-95 0-191 0-287 0-7 0-14 0-14 7 0 8 7 8 14 8 96 0 192 0 287 0z"><text:p/></draw:path><draw:path draw:style-name="gr3" draw:text-style-name="P6" svg:width="0.1043in" svg:height="0.1035in" svg:x="1.687in" svg:y="0.0516in" svg:viewBox="0 0 266 264" svg:d="M98 143c4 0 10 0 14 0 19 30 39 60 57 90 5 6 14 22 18 27 3 4 4 4 13 4 18 0 35 0 53 0 8 0 13 0 13-6 0-3-2-6-5-6-15-4-34-29-43-41-3-5-22-30-49-72 36-7 69-21 69-67 0-54-58-72-103-72-40 0-81 0-122 0-6 0-13 0-13 7 0 6 8 6 11 6 22 0 24 2 24 22 0 64 0 129 0 194 0 19-2 23-24 23-3 0-11 0-11 6s7 6 13 6c35 0 72 0 107 0 7 0 12 0 12-6s-7-6-11-6c-22 0-23-4-23-23 0-28 0-57 0-86zM173 125c11-15 12-36 12-52 0-19-2-40-16-55 17 3 54 15 54 54 0 25-11 45-50 53zM98 34c0-9 0-21 24-21 33 0 49 13 49 60 0 49-13 57-73 57 0-32 0-64 0-96zM45 252c3-8 3-18 3-23 0-65 0-130 0-195 0-3 0-14-3-21 14 0 30 0 44 0-4 6-4 13-4 20 0 65 0 130 0 196 0 5 0 15 2 23-14 0-28 0-42 0zM128 143c2-1 4-1 7-1 6 0 15-1 20-1 6 9 47 79 79 111-12 0-25 0-37 0-23-37-46-73-69-109z"><text:p/></draw:path></draw:g></text:p>
      <text:p text:style-name="P23">צ.ל.: <text:span text:style-name="T5"><draw:g text:anchor-type="as-char" svg:y="-0.1075in" draw:z-index="93" draw:name="Shape10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הפיכה</text:span></text:p>
      <text:p text:style-name="P24">הוכחה: <text:span text:style-name="T5">נבחר פונקציה הופכית </text:span><text:span text:style-name="T5"><draw:g text:anchor-type="as-char" svg:y="-0.1047in" draw:z-index="95" draw:name="Shape104" draw:style-name="gr1"><svg:title>TexMaths</svg:title><svg:desc>11§display§g \colon \R \to \R§svg§600§FALSE§</svg:desc><draw:path draw:style-name="gr2" draw:text-style-name="P5" svg:width="0.6252in" svg:height="0.1185in" svg:x="0.0051in" svg:y="0.0079in" svg:viewBox="0 0 1589 302" svg:d="M795 302c-266 0-530 0-795 0 0-101 0-201 0-302 529 0 1060 0 1589 0 0 101 0 201 0 302-265 0-530 0-794 0z"><text:p/></draw:path><draw:path draw:style-name="gr3" draw:text-style-name="P6" svg:width="0.0697in" svg:height="0.0972in" svg:x="-0.0004in" svg:y="0.037in" svg:viewBox="0 0 178 248" svg:d="M177 25c0-2 1-4 1-6 0-7-5-11-12-11-3 0-13 3-15 16-7-14-21-24-37-24-44 0-91 54-91 110 0 37 23 60 52 60 22 0 41-18 44-22h1c-9 34-9 33-13 49-1 4-15 42-56 42-7 0-20 0-31-3 12-5 16-14 16-21 0-6-4-13-15-13-8 0-21 6-21 22s14 24 52 24c48 0 76-30 82-54 15-56 29-113 43-169zM127 121c-3 9-11 19-20 27-8 7-20 13-31 13-20 0-25-20-25-35 0-19 11-63 21-83 11-19 27-34 44-34 25 0 30 30 30 33 0 2-1 4-1 5-6 24-12 48-18 74z"><text:p/></draw:path><draw:path draw:style-name="gr3" draw:text-style-name="P6" svg:width="0.0157in" svg:height="0.065in" svg:x="0.1059in" svg:y="0.0382in" svg:viewBox="0 0 41 166" svg:d="M41 21c0-11-10-21-21-21s-20 10-20 21 9 20 20 20 21-9 21-20zM41 145c0-11-10-20-21-20s-20 8-20 20c0 11 9 21 20 21s21-9 21-21z"><text:p/></draw:path><draw:path draw:style-name="gr3" draw:text-style-name="P6" svg:width="0.1039in" svg:height="0.1028in" svg:x="0.1882in" svg:y="0in" svg:viewBox="0 0 265 262" svg:d="M97 143c4 0 10 0 14 0 19 29 39 58 57 87 5 7 14 22 18 28 3 4 4 4 13 4 18 0 35 0 53 0 8 0 13 0 13-6 0-4-2-7-5-7-15-3-34-29-43-41-4-4-22-28-49-70 36-5 69-21 69-66 0-53-58-72-103-72-40 0-80 0-121 0-7 0-13 0-13 7 0 6 7 6 10 6 22 0 24 3 24 22 0 64 0 128 0 192 0 19-2 22-24 22-3 0-10 0-10 7 0 6 6 6 13 6 35 0 71 0 106 0 6 0 12 0 12-6 0-7-7-7-10-7-23 0-24-3-24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draw:path draw:style-name="gr3" draw:text-style-name="P6" svg:width="0.1346in" svg:height="0.0783in" svg:x="0.3453in" svg:y="0.0264in" svg:viewBox="0 0 343 200" svg:d="M302 109c-21 15-32 31-36 36-16 26-19 49-19 50 0 5 4 5 7 5 7 0 7-2 9-8 9-36 31-69 75-87 4-1 5-3 5-5 0-3-2-2-2-3-17-7-64-27-79-92-1-4-1-5-8-5-3 0-7 0-7 4 0 1 3 26 19 52 8 11 19 24 36 36-96 0-192 0-288 0-6 0-14-1-14 8 0 7 8 9 14 9 96 0 192 0 288 0z"><text:p/></draw:path><draw:path draw:style-name="gr3" draw:text-style-name="P6" svg:width="0.1039in" svg:height="0.1028in" svg:x="0.5343in" svg:y="0in" svg:viewBox="0 0 265 262" svg:d="M97 143c4 0 10 0 14 0 19 29 39 58 57 87 5 7 14 22 18 28 3 4 4 4 13 4 18 0 35 0 53 0 8 0 13 0 13-6 0-4-2-7-5-7-15-3-34-29-43-41-4-4-22-28-49-70 36-5 69-21 69-66 0-53-58-72-103-72-40 0-81 0-122 0-6 0-12 0-12 7 0 6 7 6 10 6 22 0 24 3 24 22 0 64 0 128 0 192 0 19-2 22-24 22-3 0-10 0-10 7 0 6 6 6 12 6 35 0 72 0 107 0 6 0 12 0 12-6 0-7-7-7-11-7-22 0-23-3-23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/draw:g></text:span><text:span text:style-name="T5"><text:s/>וגם </text:span><text:span text:style-name="T5"><draw:g text:anchor-type="as-char" svg:y="-0.1563in" draw:z-index="94" draw:name="Shape105" draw:style-name="gr1"><svg:title>TexMaths</svg:title><svg:desc>11§display§g(x) = \sqrt[5]{x^3 - 1}§svg§600§FALSE§</svg:desc><draw:path draw:style-name="gr2" draw:text-style-name="P5" svg:width="1.0488in" svg:height="0.1776in" svg:x="0.0051in" svg:y="0.0063in" svg:viewBox="0 0 2665 452" svg:d="M1333 452c-444 0-889 0-1333 0 0-151 0-301 0-452 889 0 1776 0 2665 0 0 151 0 301 0 452-444 0-889 0-1332 0z"><text:p/></draw:path><draw:path draw:style-name="gr3" draw:text-style-name="P6" svg:width="0.0697in" svg:height="0.098in" svg:x="-0.0004in" svg:y="0.0882in" svg:viewBox="0 0 178 250" svg:d="M177 25c0-2 1-4 1-7 0-7-4-10-11-10-4 0-14 2-16 16-7-14-20-24-37-24-44 0-91 54-91 110 0 38 23 61 52 61 22 0 40-18 44-22h1c-9 34-9 33-13 51-1 4-15 42-55 42-8 0-21 0-32-4 12-3 16-14 16-20s-4-14-15-14c-8 0-21 8-21 23 0 16 14 23 52 23 48 0 76-29 82-53 14-57 29-114 43-172zM126 121c-2 10-11 20-19 28-8 7-20 13-31 13-20 0-25-20-25-35 0-19 11-64 20-84 11-19 28-34 44-34 26 0 31 31 31 33s-1 4-1 5c-6 25-12 49-19 74z"><text:p/></draw:path><draw:path draw:style-name="gr3" draw:text-style-name="P6" svg:width="0.035in" svg:height="0.1516in" svg:x="0.0906in" svg:y="0.0413in" svg:viewBox="0 0 90 386" svg:d="M90 382c0-1 0-1-6-8-49-50-61-121-61-181 0-67 14-135 62-183 5-4 5-6 5-7 0-2-2-3-4-3-4 0-39 26-62 75-20 43-24 86-24 118 0 31 4 76 25 120 23 48 57 73 61 73 2 0 4-1 4-4z"><text:p/></draw:path><draw:path draw:style-name="gr3" draw:text-style-name="P6" svg:width="0.0752in" svg:height="0.0685in" svg:x="0.139in" svg:y="0.0882in" svg:viewBox="0 0 192 175" svg:d="M118 54c3-10 12-45 38-45 2 0 11 0 20 4-11 2-19 12-19 21 0 7 5 13 15 13 8 0 20-6 20-22 0-19-23-25-35-25-23 0-36 20-40 30-10-27-31-30-42-30-41 0-63 50-63 60 0 3 3 2 4 3 4 0 5 0 6-3 13-42 38-51 52-51 7 0 21 3 21 25 0 12-7 39-21 93-7 23-20 40-37 40-2 0-12 0-19-5 9-2 18-11 18-21 0-11-9-14-14-14-12 0-22 10-22 23 0 18 20 25 36 25 26 0 40-27 41-29 4 14 19 29 42 29 39 0 61-49 61-59 0-5-3-5-4-5-3 0-4 3-4 5-14 42-40 51-52 51-16 0-22-13-22-26 0-9 3-16 6-34 5-18 9-35 14-53z"><text:p/></draw:path><draw:path draw:style-name="gr3" draw:text-style-name="P6" svg:width="0.0346in" svg:height="0.1516in" svg:x="0.2303in" svg:y="0.0413in" svg:viewBox="0 0 89 386" svg:d="M89 193c0-30-3-77-25-120-23-48-56-73-61-73-2 0-3 1-3 3 0 1 0 3 8 9 37 39 59 101 59 181 0 66-14 134-63 182-4 6-4 6-4 7 0 2 1 4 3 4 5 0 40-26 62-76 20-42 24-84 24-117z"><text:p/></draw:path><draw:path draw:style-name="gr3" draw:text-style-name="P6" svg:width="0.1004in" svg:height="0.035in" svg:x="0.3319in" svg:y="0.099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74in" svg:height="0.052in" svg:x="0.5327in" svg:y="0.024in" svg:viewBox="0 0 96 133" svg:d="M20 22c10 2 18 2 21 2 13 0 23-3 27-6 6-3 19-10 19-15 0-3-2-3-3-3-2 0-2 0-4 1-6 2-18 5-32 5-11 0-21-2-32-5-2-1-1-1-2-1-3 0-3 2-3 6 0 18 0 38 0 57 0 3 0 7 4 7 3 0 3-2 4-4 7-8 17-12 30-12 11 0 18 7 20 11 6 6 6 14 6 24 0 8 0 19-8 27-9 9-20 9-24 9-12 0-27-5-33-17 9 0 11-7 11-11 0-5-5-10-11-10-5 0-10 2-10 11 0 19 18 35 43 35 30 0 53-19 53-44 0-22-19-42-45-42-14 0-22 4-31 10 0-12 0-23 0-35z"><text:p/></draw:path><draw:path draw:style-name="gr3" draw:text-style-name="P6" svg:width="0.1378in" svg:height="0.1819in" svg:x="0.5102in" svg:y="-0.0004in" svg:viewBox="0 0 351 463" svg:d="M121 463c12 0 12 0 16-7 71-147 141-294 212-441 2-5 2-6 2-7 0-5-3-8-8-8-4 0-6 3-8 8-67 139-133 277-200 416-27-64-55-128-82-191-18 13-35 26-53 39 2 3 3 5 5 7 9-7 19-13 28-20 30 68 58 136 88 204z"><text:p/></draw:path><draw:path draw:style-name="gr3" draw:text-style-name="P6" svg:width="0.4169in" svg:height="0.0055in" svg:x="0.6449in" svg:y="-0.0004in" svg:viewBox="0 0 1060 15" svg:d="M530 15c-177 0-353 0-530 0 0-5 0-9 0-15 353 0 706 0 1060 0 0 6 0 10 0 15-177 0-354 0-530 0z"><text:p/></draw:path><draw:path draw:style-name="gr3" draw:text-style-name="P6" svg:width="0.0752in" svg:height="0.0685in" svg:x="0.6492in" svg:y="0.0882in" svg:viewBox="0 0 192 175" svg:d="M119 54c2-10 11-45 37-45 2 0 12 0 20 4-11 2-19 12-19 21 0 7 5 13 15 13 8 0 20-6 20-22 0-19-22-25-35-25-23 0-36 20-40 30-10-27-31-30-42-30-41 0-63 50-63 60 0 3 4 3 6 3s3 0 4-3c13-42 38-51 52-51 7 0 21 3 21 25 0 12-7 39-21 93-6 23-20 40-37 40-2 0-11 0-19-5 9-2 18-11 18-21 0-11-9-14-14-14-12 0-22 10-22 23 0 18 20 25 36 25 27 0 40-27 41-29 5 14 19 29 42 29 39 0 62-49 62-59 0-5-4-5-5-5-3 0-4 3-4 5-14 42-40 51-52 51-16 0-21-13-21-26 0-9 2-16 7-34 4-18 8-35 13-53z"><text:p/></draw:path><draw:path draw:style-name="gr3" draw:text-style-name="P6" svg:width="0.0484in" svg:height="0.0728in" svg:x="0.7374in" svg:y="0.0406in" svg:viewBox="0 0 124 186" svg:d="M59 90c21 0 37 15 37 43 0 35-20 45-36 45-11 0-34-4-46-20 13 0 17-9 17-15 0-8-7-15-16-15-7 0-15 4-15 15 0 27 29 43 62 43 37 0 62-25 62-53 0-20-16-41-46-48 29-10 39-31 39-47 0-21-26-38-55-38-30 0-53 15-53 36 0 10 5 15 14 15 8 0 13-6 13-13 0-8-5-14-13-15 9-12 28-14 37-14 14 0 30 5 30 29 0 12-3 24-11 33-9 10-16 10-30 11-6 1-7 1-8 1s-3 0-3 3c0 4 3 4 7 4s10 0 14 0z"><text:p/></draw:path><draw:path draw:style-name="gr3" draw:text-style-name="P6" svg:width="0.0925in" svg:height="0.0055in" svg:x="0.8469in" svg:y="0.1138in" svg:viewBox="0 0 236 15" svg:d="M222 15c7 0 14 0 14-7 0-8-7-8-14-8-69 0-140 0-209 0-6 0-13 0-13 8 0 7 7 7 13 7 69 0 140 0 209 0z"><text:p/></draw:path><draw:path draw:style-name="gr3" draw:text-style-name="P6" svg:width="0.05in" svg:height="0.1012in" svg:x="0.9996in" svg:y="0.0539in" svg:viewBox="0 0 128 258" svg:d="M79 10c0-9 0-10-9-10-23 25-57 25-70 25 0 5 0 8 0 13 8 0 31 0 51-12 0 67 0 134 0 201 0 15-2 19-36 19-4 0-8 0-13 0 0 3 0 8 0 12 14-1 47-1 63-1 15 0 49 0 63 1 0-4 0-9 0-12-5 0-8 0-13 0-35 0-36-4-36-19 0-73 0-144 0-217z"><text:p/></draw:path></draw:g></text:span><text:span text:style-name="T30">. נוכיח את שני התנאים שיחדיו הכרחיים ומספיקים (את שניהם אוכיח באמצעות כלל </text:span><text:span text:style-name="T30"><draw:g text:anchor-type="as-char" svg:y="-0.0689in" draw:z-index="98" draw:name="Shape106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0">) : </text:span></text:p>
      <text:list text:style-name="L4">
        <text:list-item>
          <text:p text:style-name="P25"><text:span text:style-name="T5">נוכיח </text:span><text:span text:style-name="T5"><draw:g text:anchor-type="as-char" svg:y="-0.1075in" draw:z-index="97" draw:name="Shape107" draw:style-name="gr1"><svg:title>TexMaths</svg:title><svg:desc>11§display§g \circ f = id_\R§svg§600§FALSE§</svg:desc><draw:path draw:style-name="gr2" draw:text-style-name="P5" svg:width="0.7059in" svg:height="0.122in" svg:x="0.0055in" svg:y="0.0075in" svg:viewBox="0 0 1794 311" svg:d="M0 0c598 0 1195 0 1794 0 0 103 0 208 0 311-599 0-1196 0-1794 0 0-103 0-208 0-311z"><text:p/></draw:path><draw:path draw:style-name="gr3" draw:text-style-name="P6" svg:width="0.0697in" svg:height="0.098in" svg:x="0in" svg:y="0.0402in" svg:viewBox="0 0 178 250" svg:d="M176 25c1-2 2-4 2-6 0-7-5-11-12-11-3 0-14 3-15 16-7-14-21-24-37-24-44 0-91 54-91 110 0 37 23 60 51 60 23 0 41-17 45-22-8 35-8 35-12 51-3 4-15 42-56 42-7 0-20 0-31-4 12-3 16-13 16-19 0-7-4-15-15-15-8 0-21 8-21 23 0 16 14 24 52 24 48 0 76-30 81-53 14-57 29-115 43-172zM126 121c-2 10-11 20-19 27s-20 14-32 14c-19 0-24-20-24-36 0-18 11-63 20-83 11-19 28-34 44-34 26 0 31 31 31 33s-1 4-1 5c-6 24-12 50-19 74z"><text:p/></draw:path><draw:path draw:style-name="gr3" draw:text-style-name="P6" svg:width="0.0587in" svg:height="0.0591in" svg:x="0.1181in" svg:y="0.0402in" svg:viewBox="0 0 150 151" svg:d="M150 76c0-42-35-76-75-76-42 0-75 35-75 76s33 75 75 75c40 0 75-34 75-75zM75 134c-33 0-60-25-60-58 0-32 27-60 60-60 32 0 59 27 59 60 0 34-27 58-59 58z"><text:p/></draw:path><draw:path draw:style-name="gr3" draw:text-style-name="P6" svg:width="0.0752in" svg:height="0.1378in" svg:x="0.2276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" draw:text-style-name="P6" svg:width="0.1008in" svg:height="0.0354in" svg:x="0.361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398in" svg:height="0.1016in" svg:x="0.5173in" svg:y="0.0075in" svg:viewBox="0 0 102 259" svg:d="M99 14c0-7-6-14-14-14-10 0-21 11-21 21 0 8 5 14 14 14s21-9 21-21zM69 159c6-11 6-12 9-22 3-7 6-13 6-20 0-18-14-32-32-32-37 0-52 56-52 59 0 4 4 4 5 4 4 0 4-1 6-7 11-37 26-48 40-48 3 0 9 0 9 13 0 7-3 16-4 19-3 10-21 55-27 72-4 10-9 23-9 31 0 18 13 31 32 31 36 0 50-56 50-59s-3-3-4-3c-5 0-5 1-6 6-7 25-19 48-39 48-7 0-10-4-10-12 0-10 3-16 12-39 4-13 10-27 14-41z"><text:p/></draw:path><draw:path draw:style-name="gr3" draw:text-style-name="P6" svg:width="0.0724in" svg:height="0.1067in" svg:x="0.5717in" svg:y="0.002in" svg:viewBox="0 0 185 272" svg:d="M185 4c0-1 0-4-6-4-5 0-43 3-49 4-2 0-6 3-6 7 0 5 5 5 10 5 19 0 19 3 19 7 0 2-1 6-1 8-8 31-16 60-23 91-7-14-18-25-36-25-45 0-93 57-93 113 0 36 22 62 52 62 7 0 27-2 50-29 4 15 17 29 35 29 14 0 22-9 29-21 7-15 11-38 11-39 0-3-3-3-4-3-5 0-5 1-6 6-6 26-13 48-30 48-9 0-11-10-11-18 0-9 2-12 3-19 18-73 37-148 56-222zM103 221c-1 8-1 8-7 14-17 22-32 28-43 28-20 0-26-21-26-37 0-18 13-65 22-83 11-23 29-37 44-37 26 0 31 31 31 34 0 2-1 4-1 6-6 26-13 50-20 75z"><text:p/></draw:path><draw:path draw:style-name="gr3" draw:text-style-name="P6" svg:width="0.0728in" svg:height="0.0724in" svg:x="0.6465in" svg:y="0.0575in" svg:viewBox="0 0 186 185" svg:d="M68 100c3 0 7 0 10 0 13 21 28 42 41 63 2 4 9 14 12 18 2 4 2 4 9 4 12 0 25 0 37 0 4 0 9 0 9-6 0-2-1-3-5-4-9-2-23-20-29-29-1-2-16-21-33-49 24-5 47-15 47-46 0-39-40-51-71-51-29 0-58 0-86 0-5 0-9 0-9 4 0 5 5 5 8 5 15 0 16 2 16 15 0 45 0 90 0 135 0 14-1 16-16 16-3 0-8 0-8 4 0 6 4 6 9 6 25 0 49 0 75 0 4 0 8 0 8-6 0-4-4-4-7-4-16 0-17-2-17-16 0-19 0-39 0-59zM120 87c8-10 9-24 9-36 0-14-1-28-10-39 11 2 37 11 37 39 0 16-8 30-36 36zM68 23c0-5 0-14 17-14 23 0 35 10 35 42 0 34-9 39-52 39 0-22 0-45 0-67zM32 175c2-5 2-12 2-14 0-46 0-92 0-137 0-3 0-10-2-15 10 0 21 0 31 0-5 4-5 10-5 14 0 46 0 91 0 138 0 2 0 9 2 14-9 0-18 0-28 0zM89 100c2-1 3-1 6-1s9 0 13-1c4 6 34 55 56 77-9 0-18 0-27 0-16-25-31-50-48-75z"><text:p/></draw:path></draw:g></text:span><text:span text:style-name="T5">: </text:span></text:p>
          <text:p text:style-name="P26"><draw:g text:anchor-type="as-char" svg:y="-0.3811in" draw:z-index="116" draw:name="Shape108" draw:style-name="gr1"><svg:title>TexMaths</svg:title><svg:desc>11§latex§\begin{alignat*}{9}
  (g \circ f)(x) = g(f(x)) &amp;= \sqrt[5]{ \big( \sqrt[3]{x^5 + 1} \big)^3 - 1} \\
  &amp;=\sqrt[5]{x^5 + - 1} = x \\
  &amp;= id_\R(x)
\end{align}§svg§600§FALSE§</svg:desc><draw:path draw:style-name="gr2" draw:text-style-name="P5" svg:width="2.7287in" svg:height="0.7465in" svg:x="-0.0004in" svg:y="0.0075in" svg:viewBox="0 0 6932 1897" svg:d="M0 0c2311 0 4621 0 6932 0 0 633 0 1264 0 1897-2311 0-4621 0-6932 0 0-633 0-1264 0-1897z"><text:p/></draw:path><draw:path draw:style-name="gr3" draw:text-style-name="P6" svg:width="0.0346in" svg:height="0.1516in" svg:x="0.0071in" svg:y="0.0929in" svg:viewBox="0 0 89 386" svg:d="M89 383c0-1 0-2-7-9-48-48-60-122-60-181 0-68 15-135 63-183 4-4 4-6 4-7 0-2-1-3-3-3-5 0-39 26-62 75-20 43-24 86-24 118 0 30 4 77 25 121 23 47 56 72 61 72 2 0 3-1 3-3z"><text:p/></draw:path><draw:path draw:style-name="gr3" draw:text-style-name="P6" svg:width="0.0693in" svg:height="0.098in" svg:x="0.0535in" svg:y="0.1382in" svg:viewBox="0 0 177 250" svg:d="M176 25c0-2 1-4 1-7 0-6-4-10-11-10-4 0-14 2-15 16-8-14-21-24-37-24-44 0-92 54-92 110 0 39 24 61 52 61 23 0 40-18 45-22-8 35-12 50-12 51-3 4-16 42-56 42-8 0-20-1-31-4 11-4 15-14 15-20 0-7-4-14-14-14-9 0-21 7-21 23 0 15 14 23 52 23 48 0 76-30 81-53 14-57 29-114 43-172zM125 121c-2 10-11 20-18 28-9 6-21 14-32 14-19 0-26-21-26-36 0-19 11-64 22-84 10-19 28-34 43-34 26 0 31 31 31 33s0 4-1 5c-7 25-12 50-19 74z"><text:p/></draw:path><draw:path draw:style-name="gr3" draw:text-style-name="P6" svg:width="0.0591in" svg:height="0.0591in" svg:x="0.1713in" svg:y="0.1374in" svg:viewBox="0 0 151 151" svg:d="M151 75c0-41-34-75-75-75-42 0-76 35-76 75 0 42 34 76 76 76 41 0 75-34 75-76zM76 135c-34 0-61-28-61-60 0-33 28-60 61-60 32 0 59 26 59 60 0 33-27 60-59 60z"><text:p/></draw:path><draw:path draw:style-name="gr3" draw:text-style-name="P6" svg:width="0.076in" svg:height="0.1378in" svg:x="0.2807in" svg:y="0.0984in" svg:viewBox="0 0 194 351" svg:d="M122 118c11 0 22 0 33 0 8 0 11 0 11-8 0-4-3-4-10-4-11 0-21 0-32 0 2-15 6-30 8-44 2-9 7-37 10-41 3-7 10-13 17-13 3 0 13 0 19 7-16 2-21 15-21 21 0 9 8 14 15 14 9 0 22-9 22-24 0-17-18-26-35-26-13 0-37 7-49 45-2 8-3 12-12 61-9 0-18 0-27 0-7 0-12 0-12 7 0 5 4 5 11 5 9 0 17 0 26 0-10 50-19 102-29 153-8 37-14 72-34 72-1 0-11 0-19-7 18-2 22-15 22-21 0-9-7-14-14-14-10 0-22 9-22 24 0 17 18 26 33 26 22 0 37-22 44-37 12-25 21-71 22-74 8-41 15-82 23-122z"><text:p/></draw:path><draw:path draw:style-name="gr3" draw:text-style-name="P6" svg:width="0.0346in" svg:height="0.1516in" svg:x="0.3724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035in" svg:height="0.1516in" svg:x="0.4378in" svg:y="0.0929in" svg:viewBox="0 0 90 386" svg:d="M90 383c0-1 0-2-6-9-49-48-62-122-62-181 0-68 15-135 63-183 5-4 5-6 5-7 0-2-2-3-4-3-5 0-39 26-62 75-20 43-24 86-24 118 0 30 4 77 25 121 23 47 56 72 61 72 2 0 4-1 4-3z"><text:p/></draw:path><draw:path draw:style-name="gr3" draw:text-style-name="P6" svg:width="0.0752in" svg:height="0.0685in" svg:x="0.4862in" svg:y="0.1382in" svg:viewBox="0 0 192 175" svg:d="M118 54c2-10 11-45 38-45 2 0 11 0 20 4-11 2-19 12-19 21 0 7 5 14 15 14 8 0 20-7 20-23 0-19-23-25-36-25-22 0-35 21-41 30-8-27-29-30-40-30-41 0-63 50-63 59 0 5 3 5 4 5 4 0 5-1 6-5 13-41 38-50 52-50 6 0 21 3 21 25 0 12-7 39-21 93-7 24-20 39-38 39-2 0-11 0-18-4 9-2 17-10 17-21s-8-13-14-13c-11 0-21 10-21 22 0 17 20 25 36 25 26 0 40-26 41-30 4 15 19 30 42 30 39 0 61-50 61-59 0-4-3-4-4-4-3 0-4 1-6 4-12 41-38 50-50 50-16 0-22-12-22-25 0-9 2-17 6-34 5-18 9-35 14-53z"><text:p/></draw:path><draw:path draw:style-name="gr3" draw:text-style-name="P6" svg:width="0.0346in" svg:height="0.1516in" svg:x="0.578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1004in" svg:height="0.0354in" svg:x="0.6791in" svg:y="0.1492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6" svg:width="0.0693in" svg:height="0.098in" svg:x="0.8331in" svg:y="0.1382in" svg:viewBox="0 0 177 250" svg:d="M176 25c1-2 1-4 1-7 0-6-4-10-11-10-3 0-14 2-15 16-8-14-21-24-37-24-44 0-92 54-92 110 0 39 24 61 52 61 23 0 40-18 45-22-8 35-12 50-12 51-3 4-16 42-56 42-8 0-20-1-31-4 12-4 15-14 15-20 0-7-3-14-14-14-9 0-21 7-21 23 0 15 14 23 52 23 48 0 76-30 81-53 14-57 29-114 43-172zM126 121c-2 10-12 20-19 28-9 6-21 14-32 14-19 0-26-21-26-36 0-19 13-64 22-84 11-19 28-34 43-34 27 0 32 31 32 33s-1 4-1 5c-6 25-12 50-19 74z"><text:p/></draw:path><draw:path draw:style-name="gr3" draw:text-style-name="P6" svg:width="0.0346in" svg:height="0.1516in" svg:x="0.924in" svg:y="0.0929in" svg:viewBox="0 0 89 386" svg:d="M89 383c0-1 0-2-7-9-48-48-60-122-60-181 0-68 15-135 63-183 4-4 4-6 4-7 0-2-1-3-3-3-5 0-39 26-62 75-20 43-24 86-24 118 0 30 4 77 25 121 23 47 56 72 61 72 2 0 3-1 3-3z"><text:p/></draw:path><draw:path draw:style-name="gr3" draw:text-style-name="P6" svg:width="0.076in" svg:height="0.1378in" svg:x="0.976in" svg:y="0.0984in" svg:viewBox="0 0 194 351" svg:d="M122 118c11 0 22 0 33 0 8 0 11 0 11-8 0-4-3-4-10-4-11 0-21 0-32 0 2-15 6-30 8-44 2-9 7-37 10-41 3-7 10-13 17-13 2 0 13 0 19 7-16 2-21 15-21 21 0 9 8 14 15 14 9 0 22-9 22-24 0-17-19-26-35-26-13 0-37 7-49 45-2 8-3 12-12 61-9 0-18 0-27 0-7 0-12 0-12 7 0 5 4 5 11 5 9 0 17 0 26 0-10 50-19 102-29 153-8 37-14 72-34 72-1 0-11 0-19-7 18-2 22-15 22-21 0-9-7-14-14-14-10 0-22 9-22 24 0 17 18 26 33 26 22 0 37-22 44-37 12-25 21-71 22-74 8-41 15-82 23-122z"><text:p/></draw:path><draw:path draw:style-name="gr3" draw:text-style-name="P6" svg:width="0.035in" svg:height="0.1516in" svg:x="1.074in" svg:y="0.0929in" svg:viewBox="0 0 90 386" svg:d="M90 383c0-1 0-2-6-9-49-48-61-122-61-181 0-68 14-135 62-183 5-4 5-6 5-7 0-2-2-3-4-3-4 0-39 26-62 75-19 43-24 86-24 118 0 30 4 77 26 121 23 47 56 72 60 72 2 0 4-1 4-3z"><text:p/></draw:path><draw:path draw:style-name="gr3" draw:text-style-name="P6" svg:width="0.0752in" svg:height="0.0685in" svg:x="1.1224in" svg:y="0.1382in" svg:viewBox="0 0 192 175" svg:d="M119 54c2-10 11-45 37-45 2 0 12 0 20 4-11 2-19 12-19 21 0 7 5 14 15 14 8 0 20-7 20-23 0-19-22-25-35-25-23 0-36 21-40 30-10-27-31-30-42-30-41 0-63 50-63 59 0 5 3 4 4 5 4 0 5-1 6-5 13-41 38-50 52-50 7 0 21 3 21 25 0 12-7 39-21 93-6 24-20 39-37 39-2 0-11 0-19-4 9-2 18-10 18-21s-9-13-14-13c-12 0-22 10-22 22 0 17 20 25 36 25 27 0 40-26 41-30 5 15 19 30 42 30 39 0 61-50 61-59 0-4-3-4-4-4-3 0-4 1-4 4-14 41-40 50-52 50-16 0-21-12-21-25 0-9 2-17 7-34 4-18 8-35 13-53z"><text:p/></draw:path><draw:path draw:style-name="gr3" draw:text-style-name="P6" svg:width="0.035in" svg:height="0.1516in" svg:x="1.2138in" svg:y="0.0929in" svg:viewBox="0 0 90 386" svg:d="M90 193c0-30-4-76-26-120-23-48-56-73-60-73-3 0-4 1-4 3 0 1 0 3 8 9 37 39 59 100 59 181 0 67-14 134-62 183-5 5-5 6-5 7 0 2 1 3 4 3 4 0 39-26 61-75 20-43 25-85 25-118z"><text:p/></draw:path><draw:path draw:style-name="gr3" draw:text-style-name="P6" svg:width="0.0346in" svg:height="0.1516in" svg:x="1.2732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1004in" svg:height="0.0354in" svg:x="1.374in" svg:y="0.1492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6" svg:width="0.0378in" svg:height="0.052in" svg:x="1.5752in" svg:y="0.0693in" svg:viewBox="0 0 97 133" svg:d="M21 22c10 3 19 3 21 3 13 0 23-4 27-6 6-2 18-11 18-16 0-2-1-3-2-3s-1 0-4 1c-6 2-18 6-32 6-11 0-20-3-31-6-3-1-2-1-3-1-3 0-3 2-3 6 0 19 0 38 0 58 0 3 0 5 3 5s4 0 5-2c7-9 17-13 31-13 11 0 17 7 19 11 5 7 6 15 6 24s0 19-8 27c-9 8-20 9-24 9-12 0-26-5-33-16 9-1 11-7 11-11 0-7-4-11-11-11-4 0-11 2-11 11 0 19 19 35 44 35 29 0 53-20 53-43 0-22-19-43-46-43-13 0-22 4-30 10 0-12 0-23 0-35z"><text:p/></draw:path><draw:path draw:style-name="gr3" draw:text-style-name="P6" svg:width="0.1382in" svg:height="0.2732in" svg:x="1.552in" svg:y="0in" svg:viewBox="0 0 352 695" svg:d="M137 638c-27-97-56-194-83-290-18 21-36 41-54 62 2 3 4 5 7 7 8-11 17-21 26-31 30 102 59 206 89 309 12 0 13 0 17-8 70-225 140-448 211-672 2-5 1-5 2-7 0-5-3-8-8-8s-7 6-9 10c-66 209-132 418-198 628z"><text:p/></draw:path><draw:path draw:style-name="gr3" draw:text-style-name="P6" svg:width="1.0484in" svg:height="0.0055in" svg:x="1.6878in" svg:y="0in" svg:viewBox="0 0 2664 15" svg:d="M0 0c888 0 1775 0 2664 0 0 6 0 10 0 15-889 0-1776 0-2664 0 0-5 0-9 0-15z"><text:p/></draw:path><draw:path draw:style-name="gr3" draw:text-style-name="P6" svg:width="0.039in" svg:height="0.1819in" svg:x="1.711in" svg:y="0.076in" svg:viewBox="0 0 100 463" svg:d="M100 459c0-1 0-2-1-4-18-18-44-49-61-113-8-35-12-75-12-111 0-101 25-173 71-222 3-3 3-5 3-6 0-3-3-3-4-3-6 0-27 23-32 29-40 46-64 116-64 202 0 55 9 133 59 198 5 4 30 34 37 34 1 0 4 0 4-4z"><text:p/></draw:path><draw:path draw:style-name="gr3" draw:text-style-name="P6" svg:width="0.039in" svg:height="0.052in" svg:x="1.8059in" svg:y="0.0756in" svg:viewBox="0 0 100 133" svg:d="M48 65c18 0 30 11 30 30s-12 30-30 30c-2 0-25 0-35-11 8-1 10-6 10-11 0-7-4-12-11-12s-12 5-12 12c0 20 23 30 48 30 32 0 52-20 52-38 0-16-14-29-36-34 23-8 29-22 29-33 0-16-19-28-44-28-24 0-42 10-42 28 0 8 7 11 11 11 5 0 11-5 11-11 0-5-3-10-9-11 7-9 25-9 28-9 15 0 25 6 25 20 0 11-7 28-28 29-5 0-5 1-11 1-2 0-4 0-4 4 0 3 2 3 5 3 5 0 9 0 13 0z"><text:p/></draw:path><draw:path draw:style-name="gr3" draw:text-style-name="P6" svg:width="0.1382in" svg:height="0.1823in" svg:x="1.7839in" svg:y="0.0496in" svg:viewBox="0 0 352 464" svg:d="M121 464c12 0 12-1 16-7 71-148 141-294 212-442 3-5 3-6 3-7 0-5-3-8-8-8s-6 3-9 8c-66 138-133 277-199 416-27-64-55-128-82-192-18 14-36 28-54 42 2 2 3 3 5 5 9-6 19-14 28-20 30 68 58 136 88 205z"><text:p/></draw:path><draw:path draw:style-name="gr3" draw:text-style-name="P6" svg:width="0.4165in" svg:height="0.0055in" svg:x="1.9193in" svg:y="0.0496in" svg:viewBox="0 0 1059 15" svg:d="M0 0c353 0 706 0 1059 0 0 6 0 10 0 15-353 0-706 0-1059 0 0-5 0-9 0-15z"><text:p/></draw:path><draw:path draw:style-name="gr3" draw:text-style-name="P6" svg:width="0.0752in" svg:height="0.0685in" svg:x="1.9236in" svg:y="0.1382in" svg:viewBox="0 0 192 175" svg:d="M118 54c2-10 11-45 38-45 1 0 11 0 19 4-11 2-19 12-19 21 0 7 5 14 16 14 7 0 20-7 20-23 0-19-23-25-36-25-22 0-36 21-41 30-9-27-30-30-41-30-40 0-62 50-62 59 0 5 3 5 4 5 4 0 5-1 5-5 13-41 39-50 53-50 6 0 19 3 19 25 0 12-5 39-19 93-7 24-20 39-38 39-2 0-11 0-18-4 8-2 17-10 17-21s-9-13-14-13c-11 0-21 10-21 22 0 17 19 25 36 25 26 0 40-26 41-30 4 15 19 30 42 30 39 0 61-50 61-59 0-4-3-4-4-4-4 0-4 1-6 4-13 41-38 50-51 50-15 0-21-12-21-25 0-9 2-17 6-34 5-18 9-35 14-53z"><text:p/></draw:path><draw:path draw:style-name="gr3" draw:text-style-name="P6" svg:width="0.0469in" svg:height="0.0728in" svg:x="2.013in" svg:y="0.0906in" svg:viewBox="0 0 120 186" svg:d="M25 30c13 3 21 3 26 3 36 0 57-24 57-29 0-3-2-4-4-4-1 0-1 0-2 1-6 2-21 8-40 8-8 0-22 0-40-7-2-2-2-1-3-2-4 0-4 3-4 8 0 26 0 54 0 80 0 4 0 8 5 8 2 0 2-1 5-5 11-14 28-16 38-16 15 0 23 13 24 15 5 9 6 19 6 34 0 9 0 25-7 37-7 10-19 16-32 16-18 0-35-10-43-27 11 0 15-7 15-14 0-12-10-14-13-14-4 5-13 0-13 14 0 26 22 50 55 50 34 0 65-26 65-61 0-29-24-58-57-58-12 0-27 3-38 13 0-16 0-34 0-50z"><text:p/></draw:path><draw:path draw:style-name="gr3" draw:text-style-name="P6" svg:width="0.1004in" svg:height="0.1008in" svg:x="2.1169in" svg:y="0.1165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5in" svg:height="0.1008in" svg:x="2.274in" svg:y="0.1047in" svg:viewBox="0 0 128 257" svg:d="M79 10c0-9 0-10-9-10-24 25-58 25-70 25 0 5 0 8 0 12 8 0 31 0 51-9 0 67 0 133 0 200 0 13-2 17-37 17-4 0-7 0-12 0 0 5 0 8 0 12 13-1 47-1 63-1 15 0 48 0 63 1 0-4 0-7 0-12-5 0-9 0-14 0-34 0-35-3-35-17 0-73 0-145 0-218z"><text:p/></draw:path><draw:path draw:style-name="gr3" draw:text-style-name="P6" svg:width="0.039in" svg:height="0.1819in" svg:x="2.3433in" svg:y="0.076in" svg:viewBox="0 0 100 463" svg:d="M100 231c0-54-9-132-59-197-5-5-30-34-37-34-2 0-4 0-4 3s0 4 2 5c19 20 43 50 60 112 8 35 12 75 12 111 0 40-4 78-14 117-15 54-37 84-57 106-3 4-2 3-3 5 0 3 2 4 4 4 6 0 27-24 32-28 39-48 64-117 64-204z"><text:p/></draw:path><draw:path draw:style-name="gr3" draw:text-style-name="P6" svg:width="0.0488in" svg:height="0.0724in" svg:x="2.4118in" svg:y="0.0429in" svg:viewBox="0 0 125 185" svg:d="M59 89c22 0 37 16 37 44 0 33-19 44-36 44-9 0-34-3-45-20 12 0 16-8 16-14 0-9-7-15-16-15-7 0-15 4-15 15 0 25 29 42 62 42 37 0 63-24 63-52 0-21-17-42-47-48 29-10 39-31 39-48 0-20-26-37-55-37-31 0-53 14-53 36 0 10 6 15 14 15 9 0 13-6 13-14 0-7-4-14-13-14 10-12 28-15 39-15 12 0 28 6 28 29 0 11-3 25-11 32-9 11-16 11-30 12-6 0-7 0-8 2-1 1-3 0-3 3s3 3 7 3 10 0 14 0z"><text:p/></draw:path><draw:path draw:style-name="gr3" draw:text-style-name="P6" svg:width="0.0925in" svg:height="0.0055in" svg:x="2.5209in" svg:y="0.1642in" svg:viewBox="0 0 236 15" svg:d="M222 15c7 0 14 0 14-7 0-8-7-8-14-8-69 0-140 0-209 0-6 0-13 0-13 8 0 7 7 7 13 7 69 0 140 0 209 0z"><text:p/></draw:path><draw:path draw:style-name="gr3" draw:text-style-name="P6" svg:width="0.05in" svg:height="0.1008in" svg:x="2.674in" svg:y="0.1047in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3" draw:text-style-name="P6" svg:width="0.1004in" svg:height="0.035in" svg:x="1.374in" svg:y="0.44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78in" svg:height="0.052in" svg:x="1.5752in" svg:y="0.3665in" svg:viewBox="0 0 97 133" svg:d="M21 22c10 2 19 2 21 2 13 0 23-3 27-6 6-3 18-10 18-15 0-3-1-3-2-3s-1 0-4 1c-6 2-18 5-32 5-11 0-20-2-31-6-3 0-2 0-3 0-3 0-3 2-3 6 0 18 0 38 0 57 0 3 0 6 3 6s4-1 5-3c7-8 17-12 31-12 11 0 17 7 19 10 5 6 6 15 6 25 0 8 0 19-8 27-9 8-20 8-24 8-12 0-26-5-33-16 9 0 11-7 11-11 0-6-4-11-11-11-4 0-11 3-11 12 0 19 19 35 44 35 29 0 53-20 53-44 0-22-19-42-46-42-13 0-22 4-30 10 0-12 0-23 0-35z"><text:p/></draw:path><draw:path draw:style-name="gr3" draw:text-style-name="P6" svg:width="0.1382in" svg:height="0.1823in" svg:x="1.552in" svg:y="0.3406in" svg:viewBox="0 0 352 464" svg:d="M122 464c12 0 12-1 17-7 70-148 140-295 211-443 2-4 2-5 2-6 0-5-3-8-8-8-4 0-6 3-9 8-66 138-133 277-199 416-27-64-55-128-82-192-18 13-36 28-54 41 2 2 4 4 7 6 8-6 18-14 27-20 30 68 58 136 88 205z"><text:p/></draw:path><draw:path draw:style-name="gr3" draw:text-style-name="P6" svg:width="0.5354in" svg:height="0.0055in" svg:x="1.6878in" svg:y="0.3406in" svg:viewBox="0 0 1361 15" svg:d="M0 0c453 0 907 0 1361 0 0 6 0 10 0 15-454 0-908 0-1361 0 0-5 0-9 0-15z"><text:p/></draw:path><draw:path draw:style-name="gr3" draw:text-style-name="P6" svg:width="0.0752in" svg:height="0.0685in" svg:x="1.6921in" svg:y="0.4287in" svg:viewBox="0 0 192 175" svg:d="M119 54c2-10 11-45 37-45 2 0 11 0 20 4-11 2-19 12-19 21 0 7 5 13 15 13 8 0 20-6 20-22 0-19-22-25-35-25-23 0-36 20-40 30-10-27-31-30-42-30-41 0-63 50-63 59 0 4 3 3 4 4 4 0 5 0 6-4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3" draw:text-style-name="P6" svg:width="0.0469in" svg:height="0.0728in" svg:x="1.7811in" svg:y="0.3815in" svg:viewBox="0 0 120 186" svg:d="M25 29c15 4 22 4 27 4 35 0 57-25 57-29 0-3-2-4-3-4-2 0-2 0-3 1-6 2-21 8-40 8-8 0-22 0-40-7-3-2-3-2-4-2-4 0-4 3-4 8 0 26 0 54 0 80 0 4 0 8 5 8 2 0 3-1 5-5 12-14 29-16 38-16 16 0 24 13 25 15 4 9 7 19 7 34 0 9 0 25-9 37-7 10-18 16-31 16-18 0-36-10-43-27 10 0 15-7 15-14 0-12-9-14-13-14-1 0-14 0-14 14 0 25 23 50 55 50 35 0 65-26 65-61 0-30-23-58-56-58-12 0-27 3-39 13 0-17 0-34 0-51z"><text:p/></draw:path><draw:path draw:style-name="gr3" draw:text-style-name="P6" svg:width="0.1008in" svg:height="0.1008in" svg:x="1.885in" svg:y="0.4075in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3" draw:text-style-name="P6" svg:width="0.0925in" svg:height="0.0055in" svg:x="2.0413in" svg:y="0.4547in" svg:viewBox="0 0 236 15" svg:d="M223 15c7 0 13 0 13-7 0-8-6-8-13-8-69 0-139 0-209 0-6 0-14 0-14 8 0 7 8 7 14 7 70 0 140 0 209 0z"><text:p/></draw:path><draw:path draw:style-name="gr3" draw:text-style-name="P6" svg:width="0.05in" svg:height="0.1008in" svg:x="2.161in" svg:y="0.3945in" svg:viewBox="0 0 128 257" svg:d="M79 10c0-9 0-10-9-10-24 25-58 25-70 25 0 5 0 8 0 12 8 0 30 0 51-11 0 68 0 134 0 201 0 14-2 18-37 18-4 0-7 0-12 0 0 5 0 8 0 12 13-1 47-1 63-1 15 0 48 0 63 1 0-4 0-7 0-12-5 0-9 0-14 0-34 0-35-4-35-18 0-73 0-144 0-217z"><text:p/></draw:path><draw:path draw:style-name="gr3" draw:text-style-name="P6" svg:width="0.1008in" svg:height="0.035in" svg:x="2.274in" svg:y="0.44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0685in" svg:x="2.4307in" svg:y="0.4287in" svg:viewBox="0 0 192 175" svg:d="M118 54c2-10 11-45 38-45 1 0 11 0 19 4-11 2-19 12-19 21 0 7 5 13 16 13 8 0 20-6 20-22 0-19-23-25-36-25-22 0-36 20-41 30-9-27-30-30-41-30-40 0-62 50-62 59 0 4 3 4 4 4 4 0 5 0 5-4 13-41 39-50 53-50 6 0 19 3 19 25 0 12-5 39-19 93-7 24-20 39-38 39-2 0-11 0-18-4 8-2 17-10 17-21s-9-14-14-14c-11 0-21 11-21 23 0 17 19 25 36 25 26 0 40-28 41-30 4 15 19 30 42 30 39 0 61-50 61-59 0-5-3-5-4-5-4 0-4 2-6 5-13 41-38 50-51 50-15 0-21-12-21-25 0-9 2-17 6-34 5-18 9-35 14-53z"><text:p/></draw:path><draw:path draw:style-name="gr3" draw:text-style-name="P6" svg:width="0.1004in" svg:height="0.035in" svg:x="1.374in" svg:y="0.669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98in" svg:height="0.102in" svg:x="1.5303in" svg:y="0.6236in" svg:viewBox="0 0 102 260" svg:d="M99 14c0-7-6-14-14-14-11 0-21 10-21 21 0 7 5 13 14 13s21-9 21-20zM69 160c5-13 5-13 9-24 2-7 4-13 4-19 0-18-12-32-31-32-37 0-51 56-51 59s3 2 4 3c5 0 5 0 7-6 10-36 25-47 38-47 4 0 10 0 10 12 0 7-2 16-4 19-3 10-20 55-26 72-5 10-9 23-9 31 0 18 13 32 32 32 36 0 50-56 50-60s-3-4-4-4c-5 0-5 1-7 8-6 24-20 47-39 47-7 0-9-3-9-12 0-10 2-16 11-39 5-13 10-27 15-40z"><text:p/></draw:path><draw:path draw:style-name="gr3" draw:text-style-name="P6" svg:width="0.072in" svg:height="0.1071in" svg:x="1.5846in" svg:y="0.6193in" svg:viewBox="0 0 184 273" svg:d="M184 4c-1-1 0-4-5-4-6 0-43 3-49 4-4 2-6 3-6 8s4 5 9 5c19 0 20 3 20 6 0 2-1 6-1 8-8 31-16 60-23 91-7-14-19-24-36-24-46 0-93 57-93 113 0 37 21 62 52 62 7 0 26-1 49-29 3 16 17 29 35 29 15 0 23-9 29-21 7-14 12-37 12-39 0-4-3-4-4-4-5 0-5 2-6 8-6 25-14 47-30 47-9 0-12-10-12-18s1-12 4-18c18-75 36-149 55-224zM103 222c-2 8-2 8-7 15-17 22-33 27-44 27-19 0-25-21-25-36 0-19 13-67 21-85 12-22 30-36 45-36 26 0 31 31 31 34 0 2-1 4-1 5-6 26-13 51-20 76z"><text:p/></draw:path><draw:path draw:style-name="gr3" draw:text-style-name="P6" svg:width="0.0728in" svg:height="0.0728in" svg:x="1.6594in" svg:y="0.6756in" svg:viewBox="0 0 186 186" svg:d="M68 101c3 0 7 0 10 0 13 21 26 42 40 63 3 4 10 14 12 19 2 3 3 3 10 3 12 0 25 0 37 0 4 0 9 0 9-6 0-2-2-3-5-4-9-2-23-20-29-29-2-2-16-20-34-49 24-4 47-14 47-47 0-38-40-51-72-51-28 0-56 0-84 0-5 0-9 0-9 6 0 4 4 4 7 4 15 0 17 2 17 15 0 45 0 91 0 136 0 14-2 15-17 15-3 0-7 0-7 4 0 6 4 6 9 6 24 0 49 0 73 0 6 0 10 0 10-6 0-4-5-4-7-4-16 0-17-2-17-15 0-20 0-40 0-60zM120 88c8-11 9-25 9-36 0-13-3-28-11-39 12 2 38 11 38 38 0 17-9 32-36 37zM68 24c0-5 0-14 17-14 23 0 34 10 34 42 0 34-8 39-51 39 0-22 0-45 0-67zM31 176c2-4 2-12 2-14 0-45 0-92 0-137 0-3 0-11-2-15 10 0 21 0 31 0-4 4-4 10-4 14 0 46 0 92 0 138 0 2 0 10 2 14-9 0-19 0-29 0zM89 101c1-1 2-1 4-1 5 0 10 0 15-1 4 7 33 55 56 77-9 0-18 0-27 0-16-25-31-49-48-75z"><text:p/></draw:path><draw:path draw:style-name="gr3" draw:text-style-name="P6" svg:width="0.0346in" svg:height="0.1516in" svg:x="1.7575in" svg:y="0.6102in" svg:viewBox="0 0 89 386" svg:d="M89 382c0-1 0-1-7-8-48-49-60-122-60-181 0-68 14-135 63-183 4-4 4-6 4-7 0-2-1-3-3-3-5 0-39 26-62 75-20 43-24 86-24 118 0 30 4 77 25 121 23 47 56 72 61 72 2 0 3-1 3-4z"><text:p/></draw:path><draw:path draw:style-name="gr3" draw:text-style-name="P6" svg:width="0.0752in" svg:height="0.0685in" svg:x="1.8059in" svg:y="0.6575in" svg:viewBox="0 0 192 175" svg:d="M118 54c2-10 11-45 38-45 2 0 11 0 19 4-11 2-19 12-19 21 0 7 5 13 16 13 8 0 20-6 20-22 0-19-23-25-36-25-22 0-36 20-41 30-9-27-30-30-41-30-40 0-62 50-62 59 0 4 3 4 4 4 4 0 5 0 5-4 13-41 39-50 53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3" draw:text-style-name="P6" svg:width="0.035in" svg:height="0.1516in" svg:x="1.8969in" svg:y="0.6102in" svg:viewBox="0 0 90 386" svg:d="M90 193c0-30-4-77-25-120-23-49-57-73-61-73-2 0-4 1-4 3 0 1 0 3 8 9 38 39 60 100 60 181 0 66-14 134-63 183-5 5-5 5-5 6 0 3 2 4 4 4 4 0 39-26 62-76 20-42 24-84 24-117z"><text:p/></draw:path></draw:g></text:p>
        </text:list-item>
        <text:list-item>
          <text:p text:style-name="P25"><text:span text:style-name="T5">נוכיח </text:span><text:span text:style-name="T5"><draw:g text:anchor-type="as-char" svg:y="-0.1075in" draw:z-index="96" draw:name="Shape109" draw:style-name="gr1"><svg:title>TexMaths</svg:title><svg:desc>11§display§f \circ g = id_\R§svg§600§FALSE§</svg:desc><draw:path draw:style-name="gr2" draw:text-style-name="P5" svg:width="0.7055in" svg:height="0.122in" svg:x="-0.0004in" svg:y="0.0075in" svg:viewBox="0 0 1793 311" svg:d="M0 0c598 0 1195 0 1793 0 0 103 0 208 0 311-598 0-1195 0-1793 0 0-103 0-208 0-311z"><text:p/></draw:path><draw:path draw:style-name="gr3" draw:text-style-name="P6" svg:width="0.0752in" svg:height="0.1378in" svg:x="0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2-71 22-73 8-41 15-82 23-122z"><text:p/></draw:path><draw:path draw:style-name="gr3" draw:text-style-name="P6" svg:width="0.0591in" svg:height="0.0591in" svg:x="0.1248in" svg:y="0.0402in" svg:viewBox="0 0 151 151" svg:d="M151 76c0-42-34-76-75-76-42 0-76 35-76 76s34 75 76 75c41 0 75-34 75-75zM76 134c-34 0-61-25-61-58 0-32 28-60 61-60 32 0 59 27 59 60 0 34-27 58-59 58z"><text:p/></draw:path><draw:path draw:style-name="gr3" draw:text-style-name="P6" svg:width="0.0693in" svg:height="0.098in" svg:x="0.2287in" svg:y="0.0402in" svg:viewBox="0 0 177 250" svg:d="M176 25c0-2 1-4 1-6 0-7-4-11-11-11-4 0-14 3-15 16-8-14-21-24-37-24-44 0-92 54-92 110 0 37 24 60 52 60 23 0 40-17 45-22-8 35-8 35-12 51-3 4-16 42-56 42-8 0-20 0-31-4 11-3 15-13 15-19 0-7-4-15-14-15-9 0-21 8-21 23 0 16 14 24 52 24 48 0 76-30 81-53 14-57 29-115 43-172zM125 121c-2 10-11 20-18 27-9 7-21 14-32 14-20 0-26-20-26-36 0-18 11-63 22-83 10-19 27-34 43-34 26 0 31 31 31 33s0 4-1 5c-7 24-12 50-19 74z"><text:p/></draw:path><draw:path draw:style-name="gr3" draw:text-style-name="P6" svg:width="0.1008in" svg:height="0.0354in" svg:x="0.3551in" svg:y="0.052in" svg:viewBox="0 0 257 91" svg:d="M244 16c6 0 13 0 13-8s-7-8-13-8c-77 0-154 0-231 0-5 0-13 0-13 8s8 8 13 8c77 0 154 0 231 0zM244 91c6 0 13 1 13-7s-7-9-13-9c-77 0-154 0-231 0-5 0-13 1-13 9s8 7 13 7c77 0 154 0 231 0z"><text:p/></draw:path><draw:path draw:style-name="gr3" draw:text-style-name="P6" svg:width="0.0398in" svg:height="0.1016in" svg:x="0.5114in" svg:y="0.0075in" svg:viewBox="0 0 102 259" svg:d="M99 14c0-7-6-14-14-14-10 0-21 11-21 21 0 8 5 14 14 14s21-9 21-21zM69 159c6-11 6-12 9-22 3-7 6-13 6-20 0-18-14-32-32-32-37 0-52 56-52 59 0 4 4 4 5 4 4 0 4-1 6-7 11-37 26-48 40-48 3 0 9 0 9 13 0 7-3 16-4 19-3 10-21 55-27 72-4 10-9 23-9 31 0 18 13 31 32 31 36 0 50-56 50-59s-3-3-4-3c-5 0-5 1-6 6-7 25-19 48-39 48-7 0-10-4-10-12 0-10 3-16 12-39 4-13 10-27 14-41z"><text:p/></draw:path><draw:path draw:style-name="gr3" draw:text-style-name="P6" svg:width="0.0724in" svg:height="0.1067in" svg:x="0.5654in" svg:y="0.002in" svg:viewBox="0 0 185 272" svg:d="M185 4c0-1 0-4-6-4-5 0-43 3-49 4-2 0-6 3-6 7 0 5 5 5 10 5 19 0 19 3 19 7 0 2-1 6-1 8-8 31-16 60-23 91-7-14-18-25-36-25-45 0-93 57-93 113 0 36 22 62 52 62 7 0 27-2 50-29 4 15 17 29 35 29 14 0 22-9 29-21 7-15 11-38 11-39 0-3-3-3-4-3-5 0-5 1-6 6-6 26-13 48-30 48-9 0-11-10-11-18 0-9 2-12 3-19 18-73 37-148 56-222zM103 221c-1 8-1 8-7 14-17 22-32 28-43 28-20 0-26-21-26-37 0-18 13-65 22-83 11-23 29-37 44-37 26 0 31 31 31 34 0 2-1 4-1 6-6 26-13 50-20 75z"><text:p/></draw:path><draw:path draw:style-name="gr3" draw:text-style-name="P6" svg:width="0.0728in" svg:height="0.0724in" svg:x="0.6406in" svg:y="0.0575in" svg:viewBox="0 0 186 185" svg:d="M68 100c3 0 7 0 10 0 13 21 28 42 41 63 2 4 9 14 12 18 2 4 2 4 9 4 12 0 25 0 37 0 4 0 9 0 9-6 0-2-1-3-5-4-9-2-23-20-29-29-1-2-16-21-33-49 24-5 47-15 47-46 0-39-40-51-71-51-29 0-58 0-86 0-5 0-9 0-9 4 0 5 5 5 8 5 15 0 16 2 16 15 0 45 0 90 0 135 0 14-1 16-16 16-3 0-8 0-8 4 0 6 4 6 9 6 25 0 49 0 75 0 4 0 8 0 8-6 0-4-4-4-7-4-16 0-17-2-17-16 0-19 0-39 0-59zM120 87c8-10 9-24 9-36 0-14-1-28-10-39 11 2 37 11 37 39 0 16-8 30-36 36zM68 23c0-5 0-14 17-14 23 0 35 10 35 42 0 34-9 39-52 39 0-22 0-45 0-67zM32 175c2-5 2-12 2-14 0-46 0-92 0-137 0-3 0-10-2-15 10 0 21 0 31 0-5 4-5 10-5 14 0 46 0 91 0 138 0 2 0 9 2 14-9 0-18 0-28 0zM89 100c2-1 3-1 6-1s9 0 13-1c4 6 34 55 56 77-9 0-18 0-27 0-16-25-31-50-48-75z"><text:p/></draw:path></draw:g></text:span><text:span text:style-name="T5">:</text:span></text:p>
          <text:p text:style-name="P26"><draw:g text:anchor-type="as-char" svg:y="-0.3811in" draw:z-index="115" draw:name="Shape110" draw:style-name="gr1"><svg:title>TexMaths</svg:title><svg:desc>11§latex§\begin{alignat*}{9}
  (f \circ g)(x) = f(g(x)) &amp;= \sqrt[3]{ \big(\sqrt[5]{x^3 - 1} \big)^3 + 1 } \\
  &amp;=\sqrt[3]{x^3 - 1 + 1} = x \\
  &amp;= id_\R(x)
\end{alignat}§svg§600§FALSE§</svg:desc><draw:path draw:style-name="gr2" draw:text-style-name="P5" svg:width="2.7287in" svg:height="0.7465in" svg:x="-0.0004in" svg:y="0.0075in" svg:viewBox="0 0 6932 1897" svg:d="M0 0c2311 0 4621 0 6932 0 0 633 0 1264 0 1897-2311 0-4621 0-6932 0 0-633 0-1264 0-1897z"><text:p/></draw:path><draw:path draw:style-name="gr3" draw:text-style-name="P6" svg:width="0.0346in" svg:height="0.1516in" svg:x="0.0071in" svg:y="0.0929in" svg:viewBox="0 0 89 386" svg:d="M89 383c0-1 0-2-7-9-48-48-60-122-60-181 0-68 15-135 63-183 4-4 4-6 4-7 0-2-1-3-3-3-5 0-39 26-62 75-20 43-24 86-24 118 0 30 4 77 25 121 23 47 56 72 61 72 2 0 3-1 3-3z"><text:p/></draw:path><draw:path draw:style-name="gr3" draw:text-style-name="P6" svg:width="0.076in" svg:height="0.1378in" svg:x="0.0591in" svg:y="0.0984in" svg:viewBox="0 0 194 351" svg:d="M122 118c11 0 22 0 33 0 8 0 11 0 11-8 0-4-3-4-10-4-11 0-21 0-32 0 2-15 6-30 8-44 1-9 7-37 10-41 3-7 10-13 17-13 2 0 13 0 19 7-16 2-21 15-21 21 0 9 8 14 15 14 9 0 22-9 22-24 0-17-19-26-35-26-13 0-37 7-49 45-2 8-3 12-12 61-9 0-18 0-27 0-7 0-12 0-12 7 0 5 4 5 11 5 9 0 17 0 26 0-10 50-19 102-29 153-8 37-14 72-34 72-1 0-11 0-19-7 18-2 22-15 22-21 0-9-7-14-14-14-11 0-22 9-22 24 0 17 18 26 33 26 21 0 37-22 44-37 12-25 21-71 22-74 8-41 15-82 23-122z"><text:p/></draw:path><draw:path draw:style-name="gr3" draw:text-style-name="P6" svg:width="0.0591in" svg:height="0.0591in" svg:x="0.1843in" svg:y="0.1374in" svg:viewBox="0 0 151 151" svg:d="M151 75c0-41-36-75-76-75-42 0-75 35-75 75 0 42 33 76 75 76 40 0 76-34 76-76zM75 135c-33 0-60-28-60-60 0-33 27-60 60-60s60 26 60 60c0 33-27 60-60 60z"><text:p/></draw:path><draw:path draw:style-name="gr3" draw:text-style-name="P6" svg:width="0.0693in" svg:height="0.098in" svg:x="0.2882in" svg:y="0.1382in" svg:viewBox="0 0 177 250" svg:d="M176 25c0-2 1-4 1-7 0-6-4-10-11-10-4 0-14 2-16 16-7-14-20-24-36-24-44 0-92 54-92 110 0 39 23 61 52 61 22 0 40-18 45-22-9 35-13 50-13 51-2 4-15 42-55 42-8 0-21-1-31-4 11-4 15-14 15-20 0-7-4-14-14-14-9 0-21 7-21 23 0 15 14 23 51 23 48 0 77-30 82-53 14-57 29-114 43-172zM125 121c-2 10-11 20-19 28-8 6-20 14-31 14-20 0-26-21-26-36 0-19 11-64 22-84 10-19 27-34 43-34 26 0 31 31 31 33s-1 4-1 5c-7 25-12 50-19 74z"><text:p/></draw:path><draw:path draw:style-name="gr3" draw:text-style-name="P6" svg:width="0.0346in" svg:height="0.1516in" svg:x="0.3724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035in" svg:height="0.1516in" svg:x="0.4378in" svg:y="0.0929in" svg:viewBox="0 0 90 386" svg:d="M90 383c0-1 0-2-6-9-49-48-62-122-62-181 0-68 15-135 63-183 5-4 5-6 5-7 0-2-2-3-4-3-5 0-39 26-62 75-20 43-24 86-24 118 0 30 4 77 25 121 23 47 56 72 61 72 2 0 4-1 4-3z"><text:p/></draw:path><draw:path draw:style-name="gr3" draw:text-style-name="P6" svg:width="0.0752in" svg:height="0.0685in" svg:x="0.4862in" svg:y="0.1382in" svg:viewBox="0 0 192 175" svg:d="M118 54c2-10 11-45 38-45 2 0 11 0 20 4-11 2-19 12-19 21 0 7 5 14 15 14 8 0 20-7 20-23 0-19-23-25-36-25-22 0-35 21-41 30-8-27-29-30-40-30-41 0-63 50-63 59 0 5 3 5 4 5 4 0 5-1 6-5 13-41 38-50 52-50 6 0 21 3 21 25 0 12-7 39-21 93-7 24-20 39-38 39-2 0-11 0-18-4 9-2 17-10 17-21s-8-13-14-13c-11 0-21 10-21 22 0 17 20 25 36 25 26 0 40-26 41-30 4 15 19 30 42 30 39 0 61-50 61-59 0-4-3-4-4-4-3 0-4 1-6 4-12 41-38 50-50 50-16 0-22-12-22-25 0-9 2-17 6-34 5-18 9-35 14-53z"><text:p/></draw:path><draw:path draw:style-name="gr3" draw:text-style-name="P6" svg:width="0.0346in" svg:height="0.1516in" svg:x="0.578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1004in" svg:height="0.0354in" svg:x="0.6791in" svg:y="0.1492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6" svg:width="0.076in" svg:height="0.1378in" svg:x="0.839in" svg:y="0.0984in" svg:viewBox="0 0 194 351" svg:d="M122 118c11 0 22 0 33 0 8 0 12 0 12-8 0-4-4-4-11-4-11 0-21 0-32 0 2-15 6-30 8-44 2-9 8-37 10-41 3-7 10-13 17-13 3 0 13 0 19 7-16 2-21 15-21 21 0 9 8 14 15 14 11 0 22-9 22-24 0-17-18-26-35-26-13 0-37 7-48 45-3 8-4 12-13 61-9 0-18 0-27 0-7 0-12 0-12 7 0 5 4 5 11 5 9 0 17 0 26 0-10 50-19 102-29 153-7 37-13 72-34 72-1 0-11 0-19-7 19-2 22-15 22-21 0-9-7-14-14-14-10 0-22 9-22 24 0 17 18 26 33 26 22 0 37-22 44-37 12-25 21-71 22-74 8-41 15-82 23-122z"><text:p/></draw:path><draw:path draw:style-name="gr3" draw:text-style-name="P6" svg:width="0.035in" svg:height="0.1516in" svg:x="0.9366in" svg:y="0.0929in" svg:viewBox="0 0 90 386" svg:d="M90 383c0-1 0-2-6-9-49-48-61-122-61-181 0-68 14-135 62-183 5-4 5-6 5-7 0-2-1-3-4-3-4 0-39 26-61 75-20 43-25 86-25 118 0 30 4 77 26 121 23 47 56 72 60 72 3 0 4-1 4-3z"><text:p/></draw:path><draw:path draw:style-name="gr3" draw:text-style-name="P6" svg:width="0.0693in" svg:height="0.098in" svg:x="0.9835in" svg:y="0.1382in" svg:viewBox="0 0 177 250" svg:d="M176 25c0-2 1-4 1-7 0-6-4-10-11-10-4 0-14 2-16 16-7-14-20-24-36-24-44 0-92 54-92 110 0 39 23 61 52 61 22 0 40-18 44-22h1c-9 35-13 50-13 51-2 4-15 42-55 42-8 0-21-1-31-4 11-4 15-14 15-20 0-7-4-14-14-14-9 0-21 7-21 23 0 15 14 23 51 23 48 0 77-30 82-53 14-57 29-114 43-172zM125 121c-2 10-11 20-19 28-8 6-20 14-31 14-20 0-26-21-26-36 0-19 11-64 22-84 10-19 27-34 43-34 26 0 31 31 31 33s-1 4-1 5c-7 25-12 50-19 74z"><text:p/></draw:path><draw:path draw:style-name="gr3" draw:text-style-name="P6" svg:width="0.035in" svg:height="0.1516in" svg:x="1.074in" svg:y="0.0929in" svg:viewBox="0 0 90 386" svg:d="M90 383c0-1 0-2-6-9-49-48-61-122-61-181 0-68 14-135 62-183 5-4 5-6 5-7 0-2-2-3-4-3-4 0-39 26-62 75-19 43-24 86-24 118 0 30 4 77 26 121 23 47 56 72 60 72 2 0 4-1 4-3z"><text:p/></draw:path><draw:path draw:style-name="gr3" draw:text-style-name="P6" svg:width="0.0752in" svg:height="0.0685in" svg:x="1.1224in" svg:y="0.1382in" svg:viewBox="0 0 192 175" svg:d="M119 54c2-10 11-45 37-45 2 0 12 0 20 4-11 2-19 12-19 21 0 7 5 14 15 14 8 0 20-7 20-23 0-19-22-25-35-25-23 0-36 21-40 30-10-27-31-30-42-30-41 0-63 50-63 59 0 5 3 4 4 5 4 0 5-1 6-5 13-41 38-50 52-50 7 0 21 3 21 25 0 12-7 39-21 93-6 24-20 39-37 39-2 0-11 0-19-4 9-2 18-10 18-21s-9-13-14-13c-12 0-22 10-22 22 0 17 20 25 36 25 27 0 40-26 41-30 5 15 19 30 42 30 39 0 61-50 61-59 0-4-3-4-4-4-3 0-4 1-4 4-14 41-40 50-52 50-16 0-21-12-21-25 0-9 2-17 7-34 4-18 8-35 13-53z"><text:p/></draw:path><draw:path draw:style-name="gr3" draw:text-style-name="P6" svg:width="0.035in" svg:height="0.1516in" svg:x="1.2138in" svg:y="0.0929in" svg:viewBox="0 0 90 386" svg:d="M90 193c0-30-4-76-26-120-23-48-56-73-60-73-3 0-4 1-4 3 0 1 0 3 8 9 37 39 59 100 59 181 0 67-14 134-62 183-5 5-5 6-5 7 0 2 1 3 4 3 4 0 39-26 61-75 20-43 25-85 25-118z"><text:p/></draw:path><draw:path draw:style-name="gr3" draw:text-style-name="P6" svg:width="0.0346in" svg:height="0.1516in" svg:x="1.2732in" svg:y="0.0929in" svg:viewBox="0 0 89 386" svg:d="M89 193c0-30-4-76-25-120-23-48-56-73-61-73-2 0-3 1-3 3 0 1 0 3 7 9 38 39 60 100 60 181 0 67-14 134-63 183-4 5-4 6-4 7 0 2 1 3 3 3 5 0 39-26 62-75 20-43 24-85 24-118z"><text:p/></draw:path><draw:path draw:style-name="gr3" draw:text-style-name="P6" svg:width="0.1004in" svg:height="0.0354in" svg:x="1.374in" svg:y="0.1492in" svg:viewBox="0 0 256 91" svg:d="M243 15c7 0 13 0 13-7 0-8-6-8-12-8-77 0-155 0-232 0-5 0-12 0-12 8 0 7 7 7 13 7 77 0 153 0 230 0zM244 91c6 0 12 0 12-7 0-9-6-9-13-9-77 0-153 0-230 0-6 0-13 0-13 9 0 7 7 7 12 7 77 0 155 0 232 0z"><text:p/></draw:path><draw:path draw:style-name="gr3" draw:text-style-name="P6" svg:width="0.0394in" svg:height="0.052in" svg:x="1.574in" svg:y="0.0693in" svg:viewBox="0 0 101 133" svg:d="M48 65c19 0 30 11 30 30s-12 30-29 30c-2 0-25 0-35-9 8-2 10-8 10-13 0-7-5-12-12-12-5 0-12 5-12 12 0 21 23 30 49 30 32 0 52-19 52-37 0-17-14-30-36-35 23-8 30-22 30-33 0-16-20-28-44-28-25 0-43 10-43 28 0 8 6 11 11 11s11-4 11-11c0-5-3-9-10-11 9-9 25-9 29-9 15 0 25 6 25 20 0 11-8 28-28 30-5 0-6 0-11 0-2 0-4 0-4 4 0 3 2 3 5 3 5 0 8 0 12 0z"><text:p/></draw:path><draw:path draw:style-name="gr3" draw:text-style-name="P6" svg:width="0.1382in" svg:height="0.2732in" svg:x="1.552in" svg:y="0in" svg:viewBox="0 0 352 695" svg:d="M137 638c-27-97-56-194-83-290-18 21-36 41-54 62 2 3 4 5 7 7 8-11 17-21 26-31 30 102 59 206 89 309 12 0 13 0 17-8 70-225 140-448 211-672 2-5 1-5 2-7 0-5-3-8-8-8s-7 6-9 10c-66 209-132 418-198 628z"><text:p/></draw:path><draw:path draw:style-name="gr3" draw:text-style-name="P6" svg:width="1.0484in" svg:height="0.0055in" svg:x="1.6878in" svg:y="0in" svg:viewBox="0 0 2664 15" svg:d="M0 0c888 0 1775 0 2664 0 0 6 0 10 0 15-889 0-1776 0-2664 0 0-5 0-9 0-15z"><text:p/></draw:path><draw:path draw:style-name="gr3" draw:text-style-name="P6" svg:width="0.039in" svg:height="0.1819in" svg:x="1.711in" svg:y="0.076in" svg:viewBox="0 0 100 463" svg:d="M100 459c0-1 0-2-1-4-18-18-44-49-61-113-8-35-12-75-12-111 0-101 25-173 71-222 3-3 3-5 3-6 0-3-3-3-4-3-6 0-27 23-32 29-40 46-64 116-64 202 0 55 9 133 59 198 5 4 30 34 37 34 1 0 4 0 4-4z"><text:p/></draw:path><draw:path draw:style-name="gr3" draw:text-style-name="P6" svg:width="0.0374in" svg:height="0.052in" svg:x="1.8067in" svg:y="0.0756in" svg:viewBox="0 0 96 133" svg:d="M20 22c11 2 18 2 21 2 13 0 23-3 28-6s18-10 18-15c0-3-2-3-3-3-2 0 0 0-3 1-7 2-19 5-32 5-11 0-22-2-31-5-3-1-3-1-4-1-2 0-2 2-2 6 0 18 0 38 0 57 0 3 0 6 3 6s3-1 5-3c6-8 17-12 29-12 13 0 18 7 21 11 5 7 6 14 6 24 0 8-1 19-9 27-9 8-20 9-24 9-12 0-27-5-32-17 8 0 10-7 10-11 0-6-5-10-10-10-4 0-11 2-11 11 0 19 19 35 44 35 29 0 52-20 52-44 0-21-19-42-45-42-13 0-22 4-31 10 0-12 0-23 0-35z"><text:p/></draw:path><draw:path draw:style-name="gr3" draw:text-style-name="P6" svg:width="0.1382in" svg:height="0.1823in" svg:x="1.7839in" svg:y="0.0496in" svg:viewBox="0 0 352 464" svg:d="M121 464c12 0 12-1 16-7 71-148 141-294 212-442 3-5 3-6 3-7 0-5-3-8-8-8s-6 3-9 8c-66 138-133 277-199 416-27-64-55-128-82-192-18 14-36 28-54 42 2 2 3 3 5 5 9-6 19-14 28-20 30 68 58 136 88 205z"><text:p/></draw:path><draw:path draw:style-name="gr3" draw:text-style-name="P6" svg:width="0.4165in" svg:height="0.0055in" svg:x="1.9193in" svg:y="0.0496in" svg:viewBox="0 0 1059 15" svg:d="M0 0c353 0 706 0 1059 0 0 6 0 10 0 15-353 0-706 0-1059 0 0-5 0-9 0-15z"><text:p/></draw:path><draw:path draw:style-name="gr3" draw:text-style-name="P6" svg:width="0.0752in" svg:height="0.0685in" svg:x="1.9236in" svg:y="0.1382in" svg:viewBox="0 0 192 175" svg:d="M118 54c2-10 11-45 38-45 1 0 11 0 19 4-11 2-19 12-19 21 0 7 5 14 16 14 7 0 20-7 20-23 0-19-23-25-36-25-22 0-36 21-41 30-9-27-30-30-41-30-40 0-62 50-62 59 0 5 3 5 4 5 4 0 5-1 5-5 13-41 39-50 53-50 6 0 19 3 19 25 0 12-5 39-19 93-7 24-20 39-38 39-2 0-11 0-18-4 8-2 17-10 17-21s-9-13-14-13c-11 0-21 10-21 22 0 17 19 25 36 25 26 0 40-26 41-30 4 15 19 30 42 30 39 0 61-50 61-59 0-4-3-4-4-4-4 0-4 1-6 4-13 41-38 50-51 50-15 0-21-12-21-25 0-9 2-17 6-34 5-18 9-35 14-53z"><text:p/></draw:path><draw:path draw:style-name="gr3" draw:text-style-name="P6" svg:width="0.0484in" svg:height="0.0728in" svg:x="2.0118in" svg:y="0.0906in" svg:viewBox="0 0 124 186" svg:d="M59 90c21 0 36 15 36 43 0 34-19 44-35 44-11 0-35-3-46-19 12-1 16-9 16-15 0-9-7-15-16-15-6 0-14 4-14 16 0 25 27 42 60 42 38 0 64-25 64-53 0-21-17-42-47-48 29-10 38-31 38-48 0-20-25-37-55-37s-52 15-52 36c0 10 6 15 14 15 9 0 14-6 14-14 0-7-5-13-14-14 10-12 29-14 38-14 13 0 29 5 29 28 0 13-3 25-11 33-9 10-16 11-30 11-6 2-6 2-8 2-2 1-3 0-3 3 0 4 3 4 7 4 5 0 10 0 15 0z"><text:p/></draw:path><draw:path draw:style-name="gr3" draw:text-style-name="P6" svg:width="0.0925in" svg:height="0.0055in" svg:x="2.1209in" svg:y="0.1642in" svg:viewBox="0 0 236 15" svg:d="M223 15c7 0 13 0 13-7 0-8-6-8-13-8-69 0-139 0-209 0-6 0-14 0-14 8 0 7 8 7 14 7 70 0 140 0 209 0z"><text:p/></draw:path><draw:path draw:style-name="gr3" draw:text-style-name="P6" svg:width="0.05in" svg:height="0.1008in" svg:x="2.274in" svg:y="0.1047in" svg:viewBox="0 0 128 257" svg:d="M79 10c0-9 0-10-9-10-24 25-58 25-70 25 0 5 0 8 0 12 8 0 31 0 51-9 0 67 0 133 0 200 0 13-2 17-37 17-4 0-7 0-12 0 0 5 0 8 0 12 13-1 47-1 63-1 15 0 48 0 63 1 0-4 0-7 0-12-5 0-9 0-14 0-34 0-35-3-35-17 0-73 0-145 0-218z"><text:p/></draw:path><draw:path draw:style-name="gr3" draw:text-style-name="P6" svg:width="0.039in" svg:height="0.1819in" svg:x="2.3433in" svg:y="0.076in" svg:viewBox="0 0 100 463" svg:d="M100 231c0-54-9-132-59-197-5-5-30-34-37-34-2 0-4 0-4 3s0 4 2 5c19 20 43 50 60 112 8 35 12 75 12 111 0 40-4 78-14 117-15 54-37 84-57 106-3 4-2 3-3 5 0 3 2 4 4 4 6 0 27-24 32-28 39-48 64-117 64-204z"><text:p/></draw:path><draw:path draw:style-name="gr3" draw:text-style-name="P6" svg:width="0.0488in" svg:height="0.0724in" svg:x="2.4118in" svg:y="0.0429in" svg:viewBox="0 0 125 185" svg:d="M59 89c22 0 37 16 37 44 0 33-19 44-36 44-9 0-34-3-45-20 12 0 16-8 16-14 0-9-7-15-16-15-7 0-15 4-15 15 0 25 29 42 62 42 37 0 63-24 63-52 0-21-17-42-47-48 29-10 39-31 39-48 0-20-26-37-55-37-31 0-53 14-53 36 0 10 6 15 14 15 9 0 13-6 13-14 0-7-4-14-13-14 10-12 28-15 39-15 12 0 28 6 28 29 0 11-3 25-11 32-9 11-16 11-30 12-6 0-7 0-8 2-1 1-3 0-3 3s3 3 7 3 10 0 14 0z"><text:p/></draw:path><draw:path draw:style-name="gr3" draw:text-style-name="P6" svg:width="0.1004in" svg:height="0.1008in" svg:x="2.5169in" svg:y="0.1165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5in" svg:height="0.1008in" svg:x="2.674in" svg:y="0.1047in" svg:viewBox="0 0 128 257" svg:d="M79 10c0-9 0-10-9-10-24 25-58 25-70 25 0 5 0 8 0 12 8 0 30 0 51-9 0 67 0 133 0 200 0 13-2 17-37 17-4 0-7 0-12 0 0 5 0 8 0 12 13-1 47-1 63-1 15 0 48 0 63 1 0-4 0-7 0-12-5 0-9 0-14 0-34 0-35-3-35-17 0-73 0-145 0-218z"><text:p/></draw:path><draw:path draw:style-name="gr3" draw:text-style-name="P6" svg:width="0.1004in" svg:height="0.035in" svg:x="1.374in" svg:y="0.44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94in" svg:height="0.052in" svg:x="1.574in" svg:y="0.3665in" svg:viewBox="0 0 101 133" svg:d="M48 65c19 0 30 11 30 30s-12 29-29 29c-2 0-25 0-35-10 8-1 10-6 10-11 0-7-5-12-12-12-5 0-12 5-12 12 0 20 23 30 49 30 32 0 52-20 52-38 0-16-14-30-36-34 23-8 30-22 30-33 0-17-20-28-44-28-25 0-43 10-43 28 0 8 6 11 11 11s11-5 11-11c0-5-3-10-10-11 9-9 25-10 29-10 15 0 25 7 25 21 0 11-8 28-28 29-5 0-6 0-11 1-2 0-4 0-4 4 0 3 2 3 5 3 5 0 8 0 12 0z"><text:p/></draw:path><draw:path draw:style-name="gr3" draw:text-style-name="P6" svg:width="0.1382in" svg:height="0.1823in" svg:x="1.552in" svg:y="0.3406in" svg:viewBox="0 0 352 464" svg:d="M122 464c12 0 12-1 17-7 70-148 140-295 211-443 2-4 2-5 2-6 0-5-3-8-8-8-4 0-6 3-9 8-66 138-133 277-199 416-27-64-55-128-82-192-18 13-36 28-54 41 2 2 4 4 7 6 8-6 18-14 27-20 30 68 58 136 88 205z"><text:p/></draw:path><draw:path draw:style-name="gr3" draw:text-style-name="P6" svg:width="0.6791in" svg:height="0.0055in" svg:x="1.6878in" svg:y="0.3406in" svg:viewBox="0 0 1726 15" svg:d="M0 0c575 0 1151 0 1726 0 0 6 0 10 0 15-575 0-1151 0-1726 0 0-5 0-9 0-15z"><text:p/></draw:path><draw:path draw:style-name="gr3" draw:text-style-name="P6" svg:width="0.0752in" svg:height="0.0685in" svg:x="1.6921in" svg:y="0.4287in" svg:viewBox="0 0 192 175" svg:d="M119 54c2-10 11-45 37-45 2 0 11 0 20 4-11 2-19 12-19 21 0 7 5 13 15 13 8 0 20-6 20-22 0-19-22-25-35-25-23 0-36 20-40 30-10-27-31-30-42-30-41 0-63 50-63 59 0 4 3 3 4 4 4 0 5 0 6-4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3" draw:text-style-name="P6" svg:width="0.0484in" svg:height="0.0728in" svg:x="1.7803in" svg:y="0.3815in" svg:viewBox="0 0 124 186" svg:d="M59 90c21 0 37 15 37 43 0 34-20 44-36 44-11 0-34-3-46-20 13 0 17-8 17-14 0-9-7-15-16-15-7 0-15 4-15 15 0 26 29 43 62 43 37 0 62-25 62-53 0-21-16-42-46-48 28-10 39-31 39-48 0-20-26-37-55-37-30 0-53 15-53 36 0 10 5 15 14 15 8 0 13-6 13-14 0-7-5-14-13-14 9-12 28-15 37-15 13 0 30 6 30 29 0 13-4 25-11 33-9 10-16 10-30 11-6 2-7 2-8 2s-4 0-4 3c0 4 4 4 8 4s10 0 14 0z"><text:p/></draw:path><draw:path draw:style-name="gr3" draw:text-style-name="P6" svg:width="0.0925in" svg:height="0.0055in" svg:x="1.8894in" svg:y="0.4547in" svg:viewBox="0 0 236 15" svg:d="M222 15c7 0 14 0 14-7 0-8-7-8-14-8-69 0-140 0-209 0-6 0-13 0-13 8 0 7 7 7 13 7 69 0 140 0 209 0z"><text:p/></draw:path><draw:path draw:style-name="gr3" draw:text-style-name="P6" svg:width="0.05in" svg:height="0.1008in" svg:x="2.0421in" svg:y="0.3945in" svg:viewBox="0 0 128 257" svg:d="M79 10c0-9 0-10-9-10-23 25-57 25-70 25 0 5 0 8 0 12 8 0 31 0 51-11 0 68 0 134 0 201 0 14-2 18-36 18-4 0-8 0-13 0 0 5 0 8 0 12 14-1 47-1 63-1 15 0 49 0 63 1 0-4 0-7 0-12-5 0-8 0-13 0-35 0-36-4-36-18 0-73 0-144 0-217z"><text:p/></draw:path><draw:path draw:style-name="gr3" draw:text-style-name="P6" svg:width="0.1004in" svg:height="0.1008in" svg:x="2.1476in" svg:y="0.4075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492in" svg:height="0.1008in" svg:x="2.3047in" svg:y="0.3945in" svg:viewBox="0 0 126 257" svg:d="M79 10c0-9 0-10-10-10-23 25-57 25-69 25 0 5 0 8 0 12 8 0 30 0 51-11 0 68 0 134 0 201 0 14-3 18-37 18-4 0-7 0-12 0 0 5 0 8 0 12 13-1 46-1 63-1 15 0 48 0 61 1 0-4 0-7 0-12-4 0-7 0-12 0-34 0-35-4-35-18 0-73 0-144 0-217z"><text:p/></draw:path><draw:path draw:style-name="gr3" draw:text-style-name="P6" svg:width="0.1008in" svg:height="0.035in" svg:x="2.4177in" svg:y="0.44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0685in" svg:x="2.5744in" svg:y="0.4287in" svg:viewBox="0 0 192 175" svg:d="M118 54c2-10 11-45 38-45 1 0 11 0 19 4-11 2-19 12-19 21 0 7 5 13 16 13 7 0 20-6 20-22 0-19-23-25-36-25-22 0-36 20-41 30-9-27-30-30-41-30-40 0-62 50-62 59 0 4 3 4 4 4 4 0 5 0 5-4 13-41 38-50 52-50 7 0 20 3 20 25 0 12-6 39-20 93-6 24-20 39-37 39-2 0-11 0-20-4 10-2 19-10 19-21s-9-14-14-14c-12 0-21 11-21 23 0 17 19 25 36 25 26 0 39-28 41-30 4 15 18 30 41 30 40 0 62-50 62-59 0-5-3-5-5-5-3 0-3 2-5 5-13 41-39 50-51 50-16 0-21-12-21-25 0-9 2-17 6-34 5-18 9-35 14-53z"><text:p/></draw:path><draw:path draw:style-name="gr3" draw:text-style-name="P6" svg:width="0.1004in" svg:height="0.035in" svg:x="1.374in" svg:y="0.669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98in" svg:height="0.102in" svg:x="1.5303in" svg:y="0.6236in" svg:viewBox="0 0 102 260" svg:d="M99 14c0-7-6-14-14-14-11 0-21 10-21 21 0 7 5 13 14 13s21-9 21-20zM69 160c5-13 5-13 9-24 2-7 4-13 4-19 0-18-12-32-31-32-37 0-51 56-51 59s3 2 4 3c5 0 5 0 7-6 10-36 25-47 38-47 4 0 10 0 10 12 0 7-2 16-4 19-3 10-20 55-26 72-5 10-9 23-9 31 0 18 13 32 32 32 36 0 50-56 50-60s-3-4-4-4c-5 0-5 1-7 8-6 24-20 47-39 47-7 0-9-3-9-12 0-10 2-16 11-39 5-13 10-27 15-40z"><text:p/></draw:path><draw:path draw:style-name="gr3" draw:text-style-name="P6" svg:width="0.072in" svg:height="0.1071in" svg:x="1.5846in" svg:y="0.6193in" svg:viewBox="0 0 184 273" svg:d="M184 4c-1-1 0-4-5-4-6 0-43 3-49 4-4 2-6 3-6 8s4 5 9 5c19 0 20 3 20 6 0 2-1 6-1 8-8 31-16 60-23 91-7-14-19-24-36-24-46 0-93 57-93 113 0 37 21 62 52 62 7 0 26-1 49-29 3 16 17 29 35 29 15 0 23-9 29-21 7-14 12-37 12-39 0-4-3-4-4-4-5 0-5 2-6 8-6 25-14 47-30 47-9 0-12-10-12-18s1-12 4-18c18-75 36-149 55-224zM103 222c-2 8-2 8-7 15-17 22-33 27-44 27-19 0-25-21-25-36 0-19 13-67 21-85 12-22 30-36 45-36 26 0 31 31 31 34 0 2-1 4-1 5-6 26-13 51-20 76z"><text:p/></draw:path><draw:path draw:style-name="gr3" draw:text-style-name="P6" svg:width="0.0728in" svg:height="0.0728in" svg:x="1.6594in" svg:y="0.6756in" svg:viewBox="0 0 186 186" svg:d="M68 101c3 0 7 0 10 0 13 21 26 42 40 63 3 4 10 14 12 19 2 3 3 3 10 3 12 0 25 0 37 0 4 0 9 0 9-6 0-2-2-3-5-4-9-2-23-20-29-29-2-2-16-20-34-49 24-4 47-14 47-47 0-38-40-51-72-51-28 0-56 0-84 0-5 0-9 0-9 6 0 4 4 4 7 4 15 0 17 2 17 15 0 45 0 91 0 136 0 14-2 15-17 15-3 0-7 0-7 4 0 6 4 6 9 6 24 0 49 0 73 0 6 0 10 0 10-6 0-4-5-4-7-4-16 0-17-2-17-15 0-20 0-40 0-60zM120 88c8-11 9-25 9-36 0-13-3-28-11-39 12 2 38 11 38 38 0 17-9 32-36 37zM68 24c0-5 0-14 17-14 23 0 34 10 34 42 0 34-8 39-51 39 0-22 0-45 0-67zM31 176c2-4 2-12 2-14 0-45 0-92 0-137 0-3 0-11-2-15 10 0 21 0 31 0-4 4-4 10-4 14 0 46 0 92 0 138 0 2 0 10 2 14-9 0-19 0-29 0zM89 101c1-1 2-1 4-1 5 0 10 0 15-1 4 7 33 55 56 77-9 0-18 0-27 0-16-25-31-49-48-75z"><text:p/></draw:path><draw:path draw:style-name="gr3" draw:text-style-name="P6" svg:width="0.0346in" svg:height="0.1516in" svg:x="1.7575in" svg:y="0.6102in" svg:viewBox="0 0 89 386" svg:d="M89 382c0-1 0-1-7-8-48-49-60-122-60-181 0-68 14-135 63-183 4-4 4-6 4-7 0-2-1-3-3-3-5 0-39 26-62 75-20 43-24 86-24 118 0 30 4 77 25 121 23 47 56 72 61 72 2 0 3-1 3-4z"><text:p/></draw:path><draw:path draw:style-name="gr3" draw:text-style-name="P6" svg:width="0.0752in" svg:height="0.0685in" svg:x="1.8059in" svg:y="0.6575in" svg:viewBox="0 0 192 175" svg:d="M118 54c2-10 11-45 38-45 2 0 11 0 19 4-11 2-19 12-19 21 0 7 5 13 16 13 8 0 20-6 20-22 0-19-23-25-36-25-22 0-36 20-41 30-9-27-30-30-41-30-40 0-62 50-62 59 0 4 3 4 4 4 4 0 5 0 5-4 13-41 39-50 53-50 6 0 21 3 21 25 0 12-7 39-21 93-7 24-20 39-38 39-2 0-11 0-18-4 8-2 17-10 17-21s-9-14-14-14c-11 0-21 11-21 23 0 17 19 25 36 25 26 0 40-28 41-30 4 15 19 30 42 30 39 0 61-50 61-59 0-5-3-5-4-5-3 0-4 2-6 5-12 41-38 50-51 50-15 0-21-12-21-25 0-9 2-17 6-34 5-18 9-35 14-53z"><text:p/></draw:path><draw:path draw:style-name="gr3" draw:text-style-name="P6" svg:width="0.035in" svg:height="0.1516in" svg:x="1.8969in" svg:y="0.6102in" svg:viewBox="0 0 90 386" svg:d="M90 193c0-30-4-77-25-120-23-49-57-73-61-73-2 0-4 1-4 3 0 1 0 3 8 9 38 39 60 100 60 181 0 66-14 134-63 183-5 5-5 5-5 6 0 3 2 4 4 4 4 0 39-26 62-76 20-42 24-84 24-117z"><text:p/></draw:path></draw:g></text:p>
        </text:list-item>
      </text:list>
      <text:p text:style-name="P10"><draw:g text:anchor-type="as-char" svg:y="-0.1134in" draw:z-index="99" draw:name="Shape11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3">סעיף ב’</text:h>
      <text:p text:style-name="P27">נתון: </text:p>
      <text:p text:style-name="P8"><draw:g text:anchor-type="as-char" svg:y="-0.1327in" draw:z-index="100" draw:name="Shape112" draw:style-name="gr1"><svg:title>TexMaths</svg:title><svg:desc>11§display§f = \lambda \la x, y \ra \in \R^2. \la x + y, x - y \ra, f \colon \R^2 \to \R^2§svg§600§FALSE§</svg:desc><draw:path draw:style-name="gr2" draw:text-style-name="P5" svg:width="2.8654in" svg:height="0.1555in" svg:x="-0.0004in" svg:y="0.0075in" svg:viewBox="0 0 7279 396" svg:d="M3640 396c-1213 0-2427 0-3640 0 0-132 0-264 0-396 2427 0 4852 0 7279 0 0 132 0 264 0 396-1214 0-2427 0-3639 0z"><text:p/></draw:path><draw:path draw:style-name="gr3" draw:text-style-name="P6" svg:width="0.0752in" svg:height="0.1378in" svg:x="0in" svg:y="0.0264in" svg:viewBox="0 0 192 351" svg:d="M121 118c11 0 22 0 33 0 8 0 12 0 12-8 0-4-4-4-11-4-11 0-21 0-32 0 3-16 6-30 9-44 1-8 7-36 9-41 3-7 10-12 18-12 2 0 11 0 19 6-17 2-21 15-21 21 0 9 7 14 15 14 9 0 20-9 20-24 0-17-17-26-33-26-13 0-37 7-49 45-2 8-3 12-13 61-9 0-18 0-27 0-7 0-11 0-11 8 0 4 4 4 10 4 9 0 18 0 27 0-10 51-20 101-30 151-7 38-13 73-33 73-2 0-11 0-19-7 18-1 21-15 21-21 0-9-6-13-14-13-10 0-21 8-21 23 0 18 16 27 33 27 21 0 36-24 43-38 13-24 22-72 22-74 8-39 15-80 23-121z"><text:p/></draw:path><draw:path draw:style-name="gr3" draw:text-style-name="P6" svg:width="0.1008in" svg:height="0.035in" svg:x="0.1335in" svg:y="0.077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748in" svg:height="0.1067in" svg:x="0.2937in" svg:y="0.028in" svg:viewBox="0 0 191 272" svg:d="M118 155c16 40 34 99 40 107 7 9 10 9 21 9 2 0 6 0 8 0 4 0 4-3 4-4s0-1-1-3c-4-5-6-10-10-18-26-73-51-146-78-218-9-24-29-28-47-28-2 0-7 0-7 4 0 3 3 4 4 4 12 2 15 4 25 31 12 35 25 69 37 104-35 36-71 71-106 106-6 5-8 7-8 11 0 7 5 12 12 12 6 0 10-4 12-8 31-36 63-72 94-109z"><text:p/></draw:path><draw:path draw:style-name="gr3" draw:text-style-name="P6" svg:width="0.0339in" svg:height="0.1516in" svg:x="0.3913in" svg:y="0.0193in" svg:viewBox="0 0 87 386" svg:d="M85 14c2-4 2-4 2-6 0-5-3-8-8-8-3 0-6 2-9 9-23 59-45 118-68 177-1 3-2 5-2 7 0 1 0 2 2 7 23 58 45 118 68 176 1 4 4 10 9 10s8-3 8-8c0-1 0-2-2-6-23-60-45-119-69-179 24-60 46-119 69-179z"><text:p/></draw:path><draw:path draw:style-name="gr3" draw:text-style-name="P6" svg:width="0.0752in" svg:height="0.0685in" svg:x="0.4382in" svg:y="0.0661in" svg:viewBox="0 0 192 175" svg:d="M118 54c2-10 11-45 38-45 1 0 11 0 19 4-11 2-19 12-19 21 0 7 5 15 16 15 7 0 20-8 20-24 0-19-23-25-36-25-23 0-36 21-41 30-9-26-30-30-41-30-41 0-63 50-63 60 0 4 4 4 5 4 3 0 5-1 5-4 13-41 38-51 52-51 7 0 20 3 20 25 0 12-6 39-20 93-6 24-20 40-37 40-2 0-11 0-20-5 10-2 19-10 19-21s-9-14-14-14c-12 0-21 11-21 23 0 18 19 25 36 25 26 0 39-27 40-29 5 14 19 29 42 29 40 0 62-49 62-59 0-5-3-5-5-5-3 0-3 3-5 5-13 42-39 51-51 51-16 0-21-13-21-26 0-9 2-16 6-34 5-18 9-35 14-53z"><text:p/></draw:path><draw:path draw:style-name="gr3" draw:text-style-name="P6" svg:width="0.0177in" svg:height="0.0453in" svg:x="0.5335in" svg:y="0.1169in" svg:viewBox="0 0 46 116" svg:d="M46 41c0-26-10-41-25-41-13 0-21 10-21 21 0 10 8 20 21 20 4 0 10-1 13-5 1-1 1-1 2-2 0 2 1 1 1 7 0 28-13 52-26 64-4 4-4 5-4 6 0 3 2 5 4 5 3 0 35-30 35-75z"><text:p/></draw:path><draw:path draw:style-name="gr3" draw:text-style-name="P6" svg:width="0.0697in" svg:height="0.0976in" svg:x="0.5929in" svg:y="0.0661in" svg:viewBox="0 0 178 249" svg:d="M176 23c2-4 2-5 2-9 0-6-5-10-12-10-3 0-10 3-13 8-1 2-3 14-6 21-2 10-5 21-7 31-6 23-12 46-18 69-1 7-18 34-43 34-20 0-24-17-24-31 0-18 7-42 20-76 5-16 7-20 7-28 0-18-12-32-31-32-37 0-51 56-51 60s3 4 4 4c4 0 5-1 6-8 11-36 26-47 39-47 4 0 10 0 10 12 0 10-4 20-6 28-16 40-23 62-23 80 0 34 24 46 47 46 15 0 29-6 40-17-6 20-10 39-26 59-10 13-25 23-43 23-5 0-23-1-28-14 5 0 11 0 16-5 4-4 8-8 8-16 0-12-11-13-14-13-9 0-22 5-22 24s16 33 40 33c40 0 81-34 91-78 12-50 25-98 37-148z"><text:p/></draw:path><draw:path draw:style-name="gr3" draw:text-style-name="P6" svg:width="0.0335in" svg:height="0.1516in" svg:x="0.6772in" svg:y="0.0193in" svg:viewBox="0 0 86 386" svg:d="M84 200c2-5 2-6 2-7s0-1-2-7c-22-59-46-118-68-177-2-7-4-9-8-9-5 0-8 3-8 8 0 1 0 2 1 6 23 60 46 119 69 179-23 58-46 118-69 178-1 4-1 5-1 7 0 5 3 8 8 8 4 0 6-4 7-8 23-59 45-119 69-178z"><text:p/></draw:path><draw:path draw:style-name="gr3" draw:text-style-name="P6" svg:width="0.0752in" svg:height="0.0878in" svg:x="0.7827in" svg:y="0.0512in" svg:viewBox="0 0 192 224" svg:d="M179 119c7 0 13 0 13-8 0-7-6-7-13-7-55 0-109 0-164 0 5-52 50-89 104-89 20 0 40 0 60 0 7 0 13 0 13-7 0-8-6-8-13-8-20 0-40 0-60 0-66 0-119 49-119 111s53 113 119 113c20 0 40 0 60 0 7 0 13 0 13-8s-6-8-13-8c-20 0-40 0-60 0-54 0-99-37-104-89 55 0 109 0 164 0z"><text:p/></draw:path><draw:path draw:style-name="gr3" draw:text-style-name="P6" svg:width="0.1043in" svg:height="0.1035in" svg:x="0.9161in" svg:y="0.0291in" svg:viewBox="0 0 266 264" svg:d="M98 143c4 0 9 0 13 0 20 30 39 60 58 90 5 5 14 21 18 26 2 5 3 5 12 5 18 0 36 0 54 0 7 0 13 0 13-7 0-3-3-6-6-7-15-3-33-27-42-39-4-5-22-30-49-72 34-7 69-21 69-67 0-53-58-72-104-72-41 0-80 0-121 0-6 0-13 0-13 7 0 6 8 6 11 6 22 0 23 4 23 22 0 64 0 129 0 194 0 18-1 21-23 21-3 0-11 0-11 7s7 7 13 7c35 0 71 0 106 0 7 0 13 0 13-7s-7-7-11-7c-22 0-23-3-23-21 0-28 0-57 0-86zM173 125c10-15 11-36 11-52 0-19-3-40-15-55 16 3 54 15 54 54 0 25-11 45-50 53zM98 34c0-8 0-21 23-21 33 0 49 13 49 60 0 49-12 57-72 57 0-32 0-64 0-96zM45 250c3-6 3-17 3-20 0-66 0-131 0-196 0-3 0-14-3-21 14 0 30 0 44 0-5 7-5 15-5 20 0 65 0 131 0 197 0 3 0 14 3 20-14 0-28 0-42 0zM128 143c2 0 4-1 6-1 7 0 14 0 21-1 6 9 47 78 79 109-12 0-25 0-37 0-23-35-46-71-69-107z"><text:p/></draw:path><draw:path draw:style-name="gr3" draw:text-style-name="P6" svg:width="0.0469in" svg:height="0.0705in" svg:x="1.0303in" svg:y="-0.0004in" svg:viewBox="0 0 120 180" svg:d="M120 131c-3 0-7 0-10 0-1 6-3 21-7 24-2 2-23 2-27 2-17 0-33 0-50 0 29-25 39-32 54-46 21-15 40-33 40-58 0-33-30-53-64-53s-56 24-56 49c0 14 11 15 14 15 7 0 15-4 15-14 0-6-3-15-17-15 9-20 28-25 40-25 27 0 41 21 41 43 0 23-17 42-25 52-22 21-44 43-66 65-2 2-2 2-2 10 37 0 74 0 111 0 3-17 6-33 9-49z"><text:p/></draw:path><draw:path draw:style-name="gr3" draw:text-style-name="P6" svg:width="0.0157in" svg:height="0.0157in" svg:x="1.1047in" svg:y="0.1169in" svg:viewBox="0 0 41 41" svg:d="M41 21c0-12-9-21-20-21s-21 9-21 21c0 11 10 20 21 20s20-9 20-20z"><text:p/></draw:path><draw:path draw:style-name="gr3" draw:text-style-name="P6" svg:width="0.0339in" svg:height="0.1516in" svg:x="1.1508in" svg:y="0.0193in" svg:viewBox="0 0 87 386" svg:d="M85 14c2-4 2-4 2-6 0-5-5-8-8-8-4 0-6 2-9 9-23 59-45 118-68 177-1 3-2 5-2 7 0 1 0 2 2 7 23 58 45 118 68 176 1 4 4 10 9 10 3 0 8-3 8-8 0-1 0-2-2-6-23-60-45-119-69-179 24-60 46-119 69-179z"><text:p/></draw:path><draw:path draw:style-name="gr3" draw:text-style-name="P6" svg:width="0.0752in" svg:height="0.0685in" svg:x="1.1976in" svg:y="0.0661in" svg:viewBox="0 0 192 175" svg:d="M119 54c2-10 11-45 37-45 2 0 12 0 20 4-11 2-19 12-19 21 0 7 5 15 15 15 8 0 20-8 20-24 0-19-22-25-35-25-23 0-36 21-40 30-10-26-31-30-42-30-41 0-63 50-63 60 0 4 4 4 6 4s3-1 4-4c13-41 38-51 52-51 7 0 21 3 21 25 0 12-7 39-21 93-6 24-20 40-37 40-2 0-11 0-19-5 9-2 18-10 18-21s-9-14-14-14c-12 0-22 11-22 23 0 18 20 25 36 25 27 0 40-27 41-29 5 14 19 29 42 29 40 0 62-49 62-59 0-5-4-5-5-5-3 0-4 3-4 5-14 42-40 51-52 51-16 0-21-13-21-26 0-9 2-16 7-34 4-18 8-35 13-53z"><text:p/></draw:path><draw:path draw:style-name="gr3" draw:text-style-name="P6" svg:width="0.1008in" svg:height="0.1004in" svg:x="1.3228in" svg:y="0.0445in" svg:viewBox="0 0 257 256" svg:d="M136 136c37 0 72 0 108 0 6 0 13 0 13-8s-7-8-13-8c-36 0-71 0-108 0 0-36 0-71 0-108 0-5 0-12-7-12-8 0-8 7-8 12 0 37 0 72 0 108-36 0-73 0-109 0-4 0-12 0-12 8s8 8 12 8c36 0 73 0 109 0 0 36 0 72 0 108 0 5 0 12 8 12 7 0 7-7 7-12 0-36 0-72 0-108z"><text:p/></draw:path><draw:path draw:style-name="gr3" draw:text-style-name="P6" svg:width="0.0697in" svg:height="0.0976in" svg:x="1.4705in" svg:y="0.0661in" svg:viewBox="0 0 178 249" svg:d="M176 23c2-4 2-5 2-9 0-6-5-10-11-10-4 0-10 3-14 8 0 2-3 14-6 21-2 10-4 21-7 31-6 23-11 46-17 69-2 7-19 34-44 34-20 0-24-17-24-31 0-18 7-42 20-76 6-16 7-20 7-28 0-18-12-32-31-32-37 0-51 56-51 60s3 4 4 4c5 0 5-1 7-8 10-36 25-47 38-47 4 0 10 0 10 12 0 10-4 20-6 28-16 40-22 62-22 80 0 34 24 46 46 46 15 0 29-6 40-17-6 20-10 39-26 59-10 13-24 23-43 23-4 0-22-1-28-14 5 0 11 0 16-5 4-4 8-8 8-16 0-12-11-13-14-13-9 0-22 5-22 24s17 33 40 33c41 0 81-34 92-78 12-50 24-98 36-148z"><text:p/></draw:path><draw:path draw:style-name="gr3" draw:text-style-name="P6" svg:width="0.0173in" svg:height="0.0453in" svg:x="1.5591in" svg:y="0.1169in" svg:viewBox="0 0 45 116" svg:d="M45 41c0-26-10-41-25-41-12 0-20 10-20 21 0 10 8 20 20 20 5 0 10-1 14-5 1-1 1-1 1-2 1 0 1 1 1 7 0 28-13 52-26 64-5 4-5 5-5 6 0 3 3 5 5 5 4 0 35-30 35-75z"><text:p/></draw:path><draw:path draw:style-name="gr3" draw:text-style-name="P6" svg:width="0.0752in" svg:height="0.0685in" svg:x="1.6181in" svg:y="0.0661in" svg:viewBox="0 0 192 175" svg:d="M118 54c2-10 11-45 38-45 2 0 11 0 19 4-10 2-18 12-18 21 0 7 4 15 15 15 8 0 20-8 20-24 0-19-23-25-36-25-22 0-35 21-41 30-8-26-29-30-41-30-40 0-62 50-62 60 0 4 3 4 4 4 4 0 5-1 6-4 13-41 38-51 52-51 6 0 21 3 21 25 0 12-7 39-21 93-7 24-20 40-38 40-2 0-11 0-18-5 9-2 17-10 17-21s-8-14-14-14c-11 0-21 11-21 23 0 18 20 25 36 25 26 0 40-27 41-29 4 14 19 29 42 29 39 0 61-49 61-59 0-5-3-5-4-5-3 0-4 3-6 5-12 42-38 51-50 51-16 0-22-13-22-26 0-9 2-16 6-34 5-18 9-35 14-53z"><text:p/></draw:path><draw:path draw:style-name="gr3" draw:text-style-name="P6" svg:width="0.0925in" svg:height="0.0055in" svg:x="1.7472in" svg:y="0.0917in" svg:viewBox="0 0 236 15" svg:d="M222 15c7 0 14 0 14-7 0-8-7-8-14-8-69 0-140 0-209 0-6 0-13 0-13 8 0 7 7 7 13 7 69 0 140 0 209 0z"><text:p/></draw:path><draw:path draw:style-name="gr3" draw:text-style-name="P6" svg:width="0.0697in" svg:height="0.0976in" svg:x="1.8909in" svg:y="0.0661in" svg:viewBox="0 0 178 249" svg:d="M177 23c1-4 1-5 1-9 0-6-5-10-11-10-3 0-10 3-13 8-1 2-4 14-6 21-3 10-5 21-7 31-6 23-12 46-18 69-1 7-17 34-44 34-20 0-23-17-23-31 0-18 7-42 19-76 6-16 9-20 9-28 0-18-14-32-32-32-38 0-52 56-52 60s4 4 5 4c4 0 4-1 6-8 11-36 26-47 40-47 2 0 8 0 8 12 0 10-3 20-6 28-16 40-22 62-22 80 0 34 24 46 47 46 15 0 29-6 39-17-5 20-9 39-25 59-11 13-25 23-43 23-5 0-23-1-29-14 6 0 11 0 16-5 5-4 8-8 8-16 0-12-10-13-14-13-9 0-21 5-21 24s16 33 40 33c40 0 80-34 91-78 12-50 25-98 37-148z"><text:p/></draw:path><draw:path draw:style-name="gr3" draw:text-style-name="P6" svg:width="0.0339in" svg:height="0.1516in" svg:x="1.9748in" svg:y="0.0193in" svg:viewBox="0 0 87 386" svg:d="M85 200c2-5 2-6 2-7s0-1-2-7c-23-59-45-118-69-177-2-7-5-9-8-9-5 0-8 3-8 8 0 1 0 2 2 6 23 60 45 119 68 179-23 58-45 118-68 178-2 4-2 5-2 7 0 5 4 8 8 8 5 0 6-4 8-8 24-59 46-119 69-178z"><text:p/></draw:path><draw:path draw:style-name="gr3" draw:text-style-name="P6" svg:width="0.0173in" svg:height="0.0453in" svg:x="2.039in" svg:y="0.1169in" svg:viewBox="0 0 45 116" svg:d="M45 41c0-26-10-41-24-41-13 0-21 10-21 21 0 10 8 20 21 20 4 0 9-1 13-5 1-1 1-2 2-2 0 2 0 1 0 7 0 28-13 51-26 64-5 3-3 5-3 6 0 3 1 5 3 5 4 0 35-30 35-75z"><text:p/></draw:path><draw:path draw:style-name="gr3" draw:text-style-name="P6" svg:width="0.0752in" svg:height="0.1378in" svg:x="2.1016in" svg:y="0.0264in" svg:viewBox="0 0 192 351" svg:d="M121 118c11 0 22 0 33 0 8 0 12 0 12-8 0-4-4-4-11-4-11 0-21 0-32 0 2-16 6-30 8-44 2-8 8-36 10-41 3-7 10-12 17-12 3 0 12 0 20 6-17 2-21 15-21 21 0 9 7 14 15 14 9 0 20-9 20-24 0-17-17-26-34-26-13 0-37 7-48 45-2 8-3 12-13 61-9 0-18 0-27 0-7 0-12 0-12 8 0 4 4 4 11 4 9 0 17 0 26 0-10 51-19 101-29 151-7 38-13 73-34 73-1 0-11 0-18-7 18-1 21-15 21-21 0-9-6-13-14-13-10 0-21 8-21 23 0 18 16 27 32 27 22 0 37-24 44-38 12-24 21-72 22-74 8-39 15-80 23-121z"><text:p/></draw:path><draw:path draw:style-name="gr3" draw:text-style-name="P6" svg:width="0.0157in" svg:height="0.0654in" svg:x="2.2142in" svg:y="0.0677in" svg:viewBox="0 0 41 167" svg:d="M41 20c0-11-9-20-20-20-12 0-21 8-21 20 0 11 9 21 21 21 11 0 20-9 20-21zM41 147c0-12-9-21-20-21-12 0-21 9-21 21 0 11 9 20 21 20 11 0 20-9 20-20z"><text:p/></draw:path><draw:path draw:style-name="gr3" draw:text-style-name="P6" svg:width="0.1043in" svg:height="0.1035in" svg:x="2.2965in" svg:y="0.0291in" svg:viewBox="0 0 266 264" svg:d="M98 143c4 0 9 0 13 0 20 30 39 60 58 90 5 5 14 21 18 26 2 5 3 5 13 5 18 0 35 0 53 0 7 0 13 0 13-7 0-3-2-6-6-7-15-3-33-27-42-39-4-5-22-30-49-72 34-7 69-21 69-67 0-53-58-72-103-72-40 0-81 0-122 0-6 0-13 0-13 7 0 6 8 6 11 6 22 0 23 4 23 22 0 64 0 129 0 194 0 18-1 21-23 21-3 0-11 0-11 7s7 7 13 7c35 0 71 0 106 0 7 0 13 0 13-7s-7-7-11-7c-22 0-23-3-23-21 0-28 0-57 0-86zM173 125c10-15 11-36 11-52 0-19-3-40-15-55 17 3 54 15 54 54 0 25-11 45-50 53zM98 34c0-8 0-21 24-21 32 0 48 13 48 60 0 49-12 57-72 57 0-32 0-64 0-96zM45 250c3-6 3-17 3-20 0-66 0-131 0-196 0-3 0-14-3-21 14 0 30 0 44 0-5 7-5 15-5 20 0 65 0 131 0 197 0 3 0 14 3 20-14 0-28 0-42 0zM128 143c2 0 4-1 7-1 6 0 15 0 20-1 6 9 47 78 79 109-12 0-25 0-37 0-23-35-46-71-69-107z"><text:p/></draw:path><draw:path draw:style-name="gr3" draw:text-style-name="P6" svg:width="0.0469in" svg:height="0.0705in" svg:x="2.411in" svg:y="-0.0004in" svg:viewBox="0 0 120 180" svg:d="M120 131c-3 0-7 0-10 0 0 6-3 21-7 24-2 2-23 2-26 2-17 0-34 0-51 0 29-25 39-32 54-46 21-15 40-33 40-58 0-33-29-53-64-53-33 0-56 24-56 49 0 14 11 15 14 15 7 0 15-4 15-14 0-6-3-15-17-15 9-20 28-25 40-25 27 0 41 21 41 43 0 23-16 42-25 52-22 21-44 43-66 65-2 2-2 2-2 10 37 0 74 0 111 0 3-17 6-33 9-49z"><text:p/></draw:path><draw:path draw:style-name="gr3" draw:text-style-name="P6" svg:width="0.1346in" svg:height="0.0791in" svg:x="2.5232in" svg:y="0.0559in" svg:viewBox="0 0 343 202" svg:d="M301 108c-22 17-32 33-35 38-17 26-20 50-20 51 0 5 5 5 8 5 7 0 7-1 8-8 9-37 32-71 76-88 4-1 5-3 5-6s-2-3-3-3c-17-7-64-26-78-91-1-5-1-6-8-6-3 0-8 0-8 4 0 2 4 26 19 51 8 12 20 25 36 38-95 0-191 0-287 0-7 0-14 0-14 7 0 8 7 8 14 8 96 0 192 0 287 0z"><text:p/></draw:path><draw:path draw:style-name="gr3" draw:text-style-name="P6" svg:width="0.1043in" svg:height="0.1035in" svg:x="2.7114in" svg:y="0.0291in" svg:viewBox="0 0 266 264" svg:d="M98 143c4 0 10 0 14 0 19 30 39 60 57 90 5 5 14 21 18 26 3 5 4 5 13 5 18 0 35 0 53 0 8 0 13 0 13-7 0-3-2-6-5-7-15-3-34-27-43-39-4-5-22-30-49-72 36-7 69-21 69-67 0-53-58-72-103-72-40 0-81 0-122 0-6 0-13 0-13 7 0 6 8 6 11 6 22 0 24 4 24 22 0 64 0 129 0 194 0 18-2 21-24 21-3 0-11 0-11 7s7 7 13 7c35 0 72 0 107 0 6 0 12 0 12-7s-7-7-11-7c-22 0-23-3-23-21 0-28 0-57 0-86zM173 125c11-15 12-36 12-52 0-19-2-40-16-55 17 3 54 15 54 54 0 25-11 45-50 53zM98 34c0-8 0-21 24-21 33 0 48 13 48 60 0 49-12 57-72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6" svg:width="0.0469in" svg:height="0.0705in" svg:x="2.826in" svg:y="-0.0004in" svg:viewBox="0 0 120 180" svg:d="M120 131c-3 0-7 0-10 0 0 6-3 21-7 24-2 2-23 2-26 2-17 0-34 0-51 0 29-25 39-32 55-46 20-15 39-33 39-58 0-33-29-53-64-53-33 0-56 24-56 49 0 14 12 15 14 15 7 0 15-4 15-14 0-6-3-15-16-15 8-20 27-25 40-25 26 0 40 21 40 43 0 23-16 42-25 52-22 21-44 43-66 65-2 2-2 2-2 10 37 0 74 0 111 0 3-17 6-33 9-49z"><text:p/></draw:path></draw:g></text:p>
      <text:p text:style-name="P28">צ.ל.: <text:span text:style-name="T5"><draw:g text:anchor-type="as-char" svg:y="-0.1075in" draw:z-index="101" draw:name="Shape11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1 0-8-7-13-14-13-10 0-21 8-21 23 0 18 17 27 32 27 21 0 36-23 44-38 12-24 21-71 21-73 8-41 14-81 22-121z"><text:p/></draw:path></draw:g></text:span><text:span text:style-name="T5"><text:s/>הפיכה</text:span></text:p>
      <text:p text:style-name="P28">הוכחה: <text:span text:style-name="T5">נבחר </text:span><text:span text:style-name="T5"><draw:g text:anchor-type="as-char" svg:y="-0.1339in" draw:z-index="103" draw:name="Shape114" draw:style-name="gr1"><svg:title>TexMaths</svg:title><svg:desc>11§display§g \colon \R^2 \to \R^2§svg§600§FALSE§</svg:desc><draw:path draw:style-name="gr2" draw:text-style-name="P5" svg:width="0.7496in" svg:height="0.148in" svg:x="0.0051in" svg:y="0.0075in" svg:viewBox="0 0 1905 377" svg:d="M0 0c635 0 1271 0 1905 0 0 125 0 251 0 377-634 0-1270 0-1905 0 0-126 0-252 0-377z"><text:p/></draw:path><draw:path draw:style-name="gr3" draw:text-style-name="P6" svg:width="0.0693in" svg:height="0.0972in" svg:x="-0.0004in" svg:y="0.0665in" svg:viewBox="0 0 177 248" svg:d="M176 25c1-2 1-4 1-7 0-7-4-10-11-10-3 0-14 2-15 16-7-14-21-24-37-24-44 0-91 54-91 110 0 37 23 60 51 60 23 0 42-17 45-22-8 34-8 33-12 51-2 4-16 40-56 40-7 0-20 0-31-3 12-3 16-14 16-20s-4-13-15-13c-8 0-21 7-21 22s14 23 52 23c48 0 76-30 81-52 14-57 29-114 43-171zM127 121c-3 10-11 20-20 27s-20 13-32 13c-19 0-24-19-24-35 0-18 11-63 21-83 11-19 27-34 44-34 25 0 30 31 30 33s-1 4-1 5c-6 24-12 48-18 74z"><text:p/></draw:path><draw:path draw:style-name="gr3" draw:text-style-name="P6" svg:width="0.0161in" svg:height="0.065in" svg:x="0.1055in" svg:y="0.0693in" svg:viewBox="0 0 42 166" svg:d="M42 20c0-11-10-20-21-20s-21 8-21 20c0 11 10 21 21 21s21-9 21-21zM42 145c0-11-10-20-21-20s-21 8-21 20c0 11 10 21 21 21s21-9 21-21z"><text:p/></draw:path><draw:path draw:style-name="gr3" draw:text-style-name="P6" svg:width="0.1043in" svg:height="0.1028in" svg:x="0.1878in" svg:y="0.0291in" svg:viewBox="0 0 266 262" svg:d="M98 143c4 0 10 0 14 0 19 29 39 59 57 88 5 6 14 21 18 27 2 4 3 4 13 4 18 0 35 0 53 0 7 0 13 0 13-6 0-4-2-7-6-7-15-3-33-28-42-40-3-4-22-29-49-71 35-6 69-21 69-67 0-53-58-71-103-71-40 0-81 0-122 0-6 0-13 0-13 7 0 6 8 6 11 6 22 0 24 2 24 22 0 64 0 129 0 192 0 19-2 22-24 22-3 0-11 0-11 7 0 6 7 6 13 6 35 0 72 0 107 0 7 0 12 0 12-6 0-7-7-7-11-7-22 0-23-3-23-22 0-27 0-56 0-84zM173 124c10-14 12-35 12-52 0-18-3-39-16-54 17 3 54 15 54 53 0 26-11 45-50 53zM98 34c0-9 0-21 24-21 32 0 49 13 49 59 0 50-13 58-73 58 0-32 0-64 0-96zM45 249c3-8 3-17 3-22 0-63 0-128 0-193 0-3 0-14-3-21 14 0 30 0 44 0-4 7-4 14-4 20 0 65 0 129 0 194 0 5 0 14 2 22-14 0-28 0-42 0zM128 143c2-1 4-1 7-1 6 0 15-1 20-1 6 8 47 76 79 108-12 0-25 0-37 0-23-35-46-71-69-106z"><text:p/></draw:path><draw:path draw:style-name="gr3" draw:text-style-name="P6" svg:width="0.0469in" svg:height="0.0701in" svg:x="0.302in" svg:y="0in" svg:viewBox="0 0 120 179" svg:d="M120 130c-3 0-7 0-10 0-1 6-3 21-7 25-2 1-23 1-27 1-17 0-33 0-50 0 29-25 39-32 54-45 21-17 40-33 40-58 0-33-30-53-64-53-33 0-56 23-56 48 0 15 11 16 14 16 7 0 15-5 15-15 0-5-3-14-17-14 9-20 28-25 40-25 27 0 42 21 42 43 0 23-18 41-26 51-22 21-44 43-66 65-2 2-2 2-2 10 37 0 74 0 111 0 3-17 6-33 9-49z"><text:p/></draw:path><draw:path draw:style-name="gr3" draw:text-style-name="P6" svg:width="0.1346in" svg:height="0.0787in" svg:x="0.4138in" svg:y="0.0555in" svg:viewBox="0 0 343 201" svg:d="M300 108c-21 16-30 31-34 37-17 26-21 50-21 51 0 5 5 5 8 5 7 0 7-1 9-8 9-38 32-70 75-88 5-2 6-3 6-5 0-3-2-3-3-5-18-6-64-25-78-90-2-4-2-5-9-5-3 0-8 0-8 4 0 1 4 26 20 51 8 12 19 25 35 37-95 0-191 0-287 0-6 0-13 0-13 8s7 8 13 8c96 0 192 0 287 0z"><text:p/></draw:path><draw:path draw:style-name="gr3" draw:text-style-name="P6" svg:width="0.1039in" svg:height="0.1028in" svg:x="0.602in" svg:y="0.0291in" svg:viewBox="0 0 265 262" svg:d="M97 143c4 0 10 0 14 0 20 29 39 59 58 88 4 6 14 21 17 27 3 4 4 4 13 4 18 0 36 0 54 0 7 0 12 0 12-6 0-4-2-7-5-7-15-3-33-28-43-40-2-4-22-29-48-71 35-6 68-21 68-67 0-53-58-71-103-71-40 0-80 0-121 0-7 0-13 0-13 7 0 6 8 6 10 6 22 0 24 2 24 22 0 64 0 129 0 192 0 19-2 22-24 22-2 0-10 0-10 7 0 6 6 6 13 6 35 0 71 0 106 0 6 0 13 0 13-6 0-7-7-7-11-7-22 0-24-3-24-22 0-27 0-56 0-84zM172 124c11-14 12-35 12-52 0-18-2-39-15-54 16 3 54 15 54 53 0 26-12 45-51 53zM97 34c0-9 0-21 24-21 33 0 50 13 50 59 0 50-13 58-74 58 0-32 0-64 0-96zM45 249c2-8 2-17 2-22 0-63 0-128 0-193 0-3 0-14-2-21 14 0 30 0 44 0-5 7-5 14-5 20 0 65 0 129 0 194 0 5 0 14 3 22-14 0-28 0-42 0zM127 143c3-1 4-1 7-1 6 0 15-1 20-1 7 8 48 76 80 108-12 0-25 0-37 0-23-35-47-71-70-106z"><text:p/></draw:path><draw:path draw:style-name="gr3" draw:text-style-name="P6" svg:width="0.0469in" svg:height="0.0701in" svg:x="0.7161in" svg:y="0in" svg:viewBox="0 0 120 179" svg:d="M120 130c-3 0-6 0-9 0-1 6-4 21-8 25-2 1-23 1-26 1-16 0-33 0-49 0 27-25 37-32 53-45 20-17 39-33 39-58 0-33-29-53-64-53-33 0-56 23-56 48 0 15 12 16 14 16 7 0 15-5 15-15 0-5-1-14-16-14 9-20 27-25 40-25 26 0 41 21 41 43 0 23-17 41-26 51-22 21-43 43-65 65-3 2-3 2-3 10 37 0 75 0 112 0 2-17 6-33 8-49z"><text:p/></draw:path></draw:g></text:span><text:span text:style-name="T5"><text:s/>המוגדרת לפי </text:span><text:span text:style-name="T5"><draw:g text:anchor-type="as-char" svg:y="-0.1327in" draw:z-index="102" draw:name="Shape115" draw:style-name="gr1"><svg:title>TexMaths</svg:title><svg:desc>11§display§g = \lambda \la x, y \ra \in \R^2. \la x - y, x + y \ra§svg§600§FALSE§</svg:desc><draw:path draw:style-name="gr2" draw:text-style-name="P5" svg:width="1.9882in" svg:height="0.1555in" svg:x="0.0051in" svg:y="0.0075in" svg:viewBox="0 0 5051 396" svg:d="M2527 396c-843 0-1684 0-2527 0 0-132 0-264 0-396 1684 0 3367 0 5051 0 0 132 0 264 0 396-841 0-1683 0-2524 0z"><text:p/></draw:path><draw:path draw:style-name="gr3" draw:text-style-name="P6" svg:width="0.0697in" svg:height="0.0976in" svg:x="-0.0004in" svg:y="0.0661in" svg:viewBox="0 0 178 249" svg:d="M177 25c0-2 1-4 1-6 0-7-4-11-11-11-4 0-14 3-16 16-7-14-20-24-35-24-46 0-93 54-93 110 0 38 23 61 52 61 22 0 41-18 44-22h1c-9 34-9 33-13 51-1 4-15 40-55 40-8 0-21 0-32-3 12-3 16-12 16-19 0-6-4-14-15-14-8 0-21 8-21 23 0 14 15 22 52 22 48 0 76-28 82-52 15-57 29-114 43-172zM127 121c-3 10-12 20-20 28-8 6-20 13-31 13-20 0-25-20-25-35 0-19 11-64 22-84 10-19 26-34 43-34 25 0 30 31 30 33s-1 4-1 5c-6 25-12 49-18 74z"><text:p/></draw:path><draw:path draw:style-name="gr3" draw:text-style-name="P6" svg:width="0.1004in" svg:height="0.035in" svg:x="0.1264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8in" svg:height="0.1067in" svg:x="0.2866in" svg:y="0.028in" svg:viewBox="0 0 191 272" svg:d="M117 155c16 40 35 99 40 107 7 9 10 9 21 9 3 0 6 0 9 0s4-3 4-4-1-1-2-3c-4-5-6-10-9-18-26-73-52-146-79-218-8-24-28-28-47-28-2 0-7 0-7 4 0 3 2 3 4 4 13 2 15 4 25 31 12 35 25 69 37 104-35 36-71 71-106 106-5 5-7 7-7 11 0 7 4 12 11 12 5 0 10-4 13-8 31-36 62-72 93-109z"><text:p/></draw:path><draw:path draw:style-name="gr3" draw:text-style-name="P6" svg:width="0.0335in" svg:height="0.1516in" svg:x="0.3843in" svg:y="0.0193in" svg:viewBox="0 0 86 386" svg:d="M84 14c2-4 2-4 2-6 0-5-3-8-8-8-3 0-6 2-9 9-23 59-45 118-68 177 0 3-1 5-1 7 0 1 0 2 1 7 23 58 45 118 68 176 1 4 4 10 9 10s8-3 8-8c0-1 0-2-2-6-24-60-45-119-69-179 24-60 45-119 69-179z"><text:p/></draw:path><draw:path draw:style-name="gr3" draw:text-style-name="P6" svg:width="0.0756in" svg:height="0.0685in" svg:x="0.4311in" svg:y="0.0661in" svg:viewBox="0 0 193 175" svg:d="M118 54c2-10 11-45 38-45 2 0 11 0 19 4-10 2-18 12-18 21 0 7 4 15 15 15 8 0 21-8 21-24 0-19-24-25-37-25-22 0-36 21-41 30-9-26-30-30-41-30-40 0-62 50-62 60 0 4 3 4 4 4 4 0 5-1 6-4 12-41 39-51 52-51 6 0 21 3 21 25 0 12-7 39-21 93-7 24-20 40-38 40-2 0-11 0-18-5 8-2 17-10 17-21s-9-14-14-14c-11 0-21 11-21 23 0 18 19 25 36 25 26 0 40-27 41-29 4 14 19 29 42 29 39 0 61-49 61-59 0-5-3-5-4-5-3 0-4 3-6 5-12 42-38 51-51 51-15 0-21-13-21-26 0-9 2-16 6-34 5-18 9-35 14-53z"><text:p/></draw:path><draw:path draw:style-name="gr3" draw:text-style-name="P6" svg:width="0.0173in" svg:height="0.0453in" svg:x="0.5268in" svg:y="0.1169in" svg:viewBox="0 0 45 116" svg:d="M45 41c0-26-10-41-25-41-12 0-20 10-20 21 0 10 8 20 20 20 5 0 10-1 14-5 1-1 1-1 1-2 1 0 1 1 1 7 0 28-13 52-26 64-4 4-4 5-4 6 0 3 2 5 4 5 4 0 35-30 35-75z"><text:p/></draw:path><draw:path draw:style-name="gr3" draw:text-style-name="P6" svg:width="0.0697in" svg:height="0.0976in" svg:x="0.5854in" svg:y="0.0661in" svg:viewBox="0 0 178 249" svg:d="M176 23c2-4 2-5 2-9 0-6-5-10-11-10-4 0-10 3-14 8 0 2-3 14-6 21-2 10-4 21-7 31-6 23-11 46-17 69-2 7-18 34-44 34-20 0-24-17-24-31 0-18 7-42 20-76 6-16 7-20 7-28 0-18-12-32-31-32-37 0-51 56-51 60s3 4 4 4c5 0 5-1 7-8 10-36 25-47 38-47 4 0 10 0 10 12 0 10-4 20-6 28-16 40-22 62-22 80 0 34 24 46 46 46 15 0 29-6 40-17-6 20-10 39-26 59-10 13-24 23-43 23-4 0-22-1-28-14 5 0 11 0 16-5 4-4 8-8 8-16 0-12-11-13-14-13-9 0-22 5-22 24s17 33 40 33c41 0 81-34 92-78 12-50 24-98 36-148z"><text:p/></draw:path><draw:path draw:style-name="gr3" draw:text-style-name="P6" svg:width="0.0335in" svg:height="0.1516in" svg:x="0.6697in" svg:y="0.0193in" svg:viewBox="0 0 86 386" svg:d="M84 200c2-5 2-6 2-7s0-1-2-7c-22-59-46-118-68-177-2-7-4-9-8-9-5 0-8 3-8 8 0 1 0 2 2 6 23 60 45 119 68 179-23 58-45 118-68 177-2 5-2 6-2 8 0 5 3 8 8 8 4 0 6-4 7-8 23-59 46-119 69-178z"><text:p/></draw:path><draw:path draw:style-name="gr3" draw:text-style-name="P6" svg:width="0.076in" svg:height="0.0878in" svg:x="0.7752in" svg:y="0.0512in" svg:viewBox="0 0 194 224" svg:d="M179 119c7 0 15 0 15-8 0-7-8-7-15-7-55 0-109 0-164 0 6-52 50-89 105-89 20 0 39 0 59 0 7 0 15 0 15-7 0-8-8-8-15-8-20 0-40 0-60 0-66 0-119 49-119 111s53 113 119 113c20 0 40 0 60 0 7 0 15 0 15-8s-8-8-15-8c-20 0-39 0-59 0-55 0-99-37-105-89 55 0 109 0 164 0z"><text:p/></draw:path><draw:path draw:style-name="gr3" draw:text-style-name="P6" svg:width="0.1043in" svg:height="0.1035in" svg:x="0.9087in" svg:y="0.0291in" svg:viewBox="0 0 266 264" svg:d="M98 143c4 0 10 0 14 0 19 30 39 60 57 90 5 5 14 21 18 26 3 5 4 5 13 5 18 0 35 0 53 0 7 0 13 0 13-7 0-3-2-6-6-7-15-3-33-27-42-39-4-5-22-30-49-72 36-7 69-21 69-67 0-53-58-72-103-72-40 0-81 0-122 0-6 0-13 0-13 7 0 6 8 6 11 6 22 0 24 4 24 22 0 64 0 129 0 194 0 18-2 21-24 21-3 0-11 0-11 7s7 7 13 7c35 0 72 0 107 0 7 0 12 0 12-7s-7-7-11-7c-22 0-23-3-23-21 0-28 0-57 0-86zM173 125c11-15 12-36 12-52 0-19-3-40-16-55 17 3 54 15 54 54 0 25-11 45-50 53zM98 34c0-8 0-21 24-21 33 0 49 13 49 60 0 49-13 57-73 57 0-32 0-64 0-96zM45 250c3-6 3-17 3-20 0-66 0-131 0-196 0-3 0-14-3-21 14 0 30 0 44 0-4 7-4 15-4 20 0 65 0 131 0 197 0 3 0 14 2 20-14 0-28 0-42 0zM128 143c2 0 4-1 7-1 6 0 15 0 20-1 6 9 47 78 79 109-12 0-25 0-37 0-23-35-46-71-69-107z"><text:p/></draw:path><draw:path draw:style-name="gr3" draw:text-style-name="P6" svg:width="0.0469in" svg:height="0.0705in" svg:x="1.0224in" svg:y="-0.0004in" svg:viewBox="0 0 120 180" svg:d="M120 131c-3 0-7 0-10 0 0 6-3 21-7 24-2 2-23 2-26 2-17 0-34 0-51 0 29-25 39-32 55-46 20-15 39-33 39-58 0-33-29-53-64-53-33 0-56 24-56 49 0 14 12 15 14 15 7 0 15-4 15-14 0-6-3-15-16-15 8-20 27-25 39-25 27 0 42 21 42 43 0 23-17 42-26 52-22 21-44 43-66 65-2 2-2 2-2 10 37 0 74 0 111 0 3-17 6-33 9-49z"><text:p/></draw:path><draw:path draw:style-name="gr3" draw:text-style-name="P6" svg:width="0.0161in" svg:height="0.0157in" svg:x="1.0972in" svg:y="0.1169in" svg:viewBox="0 0 42 41" svg:d="M42 21c0-12-10-21-21-21s-21 9-21 21c0 11 10 20 21 20s21-9 21-20z"><text:p/></draw:path><draw:path draw:style-name="gr3" draw:text-style-name="P6" svg:width="0.0339in" svg:height="0.1516in" svg:x="1.1429in" svg:y="0.0193in" svg:viewBox="0 0 87 386" svg:d="M85 14c2-4 2-4 2-6 0-5-3-8-8-8-3 0-6 2-9 9-23 59-45 118-68 177-1 3-2 5-2 7 0 1 0 2 2 7 23 58 45 118 68 176 1 4 4 10 9 10s8-3 8-8c0-1 0-2-2-6-23-60-45-119-68-179 23-60 45-119 68-179z"><text:p/></draw:path><draw:path draw:style-name="gr3" draw:text-style-name="P6" svg:width="0.0752in" svg:height="0.0685in" svg:x="1.1902in" svg:y="0.0661in" svg:viewBox="0 0 192 175" svg:d="M118 54c2-10 11-45 38-45 1 0 11 0 19 4-11 2-19 12-19 21 0 7 5 15 16 15 7 0 20-8 20-24 0-19-23-25-36-25-22 0-36 21-41 30-9-26-30-30-41-30-40 0-62 50-62 60 0 4 3 4 4 4 4 0 5-1 5-4 13-41 38-51 52-51 7 0 21 3 21 25 0 12-7 39-21 93-6 24-20 40-37 40-2 0-11 0-20-5 10-2 19-10 19-21s-9-14-14-14c-12 0-21 11-21 23 0 18 19 25 36 25 26 0 39-27 41-29 4 14 18 29 42 29 39 0 61-49 61-59 0-5-3-5-4-5-4 0-4 3-5 5-14 42-40 51-52 51-15 0-21-13-21-26 0-9 2-16 7-34 4-18 8-35 13-53z"><text:p/></draw:path><draw:path draw:style-name="gr3" draw:text-style-name="P6" svg:width="0.0921in" svg:height="0.0055in" svg:x="1.3193in" svg:y="0.0917in" svg:viewBox="0 0 235 15" svg:d="M222 15c7 0 13 0 13-7 0-8-6-8-13-8-69 0-140 0-209 0-6 0-13 0-13 8 0 7 7 7 13 7 69 0 140 0 209 0z"><text:p/></draw:path><draw:path draw:style-name="gr3" draw:text-style-name="P6" svg:width="0.0697in" svg:height="0.0976in" svg:x="1.463in" svg:y="0.0661in" svg:viewBox="0 0 178 249" svg:d="M177 23c1-4 1-5 1-9 0-6-5-10-11-10-4 0-10 3-14 8 0 2-3 14-5 21-3 10-5 21-7 31-6 23-12 46-18 69-2 7-19 34-44 34-20 0-24-17-24-31 0-18 7-42 20-76 6-16 7-20 7-28 0-18-12-32-31-32-37 0-51 56-51 60s3 4 4 4c5 0 5-1 7-8 10-36 25-47 38-47 4 0 10 0 10 12 0 10-3 20-6 28-16 40-22 62-22 80 0 34 24 46 47 46 14 0 28-6 39-17-5 20-10 39-26 59-10 13-24 23-42 23-5 0-23-1-29-14 6 0 11 0 16-5 5-4 8-8 8-16 0-12-10-13-14-13-9 0-22 5-22 24s17 33 41 33c40 0 80-34 91-78 12-50 25-98 37-148z"><text:p/></draw:path><draw:path draw:style-name="gr3" draw:text-style-name="P6" svg:width="0.0173in" svg:height="0.0453in" svg:x="1.552in" svg:y="0.1169in" svg:viewBox="0 0 45 116" svg:d="M45 41c0-26-10-41-24-41-13 0-21 10-21 21 0 10 8 20 21 20 4 0 9-1 13-5 1-1 1-2 2-2 0 2 0 1 0 7 0 28-13 51-26 64-5 3-3 5-3 6 0 3 1 5 3 5 4 0 35-30 35-75z"><text:p/></draw:path><draw:path draw:style-name="gr3" draw:text-style-name="P6" svg:width="0.0752in" svg:height="0.0685in" svg:x="1.6106in" svg:y="0.0661in" svg:viewBox="0 0 192 175" svg:d="M118 54c2-10 11-45 38-45 2 0 11 0 20 4-11 2-19 12-19 21 0 7 5 15 15 15 8 0 20-8 20-24 0-19-23-25-36-25-22 0-35 21-41 30-8-26-29-30-40-30-41 0-63 50-63 60 0 4 3 4 4 4 4 0 5-1 6-4 13-41 39-51 52-51 6 0 21 3 21 25 0 12-7 39-21 93-7 24-20 40-38 40-2 0-11 0-18-5 10-2 17-10 17-21s-8-14-14-14c-11 0-21 11-21 23 0 18 20 25 36 25 26 0 40-27 41-29 4 14 19 29 42 29 39 0 61-49 61-59 0-5-3-5-4-5-3 0-4 3-5 5-13 42-39 51-51 51-15 0-22-13-22-26 0-9 2-16 7-34 4-18 8-35 13-53z"><text:p/></draw:path><draw:path draw:style-name="gr3" draw:text-style-name="P6" svg:width="0.1008in" svg:height="0.1004in" svg:x="1.7354in" svg:y="0.0445in" svg:viewBox="0 0 257 256" svg:d="M138 136c36 0 71 0 107 0 5 0 12 0 12-8s-7-8-12-8c-36 0-71 0-107 0 0-36 0-71 0-108 0-5-2-12-9-12-9 0-8 7-8 12 0 37 0 72 0 108-36 0-71 0-108 0-5 0-13 0-13 8s8 8 13 8c37 0 72 0 108 0 0 36 0 72 0 108 0 5-1 12 8 12 7 0 9-7 9-12 0-36 0-72 0-108z"><text:p/></draw:path><draw:path draw:style-name="gr3" draw:text-style-name="P6" svg:width="0.0697in" svg:height="0.0976in" svg:x="1.8835in" svg:y="0.0661in" svg:viewBox="0 0 178 249" svg:d="M177 23c1-4 1-5 1-9 0-6-5-10-11-10-3 0-10 3-13 8-1 2-4 14-6 21-2 10-5 21-7 31-6 23-12 46-18 69-1 7-17 34-44 34-20 0-23-17-23-31 0-18 7-42 20-76 5-16 8-20 8-28 0-18-14-32-32-32-38 0-52 56-52 60s4 4 5 4c4 0 4-1 6-8 11-36 26-47 40-47 3 0 8 0 8 12 0 10-3 20-5 28-17 40-23 62-23 80 0 34 24 46 47 46 16 0 29-6 39-17-5 20-9 39-25 59-10 13-25 23-43 23-5 0-23-1-29-14 6 0 11 0 16-5 5-4 8-8 8-16 0-12-10-13-14-13-9 0-21 5-21 24s16 33 40 33c40 0 80-34 91-78 12-50 25-98 37-148z"><text:p/></draw:path><draw:path draw:style-name="gr3" draw:text-style-name="P6" svg:width="0.0339in" svg:height="0.1516in" svg:x="1.9677in" svg:y="0.0193in" svg:viewBox="0 0 87 386" svg:d="M85 200c2-5 2-6 2-7s0-1-2-7c-22-59-45-118-67-177-4-7-7-9-10-9-5 0-8 3-8 8 0 1 0 2 2 6 23 60 45 119 68 179-23 58-45 118-68 177-2 5-2 6-2 8 0 5 4 8 8 8 5 0 6-4 9-8 23-59 45-119 68-178z"><text:p/></draw:path></draw:g></text:span><text:span text:style-name="T5">. נוכיח לפי ההגדרה של פונקציה הפיכה (בשני המקרים אשתמש בכלל </text:span><text:span text:style-name="T5"><draw:g text:anchor-type="as-char" svg:y="-0.0689in" draw:z-index="104" draw:name="Shape116" draw:style-name="gr1"><svg:title>TexMaths</svg:title><svg:desc>11§display§\eta
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5">): </text:span></text:p>
      <text:list text:style-name="L5">
        <text:list-item>
          <text:p text:style-name="P29"><text:span text:style-name="T5"><draw:g text:anchor-type="as-char" svg:y="-0.1075in" draw:z-index="105" draw:name="Shape117" draw:style-name="gr1"><svg:title>TexMaths</svg:title><svg:desc>11§display§g \circ f = id_{\R^2}§svg§600§FALSE§</svg:desc><draw:path draw:style-name="gr2" draw:text-style-name="P5" svg:width="0.752in" svg:height="0.1217in" svg:x="0.0051in" svg:y="0.0075in" svg:viewBox="0 0 1911 310" svg:d="M0 0c637 0 1275 0 1911 0 0 103 0 207 0 310-636 0-1274 0-1911 0 0-103 0-207 0-310z"><text:p/></draw:path><draw:path draw:style-name="gr3" draw:text-style-name="P6" svg:width="0.0697in" svg:height="0.0976in" svg:x="-0.0004in" svg:y="0.0402in" svg:viewBox="0 0 178 249" svg:d="M176 25c1-2 2-4 2-6 0-7-5-11-12-11-3 0-14 3-15 16-7-14-21-24-37-24-44 0-91 54-91 110 0 37 23 61 51 61 23 0 41-18 45-22-8 33-8 32-12 49-3 4-15 42-56 42-7 0-20 0-31-3 12-4 16-14 16-20 0-7-4-15-15-15-8 0-21 8-21 24 0 15 14 23 52 23 48 0 76-30 81-53 14-56 29-113 43-171zM126 121c-2 10-11 20-19 28-9 6-20 13-32 13-19 0-24-20-24-36 0-18 11-63 20-83 11-19 28-34 44-34 26 0 31 31 31 33s-1 4-1 5c-6 25-12 49-19 74z"><text:p/></draw:path><draw:path draw:style-name="gr3" draw:text-style-name="P6" svg:width="0.0587in" svg:height="0.0591in" svg:x="0.1177in" svg:y="0.0402in" svg:viewBox="0 0 150 151" svg:d="M150 76c0-42-35-76-75-76-42 0-75 35-75 76s33 75 75 75c40 0 75-34 75-75zM75 134c-34 0-60-26-60-58 0-33 27-59 60-59 32 0 59 25 59 59 0 33-27 58-59 58z"><text:p/></draw:path><draw:path draw:style-name="gr3" draw:text-style-name="P6" svg:width="0.0752in" svg:height="0.1374in" svg:x="0.2276in" svg:y="0in" svg:viewBox="0 0 192 350" svg:d="M121 118c11 0 22 0 33 0 8 0 12 0 12-8 0-4-4-4-11-4-11 0-21 0-32 0 2-16 6-30 8-44 2-8 8-36 10-40 3-8 10-13 17-13 3 0 12 0 19 6-16 1-20 16-20 21 0 9 7 13 15 13 9 0 20-7 20-23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3" draw:text-style-name="P6" svg:width="0.1008in" svg:height="0.0354in" svg:x="0.3606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398in" svg:height="0.1016in" svg:x="0.5165in" svg:y="0.0075in" svg:viewBox="0 0 102 259" svg:d="M99 14c0-7-6-14-14-14-11 0-21 11-21 21 0 8 5 14 14 14s21-9 21-21zM69 160c5-11 5-13 9-23 3-7 4-13 4-20 0-18-12-32-30-32-37 0-52 56-52 59 0 5 3 2 4 5 5 0 5-2 7-8 11-36 26-47 40-47 2 0 8 0 8 12 0 7-2 16-3 19-3 10-21 54-27 71-4 10-9 23-9 31 0 18 13 32 32 32 36 0 50-57 50-60s-3-3-4-3c-5 0-5 1-6 6-7 25-19 48-39 48-7 0-10-4-10-12 0-10 2-16 11-39 5-13 10-26 15-39z"><text:p/></draw:path><draw:path draw:style-name="gr3" draw:text-style-name="P6" svg:width="0.072in" svg:height="0.1063in" svg:x="0.5709in" svg:y="0.002in" svg:viewBox="0 0 184 271" svg:d="M184 4c0-1 0-4-5-4s-43 3-49 4c-4 0-6 3-6 7 0 6 4 6 10 6 19 0 19 2 19 6 0 2-1 6-1 8-8 30-16 60-23 91-7-14-18-25-36-25-45 0-93 57-93 112 0 36 21 62 52 62 7 0 26-1 50-29 2 15 17 29 35 29 14 0 22-9 29-21 6-15 11-38 11-39 0-3-3-3-4-3-5 0-5 1-6 7-6 25-13 47-30 47-9 0-11-10-11-18 0-9 0-12 3-18 18-74 36-148 55-222zM103 220c-1 8-1 8-7 14-17 22-33 28-43 28-20 0-26-21-26-36 0-19 13-65 21-83 12-23 30-37 45-37 26 0 31 31 31 34 0 2-1 4-1 6-6 25-13 50-20 74z"><text:p/></draw:path><draw:path draw:style-name="gr3" draw:text-style-name="P6" svg:width="0.0728in" svg:height="0.072in" svg:x="0.6457in" svg:y="0.061in" svg:viewBox="0 0 186 184" svg:d="M68 100c3 0 7 0 10 0 13 21 28 42 41 63 2 4 9 14 12 18 1 3 2 3 9 3 12 0 25 0 37 0 4 0 9 0 9-5 0-2-2-3-5-3-9-2-23-20-29-29-2-3-16-21-33-49 23-5 47-16 47-47 0-38-41-51-73-51-28 0-56 0-84 0-5 0-9 0-9 6 0 4 5 4 8 4 15 0 16 2 16 15 0 45 0 91 0 136 0 13-1 15-16 15-3 0-8 0-8 3 0 5 4 5 9 5 25 0 49 0 75 0 4 0 8 0 8-5 0-3-4-3-7-3-16 0-17-2-17-15 0-21 0-41 0-61zM120 87c8-10 9-24 9-35 0-14-3-28-10-39 11 2 37 10 37 38 0 17-8 32-36 36zM68 24c0-5 0-14 17-14 23 0 34 10 34 42 0 34-8 39-51 39 0-23 0-45 0-67zM31 176c2-5 2-12 2-15 0-47 0-92 0-137 0-2 0-10-2-14 10 0 21 0 31 0-4 4-4 10-4 13 0 45 0 91 0 138 0 3 0 10 2 15-9 0-19 0-29 0zM89 100c2 0 2 0 4 0 5 0 11-1 15-1 4 7 33 55 56 77-9 0-18 0-27 0-16-25-31-51-48-76z"><text:p/></draw:path><draw:path draw:style-name="gr3" draw:text-style-name="P6" svg:width="0.0374in" svg:height="0.05in" svg:x="0.728in" svg:y="0.0547in" svg:viewBox="0 0 96 128" svg:d="M96 91c-3 0-6 0-8 0-1 4-3 16-6 17-2 2-18 2-20 2-14 0-26 0-39 0 13-10 28-21 39-29 17-12 34-23 34-44 0-24-23-37-51-37-26 0-45 14-45 33 0 11 8 12 11 12 4 0 11-3 11-11 0-7-4-11-11-12 5-8 16-14 30-14 18 0 34 11 34 30 0 16-11 29-27 41-15 13-30 27-46 40-2 2-2 2-2 3s0 3 0 6c30 0 59 0 89 0 2-13 4-25 7-37z"><text:p/></draw:path></draw:g></text:span><text:span text:style-name="T5">:</text:span></text:p>
          <text:p text:style-name="P30"><draw:g text:anchor-type="as-char" svg:y="-0.3201in" draw:z-index="117" draw:name="Shape118" draw:style-name="gr1"><svg:title>TexMaths</svg:title><svg:desc>11§latex§\begin{alignat*}{9}
  (g \circ f)(\la x, y \ra) = g(f(\la x, y \ra)) &amp;= g(\la x + y, x - y \ra) &amp;&amp;\quad \open \beta \rule \close \\
  &amp;= \la x + y - y, x - y + y \ra = \la x, y \ra &amp;&amp;\quad \open \beta \rule \close \\
  &amp;= id_{\R^2}(\la x, y \ra)
\end{alignat}§svg§600§FALSE§</svg:desc><draw:path draw:style-name="gr2" draw:text-style-name="P5" svg:width="4.6984in" svg:height="0.6244in" svg:x="-0.0004in" svg:y="0.0075in" svg:viewBox="0 0 11935 1587" svg:d="M5967 1587c-1989 0-3978 0-5967 0 0-530 0-1058 0-1587 3979 0 7956 0 11935 0 0 529 0 1057 0 1587-1989 0-3979 0-5968 0z"><text:p/></draw:path><draw:path draw:style-name="gr3" draw:text-style-name="P6" svg:width="0.035in" svg:height="0.152in" svg:x="0.0071in" svg:y="0.0161in" svg:viewBox="0 0 90 387" svg:d="M90 383c0-1 0-2-6-9-49-48-62-121-62-180 0-67 15-135 63-183 5-4 5-5 5-7 0-3-2-4-4-4-4 0-39 26-62 76-20 42-24 85-24 118 0 29 4 77 25 121 23 47 57 72 61 72 2 0 4-2 4-4z"><text:p/></draw:path><draw:path draw:style-name="gr3" draw:text-style-name="P6" svg:width="0.0693in" svg:height="0.098in" svg:x="0.0535in" svg:y="0.0618in" svg:viewBox="0 0 177 250" svg:d="M176 24c1-2 1-4 1-6 0-7-4-10-11-10-3 0-14 2-15 16-7-14-21-24-37-24-44 0-91 54-91 109 0 38 23 62 51 62 23 0 41-19 45-24v2c-8 34-12 49-12 50-3 3-16 42-56 42-7 0-20 0-31-3 12-5 15-15 15-21s-3-13-14-13c-9 0-21 6-21 22s14 24 52 24c48 0 76-31 81-54 14-57 29-115 43-172zM126 121c-2 10-11 20-19 26-9 8-20 15-32 15-19 0-26-20-26-35 0-19 13-65 22-85 11-19 28-34 44-34 26 0 31 31 31 33 0 1-1 4-1 6-6 25-12 50-19 74z"><text:p/></draw:path><draw:path draw:style-name="gr3" draw:text-style-name="P6" svg:width="0.0587in" svg:height="0.0587in" svg:x="0.1717in" svg:y="0.0614in" svg:viewBox="0 0 150 150" svg:d="M150 75c0-42-35-75-75-75-42 0-75 34-75 75s33 75 75 75c40 0 75-33 75-75zM75 134c-34 0-60-27-60-59 0-33 27-60 60-60 32 0 59 27 59 60s-27 59-59 59z"><text:p/></draw:path><draw:path draw:style-name="gr3" draw:text-style-name="P6" svg:width="0.0752in" svg:height="0.1382in" svg:x="0.2811in" svg:y="0.0217in" svg:viewBox="0 0 192 352" svg:d="M121 118c11 0 22 0 33 0 8 0 12 0 12-8 0-4-4-4-11-4-11 0-21 0-32 0 2-15 6-30 8-44 2-8 8-36 10-40 3-8 10-13 17-13 3 0 12 0 20 6-17 3-21 16-21 21 0 9 7 14 15 14 9 0 20-8 20-24 0-17-17-26-34-26-13 0-37 7-48 45-2 9-3 12-13 61-9 0-18 0-27 0-7 0-12 0-12 7 0 5 5 5 11 5 9 0 17 0 26 0-10 50-19 102-29 153-7 37-13 72-33 72-2 0-12 0-19-6 18-1 21-16 21-21 0-9-6-15-14-15-10 0-21 9-21 25s16 26 33 26c21 0 36-23 43-37 12-25 22-72 22-74 8-41 15-83 23-123z"><text:p/></draw:path><draw:path draw:style-name="gr3" draw:text-style-name="P6" svg:width="0.0346in" svg:height="0.152in" svg:x="0.3724in" svg:y="0.0161in" svg:viewBox="0 0 89 387" svg:d="M89 194c0-30-3-77-25-121-23-48-56-73-61-73-2 0-3 2-3 4s0 3 8 9c37 39 59 100 59 181 0 66-14 134-63 182-4 5-4 6-4 7 0 2 1 4 3 4 5 0 40-26 62-76 20-43 24-85 24-117z"><text:p/></draw:path><draw:path draw:style-name="gr3" draw:text-style-name="P6" svg:width="0.035in" svg:height="0.152in" svg:x="0.4378in" svg:y="0.0161in" svg:viewBox="0 0 90 387" svg:d="M90 383c0-1 0-2-6-9-49-48-61-121-61-180 0-67 14-135 62-183 5-4 5-5 5-7 0-3-2-4-4-4-4 0-39 26-62 76-19 42-24 85-24 118 0 29 4 77 26 121 23 47 56 72 60 72 2 0 4-2 4-4z"><text:p/></draw:path><draw:path draw:style-name="gr3" draw:text-style-name="P6" svg:width="0.0335in" svg:height="0.152in" svg:x="0.4988in" svg:y="0.0161in" svg:viewBox="0 0 86 387" svg:d="M84 15c2-4 2-5 2-7 0-4-4-8-8-8-3 0-5 2-9 9-22 59-45 119-67 178-1 2-2 4-2 7 0 1 0 2 2 6 22 60 45 118 67 177 2 5 4 10 9 10 4 0 8-4 8-7s0-3-2-7c-24-60-46-120-69-179 23-60 45-119 69-179z"><text:p/></draw:path><draw:path draw:style-name="gr3" draw:text-style-name="P6" svg:width="0.0752in" svg:height="0.0685in" svg:x="0.5457in" svg:y="0.0618in" svg:viewBox="0 0 192 175" svg:d="M118 54c2-10 11-46 38-46 2 0 11 0 20 5-11 2-19 11-19 21 0 6 5 13 15 13 8 0 20-6 20-22 0-21-23-25-36-25-22 0-35 20-41 29-8-26-29-29-40-29-41 0-63 50-63 59 0 4 3 4 4 4 4 0 5-1 6-5 13-40 38-50 52-50 7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3" draw:text-style-name="P6" svg:width="0.0173in" svg:height="0.0453in" svg:x="0.6413in" svg:y="0.1138in" svg:viewBox="0 0 45 116" svg:d="M45 40c0-26-10-40-24-40-13 0-21 9-21 20s8 21 21 21c4 0 9-2 13-6 1-1 1-1 2-1 0 2 0 0 0 6 0 28-13 51-26 65-3 4-3 5-3 6 0 2 1 5 3 5 4 0 35-31 35-76z"><text:p/></draw:path><draw:path draw:style-name="gr3" draw:text-style-name="P6" svg:width="0.0697in" svg:height="0.098in" svg:x="0.7004in" svg:y="0.0618in" svg:viewBox="0 0 178 250" svg:d="M177 23c1-5 1-6 1-9 0-6-5-11-11-11-4 0-10 3-13 9-1 2-4 13-6 21-3 10-5 20-7 31-6 23-12 46-18 69-2 6-19 33-44 33-20 0-24-17-24-32 0-17 7-40 20-75 6-16 7-20 7-28 0-17-12-31-31-31-37 0-51 55-51 59s3 3 4 4c5 0 5-1 7-7 10-36 25-48 38-48 4 0 10 0 10 12 0 10-3 20-6 27-16 41-22 63-22 82 0 34 24 46 47 46 14 0 28-7 39-18-5 20-10 39-26 60-10 13-24 24-42 24-5 0-23-1-29-17 6 0 11 0 16-4 5-3 8-9 8-15 0-12-10-15-14-15-9 0-22 7-22 26s17 34 41 34c40 0 80-35 91-79 12-50 25-98 37-148z"><text:p/></draw:path><draw:path draw:style-name="gr3" draw:text-style-name="P6" svg:width="0.0339in" svg:height="0.152in" svg:x="0.7843in" svg:y="0.0161in" svg:viewBox="0 0 87 387" svg:d="M85 200c2-4 2-5 2-6s0-3-2-7c-23-59-45-119-69-178-2-7-4-9-8-9-5 0-8 4-8 8 0 1 0 2 2 6 23 60 45 120 68 180-23 59-45 119-68 178-2 4-2 5-2 8s3 7 8 7 6-4 8-7c24-61 46-120 69-180z"><text:p/></draw:path><draw:path draw:style-name="gr3" draw:text-style-name="P6" svg:width="0.0346in" svg:height="0.152in" svg:x="0.8441in" svg:y="0.0161in" svg:viewBox="0 0 89 387" svg:d="M89 194c0-30-4-77-25-121-23-48-56-73-61-73-2 0-3 2-3 4s0 3 7 9c38 39 60 100 60 181 0 66-14 134-63 182-4 5-4 6-4 7 0 2 1 4 3 4 5 0 39-26 62-76 20-43 24-85 24-117z"><text:p/></draw:path><draw:path draw:style-name="gr3" draw:text-style-name="P6" svg:width="0.1008in" svg:height="0.035in" svg:x="0.9449in" svg:y="0.073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693in" svg:height="0.098in" svg:x="1.0996in" svg:y="0.0618in" svg:viewBox="0 0 177 250" svg:d="M176 24c1-2 1-4 1-6 0-7-4-10-11-10-3 0-14 2-15 16-8-14-21-24-37-24-44 0-92 54-92 109 0 38 24 62 52 62 23 0 40-19 45-24v2c-8 34-12 49-12 50-3 3-16 42-56 42-8 0-20 0-31-3 11-5 15-15 15-21s-4-13-14-13c-9 0-21 6-21 22s14 24 52 24c48 0 76-31 81-54 14-57 29-115 43-172zM126 121c-3 10-12 20-19 26-9 8-21 15-32 15-19 0-26-20-26-35 0-19 11-65 22-85 10-19 28-34 43-34 27 0 31 31 31 33 0 1 0 4-1 6-5 25-12 50-18 74z"><text:p/></draw:path><draw:path draw:style-name="gr3" draw:text-style-name="P6" svg:width="0.0346in" svg:height="0.152in" svg:x="1.1906in" svg:y="0.0161in" svg:viewBox="0 0 89 387" svg:d="M89 383c0-1 0-2-7-9-48-48-60-121-60-180 0-67 14-135 63-183 4-4 4-5 4-7 0-3-1-4-3-4-5 0-39 26-62 76-20 42-24 85-24 118 0 29 4 77 25 121 23 47 56 72 61 72 2 0 3-2 3-4z"><text:p/></draw:path><draw:path draw:style-name="gr3" draw:text-style-name="P6" svg:width="0.076in" svg:height="0.1382in" svg:x="1.2425in" svg:y="0.0217in" svg:viewBox="0 0 194 352" svg:d="M122 118c11 0 22 0 33 0 8 0 11 0 11-8 0-4-3-4-10-4-11 0-21 0-32 0 2-15 6-30 8-44 1-8 7-36 9-40 4-8 11-13 18-13 2 0 13 0 19 6-16 3-21 16-21 21 0 9 8 14 15 14 9 0 22-8 22-24 0-17-19-26-35-26-13 0-37 7-49 45-2 9-3 12-12 61-9 0-18 0-27 0-7 0-12 0-12 7 0 5 4 5 11 5 9 0 17 0 26 0-10 50-19 102-29 153-8 37-14 72-34 72-1 0-11 0-19-6 18-1 22-16 22-21 0-9-7-15-14-15-11 0-22 9-22 25s18 26 33 26c21 0 36-23 44-37 12-25 21-72 21-74 8-41 16-83 24-123z"><text:p/></draw:path><draw:path draw:style-name="gr3" draw:text-style-name="P6" svg:width="0.035in" svg:height="0.152in" svg:x="1.3406in" svg:y="0.0161in" svg:viewBox="0 0 90 387" svg:d="M90 383c0-1 0-2-6-9-49-48-61-121-61-180 0-67 14-135 62-183 5-4 5-5 5-7 0-3-2-4-4-4-4 0-39 26-62 76-20 42-24 85-24 118 0 29 4 77 25 121 24 47 57 72 61 72 2 0 4-2 4-4z"><text:p/></draw:path><draw:path draw:style-name="gr3" draw:text-style-name="P6" svg:width="0.0335in" svg:height="0.152in" svg:x="1.4016in" svg:y="0.0161in" svg:viewBox="0 0 86 387" svg:d="M84 15c2-4 2-5 2-7 0-4-4-8-8-8-3 0-5 2-9 9-22 59-45 119-67 178-1 2-2 4-2 7 0 1 0 2 2 6 22 60 45 118 67 177 1 5 4 10 9 10 4 0 8-4 8-7s0-3-2-7c-24-60-46-120-69-179 23-60 45-119 69-179z"><text:p/></draw:path><draw:path draw:style-name="gr3" draw:text-style-name="P6" svg:width="0.0752in" svg:height="0.0685in" svg:x="1.4484in" svg:y="0.0618in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3" draw:text-style-name="P6" svg:width="0.0173in" svg:height="0.0453in" svg:x="1.5441in" svg:y="0.1138in" svg:viewBox="0 0 45 116" svg:d="M45 40c0-26-10-40-25-40-12 0-20 9-20 20s8 21 20 21c5 0 10-2 14-6 1-1 1-1 2-1 0 2 0 0 0 6 0 28-13 51-26 65-5 4-5 5-5 6 0 2 3 5 5 5 4 0 35-31 35-76z"><text:p/></draw:path><draw:path draw:style-name="gr3" draw:text-style-name="P6" svg:width="0.0697in" svg:height="0.098in" svg:x="1.6028in" svg:y="0.0618in" svg:viewBox="0 0 178 250" svg:d="M177 23c1-5 1-6 1-9 0-6-5-11-11-11-4 0-10 3-13 9-1 2-4 13-6 21-3 10-5 20-7 31-6 23-12 46-18 69-2 6-19 33-44 33-20 0-24-17-24-32 0-17 7-40 20-75 6-16 7-20 7-28 0-17-12-31-31-31-37 0-51 55-51 59s3 3 4 4c5 0 5-1 7-7 10-36 25-48 38-48 4 0 10 0 10 12 0 10-3 20-6 27-16 41-22 63-22 82 0 34 24 46 47 46 14 0 28-7 39-18-5 20-10 39-26 60-10 13-24 24-42 24-5 0-23-1-29-17 6 0 11 0 16-4 5-3 8-9 8-15 0-12-10-15-14-15-9 0-22 7-22 26s17 34 41 34c40 0 80-35 91-79 12-50 25-98 37-148z"><text:p/></draw:path><draw:path draw:style-name="gr3" draw:text-style-name="P6" svg:width="0.0335in" svg:height="0.152in" svg:x="1.687in" svg:y="0.0161in" svg:viewBox="0 0 86 387" svg:d="M85 200c1-4 1-5 1-6s0-3-1-7c-23-59-45-119-69-178-2-7-4-9-8-9-5 0-8 4-8 8 0 1 0 2 2 6 23 60 45 120 68 180-23 59-45 119-68 178-2 4-2 5-2 8s3 7 8 7 6-4 7-7c23-61 47-120 70-180z"><text:p/></draw:path><draw:path draw:style-name="gr3" draw:text-style-name="P6" svg:width="0.035in" svg:height="0.152in" svg:x="1.7461in" svg:y="0.0161in" svg:viewBox="0 0 90 387" svg:d="M90 194c0-30-4-77-25-121-23-48-57-73-61-73-2 0-4 2-4 4s0 3 8 9c38 39 60 100 60 181 0 66-14 134-63 182-5 5-5 6-5 7 0 2 2 4 4 4 4 0 39-26 62-76 20-43 24-85 24-117z"><text:p/></draw:path><draw:path draw:style-name="gr3" draw:text-style-name="P6" svg:width="0.035in" svg:height="0.152in" svg:x="1.8055in" svg:y="0.0161in" svg:viewBox="0 0 90 387" svg:d="M90 194c0-30-4-77-26-121-23-48-56-73-60-73-3 0-4 2-4 4s0 3 8 9c37 39 59 100 59 181 0 66-14 134-62 182-5 5-5 6-5 7 0 2 1 4 4 4 4 0 39-26 61-76 20-43 25-85 25-117z"><text:p/></draw:path><draw:path draw:style-name="gr3" draw:text-style-name="P6" svg:width="0.1008in" svg:height="0.035in" svg:x="1.9067in" svg:y="0.073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8in" svg:x="2.0614in" svg:y="0.0618in" svg:viewBox="0 0 177 250" svg:d="M176 24c0-2 1-4 1-6 0-7-4-10-11-10-4 0-14 2-16 16-7-14-20-24-36-24-44 0-92 54-92 109 0 38 23 62 52 62 22 0 40-19 44-24l1 2c-9 34-13 49-13 50-2 3-15 42-55 42-8 0-21 0-32-3 12-5 16-15 16-21s-4-13-14-13c-9 0-21 6-21 22s14 24 51 24c48 0 77-31 82-54 14-57 29-115 43-172zM125 121c-2 10-11 20-19 26-8 8-20 15-31 15-20 0-26-20-26-35 0-19 11-65 22-85 10-19 27-34 43-34 26 0 31 31 31 33 0 1-1 4-1 6-7 25-12 50-19 74z"><text:p/></draw:path><draw:path draw:style-name="gr3" draw:text-style-name="P6" svg:width="0.035in" svg:height="0.152in" svg:x="2.152in" svg:y="0.0161in" svg:viewBox="0 0 90 387" svg:d="M90 383c0-1 0-2-6-9-49-48-61-121-61-180 0-67 14-135 62-183 5-4 5-5 5-7 0-3-2-4-4-4-4 0-39 26-62 76-19 42-24 85-24 118 0 29 4 77 25 121 24 47 57 72 61 72 2 0 4-2 4-4z"><text:p/></draw:path><draw:path draw:style-name="gr3" draw:text-style-name="P6" svg:width="0.0335in" svg:height="0.152in" svg:x="2.213in" svg:y="0.0161in" svg:viewBox="0 0 86 387" svg:d="M84 15c2-4 2-5 2-7 0-4-4-8-8-8-3 0-5 2-9 9-22 59-45 119-67 178-1 2-2 4-2 7 0 1 0 2 2 6 22 60 45 118 67 177 1 5 4 10 9 10 4 0 8-4 8-7s0-3-2-7c-24-60-46-120-69-179 23-60 45-119 69-179z"><text:p/></draw:path><draw:path draw:style-name="gr3" draw:text-style-name="P6" svg:width="0.0752in" svg:height="0.0685in" svg:x="2.2598in" svg:y="0.0618in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2 0 18 20 26 36 26 26 0 40-28 41-30 4 15 19 30 42 30 39 0 61-51 61-59 0-5-3-5-4-5-3 0-4 1-6 5-12 40-38 50-50 50-16 0-22-12-22-25 0-9 2-18 6-34 5-18 9-35 14-53z"><text:p/></draw:path><draw:path draw:style-name="gr3" draw:text-style-name="P6" svg:width="0.1008in" svg:height="0.1008in" svg:x="2.3843in" svg:y="0.0402in" svg:viewBox="0 0 257 257" svg:d="M137 136c37 0 72 0 108 0 5 0 12 0 12-7 0-8-7-8-12-8-36 0-71 0-108 0 0-36 0-71 0-108 0-5-1-13-8-13-9 0-8 8-8 13 0 37 0 72 0 108-36 0-72 0-108 0-5 0-13 0-13 8 0 7 8 7 13 7 36 0 72 0 108 0 0 37 0 72 0 108 0 6-1 13 8 13 7 0 8-7 8-13 0-36 0-71 0-108z"><text:p/></draw:path><draw:path draw:style-name="gr3" draw:text-style-name="P6" svg:width="0.0697in" svg:height="0.098in" svg:x="2.5323in" svg:y="0.0618in" svg:viewBox="0 0 178 250" svg:d="M177 23c1-5 1-6 1-9 0-6-5-11-11-11-3 0-10 3-13 9-1 2-4 13-6 21-2 10-5 20-7 31-6 23-12 46-18 69-1 6-17 33-44 33-20 0-23-17-23-32 0-17 7-40 20-75 5-16 8-20 8-28 0-17-14-31-32-31-38 0-52 55-52 59s4 4 5 4c4 0 4-1 6-7 11-36 26-48 40-48 3 0 8 0 8 12 0 10-3 20-5 27-17 41-23 63-23 82 0 34 24 46 47 46 15 0 29-7 40-18-6 20-10 39-26 60-10 13-25 24-43 24-5 0-23-1-29-17 6 0 11 0 16-4 5-3 8-9 8-15 0-12-10-15-14-15-9 0-21 7-21 26s16 34 40 34c40 0 80-35 91-79 12-50 25-98 37-148z"><text:p/></draw:path><draw:path draw:style-name="gr3" draw:text-style-name="P6" svg:width="0.0173in" svg:height="0.0453in" svg:x="2.6209in" svg:y="0.1138in" svg:viewBox="0 0 45 116" svg:d="M45 40c0-26-9-40-24-40-13 0-21 9-21 20s8 21 21 21c4 0 10-2 13-6 1-1 1-1 2-1 0 2 1 0 1 6 0 28-14 51-26 65-4 4-4 5-4 6 0 2 2 5 3 5 4 0 35-31 35-76z"><text:p/></draw:path><draw:path draw:style-name="gr3" draw:text-style-name="P6" svg:width="0.0752in" svg:height="0.0685in" svg:x="2.6799in" svg:y="0.0618in" svg:viewBox="0 0 192 175" svg:d="M119 54c2-10 11-46 37-46 2 0 12 0 20 5-11 2-19 11-19 21 0 6 5 13 16 13 7 0 19-6 19-22 0-21-22-25-35-25-23 0-36 20-40 29-10-26-31-29-42-29-41 0-63 50-63 59 0 4 4 4 6 4s3-1 4-5c13-40 38-50 52-50 7 0 21 3 21 26 0 12-7 38-21 91-6 25-20 41-37 41-2 0-11 0-19-5 9-1 18-10 18-21 0-10-9-13-14-13-12 0-22 9-22 22 0 18 20 26 37 26 26 0 39-28 40-30 5 15 19 30 42 30 40 0 62-51 62-59 0-5-4-5-5-5-3 0-3 1-4 5-14 40-40 50-52 50-16 0-21-12-21-25 0-9 2-18 7-34 4-18 8-35 13-53z"><text:p/></draw:path><draw:path draw:style-name="gr3" draw:text-style-name="P6" svg:width="0.0925in" svg:height="0.0055in" svg:x="2.8091in" svg:y="0.0878in" svg:viewBox="0 0 236 15" svg:d="M223 15c7 0 13 0 13-7 0-8-6-8-13-8-69 0-139 0-209 0-6 0-14 0-14 8 0 7 8 7 14 7 70 0 140 0 209 0z"><text:p/></draw:path><draw:path draw:style-name="gr3" draw:text-style-name="P6" svg:width="0.0697in" svg:height="0.098in" svg:x="2.9531in" svg:y="0.0618in" svg:viewBox="0 0 178 250" svg:d="M176 23c2-5 2-6 2-9 0-6-5-11-11-11-4 0-10 3-14 9 0 2-3 13-6 21-2 10-4 20-7 31-6 23-11 46-17 69-2 6-19 33-44 33-20 0-24-17-24-32 0-17 7-40 20-75 6-16 7-20 7-28 0-17-12-31-31-31-37 0-51 55-51 59s3 4 4 4c5 0 5-1 7-7 10-36 25-48 38-48 4 0 10 0 10 12 0 10-4 20-6 27-16 41-22 63-22 82 0 34 24 46 46 46 15 0 29-7 40-18-6 20-10 39-26 60-10 13-24 24-43 24-4 0-22-1-28-17 5 0 11 0 16-4 4-3 8-9 8-15 0-12-11-15-14-15-9 0-22 7-22 26s17 34 40 34c41 0 81-35 92-79 12-50 24-98 36-148z"><text:p/></draw:path><draw:path draw:style-name="gr3" draw:text-style-name="P6" svg:width="0.0335in" svg:height="0.152in" svg:x="3.037in" svg:y="0.0161in" svg:viewBox="0 0 86 387" svg:d="M84 200c2-4 2-5 2-6s0-3-2-7c-22-59-46-119-68-178-2-7-4-9-8-9-5 0-8 4-8 8 0 1 0 2 2 6 23 60 45 120 68 180-23 59-45 119-68 178-2 4-2 5-2 8s3 7 8 7c4 0 6-4 7-7 23-61 45-120 69-180z"><text:p/></draw:path><draw:path draw:style-name="gr3" draw:text-style-name="P6" svg:width="0.035in" svg:height="0.152in" svg:x="3.0965in" svg:y="0.0161in" svg:viewBox="0 0 90 387" svg:d="M90 194c0-30-4-77-25-121-24-48-57-73-61-73-2 0-4 2-4 4s0 3 8 9c37 39 59 100 59 181 0 66-14 134-62 182-5 5-5 6-5 7 0 2 2 4 4 4 4 0 39-26 62-76 20-43 24-85 24-117z"><text:p/></draw:path><draw:path draw:style-name="gr3" draw:text-style-name="P6" svg:width="0.0394in" svg:height="0.1819in" svg:x="4.2142in" svg:y="-0.0004in" svg:viewBox="0 0 101 463" svg:d="M101 460c0-2-1-2-2-3-18-20-44-51-61-114-8-35-12-75-12-111 0-101 25-173 71-223 4-3 3-3 4-5 0-4-3-4-5-4-6 0-27 23-32 30-39 46-64 115-64 202 0 54 10 132 60 197 4 6 29 34 36 34 2 0 5 0 5-3z"><text:p/></draw:path><draw:path draw:style-name="gr3" draw:text-style-name="P6" svg:width="0.0827in" svg:height="0.1366in" svg:x="4.2654in" svg:y="0.0217in" svg:viewBox="0 0 211 348" svg:d="M211 53c0-29-22-53-53-53-23 0-33 6-47 17-21 15-42 52-49 81-21 81-41 164-62 245 0 3 1 5 4 5 4 0 5-1 5-2 9-37 18-72 27-107 8 23 24 37 53 37 28 0 57-13 75-30 19-18 31-42 31-71 0-28-15-48-29-57 22-13 45-38 45-65zM141 117c-5 2-9 3-19 3-5 0-13 0-16-2 1-4 14-4 18-4 9 0 12 0 17 3zM189 44c0 26-15 55-35 67-10-4-18-5-30-5-7 0-29 0-29 13 0 10 19 9 26 9 14 0 21 0 32-5 15 13 16 26 17 44 0 22-8 51-19 66-16 21-41 35-63 35-30 0-44-23-44-50 0-3 0-10 1-17 9-33 17-65 25-98 9-33 37-94 83-94 23 0 36 12 36 35z"><text:p/></draw:path><draw:path draw:style-name="gr3" draw:text-style-name="P6" svg:width="0.0508in" svg:height="0.0669in" svg:x="4.4098in" svg:y="0.0618in" svg:viewBox="0 0 130 171" svg:d="M54 42c0-14 0-28 0-42-18 1-36 2-54 3 0 5 0 8 0 12 26 0 30 4 30 22 0 35 0 70 0 104 0 17-5 17-30 17 0 5 0 8 0 13 14-2 33-2 44-2 15 0 33 0 48 2 0-5 0-8 0-13-2 0-5 0-7 0-29 0-30-4-30-18 0-20 0-40 0-60 0-38 16-72 46-72 2 0 3 0 5 1-2 0-9 4-9 14 0 11 7 17 16 17 7 0 17-5 17-17s-12-23-29-23c-28 0-42 25-47 42z"><text:p/></draw:path><draw:path draw:style-name="gr3" draw:text-style-name="P6" svg:width="0.0764in" svg:height="0.0685in" svg:x="4.4701in" svg:y="0.0618in" svg:viewBox="0 0 195 175" svg:d="M139 140c0 12 0 23 0 35 18-1 37-3 56-4 0-5 0-8 0-13-28 0-31-3-31-22 0-45 0-91 0-136-19 1-39 2-57 3 0 5 0 8 0 12 27 0 30 4 30 22 0 24 0 46 0 69 0 34-18 60-47 60-32 0-34-19-34-38 0-43 0-85 0-128-19 1-37 2-56 3 0 5 0 8 0 12 30 0 30 2 30 37 0 18 0 38 0 57 0 31 0 66 59 66 21 0 39-11 50-35z"><text:p/></draw:path><draw:path draw:style-name="gr3" draw:text-style-name="P6" svg:width="0.0335in" svg:height="0.1051in" svg:x="4.5547in" svg:y="0.0236in" svg:viewBox="0 0 86 268" svg:d="M56 0c-19 1-37 3-56 4 0 5 0 8 0 13 27 0 31 2 31 20 0 68 0 135 0 202 0 17-5 17-31 17 0 5 0 8 0 12 13-1 33-1 43-1 9 0 28 0 43 1 0-4 0-7 0-12-26 0-30 0-30-17 0-79 0-160 0-239z"><text:p/></draw:path><draw:path draw:style-name="gr3" draw:text-style-name="P6" svg:width="0.0587in" svg:height="0.0697in" svg:x="4.5961in" svg:y="0.0606in" svg:viewBox="0 0 150 178" svg:d="M33 76c2-57 34-67 47-67 41 0 44 53 44 67-31 0-60 0-91 0zM32 85c36 0 71 0 108 0 8 0 10 0 10-9 0-39-21-76-70-76-44 0-80 41-80 88 0 53 41 90 86 90 46 0 64-43 64-50 0-5-4-5-5-5-3 0-4 2-5 6-14 39-49 39-52 39-20 0-35-12-44-26-12-19-12-44-12-57z"><text:p/></draw:path><draw:path draw:style-name="gr3" draw:text-style-name="P6" svg:width="0.0394in" svg:height="0.1819in" svg:x="4.6665in" svg:y="-0.0004in" svg:viewBox="0 0 101 463" svg:d="M101 232c0-55-10-133-60-198-5-4-29-34-37-34-1 0-4 1-4 4 0 2 1 3 2 4 19 21 44 51 60 113 8 35 13 75 13 111 0 39-5 78-15 116-14 54-37 86-57 106-3 4-3 5-3 6 0 3 3 3 4 3 7 0 28-23 32-28 40-48 65-117 65-203z"><text:p/></draw:path><draw:path draw:style-name="gr3" draw:text-style-name="P6" svg:width="0.1008in" svg:height="0.035in" svg:x="1.9067in" svg:y="0.31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16in" svg:x="2.0756in" svg:y="0.2598in" svg:viewBox="0 0 86 386" svg:d="M85 14c1-4 1-4 1-6 0-5-4-8-8-8-3 0-5 2-9 9-22 59-45 118-67 177-1 2-2 4-2 7 0 1 0 2 2 6 22 60 45 119 67 178 2 4 4 9 9 9 4 0 8-3 8-7 0-2 0-3-1-7-23-61-47-120-70-179 23-60 47-119 70-179z"><text:p/></draw:path><draw:path draw:style-name="gr3" draw:text-style-name="P6" svg:width="0.0752in" svg:height="0.0685in" svg:x="2.1224in" svg:y="0.3075in" svg:viewBox="0 0 192 175" svg:d="M118 54c2-10 12-45 38-45 2 0 11 0 20 4-11 2-19 12-19 21 0 7 5 13 15 13 8 0 20-6 20-22 0-19-23-25-36-25-22 0-35 21-39 30-10-27-31-30-42-30-41 0-63 50-63 59 0 5 3 4 4 5 4 0 5-1 6-5 13-41 38-50 52-50 7 0 21 3 21 25 0 12-7 39-21 93-7 24-20 39-37 39-3 0-12 0-19-4 9-2 17-10 17-21s-8-14-14-14c-11 0-21 11-21 23 0 17 20 25 36 25 26 0 40-28 41-30 4 15 19 30 42 30 39 0 61-50 61-59 0-5-3-5-4-5-3 0-4 2-6 5-12 41-38 50-50 50-16 0-22-12-22-25 0-9 3-17 6-34 5-18 9-35 14-53z"><text:p/></draw:path><draw:path draw:style-name="gr3" draw:text-style-name="P6" svg:width="0.1004in" svg:height="0.1008in" svg:x="2.2476in" svg:y="0.285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697in" svg:height="0.098in" svg:x="2.3949in" svg:y="0.3075in" svg:viewBox="0 0 178 250" svg:d="M177 23c1-5 1-5 1-9 0-6-4-10-11-10-3 0-10 3-13 8-1 2-4 14-6 21-2 10-5 21-7 31-6 23-12 46-18 69-1 7-17 33-43 33-20 0-24-16-24-31 0-17 7-41 20-76 5-15 8-19 8-27 0-18-14-32-32-32-38 0-52 56-52 59 0 5 4 5 5 5 4 0 5-1 6-8 11-36 26-47 40-47 3 0 9 0 9 12 0 10-4 20-6 26-16 42-23 64-23 82 0 35 24 46 47 46 15 0 29-7 40-18-6 21-10 40-26 60-10 13-25 24-43 24-5 0-23-1-29-15 6 0 12 0 17-6 4-3 8-8 8-15 0-12-11-14-14-14-10 0-22 6-22 26 0 18 16 33 40 33 40 0 81-35 91-78 12-50 25-99 37-149z"><text:p/></draw:path><draw:path draw:style-name="gr3" draw:text-style-name="P6" svg:width="0.0925in" svg:height="0.0055in" svg:x="2.5169in" svg:y="0.3323in" svg:viewBox="0 0 236 15" svg:d="M223 15c7 0 13 0 13-7 0-8-6-8-13-8-69 0-139 0-209 0-6 0-14 0-14 8 0 7 8 7 14 7 70 0 140 0 209 0z"><text:p/></draw:path><draw:path draw:style-name="gr3" draw:text-style-name="P6" svg:width="0.0697in" svg:height="0.098in" svg:x="2.6614in" svg:y="0.3075in" svg:viewBox="0 0 178 250" svg:d="M177 23c1-5 1-5 1-9 0-6-5-10-11-10-4 0-10 3-14 8 0 2-3 14-6 21-2 10-4 21-7 31-6 23-11 46-17 69-2 7-19 33-44 33-20 0-24-16-24-31 0-17 7-41 20-76 6-15 7-19 7-27 0-18-12-32-31-32-37 0-51 56-51 59 0 5 3 5 4 5 5 0 5-1 7-8 10-36 25-47 38-47 4 0 10 0 10 12 0 10-3 20-6 26-16 42-22 64-22 82 0 35 24 46 47 46 14 0 28-7 39-18-6 21-10 40-26 60-10 13-24 24-42 24-5 0-23-1-29-15 5 0 11 0 16-6 4-3 8-8 8-15 0-12-11-14-14-14-9 0-22 6-22 26 0 18 17 33 41 33 40 0 80-35 91-78 12-50 25-99 37-149z"><text:p/></draw:path><draw:path draw:style-name="gr3" draw:text-style-name="P6" svg:width="0.0173in" svg:height="0.0453in" svg:x="2.75in" svg:y="0.3575in" svg:viewBox="0 0 45 116" svg:d="M45 41c0-26-10-41-25-41-12 0-20 10-20 21 0 10 8 20 20 20 5 0 10-1 14-5 1-1 1-1 2-1 0 2 0 0 0 6 0 28-13 51-26 64-5 4-5 5-5 6 0 3 3 5 5 5 4 0 35-30 35-75z"><text:p/></draw:path><draw:path draw:style-name="gr3" draw:text-style-name="P6" svg:width="0.0752in" svg:height="0.0685in" svg:x="2.8091in" svg:y="0.3075in" svg:viewBox="0 0 192 175" svg:d="M118 54c2-10 11-45 38-45 2 0 11 0 20 4-11 2-19 12-19 21 0 7 5 13 15 13 8 0 20-6 20-22 0-19-23-25-36-25-22 0-35 21-41 30-8-27-29-30-41-30-40 0-62 50-62 59 0 5 3 5 4 5 4 0 5-1 6-5 13-41 38-50 52-50 6 0 21 3 21 25 0 12-7 39-21 93-7 24-20 39-38 39-2 0-11 0-18-4 9-2 17-10 17-21s-8-14-14-14c-11 0-21 11-21 23 0 17 20 25 36 25 26 0 40-28 41-30 4 15 19 30 42 30 39 0 61-50 61-59 0-5-3-5-4-5-3 0-4 2-6 5-12 41-38 50-50 50-16 0-22-12-22-25 0-9 2-17 6-34 5-18 9-35 14-53z"><text:p/></draw:path><draw:path draw:style-name="gr3" draw:text-style-name="P6" svg:width="0.0925in" svg:height="0.0055in" svg:x="2.9382in" svg:y="0.3323in" svg:viewBox="0 0 236 15" svg:d="M222 15c7 0 14 0 14-7 0-8-7-8-14-8-69 0-140 0-209 0-6 0-13 0-13 8 0 7 7 7 13 7 69 0 140 0 209 0z"><text:p/></draw:path><draw:path draw:style-name="gr3" draw:text-style-name="P6" svg:width="0.0697in" svg:height="0.098in" svg:x="3.0819in" svg:y="0.3075in" svg:viewBox="0 0 178 250" svg:d="M177 23c1-5 1-5 1-9 0-6-5-10-11-10-3 0-10 3-13 8-1 2-4 14-6 21-3 10-5 21-7 31-6 23-12 46-18 69-1 7-17 33-44 33-20 0-23-16-23-31 0-17 7-41 20-76 5-15 8-19 8-27 0-18-14-32-32-32-38 0-52 56-52 59 0 5 4 5 5 5 4 0 4-1 6-8 11-36 26-47 40-47 2 0 8 0 8 12 0 10-3 20-6 26-16 42-22 64-22 82 0 35 24 46 47 46 15 0 29-7 39-18-5 21-9 40-25 60-10 13-25 24-43 24-5 0-23-1-29-15 6 0 11 0 16-6 5-3 8-8 8-15 0-12-10-14-14-14-9 0-21 6-21 26 0 18 16 33 40 33 40 0 80-35 91-78 12-50 25-99 37-149z"><text:p/></draw:path><draw:path draw:style-name="gr3" draw:text-style-name="P6" svg:width="0.1008in" svg:height="0.1008in" svg:x="3.2in" svg:y="0.285in" svg:viewBox="0 0 257 257" svg:d="M136 136c37 0 72 0 108 0 6 0 13 0 13-7 0-8-7-8-13-8-36 0-71 0-108 0 0-36 0-71 0-108 0-5 0-13-7-13-8 0-8 8-8 13 0 37 0 72 0 108-36 0-73 0-109 0-4 0-12 0-12 8 0 7 8 7 12 7 36 0 73 0 109 0 0 37 0 73 0 109 0 6 0 12 8 12 7 0 7-6 7-12 0-36 0-72 0-109z"><text:p/></draw:path><draw:path draw:style-name="gr3" draw:text-style-name="P6" svg:width="0.0697in" svg:height="0.098in" svg:x="3.348in" svg:y="0.3075in" svg:viewBox="0 0 178 250" svg:d="M176 23c2-5 2-5 2-9 0-6-5-10-11-10-4 0-11 3-14 8 0 2-3 14-6 21-2 10-5 21-7 31-6 23-11 46-17 69-2 7-19 33-44 33-20 0-24-16-24-31 0-17 7-41 20-76 6-15 7-19 7-27 0-18-12-32-31-32-37 0-51 56-51 59 0 5 3 5 4 5 4 0 5-1 7-8 10-36 25-47 38-47 4 0 10 0 10 12 0 10-4 20-6 26-16 42-22 64-22 82 0 35 24 46 46 46 15 0 29-7 40-18-6 21-10 40-26 60-10 13-24 24-43 24-5 0-22-1-28-15 5 0 11 0 16-6 4-3 8-8 8-15 0-12-11-14-14-14-9 0-22 6-22 26 0 18 17 33 40 33 41 0 81-35 92-78 12-50 24-99 36-149z"><text:p/></draw:path><draw:path draw:style-name="gr3" draw:text-style-name="P6" svg:width="0.0335in" svg:height="0.1516in" svg:x="3.4323in" svg:y="0.2598in" svg:viewBox="0 0 86 386" svg:d="M84 199c2-4 2-5 2-6 0-2 0-2-2-7-22-59-46-118-68-177-2-7-4-9-8-9-5 0-8 3-8 8 0 1 0 2 2 5 23 60 45 120 68 180-23 59-45 118-68 179-2 3-2 4-2 7 0 4 3 7 8 7 4 0 6-4 7-7 23-61 45-120 69-180z"><text:p/></draw:path><draw:path draw:style-name="gr3" draw:text-style-name="P6" svg:width="0.1008in" svg:height="0.035in" svg:x="3.5335in" svg:y="0.319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339in" svg:height="0.1516in" svg:x="3.7024in" svg:y="0.2598in" svg:viewBox="0 0 87 386" svg:d="M85 14c2-4 2-4 2-6 0-5-3-8-8-8-3 0-6 2-9 9-23 59-45 118-68 177-1 2-2 4-2 7 0 1 0 2 2 6 23 60 45 119 68 178 1 4 4 9 9 9s8-3 8-7c0-2 0-3-2-7-23-61-45-120-69-179 24-60 46-119 69-179z"><text:p/></draw:path><draw:path draw:style-name="gr3" draw:text-style-name="P6" svg:width="0.0752in" svg:height="0.0685in" svg:x="3.7496in" svg:y="0.3075in" svg:viewBox="0 0 192 175" svg:d="M118 54c2-10 11-45 38-45 1 0 11 0 19 4-11 2-19 12-19 21 0 7 5 13 16 13 7 0 20-6 20-22 0-19-23-25-36-25-23 0-36 21-41 30-9-27-30-30-41-30-41 0-63 50-63 59 0 5 4 5 5 5 3 0 5-1 5-5 13-41 38-50 52-50 7 0 20 3 20 25 0 12-6 39-20 93-6 24-20 39-37 39-2 0-11 0-20-4 10-2 19-10 19-21s-9-14-14-14c-12 0-21 11-21 23 0 17 19 25 36 25 26 0 39-28 40-30 5 15 19 30 42 30 40 0 62-50 62-59 0-5-3-5-5-5-3 0-3 2-5 5-13 41-39 50-51 50-16 0-21-12-21-25 0-9 2-17 6-34 5-18 9-35 14-53z"><text:p/></draw:path><draw:path draw:style-name="gr3" draw:text-style-name="P6" svg:width="0.0177in" svg:height="0.0453in" svg:x="3.8449in" svg:y="0.3575in" svg:viewBox="0 0 46 116" svg:d="M46 41c0-26-10-41-25-41-13 0-21 10-21 21 0 10 8 20 21 20 4 0 10-1 13-5 1-1 1-1 2-1 0 2 1 0 1 6 0 28-13 51-26 64-4 4-4 5-4 6 0 3 2 5 4 5 3 0 35-30 35-75z"><text:p/></draw:path><draw:path draw:style-name="gr3" draw:text-style-name="P6" svg:width="0.0697in" svg:height="0.098in" svg:x="3.9043in" svg:y="0.3075in" svg:viewBox="0 0 178 250" svg:d="M176 23c2-5 2-5 2-9 0-6-5-10-12-10-3 0-10 3-13 8-1 2-3 14-6 21-2 10-5 21-7 31-6 23-12 46-18 69-1 7-18 33-43 33-20 0-24-16-24-31 0-17 7-41 20-76 5-15 7-19 7-27 0-18-12-32-31-32-37 0-51 56-51 59 0 5 3 5 4 5 4 0 5-1 6-8 11-36 26-47 39-47 4 0 10 0 10 12 0 10-4 20-6 26-16 42-23 64-23 82 0 35 24 46 47 46 15 0 29-7 40-18-6 21-10 40-26 60-10 13-25 24-43 24-5 0-23-1-28-15 5 0 11 0 16-6 4-3 8-8 8-15 0-12-11-14-14-14-9 0-22 6-22 26 0 18 16 33 40 33 40 0 81-35 91-78 12-50 25-99 37-149z"><text:p/></draw:path><draw:path draw:style-name="gr3" draw:text-style-name="P6" svg:width="0.0335in" svg:height="0.1516in" svg:x="3.9882in" svg:y="0.2598in" svg:viewBox="0 0 86 386" svg:d="M84 199c2-4 2-5 2-6 0-2 0-2-2-7-22-59-46-118-68-177-2-7-4-9-8-9-5 0-8 3-8 8 0 1 0 2 1 5 23 60 46 120 69 180-23 59-46 118-69 179-1 3-1 4-1 7 0 4 3 7 8 7 4 0 6-4 7-7 23-61 45-120 69-180z"><text:p/></draw:path><draw:path draw:style-name="gr3" draw:text-style-name="P6" svg:width="0.0394in" svg:height="0.1819in" svg:x="4.2142in" svg:y="0.2457in" svg:viewBox="0 0 101 463" svg:d="M101 459c0-1-1-2-2-3-18-19-44-51-61-114-8-35-12-75-12-111 0-101 25-173 71-222 4-3 4-5 4-6 0-3-3-3-5-3-6 0-27 23-32 29-39 46-64 116-64 202 0 55 10 132 60 198 4 5 29 34 36 34 2 0 5 0 5-4z"><text:p/></draw:path><draw:path draw:style-name="gr3" draw:text-style-name="P6" svg:width="0.0827in" svg:height="0.1366in" svg:x="4.2654in" svg:y="0.2665in" svg:viewBox="0 0 211 348" svg:d="M211 53c0-29-22-53-53-53-23 0-33 7-47 17-21 15-42 52-49 82-21 81-41 164-62 245 0 2 1 4 4 4 4 0 5 0 5-1 9-37 18-72 27-107 8 23 24 37 53 37 28 0 57-14 75-31 19-17 31-42 31-71 0-28-15-47-29-57 22-13 45-37 45-65zM141 118c-5 1-9 2-19 2-5 0-13 0-16-1 1-5 14-3 18-3 9 0 12 0 17 2zM189 44c0 28-15 55-35 67-10-3-18-4-30-4-7 0-29-1-29 12 0 11 19 10 26 10 14 0 21-1 32-6 15 15 16 27 17 44 0 22-8 52-19 66-16 21-41 35-63 35-30 0-44-22-44-49 0-4 0-10 1-18 9-33 17-65 25-98 9-33 37-94 83-94 23 0 36 12 36 35z"><text:p/></draw:path><draw:path draw:style-name="gr3" draw:text-style-name="P6" svg:width="0.0508in" svg:height="0.0669in" svg:x="4.4098in" svg:y="0.3075in" svg:viewBox="0 0 130 171" svg:d="M54 43c0-14 0-29 0-43-18 1-36 3-54 4 0 5 0 8 0 13 26 0 30 2 30 20 0 35 0 70 0 104 0 17-5 17-30 17 0 5 0 8 0 13 14 0 33-2 44-2 15 0 33 0 48 2 0-5 0-8 0-13-2 0-5 0-7 0-29 0-30-4-30-17 0-20 0-40 0-60 0-38 16-72 46-72 2 0 3 0 5 0-2 0-9 5-9 15 0 11 7 17 16 17 7 0 17-6 17-18 0-13-12-23-29-23-28 0-42 25-47 43z"><text:p/></draw:path><draw:path draw:style-name="gr3" draw:text-style-name="P6" svg:width="0.0764in" svg:height="0.0685in" svg:x="4.4701in" svg:y="0.3075in" svg:viewBox="0 0 195 175" svg:d="M139 140c0 12 0 23 0 35 18-1 37-3 56-4 0-5 0-8 0-13-28 0-31-2-31-20 0-47 0-92 0-138-19 1-39 3-57 4 0 5 0 8 0 13 27 0 30 2 30 20 0 24 0 47 0 70 0 33-18 59-47 59-32 0-34-17-34-37 0-43 0-86 0-129-19 1-37 3-56 4 0 5 0 8 0 13 30 0 30 1 30 35 0 20 0 38 0 58 0 30 0 65 59 65 21 0 39-11 50-35z"><text:p/></draw:path><draw:path draw:style-name="gr3" draw:text-style-name="P6" svg:width="0.0335in" svg:height="0.1051in" svg:x="4.5547in" svg:y="0.2693in" svg:viewBox="0 0 86 268" svg:d="M56 0c-19 1-37 3-56 4 0 5 0 8 0 13 27 0 31 3 31 22 0 67 0 133 0 200 0 17-5 17-31 17 0 5 0 8 0 12 13 0 33-1 43-1 9 0 28 1 43 1 0-4 0-7 0-12-26 0-30 0-30-17 0-79 0-160 0-239z"><text:p/></draw:path><draw:path draw:style-name="gr3" draw:text-style-name="P6" svg:width="0.0587in" svg:height="0.0693in" svg:x="4.5961in" svg:y="0.3071in" svg:viewBox="0 0 150 177" svg:d="M33 76c2-58 34-67 47-67 41 0 44 52 44 67-31 0-60 0-91 0zM32 84c36 0 71 0 108 0 8 0 10 0 10-8 0-39-21-76-70-76-44 0-80 40-80 88 0 52 41 89 86 89 46 0 64-43 64-50 0-4-4-5-5-5-3 0-4 2-5 6-14 39-49 39-52 39-20 0-35-11-44-25-12-19-12-44-12-58z"><text:p/></draw:path><draw:path draw:style-name="gr3" draw:text-style-name="P6" svg:width="0.0394in" svg:height="0.1819in" svg:x="4.6665in" svg:y="0.2457in" svg:viewBox="0 0 101 463" svg:d="M101 231c0-54-10-132-60-197-5-5-29-34-37-34-1 0-4 0-4 3s1 4 2 5c19 20 44 50 60 112 8 35 13 75 13 111 0 39-5 78-15 117-14 54-37 84-57 106-3 4-2 3-3 5 0 3 3 4 4 4 7 0 28-24 32-29 40-47 65-116 65-203z"><text:p/></draw:path><draw:path draw:style-name="gr3" draw:text-style-name="P6" svg:width="0.1008in" svg:height="0.035in" svg:x="1.9067in" svg:y="0.546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2in" svg:x="2.0634in" svg:y="0.502in" svg:viewBox="0 0 102 260" svg:d="M99 13c0-7-6-13-14-13-10 0-21 10-21 20 0 8 5 14 14 14 10 0 21-9 21-21zM69 160c6-13 6-13 9-24 3-7 6-13 6-19 0-18-14-32-32-32-37 0-52 56-52 59s4 3 5 3c4 0 5 0 6-6 11-36 26-49 40-49 3 0 9 0 9 14 0 7-3 15-4 19-3 10-21 55-27 72-4 10-9 23-9 31 0 18 13 32 32 32 36 0 50-56 50-60s-3-4-4-4c-3 0-3 1-6 8-7 24-19 47-39 47-7 0-10-3-10-12 0-10 3-16 12-40 4-13 10-26 14-39z"><text:p/></draw:path><draw:path draw:style-name="gr3" draw:text-style-name="P6" svg:width="0.0724in" svg:height="0.1071in" svg:x="2.1173in" svg:y="0.4961in" svg:viewBox="0 0 185 273" svg:d="M185 4c-2-1 0-4-6-4-5 0-43 3-49 4-2 0-5 3-5 8s4 5 9 5c19 0 20 2 20 6 0 2-1 6-1 8-8 31-17 60-24 91-7-14-18-24-36-24-45 0-93 56-93 113 0 37 22 62 52 62 7 0 27-2 50-29 4 16 17 29 35 29 14 0 22-9 29-21 7-14 8-25 11-39 0-4-3-4-4-4-4 0-5 2-6 8-6 24-13 47-28 47-11 0-13-10-13-18s2-12 3-18c18-75 37-149 56-224zM104 222c-2 8-2 8-7 15-18 20-33 27-44 27-20 0-26-21-26-36 0-19 14-67 22-85 13-23 29-37 44-37 26 0 31 32 31 34s0 5-1 6c-6 26-12 51-19 76z"><text:p/></draw:path><draw:path draw:style-name="gr3" draw:text-style-name="P6" svg:width="0.0728in" svg:height="0.0724in" svg:x="2.1921in" svg:y="0.5571in" svg:viewBox="0 0 186 185" svg:d="M68 100c3 0 7 0 10 0 13 21 28 42 41 63 2 4 9 15 12 19 2 3 2 3 9 3 12 0 25 0 37 0 6 0 9 0 9-5 0-2-1-4-3-4-11-2-25-20-31-29-1-3-16-20-33-49 24-4 47-15 47-47 0-38-40-51-71-51-29 0-57 0-85 0-6 0-10 0-10 4 0 6 5 6 8 6 15 0 16 1 16 15 0 45 0 91 0 136 0 13-1 15-16 15-3 0-8 0-8 4 0 5 4 5 10 5 24 0 49 0 74 0 4 0 8 0 8-5 0-4-4-4-7-4-16 0-17-2-17-15 0-20 0-41 0-61zM121 87c8-10 8-24 8-36 0-14-1-28-10-39 11 3 37 11 37 39 0 17-8 32-35 36zM68 24c0-5 0-14 17-14 23 0 35 9 35 41 0 35-9 40-52 40 0-22 0-45 0-67zM32 176c2-5 2-12 2-15 0-45 0-92 0-137 0-2 0-10-2-14 10 0 21 0 31 0-4 4-4 9-4 13 0 46 0 91 0 138 0 3 0 10 3 15-10 0-20 0-30 0zM89 100c2 0 3 0 6 0s9-1 14-1c3 7 33 54 55 77-9 0-18 0-27 0-16-25-31-51-48-76z"><text:p/></draw:path><draw:path draw:style-name="gr3" draw:text-style-name="P6" svg:width="0.0374in" svg:height="0.0504in" svg:x="2.2744in" svg:y="0.5476in" svg:viewBox="0 0 96 129" svg:d="M96 91c-3 0-6 0-8 0 0 5-2 17-6 18-1 1-17 1-20 1-13 0-26 0-38 0 12-9 27-20 39-27 17-13 33-24 33-44 0-25-23-39-51-39-26 0-45 15-45 34 0 10 9 12 11 12 5 0 11-3 11-12 0-6-4-10-11-11 5-9 18-14 30-14 18 0 35 11 35 30 0 16-12 28-27 41-15 14-31 27-47 40-2 2-2 2-2 3 0 2 0 4 0 6 30 0 60 0 90 0 2-12 3-26 6-38z"><text:p/></draw:path><draw:path draw:style-name="gr3" draw:text-style-name="P6" svg:width="0.035in" svg:height="0.1516in" svg:x="2.3496in" svg:y="0.4878in" svg:viewBox="0 0 90 386" svg:d="M90 382c0-1 0-1-6-8-49-49-61-122-61-181 0-68 14-135 62-183 5-4 5-6 5-7 0-2-1-3-4-3-4 0-39 25-61 75-20 43-25 86-25 118 0 30 4 77 26 121 23 47 56 72 60 72 3 0 4-1 4-4z"><text:p/></draw:path><draw:path draw:style-name="gr3" draw:text-style-name="P6" svg:width="0.0335in" svg:height="0.1516in" svg:x="2.4102in" svg:y="0.4878in" svg:viewBox="0 0 86 386" svg:d="M85 14c1-4 1-5 1-6 0-5-4-8-8-8-3 0-5 1-9 9-22 59-45 118-67 177-1 2-2 4-2 7 0 1 0 2 2 6 22 60 45 118 67 177 2 5 4 10 9 10 4 0 8-3 8-7 0-2 0-3-1-7-23-61-47-120-70-179 23-60 47-119 70-179z"><text:p/></draw:path><draw:path draw:style-name="gr3" draw:text-style-name="P6" svg:width="0.0752in" svg:height="0.0685in" svg:x="2.4567in" svg:y="0.5346in" svg:viewBox="0 0 192 175" svg:d="M118 54c2-10 12-46 38-46 2 0 11 0 20 5-11 2-19 12-19 21 0 7 5 13 15 13 8 0 20-6 20-22 0-19-23-25-36-25-22 0-35 20-39 29-10-26-31-29-42-29-41 0-63 50-63 59 0 4 3 3 4 4 4 0 5 0 6-5 13-40 38-50 52-50 7 0 21 4 21 26 0 12-7 38-21 93-7 23-20 39-37 39-3 0-12 0-19-4 9-2 17-11 17-21 0-11-8-14-14-14-11 0-21 9-21 23 0 17 20 25 36 25 26 0 40-28 41-30 4 15 19 30 42 30 39 0 61-50 61-59 0-5-3-5-4-5-3 0-4 2-6 5-12 41-38 50-50 50-16 0-22-12-22-25 0-9 3-18 6-34 5-18 9-35 14-53z"><text:p/></draw:path><draw:path draw:style-name="gr3" draw:text-style-name="P6" svg:width="0.0173in" svg:height="0.0453in" svg:x="2.5528in" svg:y="0.5858in" svg:viewBox="0 0 45 116" svg:d="M45 41c0-27-10-41-24-41-13 0-21 10-21 20 0 11 8 21 21 21 4 0 9-1 13-6 1 0 1-1 2-1 0 2 0 1 0 7 0 28-13 51-25 64-4 4-4 5-4 6 0 2 1 5 3 5 4 0 35-30 35-75z"><text:p/></draw:path><draw:path draw:style-name="gr3" draw:text-style-name="P6" svg:width="0.0697in" svg:height="0.098in" svg:x="2.6114in" svg:y="0.5346in" svg:viewBox="0 0 178 250" svg:d="M177 23c1-5 1-5 1-9 0-6-5-10-11-10-4 0-10 3-13 8-1 2-4 14-6 21-3 10-5 21-7 31-6 23-12 46-18 69-1 7-19 33-44 33-20 0-24-16-24-31 0-17 7-41 20-76 6-16 7-19 7-27 0-18-12-32-30-32-38 0-52 56-52 59 0 4 3 3 4 4 5 0 5 0 7-7 11-36 26-48 40-48 2 0 8 0 8 13 0 9-3 20-6 26-16 42-22 64-22 82 0 34 24 46 47 46 15 0 28-7 39-18-5 20-9 40-26 60-10 13-24 24-42 24-5 0-23-1-29-17 6 0 11 0 16-4 5-3 8-8 8-15 0-12-10-14-14-14-9 0-21 6-21 25s16 34 40 34c40 0 80-35 91-79 12-50 25-98 37-148z"><text:p/></draw:path><draw:path draw:style-name="gr3" draw:text-style-name="P6" svg:width="0.0339in" svg:height="0.1516in" svg:x="2.6957in" svg:y="0.4878in" svg:viewBox="0 0 87 386" svg:d="M85 199c2-4 2-5 2-6 0-2 0-3-2-7-23-59-45-118-69-177-2-7-4-9-8-9-5 0-8 3-8 8 0 1 0 1 2 5 23 60 45 120 68 180-23 59-45 118-68 178-2 4-2 5-2 8 0 4 3 7 8 7s6-4 8-7c24-61 46-120 69-180z"><text:p/></draw:path><draw:path draw:style-name="gr3" draw:text-style-name="P6" svg:width="0.0346in" svg:height="0.1516in" svg:x="2.7551in" svg:y="0.4878in" svg:viewBox="0 0 89 386" svg:d="M89 193c0-30-4-77-25-120-23-49-56-73-61-73-2 0-3 1-3 3 0 1 0 3 7 9 38 39 60 100 60 181 0 66-14 134-63 182-4 6-4 6-4 7 0 2 1 4 3 4 5 0 39-26 62-76 20-42 24-84 24-117z"><text:p/></draw:path></draw:g></text:p>
        </text:list-item>
        <text:list-item>
          <text:p text:style-name="P31"><text:span text:style-name="T5"><draw:g text:anchor-type="as-char" svg:y="-0.1075in" draw:z-index="106" draw:name="Shape119" draw:style-name="gr1"><svg:title>TexMaths</svg:title><svg:desc>11§display§f \circ g = id_{\R^2}§svg§600§FALSE§</svg:desc><draw:path draw:style-name="gr2" draw:text-style-name="P5" svg:width="0.7528in" svg:height="0.1217in" svg:x="-0.0004in" svg:y="0.0075in" svg:viewBox="0 0 1913 310" svg:d="M0 0c637 0 1275 0 1913 0 0 103 0 207 0 310-638 0-1276 0-1913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" draw:text-style-name="P6" svg:width="0.0591in" svg:height="0.0591in" svg:x="0.1248in" svg:y="0.0402in" svg:viewBox="0 0 151 151" svg:d="M151 76c0-42-34-76-75-76-42 0-76 35-76 76s34 75 76 75c41 0 75-34 75-75zM76 134c-34 0-61-26-61-58 0-33 27-59 61-59 32 0 59 25 59 59 0 33-27 58-59 58z"><text:p/></draw:path><draw:path draw:style-name="gr3" draw:text-style-name="P6" svg:width="0.0693in" svg:height="0.0976in" svg:x="0.2287in" svg:y="0.0402in" svg:viewBox="0 0 177 249" svg:d="M176 25c0-2 1-4 1-6 0-7-4-11-11-11-4 0-14 3-16 16-7-14-20-24-36-24-44 0-92 54-92 110 0 37 24 61 52 61 23 0 40-18 45-22-8 33-9 32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draw:path draw:style-name="gr3" draw:text-style-name="P6" svg:width="0.1012in" svg:height="0.0354in" svg:x="0.3555in" svg:y="0.052in" svg:viewBox="0 0 258 91" svg:d="M244 16c6 0 14-1 14-8 0-8-8-8-14-8-77 0-154 0-231 0-5 0-13 0-13 8 0 7 8 8 13 8 77 0 154 0 231 0zM244 91c6 0 14 0 14-7 0-9-8-9-14-9-77 0-154 0-231 0-5 0-13 0-13 9 0 7 8 7 13 7 77 0 154 0 231 0z"><text:p/></draw:path><draw:path draw:style-name="gr3" draw:text-style-name="P6" svg:width="0.0398in" svg:height="0.1016in" svg:x="0.5114in" svg:y="0.0075in" svg:viewBox="0 0 102 259" svg:d="M99 14c0-7-5-14-14-14-11 0-21 11-21 21 0 8 5 14 14 14s21-9 21-21zM69 160c5-11 5-13 9-23 3-7 5-13 5-20 0-18-13-32-31-32-37 0-52 56-52 59 0 5 3 2 4 5 5 0 5-2 7-8 11-36 26-47 40-47 2 0 8 0 8 12 0 7-2 16-3 19-3 10-21 54-27 71-4 10-9 23-9 31 0 18 13 32 32 32 36 0 50-57 50-60s-3-3-4-3c-4 0-4 1-6 6-7 25-19 48-39 48-7 0-10-4-10-12 0-10 2-16 11-39 5-13 10-26 15-39z"><text:p/></draw:path><draw:path draw:style-name="gr3" draw:text-style-name="P6" svg:width="0.072in" svg:height="0.1063in" svg:x="0.5654in" svg:y="0.002in" svg:viewBox="0 0 184 271" svg:d="M184 4c0-1 0-4-5-4s-43 3-49 4c-3 0-6 3-6 7 0 6 4 6 10 6 19 0 19 2 19 6 0 2-1 6-1 8-8 30-16 60-23 91-7-14-18-25-35-25-46 0-94 57-94 112 0 36 21 62 52 62 7 0 26-1 50-29 3 15 17 29 36 29 13 0 22-9 28-21 6-15 11-38 11-39 0-3-3-3-4-3-5 0-5 1-6 7-6 25-13 47-29 47-10 0-11-10-11-18 0-9 0-12 2-18 18-74 36-148 55-222zM103 220c-1 8-1 8-7 14-17 22-33 28-43 28-20 0-25-21-25-36 0-19 12-65 20-83 13-23 30-37 46-37 25 0 30 31 30 34 0 2-1 4-1 6-6 25-13 50-20 74z"><text:p/></draw:path><draw:path draw:style-name="gr3" draw:text-style-name="P6" svg:width="0.0728in" svg:height="0.072in" svg:x="0.6406in" svg:y="0.061in" svg:viewBox="0 0 186 184" svg:d="M68 100c4 0 7 0 10 0 13 21 28 42 41 63 2 4 9 14 12 18 1 3 2 3 9 3 12 0 25 0 37 0 5 0 9 0 9-5 0-2-2-3-4-3-10-2-24-20-30-29-2-3-16-21-33-49 23-5 47-16 47-47 0-38-41-51-72-51-29 0-57 0-85 0-5 0-9 0-9 6 0 4 6 4 8 4 15 0 16 2 16 15 0 45 0 91 0 136 0 13-1 15-16 15-2 0-8 0-8 3 0 5 4 5 9 5 25 0 49 0 75 0 4 0 8 0 8-5 0-3-4-3-7-3-16 0-17-2-17-15 0-21 0-41 0-61zM120 87c8-10 9-24 9-35 0-14-2-28-10-39 11 2 37 10 37 38 0 17-7 32-36 36zM68 24c0-5 0-14 17-14 23 0 34 10 34 42 0 34-8 39-51 39 0-23 0-45 0-67zM31 176c2-5 2-12 2-15 0-47 0-92 0-137 0-2 0-10-2-14 10 0 21 0 31 0-4 4-4 10-4 13 0 45 0 91 0 138 0 3 0 10 3 15-10 0-20 0-30 0zM89 100c2 0 2 0 5 0 4 0 11-1 14-1 4 7 33 55 56 77-9 0-18 0-26 0-17-25-32-51-49-76z"><text:p/></draw:path><draw:path draw:style-name="gr3" draw:text-style-name="P6" svg:width="0.0374in" svg:height="0.05in" svg:x="0.7228in" svg:y="0.0547in" svg:viewBox="0 0 96 128" svg:d="M96 91c-2 0-6 0-8 0-1 4-3 16-5 17-3 2-19 2-21 2-14 0-26 0-39 0 13-10 28-21 39-29 17-12 34-23 34-44 0-24-23-37-51-37-26 0-45 14-45 33 0 11 8 12 11 12 4 0 11-3 11-11 0-7-4-11-11-12 6-8 17-14 30-14 18 0 34 11 34 30 0 16-11 29-27 41-15 13-30 27-46 40-2 2-2 2-2 3s0 3 0 6c30 0 59 0 89 0 2-13 5-25 7-37z"><text:p/></draw:path></draw:g></text:span><text:span text:style-name="T5">:</text:span></text:p>
          <text:p text:style-name="P30"><text:soft-page-break/><draw:g text:anchor-type="as-char" svg:y="-0.3201in" draw:z-index="118" draw:name="Shape120" draw:style-name="gr1"><svg:title>TexMaths</svg:title><svg:desc>11§latex§\begin{alignat*}{9}
  (f \circ g)(\la x, y \ra) = f(g(\la x, y \ra) &amp;= f(\la x - y, x + y \ra) &amp;&amp;\quad \open \beta \rule \close \\
  &amp;= \la x - y + y, x + y - y \ra = \la x, y \ra &amp;&amp;\quad \open \beta \rule \close \\
  &amp;= id_{\R^2}(\la x, y \ra)
\end{alignat}§svg§600§FALSE§</svg:desc><draw:path draw:style-name="gr2" draw:text-style-name="P5" svg:width="4.639in" svg:height="0.6244in" svg:x="-0.0004in" svg:y="0.0079in" svg:viewBox="0 0 11784 1587" svg:d="M0 0c3928 0 7856 0 11784 0 0 529 0 1057 0 1587-3928 0-7856 0-11784 0 0-530 0-1058 0-1587z"><text:p/></draw:path><draw:path draw:style-name="gr3" draw:text-style-name="P6" svg:width="0.0346in" svg:height="0.1516in" svg:x="0.0071in" svg:y="0.015in" svg:viewBox="0 0 89 386" svg:d="M89 383c0-1 0-2-7-9-48-48-60-121-60-180 0-67 15-135 63-183 4-5 4-5 4-7 0-3-1-4-3-4-5 0-39 26-62 76-20 42-24 85-24 118 0 29 4 77 25 120 23 48 56 72 61 72 2 0 3-1 3-3z"><text:p/></draw:path><draw:path draw:style-name="gr3" draw:text-style-name="P6" svg:width="0.076in" svg:height="0.1382in" svg:x="0.0591in" svg:y="0.022in" svg:viewBox="0 0 194 352" svg:d="M122 118c11 0 22 0 33 0 8 0 11 0 11-8 0-4-3-4-10-4-11 0-21 0-32 0 2-15 6-30 8-44 2-8 7-36 10-40 3-8 10-13 17-13 2 0 13 0 19 6-16 2-21 16-21 21 0 9 8 14 15 14 9 0 22-8 22-24 0-17-19-26-35-26-13 0-37 7-49 45-2 8-3 12-12 61-9 0-18 0-27 0-7 0-12 0-12 7 0 5 4 5 11 5 9 0 17 0 26 0-10 50-19 102-29 153-8 37-14 72-34 72-1 0-11 0-19-6 18-1 22-16 22-21 0-9-7-15-14-15-11 0-22 9-22 24 0 17 18 27 33 27 21 0 37-23 44-37 12-26 21-72 22-75 8-41 15-82 23-122z"><text:p/></draw:path><draw:path draw:style-name="gr3" draw:text-style-name="P6" svg:width="0.0591in" svg:height="0.0587in" svg:x="0.1843in" svg:y="0.0618in" svg:viewBox="0 0 151 150" svg:d="M151 75c0-42-36-75-76-75-41 0-75 34-75 75s34 75 75 75c40 0 76-34 76-75zM75 134c-33 0-60-27-60-59 0-33 27-60 60-60s60 27 60 60-27 59-60 59z"><text:p/></draw:path><draw:path draw:style-name="gr3" draw:text-style-name="P6" svg:width="0.0693in" svg:height="0.0984in" svg:x="0.2882in" svg:y="0.0618in" svg:viewBox="0 0 177 251" svg:d="M176 25c0-2 1-4 1-6 0-7-4-11-11-11-4 0-14 3-16 16-7-14-20-24-36-24-44 0-92 55-92 110 0 39 24 62 52 62 23 0 40-19 45-23v1c-8 34-13 49-13 50-2 4-15 42-55 42-8 0-21 0-31-4 11-4 15-14 15-20 0-7-4-13-14-13-9 0-21 6-21 22s14 24 51 24c48 0 77-31 82-54 14-57 29-114 43-172zM125 122c-2 10-11 20-19 27s-20 14-31 14c-20 0-26-20-26-35 0-19 11-65 22-85 10-19 27-34 43-34 26 0 31 31 31 33 0 1-1 4-1 6-7 25-12 50-19 74z"><text:p/></draw:path><draw:path draw:style-name="gr3" draw:text-style-name="P6" svg:width="0.0346in" svg:height="0.1516in" svg:x="0.3724in" svg:y="0.015in" svg:viewBox="0 0 89 386" svg:d="M89 194c0-31-4-77-25-121-23-48-56-73-61-73-2 0-3 2-3 4s0 2 7 9c38 39 60 99 60 181 0 66-14 134-63 182-4 5-4 6-4 7 0 2 1 3 3 3 5 0 39-25 62-75 20-43 24-85 24-117z"><text:p/></draw:path><draw:path draw:style-name="gr3" draw:text-style-name="P6" svg:width="0.035in" svg:height="0.1516in" svg:x="0.4378in" svg:y="0.015in" svg:viewBox="0 0 90 386" svg:d="M90 383c0-1 0-2-6-9-49-48-61-121-61-180 0-67 14-135 62-183 5-5 5-5 5-7 0-3-2-4-4-4-4 0-39 26-62 76-20 42-24 85-24 118 0 29 4 77 25 120 23 48 57 72 61 72 2 0 4-1 4-3z"><text:p/></draw:path><draw:path draw:style-name="gr3" draw:text-style-name="P6" svg:width="0.0335in" svg:height="0.1516in" svg:x="0.4988in" svg:y="0.015in" svg:viewBox="0 0 86 386" svg:d="M84 14c2-3 2-4 2-6 0-5-4-8-8-8-3 0-7 2-9 9-23 59-45 118-68 177 0 3-1 5-1 8 0 1 0 2 1 6 23 60 45 118 68 177 1 5 4 9 9 9 4 0 8-3 8-8 0-1 0-1-2-5-24-61-46-120-69-179 23-60 45-120 69-180z"><text:p/></draw:path><draw:path draw:style-name="gr3" draw:text-style-name="P6" svg:width="0.0752in" svg:height="0.0685in" svg:x="0.5457in" svg:y="0.0618in" svg:viewBox="0 0 192 175" svg:d="M118 55c2-11 11-46 38-46 2 0 11 0 19 5-10 1-18 11-18 21 0 6 4 13 15 13 8 0 20-6 20-22 0-20-23-26-36-26-22 0-35 21-41 30-9-26-29-30-41-30-40 0-62 51-62 59 0 5 3 5 4 5 4 0 5-1 6-5 12-40 38-50 52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3" draw:text-style-name="P6" svg:width="0.0173in" svg:height="0.0453in" svg:x="0.6413in" svg:y="0.1138in" svg:viewBox="0 0 45 116" svg:d="M45 41c0-26-10-41-25-41-12 0-20 10-20 21 0 10 8 21 20 21 5 0 10-2 14-6 1-1 1-1 1-1 1 0 1 0 1 6 0 28-13 51-26 65-5 4-5 4-5 6s3 4 5 4c4 0 35-30 35-75z"><text:p/></draw:path><draw:path draw:style-name="gr3" draw:text-style-name="P6" svg:width="0.0697in" svg:height="0.0984in" svg:x="0.7004in" svg:y="0.0618in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7 45 14 0 28-6 39-17-6 20-10 39-26 60-10 13-24 24-42 24-5 0-23-1-29-16 5 0 11 0 16-5 4-3 8-9 8-15 0-12-11-15-14-15-9 0-22 7-22 26 0 20 17 34 41 34 40 0 80-35 91-79 12-50 24-98 36-148z"><text:p/></draw:path><draw:path draw:style-name="gr3" draw:text-style-name="P6" svg:width="0.0335in" svg:height="0.1516in" svg:x="0.7843in" svg:y="0.015in" svg:viewBox="0 0 86 386" svg:d="M85 200c1-4 1-5 1-6s0-3-1-7c-23-59-45-119-69-178-2-7-4-9-8-9-5 0-8 3-8 8 0 1 0 2 2 6 23 60 45 120 68 180-23 59-45 118-68 178-2 4-2 5-2 6 0 5 3 8 8 8s6-3 7-8c23-59 47-118 70-178z"><text:p/></draw:path><draw:path draw:style-name="gr3" draw:text-style-name="P6" svg:width="0.035in" svg:height="0.1516in" svg:x="0.8437in" svg:y="0.015in" svg:viewBox="0 0 90 386" svg:d="M90 194c0-31-4-77-25-121-23-48-57-73-61-73-2 0-4 2-4 4s0 2 8 9c37 39 59 99 59 181 0 66-14 134-62 182-5 5-5 6-5 7 0 2 2 3 4 3 4 0 39-25 62-75 20-43 24-85 24-117z"><text:p/></draw:path><draw:path draw:style-name="gr3" draw:text-style-name="P6" svg:width="0.1008in" svg:height="0.035in" svg:x="0.9449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82in" svg:x="1.1051in" svg:y="0.022in" svg:viewBox="0 0 192 352" svg:d="M121 118c11 0 23 0 34 0 8 0 11 0 11-8 0-4-3-4-10-4-11 0-21 0-32 0 2-15 6-30 8-44 1-8 7-36 9-40 4-8 11-13 18-13 2 0 11 0 19 6-16 2-21 16-21 21 0 9 7 14 15 14 9 0 20-8 20-24 0-17-17-26-33-26-13 0-37 7-49 45-2 8-3 12-12 61-9 0-19 0-28 0-6 0-11 0-11 7 0 5 4 5 11 5 9 0 17 0 26 0-10 50-19 102-29 153-8 37-14 72-34 72-1 0-11 0-19-6 18-1 21-16 21-21 0-9-6-15-14-15-10 0-21 9-21 24 0 17 18 27 33 27 21 0 36-23 44-37 12-26 21-72 21-75 8-41 15-82 23-122z"><text:p/></draw:path><draw:path draw:style-name="gr3" draw:text-style-name="P6" svg:width="0.035in" svg:height="0.1516in" svg:x="1.2031in" svg:y="0.015in" svg:viewBox="0 0 90 386" svg:d="M90 383c0-1 0-2-6-9-49-48-61-121-61-180 0-67 14-135 62-183 5-5 5-5 5-7 0-3-2-4-4-4-4 0-39 26-62 76-20 42-24 85-24 118 0 29 4 77 25 120 23 48 57 72 61 72 2 0 4-1 4-3z"><text:p/></draw:path><draw:path draw:style-name="gr3" draw:text-style-name="P6" svg:width="0.0697in" svg:height="0.0984in" svg:x="1.2496in" svg:y="0.0618in" svg:viewBox="0 0 178 251" svg:d="M177 25c0-2 1-4 1-6 0-7-5-11-12-11-3 0-14 3-15 16-7-14-21-24-37-24-44 0-91 55-91 110 0 39 23 62 51 62 23 0 41-19 45-23l1 1c-9 34-13 49-13 50-1 4-15 42-56 42-7 0-20 0-31-4 12-4 16-14 16-20 0-7-4-13-15-13-8 0-21 6-21 22s14 24 52 24c48 0 76-31 82-54 14-57 29-114 43-172zM126 122c-2 10-11 20-19 27s-20 14-32 14c-19 0-24-20-24-35 0-19 11-65 20-85 11-19 28-34 44-34 26 0 31 31 31 33 0 1-1 4-1 6-6 25-12 50-19 74z"><text:p/></draw:path><draw:path draw:style-name="gr3" draw:text-style-name="P6" svg:width="0.035in" svg:height="0.1516in" svg:x="1.3406in" svg:y="0.015in" svg:viewBox="0 0 90 386" svg:d="M90 383c0-1 0-2-6-9-49-48-62-121-62-180 0-67 15-135 63-183 5-5 5-5 5-7 0-3-2-4-4-4-4 0-39 26-62 76-20 42-24 85-24 118 0 29 4 77 25 120 23 48 57 72 61 72 2 0 4-1 4-3z"><text:p/></draw:path><draw:path draw:style-name="gr3" draw:text-style-name="P6" svg:width="0.0335in" svg:height="0.1516in" svg:x="1.4016in" svg:y="0.015in" svg:viewBox="0 0 86 386" svg:d="M84 14c2-3 2-4 2-6 0-5-4-8-8-8-3 0-7 2-9 9-23 59-45 118-68 177 0 3-1 5-1 8 0 1 0 2 1 6 23 60 45 118 68 177 1 5 4 9 9 9 4 0 8-3 8-8 0-1 0-1-2-5-24-61-46-120-69-179 23-60 45-120 69-180z"><text:p/></draw:path><draw:path draw:style-name="gr3" draw:text-style-name="P6" svg:width="0.0752in" svg:height="0.0685in" svg:x="1.448in" svg:y="0.0618in" svg:viewBox="0 0 192 175" svg:d="M118 55c2-11 11-46 38-46 2 0 11 0 19 5-10 1-19 11-19 21 0 6 5 13 16 13 8 0 20-6 20-22 0-20-23-26-36-26-22 0-36 21-41 30-9-26-30-30-41-30-40 0-62 51-62 59 0 5 3 5 4 5 4 0 5-1 5-5 13-40 39-50 53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3" draw:text-style-name="P6" svg:width="0.0173in" svg:height="0.0453in" svg:x="1.5441in" svg:y="0.1138in" svg:viewBox="0 0 45 116" svg:d="M45 41c0-26-10-41-25-41-12 0-20 10-20 21 0 10 8 21 20 21 5 0 10-2 14-6 1-1 1-1 1-1 1 0 1 0 1 6 0 28-13 51-26 65-5 4-5 4-5 6s3 4 5 4c4 0 35-30 35-75z"><text:p/></draw:path><draw:path draw:style-name="gr3" draw:text-style-name="P6" svg:width="0.0697in" svg:height="0.0984in" svg:x="1.6028in" svg:y="0.0618in" svg:viewBox="0 0 178 251" svg:d="M176 24c2-5 2-6 2-9 0-7-5-11-11-11-4 0-10 3-14 9 0 1-3 13-6 21-2 10-4 20-7 31-6 23-11 46-17 69-2 6-19 33-44 33-20 0-24-17-24-32 0-17 7-41 20-76 6-15 7-19 7-27 0-18-12-32-31-32-37 0-51 56-51 59 0 5 3 5 4 5 5 0 5-1 7-7 10-36 25-48 38-48 4 0 10 0 10 12 0 10-4 20-6 27-16 41-22 63-22 82 0 34 24 45 46 45 15 0 29-6 40-17-6 20-10 39-26 60-10 13-24 24-43 24-4 0-22-1-28-16 5 0 11 0 16-5 4-3 8-9 8-15 0-12-11-15-14-15-9 0-22 7-22 26 0 20 17 34 40 34 41 0 81-35 92-79 12-50 24-98 36-148z"><text:p/></draw:path><draw:path draw:style-name="gr3" draw:text-style-name="P6" svg:width="0.0335in" svg:height="0.1516in" svg:x="1.687in" svg:y="0.015in" svg:viewBox="0 0 86 386" svg:d="M84 200c2-4 2-5 2-6s0-3-2-7c-22-59-46-119-68-178-2-7-4-9-8-9-5 0-8 3-8 8 0 1 0 2 2 6 23 60 45 120 68 180-23 59-45 118-68 178-2 4-2 5-2 6 0 5 3 8 8 8 4 0 6-3 7-8 23-59 45-118 69-178z"><text:p/></draw:path><draw:path draw:style-name="gr3" draw:text-style-name="P6" svg:width="0.035in" svg:height="0.1516in" svg:x="1.7461in" svg:y="0.015in" svg:viewBox="0 0 90 386" svg:d="M90 194c0-31-4-77-25-121-24-48-57-73-61-73-2 0-4 2-4 4s0 2 8 9c37 39 59 99 59 181 0 66-14 134-62 182-5 5-5 6-5 7 0 2 2 3 4 3 4 0 39-25 62-75 20-43 24-85 24-117z"><text:p/></draw:path><draw:path draw:style-name="gr3" draw:text-style-name="P6" svg:width="0.1008in" svg:height="0.035in" svg:x="1.8476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82in" svg:x="2.0079in" svg:y="0.022in" svg:viewBox="0 0 192 352" svg:d="M121 118c11 0 23 0 34 0 8 0 11 0 11-8 0-4-3-4-10-4-11 0-21 0-32 0 2-15 6-30 8-44 1-8 7-36 9-40 3-8 10-13 18-13 2 0 11 0 19 6-16 2-21 16-21 21 0 9 7 14 15 14 9 0 20-8 20-24 0-17-17-26-33-26-13 0-37 7-49 45-2 8-3 12-12 61-9 0-19 0-28 0-6 0-11 0-11 7 0 5 4 5 11 5 9 0 17 0 26 0-10 50-19 102-29 153-8 37-14 72-34 72-1 0-11 0-19-6 18-1 21-16 21-21 0-9-6-15-14-15-10 0-21 9-21 24 0 17 18 27 33 27 21 0 36-23 44-37 12-26 21-72 21-75 8-41 15-82 23-122z"><text:p/></draw:path><draw:path draw:style-name="gr3" draw:text-style-name="P6" svg:width="0.035in" svg:height="0.1516in" svg:x="2.1055in" svg:y="0.015in" svg:viewBox="0 0 90 386" svg:d="M90 383c0-1 0-2-6-9-49-48-62-121-62-180 0-67 15-135 63-183 5-5 5-5 5-7 0-3-2-4-4-4-4 0-39 26-62 76-20 42-24 85-24 118 0 29 4 77 25 120 23 48 57 72 61 72 2 0 4-1 4-3z"><text:p/></draw:path><draw:path draw:style-name="gr3" draw:text-style-name="P6" svg:width="0.0335in" svg:height="0.1516in" svg:x="2.1665in" svg:y="0.015in" svg:viewBox="0 0 86 386" svg:d="M84 14c2-3 2-4 2-6 0-5-4-8-8-8-3 0-7 2-9 9-23 59-45 118-68 177 0 3-1 5-1 8 0 1 0 2 1 6 23 60 45 118 68 177 1 5 4 9 9 9 4 0 8-3 8-8 0-1 0-1-2-5-24-61-46-120-69-179 23-60 45-120 69-180z"><text:p/></draw:path><draw:path draw:style-name="gr3" draw:text-style-name="P6" svg:width="0.0752in" svg:height="0.0685in" svg:x="2.2134in" svg:y="0.0618in" svg:viewBox="0 0 192 175" svg:d="M118 55c2-11 11-46 38-46 2 0 11 0 19 5-10 1-18 11-18 21 0 6 4 13 15 13 8 0 20-6 20-22 0-20-23-26-36-26-22 0-36 21-41 30-9-26-29-30-41-30-40 0-62 51-62 59 0 5 3 5 4 5 4 0 5-1 6-5 12-40 38-50 52-50 6 0 21 3 21 26 0 11-7 38-21 92-7 24-20 40-38 40-2 0-11 0-18-5 8-2 17-10 17-21 0-10-9-13-14-13-11 0-21 10-21 22 0 17 19 25 36 25 26 0 40-26 41-29 4 15 19 29 42 29 39 0 61-50 61-59 0-4-3-4-4-4-3 0-4 1-6 5-12 40-38 50-51 50-15 0-21-12-21-25 0-9 2-18 6-34 5-18 9-35 14-53z"><text:p/></draw:path><draw:path draw:style-name="gr3" draw:text-style-name="P6" svg:width="0.0921in" svg:height="0.0055in" svg:x="2.3421in" svg:y="0.0882in" svg:viewBox="0 0 235 15" svg:d="M222 15c7 0 13 0 13-7 0-8-6-8-13-8-69 0-140 0-209 0-6 0-13 0-13 8 0 7 7 7 13 7 69 0 140 0 209 0z"><text:p/></draw:path><draw:path draw:style-name="gr3" draw:text-style-name="P6" svg:width="0.0697in" svg:height="0.0984in" svg:x="2.4858in" svg:y="0.0618in" svg:viewBox="0 0 178 251" svg:d="M177 24c1-5 1-6 1-9 0-7-5-11-11-11-3 0-10 3-13 9-1 1-4 13-6 21-3 10-5 20-7 31-6 23-12 46-18 69-1 6-19 33-44 33-20 0-24-17-24-32 0-17 7-41 20-76 6-15 7-19 7-27 0-18-12-32-30-32-38 0-52 56-52 59 0 5 3 4 4 5 5 0 5-1 7-7 11-36 26-48 40-48 2 0 8 0 8 12 0 10-3 20-6 27-16 41-22 63-22 82 0 34 24 45 47 45 15 0 28-6 39-17-5 20-9 39-26 60-10 13-24 24-42 24-5 0-23-1-29-16 6 0 11 0 16-5 5-3 8-9 8-15 0-12-10-15-14-15-9 0-21 7-21 26 0 20 16 34 40 34 40 0 80-35 91-79 12-50 25-98 37-148z"><text:p/></draw:path><draw:path draw:style-name="gr3" draw:text-style-name="P6" svg:width="0.0173in" svg:height="0.0453in" svg:x="2.5744in" svg:y="0.1138in" svg:viewBox="0 0 45 116" svg:d="M45 41c0-26-10-41-24-41-13 0-21 10-21 21 0 10 8 21 21 21 4 0 10-2 13-6 1-1 1-1 2-1 0 2 1 0 1 6 0 28-14 51-26 65-4 4-4 4-4 6s2 4 3 4c4 0 35-30 35-75z"><text:p/></draw:path><draw:path draw:style-name="gr3" draw:text-style-name="P6" svg:width="0.0752in" svg:height="0.0685in" svg:x="2.6335in" svg:y="0.0618in" svg:viewBox="0 0 192 175" svg:d="M118 55c3-11 12-46 38-46 2 0 11 0 20 5-11 1-19 11-19 21 0 6 5 13 15 13 8 0 20-6 20-22 0-20-22-26-35-26-23 0-36 21-40 30-10-26-31-30-42-30-41 0-63 51-63 59 0 5 3 4 4 5 4 0 5-1 6-5 13-40 38-50 52-50 7 0 21 3 21 26 0 11-7 38-21 92-7 24-20 40-37 40-2 0-12 0-19-5 9-2 18-10 18-21 0-10-9-13-14-13-12 0-22 10-22 22 0 17 20 25 36 25 27 0 40-26 41-29 4 15 19 29 42 29 39 0 61-50 61-59 0-4-3-4-4-4-3 0-4 1-4 5-14 40-40 50-52 50-16 0-21-12-21-25 0-9 2-18 7-34 4-18 7-35 12-53z"><text:p/></draw:path><draw:path draw:style-name="gr3" draw:text-style-name="P6" svg:width="0.1004in" svg:height="0.1008in" svg:x="2.7587in" svg:y="0.0406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3" draw:text-style-name="P6" svg:width="0.0697in" svg:height="0.0984in" svg:x="2.9067in" svg:y="0.0618in" svg:viewBox="0 0 178 251" svg:d="M176 24c2-5 2-6 2-9 0-7-5-11-12-11-3 0-10 3-13 9-1 1-3 13-6 21-2 10-5 20-7 31-6 23-12 46-18 69-1 6-18 33-43 33-20 0-24-17-24-32 0-17 7-41 20-76 5-15 7-19 7-27 0-18-12-32-31-32-37 0-51 56-51 59 0 5 3 5 4 5 4 0 5-1 7-7 10-36 25-48 38-48 4 0 10 0 10 12 0 10-4 20-6 27-16 41-23 63-23 82 0 34 25 45 47 45 15 0 29-6 40-17-6 20-10 39-26 60-10 13-25 24-43 24-5 0-22-1-28-16 5 0 11 0 16-5 4-3 8-9 8-15 0-12-11-15-14-15-9 0-22 7-22 26 0 20 17 34 40 34 40 0 81-35 92-79 12-50 24-98 36-148z"><text:p/></draw:path><draw:path draw:style-name="gr3" draw:text-style-name="P6" svg:width="0.0335in" svg:height="0.1516in" svg:x="2.9909in" svg:y="0.015in" svg:viewBox="0 0 86 386" svg:d="M84 200c2-4 2-5 2-6s0-3-2-7c-22-59-46-119-68-178-2-7-4-9-8-9-5 0-8 3-8 8 0 1 0 2 1 6 23 60 46 120 69 180-23 59-46 118-69 178-1 4-1 5-1 6 0 5 3 8 8 8 4 0 6-3 7-8 23-59 45-118 69-178z"><text:p/></draw:path><draw:path draw:style-name="gr3" draw:text-style-name="P6" svg:width="0.035in" svg:height="0.1516in" svg:x="3.05in" svg:y="0.015in" svg:viewBox="0 0 90 386" svg:d="M90 194c0-31-4-77-26-121-23-48-56-73-60-73-3 0-4 2-4 4s0 2 8 9c37 39 59 99 59 181 0 66-14 134-62 182-5 5-5 6-5 7 0 2 1 3 4 3 4 0 39-25 61-75 20-43 25-85 25-117z"><text:p/></draw:path><draw:path draw:style-name="gr3" draw:text-style-name="P6" svg:width="0.0394in" svg:height="0.1819in" svg:x="4.1547in" svg:y="0in" svg:viewBox="0 0 101 463" svg:d="M101 460c0-2-1-2-2-3-18-20-44-51-59-114-10-35-14-76-14-111 0-102 25-173 72-223 3-3 2-3 3-5 0-4-3-4-4-4-7 0-28 23-32 29-40 47-65 116-65 202 0 55 10 133 60 198 4 6 29 34 37 34 1 0 4 0 4-3z"><text:p/></draw:path><draw:path draw:style-name="gr3" draw:text-style-name="P6" svg:width="0.0827in" svg:height="0.1366in" svg:x="4.2059in" svg:y="0.022in" svg:viewBox="0 0 211 348" svg:d="M211 53c0-30-22-53-53-53-22 0-33 6-47 15-21 16-42 53-49 83-21 81-41 164-62 245 0 2 1 5 4 5s5-1 6-3c9-36 17-71 26-106 8 23 24 37 53 37s57-13 75-31c19-17 31-41 31-70s-15-48-29-58c23-12 45-37 45-64zM141 117c-5 2-9 2-18 2-5 0-13 1-17-1 1-4 15-4 18-4 9 0 12 0 17 3zM189 44c0 26-14 55-35 66-10-3-18-4-30-4-7 0-29 0-29 12 0 11 19 10 27 10 14 0 20 0 31-5 15 13 16 26 17 43 2 23-8 52-19 67-15 21-41 34-63 34-30 0-44-22-44-49 0-3 0-10 2-17 8-33 17-65 24-98 9-33 37-94 83-94 23 0 36 12 36 35z"><text:p/></draw:path><draw:path draw:style-name="gr3" draw:text-style-name="P6" svg:width="0.0508in" svg:height="0.0673in" svg:x="4.3504in" svg:y="0.0618in" svg:viewBox="0 0 130 172" svg:d="M54 43c0-14 0-29 0-43-18 1-36 3-54 4 0 5 0 8 0 13 27 0 30 3 30 22 0 34 0 69 0 103 0 18-4 18-30 18 0 4 0 7 0 12 15-1 33-1 44-1 15 0 34 0 49 1 0-5 0-8 0-12-3 0-5 0-8 0-29 0-29-5-29-19 0-20 0-40 0-60 0-38 15-72 45-72 3 0 3 0 5 0-2 1-9 5-9 15 0 11 7 17 16 17 7 0 17-5 17-17s-12-24-29-24c-28 0-42 26-47 43z"><text:p/></draw:path><draw:path draw:style-name="gr3" draw:text-style-name="P6" svg:width="0.0764in" svg:height="0.0685in" svg:x="4.4106in" svg:y="0.0618in" svg:viewBox="0 0 195 175" svg:d="M139 141c0 11 0 23 0 34 18-1 37-2 56-3 0-5 0-8 0-12-28 0-31-4-31-22 0-47 0-92 0-138-19 1-38 3-56 4 0 5 0 8 0 13 26 0 29 3 29 22 0 23 0 45 0 68 0 34-18 60-46 60-33 0-34-18-34-38 0-43 0-86 0-129-19 1-38 3-57 4 0 5 0 8 0 13 30 0 30 1 30 35 0 20 0 38 0 58 0 31 0 65 59 65 22 0 39-10 50-34z"><text:p/></draw:path><draw:path draw:style-name="gr3" draw:text-style-name="P6" svg:width="0.0335in" svg:height="0.1051in" svg:x="4.4957in" svg:y="0.0236in" svg:viewBox="0 0 86 268" svg:d="M55 0c-19 1-36 3-55 4 0 5 0 8 0 13 26 0 30 2 30 20 0 68 0 135 0 202 0 17-5 17-30 17 0 5 0 8 0 12 12-1 33-1 43-1 9 0 28 0 43 1 0-4 0-7 0-12-27 0-31 0-31-17 0-79 0-160 0-239z"><text:p/></draw:path><draw:path draw:style-name="gr3" draw:text-style-name="P6" svg:width="0.0587in" svg:height="0.0693in" svg:x="4.5366in" svg:y="0.061in" svg:viewBox="0 0 150 177" svg:d="M33 76c2-57 35-67 48-67 40 0 43 52 43 67-31 0-60 0-91 0zM33 84c36 0 71 0 108 0 7 0 9 0 9-8 0-39-21-76-69-76-45 0-81 40-81 88 0 52 41 89 86 89 47 0 64-43 64-49 0-5-3-5-5-5-3 0-4 2-5 6-14 39-49 39-52 39-20 0-35-12-44-26-11-19-11-44-11-58z"><text:p/></draw:path><draw:path draw:style-name="gr3" draw:text-style-name="P6" svg:width="0.0394in" svg:height="0.1819in" svg:x="4.6071in" svg:y="0in" svg:viewBox="0 0 101 463" svg:d="M101 232c0-55-10-133-60-198-4-4-29-34-37-34-1 0-4 1-4 4 0 2 1 3 2 4 19 20 44 51 61 113 8 35 12 75 12 110 0 40-4 79-15 117-14 54-37 84-57 106-3 4-3 5-3 6 0 3 3 3 4 3 7 0 28-23 32-28 40-48 65-117 65-203z"><text:p/></draw:path><draw:path draw:style-name="gr3" draw:text-style-name="P6" svg:width="0.1008in" svg:height="0.035in" svg:x="1.8476in" svg:y="0.31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16in" svg:x="2.0165in" svg:y="0.2602in" svg:viewBox="0 0 86 386" svg:d="M85 14c1-4 1-4 1-6 0-5-4-8-8-8-3 0-5 1-9 9-22 59-45 118-67 177-1 2-2 4-2 7 0 1 0 2 2 6 22 60 45 119 67 178 2 4 5 9 9 9s8-3 8-8c0-1 0-2-1-6-23-61-45-120-69-179 24-60 46-119 69-179z"><text:p/></draw:path><draw:path draw:style-name="gr3" draw:text-style-name="P6" svg:width="0.0752in" svg:height="0.0685in" svg:x="2.063in" svg:y="0.3075in" svg:viewBox="0 0 192 175" svg:d="M118 54c3-10 12-45 38-45 2 0 11 0 20 4-11 2-19 12-19 21 0 7 5 14 15 14 8 0 20-7 20-23 0-19-22-25-35-25-23 0-36 21-40 30-10-27-31-30-42-30-41 0-63 50-63 59 0 5 3 4 4 5 4 0 5-1 6-5 13-41 38-50 52-50 7 0 21 3 21 25 0 12-7 39-21 93-7 24-20 39-37 39-2 0-12 0-19-4 9-2 18-10 18-21s-9-13-14-13c-12 0-22 10-22 22 0 17 20 25 36 25 27 0 40-28 41-30 4 15 19 30 42 30 39 0 61-50 61-59 0-5-3-5-4-5-3 0-4 2-4 5-14 41-40 50-52 50-16 0-21-12-21-25 0-9 2-17 7-34 4-18 7-35 12-53z"><text:p/></draw:path><draw:path draw:style-name="gr3" draw:text-style-name="P6" svg:width="0.0925in" svg:height="0.0055in" svg:x="2.1921in" svg:y="0.3327in" svg:viewBox="0 0 236 15" svg:d="M223 15c7 0 13 0 13-7 0-8-6-8-13-8-69 0-139 0-209 0-6 0-14 0-14 8 0 7 8 7 14 7 70 0 140 0 209 0z"><text:p/></draw:path><draw:path draw:style-name="gr3" draw:text-style-name="P6" svg:width="0.0697in" svg:height="0.098in" svg:x="2.3358in" svg:y="0.3075in" svg:viewBox="0 0 178 250" svg:d="M176 23c2-5 2-5 2-9 0-6-5-10-12-10-3 0-10 3-13 8-1 2-3 14-6 21-2 10-5 21-7 31-6 23-12 46-18 69-1 7-18 33-43 33-20 0-24-16-24-31 0-17 7-41 20-76 5-15 7-19 7-27 0-18-12-32-31-32-37 0-51 56-51 59 0 5 3 5 4 5 4 0 5-1 6-8 11-36 26-47 39-47 4 0 10 0 10 12 0 10-4 20-6 27-16 41-23 63-23 81 0 35 25 46 47 46 15 0 29-7 40-18-6 21-10 40-26 60-10 13-25 25-43 25-5 0-22-2-28-16 5 0 11 0 16-5 4-4 8-9 8-16 0-12-11-14-14-14-9 0-22 6-22 26 0 18 17 33 40 33 40 0 81-35 92-78 12-50 24-99 36-149z"><text:p/></draw:path><draw:path draw:style-name="gr3" draw:text-style-name="P6" svg:width="0.1008in" svg:height="0.1008in" svg:x="2.4539in" svg:y="0.2854in" svg:viewBox="0 0 257 257" svg:d="M136 136c37 0 72 0 108 0 6 0 13 0 13-7 0-8-7-8-13-8-36 0-71 0-108 0 0-36 0-71 0-108 0-5 0-13-7-13-8 0-8 8-8 13 0 37 0 72 0 108-36 0-72 0-108 0-5 0-13 0-13 8 0 7 8 7 13 7 36 0 72 0 108 0 0 37 0 73 0 109 0 6 0 12 8 12 7 0 7-6 7-12 0-36 0-72 0-109z"><text:p/></draw:path><draw:path draw:style-name="gr3" draw:text-style-name="P6" svg:width="0.0697in" svg:height="0.098in" svg:x="2.602in" svg:y="0.3075in" svg:viewBox="0 0 178 250" svg:d="M177 23c1-5 1-5 1-9 0-6-5-10-11-10-4 0-10 3-13 8-1 2-4 14-6 21-3 10-5 21-7 31-6 23-12 46-18 69-2 7-19 33-44 33-20 0-24-16-24-31 0-17 7-41 20-76 6-15 7-19 7-27 0-18-12-32-31-32-37 0-51 56-51 59 0 5 3 4 4 5 5 0 5-1 7-8 10-36 25-47 38-47 4 0 10 0 10 12 0 10-3 20-6 27-16 41-22 63-22 81 0 35 24 46 47 46 14 0 28-7 39-18-5 21-10 40-26 60-10 13-24 25-42 25-5 0-23-2-29-16 6 0 11 0 16-5 5-4 8-9 8-16 0-12-10-14-14-14-9 0-22 6-22 26 0 18 17 33 41 33 40 0 80-35 91-78 12-50 25-99 37-149z"><text:p/></draw:path><draw:path draw:style-name="gr3" draw:text-style-name="P6" svg:width="0.0173in" svg:height="0.0453in" svg:x="2.6906in" svg:y="0.3579in" svg:viewBox="0 0 45 116" svg:d="M45 41c0-26-10-41-24-41-13 0-21 10-21 21 0 10 8 20 21 20 4 0 9-1 13-5 1-1 1-1 2-1 0 2 0 0 0 6 0 28-13 51-25 65-4 3-4 4-4 5 0 3 1 5 3 5 4 0 35-30 35-75z"><text:p/></draw:path><draw:path draw:style-name="gr3" draw:text-style-name="P6" svg:width="0.0752in" svg:height="0.0685in" svg:x="2.7496in" svg:y="0.3075in" svg:viewBox="0 0 192 175" svg:d="M118 54c2-10 12-45 38-45 2 0 11 0 20 4-11 2-19 12-19 21 0 7 5 14 15 14 8 0 20-7 20-23 0-19-23-25-35-25-23 0-36 21-40 30-10-27-31-30-42-30-41 0-63 50-63 59 0 5 3 4 4 5 4 0 5-1 6-5 13-41 38-50 52-50 7 0 21 3 21 25 0 12-7 39-21 93-7 24-20 39-37 39-3 0-12 0-19-4 9-2 18-10 18-21s-9-13-14-13c-12 0-22 10-22 22 0 17 20 25 36 25 26 0 40-28 41-30 4 15 19 30 42 30 39 0 61-50 61-59 0-5-3-5-4-5-3 0-4 2-4 5-14 41-40 50-52 50-16 0-22-12-22-25 0-9 3-17 6-34 5-18 9-35 14-53z"><text:p/></draw:path><draw:path draw:style-name="gr3" draw:text-style-name="P6" svg:width="0.1004in" svg:height="0.1008in" svg:x="2.8748in" svg:y="0.2854in" svg:viewBox="0 0 256 257" svg:d="M136 136c37 0 72 0 108 0 6 0 12 0 12-7 0-8-6-8-12-8-36 0-71 0-108 0 0-36 0-71 0-108 0-5 0-13-7-13-8 0-8 8-8 13 0 37 0 72 0 108-36 0-73 0-109 0-5 0-12 0-12 8 0 7 7 7 12 7 36 0 73 0 109 0 0 37 0 73 0 109 0 6 0 12 8 12 7 0 7-6 7-12 0-36 0-72 0-109z"><text:p/></draw:path><draw:path draw:style-name="gr3" draw:text-style-name="P6" svg:width="0.0697in" svg:height="0.098in" svg:x="3.0228in" svg:y="0.3075in" svg:viewBox="0 0 178 250" svg:d="M176 23c2-5 2-5 2-9 0-6-5-10-12-10-3 0-10 3-13 8-1 2-3 14-6 21-2 10-5 21-7 31-6 23-12 46-18 69-1 7-18 33-43 33-20 0-24-16-24-31 0-17 7-41 20-76 5-15 7-19 7-27 0-18-13-32-31-32-37 0-51 56-51 59 0 5 3 5 4 5 4 0 5-1 6-8 11-36 26-47 39-47 4 0 10 0 10 12 0 10-4 20-6 27-16 41-23 63-23 81 0 35 24 46 47 46 15 0 29-7 40-18-6 21-10 40-26 60-10 13-25 25-43 25-5 0-23-2-29-16 6 0 12 0 17-5 4-4 8-9 8-16 0-12-11-14-14-14-9 0-22 6-22 26 0 18 16 33 40 33 40 0 81-35 91-78 12-50 25-99 37-149z"><text:p/></draw:path><draw:path draw:style-name="gr3" draw:text-style-name="P6" svg:width="0.0921in" svg:height="0.0055in" svg:x="3.1449in" svg:y="0.3327in" svg:viewBox="0 0 235 15" svg:d="M222 15c7 0 13 0 13-7 0-8-6-8-13-8-69 0-140 0-209 0-6 0-13 0-13 8 0 7 7 7 13 7 69 0 140 0 209 0z"><text:p/></draw:path><draw:path draw:style-name="gr3" draw:text-style-name="P6" svg:width="0.0697in" svg:height="0.098in" svg:x="3.2886in" svg:y="0.3075in" svg:viewBox="0 0 178 250" svg:d="M177 23c1-5 1-5 1-9 0-6-5-10-11-10-4 0-10 3-14 8 0 2-3 14-5 21-3 10-5 21-7 31-6 23-12 46-18 69-2 7-19 33-44 33-20 0-24-16-24-31 0-17 7-41 20-76 6-15 7-19 7-27 0-18-12-32-31-32-37 0-51 56-51 59 0 5 3 5 4 5 5 0 5-1 7-8 10-36 25-47 38-47 4 0 10 0 10 12 0 10-3 20-6 27-16 41-22 63-22 81 0 35 24 46 47 46 14 0 28-7 39-18-5 21-10 40-26 60-10 13-24 25-42 25-5 0-23-2-29-16 6 0 11 0 16-5 5-4 8-9 8-16 0-12-10-14-14-14-9 0-22 6-22 26 0 18 17 33 41 33 40 0 80-35 91-78 12-50 25-99 37-149z"><text:p/></draw:path><draw:path draw:style-name="gr3" draw:text-style-name="P6" svg:width="0.0335in" svg:height="0.1516in" svg:x="3.3728in" svg:y="0.2602in" svg:viewBox="0 0 86 386" svg:d="M85 199c1-4 1-5 1-6 0-2 0-2-1-7-23-59-45-118-69-177-2-7-4-9-8-9-5 0-8 3-8 8 0 1 0 2 2 5 23 60 45 120 68 180-23 59-45 118-68 179-2 4-2 4-2 6 0 5 3 8 8 8s6-3 7-8c23-60 47-119 70-179z"><text:p/></draw:path><draw:path draw:style-name="gr3" draw:text-style-name="P6" svg:width="0.1004in" svg:height="0.035in" svg:x="3.4744in" svg:y="0.319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35in" svg:height="0.1516in" svg:x="3.6433in" svg:y="0.2602in" svg:viewBox="0 0 86 386" svg:d="M84 14c2-4 2-4 2-6 0-5-4-8-8-8-3 0-7 1-9 9-23 59-45 118-68 177 0 2-1 4-1 7 0 1 0 2 1 6 23 60 45 119 68 178 1 4 4 9 9 9 4 0 8-3 8-8 0-1 0-2-2-6-24-61-46-120-69-179 23-60 45-119 69-179z"><text:p/></draw:path><draw:path draw:style-name="gr3" draw:text-style-name="P6" svg:width="0.0752in" svg:height="0.0685in" svg:x="3.6902in" svg:y="0.3075in" svg:viewBox="0 0 192 175" svg:d="M118 54c2-10 11-45 38-45 1 0 11 0 19 4-11 2-19 12-19 21 0 7 5 14 16 14 8 0 20-7 20-23 0-19-23-25-36-25-22 0-36 21-41 30-9-27-30-30-41-30-40 0-62 50-62 59 0 5 3 5 4 5 4 0 5-1 5-5 13-41 39-50 53-50 6 0 21 3 21 25 0 12-7 39-21 93-7 24-20 39-38 39-2 0-11 0-18-4 8-2 17-10 17-21s-9-13-14-13c-11 0-21 10-21 22 0 17 19 25 36 25 26 0 40-28 41-30 4 15 19 30 42 30 39 0 61-50 61-59 0-5-3-5-4-5-4 0-4 2-6 5-13 41-38 50-51 50-15 0-21-12-21-25 0-9 2-17 6-34 5-18 9-35 14-53z"><text:p/></draw:path><draw:path draw:style-name="gr3" draw:text-style-name="P6" svg:width="0.0173in" svg:height="0.0453in" svg:x="3.7858in" svg:y="0.3579in" svg:viewBox="0 0 45 116" svg:d="M45 41c0-26-10-41-25-41-12 0-20 10-20 21 0 10 8 20 20 20 4 0 10-1 14-5 1-1 1-1 1-1 1 0 1 0 1 6 0 28-13 51-26 65-5 3-5 4-5 5 0 3 3 5 5 5 4 0 35-30 35-75z"><text:p/></draw:path><draw:path draw:style-name="gr3" draw:text-style-name="P6" svg:width="0.0697in" svg:height="0.098in" svg:x="3.8449in" svg:y="0.3075in" svg:viewBox="0 0 178 250" svg:d="M176 23c2-5 2-5 2-9 0-6-5-10-11-10-4 0-11 3-14 8 0 2-3 14-6 21-2 10-5 21-7 31-6 23-11 46-17 69-2 7-19 33-44 33-20 0-24-16-24-31 0-17 7-41 20-76 6-15 7-19 7-27 0-18-12-32-31-32-37 0-51 56-51 59 0 5 3 5 4 5 5 0 5-1 7-8 10-36 25-47 38-47 4 0 10 0 10 12 0 10-4 20-6 27-16 41-22 63-22 81 0 35 24 46 46 46 15 0 29-7 40-18-6 21-10 40-26 60-10 13-24 25-43 25-4 0-22-2-28-16 5 0 11 0 16-5 4-4 8-9 8-16 0-12-11-14-14-14-9 0-22 6-22 26 0 18 17 33 40 33 41 0 81-35 92-78 12-50 24-99 36-149z"><text:p/></draw:path><draw:path draw:style-name="gr3" draw:text-style-name="P6" svg:width="0.0335in" svg:height="0.1516in" svg:x="3.9287in" svg:y="0.2602in" svg:viewBox="0 0 86 386" svg:d="M84 199c2-4 2-5 2-6 0-2 0-2-2-7-22-59-46-118-68-177-2-7-4-9-8-9-5 0-8 3-8 8 0 1 0 2 2 5 23 60 45 120 68 180-23 59-45 118-68 179-2 4-2 4-2 6 0 5 3 8 8 8 4 0 6-3 7-8 23-60 45-119 69-179z"><text:p/></draw:path><draw:path draw:style-name="gr3" draw:text-style-name="P6" svg:width="0.0394in" svg:height="0.1819in" svg:x="4.1547in" svg:y="0.2457in" svg:viewBox="0 0 101 463" svg:d="M101 459c0-1-1-2-2-4-18-18-44-50-59-113-10-35-14-75-14-111 0-101 25-173 72-222 3-3 3-5 3-6 0-3-3-3-4-3-7 0-28 23-32 29-40 46-65 116-65 202 0 55 10 133 60 198 4 4 29 34 37 34 1 0 4 0 4-4z"><text:p/></draw:path><draw:path draw:style-name="gr3" draw:text-style-name="P6" svg:width="0.0827in" svg:height="0.1366in" svg:x="4.2059in" svg:y="0.2669in" svg:viewBox="0 0 211 348" svg:d="M211 53c0-29-22-53-53-53-22 0-33 7-47 17-21 15-42 52-49 82-21 81-41 164-62 245 0 1 1 4 4 4s5 0 6-1c9-37 17-72 26-107 8 23 24 37 53 37s57-14 75-31c19-17 31-42 31-71 0-28-15-47-29-57 23-13 45-37 45-65zM141 118c-5 1-9 2-18 2-5 0-13 0-17-1 1-5 15-3 18-3 9 0 12 0 17 2zM189 44c0 28-14 55-35 67-10-3-18-4-30-4-7 0-29-1-29 12 0 11 19 10 27 10 14 0 20-1 31-6 15 15 16 27 17 44 2 22-8 52-19 66-15 21-41 35-63 35-30 0-44-22-44-49 0-4 0-10 2-18 8-33 17-65 24-98 9-33 37-94 83-94 23 0 36 12 36 35z"><text:p/></draw:path><draw:path draw:style-name="gr3" draw:text-style-name="P6" svg:width="0.0508in" svg:height="0.0669in" svg:x="4.3504in" svg:y="0.3075in" svg:viewBox="0 0 130 171" svg:d="M54 43c0-14 0-29 0-43-18 1-36 3-54 4 0 5 0 8 0 13 27 0 30 2 30 20 0 36 0 70 0 105 0 16-4 16-30 16 0 5 0 8 0 13 15 0 33-2 44-2 15 0 34 0 49 2 0-5 0-8 0-13-3 0-5 0-8 0-29 0-29-4-29-17 0-20 0-40 0-60 0-38 15-72 45-72 3 0 3 0 5 0-2 0-9 5-9 15 0 11 7 17 16 17 7 0 17-6 17-18 0-13-12-23-29-23-28 0-42 25-47 43z"><text:p/></draw:path><draw:path draw:style-name="gr3" draw:text-style-name="P6" svg:width="0.0764in" svg:height="0.0685in" svg:x="4.4106in" svg:y="0.3075in" svg:viewBox="0 0 195 175" svg:d="M139 140c0 12 0 23 0 35 18-1 37-3 56-4 0-5 0-8 0-13-28 0-31-2-31-20 0-47 0-92 0-138-19 1-38 3-56 4 0 5 0 8 0 13 26 0 29 2 29 20 0 24 0 47 0 70 0 33-18 59-46 59-33 0-34-17-34-37 0-43 0-86 0-129-19 1-38 3-57 4 0 5 0 8 0 13 30 0 30 1 30 35 0 20 0 38 0 58 0 30 0 65 59 65 22 0 39-11 50-35z"><text:p/></draw:path><draw:path draw:style-name="gr3" draw:text-style-name="P6" svg:width="0.0335in" svg:height="0.1051in" svg:x="4.4957in" svg:y="0.2693in" svg:viewBox="0 0 86 268" svg:d="M55 0c-19 1-36 3-55 4 0 5 0 8 0 13 26 0 30 3 30 22 0 67 0 134 0 201 0 16-5 16-30 16 0 5 0 8 0 12 12 0 33-1 43-1 9 0 28 1 43 1 0-4 0-7 0-12-27 0-31 0-31-16 0-80 0-160 0-240z"><text:p/></draw:path><draw:path draw:style-name="gr3" draw:text-style-name="P6" svg:width="0.0587in" svg:height="0.0693in" svg:x="4.5366in" svg:y="0.3063in" svg:viewBox="0 0 150 177" svg:d="M33 76c2-58 35-67 48-67 40 0 43 52 43 67-31 0-60 0-91 0zM33 84c36 0 71 0 108 0 7 0 9 0 9-8 0-39-21-76-69-76-45 0-81 40-81 88 0 52 41 89 86 89 47 0 64-43 64-50 0-4-3-5-5-5-3 0-4 2-5 6-14 39-49 39-52 39-20 0-35-11-44-25-11-19-11-44-11-58z"><text:p/></draw:path><draw:path draw:style-name="gr3" draw:text-style-name="P6" svg:width="0.0394in" svg:height="0.1819in" svg:x="4.6071in" svg:y="0.2457in" svg:viewBox="0 0 101 463" svg:d="M101 231c0-54-10-132-60-197-4-5-29-34-37-34-1 0-4 0-4 3s1 4 2 5c19 20 44 50 61 112 8 35 12 75 12 111 0 40-4 78-15 117-14 54-37 84-57 106-3 4-2 3-3 5 0 3 3 4 4 4 7 0 28-24 32-30 40-46 65-115 65-202z"><text:p/></draw:path><draw:path draw:style-name="gr3" draw:text-style-name="P6" svg:width="0.1008in" svg:height="0.035in" svg:x="1.8476in" svg:y="0.546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4in" svg:height="0.102in" svg:x="2.0043in" svg:y="0.502in" svg:viewBox="0 0 101 260" svg:d="M98 14c0-7-6-14-14-14-10 0-21 10-21 21 0 7 5 13 15 13 9 0 20-9 20-20zM69 160c5-11 5-13 8-24 3-7 5-13 5-19 0-18-12-32-31-32-37 0-51 56-51 59 0 5 3 5 4 5 4 0 5-2 6-8 11-36 26-47 39-47 4 0 10 0 10 12 0 7-3 16-4 19-3 10-21 55-26 72-5 10-9 23-9 31 0 18 13 32 31 32 36 0 50-56 50-60s-3-4-4-4c-4 0-4 1-6 8-6 24-20 47-39 47-7 0-9-3-9-12 0-10 2-16 11-39 5-13 10-27 15-40z"><text:p/></draw:path><draw:path draw:style-name="gr3" draw:text-style-name="P6" svg:width="0.072in" svg:height="0.1071in" svg:x="2.0583in" svg:y="0.4965in" svg:viewBox="0 0 184 273" svg:d="M184 4c-3-1 0-4-6-4-5 0-42 4-48 4-4 2-6 3-6 8s4 5 9 5c19 0 20 3 20 6 0 2-1 6-1 8-8 31-16 60-23 91-8-14-19-24-37-24-45 0-92 57-92 113 0 37 21 62 51 62 7 0 27-1 50-29 3 16 17 29 35 29 14 0 22-9 29-21 7-14 12-37 12-39 0-4-4-4-5-4-4 0-5 2-6 8-7 25-13 47-29 47-11 0-12-10-12-18s1-12 3-18c18-75 37-149 56-224zM103 222c-2 8-2 8-7 15-18 22-33 27-44 27-20 0-25-21-25-36 0-19 13-66 21-85 12-22 30-36 45-36 25 0 30 31 30 34 0 2 0 4-1 6-7 26-12 50-19 75z"><text:p/></draw:path><draw:path draw:style-name="gr3" draw:text-style-name="P6" svg:width="0.0728in" svg:height="0.0728in" svg:x="2.1331in" svg:y="0.5563in" svg:viewBox="0 0 186 186" svg:d="M68 100c3 0 7 0 10 0 13 21 28 42 41 63 3 4 9 15 12 20 2 3 3 3 9 3 12 0 25 0 37 0 6 0 9 0 9-6 0-2-1-3-3-4-10-2-24-20-30-29-2-3-16-20-34-49 24-4 47-15 47-47 0-38-40-51-71-51-29 0-57 0-85 0-6 0-10 0-10 6 0 4 5 4 8 4 15 0 16 2 16 15 0 45 0 91 0 136 0 13-1 15-16 15-3 0-8 0-8 4 0 6 4 6 10 6 24 0 49 0 74 0 5 0 8 0 8-6 0-4-4-4-7-4-16 0-17-2-17-15 0-20 0-41 0-61zM121 87c8-10 8-24 8-36s-1-27-10-39c11 3 38 11 38 39 0 17-9 32-36 36zM68 24c0-5 0-14 18-14 23 0 34 9 34 41 0 35-9 40-52 40 0-22 0-45 0-67zM32 176c2-4 2-12 2-15 0-45 0-92 0-137 0-2 0-10-2-14 10 0 21 0 31 0-4 4-4 10-4 13 0 46 0 91 0 138 0 3 0 11 3 15-10 0-20 0-30 0zM89 100c2 0 3 0 6 0 4 0 9-1 14-1 3 7 33 55 55 77-9 0-17 0-25 0-17-25-33-51-50-76z"><text:p/></draw:path><draw:path draw:style-name="gr3" draw:text-style-name="P6" svg:width="0.0378in" svg:height="0.0504in" svg:x="2.2154in" svg:y="0.548in" svg:viewBox="0 0 97 129" svg:d="M97 91c-4 0-6 0-9 0 0 5-2 17-6 18-1 2-17 2-20 2-13 0-26 0-38 0 12-10 27-21 39-28 17-13 34-24 34-44 0-25-24-39-52-39-26 0-45 15-45 34 0 10 9 12 11 12 5 0 12-3 12-11 0-7-5-11-11-12 6-9 17-14 29-14 19 0 35 11 35 31 0 15-11 28-27 40-15 14-31 27-47 40-2 2-2 2-2 3 0 2 0 4 0 6 30 0 60 0 90 0 2-12 5-26 7-38z"><text:p/></draw:path><draw:path draw:style-name="gr3" draw:text-style-name="P6" svg:width="0.0346in" svg:height="0.1516in" svg:x="2.2906in" svg:y="0.4882in" svg:viewBox="0 0 89 386" svg:d="M89 382c0-1 0-1-7-8-48-49-60-122-60-181 0-68 14-135 63-183 4-4 4-6 4-7 0-2-1-3-3-3-5 0-40 26-62 75-20 43-24 86-24 118 0 30 3 77 25 121 23 47 56 72 61 72 2 0 3-1 3-4z"><text:p/></draw:path><draw:path draw:style-name="gr3" draw:text-style-name="P6" svg:width="0.0335in" svg:height="0.1516in" svg:x="2.3508in" svg:y="0.4882in" svg:viewBox="0 0 86 386" svg:d="M85 14c1-4 1-5 1-6 0-5-4-8-8-8-3 0-5 1-9 9-22 59-45 118-67 177-1 2-2 4-2 7 0 1 0 2 2 6 22 60 45 119 67 178 2 4 5 9 9 9s8-3 8-8c0-1 0-2-1-6-23-61-45-120-69-179 24-60 46-119 69-179z"><text:p/></draw:path><draw:path draw:style-name="gr3" draw:text-style-name="P6" svg:width="0.0752in" svg:height="0.0685in" svg:x="2.3976in" svg:y="0.535in" svg:viewBox="0 0 192 175" svg:d="M119 54c2-10 11-45 37-45 2 0 11 0 20 4-11 2-19 12-19 21 0 7 5 13 15 13 8 0 20-6 20-22 0-19-22-25-35-25-23 0-36 21-40 30-10-27-31-30-42-30-41 0-63 50-63 59 0 5 3 4 4 5 4 0 5-1 6-5 13-41 38-50 52-50 7 0 21 3 21 25 0 12-7 39-21 93-7 24-20 39-37 39-2 0-11 0-19-4 9-2 18-10 18-21s-9-14-14-14c-12 0-22 11-22 23 0 17 20 25 36 25 27 0 40-28 41-30 4 15 19 30 42 30 39 0 61-50 61-59 0-5-3-5-4-5-3 0-4 2-4 5-14 41-40 50-52 50-16 0-21-12-21-25 0-9 2-17 7-34 4-18 8-35 13-53z"><text:p/></draw:path><draw:path draw:style-name="gr3" draw:text-style-name="P6" svg:width="0.0173in" svg:height="0.0453in" svg:x="2.4933in" svg:y="0.5858in" svg:viewBox="0 0 45 116" svg:d="M45 41c0-26-9-41-24-41-13 0-21 10-21 21 0 10 8 20 21 20 4 0 10-1 13-5 1-1 1-1 2-1 0 2 1 0 1 6 0 28-14 51-26 64-4 4-4 5-4 6 0 3 2 5 3 5 4 0 35-30 35-75z"><text:p/></draw:path><draw:path draw:style-name="gr3" draw:text-style-name="P6" svg:width="0.0697in" svg:height="0.098in" svg:x="2.552in" svg:y="0.535in" svg:viewBox="0 0 178 250" svg:d="M177 23c1-5 1-5 1-9 0-6-5-10-11-10-3 0-10 3-13 8-1 2-4 14-6 21-2 10-5 21-7 31-6 23-12 46-18 69-1 7-17 33-44 33-20 0-23-16-23-31 0-17 7-41 20-76 5-15 8-19 8-27 0-18-14-32-32-32-38 0-52 56-52 59 0 5 4 5 5 5 4 0 4-1 6-8 11-36 26-47 40-47 3 0 8 0 8 12 0 10-3 20-5 26-17 42-23 64-23 82 0 34 24 46 47 46 15 0 29-7 39-18-5 20-9 40-25 60-10 13-25 24-43 24-5 0-23-1-29-15 6 0 11 0 16-6 5-3 8-8 8-15 0-12-10-14-14-14-9 0-21 6-21 26 0 18 16 33 40 33 40 0 80-35 91-78 12-50 25-99 37-149z"><text:p/></draw:path><draw:path draw:style-name="gr3" draw:text-style-name="P6" svg:width="0.0339in" svg:height="0.1516in" svg:x="2.6362in" svg:y="0.4882in" svg:viewBox="0 0 87 386" svg:d="M85 199c2-4 2-5 2-6 0-2 0-2-2-7-22-59-45-118-67-177-4-7-7-9-10-9-5 0-8 3-8 8 0 1 0 1 2 5 23 60 45 120 68 180-23 59-45 118-68 179-2 4-2 4-2 6 0 5 4 8 8 8 5 0 6-4 8-8 24-60 46-119 69-179z"><text:p/></draw:path><draw:path draw:style-name="gr3" draw:text-style-name="P6" svg:width="0.0346in" svg:height="0.1516in" svg:x="2.6957in" svg:y="0.4882in" svg:viewBox="0 0 89 386" svg:d="M89 193c0-30-4-77-25-120-23-48-56-73-61-73-2 0-3 1-3 3 0 1 0 3 7 9 38 39 60 100 60 181 0 66-14 134-63 183-4 5-4 5-4 6 0 3 1 4 3 4 5 0 39-26 62-76 20-42 24-84 24-117z"><text:p/></draw:path></draw:g></text:p>
        </text:list-item>
      </text:list>
      <text:p text:style-name="P10"><draw:g text:anchor-type="as-char" svg:y="-0.1134in" draw:z-index="107" draw:name="Shape12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3">סעיף ג’</text:h>
      <text:p text:style-name="P32">נתון: </text:p>
      <text:p text:style-name="P8"><draw:g text:anchor-type="as-char" svg:y="-0.1134in" draw:z-index="108" draw:name="Shape122" draw:style-name="gr1"><svg:title>TexMaths</svg:title><svg:desc>11§display§f = \lambda h \in \R \to \R. \lambda x \in \R. h(x + 1), f \colon (\R \to \R) \to (\R \to \R)§svg§600§FALSE§</svg:desc><draw:path draw:style-name="gr2" draw:text-style-name="P5" svg:width="3.848in" svg:height="0.1358in" svg:x="-0.0004in" svg:y="0.0071in" svg:viewBox="0 0 9775 346" svg:d="M4889 346c-1631 0-3260 0-4889 0 0-116 0-230 0-346 3258 0 6517 0 9775 0 0 116 0 230 0 346-1629 0-3258 0-4886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1008in" svg:height="0.0354in" svg:x="0.1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2937in" svg:y="0.0071in" svg:viewBox="0 0 191 272" svg:d="M118 155c16 41 34 98 40 107 7 9 10 9 21 9 3 0 6 0 8 0 4 0 4-1 4-3s0-3-2-5c-3-4-5-10-9-17-26-73-51-146-78-218-8-24-29-28-47-28-2 0-7 0-7 4 0 3 3 4 4 4 12 2 15 4 25 31 12 35 25 70 37 105-35 35-71 70-106 105-6 4-8 6-8 12 0 7 6 11 12 11s10-4 12-9c31-36 63-71 94-108z"><text:p/></draw:path><draw:path draw:style-name="gr3" draw:text-style-name="P6" svg:width="0.0744in" svg:height="0.1063in" svg:x="0.3831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2 32 36 0 50-56 50-60 0-3-4-3-5-3-3 0-3 1-6 7-5 20-17 47-39 47-7 0-9-3-9-12 0-10 3-19 7-28 6-15 24-61 24-83 0-26-17-42-45-42-25 0-43 12-58 30 10-41 21-82 31-123z"><text:p/></draw:path><draw:path draw:style-name="gr3" draw:text-style-name="P6" svg:width="0.076in" svg:height="0.087in" svg:x="0.5173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43in" svg:height="0.1031in" svg:x="0.6508in" svg:y="0.0098in" svg:viewBox="0 0 266 263" svg:d="M98 143c4 0 9 0 13 0 20 30 39 60 58 88 5 7 14 22 18 28 2 4 4 4 13 4 18 0 35 0 53 0 7 0 13 0 13-6 0-4-2-6-6-7-15-3-33-29-42-41-3-3-22-28-49-70 35-6 69-21 69-66 0-54-58-73-103-73-40 0-81 0-122 0-6 0-13 0-13 7 0 6 8 6 11 6 22 0 24 4 24 22 0 64 0 129 0 193 0 19-2 22-24 22-3 0-11 0-11 7 0 6 7 6 13 6 35 0 72 0 107 0 7 0 12 0 12-6 0-7-7-7-11-7-22 0-23-3-23-22 0-28 0-56 0-85zM173 124c10-14 12-35 12-51 0-19-3-40-16-55 17 3 54 15 54 55 0 24-11 44-50 51zM98 34c0-8 0-21 24-21 32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1346in" svg:height="0.0787in" svg:x="0.8087in" svg:y="0.0362in" svg:viewBox="0 0 343 201" svg:d="M301 109c-20 15-31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1039in" svg:height="0.1031in" svg:x="0.9976in" svg:y="0.0098in" svg:viewBox="0 0 265 263" svg:d="M97 143c4 0 10 0 14 0 20 30 39 60 58 88 4 7 14 22 17 28 3 4 4 4 13 4 18 0 36 0 54 0 7 0 12 0 12-6 0-4-2-6-5-7-15-3-33-29-43-41-2-3-22-28-48-70 35-6 68-21 68-66 0-54-58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4 250c3-7 3-18 3-21 0-64 0-129 0-194 0-4 0-14-3-22 15 0 30 0 45 0-5 7-5 15-5 20 0 65 0 131 0 196 0 3 0 14 3 21-14 0-29 0-43 0zM127 143c3 0 4-1 7-1 6 0 15 0 20-1 7 9 48 77 80 109-12 0-25 0-37 0-23-35-47-72-70-107z"><text:p/></draw:path><draw:path draw:style-name="gr3" draw:text-style-name="P6" svg:width="0.0157in" svg:height="0.0157in" svg:x="1.1177in" svg:y="0.0972in" svg:viewBox="0 0 41 41" svg:d="M41 21c0-12-9-21-20-21s-21 9-21 21c0 11 10 20 21 20s20-9 20-20z"><text:p/></draw:path><draw:path draw:style-name="gr3" draw:text-style-name="P6" svg:width="0.0748in" svg:height="0.1067in" svg:x="1.1551in" svg:y="0.0071in" svg:viewBox="0 0 191 272" svg:d="M118 155c15 41 34 98 40 107 7 9 10 9 21 9 3 0 6 0 8 0 4 0 4-1 4-3s-1-3-2-5c-3-4-5-10-9-17-26-73-51-146-78-218-8-24-29-28-47-28-2 0-8 0-8 4 0 3 4 4 5 4 12 2 15 4 24 31 12 35 25 70 37 105-35 35-71 70-106 105-5 4-7 6-7 12 0 7 6 11 12 11s9-4 12-9c31-36 63-71 94-108z"><text:p/></draw:path><draw:path draw:style-name="gr3" draw:text-style-name="P6" svg:width="0.0756in" svg:height="0.0685in" svg:x="1.2406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" draw:text-style-name="P6" svg:width="0.076in" svg:height="0.087in" svg:x="1.377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39in" svg:height="0.1031in" svg:x="1.5114in" svg:y="0.0098in" svg:viewBox="0 0 265 263" svg:d="M97 143c4 0 10 0 14 0 19 30 39 60 57 88 5 7 14 22 18 28 3 4 4 4 13 4 18 0 35 0 53 0 8 0 13 0 13-6 0-4-2-6-5-7-15-3-34-29-43-41-2-3-22-28-49-70 36-6 69-21 69-66 0-54-58-73-103-73-40 0-81 0-122 0-6 0-12 0-12 7 0 6 7 6 10 6 22 0 24 4 24 22 0 64 0 129 0 193 0 19-2 22-24 22-3 0-10 0-10 7 0 6 6 6 12 6 35 0 72 0 107 0 6 0 12 0 12-6 0-7-7-7-11-7-22 0-23-3-23-22 0-28 0-56 0-85zM172 124c11-14 12-35 12-51 0-19-2-40-16-55 17 3 55 15 55 55 0 24-12 44-51 51zM97 34c0-8 0-21 24-21 33 0 48 15 48 60 0 49-11 57-72 57 0-32 0-64 0-96zM44 250c3-7 3-18 3-21 0-64 0-129 0-194 0-4 0-14-3-22 14 0 30 0 44 0-4 7-4 15-4 20 0 65 0 131 0 196 0 3 0 14 3 21-14 0-29 0-43 0zM127 143c3 0 4-1 7-1 6 0 15 0 20-1 6 9 47 77 79 109-12 0-25 0-37 0-23-35-46-72-69-107z"><text:p/></draw:path><draw:path draw:style-name="gr3" draw:text-style-name="P6" svg:width="0.0157in" svg:height="0.0157in" svg:x="1.6319in" svg:y="0.0972in" svg:viewBox="0 0 41 41" svg:d="M41 21c0-12-9-21-20-21-12 0-21 9-21 21 0 11 9 20 21 20 11 0 20-9 20-20z"><text:p/></draw:path><draw:path draw:style-name="gr3" draw:text-style-name="P6" svg:width="0.074in" svg:height="0.1063in" svg:x="1.6697in" svg:y="0.0071in" svg:viewBox="0 0 189 271" svg:d="M89 4c0-1 0-4-4-4-9 0-38 3-48 3-3 1-7 1-7 8 0 6 3 6 9 6 18 0 19 2 19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" draw:text-style-name="P6" svg:width="0.0346in" svg:height="0.1512in" svg:x="1.7642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0685in" svg:x="1.812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1008in" svg:height="0.1in" svg:x="1.937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3" draw:text-style-name="P6" svg:width="0.05in" svg:height="0.1in" svg:x="2.0941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" draw:text-style-name="P6" svg:width="0.0346in" svg:height="0.1512in" svg:x="2.165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7in" svg:height="0.0453in" svg:x="2.2287in" svg:y="0.0972in" svg:viewBox="0 0 46 116" svg:d="M46 41c0-26-10-41-25-41-13 0-21 10-21 21 0 10 8 20 21 20 4 0 10-1 13-5 1-1 1-1 2-1 0 2 1 0 1 6 0 28-14 51-26 64-4 4-4 5-4 6 0 2 2 5 4 5 3 0 35-30 35-75z"><text:p/></draw:path><draw:path draw:style-name="gr3" draw:text-style-name="P6" svg:width="0.0756in" svg:height="0.1374in" svg:x="2.2917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157in" svg:height="0.065in" svg:x="2.4047in" svg:y="0.048in" svg:viewBox="0 0 41 166" svg:d="M41 21c0-12-10-21-21-21s-20 9-20 21c0 11 9 20 20 20s21-9 21-20zM41 146c0-12-10-20-21-20s-20 8-20 20c0 11 9 20 20 20s21-9 21-20z"><text:p/></draw:path><draw:path draw:style-name="gr3" draw:text-style-name="P6" svg:width="0.0346in" svg:height="0.1512in" svg:x="2.4996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1043in" svg:height="0.1031in" svg:x="2.5457in" svg:y="0.0098in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3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135in" svg:height="0.0787in" svg:x="2.7039in" svg:y="0.0362in" svg:viewBox="0 0 344 201" svg:d="M301 109c-20 15-31 32-34 36-17 27-21 51-21 52 0 4 5 4 8 4 7 0 7-1 9-7 9-38 32-71 75-88 4-1 6-4 6-6 0-3-2-2-3-3-18-7-64-27-79-91-1-5-1-6-8-6-3 0-8 0-8 4 0 2 4 26 20 51 8 12 19 25 35 37-95 0-191 0-287 0-6 0-14-1-14 8 0 8 8 9 14 9 96 0 192 0 287 0z"><text:p/></draw:path><draw:path draw:style-name="gr3" draw:text-style-name="P6" svg:width="0.1039in" svg:height="0.1031in" svg:x="2.8925in" svg:y="0.0098in" svg:viewBox="0 0 265 263" svg:d="M97 143c4 0 10 0 14 0 20 30 39 60 58 88 4 7 14 22 18 28 2 4 3 4 12 4 18 0 36 0 54 0 7 0 12 0 12-6 0-4-2-6-5-7-15-3-33-29-43-41-2-3-22-28-48-70 35-6 68-21 68-66 0-54-57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3" draw:text-style-name="P6" svg:width="0.035in" svg:height="0.1512in" svg:x="3.008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346in" svg:height="0.0787in" svg:x="3.1102in" svg:y="0.0362in" svg:viewBox="0 0 343 201" svg:d="M300 109c-21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3" draw:text-style-name="P6" svg:width="0.035in" svg:height="0.1512in" svg:x="3.31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39in" svg:height="0.1031in" svg:x="3.3579in" svg:y="0.0098in" svg:viewBox="0 0 265 263" svg:d="M97 143c4 0 10 0 14 0 19 30 39 60 57 88 5 7 14 22 18 28 3 4 4 4 13 4 18 0 35 0 53 0 8 0 13 0 13-6 0-4-2-6-5-7-15-3-33-29-43-41-2-3-22-28-49-70 36-6 69-21 69-66 0-54-58-73-103-73-40 0-80 0-121 0-7 0-13 0-13 7 0 6 7 6 10 6 22 0 24 4 24 22 0 64 0 129 0 193 0 19-2 22-24 22-3 0-10 0-10 7 0 6 6 6 13 6 35 0 71 0 106 0 6 0 12 0 12-6 0-7-7-7-10-7-22 0-24-3-24-22 0-28 0-56 0-85zM172 124c11-14 12-35 12-51 0-19-2-40-16-55 17 3 55 15 55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3" draw:text-style-name="P6" svg:width="0.1346in" svg:height="0.0787in" svg:x="3.5157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1039in" svg:height="0.1031in" svg:x="3.7043in" svg:y="0.0098in" svg:viewBox="0 0 265 263" svg:d="M98 143c4 0 9 0 13 0 20 30 39 60 58 88 4 7 14 22 18 28 2 4 3 4 12 4 18 0 36 0 54 0 7 0 12 0 12-6 0-4-2-6-5-7-15-3-33-29-42-41-3-3-23-28-49-70 35-6 68-21 68-66 0-54-57-73-103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" draw:text-style-name="P6" svg:width="0.035in" svg:height="0.1512in" svg:x="3.8205in" svg:y="0in" svg:viewBox="0 0 90 385" svg:d="M90 193c0-30-4-76-25-120-24-48-57-73-61-73-2 0-4 2-4 4s0 2 8 9c37 38 59 99 59 180 0 65-14 133-61 181-6 6-6 6-6 7 0 2 2 4 4 4 4 0 39-26 62-76 20-41 24-84 24-116z"><text:p/></draw:path></draw:g></text:p>
      <text:p text:style-name="P32">צ.ל.: <text:span text:style-name="T5"><draw:g text:anchor-type="as-char" svg:y="-0.1075in" draw:z-index="109" draw:name="Shape12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הפיכה</text:span></text:p>
      <text:p text:style-name="P33">הוכחה: <text:span text:style-name="T5">נבחר </text:span><text:span text:style-name="T5"><draw:g text:anchor-type="as-char" svg:y="-0.1134in" draw:z-index="110" draw:name="Shape124" draw:style-name="gr1"><svg:title>TexMaths</svg:title><svg:desc>11§display§g \colon (\R \to \R) \to (\R \to \R)§svg§600§FALSE§</svg:desc><draw:path draw:style-name="gr2" draw:text-style-name="P5" svg:width="1.5429in" svg:height="0.1354in" svg:x="0.0051in" svg:y="0.0071in" svg:viewBox="0 0 3920 345" svg:d="M0 0c1307 0 2613 0 3920 0 0 115 0 230 0 345-1307 0-2613 0-3920 0 0-115 0-230 0-345z"><text:p/></draw:path><draw:path draw:style-name="gr3" draw:text-style-name="P6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161in" svg:height="0.065in" svg:x="0.1055in" svg:y="0.048in" svg:viewBox="0 0 42 166" svg:d="M42 20c0-11-10-20-21-20s-21 9-21 20 10 21 21 21 21-10 21-21zM42 145c0-11-10-21-21-21s-21 10-21 21 10 21 21 21 21-10 21-21z"><text:p/></draw:path><draw:path draw:style-name="gr3" draw:text-style-name="P6" svg:width="0.0346in" svg:height="0.1508in" svg:x="0.2008in" svg:y="0in" svg:viewBox="0 0 89 384" svg:d="M89 380c0-1 0-1-6-8-49-48-61-121-61-179 0-67 14-135 63-183 4-4 4-4 4-7 0-2-1-3-3-3-5 0-39 26-62 75-20 43-24 86-24 118 0 28 4 76 25 119 23 47 56 72 61 72 2 0 3-1 3-4z"><text:p/></draw:path><draw:path draw:style-name="gr3" draw:text-style-name="P6" svg:width="0.1043in" svg:height="0.1031in" svg:x="0.2469in" svg:y="0.0098in" svg:viewBox="0 0 266 263" svg:d="M98 143c4 0 9 0 13 0 20 30 39 58 58 88 5 6 14 21 18 27 2 5 3 5 12 5 18 0 36 0 54 0 7 0 13 0 13-8 0-3-3-5-6-6-15-3-33-29-42-41-3-3-22-27-49-69 35-7 69-21 69-67 0-53-58-72-104-72-40 0-80 0-121 0-6 0-13 0-13 7 0 6 8 6 11 6 22 0 23 2 23 22 0 64 0 128 0 192 0 20-1 22-23 22-3 0-11 0-11 6 0 8 7 8 13 8 35 0 71 0 106 0 8 0 13 0 13-8 0-6-7-6-11-6-22 0-23-3-23-22 0-28 0-56 0-84zM173 123c10-13 11-34 11-50 0-19-2-40-15-55 16 3 54 15 54 54 0 25-11 45-50 51zM98 34c0-8 0-21 24-21 32 0 49 13 49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3" draw:text-style-name="P6" svg:width="0.1346in" svg:height="0.078in" svg:x="0.4051in" svg:y="0.0362in" svg:viewBox="0 0 343 199" svg:d="M301 108c-20 16-31 32-35 37-16 27-13 33-20 50 0 4 5 4 8 4 7 0 7 0 8-6 10-38 32-70 76-87 4-3 5-4 5-6s-2-4-3-4c-17-7-64-26-78-90-1-5-1-6-8-6-3 0-8 0-8 4 0 2 4 26 20 51 8 12 19 25 35 37-95 0-191 0-287 0-6 0-14 0-14 8s8 8 14 8c96 0 192 0 287 0z"><text:p/></draw:path><draw:path draw:style-name="gr3" draw:text-style-name="P6" svg:width="0.1043in" svg:height="0.1031in" svg:x="0.5933in" svg:y="0.0098in" svg:viewBox="0 0 266 263" svg:d="M98 143c4 0 10 0 14 0 19 30 39 58 57 88 5 6 14 21 18 27 3 5 4 5 13 5 18 0 35 0 53 0 8 0 13 0 13-8 0-3-2-5-5-6-15-3-34-29-43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2-40-16-55 17 3 55 15 55 54 0 25-12 45-51 51zM98 34c0-8 0-21 24-21 33 0 49 13 49 60 0 49-11 56-73 56 0-32 0-64 0-95zM45 249c3-7 3-18 3-21 0-64 0-129 0-194 0-3 0-14-3-21 14 0 30 0 44 0-4 7-4 15-4 20 0 65 0 130 0 195 0 3 0 14 3 21-14 0-29 0-43 0zM128 143c3-1 4-1 7-1 6 0 15-1 20-2 6 10 47 77 79 109-12 0-25 0-37 0-23-35-46-71-69-106z"><text:p/></draw:path><draw:path draw:style-name="gr3" draw:text-style-name="P6" svg:width="0.0346in" svg:height="0.1508in" svg:x="0.709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346in" svg:height="0.078in" svg:x="0.8106in" svg:y="0.0362in" svg:viewBox="0 0 343 199" svg:d="M301 108c-20 16-31 32-35 37-17 27-13 33-20 50 0 4 5 4 8 4 7 0 7 0 8-6 9-38 32-70 76-87 4-3 5-4 5-6s-2-4-3-4c-17-7-64-26-78-90-1-5-1-6-8-6-3 0-8 0-8 4 0 2 4 26 20 51 8 12 19 25 35 37-95 0-191 0-287 0-7 0-14 0-14 8s7 8 14 8c96 0 192 0 287 0z"><text:p/></draw:path><draw:path draw:style-name="gr3" draw:text-style-name="P6" svg:width="0.0346in" svg:height="0.1508in" svg:x="1.0118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1039in" svg:height="0.1031in" svg:x="1.0583in" svg:y="0.0098in" svg:viewBox="0 0 265 263" svg:d="M98 143c4 0 9 0 13 0 20 30 39 58 58 88 4 6 14 21 18 27 2 5 3 5 12 5 18 0 36 0 54 0 7 0 12 0 12-8 0-3-2-5-5-6-15-3-33-29-43-41-2-3-22-27-48-69 35-7 68-21 68-67 0-53-57-72-103-72-40 0-80 0-121 0-6 0-13 0-13 7 0 6 8 6 11 6 22 0 23 2 23 22 0 64 0 128 0 192 0 20-1 22-23 22-3 0-11 0-11 6 0 8 7 8 13 8 35 0 71 0 106 0 8 0 13 0 13-8 0-6-7-6-11-6-22 0-23-3-23-22 0-28 0-56 0-84zM172 123c11-13 12-34 12-50 0-19-2-40-15-55 16 3 54 15 54 54 0 25-11 45-51 51zM98 34c0-8 0-21 23-21 33 0 50 13 50 60 0 49-13 56-73 56 0-32 0-64 0-95zM45 249c3-7 3-18 3-21 0-64 0-129 0-194 0-3 0-14-3-21 14 0 30 0 44 0-5 7-5 15-5 20 0 65 0 130 0 195 0 3 0 14 3 21-14 0-28 0-42 0zM128 143c2-1 3-1 6-1 7 0 15-1 21-2 6 10 47 77 79 109-12 0-25 0-37 0-23-35-46-71-69-106z"><text:p/></draw:path><draw:path draw:style-name="gr3" draw:text-style-name="P6" svg:width="0.1346in" svg:height="0.078in" svg:x="1.2161in" svg:y="0.0362in" svg:viewBox="0 0 343 199" svg:d="M301 108c-22 16-31 32-35 37-17 27-13 33-20 50 0 4 5 4 8 4 7 0 7 0 8-6 9-38 32-70 76-87 4-3 5-4 5-6s-2-4-3-4c-17-7-64-26-78-90-1-5-1-6-8-6-3 0-8 0-8 4 0 2 4 26 19 51 8 12 20 25 36 37-95 0-191 0-287 0-7 0-14 0-14 8s7 8 14 8c96 0 192 0 287 0z"><text:p/></draw:path><draw:path draw:style-name="gr3" draw:text-style-name="P6" svg:width="0.1043in" svg:height="0.1031in" svg:x="1.4047in" svg:y="0.0098in" svg:viewBox="0 0 266 263" svg:d="M98 143c4 0 10 0 14 0 19 30 39 58 57 88 5 6 14 21 18 27 2 5 4 5 13 5 18 0 35 0 53 0 7 0 13 0 13-8 0-3-2-5-6-6-15-3-33-29-42-41-3-3-22-27-49-69 35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" draw:text-style-name="P6" svg:width="0.035in" svg:height="0.1508in" svg:x="1.520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"><text:s/></text:span><text:span text:style-name="T31">כך ש־</text:span><text:span text:style-name="T31"><draw:g text:anchor-type="as-char" svg:y="-0.1134in" draw:z-index="111" draw:name="Shape125" draw:style-name="gr1"><svg:title>TexMaths</svg:title><svg:desc>11§display§g = \lambda h \in \R \to \R. \lambda x \in \R. h(x - 1)§svg§600§FALSE§</svg:desc><draw:path draw:style-name="gr2" draw:text-style-name="P5" svg:width="2.1795in" svg:height="0.1358in" svg:x="0.0051in" svg:y="0.0071in" svg:viewBox="0 0 5537 346" svg:d="M2770 346c-924 0-1847 0-2770 0 0-116 0-230 0-346 1846 0 3691 0 5537 0 0 116 0 230 0 346-923 0-1846 0-2767 0z"><text:p/></draw:path><draw:path draw:style-name="gr3" draw:text-style-name="P6" svg:width="0.0697in" svg:height="0.0976in" svg:x="-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" draw:text-style-name="P6" svg:width="0.1004in" svg:height="0.0354in" svg:x="0.126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44in" svg:height="0.1067in" svg:x="0.2866in" svg:y="0.0071in" svg:viewBox="0 0 190 272" svg:d="M117 155c16 41 35 98 40 107 7 9 10 9 21 9 3 0 6 0 9 0s3-1 3-3 0-3-1-5c-4-4-6-10-9-17-26-73-52-146-79-218-8-24-28-28-47-28-2 0-7 0-7 4 0 3 2 3 4 4 13 2 15 4 25 31 12 35 25 70 37 105-35 35-71 70-106 105-5 4-7 6-7 12 0 7 4 11 11 11s10-4 13-9c31-36 62-71 93-108z"><text:p/></draw:path><draw:path draw:style-name="gr3" draw:text-style-name="P6" svg:width="0.0744in" svg:height="0.1063in" svg:x="0.3756in" svg:y="0.0071in" svg:viewBox="0 0 190 271" svg:d="M90 4c0-1 0-4-5-4-9 0-38 3-48 3-3 1-6 1-6 8 0 6 3 6 9 6 18 0 19 2 19 6 0 2-1 6-1 8-18 74-37 147-56 220-2 6-2 7-2 9 0 9 8 11 11 11 7 0 13-5 14-10 2-10 6-20 8-30 3-11 5-22 9-33 2-9 4-17 6-26 0-2 4-15 5-18s13-24 26-35c8-6 20-13 36-13 17 0 21 13 21 26 0 21-14 64-24 86-2 9-4 13-4 21 0 19 13 32 32 32 36 0 50-56 50-60 0-3-3-3-4-3-5 0-5 1-7 7-5 20-17 47-39 47-7 0-9-3-9-12 0-10 3-19 6-28 7-15 25-61 25-83 0-26-16-42-45-42-25 0-43 12-58 30 10-41 21-82 31-123z"><text:p/></draw:path><draw:path draw:style-name="gr3" draw:text-style-name="P6" svg:width="0.076in" svg:height="0.087in" svg:x="0.5098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" draw:text-style-name="P6" svg:width="0.1043in" svg:height="0.1031in" svg:x="0.6433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1346in" svg:height="0.0787in" svg:x="0.8016in" svg:y="0.0362in" svg:viewBox="0 0 343 201" svg:d="M300 109c-21 15-32 32-34 36-17 27-21 51-21 52 0 4 5 4 8 4 7 0 7-1 9-7 9-38 32-71 75-88 4-1 6-4 6-6 0-3-2-2-3-3-18-7-64-27-79-91-1-5-1-6-8-6-3 0-8 0-8 4 0 2 4 26 20 51 8 12 19 25 35 37-95 0-191 0-287 0-6 0-13-1-13 8 0 8 7 9 13 9 96 0 192 0 287 0z"><text:p/></draw:path><draw:path draw:style-name="gr3" draw:text-style-name="P6" svg:width="0.1039in" svg:height="0.1031in" svg:x="0.9902in" svg:y="0.0098in" svg:viewBox="0 0 265 263" svg:d="M97 143c4 0 10 0 14 0 20 30 39 60 58 88 4 7 14 22 17 28 3 4 4 4 13 4 18 0 36 0 54 0 7 0 12 0 12-6 0-4-2-6-5-7-15-3-33-29-43-41-3-3-22-28-48-70 34-6 67-21 67-66 0-54-56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" draw:text-style-name="P6" svg:width="0.0157in" svg:height="0.0157in" svg:x="1.1098in" svg:y="0.0972in" svg:viewBox="0 0 41 41" svg:d="M41 21c0-12-9-21-20-21s-21 9-21 21c0 11 10 20 21 20s20-9 20-20z"><text:p/></draw:path><draw:path draw:style-name="gr3" draw:text-style-name="P6" svg:width="0.0748in" svg:height="0.1067in" svg:x="1.1472in" svg:y="0.0071in" svg:viewBox="0 0 191 272" svg:d="M118 155c15 41 34 98 40 107s10 9 20 9c3 0 6 0 9 0 4 0 4-1 4-3s-1-3-2-5c-3-4-5-10-9-17-26-73-51-146-78-218-9-24-29-28-47-28-2 0-8 0-8 4 0 3 4 4 5 4 12 2 15 4 24 31 12 35 25 70 37 105-35 35-71 70-106 105-5 4-7 6-7 12 0 7 5 11 12 11 6 0 9-4 12-9 31-36 63-71 94-108z"><text:p/></draw:path><draw:path draw:style-name="gr3" draw:text-style-name="P6" svg:width="0.0752in" svg:height="0.0685in" svg:x="1.2327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2 0-21 10-21 22 0 17 19 25 36 25 26 0 40-27 41-30 4 15 18 30 42 30 39 0 61-49 61-59 0-4-3-4-4-4-4 0-4 1-6 4-13 41-38 50-51 50-15 0-21-12-21-25 0-9 2-17 6-34 5-18 9-35 14-53z"><text:p/></draw:path><draw:path draw:style-name="gr3" draw:text-style-name="P6" svg:width="0.076in" svg:height="0.087in" svg:x="1.3697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" draw:text-style-name="P6" svg:width="0.1043in" svg:height="0.1031in" svg:x="1.5031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" draw:text-style-name="P6" svg:width="0.0157in" svg:height="0.0157in" svg:x="1.624in" svg:y="0.0972in" svg:viewBox="0 0 41 41" svg:d="M41 21c0-12-10-21-21-21-12 0-20 9-20 21 0 11 8 20 20 20 11 0 21-9 21-20z"><text:p/></draw:path><draw:path draw:style-name="gr3" draw:text-style-name="P6" svg:width="0.0744in" svg:height="0.1063in" svg:x="1.6614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" draw:text-style-name="P6" svg:width="0.035in" svg:height="0.1512in" svg:x="1.7559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752in" svg:height="0.0685in" svg:x="1.8043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" draw:text-style-name="P6" svg:width="0.0925in" svg:height="0.0063in" svg:x="1.9335in" svg:y="0.0717in" svg:viewBox="0 0 236 17" svg:d="M223 17c7 0 13-2 13-9 0-8-6-8-13-8-69 0-139 0-209 0-6 0-14 0-14 8 0 7 8 9 14 9 70 0 140 0 209 0z"><text:p/></draw:path><draw:path draw:style-name="gr3" draw:text-style-name="P6" svg:width="0.05in" svg:height="0.1in" svg:x="2.0866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5in" svg:height="0.1512in" svg:x="2.157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31">. נוכיח את אשר דרוש מההגדרה, על בסיס כלל </text:span><text:span text:style-name="T31"><draw:g text:anchor-type="as-char" svg:y="-0.0689in" draw:z-index="112" draw:name="Shape126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1">. </text:span></text:p>
      <text:list text:style-name="L6">
        <text:list-item>
          <text:p text:style-name="P34"><text:span text:style-name="T31"><draw:g text:anchor-type="as-char" svg:y="-0.1075in" draw:z-index="113" draw:name="Shape127" draw:style-name="gr1"><svg:title>TexMaths</svg:title><svg:desc>11§display§g \circ f = id_{\R \to \R}§svg§600§FALSE§</svg:desc><draw:path draw:style-name="gr2" draw:text-style-name="P5" svg:width="0.9039in" svg:height="0.1217in" svg:x="0.0051in" svg:y="0.0075in" svg:viewBox="0 0 2297 310" svg:d="M0 0c766 0 1531 0 2297 0 0 103 0 207 0 310-766 0-1531 0-2297 0 0-103 0-207 0-310z"><text:p/></draw:path><draw:path draw:style-name="gr3" draw:text-style-name="P6" svg:width="0.0697in" svg:height="0.0976in" svg:x="-0.0004in" svg:y="0.0402in" svg:viewBox="0 0 178 249" svg:d="M176 25c1-2 2-4 2-6 0-7-5-11-12-11-3 0-14 3-15 16-7-14-21-24-37-24-44 0-91 54-91 110 0 37 23 61 51 61 23 0 41-18 45-22-8 33-8 32-12 49-3 4-15 42-56 42-7 0-20 0-31-3 12-4 16-14 16-20 0-7-4-15-15-15-8 0-21 8-21 24 0 15 14 23 52 23 48 0 76-30 81-53 14-56 29-113 43-171zM126 121c-2 10-11 20-19 28-8 6-20 13-32 13-19 0-24-20-24-36 0-18 11-63 20-83 11-19 28-34 44-34 26 0 31 31 31 33s-1 4-1 5c-6 25-12 49-19 74z"><text:p/></draw:path><draw:path draw:style-name="gr3" draw:text-style-name="P6" svg:width="0.0587in" svg:height="0.0591in" svg:x="0.1177in" svg:y="0.0402in" svg:viewBox="0 0 150 151" svg:d="M150 76c0-42-35-76-75-76-42 0-75 35-75 76s33 75 75 75c40 0 75-34 75-75zM75 134c-33 0-60-26-60-58 0-33 27-59 60-59 32 0 59 25 59 59 0 33-27 58-59 58z"><text:p/></draw:path><draw:path draw:style-name="gr3" draw:text-style-name="P6" svg:width="0.0752in" svg:height="0.1374in" svg:x="0.2276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" draw:text-style-name="P6" svg:width="0.1008in" svg:height="0.0354in" svg:x="0.360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0.5173in" svg:y="0.0075in" svg:viewBox="0 0 101 259" svg:d="M98 14c0-7-6-14-14-14-10 0-21 11-21 21 0 8 5 14 15 14 9 0 20-9 20-21zM68 160c6-11 6-13 9-23 3-7 5-13 5-20 0-18-12-32-31-32-37 0-51 56-51 59 0 5 3 5 4 5 4 0 5-2 6-8 11-36 26-47 39-47 4 0 10 0 10 12 0 7-3 16-4 19-3 10-21 54-26 71-5 10-9 23-9 31 0 18 12 32 31 32 36 0 50-57 50-60s-3-3-4-3c-4 0-4 1-6 6-6 25-20 48-39 48-7 0-9-4-9-12 0-10 2-16 11-39 4-13 10-26 14-39z"><text:p/></draw:path><draw:path draw:style-name="gr3" draw:text-style-name="P6" svg:width="0.0724in" svg:height="0.1063in" svg:x="0.5709in" svg:y="0.002in" svg:viewBox="0 0 185 271" svg:d="M185 4c0-1 0-4-6-4-5 0-42 3-48 4-3 0-6 3-6 7 0 6 4 6 9 6 19 0 20 2 20 6 0 2-1 6-1 8-8 30-16 60-23 91-8-14-19-25-37-25-45 0-93 57-93 112 0 36 22 62 52 62 7 0 27-1 50-29 4 15 17 29 35 29 14 0 22-9 29-21 7-15 11-38 11-39 0-3-3-3-4-3-4 0-5 1-6 7-6 25-13 47-28 47-11 0-13-10-13-18 0-9 2-12 3-18 18-74 37-148 56-222zM104 220c-2 8-2 8-7 14-18 22-33 28-44 28-20 0-26-21-26-36 0-19 14-65 22-83 13-23 29-37 46-37 24 0 29 31 29 34 0 2 0 4-1 6-6 25-12 50-19 74z"><text:p/></draw:path><draw:path draw:style-name="gr3" draw:text-style-name="P6" svg:width="0.0728in" svg:height="0.072in" svg:x="0.6457in" svg:y="0.0575in" svg:viewBox="0 0 186 184" svg:d="M68 100c3 0 7 0 10 0 13 21 28 42 41 63 2 4 9 13 12 17 2 4 3 4 9 4 12 0 25 0 37 0 6 0 9 0 9-6 0-2-1-3-3-3-11-2-25-20-31-29-1-2-16-21-33-49 24-5 47-15 47-46 0-39-40-51-71-51-29 0-57 0-85 0-6 0-10 0-10 4 0 5 5 5 8 5 15 0 16 2 16 15 0 45 0 90 0 135 0 14-1 16-16 16-3 0-8 0-8 3 0 6 4 6 10 6 24 0 49 0 74 0 4 0 8 0 8-6 0-3-4-3-7-3-16 0-17-2-17-16 0-19 0-39 0-59zM121 87c8-10 8-24 8-36 0-14-1-28-10-39 11 2 37 11 37 39 0 16-8 30-35 36zM68 23c0-5 0-14 17-14 23 0 35 10 35 42 0 34-9 39-52 39 0-23 0-45 0-67zM32 175c2-5 2-12 2-14 0-47 0-92 0-137 0-3 0-10-2-15 10 0 21 0 31 0-4 4-4 10-4 14 0 45 0 91 0 138 0 2 0 9 3 14-10 0-20 0-30 0zM89 100c2-1 3-1 6-1 4 0 9 0 14-1 3 6 33 55 55 77-9 0-18 0-27 0-16-25-31-51-48-75z"><text:p/></draw:path><draw:path draw:style-name="gr3" draw:text-style-name="P6" svg:width="0.1043in" svg:height="0.0555in" svg:x="0.7295in" svg:y="0.0756in" svg:viewBox="0 0 266 142" svg:d="M228 77c-34 25-26 40-39 61 0 4 3 4 7 4s5 0 6-4c3-7 7-25 21-40 16-17 29-20 40-23 2-1 3-2 3-5 0-2-2-3-5-4-39-12-53-40-59-63-1-3-3-3-6-3-4 0-7 0-7 3 0 1 3 19 17 38 5 9 13 16 22 23-73 0-144 0-217 0-4 0-11 0-11 6 0 7 7 7 11 7 73 0 144 0 217 0z"><text:p/></draw:path><draw:path draw:style-name="gr3" draw:text-style-name="P6" svg:width="0.0728in" svg:height="0.072in" svg:x="0.8441in" svg:y="0.0575in" svg:viewBox="0 0 186 184" svg:d="M68 100c3 0 7 0 10 0 13 21 28 42 41 63 2 4 9 13 12 17 2 4 2 4 9 4 12 0 25 0 37 0 4 0 9 0 9-6 0-2-1-3-5-3-9-2-23-20-29-29-1-2-16-21-33-49 24-5 47-15 47-46 0-39-40-51-71-51-29 0-58 0-86 0-5 0-9 0-9 4 0 5 5 5 8 5 15 0 16 2 16 15 0 45 0 90 0 135 0 14-1 16-16 16-3 0-8 0-8 3 0 6 4 6 9 6 25 0 49 0 75 0 4 0 8 0 8-6 0-3-4-3-7-3-16 0-17-2-17-16 0-19 0-39 0-59zM120 87c8-10 9-24 9-36 0-14-1-28-10-39 11 2 37 11 37 39 0 16-8 30-36 36zM68 23c0-5 0-14 17-14 23 0 34 10 34 42 0 34-8 39-51 39 0-23 0-45 0-67zM32 175c2-5 2-12 2-14 0-47 0-92 0-137 0-3 0-10-2-15 10 0 21 0 31 0-5 4-5 10-5 14 0 45 0 91 0 138 0 2 0 9 2 14-9 0-18 0-28 0zM89 100c2-1 3-1 6-1s9 0 13-1c4 6 34 55 56 77-9 0-18 0-27 0-16-25-31-51-48-75z"><text:p/></draw:path></draw:g></text:span><text:span text:style-name="T31">: </text:span></text:p>
          <text:p text:style-name="P35"><draw:g text:anchor-type="as-char" svg:y="-0.6874in" draw:z-index="119" draw:name="Shape128" draw:style-name="gr1"><svg:title>TexMaths</svg:title><svg:desc>11§latex§\begin{alignat*}{9}
  (g \circ f)(h) = g(f(h)) &amp;= g(\lambda x \in \R. h(x - 1)) &amp;&amp;\quad \open \beta \rule \close \\
  &amp;= \lambda y \in \R. (\lambda x \in \R. h(x - 1))(y + 1) &amp;&amp;\quad \open \beta \rule \close \\
  &amp;=\lambda y \in \R. (\lambda x \in \R. h(x))(x) &amp;&amp;\quad \open \alpha \rule \close \\
  &amp;=\lambda y \in \R. h(y) &amp;&amp;\quad \open \beta \rule \close \\
  &amp;= h &amp;&amp;\quad \open \eta \rule \close \\
  &amp;= id_{\R \to \R}(h)
\end{alignat}§svg§600§FALSE§</svg:desc><draw:path draw:style-name="gr2" draw:text-style-name="P5" svg:width="4.3465in" svg:height="1.3594in" svg:x="-0.0004in" svg:y="0.0075in" svg:viewBox="0 0 11041 3454" svg:d="M5521 3454c-1840 0-3681 0-5521 0 0-1152 0-2302 0-3454 3681 0 7360 0 11041 0 0 1152 0 2302 0 3454-1841 0-3681 0-5520 0z"><text:p/></draw:path><draw:path draw:style-name="gr3" draw:text-style-name="P6" svg:width="0.035in" svg:height="0.152in" svg:x="0.0071in" svg:y="0.0146in" svg:viewBox="0 0 90 387" svg:d="M90 383c0-1 0-2-6-8-49-49-62-122-62-181 0-68 15-135 63-183 5-4 5-5 5-7 0-3-2-4-4-4-3 0-39 26-62 76-20 43-24 86-24 118 0 29 4 77 25 121 23 47 58 72 61 72 2 0 4-1 4-4z"><text:p/></draw:path><draw:path draw:style-name="gr3" draw:text-style-name="P6" svg:width="0.0693in" svg:height="0.098in" svg:x="0.0535in" svg:y="0.0634in" svg:viewBox="0 0 177 250" svg:d="M176 24c1-2 1-3 1-6 0-7-4-10-11-10-3 0-14 2-15 16-7-14-21-24-37-24-44 0-91 54-91 109 0 38 23 62 51 62 23 0 41-19 45-22-8 34-8 34-12 50-2 3-16 42-56 42-7 0-20 0-31-3 12-4 15-15 15-21s-3-13-14-13c-9 0-21 6-21 23 0 15 14 23 52 23 48 0 76-30 81-54 14-57 29-115 43-172zM126 121c-2 10-10 20-19 28-9 6-20 13-32 13-19 0-24-20-24-35 0-19 11-64 20-84 11-20 28-35 44-35 26 0 31 32 31 34 0 1-1 3-1 5-6 25-12 50-19 74z"><text:p/></draw:path><draw:path draw:style-name="gr3" draw:text-style-name="P6" svg:width="0.0587in" svg:height="0.0587in" svg:x="0.1717in" svg:y="0.0614in" svg:viewBox="0 0 150 150" svg:d="M150 75c0-42-34-75-75-75-42 0-75 34-75 75 0 40 33 75 75 75 41 0 75-33 75-75zM75 134c-34 0-60-27-60-59 0-33 27-60 60-60 32 0 59 27 59 60s-27 59-59 59z"><text:p/></draw:path><draw:path draw:style-name="gr3" draw:text-style-name="P6" svg:width="0.0756in" svg:height="0.1382in" svg:x="0.2811in" svg:y="0.022in" svg:viewBox="0 0 193 352" svg:d="M121 118c11 0 22 0 33 0 8 0 12 0 12-8 0-4-4-4-11-4-11 0-21 0-32 0 2-15 6-30 8-44 2-8 8-36 10-40 3-8 10-13 17-13 3 0 13 0 20 6-17 3-21 16-21 21 0 9 7 15 15 15 10 0 21-9 21-25 0-17-18-26-35-26-13 0-37 8-48 45-2 9-3 12-13 61-9 0-18 0-27 0-7 0-12 0-12 7 0 5 5 5 11 5 9 0 17 0 26 0-10 50-19 102-29 153-7 37-13 72-33 72-2 0-12 0-19-6 18-1 21-16 21-21 0-9-6-13-14-13-10 0-21 7-21 23 0 17 17 26 33 26 21 0 36-23 43-37 12-25 22-72 22-74 8-41 15-83 23-123z"><text:p/></draw:path><draw:path draw:style-name="gr3" draw:text-style-name="P6" svg:width="0.0346in" svg:height="0.152in" svg:x="0.3724in" svg:y="0.0146in" svg:viewBox="0 0 89 387" svg:d="M89 194c0-30-3-77-25-121-23-48-56-73-61-73-2 0-3 2-3 4s0 3 8 9c37 39 59 100 59 181 0 66-14 134-61 182-6 5-6 6-6 7 0 2 1 4 3 4 5 0 40-26 62-76 20-41 24-84 24-117z"><text:p/></draw:path><draw:path draw:style-name="gr3" draw:text-style-name="P6" svg:width="0.035in" svg:height="0.152in" svg:x="0.4378in" svg:y="0.0146in" svg:viewBox="0 0 90 387" svg:d="M90 383c0-1 0-2-6-8-49-49-61-122-61-181 0-68 14-135 62-183 5-4 5-5 5-7 0-3-2-4-4-4-4 0-39 26-61 76-20 43-25 86-25 118 0 29 4 77 26 121 23 47 56 72 60 72 2 0 4-1 4-4z"><text:p/></draw:path><draw:path draw:style-name="gr3" draw:text-style-name="P6" svg:width="0.074in" svg:height="0.1071in" svg:x="0.4909in" svg:y="0.0232in" svg:viewBox="0 0 189 273" svg:d="M89 4c-1-1 0-4-4-4-10 0-38 3-48 4-3 0-7 0-7 8 0 4 3 4 9 4 18 0 19 3 19 7 0 2-1 6-1 8-19 73-37 148-56 222-1 5-1 7-1 9 0 9 8 11 11 11 5 0 12-5 14-10 2-10 5-20 7-30 3-12 5-23 9-35 2-8 4-17 6-25 1-3 5-16 5-18 1-3 13-25 26-35 9-7 21-14 38-14 16 0 20 13 20 27 0 21-15 63-24 87-3 9-5 13-5 21 0 17 14 32 32 32 36 0 50-57 50-60 0-4-3-4-4-4-5 0-5 1-6 7-6 20-18 48-39 48-7 0-10-3-10-13 0-9 4-19 7-28 6-16 24-61 24-84 0-26-16-41-44-41-25 0-43 11-58 30 10-41 20-83 30-124z"><text:p/></draw:path><draw:path draw:style-name="gr3" draw:text-style-name="P6" svg:width="0.0346in" svg:height="0.152in" svg:x="0.5787in" svg:y="0.0146in" svg:viewBox="0 0 89 387" svg:d="M89 194c0-30-4-77-25-121-23-48-56-73-61-73-2 0-3 2-3 4s0 3 7 9c38 39 60 100 60 181 0 66-14 134-63 182-4 5-4 6-4 7 0 2 1 4 3 4 5 0 39-26 62-76 20-41 24-84 24-117z"><text:p/></draw:path><draw:path draw:style-name="gr3" draw:text-style-name="P6" svg:width="0.1004in" svg:height="0.035in" svg:x="0.6799in" svg:y="0.073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97in" svg:height="0.098in" svg:x="0.8343in" svg:y="0.0634in" svg:viewBox="0 0 178 250" svg:d="M176 24c1-2 2-3 2-6 0-7-5-10-12-10-3 0-14 2-15 16-7-14-21-24-37-24-44 0-91 54-91 109 0 38 23 62 51 62 23 0 41-19 45-22-8 34-8 34-12 50-2 3-15 42-56 42-7 0-20 0-31-3 12-4 16-15 16-21s-4-13-15-13c-9 0-21 6-21 23 0 15 14 23 52 23 48 0 76-30 81-54 14-57 29-115 43-172zM127 121c-3 10-11 20-20 28-9 6-20 13-32 13-19 0-24-20-24-35 0-19 11-64 20-84 11-20 28-35 45-35 25 0 30 32 30 34 0 1-1 3-1 5-6 25-12 50-18 74z"><text:p/></draw:path><draw:path draw:style-name="gr3" draw:text-style-name="P6" svg:width="0.035in" svg:height="0.152in" svg:x="0.9252in" svg:y="0.0146in" svg:viewBox="0 0 90 387" svg:d="M90 383c0-1 0-2-6-8-49-49-62-122-62-181 0-68 15-135 63-183 5-4 5-5 5-7 0-3-2-4-4-4-5 0-39 26-62 76-20 43-24 86-24 118 0 29 4 77 25 121 23 47 56 72 61 72 2 0 4-1 4-4z"><text:p/></draw:path><draw:path draw:style-name="gr3" draw:text-style-name="P6" svg:width="0.076in" svg:height="0.1382in" svg:x="0.9772in" svg:y="0.022in" svg:viewBox="0 0 194 352" svg:d="M122 118c11 0 22 0 33 0 8 0 12 0 12-8 0-4-4-4-11-4-11 0-21 0-32 0 2-15 6-30 8-44 2-8 8-36 10-40 3-8 10-13 17-13 3 0 13 0 19 6-16 3-20 16-20 21 0 9 7 15 15 15 10 0 21-9 21-25 0-17-18-26-35-26-13 0-37 8-48 45-2 9-4 12-13 61-9 0-18 0-26 0s-13 0-13 7c0 5 4 5 11 5 9 0 17 0 26 0-10 50-19 102-29 153-6 37-13 72-34 72-1 0-11 0-19-6 19-1 22-16 22-21 0-9-7-13-14-13-10 0-22 7-22 23 0 17 18 26 33 26 22 0 37-23 44-37 12-25 21-72 22-74 8-41 15-83 23-123z"><text:p/></draw:path><draw:path draw:style-name="gr3" draw:text-style-name="P6" svg:width="0.0346in" svg:height="0.152in" svg:x="1.0756in" svg:y="0.0146in" svg:viewBox="0 0 89 387" svg:d="M89 383c0-1 0-2-6-8-49-49-61-122-61-181 0-68 14-135 62-183 5-4 5-5 5-7 0-3-1-4-3-4-5 0-40 26-62 76-20 43-24 86-24 118 0 29 3 77 25 121 23 47 56 72 61 72 2 0 3-1 3-4z"><text:p/></draw:path><draw:path draw:style-name="gr3" draw:text-style-name="P6" svg:width="0.074in" svg:height="0.1071in" svg:x="1.128in" svg:y="0.0232in" svg:viewBox="0 0 189 273" svg:d="M89 4c-1-1 0-4-4-4-9 0-38 3-48 4-3 0-7 0-7 8 0 4 3 4 10 4 17 0 18 3 18 7 0 2-1 6-1 8-18 73-37 148-56 222-1 5-1 7-1 9 0 9 8 11 11 11 7 0 12-5 14-10 3-10 6-20 8-30 2-12 6-23 8-35 2-8 5-17 6-25 1-3 5-16 5-18 1-3 13-25 26-35 9-7 21-14 38-14 16 0 20 13 20 27 0 21-15 63-24 87-3 9-5 13-5 21 0 17 14 32 32 32 36 0 50-57 50-60 0-4-3-4-4-4-3 0-3 1-6 7-5 20-18 48-39 48-7 0-9-3-9-13 0-9 3-19 7-28 5-16 23-61 23-84 0-26-16-41-44-41-25 0-43 11-58 30 10-41 20-83 30-124z"><text:p/></draw:path><draw:path draw:style-name="gr3" draw:text-style-name="P6" svg:width="0.0346in" svg:height="0.152in" svg:x="1.2157in" svg:y="0.0146in" svg:viewBox="0 0 89 387" svg:d="M89 194c0-30-3-77-25-121-23-48-56-73-61-73-2 0-3 2-3 4s0 3 8 9c37 39 59 100 59 181 0 66-14 134-63 182-4 5-4 6-4 7 0 2 1 4 3 4 5 0 40-26 62-76 20-41 24-84 24-117z"><text:p/></draw:path><draw:path draw:style-name="gr3" draw:text-style-name="P6" svg:width="0.0346in" svg:height="0.152in" svg:x="1.2752in" svg:y="0.0146in" svg:viewBox="0 0 89 387" svg:d="M89 194c0-30-4-77-25-121-23-48-56-73-61-73-2 0-3 2-3 4s0 3 7 9c38 39 60 100 60 181 0 66-14 134-63 182-4 5-4 6-4 7 0 2 1 4 3 4 5 0 39-26 62-76 20-41 24-84 24-117z"><text:p/></draw:path><draw:path draw:style-name="gr3" draw:text-style-name="P6" svg:width="0.1004in" svg:height="0.035in" svg:x="1.3764in" svg:y="0.0732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693in" svg:height="0.098in" svg:x="1.5307in" svg:y="0.0634in" svg:viewBox="0 0 177 250" svg:d="M176 24c1-2 1-3 1-6 0-7-4-10-11-10-3 0-14 2-15 16-8-14-21-24-37-24-44 0-92 54-92 109 0 38 24 62 52 62 23 0 40-19 45-22-8 34-8 34-12 50-2 3-16 42-56 42-8 0-20 0-31-3 12-4 15-15 15-21s-3-13-14-13c-9 0-21 6-21 23 0 15 14 23 52 23 48 0 76-30 81-54 14-57 29-115 43-172zM127 121c-3 10-13 20-20 28-9 6-21 13-32 13-19 0-25-20-25-35 0-19 12-64 22-84 11-20 27-35 42-35 27 0 32 32 32 34 0 1-1 3-2 5-5 25-12 50-17 74z"><text:p/></draw:path><draw:path draw:style-name="gr3" draw:text-style-name="P6" svg:width="0.0346in" svg:height="0.152in" svg:x="1.6217in" svg:y="0.0146in" svg:viewBox="0 0 89 387" svg:d="M89 383c0-1 0-2-7-8-48-49-60-122-60-181 0-68 15-135 63-183 4-4 4-5 4-7 0-3-1-4-3-4-5 0-39 26-62 76-20 43-24 86-24 118 0 29 4 77 25 121 23 47 56 72 61 72 2 0 3-1 3-4z"><text:p/></draw:path><draw:path draw:style-name="gr3" draw:text-style-name="P6" svg:width="0.0748in" svg:height="0.1071in" svg:x="1.6736in" svg:y="0.0232in" svg:viewBox="0 0 191 273" svg:d="M118 155c16 41 34 100 40 109 7 9 10 9 21 9 2 0 6 0 8 0 4-1 4-4 4-5s0-1-2-3c-3-4-5-10-9-18-26-73-51-146-78-220-8-22-29-27-47-27-2 0-7 0-7 4s3 4 4 4c12 3 15 5 25 32 12 35 25 69 37 104-35 35-71 70-106 106-6 5-8 7-8 12 0 6 6 11 12 11s10-4 12-8c31-36 63-74 94-110z"><text:p/></draw:path><draw:path draw:style-name="gr3" draw:text-style-name="P6" svg:width="0.0752in" svg:height="0.0685in" svg:x="1.7587in" svg:y="0.0634in" svg:viewBox="0 0 192 175" svg:d="M118 54c2-10 11-46 38-46 2 0 11 0 19 5-10 2-18 11-18 21 0 6 4 13 15 13 8 0 20-6 20-22 0-20-23-25-36-25-22 0-35 20-41 29-8-26-29-29-41-29-40 0-62 50-62 59 0 4 3 4 5 4 3 0 4 0 5-5 12-40 39-50 52-50 6 0 21 3 21 26 0 12-7 38-21 91-7 25-20 41-38 41-2 0-11 0-18-5 8-1 17-10 17-21 0-10-9-13-14-13-11 0-21 9-21 23 0 17 19 25 36 25 26 0 40-28 41-30 4 15 19 30 42 30 39 0 61-51 61-59 0-5-3-5-4-5-3 0-4 2-5 5-13 41-39 50-52 50-15 0-21-12-21-25 0-9 2-18 7-34 4-18 8-35 13-53z"><text:p/></draw:path><draw:path draw:style-name="gr3" draw:text-style-name="P6" svg:width="0.076in" svg:height="0.0878in" svg:x="1.8961in" svg:y="0.0469in" svg:viewBox="0 0 194 224" svg:d="M180 120c7 0 14 0 14-8 0-7-7-7-14-7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39in" svg:height="0.1039in" svg:x="2.0299in" svg:y="0.0256in" svg:viewBox="0 0 265 265" svg:d="M97 144c4 0 10 0 14 0 20 30 39 60 58 89 4 7 14 21 17 28 3 4 4 4 13 4 18 0 36 0 54 0 7 0 12 0 12-6 0-4-2-7-5-7-15-3-33-29-43-42-3-3-22-29-48-70 35-7 68-21 68-67 0-54-58-73-103-73-40 0-80 0-121 0-8 0-13 0-13 8 0 6 7 6 10 6 22 0 24 2 24 22 0 65 0 129 0 194 0 19-2 22-24 22-3 0-10 0-10 7 0 6 5 6 13 6 35 0 71 0 106 0 6 0 13 0 13-6 0-7-7-7-11-7-22 0-24-3-24-22 0-29 0-57 0-86zM172 124c11-14 12-34 12-51 0-19-2-39-15-55 16 4 54 15 54 55 0 25-12 45-51 51zM97 34c0-8 0-20 24-20 33 0 50 13 50 59 0 50-13 57-74 57 0-32 0-64 0-96zM44 252c3-8 3-19 3-22 0-65 0-130 0-195 0-4 0-14-3-21 14 0 30 0 44 0-4 6-4 13-4 19 0 66 0 131 0 197 0 4 0 14 3 22-14 0-29 0-43 0zM127 144c3-1 4-1 7-1 6 0 15-1 20-2 7 10 47 78 80 111-12 0-25 0-37 0-23-36-47-72-70-108z"><text:p/></draw:path><draw:path draw:style-name="gr3" draw:text-style-name="P6" svg:width="0.0157in" svg:height="0.0157in" svg:x="2.1504in" svg:y="0.1138in" svg:viewBox="0 0 41 41" svg:d="M41 20c0-11-9-20-20-20s-21 9-21 20 10 21 21 21 20-10 20-21z"><text:p/></draw:path><draw:path draw:style-name="gr3" draw:text-style-name="P6" svg:width="0.074in" svg:height="0.1071in" svg:x="2.1874in" svg:y="0.0232in" svg:viewBox="0 0 189 273" svg:d="M89 4c-1-1 0-4-4-4-9 0-38 3-48 4-3 0-7 0-7 8 0 4 3 4 10 4 18 0 18 3 18 7 0 2-1 6-1 8-19 73-37 148-56 222-1 5-1 7-1 9 0 9 8 11 11 11 7 0 12-5 14-10 2-10 6-20 8-30 2-12 6-23 8-35 3-8 5-17 6-25 1-3 5-16 5-18 1-3 13-25 26-35 9-7 21-14 38-14 16 0 20 13 20 27 0 21-14 63-24 87-3 9-5 13-5 21 0 17 14 32 32 32 36 0 50-57 50-60 0-4-3-4-4-4-3 0-4 1-6 7-5 20-18 48-39 48-7 0-9-3-9-13 0-9 3-19 6-28 7-16 24-61 24-84 0-26-16-41-44-41-25 0-43 11-58 30 10-41 20-83 30-124z"><text:p/></draw:path><draw:path draw:style-name="gr3" draw:text-style-name="P6" svg:width="0.0346in" svg:height="0.152in" svg:x="2.2819in" svg:y="0.0146in" svg:viewBox="0 0 89 387" svg:d="M89 383c0-1 0-2-6-8-49-49-61-122-61-181 0-68 14-135 63-183 4-4 4-5 4-7 0-3-1-4-3-4-5 0-39 26-62 76-20 43-24 86-24 118 0 29 4 77 25 121 23 47 56 72 61 72 2 0 3-1 3-4z"><text:p/></draw:path><draw:path draw:style-name="gr3" draw:text-style-name="P6" svg:width="0.0752in" svg:height="0.0685in" svg:x="2.3303in" svg:y="0.0634in" svg:viewBox="0 0 192 175" svg:d="M118 54c2-10 11-46 38-46 2 0 11 0 19 5-10 2-19 11-19 21 0 6 5 13 16 13 8 0 20-6 20-22 0-20-23-25-36-25-22 0-36 20-40 29-10-26-31-29-42-29-40 0-62 50-62 59 0 4 3 4 4 4 4 0 5 0 5-5 13-40 40-50 53-50 6 0 21 3 21 26 0 12-7 38-21 91-7 25-20 41-38 41-2 0-11 0-18-5 8-1 17-10 17-21 0-10-9-13-14-13-11 0-21 9-21 23 0 17 19 25 36 25 26 0 40-28 41-30 4 15 19 30 42 30 39 0 61-51 61-59 0-5-3-5-4-5-3 0-4 2-6 5-12 41-38 50-51 50-15 0-21-12-21-25 0-9 2-18 7-34 4-18 8-35 13-53z"><text:p/></draw:path><draw:path draw:style-name="gr3" draw:text-style-name="P6" svg:width="0.0921in" svg:height="0.0055in" svg:x="2.4594in" svg:y="0.0878in" svg:viewBox="0 0 235 15" svg:d="M222 15c7 0 13 0 13-7 0-8-6-8-13-8-69 0-140 0-209 0-6 0-13 0-13 8 0 7 7 7 13 7 69 0 140 0 209 0z"><text:p/></draw:path><draw:path draw:style-name="gr3" draw:text-style-name="P6" svg:width="0.05in" svg:height="0.1008in" svg:x="2.6122in" svg:y="0.0283in" svg:viewBox="0 0 128 257" svg:d="M79 10c0-9 0-10-9-10-24 24-57 24-70 24 0 5 0 8 0 12 8 0 31 0 51-10 0 67 0 133 0 201 0 14-2 18-36 18-4 0-8 0-13 0 0 5 0 8 0 12 15-1 48-1 63-1s49 0 63 1c0-4 0-7 0-12-5 0-8 0-12 0-36 0-37-4-37-18 0-73 0-145 0-217z"><text:p/></draw:path><draw:path draw:style-name="gr3" draw:text-style-name="P6" svg:width="0.0346in" svg:height="0.152in" svg:x="2.6839in" svg:y="0.0146in" svg:viewBox="0 0 89 387" svg:d="M89 194c0-30-4-77-25-121-23-48-56-73-61-73-2 0-3 2-3 4s0 3 7 9c38 39 60 100 60 181 0 66-14 134-63 182-4 5-4 6-4 7 0 2 1 4 3 4 5 0 39-26 62-76 20-41 24-84 24-117z"><text:p/></draw:path><draw:path draw:style-name="gr3" draw:text-style-name="P6" svg:width="0.035in" svg:height="0.152in" svg:x="2.7429in" svg:y="0.0146in" svg:viewBox="0 0 90 387" svg:d="M90 194c0-30-4-77-25-121-23-48-57-73-61-73-2 0-4 2-4 4s0 3 8 9c38 39 60 100 60 181 0 66-14 134-63 182-5 5-5 6-5 7 0 2 2 4 4 4 4 0 39-26 62-76 20-41 24-84 24-117z"><text:p/></draw:path><draw:path draw:style-name="gr3" draw:text-style-name="P6" svg:width="0.0394in" svg:height="0.1823in" svg:x="3.8583in" svg:y="-0.0004in" svg:viewBox="0 0 101 464" svg:d="M101 460c0-1-1-2-2-3-18-19-44-51-60-114-9-35-13-75-13-111 0-101 25-173 72-223 3-4 2-3 3-5 0-4-3-4-5-4-6 0-27 23-31 30-40 46-65 115-65 202 0 55 10 132 61 198 3 4 28 34 35 34 2 0 5 0 5-4z"><text:p/></draw:path><draw:path draw:style-name="gr3" draw:text-style-name="P6" svg:width="0.0827in" svg:height="0.1366in" svg:x="3.9094in" svg:y="0.022in" svg:viewBox="0 0 211 348" svg:d="M211 53c0-29-22-53-53-53-22 0-33 6-47 17-21 15-42 52-49 81-21 82-41 164-62 246 0 1 1 4 4 4s5-1 6-3c9-35 18-71 26-106 8 23 25 37 53 37 29 0 57-13 75-30 19-18 31-42 31-71 0-28-15-49-29-57 23-14 45-38 45-65zM141 117c-5 2-9 3-18 3-5 0-13 0-17-2 1-4 14-2 18-2 9 0 12-1 17 1zM189 44c0 26-14 55-35 67-10-4-18-5-30-5-7 0-29 0-29 13 0 11 19 9 27 9 14 0 20 0 31-5 15 15 16 26 18 44 1 22-9 51-20 66-15 21-41 35-63 35-30 0-44-23-44-50 0-3 0-9 2-17 8-33 17-65 24-98 9-33 37-94 83-94 23 0 36 12 36 35z"><text:p/></draw:path><draw:path draw:style-name="gr3" draw:text-style-name="P6" svg:width="0.0508in" svg:height="0.0669in" svg:x="4.0539in" svg:y="0.0634in" svg:viewBox="0 0 130 171" svg:d="M54 42c0-14 0-28 0-42-18 1-36 2-54 3 0 5 0 8 0 12 28 0 30 4 30 22 0 35 0 70 0 104 0 17-5 17-30 17 0 5 0 8 0 13 15 0 33-2 44-2 15 0 34 0 50 2 0-5 0-8 0-13-4 0-6 0-9 0-29 0-29-4-29-18 0-20 0-40 0-60 0-37 16-72 45-72 2 0 4 0 5 1-1 0-9 4-9 14 0 11 8 17 16 17 7 0 17-5 17-17s-12-23-29-23c-28 0-42 25-47 42z"><text:p/></draw:path><draw:path draw:style-name="gr3" draw:text-style-name="P6" svg:width="0.0764in" svg:height="0.0685in" svg:x="4.1142in" svg:y="0.0634in" svg:viewBox="0 0 195 175" svg:d="M139 140c0 12 0 23 0 35 18-1 37-3 56-4 0-5 0-8 0-13-28 0-31-2-31-22 0-45 0-91 0-136-19 1-38 2-56 3 0 5 0 8 0 12 26 0 29 4 29 22 0 24 0 47 0 70 0 33-18 59-46 59-33 0-34-17-34-38 0-43 0-85 0-128-19 1-38 2-57 3 0 5 0 8 0 12 30 0 30 2 30 37 0 18 0 38 0 57 0 31 0 66 59 66 22 0 39-11 50-35z"><text:p/></draw:path><draw:path draw:style-name="gr3" draw:text-style-name="P6" svg:width="0.0335in" svg:height="0.1051in" svg:x="4.1992in" svg:y="0.0232in" svg:viewBox="0 0 86 268" svg:d="M55 0c-19 1-36 3-55 4 0 5 0 8 0 12 26 0 30 3 30 21 0 67 0 135 0 202 0 17-5 17-30 17 0 5 0 8 0 12 12 0 33-1 43-1 9 0 28 1 43 1 0-4 0-7 0-12-27 0-31 0-31-17 0-80 0-160 0-239z"><text:p/></draw:path><draw:path draw:style-name="gr3" draw:text-style-name="P6" svg:width="0.0587in" svg:height="0.0697in" svg:x="4.2402in" svg:y="0.0606in" svg:viewBox="0 0 150 178" svg:d="M33 76c2-57 35-67 48-67 40 0 43 53 43 67-31 0-60 0-91 0zM33 85c36 0 72 0 108 0 8 0 9 0 9-9 0-38-21-76-69-76-45 0-81 41-81 89 0 52 41 89 86 89 47 0 64-43 64-50 0-4-3-5-5-5-3 0-4 2-5 6-13 39-49 39-52 39-20 0-35-12-44-26-11-18-11-44-11-57z"><text:p/></draw:path><draw:path draw:style-name="gr3" draw:text-style-name="P6" svg:width="0.0394in" svg:height="0.1823in" svg:x="4.3106in" svg:y="-0.0004in" svg:viewBox="0 0 101 464" svg:d="M101 232c0-55-10-132-60-198-4-4-29-34-37-34-1 0-4 1-4 4 0 2 1 3 2 4 19 21 44 51 60 113 10 35 13 75 13 111 0 39-3 78-14 116-15 55-38 85-58 106-3 5-3 5-3 6 0 3 3 4 4 4 7 0 28-24 32-29 40-47 65-117 65-203z"><text:p/></draw:path><draw:path draw:style-name="gr3" draw:text-style-name="P6" svg:width="0.1004in" svg:height="0.035in" svg:x="1.3764in" svg:y="0.3193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48in" svg:height="0.1071in" svg:x="1.5362in" svg:y="0.2693in" svg:viewBox="0 0 191 273" svg:d="M118 155c16 41 35 100 40 109 7 9 10 9 21 9 3 0 6 0 8 0 4-1 4-4 4-5s0-2-1-3c-4-4-6-10-8-18-27-73-53-146-80-220-8-23-29-27-47-27-2 0-7 0-7 4 0 3 3 4 4 4 12 2 15 4 25 30 12 36 25 71 37 106-35 35-71 70-106 106-5 4-8 6-8 12s6 11 12 11c7 0 10-5 13-8 31-36 62-74 93-110z"><text:p/></draw:path><draw:path draw:style-name="gr3" draw:text-style-name="P6" svg:width="0.0697in" svg:height="0.0984in" svg:x="1.6217in" svg:y="0.3075in" svg:viewBox="0 0 178 251" svg:d="M177 24c1-5 1-6 1-9 0-7-5-11-11-11-4 0-10 3-14 9 0 1-3 13-5 21-3 10-5 20-7 31-6 23-12 46-18 69-2 6-19 33-44 33-20 0-24-17-24-32 0-17 7-42 20-76 6-15 7-19 7-27 0-18-12-32-31-32-37 0-51 56-51 59 0 5 3 5 4 5 5 0 5-1 7-7 10-36 25-48 38-48 4 0 10 0 10 12 0 10-3 20-6 27-16 41-22 63-22 82 0 34 24 46 47 46 14 0 28-7 39-18-5 20-10 39-26 60-10 13-24 24-42 24-5 0-23-1-29-16 6 0 11-1 16-5 5-3 8-9 8-15 0-12-10-15-14-15-9 0-22 7-22 26s17 34 41 34c40 0 80-35 91-79 12-50 25-98 37-148z"><text:p/></draw:path><draw:path draw:style-name="gr3" draw:text-style-name="P6" svg:width="0.076in" svg:height="0.0878in" svg:x="1.752in" svg:y="0.2929in" svg:viewBox="0 0 194 224" svg:d="M180 120c7 0 14 0 14-8 0-7-7-7-14-7-55 0-109 0-164 0 5-52 50-90 104-90 20 0 41 0 60 0 7 0 14 0 14-7 0-8-7-8-14-8-20 0-40 0-61 0-66 0-119 51-119 112 0 62 53 112 119 112 21 0 41 0 61 0 7 0 14 0 14-7 0-8-7-8-14-8-19 0-40 0-60 0-54 0-99-37-104-89 55 0 109 0 164 0z"><text:p/></draw:path><draw:path draw:style-name="gr3" draw:text-style-name="P6" svg:width="0.1039in" svg:height="0.1039in" svg:x="1.8858in" svg:y="0.2697in" svg:viewBox="0 0 265 265" svg:d="M97 143c4 0 10 0 14 0 20 30 39 61 58 90 4 6 14 21 18 27 2 5 3 5 12 5 18 0 36 0 54 0 7 0 12 0 12-8 0-2-2-5-5-6-15-2-33-29-43-41-3-3-22-30-48-71 35-6 68-21 68-66 0-54-57-73-103-73-40 0-80 0-121 0-7 0-13 0-13 7 0 6 8 6 10 6 22 0 24 4 24 22 0 65 0 129 0 194 0 20-2 22-24 22-2 0-10 0-10 6 0 8 6 8 13 8 35 0 71 0 106 0 6 0 13 0 13-8 0-6-7-6-11-6-22 0-24-2-24-22 0-29 0-57 0-86zM172 124c11-14 12-35 12-51 0-19-2-39-15-55 16 3 54 15 54 55 0 24-12 44-51 51zM97 34c0-8 0-21 24-21 33 0 50 15 50 60 0 49-13 57-74 57 0-32 0-64 0-96zM45 251c2-7 2-18 2-21 0-65 0-130 0-195 0-4 0-14-2-22 14 0 30 0 44 0-5 7-5 14-5 20 0 66 0 131 0 197 0 4 0 14 3 21-14 0-28 0-42 0zM127 143c3 0 4 0 7 0 6 0 14-1 20-2 7 10 48 78 80 110-12 0-25 0-37 0-23-36-47-72-70-108z"><text:p/></draw:path><draw:path draw:style-name="gr3" draw:text-style-name="P6" svg:width="0.0157in" svg:height="0.0161in" svg:x="2.0059in" svg:y="0.3579in" svg:viewBox="0 0 41 42" svg:d="M41 21c0-11-9-21-20-21s-21 10-21 21 10 21 21 21 20-10 20-21z"><text:p/></draw:path><draw:path draw:style-name="gr3" draw:text-style-name="P6" svg:width="0.035in" svg:height="0.1516in" svg:x="2.0504in" svg:y="0.2602in" svg:viewBox="0 0 90 386" svg:d="M90 383c0-1 0-2-6-9-49-48-61-121-61-180 0-67 14-135 62-183 5-5 5-5 5-7 0-3-1-4-4-4s-39 26-61 76c-20 42-25 85-25 118 0 29 4 77 26 120 23 48 57 72 60 72s4-1 4-3z"><text:p/></draw:path><draw:path draw:style-name="gr3" draw:text-style-name="P6" svg:width="0.0748in" svg:height="0.1071in" svg:x="2.1028in" svg:y="0.2693in" svg:viewBox="0 0 191 273" svg:d="M118 155c15 41 34 100 40 109s10 9 20 9c4 0 6 0 9 0 4-1 4-4 4-5s-1-2-2-3c-3-4-5-10-9-18-26-73-52-146-79-220-7-23-28-27-47-27-1 0-7 0-7 4 0 3 2 3 4 4 13 2 15 4 25 30 12 36 25 71 37 106-35 35-71 70-106 106-5 4-7 6-7 12s4 11 11 11c6 0 10-5 13-8 31-36 63-74 94-110z"><text:p/></draw:path><draw:path draw:style-name="gr3" draw:text-style-name="P6" svg:width="0.076in" svg:height="0.0689in" svg:x="2.187in" svg:y="0.3075in" svg:viewBox="0 0 194 176" svg:d="M119 55c2-11 11-46 37-46 2 0 12 0 20 5-11 1-19 11-19 21 0 6 5 13 16 13 7 0 21-6 21-22 0-21-24-26-37-26-23 0-36 21-40 30-10-26-31-30-42-30-41 0-63 51-63 59 0 5 5 5 6 5 2 0 3-1 4-5 13-40 39-50 52-50 7 0 21 3 21 26 0 11-7 38-21 92-6 24-20 40-37 40-2 0-11 0-19-5 10-2 18-10 18-21 0-10-8-13-14-13-12 0-22 9-22 22 0 17 20 26 37 26 26 0 39-27 40-30 5 15 19 30 42 30 41 0 63-51 63-60 0-4-5-4-6-4-3 0-3 1-4 5-14 40-40 50-52 50-15 0-21-12-21-25 0-9 2-18 7-34 4-18 8-35 13-53z"><text:p/></draw:path><draw:path draw:style-name="gr3" draw:text-style-name="P6" svg:width="0.076in" svg:height="0.0878in" svg:x="2.3248in" svg:y="0.2929in" svg:viewBox="0 0 194 224" svg:d="M179 120c7 0 15 0 15-8 0-7-8-7-15-7-55 0-109 0-164 0 6-52 50-90 105-90 20 0 40 0 59 0 7 0 15 0 15-7 0-8-8-8-15-8-19 0-40 0-60 0-66 0-119 51-119 112 0 62 53 112 119 112 20 0 41 0 60 0 7 0 15 0 15-7 0-8-8-8-15-8-19 0-39 0-59 0-55 0-99-37-105-89 55 0 109 0 164 0z"><text:p/></draw:path><draw:path draw:style-name="gr3" draw:text-style-name="P6" svg:width="0.1043in" svg:height="0.1039in" svg:x="2.4583in" svg:y="0.2697in" svg:viewBox="0 0 266 265" svg:d="M98 143c4 0 10 0 14 0 19 30 39 61 57 90 5 6 14 21 18 27 2 5 4 5 13 5 18 0 35 0 53 0 7 0 13 0 13-8 0-2-2-5-6-6-15-2-33-29-42-41-4-3-22-30-49-71 35-6 69-21 69-66 0-54-58-73-103-73-40 0-81 0-122 0-6 0-13 0-13 7 0 6 8 6 11 6 22 0 24 4 24 22 0 65 0 129 0 194 0 20-2 22-24 22-3 0-11 0-11 6 0 8 7 8 13 8 35 0 72 0 107 0 7 0 12 0 12-8 0-6-7-6-11-6-22 0-23-2-23-22 0-29 0-57 0-86zM173 124c11-14 12-35 12-51 0-19-3-39-16-55 17 3 54 15 54 55 0 24-11 44-50 51zM98 34c0-8 0-21 24-21 33 0 49 15 49 60 0 49-13 57-73 57 0-32 0-64 0-96zM45 251c3-7 3-18 3-21 0-65 0-130 0-195 0-4 0-14-3-22 14 0 30 0 44 0-4 7-4 14-4 20 0 66 0 131 0 197 0 4 0 14 2 21-14 0-28 0-42 0zM128 143c2 0 4 0 7 0 6 0 15-1 20-2 6 10 47 78 79 110-12 0-25 0-37 0-23-36-46-72-69-108z"><text:p/></draw:path><draw:path draw:style-name="gr3" draw:text-style-name="P6" svg:width="0.0157in" svg:height="0.0161in" svg:x="2.5791in" svg:y="0.3579in" svg:viewBox="0 0 41 42" svg:d="M41 21c0-11-10-21-21-21-12 0-20 10-20 21s8 21 20 21c11 0 21-10 21-21z"><text:p/></draw:path><draw:path draw:style-name="gr3" draw:text-style-name="P6" svg:width="0.0744in" svg:height="0.1071in" svg:x="2.6161in" svg:y="0.2693in" svg:viewBox="0 0 190 273" svg:d="M90 4c0-1 0-4-5-4-9 0-37 3-46 3-4 1-8 1-8 8 0 5 3 5 9 5 18 0 19 3 19 7 0 2-1 6-1 8-18 73-37 148-56 222-2 5-2 7-2 9 0 9 8 11 12 11 6 0 12-6 14-11 3-10 5-19 7-29 3-12 6-23 9-35 2-9 4-17 6-26 2-3 5-15 5-17 1-3 13-25 26-36 9-6 20-13 38-13 16 0 19 13 19 27 0 21-14 63-23 86-3 9-5 14-5 22 0 17 13 32 32 32 36 0 50-57 50-61 0-3-3-3-4-3-5 0-4 1-7 7-5 20-17 48-38 48-7 0-10-4-10-13 0-10 3-19 8-28 5-16 23-62 23-84 0-26-16-42-44-42-26 0-43 12-57 29 9-40 19-81 29-122z"><text:p/></draw:path><draw:path draw:style-name="gr3" draw:text-style-name="P6" svg:width="0.035in" svg:height="0.1516in" svg:x="2.7106in" svg:y="0.2602in" svg:viewBox="0 0 90 386" svg:d="M90 383c0-1 0-2-6-9-49-48-61-121-61-180 0-67 14-135 62-183 5-5 5-5 5-7 0-3-2-4-4-4-4 0-39 26-61 76-20 42-25 85-25 118 0 29 4 77 26 120 23 48 56 72 60 72 2 0 4-1 4-3z"><text:p/></draw:path><draw:path draw:style-name="gr3" draw:text-style-name="P6" svg:width="0.0752in" svg:height="0.0689in" svg:x="2.7591in" svg:y="0.3075in" svg:viewBox="0 0 192 176" svg:d="M119 55c2-11 11-46 37-46 2 0 12 0 20 5-11 1-19 11-19 21 0 6 5 13 15 13 8 0 20-6 20-22 0-21-21-26-35-26-23 0-36 21-40 30-10-26-31-30-42-30-41 0-63 51-63 59 0 5 5 5 6 5 2 0 3-1 4-5 13-40 39-50 52-50 7 0 21 3 21 26 0 11-7 38-21 92-6 24-20 40-37 40-2 0-11 0-19-5 10-2 18-10 18-21 0-10-8-13-14-13-12 0-22 9-22 22 0 17 20 26 36 26 27 0 40-27 41-30 6 15 19 30 42 30 40 0 62-51 62-60 0-4-4-4-5-4-3 0-4 1-4 5-14 40-40 50-52 50-16 0-21-12-21-25 0-9 2-18 7-34 4-18 8-35 13-53z"><text:p/></draw:path><draw:path draw:style-name="gr3" draw:text-style-name="P6" svg:width="0.0925in" svg:height="0.0055in" svg:x="2.8882in" svg:y="0.3339in" svg:viewBox="0 0 236 15" svg:d="M223 15c7 0 13 0 13-7 0-8-6-8-13-8-69 0-139 0-209 0-6 0-14 0-14 8 0 7 8 7 14 7 70 0 140 0 209 0z"><text:p/></draw:path><draw:path draw:style-name="gr3" draw:text-style-name="P6" svg:width="0.05in" svg:height="0.1008in" svg:x="3.0417in" svg:y="0.2728in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3" draw:text-style-name="P6" svg:width="0.035in" svg:height="0.1516in" svg:x="3.1126in" svg:y="0.2602in" svg:viewBox="0 0 90 386" svg:d="M90 194c0-31-4-77-25-121-23-48-57-73-61-73-2 0-4 2-4 4s0 2 8 9c37 38 60 99 60 181 0 66-14 134-62 182-6 5-6 6-6 7 0 2 2 3 4 3 4 0 39-25 62-75 20-43 24-85 24-117z"><text:p/></draw:path><draw:path draw:style-name="gr3" draw:text-style-name="P6" svg:width="0.035in" svg:height="0.1516in" svg:x="3.172in" svg:y="0.2602in" svg:viewBox="0 0 90 386" svg:d="M90 194c0-31-4-77-26-121-23-48-56-73-60-73-3 0-4 2-4 4s0 2 8 9c37 38 59 99 59 181 0 66-14 134-62 182-5 5-5 6-5 7 0 2 1 3 4 3 4 0 39-25 61-75 20-43 25-85 25-117z"><text:p/></draw:path><draw:path draw:style-name="gr3" draw:text-style-name="P6" svg:width="0.035in" svg:height="0.1516in" svg:x="3.2374in" svg:y="0.2602in" svg:viewBox="0 0 90 386" svg:d="M90 383c0-1 0-2-6-9-49-48-61-121-61-180 0-67 14-135 62-183 5-5 5-5 5-7 0-3-1-4-4-4-4 0-39 26-61 76-20 42-25 85-25 118 0 29 4 77 26 120 23 48 56 72 60 72 3 0 4-1 4-3z"><text:p/></draw:path><draw:path draw:style-name="gr3" draw:text-style-name="P6" svg:width="0.0697in" svg:height="0.0984in" svg:x="3.2862in" svg:y="0.3075in" svg:viewBox="0 0 178 251" svg:d="M176 24c2-5 2-6 2-9 0-7-5-11-12-11-3 0-10 3-13 9-1 1-3 13-6 21-2 10-5 20-7 31-6 23-12 46-18 69-1 6-17 33-43 33-20 0-24-17-24-32 0-17 7-42 20-76 5-15 7-19 7-27 0-18-13-32-31-32-37 0-51 56-51 59 0 5 3 5 4 5 4 0 5-1 6-7 11-36 26-48 39-48 4 0 10 0 10 12 0 10-4 20-6 27-16 41-23 63-23 82 0 34 24 46 47 46 15 0 29-7 40-18-6 20-10 39-26 60-10 13-25 24-43 24-5 0-23-1-29-16 6 0 12-1 17-5 4-3 8-9 8-15 0-12-11-15-14-15-9 0-22 7-22 26s16 34 40 34c40 0 81-35 91-79 12-50 25-98 37-148z"><text:p/></draw:path><draw:path draw:style-name="gr3" draw:text-style-name="P6" svg:width="0.1008in" svg:height="0.1008in" svg:x="3.4039in" svg:y="0.2866in" svg:viewBox="0 0 257 257" svg:d="M136 136c37 0 72 0 108 0 6 0 13 0 13-7 0-8-7-8-13-8-36 0-71 0-108 0 0-36 0-73 0-109 0-5 0-12-7-12-8 0-8 7-8 12 0 36 0 73 0 109-36 0-72 0-108 0-5 0-13 0-13 8 0 7 8 7 13 7 36 0 72 0 108 0 0 37 0 72 0 108 0 6 0 13 8 13 7 0 7-7 7-13 0-36 0-71 0-108z"><text:p/></draw:path><draw:path draw:style-name="gr3" draw:text-style-name="P6" svg:width="0.05in" svg:height="0.1008in" svg:x="3.5614in" svg:y="0.2728in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3" draw:text-style-name="P6" svg:width="0.0346in" svg:height="0.1516in" svg:x="3.6327in" svg:y="0.2602in" svg:viewBox="0 0 89 386" svg:d="M89 194c0-31-4-77-25-121-23-48-56-73-61-73-2 0-3 2-3 4s0 2 7 9c38 38 60 99 60 181 0 66-14 134-63 182-4 5-4 6-4 7 0 2 1 3 3 3 5 0 39-25 62-75 20-43 24-85 24-117z"><text:p/></draw:path><draw:path draw:style-name="gr3" draw:text-style-name="P6" svg:width="0.0394in" svg:height="0.1819in" svg:x="3.8583in" svg:y="0.2457in" svg:viewBox="0 0 101 463" svg:d="M101 460c0-2-1-2-2-3-18-20-44-51-60-114-9-35-13-76-13-111 0-102 25-173 72-223 3-4 3-5 3-6 0-3-3-3-5-3-6 0-27 23-31 29-40 47-65 116-65 202 0 55 10 133 61 198 3 6 28 34 35 34 2 0 5 0 5-3z"><text:p/></draw:path><draw:path draw:style-name="gr3" draw:text-style-name="P6" svg:width="0.0827in" svg:height="0.1366in" svg:x="3.9094in" svg:y="0.2669in" svg:viewBox="0 0 211 348" svg:d="M211 53c0-30-22-53-53-53-22 0-33 6-47 15-21 16-42 53-49 83-21 81-41 164-62 245 0 2 1 5 4 5s5-1 6-3c9-35 18-71 26-106 8 23 25 37 53 37 29 0 57-13 75-31 19-17 31-41 31-70s-15-48-29-58c23-12 45-37 45-64zM141 117c-5 2-9 2-18 2-5 0-13 1-17-1 1-4 14-4 18-4 9 0 12 0 17 3zM189 44c0 26-14 55-35 66-10-3-18-4-30-4-7 0-29 0-29 12 0 11 19 10 27 10 14 0 20 0 31-5 15 13 16 26 18 43 1 23-9 52-20 67-15 21-41 34-63 34-30 0-44-22-44-49 0-3 0-10 2-17 8-33 17-65 24-98 9-33 37-94 83-94 23 0 36 12 36 35z"><text:p/></draw:path><draw:path draw:style-name="gr3" draw:text-style-name="P6" svg:width="0.0508in" svg:height="0.0673in" svg:x="4.0539in" svg:y="0.3075in" svg:viewBox="0 0 130 172" svg:d="M54 43c0-14 0-29 0-43-18 1-36 3-54 4 0 5 0 8 0 12 28 0 30 4 30 22 0 35 0 70 0 104 0 18-5 18-30 18 0 4 0 7 0 12 15-1 33-1 44-1 15 0 34 0 50 1 0-5 0-8 0-12-4 0-6 0-9 0-29 0-29-5-29-19 0-20 0-40 0-60 0-38 16-72 45-72 2 0 4 0 5 0-1 1-9 5-9 15 0 11 8 17 16 17 7 0 17-5 17-17s-12-24-29-24c-28 0-42 26-47 43z"><text:p/></draw:path><draw:path draw:style-name="gr3" draw:text-style-name="P6" svg:width="0.0764in" svg:height="0.0689in" svg:x="4.1142in" svg:y="0.3075in" svg:viewBox="0 0 195 176" svg:d="M139 141c0 12 0 23 0 35 18-1 37-3 56-4 0-5 0-8 0-12-28 0-31-4-31-22 0-47 0-92 0-138-19 1-38 3-56 4 0 5 0 8 0 12 26 0 29 4 29 22 0 24 0 46 0 69 0 34-18 60-46 60-33 0-34-18-34-38 0-43 0-86 0-129-19 1-38 3-57 4 0 5 0 8 0 12 30 0 30 2 30 36 0 19 0 38 0 58 0 31 0 66 59 66 22 0 39-11 50-35z"><text:p/></draw:path><draw:path draw:style-name="gr3" draw:text-style-name="P6" svg:width="0.0335in" svg:height="0.1051in" svg:x="4.1992in" svg:y="0.2693in" svg:viewBox="0 0 86 268" svg:d="M55 0c-19 1-36 3-55 4 0 5 0 8 0 12 26 0 30 3 30 21 0 67 0 135 0 202 0 17-5 17-30 17 0 5 0 8 0 12 12-1 33-1 43-1 9 0 28 0 43 1 0-4 0-7 0-12-27 0-31 0-31-17 0-79 0-160 0-239z"><text:p/></draw:path><draw:path draw:style-name="gr3" draw:text-style-name="P6" svg:width="0.0587in" svg:height="0.0697in" svg:x="4.2402in" svg:y="0.3071in" svg:viewBox="0 0 150 178" svg:d="M33 76c2-57 35-67 48-67 40 0 43 51 43 67-31 0-60 0-91 0zM33 84c36 0 72 0 108 0 8 0 9 0 9-8 0-39-21-76-69-76-45 0-81 40-81 88 0 52 41 90 86 90 47 0 64-43 64-50 0-5-3-5-5-5-3 0-4 2-5 6-13 39-49 39-52 39-20 0-35-12-44-26-11-19-11-44-11-58z"><text:p/></draw:path><draw:path draw:style-name="gr3" draw:text-style-name="P6" svg:width="0.0394in" svg:height="0.1819in" svg:x="4.3106in" svg:y="0.2457in" svg:viewBox="0 0 101 463" svg:d="M101 232c0-55-10-133-60-198-4-4-29-34-37-34-1 0-4 1-4 3s1 4 2 5c19 19 44 51 60 113 10 35 13 75 13 110 0 40-3 79-14 117-15 53-38 85-58 106-3 4-3 5-3 6 0 3 3 3 4 3 7 0 28-23 32-28 40-48 65-117 65-203z"><text:p/></draw:path><draw:path draw:style-name="gr3" draw:text-style-name="P6" svg:width="0.1004in" svg:height="0.0354in" svg:x="1.3764in" svg:y="0.5638in" svg:viewBox="0 0 256 91" svg:d="M243 15c7 0 13 0 13-7 0-8-6-8-12-8-77 0-155 0-232 0-5 0-12 0-12 8 0 7 7 7 12 7 77 0 154 0 231 0zM244 91c6 0 12 0 12-7 0-8-6-8-13-8-77 0-154 0-231 0-5 0-12 0-12 8 0 7 7 7 12 7 77 0 155 0 232 0z"><text:p/></draw:path><draw:path draw:style-name="gr3" draw:text-style-name="P6" svg:width="0.0748in" svg:height="0.1071in" svg:x="1.5362in" svg:y="0.5138in" svg:viewBox="0 0 191 273" svg:d="M118 155c16 41 35 99 40 109 7 8 10 8 21 8 3 0 6 0 8 0 4 0 4-2 4-4 0-1 0-2-1-3-4-4-6-11-8-19-27-73-53-146-80-220-8-22-29-26-47-26-2 0-7 0-7 3 0 4 3 5 4 5 12 2 15 4 25 30 12 36 25 71 37 106-35 35-71 70-106 106-5 4-8 6-8 12s6 11 12 11c7 0 10-5 13-8 31-36 62-74 93-110z"><text:p/></draw:path><draw:path draw:style-name="gr3" draw:text-style-name="P6" svg:width="0.0697in" svg:height="0.098in" svg:x="1.6217in" svg:y="0.552in" svg:viewBox="0 0 178 250" svg:d="M177 23c1-4 1-5 1-9 0-6-5-10-11-10-4 0-10 3-14 8 0 2-3 14-5 21-3 10-5 21-7 31-6 23-12 47-18 70-2 6-19 33-44 33-20 0-24-17-24-32 0-17 7-41 20-76 6-15 7-19 7-27 0-18-12-32-31-32-37 0-51 56-51 59 0 5 3 5 4 5 5 0 5-1 7-8 10-36 25-47 38-47 4 0 10 0 10 12 0 10-3 20-6 27-16 41-22 63-22 81 0 35 24 46 47 46 14 0 28-7 39-18-5 21-10 40-26 61-10 12-24 24-42 24-5 0-23-1-29-17 6 0 11 0 16-4 5-3 8-9 8-16 0-12-10-14-14-14-9 0-22 7-22 26 0 18 17 33 41 33 40 0 80-35 91-78 12-50 25-99 37-149z"><text:p/></draw:path><draw:path draw:style-name="gr3" draw:text-style-name="P6" svg:width="0.076in" svg:height="0.0874in" svg:x="1.752in" svg:y="0.537in" svg:viewBox="0 0 194 223" svg:d="M180 120c7 0 14 0 14-8 0-7-7-7-14-7-55 0-109 0-164 0 5-53 50-90 104-90 20 0 41 0 60 0 7 0 14 0 14-7 0-8-7-8-14-8-20 0-40 0-61 0-66 0-119 50-119 112s53 111 119 111c21 0 41 0 61 0 7 0 14 0 14-7 0-8-7-8-14-8-19 0-40 0-60 0-54 0-99-36-104-88 55 0 109 0 164 0z"><text:p/></draw:path><draw:path draw:style-name="gr3" draw:text-style-name="P6" svg:width="0.1039in" svg:height="0.1035in" svg:x="1.8858in" svg:y="0.5161in" svg:viewBox="0 0 265 264" svg:d="M97 143c4 0 10 0 14 0 20 30 39 61 58 90 4 6 14 21 18 27 2 4 3 4 12 4 18 0 36 0 54 0 7 0 12 0 12-7 0-3-2-5-5-6-15-3-33-29-43-41-3-4-22-30-48-71 35-6 68-21 68-67 0-53-57-72-103-72-40 0-80 0-121 0-7 0-13 0-13 7 0 6 8 6 10 6 22 0 24 2 24 22 0 65 0 129 0 194 0 20-2 22-24 22-2 0-10 0-10 6 0 7 6 7 13 7 35 0 71 0 106 0 6 0 13 0 13-7 0-6-7-6-11-6-22 0-24-4-24-22 0-29 0-57 0-86zM172 124c11-14 12-35 12-51 0-19-2-40-15-55 16 3 54 15 54 54 0 25-12 45-51 52zM97 34c0-8 0-21 24-21 33 0 50 13 50 60 0 49-13 57-74 57 0-32 0-64 0-96zM45 251c2-7 2-18 2-21 0-65 0-131 0-196 0-3 0-14-2-21 14 0 30 0 44 0-5 7-5 15-5 20 0 66 0 131 0 197 0 3 0 14 3 21-14 0-28 0-42 0zM127 143c3 0 4-1 7-1 6 0 14 0 20-1 7 9 48 78 80 110-12 0-25 0-37 0-23-36-47-72-70-108z"><text:p/></draw:path><draw:path draw:style-name="gr3" draw:text-style-name="P6" svg:width="0.0157in" svg:height="0.0157in" svg:x="2.0059in" svg:y="0.6028in" svg:viewBox="0 0 41 41" svg:d="M41 21c0-11-9-21-20-21s-21 10-21 21 10 20 21 20 20-9 20-20z"><text:p/></draw:path><draw:path draw:style-name="gr3" draw:text-style-name="P6" svg:width="0.035in" svg:height="0.1516in" svg:x="2.0504in" svg:y="0.5051in" svg:viewBox="0 0 90 386" svg:d="M90 383c0-1 0-2-6-9-49-48-61-122-61-180 0-69 14-136 62-184 5-5 5-6 5-7 0-2-1-3-4-3s-39 26-61 75c-20 43-25 86-25 119 0 29 4 76 26 120 23 47 57 72 60 72s4-1 4-3z"><text:p/></draw:path><draw:path draw:style-name="gr3" draw:text-style-name="P6" svg:width="0.0748in" svg:height="0.1071in" svg:x="2.1028in" svg:y="0.5138in" svg:viewBox="0 0 191 273" svg:d="M118 155c15 41 34 99 40 109 6 8 10 8 20 8 4 0 6 0 9 0 4 0 4-2 4-4 0-1-1-2-2-3-3-4-5-11-9-19-26-73-52-146-79-220-7-22-28-26-47-26-1 0-7 0-7 3 0 4 2 4 4 5 13 2 15 4 25 30 12 36 25 71 37 106-35 35-71 70-106 106-5 4-7 6-7 12s4 11 11 11c6 0 10-5 13-8 31-36 63-74 94-110z"><text:p/></draw:path><draw:path draw:style-name="gr3" draw:text-style-name="P6" svg:width="0.076in" svg:height="0.0685in" svg:x="2.187in" svg:y="0.552in" svg:viewBox="0 0 194 175" svg:d="M119 54c2-10 11-45 37-45 2 0 12 0 20 4-11 2-19 12-19 21 0 7 5 14 16 14 7 0 21-7 21-23 0-19-24-25-37-25-23 0-36 21-40 30-10-26-31-30-42-30-41 0-63 50-63 59 0 5 5 5 6 5 2 0 3-1 4-5 13-40 39-50 52-50 7 0 21 3 21 25 0 12-7 39-21 92-6 25-20 41-37 41-2 0-11 0-19-5 10-2 18-10 18-21s-8-13-14-13c-12 0-22 9-22 22 0 17 20 25 37 25 26 0 39-26 40-29 5 15 19 29 42 29 41 0 63-50 63-59 0-4-5-4-6-4-3 0-3 1-4 4-14 41-40 51-52 51-15 0-21-13-21-26 0-8 2-17 7-34 4-18 8-36 13-53z"><text:p/></draw:path><draw:path draw:style-name="gr3" draw:text-style-name="P6" svg:width="0.076in" svg:height="0.0874in" svg:x="2.3248in" svg:y="0.537in" svg:viewBox="0 0 194 223" svg:d="M179 120c7 0 15 0 15-8 0-7-8-7-15-7-55 0-109 0-164 0 6-53 50-90 105-90 20 0 40 0 59 0 7 0 15 0 15-7 0-8-8-8-15-8-19 0-40 0-60 0-66 0-119 50-119 112s53 111 119 111c20 0 41 0 60 0 7 0 15 0 15-7 0-8-8-8-15-8-19 0-39 0-59 0-55 0-99-36-105-88 55 0 109 0 164 0z"><text:p/></draw:path><draw:path draw:style-name="gr3" draw:text-style-name="P6" svg:width="0.1043in" svg:height="0.1035in" svg:x="2.4583in" svg:y="0.5161in" svg:viewBox="0 0 266 264" svg:d="M98 143c4 0 10 0 14 0 19 30 39 61 57 90 5 6 14 21 18 27 2 4 4 4 13 4 18 0 35 0 53 0 7 0 13 0 13-7 0-3-2-5-6-6-15-3-33-29-42-41-4-4-22-30-49-71 35-6 69-21 69-67 0-53-58-72-103-72-40 0-81 0-122 0-6 0-13 0-13 7 0 6 8 6 11 6 22 0 24 2 24 22 0 65 0 129 0 194 0 20-2 22-24 22-3 0-11 0-11 6 0 7 7 7 13 7 35 0 72 0 107 0 7 0 12 0 12-7 0-6-7-6-11-6-22 0-23-4-23-22 0-29 0-57 0-86zM173 124c11-14 12-35 12-51 0-19-3-40-16-55 17 3 54 15 54 54 0 25-11 45-50 52zM98 34c0-8 0-21 24-21 33 0 49 13 49 60 0 49-13 57-73 57 0-32 0-64 0-96zM45 251c3-7 3-18 3-21 0-65 0-131 0-196 0-3 0-14-3-21 14 0 30 0 44 0-4 7-4 15-4 20 0 66 0 131 0 197 0 3 0 14 2 21-14 0-28 0-42 0zM128 143c2 0 4-1 7-1 6 0 15 0 20-1 6 9 47 78 79 110-12 0-25 0-37 0-23-36-46-72-69-108z"><text:p/></draw:path><draw:path draw:style-name="gr3" draw:text-style-name="P6" svg:width="0.0157in" svg:height="0.0157in" svg:x="2.5791in" svg:y="0.6028in" svg:viewBox="0 0 41 41" svg:d="M41 21c0-11-10-21-21-21-12 0-20 10-20 21s8 20 20 20c11 0 21-9 21-20z"><text:p/></draw:path><draw:path draw:style-name="gr3" draw:text-style-name="P6" svg:width="0.0744in" svg:height="0.1067in" svg:x="2.6161in" svg:y="0.5138in" svg:viewBox="0 0 190 272" svg:d="M90 3c-2-1 0-3-5-3-9 0-37 2-46 3-4 0-8 1-8 8 0 4 3 4 9 4 18 0 19 4 19 7 0 2-1 6-1 8-18 75-37 148-56 223-2 6-2 6-2 8 0 9 8 11 12 11 6 0 12-5 14-10 3-10 5-20 7-30 3-11 6-23 9-34 2-9 4-18 6-26 2-3 5-15 5-18 1-3 13-24 26-35 9-7 20-13 38-13 16 0 19 13 19 26 0 21-14 64-23 87-3 9-5 13-5 21 0 18 13 32 32 32 36 0 50-56 50-60 0-3-3-3-4-3-5 0-4 1-7 7-5 21-17 48-38 48-7 0-10-4-10-13 0-10 3-19 8-28 5-16 23-62 23-84 0-26-16-42-44-42-26 0-43 12-57 30 9-41 19-83 29-124z"><text:p/></draw:path><draw:path draw:style-name="gr3" draw:text-style-name="P6" svg:width="0.035in" svg:height="0.1516in" svg:x="2.7106in" svg:y="0.5051in" svg:viewBox="0 0 90 386" svg:d="M90 383c0-1 0-2-6-9-49-48-61-122-61-180 0-69 14-136 62-184 5-5 5-6 5-7 0-2-2-3-4-3-4 0-39 26-61 75-20 43-25 86-25 119 0 29 4 76 26 120 23 47 56 72 60 72 2 0 4-1 4-3z"><text:p/></draw:path><draw:path draw:style-name="gr3" draw:text-style-name="P6" svg:width="0.0752in" svg:height="0.0685in" svg:x="2.7591in" svg:y="0.552in" svg:viewBox="0 0 192 175" svg:d="M119 54c2-10 11-45 37-45 2 0 12 0 20 4-11 2-19 12-19 21 0 7 5 14 15 14 8 0 20-7 20-23 0-19-21-25-35-25-23 0-36 21-40 30-10-26-31-30-42-30-41 0-63 50-63 59 0 5 5 5 6 5 2 0 3-1 4-5 13-40 39-50 52-50 7 0 21 3 21 25 0 12-7 39-21 92-6 25-20 41-37 41-2 0-11 0-19-5 10-2 18-10 18-21s-8-13-14-13c-12 0-22 9-22 22 0 17 20 25 36 25 27 0 40-26 41-29 6 15 19 29 42 29 40 0 62-50 62-59 0-4-4-4-5-4-3 0-4 1-4 4-14 41-40 51-52 51-16 0-21-13-21-26 0-8 2-17 7-34 4-18 8-36 13-53z"><text:p/></draw:path><draw:path draw:style-name="gr3" draw:text-style-name="P6" svg:width="0.035in" svg:height="0.1516in" svg:x="2.8504in" svg:y="0.5051in" svg:viewBox="0 0 90 386" svg:d="M90 194c0-31-4-77-26-121-23-48-56-73-60-73-2 0-4 1-4 3 0 1 0 3 8 9 37 39 59 100 59 182 0 66-14 133-61 182-6 5-6 6-6 7 0 2 2 3 4 3 4 0 39-26 62-75 19-43 24-85 24-117z"><text:p/></draw:path><draw:path draw:style-name="gr3" draw:text-style-name="P6" svg:width="0.0346in" svg:height="0.1516in" svg:x="2.9098in" svg:y="0.5051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35in" svg:height="0.1516in" svg:x="2.9752in" svg:y="0.5051in" svg:viewBox="0 0 90 386" svg:d="M90 383c0-1 0-2-6-9-49-48-61-122-61-180 0-69 14-136 62-184 5-5 5-6 5-7 0-2-2-3-4-3-4 0-39 26-62 75-20 43-24 86-24 119 0 29 4 76 25 120 25 47 57 72 61 72 2 0 4-1 4-3z"><text:p/></draw:path><draw:path draw:style-name="gr3" draw:text-style-name="P6" svg:width="0.0752in" svg:height="0.0685in" svg:x="3.0236in" svg:y="0.552in" svg:viewBox="0 0 192 175" svg:d="M118 54c3-10 12-45 38-45 2 0 11 0 20 4-11 2-19 12-19 21 0 7 5 14 15 14 8 0 20-7 20-23 0-19-22-25-35-25-23 0-36 21-40 30-10-26-31-30-42-30-41 0-63 50-63 59 0 5 3 4 5 5 3 0 4-1 5-5 13-40 39-50 52-50 7 0 21 3 21 25 0 12-7 39-21 92-7 25-20 41-37 41-2 0-12 0-19-5 10-2 18-10 18-21s-9-13-14-13c-12 0-22 9-22 22 0 17 20 25 36 25 27 0 40-26 41-29 4 15 19 29 42 29 39 0 61-50 61-59 0-4-3-4-4-4-3 0-4 1-4 4-14 41-40 51-52 51-15 0-21-13-21-26 0-8 2-17 7-34 4-18 7-36 12-53z"><text:p/></draw:path><draw:path draw:style-name="gr3" draw:text-style-name="P6" svg:width="0.035in" svg:height="0.1516in" svg:x="3.1154in" svg:y="0.5051in" svg:viewBox="0 0 90 386" svg:d="M90 194c0-31-4-77-26-121-23-48-56-73-61-73-2 0-3 1-3 3 0 1 0 3 8 9 37 39 59 100 59 182 0 66-14 133-62 182-5 5-5 6-5 7 0 2 1 3 3 3 5 0 40-26 62-75 20-43 25-85 25-117z"><text:p/></draw:path><draw:path draw:style-name="gr3" draw:text-style-name="P6" svg:width="0.0394in" svg:height="0.1819in" svg:x="3.8583in" svg:y="0.4902in" svg:viewBox="0 0 101 463" svg:d="M101 459c0-1-1-2-2-4-18-18-44-49-60-113-9-35-13-75-13-110 0-102 25-174 72-223 3-3 3-5 3-6 0-3-3-3-5-3-6 0-27 23-31 29-40 47-65 116-65 202 0 55 10 133 61 198 3 4 28 34 35 34 2 0 5 0 5-4z"><text:p/></draw:path><draw:path draw:style-name="gr3" draw:text-style-name="P6" svg:width="0.085in" svg:height="0.0685in" svg:x="3.911in" svg:y="0.552in" svg:viewBox="0 0 217 175" svg:d="M168 79c0-60-35-79-63-79-54 0-105 55-105 110 0 36 23 65 63 65 24 0 51-9 81-32 6 20 18 32 35 32 21 0 33-21 33-28 0-2-2-3-5-3-2 0-4 1-5 3-6 20-21 20-22 20-12 0-12-31-12-39 0-9 0-9 5-15 36-45 29-60 44-90 0-1 0-4-5-4-4 0-4 1-5 8-8 25-20 54-39 76 0-7 0-16 0-24zM143 133c-34 30-64 34-79 34-23 0-35-17-35-43 0-18 9-60 22-80 18-29 39-35 52-35 39 0 39 50 39 80 0 14 0 37 1 44z"><text:p/></draw:path><draw:path draw:style-name="gr3" draw:text-style-name="P6" svg:width="0.0508in" svg:height="0.0665in" svg:x="4.0579in" svg:y="0.552in" svg:viewBox="0 0 130 170" svg:d="M54 43c0-14 0-29 0-43-18 1-36 3-54 4 0 5 0 8 0 13 26 0 30 2 30 21 0 35 0 70 0 104 0 16-5 16-30 16 0 5 0 8 0 12 14 0 33-1 44-1 15 0 33 0 48 1 0-4 0-7 0-12-2 0-5 0-7 0-29 0-30-3-30-17 0-20 0-40 0-60 0-38 16-72 46-72 2 0 3 0 5 0-2 0-9 5-9 15 0 11 7 17 16 17 7 0 17-6 17-18 0-13-12-23-29-23-28 0-42 26-47 43z"><text:p/></draw:path><draw:path draw:style-name="gr3" draw:text-style-name="P6" svg:width="0.0764in" svg:height="0.0685in" svg:x="4.1181in" svg:y="0.552in" svg:viewBox="0 0 195 175" svg:d="M139 141c0 11 0 23 0 34 18-1 37-3 56-5 0-4 0-7 0-12-28 0-31-2-31-21 0-46 0-91 0-137-19 1-39 3-57 4 0 5 0 8 0 13 27 0 30 2 30 21 0 24 0 46 0 69 0 34-18 60-47 60-32 0-34-18-34-38 0-43 0-86 0-129-19 1-37 3-56 4 0 5 0 8 0 13 30 0 30 1 30 35 0 19 0 38 0 58 0 30 0 65 59 65 21 0 39-11 50-34z"><text:p/></draw:path><draw:path draw:style-name="gr3" draw:text-style-name="P6" svg:width="0.0335in" svg:height="0.1047in" svg:x="4.2028in" svg:y="0.5138in" svg:viewBox="0 0 86 267" svg:d="M56 0c-19 1-37 2-56 3 0 5 0 8 0 12 28 0 31 4 31 22 0 68 0 135 0 202 0 16-5 16-31 16 0 5 0 8 0 12 13 0 33-1 43-1 9 0 29 1 43 1 0-4 0-7 0-12-25 0-30 0-30-16 0-79 0-160 0-239z"><text:p/></draw:path><draw:path draw:style-name="gr3" draw:text-style-name="P6" svg:width="0.0587in" svg:height="0.0693in" svg:x="4.2441in" svg:y="0.552in" svg:viewBox="0 0 150 177" svg:d="M33 76c2-58 34-67 47-67 41 0 44 52 44 67-30 0-60 0-91 0zM32 84c36 0 71 0 108 0 8 0 10 0 10-8 0-39-21-76-70-76-44 0-80 40-80 88 0 52 41 89 86 89 46 0 64-43 64-49 0-5-4-6-5-6-3 0-4 2-5 6-14 39-49 39-52 39-20 0-35-11-44-25-12-19-12-44-12-58z"><text:p/></draw:path><draw:path draw:style-name="gr3" draw:text-style-name="P6" svg:width="0.0394in" svg:height="0.1819in" svg:x="4.3142in" svg:y="0.4902in" svg:viewBox="0 0 101 463" svg:d="M101 232c0-55-10-133-60-198-5-5-29-34-37-34-1 0-4 0-4 3s1 4 2 5c19 19 44 50 60 112 8 35 13 75 13 111 0 40-5 79-14 117-15 54-38 84-58 106-3 4-2 4-3 5 0 3 3 4 4 4 7 0 28-23 32-28 40-48 65-117 65-203z"><text:p/></draw:path><draw:path draw:style-name="gr3" draw:text-style-name="P6" svg:width="0.1004in" svg:height="0.035in" svg:x="1.3764in" svg:y="0.8079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48in" svg:height="0.1075in" svg:x="1.5362in" svg:y="0.7579in" svg:viewBox="0 0 191 274" svg:d="M118 156c16 40 35 99 40 108 7 9 10 9 21 9 3 0 6 0 8 0 4 0 4-3 4-5s0-1-1-3c-4-4-6-10-8-17-27-74-53-147-80-220-8-22-29-28-47-28-2 0-7 0-7 4s3 5 4 5c12 2 15 4 25 31 12 35 25 69 37 104-35 35-71 72-106 107-5 4-8 6-8 11 0 6 6 12 12 12 7 0 10-4 13-9 31-36 62-72 93-109z"><text:p/></draw:path><draw:path draw:style-name="gr3" draw:text-style-name="P6" svg:width="0.0697in" svg:height="0.098in" svg:x="1.6217in" svg:y="0.7965in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3" draw:text-style-name="P6" svg:width="0.076in" svg:height="0.0878in" svg:x="1.752in" svg:y="0.7811in" svg:viewBox="0 0 194 224" svg:d="M180 120c7 0 14 0 14-8 0-7-7-7-14-7-55 0-109 0-164 0 5-52 50-90 104-90 20 0 41 0 60 0 7 0 14 0 14-7 0-8-7-8-14-8-20 0-40 0-61 0-66 0-119 51-119 112 0 62 53 112 119 112 21 0 41 0 61 0 7 0 14 0 14-7 0-8-7-8-14-8-19 0-40 0-60 0-54 0-99-37-104-89 55 0 109 0 164 0z"><text:p/></draw:path><draw:path draw:style-name="gr3" draw:text-style-name="P6" svg:width="0.1039in" svg:height="0.1039in" svg:x="1.8858in" svg:y="0.7602in" svg:viewBox="0 0 265 265" svg:d="M97 144c4 0 10 0 14 0 20 30 39 59 58 89 4 7 14 22 18 28 2 4 3 4 12 4 18 0 36 0 54 0 7 0 12 0 12-7 0-3-2-5-5-6-15-3-33-29-43-41-3-4-22-30-48-71 35-7 68-21 68-67 0-54-57-73-103-73-40 0-80 0-121 0-7 0-13 0-13 8 0 6 8 6 10 6 22 0 24 3 24 22 0 65 0 129 0 194 0 19-2 22-24 22-2 0-10 0-10 6 0 7 6 7 13 7 35 0 71 0 106 0 6 0 13 0 13-7 0-6-7-6-11-6-22 0-24-3-24-22 0-29 0-57 0-86zM172 125c11-14 12-35 12-52 0-18-2-39-15-54 16 3 54 15 54 54 0 25-12 45-51 52zM97 35c0-9 0-21 24-21 33 0 50 14 50 59 0 50-13 57-74 57 0-32 0-63 0-95zM45 252c2-8 2-18 2-22 0-65 0-130 0-195 0-3 0-14-2-21 14 0 30 0 44 0-5 6-5 13-5 20 0 65 0 131 0 196 0 4 0 14 3 22-14 0-28 0-42 0zM127 144c3-1 4-1 7-1 6 0 14-1 20-1 7 9 48 78 80 110-12 0-25 0-37 0-23-36-47-72-70-108z"><text:p/></draw:path><draw:path draw:style-name="gr3" draw:text-style-name="P6" svg:width="0.0157in" svg:height="0.0157in" svg:x="2.0059in" svg:y="0.8484in" svg:viewBox="0 0 41 41" svg:d="M41 20c0-11-9-20-20-20s-21 8-21 20c0 11 10 21 21 21s20-9 20-21z"><text:p/></draw:path><draw:path draw:style-name="gr3" draw:text-style-name="P6" svg:width="0.0744in" svg:height="0.1071in" svg:x="2.0437in" svg:y="0.7579in" svg:viewBox="0 0 190 273" svg:d="M89 4c-1-1 0-4-4-4-9 0-38 3-48 4-3 0-7 0-7 8 0 5 4 5 10 5 18 0 18 2 18 6 0 2-1 6-1 8-19 74-37 148-56 222-1 6-1 7-1 9 0 9 8 11 11 11 7 0 12-5 14-10 2-10 6-20 8-30 3-11 5-23 9-34 2-9 4-18 6-26 0-3 4-16 4-18 1-3 13-25 26-35 9-7 21-13 38-13 16 0 20 12 20 26 0 21-14 63-24 87-3 9-4 13-4 21 0 19 13 32 31 32 37 0 51-56 51-60s-4-4-5-4c-3 0-4 1-6 8-5 20-17 47-39 47-7 0-9-3-9-12 0-10 3-20 7-28 6-16 24-62 24-85 0-25-17-41-45-41-25 0-43 12-58 30 10-41 20-83 30-124z"><text:p/></draw:path><draw:path draw:style-name="gr3" draw:text-style-name="P6" svg:width="0.0346in" svg:height="0.1516in" svg:x="2.1382in" svg:y="0.7496in" svg:viewBox="0 0 89 386" svg:d="M89 382c0-1 0-1-7-8-47-50-60-122-60-181 0-68 15-135 63-183 4-4 4-6 4-7 0-2-1-3-3-3-5 0-39 25-62 75-20 43-24 86-24 118 0 30 4 77 25 121 23 47 56 72 61 72 2 0 3-1 3-4z"><text:p/></draw:path><draw:path draw:style-name="gr3" draw:text-style-name="P6" svg:width="0.0697in" svg:height="0.098in" svg:x="2.1862in" svg:y="0.7965in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3" draw:text-style-name="P6" svg:width="0.0346in" svg:height="0.1516in" svg:x="2.2709in" svg:y="0.7496in" svg:viewBox="0 0 89 386" svg:d="M89 193c0-30-4-77-25-120-23-49-56-73-61-73-2 0-3 1-3 3 0 1 0 3 7 9 38 39 60 100 60 181 0 66-14 134-63 182-4 6-4 6-4 7 0 3 1 4 3 4 5 0 39-26 62-76 20-42 24-84 24-117z"><text:p/></draw:path><draw:path draw:style-name="gr3" draw:text-style-name="P6" svg:width="0.0394in" svg:height="0.1823in" svg:x="3.8583in" svg:y="0.7343in" svg:viewBox="0 0 101 464" svg:d="M101 460c0-1-1-2-2-4-18-18-44-50-60-113-9-35-13-75-13-111 0-101 25-173 72-222 3-4 3-5 3-6 0-4-3-4-5-4-6 0-27 24-31 30-40 46-65 116-65 202 0 55 10 132 61 198 3 5 28 34 35 34 2 0 5 0 5-4z"><text:p/></draw:path><draw:path draw:style-name="gr3" draw:text-style-name="P6" svg:width="0.0827in" svg:height="0.1366in" svg:x="3.9094in" svg:y="0.7575in" svg:viewBox="0 0 211 348" svg:d="M211 53c0-29-22-53-53-53-22 0-33 7-47 16-21 16-42 53-49 83-21 81-41 164-62 245 0 1 1 4 4 4s5 0 6-2c9-35 18-71 26-106 8 23 25 37 53 37 29 0 57-14 75-31 19-17 31-43 31-71s-15-47-29-57c23-13 45-38 45-65zM141 118c-5 1-9 2-18 2-5 0-13 0-17-1 1-5 14-3 18-3 9 0 12 0 17 2zM189 44c0 28-14 55-35 67-10-4-18-4-30-4-7 0-29-1-29 12 0 11 19 10 27 10 14 0 20-1 31-6 15 15 16 27 18 44 1 22-9 52-20 66-15 21-41 35-63 35-30 0-44-22-44-49 0-4 0-10 2-18 8-33 17-65 24-98 9-33 37-94 83-94 23 0 36 12 36 35z"><text:p/></draw:path><draw:path draw:style-name="gr3" draw:text-style-name="P6" svg:width="0.0508in" svg:height="0.0665in" svg:x="4.0539in" svg:y="0.7965in" svg:viewBox="0 0 130 170" svg:d="M54 42c0-15 0-28 0-42-18 1-36 3-54 4 0 5 0 8 0 12 28 0 30 3 30 21 0 34 0 70 0 104 0 17-5 17-30 17 0 5 0 8 0 12 15 0 33-1 44-1 15 0 34 0 50 1 0-4 0-7 0-12-4 0-6 0-9 0-29 0-29-4-29-17 0-20 0-40 0-60 0-38 16-72 45-72 2 0 4 0 5 0-1 0-9 4-9 15 0 10 8 17 16 17 7 0 17-6 17-18s-12-23-29-23c-28 0-42 25-47 42z"><text:p/></draw:path><draw:path draw:style-name="gr3" draw:text-style-name="P6" svg:width="0.0764in" svg:height="0.0685in" svg:x="4.1142in" svg:y="0.7965in" svg:viewBox="0 0 195 175" svg:d="M139 140c0 12 0 23 0 35 18-1 37-3 56-5 0-4 0-7 0-12-28 0-31-2-31-21 0-46 0-91 0-137-19 1-38 3-56 4 0 5 0 8 0 12 26 0 29 3 29 21 0 23 0 47 0 70 0 33-18 59-46 59-33 0-34-18-34-38 0-43 0-85 0-128-19 1-38 3-57 4 0 5 0 8 0 12 30 0 30 2 30 36 0 19 0 38 0 58 0 30 0 65 59 65 22 0 39-11 50-35z"><text:p/></draw:path><draw:path draw:style-name="gr3" draw:text-style-name="P6" svg:width="0.0335in" svg:height="0.1051in" svg:x="4.1992in" svg:y="0.7579in" svg:viewBox="0 0 86 268" svg:d="M55 0c-19 1-36 3-55 4 0 5 0 8 0 13 26 0 30 2 30 22 0 67 0 133 0 200 0 17-5 17-30 17 0 5 0 8 0 12 12 0 33-1 43-1 9 0 28 1 43 1 0-4 0-7 0-12-27 0-31 0-31-17 0-79 0-160 0-239z"><text:p/></draw:path><draw:path draw:style-name="gr3" draw:text-style-name="P6" svg:width="0.0587in" svg:height="0.0693in" svg:x="4.2402in" svg:y="0.7957in" svg:viewBox="0 0 150 177" svg:d="M33 76c2-58 35-68 48-68 40 0 43 53 43 68-31 0-60 0-91 0zM33 84c36 0 72 0 108 0 8 0 9 0 9-8 0-39-21-76-69-76-45 0-81 40-81 88 0 52 41 89 86 89 47 0 64-43 64-50 0-4-3-5-5-5-3 0-4 2-5 6-13 39-49 39-52 39-20 0-35-11-44-25-11-19-11-44-11-58z"><text:p/></draw:path><draw:path draw:style-name="gr3" draw:text-style-name="P6" svg:width="0.0394in" svg:height="0.1823in" svg:x="4.3106in" svg:y="0.7343in" svg:viewBox="0 0 101 464" svg:d="M101 232c0-55-10-132-60-198-4-4-29-34-37-34-1 0-4 1-4 4 0 1 1 3 2 4 19 21 44 51 60 113 10 35 13 75 13 111 0 39-3 78-14 117-15 54-38 84-58 106-3 4-2 4-3 5 0 3 3 4 4 4 7 0 28-24 32-29 40-47 65-116 65-203z"><text:p/></draw:path><draw:path draw:style-name="gr3" draw:text-style-name="P6" svg:width="0.1004in" svg:height="0.035in" svg:x="1.3764in" svg:y="1.0528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4in" svg:height="0.1071in" svg:x="1.5366in" svg:y="1.0043in" svg:viewBox="0 0 190 273" svg:d="M90 4c0-1 0-4-5-4-9 0-38 3-48 3-3 1-6 1-6 9 0 5 3 5 9 5 18 0 19 2 19 6-1 2-1 6-2 8-19 74-36 148-55 222-2 6-2 7-2 9 0 9 8 11 11 11 7 0 13-6 14-10 2-10 6-20 8-30 3-12 5-23 9-35 2-8 4-17 6-25 0-3 4-16 5-18 1-3 12-25 25-35 9-7 21-14 37-14 17 0 21 13 21 27 0 21-14 63-24 87-2 9-4 13-4 21 0 17 13 32 32 32 36 0 50-57 50-60 0-4-4-4-5-4-3 0-4 1-6 7-5 20-17 48-39 48-7 0-9-4-9-13s3-19 6-28c7-16 25-61 25-84 0-26-16-41-45-41-25 0-43 11-58 30 10-41 21-83 31-124z"><text:p/></draw:path><draw:path draw:style-name="gr3" draw:text-style-name="P6" svg:width="0.0394in" svg:height="0.1819in" svg:x="3.8583in" svg:y="0.9791in" svg:viewBox="0 0 101 463" svg:d="M101 460c0-1-1-2-2-4-18-18-44-50-60-113-9-35-13-75-13-111 0-101 25-173 72-223 3-4 2-4 3-5 0-4-3-4-5-4-6 0-27 23-31 30-40 46-65 115-65 202 0 55 10 132 61 198 3 5 28 33 35 33 2 0 5 0 5-3z"><text:p/></draw:path><draw:path draw:style-name="gr3" draw:text-style-name="P6" svg:width="0.0705in" svg:height="0.0996in" svg:x="3.9094in" svg:y="1.0429in" svg:viewBox="0 0 180 254" svg:d="M177 64c2-8 3-12 3-23 0-26-15-41-44-41-30 0-51 20-60 33-2-22-18-33-35-33-18 0-26 14-29 22-8 13-12 36-12 37 0 4 3 4 4 4 5 0 5 0 7-9 7-28 14-46 29-46 6 0 12 3 12 17 0 9-1 14-7 33-8 30-14 60-22 89-1 6-4 15-4 17 0 8 5 11 12 11 4 0 11-3 14-11 0-1 4-19 7-29 3-12 5-23 9-35 2-8 4-16 6-25 1-2 3-16 4-18 2-3 14-25 27-35 8-7 19-14 36-14s21 13 21 27c0 2 0 9-3 24-15 60-30 119-44 179-1 4-1 3-1 5 0 7 4 11 11 11 12 0 14-11 15-15 14-59 30-117 44-175z"><text:p/></draw:path><draw:path draw:style-name="gr3" draw:text-style-name="P6" svg:width="0.0508in" svg:height="0.0669in" svg:x="4.0409in" svg:y="1.0429in" svg:viewBox="0 0 130 171" svg:d="M54 42c0-15 0-28 0-42-18 1-36 2-54 3 0 5 0 8 0 12 26 0 30 4 30 22 0 35 0 70 0 104 0 17-5 17-30 17 0 5 0 8 0 13 14-2 33-2 44-2 15 0 33 0 48 2 0-5 0-8 0-13-2 0-5 0-7 0-29 0-30-4-30-18 0-20 0-40 0-60 0-37 17-72 46-72 2 0 3 0 5 1-2 0-9 4-9 14 0 11 7 17 16 17 7 0 17-5 17-17s-12-23-29-23c-28 0-43 25-47 42z"><text:p/></draw:path><draw:path draw:style-name="gr3" draw:text-style-name="P6" svg:width="0.0764in" svg:height="0.0685in" svg:x="4.1012in" svg:y="1.0429in" svg:viewBox="0 0 195 175" svg:d="M139 140c0 12 0 23 0 35 18-1 37-3 56-4 0-5 0-8 0-13-28 0-31-3-31-22 0-45 0-91 0-136-19 1-39 2-57 3 0 5 0 8 0 12 27 0 30 4 30 22 0 24 0 47 0 70 0 33-18 59-47 59-32 0-34-19-34-38 0-43 0-85 0-128-19 1-37 2-56 3 0 5 0 8 0 12 30 0 30 1 30 37 0 18 0 38 0 57 0 31 0 66 59 66 21 0 39-11 50-35z"><text:p/></draw:path><draw:path draw:style-name="gr3" draw:text-style-name="P6" svg:width="0.0335in" svg:height="0.1051in" svg:x="4.1858in" svg:y="1.0043in" svg:viewBox="0 0 86 268" svg:d="M56 0c-19 1-37 3-56 4 0 5 0 8 0 13 28 0 31 2 31 20 0 68 0 135 0 202 0 17-5 17-31 17 0 5 0 8 0 12 13-1 33-1 43-1 9 0 29 0 43 1 0-4 0-7 0-12-25 0-30 0-30-17 0-79 0-160 0-239z"><text:p/></draw:path><draw:path draw:style-name="gr3" draw:text-style-name="P6" svg:width="0.0587in" svg:height="0.0697in" svg:x="4.2272in" svg:y="1.0402in" svg:viewBox="0 0 150 178" svg:d="M33 76c2-57 34-67 47-67 41 0 44 53 44 67-31 0-60 0-91 0zM32 85c36 0 71 0 108 0 8 0 10 0 10-9 0-38-21-76-70-76-44 0-80 41-80 89 0 52 41 89 86 89 46 0 64-43 64-50 0-4-4-5-5-5-3 0-4 2-5 6-14 39-49 39-52 39-20 0-35-12-44-26-12-18-12-44-12-57z"><text:p/></draw:path><draw:path draw:style-name="gr3" draw:text-style-name="P6" svg:width="0.0394in" svg:height="0.1819in" svg:x="4.2976in" svg:y="0.9791in" svg:viewBox="0 0 101 463" svg:d="M101 232c0-55-10-133-60-198-5-4-29-34-37-34-1 0-4 1-4 4 0 1 1 3 2 4 19 19 44 51 60 113 8 35 13 75 13 111 0 39-5 78-14 116-15 55-38 85-58 106-3 5-3 5-3 6 0 3 3 3 4 3 7 0 28-23 32-29 40-46 65-116 65-202z"><text:p/></draw:path><draw:path draw:style-name="gr3" draw:text-style-name="P6" svg:width="0.1004in" svg:height="0.035in" svg:x="1.3764in" svg:y="1.281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398in" svg:height="0.102in" svg:x="1.5327in" svg:y="1.2366in" svg:viewBox="0 0 102 260" svg:d="M99 13c0-8-6-13-14-13-11 0-21 10-21 20 0 7 5 14 14 14s21-9 21-21zM69 158c5-11 5-11 9-22 2-7 4-13 4-21 0-16-12-30-31-30-37 0-51 56-51 59s3 3 4 3c5 0 5 0 7-6 10-37 25-49 38-49 4 0 10 0 10 14 0 7-2 15-4 19-3 10-20 55-26 72-5 10-9 23-9 31 0 17 13 32 32 32 36 0 50-57 50-60 0-4-3-4-4-4-5 0-5 1-7 6-6 26-20 49-39 49-7 0-9-4-9-13s2-15 11-39c5-13 10-27 15-41z"><text:p/></draw:path><draw:path draw:style-name="gr3" draw:text-style-name="P6" svg:width="0.072in" svg:height="0.1071in" svg:x="1.587in" svg:y="1.2311in" svg:viewBox="0 0 184 273" svg:d="M184 4c-1-1 0-4-5-4-6 0-43 3-49 4-3 0-6 3-6 8 0 4 4 5 10 5 18 0 19 2 19 6 0 2-1 6-1 8-8 31-16 60-23 91-7-14-19-24-35-24-47 0-94 56-94 113 0 37 21 62 52 62 7 0 26-2 49-30 3 17 17 30 35 30 15 0 23-9 29-22 7-13 8-25 12-38 0-4-3-4-4-4-5 0-5 2-6 7-6 25-14 48-29 48-10 0-13-10-13-18 0-9 1-12 4-18 18-75 36-149 55-224zM103 222c-2 7-2 8-7 15-17 20-33 27-44 27-19 0-25-21-25-36 0-20 13-67 21-85 13-23 30-37 46-37 25 0 30 32 30 34s-1 4-1 6c-6 26-13 51-20 76z"><text:p/></draw:path><draw:path draw:style-name="gr3" draw:text-style-name="P6" svg:width="0.0728in" svg:height="0.0728in" svg:x="1.6618in" svg:y="1.2866in" svg:viewBox="0 0 186 186" svg:d="M68 100c4 0 7 0 10 0 13 21 27 42 40 63 3 4 10 15 13 20 1 3 2 3 9 3 12 0 25 0 37 0 5 0 9 0 9-6 0-2-2-3-4-4-10-2-24-20-30-29-2-3-16-21-34-49 24-5 47-16 47-47 0-38-40-51-71-51-29 0-57 0-85 0-5 0-9 0-9 5s4 5 7 5c15 0 17 1 17 15 0 45 0 90 0 136 0 13-2 15-17 15-3 0-7 0-7 4 0 6 4 6 9 6 24 0 49 0 73 0 6 0 10 0 10-6 0-4-5-4-7-4-16 0-17-2-17-15 0-20 0-41 0-61zM120 87c8-10 9-24 9-36 0-13-2-27-11-39 12 3 38 11 38 39 0 17-7 31-36 36zM68 24c0-5 0-14 17-14 23 0 34 9 34 41 0 35-8 40-51 40 0-22 0-45 0-67zM31 176c2-4 2-12 2-15 0-46 0-92 0-137 0-2 0-10-2-14 10 0 21 0 31 0-4 4-4 10-4 13 0 46 0 91 0 138 0 3 0 11 3 15-10 0-20 0-30 0zM89 100c1 0 2 0 5 0 4 0 9-1 14-1 4 7 33 55 56 77-9 0-18 0-26 0-17-25-32-51-49-76z"><text:p/></draw:path><draw:path draw:style-name="gr3" draw:text-style-name="P6" svg:width="0.1043in" svg:height="0.0559in" svg:x="1.7449in" svg:y="1.3047in" svg:viewBox="0 0 266 143" svg:d="M229 78c-34 25-26 41-39 61 0 4 2 4 6 4 5 0 6 0 7-4 2-7 6-25 20-40 16-17 30-20 41-24 1 0 2-2 2-3 0-3-1-4-4-5-40-12-53-39-59-64-1-3-4-3-7-3-5 0-6 0-6 4 6 13 2 19 16 38 6 9 14 16 23 23-73 0-145 0-218 0-4 0-11 0-11 7 0 6 7 6 11 6 73 0 145 0 218 0z"><text:p/></draw:path><draw:path draw:style-name="gr3" draw:text-style-name="P6" svg:width="0.0728in" svg:height="0.0728in" svg:x="1.8602in" svg:y="1.2866in" svg:viewBox="0 0 186 186" svg:d="M68 100c3 0 6 0 9 0 13 21 27 42 41 63 3 4 10 15 12 20 2 3 3 3 9 3 12 0 25 0 37 0 5 0 10 0 10-6 0-2-2-3-5-4-9-2-23-20-29-29-2-3-16-21-34-49 24-5 47-16 47-47 0-38-40-51-72-51-28 0-56 0-84 0-6 0-9 0-9 5s4 5 7 5c15 0 16 1 16 15 0 45 0 90 0 136 0 13-1 15-16 15-3 0-7 0-7 4 0 6 3 6 9 6 24 0 49 0 73 0 6 0 9 0 9-6 0-4-4-4-6-4-16 0-17-2-17-15 0-20 0-41 0-61zM120 87c8-10 9-24 9-36 0-13-3-27-11-39 11 3 38 11 38 39 0 17-9 31-36 36zM68 24c0-5 0-14 17-14 23 0 34 9 34 41 0 35-9 40-51 40 0-22 0-45 0-67zM31 176c2-4 2-12 2-15 0-46 0-92 0-137 0-2 0-10-2-14 10 0 21 0 31 0-4 4-4 10-4 13 0 46 0 91 0 138 0 3 0 11 2 15-9 0-19 0-29 0zM88 100c2 0 3 0 5 0 5 0 10-1 15-1 4 7 33 55 56 77-9 0-18 0-27 0-16-25-33-51-49-76z"><text:p/></draw:path><draw:path draw:style-name="gr3" draw:text-style-name="P6" svg:width="0.0346in" svg:height="0.152in" svg:x="1.9579in" svg:y="1.2224in" svg:viewBox="0 0 89 387" svg:d="M89 383c0-1 0-1-7-8-48-49-60-122-60-181 0-68 14-135 63-183 4-4 4-5 4-7 0-3-1-4-3-4-5 0-40 26-62 76-20 43-24 86-24 118 0 29 3 77 25 121 23 47 56 72 61 72 2 0 3-1 3-4z"><text:p/></draw:path><draw:path draw:style-name="gr3" draw:text-style-name="P6" svg:width="0.074in" svg:height="0.1071in" svg:x="2.0102in" svg:y="1.2311in" svg:viewBox="0 0 189 273" svg:d="M89 4c-1-1 0-4-4-4-9 0-38 3-48 4-3 0-7 0-7 8 0 4 3 5 10 5 18 0 18 2 18 6 0 2-1 6-1 8-19 74-37 148-56 222-1 5-1 7-1 9 0 9 8 11 11 11 7 0 12-5 14-10 2-10 6-20 8-30 2-12 6-23 8-35 3-8 5-16 6-25 1-2 5-16 5-18 1-3 13-25 26-35 9-7 21-14 38-14 16 0 20 13 20 27 0 21-14 63-24 87-3 9-4 13-4 21 0 17 13 32 31 32 36 0 50-57 50-60 0-4-3-4-4-4-3 0-4 1-6 7-5 21-18 48-39 48-7 0-9-3-9-13 0-9 3-19 6-27 7-17 24-62 24-85 0-26-16-41-44-41-25 0-43 12-58 30 10-41 20-83 30-124z"><text:p/></draw:path><draw:path draw:style-name="gr3" draw:text-style-name="P6" svg:width="0.035in" svg:height="0.152in" svg:x="2.0984in" svg:y="1.2224in" svg:viewBox="0 0 90 387" svg:d="M90 194c0-30-4-77-26-121-23-48-56-73-60-73-3 0-4 2-4 4s0 3 8 9c37 39 59 100 59 181 0 66-14 134-61 182-6 6-6 6-6 7 0 2 1 4 4 4 4 0 39-26 61-76 20-42 25-84 25-117z"><text:p/></draw:path></draw:g></text:p>
        </text:list-item>
        <text:list-item>
          <text:p text:style-name="P34"><text:span text:style-name="T31"><draw:g text:anchor-type="as-char" svg:y="-0.1075in" draw:z-index="114" draw:name="Shape129" draw:style-name="gr1"><svg:title>TexMaths</svg:title><svg:desc>11§display§f \circ g = id_{\R \to \R}§svg§600§FALSE§</svg:desc><draw:path draw:style-name="gr2" draw:text-style-name="P5" svg:width="0.9043in" svg:height="0.1217in" svg:x="-0.0004in" svg:y="0.0075in" svg:viewBox="0 0 2298 310" svg:d="M0 0c766 0 1532 0 2298 0 0 103 0 207 0 310-766 0-1532 0-2298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6" svg:width="0.0591in" svg:height="0.0591in" svg:x="0.1248in" svg:y="0.0402in" svg:viewBox="0 0 151 151" svg:d="M151 76c0-42-34-76-75-76-42 0-76 35-76 76s34 75 76 75c41 0 75-34 75-75zM76 134c-34 0-61-26-61-58 0-33 28-59 61-59 32 0 59 25 59 59 0 33-27 58-59 58z"><text:p/></draw:path><draw:path draw:style-name="gr3" draw:text-style-name="P6" svg:width="0.0693in" svg:height="0.0976in" svg:x="0.2287in" svg:y="0.0402in" svg:viewBox="0 0 177 249" svg:d="M176 25c1-2 1-4 1-6 0-7-4-11-11-11-3 0-14 3-15 16-8-14-21-24-37-24-44 0-92 54-92 110 0 37 24 61 52 61 23 0 40-18 45-22-8 33-8 32-12 49-2 4-16 42-56 42-8 0-20 0-31-3 11-4 15-14 15-20 0-7-4-15-14-15-9 0-21 8-21 24 0 15 14 23 52 23 48 0 76-30 81-53 14-56 29-113 43-171zM127 121c-4 10-13 20-20 28-9 6-21 13-32 13-19 0-25-20-25-36 0-18 11-63 22-83 9-19 27-34 42-34 27 0 31 31 31 33s0 4-1 5c-5 25-12 49-17 74z"><text:p/></draw:path><draw:path draw:style-name="gr3" draw:text-style-name="P6" svg:width="0.1012in" svg:height="0.0354in" svg:x="0.3555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394in" svg:height="0.1016in" svg:x="0.5118in" svg:y="0.0075in" svg:viewBox="0 0 101 259" svg:d="M98 14c0-7-6-14-14-14-10 0-21 11-21 21 0 8 5 14 15 14 9 0 20-9 20-21zM68 160c6-11 6-13 9-23 3-7 6-13 6-20 0-18-13-32-32-32-37 0-51 56-51 59 0 5 3 5 4 5 4 0 5-2 6-8 11-36 26-47 40-47 3 0 9 0 9 12 0 7-3 16-4 19-3 10-21 54-26 71-5 10-9 23-9 31 0 18 12 32 31 32 36 0 50-57 50-60s-3-3-4-3c-3 0-3 1-6 6-6 25-19 48-39 48-7 0-9-4-9-12 0-10 2-16 11-39 4-13 10-26 14-39z"><text:p/></draw:path><draw:path draw:style-name="gr3" draw:text-style-name="P6" svg:width="0.0724in" svg:height="0.1063in" svg:x="0.5654in" svg:y="0.002in" svg:viewBox="0 0 185 271" svg:d="M185 4c0-1 0-4-6-4-5 0-41 3-48 4-3 0-6 3-6 7 0 6 4 6 9 6 19 0 20 2 20 6 0 2-1 6-1 8-8 30-15 60-23 91-8-14-19-25-36-25-46 0-94 57-94 112 0 36 22 62 52 62 7 0 27-1 50-29 4 15 17 29 36 29 13 0 22-9 28-21 7-15 11-38 11-39 0-3-3-3-4-3-4 0-5 1-6 7-6 25-13 47-28 47-11 0-12-10-12-18 0-9 1-12 2-18 18-74 37-148 56-222zM105 220c-3 8-3 8-8 14-18 22-33 28-44 28-20 0-25-21-25-36 0-19 13-65 22-83 12-23 28-37 45-37 24 0 29 31 29 34 0 2 0 4-1 6-6 25-12 50-18 74z"><text:p/></draw:path><draw:path draw:style-name="gr3" draw:text-style-name="P6" svg:width="0.0728in" svg:height="0.072in" svg:x="0.6406in" svg:y="0.0575in" svg:viewBox="0 0 186 184" svg:d="M68 100c4 0 7 0 10 0 13 21 28 42 41 63 2 4 9 13 12 17 2 4 3 4 9 4 12 0 25 0 37 0 6 0 9 0 9-6 0-2-1-3-3-3-11-2-25-20-31-29-1-2-16-21-33-49 24-5 47-15 47-46 0-39-39-51-71-51-29 0-56 0-85 0-6 0-10 0-10 4 0 5 6 5 8 5 15 0 16 2 16 15 0 45 0 90 0 135 0 14-1 16-16 16-2 0-8 0-8 3 0 6 4 6 10 6 24 0 49 0 74 0 4 0 8 0 8-6 0-3-4-3-7-3-16 0-17-2-17-16 0-19 0-39 0-59zM121 87c8-10 8-24 8-36 0-14-1-28-10-39 11 2 37 11 37 39 0 16-7 30-35 36zM68 23c0-5 0-14 17-14 23 0 35 10 35 42 0 34-9 39-52 39 0-23 0-45 0-67zM32 175c2-5 2-12 2-14 0-47 0-92 0-137 0-3 0-10-2-15 10 0 21 0 31 0-4 4-4 10-4 14 0 45 0 91 0 138 0 2 0 9 3 14-10 0-20 0-30 0zM89 100c2-1 3-1 6-1 4 0 10 0 14-1 3 6 33 55 55 77-9 0-18 0-26 0-17-25-32-51-49-75z"><text:p/></draw:path><draw:path draw:style-name="gr3" draw:text-style-name="P6" svg:width="0.1043in" svg:height="0.0555in" svg:x="0.724in" svg:y="0.0756in" svg:viewBox="0 0 266 142" svg:d="M228 77c-34 25-26 40-39 61 0 4 4 4 7 4 4 0 5 0 6-4 3-7 7-25 21-40 16-17 29-20 40-23 2-1 3-2 3-5 0-2-2-3-5-4-39-12-53-40-59-63-1-3-3-3-6-3s-7 0-7 3c0 1 4 19 17 38 5 9 13 16 22 23-73 0-144 0-217 0-4 0-11 0-11 6 0 7 7 7 11 7 73 0 144 0 217 0z"><text:p/></draw:path><draw:path draw:style-name="gr3" draw:text-style-name="P6" svg:width="0.0728in" svg:height="0.072in" svg:x="0.839in" svg:y="0.0575in" svg:viewBox="0 0 186 184" svg:d="M68 100c4 0 7 0 10 0 13 21 28 42 41 63 2 4 9 13 12 17 2 4 2 4 9 4 12 0 25 0 37 0 5 0 9 0 9-6 0-2-1-3-4-3-10-2-24-20-30-29-1-2-16-21-33-49 24-5 47-15 47-46 0-39-39-51-71-51-29 0-58 0-86 0-5 0-9 0-9 4 0 5 6 5 8 5 15 0 16 2 16 15 0 45 0 90 0 135 0 14-1 16-16 16-2 0-8 0-8 3 0 6 4 6 9 6 25 0 49 0 75 0 4 0 8 0 8-6 0-3-4-3-7-3-16 0-17-2-17-16 0-19 0-39 0-59zM120 87c8-10 9-24 9-36 0-14-1-28-10-39 11 2 37 11 37 39 0 16-7 30-36 36zM68 23c0-5 0-14 17-14 23 0 34 10 34 42 0 34-8 39-51 39 0-23 0-45 0-67zM32 175c2-5 2-12 2-14 0-47 0-92 0-137 0-3 0-10-2-15 10 0 21 0 31 0-5 4-5 10-5 14 0 45 0 91 0 138 0 2 0 9 3 14-10 0-19 0-29 0zM89 100c2-1 3-1 6-1s10 0 13-1c4 6 34 55 56 77-9 0-18 0-26 0-17-25-32-51-49-75z"><text:p/></draw:path></draw:g></text:span><text:span text:style-name="T31">: </text:span></text:p>
          <text:p text:style-name="P35"><draw:g text:anchor-type="as-char" svg:y="-0.6874in" draw:z-index="120" draw:name="Shape130" draw:style-name="gr1"><svg:title>TexMaths</svg:title><svg:desc>11§latex§\begin{alignat*}{9}
  (f \circ g)(h) = g(f(h)) &amp;= f(\lambda g \in \R. h(x + 1)) &amp;&amp;\quad \open \beta \rule \close \\
  &amp;= \lambda y \in \R. (\lambda x \in \R. h(x + 1))(y - 1) &amp;&amp;\quad \open \beta \rule \close \\
  &amp;=\lambda y \in \R. (\lambda x \in \R. h(x))(x) &amp;&amp;\quad \open \alpha \rule \close \\
  &amp;=\lambda y \in \R. h(y) &amp;&amp;\quad \open \beta \rule \close \\
  &amp;= h &amp;&amp;\quad \open \eta \rule \close \\
  &amp;= id_{\R \to \R}(h)
\end{alignat}§svg§600§FALSE§</svg:desc><draw:path draw:style-name="gr2" draw:text-style-name="P5" svg:width="4.3465in" svg:height="1.3594in" svg:x="0.0276in" svg:y="0.0075in" svg:viewBox="0 0 11041 3454" svg:d="M5521 3454c-1840 0-3681 0-5521 0 0-1152 0-2302 0-3454 3681 0 7360 0 11041 0 0 1152 0 2302 0 3454-1841 0-3681 0-5520 0z"><text:p/></draw:path><draw:path draw:style-name="gr3" draw:text-style-name="P6" svg:width="0.035in" svg:height="0.152in" svg:x="0in" svg:y="0.0146in" svg:viewBox="0 0 90 387" svg:d="M90 383c0-1 0-2-6-8-49-49-62-122-62-181 0-68 15-135 63-183 5-4 5-5 5-7 0-3-2-4-4-4-4 0-39 26-62 76-20 43-24 86-24 118 0 29 4 77 25 121 23 47 57 72 61 72 2 0 4-1 4-4z"><text:p/></draw:path><draw:path draw:style-name="gr3" draw:text-style-name="P6" svg:width="0.0752in" svg:height="0.1382in" svg:x="0.0524in" svg:y="0.022in" svg:viewBox="0 0 192 352" svg:d="M121 118c11 0 22 0 33 0 8 0 12 0 12-8 0-4-4-4-11-4-11 0-21 0-32 0 2-15 6-30 8-44 2-8 8-36 10-40 3-8 10-13 17-13 3 0 13 0 20 6-17 3-21 16-21 21 0 9 7 15 15 15 10 0 20-9 20-25 0-17-17-26-34-26-13 0-37 8-48 45-2 9-3 12-13 61-9 0-18 0-27 0-7 0-12 0-12 7 0 5 4 5 11 5 9 0 17 0 26 0-10 50-19 102-29 153-7 37-13 72-34 72-1 0-11 0-18-6 18-2 21-16 21-21 0-9-6-13-14-13-10 0-21 7-21 23 0 17 16 26 32 26 22 0 37-23 44-37 12-25 21-72 22-74 8-41 15-83 23-123z"><text:p/></draw:path><draw:path draw:style-name="gr3" draw:text-style-name="P6" svg:width="0.0591in" svg:height="0.0587in" svg:x="0.1772in" svg:y="0.0614in" svg:viewBox="0 0 151 150" svg:d="M151 75c0-42-34-75-75-75-42 0-76 34-76 75 0 40 34 75 76 75 41 0 75-33 75-75zM76 134c-34 0-61-27-61-59 0-33 28-60 61-60 32 0 59 27 59 60s-27 59-59 59z"><text:p/></draw:path><draw:path draw:style-name="gr3" draw:text-style-name="P6" svg:width="0.0693in" svg:height="0.098in" svg:x="0.2811in" svg:y="0.0634in" svg:viewBox="0 0 177 250" svg:d="M176 24c1-2 1-3 1-6 0-7-4-10-11-10-3 0-14 2-15 16-8-14-21-24-37-24-44 0-92 54-92 109 0 38 24 62 52 62 23 0 40-19 45-22-8 34-8 34-12 50-3 3-16 42-56 42-8 0-20 0-31-3 11-4 15-15 15-21s-4-13-14-13c-9 0-21 6-21 23 0 15 14 23 52 23 48 0 76-30 81-54 14-57 29-115 43-172zM127 121c-4 10-13 20-20 28-9 6-21 13-32 13-19 0-26-20-26-35 0-19 12-64 23-84 9-20 27-35 42-35 27 0 31 32 31 34 0 1 0 3-1 5-5 25-12 50-17 74z"><text:p/></draw:path><draw:path draw:style-name="gr3" draw:text-style-name="P6" svg:width="0.0346in" svg:height="0.152in" svg:x="0.3654in" svg:y="0.0146in" svg:viewBox="0 0 89 387" svg:d="M89 194c0-30-3-77-25-121-23-48-56-73-61-73-2 0-3 2-3 4s0 3 8 9c37 39 59 100 59 181 0 66-14 134-62 182-5 5-5 6-5 7 0 2 1 4 3 4 5 0 40-26 62-76 20-42 24-84 24-117z"><text:p/></draw:path><draw:path draw:style-name="gr3" draw:text-style-name="P6" svg:width="0.035in" svg:height="0.152in" svg:x="0.4311in" svg:y="0.0146in" svg:viewBox="0 0 90 387" svg:d="M90 383c0-1 0-2-6-8-49-49-61-122-61-181 0-68 14-135 62-183 5-4 5-5 5-7 0-3-2-4-4-4-4 0-39 26-61 76-20 43-25 86-25 118 0 29 4 77 26 121 23 47 56 72 60 72 2 0 4-1 4-4z"><text:p/></draw:path><draw:path draw:style-name="gr3" draw:text-style-name="P6" svg:width="0.074in" svg:height="0.1071in" svg:x="0.4839in" svg:y="0.0232in" svg:viewBox="0 0 189 273" svg:d="M89 4c-1-1 0-4-4-4-10 0-38 3-48 4-3 0-7 0-7 8 0 4 3 4 8 4 19 0 20 3 20 7 0 2-1 6-1 8-19 73-37 148-56 222-1 5-1 7-1 9 0 9 8 11 11 11 5 0 12-5 14-10 2-10 5-20 7-30 3-12 5-23 9-35 2-8 4-16 6-25 1-2 5-16 5-18 1-3 13-25 26-35 9-7 21-14 37-14 17 0 21 13 21 27 0 21-15 63-24 87-3 9-5 13-5 21 0 17 14 32 32 32 36 0 50-57 50-60 0-4-3-4-4-4-5 0-5 1-6 7-6 21-18 48-39 48-7 0-10-3-10-13 0-9 4-19 7-28 6-16 24-61 24-84 0-26-16-41-44-41-25 0-43 11-58 30 10-41 20-83 30-124z"><text:p/></draw:path><draw:path draw:style-name="gr3" draw:text-style-name="P6" svg:width="0.0346in" svg:height="0.152in" svg:x="0.5717in" svg:y="0.0146in" svg:viewBox="0 0 89 387" svg:d="M89 194c0-30-4-77-25-121-23-48-56-73-61-73-2 0-3 2-3 4s0 3 7 9c38 39 60 100 60 181 0 66-14 134-63 182-4 5-4 6-4 7 0 2 1 4 3 4 5 0 39-26 62-76 20-42 24-84 24-117z"><text:p/></draw:path><draw:path draw:style-name="gr3" draw:text-style-name="P6" svg:width="0.1004in" svg:height="0.035in" svg:x="0.6728in" svg:y="0.073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697in" svg:height="0.098in" svg:x="0.8272in" svg:y="0.0634in" svg:viewBox="0 0 178 250" svg:d="M176 24c1-2 2-3 2-6 0-7-5-10-12-10-3 0-14 2-15 16-7-14-21-24-37-24-44 0-91 54-91 109 0 38 23 62 51 62 23 0 41-19 45-22-8 34-8 34-12 50-3 3-15 42-56 42-7 0-20 0-31-3 12-4 16-15 16-21s-4-13-15-13c-9 0-21 6-21 23 0 15 14 23 52 23 48 0 76-30 81-54 14-57 29-115 43-172zM127 121c-3 10-12 20-20 28-9 6-20 13-32 13-19 0-24-20-24-35 0-19 11-64 21-84 11-20 27-35 44-35 25 0 30 32 30 34 0 1-1 3-1 5-6 25-12 50-18 74z"><text:p/></draw:path><draw:path draw:style-name="gr3" draw:text-style-name="P6" svg:width="0.035in" svg:height="0.152in" svg:x="0.9181in" svg:y="0.0146in" svg:viewBox="0 0 90 387" svg:d="M90 383c0-1 0-2-6-8-49-49-62-122-62-181 0-68 15-135 63-183 5-4 5-5 5-7 0-3-2-4-4-4-5 0-39 26-62 76-20 43-24 86-24 118 0 29 4 77 25 121 23 47 56 72 61 72 2 0 4-1 4-4z"><text:p/></draw:path><draw:path draw:style-name="gr3" draw:text-style-name="P6" svg:width="0.076in" svg:height="0.1382in" svg:x="0.9701in" svg:y="0.022in" svg:viewBox="0 0 194 352" svg:d="M122 118c11 0 22 0 33 0 8 0 12 0 12-8 0-4-4-4-11-4-11 0-21 0-32 0 2-15 6-30 8-44 2-8 8-36 10-40 3-8 10-13 18-13 2 0 12 0 18 6-16 3-20 16-20 21 0 9 7 15 15 15 10 0 21-9 21-25 0-17-18-26-34-26-14 0-38 8-49 45-2 9-4 12-13 61-9 0-18 0-26 0s-13 0-13 7c0 5 4 5 11 5 9 0 17 0 26 0-10 50-19 102-29 153-6 37-13 72-34 72-1 0-11 0-19-6 19-2 22-16 22-21 0-9-7-13-14-13-10 0-22 7-22 23 0 17 18 26 33 26 22 0 37-23 44-37 12-25 21-72 22-74 8-41 15-83 23-123z"><text:p/></draw:path><draw:path draw:style-name="gr3" draw:text-style-name="P6" svg:width="0.0346in" svg:height="0.152in" svg:x="1.0685in" svg:y="0.0146in" svg:viewBox="0 0 89 387" svg:d="M89 383c0-1 0-2-6-8-49-49-61-122-61-181 0-68 14-135 62-183 5-4 5-5 5-7 0-3-1-4-3-4-5 0-40 26-62 76-20 43-24 86-24 118 0 29 3 77 25 121 23 47 56 72 61 72 2 0 3-1 3-4z"><text:p/></draw:path><draw:path draw:style-name="gr3" draw:text-style-name="P6" svg:width="0.074in" svg:height="0.1071in" svg:x="1.1209in" svg:y="0.0232in" svg:viewBox="0 0 189 273" svg:d="M89 4c-1-1 0-4-4-4-9 0-38 3-48 4-3 0-7 0-7 8 0 4 3 4 10 4 17 0 18 3 18 7 0 2-1 6-1 8-18 73-37 148-56 222-1 5-1 7-1 9 0 9 8 11 11 11 7 0 12-5 14-10 3-10 6-20 8-30 2-12 6-23 8-35 2-8 5-16 6-25 1-2 5-16 5-18 1-3 13-25 26-35 9-7 21-14 38-14 16 0 20 13 20 27 0 21-15 63-24 87-3 9-5 13-5 21 0 17 14 32 32 32 36 0 50-57 50-60 0-4-3-4-4-4-3 0-3 1-6 7-5 21-18 48-39 48-7 0-9-3-9-13 0-9 3-19 7-28 5-16 23-61 23-84 0-26-16-41-44-41-25 0-43 11-58 30 10-41 20-83 30-124z"><text:p/></draw:path><draw:path draw:style-name="gr3" draw:text-style-name="P6" svg:width="0.0346in" svg:height="0.152in" svg:x="1.2087in" svg:y="0.0146in" svg:viewBox="0 0 89 387" svg:d="M89 194c0-30-3-77-25-121-23-48-56-73-61-73-2 0-3 2-3 4s0 3 8 9c37 39 59 100 59 181 0 66-14 134-63 182-4 5-4 6-4 7 0 2 1 4 3 4 5 0 40-26 62-76 20-42 24-84 24-117z"><text:p/></draw:path><draw:path draw:style-name="gr3" draw:text-style-name="P6" svg:width="0.0346in" svg:height="0.152in" svg:x="1.2681in" svg:y="0.0146in" svg:viewBox="0 0 89 387" svg:d="M89 194c0-30-4-77-25-121-23-48-56-73-61-73-2 0-3 2-3 4s0 3 7 9c38 39 60 100 60 181 0 66-14 134-63 182-4 5-4 6-4 7 0 2 1 4 3 4 5 0 39-26 62-76 20-42 24-84 24-117z"><text:p/></draw:path><draw:path draw:style-name="gr3" draw:text-style-name="P6" svg:width="0.1004in" svg:height="0.035in" svg:x="1.3693in" svg:y="0.0732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6in" svg:height="0.1382in" svg:x="1.5291in" svg:y="0.022in" svg:viewBox="0 0 194 352" svg:d="M122 118c11 0 22 0 33 0 8 0 12 0 12-8 0-4-4-4-11-4-11 0-21 0-32 0 3-15 6-30 8-44 2-8 8-36 10-40 3-8 10-13 18-13 2 0 12 0 18 6-16 3-21 16-21 21 0 9 8 15 15 15 11 0 22-9 22-25 0-17-18-26-34-26-14 0-38 8-49 45-3 9-4 12-13 61-9 0-18 0-26 0s-13 0-13 7c0 5 4 5 11 5 9 0 17 0 26 0-10 50-19 102-29 153-6 37-13 72-34 72-1 0-11 0-19-6 19-2 22-16 22-21 0-9-7-13-14-13-10 0-22 7-22 23 0 17 18 26 33 26 22 0 37-23 44-37 12-25 21-72 22-74 8-41 15-83 23-123z"><text:p/></draw:path><draw:path draw:style-name="gr3" draw:text-style-name="P6" svg:width="0.035in" svg:height="0.152in" svg:x="1.6272in" svg:y="0.0146in" svg:viewBox="0 0 90 387" svg:d="M90 383c0-1 0-2-6-8-49-49-61-122-61-181 0-68 14-135 62-183 5-4 5-5 5-7 0-3-1-4-4-4s-39 26-61 76c-20 43-25 86-25 118 0 29 4 77 26 121 23 47 57 72 60 72s4-1 4-4z"><text:p/></draw:path><draw:path draw:style-name="gr3" draw:text-style-name="P6" svg:width="0.0748in" svg:height="0.1071in" svg:x="1.6795in" svg:y="0.0232in" svg:viewBox="0 0 191 273" svg:d="M118 155c15 41 34 100 40 109s10 9 20 9c4 0 6 0 9 0 4-1 4-4 4-5s-1-1-2-3c-3-4-5-10-9-18-26-73-52-146-79-220-8-22-28-27-46-27-2 0-8 0-8 4s2 3 4 4c13 3 15 5 25 32 12 35 25 69 37 104-35 35-71 70-106 106-5 5-7 7-7 12 0 6 4 11 11 11 6 0 10-3 13-8 31-36 63-74 94-110z"><text:p/></draw:path><draw:path draw:style-name="gr3" draw:text-style-name="P6" svg:width="0.0693in" svg:height="0.098in" svg:x="1.7626in" svg:y="0.0634in" svg:viewBox="0 0 177 250" svg:d="M176 24c0-2 1-3 1-6 0-7-4-10-11-10-4 0-14 2-16 16-7-14-20-24-36-24-44 0-92 54-92 109 0 38 23 62 52 62 22 0 40-19 44-22h1c-9 34-9 34-13 50-2 3-15 42-55 42-8 0-21 0-31-3 11-4 15-15 15-21s-4-13-14-13c-9 0-21 6-21 23 0 15 14 23 51 23 48 0 77-30 82-54 14-57 29-115 43-172zM125 121c-2 10-11 20-19 28-8 6-20 13-31 13-20 0-26-20-26-35 0-19 11-64 22-84 10-20 27-35 43-35 26 0 31 32 31 34 0 1-1 3-1 5-7 25-12 50-19 74z"><text:p/></draw:path><draw:path draw:style-name="gr3" draw:text-style-name="P6" svg:width="0.076in" svg:height="0.0878in" svg:x="1.8929in" svg:y="0.0469in" svg:viewBox="0 0 194 224" svg:d="M180 120c7 0 14 0 14-8s-7-7-14-7c-55 0-108 0-163 0 4-52 48-90 103-90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39in" svg:height="0.1039in" svg:x="2.0268in" svg:y="0.0256in" svg:viewBox="0 0 265 265" svg:d="M97 144c4 0 10 0 14 0 20 30 39 60 58 89 4 7 14 21 17 28 3 4 4 4 13 4 18 0 36 0 54 0 7 0 12 0 12-6 0-4-2-7-5-7-15-3-33-29-43-42-3-3-22-28-48-70 34-7 67-21 67-67 0-54-57-73-102-73-40 0-80 0-121 0-8 0-13 0-13 8 0 6 7 6 10 6 22 0 24 2 24 22 0 65 0 129 0 194 0 19-2 22-24 22-3 0-10 0-10 7 0 6 5 6 13 6 35 0 71 0 106 0 6 0 13 0 13-6 0-7-7-7-11-7-22 0-24-3-24-22 0-29 0-57 0-86zM172 124c11-14 12-34 12-51 0-19-3-39-15-55 16 4 54 15 54 55 0 25-12 45-51 51zM97 34c0-8 0-20 24-20 33 0 49 14 49 59 0 50-12 57-73 57 0-32 0-64 0-96zM44 252c3-8 3-19 3-22 0-65 0-130 0-195 0-4 0-14-3-21 15 0 30 0 45 0-5 6-5 14-5 19 0 66 0 131 0 197 0 4 0 14 3 22-14 0-29 0-43 0zM126 144c4-1 5-1 8-1 6 0 15-1 20-2 7 10 47 78 80 111-12 0-25 0-37 0-23-36-47-72-71-108z"><text:p/></draw:path><draw:path draw:style-name="gr3" draw:text-style-name="P6" svg:width="0.0157in" svg:height="0.0157in" svg:x="2.1472in" svg:y="0.1138in" svg:viewBox="0 0 41 41" svg:d="M41 20c0-11-9-20-20-20s-21 9-21 20 10 21 21 21 20-10 20-21z"><text:p/></draw:path><draw:path draw:style-name="gr3" draw:text-style-name="P6" svg:width="0.074in" svg:height="0.1071in" svg:x="2.1843in" svg:y="0.0232in" svg:viewBox="0 0 189 273" svg:d="M89 4c-1-1 0-4-4-4-9 0-38 3-48 4-3 0-7 0-7 8 0 4 3 4 10 4 18 0 18 3 18 7 0 2-1 6-1 8-19 73-37 148-56 222-1 5-1 7-1 9 0 9 8 11 11 11 7 0 12-5 14-10 2-10 6-20 8-30 2-12 5-23 8-35 3-8 5-16 6-25 1-2 5-16 5-18 1-3 13-25 26-35 9-7 21-14 37-14 17 0 21 13 21 27 0 21-14 63-24 87-3 9-4 13-4 21 0 17 13 32 31 32 36 0 50-57 50-60 0-4-3-4-4-4-4 0-4 1-6 7-5 21-18 48-39 48-7 0-9-3-9-13 0-9 3-19 6-28 7-16 24-61 24-84 0-26-16-41-44-41-25 0-43 11-58 30 10-41 20-83 30-124z"><text:p/></draw:path><draw:path draw:style-name="gr3" draw:text-style-name="P6" svg:width="0.0346in" svg:height="0.152in" svg:x="2.2787in" svg:y="0.0146in" svg:viewBox="0 0 89 387" svg:d="M89 383c0-1 0-2-7-8-48-49-60-122-60-181 0-68 15-135 63-183 4-4 4-5 4-7 0-3-1-4-3-4-5 0-39 26-62 76-20 43-24 86-24 118 0 29 4 77 25 121 23 47 56 72 61 72 2 0 3-1 3-4z"><text:p/></draw:path><draw:path draw:style-name="gr3" draw:text-style-name="P6" svg:width="0.0756in" svg:height="0.0685in" svg:x="2.3272in" svg:y="0.0634in" svg:viewBox="0 0 193 175" svg:d="M118 54c2-10 11-46 38-46 2 0 11 0 19 5-10 2-18 11-18 21 0 6 4 13 15 13 8 0 21-6 21-22 0-20-24-25-37-25-22 0-36 20-41 29-9-26-29-29-41-29-40 0-62 50-62 59 0 4 3 4 5 4 3 0 4 0 5-5 12-40 39-50 52-50 6 0 21 3 21 26 0 12-7 38-21 91-7 25-20 41-38 41-2 0-11 0-18-5 8-1 17-10 17-21 0-10-9-13-14-13-11 0-21 9-21 23 0 17 19 25 36 25 26 0 40-28 41-30 4 15 19 30 42 30 39 0 61-51 61-59 0-5-3-5-4-5-3 0-4 2-5 5-13 41-39 50-52 50-14 0-21-12-21-25 0-9 2-18 7-34 4-18 8-35 13-53z"><text:p/></draw:path><draw:path draw:style-name="gr3" draw:text-style-name="P6" svg:width="0.1008in" svg:height="0.1008in" svg:x="2.452in" svg:y="0.0402in" svg:viewBox="0 0 257 257" svg:d="M136 136c37 0 72 0 108 0 6 0 13 0 13-7 0-8-7-8-13-8-36 0-71 0-108 0 0-36 0-71 0-108 0-5 0-13-7-13-8 0-8 8-8 13 0 37 0 72 0 108-36 0-72 0-108 0-5 0-13 0-13 8 0 7 8 7 13 7 36 0 72 0 108 0 0 37 0 72 0 108 0 6 0 13 8 13 7 0 7-7 7-13 0-36 0-71 0-108z"><text:p/></draw:path><draw:path draw:style-name="gr3" draw:text-style-name="P6" svg:width="0.05in" svg:height="0.1008in" svg:x="2.6094in" svg:y="0.0283in" svg:viewBox="0 0 128 257" svg:d="M79 10c0-9 0-10-9-10-24 24-57 24-70 24 0 5 0 8 0 12 8 0 31 0 51-10 0 67 0 133 0 201 0 14-2 18-36 18-4 0-8 0-13 0 0 5 0 8 0 12 14-1 47-1 63-1 15 0 49 0 63 1 0-4 0-7 0-12-5 0-8 0-12 0-36 0-37-4-37-18 0-73 0-145 0-217z"><text:p/></draw:path><draw:path draw:style-name="gr3" draw:text-style-name="P6" svg:width="0.0346in" svg:height="0.152in" svg:x="2.6807in" svg:y="0.0146in" svg:viewBox="0 0 89 387" svg:d="M89 194c0-30-4-77-25-121-23-48-56-73-61-73-2 0-3 2-3 4s0 3 7 9c38 39 60 100 60 181 0 66-14 134-63 182-4 5-4 6-4 7 0 2 1 4 3 4 5 0 39-26 62-76 20-42 24-84 24-117z"><text:p/></draw:path><draw:path draw:style-name="gr3" draw:text-style-name="P6" svg:width="0.035in" svg:height="0.152in" svg:x="2.7398in" svg:y="0.0146in" svg:viewBox="0 0 90 387" svg:d="M90 194c0-30-4-77-25-121-23-48-57-73-61-73-2 0-4 2-4 4s0 3 8 9c38 39 60 100 60 181 0 66-14 134-63 182-5 5-5 6-5 7 0 2 2 4 4 4 4 0 39-26 62-76 20-42 24-84 24-117z"><text:p/></draw:path><draw:path draw:style-name="gr3" draw:text-style-name="P6" svg:width="0.0394in" svg:height="0.1823in" svg:x="3.8512in" svg:y="-0.0004in" svg:viewBox="0 0 101 464" svg:d="M101 460c0-1-1-2-2-3-18-19-44-51-60-114-9-35-13-75-13-111 0-101 25-173 72-223 3-4 2-3 3-5 0-4-3-4-5-4-6 0-27 23-31 30-40 46-65 115-65 202 0 55 10 132 61 198 3 4 28 34 35 34 2 0 5 0 5-4z"><text:p/></draw:path><draw:path draw:style-name="gr3" draw:text-style-name="P6" svg:width="0.0827in" svg:height="0.1366in" svg:x="3.9024in" svg:y="0.022in" svg:viewBox="0 0 211 348" svg:d="M211 53c0-29-22-53-53-53-22 0-33 6-47 17-21 15-42 52-49 81-21 82-41 164-62 246 0 1 1 4 4 4s5-1 6-3c9-35 17-71 26-106 8 23 24 37 53 37s57-13 75-30c19-18 31-43 31-71s-15-49-29-57c23-14 45-38 45-65zM141 117c-5 2-9 3-18 3-5 0-13 0-17-2 1-4 14-2 18-2 9 0 12-1 17 1zM189 44c0 26-14 55-35 67-10-4-18-5-30-5-7 0-29 0-29 13 0 11 19 9 27 9 14 0 20 0 31-5 15 15 16 26 17 44 2 22-8 51-19 66-15 21-41 35-63 35-30 0-44-23-44-50 0-3 0-9 2-17 8-33 17-65 24-98 9-33 37-94 83-94 23 0 36 12 36 35z"><text:p/></draw:path><draw:path draw:style-name="gr3" draw:text-style-name="P6" svg:width="0.0508in" svg:height="0.0669in" svg:x="4.0472in" svg:y="0.0634in" svg:viewBox="0 0 130 171" svg:d="M54 42c0-14 0-28 0-42-18 1-36 2-54 3 0 5 0 8 0 12 28 0 30 4 30 22 0 35 0 70 0 104 0 17-5 17-30 17 0 5 0 8 0 13 15 0 33-2 44-2 15 0 34 0 50 2 0-5 0-8 0-13-4 0-6 0-9 0-29 0-29-4-29-18 0-20 0-40 0-60 0-37 16-72 45-72 2 0 4 0 5 1-1 0-9 4-9 14 0 11 8 17 16 17 7 0 17-5 17-17s-12-23-29-23c-28 0-42 25-47 42z"><text:p/></draw:path><draw:path draw:style-name="gr3" draw:text-style-name="P6" svg:width="0.0764in" svg:height="0.0685in" svg:x="4.1071in" svg:y="0.0634in" svg:viewBox="0 0 195 175" svg:d="M139 140c0 12 0 23 0 35 18-1 37-3 56-4 0-5 0-8 0-13-28 0-31-2-31-22 0-45 0-91 0-136-19 1-38 2-56 3 0 5 0 8 0 12 26 0 29 4 29 22 0 24 0 47 0 70 0 33-18 59-46 59-33 0-34-17-34-38 0-43 0-85 0-128-19 1-38 2-57 3 0 5 0 8 0 12 30 0 30 2 30 37 0 18 0 38 0 57 0 31 0 66 59 66 22 0 39-11 50-35z"><text:p/></draw:path><draw:path draw:style-name="gr3" draw:text-style-name="P6" svg:width="0.0335in" svg:height="0.1051in" svg:x="4.1921in" svg:y="0.0232in" svg:viewBox="0 0 86 268" svg:d="M55 0c-19 1-36 3-55 4 0 5 0 8 0 12 26 0 30 3 30 21 0 67 0 135 0 202 0 17-5 17-30 17 0 5 0 8 0 12 12 0 33-1 43-1 9 0 28 1 43 1 0-4 0-7 0-12-27 0-31 0-31-17 0-79 0-160 0-239z"><text:p/></draw:path><draw:path draw:style-name="gr3" draw:text-style-name="P6" svg:width="0.0587in" svg:height="0.0697in" svg:x="4.2335in" svg:y="0.0606in" svg:viewBox="0 0 150 178" svg:d="M33 76c2-57 35-67 48-67 40 0 43 53 43 67-31 0-60 0-91 0zM33 85c36 0 72 0 108 0 8 0 9 0 9-9 0-38-21-76-69-76-45 0-81 41-81 89 0 52 41 89 86 89 47 0 64-43 64-50 0-4-3-5-5-5-3 0-4 2-5 6-13 39-49 39-52 39-20 0-35-12-44-26-11-18-11-44-11-57z"><text:p/></draw:path><draw:path draw:style-name="gr3" draw:text-style-name="P6" svg:width="0.0394in" svg:height="0.1823in" svg:x="4.3035in" svg:y="-0.0004in" svg:viewBox="0 0 101 464" svg:d="M101 232c0-55-10-132-60-198-4-4-29-34-37-34-1 0-4 1-4 4 0 2 1 3 2 4 19 21 44 51 60 113 10 35 13 75 13 111 0 39-3 78-14 116-15 55-38 85-58 106-3 5-3 5-3 6 0 3 3 4 4 4 7 0 28-24 32-30 40-46 65-116 65-202z"><text:p/></draw:path><draw:path draw:style-name="gr3" draw:text-style-name="P6" svg:width="0.1004in" svg:height="0.035in" svg:x="1.3693in" svg:y="0.3193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48in" svg:height="0.1071in" svg:x="1.5291in" svg:y="0.2693in" svg:viewBox="0 0 191 273" svg:d="M118 155c16 41 35 100 40 109 7 9 10 9 21 9 3 0 6 0 8 0 4-1 4-4 4-5s0-2-1-3c-4-4-6-10-8-18-27-73-53-146-80-220-8-23-29-27-47-27-2 0-7 0-7 4 0 3 3 4 4 4 12 2 15 4 25 30 12 36 25 71 37 106-35 35-71 70-106 106-5 4-8 6-8 12s6 11 12 11c7 0 10-5 13-8 31-36 62-74 93-110z"><text:p/></draw:path><draw:path draw:style-name="gr3" draw:text-style-name="P6" svg:width="0.0697in" svg:height="0.0984in" svg:x="1.6146in" svg:y="0.3075in" svg:viewBox="0 0 178 251" svg:d="M177 24c1-5 1-6 1-9 0-7-5-11-11-11-4 0-10 3-14 9 0 1-3 13-5 21-3 10-5 20-7 31-6 23-12 46-18 69-2 6-19 33-44 33-20 0-24-17-24-32 0-17 7-42 20-76 6-15 7-19 7-27 0-18-12-32-31-32-37 0-51 56-51 59 0 5 3 5 4 5 5 0 5-1 7-7 10-36 25-48 38-48 4 0 10 0 10 12 0 10-3 20-6 27-16 41-22 63-22 82 0 34 24 46 47 46 14 0 28-7 39-18-5 20-10 39-26 60-10 13-24 24-42 24-5 0-23-1-29-16 6 0 11-1 16-5 5-3 8-9 8-15 0-12-10-15-14-15-9 0-22 7-22 26s17 34 41 34c40 0 80-35 91-79 12-50 25-98 37-148z"><text:p/></draw:path><draw:path draw:style-name="gr3" draw:text-style-name="P6" svg:width="0.076in" svg:height="0.0878in" svg:x="1.7449in" svg:y="0.2929in" svg:viewBox="0 0 194 224" svg:d="M180 120c7 0 14 0 14-8 0-7-7-7-14-7-55 0-109 0-164 0 5-52 50-90 104-90 20 0 41 0 60 0 7 0 14 0 14-7 0-8-7-8-14-8-21 0-40 0-61 0-66 0-119 51-119 112 0 62 53 112 119 112 21 0 40 0 61 0 7 0 14 0 14-7 0-8-7-8-14-8-19 0-40 0-60 0-54 0-99-37-104-89 55 0 109 0 164 0z"><text:p/></draw:path><draw:path draw:style-name="gr3" draw:text-style-name="P6" svg:width="0.1039in" svg:height="0.1039in" svg:x="1.8787in" svg:y="0.2697in" svg:viewBox="0 0 265 265" svg:d="M97 143c4 0 10 0 14 0 20 30 39 61 58 90 4 6 14 21 18 27 2 5 3 5 12 5 18 0 36 0 54 0 7 0 12 0 12-8 0-2-2-5-5-6-15-2-33-29-43-41-3-3-22-30-48-71 34-6 67-21 67-66 0-54-56-73-102-73-41 0-80 0-121 0-8 0-13 0-13 7 0 6 8 6 10 6 22 0 24 4 24 22 0 65 0 129 0 194 0 20-2 22-24 22-2 0-10 0-10 6 0 8 5 8 13 8 35 0 71 0 106 0 6 0 13 0 13-8 0-6-7-6-11-6-22 0-24-2-24-22 0-29 0-57 0-86zM172 124c11-14 12-35 12-51 0-19-3-39-15-55 16 3 54 15 54 55 0 24-12 44-51 51zM97 34c0-8 0-21 24-21 33 0 50 15 50 60 0 49-13 57-74 57 0-32 0-64 0-96zM45 251c2-7 2-18 2-21 0-65 0-130 0-195 0-4 0-14-2-22 14 0 30 0 44 0-5 7-5 15-5 20 0 66 0 131 0 197 0 4 0 14 3 21-14 0-28 0-42 0zM126 143c4 0 5 0 8 0 6 0 14-1 20-2 7 10 48 78 80 110-12 0-25 0-37 0-23-36-47-72-71-108z"><text:p/></draw:path><draw:path draw:style-name="gr3" draw:text-style-name="P6" svg:width="0.0157in" svg:height="0.0161in" svg:x="1.9992in" svg:y="0.3579in" svg:viewBox="0 0 41 42" svg:d="M41 21c0-11-9-21-20-21s-21 10-21 21 10 21 21 21 20-10 20-21z"><text:p/></draw:path><draw:path draw:style-name="gr3" draw:text-style-name="P6" svg:width="0.035in" svg:height="0.1516in" svg:x="2.0433in" svg:y="0.2602in" svg:viewBox="0 0 90 386" svg:d="M90 383c0-1 0-2-6-9-49-48-61-121-61-180 0-67 14-135 62-183 5-5 5-5 5-7 0-3-1-4-4-4-4 0-39 26-61 76-20 42-25 85-25 118 0 29 4 77 26 120 23 48 56 72 60 72 3 0 4-1 4-3z"><text:p/></draw:path><draw:path draw:style-name="gr3" draw:text-style-name="P6" svg:width="0.0748in" svg:height="0.1071in" svg:x="2.0957in" svg:y="0.2693in" svg:viewBox="0 0 191 273" svg:d="M118 155c15 41 34 100 40 109s10 9 20 9c4 0 6 0 9 0 4-1 4-4 4-5s-1-2-2-3c-3-4-5-10-9-18-26-73-52-146-79-220-8-23-28-27-47-27-1 0-7 0-7 4 0 3 2 3 4 4 13 2 15 4 25 30 12 36 25 71 37 106-35 35-71 70-106 106-5 4-7 6-7 12s4 11 11 11c6 0 10-5 13-8 31-36 63-74 94-110z"><text:p/></draw:path><draw:path draw:style-name="gr3" draw:text-style-name="P6" svg:width="0.076in" svg:height="0.0689in" svg:x="2.1799in" svg:y="0.3075in" svg:viewBox="0 0 194 176" svg:d="M119 55c2-11 11-46 37-46 2 0 12 0 20 5-11 1-19 11-19 21 0 6 5 13 16 13 7 0 21-6 21-22 0-21-24-26-37-26-23 0-36 21-40 30-10-26-31-30-42-30-41 0-63 51-63 59 0 5 4 5 6 5s3-1 4-5c13-40 39-50 52-50 7 0 21 3 21 26 0 11-7 38-21 92-6 24-20 40-37 40-2 0-11 0-19-5 9-2 18-10 18-21 0-10-8-13-14-13-12 0-22 9-22 22 0 17 20 26 37 26 26 0 39-28 40-30 5 15 19 30 42 30 40 0 62-51 62-60 0-4-4-4-5-4-3 0-3 1-4 5-14 40-40 50-52 50-16 0-21-12-21-25 0-9 2-18 7-34 4-18 8-35 13-53z"><text:p/></draw:path><draw:path draw:style-name="gr3" draw:text-style-name="P6" svg:width="0.076in" svg:height="0.0878in" svg:x="2.3177in" svg:y="0.2929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43in" svg:height="0.1039in" svg:x="2.4512in" svg:y="0.2697in" svg:viewBox="0 0 266 265" svg:d="M98 143c4 0 10 0 14 0 19 30 39 61 57 90 5 6 14 21 18 27 2 5 4 5 13 5 18 0 35 0 53 0 7 0 13 0 13-8 0-2-2-5-6-6-15-2-33-29-42-41-4-3-22-30-49-71 34-6 69-21 69-66 0-54-58-73-103-73-40 0-81 0-122 0-6 0-13 0-13 7 0 6 8 6 11 6 22 0 24 4 24 22 0 65 0 129 0 194 0 20-2 22-24 22-3 0-11 0-11 6 0 8 7 8 13 8 35 0 72 0 107 0 6 0 12 0 12-8 0-6-7-6-11-6-22 0-23-2-23-22 0-29 0-57 0-86zM173 124c11-14 12-35 12-51 0-19-4-39-16-55 17 3 54 15 54 55 0 24-11 44-50 51zM98 34c0-8 0-21 24-21 33 0 48 15 48 60 0 49-12 57-72 57 0-32 0-64 0-96zM45 251c3-7 3-18 3-21 0-65 0-130 0-195 0-4 0-14-3-22 14 0 30 0 44 0-4 7-4 15-4 20 0 66 0 131 0 197 0 4 0 14 2 21-14 0-28 0-42 0zM128 143c2 0 4 0 7 0 6 0 15-1 20-2 6 10 47 78 79 110-12 0-25 0-37 0-23-36-46-72-69-108z"><text:p/></draw:path><draw:path draw:style-name="gr3" draw:text-style-name="P6" svg:width="0.0157in" svg:height="0.0161in" svg:x="2.572in" svg:y="0.3579in" svg:viewBox="0 0 41 42" svg:d="M41 21c0-11-10-21-21-21-12 0-20 10-20 21s8 21 20 21c11 0 21-10 21-21z"><text:p/></draw:path><draw:path draw:style-name="gr3" draw:text-style-name="P6" svg:width="0.0744in" svg:height="0.1071in" svg:x="2.6094in" svg:y="0.2693in" svg:viewBox="0 0 190 273" svg:d="M90 4c0-1 0-4-5-4-9 0-37 3-47 3-3 1-7 1-7 8 0 5 3 5 9 5 18 0 19 3 19 7 0 2-1 6-1 8-18 73-37 148-56 222-2 5-2 7-2 9 0 9 8 11 12 11 6 0 12-6 14-11 3-10 5-19 7-29 3-12 6-23 9-35 2-9 4-17 6-26 1-3 5-15 5-17 1-3 13-25 26-36 9-6 20-13 38-13 16 0 19 13 19 27 0 21-14 63-23 86-3 9-5 14-5 22 0 17 13 32 32 32 36 0 50-57 50-61 0-3-3-3-4-3-5 0-5 1-7 7-5 20-17 48-38 48-7 0-10-4-10-13 0-10 3-19 8-28 5-16 23-62 23-84 0-26-16-42-44-42-26 0-43 12-57 29 9-40 19-81 29-122z"><text:p/></draw:path><draw:path draw:style-name="gr3" draw:text-style-name="P6" svg:width="0.035in" svg:height="0.1516in" svg:x="2.7035in" svg:y="0.2602in" svg:viewBox="0 0 90 386" svg:d="M90 383c0-1 0-2-6-9-49-48-61-121-61-180 0-67 14-135 62-183 5-5 5-5 5-7 0-3-2-4-4-4-4 0-39 26-61 76-20 42-25 85-25 118 0 29 4 77 26 120 23 48 56 72 60 72 2 0 4-1 4-3z"><text:p/></draw:path><draw:path draw:style-name="gr3" draw:text-style-name="P6" svg:width="0.0756in" svg:height="0.0689in" svg:x="2.7524in" svg:y="0.3075in" svg:viewBox="0 0 193 176" svg:d="M119 55c2-11 11-46 37-46 2 0 12 0 20 5-11 1-19 11-19 21 0 6 5 13 15 13 8 0 21-6 21-22 0-21-22-26-36-26-23 0-36 21-40 30-10-26-31-30-42-30-41 0-63 51-63 59 0 5 5 5 6 5 2 0 3-1 4-5 13-40 39-50 52-50 7 0 21 3 21 26 0 11-7 38-21 92-6 24-20 40-37 40-2 0-11 0-19-5 10-2 18-10 18-21 0-10-8-13-14-13-12 0-22 9-22 22 0 17 20 26 36 26 27 0 40-28 41-30 6 15 19 30 42 30 41 0 63-51 63-60 0-4-5-4-6-4-3 0-4 1-4 5-14 40-40 50-52 50-15 0-21-12-21-25 0-9 2-18 7-34 4-18 8-35 13-53z"><text:p/></draw:path><draw:path draw:style-name="gr3" draw:text-style-name="P6" svg:width="0.1008in" svg:height="0.1008in" svg:x="2.8772in" svg:y="0.2866in" svg:viewBox="0 0 257 257" svg:d="M136 136c37 0 72 0 108 0 6 0 13 0 13-7 0-8-7-8-13-8-36 0-71 0-108 0 0-36 0-73 0-109 0-5 0-12-7-12-8 0-8 7-8 12 0 36 0 73 0 109-36 0-73 0-109 0-4 0-12 0-12 8 0 7 8 7 12 7 36 0 73 0 109 0 0 37 0 72 0 108 0 6 0 13 8 13 7 0 7-7 7-13 0-36 0-71 0-108z"><text:p/></draw:path><draw:path draw:style-name="gr3" draw:text-style-name="P6" svg:width="0.05in" svg:height="0.1008in" svg:x="3.0346in" svg:y="0.2728in" svg:viewBox="0 0 128 257" svg:d="M79 10c0-10 0-10-9-10-24 24-58 24-70 24 0 5 0 8 0 12 8 0 31 0 51-10 0 68 0 134 0 201 0 14-2 18-37 18-4 0-7 0-12 0 0 5 0 8 0 12 13-1 47-1 63-1 15 0 49 0 63 1 0-4 0-7 0-12-5 0-8 0-13 0-35 0-36-4-36-18 0-73 0-144 0-217z"><text:p/></draw:path><draw:path draw:style-name="gr3" draw:text-style-name="P6" svg:width="0.035in" svg:height="0.1516in" svg:x="3.1055in" svg:y="0.2602in" svg:viewBox="0 0 90 386" svg:d="M90 194c0-31-4-77-25-121-23-48-57-73-61-73-2 0-4 2-4 4s0 2 8 9c37 38 60 99 60 181 0 66-14 134-62 182-6 5-6 6-6 7 0 2 2 3 4 3 4 0 39-25 62-75 20-43 24-85 24-117z"><text:p/></draw:path><draw:path draw:style-name="gr3" draw:text-style-name="P6" svg:width="0.035in" svg:height="0.1516in" svg:x="3.165in" svg:y="0.2602in" svg:viewBox="0 0 90 386" svg:d="M90 194c0-31-4-77-26-121-23-48-56-73-60-73-3 0-4 2-4 4s0 2 8 9c37 38 59 99 59 181 0 66-14 134-61 182-6 5-6 6-6 7 0 2 1 3 4 3 4 0 39-25 61-75 20-43 25-85 25-117z"><text:p/></draw:path><draw:path draw:style-name="gr3" draw:text-style-name="P6" svg:width="0.035in" svg:height="0.1516in" svg:x="3.2303in" svg:y="0.2602in" svg:viewBox="0 0 90 386" svg:d="M90 383c0-1 0-2-6-9-49-48-61-121-61-180 0-67 14-135 62-183 5-5 5-5 5-7 0-3-1-4-4-4s-39 26-61 76c-19 42-25 85-25 118 0 29 4 77 26 120 23 48 57 72 60 72s4-1 4-3z"><text:p/></draw:path><draw:path draw:style-name="gr3" draw:text-style-name="P6" svg:width="0.0697in" svg:height="0.0984in" svg:x="3.2791in" svg:y="0.3075in" svg:viewBox="0 0 178 251" svg:d="M176 24c2-5 2-6 2-9 0-7-5-11-12-11-3 0-10 3-13 9-1 1-3 13-6 21-2 10-5 20-7 31-6 23-12 46-18 69-1 6-17 33-43 33-20 0-24-17-24-32 0-17 7-42 20-76 5-15 7-19 7-27 0-18-13-32-31-32-37 0-51 56-51 59 0 5 3 5 4 5 4 0 5-1 6-7 11-36 26-48 39-48 4 0 10 0 10 12 0 10-4 20-6 27-16 41-23 63-23 82 0 34 24 46 47 46 15 0 29-7 40-18-6 20-10 39-26 60-10 13-25 24-43 24-5 0-23-1-29-16 6 0 12-1 17-5 4-3 8-9 8-15 0-12-11-15-14-15-9 0-22 7-22 26s16 34 40 34c40 0 81-35 91-79 12-50 25-98 37-148z"><text:p/></draw:path><draw:path draw:style-name="gr3" draw:text-style-name="P6" svg:width="0.0921in" svg:height="0.0055in" svg:x="3.4012in" svg:y="0.3339in" svg:viewBox="0 0 235 15" svg:d="M222 15c7 0 13 0 13-7 0-8-6-8-13-8-69 0-140 0-209 0-6 0-13 0-13 8 0 7 7 7 13 7 69 0 140 0 209 0z"><text:p/></draw:path><draw:path draw:style-name="gr3" draw:text-style-name="P6" svg:width="0.05in" svg:height="0.1008in" svg:x="3.5543in" svg:y="0.2728in" svg:viewBox="0 0 128 257" svg:d="M79 10c0-10 0-10-9-10-24 24-58 24-70 24 0 5 0 8 0 12 8 0 31 0 51-10 0 68 0 134 0 201 0 14-1 18-37 18-4 0-7 0-12 0 0 5 0 8 0 12 13-1 48-1 63-1s49 0 63 1c0-4 0-7 0-12-5 0-8 0-12 0-36 0-37-4-37-18 0-73 0-144 0-217z"><text:p/></draw:path><draw:path draw:style-name="gr3" draw:text-style-name="P6" svg:width="0.0346in" svg:height="0.1516in" svg:x="3.6256in" svg:y="0.2602in" svg:viewBox="0 0 89 386" svg:d="M89 194c0-31-4-77-25-121-23-48-56-73-61-73-2 0-3 2-3 4s0 2 7 9c38 38 60 99 60 181 0 66-14 134-63 182-4 5-4 6-4 7 0 2 1 3 3 3 5 0 39-25 62-75 20-43 24-85 24-117z"><text:p/></draw:path><draw:path draw:style-name="gr3" draw:text-style-name="P6" svg:width="0.0394in" svg:height="0.1819in" svg:x="3.8512in" svg:y="0.2457in" svg:viewBox="0 0 101 463" svg:d="M101 460c0-2-1-2-2-3-18-20-44-51-60-114-9-35-13-76-13-111 0-102 25-173 72-223 3-4 3-5 3-6 0-3-3-3-5-3-6 0-27 23-31 29-40 47-65 116-65 202 0 55 10 133 61 198 3 5 28 34 35 34 2 0 5 0 5-3z"><text:p/></draw:path><draw:path draw:style-name="gr3" draw:text-style-name="P6" svg:width="0.0827in" svg:height="0.1366in" svg:x="3.9024in" svg:y="0.2669in" svg:viewBox="0 0 211 348" svg:d="M211 53c0-30-22-53-53-53-22 0-33 6-47 15-21 16-42 53-49 83-21 81-41 164-62 245 0 2 1 5 4 5s5-1 6-3c9-35 17-71 26-106 8 23 24 37 53 37s57-13 75-31c19-17 31-41 31-70s-15-48-29-58c23-12 45-37 45-64zM141 117c-5 2-9 2-18 2-5 0-13 1-17-1 1-4 14-4 18-4 9 0 12 0 17 3zM189 44c0 26-14 55-35 66-10-3-18-4-30-4-7 0-29 0-29 12 0 11 19 10 27 10 14 0 20 0 31-5 15 13 16 26 17 43 2 23-8 52-19 67-15 21-41 34-63 34-30 0-44-22-44-49 0-3 0-10 2-17 8-33 17-65 24-98 9-33 37-94 83-94 23 0 36 12 36 35z"><text:p/></draw:path><draw:path draw:style-name="gr3" draw:text-style-name="P6" svg:width="0.0508in" svg:height="0.0673in" svg:x="4.0472in" svg:y="0.3075in" svg:viewBox="0 0 130 172" svg:d="M54 43c0-14 0-29 0-43-18 1-36 3-54 4 0 5 0 8 0 12 28 0 30 4 30 22 0 35 0 70 0 104 0 18-5 18-30 18 0 4 0 7 0 12 15-1 33-1 44-1 15 0 34 0 50 1 0-5 0-8 0-12-4 0-6 0-9 0-29 0-29-5-29-19 0-20 0-40 0-60 0-38 16-72 45-72 2 0 4 0 5 0-1 1-9 5-9 15 0 11 8 17 16 17 7 0 17-5 17-17s-12-24-29-24c-28 0-42 26-47 43z"><text:p/></draw:path><draw:path draw:style-name="gr3" draw:text-style-name="P6" svg:width="0.0764in" svg:height="0.0689in" svg:x="4.1071in" svg:y="0.3075in" svg:viewBox="0 0 195 176" svg:d="M139 141c0 12 0 23 0 35 18-1 37-3 56-4 0-5 0-8 0-12-28 0-31-4-31-22 0-47 0-92 0-138-19 1-38 3-56 4 0 5 0 8 0 12 26 0 29 4 29 22 0 24 0 46 0 69 0 34-18 60-46 60-33 0-34-18-34-38 0-43 0-86 0-129-19 1-38 3-57 4 0 5 0 8 0 12 30 0 30 2 30 36 0 19 0 38 0 58 0 31 0 66 59 66 22 0 39-11 50-35z"><text:p/></draw:path><draw:path draw:style-name="gr3" draw:text-style-name="P6" svg:width="0.0335in" svg:height="0.1051in" svg:x="4.1921in" svg:y="0.2693in" svg:viewBox="0 0 86 268" svg:d="M55 0c-19 1-36 3-55 4 0 5 0 8 0 12 26 0 30 3 30 21 0 67 0 135 0 202 0 17-5 17-30 17 0 5 0 8 0 12 12-1 33-1 43-1 9 0 28 0 43 1 0-4 0-7 0-12-27 0-31 0-31-17 0-80 0-160 0-239z"><text:p/></draw:path><draw:path draw:style-name="gr3" draw:text-style-name="P6" svg:width="0.0587in" svg:height="0.0697in" svg:x="4.2335in" svg:y="0.3071in" svg:viewBox="0 0 150 178" svg:d="M33 76c2-57 35-67 48-67 40 0 43 51 43 67-31 0-60 0-91 0zM33 84c36 0 72 0 108 0 8 0 9 0 9-8 0-39-21-76-69-76-45 0-81 40-81 88 0 52 41 90 86 90 47 0 64-43 64-50 0-5-3-5-5-5-3 0-4 2-5 6-13 39-49 39-52 39-20 0-35-12-44-26-11-19-11-44-11-58z"><text:p/></draw:path><draw:path draw:style-name="gr3" draw:text-style-name="P6" svg:width="0.0394in" svg:height="0.1819in" svg:x="4.3035in" svg:y="0.2457in" svg:viewBox="0 0 101 463" svg:d="M101 232c0-55-10-133-60-198-4-4-29-34-37-34-1 0-4 1-4 3s1 4 2 5c19 19 44 51 60 113 10 35 13 75 13 110 0 40-3 79-14 117-15 53-38 85-58 106-3 4-3 5-3 6 0 3 3 3 4 3 7 0 28-23 32-28 40-48 65-117 65-203z"><text:p/></draw:path><draw:path draw:style-name="gr3" draw:text-style-name="P6" svg:width="0.1004in" svg:height="0.0354in" svg:x="1.3693in" svg:y="0.5638in" svg:viewBox="0 0 256 91" svg:d="M243 15c7 0 13 0 13-7 0-8-6-8-12-8-77 0-155 0-232 0-5 0-12 0-12 8 0 7 7 7 12 7 77 0 154 0 231 0zM244 91c6 0 12 0 12-7 0-8-6-8-13-8-77 0-154 0-231 0-5 0-12 0-12 8 0 7 7 7 12 7 77 0 155 0 232 0z"><text:p/></draw:path><draw:path draw:style-name="gr3" draw:text-style-name="P6" svg:width="0.0748in" svg:height="0.1071in" svg:x="1.5291in" svg:y="0.5138in" svg:viewBox="0 0 191 273" svg:d="M118 155c16 41 35 99 40 109 7 8 10 8 21 8 3 0 6 0 8 0 4 0 4-2 4-4 0-1 0-2-1-3-4-4-6-11-8-19-27-73-53-146-80-220-8-22-29-26-47-26-2 0-7 0-7 3 0 4 3 5 4 5 12 2 15 4 25 30 12 36 25 71 37 106-35 35-71 71-106 106-5 4-8 6-8 12s6 11 12 11c7 0 10-5 13-8 31-36 62-74 93-110z"><text:p/></draw:path><draw:path draw:style-name="gr3" draw:text-style-name="P6" svg:width="0.0697in" svg:height="0.098in" svg:x="1.6146in" svg:y="0.552in" svg:viewBox="0 0 178 250" svg:d="M177 23c1-4 1-5 1-9 0-6-5-10-11-10-4 0-10 3-14 8 0 2-3 14-5 21-3 10-5 21-7 31-6 23-12 47-18 70-2 6-19 33-44 33-20 0-24-17-24-32 0-17 7-41 20-76 6-15 7-19 7-27 0-18-12-32-31-32-37 0-51 56-51 59 0 5 3 5 4 5 5 0 5-1 7-8 10-36 25-47 38-47 4 0 10 0 10 12 0 10-3 20-6 27-16 41-22 63-22 81 0 35 24 46 47 46 14 0 28-7 39-18-5 21-10 40-26 61-10 12-24 24-42 24-5 0-23-1-29-16 6 0 11-1 16-5 5-3 8-9 8-16 0-12-10-14-14-14-9 0-22 7-22 26 0 18 17 33 41 33 40 0 80-35 91-78 12-50 25-99 37-149z"><text:p/></draw:path><draw:path draw:style-name="gr3" draw:text-style-name="P6" svg:width="0.076in" svg:height="0.0874in" svg:x="1.7449in" svg:y="0.537in" svg:viewBox="0 0 194 223" svg:d="M180 120c7 0 14 0 14-8s-7-7-14-7c-55 0-109 0-164 0 5-53 50-90 104-90 20 0 41 0 60 0 7 0 14 0 14-7 0-8-7-8-14-8-21 0-40 0-61 0-66 0-119 49-119 112 0 62 53 111 119 111 21 0 40 0 61 0 7 0 14 0 14-7 0-8-7-8-14-8-19 0-40 0-60 0-54 0-99-36-104-88 55 0 109 0 164 0z"><text:p/></draw:path><draw:path draw:style-name="gr3" draw:text-style-name="P6" svg:width="0.1039in" svg:height="0.1035in" svg:x="1.8787in" svg:y="0.5161in" svg:viewBox="0 0 265 264" svg:d="M97 143c4 0 10 0 14 0 20 30 39 61 58 90 4 6 14 21 18 27 2 4 3 4 12 4 18 0 36 0 54 0 7 0 12 0 12-7 0-3-2-5-5-6-15-3-33-29-43-41-3-4-22-30-48-71 34-6 67-21 67-68 0-52-56-71-102-71-41 0-80 0-121 0-8 0-13 0-13 7 0 6 8 6 10 6 22 0 24 2 24 22 0 65 0 129 0 194 0 20-2 22-24 22-2 0-10 0-10 6 0 7 5 7 13 7 35 0 71 0 106 0 6 0 13 0 13-7 0-6-7-6-11-6-22 0-24-3-24-22 0-29 0-57 0-86zM172 124c11-14 12-35 12-51 0-19-3-40-15-55 16 3 54 15 54 53 0 26-12 46-51 53zM97 34c0-8 0-21 24-21 33 0 50 13 50 60 0 49-13 57-74 57 0-32 0-64 0-96zM45 251c2-7 2-18 2-21 0-65 0-131 0-196 0-3 0-14-2-21 14 0 30 0 44 0-5 7-5 14-5 20 0 66 0 131 0 197 0 3 0 14 3 21-14 0-28 0-42 0zM126 143c4 0 5-1 8-1 6 0 14 0 20-1 7 9 48 78 80 110-12 0-25 0-37 0-23-36-47-72-71-108z"><text:p/></draw:path><draw:path draw:style-name="gr3" draw:text-style-name="P6" svg:width="0.0157in" svg:height="0.0157in" svg:x="1.9992in" svg:y="0.6028in" svg:viewBox="0 0 41 41" svg:d="M41 21c0-11-9-21-20-21s-21 10-21 21 10 20 21 20 20-9 20-20z"><text:p/></draw:path><draw:path draw:style-name="gr3" draw:text-style-name="P6" svg:width="0.035in" svg:height="0.1516in" svg:x="2.0433in" svg:y="0.5051in" svg:viewBox="0 0 90 386" svg:d="M90 383c0-1 0-2-6-9-49-48-61-122-61-180 0-69 14-136 62-184 5-5 5-6 5-7 0-2-1-3-4-3-4 0-39 26-61 75-20 43-25 86-25 119 0 29 4 76 26 120 23 47 56 72 60 72 3 0 4-1 4-3z"><text:p/></draw:path><draw:path draw:style-name="gr3" draw:text-style-name="P6" svg:width="0.0748in" svg:height="0.1071in" svg:x="2.0957in" svg:y="0.5138in" svg:viewBox="0 0 191 273" svg:d="M118 155c15 41 34 99 40 109 6 8 10 8 20 8 4 0 6 0 9 0 4 0 4-2 4-4 0-1-1-2-2-3-3-4-5-11-9-19-26-73-52-146-79-220-8-22-28-26-47-26-1 0-7 0-7 3 0 4 2 4 4 5 13 2 15 4 25 30 12 36 25 71 37 106-35 35-71 71-106 106-5 4-7 6-7 12s4 11 11 11c6 0 10-5 13-8 31-36 63-74 94-110z"><text:p/></draw:path><draw:path draw:style-name="gr3" draw:text-style-name="P6" svg:width="0.076in" svg:height="0.0685in" svg:x="2.1799in" svg:y="0.552in" svg:viewBox="0 0 194 175" svg:d="M119 54c2-10 11-45 37-45 2 0 12 0 20 4-11 2-19 12-19 21 0 7 5 14 16 14 7 0 21-7 21-23 0-19-24-25-37-25-23 0-36 21-40 30-10-26-31-30-42-30-41 0-63 50-63 59 0 5 4 5 6 5s3-1 4-5c13-40 39-50 52-50 7 0 21 3 21 25 0 12-7 39-21 92-6 25-20 41-37 41-2 0-11 0-19-5 9-2 18-10 18-21s-8-13-14-13c-12 0-22 9-22 22 0 17 20 25 37 25 26 0 39-26 40-29 5 15 19 29 42 29 40 0 62-50 62-59 0-4-4-4-5-4-3 0-3 1-4 4-14 41-40 51-52 51-16 0-21-13-21-26 0-8 2-17 7-34 4-18 8-35 13-53z"><text:p/></draw:path><draw:path draw:style-name="gr3" draw:text-style-name="P6" svg:width="0.076in" svg:height="0.0874in" svg:x="2.3177in" svg:y="0.537in" svg:viewBox="0 0 194 223" svg:d="M179 120c7 0 15 0 15-8s-8-7-15-7c-55 0-109 0-164 0 6-53 50-90 105-90 20 0 39 0 59 0 7 0 15 0 15-7 0-8-8-8-15-8-20 0-40 0-60 0-66 0-119 49-119 112 0 62 53 111 119 111 20 0 40 0 60 0 7 0 15 0 15-7 0-8-8-8-15-8-20 0-39 0-59 0-55 0-99-36-105-88 55 0 109 0 164 0z"><text:p/></draw:path><draw:path draw:style-name="gr3" draw:text-style-name="P6" svg:width="0.1043in" svg:height="0.1035in" svg:x="2.4512in" svg:y="0.5161in" svg:viewBox="0 0 266 264" svg:d="M98 143c4 0 10 0 14 0 19 30 39 61 57 90 5 6 14 21 18 27 2 4 4 4 13 4 18 0 35 0 53 0 7 0 13 0 13-7 0-3-2-5-6-6-15-3-33-29-42-41-4-4-22-30-49-71 34-6 69-21 69-68 0-52-58-71-103-71-40 0-81 0-122 0-6 0-13 0-13 7 0 6 8 6 11 6 22 0 24 2 24 22 0 65 0 129 0 194 0 20-2 22-24 22-3 0-11 0-11 6 0 7 7 7 13 7 35 0 72 0 107 0 6 0 12 0 12-7 0-6-7-6-11-6-22 0-23-3-23-22 0-29 0-57 0-86zM173 124c11-14 12-35 12-51 0-19-4-40-16-55 17 3 54 15 54 53 0 26-11 46-50 53zM98 34c0-8 0-21 24-21 33 0 48 13 48 60 0 49-12 57-72 57 0-32 0-64 0-96zM45 251c3-7 3-18 3-21 0-65 0-131 0-196 0-3 0-14-3-21 14 0 30 0 44 0-4 7-4 14-4 20 0 66 0 131 0 197 0 3 0 14 2 21-14 0-28 0-42 0zM128 143c2 0 4-1 7-1 6 0 15 0 20-1 6 9 47 78 79 110-12 0-25 0-37 0-23-36-46-72-69-108z"><text:p/></draw:path><draw:path draw:style-name="gr3" draw:text-style-name="P6" svg:width="0.0157in" svg:height="0.0157in" svg:x="2.572in" svg:y="0.6028in" svg:viewBox="0 0 41 41" svg:d="M41 21c0-11-10-21-21-21-12 0-20 10-20 21s8 20 20 20c11 0 21-9 21-20z"><text:p/></draw:path><draw:path draw:style-name="gr3" draw:text-style-name="P6" svg:width="0.0744in" svg:height="0.1067in" svg:x="2.6094in" svg:y="0.5138in" svg:viewBox="0 0 190 272" svg:d="M90 3c-2-1 0-3-5-3-9 0-37 2-47 3-3 0-7 1-7 8 0 4 3 4 9 4 18 0 19 4 19 7 0 2-1 6-1 8-18 75-37 148-56 223-2 6-2 6-2 8 0 9 8 11 12 11 6 0 12-5 14-10 3-10 5-20 7-30 3-11 6-23 9-34 2-9 4-18 6-26 1-3 5-15 5-18 1-3 13-24 26-35 9-7 20-13 38-13 16 0 19 13 19 26 0 21-14 64-23 87-3 9-5 13-5 21 0 18 13 32 32 32 36 0 50-56 50-60 0-3-3-3-4-3-5 0-5 1-7 7-5 21-17 48-38 48-7 0-10-4-10-13 0-10 3-19 8-28 5-16 23-62 23-84 0-26-16-42-44-42-26 0-43 12-57 30 9-41 19-83 29-124z"><text:p/></draw:path><draw:path draw:style-name="gr3" draw:text-style-name="P6" svg:width="0.035in" svg:height="0.1516in" svg:x="2.7035in" svg:y="0.5051in" svg:viewBox="0 0 90 386" svg:d="M90 383c0-1 0-2-6-9-49-48-61-122-61-180 0-69 14-136 62-184 5-5 5-6 5-7 0-2-2-3-4-3-4 0-39 26-61 75-20 43-25 86-25 119 0 29 4 76 26 120 23 47 56 72 60 72 2 0 4-1 4-3z"><text:p/></draw:path><draw:path draw:style-name="gr3" draw:text-style-name="P6" svg:width="0.0756in" svg:height="0.0685in" svg:x="2.7524in" svg:y="0.552in" svg:viewBox="0 0 193 175" svg:d="M119 54c2-10 11-45 37-45 2 0 12 0 20 4-11 2-19 12-19 21 0 7 5 14 15 14 8 0 21-7 21-23 0-19-22-25-36-25-23 0-36 21-40 30-10-26-31-30-42-30-41 0-63 50-63 59 0 5 5 5 6 5 2 0 3-1 4-5 13-40 39-50 52-50 7 0 21 3 21 25 0 12-7 39-21 92-6 25-20 41-37 41-2 0-11 0-19-5 10-2 18-10 18-21s-8-13-14-13c-12 0-22 9-22 22 0 17 20 25 36 25 27 0 40-26 41-29 6 15 19 29 42 29 41 0 63-50 63-59 0-4-5-4-6-4-3 0-4 1-4 4-14 41-40 51-52 51-15 0-21-13-21-26 0-8 2-17 7-34 4-18 8-35 13-53z"><text:p/></draw:path><draw:path draw:style-name="gr3" draw:text-style-name="P6" svg:width="0.035in" svg:height="0.1516in" svg:x="2.8437in" svg:y="0.5051in" svg:viewBox="0 0 90 386" svg:d="M90 194c0-31-4-77-26-121-23-48-56-73-60-73-2 0-4 1-4 3 0 1 0 3 8 9 37 39 59 100 59 182 0 66-14 133-61 182-6 5-6 6-6 7 0 2 2 3 4 3 4 0 39-26 62-75 19-43 24-85 24-117z"><text:p/></draw:path><draw:path draw:style-name="gr3" draw:text-style-name="P6" svg:width="0.0346in" svg:height="0.1516in" svg:x="2.9028in" svg:y="0.5051in" svg:viewBox="0 0 89 386" svg:d="M89 194c0-31-4-77-25-121-23-48-56-73-61-73-2 0-3 1-3 3 0 1 0 3 7 9 38 39 60 100 60 182 0 66-14 133-63 182-4 5-4 6-4 7 0 2 1 3 3 3 5 0 39-26 62-75 20-43 24-85 24-117z"><text:p/></draw:path><draw:path draw:style-name="gr3" draw:text-style-name="P6" svg:width="0.035in" svg:height="0.1516in" svg:x="2.9681in" svg:y="0.5051in" svg:viewBox="0 0 90 386" svg:d="M90 383c0-1 0-2-6-9-49-48-61-122-61-180 0-69 14-136 62-184 5-5 5-6 5-7 0-2-2-3-4-3-3 0-39 26-62 75-20 43-24 86-24 119 0 29 4 76 25 120 25 47 58 72 61 72 2 0 4-1 4-3z"><text:p/></draw:path><draw:path draw:style-name="gr3" draw:text-style-name="P6" svg:width="0.0752in" svg:height="0.0685in" svg:x="3.0169in" svg:y="0.552in" svg:viewBox="0 0 192 175" svg:d="M118 54c3-10 12-45 38-45 2 0 11 0 20 4-11 2-19 12-19 21 0 7 5 14 15 14 8 0 20-7 20-23 0-19-21-25-35-25-23 0-36 21-40 30-10-26-31-30-42-30-41 0-63 50-63 59 0 5 3 4 5 5 3 0 4-1 5-5 13-40 39-50 52-50 7 0 21 3 21 25 0 12-7 39-21 92-7 25-20 41-37 41-2 0-12 0-19-5 10-2 18-10 18-21s-8-13-14-13c-12 0-22 9-22 22 0 17 20 25 36 25 27 0 40-26 41-29 4 15 19 29 42 29 39 0 61-50 61-59 0-4-3-4-4-4-3 0-4 1-4 4-14 41-40 51-52 51-15 0-21-13-21-26 0-8 2-17 7-34 4-18 7-35 12-53z"><text:p/></draw:path><draw:path draw:style-name="gr3" draw:text-style-name="P6" svg:width="0.035in" svg:height="0.1516in" svg:x="3.1083in" svg:y="0.5051in" svg:viewBox="0 0 90 386" svg:d="M90 194c0-31-4-77-26-121-23-48-56-73-61-73-2 0-3 1-3 3 0 1 0 3 8 9 37 39 59 100 59 182 0 66-14 133-61 182-6 5-6 6-6 7 0 2 1 3 3 3 5 0 40-26 62-75 20-43 25-85 25-117z"><text:p/></draw:path><draw:path draw:style-name="gr3" draw:text-style-name="P6" svg:width="0.0394in" svg:height="0.1819in" svg:x="3.8512in" svg:y="0.4902in" svg:viewBox="0 0 101 463" svg:d="M101 459c0-1-1-2-2-4-18-18-44-49-60-113-9-35-13-75-13-110 0-102 25-174 72-223 3-3 3-5 3-6 0-3-3-3-5-3-6 0-27 23-31 29-40 47-65 116-65 202 0 55 10 133 61 198 3 4 28 34 35 34 2 0 5 0 5-4z"><text:p/></draw:path><draw:path draw:style-name="gr3" draw:text-style-name="P6" svg:width="0.085in" svg:height="0.0685in" svg:x="3.9043in" svg:y="0.552in" svg:viewBox="0 0 217 175" svg:d="M168 79c0-60-35-79-63-79-54 0-105 55-105 110 0 36 23 65 63 65 24 0 51-9 81-32 6 20 18 32 35 32 21 0 33-21 33-28 0-2-2-3-5-3-2 0-3 1-5 3-6 20-21 20-22 20-12 0-12-31-12-39 0-9 0-9 5-15 36-45 29-60 44-90 0-1 0-4-5-4-4 0-4 1-5 8-8 25-20 54-39 76 0-7 0-16 0-24zM143 133c-34 30-64 34-79 34-23 0-35-17-35-43 0-18 9-60 22-80 18-29 39-35 52-35 39 0 39 50 39 80 0 14 0 38 1 44z"><text:p/></draw:path><draw:path draw:style-name="gr3" draw:text-style-name="P6" svg:width="0.0508in" svg:height="0.0665in" svg:x="4.0508in" svg:y="0.552in" svg:viewBox="0 0 130 170" svg:d="M54 43c0-14 0-29 0-43-18 1-36 3-54 4 0 5 0 8 0 13 26 0 30 2 30 21 0 35 0 70 0 104 0 16-5 16-30 16 0 5 0 8 0 12 14 0 33-1 44-1 15 0 33 0 48 1 0-4 0-7 0-12-2 0-5 0-7 0-29 0-30-3-30-17 0-20 0-40 0-60 0-38 16-72 46-72 2 0 4 0 5 0-1 0-9 5-9 15 0 11 7 17 16 17 7 0 17-6 17-18 0-13-12-23-29-23-28 0-42 26-47 43z"><text:p/></draw:path><draw:path draw:style-name="gr3" draw:text-style-name="P6" svg:width="0.0764in" svg:height="0.0685in" svg:x="4.111in" svg:y="0.552in" svg:viewBox="0 0 195 175" svg:d="M139 141c0 11 0 23 0 34 18-1 37-3 56-5 0-4 0-7 0-12-28 0-31-2-31-20 0-47 0-92 0-138-19 1-39 3-57 4 0 5 0 8 0 13 27 0 31 2 31 21 0 24 0 46 0 69 0 34-19 60-48 60-32 0-34-18-34-38 0-43 0-86 0-129-19 1-37 3-56 4 0 5 0 8 0 13 30 0 30 1 30 35 0 20 0 38 0 58 0 30 0 65 59 65 21 0 39-11 50-34z"><text:p/></draw:path><draw:path draw:style-name="gr3" draw:text-style-name="P6" svg:width="0.0335in" svg:height="0.1047in" svg:x="4.1957in" svg:y="0.5138in" svg:viewBox="0 0 86 267" svg:d="M56 0c-19 1-37 2-56 3 0 5 0 8 0 12 28 0 31 4 31 22 0 68 0 135 0 202 0 16-5 16-31 16 0 5 0 8 0 12 13 0 33-1 43-1 9 0 29 1 43 1 0-4 0-7 0-12-25 0-30 0-30-16 0-79 0-160 0-239z"><text:p/></draw:path><draw:path draw:style-name="gr3" draw:text-style-name="P6" svg:width="0.0587in" svg:height="0.0693in" svg:x="4.237in" svg:y="0.552in" svg:viewBox="0 0 150 177" svg:d="M33 76c2-58 34-67 47-67 41 0 44 52 44 67-30 0-60 0-91 0zM32 84c36 0 71 0 108 0 9 0 10 0 10-8 0-39-21-76-70-76-44 0-80 40-80 88 0 52 41 89 86 89 46 0 64-43 64-49 0-5-4-6-5-6-3 0-4 2-5 6-13 39-49 39-52 39-20 0-35-11-44-25-12-19-12-44-12-58z"><text:p/></draw:path><draw:path draw:style-name="gr3" draw:text-style-name="P6" svg:width="0.0394in" svg:height="0.1819in" svg:x="4.3075in" svg:y="0.4902in" svg:viewBox="0 0 101 463" svg:d="M101 232c0-55-10-133-60-198-5-5-29-34-37-34-1 0-4 0-4 3s1 4 2 5c19 19 44 50 60 112 8 35 13 75 13 111 0 40-5 79-14 117-15 54-38 84-58 106-3 4-2 4-3 5 0 3 3 4 4 4 7 0 28-23 32-28 40-48 65-117 65-203z"><text:p/></draw:path><draw:path draw:style-name="gr3" draw:text-style-name="P6" svg:width="0.1004in" svg:height="0.035in" svg:x="1.3693in" svg:y="0.8079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" draw:text-style-name="P6" svg:width="0.0748in" svg:height="0.1075in" svg:x="1.5291in" svg:y="0.7579in" svg:viewBox="0 0 191 274" svg:d="M118 156c16 40 35 99 40 108 7 9 10 9 21 9 3 0 6 0 8 0 4 0 4-3 4-5s0-1-1-3c-4-4-6-10-8-17-27-74-53-147-80-220-8-22-29-28-47-28-2 0-7 0-7 4s3 5 4 5c12 2 15 4 25 31 12 35 25 69 37 104-35 35-71 72-106 107-5 4-8 6-8 11 0 6 6 12 12 12 7 0 10-4 13-9 31-36 62-72 93-109z"><text:p/></draw:path><draw:path draw:style-name="gr3" draw:text-style-name="P6" svg:width="0.0697in" svg:height="0.098in" svg:x="1.6146in" svg:y="0.7965in" svg:viewBox="0 0 178 250" svg:d="M177 23c1-5 1-5 1-9 0-6-5-10-11-10-4 0-10 3-14 8 0 2-3 14-5 21-3 10-5 21-7 31-6 23-12 46-18 69-2 7-19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3" draw:text-style-name="P6" svg:width="0.076in" svg:height="0.0878in" svg:x="1.7449in" svg:y="0.7811in" svg:viewBox="0 0 194 224" svg:d="M180 120c7 0 14 0 14-8s-7-8-14-8c-55 0-109 0-164 0 5-51 50-89 104-89 20 0 41 0 60 0 7 0 14 0 14-7 0-8-7-8-14-8-21 0-40 0-61 0-66 0-119 51-119 112 0 62 53 112 119 112 21 0 40 0 61 0 7 0 14 0 14-7 0-8-7-8-14-8-19 0-40 0-60 0-54 0-99-37-104-89 55 0 109 0 164 0z"><text:p/></draw:path><draw:path draw:style-name="gr3" draw:text-style-name="P6" svg:width="0.1039in" svg:height="0.1039in" svg:x="1.8787in" svg:y="0.7602in" svg:viewBox="0 0 265 265" svg:d="M97 144c4 0 10 0 14 0 20 30 39 59 58 89 4 7 14 22 18 28 2 4 3 4 12 4 18 0 36 0 54 0 7 0 12 0 12-7 0-3-2-5-5-6-15-3-33-29-43-41-3-4-22-29-48-71 34-7 67-21 67-67 0-54-56-73-102-73-41 0-80 0-121 0-8 0-13 0-13 8 0 6 8 6 10 6 22 0 24 3 24 22 0 65 0 129 0 194 0 19-2 22-24 22-2 0-10 0-10 6 0 7 5 7 13 7 35 0 71 0 106 0 6 0 13 0 13-7 0-6-7-6-11-6-22 0-24-3-24-22 0-29 0-57 0-86zM172 125c11-14 12-35 12-52 0-18-3-39-15-54 16 3 54 15 54 54 0 25-12 45-51 52zM97 35c0-9 0-21 24-21 33 0 50 14 50 59 0 50-13 57-74 57 0-32 0-63 0-95zM45 252c2-8 2-18 2-22 0-65 0-130 0-195 0-3 0-14-2-21 14 0 30 0 44 0-5 6-5 13-5 20 0 65 0 131 0 196 0 4 0 14 3 22-14 0-28 0-42 0zM126 144c4-1 5-1 8-1 6 0 14-1 20-1 7 9 48 78 80 110-12 0-25 0-37 0-23-36-47-72-71-108z"><text:p/></draw:path><draw:path draw:style-name="gr3" draw:text-style-name="P6" svg:width="0.0157in" svg:height="0.0157in" svg:x="1.9992in" svg:y="0.8484in" svg:viewBox="0 0 41 41" svg:d="M41 20c0-11-9-20-20-20s-21 8-21 20c0 11 10 21 21 21s20-9 20-21z"><text:p/></draw:path><draw:path draw:style-name="gr3" draw:text-style-name="P6" svg:width="0.0744in" svg:height="0.1071in" svg:x="2.0366in" svg:y="0.7579in" svg:viewBox="0 0 190 273" svg:d="M89 4c-1-1 0-4-4-4-9 0-38 3-48 4-3 0-7 0-7 8 0 4 4 5 10 5 18 0 18 2 18 6 0 2-1 6-1 8-19 73-37 148-56 222-1 6-1 7-1 9 0 9 8 11 11 11 7 0 12-5 14-10 2-10 6-20 8-30 3-11 5-23 9-34 2-9 4-18 6-26 0-3 4-16 4-18 1-3 13-25 26-35 9-7 21-13 37-13 17 0 21 12 21 26 0 21-14 63-24 87-3 9-4 13-4 21 0 19 13 32 31 32 37 0 51-56 51-60s-4-4-5-4c-3 0-4 1-6 8-5 20-17 47-39 47-7 0-9-3-9-12 0-10 3-20 6-28 7-16 25-62 25-85 0-25-17-41-45-41-25 0-43 12-58 30 10-41 20-83 30-124z"><text:p/></draw:path><draw:path draw:style-name="gr3" draw:text-style-name="P6" svg:width="0.0346in" svg:height="0.1516in" svg:x="2.1311in" svg:y="0.7496in" svg:viewBox="0 0 89 386" svg:d="M89 382c0-1 0-1-7-8-47-50-60-122-60-181 0-68 15-135 63-183 4-4 4-6 4-7 0-2-1-3-3-3-5 0-39 25-62 75-20 43-24 86-24 118 0 30 4 76 25 120 23 48 56 73 61 73 2 0 3-1 3-4z"><text:p/></draw:path><draw:path draw:style-name="gr3" draw:text-style-name="P6" svg:width="0.0697in" svg:height="0.098in" svg:x="2.1791in" svg:y="0.7965in" svg:viewBox="0 0 178 250" svg:d="M177 23c1-5 1-5 1-9 0-6-5-10-11-10-4 0-10 3-14 8 0 2-3 14-5 21-3 10-5 21-7 31-6 23-12 46-18 69-2 7-18 33-44 33-20 0-24-16-24-31 0-17 7-42 20-76 6-15 7-19 7-27 0-18-12-32-31-32-37 0-51 56-51 59 0 4 3 4 4 4 5 0 5 0 7-7 10-36 25-47 38-47 4 0 10 0 10 12 0 10-3 20-6 26-16 42-22 64-22 82 0 34 24 46 47 46 14 0 28-7 39-18-5 20-10 40-26 60-10 13-24 24-42 24-5 0-23-1-29-16 6 0 11 0 16-5 5-3 8-8 8-15 0-13-10-14-14-14-9 0-22 6-22 26 0 18 17 33 41 33 40 0 80-36 91-80 12-49 25-97 37-147z"><text:p/></draw:path><draw:path draw:style-name="gr3" draw:text-style-name="P6" svg:width="0.0346in" svg:height="0.1516in" svg:x="2.2638in" svg:y="0.7496in" svg:viewBox="0 0 89 386" svg:d="M89 193c0-30-4-77-25-120-23-49-56-73-61-73-2 0-3 1-3 3 0 1 0 3 7 9 38 39 60 100 60 181 0 66-14 134-63 182-4 6-4 6-4 7 0 3 1 4 3 4 5 0 39-26 62-76 20-42 24-84 24-117z"><text:p/></draw:path><draw:path draw:style-name="gr3" draw:text-style-name="P6" svg:width="0.0394in" svg:height="0.1823in" svg:x="3.8512in" svg:y="0.7343in" svg:viewBox="0 0 101 464" svg:d="M101 460c0-1-1-2-2-4-18-18-44-50-60-113-9-35-13-75-13-111 0-101 25-173 72-222 3-5 3-5 3-6 0-4-3-4-5-4-6 0-27 24-31 30-40 46-65 116-65 202 0 55 10 132 61 198 3 4 28 34 35 34 2 0 5 0 5-4z"><text:p/></draw:path><draw:path draw:style-name="gr3" draw:text-style-name="P6" svg:width="0.0827in" svg:height="0.1366in" svg:x="3.9024in" svg:y="0.7575in" svg:viewBox="0 0 211 348" svg:d="M211 53c0-29-22-53-53-53-22 0-33 7-47 16-21 16-42 53-49 83-21 81-41 164-62 245 0 1 1 4 4 4s5 0 6-2c9-35 17-71 26-106 8 23 24 37 53 37s57-14 75-31c19-17 31-43 31-71s-15-47-29-57c23-13 45-38 45-65zM141 118c-5 1-9 2-18 2-5 0-13 0-17-1 1-5 14-3 18-3 9 0 12 0 17 2zM189 44c0 28-14 55-35 67-10-4-18-4-30-4-7 0-29-1-29 12 0 11 19 10 27 10 14 0 20-1 31-6 15 14 16 27 17 44 2 22-8 52-19 66-15 21-41 35-63 35-30 0-44-22-44-49 0-4 0-10 2-18 8-33 17-65 24-98 9-33 37-94 83-94 23 0 36 12 36 35z"><text:p/></draw:path><draw:path draw:style-name="gr3" draw:text-style-name="P6" svg:width="0.0508in" svg:height="0.0665in" svg:x="4.0472in" svg:y="0.7965in" svg:viewBox="0 0 130 170" svg:d="M54 42c0-15 0-28 0-42-18 1-36 3-54 4 0 5 0 8 0 12 28 0 30 3 30 21 0 34 0 70 0 104 0 17-5 17-30 17 0 5 0 8 0 12 15 0 33-1 44-1 15 0 34 0 50 1 0-4 0-7 0-12-4 0-6 0-9 0-29 0-29-4-29-17 0-20 0-40 0-60 0-38 16-72 45-72 2 0 4 0 5 0-1 0-9 4-9 15 0 10 8 17 16 17 7 0 17-6 17-18s-12-23-29-23c-28 0-42 25-47 42z"><text:p/></draw:path><draw:path draw:style-name="gr3" draw:text-style-name="P6" svg:width="0.0764in" svg:height="0.0685in" svg:x="4.1071in" svg:y="0.7965in" svg:viewBox="0 0 195 175" svg:d="M139 140c0 12 0 23 0 35 18-1 37-3 56-5 0-4 0-7 0-12-28 0-31-2-31-21 0-46 0-91 0-137-19 1-38 3-56 4 0 5 0 8 0 12 26 0 29 3 29 21 0 23 0 47 0 70 0 33-18 59-46 59-33 0-34-18-34-38 0-43 0-85 0-128-19 1-38 3-57 4 0 5 0 8 0 12 30 0 30 2 30 36 0 19 0 38 0 58 0 30 0 65 59 65 22 0 39-11 50-35z"><text:p/></draw:path><draw:path draw:style-name="gr3" draw:text-style-name="P6" svg:width="0.0335in" svg:height="0.1051in" svg:x="4.1921in" svg:y="0.7579in" svg:viewBox="0 0 86 268" svg:d="M55 0c-19 1-36 3-55 4 0 5 0 8 0 13 26 0 30 2 30 22 0 67 0 133 0 200 0 17-5 17-30 17 0 5 0 8 0 12 12 0 33-1 43-1 9 0 28 1 43 1 0-4 0-7 0-12-27 0-31 0-31-17 0-80 0-160 0-239z"><text:p/></draw:path><draw:path draw:style-name="gr3" draw:text-style-name="P6" svg:width="0.0587in" svg:height="0.0693in" svg:x="4.2335in" svg:y="0.7957in" svg:viewBox="0 0 150 177" svg:d="M33 76c2-58 35-68 48-68 40 0 43 53 43 68-31 0-60 0-91 0zM33 84c36 0 72 0 108 0 8 0 9 0 9-8 0-39-21-76-69-76-45 0-81 40-81 88 0 52 41 89 86 89 47 0 64-43 64-50 0-4-3-5-5-5-3 0-4 2-5 6-13 39-49 39-52 39-20 0-35-11-44-25-11-19-11-44-11-58z"><text:p/></draw:path><draw:path draw:style-name="gr3" draw:text-style-name="P6" svg:width="0.0394in" svg:height="0.1823in" svg:x="4.3035in" svg:y="0.7343in" svg:viewBox="0 0 101 464" svg:d="M101 232c0-55-10-132-60-198-4-4-29-34-37-34-1 0-4 1-4 4 0 1 1 3 2 4 19 21 44 51 60 113 10 35 13 75 13 111 0 39-3 78-14 117-15 54-38 84-58 106-3 4-2 4-3 5 0 3 3 4 4 4 7 0 28-24 32-30 40-46 65-115 65-202z"><text:p/></draw:path><draw:path draw:style-name="gr3" draw:text-style-name="P6" svg:width="0.1004in" svg:height="0.035in" svg:x="1.3693in" svg:y="1.0528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4in" svg:height="0.1071in" svg:x="1.5295in" svg:y="1.0043in" svg:viewBox="0 0 190 273" svg:d="M90 4c0-1 0-4-5-4-9 0-38 3-48 3-3 1-6 1-6 9 0 5 3 5 9 5 18 0 19 2 19 6-1 2-1 6-2 8-19 74-36 148-55 222-2 6-2 7-2 9 0 9 8 11 11 11 7 0 13-6 14-10 2-10 6-20 8-30 3-12 5-23 9-35 2-8 4-16 6-25 0-2 4-16 5-18 1-3 12-25 25-35 9-7 21-14 37-14 17 0 21 13 21 27 0 21-14 63-24 87-2 9-4 13-4 21 0 18 13 32 32 32 36 0 50-57 50-60 0-4-4-4-5-4-3 0-4 1-6 7-5 21-17 48-39 48-7 0-9-4-9-13s3-19 6-28c7-16 25-61 25-84 0-26-16-41-45-41-25 0-43 11-58 30 10-41 21-83 31-124z"><text:p/></draw:path><draw:path draw:style-name="gr3" draw:text-style-name="P6" svg:width="0.0394in" svg:height="0.1819in" svg:x="3.8512in" svg:y="0.9791in" svg:viewBox="0 0 101 463" svg:d="M101 460c0-1-1-2-2-4-18-18-44-50-60-113-9-35-13-75-13-111 0-101 25-173 72-223 3-4 2-4 3-5 0-4-3-4-5-4-6 0-27 23-31 30-40 46-65 115-65 202 0 55 10 132 61 198 3 5 28 33 35 33 2 0 5 0 5-3z"><text:p/></draw:path><draw:path draw:style-name="gr3" draw:text-style-name="P6" svg:width="0.0705in" svg:height="0.0996in" svg:x="3.9024in" svg:y="1.0429in" svg:viewBox="0 0 180 254" svg:d="M177 64c2-8 3-12 3-23 0-26-15-41-44-41-30 0-51 20-60 33-2-22-18-33-35-33-18 0-26 14-29 22-8 13-12 36-12 37 0 4 3 4 4 4 5 0 5 0 7-9 7-28 14-46 29-46 6 0 12 3 12 17 0 9-1 14-7 33-8 30-14 60-22 89-1 6-4 15-4 17 0 8 5 11 12 11 4 0 11-3 14-11 0-1 4-19 7-29 3-12 5-23 8-35 3-8 5-16 7-25 1-2 3-16 4-18 2-3 14-25 27-35 8-7 19-14 36-14s21 13 21 27c0 2 0 9-3 24-15 60-30 119-44 179-1 4-1 3-1 5 0 7 4 11 11 11 12 0 14-11 15-15 14-59 30-117 44-175z"><text:p/></draw:path><draw:path draw:style-name="gr3" draw:text-style-name="P6" svg:width="0.0508in" svg:height="0.0669in" svg:x="4.0343in" svg:y="1.0429in" svg:viewBox="0 0 130 171" svg:d="M54 42c0-14 0-28 0-42-18 1-36 2-54 3 0 5 0 8 0 12 26 0 30 4 30 22 0 35 0 70 0 104 0 17-5 17-30 17 0 5 0 8 0 13 14-2 33-2 44-2 15 0 33 0 48 2 0-5 0-8 0-13-2 0-5 0-7 0-29 0-30-4-30-18 0-20 0-40 0-60 0-37 17-72 46-72 2 0 3 0 5 1-2 0-9 4-9 14 0 11 7 17 16 17 7 0 17-5 17-17s-12-23-29-23c-28 0-43 25-47 42z"><text:p/></draw:path><draw:path draw:style-name="gr3" draw:text-style-name="P6" svg:width="0.0764in" svg:height="0.0685in" svg:x="4.0941in" svg:y="1.0429in" svg:viewBox="0 0 195 175" svg:d="M139 140c0 12 0 23 0 35 18-1 37-3 56-4 0-5 0-8 0-13-28 0-31-3-31-22 0-45 0-91 0-136-19 1-39 2-57 3 0 5 0 8 0 12 27 0 30 4 30 22 0 24 0 47 0 70 0 33-18 59-47 59-32 0-34-19-34-38 0-43 0-85 0-128-19 1-37 2-56 3 0 5 0 8 0 12 30 0 30 1 30 37 0 18 0 38 0 57 0 31 0 66 59 66 21 0 39-11 50-35z"><text:p/></draw:path><draw:path draw:style-name="gr3" draw:text-style-name="P6" svg:width="0.0335in" svg:height="0.1051in" svg:x="4.1787in" svg:y="1.0043in" svg:viewBox="0 0 86 268" svg:d="M56 0c-19 1-37 3-56 4 0 5 0 8 0 13 28 0 31 2 31 20 0 68 0 135 0 202 0 17-5 17-31 17 0 5 0 8 0 12 13-1 33-1 43-1 9 0 29 0 43 1 0-4 0-7 0-12-25 0-30 0-30-17 0-79 0-160 0-239z"><text:p/></draw:path><draw:path draw:style-name="gr3" draw:text-style-name="P6" svg:width="0.0587in" svg:height="0.0697in" svg:x="4.2205in" svg:y="1.0402in" svg:viewBox="0 0 150 178" svg:d="M33 76c2-57 34-67 47-67 41 0 44 53 44 67-31 0-60 0-91 0zM32 85c36 0 71 0 108 0 9 0 10 0 10-9 0-38-21-76-70-76-44 0-80 41-80 89 0 52 41 89 86 89 46 0 64-43 64-50 0-4-4-5-5-5-3 0-4 2-5 6-13 39-49 39-52 39-20 0-35-12-44-26-12-18-12-44-12-57z"><text:p/></draw:path><draw:path draw:style-name="gr3" draw:text-style-name="P6" svg:width="0.0394in" svg:height="0.1819in" svg:x="4.2906in" svg:y="0.9791in" svg:viewBox="0 0 101 463" svg:d="M101 232c0-55-10-133-60-198-5-4-29-34-37-34-1 0-4 1-4 4 0 1 1 3 2 4 19 20 44 51 60 113 8 35 13 75 13 111 0 39-5 78-14 116-15 55-38 85-58 106-3 5-3 5-3 6 0 3 3 3 4 3 7 0 28-23 32-28 40-47 65-117 65-203z"><text:p/></draw:path><draw:path draw:style-name="gr3" draw:text-style-name="P6" svg:width="0.1004in" svg:height="0.035in" svg:x="1.3693in" svg:y="1.281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398in" svg:height="0.102in" svg:x="1.5256in" svg:y="1.2366in" svg:viewBox="0 0 102 260" svg:d="M99 13c0-8-6-13-14-13-11 0-21 10-21 20 0 7 5 14 14 14s21-9 21-21zM69 158c5-11 5-11 9-22 2-7 4-13 4-21 0-16-12-30-31-30-37 0-51 56-51 59s3 3 4 3c5 0 5 0 7-6 10-37 25-49 38-49 4 0 10 0 10 14 0 7-2 15-4 19-3 10-20 55-26 72-5 10-9 23-9 31 0 17 13 32 32 32 36 0 50-56 50-60s-3-4-4-4c-5 0-4 1-7 6-6 26-20 49-39 49-7 0-9-4-9-13s2-15 11-39c5-13 10-27 15-41z"><text:p/></draw:path><draw:path draw:style-name="gr3" draw:text-style-name="P6" svg:width="0.072in" svg:height="0.1071in" svg:x="1.5799in" svg:y="1.2311in" svg:viewBox="0 0 184 273" svg:d="M184 4c-1-1 0-4-5-4-6 0-43 3-49 4-3 0-6 3-6 8 0 4 4 5 10 5 18 0 19 2 19 6 0 2-1 6-1 8-8 31-16 60-23 91-7-14-19-24-36-24-46 0-93 56-93 113 0 37 21 62 52 62 7 0 26-2 49-30 3 17 17 30 35 30 15 0 23-9 29-22 7-13 8-25 12-38 0-4-3-4-4-4-5 0-5 2-6 7-6 25-14 48-30 48-9 0-12-10-12-18 0-9 2-12 4-18 18-75 36-149 55-224zM103 222c-2 7-2 8-7 14-17 21-33 28-44 28-19 0-25-21-25-36 0-20 13-67 21-85 13-23 30-37 45-37 26 0 31 31 31 34 0 2-1 4-1 6-6 26-13 51-20 76z"><text:p/></draw:path><draw:path draw:style-name="gr3" draw:text-style-name="P6" svg:width="0.0728in" svg:height="0.0728in" svg:x="1.6547in" svg:y="1.2866in" svg:viewBox="0 0 186 186" svg:d="M68 100c3 0 7 0 10 0 13 21 26 42 40 63 3 4 10 15 13 20 1 3 2 3 9 3 12 0 25 0 37 0 5 0 9 0 9-6 0-2-2-3-5-4-9-2-23-20-29-29-2-3-16-21-34-49 24-5 47-16 47-47 0-38-40-51-72-51-28 0-56 0-84 0-5 0-9 0-9 5s4 5 7 5c15 0 17 1 17 15 0 45 0 90 0 136 0 13-2 15-17 15-3 0-7 0-7 4 0 6 4 6 9 6 24 0 49 0 73 0 6 0 10 0 10-6 0-4-5-4-7-4-16 0-17-2-17-15 0-20 0-41 0-61zM120 87c8-10 9-24 9-36 0-13-3-27-11-39 12 3 38 11 38 39 0 17-8 31-36 36zM68 24c0-5 0-14 17-14 23 0 34 9 34 41 0 35-8 40-51 40 0-22 0-45 0-67zM31 176c2-4 2-12 2-15 0-46 0-92 0-137 0-2 0-10-2-14 10 0 21 0 31 0-4 4-4 10-4 13 0 46 0 91 0 138 0 3 0 11 2 15-9 0-19 0-29 0zM89 100c1 0 2 0 4 0 5 0 10-1 15-1 4 7 33 55 56 77-9 0-18 0-27 0-16-25-31-51-48-76z"><text:p/></draw:path><draw:path draw:style-name="gr3" draw:text-style-name="P6" svg:width="0.1043in" svg:height="0.0559in" svg:x="1.7378in" svg:y="1.3047in" svg:viewBox="0 0 266 143" svg:d="M229 78c-34 25-25 41-39 61 0 4 2 4 6 4 5 0 6 0 8-4 1-7 5-25 19-40 16-17 30-20 41-24 1 0 2-2 2-3 0-3-1-4-4-5-40-12-53-39-58-64-2-3-5-3-8-3-5 0-6 0-6 4 6 13 2 19 16 38 6 9 14 16 23 23-73 0-145 0-218 0-4 0-11 0-11 7 0 6 7 6 11 6 73 0 145 0 218 0z"><text:p/></draw:path><draw:path draw:style-name="gr3" draw:text-style-name="P6" svg:width="0.0728in" svg:height="0.0728in" svg:x="1.8531in" svg:y="1.2866in" svg:viewBox="0 0 186 186" svg:d="M68 100c3 0 6 0 9 0 13 21 27 42 41 63 3 4 10 15 12 20 2 3 3 3 9 3 12 0 25 0 37 0 5 0 10 0 10-6 0-2-2-3-5-4-9-2-23-20-29-29-2-3-16-21-34-49 24-5 47-16 47-47 0-38-40-51-72-51-28 0-56 0-84 0-6 0-9 0-9 5s4 5 7 5c15 0 16 1 16 15 0 45 0 90 0 136 0 13-1 15-16 15-3 0-7 0-7 4 0 6 3 6 9 6 24 0 49 0 73 0 6 0 9 0 9-6 0-4-4-4-6-4-16 0-17-2-17-15 0-20 0-41 0-61zM120 87c8-10 9-24 9-36 0-13-3-27-11-39 11 3 38 11 38 39 0 17-9 31-36 36zM68 24c0-5 0-14 17-14 23 0 34 9 34 41 0 35-9 40-51 40 0-22 0-45 0-67zM31 176c2-4 2-12 2-15 0-46 0-92 0-137 0-2 0-10-2-14 10 0 21 0 31 0-4 4-4 10-4 13 0 46 0 91 0 138 0 3 0 11 2 15-9 0-19 0-29 0zM88 100c2 0 3 0 5 0 5 0 10-1 15-1 4 7 33 55 56 77-9 0-18 0-27 0-16-25-33-51-49-76z"><text:p/></draw:path><draw:path draw:style-name="gr3" draw:text-style-name="P6" svg:width="0.0346in" svg:height="0.152in" svg:x="1.9512in" svg:y="1.2224in" svg:viewBox="0 0 89 387" svg:d="M89 383c0-1 0-1-7-8-48-49-60-122-60-181 0-68 14-135 63-183 4-4 4-5 4-7 0-3-1-4-3-4-5 0-40 26-62 76-20 43-24 86-24 118 0 29 3 77 25 121 23 47 56 72 61 72 2 0 3-1 3-4z"><text:p/></draw:path><draw:path draw:style-name="gr3" draw:text-style-name="P6" svg:width="0.074in" svg:height="0.1071in" svg:x="2.0035in" svg:y="1.2311in" svg:viewBox="0 0 189 273" svg:d="M89 4c-1-1 0-4-4-4-9 0-38 3-48 4-3 0-7 0-7 8 0 4 3 5 10 5 18 0 18 2 18 6 0 2-1 6-1 8-19 73-37 148-56 222-1 5-1 7-1 9 0 9 8 11 11 11 7 0 12-5 14-10 2-10 6-20 8-30 2-12 6-23 8-35 3-8 5-16 6-25 1-2 5-16 5-18 1-3 13-25 26-35 9-7 21-14 38-14 16 0 20 13 20 27 0 21-14 63-24 87-3 9-4 13-4 21 0 17 13 32 31 32 36 0 50-57 50-60 0-4-3-4-4-4-3 0-4 1-6 7-5 21-18 48-39 48-7 0-9-3-9-13 0-9 3-19 6-27 7-17 24-62 24-85 0-26-16-41-44-41-25 0-43 12-58 30 10-41 20-83 30-124z"><text:p/></draw:path><draw:path draw:style-name="gr3" draw:text-style-name="P6" svg:width="0.035in" svg:height="0.152in" svg:x="2.0913in" svg:y="1.2224in" svg:viewBox="0 0 90 387" svg:d="M90 194c0-30-4-77-26-121-23-48-56-73-60-73-3 0-4 2-4 4s0 3 8 9c37 39 59 100 59 181 0 66-14 134-61 182-6 6-6 6-6 7 0 2 1 4 4 4 4 0 39-26 61-76 20-42 25-84 25-117z"><text:p/></draw:path></draw:g></text:p>
        </text:list-item>
      </text:list>
      <text:p text:style-name="P10"><draw:g text:anchor-type="as-char" svg:y="-0.1134in" draw:z-index="121" draw:name="Shape131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3">סעיף ד’</text:h>
      <text:p text:style-name="P36">נתון: </text:p>
      <text:p text:style-name="P8"><draw:g text:anchor-type="as-char" svg:y="-0.228in" draw:z-index="122" draw:name="Shape132" draw:style-name="gr1"><svg:title>TexMaths</svg:title><svg:desc>11§latex§f = \lambda n \in \N. \begin{cases}
  \tfrac{n}{2} &amp; n \in \Neven \\
  - \tfrac{n + 1}{2} &amp; n \in \Nodd
\end{cases}, f \colon \N \to \Z§svg§600§FALSE§</svg:desc><draw:path draw:style-name="gr2" draw:text-style-name="P5" svg:width="2.839in" svg:height="0.4394in" svg:x="0.0024in" svg:y="0.0071in" svg:viewBox="0 0 7212 1117" svg:d="M0 0c2404 0 4808 0 7212 0 0 373 0 744 0 1117-2404 0-4808 0-7212 0 0-373 0-744 0-1117z"><text:p/></draw:path><draw:path draw:style-name="gr3" draw:text-style-name="P6" svg:width="0.0484in" svg:height="0.1063in" svg:x="-0.0004in" svg:y="0.1591in" svg:viewBox="0 0 124 271" svg:d="M54 106c0-16 0-30 0-46 0-33 19-51 36-51 1 0 7 0 12 2-4 2-11 7-11 16s6 17 17 17 16-8 16-17c0-14-14-27-34-27-27 0-60 21-60 62 0 14 0 29 0 44-10 0-20 0-30 0 0 4 0 7 0 12 10 0 20 0 30 0 0 41 0 83 0 125 0 17-5 17-30 17 0 4 0 7 0 11 15 0 33-1 44-1 15 0 34 0 49 1 0-4 0-7 0-11-3 0-5 0-8 0-29 0-29-4-29-18 0-42 0-83 0-124 14 0 30 0 44 0 0-5 0-8 0-12-15 0-31 0-46 0z"><text:p/></draw:path><draw:path draw:style-name="gr3" draw:text-style-name="P6" svg:width="0.1008in" svg:height="0.035in" svg:x="0.1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4in" svg:height="0.1071in" svg:x="0.2689in" svg:y="0.1598in" svg:viewBox="0 0 190 273" svg:d="M117 155c16 41 35 100 40 109 7 7 10 7 21 7 3 0 6 0 9 0s3-2 3-3 0-2-1-3c-4-5-6-10-9-18-26-73-52-146-79-220-7-23-28-27-47-27-2 0-7 0-7 4 0 3 2 3 4 4 13 2 15 4 25 30 12 36 25 71 37 106-35 35-71 70-106 105-5 5-7 7-7 13s4 11 11 11 10-5 13-8c31-38 62-74 93-110z"><text:p/></draw:path><draw:path draw:style-name="gr3" draw:text-style-name="P6" svg:width="0.0823in" svg:height="0.0685in" svg:x="0.3539in" svg:y="0.198in" svg:viewBox="0 0 210 175" svg:d="M23 148c-1 6-3 15-3 17 0 6 5 10 11 10 4 0 11-2 14-11 2-9 4-19 8-28 2-12 5-23 8-35 2-9 4-17 6-26 2-7 5-18 6-19 5-12 26-47 62-47 18 0 21 14 21 27 0 23-19 73-25 89-3 9-3 15-3 19 0 18 13 31 31 31 37 0 51-56 51-60 0-3-4-3-5-3-4 0-4 1-6 7-8 26-21 48-40 48-6 0-8-4-8-13 0-10 3-19 6-28 8-20 25-62 25-84 0-27-18-42-46-42-35 0-54 25-60 34-1-22-18-34-35-34-18 0-26 15-29 22-6 13-12 36-12 37 0 5 3 4 4 5 5 0 5-1 7-9 7-28 14-46 29-46 7 0 12 5 12 17 0 9-1 12-7 33-8 30-14 60-22 89z"><text:p/></draw:path><draw:path draw:style-name="gr3" draw:text-style-name="P6" svg:width="0.0756in" svg:height="0.0878in" svg:x="0.4961in" svg:y="0.1835in" svg:viewBox="0 0 193 224" svg:d="M179 120c7 0 14 0 14-8s-7-8-14-8c-55 0-109 0-164 0 5-51 50-89 104-89 20 0 41 0 60 0 7 0 14 0 14-7 0-8-7-8-14-8-21 0-40 0-61 0-66 0-118 51-118 112 0 62 52 112 118 112 21 0 40 0 61 0 7 0 14-1 14-9s-7-7-14-7c-19 0-40 0-60 0-54 0-99-37-104-88 55 0 109 0 164 0z"><text:p/></draw:path><draw:path draw:style-name="gr3" draw:text-style-name="P6" svg:width="0.1028in" svg:height="0.1063in" svg:x="0.6307in" svg:y="0.1618in" svg:viewBox="0 0 262 271" svg:d="M34 35c0 63 0 125 0 188 0 21-3 28-23 28-4 0-11 1-11 6 0 7 7 7 13 7 20 0 40 0 60 0 7 0 13 0 13-7 0-5-7-6-11-6-22 0-26-9-26-29 0-59 0-118 0-177 57 74 112 147 168 221 3 4 5 5 8 5 7 0 7-5 7-12 0-72 0-146 0-218 0-21 3-27 21-28 2 0 9 0 9-6 0-7-6-7-13-7-19 0-38 0-57 0-6 0-13 0-13 7 0 6 7 6 11 6 22 1 26 9 26 29 0 40 0 80 0 121-39-53-79-105-117-158-4-5-5-5-14-5-22 0-45 0-67 0-7 0-14 0-14 7 0 6 7 6 9 6 10 1 18 8 21 12 0 4 0 5 0 10zM218 245c-56-74-112-148-169-222-3-5-3-5-7-10 15 0 31 0 46 0 43 58 87 118 130 176 0 19 0 37 0 56z"><text:p/></draw:path><draw:path draw:style-name="gr3" draw:text-style-name="P6" svg:width="0.0161in" svg:height="0.0157in" svg:x="0.7496in" svg:y="0.248in" svg:viewBox="0 0 42 41" svg:d="M42 21c0-11-10-21-21-21s-21 10-21 21 10 20 21 20 21-9 21-20z"><text:p/></draw:path><draw:path draw:style-name="gr3" draw:text-style-name="P6" svg:width="0.078in" svg:height="0.4547in" svg:x="0.8264in" svg:y="0in" svg:viewBox="0 0 199 1156" svg:d="M119 720c0-43-30-108-97-141 42-23 91-68 96-139 0-2 1-3 1-4 0-89 0-178 0-267 0-32 0-38 3-53 7-30 25-69 74-97 3-3 3-4 3-10 0-9 0-9-9-9-6 0-7 0-17 7-87 48-92 120-92 134 0 91 0 182 0 273 0 29 0 60-21 95-17 32-38 48-55 59-5 3-5 3-5 10s0 7 3 9c33 21 69 56 77 119 1 8 1 8 1 14 0 99 0 198 0 295 0 32 19 97 94 136 9 5 10 5 15 5 9 0 9 0 9-9 0-6 0-7-1-7-17-11-67-42-78-109-1-10-1-11-1-16 0-97 0-196 0-295z"><text:p/></draw:path><draw:path draw:style-name="gr3" draw:text-style-name="P6" svg:width="0.0646in" svg:height="0.0476in" svg:x="0.9504in" svg:y="0.0543in" svg:viewBox="0 0 165 122" svg:d="M20 102c-1 4-1 8-2 11 0 7 4 9 8 9 6 0 10-3 11-6 1-2 4-10 5-16 2-5 4-18 6-25 2-6 4-11 5-18 3-11 3-13 11-24s21-25 41-25c15 0 16 14 16 18 0 17-12 47-16 59-4 7-4 10-4 14 0 14 11 23 26 23 26 0 38-37 38-41s-3-4-4-4c-4 0-4 2-5 5-6 21-18 32-28 32-7 0-8-3-8-8 0-7 2-10 7-22 3-9 14-38 14-53 0-26-21-31-35-31-22 0-38 14-46 25-2-18-18-25-29-25s-18 9-21 15c-7 10-10 26-10 27 0 3 3 3 4 3 5 0 5-1 7-8 3-16 9-29 20-29 6 0 9 6 9 13 0 5-3 15-5 23-2 7-4 18-6 24-4 11-6 23-9 34z"><text:p/></draw:path><draw:path draw:style-name="gr3" draw:text-style-name="P6" svg:width="0.0748in" svg:height="0.0055in" svg:x="0.9449in" svg:y="0.1213in" svg:viewBox="0 0 191 15" svg:d="M0 0c64 0 128 0 191 0 0 5 0 10 0 15-63 0-127 0-191 0 0-5 0-10 0-15z"><text:p/></draw:path><draw:path draw:style-name="gr3" draw:text-style-name="P6" svg:width="0.0465in" svg:height="0.0701in" svg:x="0.9594in" svg:y="0.1425in" svg:viewBox="0 0 119 179" svg:d="M119 130c-4 0-6 0-9 0-1 6-3 22-7 25-2 1-23 1-27 1-17 0-33 0-50 0 29-25 39-33 54-45 21-16 39-33 39-58 0-33-29-53-63-53s-56 23-56 48c0 14 11 16 14 16 7 0 15-6 15-15 0-5-3-14-17-14 9-20 28-25 40-25 27 0 41 21 41 43 0 23-17 42-26 51-22 21-43 43-65 64-2 3-2 3-2 11 37 0 74 0 111 0 2-16 6-33 8-49z"><text:p/></draw:path><draw:path draw:style-name="gr3" draw:text-style-name="P6" svg:width="0.0819in" svg:height="0.0685in" svg:x="1.4673in" svg:y="0.0953in" svg:viewBox="0 0 209 175" svg:d="M23 147c-1 7-3 16-3 17 0 7 4 11 11 11 4 0 11-4 14-11 0-1 4-19 7-29 3-12 5-23 9-35 2-8 4-16 6-25 2-7 5-18 6-20 5-12 26-46 62-46 18 0 21 14 21 26 0 24-18 74-25 90-3 9-3 13-3 18 0 19 13 32 30 32 37 0 51-56 51-60s-3-4-4-4c-4 0-4 1-6 8-8 25-21 47-39 47-7 0-9-3-9-12 0-10 3-20 6-28 8-20 23-63 23-85 0-26-16-41-44-41-35 0-53 24-60 33-2-21-18-33-35-33-18 0-26 14-29 22-6 13-12 35-12 37 0 4 3 4 4 4 5 0 5 0 7-9 7-28 14-45 29-45 7 0 12 4 12 17 0 8-1 12-7 32-8 30-14 60-22 89z"><text:p/></draw:path><draw:path draw:style-name="gr3" draw:text-style-name="P6" svg:width="0.076in" svg:height="0.0878in" svg:x="1.6091in" svg:y="0.0803in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3" draw:text-style-name="P6" svg:width="0.1028in" svg:height="0.1071in" svg:x="1.7441in" svg:y="0.0571in" svg:viewBox="0 0 262 273" svg:d="M34 35c0 63 0 125 0 188 0 21-3 28-23 29-4 0-11 0-11 6 0 7 7 7 13 7 20 0 40 0 60 0 7 0 13 0 13-7 0-6-7-6-12-6-21-1-24-9-24-29 0-59 0-117 0-177 56 74 111 146 167 220 3 5 5 7 7 7 7 0 7-7 7-14 0-72 0-145 0-217 0-22 4-28 22-28 2 0 9-1 9-6 0-8-6-8-13-8-19 0-38 0-57 0-6 0-13 0-13 8 0 6 7 6 11 6 22 0 26 8 26 29 0 41 0 80 0 121-39-53-79-106-117-159-4-5-5-5-14-5-22 0-45 0-67 0-8 0-14 0-14 8 0 5 6 6 9 6 10 1 18 7 21 12 0 3 0 4 0 9zM218 245c-56-74-112-148-168-222-4-4-4-5-8-9 15 0 31 0 46 0 43 59 87 118 130 176 0 18 0 36 0 55z"><text:p/></draw:path><draw:path draw:style-name="gr3" draw:text-style-name="P6" svg:width="0.0449in" svg:height="0.048in" svg:x="1.8543in" svg:y="0.1362in" svg:viewBox="0 0 115 123" svg:d="M108 59c5 0 7 0 7-6 0-23-13-53-53-53-36 0-62 29-62 62 0 34 30 61 66 61s49-28 49-35c0-1 1-3-4-3-3 0-4 1-5 4-8 22-29 25-39 25-12 0-24-5-33-15-10-13-10-30-10-40 28 0 56 0 84 0zM24 52c3-38 28-44 38-44 34 0 35 37 35 44-24 0-49 0-73 0z"><text:p/></draw:path><draw:path draw:style-name="gr3" draw:text-style-name="P6" svg:width="0.0571in" svg:height="0.0465in" svg:x="1.9075in" svg:y="0.1394in" svg:viewBox="0 0 146 119" svg:d="M120 26c8-16 22-16 26-16 0-3 0-7 0-10-7 0-14 1-21 1s-17-1-25-1c0 3 0 7 0 10 12 0 12 9 12 10s0 4-2 7c-10 22-21 46-31 68-11-25-22-50-33-74-1-2-2-3-2-6 0-5 9-5 14-5 0-3 0-7 0-10-1 0-19 1-30 1-9 0-19-1-28-1 0 3 0 7 0 10 15 0 19 0 23 9 14 32 29 62 43 94 1 3 2 6 7 6s6-3 7-6c14-28 27-58 40-87z"><text:p/></draw:path><draw:path draw:style-name="gr3" draw:text-style-name="P6" svg:width="0.0453in" svg:height="0.048in" svg:x="1.9693in" svg:y="0.1362in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3" draw:text-style-name="P6" svg:width="0.0567in" svg:height="0.0469in" svg:x="2.0248in" svg:y="0.1382in" svg:viewBox="0 0 145 120" svg:d="M125 37c0-23-12-37-40-37-23 0-38 12-44 26h-1c0-8 0-17 0-26-14 1-27 2-40 3 0 4 0 7 0 10 19 0 21 2 21 16 0 23 0 46 0 69 0 12-3 12-21 12 0 3 0 6 0 10 1 0 20-1 31-1 10 0 28 0 31 1 0-4 0-7 0-10-18 0-20 0-20-12 0-17 0-32 0-49 0-28 22-41 41-41 18 0 20 15 20 28 0 21 0 41 0 62 0 12-2 12-19 12 0 3 0 6 0 10 10 0 18-1 30-1 10 0 29 0 31 1 0-4 0-7 0-10-17 0-20 0-20-12 0-20 0-41 0-61z"><text:p/></draw:path><draw:path draw:style-name="gr3" draw:text-style-name="P6" svg:width="0.0925in" svg:height="0.0055in" svg:x="0.9394in" svg:y="0.3398in" svg:viewBox="0 0 236 15" svg:d="M223 15c7 0 13 0 13-7 0-8-6-8-13-8-69 0-139 0-209 0-6 0-14 0-14 8 0 7 8 7 14 7 70 0 140 0 209 0z"><text:p/></draw:path><draw:path draw:style-name="gr3" draw:text-style-name="P6" svg:width="0.065in" svg:height="0.0476in" svg:x="1.0685in" svg:y="0.274in" svg:viewBox="0 0 166 122" svg:d="M21 102c-1 4-3 10-3 11 0 6 5 9 9 9 5 0 9-4 10-7s4-11 6-16c1-4 4-18 5-24 3-6 4-12 5-18 3-11 3-13 12-25 6-10 20-24 40-24 16 0 16 13 16 18 0 17-12 47-16 58-3 7-4 11-4 15 0 14 12 23 25 23 28 0 40-37 40-42 0-3-3-2-4-3-5 0-5 1-6 4-6 22-17 33-28 33-6 0-7-4-7-10 0-5 1-9 5-22 4-7 15-36 15-51 0-27-20-31-35-31-22 0-38 14-45 24-3-19-18-24-29-24-12 0-19 9-22 14-6 10-10 26-10 28 0 3 3 2 4 3 5 0 5-1 7-9 4-15 9-28 20-28 6 0 9 5 9 13 0 5-3 14-5 22-2 6-4 19-5 24-4 12-6 23-9 35z"><text:p/></draw:path><draw:path draw:style-name="gr3" draw:text-style-name="P6" svg:width="0.078in" svg:height="0.078in" svg:x="1.1465in" svg:y="0.2543in" svg:viewBox="0 0 199 199" svg:d="M106 107c27 0 56 0 83 0 3 0 10 0 10-7s-7-7-10-7c-27 0-56 0-83 0 0-27 0-56 0-83 0-3 0-10-7-10s-7 7-7 10c0 27 0 56 0 83-27 0-55 0-82 0-3 0-10 0-10 7s5 7 10 7c27 0 55 0 82 0 0 27 0 55 0 82 0 3 0 10 7 10s7-6 7-10c0-27 0-55 0-82z"><text:p/></draw:path><draw:path draw:style-name="gr3" draw:text-style-name="P6" svg:width="0.0382in" svg:height="0.0701in" svg:x="1.2437in" svg:y="0.2504in" svg:viewBox="0 0 98 179" svg:d="M62 8c0-8-2-8-9-8-18 18-42 18-53 18 0 3 0 6 0 9 7 0 24 0 40-7 0 46 0 91 0 137 0 9 0 13-28 13-3 0-7 0-10 0 0 4 0 6 0 9 5 0 38-1 47-1s43 1 49 1c0-3 0-5 0-9-3 0-7 0-10 0-26 0-26-4-26-13 0-49 0-100 0-149z"><text:p/></draw:path><draw:path draw:style-name="gr3" draw:text-style-name="P6" svg:width="0.2287in" svg:height="0.0055in" svg:x="1.0638in" svg:y="0.3398in" svg:viewBox="0 0 582 15" svg:d="M0 0c194 0 388 0 582 0 0 5 0 10 0 15-194 0-388 0-582 0 0-5 0-10 0-15z"><text:p/></draw:path><draw:path draw:style-name="gr3" draw:text-style-name="P6" svg:width="0.0469in" svg:height="0.0705in" svg:x="1.1547in" svg:y="0.3622in" svg:viewBox="0 0 120 180" svg:d="M120 131c-3 0-7 0-10 0 0 5-3 22-7 24-2 2-23 2-26 2-17 0-34 0-51 0 29-25 39-33 54-45 21-16 40-33 40-59 0-32-29-53-64-53-33 0-56 24-56 48 0 15 12 16 14 16 7 0 15-5 15-15 0-4-3-14-16-14 8-19 27-25 39-25 27 0 41 22 41 43 0 24-16 43-25 53-22 20-44 42-66 63-2 2-2 4-2 11 37 0 74 0 111 0 3-16 6-33 9-49z"><text:p/></draw:path><draw:path draw:style-name="gr3" draw:text-style-name="P6" svg:width="0.0819in" svg:height="0.0685in" svg:x="1.4673in" svg:y="0.3134in" svg:viewBox="0 0 209 175" svg:d="M23 148c-1 6-3 15-3 17 0 6 4 10 11 10 4 0 11-2 14-10 0-1 4-20 7-29 3-12 5-23 9-35 2-9 4-16 6-25 2-7 5-19 6-20 5-12 26-47 62-47 18 0 21 14 21 27 0 23-18 73-25 90-3 9-3 14-3 18 0 18 13 31 30 31 37 0 51-56 51-60 0-3-3-3-4-3-4 0-4 1-6 7-8 26-21 48-39 48-7 0-9-4-9-13 0-10 3-19 6-28 8-19 23-62 23-84 0-27-16-42-44-42-35 0-53 25-60 34-2-22-18-34-35-34-18 0-26 15-29 22-6 13-12 36-12 37 0 5 3 5 4 5 5 0 5 0 7-9 7-28 14-46 29-46 7 0 12 5 12 17 0 9-1 14-7 33-8 30-14 60-22 89z"><text:p/></draw:path><draw:path draw:style-name="gr3" draw:text-style-name="P6" svg:width="0.076in" svg:height="0.0878in" svg:x="1.6091in" svg:y="0.298in" svg:viewBox="0 0 194 224" svg:d="M180 120c7 0 14 0 14-8s-7-8-14-8c-55 0-108 0-163 0 4-51 48-89 103-89 20 0 41 0 60 0 7 0 14 0 14-7 0-8-7-8-14-8-20 0-40 0-61 0-66 0-119 51-119 112 0 62 53 112 119 112 21 0 41 0 61 0 7 0 14 0 14-7 0-8-7-8-14-8-19 0-40 0-60 0-55 0-99-38-103-89 55 0 108 0 163 0z"><text:p/></draw:path><draw:path draw:style-name="gr3" draw:text-style-name="P6" svg:width="0.1028in" svg:height="0.1063in" svg:x="1.7441in" svg:y="0.2768in" svg:viewBox="0 0 262 271" svg:d="M34 35c0 63 0 125 0 188 0 21-3 28-23 28-4 0-11 1-11 6 0 8 7 8 13 8 20 0 40 0 60 0 7 0 13 0 13-8 0-5-7-6-12-6-21 0-24-8-24-29 0-58 0-118 0-176 56 74 111 146 167 220 3 4 5 5 7 5 7 0 7-5 7-12 0-72 0-146 0-218 0-21 4-27 22-28 2 0 9 0 9-6 0-7-6-7-13-7-19 0-38 0-57 0-6 0-13 0-13 7 0 6 7 6 11 6 22 1 26 9 26 29 0 40 0 80 0 121-39-53-79-105-117-158-4-5-5-5-14-5-22 0-45 0-67 0-8 0-14 0-14 7 0 6 6 6 9 6 10 1 18 8 21 12 0 4 0 5 0 10zM218 245c-56-74-112-148-168-222-4-4-4-5-8-10 15 0 31 0 46 0 43 58 87 118 130 176 0 19 0 37 0 56z"><text:p/></draw:path><draw:path draw:style-name="gr3" draw:text-style-name="P6" svg:width="0.0516in" svg:height="0.048in" svg:x="1.8543in" svg:y="0.3563in" svg:viewBox="0 0 132 123" svg:d="M132 63c0-34-29-63-66-63s-66 29-66 63c0 33 30 60 66 60s66-27 66-60zM66 114c-10 0-25-3-34-16-7-11-8-25-8-38 0-12 0-27 10-39 7-8 18-13 32-13 15 0 27 6 33 15 8 11 9 24 9 37 0 14-1 28-9 39-8 10-20 15-33 15z"><text:p/></draw:path><draw:path draw:style-name="gr3" draw:text-style-name="P6" svg:width="0.0563in" svg:height="0.0744in" svg:x="1.9189in" svg:y="0.3299in" svg:viewBox="0 0 144 190" svg:d="M84 2c0 3 0 7 0 10 18 0 21 2 21 15 0 19 0 38 0 57-11-10-24-16-39-16-36 0-66 27-66 61s29 61 63 61c22 0 35-12 40-17 0 5 0 12 0 17 14-1 28-2 41-3 0-3 0-7 0-10-17 0-20-1-20-14 0-54 0-109 0-163-13 1-27 1-40 2zM103 158c-7 13-21 24-38 24-16 0-27-8-32-16-6-9-9-20-9-36 0-7 0-27 11-40 11-12 24-14 32-14 13 0 25 5 33 15 3 5 3 5 3 10 0 19 0 39 0 57z"><text:p/></draw:path><draw:path draw:style-name="gr3" draw:text-style-name="P6" svg:width="0.0567in" svg:height="0.0744in" svg:x="1.9862in" svg:y="0.3299in" svg:viewBox="0 0 145 190" svg:d="M84 2c0 3 0 7 0 10 18 0 21 2 21 15 0 19 0 38 0 57-10-10-24-16-39-16-35 0-66 27-66 61s29 61 63 61c23 0 36-12 40-17 0 5 0 12 0 17 15-1 28-2 42-3 0-3 0-7 0-10-19 0-21-1-21-14 0-54 0-109 0-163-13 1-27 1-40 2zM103 158c-7 13-21 24-38 24-16 0-27-8-32-16-6-9-9-20-9-36 0-7 0-27 12-40 10-12 23-14 32-14 12 0 24 5 32 15 3 5 3 5 3 10 0 19 0 39 0 57z"><text:p/></draw:path><draw:path draw:style-name="gr3" draw:text-style-name="P6" svg:width="0.0173in" svg:height="0.0449in" svg:x="2.1508in" svg:y="0.248in" svg:viewBox="0 0 45 115" svg:d="M45 41c0-26-10-41-25-41-12 0-20 10-20 21 0 10 8 20 20 20 4 0 10-1 13-5 2-1 1-1 2-1s1 0 1 6c0 28-13 51-26 65-4 4-4 4-4 5 0 3 2 4 4 4 4 0 35-29 35-74z"><text:p/></draw:path><draw:path draw:style-name="gr3" draw:text-style-name="P6" svg:width="0.0756in" svg:height="0.1378in" svg:x="2.213in" svg:y="0.1591in" svg:viewBox="0 0 193 351" svg:d="M121 118c11 0 23 0 34 0 8 0 11 0 11-8 0-4-3-4-10-4-11 0-21 0-32 0 2-15 6-30 8-44 1-8 7-36 9-40 4-8 11-13 19-13 1 0 11 0 18 6-16 1-21 16-21 21 0 9 7 13 15 13 9 0 21-8 21-23 0-17-18-26-33-26-14 0-38 7-50 45-2 8-3 12-12 61-9 0-19 0-28 0-6 0-11 0-11 7 0 5 4 5 11 5 9 0 17 0 26 0-10 50-19 101-29 152-8 38-14 73-34 73-1 0-11 0-19-8 18-1 21-14 21-21 0-8-6-13-14-13-10 0-21 9-21 23 0 18 18 27 33 27 21 0 36-22 44-38 12-24 21-70 21-73 8-41 15-82 23-122z"><text:p/></draw:path><draw:path draw:style-name="gr3" draw:text-style-name="P6" svg:width="0.0157in" svg:height="0.065in" svg:x="2.326in" svg:y="0.2004in" svg:viewBox="0 0 41 166" svg:d="M41 21c0-11-10-21-21-21s-20 10-20 21 9 20 20 20 21-9 21-20zM41 146c0-11-10-21-21-21s-20 10-20 21 9 20 20 20 21-9 21-20z"><text:p/></draw:path><draw:path draw:style-name="gr3" draw:text-style-name="P6" svg:width="0.1028in" svg:height="0.1063in" svg:x="2.4098in" svg:y="0.1618in" svg:viewBox="0 0 262 271" svg:d="M34 35c0 63 0 125 0 188 0 21-3 28-23 28-4 0-11 1-11 6 0 7 7 7 13 7 20 0 40 0 60 0 7 0 13 0 13-7 0-5-7-6-12-6-21 0-25-9-25-29 0-59 0-118 0-177 57 74 112 147 168 221 3 4 5 5 7 5 7 0 7-5 7-12 0-72 0-146 0-218 0-21 4-27 22-28 2 0 9 0 9-6 0-7-6-7-13-7-19 0-38 0-56 0-7 0-14 0-14 7 0 6 7 6 11 6 22 1 26 9 26 29 0 40 0 80 0 121-39-53-78-105-117-158-4-5-5-5-14-5-22 0-45 0-67 0-8 0-14 0-14 7 0 6 6 6 9 6 10 1 18 8 21 12 0 4 0 5 0 10zM218 245c-56-74-112-148-169-222-3-5-3-5-7-10 15 0 31 0 46 0 43 58 87 118 130 176 0 19 0 37 0 56z"><text:p/></draw:path><draw:path draw:style-name="gr3" draw:text-style-name="P6" svg:width="0.1346in" svg:height="0.0787in" svg:x="2.5665in" svg:y="0.1886in" svg:viewBox="0 0 343 201" svg:d="M301 109c-22 15-32 32-35 36-17 28-14 34-21 52 0 4 6 4 8 4 7 0 8 0 9-8 9-37 32-70 76-87 4-2 5-3 5-5 0-3-2-4-3-4-17-7-64-27-78-92-1-4-2-5-9-5-2 0-8 0-8 4 0 1 5 26 20 52 8 11 19 24 36 37-95 0-191 0-287 0-7 0-14 0-14 8s7 8 14 8c96 0 192 0 287 0z"><text:p/></draw:path><draw:path draw:style-name="gr3" draw:text-style-name="P6" svg:width="0.0921in" svg:height="0.1035in" svg:x="2.7567in" svg:y="0.1618in" svg:viewBox="0 0 235 264" svg:d="M220 14c3-5 3-6 3-7 0-7-5-7-12-7-59 0-118 0-177 0-13 0-13 1-14 11-2 18-3 35-6 53 0 1-1 3-1 4 0 6 5 8 8 8s5-3 7-7c1-9 4-25 28-40 22-15 49-16 62-16 11 0 21 0 32 0-49 79-97 158-146 238-4 4-4 5-4 6 0 7 7 7 13 7 66 0 133 0 199 0 11 0 11 0 14-10 3-27 6-52 9-77 0-3-3-7-6-7-6 0-7 5-8 12-6 31-36 69-91 69-19 0-37 0-55 0 48-80 97-158 145-237zM33 13c7 0 14 0 21 0v1c-11 6-18 12-23 17 1-6 1-12 2-18zM165 13c13 0 26 0 40 0-49 79-98 158-147 238-13 0-25 0-38 0 48-80 97-159 145-238zM186 251c11-7 21-16 30-26-1 8-3 12-4 26-8 0-17 0-26 0z"><text:p/></draw:path></draw:g></text:p>
      <text:p text:style-name="P36">צ.ל.: <text:span text:style-name="T5"><draw:g text:anchor-type="as-char" svg:y="-0.1075in" draw:z-index="123" draw:name="Shape133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הפיכה</text:span></text:p>
      <text:p text:style-name="P36">הוכחה: <text:span text:style-name="T5">נבחר </text:span><text:span text:style-name="T5"><draw:g text:anchor-type="as-char" svg:y="-0.1047in" draw:z-index="124" draw:name="Shape134" draw:style-name="gr1"><svg:title>TexMaths</svg:title><svg:desc>11§display§g \colon \Z \to \N§svg§600§FALSE§</svg:desc><draw:path draw:style-name="gr2" draw:text-style-name="P5" svg:width="0.6161in" svg:height="0.1185in" svg:x="0.0051in" svg:y="0.0079in" svg:viewBox="0 0 1566 302" svg:d="M783 302c-262 0-522 0-783 0 0-101 0-201 0-302 522 0 1043 0 1566 0 0 101 0 201 0 302-261 0-523 0-783 0z"><text:p/></draw:path><draw:path draw:style-name="gr3" draw:text-style-name="P6" svg:width="0.0697in" svg:height="0.0972in" svg:x="-0.0004in" svg:y="0.037in" svg:viewBox="0 0 178 248" svg:d="M177 25c0-2 1-4 1-6 0-7-5-11-12-11-3 0-14 3-15 16-7-14-21-24-37-24-44 0-91 54-91 110 0 37 23 60 52 60 22 0 40-18 44-22h1c-9 34-9 33-13 49-1 4-15 42-56 42-7 0-20 0-31-3 12-5 16-14 16-21 0-6-4-13-15-13-8 0-21 6-21 22s14 24 52 24c48 0 76-30 82-54 14-56 29-113 43-169zM126 121c-2 9-11 19-19 27-8 7-20 13-31 13-20 0-25-20-25-35 0-19 11-63 20-83 11-19 28-34 44-34 26 0 31 30 31 33 0 2-1 4-1 5-6 24-12 48-19 74z"><text:p/></draw:path><draw:path draw:style-name="gr3" draw:text-style-name="P6" svg:width="0.0157in" svg:height="0.065in" svg:x="0.1059in" svg:y="0.0382in" svg:viewBox="0 0 41 166" svg:d="M41 21c0-11-10-21-21-21s-20 10-20 21 9 20 20 20 21-9 21-20zM41 145c0-11-10-20-21-20s-20 8-20 20c0 11 9 21 20 21s21-9 21-21z"><text:p/></draw:path><draw:path draw:style-name="gr3" draw:text-style-name="P6" svg:width="0.0917in" svg:height="0.1028in" svg:x="0.1898in" svg:y="0in" svg:viewBox="0 0 234 262" svg:d="M219 14c3-5 3-5 3-7 0-7-5-7-12-7-59 0-118 0-177 0-12 0-12 1-13 11-2 18-5 35-7 53 0 1 0 2 0 4 0 5 5 8 7 8 3 0 5-4 6-6 1-10 6-26 29-41 22-15 49-16 63-16 10 0 21 0 30 0-48 78-96 157-145 235-3 5-3 6-3 8 0 6 5 6 13 6 66 0 132 0 198 0 11 0 11-1 13-11 4-25 7-50 10-74 0-5-3-7-6-7-6 0-7 3-8 11-7 31-36 68-91 68-19 0-37 0-55 0 48-78 96-157 145-235zM33 13c7 0 13 0 20 0v1c-10 6-18 12-22 17 1-6 1-12 2-18zM164 13c13 0 26 0 39 0-48 79-96 158-145 236-13 0-26 0-39 0 48-78 96-157 145-236zM185 248c11-6 21-14 29-25-1 7-1 12-3 26-9 0-17 0-26 0z"><text:p/></draw:path><draw:path draw:style-name="gr3" draw:text-style-name="P6" svg:width="0.1346in" svg:height="0.0783in" svg:x="0.337in" svg:y="0.0264in" svg:viewBox="0 0 343 200" svg:d="M300 109c-21 15-31 31-34 36-18 26-21 49-21 50 0 5 5 5 8 5 6 0 8-2 9-8 8-36 32-69 74-87 6-1 7-3 7-5 0-4-2-4-3-4-18-6-64-26-78-91-1-4-3-5-9-5-3 0-8 0-8 4 0 1 3 26 20 52 8 11 19 24 35 36-95 0-190 0-286 0-7 0-14-1-14 8 0 7 7 9 14 9 96 0 191 0 286 0z"><text:p/></draw:path><draw:path draw:style-name="gr3" draw:text-style-name="P6" svg:width="0.1028in" svg:height="0.1059in" svg:x="0.5264in" svg:y="0in" svg:viewBox="0 0 262 270" svg:d="M34 35c0 63 0 125 0 187 0 19-3 26-23 27-4 0-11 0-11 7 0 6 7 6 13 6 20 0 40 0 60 0 7 0 13 0 13-6 0-7-7-7-12-7-21-1-25-9-25-29 0-58 0-117 0-175 57 72 112 146 168 218 3 6 5 7 7 7 7 0 7-7 7-13 0-72 0-144 0-216 0-21 4-27 22-28 2 0 9 0 9-6 0-7-6-7-14-7-18 0-37 0-56 0-6 0-13 0-13 7 0 6 7 6 11 6 22 1 26 9 26 29 0 39 0 80 0 120-39-52-79-104-117-157-4-5-6-5-14-5-22 0-45 0-67 0-7 0-14 0-14 7 0 6 7 6 9 6 10 1 18 8 21 12 0 4 0 5 0 10zM218 242c-56-72-112-145-169-219-3-4-3-5-7-10 15 0 31 0 46 0 43 58 87 116 130 175 0 18 0 37 0 54z"><text:p/></draw:path></draw:g></text:span><text:span text:style-name="T5"><text:s/>המוגדר לפי: </text:span></text:p>
      <text:p text:style-name="P8"><text:soft-page-break/><draw:g text:anchor-type="as-char" svg:y="-0.228in" draw:z-index="131" draw:name="Shape135" draw:style-name="gr1"><svg:title>TexMaths</svg:title><svg:desc>11§latex§g = \lambda z \in \Z. 
\begin{cases}
  2z &amp; z \in \Z_{\ge 0} \\
  -2z - 1 &amp; z \in \Z_{&lt; 0}
\end{cases}§svg§600§FALSE§</svg:desc><draw:path draw:style-name="gr2" draw:text-style-name="P5" svg:width="2.1248in" svg:height="0.4394in" svg:x="0.0031in" svg:y="0.0071in" svg:viewBox="0 0 5398 1117" svg:d="M2700 1117c-900 0-1800 0-2700 0 0-373 0-744 0-1117 1800 0 3599 0 5398 0 0 373 0 744 0 1117-900 0-1799 0-2698 0z"><text:p/></draw:path><draw:path draw:style-name="gr3" draw:text-style-name="P6" svg:width="0.0693in" svg:height="0.1in" svg:x="-0.0004in" svg:y="0.1953in" svg:viewBox="0 0 177 255" svg:d="M75 109c-33 0-33-39-33-47 0-11 0-24 5-33 4-5 12-16 28-16 34 0 34 39 34 49 0 9-1 22-7 31-3 5-12 16-27 16zM30 124c0-2 0-11 6-18 16 10 32 12 39 12 36 0 63-27 63-56 0-15-6-29-16-38 13-13 28-15 34-15 1 0 4 0 5 1-5 1-7 5-7 10 0 6 6 11 11 11 4 0 12-2 12-11 0-7-5-20-20-20-7 0-25 3-41 19-16-14-32-15-41-15-35 0-63 28-63 58 0 16 9 30 19 39-6 6-12 19-12 32 0 12 4 26 16 34-23 7-35 23-35 39 0 27 39 49 86 49 45 0 86-20 86-51 0-13-6-33-26-44-21-9-43-9-67-9-9 0-25 0-28-2-12-1-21-13-21-25zM86 246c-39 0-66-20-66-40 0-18 15-32 32-33 7 0 15 0 23 0 33 0 76 0 76 33 0 20-27 40-65 40z"><text:p/></draw:path><draw:path draw:style-name="gr3" draw:text-style-name="P6" svg:width="0.1004in" svg:height="0.035in" svg:x="0.1311in" svg:y="0.20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48in" svg:height="0.1071in" svg:x="0.2992in" svg:y="0.1598in" svg:viewBox="0 0 191 273" svg:d="M118 155c15 41 34 99 40 109 6 7 10 7 20 7 4 0 6 0 9 0 4 0 4-2 4-3s-1-2-2-3c-3-5-5-11-9-19-26-72-51-146-78-219-8-23-29-27-47-27-2 0-8 0-8 4s3 3 4 4c13 2 16 4 25 30 12 36 25 71 37 106-35 35-71 70-106 105-5 5-7 7-7 13s6 11 12 11 9-5 12-8c31-38 63-74 94-110z"><text:p/></draw:path><draw:path draw:style-name="gr3" draw:text-style-name="P6" svg:width="0.0642in" svg:height="0.0685in" svg:x="0.387in" svg:y="0.198in" svg:viewBox="0 0 164 175" svg:d="M34 138c21-22 32-31 46-43 12-11 25-21 38-35 37-36 46-55 46-56 0-4-3-3-4-4-4 0-5 1-7 4-11 19-20 26-29 26-8 0-14-7-19-14-8-8-15-16-27-16-28 0-47 36-47 44 0 2 1 4 5 4s4-2 5-4c7-18 29-18 33-18 7 0 15 3 24 6 15 5 20 5 30 5-14 17-47 45-54 51-11 11-23 22-34 33-27 25-40 47-40 50 0 4 3 4 4 4 4 0 4 0 6-5 9-14 21-24 33-24 9 0 13 3 23 14 7 9 13 15 24 15 39 0 61-49 61-60 0-2-1-3-5-3-3 0-4 2-5 4-9 26-33 33-46 33-8 0-15-2-23-5-14-4-19-7-27-7-1 0-8 0-11 1z"><text:p/></draw:path><draw:path draw:style-name="gr3" draw:text-style-name="P6" svg:width="0.076in" svg:height="0.0874in" svg:x="0.5126in" svg:y="0.1835in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3" draw:text-style-name="P6" svg:width="0.0917in" svg:height="0.1035in" svg:x="0.648in" svg:y="0.1618in" svg:viewBox="0 0 234 264" svg:d="M219 14c3-5 3-6 3-7 0-7-5-7-12-7-59 0-118 0-177 0-12 0-12 1-13 11-2 18-5 35-7 53 0 1 0 3 0 4 0 6 4 8 7 8s5-3 6-6c2-10 5-26 29-41 22-15 48-16 62-16 11 0 21 0 32 0-49 79-97 158-146 238-3 4-3 5-3 6 0 7 6 7 13 7 66 0 132 0 198 0 11 0 11 0 13-10 4-27 7-52 10-77 0-3-3-7-6-7-6 0-7 5-8 12-7 31-36 69-91 69-19 0-37 0-55 0 48-80 97-158 145-237zM32 13c7 0 14 0 21 0v1c-10 6-18 12-22 17 0-6 1-12 1-18zM164 13c13 0 26 0 40 0-49 79-97 158-146 238-13 0-26 0-39 0 48-80 97-159 145-238zM185 251c11-7 21-16 30-26-2 8-2 12-4 26-9 0-17 0-26 0z"><text:p/></draw:path><draw:path draw:style-name="gr3" draw:text-style-name="P6" svg:width="0.0157in" svg:height="0.0157in" svg:x="0.7583in" svg:y="0.248in" svg:viewBox="0 0 41 41" svg:d="M41 21c0-11-9-21-20-21s-21 10-21 21 10 20 21 20 20-9 20-20z"><text:p/></draw:path><draw:path draw:style-name="gr3" draw:text-style-name="P6" svg:width="0.078in" svg:height="0.4547in" svg:x="0.8346in" svg:y="0in" svg:viewBox="0 0 199 1156" svg:d="M119 719c0-42-30-107-97-140 42-23 91-68 96-139 0-2 1-3 1-3 0-90 0-179 0-268 0-31 0-38 2-53 8-30 26-69 75-97 3-3 3-3 3-10 0-8 0-9-9-9-6 0-7 0-17 7-87 48-92 120-92 134 0 91 0 182 0 274 0 28 0 59-20 94-18 32-39 48-55 59-6 3-6 3-6 10 0 8 0 8 3 10 33 20 69 55 77 118 1 8 1 8 1 13 0 99 0 198 0 296 0 31 19 96 94 136 9 5 10 5 15 5 9 0 9-1 9-9 0-7 0-7-1-8-16-10-67-41-78-108-1-10-1-11-1-16 0-98 0-197 0-296z"><text:p/></draw:path><draw:path draw:style-name="gr3" draw:text-style-name="P6" svg:width="0.0602in" svg:height="0.1008in" svg:x="0.9429in" svg:y="0.0598in" svg:viewBox="0 0 154 257" svg:d="M30 227c13-13 27-26 40-39 61-54 84-75 84-113 0-44-35-75-81-75-44 0-73 36-73 70 0 21 19 21 20 21 6 0 21-4 21-20 0-9-8-19-21-19-3 0-3 0-5 0 9-26 30-40 52-40 35 0 52 32 52 63s-20 61-41 85c-24 28-49 55-74 83-4 4-4 5-4 14 47 0 96 0 143 0 3-23 8-45 11-67-3 0-7 0-10 0-2 12-4 29-8 34-3 3-28 3-37 3-23 0-46 0-69 0z"><text:p/></draw:path><draw:path draw:style-name="gr3" draw:text-style-name="P6" svg:width="0.0642in" svg:height="0.0685in" svg:x="1.0181in" svg:y="0.0949in" svg:viewBox="0 0 164 175" svg:d="M35 138c21-22 32-31 45-43 14-13 25-21 39-36 36-35 45-54 45-56 0-3-3-3-4-3-3 0-4 1-6 4-12 19-20 25-29 25s-14-6-19-13c-8-8-15-16-28-16-28 0-46 36-46 44 0 2 1 4 4 4 4 0 5-2 6-4 6-18 30-19 33-19 8 0 15 4 24 7 15 5 20 5 30 5-15 17-46 44-54 51-12 11-23 21-35 32-27 26-40 48-40 50 0 5 3 4 4 5 4 0 5-1 7-6 9-13 21-23 33-23 9 0 12 3 22 14 7 8 13 15 25 15 38 0 61-50 61-60 0-2-2-4-5-4-4 0-4 2-5 5-9 26-34 32-46 32-9 0-16-2-23-4-14-6-19-7-28-7-1 0-6 0-10 1z"><text:p/></draw:path><draw:path draw:style-name="gr3" draw:text-style-name="P6" svg:width="0.0642in" svg:height="0.0685in" svg:x="1.628in" svg:y="0.0949in" svg:viewBox="0 0 164 175" svg:d="M34 138c21-22 33-31 46-43 14-13 25-21 39-36 36-35 45-54 45-56 0-3-3-3-4-3-4 0-5 1-6 4-12 19-21 25-30 25-10 0-13-6-19-13-7-8-14-16-27-16-28 0-46 36-46 44 0 2 1 4 4 4 4 0 5-2 5-4 7-18 29-19 33-19 9 0 15 4 24 7 15 5 20 5 30 5-14 17-47 44-53 51-12 11-23 21-35 32-27 26-40 48-40 50 0 5 3 5 4 5 4 0 4-1 7-6 9-13 20-23 32-23 10 0 13 3 23 14 7 8 13 15 24 15 39 0 62-50 62-60 0-2-2-4-6-4-3 0-4 2-5 5-9 26-33 32-46 32-8 0-15-2-23-4-13-6-19-7-27-7-1 0-6 0-11 1z"><text:p/></draw:path><draw:path draw:style-name="gr3" draw:text-style-name="P6" svg:width="0.076in" svg:height="0.0874in" svg:x="1.7535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3" draw:text-style-name="P6" svg:width="0.0917in" svg:height="0.1035in" svg:x="1.889in" svg:y="0.0571in" svg:viewBox="0 0 234 264" svg:d="M219 13c4-4 4-5 4-6 0-7-6-7-13-7-59 0-118 0-177 0-12 0-12 1-13 11-2 18-5 34-7 52 0 2 0 3 0 5 0 6 5 7 7 7 3 0 5-2 6-6 2-9 6-26 29-40 22-15 50-16 63-16 10 0 21 0 31 0-49 79-97 157-146 236-3 6-3 7-3 8 0 7 6 7 13 7 66 0 132 0 198 0 12 0 12-1 13-11 4-26 7-51 10-76 0-4-3-7-6-7-6 0-6 4-8 11-7 32-36 70-91 70-19 0-37 0-55 0 48-80 97-159 145-238zM33 13c7 0 13 0 20 0-10 7-18 13-22 18 1-6 1-12 2-18zM165 13c13 0 25 0 39 0-49 79-97 158-146 238-13 0-26 0-39 0 48-80 98-159 146-238zM185 249c11-5 21-14 30-25-2 8-2 12-4 27-9 0-17 0-26 0 0-2 0-2 0-2z"><text:p/></draw:path><draw:path draw:style-name="gr3" draw:text-style-name="P6" svg:width="0.0717in" svg:height="0.0925in" svg:x="1.9976in" svg:y="0.1118in" svg:viewBox="0 0 183 236" svg:d="M176 96c6-3 7-5 7-7 0-3-1-5-7-8-55-26-109-52-164-79-4-2-3-1-5-2-4 0-7 3-7 8 0 3 3 5 6 6 51 26 103 50 155 75-52 24-103 49-154 74-5 2-7 3-7 7 0 3 2 7 7 7 1-1 1 0 4-2 55-27 110-53 165-79zM172 236c4 0 11 0 11-6 0-7-7-7-11-7-54 0-107 0-161 0-5 0-11 0-11 7 0 6 7 6 11 6 54 0 107 0 161 0z"><text:p/></draw:path><draw:path draw:style-name="gr3" draw:text-style-name="P6" svg:width="0.0488in" svg:height="0.0724in" svg:x="2.087in" svg:y="0.1146in" svg:viewBox="0 0 125 185" svg:d="M125 92c0-29-3-50-16-69-8-13-25-23-46-23-63 0-63 73-63 92s0 93 63 93c62 0 62-73 62-93zM63 177c-13 0-30-8-35-30-4-16-4-38-4-58s0-40 5-55c5-21 23-27 34-27 14 0 28 9 33 25 4 14 4 34 4 57 0 20 0 40-3 57-6 24-23 31-34 31z"><text:p/></draw:path><draw:path draw:style-name="gr3" draw:text-style-name="P6" svg:width="0.0929in" svg:height="0.0055in" svg:x="0.9476in" svg:y="0.3394in" svg:viewBox="0 0 237 15" svg:d="M223 15c7 0 14 0 14-7 0-8-7-8-14-8-69 0-139 0-209 0-6 0-14 0-14 8 0 7 8 7 14 7 70 0 140 0 209 0z"><text:p/></draw:path><draw:path draw:style-name="gr3" draw:text-style-name="P6" svg:width="0.0602in" svg:height="0.1004in" svg:x="1.0614in" svg:y="0.278in" svg:viewBox="0 0 154 256" svg:d="M30 226c13-13 27-26 40-39 61-53 84-74 84-112 0-44-34-75-81-75-44 0-73 35-73 69 0 22 20 22 21 22 7 0 20-4 20-21 0-10-7-19-21-19-2 0-3 0-5 0 9-25 30-39 52-39 35 0 52 31 52 63 0 31-19 61-41 84-24 28-49 55-74 83-4 4-4 5-4 14 47 0 96 0 143 0 3-23 8-45 11-67-3 0-5 0-9 0-2 12-5 29-9 35-3 2-28 2-37 2-23 0-46 0-69 0z"><text:p/></draw:path><draw:path draw:style-name="gr3" draw:text-style-name="P6" svg:width="0.0642in" svg:height="0.0685in" svg:x="1.1358in" svg:y="0.313in" svg:viewBox="0 0 164 175" svg:d="M35 138c21-22 32-31 46-43 13-11 25-21 38-35 37-36 45-55 45-56 0-4-3-4-4-4-3 0-4 1-6 4-11 19-20 26-29 26s-14-7-19-14c-8-8-15-16-27-16-29 0-47 36-47 44 0 2 0 4 4 4s5-2 6-4c8-18 30-18 33-18 8 0 15 3 24 6 15 5 20 5 30 5-15 17-46 45-54 51-11 11-23 22-34 33-27 25-41 47-41 50 0 4 4 4 6 4s3 0 5-5c9-14 21-24 33-24 9 0 13 3 22 14 7 9 14 15 25 15 39 0 61-49 61-60 0-1-1-3-5-3-3 0-4 2-5 4-9 26-34 33-46 33-8 0-16-2-23-5-14-4-19-7-28-7-3 0-6 0-10 1z"><text:p/></draw:path><draw:path draw:style-name="gr3" draw:text-style-name="P6" svg:width="0.0929in" svg:height="0.0055in" svg:x="1.2531in" svg:y="0.3394in" svg:viewBox="0 0 237 15" svg:d="M223 15c7 0 14 0 14-7 0-8-7-8-14-8-69 0-139 0-209 0-6 0-14 0-14 8 0 7 8 7 14 7 70 0 140 0 209 0z"><text:p/></draw:path><draw:path draw:style-name="gr3" draw:text-style-name="P6" svg:width="0.05in" svg:height="0.1004in" svg:x="1.4063in" svg:y="0.278in" svg:viewBox="0 0 128 256" svg:d="M79 10c0-10 0-10-9-10-24 24-58 24-70 24 0 5 0 8 0 12 8 0 31 0 51-10 0 67 0 133 0 200 0 14-1 19-37 19-4 0-7 0-12 0 0 3 0 7 0 11 13-1 48-1 63-1s49 0 63 1c0-4 0-8 0-11-5 0-8 0-12 0-36 0-37-4-37-19 0-72 0-144 0-216z"><text:p/></draw:path><draw:path draw:style-name="gr3" draw:text-style-name="P6" svg:width="0.0642in" svg:height="0.0685in" svg:x="1.628in" svg:y="0.313in" svg:viewBox="0 0 164 175" svg:d="M34 138c21-22 33-31 46-43 14-11 25-21 39-35 36-36 45-55 45-56 0-4-3-4-4-4-4 0-5 1-6 4-12 19-21 26-30 26-10 0-13-7-19-14-7-8-14-16-27-16-28 0-46 36-46 44 0 2 1 4 4 4 4 0 5-2 5-4 7-18 29-18 33-18 9 0 15 3 24 6 15 5 20 5 30 5-14 17-47 45-53 51-12 11-23 22-35 33-27 25-40 47-40 50 0 4 3 4 4 4 4 0 4 0 7-5 9-14 20-24 32-24 10 0 13 3 23 14 7 9 13 15 24 15 39 0 62-49 62-60 0-1-2-3-6-3-3 0-4 2-5 4-9 26-33 33-46 33-8 0-15-2-23-5-13-4-19-7-27-7-1 0-6 0-11 1z"><text:p/></draw:path><draw:path draw:style-name="gr3" draw:text-style-name="P6" svg:width="0.076in" svg:height="0.0878in" svg:x="1.7535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" draw:text-style-name="P6" svg:width="0.0917in" svg:height="0.1035in" svg:x="1.889in" svg:y="0.2764in" svg:viewBox="0 0 234 264" svg:d="M219 14c4-5 4-6 4-7 0-7-6-7-13-7-59 0-118 0-177 0-12 0-12 1-13 11-2 18-5 35-7 53 0 1 0 3 0 4 0 6 5 8 7 8 3 0 5-3 6-6 2-10 6-26 29-41 22-15 50-16 63-16 10 0 21 0 31 0-49 79-97 158-146 238-3 4-3 5-3 6 0 7 6 7 13 7 66 0 132 0 198 0 12 0 12 0 13-10 4-27 7-52 10-77 0-3-3-7-6-7-6 0-6 5-8 12-7 31-36 69-91 69-19 0-37 0-55 0 48-80 97-158 145-237zM33 13c7 0 13 0 20 0v1c-10 6-18 12-22 17 1-6 1-12 2-18zM165 13c13 0 25 0 39 0-49 79-97 158-146 238-13 0-26 0-39 0 48-80 98-159 146-238zM185 251c11-7 21-16 30-26-2 8-2 12-4 26-9 0-17 0-26 0z"><text:p/></draw:path><draw:path draw:style-name="gr3" draw:text-style-name="P6" svg:width="0.0717in" svg:height="0.0693in" svg:x="1.9976in" svg:y="0.3417in" svg:viewBox="0 0 183 177" svg:d="M177 14c3-2 6-3 6-7s-4-7-7-7c-1 1-2 0-4 2-55 27-111 53-166 79-4 3-6 4-6 7 0 4 3 7 6 8 55 26 110 52 165 79 3 2 4 2 5 2 3 0 7-3 7-7s-4-6-6-7c-52-25-103-50-155-74 52-25 103-49 155-75z"><text:p/></draw:path><draw:path draw:style-name="gr3" draw:text-style-name="P6" svg:width="0.0488in" svg:height="0.0724in" svg:x="2.087in" svg:y="0.3327in" svg:viewBox="0 0 125 185" svg:d="M125 93c0-29-3-51-16-70-8-12-25-23-46-23-63 0-63 74-63 93s0 92 63 92c62 0 62-73 62-92zM63 177c-13 0-30-7-35-30-4-15-4-37-4-57s0-41 5-56c5-21 23-26 34-26 14 0 28 8 33 24 4 14 4 34 4 58 0 20 0 40-3 56-6 25-23 31-34 31z"><text:p/></draw:path></draw:g></text:p>
      <text:p text:style-name="P37">נוכיח את אשר נדרש מההגדרה: </text:p>
      <text:list text:style-name="L7">
        <text:list-item>
          <text:p text:style-name="P38"><draw:g text:anchor-type="as-char" svg:y="-0.1075in" draw:z-index="125" draw:name="Shape136" draw:style-name="gr1"><svg:title>TexMaths</svg:title><svg:desc>11§display§f \circ g = id_{\Z}§svg§600§FALSE§</svg:desc><draw:path draw:style-name="gr2" draw:text-style-name="P5" svg:width="0.6984in" svg:height="0.1217in" svg:x="-0.0004in" svg:y="0.0075in" svg:viewBox="0 0 1775 310" svg:d="M0 0c592 0 1183 0 1775 0 0 103 0 207 0 310-592 0-1183 0-1775 0 0-103 0-207 0-310z"><text:p/></draw:path><draw:path draw:style-name="gr3" draw:text-style-name="P6" svg:width="0.0756in" svg:height="0.1374in" svg:x="0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" draw:text-style-name="P6" svg:width="0.0591in" svg:height="0.0591in" svg:x="0.1248in" svg:y="0.0402in" svg:viewBox="0 0 151 151" svg:d="M151 76c0-42-35-76-75-76-42 0-76 35-76 76s34 75 76 75c40 0 75-34 75-75zM76 134c-34 0-61-26-61-58 0-33 27-60 61-60 32 0 59 26 59 60 0 33-27 58-59 58z"><text:p/></draw:path><draw:path draw:style-name="gr3" draw:text-style-name="P6" svg:width="0.0693in" svg:height="0.0976in" svg:x="0.2287in" svg:y="0.0402in" svg:viewBox="0 0 177 249" svg:d="M176 25c0-2 1-4 1-6 0-7-4-11-11-11-4 0-14 3-16 16-7-14-20-24-36-24-44 0-92 54-92 110 0 37 24 60 52 60 23 0 40-17 45-22-8 33-9 33-13 50-1 4-15 42-55 42-8 0-21 0-31-4 11-3 15-13 15-19 0-7-4-15-14-15-9 0-21 8-21 23 0 16 14 24 51 24 48 0 77-30 82-53 14-56 29-113 43-171zM125 121c-2 10-11 20-19 27s-20 14-31 14c-20 0-25-20-25-35 0-19 11-64 22-84 9-19 26-34 42-34 26 0 31 31 31 33s-1 4-1 5c-6 24-12 49-19 74z"><text:p/></draw:path><draw:path draw:style-name="gr3" draw:text-style-name="P6" svg:width="0.1004in" svg:height="0.0354in" svg:x="0.3551in" svg:y="0.052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98in" svg:height="0.1016in" svg:x="0.5114in" svg:y="0.0075in" svg:viewBox="0 0 102 259" svg:d="M99 14c0-7-5-14-14-14-11 0-21 11-21 21 0 8 5 14 14 14s21-9 21-21zM69 160c5-11 5-13 9-22 2-8 5-14 5-21 0-18-13-32-32-32-37 0-51 56-51 59 0 5 3 2 4 5 5 0 5-2 7-8 10-36 25-48 39-48 3 0 9 1 9 13 0 7-2 16-4 19-3 10-20 54-26 71-4 10-9 23-9 31 0 18 13 32 32 32 36 0 50-57 50-60s-3-3-4-3c-4 0-4 1-7 6-6 25-19 48-39 48-7 0-9-4-9-12 0-10 2-16 11-39 5-13 10-26 15-39z"><text:p/></draw:path><draw:path draw:style-name="gr3" draw:text-style-name="P6" svg:width="0.072in" svg:height="0.1063in" svg:x="0.5657in" svg:y="0.002in" svg:viewBox="0 0 184 271" svg:d="M184 4c0-1 0-4-6-4-5 0-42 3-48 4-3 0-6 3-6 7 0 6 4 6 9 6 19 0 20 2 20 6 0 2-1 6-1 8-8 29-16 60-23 91-7-14-19-25-35-25-47 0-94 57-94 112 0 36 21 62 52 62 7 0 26-1 49-29 4 15 17 29 35 29 15 0 24-9 29-21 7-15 12-38 12-39 0-3-3-3-4-3-5 0-5 1-6 7-6 25-14 47-29 47-11 0-13-10-13-18 0-9 2-12 3-19 18-73 37-147 56-221zM103 220c-2 8-2 8-7 14-17 22-33 28-44 28-19 0-24-21-24-37 0-18 12-64 20-82 13-23 30-37 46-37 25 0 30 31 30 34 0 2-1 4-1 6-6 25-13 50-20 74z"><text:p/></draw:path><draw:path draw:style-name="gr3" draw:text-style-name="P6" svg:width="0.0642in" svg:height="0.072in" svg:x="0.6417in" svg:y="0.0575in" svg:viewBox="0 0 164 184" svg:d="M153 9c2-3 2-4 2-5 0-4-3-4-9-4-40 0-82 0-123 0-9 0-9 0-10 8-1 12-3 24-4 36 0 1 0 2 0 3 0 4 3 6 4 6 4 0 5-2 5-5 1-6 4-18 21-28 15-10 34-11 42-11s15 0 22 0c-34 55-67 110-101 166-2 2-1 2-2 3 0 6 3 6 9 6 46 0 92 0 138 0 8 0 8-1 9-8 2-16 6-34 8-52 0-3-2-5-4-5-5 0-5 3-6 7-4 24-25 49-64 49-13 0-25 0-38 0 34-56 67-111 101-166zM22 9c4 0 10 0 14 0-6 4-12 10-15 12 0-4 1-8 1-12zM114 9c9 0 19 0 28 0-34 55-67 110-101 166-9 0-19 0-28 0 34-56 67-111 101-166zM129 175c7-4 15-10 21-18 0 6-1 8-3 18-6 0-12 0-18 0z"><text:p/></draw:path></draw:g>: <text:span text:style-name="T32">נשתמש בחוק </text:span><text:span text:style-name="T32"><draw:g text:anchor-type="as-char" svg:y="-0.0689in" draw:z-index="126" draw:name="Shape137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2"><text:s/></text:span><text:span text:style-name="T33">(</text:span><text:span text:style-name="T32">התחום שווה</text:span><text:span text:style-name="T33">)</text:span><text:span text:style-name="T32">. יהי </text:span><text:span text:style-name="T32"><draw:g text:anchor-type="as-char" svg:y="-0.1035in" draw:z-index="127" draw:name="Shape138" draw:style-name="gr1"><svg:title>TexMaths</svg:title><svg:desc>11§display§z \in \Z§svg§600§FALSE§</svg:desc><draw:path draw:style-name="gr2" draw:text-style-name="P5" svg:width="0.3441in" svg:height="0.0933in" svg:x="0.0008in" svg:y="0.0071in" svg:viewBox="0 0 875 238" svg:d="M0 0c292 0 583 0 875 0 0 79 0 159 0 238-292 0-583 0-875 0 0-79 0-159 0-238z"><text:p/></draw:path><draw:path draw:style-name="gr3" draw:text-style-name="P6" svg:width="0.0642in" svg:height="0.0677in" svg:x="-0.0004in" svg:y="0.0362in" svg:viewBox="0 0 164 173" svg:d="M35 138c21-22 32-32 45-44 14-12 25-20 39-35 36-35 45-54 45-55 0-4-3-4-4-4-2 0-4 1-6 4-12 19-21 25-30 25s-13-6-18-13c-8-8-15-16-28-16-28 0-46 36-46 44 0 2 1 4 4 4 4 0 5-2 6-4 6-18 30-18 32-18 9 0 16 3 25 6 16 5 20 5 30 5-14 17-46 44-54 51-12 10-23 21-35 32-27 25-40 47-40 49 0 4 3 3 4 4 4 0 5-1 7-5 9-13 21-23 33-23 9 0 12 3 22 14 7 8 13 14 25 14 38 0 61-48 61-58 0-2-2-4-5-4-4 0-4 2-5 5-9 25-34 31-47 31-8 0-15-2-22-4-14-5-19-6-28-6-1 0-6 0-10 1z"><text:p/></draw:path><draw:path draw:style-name="gr3" draw:text-style-name="P6" svg:width="0.076in" svg:height="0.087in" svg:x="0.1256in" svg:y="0.0217in" svg:viewBox="0 0 194 222" svg:d="M181 119c6 0 13 0 13-8s-7-8-13-8c-55 0-109 0-164 0 4-51 48-88 103-88 20 0 40 0 61 0 6 0 13 0 13-7 0-8-7-8-13-8-21 0-41 0-62 0-66 0-119 49-119 111 0 60 53 111 119 111 21 0 41 0 62 0 6 0 13 0 13-8s-7-8-13-8c-21 0-41 0-61 0-55 0-99-37-103-87 55 0 109 0 164 0z"><text:p/></draw:path><draw:path draw:style-name="gr3" draw:text-style-name="P6" svg:width="0.0921in" svg:height="0.1028in" svg:x="0.2606in" svg:y="0in" svg:viewBox="0 0 235 262" svg:d="M219 14c4-5 4-6 4-7 0-7-6-7-13-7-59 0-117 0-177 0-12 0-12 1-14 11-2 18-4 34-6 52 0 1 0 3 0 5 0 6 4 8 7 8s5-4 6-7c2-9 5-25 29-40 22-15 49-16 62-16 11 0 21 0 32 0-49 78-97 157-146 235-3 6-3 7-3 8 0 6 6 6 13 6 66 0 132 0 199 0 11 0 11-1 13-11 3-25 6-50 10-75 0-5-4-7-7-7-5 0-7 3-8 11-6 32-36 69-91 69-19 0-36 0-55 0 48-78 97-157 145-235zM32 13c7 0 14 0 21 0v1c-10 6-18 12-22 17 0-6 1-12 1-18zM164 13c13 0 27 0 40 0-49 79-97 157-146 236-13 0-26 0-39 0 48-79 97-157 145-236zM185 248c11-5 21-14 30-25-1 8-2 12-3 26-9 0-18 0-27 0z"><text:p/></draw:path></draw:g></text:span><text:span text:style-name="T32">, נוכיח </text:span><text:span text:style-name="T32"><draw:g text:anchor-type="as-char" svg:y="-0.1134in" draw:z-index="128" draw:name="Shape139" draw:style-name="gr1"><svg:title>TexMaths</svg:title><svg:desc>11§display§(f \circ g)(z) = id_\Z(z) = z§svg§600§FALSE§</svg:desc><draw:path draw:style-name="gr2" draw:text-style-name="P5" svg:width="1.4937in" svg:height="0.1358in" svg:x="-0.0004in" svg:y="0.0071in" svg:viewBox="0 0 3795 346" svg:d="M1898 346c-633 0-1265 0-1898 0 0-116 0-230 0-346 1265 0 2529 0 3795 0 0 116 0 230 0 346-633 0-1266 0-1897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076in" svg:height="0.1374in" svg:x="0.059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591in" svg:height="0.0591in" svg:x="0.1843in" svg:y="0.0453in" svg:viewBox="0 0 151 151" svg:d="M151 75c0-41-35-75-75-75-42 0-76 35-76 75 0 42 34 76 76 76 40 0 75-34 75-76zM76 134c-34 0-61-27-61-59 0-33 27-58 61-58 32 0 59 24 59 58 0 33-27 59-59 59z"><text:p/></draw:path><draw:path draw:style-name="gr3" draw:text-style-name="P6" svg:width="0.0693in" svg:height="0.0976in" svg:x="0.2882in" svg:y="0.0453in" svg:viewBox="0 0 177 249" svg:d="M176 25c0-2 1-4 1-6 0-7-4-11-11-11-4 0-14 3-16 16-7-14-20-24-36-24-44 0-92 54-92 110 0 38 24 61 52 61 23 0 40-18 45-22-8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" draw:text-style-name="P6" svg:width="0.0346in" svg:height="0.1512in" svg:x="0.37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4382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42in" svg:height="0.0685in" svg:x="0.4886in" svg:y="0.0453in" svg:viewBox="0 0 164 175" svg:d="M35 139c21-22 32-32 45-44 14-12 25-21 39-34 36-37 45-55 45-57 0-4-3-4-4-4-3 0-4 1-6 4-12 19-21 25-30 25-10 0-13-6-18-12-8-9-15-17-28-17-28 0-46 36-46 44 0 2 1 4 4 4 4 0 5-2 6-4 6-18 30-18 32-18 9 0 16 3 25 6 15 5 20 5 30 5-15 17-48 46-54 51-12 11-23 22-35 33-27 25-40 47-40 51 0 3 3 2 4 3 4 0 5-1 7-5 9-14 20-24 33-24 9 0 12 4 22 15 7 7 13 14 25 14 38 0 61-49 61-59 0-3-2-4-5-4-4 0-4 3-5 5-9 25-34 33-47 33-8 0-15-4-22-6-14-5-20-6-28-6-1 0-6 0-10 1z"><text:p/></draw:path><draw:path draw:style-name="gr3" draw:text-style-name="P6" svg:width="0.0346in" svg:height="0.1512in" svg:x="0.568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669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98in" svg:height="0.1016in" svg:x="0.8256in" svg:y="0.0134in" svg:viewBox="0 0 102 259" svg:d="M99 14c0-7-5-14-14-14-11 0-21 11-21 21 0 8 5 14 14 14s21-9 21-21zM69 160c5-11 5-12 9-22 2-8 5-14 5-21 0-18-13-32-32-32-37 0-51 56-51 59 0 5 3 5 4 5 5 0 5-1 7-8 10-36 25-47 39-47 3 0 9 0 9 12 0 7-2 16-4 20-3 9-20 55-26 71-5 10-9 22-9 30 0 19 13 32 32 32 36 0 50-55 50-59 0-3-3-3-4-3-4 0-4 1-7 7-6 23-19 46-39 46-7 0-9-3-9-12 0-10 2-16 11-38 5-14 10-27 15-40z"><text:p/></draw:path><draw:path draw:style-name="gr3" draw:text-style-name="P6" svg:width="0.072in" svg:height="0.1063in" svg:x="0.8799in" svg:y="0.0071in" svg:viewBox="0 0 184 271" svg:d="M184 4c0-1 0-4-5-4-6 0-43 3-49 4-3 0-6 3-6 7 0 6 4 6 9 6 19 0 20 2 20 6 0 2-1 6-1 8-8 31-16 60-23 91-7-14-19-25-35-25-47 0-94 57-94 112 0 37 21 62 52 62 7 0 26-1 49-29 4 16 17 29 35 29 15 0 24-9 29-21 7-14 12-38 12-39 0-3-3-3-4-3-5 0-5 1-6 7-6 25-14 47-29 47-11 0-13-10-13-18s2-12 4-18c18-74 36-148 55-222zM103 220c-2 8-2 8-7 15-17 22-33 27-44 27-19 0-24-21-24-36 0-18 12-65 20-83 13-23 30-37 46-37 25 0 30 32 30 34s-1 4-1 6c-6 25-13 50-20 74z"><text:p/></draw:path><draw:path draw:style-name="gr3" draw:text-style-name="P6" svg:width="0.0642in" svg:height="0.0724in" svg:x="0.9563in" svg:y="0.0634in" svg:viewBox="0 0 164 185" svg:d="M153 9c2-3 2-3 2-5 0-4-3-4-9-4-40 0-82 0-123 0-9 0-9 0-10 8-1 12-3 24-4 36 0 1 0 2 0 3 0 5 3 6 4 6 4 0 5-2 6-5 1-6 3-18 20-28 15-10 34-11 42-11s15 0 22 0c-34 55-67 110-101 166-2 3-1 2-2 4 0 6 4 6 9 6 46 0 92 0 138 0 8 0 8-1 9-8 2-17 6-35 8-53 0-3-2-5-4-5-5 0-5 3-6 8-4 23-25 48-64 48-13 0-25 0-38 0 34-56 67-111 101-166zM22 9c6 0 10 0 15 0-7 4-13 10-16 12 0-4 1-8 1-12zM114 9c9 0 19 0 28 0-34 55-67 110-101 166-9 0-19 0-28 0 34-56 67-111 101-166zM129 175c7-4 15-10 21-18 0 6-1 8-3 18-6 0-12 0-18 0z"><text:p/></draw:path><draw:path draw:style-name="gr3" draw:text-style-name="P6" svg:width="0.0346in" svg:height="0.1512in" svg:x="1.0465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642in" svg:height="0.0685in" svg:x="1.0972in" svg:y="0.0453in" svg:viewBox="0 0 164 175" svg:d="M35 139c21-22 32-32 45-44 14-12 25-21 39-34 36-37 45-55 45-57 0-4-3-4-4-4-3 0-4 1-6 4-12 19-21 25-30 25-10 0-13-6-19-12-7-9-14-17-27-17-28 0-46 36-46 44 0 2 1 4 4 4 4 0 5-2 6-4 6-18 30-18 32-18 9 0 15 3 25 6 15 5 19 5 30 5-15 17-48 46-54 51-12 11-23 22-35 33-27 25-40 47-40 51 0 3 3 3 4 3 4 0 5-1 7-5 9-14 20-24 33-24 9 0 12 4 22 15 7 7 13 14 24 14 39 0 62-49 62-59 0-3-2-4-6-4-3 0-3 3-4 5-10 25-34 33-47 33-8 0-15-4-22-6-14-5-20-6-28-6-1 0-6 0-10 1z"><text:p/></draw:path><draw:path draw:style-name="gr3" draw:text-style-name="P6" svg:width="0.0346in" svg:height="0.1512in" svg:x="1.177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1.2783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" draw:text-style-name="P6" svg:width="0.0642in" svg:height="0.0685in" svg:x="1.437in" svg:y="0.0453in" svg:viewBox="0 0 164 175" svg:d="M34 139c21-22 33-32 46-44 14-12 25-21 39-34 36-37 45-55 45-57 0-4-3-4-4-4-4 0-5 1-6 4-12 19-21 25-30 25-10 0-13-6-19-12-7-9-14-17-27-17-28 0-46 36-46 44 0 2 1 4 4 4 4 0 5-2 5-4 7-18 29-18 33-18 9 0 15 3 24 6 15 5 20 5 30 5-14 17-47 46-53 51-12 11-23 22-35 33-27 25-40 47-40 51 0 3 3 3 4 3 4 0 5-1 7-5 9-14 20-24 33-24 9 0 12 4 22 15 7 7 13 14 24 14 39 0 62-49 62-59 0-3-2-4-6-4-3 0-4 3-5 5-9 25-33 33-46 33-8 0-15-4-22-6-14-5-20-6-28-6-1 0-6 0-11 1z"><text:p/></draw:path></draw:g></text:span><text:span text:style-name="T32">. נפלג למקרים;</text:span></text:p>
          <text:list>
            <text:list-item>
              <text:p text:style-name="P38"><text:span text:style-name="T32">אם </text:span><text:span text:style-name="T32"><draw:g text:anchor-type="as-char" svg:y="-0.1in" draw:z-index="129" draw:name="Shape140" draw:style-name="gr1"><svg:title>TexMaths</svg:title><svg:desc>11§display§z \ge 0§svg§600§FALSE§</svg:desc><draw:path draw:style-name="gr2" draw:text-style-name="P5" svg:width="0.3335in" svg:height="0.1055in" svg:x="0.0008in" svg:y="0.0079in" svg:viewBox="0 0 848 269" svg:d="M0 0c283 0 566 0 848 0 0 89 0 179 0 269-282 0-565 0-848 0 0-90 0-180 0-269z"><text:p/></draw:path><draw:path draw:style-name="gr3" draw:text-style-name="P6" svg:width="0.0642in" svg:height="0.0681in" svg:x="-0.0004in" svg:y="0.0339in" svg:viewBox="0 0 164 174" svg:d="M35 139c21-22 32-32 45-44 14-12 25-21 39-34 36-37 45-55 45-57 0-4-3-4-4-4-3 0-4 1-6 4-12 19-21 26-30 26-10 0-13-7-18-13-8-9-15-17-28-17-28 0-46 36-46 44 0 2 1 4 4 4 4 0 5-2 6-4 6-18 30-18 32-18 9 0 16 3 25 6 15 5 19 5 30 5-15 17-48 46-54 51-12 11-23 22-35 33-27 25-40 46-40 48 0 5 3 4 4 5 4 0 5-1 7-6 9-13 21-22 33-22 9 0 12 4 22 14 7 7 13 14 25 14 38 0 61-49 61-58 0-3-2-4-6-4-3 0-3 2-4 5-10 25-34 32-47 32-8 0-15-3-22-5-14-5-19-6-28-6-1 0-6 0-10 1z"><text:p/></draw:path><draw:path draw:style-name="gr3" draw:text-style-name="P6" svg:width="0.0929in" svg:height="0.1165in" svg:x="0.1252in" svg:y="0.0043in" svg:viewBox="0 0 237 297" svg:d="M229 121c5-2 8-5 8-9s-3-6-8-9c-72-34-142-67-214-100-5-3-6-3-7-3-5 0-8 4-8 8 0 5 3 6 8 9 67 31 135 63 202 95-67 31-134 63-201 94-8 3-9 6-9 9 0 4 3 7 8 7 1 0 2 0 7-2 72-33 142-66 214-99zM222 297c7 0 15 0 15-8 0-7-9-7-15-7-69 0-138 0-208 0-5 0-14 0-14 7 0 8 8 8 14 8 70 0 139 0 208 0z"><text:p/></draw:path><draw:path draw:style-name="gr3" draw:text-style-name="P6" svg:width="0.0638in" svg:height="0.1035in" svg:x="0.2787in" svg:y="0in" svg:viewBox="0 0 163 264" svg:d="M163 133c0-31-2-61-16-90-17-36-49-43-66-43-23 0-50 10-67 46-12 27-14 56-14 87 0 28 2 63 18 92 16 31 45 39 63 39 21 0 51-9 68-45 12-26 14-56 14-86zM81 255c-15 0-37-10-45-46-4-23-4-57-4-80 0-26 0-51 3-72 8-45 37-48 46-48 14 0 39 6 46 45 4 21 4 51 4 75 0 27 0 54-4 78-6 37-28 48-46 48z"><text:p/></draw:path></draw:g></text:span><text:span text:style-name="T32"><text:s/>אז </text:span><text:span text:style-name="T32"><draw:g text:anchor-type="as-char" svg:y="-0.1134in" draw:z-index="132" draw:name="Shape141" draw:style-name="gr1"><svg:title>TexMaths</svg:title><svg:desc>11§display§(f \circ g)(z) = f(g(z)) = f(2z)§svg§600§FALSE§</svg:desc><draw:path draw:style-name="gr2" draw:text-style-name="P5" svg:width="1.8472in" svg:height="0.1358in" svg:x="-0.0004in" svg:y="0.0071in" svg:viewBox="0 0 4693 346" svg:d="M2346 346c-782 0-1564 0-2346 0 0-116 0-230 0-346 1564 0 3129 0 4693 0 0 116 0 230 0 346-782 0-1564 0-2347 0z"><text:p/></draw:path><draw:path draw:style-name="gr3" draw:text-style-name="P6" svg:width="0.035in" svg:height="0.1512in" svg:x="0.0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6in" svg:height="0.1374in" svg:x="0.0591in" svg:y="0.0067in" svg:viewBox="0 0 194 350" svg:d="M122 118c11 0 22 0 33 0 8 0 12 0 12-8 0-4-4-4-11-4-11 0-21 0-32 0 3-16 6-30 8-44 2-8 8-36 10-40 3-8 10-13 18-13 2 0 12 0 18 6-16 2-20 16-20 21 0 9 7 14 15 14 10 0 21-9 21-24 0-17-18-26-34-26-14 0-38 7-49 45-2 8-4 12-13 61-9 0-18 0-26 0s-13 0-13 7c0 5 4 5 11 5 9 0 17 0 26 0-10 50-19 100-29 151-6 37-13 72-34 72-1 0-11 0-18-6 18-1 21-16 21-21 0-9-6-13-14-13-10 0-22 8-22 23 0 17 18 26 33 26 22 0 37-23 44-37 12-25 21-71 22-74 8-40 15-80 23-121z"><text:p/></draw:path><draw:path draw:style-name="gr3" draw:text-style-name="P6" svg:width="0.0591in" svg:height="0.0591in" svg:x="0.1843in" svg:y="0.0453in" svg:viewBox="0 0 151 151" svg:d="M151 75c0-41-34-75-75-75-42 0-76 35-76 75 0 42 34 76 76 76 41 0 75-34 75-76zM76 134c-34 0-61-27-61-59 0-33 27-58 61-58 32 0 59 24 59 58 0 33-27 59-59 59z"><text:p/></draw:path><draw:path draw:style-name="gr3" draw:text-style-name="P6" svg:width="0.0693in" svg:height="0.0976in" svg:x="0.2882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3" draw:text-style-name="P6" svg:width="0.0346in" svg:height="0.1512in" svg:x="0.3724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6" svg:width="0.0642in" svg:height="0.0685in" svg:x="0.4886in" svg:y="0.0453in" svg:viewBox="0 0 164 175" svg:d="M35 139c21-22 32-32 46-44 13-12 24-21 38-34 36-37 45-55 45-57 0-4-3-4-4-4-3 0-4 1-6 4-11 19-20 25-29 25s-14-6-19-12c-8-9-15-17-27-17-29 0-47 36-47 44 0 2 1 4 4 4 4 0 5-2 6-4 6-18 30-18 33-18 8 0 15 3 24 6 15 5 20 5 30 5-15 17-46 46-54 51-12 11-23 22-35 33-26 25-40 47-40 51 0 3 3 2 4 3 4 0 5-1 7-5 9-14 21-24 33-24 9 0 13 4 22 15 7 7 14 14 25 14 39 0 61-49 61-59 0-3-1-4-5-4-3 0-4 3-5 5-9 25-34 33-46 33-8 0-16-4-23-6-14-5-19-6-28-6-3 0-6 0-10 1z"><text:p/></draw:path><draw:path draw:style-name="gr3" draw:text-style-name="P6" svg:width="0.035in" svg:height="0.1512in" svg:x="0.5685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0.669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756in" svg:height="0.1374in" svg:x="0.8299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0.9276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93in" svg:height="0.0976in" svg:x="0.9736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7-34 42-34 26 0 31 31 31 33s0 4-1 5c-6 25-12 49-19 74z"><text:p/></draw:path><draw:path draw:style-name="gr3" draw:text-style-name="P6" svg:width="0.0346in" svg:height="0.1512in" svg:x="1.0646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642in" svg:height="0.0685in" svg:x="1.1154in" svg:y="0.0453in" svg:viewBox="0 0 164 175" svg:d="M34 139c21-22 32-32 46-44 12-12 25-21 38-34 37-37 46-55 46-57 0-4-3-3-4-4-4 0-5 1-7 4-11 19-20 25-29 25-10 0-14-6-19-12-8-9-14-17-27-17-28 0-47 36-47 44 0 2 1 4 5 4s4-2 5-4c7-18 29-18 33-18 7 0 15 3 24 6 15 5 20 5 30 5-14 17-47 46-54 51-11 11-23 22-34 33-27 25-40 47-40 51 0 3 3 3 4 3 4 0 4-1 6-5 10-14 21-24 33-24 9 0 13 4 23 15 7 7 13 14 24 14 39 0 61-49 61-59 0-3-1-4-5-4-3 0-4 3-5 5-9 25-33 33-46 33-8 0-15-4-23-6-14-5-19-6-27-6-1 0-8 0-11 1z"><text:p/></draw:path><draw:path draw:style-name="gr3" draw:text-style-name="P6" svg:width="0.035in" svg:height="0.1512in" svg:x="1.1945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6" svg:width="0.035in" svg:height="0.1512in" svg:x="1.2539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1.355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1.5154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46in" svg:height="0.1512in" svg:x="1.6134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02in" svg:height="0.1in" svg:x="1.665in" svg:y="0.013in" svg:viewBox="0 0 154 255" svg:d="M30 226c14-14 27-26 42-39 59-53 82-74 82-112 0-44-34-75-81-75-44 0-73 35-73 69 0 22 20 22 21 22 7 0 20-4 20-21 0-9-7-19-20-19-3 0-4 0-6 0 9-26 30-39 52-39 35 0 52 31 52 63 0 31-19 60-40 85-25 27-49 54-75 81-4 5-4 6-4 14 48 0 96 0 144 0 3-22 7-44 10-66-3 0-5 0-9 0-2 12-5 28-9 33-3 4-28 4-36 4-23 0-47 0-70 0z"><text:p/></draw:path><draw:path draw:style-name="gr3" draw:text-style-name="P6" svg:width="0.0642in" svg:height="0.0685in" svg:x="1.7398in" svg:y="0.0453in" svg:viewBox="0 0 164 175" svg:d="M35 139c21-22 32-32 46-44 13-12 25-21 38-34 37-37 45-55 45-57 0-4-2-3-3-4-4 0-5 1-7 4-11 19-20 25-29 25-8 0-14-6-19-12-8-9-15-17-27-17-29 0-47 36-47 44 0 2 0 4 4 4s5-2 6-4c8-18 30-18 33-18 8 0 15 3 24 6 15 5 20 5 30 5-15 17-46 46-54 51-11 11-23 22-34 33-27 25-41 47-41 51 0 3 4 3 6 3s3-1 5-5c9-14 21-24 33-24 9 0 13 4 23 15 7 7 13 14 24 14 39 0 61-49 61-59 0-3-1-4-5-4-3 0-4 3-5 5-9 25-33 33-46 33-8 0-15-4-23-6-14-5-19-6-27-6-1 0-7 0-11 1z"><text:p/></draw:path><draw:path draw:style-name="gr3" draw:text-style-name="P6" svg:width="0.035in" svg:height="0.1512in" svg:x="1.8197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32">. לפי הגדרה </text:span><text:span text:style-name="T32"><draw:g text:anchor-type="as-char" svg:y="-0.1134in" draw:z-index="133" draw:name="Shape142" draw:style-name="gr1"><svg:title>TexMaths</svg:title><svg:desc>11§display§2|z§svg§600§FALSE§</svg:desc><draw:path draw:style-name="gr2" draw:text-style-name="P5" svg:width="0.1732in" svg:height="0.1358in" svg:x="-0.0004in" svg:y="0.0071in" svg:viewBox="0 0 441 346" svg:d="M221 346c-73 0-147 0-221 0 0-116 0-230 0-346 146 0 294 0 441 0 0 116 0 230 0 346-73 0-147 0-220 0z"><text:p/></draw:path><draw:path draw:style-name="gr3" draw:text-style-name="P6" svg:width="0.0602in" svg:height="0.1in" svg:x="-0.0004in" svg:y="0.013in" svg:viewBox="0 0 154 255" svg:d="M30 226c13-14 27-26 40-39 61-53 84-74 84-112 0-44-35-75-82-75-43 0-72 35-72 69 0 22 19 22 20 22 6 0 21-4 21-21 0-9-8-19-21-19-3 0-5 0-6 0 9-26 30-39 53-39 35 0 52 31 52 63 0 31-20 60-41 85-24 27-49 54-74 81-4 5-4 6-4 14 47 0 95 0 143 0 3-22 7-44 11-66-3 0-6 0-10 0-2 12-4 28-9 33-2 4-27 4-36 4-23 0-46 0-69 0z"><text:p/></draw:path><draw:path draw:style-name="gr3" draw:text-style-name="P6" svg:width="0.0055in" svg:height="0.1512in" svg:x="0.0858in" svg:y="0in" svg:viewBox="0 0 15 385" svg:d="M15 14c0-6 0-14-7-14-8 0-8 8-8 14 0 119 0 238 0 357 0 7 0 14 8 14 7 0 7-7 7-14 0-119 0-238 0-357z"><text:p/></draw:path><draw:path draw:style-name="gr3" draw:text-style-name="P6" svg:width="0.0642in" svg:height="0.0685in" svg:x="0.1161in" svg:y="0.0453in" svg:viewBox="0 0 164 175" svg:d="M35 139c21-22 32-32 45-44s25-21 39-34c36-37 45-55 45-57 0-4-3-4-4-4-4 0-5 1-6 4-12 19-21 25-30 25s-13-6-19-12c-7-9-14-17-27-17-28 0-46 36-46 44 0 2 1 4 4 4 4 0 5-2 6-4 6-18 30-18 32-18 9 0 15 3 25 6 16 5 19 5 30 5-14 17-48 46-54 51-12 11-23 22-35 33-27 25-40 47-40 51 0 3 3 2 4 3 4 0 5-1 7-5 9-14 20-24 33-24 9 0 12 4 22 15 7 7 13 14 25 14 38 0 61-49 61-59 0-3-2-4-6-4-3 0-3 3-5 5-9 25-33 33-46 33-8 0-15-4-22-6-14-5-20-6-28-6-1 0-6 0-10 1z"><text:p/></draw:path></draw:g></text:span><text:span text:style-name="T32"><text:s/>ולכן </text:span><text:span text:style-name="T32"><draw:g text:anchor-type="as-char" svg:y="-0.1043in" draw:z-index="136" draw:name="Shape143" draw:style-name="gr1"><svg:title>TexMaths</svg:title><svg:desc>11§display§2z \in \Neven§svg§600§FALSE§</svg:desc><draw:path draw:style-name="gr2" draw:text-style-name="P5" svg:width="0.6646in" svg:height="0.1114in" svg:x="-0.0004in" svg:y="0.0071in" svg:viewBox="0 0 1689 284" svg:d="M845 284c-282 0-563 0-845 0 0-94 0-189 0-284 563 0 1126 0 1689 0 0 95 0 190 0 284-281 0-563 0-844 0z"><text:p/></draw:path><draw:path draw:style-name="gr3" draw:text-style-name="P6" svg:width="0.0602in" svg:height="0.1004in" svg:x="-0.0004in" svg:y="0.0028in" svg:viewBox="0 0 154 256" svg:d="M30 226c13-13 27-26 40-40 61-52 84-72 84-111 0-44-35-75-83-75-42 0-71 35-71 69 0 23 19 23 20 23 6 0 21-5 21-21 0-10-8-20-21-20-4 0-4 0-6 0 10-25 31-39 53-39 35 0 52 31 52 63 0 31-20 61-41 85-24 26-49 54-74 81-4 5-4 5-4 15 47 0 96 0 143 0 3-22 8-44 11-67-3 0-7 0-10 0-2 11-4 28-9 34-2 3-27 3-36 3-23 0-46 0-69 0z"><text:p/></draw:path><draw:path draw:style-name="gr3" draw:text-style-name="P6" svg:width="0.0642in" svg:height="0.0685in" svg:x="0.0744in" svg:y="0.0362in" svg:viewBox="0 0 164 175" svg:d="M35 139c21-22 32-32 45-44s24-21 39-35c36-36 45-54 45-56 0-4-3-4-5-4s-3 1-5 4c-12 19-21 25-30 25-10 0-13-6-18-12-8-9-15-17-28-17-29 0-46 36-46 44 0 2 1 5 4 5 4 0 5-3 6-5 6-18 29-18 32-18 8 0 15 3 25 6 15 5 19 5 30 5-15 17-48 45-54 51-12 10-23 21-35 32-27 27-40 49-40 51 0 4 3 2 4 4 4 0 5-1 7-5 9-13 20-24 33-24 9 0 12 4 22 15 7 8 13 14 25 14 38 0 61-49 61-59 0-2-2-5-6-5-3 0-3 3-4 6-10 25-34 32-47 32-8 0-15-2-22-5-14-5-20-6-28-6-1 0-7 0-10 1z"><text:p/></draw:path><draw:path draw:style-name="gr3" draw:text-style-name="P6" svg:width="0.076in" svg:height="0.0874in" svg:x="0.2in" svg:y="0.0217in" svg:viewBox="0 0 194 223" svg:d="M180 119c7 0 14 0 14-8 0-7-7-7-14-7-55 0-109 0-164 0 5-51 49-89 104-89 20 0 41 0 60 0 7 0 14 0 14-7 0-8-7-8-14-8-21 0-40 0-61 0-66 0-119 50-119 111 0 62 53 112 119 112 21 0 40 0 61 0 7 0 14 0 14-8s-7-8-14-8c-19 0-40 0-60 0-55 0-99-36-104-88 55 0 109 0 164 0z"><text:p/></draw:path><draw:path draw:style-name="gr3" draw:text-style-name="P6" svg:width="0.1028in" svg:height="0.1063in" svg:x="0.3346in" svg:y="0in" svg:viewBox="0 0 262 271" svg:d="M33 35c0 62 0 125 0 187 0 21-2 27-22 28-4 0-11 0-11 7 0 6 5 6 13 6 20 0 40 0 60 0 7 0 13 0 13-6 0-7-7-7-12-7-21-1-25-9-25-28 0-59 0-118 0-177 57 73 112 147 168 220 3 4 5 6 7 6 7 0 7-6 7-13 0-73 0-144 0-217 0-21 3-27 22-28 2 0 9 0 9-6 0-7-7-7-13-7-19 0-38 0-57 0-6 0-13 0-13 7 0 6 7 6 11 6 22 1 26 9 26 29 0 40 0 80 0 121-40-53-79-105-118-157-3-6-5-6-13-6-22 0-45 0-67 0-8 0-14 0-14 7 0 6 6 6 8 6 11 1 19 8 22 12-1 4-1 5-1 10zM218 244c-56-73-112-147-169-221-3-4-3-5-7-10 15 0 31 0 46 0 43 59 87 117 130 176 0 18 0 37 0 55z"><text:p/></draw:path><draw:path draw:style-name="gr3" draw:text-style-name="P6" svg:width="0.0457in" svg:height="0.048in" svg:x="0.4449in" svg:y="0.078in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3" draw:text-style-name="P6" svg:width="0.0567in" svg:height="0.0465in" svg:x="0.498in" svg:y="0.0807in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3-30 27-59 40-88z"><text:p/></draw:path><draw:path draw:style-name="gr3" draw:text-style-name="P6" svg:width="0.0457in" svg:height="0.048in" svg:x="0.5594in" svg:y="0.078in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3" draw:text-style-name="P6" svg:width="0.0567in" svg:height="0.0465in" svg:x="0.6154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</text:span><text:span text:style-name="T32">. סה"כ, השוויון ממשיך ונקבל </text:span><text:span text:style-name="T32"><draw:g text:anchor-type="as-char" svg:y="-0.1299in" draw:z-index="134" draw:name="Shape144" draw:style-name="gr1"><svg:title>TexMaths</svg:title><svg:desc>11§display§\dots = f(2z) = \tfrac{2z}{2} = z§svg§600§FALSE§</svg:desc><draw:path draw:style-name="gr2" draw:text-style-name="P5" svg:width="1.3638in" svg:height="0.1665in" svg:x="-0.0004in" svg:y="0.0071in" svg:viewBox="0 0 3465 424" svg:d="M0 0c1155 0 2309 0 3465 0 0 141 0 283 0 424-1156 0-2310 0-3465 0 0-141 0-283 0-424z"><text:p/></draw:path><draw:path draw:style-name="gr3" draw:text-style-name="P6" svg:width="0.0157in" svg:height="0.0157in" svg:x="0.0047in" svg:y="0.0846in" svg:viewBox="0 0 41 41" svg:d="M41 20c0-11-9-20-20-20s-21 8-21 20c0 11 10 21 21 21s20-9 20-21z"><text:p/></draw:path><draw:path draw:style-name="gr3" draw:text-style-name="P6" svg:width="0.0161in" svg:height="0.0157in" svg:x="0.0724in" svg:y="0.0846in" svg:viewBox="0 0 42 41" svg:d="M42 20c0-11-10-20-21-20s-21 8-21 20c0 11 10 21 21 21s21-9 21-21z"><text:p/></draw:path><draw:path draw:style-name="gr3" draw:text-style-name="P6" svg:width="0.0157in" svg:height="0.0157in" svg:x="0.1406in" svg:y="0.0846in" svg:viewBox="0 0 41 41" svg:d="M41 20c0-11-10-20-21-20s-20 8-20 20c0 11 9 21 20 21s21-9 21-21z"><text:p/></draw:path><draw:path draw:style-name="gr3" draw:text-style-name="P6" svg:width="0.1008in" svg:height="0.035in" svg:x="0.220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4in" svg:x="0.3803in" svg:y="0.0236in" svg:viewBox="0 0 193 350" svg:d="M121 118c11 0 23 0 34 0 8 0 11 0 11-8 0-4-3-4-10-4-11 0-21 0-32 0 3-16 6-30 8-44 1-8 7-36 9-41 3-7 10-12 19-12 1 0 11 0 18 6-16 2-21 16-21 21 0 9 7 14 15 14 10 0 21-9 21-24 0-17-18-26-33-26-14 0-38 7-50 45-2 8-3 12-12 61-9 0-19 0-28 0-6 0-11 0-11 7 0 5 4 5 11 5 9 0 17 0 26 0-10 50-19 101-29 151-8 37-14 72-34 72-1 0-11 0-19-6 18-2 21-16 21-21 0-9-6-14-14-14-10 0-21 8-21 24 0 17 18 26 33 26 21 0 36-23 44-37 12-25 21-72 21-74 8-40 15-81 23-121z"><text:p/></draw:path><draw:path draw:style-name="gr3" draw:text-style-name="P6" svg:width="0.035in" svg:height="0.1512in" svg:x="0.4783in" svg:y="0.0165in" svg:viewBox="0 0 90 385" svg:d="M90 381c0-1 0-2-6-8-49-49-62-122-62-180 0-68 15-135 63-182 5-5 5-5 5-7 0-3-2-4-4-4-3 0-39 26-62 75-20 43-24 86-24 118 0 30 4 76 25 120 23 47 58 72 61 72 2 0 4-1 4-4z"><text:p/></draw:path><draw:path draw:style-name="gr3" draw:text-style-name="P6" svg:width="0.0602in" svg:height="0.1in" svg:x="0.5303in" svg:y="0.0295in" svg:viewBox="0 0 154 255" svg:d="M30 227c13-14 27-27 40-40 61-53 84-74 84-112 0-44-35-75-82-75-43 0-72 35-72 69 0 22 19 22 20 22 6 0 20-5 20-21 0-9-7-19-20-19-3 0-5 0-6 0 9-26 30-40 53-40 35 0 52 32 52 64 0 31-20 60-41 85-25 27-49 55-75 81-3 4-3 5-3 14 47 0 96 0 143 0 3-22 8-44 11-66-3 0-7 0-10 0-2 12-4 29-9 34-2 4-27 4-36 4-23 0-46 0-69 0z"><text:p/></draw:path><draw:path draw:style-name="gr3" draw:text-style-name="P6" svg:width="0.0642in" svg:height="0.0685in" svg:x="0.6051in" svg:y="0.0634in" svg:viewBox="0 0 164 175" svg:d="M34 139c21-22 33-32 46-44 14-12 25-21 39-36 36-35 45-53 45-55 0-4-3-4-4-4-4 0-5 1-6 4-12 19-21 25-30 25-10 0-13-6-19-12-7-9-14-17-27-17-28 0-46 36-46 44 0 2 1 4 4 4 4 0 5-2 5-4 7-18 29-18 33-18 9 0 15 3 24 6 15 5 20 5 30 5-14 17-47 44-53 51-12 10-23 21-35 32-27 26-40 48-40 51 0 4 3 4 4 4 4 0 4-1 7-6 9-13 20-23 32-23 10 0 13 4 23 15 7 7 13 14 24 14 39 0 61-50 61-59 0-3-1-5-5-5-3 0-4 3-5 6-9 25-33 32-46 32-8 0-15-3-23-5-13-5-19-6-27-6-1 0-6 0-11 1z"><text:p/></draw:path><draw:path draw:style-name="gr3" draw:text-style-name="P6" svg:width="0.0346in" svg:height="0.1512in" svg:x="0.6846in" svg:y="0.0165in" svg:viewBox="0 0 89 385" svg:d="M89 193c0-30-4-76-25-120-23-48-56-73-61-73-2 0-3 1-3 4 0 2 0 2 7 9 38 38 60 99 60 180 0 64-14 133-63 181-4 5-4 6-4 7 0 2 1 4 3 4 5 0 39-26 62-76 20-42 24-83 24-116z"><text:p/></draw:path><draw:path draw:style-name="gr3" draw:text-style-name="P6" svg:width="0.1008in" svg:height="0.035in" svg:x="0.7854in" svg:y="0.0744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469in" svg:height="0.0701in" svg:x="0.9626in" svg:y="0in" svg:viewBox="0 0 120 179" svg:d="M120 130c-3 0-6 0-9 0-1 6-4 22-8 25-2 1-23 1-26 1-16 0-33 0-49 0 28-25 37-33 53-45 20-16 39-33 39-58 0-33-29-53-64-53-33 0-56 23-56 48 0 14 12 16 14 16 7 0 15-5 15-14 0-6-1-15-16-15 9-20 27-25 40-25 26 0 41 21 41 43 0 23-17 42-26 52-22 20-43 41-65 63-3 4-3 4-3 11 37 0 75 0 112 0 2-16 6-33 8-49z"><text:p/></draw:path><draw:path draw:style-name="gr3" draw:text-style-name="P6" svg:width="0.0484in" svg:height="0.0472in" svg:x="1.0232in" svg:y="0.024in" svg:viewBox="0 0 124 121" svg:d="M29 95c7-7 12-12 35-30 5-6 26-21 34-29 16-16 26-29 26-33 0-3-3-3-4-3-2 0-3 0-4 2-9 12-15 17-21 17-4 0-8 0-16-8-9-10-15-11-21-11-22 0-36 23-36 31 0 3 2 3 4 3 4 0 4 0 5-3 4-10 20-10 24-10 6 0 13 1 17 2 15 3 16 3 23 3-7 8-11 13-38 33-21 17-28 24-33 29-16 15-24 28-24 31 0 2 3 2 4 2 4 0 4 0 5-2 8-10 16-17 25-17 3 0 8 0 14 7 9 9 15 12 24 12 28 0 46-32 46-42 0-3-2-3-5-3s-3 1-4 4c-6 14-21 20-34 20-7 0-13-1-20-2-13-3-15-3-20-3-1 0-4 0-6 0z"><text:p/></draw:path><draw:path draw:style-name="gr3" draw:text-style-name="P6" svg:width="0.1224in" svg:height="0.0055in" svg:x="0.9563in" svg:y="0.0894in" svg:viewBox="0 0 312 15" svg:d="M0 0c105 0 208 0 312 0 0 6 0 10 0 15-104 0-207 0-312 0 0-5 0-9 0-15z"><text:p/></draw:path><draw:path draw:style-name="gr3" draw:text-style-name="P6" svg:width="0.0469in" svg:height="0.0701in" svg:x="0.9937in" svg:y="0.1118in" svg:viewBox="0 0 120 179" svg:d="M120 130c-3 0-6 0-9 0-1 6-3 22-8 25-2 1-22 1-26 1-16 0-33 0-49 0 28-25 37-33 53-45 20-16 39-33 39-58 0-33-29-53-63-53s-57 23-57 48c0 14 12 16 15 16 6 0 15-5 15-14 0-6-2-15-17-15 9-20 27-25 40-25 27 0 41 21 41 43 0 23-17 42-26 52-22 20-43 41-65 63-3 4-3 4-3 11 37 0 75 0 112 0 2-16 6-33 8-49z"><text:p/></draw:path><draw:path draw:style-name="gr3" draw:text-style-name="P6" svg:width="0.1004in" svg:height="0.035in" svg:x="1.1484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42in" svg:height="0.0685in" svg:x="1.3071in" svg:y="0.0634in" svg:viewBox="0 0 164 175" svg:d="M35 139c21-22 32-32 45-44 14-12 25-21 39-36 36-35 45-53 45-55 0-4-3-4-4-4-3 0-4 1-6 4-12 19-20 25-29 25s-14-6-19-12c-8-9-15-17-28-17-28 0-46 36-46 44 0 2 1 4 4 4 4 0 5-2 6-4 6-18 30-18 32-18 9 0 16 3 25 6 15 5 20 5 30 5-15 17-46 44-54 51-12 10-23 21-35 32-27 26-40 48-40 51 0 4 3 2 4 4 4 0 5-1 7-6 9-13 20-23 33-23 9 0 12 4 22 15 7 7 13 14 25 14 38 0 61-50 61-59 0-3-2-5-5-5-4 0-4 3-5 6-9 25-34 32-47 32-8 0-15-3-22-5-14-5-19-6-28-6-1 0-6 0-10 1z"><text:p/></draw:path></draw:g></text:span><text:span text:style-name="T32"><text:s/>כדרוש. </text:span></text:p>
            </text:list-item>
            <text:list-item>
              <text:p text:style-name="P39">אם <draw:g text:anchor-type="as-char" svg:y="-0.1008in" draw:z-index="130" draw:name="Shape145" draw:style-name="gr1"><svg:title>TexMaths</svg:title><svg:desc>11§display§z &lt; 0§svg§600§FALSE§</svg:desc><draw:path draw:style-name="gr2" draw:text-style-name="P5" svg:width="0.3339in" svg:height="0.0909in" svg:x="0.0008in" svg:y="0.0063in" svg:viewBox="0 0 849 232" svg:d="M426 232c-142 0-284 0-426 0 0-77 0-155 0-232 283 0 567 0 849 0 0 77 0 155 0 232-140 0-282 0-423 0z"><text:p/></draw:path><draw:path draw:style-name="gr3" draw:text-style-name="P6" svg:width="0.0642in" svg:height="0.0681in" svg:x="-0.0004in" svg:y="0.0327in" svg:viewBox="0 0 164 174" svg:d="M35 139c21-24 32-32 46-44 0-2 24-21 38-36 36-35 45-54 45-56 0-3-3-3-4-3-3 0-4 0-6 4-11 18-20 25-29 25s-14-6-19-13c-8-8-15-16-27-16-29 0-47 35-47 44 0 1 1 4 4 4 4 0 5-2 6-4 8-18 30-19 33-19 8 0 15 4 24 7 15 5 20 5 30 5-15 17-46 44-54 51-12 10-23 21-35 32-26 26-40 47-40 49 0 5 4 5 6 5s3-1 5-6c9-13 21-23 33-23 9 0 13 3 22 14 7 8 14 15 25 15 39 0 61-49 61-59 0-2-1-4-5-4-3 0-4 2-5 6-9 24-34 31-46 31-8 0-16-2-23-4-14-5-19-7-28-7-3 0-6 0-10 2z"><text:p/></draw:path><draw:path draw:style-name="gr3" draw:text-style-name="P6" svg:width="0.0921in" svg:height="0.0874in" svg:x="0.1256in" svg:y="0.0181in" svg:viewBox="0 0 235 223" svg:d="M229 16c4-2 6-5 6-8 0-5-3-8-7-8-1 0-2 0-7 3-71 33-143 66-214 100-5 3-7 5-7 9 0 5 2 7 7 9 71 33 143 66 214 99 5 3 6 3 7 3 4 0 7-3 7-7 0-5-2-7-6-9-68-32-135-63-204-95 69-32 136-64 204-96z"><text:p/></draw:path><draw:path draw:style-name="gr3" draw:text-style-name="P6" svg:width="0.0638in" svg:height="0.1035in" svg:x="0.2791in" svg:y="-0.0004in" svg:viewBox="0 0 163 264" svg:d="M163 134c0-32-2-63-16-91-17-36-49-43-66-43-23 0-51 10-67 46-12 27-14 56-14 88 0 28 1 62 18 92 16 30 44 38 63 38 21 0 50-8 68-44 12-26 14-57 14-86zM81 256c-15 0-38-10-45-47-4-23-4-58-4-80 0-24 0-50 3-71 8-46 37-49 46-49 13 0 38 6 46 45 4 22 4 51 4 75 0 28 0 54-4 79-6 36-29 48-46 48z"><text:p/></draw:path></draw:g><text:s/>אז <draw:g text:anchor-type="as-char" svg:y="-0.1134in" draw:z-index="135" draw:name="Shape146" draw:style-name="gr1"><svg:title>TexMaths</svg:title><svg:desc>11§display§(f \circ g)(z) = f(g(z)) = f(-2z - 1)§svg§600§FALSE§</svg:desc><draw:path draw:style-name="gr2" draw:text-style-name="P5" svg:width="2.2268in" svg:height="0.1354in" svg:x="-0.0004in" svg:y="0.0071in" svg:viewBox="0 0 5657 345" svg:d="M0 0c1886 0 3771 0 5657 0 0 115 0 230 0 345-1886 0-3771 0-5657 0 0-115 0-230 0-345z"><text:p/></draw:path><draw:path draw:style-name="gr3" draw:text-style-name="P6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76in" svg:height="0.137in" svg:x="0.0591in" svg:y="0.0071in" svg:viewBox="0 0 194 349" svg:d="M122 118c11 0 22 0 33 0 8 0 11 0 11-9 0-3-3-3-10-3-11 0-21 0-32 0 2-16 6-30 8-44 2-9 7-36 10-41 3-7 10-13 17-13 2 0 13 0 19 7-16 2-21 15-21 21 0 9 8 14 15 14 9 0 22-9 22-24 0-17-19-26-35-26-13 0-37 7-49 45-2 8-3 12-12 61-9 0-18 0-27 0-7 0-12 0-12 6s4 6 11 6c9 0 17 0 26 0-10 50-19 100-29 151-8 37-14 72-34 72-1 0-11 0-19-7 18-1 22-15 22-21 0-9-7-14-14-14-11 0-22 9-22 24 0 17 18 26 33 26 21 0 37-22 44-37 12-25 21-71 22-74 8-40 15-81 23-120z"><text:p/></draw:path><draw:path draw:style-name="gr3" draw:text-style-name="P6" svg:width="0.0591in" svg:height="0.0587in" svg:x="0.1843in" svg:y="0.0453in" svg:viewBox="0 0 151 150" svg:d="M151 75c0-41-36-75-76-75-42 0-75 34-75 75s33 75 75 75c40 0 76-34 76-75zM75 134c-33 0-60-27-60-59s27-60 60-60 60 27 60 60-27 59-60 59z"><text:p/></draw:path><draw:path draw:style-name="gr3" draw:text-style-name="P6" svg:width="0.0693in" svg:height="0.0972in" svg:x="0.2882in" svg:y="0.0453in" svg:viewBox="0 0 177 248" svg:d="M176 25c0-3 1-4 1-7 0-7-4-10-11-10-4 0-14 2-16 16-7-14-20-24-36-24-44 0-92 54-92 109 0 39 23 62 52 62 22 0 40-19 45-23v1c-9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346in" svg:height="0.1508in" svg:x="0.3724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5in" svg:height="0.1508in" svg:x="0.4378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642in" svg:height="0.0681in" svg:x="0.4886in" svg:y="0.0453in" svg:viewBox="0 0 164 174" svg:d="M35 138c21-22 32-32 45-43 0-1 24-21 39-36 36-36 45-53 45-56s-3-3-5-3-3 0-5 4c-12 18-21 25-30 25-10 0-13-6-18-12-8-9-15-17-28-17-29 0-46 35-46 44 0 1 1 4 4 4 4 0 5-2 6-4 6-18 29-19 32-19 8 0 16 4 25 6 15 6 20 6 30 6-15 17-48 44-54 51-12 10-23 21-35 32-27 25-40 47-40 51 0 3 3 3 4 3 4 0 5 0 7-4 9-14 20-25 33-25 9 0 12 4 22 15 7 8 13 14 25 14 38 0 61-48 61-59 0-2-2-4-5-4-4 0-4 2-5 5-9 25-34 33-47 33-8 0-15-3-22-6-14-4-20-6-28-6-1 0-7 0-10 1z"><text:p/></draw:path><draw:path draw:style-name="gr3" draw:text-style-name="P6" svg:width="0.0346in" svg:height="0.1508in" svg:x="0.5681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0.669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2in" svg:height="0.137in" svg:x="0.8295in" svg:y="0.0071in" svg:viewBox="0 0 192 349" svg:d="M121 118c11 0 22 0 33 0 8 0 12 0 12-9 0-3-4-3-11-3-11 0-21 0-32 0 2-16 6-30 8-44 2-9 8-36 10-41 3-7 10-13 17-13 3 0 12 0 20 7-17 2-21 15-21 21 0 9 7 14 15 14 9 0 20-9 20-24 0-17-17-26-34-26-13 0-37 7-48 45-2 8-4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0.9276in" svg:y="0in" svg:viewBox="0 0 89 384" svg:d="M89 380c0-1 0-1-7-8-48-48-60-121-60-179 0-67 14-135 62-183 5-4 5-4 5-7 0-2-1-3-3-3-5 0-40 26-62 75-20 43-24 86-24 118 0 28 3 76 25 119 23 47 56 72 61 72 2 0 3-1 3-4z"><text:p/></draw:path><draw:path draw:style-name="gr3" draw:text-style-name="P6" svg:width="0.0693in" svg:height="0.0972in" svg:x="0.974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35in" svg:height="0.1508in" svg:x="1.064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642in" svg:height="0.0681in" svg:x="1.1146in" svg:y="0.0453in" svg:viewBox="0 0 164 174" svg:d="M35 138c21-22 32-32 46-43 0-1 25-21 38-36 37-36 45-53 45-56s-3-3-5-3-3 0-5 4c-11 18-20 25-29 25-10 0-14-6-19-12-8-9-15-17-27-17-30 0-47 35-47 44 0 1 0 4 4 4s5-2 6-4c7-18 29-19 33-19 7 0 15 4 24 6 15 6 20 6 30 6-15 17-47 44-54 51-11 10-23 21-34 32-27 25-41 47-41 51 0 3 4 3 5 3 3 0 4 0 6-4 9-14 21-25 33-25 9 0 13 4 22 15 7 8 14 14 25 14 39 0 61-48 61-59 0-2-1-4-5-4-3 0-4 2-5 5-9 25-34 33-46 33-8 0-16-3-23-6-14-4-19-6-28-6-3 0-7 0-10 1z"><text:p/></draw:path><draw:path draw:style-name="gr3" draw:text-style-name="P6" svg:width="0.035in" svg:height="0.1508in" svg:x="1.1941in" svg:y="0in" svg:viewBox="0 0 90 384" svg:d="M90 193c0-30-4-77-26-120-23-48-56-73-60-73-2 0-4 1-4 3 0 3 0 3 8 10 37 38 59 99 59 180 0 65-14 132-62 181-5 5-5 5-5 6 0 3 2 4 4 4 4 0 39-26 62-75 19-43 24-85 24-116z"><text:p/></draw:path><draw:path draw:style-name="gr3" draw:text-style-name="P6" svg:width="0.0346in" svg:height="0.1508in" svg:x="1.2535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355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2in" svg:height="0.137in" svg:x="1.515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46in" svg:height="0.1508in" svg:x="1.613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921in" svg:height="0.0055in" svg:x="1.6697in" svg:y="0.0717in" svg:viewBox="0 0 235 15" svg:d="M222 15c7 0 13 0 13-7 0-8-6-8-13-8-69 0-140 0-209 0-6 0-13 0-13 8 0 7 7 7 13 7 69 0 140 0 209 0z"><text:p/></draw:path><draw:path draw:style-name="gr3" draw:text-style-name="P6" svg:width="0.0606in" svg:height="0.1008in" svg:x="1.7827in" svg:y="0.0126in" svg:viewBox="0 0 155 257" svg:d="M30 227c14-13 27-27 41-40 60-53 84-74 84-112 0-44-35-75-82-75-44 0-73 36-73 70 0 21 20 21 21 21 6 0 20-4 20-19 0-10-7-20-20-20-3 0-5 0-6 0 9-26 30-40 52-40 35 0 53 32 53 63s-20 62-41 86c-25 27-49 54-75 81-4 4-4 5-4 15 48 0 96 0 144 0 3-22 8-45 11-67-3 0-7 0-10 0-2 10-4 28-9 34-2 3-28 3-36 3-23 0-47 0-70 0z"><text:p/></draw:path><draw:path draw:style-name="gr3" draw:text-style-name="P6" svg:width="0.0642in" svg:height="0.0681in" svg:x="1.8579in" svg:y="0.0453in" svg:viewBox="0 0 164 174" svg:d="M34 138c21-22 32-32 46-43 0-1 24-21 38-36 37-36 46-53 46-56s-3-2-5-3c-3 0-4 0-6 4-11 18-20 25-29 25s-14-6-20-12c-7-9-14-17-26-17-29 0-47 35-47 44 0 1 1 4 5 4s4-2 5-4c7-18 29-19 33-19 7 0 15 4 24 6 15 6 20 6 30 6-14 17-47 44-54 51-11 10-23 21-34 32-27 25-40 47-40 51 0 3 3 3 4 3 4 0 4 0 6-4 9-14 21-25 33-25 9 0 13 4 23 15 7 8 13 14 24 14 39 0 61-48 61-59 0-2-1-4-5-4-3 0-4 2-5 5-9 25-33 33-46 33-8 0-15-3-24-6-13-4-18-6-26-6-1 0-8 0-11 1z"><text:p/></draw:path><draw:path draw:style-name="gr3" draw:text-style-name="P6" svg:width="0.0921in" svg:height="0.0055in" svg:x="1.9756in" svg:y="0.0717in" svg:viewBox="0 0 235 15" svg:d="M222 15c7 0 13 0 13-7 0-8-6-8-13-8-69 0-140 0-209 0-6 0-13 0-13 8 0 7 7 7 13 7 69 0 140 0 209 0z"><text:p/></draw:path><draw:path draw:style-name="gr3" draw:text-style-name="P6" svg:width="0.05in" svg:height="0.1008in" svg:x="2.128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35in" svg:height="0.1508in" svg:x="2.1992in" svg:y="0in" svg:viewBox="0 0 90 384" svg:d="M90 193c0-30-4-77-25-120-23-48-56-73-61-73-2 0-4 1-4 3 0 3 0 3 8 10 38 38 60 99 60 180 0 65-14 132-63 181-5 5-5 5-5 6 0 3 2 4 4 4 5 0 39-26 62-75 20-43 24-85 24-116z"><text:p/></draw:path></draw:g>. באופן דומה, <draw:g text:anchor-type="as-char" svg:y="-0.1043in" draw:z-index="137" draw:name="Shape147" draw:style-name="gr1"><svg:title>TexMaths</svg:title><svg:desc>11§display§-2z \in \Neven§svg§600§FALSE§</svg:desc><draw:path draw:style-name="gr2" draw:text-style-name="P5" svg:width="0.7835in" svg:height="0.1114in" svg:x="-0.0004in" svg:y="0.0071in" svg:viewBox="0 0 1991 284" svg:d="M996 284c-332 0-664 0-996 0 0-94 0-189 0-284 664 0 1327 0 1991 0 0 95 0 190 0 284-331 0-664 0-995 0z"><text:p/></draw:path><draw:path draw:style-name="gr3" draw:text-style-name="P6" svg:width="0.0929in" svg:height="0.0055in" svg:x="0.0043in" svg:y="0.0626in" svg:viewBox="0 0 237 15" svg:d="M223 15c7 0 14 0 14-7 0-8-7-8-14-8-69 0-139 0-209 0-6 0-14 0-14 8 0 7 8 7 14 7 70 0 140 0 209 0z"><text:p/></draw:path><draw:path draw:style-name="gr3" draw:text-style-name="P6" svg:width="0.0602in" svg:height="0.1004in" svg:x="0.1181in" svg:y="0.0028in" svg:viewBox="0 0 154 256" svg:d="M30 226c13-13 27-26 40-40 61-52 84-72 84-111 0-44-34-75-81-75-44 0-73 35-73 69 0 23 20 23 21 23 7 0 20-5 20-21 0-10-7-20-21-20-3 0-3 0-5 0 9-25 30-39 52-39 35 0 52 31 52 63 0 31-19 61-41 85-24 26-49 54-74 81-4 5-4 5-4 15 47 0 96 0 143 0 3-22 8-44 11-67-3 0-7 0-10 0-1 11-4 28-8 34-3 3-28 3-37 3-23 0-46 0-69 0z"><text:p/></draw:path><draw:path draw:style-name="gr3" draw:text-style-name="P6" svg:width="0.0642in" svg:height="0.0685in" svg:x="0.1929in" svg:y="0.0362in" svg:viewBox="0 0 164 175" svg:d="M35 139c21-22 32-32 46-44 13-12 24-21 38-35 36-36 45-54 45-56 0-4-3-4-4-4-3 0-4 1-6 4-12 19-20 25-29 25s-14-6-19-12c-8-9-15-17-28-17-28 0-46 36-46 44 0 2 1 5 4 5 4 0 5-3 6-5 6-18 30-18 33-18 8 0 15 3 24 6 15 5 20 5 30 5-15 17-46 45-54 51-12 10-23 21-35 32-27 27-40 49-40 51 0 4 3 2 4 4 4 0 5-1 7-5 9-13 21-24 33-24 9 0 12 4 22 15 7 8 14 14 25 14 38 0 61-49 61-59 0-2-2-5-5-5-4 0-4 3-5 6-9 25-34 32-46 32-8 0-16-2-23-5-14-5-19-6-28-6-3 0-6 0-10 1z"><text:p/></draw:path><draw:path draw:style-name="gr3" draw:text-style-name="P6" svg:width="0.0756in" svg:height="0.0874in" svg:x="0.3189in" svg:y="0.0217in" svg:viewBox="0 0 193 223" svg:d="M179 119c7 0 14 0 14-8 0-7-7-7-14-7-55 0-109 0-164 0 5-51 50-89 104-89 20 0 41 0 60 0 7 0 14 0 14-7 0-8-7-8-14-8-21 0-40 0-61 0-66 0-118 50-118 111 0 62 52 112 118 112 21 0 40 0 61 0 7 0 14 0 14-8s-7-8-14-8c-19 0-40 0-60 0-54 0-99-36-104-88 55 0 109 0 164 0z"><text:p/></draw:path><draw:path draw:style-name="gr3" draw:text-style-name="P6" svg:width="0.1028in" svg:height="0.1063in" svg:x="0.4531in" svg:y="0in" svg:viewBox="0 0 262 271" svg:d="M34 35c0 62 0 125 0 187 0 21-3 27-23 28-4 0-11 0-11 7 0 6 7 6 13 6 20 0 40 0 60 0 7 0 13 0 13-6 0-7-7-7-12-7-21-1-24-9-24-28 0-59 0-118 0-177 56 73 111 147 167 220 3 4 5 6 7 6 7 0 7-6 7-13 0-73 0-144 0-217 0-21 5-27 22-28 2 0 9 0 9-6 0-7-6-7-13-7-19 0-38 0-56 0-7 0-14 0-14 7 0 6 7 6 11 6 22 1 26 9 26 29 0 40 0 80 0 121-39-53-78-105-117-157-4-6-5-6-14-6-22 0-45 0-67 0-8 0-14 0-14 7 0 6 6 6 9 6 10 1 18 8 21 12 0 4 0 5 0 10zM218 244c-56-73-112-147-168-221-4-4-4-5-8-10 15 0 31 0 46 0 43 59 87 117 130 176 0 18 0 37 0 55z"><text:p/></draw:path><draw:path draw:style-name="gr3" draw:text-style-name="P6" svg:width="0.0457in" svg:height="0.048in" svg:x="0.5634in" svg:y="0.078in" svg:viewBox="0 0 117 123" svg:d="M109 60c5 0 8 0 8-7 0-23-14-53-54-53-35 0-63 29-63 62 0 34 31 61 66 61 37 0 51-29 51-35 0-1-1-3-5-3-3 0-4 1-5 3-8 22-29 27-39 27-12 0-24-6-33-16-10-13-10-30-10-39 28 0 56 0 84 0zM25 52c4-38 28-44 38-44 34 0 35 37 35 44-24 0-48 0-73 0z"><text:p/></draw:path><draw:path draw:style-name="gr3" draw:text-style-name="P6" svg:width="0.0567in" svg:height="0.0465in" svg:x="0.6165in" svg:y="0.0807in" svg:viewBox="0 0 145 119" svg:d="M120 26c8-16 22-16 25-16 0-3 0-7 0-10-6 0-13 1-20 1s-17 0-25-1c0 3 0 7 0 10 12 0 12 9 12 10s-1 4-2 8c-10 22-21 44-31 67-11-26-23-50-34-74 0-2-1-3-1-6 0-5 9-5 14-5 0-3 0-7 0-10-1 0-19 1-30 1-9 0-19 0-28-1 0 3 0 7 0 10 15 0 19 0 23 9 14 32 28 63 42 95 2 3 3 5 8 5s6-2 7-5c14-30 27-59 40-88z"><text:p/></draw:path><draw:path draw:style-name="gr3" draw:text-style-name="P6" svg:width="0.0457in" svg:height="0.048in" svg:x="0.6783in" svg:y="0.078in" svg:viewBox="0 0 117 123" svg:d="M109 60c5 0 8 0 8-7 0-23-14-53-54-53-35 0-63 29-63 62 0 34 31 61 66 61 37 0 51-29 51-35 0-1-1-3-5-3-3 0-4 1-5 3-8 22-29 27-39 27-12 0-25-6-33-16-10-13-10-30-10-39 28 0 56 0 84 0zM25 52c4-38 28-44 38-44 33 0 34 37 35 44-24 0-48 0-73 0z"><text:p/></draw:path><draw:path draw:style-name="gr3" draw:text-style-name="P6" svg:width="0.0567in" svg:height="0.0465in" svg:x="0.7339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0 12 0 2 0 6 0 9 1 0 19-1 31-1 10 0 29 1 31 1 0-3 0-7 0-9-17 0-21 0-21-12 0-21 0-41 0-61z"><text:p/></draw:path></draw:g>, ולכן (אני לא רואה סיבה להוכיח את זה בבדידה) <draw:g text:anchor-type="as-char" svg:y="-0.1043in" draw:z-index="138" draw:name="Shape148" draw:style-name="gr1"><svg:title>TexMaths</svg:title><svg:desc>11§display§-2z -1 \in \Nodd§svg§600§FALSE§</svg:desc><draw:path draw:style-name="gr2" draw:text-style-name="P5" svg:width="1.0059in" svg:height="0.1114in" svg:x="-0.0004in" svg:y="0.0071in" svg:viewBox="0 0 2556 284" svg:d="M1279 284c-427 0-852 0-1279 0 0-94 0-189 0-284 852 0 1704 0 2556 0 0 95 0 190 0 284-425 0-852 0-1277 0z"><text:p/></draw:path><draw:path draw:style-name="gr3" draw:text-style-name="P6" svg:width="0.0925in" svg:height="0.0055in" svg:x="0.0043in" svg:y="0.0626in" svg:viewBox="0 0 236 15" svg:d="M223 15c7 0 13 0 13-7 0-8-6-8-13-8-69 0-139 0-209 0-6 0-14 0-14 8 0 7 8 7 14 7 70 0 140 0 209 0z"><text:p/></draw:path><draw:path draw:style-name="gr3" draw:text-style-name="P6" svg:width="0.0602in" svg:height="0.1004in" svg:x="0.1177in" svg:y="0.0028in" svg:viewBox="0 0 154 256" svg:d="M30 226c13-13 27-26 40-40 61-52 84-72 84-111 0-44-34-75-81-75-44 0-73 35-73 69 0 23 20 23 21 23 6 0 20-5 20-21 0-10-7-20-21-20-4 0-4 0-5 0 9-25 30-39 52-39 35 0 52 31 52 63 0 31-19 61-41 85-24 26-49 54-74 81-4 5-4 5-4 15 47 0 96 0 143 0 3-22 8-44 11-67-3 0-7 0-10 0-1 11-4 28-8 34-3 3-28 3-37 3-23 0-46 0-69 0z"><text:p/></draw:path><draw:path draw:style-name="gr3" draw:text-style-name="P6" svg:width="0.0642in" svg:height="0.0685in" svg:x="0.1925in" svg:y="0.0362in" svg:viewBox="0 0 164 175" svg:d="M35 139c21-22 32-32 46-44 12-12 23-21 38-35 36-36 45-54 45-56 0-4-3-4-5-4s-3 1-5 4c-11 19-20 25-29 25-10 0-14-6-19-12-8-9-15-17-27-17-30 0-47 36-47 44 0 2 1 5 4 5 4 0 5-3 6-5 7-18 29-18 33-18 7 0 15 3 24 6 15 5 20 5 30 5-15 17-47 45-54 51-12 10-23 21-35 32-26 27-40 49-40 51 0 4 3 2 4 4 4 0 5-1 7-5 9-13 21-24 33-24 9 0 13 4 22 15 7 8 14 14 25 14 39 0 61-49 61-59 0-2-1-5-5-5-3 0-4 3-5 6-9 25-34 32-46 32-8 0-16-2-23-5-14-5-19-6-28-6-3 0-7 0-10 1z"><text:p/></draw:path><draw:path draw:style-name="gr3" draw:text-style-name="P6" svg:width="0.0925in" svg:height="0.0055in" svg:x="0.3098in" svg:y="0.0626in" svg:viewBox="0 0 236 15" svg:d="M223 15c7 0 13 0 13-7 0-8-6-8-13-8-70 0-139 0-210 0-5 0-13 0-13 8 0 7 8 7 13 7 71 0 140 0 210 0z"><text:p/></draw:path><draw:path draw:style-name="gr3" draw:text-style-name="P6" svg:width="0.05in" svg:height="0.1004in" svg:x="0.4634in" svg:y="0.0028in" svg:viewBox="0 0 128 256" svg:d="M79 10c0-9 0-10-9-10-24 24-58 24-70 24 0 5 0 8 0 12 8 0 30 0 51-10 0 67 0 133 0 199 0 14-2 19-37 19-4 0-7 0-12 0 0 4 0 8 0 12 13-1 47-1 63-1 15 0 48 0 63 1 0-4 0-8 0-12-5 0-9 0-14 0-34 0-35-5-35-19 0-72 0-143 0-215z"><text:p/></draw:path><draw:path draw:style-name="gr3" draw:text-style-name="P6" svg:width="0.0752in" svg:height="0.0874in" svg:x="0.5799in" svg:y="0.0217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1028in" svg:height="0.1063in" svg:x="0.7146in" svg:y="0in" svg:viewBox="0 0 262 271" svg:d="M34 35c0 62 0 125 0 187 0 21-3 27-23 28-4 0-11 0-11 7 0 6 7 6 13 6 20 0 41 0 61 0 6 0 12 0 12-6 0-7-6-7-11-7-22-1-26-9-26-28 0-59 0-118 0-177 57 73 112 147 168 220 3 4 5 6 8 6 7 0 7-6 7-13 0-73 0-144 0-217 0-21 3-27 21-28 2 0 9 0 9-6 0-7-6-7-14-7-18 0-37 0-56 0-6 0-13 0-13 7 0 6 8 6 11 6 22 1 25 9 25 29 0 40 0 80 0 121-38-53-78-105-116-157-4-6-6-6-14-6-22 0-45 0-67 0-7 0-14 0-14 7 0 6 7 6 9 6 10 1 18 8 21 12 0 4 0 5 0 10zM218 244c-56-73-112-147-169-221-3-4-3-5-7-10 15 0 31 0 46 0 43 59 87 117 130 176 0 18 0 37 0 55z"><text:p/></draw:path><draw:path draw:style-name="gr3" draw:text-style-name="P6" svg:width="0.0516in" svg:height="0.048in" svg:x="0.8252in" svg:y="0.078in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3" draw:text-style-name="P6" svg:width="0.0567in" svg:height="0.0744in" svg:x="0.8898in" svg:y="0.0528in" svg:viewBox="0 0 145 190" svg:d="M84 3c0 4 0 7 0 10 18 0 20 2 20 16 0 18 0 36 0 55-9-10-23-16-38-16-35 0-66 28-66 62 0 33 29 60 63 60 23 0 36-13 40-16 0 5 0 10 0 16 15-1 28-3 42-4 0-2 0-5 0-9-19 0-21-1-21-14 0-55 0-109 0-163-13 1-27 2-40 3zM103 160c-7 12-21 22-38 22-16 0-27-8-32-16-6-8-9-18-9-36 0-7 0-26 12-40 10-12 23-14 32-14 12 0 24 7 32 16 3 4 3 5 3 9 0 19 0 39 0 59z"><text:p/></draw:path><draw:path draw:style-name="gr3" draw:text-style-name="P6" svg:width="0.0567in" svg:height="0.0744in" svg:x="0.9567in" svg:y="0.0528in" svg:viewBox="0 0 145 190" svg:d="M84 3c0 4 0 7 0 10 18 0 20 2 20 16 0 18 0 36 0 55-9-10-23-16-38-16-35 0-66 28-66 62 0 33 29 60 64 60 22 0 35-13 39-16 0 5 0 10 0 16 15-1 28-3 42-4 0-2 0-5 0-9-19 0-21-1-21-14 0-55 0-109 0-163-13 1-27 2-40 3zM103 160c-6 12-21 22-38 22-16 0-27-8-32-16-4-8-8-18-8-36 0-7 0-26 11-40 11-12 24-14 32-14 12 0 24 7 32 16 3 4 3 5 3 9 0 19 0 39 0 59z"><text:p/></draw:path></draw:g><text:s/>וסה"כ, השוויון ממשיך עד לקבלת <draw:g text:anchor-type="as-char" svg:y="-0.1291in" draw:z-index="139" draw:name="Shape149" draw:style-name="gr1"><svg:title>TexMaths</svg:title><svg:desc>11§display§\dots = f(-2z - 1) = -\tfrac{-2z - 1 + 1}{2} = z§svg§600§FALSE§</svg:desc><draw:path draw:style-name="gr2" draw:text-style-name="P5" svg:width="2.2673in" svg:height="0.1665in" svg:x="-0.0004in" svg:y="0.0075in" svg:viewBox="0 0 5760 424" svg:d="M2880 424c-960 0-1920 0-2880 0 0-141 0-283 0-424 1920 0 3840 0 5760 0 0 141 0 283 0 424-960 0-1921 0-2880 0z"><text:p/></draw:path><draw:path draw:style-name="gr3" draw:text-style-name="P6" svg:width="0.0161in" svg:height="0.0157in" svg:x="0.0047in" svg:y="0.0843in" svg:viewBox="0 0 42 41" svg:d="M42 20c0-11-10-20-21-20s-21 8-21 20c0 11 10 21 21 21s21-9 21-21z"><text:p/></draw:path><draw:path draw:style-name="gr3" draw:text-style-name="P6" svg:width="0.0157in" svg:height="0.0157in" svg:x="0.0728in" svg:y="0.0843in" svg:viewBox="0 0 41 41" svg:d="M41 20c0-11-10-20-21-20s-20 8-20 20c0 11 9 21 20 21s21-9 21-21z"><text:p/></draw:path><draw:path draw:style-name="gr3" draw:text-style-name="P6" svg:width="0.0157in" svg:height="0.0157in" svg:x="0.1406in" svg:y="0.0843in" svg:viewBox="0 0 41 41" svg:d="M41 20c0-11-10-20-21-20-12 0-20 8-20 20 0 11 8 21 20 21 11 0 21-9 21-21z"><text:p/></draw:path><draw:path draw:style-name="gr3" draw:text-style-name="P6" svg:width="0.1008in" svg:height="0.035in" svg:x="0.2201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6in" svg:height="0.1374in" svg:x="0.3803in" svg:y="0.0232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1-29 151-8 37-14 72-34 72-1 0-11 0-19-6 18-1 22-16 22-21 0-9-7-13-14-13-11 0-22 7-22 23s18 26 33 26c21 0 36-23 44-37 12-25 21-71 21-73 8-41 16-81 24-122z"><text:p/></draw:path><draw:path draw:style-name="gr3" draw:text-style-name="P6" svg:width="0.035in" svg:height="0.1512in" svg:x="0.4783in" svg:y="0.0165in" svg:viewBox="0 0 90 385" svg:d="M90 381c0-1 0-2-6-9-49-48-61-121-61-179 0-68 14-135 62-182 5-5 5-5 5-7 0-3-2-4-4-4-3 0-39 26-62 76-20 42-24 85-24 117 0 30 4 76 25 120 25 47 58 72 61 72 2 0 4-1 4-4z"><text:p/></draw:path><draw:path draw:style-name="gr3" draw:text-style-name="P6" svg:width="0.0929in" svg:height="0.0055in" svg:x="0.535in" svg:y="0.0902in" svg:viewBox="0 0 237 15" svg:d="M223 15c7 0 14 0 14-7 0-8-7-8-14-8-69 0-139 0-209 0-6 0-14 0-14 8 0 7 8 7 14 7 70 0 140 0 209 0z"><text:p/></draw:path><draw:path draw:style-name="gr3" draw:text-style-name="P6" svg:width="0.0602in" svg:height="0.1in" svg:x="0.6484in" svg:y="0.0291in" svg:viewBox="0 0 154 255" svg:d="M30 227c13-13 27-27 40-40 61-53 84-74 84-112 0-44-34-75-81-75-44 0-73 35-73 69 0 22 20 22 21 22 7 0 20-5 20-21 0-9-7-19-21-19-3 0-3 0-5 0 9-26 30-39 52-39 35 0 52 31 52 63 0 31-19 60-41 85-24 27-49 55-74 82-4 5-4 5-4 13 47 0 96 0 143 0 3-22 8-44 11-66-3 0-7 0-10 0-1 12-4 29-8 34-3 4-28 4-37 4-23 0-46 0-69 0z"><text:p/></draw:path><draw:path draw:style-name="gr3" draw:text-style-name="P6" svg:width="0.0642in" svg:height="0.0685in" svg:x="0.7232in" svg:y="0.0638in" svg:viewBox="0 0 164 175" svg:d="M35 139c21-22 32-32 46-44 13-12 24-21 38-36 36-35 45-53 45-55 0-4-3-4-4-4-3 0-4 1-6 4-12 19-20 25-29 25s-14-6-19-12c-8-9-15-17-27-17-29 0-47 36-47 44 0 2 1 4 4 4 4 0 5-2 6-4 6-18 30-18 33-18 8 0 15 3 24 6 15 5 20 5 30 5-15 17-46 44-54 51-12 10-23 21-35 32-27 26-40 48-40 51 0 4 3 2 4 4 4 0 5-1 7-5 9-14 21-24 33-24 9 0 12 4 22 15 7 7 14 14 25 14 39 0 61-50 61-59 0-3-1-5-5-5-3 0-4 2-5 6-9 25-34 32-46 32-8 0-16-3-23-5-14-5-19-6-28-6-3 0-6 0-10 1z"><text:p/></draw:path><draw:path draw:style-name="gr3" draw:text-style-name="P6" svg:width="0.0929in" svg:height="0.0055in" svg:x="0.8406in" svg:y="0.0902in" svg:viewBox="0 0 237 15" svg:d="M223 15c7 0 14 0 14-7 0-8-7-8-14-8-70 0-139 0-210 0-5 0-13 0-13 8 0 7 8 7 13 7 71 0 140 0 210 0z"><text:p/></draw:path><draw:path draw:style-name="gr3" draw:text-style-name="P6" svg:width="0.05in" svg:height="0.1in" svg:x="0.9941in" svg:y="0.0291in" svg:viewBox="0 0 128 255" svg:d="M79 10c0-10 0-10-9-10-24 24-58 24-70 24 0 5 0 8 0 12 8 0 30 0 51-10 0 66 0 133 0 200 0 14-1 18-37 18-4 0-7 0-12 0 0 4 0 8 0 11 13-1 48-1 63-1s48 0 63 1c0-3 0-7 0-11-5 0-9 0-14 0-34 0-35-4-35-18 0-73 0-145 0-216z"><text:p/></draw:path><draw:path draw:style-name="gr3" draw:text-style-name="P6" svg:width="0.035in" svg:height="0.1512in" svg:x="1.065in" svg:y="0.0165in" svg:viewBox="0 0 90 385" svg:d="M90 193c0-30-4-76-26-120-23-48-56-73-60-73-3 0-4 2-4 4s0 2 8 9c37 38 59 99 59 180 0 65-14 133-61 181-6 5-6 6-6 7 0 2 1 4 4 4 4 0 39-26 61-76 20-41 25-83 25-116z"><text:p/></draw:path><draw:path draw:style-name="gr3" draw:text-style-name="P6" svg:width="0.1008in" svg:height="0.035in" svg:x="1.1661in" svg:y="0.075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29in" svg:height="0.0055in" svg:x="1.3307in" svg:y="0.0902in" svg:viewBox="0 0 237 15" svg:d="M223 15c7 0 14 0 14-7 0-8-7-8-14-8-69 0-139 0-209 0-6 0-14 0-14 8 0 7 8 7 14 7 70 0 140 0 209 0z"><text:p/></draw:path><draw:path draw:style-name="gr3" draw:text-style-name="P6" svg:width="0.0717in" svg:height="0.0047in" svg:x="1.4661in" svg:y="0.0413in" svg:viewBox="0 0 183 13" svg:d="M173 13c4 0 10 0 10-6 0-7-6-7-10-7-54 0-108 0-162 0-4 0-11 0-11 6 0 7 7 7 11 7 54 0 108 0 162 0z"><text:p/></draw:path><draw:path draw:style-name="gr3" draw:text-style-name="P6" svg:width="0.0465in" svg:height="0.0701in" svg:x="1.5567in" svg:y="-0.0004in" svg:viewBox="0 0 119 179" svg:d="M119 130c-3 0-6 0-9 0-1 7-3 22-7 25-2 1-23 1-27 1-17 0-33 0-50 0 29-25 39-32 54-45 20-15 39-33 39-58 0-33-29-53-63-53s-56 24-56 48c0 15 11 16 14 16 7 0 15-5 15-14 0-6-3-15-17-15 9-20 28-25 40-25 27 0 42 21 42 43 0 23-18 42-27 52-22 20-43 41-65 63-2 4-2 4-2 11 37 0 74 0 111 0 2-16 6-33 8-49z"><text:p/></draw:path><draw:path draw:style-name="gr3" draw:text-style-name="P6" svg:width="0.0484in" svg:height="0.0472in" svg:x="1.6169in" svg:y="0.0236in" svg:viewBox="0 0 124 121" svg:d="M30 95c6-7 11-12 34-30 6-4 26-21 34-29 16-16 26-29 26-33 0-3-3-3-4-3-2 0-3 0-4 2-9 13-15 17-21 17-4 0-7 0-16-8-9-9-14-11-21-11-22 0-36 23-36 32 0 2 2 3 4 3 4 0 5-1 6-4 3-9 19-10 23-10 7 0 13 1 17 2 15 3 17 3 24 3-8 8-12 13-38 33-21 17-28 24-34 29-16 17-24 28-24 31 0 2 3 2 4 2 4 0 4 0 6-2 7-10 15-17 24-17 3 0 8 0 16 7 7 9 13 12 22 12 28 0 47-32 47-42 0-2-3-3-5-3-3 0-4 2-5 4-6 14-21 20-34 20-7 0-13-1-20-2-12-3-14-3-20-3-2 0-4 0-5 0z"><text:p/></draw:path><draw:path draw:style-name="gr3" draw:text-style-name="P6" svg:width="0.0717in" svg:height="0.0047in" svg:x="1.6843in" svg:y="0.0413in" svg:viewBox="0 0 183 13" svg:d="M173 13c4 0 10 0 10-6 0-7-6-7-10-7-54 0-108 0-162 0-4 0-11 0-11 6 0 7 7 7 11 7 54 0 108 0 162 0z"><text:p/></draw:path><draw:path draw:style-name="gr3" draw:text-style-name="P6" svg:width="0.0386in" svg:height="0.0701in" svg:x="1.7795in" svg:y="-0.0004in" svg:viewBox="0 0 99 179" svg:d="M62 8c0-8-1-8-9-8-17 18-42 18-53 18 0 3 0 6 0 10 7 0 24 0 40-8 0 46 0 91 0 137 0 9 0 13-28 13-3 0-6 0-10 0 0 3 0 6 0 9 5 0 38-1 49-1 7 0 41 1 48 1 0-3 0-6 0-9-3 0-8 0-11 0-26 0-26-4-26-13 0-50 0-100 0-149z"><text:p/></draw:path><draw:path draw:style-name="gr3" draw:text-style-name="P6" svg:width="0.078in" svg:height="0.078in" svg:x="1.8366in" svg:y="0.0047in" svg:viewBox="0 0 199 199" svg:d="M106 107c27 0 55 0 82 0 5 0 11 0 11-7 0-6-6-6-11-6-27 0-55 0-82 0 0-28 0-57 0-84 0-3 0-10-7-10s-7 7-7 10c0 27 0 56 0 84-27 0-55 0-82 0-4 0-10 0-10 5 0 8 6 8 10 8 27 0 55 0 82 0 0 27 0 55 0 82 0 4 0 10 7 10s7-6 7-10c0-27 0-55 0-82z"><text:p/></draw:path><draw:path draw:style-name="gr3" draw:text-style-name="P6" svg:width="0.0382in" svg:height="0.0701in" svg:x="1.9339in" svg:y="-0.0004in" svg:viewBox="0 0 98 179" svg:d="M61 8c0-8 0-8-8-8-18 18-42 18-53 18 0 3 0 6 0 10 7 0 24 0 39-8 0 46 0 91 0 137 0 9 0 13-27 13-3 0-6 0-10 0 0 3 0 6 0 9 5 0 38-1 48-1 8 0 42 1 48 1 0-3 0-6 0-9-3 0-7 0-10 0-27 0-27-4-27-13 0-50 0-100 0-149z"><text:p/></draw:path><draw:path draw:style-name="gr3" draw:text-style-name="P6" svg:width="0.5276in" svg:height="0.0055in" svg:x="1.4547in" svg:y="0.0902in" svg:viewBox="0 0 1341 15" svg:d="M670 15c-223 0-447 0-670 0 0-5 0-9 0-15 447 0 894 0 1341 0 0 6 0 10 0 15-224 0-448 0-671 0z"><text:p/></draw:path><draw:path draw:style-name="gr3" draw:text-style-name="P6" svg:width="0.0469in" svg:height="0.0701in" svg:x="1.6953in" svg:y="0.1114in" svg:viewBox="0 0 120 179" svg:d="M120 130c-3 0-7 0-10 0-1 7-3 22-7 24-2 2-23 2-27 2-17 0-33 0-50 0 29-25 39-33 54-45 21-16 40-33 40-58 0-33-30-53-64-53s-56 23-56 48c0 14 11 16 14 16 7 0 15-6 15-14 0-6-3-15-17-15 9-20 28-25 40-25 27 0 42 21 42 43 0 23-18 42-26 52-22 20-44 41-66 63-2 3-2 4-2 11 37 0 74 0 111 0 3-16 6-33 9-49z"><text:p/></draw:path><draw:path draw:style-name="gr3" draw:text-style-name="P6" svg:width="0.1008in" svg:height="0.035in" svg:x="2.0516in" svg:y="0.0752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0642in" svg:height="0.0685in" svg:x="2.2106in" svg:y="0.0638in" svg:viewBox="0 0 164 175" svg:d="M34 139c21-22 33-32 46-44 14-12 25-21 39-36 36-35 45-53 45-55 0-4-3-4-4-4-4 0-5 1-6 4-12 19-21 25-30 25-10 0-13-6-19-12-7-9-14-17-27-17-28 0-46 36-46 44 0 2 1 4 4 4 4 0 5-2 5-4 7-18 29-18 33-18 9 0 15 3 24 6 15 5 20 5 30 5-14 17-47 44-53 51-12 10-23 21-35 32-27 26-40 48-40 51 0 4 3 4 4 4 4 0 5-1 7-5 9-14 20-24 33-24 9 0 12 4 22 15 7 7 13 14 24 14 39 0 62-50 62-59 0-3-2-5-6-5-3 0-4 2-5 6-9 25-33 32-46 32-8 0-15-3-22-5-14-5-20-6-28-6-1 0-6 0-11 1z"><text:p/></draw:path></draw:g><text:s/>כדרוש. </text:p>
            </text:list-item>
          </text:list>
        </text:list-item>
        <text:list-item>
          <text:p text:style-name="P40"><draw:g text:anchor-type="as-char" svg:y="-0.1075in" draw:z-index="140" draw:name="Shape150" draw:style-name="gr1"><svg:title>TexMaths</svg:title><svg:desc>11§display§g \circ f = id_\Z§svg§600§FALSE§</svg:desc><draw:path draw:style-name="gr2" draw:text-style-name="P5" svg:width="0.698in" svg:height="0.1217in" svg:x="0.0051in" svg:y="0.0075in" svg:viewBox="0 0 1774 310" svg:d="M0 0c592 0 1182 0 1774 0 0 103 0 207 0 310-592 0-1182 0-1774 0 0-103 0-207 0-310z"><text:p/></draw:path><draw:path draw:style-name="gr3" draw:text-style-name="P6" svg:width="0.0693in" svg:height="0.0976in" svg:x="-0.0004in" svg:y="0.0402in" svg:viewBox="0 0 177 249" svg:d="M176 25c1-2 1-4 1-6 0-7-4-11-11-11-3 0-14 3-15 16-7-14-21-24-37-24-44 0-91 54-91 110 0 37 23 61 51 61 23 0 41-18 45-23-8 33-8 33-12 50-3 4-15 42-56 42-7 0-20 0-31-4 12-3 16-13 16-19 0-7-4-15-15-15-8 0-21 8-21 23 0 16 14 24 52 24 48 0 76-30 81-53 14-56 29-113 43-171zM126 121c-2 10-11 20-19 27-9 7-20 14-32 14-19 0-24-20-24-35 0-19 11-64 20-84 11-19 28-34 44-34 26 0 31 31 31 33s-1 4-1 5c-6 24-12 49-19 74z"><text:p/></draw:path><draw:path draw:style-name="gr3" draw:text-style-name="P6" svg:width="0.0591in" svg:height="0.0591in" svg:x="0.1173in" svg:y="0.0402in" svg:viewBox="0 0 151 151" svg:d="M151 76c0-42-34-76-75-76-42 0-76 35-76 76s34 75 76 75c41 0 75-34 75-75zM76 134c-34 0-60-26-60-58 0-33 27-60 60-60 32 0 59 26 59 60 0 33-27 58-59 58z"><text:p/></draw:path><draw:path draw:style-name="gr3" draw:text-style-name="P6" svg:width="0.076in" svg:height="0.1374in" svg:x="0.2272in" svg:y="0in" svg:viewBox="0 0 194 350" svg:d="M122 118c11 0 22 0 33 0 8 0 11 0 11-8 0-4-3-4-10-4-11 0-21 0-32 0 2-16 6-30 8-44 2-8 8-36 10-40 3-8 10-13 17-13 3 0 13 0 19 6-16 1-21 16-21 21 0 9 8 14 15 14 9 0 22-8 22-24 0-17-18-26-35-26-13 0-37 7-48 45-3 8-4 12-13 61-9 0-18 0-27 0-7 0-12 0-12 7 0 5 4 5 11 5 9 0 17 0 26 0-10 50-19 100-29 150-7 38-13 73-34 73-1 0-11 0-19-7 19-1 22-15 22-20 0-9-7-14-14-14-10 0-22 8-22 23 0 18 18 27 33 27 22 0 37-23 44-38 12-24 21-71 22-73 8-41 15-81 23-121z"><text:p/></draw:path><draw:path draw:style-name="gr3" draw:text-style-name="P6" svg:width="0.1004in" svg:height="0.0354in" svg:x="0.3602in" svg:y="0.052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98in" svg:height="0.1016in" svg:x="0.5165in" svg:y="0.0075in" svg:viewBox="0 0 102 259" svg:d="M99 14c0-7-6-14-14-14-11 0-21 11-21 21 0 8 5 14 14 14s21-9 21-21zM69 160c5-11 5-13 9-22 2-8 4-14 4-21 0-18-12-32-31-32-37 0-51 56-51 59 0 5 3 2 4 5 5 0 5-2 7-8 10-36 25-48 38-48 4 0 10 1 10 13 0 7-2 16-4 19-3 10-20 54-26 71-4 10-9 23-9 31 0 18 13 32 32 32 36 0 50-57 50-60s-3-3-4-3c-5 0-5 1-7 6-6 25-20 48-39 48-7 0-9-4-9-12 0-10 2-16 11-39 5-13 10-26 15-39z"><text:p/></draw:path><draw:path draw:style-name="gr3" draw:text-style-name="P6" svg:width="0.072in" svg:height="0.1063in" svg:x="0.5709in" svg:y="0.002in" svg:viewBox="0 0 184 271" svg:d="M184 4c0-1 0-4-6-4-5 0-42 3-48 4-4 0-6 3-6 7 0 6 4 6 9 6 19 0 20 2 20 6 0 2-1 6-1 8-8 29-16 60-23 91-7-14-19-25-36-25-46 0-93 57-93 112 0 36 21 62 52 62 7 0 26-1 49-29 3 15 17 29 35 29 15 0 23-9 29-21 7-15 12-38 12-39 0-3-3-3-4-3-5 0-5 1-6 7-6 25-14 47-30 47-11 0-12-10-12-18 0-9 1-12 3-19 18-73 37-147 56-221zM103 220c-2 8-2 8-7 14-17 22-33 28-44 28-19 0-25-21-25-37 0-18 13-64 21-82 12-23 30-37 45-37 26 0 31 31 31 34 0 2-1 4-1 6-6 25-13 50-20 74z"><text:p/></draw:path><draw:path draw:style-name="gr3" draw:text-style-name="P6" svg:width="0.0642in" svg:height="0.072in" svg:x="0.6469in" svg:y="0.0575in" svg:viewBox="0 0 164 184" svg:d="M153 9c2-3 2-4 2-5 0-4-3-4-9-4-40 0-82 0-123 0-9 0-9 0-10 8-1 12-3 24-4 36 0 1 0 2 0 3 0 4 3 6 4 6 3 0 5-2 5-5 1-6 4-18 20-28s35-11 43-11 15 0 22 0c-34 55-67 110-101 166-2 2-1 2-2 3 0 6 3 6 9 6 46 0 92 0 138 0 8 0 8-1 9-8 2-16 6-34 8-52 0-3-2-5-5-5-4 0-4 3-5 7-4 24-25 49-64 49-13 0-25 0-38 0 34-56 67-111 101-166zM22 9c4 0 10 0 14 0-6 4-12 10-15 12 0-5 1-8 1-12zM114 9c9 0 19 0 28 0-34 55-67 110-101 166-9 0-19 0-28 0 34-56 67-111 101-166zM129 175c7-5 15-10 21-18 0 6-2 8-3 18-6 0-12 0-18 0z"><text:p/></draw:path></draw:g>: <text:span text:style-name="T33">נשתמש בחוק </text:span><text:span text:style-name="T33"><draw:g text:anchor-type="as-char" svg:y="-0.0689in" draw:z-index="141" draw:name="Shape151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3"><text:s/>(התחום שווה). יהי </text:span><text:span text:style-name="T33"><draw:g text:anchor-type="as-char" svg:y="-0.1035in" draw:z-index="142" draw:name="Shape152" draw:style-name="gr1"><svg:title>TexMaths</svg:title><svg:desc>11§display§n \in \N§svg§600§FALSE§</svg:desc><draw:path draw:style-name="gr2" draw:text-style-name="P5" svg:width="0.3681in" svg:height="0.0933in" svg:x="0.0031in" svg:y="0.0063in" svg:viewBox="0 0 936 238" svg:d="M468 238c-156 0-312 0-468 0 0-79 0-159 0-238 312 0 624 0 936 0 0 79 0 159 0 238-157 0-313 0-468 0z"><text:p/></draw:path><draw:path draw:style-name="gr3" draw:text-style-name="P6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3">, </text:span><text:span text:style-name="T34">נוכיח </text:span><text:span text:style-name="T34"><draw:g text:anchor-type="as-char" svg:y="-0.1134in" draw:z-index="143" draw:name="Shape153" draw:style-name="gr1"><svg:title>TexMaths</svg:title><svg:desc>11§display§(g \circ f)(n) = id_\N(n) = n§svg§600§FALSE§</svg:desc><draw:path draw:style-name="gr2" draw:text-style-name="P5" svg:width="1.5429in" svg:height="0.1358in" svg:x="-0.0004in" svg:y="0.0071in" svg:viewBox="0 0 3920 346" svg:d="M1961 346c-654 0-1308 0-1961 0 0-116 0-230 0-346 1307 0 2614 0 3920 0 0 116 0 230 0 346-653 0-1306 0-1959 0z"><text:p/></draw:path><draw:path draw:style-name="gr3" draw:text-style-name="P6" svg:width="0.035in" svg:height="0.1512in" svg:x="0.0071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6 121c-2 10-10 20-19 28-9 6-20 13-32 13-19 0-26-20-26-35 0-19 13-64 23-84 11-19 27-34 44-34 25 0 30 31 30 33s-1 4-1 5c-6 25-12 49-19 74z"><text:p/></draw:path><draw:path draw:style-name="gr3" draw:text-style-name="P6" svg:width="0.0587in" svg:height="0.0591in" svg:x="0.1717in" svg:y="0.0453in" svg:viewBox="0 0 150 151" svg:d="M150 75c0-41-34-75-75-75-42 0-75 35-75 75 0 42 33 76 75 76 41 0 75-34 75-76zM75 134c-34 0-60-27-60-59 0-33 27-58 60-58 32 0 59 24 59 58 0 33-27 59-59 59z"><text:p/></draw:path><draw:path draw:style-name="gr3" draw:text-style-name="P6" svg:width="0.0756in" svg:height="0.1374in" svg:x="0.281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3724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6" svg:width="0.0823in" svg:height="0.0685in" svg:x="0.4866in" svg:y="0.0453in" svg:viewBox="0 0 210 175" svg:d="M23 148c-1 6-3 15-3 17 0 7 5 10 11 10 4 0 12-3 14-11 0-1 6-19 8-29 2-12 5-23 8-34 3-9 5-17 6-26 2-7 6-18 6-19 5-12 26-47 62-47 18 0 21 14 21 26 0 24-19 74-25 91-3 8-3 13-3 17 0 19 13 32 32 32 36 0 50-56 50-59 0-4-3-4-4-4-5 0-5 1-7 7-8 26-20 47-39 47-7 0-9-3-9-12 0-10 3-19 6-27 8-21 25-63 25-85 0-27-17-42-46-42-34 0-52 25-59 34-2-22-19-34-36-34-18 0-26 15-29 22-7 13-12 36-12 37 0 5 4 5 6 5 3 0 3-1 6-9 6-27 14-46 28-46 7 0 12 4 12 17 0 8-1 13-7 32-8 30-14 60-22 90z"><text:p/></draw:path><draw:path draw:style-name="gr3" draw:text-style-name="P6" svg:width="0.035in" svg:height="0.1512in" svg:x="0.5823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0.68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8in" svg:height="0.1016in" svg:x="0.8394in" svg:y="0.0134in" svg:viewBox="0 0 102 259" svg:d="M99 14c0-7-5-14-14-14-10 0-21 11-21 21 0 8 5 14 14 14s21-9 21-21zM69 160c6-11 6-12 9-22 3-8 6-14 6-21 0-18-14-32-32-32-37 0-52 56-52 59 0 5 4 5 6 5 3 0 3-1 5-8 11-36 26-47 40-47 3 0 9 0 9 12 0 7-3 16-4 20-3 9-21 55-27 71-4 10-9 22-9 30 0 19 13 32 32 32 36 0 50-55 50-59 0-3-3-3-4-3-5 0-4 1-6 7-7 23-19 46-39 46-7 0-10-3-10-12 0-10 3-16 12-38 4-14 10-27 14-40z"><text:p/></draw:path><draw:path draw:style-name="gr3" draw:text-style-name="P6" svg:width="0.0724in" svg:height="0.1063in" svg:x="0.8937in" svg:y="0.0071in" svg:viewBox="0 0 185 271" svg:d="M185 4c0-1 0-4-6-4-5 0-43 3-49 4-2 0-6 3-6 7 0 6 5 6 10 6 19 0 19 2 19 6 0 2-1 6-1 8-8 31-16 60-23 91-7-14-18-25-36-25-45 0-93 57-93 112 0 37 22 62 52 62 7 0 27-1 50-29 4 16 17 29 35 29 14 0 22-9 29-21 7-14 11-38 11-39 0-3-3-3-4-3-4 0-5 1-6 7-6 25-13 47-30 47-9 0-11-10-11-18s2-12 3-18c18-74 37-148 56-222zM104 220c-2 8-2 8-8 15-17 22-32 27-43 27-20 0-26-21-26-36 0-18 14-65 23-83 11-23 28-37 43-37 26 0 31 32 31 34s-1 4-1 6c-6 25-12 50-19 74z"><text:p/></draw:path><draw:path draw:style-name="gr3" draw:text-style-name="P6" svg:width="0.072in" svg:height="0.074in" svg:x="0.9693in" svg:y="0.0634in" svg:viewBox="0 0 184 189" svg:d="M35 15c-2-3-2-3-5-6 11 0 21 0 32 0 30 41 60 81 91 123 0 12 0 25 0 39-40-52-78-104-118-156zM35 32c39 51 78 102 117 154 3 3 4 3 5 3 6 0 6-4 6-8 0-51 0-102 0-152 0-16 2-20 14-20 2 0 7 0 7-5 0-4-5-4-9-4-13 0-27 0-40 0-5 0-10 0-10 4 0 5 6 5 9 5 14 0 17 5 17 20 0 28 0 56 0 84-28-37-54-73-82-110-2-3-3-3-10-3-15 0-32 0-47 0-4 0-9 0-9 4 0 5 5 5 6 5 7 1 13 5 15 9 0 2 0 2 0 6 0 44 0 87 0 131 0 15-2 20-16 20-3 0-8 0-8 4 0 6 4 6 10 6 14 0 27 0 42 0 4 0 8 0 8-6 0-4-4-4-7-4-16 0-18-5-18-20 0-42 0-82 0-123z"><text:p/></draw:path><draw:path draw:style-name="gr3" draw:text-style-name="P6" svg:width="0.035in" svg:height="0.1512in" svg:x="1.0661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823in" svg:height="0.0685in" svg:x="1.115in" svg:y="0.0453in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6" svg:width="0.035in" svg:height="0.1512in" svg:x="1.2106in" svg:y="0in" svg:viewBox="0 0 90 385" svg:d="M90 193c0-30-4-76-26-120-23-48-56-73-61-73-2 0-3 2-3 4s0 2 8 9c37 38 59 99 59 180 0 65-14 133-61 181-6 6-6 6-6 7 0 2 1 4 3 4 5 0 40-26 62-76 20-41 25-84 25-116z"><text:p/></draw:path><draw:path draw:style-name="gr3" draw:text-style-name="P6" svg:width="0.1008in" svg:height="0.0354in" svg:x="1.311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823in" svg:height="0.0685in" svg:x="1.4681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4-63 24-85 0-27-16-42-45-42-34 0-52 25-59 34-2-22-19-34-36-34-18 0-26 15-29 22-6 13-12 36-12 37 0 5 4 5 6 5 3 0 3-1 6-9 6-27 14-46 28-46 7 0 12 4 12 17 0 8-1 13-7 32-8 30-14 60-22 90z"><text:p/></draw:path></draw:g></text:span><text:span text:style-name="T34">. נפלג למקרים;</text:span></text:p>
          <text:list>
            <text:list-item>
              <text:p text:style-name="P41">אם <draw:g text:anchor-type="as-char" svg:y="-0.1043in" draw:z-index="149" draw:name="Shape154" draw:style-name="gr1"><svg:title>TexMaths</svg:title><svg:desc>11§display§n \in \Neven§svg§600§FALSE§</svg:desc><draw:path draw:style-name="gr2" draw:text-style-name="P5" svg:width="0.6024in" svg:height="0.1114in" svg:x="0.0031in" svg:y="0.0071in" svg:viewBox="0 0 1531 284" svg:d="M766 284c-256 0-511 0-766 0 0-94 0-189 0-284 510 0 1020 0 1531 0 0 95 0 190 0 284-255 0-511 0-765 0z"><text:p/></draw:path><draw:path draw:style-name="gr3" draw:text-style-name="P6" svg:width="0.0823in" svg:height="0.0685in" svg:x="-0.0004in" svg:y="0.0362in" svg:viewBox="0 0 210 175" svg:d="M23 148c-1 5-3 15-3 16 0 8 5 11 11 11 4 0 12-3 14-11 0-1 6-18 8-28 3-13 5-24 9-35 2-8 4-17 6-26 1-7 5-18 5-19 5-12 26-47 62-47 18 0 21 14 21 26 0 25-19 74-25 91-3 8-3 13-3 17 0 18 13 32 31 32 37 0 51-56 51-59 0-5-3-5-4-5-5 0-5 1-7 8-8 25-20 47-40 47-6 0-8-3-8-13 0-9 3-19 6-26 8-21 24-63 24-85 0-27-16-42-45-42-34 0-52 25-59 34-2-22-19-34-36-34-18 0-26 15-29 22-7 13-12 36-12 38 0 4 4 4 5 4 4 0 4-1 7-9 7-27 14-46 28-46 7 0 12 4 12 17 0 8-1 13-7 32-8 30-14 60-22 90z"><text:p/></draw:path><draw:path draw:style-name="gr3" draw:text-style-name="P6" svg:width="0.0752in" svg:height="0.0874in" svg:x="0.1417in" svg:y="0.0217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1028in" svg:height="0.1063in" svg:x="0.2764in" svg:y="0in" svg:viewBox="0 0 262 271" svg:d="M34 35c0 62 0 125 0 187 0 21-3 27-23 28-4 0-11 0-11 7 0 6 7 6 13 6 20 0 40 0 60 0 7 0 13 0 13-6 0-7-7-7-11-7-22-1-26-9-26-28 0-59 0-118 0-177 57 73 112 147 168 220 3 4 5 6 7 6 7 0 7-6 7-13 0-73 0-144 0-217 0-21 4-27 22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6 0 18 0 37 0 55z"><text:p/></draw:path><draw:path draw:style-name="gr3" draw:text-style-name="P6" svg:width="0.0449in" svg:height="0.048in" svg:x="0.3862in" svg:y="0.078in" svg:viewBox="0 0 115 123" svg:d="M108 60c5 0 7 0 7-7 0-23-13-53-53-53-36 0-62 29-62 62 0 34 30 61 66 61s49-29 49-35c0-1 0-3-4-3-3 0-4 1-5 3-8 22-29 27-39 27-12 0-24-6-33-16-10-13-10-30-10-39 28 0 56 0 84 0zM24 52c3-38 28-44 38-44 34 0 35 37 35 44-24 0-49 0-73 0z"><text:p/></draw:path><draw:path draw:style-name="gr3" draw:text-style-name="P6" svg:width="0.0567in" svg:height="0.0465in" svg:x="0.439in" svg:y="0.0807in" svg:viewBox="0 0 145 119" svg:d="M120 26c8-16 22-16 25-16 0-3 0-7 0-10-6 0-13 1-20 1s-17 0-25-1c0 3 0 7 0 10 12 0 12 9 12 10s0 4-2 8c-10 22-21 44-31 67-11-26-22-50-33-74-1-2-2-3-2-6 0-5 9-5 14-5 0-3 0-7 0-10-1 0-20 1-31 1-8 0-18 0-27-1 0 3 0 7 0 10 15 0 19 0 23 9 14 32 28 63 42 95 2 3 3 5 8 5s6-2 7-5c13-30 27-59 40-88z"><text:p/></draw:path><draw:path draw:style-name="gr3" draw:text-style-name="P6" svg:width="0.0457in" svg:height="0.048in" svg:x="0.5004in" svg:y="0.078in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3" draw:text-style-name="P6" svg:width="0.0567in" svg:height="0.0465in" svg:x="0.5563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2-1 10 0 29 1 31 1 0-3 0-7 0-9-17 0-21 0-21-12 0-21 0-41 0-61z"><text:p/></draw:path></draw:g><text:s/>אז <draw:g text:anchor-type="as-char" svg:y="-0.1134in" draw:z-index="151" draw:name="Shape155" draw:style-name="gr1"><svg:title>TexMaths</svg:title><svg:desc>11§display§(g \circ f)(n) = g(f(n)) = 2n§svg§600§FALSE§</svg:desc><draw:path draw:style-name="gr2" draw:text-style-name="P5" svg:width="1.6902in" svg:height="0.1358in" svg:x="-0.0004in" svg:y="0.0071in" svg:viewBox="0 0 4294 346" svg:d="M2148 346c-716 0-1432 0-2148 0 0-116 0-230 0-346 1431 0 2863 0 4294 0 0 116 0 230 0 346-715 0-1431 0-2146 0z"><text:p/></draw:path><draw:path draw:style-name="gr3" draw:text-style-name="P6" svg:width="0.035in" svg:height="0.1512in" svg:x="0.007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93in" svg:height="0.0976in" svg:x="0.0535in" svg:y="0.0453in" svg:viewBox="0 0 177 249" svg:d="M176 25c1-2 1-4 1-6 0-7-4-11-11-11-3 0-14 3-15 16-7-14-21-24-37-24-44 0-91 54-91 110 0 38 23 61 51 61 23 0 41-18 45-22-8 34-8 33-12 50-3 5-16 41-56 41-7 0-20 0-31-3 12-4 15-13 15-20s-3-13-14-13c-9 0-21 6-21 22 0 15 14 23 52 23 48 0 76-30 81-52 14-57 29-114 43-172zM126 121c-2 10-11 20-19 28-9 6-20 13-32 13-19 0-26-20-26-35 0-19 13-64 22-84 11-19 28-34 44-34 26 0 31 31 31 33s-1 4-1 5c-6 25-12 49-19 74z"><text:p/></draw:path><draw:path draw:style-name="gr3" draw:text-style-name="P6" svg:width="0.0587in" svg:height="0.0591in" svg:x="0.1717in" svg:y="0.0453in" svg:viewBox="0 0 150 151" svg:d="M150 75c0-41-35-75-75-75-42 0-75 35-75 75 0 42 33 76 75 76 40 0 75-34 75-76zM75 134c-34 0-60-27-60-59 0-33 27-58 60-58 32 0 59 24 59 58 0 33-27 59-59 59z"><text:p/></draw:path><draw:path draw:style-name="gr3" draw:text-style-name="P6" svg:width="0.0752in" svg:height="0.1374in" svg:x="0.2811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3" draw:text-style-name="P6" svg:width="0.0346in" svg:height="0.1512in" svg:x="0.3724in" svg:y="0in" svg:viewBox="0 0 89 385" svg:d="M89 193c0-30-3-76-25-120-23-48-56-73-61-73-2 0-3 2-3 4s0 2 8 9c37 38 59 99 59 180 0 65-14 133-63 181-4 6-4 6-4 7 0 2 1 4 3 4 5 0 40-26 62-76 20-41 24-84 24-116z"><text:p/></draw:path><draw:path draw:style-name="gr3" draw:text-style-name="P6" svg:width="0.035in" svg:height="0.1512in" svg:x="0.4378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6" svg:width="0.0823in" svg:height="0.0685in" svg:x="0.4862in" svg:y="0.0453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3" draw:text-style-name="P6" svg:width="0.035in" svg:height="0.1512in" svg:x="0.5819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6" svg:width="0.1008in" svg:height="0.0354in" svg:x="0.68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976in" svg:x="0.8378in" svg:y="0.0453in" svg:viewBox="0 0 177 249" svg:d="M176 25c0-2 1-4 1-6 0-7-4-11-11-11-4 0-14 3-16 16-7-14-20-24-36-24-45 0-92 54-92 110 0 38 23 61 52 61 22 0 40-18 44-22h1c-9 34-9 33-13 50-2 5-15 41-55 41-8 0-21 0-32-3 12-4 16-13 16-20s-4-13-14-13c-9 0-21 6-21 22 0 15 14 23 51 23 48 0 75-30 82-52 14-57 29-114 43-172zM125 121c-2 10-11 20-19 28-8 6-20 13-31 13-20 0-26-20-26-35 0-19 11-64 22-84 10-19 27-34 43-34 26 0 31 31 31 33s-1 4-1 5c-7 25-12 49-19 74z"><text:p/></draw:path><draw:path draw:style-name="gr3" draw:text-style-name="P6" svg:width="0.035in" svg:height="0.1512in" svg:x="0.928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752in" svg:height="0.1374in" svg:x="0.9803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" draw:text-style-name="P6" svg:width="0.0346in" svg:height="0.1512in" svg:x="1.0783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819in" svg:height="0.0685in" svg:x="1.1268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346in" svg:height="0.1512in" svg:x="1.22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2815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1.38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1.5425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823in" svg:height="0.0685in" svg:x="1.6154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6-27 14-46 28-46 7 0 12 4 12 17 0 8-1 13-7 32-8 30-14 60-22 90z"><text:p/></draw:path></draw:g>. חילוק מספרים <draw:g text:anchor-type="as-char" svg:y="-0.1in" draw:z-index="153" draw:name="Shape156" draw:style-name="gr1"><svg:title>TexMaths</svg:title><svg:desc>11§display§2, n &gt; 0§svg§600§FALSE§</svg:desc><draw:path draw:style-name="gr2" draw:text-style-name="P5" svg:width="0.4909in" svg:height="0.1138in" svg:x="-0.0004in" svg:y="0.0079in" svg:viewBox="0 0 1248 290" svg:d="M0 0c416 0 832 0 1248 0 0 97 0 194 0 290-416 0-832 0-1248 0 0-96 0-193 0-290z"><text:p/></draw:path><draw:path draw:style-name="gr3" draw:text-style-name="P6" svg:width="0.0602in" svg:height="0.1in" svg:x="-0.0004in" svg:y="0in" svg:viewBox="0 0 154 255" svg:d="M30 226c13-14 27-27 40-40 61-52 84-73 84-111 0-44-35-75-83-75-42 0-71 35-71 69 0 22 19 22 20 22 6 0 20-4 20-21 0-10-7-19-20-19-4 0-5 0-6 1 9-26 30-40 53-40 35 0 52 31 52 63 0 31-20 61-41 85-25 26-49 53-75 81-3 4-3 5-3 14 47 0 96 0 143 0 3-22 8-44 11-67-3 0-7 0-10 0-2 12-4 29-9 35-2 3-27 3-36 3-23 0-46 0-69 0z"><text:p/></draw:path><draw:path draw:style-name="gr3" draw:text-style-name="P6" svg:width="0.0173in" svg:height="0.0453in" svg:x="0.0811in" svg:y="0.0843in" svg:viewBox="0 0 45 116" svg:d="M45 41c0-26-10-41-25-41-12 0-20 10-20 21 0 10 8 20 20 20 5 0 10-1 14-5 1-1 1-1 1-1 1 0 1 0 1 6 0 28-13 51-26 65-5 3-5 4-5 5 0 3 3 5 5 5 4 0 35-30 35-75z"><text:p/></draw:path><draw:path draw:style-name="gr3" draw:text-style-name="P6" svg:width="0.0819in" svg:height="0.0681in" svg:x="0.1398in" svg:y="0.0339in" svg:viewBox="0 0 209 174" svg:d="M22 149c-1 5-3 14-3 16 0 6 5 9 12 9 4 0 11-4 14-10 2-10 4-19 7-29 3-12 5-23 8-34 3-9 5-16 7-26 1-6 4-18 4-19 7-12 27-47 64-47 17 0 21 14 21 27 0 23-20 73-25 89-3 9-5 15-5 18 0 19 15 31 32 31 37 0 51-55 51-58 0-4-3-4-4-4-5 0-5 1-6 7-8 26-21 47-40 47-6 0-9-3-9-12 0-10 4-19 7-27 7-20 23-63 23-85 0-25-16-42-44-42-35 0-54 25-60 34-2-22-18-34-35-34-19 0-26 15-30 22-6 13-11 36-11 37 0 5 3 5 4 5 5 0 5 0 7-9 7-28 14-46 29-46 7 0 11 5 11 17 0 9-2 14-6 33-8 30-15 60-23 90z"><text:p/></draw:path><draw:path draw:style-name="gr3" draw:text-style-name="P6" svg:width="0.0925in" svg:height="0.087in" svg:x="0.2811in" svg:y="0.0189in" svg:viewBox="0 0 236 222" svg:d="M229 120c4-1 7-3 7-8 0-4-3-6-7-9-72-34-143-67-215-100-4-3-5-3-6-3-5 0-8 3-8 8 0 3 2 5 8 9 67 31 135 63 202 95-67 32-135 63-202 95-6 2-8 4-8 8s3 7 8 7c1 0 2 0 6-2 72-33 143-67 215-100z"><text:p/></draw:path><draw:path draw:style-name="gr3" draw:text-style-name="P6" svg:width="0.0638in" svg:height="0.1035in" svg:x="0.4346in" svg:y="0in" svg:viewBox="0 0 163 264" svg:d="M163 133c0-31-2-62-16-90-17-36-49-43-66-43-23 0-50 10-67 46-12 27-14 56-14 87 0 30 2 63 18 93s45 38 63 38c21 0 51-8 67-45 13-26 15-55 15-86zM81 255c-15 0-37-9-45-46-4-23-4-57-4-80 0-25 0-51 3-71 8-46 36-49 46-49 14 0 39 6 45 45 5 21 5 50 5 75 0 28 0 54-5 79-5 36-27 47-45 47z"><text:p/></draw:path></draw:g><text:s/>גדול מ־<draw:g text:anchor-type="as-char" svg:y="-0.1043in" draw:z-index="154" draw:name="Shape157" draw:style-name="gr1"><svg:title>TexMaths</svg:title><svg:desc>11§display§0§svg§600§FALSE§</svg:desc><draw:path draw:style-name="gr2" draw:text-style-name="P5" svg:width="0.0539in" svg:height="0.0882in" svg:x="0.0016in" svg:y="0.0071in" svg:viewBox="0 0 138 225" svg:d="M0 0c46 0 92 0 138 0 0 75 0 150 0 225-46 0-92 0-138 0 0-75 0-150 0-225z"><text:p/></draw:path><draw:path draw:style-name="gr3" draw:text-style-name="P6" svg:width="0.0634in" svg:height="0.1039in" svg:x="-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 גם הוא ולכן <draw:g text:anchor-type="as-char" svg:y="-0.1063in" draw:z-index="155" draw:name="Shape158" draw:style-name="gr1"><svg:title>TexMaths</svg:title><svg:desc>11§display§\tfrac{n}{2} &gt; 0§svg§600§FALSE§</svg:desc><draw:path draw:style-name="gr2" draw:text-style-name="P5" svg:width="0.35in" svg:height="0.1429in" svg:x="0.0075in" svg:y="0.0063in" svg:viewBox="0 0 890 364" svg:d="M446 364c-149 0-297 0-446 0 0-121 0-243 0-364 297 0 593 0 890 0 0 121 0 243 0 364-148 0-297 0-444 0z"><text:p/></draw:path><draw:path draw:style-name="gr3" draw:text-style-name="P6" svg:width="0.0646in" svg:height="0.0476in" svg:x="0.0047in" svg:y="-0.0004in" svg:viewBox="0 0 165 122" svg:d="M20 102c-1 4-2 10-2 11 0 7 4 9 8 9 6 0 9-3 11-5 3-4 4-11 5-18 1-4 4-18 6-24s3-12 5-18c2-11 3-13 11-24s20-25 41-25c15 0 15 14 15 18 0 17-11 47-15 59-4 7-5 10-5 14 0 14 12 23 27 23 26 0 38-37 38-42 0-3-3-3-4-3-4 0-5 2-6 4-5 22-17 34-28 34-6 0-7-4-7-9 0-7 1-10 7-22 3-9 14-38 14-53 0-27-21-31-35-31-23 0-38 14-47 25-1-18-17-25-28-25-12 0-18 9-21 14-7 11-10 27-10 28 0 3 3 3 4 3 4 0 5-1 6-8 4-16 10-29 20-29 7 0 9 5 9 13 0 5-4 15-5 23-2 7-4 18-5 24-4 11-6 22-9 34z"><text:p/></draw:path><draw:path draw:style-name="gr3" draw:text-style-name="P6" svg:width="0.0748in" svg:height="0.0055in" svg:x="-0.0004in" svg:y="0.0657in" svg:viewBox="0 0 191 15" svg:d="M96 15c-32 0-64 0-96 0 0-5 0-9 0-15 64 0 128 0 191 0 0 6 0 10 0 15-31 0-63 0-95 0z"><text:p/></draw:path><draw:path draw:style-name="gr3" draw:text-style-name="P6" svg:width="0.0465in" svg:height="0.0701in" svg:x="0.0138in" svg:y="0.0882in" svg:viewBox="0 0 119 179" svg:d="M119 130c-3 0-6 0-9 0-1 5-3 22-8 24-2 2-22 2-26 2-17 0-33 0-50 0 29-25 38-33 54-45 20-16 39-33 39-58 0-33-29-53-63-53s-56 23-56 48c0 14 11 15 14 15 6 0 15-5 15-15 0-4-3-14-17-14 9-19 27-25 40-25 27 0 40 22 40 44 0 23-16 42-25 52-22 21-43 41-65 63-2 3-2 4-2 11 37 0 74 0 111 0 2-16 6-33 8-49z"><text:p/></draw:path><draw:path draw:style-name="gr3" draw:text-style-name="P6" svg:width="0.0921in" svg:height="0.0874in" svg:x="0.1484in" svg:y="0.0244in" svg:viewBox="0 0 235 223" svg:d="M229 121c3-2 6-4 6-9 0-4-3-6-6-9-72-33-143-67-215-100-5-3-5-3-6-3-5 0-8 3-8 8 0 3 1 6 7 9 68 31 135 63 203 95-68 32-135 64-203 96-6 3-7 6-7 9s3 6 8 6c1 0 1 0 6-3 72-33 143-66 215-99z"><text:p/></draw:path><draw:path draw:style-name="gr3" draw:text-style-name="P6" svg:width="0.0638in" svg:height="0.1035in" svg:x="0.3016in" svg:y="0.0055in" svg:viewBox="0 0 163 264" svg:d="M163 133c0-31-2-61-16-90-17-36-49-43-66-43-23 0-51 10-67 46-12 27-14 56-14 87 0 30 1 64 18 93 16 31 44 38 63 38 21 0 50-7 68-44 12-25 14-56 14-87zM81 257c-15 0-38-10-45-47-4-23-4-58-4-81 0-24 0-50 3-71 8-46 37-49 46-49 13 0 38 6 46 45 4 21 4 51 4 75 0 30 0 55-4 80-6 35-29 48-46 48z"><text:p/></draw:path></draw:g>. לפיכך, המשך השוויון חייב להיות <draw:g text:anchor-type="as-char" svg:y="-0.1134in" draw:z-index="152" draw:name="Shape159" draw:style-name="gr1"><svg:title>TexMaths</svg:title><svg:desc>11§display§\dots = g(\tfrac{n}{2}) = 2 \cdot \tfrac{n}{2} = n§svg§600§FALSE§</svg:desc><draw:path draw:style-name="gr2" draw:text-style-name="P5" svg:width="1.4622in" svg:height="0.15in" svg:x="-0.0004in" svg:y="0.0071in" svg:viewBox="0 0 3715 382" svg:d="M1859 382c-621 0-1240 0-1859 0 0-128 0-254 0-382 1238 0 2477 0 3715 0 0 128 0 254 0 382-619 0-1238 0-1856 0z"><text:p/></draw:path><draw:path draw:style-name="gr3" draw:text-style-name="P6" svg:width="0.0161in" svg:height="0.0157in" svg:x="0.0047in" svg:y="0.0681in" svg:viewBox="0 0 42 41" svg:d="M42 20c0-11-10-20-21-20s-21 8-21 20c0 11 10 21 21 21s21-9 21-21z"><text:p/></draw:path><draw:path draw:style-name="gr3" draw:text-style-name="P6" svg:width="0.0157in" svg:height="0.0157in" svg:x="0.0728in" svg:y="0.0681in" svg:viewBox="0 0 41 41" svg:d="M41 20c0-11-10-20-21-20s-20 8-20 20c0 11 9 21 20 21s21-9 21-21z"><text:p/></draw:path><draw:path draw:style-name="gr3" draw:text-style-name="P6" svg:width="0.0157in" svg:height="0.0157in" svg:x="0.1406in" svg:y="0.0681in" svg:viewBox="0 0 41 41" svg:d="M41 20c0-11-10-20-21-20-12 0-20 8-20 20 0 11 8 21 20 21 11 0 21-9 21-21z"><text:p/></draw:path><draw:path draw:style-name="gr3" draw:text-style-name="P6" svg:width="0.1008in" svg:height="0.035in" svg:x="0.220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748in" svg:y="0.0453in" svg:viewBox="0 0 177 249" svg:d="M176 25c0-2 1-4 1-6 0-7-4-11-11-11-4 0-14 3-16 16-7-14-20-24-36-24-44 0-92 54-92 110 0 38 24 61 52 61 23 0 40-18 45-22-8 34-9 33-13 50-2 4-15 41-55 41-8 0-20 0-31-3 11-5 15-13 15-20 0-6-4-13-14-13-9 0-21 6-21 22 0 15 14 23 52 23 47 0 76-30 81-53 14-57 29-114 43-171zM125 121c-2 10-11 20-19 28-8 6-20 13-31 13-20 0-26-20-26-35 0-19 11-64 22-84 10-19 27-34 43-34 26 0 31 31 31 33s0 4-1 5c-7 25-12 49-19 74z"><text:p/></draw:path><draw:path draw:style-name="gr3" draw:text-style-name="P6" svg:width="0.035in" svg:height="0.1512in" svg:x="0.465in" svg:y="0in" svg:viewBox="0 0 90 385" svg:d="M90 381c0-1 0-2-6-9-49-48-61-121-61-179 0-67 14-135 62-182 5-5 5-5 5-7 0-3-1-4-4-4-4 0-39 26-61 76-20 42-25 85-25 117 0 31 4 76 26 120 23 47 56 72 60 72 3 0 4-1 4-4z"><text:p/></draw:path><draw:path draw:style-name="gr3" draw:text-style-name="P6" svg:width="0.0646in" svg:height="0.0472in" svg:x="0.5327in" svg:y="0.0071in" svg:viewBox="0 0 165 121" svg:d="M20 102c0 4-2 10-2 11 0 6 4 8 8 8 6 0 10-3 11-5 1-3 4-11 5-17 2-5 4-17 6-24 1-7 4-12 5-19 3-11 3-13 11-24 7-11 21-24 40-24 16 0 17 13 17 18 0 17-12 47-17 58-2 7-3 10-3 14 0 14 11 23 25 23 27 0 39-36 39-41 0-3-3-3-4-3-4 0-4 1-5 5-6 22-19 33-28 33-7 0-8-5-8-10 0-7 2-10 6-22 4-8 15-37 15-52 0-27-21-31-35-31-22 0-38 13-46 24-2-18-18-24-29-24s-18 8-21 14c-7 10-10 26-10 27 0 4 3 4 4 4 5 0 5-1 7-9 3-15 9-28 20-28 6 0 9 5 9 13 0 4-4 14-5 22-2 8-4 19-6 24-4 11-6 23-9 35z"><text:p/></draw:path><draw:path draw:style-name="gr3" draw:text-style-name="P6" svg:width="0.0748in" svg:height="0.0055in" svg:x="0.5276in" svg:y="0.0717in" svg:viewBox="0 0 191 15" svg:d="M96 15c-32 0-64 0-96 0 0-5 0-9 0-15 64 0 128 0 191 0 0 6 0 10 0 15-32 0-63 0-95 0z"><text:p/></draw:path><draw:path draw:style-name="gr3" draw:text-style-name="P6" svg:width="0.0465in" svg:height="0.0705in" svg:x="0.5417in" svg:y="0.0953in" svg:viewBox="0 0 119 180" svg:d="M119 130c-4 0-6 0-9 0-1 7-3 22-7 24-2 2-23 2-27 2-17 0-33 0-50 0 29-25 39-33 54-45 21-16 39-33 39-58 0-33-29-53-63-53s-56 23-56 48c0 14 11 16 14 16 7 0 15-6 15-14 0-6-3-15-17-15 9-20 28-25 40-25 27 0 41 21 41 43 0 23-17 42-25 52-22 21-44 41-66 64-2 2-2 3-2 11 37 0 74 0 111 0 2-17 6-34 8-50z"><text:p/></draw:path><draw:path draw:style-name="gr3" draw:text-style-name="P6" svg:width="0.035in" svg:height="0.1512in" svg:x="0.6295in" svg:y="0in" svg:viewBox="0 0 90 385" svg:d="M90 193c0-30-4-76-25-120-23-48-57-73-61-73-2 0-4 2-4 4s0 2 8 9c37 38 59 99 59 180 0 65-14 133-62 181-5 5-5 6-5 7 0 2 2 4 4 4 4 0 39-26 62-76 20-41 24-83 24-116z"><text:p/></draw:path><draw:path draw:style-name="gr3" draw:text-style-name="P6" svg:width="0.1008in" svg:height="0.035in" svg:x="0.731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02in" svg:height="0.1004in" svg:x="0.8902in" svg:y="0.013in" svg:viewBox="0 0 154 256" svg:d="M30 226c13-12 27-26 40-39 61-53 84-74 84-112 0-44-35-75-81-75-44 0-73 35-73 69 0 22 19 22 21 22 6 0 20-5 20-21 0-9-8-19-21-19-4 0-4 0-5 0 9-26 30-40 52-40 35 0 52 32 52 64 0 31-19 60-41 85-24 27-49 55-74 81-4 5-4 6-4 15 47 0 96 0 143 0 3-23 8-45 11-67-3 0-7 0-10 0-1 13-4 29-8 35-3 2-28 2-37 2-23 0-46 0-69 0z"><text:p/></draw:path><draw:path draw:style-name="gr3" draw:text-style-name="P6" svg:width="0.0161in" svg:height="0.0157in" svg:x="1.0055in" svg:y="0.0681in" svg:viewBox="0 0 42 41" svg:d="M42 20c0-11-10-20-21-20s-21 8-21 20c0 11 10 21 21 21s21-9 21-21z"><text:p/></draw:path><draw:path draw:style-name="gr3" draw:text-style-name="P6" svg:width="0.065in" svg:height="0.0472in" svg:x="1.0917in" svg:y="0.0071in" svg:viewBox="0 0 166 121" svg:d="M21 102c-1 4-3 10-3 11 0 6 5 8 9 8 5 0 8-3 10-5 3-3 5-11 6-17 1-5 4-17 5-24 3-7 4-12 5-19 3-11 4-13 12-24s20-24 41-24c15 0 15 13 15 18 0 17-11 47-15 58-4 7-5 10-5 14 0 14 12 23 25 23 28 0 40-36 40-41 0-3-3-3-4-3-5 0-5 1-6 5-6 22-17 33-28 33-6 0-7-5-7-10 0-7 1-10 7-22 3-8 14-37 14-52 0-27-21-31-35-31-23 0-39 13-47 24-2-18-17-24-28-24-12 0-18 8-22 14-6 10-10 26-10 27 0 4 4 4 5 4 4 0 4-1 6-9 4-15 9-28 20-28 6 0 9 5 9 13 0 4-3 14-5 22s-4 19-5 24c-4 11-6 23-9 35z"><text:p/></draw:path><draw:path draw:style-name="gr3" draw:text-style-name="P6" svg:width="0.0748in" svg:height="0.0055in" svg:x="1.087in" svg:y="0.0717in" svg:viewBox="0 0 191 15" svg:d="M96 15c-32 0-64 0-96 0 0-5 0-9 0-15 64 0 128 0 191 0 0 6 0 10 0 15-32 0-63 0-95 0z"><text:p/></draw:path><draw:path draw:style-name="gr3" draw:text-style-name="P6" svg:width="0.0469in" svg:height="0.0705in" svg:x="1.1008in" svg:y="0.0953in" svg:viewBox="0 0 120 180" svg:d="M120 130c-3 0-6 0-9 0-1 7-4 22-8 24-2 2-23 2-26 2-17 0-33 0-50 0 28-25 38-33 54-45 20-16 39-33 39-58 0-33-29-53-64-53-33 0-56 23-56 48 0 14 12 16 14 16 7 0 15-6 15-14 0-6-2-15-16-15 8-20 27-25 40-25 26 0 40 21 40 43 0 23-16 42-25 52-22 21-43 41-65 64-3 2-3 3-3 11 37 0 75 0 112 0 2-17 6-34 8-50z"><text:p/></draw:path><draw:path draw:style-name="gr3" draw:text-style-name="P6" svg:width="0.1008in" svg:height="0.035in" svg:x="1.231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23in" svg:height="0.0685in" svg:x="1.3874in" svg:y="0.0453in" svg:viewBox="0 0 210 175" svg:d="M23 148c-1 6-3 15-3 16 0 8 5 11 11 11 4 0 12-3 14-11 0-1 6-19 8-29 3-12 5-23 9-34 2-8 4-17 5-26 2-7 6-18 6-19 5-12 26-47 62-47 18 0 21 14 21 26 0 24-19 74-25 91-3 8-3 13-3 17 0 19 13 32 31 32 37 0 51-56 51-59 0-5-3-5-4-5-5 0-5 1-7 8-8 26-20 47-40 47-6 0-8-3-8-12 0-10 3-20 6-27 8-21 24-63 24-85 0-27-16-42-45-42-34 0-52 25-59 34-2-22-19-34-36-34-18 0-26 15-29 22-7 13-12 36-12 37 0 5 4 5 5 5 4 0 4-1 7-9 7-27 14-46 28-46 7 0 12 4 12 17 0 8-1 13-7 32-8 30-14 60-22 90z"><text:p/></draw:path></draw:g><text:s/>כדרוש. </text:p>
            </text:list-item>
            <text:list-item>
              <text:p text:style-name="P42">אם <draw:g text:anchor-type="as-char" svg:y="-0.1043in" draw:z-index="144" draw:name="Shape160" draw:style-name="gr1"><svg:title>TexMaths</svg:title><svg:desc>11§display§n \in \Nodd§svg§600§FALSE§</svg:desc><draw:path draw:style-name="gr2" draw:text-style-name="P5" svg:width="0.5638in" svg:height="0.1114in" svg:x="0.0031in" svg:y="0.0071in" svg:viewBox="0 0 1433 284" svg:d="M717 284c-240 0-478 0-717 0 0-94 0-189 0-284 477 0 956 0 1433 0 0 95 0 190 0 284-239 0-477 0-716 0z"><text:p/></draw:path><draw:path draw:style-name="gr3" draw:text-style-name="P6" svg:width="0.0823in" svg:height="0.0685in" svg:x="-0.0004in" svg:y="0.0362in" svg:viewBox="0 0 210 175" svg:d="M23 148c-1 5-3 15-3 16 0 8 5 11 11 11 4 0 12-3 14-11 1-1 6-18 8-28 3-13 5-24 9-35 2-8 4-17 6-26 1-7 5-18 5-19 5-12 26-47 62-47 18 0 21 14 21 26 0 25-19 74-25 91-3 8-3 13-3 17 0 18 13 32 31 32 37 0 51-56 51-59 0-5-3-5-4-5-5 0-5 1-7 8-8 25-20 47-40 47-5 0-8-3-8-13 0-9 3-19 6-26 8-21 24-63 24-85 0-27-16-42-45-42-34 0-52 25-59 34-2-22-19-34-36-34-18 0-26 15-29 22-7 13-12 36-12 38 0 4 4 4 5 4 4 0 4-1 7-9 7-27 14-46 28-46 7 0 12 4 12 17 0 8-1 13-6 32-8 30-15 60-23 90z"><text:p/></draw:path><draw:path draw:style-name="gr3" draw:text-style-name="P6" svg:width="0.0752in" svg:height="0.0874in" svg:x="0.1417in" svg:y="0.0217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1028in" svg:height="0.1063in" svg:x="0.2764in" svg:y="0in" svg:viewBox="0 0 262 271" svg:d="M34 35c0 62 0 125 0 187 0 21-3 27-23 28-4 0-11 0-11 7 0 6 7 6 13 6 20 0 41 0 61 0 6 0 12 0 12-6 0-7-6-7-11-7-22-1-24-9-24-28 0-59 0-118 0-177 55 73 111 147 166 220 3 4 5 6 8 6 7 0 7-6 7-13 0-73 0-144 0-217 0-21 3-27 21-28 2 0 9 0 9-6 0-7-6-7-13-7-19 0-38 0-57 0-6 0-13 0-13 7 0 6 8 6 11 6 22 1 26 9 26 29 0 40 0 80 0 121-39-53-79-105-117-157-4-6-6-6-14-6-22 0-45 0-67 0-7 0-14 0-14 7 0 6 7 6 9 6 10 1 18 8 21 12 0 4 0 5 0 10zM218 244c-56-73-111-147-167-221-5-4-5-5-9-10 15 0 31 0 46 0 43 59 87 117 130 176 0 18 0 37 0 55z"><text:p/></draw:path><draw:path draw:style-name="gr3" draw:text-style-name="P6" svg:width="0.0516in" svg:height="0.048in" svg:x="0.3862in" svg:y="0.078in" svg:viewBox="0 0 132 123" svg:d="M132 63c0-33-29-63-66-63s-66 30-66 63c0 34 30 60 66 60s66-26 66-60zM66 115c-10 0-24-4-33-17-8-11-9-25-9-37s0-28 10-40c7-8 18-13 32-13 16 0 27 7 33 15 8 11 9 24 9 38 0 13-1 27-9 38-8 10-20 16-33 16z"><text:p/></draw:path><draw:path draw:style-name="gr3" draw:text-style-name="P6" svg:width="0.0567in" svg:height="0.0744in" svg:x="0.4508in" svg:y="0.0528in" svg:viewBox="0 0 145 190" svg:d="M84 3c0 4 0 7 0 10 18 0 20 2 20 16 0 18 0 36 0 55-9-10-23-16-38-16-35 0-66 28-66 62 0 33 29 60 63 60 23 0 36-13 40-16 0 5 0 10 0 16 15-1 28-3 42-4 0-2 0-5 0-9-19 0-21-1-21-14 0-55 0-109 0-163-13 1-27 2-40 3zM103 160c-7 12-21 22-38 22-16 0-27-8-32-16-6-8-9-18-9-36 0-7 0-26 12-40 10-12 23-14 32-14 12 0 24 7 32 16 3 4 3 5 3 9 0 19 0 39 0 59z"><text:p/></draw:path><draw:path draw:style-name="gr3" draw:text-style-name="P6" svg:width="0.0567in" svg:height="0.0744in" svg:x="0.5177in" svg:y="0.0528in" svg:viewBox="0 0 145 190" svg:d="M84 3c0 4 0 7 0 10 18 0 20 2 20 16 0 18 0 36 0 55-9-10-23-16-38-16-35 0-66 28-66 62 0 33 29 60 64 60 22 0 35-13 39-16 0 5 0 10 0 16 15-1 28-3 42-4 0-2 0-5 0-9-19 0-21-1-21-14 0-55 0-109 0-163-13 1-27 2-40 3zM103 160c-6 12-21 22-38 22-16 0-27-8-32-16-4-8-8-18-8-36 0-7 0-26 11-40 11-12 24-14 32-14 12 0 24 7 32 16 3 4 3 5 3 9 0 19 0 39 0 59z"><text:p/></draw:path></draw:g><text:s/>אז <draw:g text:anchor-type="as-char" svg:y="-0.1291in" draw:z-index="150" draw:name="Shape161" draw:style-name="gr1"><svg:title>TexMaths</svg:title><svg:desc>11§display§(g \circ f)(n) = g(f(n)) = -\tfrac{n + 1}{2}§svg§600§FALSE§</svg:desc><draw:path draw:style-name="gr2" draw:text-style-name="P5" svg:width="1.8933in" svg:height="0.1665in" svg:x="-0.0004in" svg:y="0.0075in" svg:viewBox="0 0 4810 424" svg:d="M2405 424c-802 0-1603 0-2405 0 0-141 0-283 0-424 1603 0 3207 0 4810 0 0 141 0 283 0 424-802 0-1604 0-2405 0z"><text:p/></draw:path><draw:path draw:style-name="gr3" draw:text-style-name="P6" svg:width="0.035in" svg:height="0.1512in" svg:x="0.0071in" svg:y="0.0165in" svg:viewBox="0 0 90 385" svg:d="M90 381c0-1 0-2-6-9-49-48-62-121-62-179 0-68 15-135 63-182 5-5 5-5 5-7 0-3-2-4-4-4-5 0-39 26-62 76-20 42-24 85-24 117 0 30 4 76 25 120 23 47 56 72 61 72 2 0 4-1 4-4z"><text:p/></draw:path><draw:path draw:style-name="gr3" draw:text-style-name="P6" svg:width="0.0693in" svg:height="0.0976in" svg:x="0.0535in" svg:y="0.0638in" svg:viewBox="0 0 177 249" svg:d="M176 25c1-2 1-4 1-6 0-7-4-11-11-11-3 0-14 3-15 16-8-14-21-24-37-24-44 0-91 54-91 110 0 38 23 61 51 61 23 0 40-18 45-22-8 34-8 33-12 50-2 4-16 42-56 42-8 0-20 0-31-3 12-5 15-15 15-21s-3-13-14-13c-9 0-21 6-21 22s14 23 52 23c48 0 76-30 81-53 14-57 29-113 43-171zM127 121c-3 10-13 20-20 28-9 6-21 13-32 13-19 0-25-20-25-35 0-19 12-64 22-84 11-19 27-34 42-34 27 0 32 31 32 33s-1 4-1 5c-6 25-12 49-18 74z"><text:p/></draw:path><draw:path draw:style-name="gr3" draw:text-style-name="P6" svg:width="0.0591in" svg:height="0.0587in" svg:x="0.1713in" svg:y="0.0638in" svg:viewBox="0 0 151 150" svg:d="M151 75c0-41-34-75-75-75-42 0-76 35-76 75 0 42 34 75 76 75 41 0 75-33 75-75zM76 134c-34 0-59-27-59-59 0-33 26-60 59-60 32 0 59 26 59 60 0 33-27 59-59 59z"><text:p/></draw:path><draw:path draw:style-name="gr3" draw:text-style-name="P6" svg:width="0.0756in" svg:height="0.1374in" svg:x="0.2811in" svg:y="0.0232in" svg:viewBox="0 0 193 350" svg:d="M121 118c11 0 22 0 33 0 8 0 12 0 12-8 0-4-4-4-11-4-11 0-21 0-32 0 2-16 6-30 8-44 2-8 8-36 10-40 3-8 10-13 17-13 3 0 13 0 19 6-16 2-20 16-20 21 0 9 7 14 15 14 10 0 21-9 21-24 0-17-18-26-35-26-13 0-37 7-48 45-2 8-4 12-13 61-9 0-18 0-27 0-7 0-12 0-12 7 0 5 4 5 11 5 9 0 17 0 26 0-10 50-19 101-29 151-7 37-13 72-34 72-1 0-11 0-18-6 18-1 21-16 21-21 0-9-6-13-14-13-10 0-21 7-21 23s17 26 32 26c22 0 37-23 44-37 12-25 21-71 22-73 8-41 15-81 23-122z"><text:p/></draw:path><draw:path draw:style-name="gr3" draw:text-style-name="P6" svg:width="0.0346in" svg:height="0.1512in" svg:x="0.3724in" svg:y="0.0165in" svg:viewBox="0 0 89 385" svg:d="M89 193c0-30-4-76-25-120-23-48-56-73-61-73-2 0-3 2-3 4s0 2 7 9c38 38 60 99 60 180 0 65-14 133-63 181-4 5-4 6-4 7 0 2 1 4 3 4 5 0 39-26 62-76 20-41 24-83 24-116z"><text:p/></draw:path><draw:path draw:style-name="gr3" draw:text-style-name="P6" svg:width="0.035in" svg:height="0.1512in" svg:x="0.4378in" svg:y="0.0165in" svg:viewBox="0 0 90 385" svg:d="M90 381c0-1 0-2-6-9-49-48-61-121-61-179 0-68 14-135 62-182 5-5 5-5 5-7 0-3-2-4-4-4-3 0-39 26-62 76-20 42-24 85-24 117 0 30 4 76 25 120 23 47 58 72 61 72 2 0 4-1 4-4z"><text:p/></draw:path><draw:path draw:style-name="gr3" draw:text-style-name="P6" svg:width="0.0823in" svg:height="0.0685in" svg:x="0.4866in" svg:y="0.0638in" svg:viewBox="0 0 210 175" svg:d="M23 148c-1 6-3 15-3 16 0 8 5 11 11 11 4 0 11-3 14-11 0-1 6-19 8-29 2-12 5-23 8-34 2-9 5-17 6-26 2-7 6-18 6-19 5-12 26-47 62-47 18 0 21 14 21 26 0 24-18 74-25 90-3 9-3 14-3 18 0 19 13 32 32 32 36 0 50-56 50-59 0-5-4-5-5-5-4 0-4 1-6 8-8 26-20 47-39 47-7 0-9-3-9-12 0-10 3-20 6-27 8-21 25-63 25-85 0-27-17-42-46-42-34 0-53 25-60 34-1-22-18-34-35-34-18 0-26 15-29 22-6 13-12 36-12 37 0 5 3 4 4 5 5 0 5-1 7-9 7-27 14-46 29-46 7 0 12 4 12 17 0 8-1 13-7 32-8 30-14 60-22 90z"><text:p/></draw:path><draw:path draw:style-name="gr3" draw:text-style-name="P6" svg:width="0.0346in" svg:height="0.1512in" svg:x="0.5823in" svg:y="0.0165in" svg:viewBox="0 0 89 385" svg:d="M89 193c0-30-3-76-25-120-23-48-56-73-61-73-2 0-3 2-3 4s0 2 8 9c37 38 59 99 59 180 0 65-14 133-63 181-4 5-4 6-4 7 0 2 1 4 3 4 5 0 40-26 62-76 20-41 24-83 24-116z"><text:p/></draw:path><draw:path draw:style-name="gr3" draw:text-style-name="P6" svg:width="0.1004in" svg:height="0.035in" svg:x="0.6835in" svg:y="0.07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7in" svg:height="0.0976in" svg:x="0.8378in" svg:y="0.0638in" svg:viewBox="0 0 178 249" svg:d="M176 25c1-2 2-4 2-6 0-7-5-11-12-11-3 0-14 3-15 16-7-14-21-24-37-24-44 0-91 54-91 110 0 38 23 61 51 61 23 0 42-18 45-22-8 34-8 33-12 50-2 4-15 42-56 42-7 0-20 0-31-3 12-5 16-15 16-21s-4-13-15-13c-9 0-21 6-21 22s14 23 52 23c48 0 76-30 81-53 14-57 29-113 43-171zM127 121c-3 10-11 20-20 28-9 6-20 13-32 13-19 0-24-20-24-35 0-19 11-64 21-84 11-19 27-34 44-34 25 0 30 31 30 33s-1 4-1 5c-6 25-12 49-18 74z"><text:p/></draw:path><draw:path draw:style-name="gr3" draw:text-style-name="P6" svg:width="0.0346in" svg:height="0.1512in" svg:x="0.9287in" svg:y="0.0165in" svg:viewBox="0 0 89 385" svg:d="M89 381c0-1 0-2-6-9-48-48-61-121-61-179 0-68 15-135 63-182 4-5 4-5 4-7 0-3-1-4-3-4-5 0-39 26-62 76-20 42-24 85-24 117 0 30 4 76 25 120 23 47 56 72 61 72 2 0 3-1 3-4z"><text:p/></draw:path><draw:path draw:style-name="gr3" draw:text-style-name="P6" svg:width="0.076in" svg:height="0.1374in" svg:x="0.9803in" svg:y="0.0232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1-29 151-6 37-13 72-34 72-1 0-11 0-19-6 19-1 22-16 22-21 0-9-7-13-14-13-10 0-22 7-22 23s18 26 33 26c22 0 37-23 44-37 12-25 21-71 22-73 8-41 15-81 23-122z"><text:p/></draw:path><draw:path draw:style-name="gr3" draw:text-style-name="P6" svg:width="0.035in" svg:height="0.1512in" svg:x="1.078in" svg:y="0.0165in" svg:viewBox="0 0 90 385" svg:d="M90 381c0-1 0-2-6-9-49-48-61-121-61-179 0-68 14-135 62-182 5-5 5-5 5-7 0-3-1-4-4-4s-39 26-61 76c-19 42-25 85-25 117 0 30 4 76 26 120 24 47 57 72 60 72s4-1 4-4z"><text:p/></draw:path><draw:path draw:style-name="gr3" draw:text-style-name="P6" svg:width="0.0823in" svg:height="0.0685in" svg:x="1.1268in" svg:y="0.0638in" svg:viewBox="0 0 210 175" svg:d="M23 148c-1 6-3 15-3 16 0 8 5 11 11 11 4 0 12-3 14-11 1-1 6-19 8-29 3-12 5-23 9-34 2-9 4-17 6-26 1-7 5-18 5-19 5-12 26-47 62-47 18 0 21 14 21 26 0 24-18 74-24 90-4 9-4 14-4 18 0 19 13 32 32 32 36 0 50-56 50-59 0-5-3-5-4-5-5 0-5 1-7 8-8 26-20 47-38 47-7 0-10-3-10-12 0-10 3-20 6-27 8-21 25-63 25-85 0-27-17-42-46-42-34 0-52 25-59 34-2-22-19-34-36-34-19 0-24 15-29 22-6 13-12 36-12 37 0 5 4 5 6 5 3 0 4-1 6-9 7-27 14-46 28-46 7 0 12 4 12 17 0 8-1 13-6 32-7 30-15 60-23 90z"><text:p/></draw:path><draw:path draw:style-name="gr3" draw:text-style-name="P6" svg:width="0.035in" svg:height="0.1512in" svg:x="1.2224in" svg:y="0.0165in" svg:viewBox="0 0 90 385" svg:d="M90 193c0-30-4-76-25-120-24-48-57-73-61-73-2 0-4 2-4 4s0 2 8 9c37 38 59 99 59 180 0 65-14 133-61 181-6 5-6 6-6 7 0 2 2 4 4 4 4 0 39-26 62-76 19-41 24-83 24-116z"><text:p/></draw:path><draw:path draw:style-name="gr3" draw:text-style-name="P6" svg:width="0.0346in" svg:height="0.1512in" svg:x="1.2815in" svg:y="0.0165in" svg:viewBox="0 0 89 385" svg:d="M89 193c0-30-4-76-25-120-23-48-56-73-61-73-2 0-3 2-3 4s0 2 8 9c37 38 59 99 59 180 0 65-14 133-63 181-4 5-4 6-4 7 0 2 1 4 3 4 5 0 39-26 62-76 20-41 24-83 24-116z"><text:p/></draw:path><draw:path draw:style-name="gr3" draw:text-style-name="P6" svg:width="0.1004in" svg:height="0.035in" svg:x="1.3831in" svg:y="0.075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929in" svg:height="0.0055in" svg:x="1.5476in" svg:y="0.0902in" svg:viewBox="0 0 237 15" svg:d="M222 15c7 0 15 0 15-7 0-8-8-8-15-8-69 0-139 0-209 0-6 0-13 0-13 8 0 7 7 7 13 7 70 0 140 0 209 0z"><text:p/></draw:path><draw:path draw:style-name="gr3" draw:text-style-name="P6" svg:width="0.0646in" svg:height="0.0472in" svg:x="1.6768in" svg:y="0.0236in" svg:viewBox="0 0 165 121" svg:d="M20 102c-1 4-2 10-2 11 0 6 4 8 8 8 6 0 10-3 11-5 2-3 4-11 5-17 2-5 4-18 6-24 2-7 4-12 5-19 3-11 3-13 11-24 8-10 21-24 41-24 15 0 16 13 16 18 0 17-12 47-16 58-4 7-5 10-5 14 0 14 12 23 27 23 26 0 38-36 38-41 0-3-3-3-4-3-4 0-4 1-5 4-6 22-18 33-28 33-7 0-8-4-8-9 0-7 2-10 7-22 3-8 14-37 14-52 0-27-21-31-35-31-22 0-38 13-45 24-3-18-19-24-30-24s-18 8-21 14c-7 10-10 26-10 27 0 4 3 4 4 4 5 0 5-1 6-9 4-15 10-28 20-28 7 0 10 5 10 13 0 4-4 14-5 22-2 7-5 19-6 24-4 12-6 23-9 35z"><text:p/></draw:path><draw:path draw:style-name="gr3" draw:text-style-name="P6" svg:width="0.078in" svg:height="0.078in" svg:x="1.7543in" svg:y="0.0047in" svg:viewBox="0 0 199 199" svg:d="M107 107c27 0 55 0 82 0 4 0 10 0 10-7 0-6-5-6-10-6-27 0-55 0-82 0 0-28 0-57 0-84 0-3 0-10-7-10-6 0-6 7-6 10 0 27 0 56 0 84-28 0-57 0-84 0-3 0-10 0-10 5 0 8 7 8 10 8 27 0 56 0 84 0 0 27 0 55 0 82 0 4 0 10 6 10 7 0 7-6 7-10 0-27 0-55 0-82z"><text:p/></draw:path><draw:path draw:style-name="gr3" draw:text-style-name="P6" svg:width="0.0382in" svg:height="0.0701in" svg:x="1.852in" svg:y="-0.0004in" svg:viewBox="0 0 98 179" svg:d="M61 8c0-8 0-8-8-8-18 18-42 18-53 18 0 3 0 6 0 10 6 0 24 0 39-8 0 46 0 91 0 137 0 9 0 13-27 13-3 0-8 0-11 0 0 3 0 6 0 9 6 0 39-1 49-1 8 0 42 1 48 1 0-3 0-6 0-9-3 0-7 0-10 0-27 0-27-4-27-13 0-50 0-100 0-149z"><text:p/></draw:path><draw:path draw:style-name="gr3" draw:text-style-name="P6" svg:width="0.2291in" svg:height="0.0055in" svg:x="1.6713in" svg:y="0.0902in" svg:viewBox="0 0 583 15" svg:d="M292 15c-97 0-195 0-292 0 0-5 0-9 0-15 195 0 388 0 583 0 0 6 0 10 0 15-97 0-195 0-291 0z"><text:p/></draw:path><draw:path draw:style-name="gr3" draw:text-style-name="P6" svg:width="0.0465in" svg:height="0.0701in" svg:x="1.763in" svg:y="0.1114in" svg:viewBox="0 0 119 179" svg:d="M119 130c-3 0-6 0-9 0-1 7-3 22-8 24-1 2-22 2-26 2-17 0-33 0-50 0 29-25 38-33 54-45 20-16 39-33 39-58 0-33-29-53-63-53s-56 23-56 48c0 14 11 16 14 16 6 0 15-6 15-14 0-6-3-15-17-15 9-20 27-25 40-25 27 0 40 21 40 43 0 23-16 42-25 52-22 20-43 41-65 63-2 3-2 4-2 11 37 0 74 0 111 0 2-16 6-33 8-49z"><text:p/></draw:path></draw:g>. ידועה סגירות על קבוצת הממשיים הגדולים מ־<draw:g text:anchor-type="as-char" svg:y="-0.1043in" draw:z-index="146" draw:name="Shape162" draw:style-name="gr1"><svg:title>TexMaths</svg:title><svg:desc>11§display§0§svg§600§FALSE§</svg:desc><draw:path draw:style-name="gr2" draw:text-style-name="P5" svg:width="0.0539in" svg:height="0.0882in" svg:x="0.0016in" svg:y="0.0071in" svg:viewBox="0 0 138 225" svg:d="M0 0c46 0 92 0 138 0 0 75 0 150 0 225-46 0-92 0-138 0 0-75 0-150 0-225z"><text:p/></draw:path><draw:path draw:style-name="gr3" draw:text-style-name="P6" svg:width="0.0634in" svg:height="0.1039in" svg:x="-0.0004in" svg:y="0in" svg:viewBox="0 0 162 265" svg:d="M162 133c0-30-2-61-16-90-17-36-49-43-64-43-24 0-52 10-68 46-13 27-14 57-14 87 0 28 1 63 17 93 16 31 45 39 64 39 20 0 50-8 67-46 12-26 14-56 14-86zM81 256c-16 0-38-9-44-46-5-24-5-59-5-81 0-24 0-51 2-71 8-46 37-49 47-49 12 0 38 6 44 45 5 21 5 51 5 75 0 28 0 54-5 79-5 37-27 48-44 48z"><text:p/></draw:path></draw:g>, לכן <draw:g text:anchor-type="as-char" svg:y="-0.1291in" draw:z-index="145" draw:name="Shape163" draw:style-name="gr1"><svg:title>TexMaths</svg:title><svg:desc>11§display§\tfrac{n + 1}{2} \ge 0§svg§600§FALSE§</svg:desc><draw:path draw:style-name="gr2" draw:text-style-name="P5" svg:width="0.5043in" svg:height="0.1665in" svg:x="0.0075in" svg:y="0.0075in" svg:viewBox="0 0 1282 424" svg:d="M641 424c-214 0-428 0-641 0 0-141 0-283 0-424 427 0 855 0 1282 0 0 141 0 283 0 424-214 0-427 0-641 0z"><text:p/></draw:path><draw:path draw:style-name="gr3" draw:text-style-name="P6" svg:width="0.0646in" svg:height="0.0472in" svg:x="0.0047in" svg:y="0.0236in" svg:viewBox="0 0 165 121" svg:d="M20 102c-1 4-2 10-2 11 0 6 4 8 8 8 6 0 9-3 11-5 1-3 4-11 5-17 1-5 4-18 6-24 2-7 4-12 5-19 2-11 3-13 11-24 8-10 21-24 41-24 15 0 15 13 15 18 0 17-11 47-15 58-4 7-5 10-5 14 0 14 12 23 27 23 26 0 38-36 38-41 0-3-3-3-4-3-4 0-5 1-6 4-5 22-17 33-28 33-6 0-7-4-7-9 0-7 1-10 7-22 3-8 14-37 14-52 0-27-21-31-35-31-22 0-38 13-47 24-1-18-17-24-28-24-12 0-18 8-21 14-7 10-10 26-10 27 0 4 3 4 4 4 4 0 5-1 6-9 4-15 10-28 20-28 7 0 9 5 9 13 0 4-3 14-4 22-2 7-5 19-6 24-4 12-6 23-9 35z"><text:p/></draw:path><draw:path draw:style-name="gr3" draw:text-style-name="P6" svg:width="0.078in" svg:height="0.078in" svg:x="0.0823in" svg:y="0.0047in" svg:viewBox="0 0 199 199" svg:d="M107 107c27 0 55 0 82 0 3 0 10 0 10-7 0-6-7-6-10-6-27 0-55 0-82 0 0-28 0-57 0-84 0-3 0-10-7-10s-7 7-7 10c0 27 0 56 0 84-27 0-56 0-83 0-3 0-10 0-10 5 0 8 7 8 10 8 27 0 56 0 83 0 0 27 0 55 0 82 0 4 0 10 7 10s7-6 7-10c0-27 0-55 0-82z"><text:p/></draw:path><draw:path draw:style-name="gr3" draw:text-style-name="P6" svg:width="0.0386in" svg:height="0.0701in" svg:x="0.1799in" svg:y="-0.0004in" svg:viewBox="0 0 99 179" svg:d="M62 8c0-8-1-8-8-8-18 18-43 18-54 18 0 3 0 6 0 10 7 0 24 0 40-8 0 46 0 91 0 137 0 9 0 13-28 13-3 0-6 0-10 0 0 3 0 6 0 9 6 0 39-1 49-1 7 0 41 1 48 1 0-3 0-6 0-9-3 0-7 0-10 0-27 0-27-4-27-13 0-50 0-100 0-149z"><text:p/></draw:path><draw:path draw:style-name="gr3" draw:text-style-name="P6" svg:width="0.2291in" svg:height="0.0055in" svg:x="-0.0004in" svg:y="0.0902in" svg:viewBox="0 0 583 15" svg:d="M292 15c-97 0-195 0-292 0 0-5 0-9 0-15 195 0 388 0 583 0 0 6 0 10 0 15-98 0-195 0-291 0z"><text:p/></draw:path><draw:path draw:style-name="gr3" draw:text-style-name="P6" svg:width="0.0469in" svg:height="0.0701in" svg:x="0.0906in" svg:y="0.1114in" svg:viewBox="0 0 120 179" svg:d="M120 130c-3 0-6 0-9 0-1 7-3 22-8 24-2 2-23 2-26 2-17 0-33 0-49 0 28-25 37-33 53-45 20-16 39-33 39-58 0-33-29-53-63-53s-57 23-57 48c0 14 12 16 14 16 7 0 15-6 15-14 0-6-2-15-16-15 9-20 27-25 40-25 26 0 40 21 40 43 0 23-16 42-25 52-22 20-43 41-65 63-3 3-3 4-3 11 37 0 75 0 112 0 2-16 6-33 8-49z"><text:p/></draw:path><draw:path draw:style-name="gr3" draw:text-style-name="P6" svg:width="0.0925in" svg:height="0.1165in" svg:x="0.3016in" svg:y="0.0335in" svg:viewBox="0 0 236 297" svg:d="M229 120c5-2 7-4 7-8s-1-6-7-9c-71-33-142-67-212-100-6-3-6-2-8-3-6 0-9 3-9 8 0 4 3 6 8 9 68 31 135 62 203 94-67 32-135 64-202 96-8 3-9 7-9 9 0 4 4 7 9 7 1 0 1 0 6-2 72-34 142-68 214-101zM223 297c7 0 13 0 13-7 0-8-7-8-13-8-69 0-139 0-209 0-5 0-14 0-14 8 0 7 8 7 14 7 70 0 140 0 209 0z"><text:p/></draw:path><draw:path draw:style-name="gr3" draw:text-style-name="P6" svg:width="0.0638in" svg:height="0.1035in" svg:x="0.4555in" svg:y="0.0291in" svg:viewBox="0 0 163 264" svg:d="M163 133c0-31-2-61-16-90-17-37-49-43-66-43-23 0-51 10-67 45-12 28-14 57-14 88 0 29 1 64 18 93 16 30 44 38 63 38 21 0 50-9 67-44 13-26 15-56 15-87zM81 255c-15 0-38-8-45-45-4-23-4-59-4-81 0-26 0-51 3-72 8-45 36-49 46-49 12 0 38 7 45 45 5 22 5 52 5 76 0 28 0 55-5 79-6 36-28 47-45 47z"><text:p/></draw:path></draw:g><text:s/>ולכן ההופכי מקיים <draw:g text:anchor-type="as-char" svg:y="-0.1299in" draw:z-index="148" draw:name="Shape164" draw:style-name="gr1"><svg:title>TexMaths</svg:title><svg:desc>11§display§- \tfrac{n + 1}{2} &lt; 0§svg§600§FALSE§</svg:desc><draw:path draw:style-name="gr2" draw:text-style-name="P5" svg:width="0.6409in" svg:height="0.1669in" svg:x="0in" svg:y="0.0071in" svg:viewBox="0 0 1629 425" svg:d="M815 425c-272 0-543 0-815 0 0-142 0-283 0-425 543 0 1086 0 1629 0 0 142 0 283 0 425-272 0-542 0-814 0z"><text:p/></draw:path><draw:path draw:style-name="gr3" draw:text-style-name="P6" svg:width="0.0925in" svg:height="0.0055in" svg:x="0.0047in" svg:y="0.0894in" svg:viewBox="0 0 236 15" svg:d="M223 15c7 0 13 0 13-7 0-8-6-8-13-8-69 0-139 0-209 0-6 0-14 0-14 8 0 7 8 7 14 7 70 0 140 0 209 0z"><text:p/></draw:path><draw:path draw:style-name="gr3" draw:text-style-name="P6" svg:width="0.0646in" svg:height="0.0472in" svg:x="0.1339in" svg:y="0.024in" svg:viewBox="0 0 165 121" svg:d="M21 102c-1 4-3 10-3 11 0 6 5 8 8 8 6 0 10-3 11-5 1-3 4-11 5-17 2-5 4-18 6-24 1-7 4-12 5-19 3-11 3-13 11-24 7-10 21-24 40-24 17 0 17 13 17 18 0 17-12 47-17 58-2 7-3 10-3 14 0 14 11 23 25 23 27 0 39-36 39-41 0-3-3-3-4-3-4 0-4 1-5 4-6 22-18 33-28 33-7 0-7-4-7-9 0-7 1-10 5-22 4-8 15-37 15-52 0-27-21-31-35-31-22 0-38 13-46 24-2-18-18-24-29-24s-18 8-21 14c-6 10-10 26-10 27 0 4 3 3 4 4 5 0 5-1 7-9 3-15 9-28 20-28 6 0 9 5 9 13 0 4-3 14-5 22s-4 19-6 24c-3 12-6 23-8 35z"><text:p/></draw:path><draw:path draw:style-name="gr3" draw:text-style-name="P6" svg:width="0.078in" svg:height="0.078in" svg:x="0.2114in" svg:y="0.0047in" svg:viewBox="0 0 199 199" svg:d="M107 107c27 0 55 0 82 0 4 0 10 0 10-7 0-6-5-6-10-6-27 0-55 0-82 0 0-28 0-57 0-84 0-3 0-10-7-10-6 0-6 7-6 10 0 27 0 56 0 84-28 0-57 0-84 0-3 0-10 0-10 5 0 8 7 8 10 8 27 0 56 0 84 0 0 27 0 55 0 82 0 4 0 10 6 10 7 0 7-6 7-10 0-27 0-55 0-82z"><text:p/></draw:path><draw:path draw:style-name="gr3" draw:text-style-name="P6" svg:width="0.0382in" svg:height="0.0701in" svg:x="0.3091in" svg:y="0in" svg:viewBox="0 0 98 179" svg:d="M61 8c0-8 0-8-8-8-18 18-42 18-53 18 0 3 0 6 0 10 6 0 24 0 39-8 0 46 0 91 0 137 0 9 0 12-27 12-3 0-8 0-11 0 0 4 0 7 0 10 6 0 39-1 48-1s43 1 49 1c0-3 0-6 0-10-3 0-7 0-10 0-27 0-27-3-27-12 0-49 0-100 0-149z"><text:p/></draw:path><draw:path draw:style-name="gr3" draw:text-style-name="P6" svg:width="0.2287in" svg:height="0.0055in" svg:x="0.1291in" svg:y="0.0894in" svg:viewBox="0 0 582 15" svg:d="M290 15c-96 0-193 0-290 0 0-5 0-9 0-15 194 0 388 0 582 0 0 6 0 10 0 15-97 0-195 0-292 0z"><text:p/></draw:path><draw:path draw:style-name="gr3" draw:text-style-name="P6" svg:width="0.0465in" svg:height="0.0701in" svg:x="0.2201in" svg:y="0.1122in" svg:viewBox="0 0 119 179" svg:d="M119 130c-3 0-6 0-9 0-1 6-3 22-7 24-2 2-23 2-27 2-17 0-33 0-50 0 29-25 38-33 54-45 20-16 39-33 39-58 0-33-29-53-63-53s-56 23-56 48c0 14 11 16 14 16 7 0 15-6 15-14 0-6-3-15-17-15 9-20 28-25 40-25 27 0 40 21 40 43 0 23-16 42-25 52-22 20-43 42-65 63-2 3-2 4-2 11 37 0 74 0 111 0 2-16 6-33 8-49z"><text:p/></draw:path><draw:path draw:style-name="gr3" draw:text-style-name="P6" svg:width="0.0921in" svg:height="0.0874in" svg:x="0.4315in" svg:y="0.048in" svg:viewBox="0 0 235 223" svg:d="M229 17c4-4 6-5 6-9 0-5-3-8-7-8-1 0-3 0-7 2-71 34-143 67-214 101-5 2-7 4-7 8 0 6 2 7 7 9 71 34 143 67 214 101 4 2 6 2 7 2 4 0 7-3 7-7 0-5-2-7-6-9-68-32-136-64-204-96 68-32 136-63 204-94z"><text:p/></draw:path><draw:path draw:style-name="gr3" draw:text-style-name="P6" svg:width="0.0638in" svg:height="0.1039in" svg:x="0.585in" svg:y="0.0295in" svg:viewBox="0 0 163 265" svg:d="M163 133c0-31-2-61-16-90-17-37-49-43-66-43-23 0-51 10-67 45-12 28-14 57-14 88 0 29 1 64 18 93 16 31 44 39 63 39 21 0 50-9 67-45 13-26 15-56 15-87zM81 256c-15 0-38-10-45-46-4-23-4-59-4-81 0-26 0-51 3-72 8-45 36-49 46-49 12 0 38 7 45 45 5 22 5 52 5 76 0 28 0 55-5 79-6 36-28 48-45 48z"><text:p/></draw:path></draw:g>, ונגרר <draw:g text:anchor-type="as-char" svg:y="-0.1299in" draw:z-index="147" draw:name="Shape165" draw:style-name="gr1"><svg:title>TexMaths</svg:title><svg:desc>11§display§\dots = g(-\tfrac{n + 1}{2}) = -2(-\tfrac{n + 1}{2}) - 1 = n§svg§600§FALSE§</svg:desc><draw:path draw:style-name="gr2" draw:text-style-name="P5" svg:width="2.3965in" svg:height="0.1665in" svg:x="-0.0004in" svg:y="0.0071in" svg:viewBox="0 0 6088 424" svg:d="M0 0c2030 0 4058 0 6088 0 0 141 0 283 0 424-2030 0-4058 0-6088 0 0-141 0-283 0-424z"><text:p/></draw:path><draw:path draw:style-name="gr3" draw:text-style-name="P6" svg:width="0.0157in" svg:height="0.0157in" svg:x="0.0047in" svg:y="0.0846in" svg:viewBox="0 0 41 41" svg:d="M41 20c0-11-9-20-20-20s-21 8-21 20c0 11 10 21 21 21s20-9 20-21z"><text:p/></draw:path><draw:path draw:style-name="gr3" draw:text-style-name="P6" svg:width="0.0161in" svg:height="0.0157in" svg:x="0.0724in" svg:y="0.0846in" svg:viewBox="0 0 42 41" svg:d="M42 20c0-11-10-20-21-20s-21 8-21 20c0 11 10 21 21 21s21-9 21-21z"><text:p/></draw:path><draw:path draw:style-name="gr3" draw:text-style-name="P6" svg:width="0.0157in" svg:height="0.0157in" svg:x="0.1406in" svg:y="0.0846in" svg:viewBox="0 0 41 41" svg:d="M41 20c0-11-10-20-21-20s-20 8-20 20c0 11 9 21 20 21s21-9 21-21z"><text:p/></draw:path><draw:path draw:style-name="gr3" draw:text-style-name="P6" svg:width="0.1008in" svg:height="0.035in" svg:x="0.220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6in" svg:x="0.3748in" svg:y="0.0634in" svg:viewBox="0 0 177 249" svg:d="M176 25c0-2 1-4 1-6 0-7-4-11-11-11-4 0-14 3-16 16-7-14-20-24-36-24-44 0-92 54-92 110 0 37 23 61 52 61 23 0 40-18 45-22-8 34-9 33-13 50-1 5-15 41-55 41-8 0-21 0-31-3 11-4 15-14 15-19 0-7-4-14-14-14-9 0-21 7-21 23 0 14 14 22 51 22 48 0 77-29 82-52 14-57 29-114 43-172zM125 121c-2 10-11 20-19 28-8 6-20 13-31 13-20 0-25-20-25-35 0-19 11-64 22-84 9-19 26-34 42-34 26 0 31 31 31 33s-1 4-1 5c-6 25-12 49-19 74z"><text:p/></draw:path><draw:path draw:style-name="gr3" draw:text-style-name="P6" svg:width="0.035in" svg:height="0.1512in" svg:x="0.4654in" svg:y="0.0165in" svg:viewBox="0 0 90 385" svg:d="M90 381c0-1 0-2-6-8-49-49-61-122-61-180 0-68 14-135 62-182 5-5 5-5 5-7 0-3-1-4-4-4s-39 26-61 75c-19 43-25 86-25 118 0 30 4 76 26 120 24 47 57 72 60 72s4-1 4-4z"><text:p/></draw:path><draw:path draw:style-name="gr3" draw:text-style-name="P6" svg:width="0.0929in" svg:height="0.0055in" svg:x="0.522in" svg:y="0.0894in" svg:viewBox="0 0 237 15" svg:d="M223 15c7 0 14 0 14-7 0-8-7-8-14-8-69 0-139 0-209 0-6 0-14 0-14 8 0 7 8 7 14 7 70 0 140 0 209 0z"><text:p/></draw:path><draw:path draw:style-name="gr3" draw:text-style-name="P6" svg:width="0.065in" svg:height="0.0472in" svg:x="0.6512in" svg:y="0.024in" svg:viewBox="0 0 166 121" svg:d="M21 102c-1 4-3 10-3 11 0 6 5 8 10 8 4 0 8-3 9-5 2-3 4-11 6-17 1-5 4-18 5-24 3-7 4-12 5-19 3-11 3-13 12-24 7-11 20-24 40-24 16 0 16 13 16 18 0 17-12 47-16 58-3 7-4 10-4 14 0 14 12 23 26 23 27 0 39-36 39-41 0-3-3-2-4-3-5 0-5 1-6 4-6 22-17 33-28 33-6 0-7-4-7-9 0-7 1-10 6-22 3-9 14-38 14-52 0-27-21-31-35-31-22 0-38 13-45 24-3-18-18-24-29-24-12 0-19 8-22 14-6 10-10 26-10 27 0 3 3 2 4 3 5 0 5 0 7-8 4-15 9-28 20-28 6 0 9 5 9 13 0 4-3 14-5 22s-4 19-5 24c-4 11-6 23-9 35z"><text:p/></draw:path><draw:path draw:style-name="gr3" draw:text-style-name="P6" svg:width="0.078in" svg:height="0.078in" svg:x="0.7291in" svg:y="0.0047in" svg:viewBox="0 0 199 199" svg:d="M106 107c27 0 56 0 83 0 4 0 10 0 10-7 0-8-6-8-10-8-27 0-56 0-83 0 0-27 0-55 0-82 0-3 0-10-7-10s-7 7-7 10c0 27 0 55 0 82-27 0-55 0-82 0-3 0-10 0-10 7 0 8 6 8 10 8 27 0 55 0 82 0 0 27 0 55 0 82 0 4 0 10 7 10s7-6 7-10c0-27 0-55 0-82z"><text:p/></draw:path><draw:path draw:style-name="gr3" draw:text-style-name="P6" svg:width="0.0382in" svg:height="0.0701in" svg:x="0.8264in" svg:y="0in" svg:viewBox="0 0 98 179" svg:d="M61 8c0-8 0-8-8-8-18 17-42 18-53 18 0 3 0 6 0 10 7 0 24 0 40-8 0 46 0 91 0 137 0 9 0 12-28 12-3 0-6 0-10 0 0 4 0 7 0 10 5 0 38-1 48-1 8 0 42 1 48 1 0-3 0-6 0-10-3 0-7 0-10 0-27 0-27-3-27-12 0-50 0-100 0-149z"><text:p/></draw:path><draw:path draw:style-name="gr3" draw:text-style-name="P6" svg:width="0.2287in" svg:height="0.0055in" svg:x="0.6465in" svg:y="0.0894in" svg:viewBox="0 0 582 15" svg:d="M0 0c194 0 388 0 582 0 0 6 0 10 0 15-194 0-388 0-582 0 0-5 0-9 0-15z"><text:p/></draw:path><draw:path draw:style-name="gr3" draw:text-style-name="P6" svg:width="0.0469in" svg:height="0.0701in" svg:x="0.7374in" svg:y="0.1118in" svg:viewBox="0 0 120 179" svg:d="M120 130c-3 0-7 0-10 0 0 6-3 22-7 25-2 1-23 1-27 1-17 0-33 0-50 0 29-25 39-33 54-45 21-16 40-33 40-58 0-33-29-53-64-53-33 0-56 23-56 48 0 14 11 16 14 16 7 0 15-5 15-14 0-6-3-15-17-15 9-20 28-25 40-25 27 0 42 21 42 43 0 23-18 42-26 52-22 20-44 41-66 63-2 4-2 4-2 11 37 0 74 0 111 0 3-16 6-33 9-49z"><text:p/></draw:path><draw:path draw:style-name="gr3" draw:text-style-name="P6" svg:width="0.035in" svg:height="0.1512in" svg:x="0.9024in" svg:y="0.0165in" svg:viewBox="0 0 90 385" svg:d="M90 193c0-30-4-76-25-120-23-48-57-73-61-73-2 0-4 1-4 4 0 2 0 2 8 9 37 38 59 99 59 180 0 64-14 133-61 181-6 5-6 6-6 7 0 2 2 4 4 4 4 0 39-26 62-76 20-42 24-83 24-116z"><text:p/></draw:path><draw:path draw:style-name="gr3" draw:text-style-name="P6" svg:width="0.1008in" svg:height="0.035in" svg:x="1.0035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921in" svg:height="0.0055in" svg:x="1.1685in" svg:y="0.0894in" svg:viewBox="0 0 235 15" svg:d="M222 15c7 0 13 0 13-7 0-8-6-8-13-8-69 0-139 0-209 0-6 0-13 0-13 8 0 7 7 7 13 7 70 0 140 0 209 0z"><text:p/></draw:path><draw:path draw:style-name="gr3" draw:text-style-name="P6" svg:width="0.0602in" svg:height="0.1in" svg:x="1.2811in" svg:y="0.0295in" svg:viewBox="0 0 154 255" svg:d="M30 227c14-14 27-27 42-40 59-53 82-74 82-112 0-44-34-75-81-75-44 0-73 35-73 69 0 22 20 22 21 22 7 0 20-5 20-21 0-9-7-19-20-19-3 0-4 0-6 0 9-26 30-40 52-40 35 0 53 32 53 64 0 31-20 60-41 85-25 27-49 55-75 81-4 4-4 5-4 14 48 0 96 0 144 0 3-22 7-44 10-66-3 0-5 0-9 0-2 12-5 29-9 34-2 4-28 4-36 4-23 0-47 0-70 0z"><text:p/></draw:path><draw:path draw:style-name="gr3" draw:text-style-name="P6" svg:width="0.035in" svg:height="0.1512in" svg:x="1.365in" svg:y="0.0165in" svg:viewBox="0 0 90 385" svg:d="M90 381c0-1 0-2-6-8-49-49-61-122-61-180 0-68 14-135 62-182 5-5 5-5 5-7 0-3-2-4-4-4-3 0-39 26-62 75-20 43-24 86-24 118 0 30 4 76 25 120 23 47 58 72 61 72 2 0 4-1 4-4z"><text:p/></draw:path><draw:path draw:style-name="gr3" draw:text-style-name="P6" svg:width="0.0929in" svg:height="0.0055in" svg:x="1.4217in" svg:y="0.0894in" svg:viewBox="0 0 237 15" svg:d="M223 15c7 0 14 0 14-7 0-8-7-8-14-8-69 0-139 0-209 0-6 0-14 0-14 8 0 7 8 7 14 7 70 0 140 0 209 0z"><text:p/></draw:path><draw:path draw:style-name="gr3" draw:text-style-name="P6" svg:width="0.0646in" svg:height="0.0472in" svg:x="1.5508in" svg:y="0.024in" svg:viewBox="0 0 165 121" svg:d="M21 102c-1 4-3 10-3 11 0 6 4 8 8 8 6 0 10-3 11-5 2-3 4-11 5-17 2-5 4-18 6-24 2-7 4-12 5-19 3-11 3-13 11-24s21-24 41-24c16 0 16 13 16 18 0 17-12 47-16 58-3 7-4 10-4 14 0 14 11 23 26 23 27 0 38-36 38-41 0-3-3-3-4-3-4 0-4 1-5 4-6 22-18 33-28 33-7 0-7-4-7-9 0-7 1-10 6-22 3-9 14-38 14-52 0-27-21-31-35-31-22 0-38 13-45 24-3-18-19-24-30-24s-18 8-21 14c-6 10-10 26-10 27 0 3 3 2 4 3 5 0 5 0 7-8 3-15 9-28 20-28 6 0 9 5 9 13 0 4-3 14-5 22s-4 19-6 24c-3 11-6 23-8 35z"><text:p/></draw:path><draw:path draw:style-name="gr3" draw:text-style-name="P6" svg:width="0.078in" svg:height="0.078in" svg:x="1.6283in" svg:y="0.0047in" svg:viewBox="0 0 199 199" svg:d="M107 107c27 0 55 0 82 0 5 0 10 0 10-7 0-8-5-8-10-8-27 0-55 0-82 0 0-27 0-55 0-82 0-3 0-10-7-10-6 0-6 7-6 10 0 27 0 55 0 82-28 0-55 0-83 0-4 0-11 0-11 7 0 8 7 8 11 8 28 0 55 0 83 0 0 27 0 55 0 82 0 4 0 10 6 10 7 0 7-6 7-10 0-27 0-55 0-82z"><text:p/></draw:path><draw:path draw:style-name="gr3" draw:text-style-name="P6" svg:width="0.0382in" svg:height="0.0701in" svg:x="1.726in" svg:y="0in" svg:viewBox="0 0 98 179" svg:d="M61 8c0-8 0-8-8-8-18 17-42 18-53 18 0 3 0 6 0 10 7 0 24 0 39-8 0 46 0 91 0 137 0 9 0 12-27 12-3 0-8 0-11 0 0 4 0 7 0 10 6 0 39-1 49-1 8 0 42 1 48 1 0-3 0-6 0-10-3 0-7 0-10 0-27 0-27-3-27-12 0-50 0-100 0-149z"><text:p/></draw:path><draw:path draw:style-name="gr3" draw:text-style-name="P6" svg:width="0.2287in" svg:height="0.0055in" svg:x="1.5457in" svg:y="0.0894in" svg:viewBox="0 0 582 15" svg:d="M0 0c194 0 388 0 582 0 0 6 0 10 0 15-194 0-388 0-582 0 0-5 0-9 0-15z"><text:p/></draw:path><draw:path draw:style-name="gr3" draw:text-style-name="P6" svg:width="0.0465in" svg:height="0.0701in" svg:x="1.637in" svg:y="0.1118in" svg:viewBox="0 0 119 179" svg:d="M119 130c-3 0-6 0-9 0-1 6-3 22-7 25-2 1-23 1-27 1-17 0-33 0-50 0 29-25 38-33 54-45 20-16 39-33 39-58 0-33-29-53-63-53s-56 23-56 48c0 14 11 16 14 16 7 0 15-5 15-14 0-6-3-15-17-15 9-20 28-25 40-25 27 0 42 21 42 43 0 23-18 42-27 52-22 20-43 41-65 63-2 4-2 4-2 11 37 0 74 0 111 0 2-16 6-33 8-49z"><text:p/></draw:path><draw:path draw:style-name="gr3" draw:text-style-name="P6" svg:width="0.035in" svg:height="0.1512in" svg:x="1.802in" svg:y="0.0165in" svg:viewBox="0 0 90 385" svg:d="M90 193c0-30-4-76-26-120-23-48-56-73-60-73-2 0-4 1-4 4 0 2 0 2 8 9 37 38 59 99 59 180 0 64-14 133-61 181-6 5-6 6-6 7 0 2 2 4 4 4 4 0 39-26 62-76 19-42 24-83 24-116z"><text:p/></draw:path><draw:path draw:style-name="gr3" draw:text-style-name="P6" svg:width="0.0929in" svg:height="0.0055in" svg:x="1.8988in" svg:y="0.0894in" svg:viewBox="0 0 237 15" svg:d="M222 15c7 0 15 0 15-7 0-8-8-8-15-8-69 0-139 0-209 0-6 0-13 0-13 8 0 7 7 7 13 7 70 0 140 0 209 0z"><text:p/></draw:path><draw:path draw:style-name="gr3" draw:text-style-name="P6" svg:width="0.05in" svg:height="0.1in" svg:x="2.0516in" svg:y="0.0295in" svg:viewBox="0 0 128 255" svg:d="M80 10c0-10 0-10-10-10-23 24-57 24-70 24 0 5 0 8 0 12 9 0 31 0 52-10 0 66 0 132 0 200 0 13-2 17-37 17-4 0-7 0-12 0 0 5 0 9 0 12 14-1 47-1 63-1 15 0 48 0 62 1 0-3 0-7 0-12-5 0-8 0-12 0-35 0-36-4-36-17 0-73 0-145 0-216z"><text:p/></draw:path><draw:path draw:style-name="gr3" draw:text-style-name="P6" svg:width="0.1008in" svg:height="0.035in" svg:x="2.1654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819in" svg:height="0.0685in" svg:x="2.322in" svg:y="0.0634in" svg:viewBox="0 0 209 175" svg:d="M22 147c-1 7-3 16-3 17 0 8 5 11 11 11 5 0 12-3 14-11 1-1 6-19 8-29 3-12 5-23 9-34 2-9 4-17 6-26 1-7 5-18 5-19 6-12 26-47 63-47 17 0 21 14 21 26 0 24-20 74-25 90-3 9-4 14-4 18 0 19 13 32 31 32 37 0 51-56 51-59 0-5-3-5-4-5-5 0-5 1-6 8-9 26-21 47-39 47-7 0-10-3-10-12 0-10 3-20 7-27 7-21 23-63 23-85 0-27-16-42-44-42-35 0-53 25-60 34-2-22-19-34-36-34-19 0-25 15-29 22-7 13-11 36-11 37 0 5 3 5 4 5 4 0 5-1 7-9 7-27 14-46 28-46 7 0 12 4 12 17 0 8-1 13-6 32-8 30-15 60-23 89z"><text:p/></draw:path></draw:g><text:s/>כדרוש. </text:p>
            </text:list-item>
          </text:list>
        </text:list-item>
      </text:list>
      <text:p text:style-name="P10"><draw:g text:anchor-type="as-char" svg:y="-0.1134in" draw:z-index="156" draw:name="Shape166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3">סעיף ה’</text:h>
      <text:p text:style-name="P43">נתון: </text:p>
      <text:p text:style-name="P8"><draw:g text:anchor-type="as-char" svg:y="-0.1902in" draw:z-index="157" draw:name="Shape167" draw:style-name="gr1"><svg:title>TexMaths</svg:title><svg:desc>11§latex§\begin{align*}
  &amp;Cu \colon ((A \times B) \to C) \to (A \to (B \To C)) \\
  &amp;Cu = \lambda f \in (A \times B) \to C. \lambda a \in A. \lambda b \in B. f(\la a, b \ra)
\end{align}§svg§600§FALSE§</svg:desc><draw:path draw:style-name="gr2" draw:text-style-name="P5" svg:width="3.2343in" svg:height="0.3642in" svg:x="-0.0004in" svg:y="0.0079in" svg:viewBox="0 0 8216 926" svg:d="M0 0c2738 0 5478 0 8216 0 0 308 0 617 0 926-2738 0-5478 0-8216 0 0-309 0-618 0-926z"><text:p/></draw:path><draw:path draw:style-name="gr3" draw:text-style-name="P6" svg:width="0.1075in" svg:height="0.1102in" svg:x="-0.0004in" svg:y="0.0075in" svg:viewBox="0 0 274 281" svg:d="M274 3c0-1-1-3-4-3-2 0-2 0-6 4-9 10-19 20-27 30-4-5-21-34-64-34-86 0-173 85-173 175 0 64 45 106 105 106 33 0 62-16 83-33 35-32 42-68 42-69 0-3-3-3-4-3-3 0-5 0-5 3-4 11-13 39-39 62-27 21-51 28-72 28-34 0-75-20-75-81 0-22 8-85 46-130 25-27 61-46 95-46 40 0 62 30 62 74 0 16-1 15-1 20 0 3 4 4 6 4 5 0 5-1 7-8 7-33 16-66 24-99z"><text:p/></draw:path><draw:path draw:style-name="gr3" draw:text-style-name="P6" svg:width="0.0776in" svg:height="0.0685in" svg:x="0.1161in" svg:y="0.0469in" svg:viewBox="0 0 198 175" svg:d="M123 150c5 15 18 25 35 25 14 0 22-9 29-21 7-14 11-37 11-38 0-4-3-4-4-4-5 0-5 1-6 7-5 22-13 48-28 48-9 0-13-5-13-18 0-8 5-27 8-40 3-14 8-28 11-42 1-5 5-21 7-26 1-9 5-23 5-26 0-7-5-11-11-11-2 0-12 0-15 14-8 28-24 95-29 116-1 1-16 33-44 33-21 0-24-17-24-32 0-22 11-52 21-79 4-11 7-16 7-24 0-18-14-32-32-32-37 0-51 56-51 59 0 5 3 5 4 5 4 0 5-1 6-8 10-33 24-47 40-47 3 0 9 0 9 12 0 10-4 21-6 26-14 39-23 63-23 82 0 36 27 46 47 46 26 0 40-18 46-25z"><text:p/></draw:path><draw:path draw:style-name="gr3" draw:text-style-name="P6" svg:width="0.0157in" svg:height="0.065in" svg:x="0.2287in" svg:y="0.0484in" svg:viewBox="0 0 41 166" svg:d="M41 21c0-12-10-21-21-21-12 0-20 9-20 21 0 11 8 20 20 20 11 0 21-9 21-20zM41 146c0-11-10-21-21-21-12 0-20 10-20 21s8 20 20 20c11 0 21-9 21-20z"><text:p/></draw:path><draw:path draw:style-name="gr3" draw:text-style-name="P6" svg:width="0.035in" svg:height="0.1516in" svg:x="0.3236in" svg:y="0in" svg:viewBox="0 0 90 386" svg:d="M90 383c0-1 0-2-6-9-49-48-62-122-62-180 0-69 15-136 63-184 5-4 5-4 5-6 0-3-2-4-4-4-3 0-39 26-62 75-20 43-24 86-24 119 0 29 4 76 25 120 23 47 58 72 61 72 2 0 4-1 4-3z"><text:p/></draw:path><draw:path draw:style-name="gr3" draw:text-style-name="P6" svg:width="0.0346in" svg:height="0.1516in" svg:x="0.3831in" svg:y="0in" svg:viewBox="0 0 89 386" svg:d="M89 383c0-1 0-2-6-9-49-48-61-122-61-180 0-69 14-136 63-184 4-4 4-4 4-6 0-3-1-4-3-4-5 0-39 26-62 75-20 43-24 86-24 119 0 29 4 76 25 120 23 47 56 72 61 72 2 0 3-1 3-3z"><text:p/></draw:path><draw:path draw:style-name="gr3" draw:text-style-name="P6" svg:width="0.1039in" svg:height="0.1083in" svg:x="0.4323in" svg:y="0.0051in" svg:viewBox="0 0 265 276" svg:d="M56 232c-16 27-31 31-48 33-5 0-8 0-8 8 0 2 2 3 4 3 11 0 24-1 35-1 12 0 26 1 38 1 2 0 8 0 8-6 0-5-5-5-7-5-9-1-19-4-19-14 0-4 4-9 6-14 10-17 20-33 30-50 32 0 65 0 96 0 2 9 7 61 7 65 0 11-20 13-27 13-6 0-10 0-10 8 0 3 4 3 5 3 16 0 33-1 49-1 9 0 34 1 44 1 2 0 6 0 6-7 0-4-4-4-9-4-24 0-24-3-25-14-8-82-15-162-23-242-1-8-1-9-8-9-6 0-7 2-10 7-45 74-89 150-134 225zM102 175c26-43 51-85 76-128 5 43 8 85 12 128-29 0-58 0-88 0z"><text:p/></draw:path><draw:path draw:style-name="gr3" draw:text-style-name="P6" svg:width="0.0732in" svg:height="0.0728in" svg:x="0.5972in" svg:y="0.0402in" svg:viewBox="0 0 187 186" svg:d="M94 83c-26-26-52-52-77-77-6-5-6-6-9-6-5 0-8 3-8 8 0 2 1 3 6 7 25 27 51 52 77 79-26 25-52 51-77 77-5 4-6 5-6 7 0 5 3 8 8 8 3 0 3 0 9-6 25-25 51-51 77-77 26 27 52 54 79 81 1 0 4 2 6 2 5 0 8-3 8-8 0-2 0-2-1-4-1 0-63-61-81-80 23-25 47-48 70-72 2-2 8-7 10-9 0-1 2-3 2-5 0-5-3-8-8-8-3 0-5 1-8 6-26 25-52 51-77 77z"><text:p/></draw:path><draw:path draw:style-name="gr3" draw:text-style-name="P6" svg:width="0.1083in" svg:height="0.1031in" svg:x="0.7335in" svg:y="0.0102in" svg:viewBox="0 0 276 263" svg:d="M46 233c-4 16-4 19-35 19-7 0-11 0-11 8 0 3 4 3 11 3 46 0 91 0 138 0 61 0 106-45 106-83 0-28-22-50-59-55 41-7 80-36 80-72 0-29-25-53-71-53-43 0-87 0-130 0-8 0-11 0-11 8 0 3 3 3 11 3 4 0 8 0 14 1 7 1 10 1 10 7 0 1 0 2-1 6-18 70-34 139-52 208zM105 122c7-32 16-64 24-96 3-14 4-15 21-15 16 0 33 0 49 0 34 0 42 23 42 41 0 33-33 70-80 70-19 0-38 0-56 0zM87 252c-6 0-6 0-9-1-3 0-4-1-4-3 0-1 0-3 2-9 9-36 18-73 26-108 25 0 49 0 73 0 37 0 45 29 45 45 0 38-35 76-80 76-18 0-35 0-53 0z"><text:p/></draw:path><draw:path draw:style-name="gr3" draw:text-style-name="P6" svg:width="0.0346in" svg:height="0.1516in" svg:x="0.8591in" svg:y="0in" svg:viewBox="0 0 89 386" svg:d="M89 194c0-31-3-77-25-121-23-48-56-73-61-73-2 0-3 1-3 4 0 2 0 2 8 9 37 38 59 99 59 181 0 66-14 133-61 182-6 5-6 6-6 7 0 2 1 3 3 3 5 0 40-26 62-75 20-42 24-85 24-117z"><text:p/></draw:path><draw:path draw:style-name="gr3" draw:text-style-name="P6" svg:width="0.1346in" svg:height="0.0787in" svg:x="0.9602in" svg:y="0.0366in" svg:viewBox="0 0 343 201" svg:d="M300 109c-21 15-32 32-34 36-17 28-14 34-21 52 0 4 5 4 8 4 7 0 7 0 9-7 9-38 32-71 75-88 5-1 6-3 6-5 0-3-2-3-3-4-18-7-64-27-79-91-1-5-1-6-8-6-3 0-8 0-8 4 0 2 4 26 20 52 8 11 19 24 35 38-95 0-191 0-287 0-6 0-13 0-13 7 0 8 7 8 13 8 96 0 192 0 287 0z"><text:p/></draw:path><draw:path draw:style-name="gr3" draw:text-style-name="P6" svg:width="0.1075in" svg:height="0.1102in" svg:x="1.1539in" svg:y="0.0075in" svg:viewBox="0 0 274 281" svg:d="M274 3c0-1 0-3-4-3-2 0-2 0-6 4-9 10-18 20-26 30-5-5-22-34-65-34-86 0-173 85-173 175 0 64 45 106 105 106 34 0 62-16 83-33 36-32 43-68 43-69 0-3-4-3-5-3-3 0-4 0-5 3-3 11-12 39-39 62-27 21-51 28-71 28-35 0-76-20-76-81 0-22 8-85 46-130 25-27 61-46 95-46 40 0 63 30 63 74 0 16-1 15-1 20 0 3 3 4 5 4 5 0 5-1 7-8 7-33 16-66 24-99z"><text:p/></draw:path><draw:path draw:style-name="gr3" draw:text-style-name="P6" svg:width="0.0346in" svg:height="0.1516in" svg:x="1.2748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6" svg:width="0.1346in" svg:height="0.0787in" svg:x="1.3756in" svg:y="0.0366in" svg:viewBox="0 0 343 201" svg:d="M301 109c-20 15-31 32-35 36-17 28-13 34-20 52 0 4 5 4 8 4 7 0 7 0 8-7 10-38 32-71 76-88 4-1 5-3 5-5 0-3-2-4-3-4-17-7-64-27-78-91-1-5-1-6-8-6-3 0-8 0-8 4 0 2 4 26 20 52 8 11 19 24 35 38-95 0-191 0-287 0-7 0-14 0-14 7 0 8 7 8 14 8 96 0 192 0 287 0z"><text:p/></draw:path><draw:path draw:style-name="gr3" draw:text-style-name="P6" svg:width="0.0346in" svg:height="0.1516in" svg:x="1.5772in" svg:y="0in" svg:viewBox="0 0 89 386" svg:d="M89 383c0-1 0-2-6-9-49-48-61-122-61-180 0-69 14-136 63-184 4-4 4-4 4-6 0-3-1-4-3-4-5 0-39 26-62 75-20 43-24 86-24 119 0 29 4 76 25 120 23 47 56 72 61 72 2 0 3-1 3-3z"><text:p/></draw:path><draw:path draw:style-name="gr3" draw:text-style-name="P6" svg:width="0.1039in" svg:height="0.1083in" svg:x="1.626in" svg:y="0.0051in" svg:viewBox="0 0 265 276" svg:d="M55 232c-15 27-30 31-47 33-5 0-8 0-8 8 0 2 2 3 4 3 11 0 24-1 35-1 12 0 26 1 38 1 2 0 7 0 7-6 0-5-4-5-6-5-9-1-19-4-19-14 0-4 3-9 6-14 10-17 20-33 30-50 32 0 65 0 96 0 2 9 7 61 7 65 0 11-20 13-29 13-4 0-8 0-8 8 0 3 4 3 5 3 16 0 32-1 49-1 9 0 34 1 44 1 2 0 6 0 6-7 0-4-4-4-9-4-24 0-24-3-25-14-8-82-15-162-23-242-1-8-1-9-8-9-6 0-7 2-10 7-45 74-90 150-135 225zM102 175c26-43 51-85 76-128 5 43 8 85 12 128-29 0-58 0-88 0z"><text:p/></draw:path><draw:path draw:style-name="gr3" draw:text-style-name="P6" svg:width="0.1346in" svg:height="0.0787in" svg:x="1.7854in" svg:y="0.0366in" svg:viewBox="0 0 343 201" svg:d="M301 109c-20 15-31 32-35 36-17 28-13 34-20 52 0 4 5 4 8 4 7 0 7 0 8-7 9-38 32-71 76-88 4-1 5-3 5-5 0-3-2-4-3-4-17-7-64-27-78-91-1-5-1-6-8-6-3 0-8 0-8 4 0 2 4 26 20 52 8 11 19 24 35 38-95 0-191 0-287 0-7 0-14 0-14 7 0 8 7 8 14 8 96 0 192 0 287 0z"><text:p/></draw:path><draw:path draw:style-name="gr3" draw:text-style-name="P6" svg:width="0.0346in" svg:height="0.1516in" svg:x="1.987in" svg:y="0in" svg:viewBox="0 0 89 386" svg:d="M89 383c0-1 0-2-6-9-49-48-61-122-61-180 0-69 14-136 63-184 4-4 4-4 4-6 0-3-1-4-3-4-5 0-40 26-62 75-20 43-24 86-24 119 0 29 3 76 25 120 23 47 56 72 61 72 2 0 3-1 3-3z"><text:p/></draw:path><draw:path draw:style-name="gr3" draw:text-style-name="P6" svg:width="0.1083in" svg:height="0.1031in" svg:x="2.037in" svg:y="0.0102in" svg:viewBox="0 0 276 263" svg:d="M46 233c-4 16-5 19-35 19-7 0-11 0-11 8 0 3 3 3 11 3 46 0 91 0 138 0 61 0 106-45 106-83 0-28-22-50-59-55 39-7 80-36 80-72 0-29-25-53-71-53-43 0-87 0-130 0-8 0-12 0-12 8 0 3 4 3 11 3 1 0 9 0 15 1 7 1 10 1 10 7 0 1 0 2-1 6-18 70-34 139-52 208zM105 122c7-32 16-64 24-96 3-14 3-15 21-15 16 0 33 0 49 0 34 0 42 23 42 41 0 33-33 70-80 70-19 0-38 0-56 0zM87 252c-6 0-7 0-9-1-3 0-4-1-4-3 0-1 0-3 1-9 9-36 19-73 27-108 25 0 49 0 73 0 37 0 44 29 44 45 0 38-34 76-79 76-18 0-35 0-53 0z"><text:p/></draw:path><draw:path draw:style-name="gr3" draw:text-style-name="P6" svg:width="0.1079in" svg:height="0.1102in" svg:x="2.1614in" svg:y="0.0075in" svg:viewBox="0 0 275 281" svg:d="M275 3c0-1-1-3-4-3-1 0-3 0-6 4-9 10-19 20-27 30-4-5-21-34-64-34-87 0-174 85-174 175 0 64 46 106 105 106 34 0 63-16 83-33 36-32 43-68 43-69 0-3-3-3-4-3-3 0-5 0-6 3-3 11-12 39-38 62-28 21-52 28-72 28-35 0-76-20-76-81 0-22 9-85 48-130 23-27 59-46 93-46 40 0 63 30 63 74 0 16-1 15-1 20 0 3 4 4 5 4 6 0 6-1 8-8 8-33 16-66 24-99z"><text:p/></draw:path><draw:path draw:style-name="gr3" draw:text-style-name="P6" svg:width="0.035in" svg:height="0.1516in" svg:x="2.2823in" svg:y="0in" svg:viewBox="0 0 90 386" svg:d="M90 194c0-31-4-77-26-121-23-48-56-73-60-73-3 0-4 1-4 4 0 2 0 2 8 9 37 38 59 99 59 181 0 66-14 133-61 182-6 5-6 6-6 7 0 2 1 3 4 3 4 0 39-26 61-75 20-42 25-85 25-117z"><text:p/></draw:path><draw:path draw:style-name="gr3" draw:text-style-name="P6" svg:width="0.0346in" svg:height="0.1516in" svg:x="2.3417in" svg:y="0in" svg:viewBox="0 0 89 386" svg:d="M89 194c0-31-4-77-25-121-23-48-56-73-61-73-2 0-3 1-3 4 0 2 0 2 7 9 38 38 60 99 60 181 0 66-14 133-63 182-4 5-4 6-4 7 0 2 1 3 3 3 5 0 39-26 62-75 20-42 24-85 24-117z"><text:p/></draw:path><draw:path draw:style-name="gr3" draw:text-style-name="P6" svg:width="0.1075in" svg:height="0.1102in" svg:x="-0.0004in" svg:y="0.2346in" svg:viewBox="0 0 274 281" svg:d="M274 3c0-1-1-3-4-3-2 0-2 0-6 4-9 10-19 20-27 30-4-5-21-34-64-34-86 0-173 85-173 175 0 64 45 106 105 106 33 0 62-16 83-33 35-32 42-68 42-69 0-4-3-4-4-4-3 0-5 1-5 4-4 11-13 39-39 61-27 22-51 29-72 29-34 0-75-20-75-81 0-22 8-85 46-130 25-27 61-47 95-47 40 0 62 31 62 75 0 15-1 15-1 20 0 3 4 4 6 4 5 0 5-1 7-8 7-33 16-66 24-99z"><text:p/></draw:path><draw:path draw:style-name="gr3" draw:text-style-name="P6" svg:width="0.0776in" svg:height="0.0685in" svg:x="0.1161in" svg:y="0.2756in" svg:viewBox="0 0 198 175" svg:d="M123 150c5 15 18 25 35 25 14 0 22-9 29-21 7-14 11-37 11-38 0-5-3-5-4-5-5 0-5 2-6 8-5 21-13 47-28 47-9 0-13-4-13-17 0-9 5-27 8-40 3-14 8-28 11-42 1-6 5-21 7-26 1-9 5-24 5-27 0-6-5-10-11-10-2 0-12 0-15 14-8 28-24 95-29 116-1 1-16 32-44 32-21 0-24-16-24-31 0-22 11-52 21-79 4-12 7-17 7-24 0-18-14-32-32-32-37 0-51 56-51 59 0 5 3 5 4 5 4 0 5-1 6-8 10-33 24-47 40-47 3 0 9 0 9 12 0 10-4 21-6 26-14 39-23 63-23 82 0 36 27 46 47 46 26 0 40-18 46-25z"><text:p/></draw:path><draw:path draw:style-name="gr3" draw:text-style-name="P6" svg:width="0.1004in" svg:height="0.035in" svg:x="0.2496in" svg:y="0.2866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748in" svg:height="0.1075in" svg:x="0.4098in" svg:y="0.2366in" svg:viewBox="0 0 191 274" svg:d="M118 156c15 41 34 99 39 108 7 9 11 9 21 9 4 0 6 0 9 0s4-2 4-3c0-3-1-3-2-5-4-3-6-10-9-17-26-74-52-147-79-220-7-22-28-28-47-28-2 0-7 0-7 4s3 4 4 5c13 2 15 4 25 31 12 35 25 69 37 104-35 35-71 71-106 107-5 4-7 7-7 12 0 7 4 11 11 11 6 0 10-4 13-9 31-36 63-72 94-109z"><text:p/></draw:path><draw:path draw:style-name="gr3" draw:text-style-name="P6" svg:width="0.0756in" svg:height="0.1378in" svg:x="0.4988in" svg:y="0.2346in" svg:viewBox="0 0 193 351" svg:d="M121 118c11 0 22 0 33 0 8 0 12 0 12-8 0-4-4-4-11-4-11 0-21 0-32 0 4-15 6-30 9-44 1-9 7-37 9-41 3-7 10-13 17-13 3 0 13 0 20 7-17 2-21 15-21 21 0 9 7 14 15 14 10 0 21-9 21-24 0-17-18-26-35-26-12 0-37 7-48 45-2 8-3 12-13 61-9 0-18 0-27 0-7 0-12 0-12 7 0 5 5 5 11 5 9 0 17 0 26 0-10 50-19 101-29 152-7 38-13 72-33 72-2 0-12 0-19-6 18-1 21-16 21-21 0-9-6-13-14-13-10 0-21 8-21 23 0 17 17 26 33 26 21 0 36-23 43-37 13-25 22-71 22-74 8-41 15-82 23-122z"><text:p/></draw:path><draw:path draw:style-name="gr3" draw:text-style-name="P6" svg:width="0.0756in" svg:height="0.0874in" svg:x="0.6362in" svg:y="0.2602in" svg:viewBox="0 0 193 223" svg:d="M179 119c7 0 14 0 14-8s-7-8-14-8c-55 0-109 0-164 0 5-51 50-88 104-88 20 0 41 0 60 0 7 0 14 0 14-7 0-8-7-8-14-8-19 0-40 0-60 0-66 0-119 48-119 111 0 62 53 112 119 112 20 0 41 0 60 0 7 0 14 0 14-7 0-8-7-8-14-8-19 0-40 0-60 0-54 0-99-37-104-89 55 0 109 0 164 0z"><text:p/></draw:path><draw:path draw:style-name="gr3" draw:text-style-name="P6" svg:width="0.035in" svg:height="0.1516in" svg:x="0.7823in" svg:y="0.2283in" svg:viewBox="0 0 90 386" svg:d="M90 382c0-1 0-1-6-8-49-48-61-122-61-181 0-68 14-135 62-183 5-4 5-6 5-7 0-2-2-3-4-3-3 0-39 26-62 75-20 43-24 86-24 118 0 30 4 77 25 121 25 47 58 72 61 72 2 0 4-1 4-4z"><text:p/></draw:path><draw:path draw:style-name="gr3" draw:text-style-name="P6" svg:width="0.1043in" svg:height="0.1083in" svg:x="0.8319in" svg:y="0.2339in" svg:viewBox="0 0 266 276" svg:d="M56 232c-15 26-31 31-47 32-5 1-9 1-9 8 0 2 2 4 6 4 9 0 22-1 33-1 13 0 26 1 38 1 2 0 8 0 8-6 0-5-4-6-7-6-9 0-17-3-17-13 0-4 2-9 5-14 10-17 20-33 30-50 32 0 65 0 97 0 0 8 5 61 5 65 0 11-20 12-27 12-6 0-9 0-9 8 0 4 4 4 5 4 16 0 32-1 48-1 9 0 34 1 44 1 2 0 7 0 7-7 0-5-4-5-10-5-23 0-23-2-24-13-8-82-16-162-24-242-1-8-1-9-8-9-5 0-7 2-10 7-45 74-89 150-134 225zM102 175c26-43 51-85 76-128 5 43 9 85 13 128-29 0-59 0-89 0z"><text:p/></draw:path><draw:path draw:style-name="gr3" draw:text-style-name="P6" svg:width="0.0732in" svg:height="0.0728in" svg:x="0.9969in" svg:y="0.2673in" svg:viewBox="0 0 187 186" svg:d="M94 83c-26-26-52-52-77-77-5-6-6-6-9-6-4 0-8 3-8 8 0 2 1 3 6 7 25 26 51 52 77 77-26 27-52 52-77 79-5 4-6 5-6 7 0 5 4 8 8 8 3 0 4-1 9-6 25-25 51-51 77-77 26 27 53 54 80 81 1 0 3 2 5 2 5 0 8-3 8-8 0-1 0-2-1-4 0-1-62-62-81-82 24-23 47-47 71-70 1-2 8-8 9-10 1 0 2-2 2-4 0-5-3-8-8-8-3 0-4 1-8 6-26 25-52 51-77 77z"><text:p/></draw:path><draw:path draw:style-name="gr3" draw:text-style-name="P6" svg:width="0.1083in" svg:height="0.1035in" svg:x="1.1331in" svg:y="0.2378in" svg:viewBox="0 0 276 264" svg:d="M45 234c-3 16-4 18-35 18-7 0-10 0-10 8 0 4 3 4 10 4 46 0 92 0 139 0 60 0 106-45 106-84 0-27-22-49-60-53 40-8 81-37 81-73 0-29-25-54-71-54-44 0-87 0-131 0-7 0-11 0-11 8 0 4 3 4 11 4 1 0 7 0 14 1 8 1 11 1 11 7 0 1 0 2-1 6-18 70-35 139-53 208zM105 123c7-32 15-64 23-95 3-15 4-16 21-16 16 0 34 0 50 0 34 0 42 23 42 40 0 34-33 71-80 71-19 0-38 0-56 0zM87 252c-6 0-7 0-9 0-4 0-5-1-5-4 0-1 0-1 2-9 9-36 17-73 26-108 24 0 50 0 74 0 37 0 44 29 44 45 0 39-34 76-80 76-18 0-34 0-52 0z"><text:p/></draw:path><draw:path draw:style-name="gr3" draw:text-style-name="P6" svg:width="0.035in" svg:height="0.1516in" svg:x="1.2583in" svg:y="0.2283in" svg:viewBox="0 0 90 386" svg:d="M90 193c0-30-4-76-25-120-23-48-57-73-61-73-2 0-4 1-4 3 0 1 0 3 8 9 38 39 60 100 60 181 0 66-14 134-62 183-6 5-6 5-6 6 0 3 2 4 4 4 4 0 39-26 62-75 20-42 24-85 24-118z"><text:p/></draw:path><draw:path draw:style-name="gr3" draw:text-style-name="P6" svg:width="0.1346in" svg:height="0.0787in" svg:x="1.3598in" svg:y="0.2642in" svg:viewBox="0 0 343 201" svg:d="M301 108c-22 16-31 33-35 37-17 27-20 51-20 52 0 4 5 4 8 4 7 0 7-1 8-7 9-38 32-71 76-88 4-1 5-4 5-6 0-3-2-3-3-3-17-7-64-27-78-91-1-5-1-6-8-6-3 0-8 0-8 4 0 2 4 26 19 51 8 12 20 25 36 37-95 0-191 0-287 0-7 0-14 0-14 8s7 8 14 8c96 0 192 0 287 0z"><text:p/></draw:path><draw:path draw:style-name="gr3" draw:text-style-name="P6" svg:width="0.1079in" svg:height="0.1102in" svg:x="1.5531in" svg:y="0.2346in" svg:viewBox="0 0 275 281" svg:d="M275 3c0-1-1-3-4-3-1 0-1 0-6 4-9 10-19 20-27 30-4-5-21-34-64-34-87 0-174 85-174 175 0 64 46 106 106 106 33 0 62-16 82-33 36-32 43-68 43-69 0-4-3-4-4-4-3 0-5 1-6 4-3 11-12 39-38 61-27 22-52 29-72 29-34 0-76-20-76-81 0-22 9-85 48-130 23-27 59-47 94-47 39 0 62 31 62 75 0 15-1 15-1 20 0 3 4 4 5 4 6 0 6-1 8-8 8-33 16-66 24-99z"><text:p/></draw:path><draw:path draw:style-name="gr3" draw:text-style-name="P6" svg:width="0.0157in" svg:height="0.0157in" svg:x="1.6697in" svg:y="0.3256in" svg:viewBox="0 0 41 41" svg:d="M41 21c0-12-10-21-21-21-12 0-20 9-20 21 0 11 8 20 20 20 11 0 21-9 21-20z"><text:p/></draw:path><draw:path draw:style-name="gr3" draw:text-style-name="P6" svg:width="0.0748in" svg:height="0.1075in" svg:x="1.7071in" svg:y="0.2366in" svg:viewBox="0 0 191 274" svg:d="M118 156c15 41 34 99 40 108s10 9 20 9c4 0 6 0 9 0s4-2 4-3c0-3-1-3-2-5-4-3-6-10-9-17-26-74-52-147-79-220-7-22-28-28-47-28-1 0-7 0-7 4s3 4 4 5c13 2 15 4 25 31 12 35 25 69 37 104-35 35-71 71-106 107-5 4-7 7-7 12 0 7 4 11 11 11 6 0 10-4 13-9 31-36 63-72 94-109z"><text:p/></draw:path><draw:path draw:style-name="gr3" draw:text-style-name="P6" svg:width="0.0693in" svg:height="0.0685in" svg:x="1.7937in" svg:y="0.2756in" svg:viewBox="0 0 177 175" svg:d="M129 24c-7-14-18-24-35-24-46 0-94 57-94 113 0 37 22 62 52 62 7 0 27-1 50-29 3 16 17 29 36 29 13 0 22-9 28-21 7-14 11-37 11-38 0-5-3-5-4-5-5 0-5 2-6 8-6 25-13 47-29 47-10 0-11-10-11-17 0-9 0-11 4-29 4-17 5-20 9-34 4-19 10-36 14-55 2-10 2-11 2-13 0-6-4-10-11-10-9 0-15 9-16 16zM103 124c-1 8-1 8-7 15-17 22-33 27-43 27-20 0-25-21-25-36 0-19 12-66 20-85 13-22 30-36 46-36 25 0 30 31 30 34 0 2-1 4-1 7-6 25-13 49-20 74z"><text:p/></draw:path><draw:path draw:style-name="gr3" draw:text-style-name="P6" svg:width="0.0756in" svg:height="0.0874in" svg:x="1.9232in" svg:y="0.2602in" svg:viewBox="0 0 193 223" svg:d="M179 119c7 0 14 0 14-8s-7-8-14-8c-55 0-109 0-164 0 5-51 50-88 104-88 20 0 41 0 60 0 7 0 14 0 14-7 0-8-7-8-14-8-19 0-40 0-60 0-67 0-119 48-119 111 0 62 52 112 119 112 20 0 41 0 60 0 7 0 14 0 14-7 0-8-7-8-14-8-19 0-40 0-60 0-54 0-99-37-104-89 55 0 109 0 164 0z"><text:p/></draw:path><draw:path draw:style-name="gr3" draw:text-style-name="P6" svg:width="0.1039in" svg:height="0.1083in" svg:x="2.0594in" svg:y="0.2339in" svg:viewBox="0 0 265 276" svg:d="M55 232c-15 26-30 31-47 32-5 1-8 1-8 8 0 2 1 4 4 4 11 0 24-1 35-1 12 0 25 1 38 1 2 0 7 0 7-6 0-5-4-6-6-6-9 0-19-3-19-13 0-4 3-9 6-14 10-17 20-33 30-50 32 0 65 0 96 0 2 8 7 61 7 65 0 11-21 12-29 12-5 0-8 0-8 8 0 4 4 4 5 4 16 0 32-1 49-1 9 0 34 1 42 1 4 0 8 0 8-7 0-5-4-5-9-5-24 0-24-2-25-13-8-82-16-162-24-242 0-8 0-9-7-9-6 0-7 2-10 7-45 74-90 150-135 225zM102 175c26-43 51-85 76-128 5 43 8 85 12 128-29 0-58 0-88 0z"><text:p/></draw:path><draw:path draw:style-name="gr3" draw:text-style-name="P6" svg:width="0.0157in" svg:height="0.0157in" svg:x="2.1815in" svg:y="0.3256in" svg:viewBox="0 0 41 41" svg:d="M41 21c0-12-9-21-20-21s-21 9-21 21c0 11 10 20 21 20s20-9 20-20z"><text:p/></draw:path><draw:path draw:style-name="gr3" draw:text-style-name="P6" svg:width="0.0748in" svg:height="0.1075in" svg:x="2.2185in" svg:y="0.2366in" svg:viewBox="0 0 191 274" svg:d="M118 156c15 41 34 99 40 108 7 9 10 9 21 9 3 0 6 0 8 0 4 0 4-2 4-3 0-3 0-3-2-5-3-3-5-10-9-17-26-74-51-147-78-220-8-22-29-28-47-28-2 0-8 0-8 4s4 5 5 5c12 2 15 4 24 31 13 35 25 69 38 104-35 35-71 71-106 107-6 4-8 7-8 12 0 7 6 11 12 11s10-4 12-9c31-36 63-72 94-109z"><text:p/></draw:path><draw:path draw:style-name="gr3" draw:text-style-name="P6" svg:width="0.0555in" svg:height="0.1071in" svg:x="2.3067in" svg:y="0.2366in" svg:viewBox="0 0 142 273" svg:d="M75 4c-2-1 0-4-6-4-8 0-37 3-47 4-3 0-8 2-8 8 0 5 5 5 10 5 19 0 20 3 20 6s-4 17-5 24c-11 42-21 84-32 126-5 20-7 26-7 39 0 37 21 61 50 61 45 0 92-57 92-113 0-36-20-62-51-62-17 0-34 11-45 23 10-38 19-78 29-117zM39 151c2-9 2-9 5-13 19-26 36-31 46-31 15 0 24 11 24 36 0 22-12 67-19 82-12 26-31 39-45 39s-27-10-27-38c0-8 0-15 7-40 3-12 5-24 9-35z"><text:p/></draw:path><draw:path draw:style-name="gr3" draw:text-style-name="P6" svg:width="0.076in" svg:height="0.0874in" svg:x="2.4197in" svg:y="0.2602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3" draw:text-style-name="P6" svg:width="0.1083in" svg:height="0.1035in" svg:x="2.5571in" svg:y="0.2378in" svg:viewBox="0 0 276 264" svg:d="M45 234c-3 16-4 18-35 18-7 0-10 0-10 8 0 4 3 4 10 4 46 0 92 0 139 0 60 0 106-45 106-84 0-27-23-49-60-53 40-8 81-37 81-73 0-29-26-54-72-54-43 0-87 0-130 0-7 0-11 0-11 8 0 4 3 4 11 4 1 0 7 0 14 1 8 1 11 1 11 7 0 1-1 2-2 6-18 70-34 139-52 208zM103 123c8-32 17-64 25-95 3-15 4-16 21-16 16 0 33 0 49 0 34 0 43 23 43 40 0 34-34 71-80 71-19 0-39 0-58 0zM86 252c-5 0-6 0-8 0-4 0-5-1-5-4 0-1 0-1 2-9 9-36 17-73 26-108 24 0 50 0 74 0 36 0 44 29 44 45 0 39-34 76-80 76-18 0-36 0-53 0z"><text:p/></draw:path><draw:path draw:style-name="gr3" draw:text-style-name="P6" svg:width="0.0161in" svg:height="0.0157in" svg:x="2.6866in" svg:y="0.3256in" svg:viewBox="0 0 42 41" svg:d="M42 21c0-12-10-21-21-21s-21 9-21 21c0 11 10 20 21 20s21-9 21-20z"><text:p/></draw:path><draw:path draw:style-name="gr3" draw:text-style-name="P6" svg:width="0.076in" svg:height="0.1378in" svg:x="2.724in" svg:y="0.2346in" svg:viewBox="0 0 194 351" svg:d="M122 118c11 0 22 0 33 0 8 0 12 0 12-8 0-4-4-4-11-4-11 0-21 0-32 0 3-15 6-30 8-44 2-9 8-37 10-41 3-7 10-13 18-13 2 0 12 0 18 7-16 2-21 15-21 21 0 9 8 14 15 14 11 0 22-9 22-24 0-17-18-26-34-26-14 0-38 7-49 45-3 8-4 12-13 61-9 0-18 0-26 0s-13 0-13 7c0 5 4 5 11 5 9 0 17 0 26 0-10 50-19 101-29 152-6 38-13 72-34 72-1 0-11 0-19-6 19-1 22-16 22-21 0-9-7-13-14-13-10 0-22 8-22 23 0 17 18 26 33 26 22 0 37-23 44-37 12-25 21-71 22-74 8-41 15-82 23-122z"><text:p/></draw:path><draw:path draw:style-name="gr3" draw:text-style-name="P6" svg:width="0.035in" svg:height="0.1516in" svg:x="2.822in" svg:y="0.2283in" svg:viewBox="0 0 90 386" svg:d="M90 382c0-1 0-1-6-8-49-48-61-122-61-181 0-68 14-135 62-183 5-4 5-6 5-7 0-2-1-3-4-3s-39 26-61 75c-19 43-25 86-25 118 0 30 4 77 26 121 24 47 57 72 60 72s4-1 4-4z"><text:p/></draw:path><draw:path draw:style-name="gr3" draw:text-style-name="P6" svg:width="0.0335in" svg:height="0.1516in" svg:x="2.8831in" svg:y="0.2283in" svg:viewBox="0 0 86 386" svg:d="M85 14c1-4 1-4 1-6 0-5-3-8-8-8-3 0-5 2-9 9-22 59-45 118-67 177-1 2-2 4-2 7 0 1 0 2 2 6 22 60 45 119 67 179 3 3 4 8 9 8s8-3 8-7c0-1 0-3-1-7-23-61-46-120-70-179 24-60 47-119 70-179z"><text:p/></draw:path><draw:path draw:style-name="gr3" draw:text-style-name="P6" svg:width="0.0693in" svg:height="0.0685in" svg:x="2.9315in" svg:y="0.2756in" svg:viewBox="0 0 177 175" svg:d="M129 24c-7-14-18-24-35-24-46 0-94 57-94 113 0 37 21 62 52 62 7 0 26-1 49-29 4 16 18 29 35 29 15 0 24-9 29-21 7-14 12-37 12-38 0-5-3-5-4-5-5 0-5 2-6 8-6 25-13 47-29 47-10 0-11-10-11-17 0-9 0-11 4-29 4-17 5-20 9-34 4-19 10-36 14-55 2-10 2-11 2-13 0-6-4-10-11-10-10 0-15 9-16 16zM103 124c-2 8-2 8-7 15-17 22-33 27-44 27-19 0-24-21-24-36 0-19 12-66 20-85 13-22 30-36 46-36 25 0 30 31 30 34 0 2-1 4-1 7-6 25-13 49-20 74z"><text:p/></draw:path><draw:path draw:style-name="gr3" draw:text-style-name="P6" svg:width="0.0173in" svg:height="0.0453in" svg:x="3.0189in" svg:y="0.3256in" svg:viewBox="0 0 45 116" svg:d="M45 41c0-26-10-41-24-41-13 0-21 10-21 21 0 10 8 20 21 20 4 0 9-1 13-5 1-1 1-1 2-1 0 2 0 0 0 6 0 28-13 51-26 64-3 4-3 5-3 6 0 3 1 5 3 5 4 0 35-30 35-75z"><text:p/></draw:path><draw:path draw:style-name="gr3" draw:text-style-name="P6" svg:width="0.0559in" svg:height="0.1071in" svg:x="3.0803in" svg:y="0.2366in" svg:viewBox="0 0 143 273" svg:d="M75 4c-2-1 0-4-6-4-8 0-36 3-47 4-2 0-7 2-7 8 0 5 4 5 9 5 19 0 20 3 20 6s-3 17-5 24c-11 42-21 84-32 126-5 20-7 26-7 39 0 37 21 61 50 61 46 0 93-57 93-113 0-36-21-62-52-62-17 0-34 11-45 23 10-38 19-78 29-117zM39 151c2-9 2-9 5-13 19-26 36-31 46-31 15 0 24 11 24 36 0 22-12 67-18 82-13 26-31 39-46 39-14 0-26-10-26-38 0-8 0-15 6-40 3-12 5-24 9-35z"><text:p/></draw:path><draw:path draw:style-name="gr3" draw:text-style-name="P6" svg:width="0.0335in" svg:height="0.1516in" svg:x="3.1472in" svg:y="0.2283in" svg:viewBox="0 0 86 386" svg:d="M85 199c1-4 1-5 1-6s0-1-1-7c-23-59-45-118-68-177-3-7-5-9-9-9-5 0-8 3-8 8 0 1 0 2 2 5 23 60 45 120 68 180-23 59-45 118-68 179-2 4-2 4-2 7 0 4 3 7 8 7s6-4 9-7c23-61 45-120 68-180z"><text:p/></draw:path><draw:path draw:style-name="gr3" draw:text-style-name="P6" svg:width="0.035in" svg:height="0.1516in" svg:x="3.2067in" svg:y="0.2283in" svg:viewBox="0 0 90 386" svg:d="M90 193c0-30-4-76-25-120-23-48-57-73-61-73-2 0-4 1-4 3 0 1 0 3 8 9 38 39 60 100 60 181 0 66-14 134-62 183-6 5-6 5-6 6 0 3 2 4 4 4 4 0 39-26 62-75 20-42 24-85 24-118z"><text:p/></draw:path></draw:g></text:p>
      <text:p text:style-name="P43">צ.ל.: <text:span text:style-name="T5"><draw:g text:anchor-type="as-char" svg:y="-0.1098in" draw:z-index="158" draw:name="Shape168" draw:style-name="gr1"><svg:title>TexMaths</svg:title><svg:desc>11§display§Cu§svg§600§FALSE§</svg:desc><draw:path draw:style-name="gr2" draw:text-style-name="P5" svg:width="0.185in" svg:height="0.0937in" svg:x="-0.0004in" svg:y="0.0071in" svg:viewBox="0 0 471 239" svg:d="M0 0c157 0 314 0 471 0 0 80 0 159 0 239-157 0-314 0-471 0 0-80 0-159 0-239z"><text:p/></draw:path><draw:path draw:style-name="gr3" draw:text-style-name="P6" svg:width="0.1063in" svg:height="0.1094in" svg:x="-0.0004in" svg:y="0in" svg:viewBox="0 0 271 279" svg:d="M271 4c0-2 0-4-3-4-1 0-2 0-6 4-8 10-17 20-26 30-3-5-22-34-63-34-87 0-173 86-173 173 0 64 45 106 104 106 33 0 63-16 83-33 36-32 43-67 43-68 0-4-4-2-5-4-2 0-4 0-5 4-4 11-12 38-39 61-27 21-51 28-71 28-34 0-76-20-76-80 0-22 9-84 47-129 23-27 60-46 94-46 39 0 62 30 62 75 0 15-1 14-1 18s5 5 6 5c5 0 5-1 6-8 8-33 16-65 23-98z"><text:p/></draw:path><draw:path draw:style-name="gr3" draw:text-style-name="P6" svg:width="0.0776in" svg:height="0.0677in" svg:x="0.1154in" svg:y="0.0398in" svg:viewBox="0 0 198 173" svg:d="M123 148c4 15 18 25 35 25 13 0 22-8 28-20 6-14 12-37 12-38 0-3-4-3-5-3-4 0-4 1-5 7-6 21-13 46-29 46-8 0-12-5-12-18 0-7 5-25 8-38 3-15 7-29 11-42 1-6 4-21 7-26 1-9 5-23 5-26 0-7-5-11-11-11-2 0-12 0-15 14-8 28-25 95-29 116-1 1-16 31-44 31-21 0-24-17-24-30 0-22 11-53 21-79 4-11 6-17 6-24 0-18-12-32-31-32-37 0-51 56-51 59 0 5 3 5 4 5 5 0 5-1 7-8 9-33 24-47 38-47 4 0 10 0 10 13 0 9-4 20-6 25-15 39-22 63-22 81 0 35 26 45 47 45 25 0 38-17 45-25z"><text:p/></draw:path></draw:g></text:span><text:span text:style-name="T5"><text:s/>הפיכה</text:span></text:p>
      <text:p text:style-name="P44">הוכחה: <text:span text:style-name="T35">נבחר:</text:span></text:p>
      <text:p text:style-name="P8"><draw:g text:anchor-type="as-char" svg:y="-0.1902in" draw:z-index="168" draw:name="Shape169" draw:style-name="gr1"><svg:title>TexMaths</svg:title><svg:desc>11§latex§\begin{align*}
  &amp;F \colon (A \to (B \to C)) \to ((A \times B) \to C) \\
  &amp;F = \lambda h \in (A \to (B \to C)). \lambda a \in A, b \in B. h(a)(b)
\end{align}§svg§600§FALSE§</svg:desc><draw:path draw:style-name="gr2" draw:text-style-name="P5" svg:width="3.1858in" svg:height="0.3642in" svg:x="0.0016in" svg:y="0.0079in" svg:viewBox="0 0 8093 926" svg:d="M4048 926c-1350 0-2698 0-4048 0 0-309 0-618 0-926 2698 0 5395 0 8093 0 0 308 0 617 0 926-1348 0-2697 0-4045 0z"><text:p/></draw:path><draw:path draw:style-name="gr3" draw:text-style-name="P6" svg:width="0.1075in" svg:height="0.1028in" svg:x="-0.0004in" svg:y="0.0106in" svg:viewBox="0 0 274 262" svg:d="M102 136c12 0 26 0 38 0 28 0 32 7 32 18 0 3 0 8-4 19 0 2-1 2-1 4 0 3 3 5 6 5s3-2 5-8c7-28 14-56 21-84 1-4 1-5 1-6-1-1-1-5-4-5-5 0-5 2-6 9-9 30-17 37-50 37-11 0-23 0-34 0 7-33 16-66 24-99 3-13 4-14 21-14 16 0 34 0 50 0 49 0 57 12 57 42 0 9 0 11-1 21-1 5-1 6-1 8 0 1 1 4 5 4s4-2 5-10c2-22 6-45 8-67 1-10-1-10-10-10-64 0-127 0-190 0-8 0-11 0-11 8 0 4 3 4 11 4 14 0 25 0 25 7 0 1 0 2-2 9-18 68-34 136-52 204-3 16-4 19-35 19-7 0-10 0-10 7 0 4 4 4 5 4 11 0 40-1 51-1 13 0 45 1 58 1 4 0 8 0 8-7 0-3-1-3-2-4-1 0-2 0-11 0s-10 0-20-1c-11-1-12-3-12-8 0-1 0-3 1-9 8-33 17-65 24-97z"><text:p/></draw:path><draw:path draw:style-name="gr3" draw:text-style-name="P6" svg:width="0.0161in" svg:height="0.065in" svg:x="0.1425in" svg:y="0.0488in" svg:viewBox="0 0 42 166" svg:d="M42 21c0-11-10-21-21-21s-21 10-21 21 10 20 21 20 21-9 21-20zM42 146c0-11-10-21-21-21s-21 10-21 21 10 20 21 20 21-9 21-20z"><text:p/></draw:path><draw:path draw:style-name="gr3" draw:text-style-name="P6" svg:width="0.0346in" svg:height="0.1516in" svg:x="0.2378in" svg:y="0in" svg:viewBox="0 0 89 386" svg:d="M89 383c0-1 0-2-7-9-48-48-60-122-60-180 0-67 14-135 63-183 4-5 4-5 4-7 0-3-1-4-3-4-5 0-40 26-62 76-20 42-24 85-24 118 0 29 3 77 25 120 23 47 56 72 61 72 2 0 3-1 3-3z"><text:p/></draw:path><draw:path draw:style-name="gr3" draw:text-style-name="P6" svg:width="0.1039in" svg:height="0.1083in" svg:x="0.287in" svg:y="0.0051in" svg:viewBox="0 0 265 276" svg:d="M55 232c-15 27-30 32-47 33-5 0-8 0-8 8 0 2 2 3 4 3 11 0 23-1 34-1 13 0 26 1 39 1 2 0 7 0 7-6 0-5-4-5-6-5-9-1-19-4-19-14 0-4 3-9 6-14 10-17 20-33 30-50 31 0 64 0 96 0 1 9 7 62 7 65 0 12-21 13-29 13-5 0-8 0-8 8 0 3 4 3 5 3 15 0 32-1 48-1 10 0 35 1 44 1 3 0 7 0 7-7 0-4-4-4-9-4-24 0-24-3-25-14-8-80-17-161-24-241 0-8 0-10-7-10-6 0-8 3-10 7-45 74-90 150-135 225zM102 176c26-43 51-85 76-128 5 43 8 85 12 128-29 0-58 0-88 0z"><text:p/></draw:path><draw:path draw:style-name="gr3" draw:text-style-name="P6" svg:width="0.1346in" svg:height="0.0787in" svg:x="0.4465in" svg:y="0.0366in" svg:viewBox="0 0 343 201" svg:d="M301 109c-22 15-32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3" draw:text-style-name="P6" svg:width="0.035in" svg:height="0.1516in" svg:x="0.6476in" svg:y="0in" svg:viewBox="0 0 90 386" svg:d="M90 383c0-1 0-2-6-9-49-48-61-122-61-180 0-67 14-135 62-183 5-5 5-5 5-7 0-3-1-4-4-4-4 0-39 26-61 76-20 42-25 85-25 118 0 29 4 77 26 120 23 47 56 72 60 72 3 0 4-1 4-3z"><text:p/></draw:path><draw:path draw:style-name="gr3" draw:text-style-name="P6" svg:width="0.1083in" svg:height="0.1031in" svg:x="0.698in" svg:y="0.0106in" svg:viewBox="0 0 276 263" svg:d="M46 233c-4 16-5 19-35 19-7 0-11 0-11 8 0 3 3 3 11 3 46 0 91 0 137 0 62 0 107-45 107-83 0-28-22-50-59-55 39-7 80-35 80-72 0-29-25-53-71-53-43 0-87 0-130 0-8 0-12 0-12 8 0 4 4 4 11 4 1 0 8 0 15 0 7 1 10 1 10 7 0 1 0 2-1 7-18 70-34 138-52 207zM104 122c8-32 16-64 24-96 4-13 4-14 20-14 17 0 35 0 51 0 34 0 42 22 42 40 0 34-33 70-80 70-19 0-38 0-57 0zM87 252c-6 0-7 0-9-1-3 0-4 0-4-3 0-1 0-3 1-9 9-36 18-73 27-108 24 0 49 0 73 0 37 0 44 29 44 45 0 39-34 76-79 76-18 0-36 0-53 0z"><text:p/></draw:path><draw:path draw:style-name="gr3" draw:text-style-name="P6" svg:width="0.135in" svg:height="0.0787in" svg:x="0.8654in" svg:y="0.0366in" svg:viewBox="0 0 344 201" svg:d="M301 109c-21 15-32 32-34 36-17 28-14 34-21 52 0 4 5 4 8 4 7 0 7 0 9-7 9-38 32-71 75-88 4-1 6-3 6-5 0-3-2-3-3-4-18-7-64-27-79-91-1-5-1-6-8-6-3 0-8 0-8 4 0 2 4 26 20 52 8 11 19 24 35 38-95 0-191 0-287 0-6 0-14 0-14 7 0 8 8 8 14 8 96 0 192 0 287 0z"><text:p/></draw:path><draw:path draw:style-name="gr3" draw:text-style-name="P6" svg:width="0.1075in" svg:height="0.1102in" svg:x="1.0594in" svg:y="0.0075in" svg:viewBox="0 0 274 281" svg:d="M274 4c0-2 0-4-5-4-1 0-1 0-5 4-9 10-19 20-28 30-3-5-20-34-63-34-86 0-173 86-173 175 0 64 45 106 104 106 35 0 63-16 84-33 36-32 43-68 43-69 0-3-4-3-6-3s-4 0-4 3c-3 11-13 39-40 62-26 21-50 28-70 28-35 0-76-20-76-81 0-22 8-85 46-130 25-27 61-46 95-46 40 0 63 30 63 75 0 15-3 15-3 20 0 3 5 3 7 3 4 0 4-1 7-8 7-33 16-65 24-98z"><text:p/></draw:path><draw:path draw:style-name="gr3" draw:text-style-name="P6" svg:width="0.035in" svg:height="0.1516in" svg:x="1.1795in" svg:y="0in" svg:viewBox="0 0 90 386" svg:d="M90 194c0-31-4-77-25-121-23-48-56-73-61-73-2 0-4 2-4 4s0 2 8 9c38 39 60 99 60 181 0 66-14 134-63 182-5 5-5 6-5 7 0 2 2 3 4 3 5 0 39-26 62-75 20-42 24-85 24-117z"><text:p/></draw:path><draw:path draw:style-name="gr3" draw:text-style-name="P6" svg:width="0.035in" svg:height="0.1516in" svg:x="1.239in" svg:y="0in" svg:viewBox="0 0 90 386" svg:d="M90 194c0-31-4-77-26-121-23-48-56-73-60-73-2 0-4 2-4 4s0 2 8 9c37 39 59 99 59 181 0 66-14 134-62 182-5 5-5 6-5 7 0 2 2 3 4 3 4 0 39-26 62-75 19-42 24-85 24-117z"><text:p/></draw:path><draw:path draw:style-name="gr3" draw:text-style-name="P6" svg:width="0.1346in" svg:height="0.0787in" svg:x="1.3402in" svg:y="0.0366in" svg:viewBox="0 0 343 201" svg:d="M300 109c-21 15-31 32-34 36-17 28-14 34-21 52 0 4 5 4 8 4 7 0 8 0 9-7 9-38 32-71 75-88 5-1 6-3 6-5 0-3-2-4-3-4-18-7-64-27-78-91-1-5-2-6-9-6-3 0-8 0-8 4 0 2 4 26 20 52 8 11 19 24 35 38-95 0-191 0-287 0-6 0-13 0-13 7 0 8 7 8 13 8 96 0 192 0 287 0z"><text:p/></draw:path><draw:path draw:style-name="gr3" draw:text-style-name="P6" svg:width="0.035in" svg:height="0.1516in" svg:x="1.5413in" svg:y="0in" svg:viewBox="0 0 90 386" svg:d="M90 383c0-1 0-2-6-9-49-48-61-122-61-180 0-67 14-135 62-183 5-5 5-5 5-7 0-3-2-4-4-4-4 0-39 26-62 76-20 42-24 85-24 118 0 29 4 77 25 120 23 47 57 72 61 72 2 0 4-1 4-3z"><text:p/></draw:path><draw:path draw:style-name="gr3" draw:text-style-name="P6" svg:width="0.0346in" svg:height="0.1516in" svg:x="1.6in" svg:y="0in" svg:viewBox="0 0 89 386" svg:d="M89 383c0-1 0-2-7-9-48-48-60-122-60-180 0-67 15-135 63-183 4-5 4-5 4-7 0-3-1-4-3-4-5 0-39 26-62 76-20 42-24 85-24 118 0 29 4 77 25 120 23 47 56 72 61 72 2 0 3-1 3-3z"><text:p/></draw:path><draw:path draw:style-name="gr3" draw:text-style-name="P6" svg:width="0.1039in" svg:height="0.1083in" svg:x="1.6496in" svg:y="0.0051in" svg:viewBox="0 0 265 276" svg:d="M56 232c-15 27-31 32-48 33-5 0-8 0-8 8 0 2 2 3 5 3 10 0 22-1 33-1 13 0 27 1 39 1 2 0 8 0 8-6 0-5-5-5-7-5-9-1-19-4-19-14 0-4 4-9 6-14 10-17 20-33 30-50 31 0 64 0 96 0 1 9 7 62 7 65 0 12-20 13-28 13-5 0-9 0-9 8 0 3 4 3 5 3 17 0 33-1 48-1 10 0 35 1 44 1 3 0 7 0 7-7 0-4-3-4-9-4-24 0-24-3-25-14-8-80-15-161-23-241-1-8-1-10-8-10-6 0-8 3-10 7-45 74-89 150-134 225zM102 176c26-43 51-85 76-128 5 43 8 85 12 128-29 0-58 0-88 0z"><text:p/></draw:path><draw:path draw:style-name="gr3" draw:text-style-name="P6" svg:width="0.0732in" svg:height="0.0728in" svg:x="1.8146in" svg:y="0.0402in" svg:viewBox="0 0 187 186" svg:d="M93 83c-25-26-51-52-77-77-4-5-5-6-8-6-4 0-8 3-8 8 0 3 1 3 5 7 26 27 52 52 77 79-25 25-51 51-77 77-4 4-5 5-5 7 0 5 4 8 8 8 3 0 4 0 8-6 26-25 52-50 77-75 27 26 53 52 80 79 1 1 4 2 6 2 5 0 8-3 8-8 0-2 0-2-1-4-1 0-63-61-82-80 24-25 48-48 71-72 2-2 8-7 10-9 0-1 2-2 2-5 0-5-3-8-8-8-3 0-4 2-9 6-25 25-51 51-77 77z"><text:p/></draw:path><draw:path draw:style-name="gr3" draw:text-style-name="P6" svg:width="0.1079in" svg:height="0.1031in" svg:x="1.9508in" svg:y="0.0106in" svg:viewBox="0 0 275 263" svg:d="M45 233c-3 16-4 19-35 19-7 0-10 0-10 8 0 3 3 3 10 3 46 0 91 0 137 0 62 0 107-45 107-83 0-28-22-50-59-55 40-7 80-35 80-72 0-29-25-53-72-53-42 0-86 0-129 0-8 0-11 0-11 8 0 4 3 4 11 4 4 0 7 0 14 0 7 1 11 1 11 7 0 1-1 2-2 7-18 70-34 138-52 207zM103 122c8-32 17-64 25-96 3-13 4-14 20-14 17 0 33 0 50 0 34 0 42 22 42 40 0 34-33 70-81 70-18 0-37 0-56 0zM86 252c-6 0-6 0-8-1-4 0-5 0-5-3 0-1 0-3 2-9 9-36 17-73 26-108 24 0 49 0 73 0 37 0 45 29 45 45 0 39-34 76-80 76-18 0-36 0-53 0z"><text:p/></draw:path><draw:path draw:style-name="gr3" draw:text-style-name="P6" svg:width="0.035in" svg:height="0.1516in" svg:x="2.076in" svg:y="0in" svg:viewBox="0 0 90 386" svg:d="M90 194c0-31-4-77-26-121-23-48-56-73-60-73-3 0-4 2-4 4s0 2 8 9c37 39 59 99 59 181 0 66-14 134-62 182-5 5-5 6-5 7 0 2 1 3 4 3 4 0 39-26 61-75 20-42 25-85 25-117z"><text:p/></draw:path><draw:path draw:style-name="gr3" draw:text-style-name="P6" svg:width="0.1346in" svg:height="0.0787in" svg:x="2.1776in" svg:y="0.0366in" svg:viewBox="0 0 343 201" svg:d="M300 109c-21 15-31 32-34 36-17 28-14 34-21 52 0 4 5 4 8 4 7 0 7 0 9-7 9-38 32-71 75-88 5-1 6-3 6-5 0-3-2-4-3-4-18-7-64-27-79-91-1-5-1-6-8-6-3 0-8 0-8 4 0 2 4 26 20 52 8 11 19 24 35 38-95 0-191 0-287 0-6 0-13 0-13 7 0 8 7 8 13 8 96 0 192 0 287 0z"><text:p/></draw:path><draw:path draw:style-name="gr3" draw:text-style-name="P6" svg:width="0.1075in" svg:height="0.1102in" svg:x="2.3709in" svg:y="0.0075in" svg:viewBox="0 0 274 281" svg:d="M274 4c0-2 0-4-5-4-1 0-1 0-5 4-9 10-18 20-26 30-5-5-22-34-65-34-86 0-173 86-173 175 0 64 45 106 104 106 35 0 63-16 84-33 36-32 43-68 43-69 0-3-4-3-6-3s-3 0-4 3c-3 11-12 39-40 62-26 21-50 28-70 28-35 0-76-20-76-81 0-22 8-85 46-130 25-27 61-46 95-46 40 0 63 30 63 75 0 15-1 15-1 20 0 3 3 3 5 3 4 0 4-1 7-8 7-33 16-65 24-98z"><text:p/></draw:path><draw:path draw:style-name="gr3" draw:text-style-name="P6" svg:width="0.0346in" svg:height="0.1516in" svg:x="2.4917in" svg:y="0in" svg:viewBox="0 0 89 386" svg:d="M89 194c0-31-4-77-25-121-23-48-56-73-61-73-2 0-3 2-3 4s0 2 7 9c38 39 60 99 60 181 0 66-14 134-63 182-4 5-4 6-4 7 0 2 1 3 3 3 5 0 39-26 62-75 20-42 24-85 24-117z"><text:p/></draw:path><draw:path draw:style-name="gr3" draw:text-style-name="P6" svg:width="0.1075in" svg:height="0.1031in" svg:x="-0.0004in" svg:y="0.2382in" svg:viewBox="0 0 274 263" svg:d="M102 138c12 0 26 0 38 0 28 0 32 6 32 17 0 2 0 7-4 19 0 2-1 3-1 4 0 4 3 5 6 5s3-1 5-8c7-29 14-56 21-85 1-3 1-4 1-5s-1-5-4-5c-5 0-5 3-6 8-9 31-17 37-50 37-11 0-23 0-34 0 7-33 16-64 24-97 3-14 4-16 21-16 16 0 34 0 50 0 49 0 57 13 57 43 0 9 0 10-1 21-1 4-1 5-1 7s1 4 5 4 4-2 5-9c2-22 6-45 8-67 1-11-1-11-10-11-64 0-127 0-190 0-8 0-11 0-11 8 0 4 3 4 11 4 14 0 25 0 25 8 0 1 0 2-2 9-18 68-34 136-52 204-3 15-4 18-35 18-7 0-10 0-10 8 0 4 4 4 5 4 11 0 40-1 51-1 13 0 45 1 58 1 4 0 8 0 8-8 0-2-2-3-2-4-1 0-2 0-11 0s-10 0-20-1c-11-1-12-2-12-8 0-3 0-2 1-9 8-32 17-64 24-95z"><text:p/></draw:path><draw:path draw:style-name="gr3" draw:text-style-name="P6" svg:width="0.1008in" svg:height="0.035in" svg:x="0.1634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75in" svg:x="0.3236in" svg:y="0.2366in" svg:viewBox="0 0 191 274" svg:d="M118 156c15 40 34 99 40 108 7 9 10 9 21 9 2 0 6 0 8 0 4 0 4-3 4-4 0-2-1-2-2-4-3-4-5-10-9-17-26-74-51-147-78-220-9-22-29-28-47-28-2 0-8 0-8 4s4 5 5 5c12 2 15 4 24 31 12 35 25 69 37 104-35 35-70 71-105 107-6 4-8 7-8 11 0 7 5 12 12 12 6 0 10-4 12-9 31-36 63-72 94-109z"><text:p/></draw:path><draw:path draw:style-name="gr3" draw:text-style-name="P6" svg:width="0.074in" svg:height="0.1071in" svg:x="0.4126in" svg:y="0.2366in" svg:viewBox="0 0 189 273" svg:d="M89 4c-1-1 0-4-4-4-9 0-38 3-48 4-3 0-7 2-7 8 0 5 3 5 10 5 18 0 18 3 18 6 0 2-1 6-1 8-19 74-37 147-56 222-1 6-1 7-1 9 0 9 8 11 11 11 7 0 12-4 14-10 2-10 6-20 8-30 2-12 5-24 8-35 3-8 5-16 6-25 1-2 5-16 5-18 1-3 13-25 26-35 9-7 21-13 37-13 17 0 21 13 21 26 0 21-14 63-24 87-3 9-4 13-4 21 0 19 13 32 31 32 36 0 50-56 50-59 0-5-3-5-4-5-4 0-4 1-6 8-5 20-18 47-39 47-7 0-9-3-9-12 0-10 3-20 6-27 7-17 24-63 24-86 0-25-16-41-44-41-25 0-43 12-58 30 10-41 20-83 30-124z"><text:p/></draw:path><draw:path draw:style-name="gr3" draw:text-style-name="P6" svg:width="0.076in" svg:height="0.0882in" svg:x="0.5469in" svg:y="0.2602in" svg:viewBox="0 0 194 225" svg:d="M179 120c7 0 15 0 15-8 0-7-8-7-15-7-55 0-109 0-164 0 5-52 50-88 104-88 20 0 40 0 60 0 7 0 15-2 15-9 0-8-8-8-15-8-20 0-40 0-60 0-66 0-119 51-119 112 0 62 53 113 119 113 20 0 40 0 60 0 7 0 15 0 15-8s-8-8-15-8c-20 0-40 0-60 0-54 0-99-37-104-89 55 0 109 0 164 0z"><text:p/></draw:path><draw:path draw:style-name="gr3" draw:text-style-name="P6" svg:width="0.035in" svg:height="0.1516in" svg:x="0.6929in" svg:y="0.2283in" svg:viewBox="0 0 90 386" svg:d="M90 382c0-1 0-1-6-8-49-49-61-122-61-181 0-68 14-135 62-183 5-4 5-6 5-7 0-2-2-3-4-3-4 0-39 26-62 75-19 43-24 86-24 118 0 30 4 77 26 121 23 47 56 72 60 72 2 0 4-1 4-4z"><text:p/></draw:path><draw:path draw:style-name="gr3" draw:text-style-name="P6" svg:width="0.1043in" svg:height="0.1083in" svg:x="0.7421in" svg:y="0.2339in" svg:viewBox="0 0 266 276" svg:d="M56 232c-15 26-31 31-47 32-5 0-9 0-9 8 0 2 2 4 5 4 11 0 22-1 33-1 14 0 27 1 39 1 3 0 8 0 8-7 0-5-4-5-7-5-9-1-18-3-18-13 0-4 3-9 6-14 10-17 20-33 30-50 32 0 65 0 96 0 0 8 6 61 6 65 0 11-20 12-28 12-5 0-8 0-8 8 0 4 4 4 5 4 16 0 32-1 49-1 8 0 33 1 42 1 3 0 8 0 8-7 0-5-4-5-10-5-23 0-23-2-24-13-8-82-16-162-24-242-1-8-1-9-7-9s-9 2-11 7c-45 74-89 150-134 225zM102 175c26-43 51-85 76-128 5 43 9 85 13 128-29 0-59 0-89 0z"><text:p/></draw:path><draw:path draw:style-name="gr3" draw:text-style-name="P6" svg:width="0.1346in" svg:height="0.0787in" svg:x="0.902in" svg:y="0.2642in" svg:viewBox="0 0 343 201" svg:d="M300 108c-21 16-31 32-34 37-17 27-21 51-21 52 0 4 5 4 8 4 7 0 8-1 9-7 9-39 32-71 75-88 5-3 6-4 6-6 0-3-2-3-3-4-18-7-64-26-78-90-1-5-2-6-9-6-3 0-8 0-8 4 0 2 4 26 20 51 8 12 19 25 35 37-95 0-191 0-287 0-6 0-13 0-13 8s7 8 13 8c96 0 192 0 287 0z"><text:p/></draw:path><draw:path draw:style-name="gr3" draw:text-style-name="P6" svg:width="0.035in" svg:height="0.1516in" svg:x="1.1031in" svg:y="0.2283in" svg:viewBox="0 0 90 386" svg:d="M90 382c0-1 0-1-6-8-49-49-61-122-61-181 0-68 14-135 62-183 5-4 5-6 5-7 0-2-2-3-4-3-4 0-39 26-62 75-20 43-24 86-24 118 0 30 4 77 25 121 23 47 57 72 61 72 2 0 4-1 4-4z"><text:p/></draw:path><draw:path draw:style-name="gr3" draw:text-style-name="P6" svg:width="0.1083in" svg:height="0.1035in" svg:x="1.1535in" svg:y="0.2378in" svg:viewBox="0 0 276 264" svg:d="M45 234c-3 15-4 18-35 18-7 0-10 0-10 8 0 4 3 4 10 4 46 0 92 0 138 0 61 0 107-45 107-84 0-27-23-49-60-53 40-8 81-37 81-73 0-29-25-54-73-54-42 0-86 0-129 0-7 0-11 0-11 8 0 4 3 4 11 4 1 0 7 0 14 1 8 1 11 1 11 6 0 2-1 3-2 7-18 70-34 139-52 208zM103 123c8-32 17-65 25-97 3-13 4-14 20-14 17 0 33 0 50 0 34 0 43 23 43 40 0 34-33 71-80 71-19 0-39 0-58 0zM87 252c-6 0-7 0-9 0-4-1-5-1-5-4 0-1 0-1 2-9 9-36 17-73 26-108 24 0 50 0 74 0 36 0 44 29 44 45 0 39-34 76-80 76-18 0-35 0-52 0z"><text:p/></draw:path><draw:path draw:style-name="gr3" draw:text-style-name="P6" svg:width="0.1346in" svg:height="0.0787in" svg:x="1.3209in" svg:y="0.2642in" svg:viewBox="0 0 343 201" svg:d="M301 108c-21 16-32 32-35 37-17 27-20 51-20 52 0 4 5 4 8 4 7 0 7-1 8-7 10-39 32-71 76-88 4-3 5-4 5-6 0-3-2-3-3-4-17-7-64-26-78-90-1-5-1-6-8-6-3 0-8 0-8 4 0 2 4 26 20 51 8 12 19 25 35 37-95 0-191 0-287 0-7 0-14 0-14 8s7 8 14 8c96 0 192 0 287 0z"><text:p/></draw:path><draw:path draw:style-name="gr3" draw:text-style-name="P6" svg:width="0.1079in" svg:height="0.1102in" svg:x="1.5146in" svg:y="0.2346in" svg:viewBox="0 0 275 281" svg:d="M275 3c0-1-1-3-4-3-2 0-2 0-6 4-9 10-19 20-27 30-4-5-21-34-64-34-87 0-174 85-174 175 0 63 46 106 106 106 33 0 62-16 83-33 35-32 42-68 42-69 0-4-3-4-4-4-3 0-5 1-6 4-3 11-12 39-38 61-27 22-51 29-72 29-34 0-76-20-76-81 0-22 9-85 47-130 24-27 60-47 95-47 40 0 62 30 62 75 0 15-1 15-1 20 0 3 4 4 5 4 6 0 6-1 8-8 7-33 16-66 24-99z"><text:p/></draw:path><draw:path draw:style-name="gr3" draw:text-style-name="P6" svg:width="0.035in" svg:height="0.1516in" svg:x="1.6346in" svg:y="0.2283in" svg:viewBox="0 0 90 386" svg:d="M90 193c0-30-4-77-25-120-24-48-57-73-61-73-2 0-4 1-4 3 0 1 0 3 8 9 37 39 59 100 59 181 0 66-14 134-62 182-5 6-5 6-5 7 0 2 2 4 4 4 4 0 39-26 62-76 19-41 24-84 24-117z"><text:p/></draw:path><draw:path draw:style-name="gr3" draw:text-style-name="P6" svg:width="0.0346in" svg:height="0.1516in" svg:x="1.6941in" svg:y="0.2283in" svg:viewBox="0 0 89 386" svg:d="M89 193c0-30-3-77-25-120-23-48-56-73-61-73-2 0-3 1-3 3 0 1 0 3 8 9 37 39 59 100 59 181 0 66-14 134-63 182-4 6-4 6-4 7 0 2 1 4 3 4 5 0 40-26 62-76 20-41 24-84 24-117z"><text:p/></draw:path><draw:path draw:style-name="gr3" draw:text-style-name="P6" svg:width="0.0157in" svg:height="0.0157in" svg:x="1.7579in" svg:y="0.326in" svg:viewBox="0 0 41 41" svg:d="M41 20c0-11-10-20-21-20-12 0-20 8-20 20 0 11 8 21 20 21 11 0 21-9 21-21z"><text:p/></draw:path><draw:path draw:style-name="gr3" draw:text-style-name="P6" svg:width="0.0748in" svg:height="0.1075in" svg:x="1.7949in" svg:y="0.2366in" svg:viewBox="0 0 191 274" svg:d="M118 156c15 40 34 99 39 108 7 9 11 9 21 9 3 0 6 0 9 0s4-3 4-4c0-2-1-2-2-4-4-4-6-10-9-17-26-74-52-147-79-220-8-22-28-28-47-28-1 0-7 0-7 4s2 4 4 5c13 2 15 4 25 31 12 35 25 69 37 104-35 35-71 71-106 107-5 4-7 7-7 11 0 7 4 12 11 12 5 0 10-4 13-9 31-36 63-72 94-109z"><text:p/></draw:path><draw:path draw:style-name="gr3" draw:text-style-name="P6" svg:width="0.0693in" svg:height="0.0685in" svg:x="1.8815in" svg:y="0.2756in" svg:viewBox="0 0 177 175" svg:d="M129 24c-7-14-18-24-36-24-45 0-93 56-93 113 0 37 21 62 52 62 7 0 26-2 50-29 2 16 17 29 35 29 14 0 22-9 29-21 7-14 11-37 11-38 0-5-3-5-4-5-5 0-5 2-6 8-6 24-13 47-30 47-9 0-11-10-11-17 0-9 0-13 5-29 4-17 5-20 9-35 4-18 10-37 14-54 2-11 2-11 2-13 0-7-4-10-11-10-10 0-15 9-16 16zM103 124c-1 8-1 8-7 15-17 22-33 27-43 27-20 0-26-21-26-36 0-19 13-67 21-85 12-22 30-36 45-36 26 0 31 30 31 33 0 2-1 5-1 6-6 26-13 51-20 76z"><text:p/></draw:path><draw:path draw:style-name="gr3" draw:text-style-name="P6" svg:width="0.0752in" svg:height="0.0882in" svg:x="2.011in" svg:y="0.2602in" svg:viewBox="0 0 192 225" svg:d="M179 120c7 0 13 0 13-8 0-7-6-7-13-7-55 0-109 0-164 0 5-52 50-88 104-88 20 0 40 0 60 0 7 0 13-2 13-9 0-8-6-8-13-8-20 0-40 0-60 0-67 0-119 51-119 112 0 62 52 113 119 113 20 0 40 0 60 0 7 0 13 0 13-8s-6-8-13-8c-20 0-40 0-60 0-54 0-99-37-104-89 55 0 109 0 164 0z"><text:p/></draw:path><draw:path draw:style-name="gr3" draw:text-style-name="P6" svg:width="0.1039in" svg:height="0.1083in" svg:x="2.1476in" svg:y="0.2339in" svg:viewBox="0 0 265 276" svg:d="M55 232c-15 26-31 31-47 32-5 0-8 0-8 8 0 2 1 4 4 4 11 0 23-1 33-1 14 0 27 1 40 1 2 0 7 0 7-7 0-5-4-5-6-5-9-1-19-3-19-13 0-4 3-9 6-14 10-17 20-33 30-50 31 0 64 0 96 0 1 8 7 61 7 65 0 11-21 12-29 12-5 0-8 0-8 8 0 4 4 4 5 4 15 0 32-1 48-1 9 0 35 1 43 1 3 0 8 0 8-7 0-5-4-5-9-5-24 0-24-2-25-13-8-82-17-162-24-242 0-8 0-9-7-9-6 0-8 2-10 7-45 74-90 150-135 225zM101 175c25-43 52-85 77-128 5 43 8 85 12 128-29 0-59 0-89 0z"><text:p/></draw:path><draw:path draw:style-name="gr3" draw:text-style-name="P6" svg:width="0.0173in" svg:height="0.0453in" svg:x="2.2693in" svg:y="0.326in" svg:viewBox="0 0 45 116" svg:d="M45 41c0-26-10-41-24-41-13 0-21 10-21 20 0 11 8 21 21 21 4 0 10-1 13-6 1 0 1-1 2-1 0 2 1 1 1 7 0 28-14 51-26 64-4 4-4 5-4 6 0 2 2 5 3 5 4 0 35-30 35-75z"><text:p/></draw:path><draw:path draw:style-name="gr3" draw:text-style-name="P6" svg:width="0.0555in" svg:height="0.1071in" svg:x="2.3311in" svg:y="0.2366in" svg:viewBox="0 0 142 273" svg:d="M74 4c-1-1 0-4-5-4-10 0-37 3-47 4-3 0-8 2-8 8 0 5 4 5 9 5 19 0 20 3 20 6s-3 17-6 24c-11 42-21 84-32 126-4 20-5 25-5 39 0 37 20 61 48 61 47 0 94-57 94-113 0-36-21-62-52-62-17 0-33 11-45 23 10-38 19-78 29-117zM37 151c3-9 3-9 6-13 20-26 36-31 46-31 14 0 25 11 25 36 0 22-13 67-19 82-14 26-31 39-47 39-13 0-25-10-25-38 0-8 0-16 6-40 3-12 5-23 8-35z"><text:p/></draw:path><draw:path draw:style-name="gr3" draw:text-style-name="P6" svg:width="0.0752in" svg:height="0.0882in" svg:x="2.4441in" svg:y="0.2602in" svg:viewBox="0 0 192 225" svg:d="M179 120c7 0 13 0 13-8 0-7-6-7-13-7-55 0-109 0-164 0 5-52 50-88 104-88 20 0 40 0 60 0 7 0 13-2 13-9 0-8-6-8-13-8-20 0-40 0-60 0-67 0-119 51-119 112 0 62 52 113 119 113 20 0 40 0 60 0 7 0 13 0 13-8s-6-8-13-8c-20 0-40 0-60 0-54 0-99-37-104-89 55 0 109 0 164 0z"><text:p/></draw:path><draw:path draw:style-name="gr3" draw:text-style-name="P6" svg:width="0.1083in" svg:height="0.1035in" svg:x="2.5815in" svg:y="0.2378in" svg:viewBox="0 0 276 264" svg:d="M46 234c-4 15-5 18-35 18-7 0-11 0-11 8 0 4 3 4 11 4 46 0 91 0 137 0 62 0 107-45 107-84 0-27-22-49-59-53 39-8 80-37 80-73 0-29-25-54-71-54-43 0-87 0-130 0-8 0-12 0-12 8 0 4 4 4 11 4 1 0 8 0 15 1s10 1 10 6c0 2 0 3-1 7-18 70-34 139-52 208zM104 123c8-32 16-65 24-97 4-13 4-14 20-14 17 0 35 0 51 0 34 0 42 23 42 40 0 34-33 71-80 71-19 0-38 0-57 0zM87 252c-6 0-7 0-9 0-3-1-4-1-4-4 0-1 0-1 1-9 9-36 18-73 27-108 24 0 49 0 73 0 37 0 44 29 44 45 0 39-34 76-79 76-18 0-36 0-53 0z"><text:p/></draw:path><draw:path draw:style-name="gr3" draw:text-style-name="P6" svg:width="0.0157in" svg:height="0.0157in" svg:x="2.7114in" svg:y="0.326in" svg:viewBox="0 0 41 41" svg:d="M41 20c0-11-10-20-21-20-12 0-20 8-20 20 0 11 8 21 20 21 11 0 21-9 21-21z"><text:p/></draw:path><draw:path draw:style-name="gr3" draw:text-style-name="P6" svg:width="0.074in" svg:height="0.1071in" svg:x="2.7488in" svg:y="0.2366in" svg:viewBox="0 0 189 273" svg:d="M89 4c-2-1 0-4-5-4-9 0-37 3-47 4-3 0-7 2-7 8 0 5 3 5 8 5 19 0 20 3 20 6 0 2-1 6-1 8-19 74-37 147-56 222-1 6-1 7-1 9 0 9 8 11 11 11 5 0 12-4 14-10 2-10 5-20 7-30 3-12 5-24 9-35 2-8 4-16 6-25 1-2 5-16 5-18 1-3 13-25 26-35 9-7 20-13 37-13s21 13 21 26c0 21-15 63-24 87-3 9-5 13-5 21 0 19 14 32 32 32 36 0 50-56 50-59 0-5-3-5-4-5-5 0-5 1-6 8-6 20-18 47-39 47-7 0-10-3-10-12 0-10 3-20 7-27 6-17 24-63 24-86 0-25-16-41-44-41-25 0-43 12-58 30 10-41 20-83 30-124z"><text:p/></draw:path><draw:path draw:style-name="gr3" draw:text-style-name="P6" svg:width="0.035in" svg:height="0.1516in" svg:x="2.8429in" svg:y="0.2283in" svg:viewBox="0 0 90 386" svg:d="M90 382c0-1 0-1-6-8-49-49-61-122-61-181 0-68 14-135 62-183 5-4 5-6 5-7 0-2-1-3-4-3-4 0-39 26-61 75-20 43-25 86-25 118 0 30 4 77 26 121 23 47 56 72 60 72 3 0 4-1 4-4z"><text:p/></draw:path><draw:path draw:style-name="gr3" draw:text-style-name="P6" svg:width="0.0693in" svg:height="0.0685in" svg:x="2.8933in" svg:y="0.2756in" svg:viewBox="0 0 177 175" svg:d="M129 24c-7-14-18-24-36-24-45 0-93 56-93 113 0 37 22 62 52 62 7 0 27-2 50-29 4 16 17 29 35 29 14 0 22-9 29-21 7-14 11-37 11-38 0-5-3-5-4-5-4 0-5 2-6 8-6 24-13 47-30 47-9 0-11-10-11-17 0-9 2-13 6-29 3-17 4-20 8-35 4-18 10-37 14-54 2-11 2-11 2-13 0-7-4-10-11-10-9 0-15 9-16 16zM104 124c-2 8-2 8-7 15-18 22-33 27-44 27-20 0-26-21-26-36 0-19 14-67 22-85 13-22 29-36 44-36 26 0 31 30 31 33 0 2-1 5-1 6-6 26-12 51-19 76z"><text:p/></draw:path><draw:path draw:style-name="gr3" draw:text-style-name="P6" svg:width="0.035in" svg:height="0.1516in" svg:x="2.9764in" svg:y="0.2283in" svg:viewBox="0 0 90 386" svg:d="M90 193c0-30-4-77-26-120-23-48-56-73-60-73-2 0-4 1-4 3 0 1 0 3 8 9 37 39 59 100 59 181 0 66-14 134-62 182-5 6-5 6-5 7 0 2 2 4 4 4 4 0 39-26 61-76 20-41 25-84 25-117z"><text:p/></draw:path><draw:path draw:style-name="gr3" draw:text-style-name="P6" svg:width="0.0346in" svg:height="0.1516in" svg:x="3.0421in" svg:y="0.2283in" svg:viewBox="0 0 89 386" svg:d="M89 382c0-1 0-1-7-8-48-49-60-122-60-181 0-68 14-135 62-183 5-4 5-6 5-7 0-2-1-3-3-3-5 0-40 26-62 75-20 43-24 86-24 118 0 30 3 77 25 121 23 47 56 72 61 72 2 0 3-1 3-4z"><text:p/></draw:path><draw:path draw:style-name="gr3" draw:text-style-name="P6" svg:width="0.0555in" svg:height="0.1071in" svg:x="3.0933in" svg:y="0.2366in" svg:viewBox="0 0 142 273" svg:d="M74 4c-1-1 0-4-5-4-9 0-37 3-47 4-3 0-8 2-8 8 0 5 4 5 10 5 19 0 19 3 19 6s-3 17-6 24c-10 42-21 84-30 126-6 20-7 25-7 39 0 37 21 61 49 61 46 0 93-57 93-113 0-36-20-62-52-62-17 0-33 11-45 23 10-38 19-78 29-117zM37 151c3-9 3-9 7-13 19-26 36-31 46-31 13 0 24 11 24 36 0 22-13 67-19 82-14 26-31 39-46 39-13 0-26-10-26-38 0-8 0-16 7-40 2-12 5-23 7-35z"><text:p/></draw:path><draw:path draw:style-name="gr3" draw:text-style-name="P6" svg:width="0.035in" svg:height="0.1516in" svg:x="3.1598in" svg:y="0.2283in" svg:viewBox="0 0 90 386" svg:d="M90 193c0-30-4-77-25-120-24-48-57-73-61-73-2 0-4 1-4 3 0 1 0 3 8 9 37 39 59 100 59 181 0 66-14 134-62 182-5 6-5 6-5 7 0 2 2 4 4 4 4 0 39-26 62-76 20-41 24-84 24-117z"><text:p/></draw:path></draw:g></text:p>
      <text:p text:style-name="P45">נוכיח את אשר דרוש, בעיקר על בסיס תחשיב למדא. </text:p>
      <text:list text:style-name="L8">
        <text:list-item>
          <text:p text:style-name="P46"><draw:g text:anchor-type="as-char" svg:y="-0.1063in" draw:z-index="159" draw:name="Shape170" draw:style-name="gr1"><svg:title>TexMaths</svg:title><svg:desc>11§display§F \circ Cu = id_{(A \times B) \to C}§svg§600§FALSE§</svg:desc><draw:path draw:style-name="gr2" draw:text-style-name="P5" svg:width="1.378in" svg:height="0.1441in" svg:x="0.0114in" svg:y="0.0071in" svg:viewBox="0 0 3501 367" svg:d="M0 0c1167 0 2333 0 3501 0 0 122 0 245 0 367-1168 0-2334 0-3501 0 0-122 0-245 0-367z"><text:p/></draw:path><draw:path draw:style-name="gr3" draw:text-style-name="P6" svg:width="0.1079in" svg:height="0.1024in" svg:x="0in" svg:y="0.0039in" svg:viewBox="0 0 275 261" svg:d="M102 136c14 0 26 0 39 0 28 0 32 7 32 18 0 2 0 7-4 19 0 2-1 3-1 4 0 3 3 4 5 4 4 0 4-1 6-7 7-29 15-56 21-84 1-4 1-5 1-6 0-2-1-5-4-5-4 0-4 2-6 9-8 30-17 36-50 36-12 0-23 0-35 0 8-33 16-65 25-98 3-13 3-14 21-14 16 0 34 0 50 0 48 0 57 12 57 42 0 9 0 11-2 21 0 5 0 5 0 6 0 3 2 6 5 6 4 0 4-3 5-10 3-22 6-45 8-67 1-10-1-10-11-10-63 0-126 0-189 0-8 0-11 0-11 8 0 4 3 4 10 4 14 0 25 0 25 7 0 1 0 2-1 9-18 67-34 135-52 202-3 15-4 19-35 19-7 0-11 0-11 7 0 5 6 5 7 5 11 0 39-1 50-1 13 0 45 1 57 1 5 0 9 0 9-8 0-3-2-3-2-4-1 0-2 0-11 0s-11 0-20-2c-12-1-13-2-13-7 1-2 0-3 2-9 8-31 16-63 23-95z"><text:p/></draw:path><draw:path draw:style-name="gr3" draw:text-style-name="P6" svg:width="0.0591in" svg:height="0.0587in" svg:x="0.1555in" svg:y="0.0394in" svg:viewBox="0 0 151 150" svg:d="M151 75c0-41-34-75-75-75-42 0-76 35-76 75s34 75 76 75c41 0 75-33 75-75zM76 134c-34 0-61-27-61-59 0-33 27-60 61-60 32 0 59 27 59 60s-27 59-59 59z"><text:p/></draw:path><draw:path draw:style-name="gr3" draw:text-style-name="P6" svg:width="0.1079in" svg:height="0.1091in" svg:x="0.2646in" svg:y="0in" svg:viewBox="0 0 275 278" svg:d="M275 4c0-2-1-4-4-4-1 0-3 0-6 4-9 10-19 20-27 30-4-5-21-34-64-34-87 0-174 85-174 175 0 62 46 103 105 103 34 0 63-15 83-33 36-31 43-65 43-66 0-4-3-3-4-4-3 0-5 1-6 4-3 11-12 38-38 60-28 22-52 28-72 28-35 0-76-21-76-79 0-22 9-85 48-130 23-27 59-46 93-46 40 0 63 30 63 74 0 15-1 15-1 20 0 3 4 4 5 4 6 0 6-1 8-8 8-33 16-65 24-98z"><text:p/></draw:path><draw:path draw:style-name="gr3" draw:text-style-name="P6" svg:width="0.078in" svg:height="0.0685in" svg:x="0.3811in" svg:y="0.0398in" svg:viewBox="0 0 199 175" svg:d="M124 148c5 17 18 27 34 27 15 0 24-9 29-22 7-13 8-25 12-37 0-5-3-5-4-5-5 0-5 2-6 8-5 21-13 47-29 47-8 0-13-5-13-18 0-8 6-26 8-40 3-14 8-28 11-41 1-7 6-21 7-26 2-9 5-24 5-27 0-6-4-10-11-10-1 0-12 0-14 14-8 28-25 95-30 116 0 1-15 32-44 32-20 0-24-17-24-32 0-21 11-52 21-78 5-12 7-18 7-24 0-18-13-32-31-32-38 0-52 56-52 59 0 4 3 3 4 4 5 0 5 0 7-7 10-33 24-47 39-47 4 0 9 0 9 12 0 10-4 21-6 26-14 39-22 62-22 82 0 36 26 46 47 46 25 0 40-18 46-27z"><text:p/></draw:path><draw:path draw:style-name="gr3" draw:text-style-name="P6" svg:width="0.1008in" svg:height="0.035in" svg:x="0.5146in" svg:y="0.051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6in" svg:x="0.6713in" svg:y="0.0067in" svg:viewBox="0 0 102 259" svg:d="M98 14c0-7-4-14-14-14s-21 11-21 21c0 8 5 14 15 14 9 0 20-9 20-21zM69 159c5-12 5-12 8-23 3-7 6-13 6-19 0-18-13-32-32-32-37 0-51 56-51 59s3 3 4 3c5 0 5 0 7-6 10-36 25-48 39-48 3 0 9 1 9 13 0 7-3 16-4 19-3 10-21 55-26 72-5 9-9 22-9 30 0 17 13 32 32 32 36 0 50-55 50-59s-4-4-5-4c-3 0-3 1-6 8-6 23-19 46-39 46-7 0-9-5-9-14 0-8 2-14 11-37 5-13 10-26 15-40z"><text:p/></draw:path><draw:path draw:style-name="gr3" draw:text-style-name="P6" svg:width="0.072in" svg:height="0.1063in" svg:x="0.7252in" svg:y="0.002in" svg:viewBox="0 0 184 271" svg:d="M184 4c0-1 0-4-6-4-5 0-42 3-48 4-3 0-6 3-6 7 0 6 4 6 9 6 19 0 20 2 20 6 0 2-1 6-1 8-8 30-16 59-23 90-8-13-19-24-37-24-45 0-92 57-92 112 0 36 21 62 51 62 8 0 27-3 50-30 4 16 17 30 35 30 14 0 24-9 29-22 7-14 8-25 12-38 0-4-3-4-5-4-4 0-4 2-5 8-6 24-14 47-29 47-11 0-13-10-13-18 0-10 2-12 3-18 18-74 37-148 56-222zM103 220c-2 7-2 8-7 14-18 21-33 28-44 28-19 0-24-21-24-36 0-19 12-66 20-84 13-22 30-36 46-36 25 0 30 30 30 34 0 2-1 4-1 6-6 25-13 50-20 74z"><text:p/></draw:path><draw:path draw:style-name="gr3" draw:text-style-name="P6" svg:width="0.0272in" svg:height="0.1051in" svg:x="0.8106in" svg:y="0.0547in" svg:viewBox="0 0 70 268" svg:d="M65 0c-52 36-65 93-65 134 0 39 11 97 65 134 2 0 5 0 5-3 0-1-1-2-3-4-35-32-48-77-48-126 0-72 27-109 49-128 1-2 2-3 2-4 0-3-3-3-5-3z"><text:p/></draw:path><draw:path draw:style-name="gr3" draw:text-style-name="P6" svg:width="0.0803in" svg:height="0.0756in" svg:x="0.8516in" svg:y="0.0587in" svg:viewBox="0 0 205 193" svg:d="M41 161c-10 14-18 20-34 22-3 0-7 0-7 5 0 3 3 5 4 5 7 0 16-2 24-2s19 2 27 2c2 0 6 0 6-6 0-4-4-4-5-4-2 0-12-2-12-8 0-3 3-8 4-10 8-12 15-23 22-34 26 0 52 0 77 0 3 14 5 30 7 45-1 2-3 7-19 7-3 0-6 0-6 6 0 1 0 4 3 4 9 0 28-2 35-2 6 0 11 0 17 0 4 0 10 2 15 2 3 0 6-3 6-6 0-4-4-4-8-4-15 0-17-3-18-9-7-56-15-111-23-166-1-6-2-8-6-8-6 0-7 2-10 7-33 51-66 102-99 154zM77 121c19-30 37-58 56-88 5 30 9 58 13 88-23 0-46 0-69 0z"><text:p/></draw:path><draw:path draw:style-name="gr3" draw:text-style-name="P6" svg:width="0.0563in" svg:height="0.0563in" svg:x="0.9563in" svg:y="0.0791in" svg:viewBox="0 0 144 144" svg:d="M141 13c3-3 3-4 3-6 0-5-3-7-6-7s-4 1-7 4c-20 20-40 39-59 59-20-20-40-40-60-60-2-2-3-3-5-3-5 0-7 3-7 7 0 2 0 3 3 6 20 20 40 39 60 58-20 20-40 40-60 60-3 3-3 5-3 6 0 4 2 7 7 7 2 0 3-1 5-3 20-20 40-40 60-60 20 20 41 41 62 62 1 1 2 1 4 1 3 0 6-2 6-7 0-2 0-2-1-3 0-1-53-54-62-61 20-20 40-40 60-60z"><text:p/></draw:path><draw:path draw:style-name="gr3" draw:text-style-name="P6" svg:width="0.0811in" svg:height="0.072in" svg:x="1.0402in" svg:y="0.0618in" svg:viewBox="0 0 207 184" svg:d="M32 163c-2 9-3 11-24 11-5 0-8 0-8 5s3 5 8 5c35 0 70 0 105 0 45 0 81-31 81-58 0-19-18-36-47-38 32-7 60-28 60-51 0-19-21-37-56-37-33 0-65 0-98 0-6 0-9 0-9 5 0 4 3 4 9 4 3 0 5 0 10 1 5 0 6 1 6 3 0 1 0 2-1 7-12 47-24 94-36 143zM75 85c5-22 11-44 16-66 3-9 4-10 15-10 13 0 27 0 40 0 28 0 34 18 34 28 0 22-24 48-60 48-15 0-30 0-45 0zM63 174c-9 0-9 0-9-2 0-1 0-3 1-6 7-25 12-51 19-75 18 0 38 0 57 0 25 0 35 18 35 33 0 27-27 50-60 50-15 0-29 0-43 0z"><text:p/></draw:path><draw:path draw:style-name="gr3" draw:text-style-name="P6" svg:width="0.0272in" svg:height="0.1051in" svg:x="1.137in" svg:y="0.0547in" svg:viewBox="0 0 70 268" svg:d="M6 0c-3 0-6 0-6 3 0 1 1 3 2 5 24 21 50 57 50 126 0 57-18 98-46 124-6 6-6 6-6 7s1 3 3 3c4 0 30-17 48-51 12-21 19-51 19-82 0-38-11-96-64-135z"><text:p/></draw:path><draw:path draw:style-name="gr3" draw:text-style-name="P6" svg:width="0.1043in" svg:height="0.0555in" svg:x="1.185in" svg:y="0.0799in" svg:viewBox="0 0 266 142" svg:d="M229 78c-34 24-25 40-39 60 0 4 3 4 7 4s5 0 7-4c1-7 5-25 19-39 16-16 30-21 41-24 1-1 2-2 2-4 0-3-1-3-4-4-40-12-53-39-58-64-2-3-4-3-7-3-4 0-7 0-7 4 6 12 3 19 16 38 6 9 14 16 23 23-73 0-145 0-218 0-4 0-11 0-11 5 0 8 7 8 11 8 73 0 145 0 218 0z"><text:p/></draw:path><draw:path draw:style-name="gr3" draw:text-style-name="P6" svg:width="0.0819in" svg:height="0.0764in" svg:x="1.3059in" svg:y="0.0598in" svg:viewBox="0 0 209 195" svg:d="M209 3c0-1-1-3-3-3s-2 0-6 3c-6 7-13 15-20 21-2-3-17-24-50-24-66 0-130 57-130 119 0 44 34 76 83 76 15 0 40-4 69-27 21-18 26-42 26-44 0-3-3-3-4-3-3 0-3 1-5 4-11 37-49 60-81 60-30 0-62-16-62-58 0-8 3-50 33-84 19-21 48-33 74-33 31 0 50 22 50 53 0 6-1 9-1 11 0 3 3 3 5 3 4 0 4-1 6-7 5-22 11-45 16-67z"><text:p/></draw:path></draw:g>: <text:span text:style-name="T36">לפי כלל </text:span><text:span text:style-name="T36"><draw:g text:anchor-type="as-char" svg:y="-0.0689in" draw:z-index="161" draw:name="Shape171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6"><text:s/>והגדרת יחס </text:span><text:span text:style-name="T37">הזהות</text:span><text:span text:style-name="T36">, יהי </text:span><text:span text:style-name="T36"><draw:g text:anchor-type="as-char" svg:y="-0.1134in" draw:z-index="162" draw:name="Shape172" draw:style-name="gr1"><svg:title>TexMaths</svg:title><svg:desc>11§display§f \colon (A \times B) \to C§svg§600§FALSE§</svg:desc><draw:path draw:style-name="gr2" draw:text-style-name="P5" svg:width="1.0783in" svg:height="0.1358in" svg:x="-0.0004in" svg:y="0.0071in" svg:viewBox="0 0 2740 346" svg:d="M1370 346c-457 0-914 0-1370 0 0-116 0-230 0-346 913 0 1827 0 2740 0 0 116 0 230 0 346-457 0-913 0-1370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6" svg:width="0.0346in" svg:height="0.1512in" svg:x="0.2079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1039in" svg:height="0.1079in" svg:x="0.2575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" draw:text-style-name="P6" svg:width="0.0728in" svg:height="0.0728in" svg:x="0.4224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3" draw:text-style-name="P6" svg:width="0.1083in" svg:height="0.1028in" svg:x="0.5579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6" svg:width="0.0346in" svg:height="0.1512in" svg:x="0.683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0.7843in" svg:y="0.0362in" svg:viewBox="0 0 343 201" svg:d="M301 109c-22 15-32 32-35 36-17 27-20 51-20 52 0 4 5 4 8 4 7 0 7-1 8-7 9-38 32-71 76-88 4-1 5-4 5-6 0-3-2-3-3-3-17-7-64-27-78-91-1-5-1-6-8-6-3 0-8 0-8 4 0 2 4 26 19 51 9 12 20 25 36 37-95 0-191 0-287 0-7 0-14-1-14 8 0 8 7 9 14 9 96 0 192 0 287 0z"><text:p/></draw:path><draw:path draw:style-name="gr3" draw:text-style-name="P6" svg:width="0.1079in" svg:height="0.1098in" svg:x="0.978in" svg:y="0.0067in" svg:viewBox="0 0 275 280" svg:d="M275 3c0-1-1-3-4-3-2 0-2 0-6 4-9 10-19 20-27 30-4-5-21-34-64-34-87 0-174 85-174 175 0 63 46 105 106 105 33 0 62-16 82-33 36-32 43-66 43-68 0-4-3-4-4-4-3 0-5 1-6 4-3 11-12 38-38 60-27 22-52 29-72 29-34 0-76-20-76-80 0-22 9-85 47-130 24-27 60-46 95-46 39 0 62 30 62 75 0 15-1 14-1 19 0 3 4 4 5 4 6 0 6-1 8-8 7-33 16-66 24-99z"><text:p/></draw:path></draw:g></text:span><text:span text:style-name="T36">, צ.ל. </text:span><text:span text:style-name="T36"><draw:g text:anchor-type="as-char" svg:y="-0.1134in" draw:z-index="163" draw:name="Shape173" draw:style-name="gr1"><svg:title>TexMaths</svg:title><svg:desc>11§display§(F \circ Cu)(f) = f§svg§600§FALSE§</svg:desc><draw:path draw:style-name="gr2" draw:text-style-name="P5" svg:width="1.0677in" svg:height="0.1358in" svg:x="-0.0004in" svg:y="0.0071in" svg:viewBox="0 0 2713 346" svg:d="M1358 346c-454 0-906 0-1358 0 0-116 0-230 0-346 904 0 1809 0 2713 0 0 116 0 230 0 346-452 0-904 0-1355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079in" svg:height="0.1024in" svg:x="0.0567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-1 5-1 5-1 6 0 3 3 6 6 6 4 0 4-2 5-10 3-22 6-45 8-67 1-10-1-10-11-10-63 0-126 0-189 0-8 0-12 0-12 8 0 4 4 4 11 4 14 0 25 0 25 7 0 1 0 2-2 9-17 68-34 136-51 203-4 15-4 18-35 18-7 0-11 0-11 8 0 4 4 4 6 4 12 0 40-1 51-1 12 0 45 1 57 1 4 0 9 0 9-8 0-2-2-2-3-3s-1-1-10-1-11 0-21 0c-11-1-12-3-12-8 0-1 0-3 2-9 8-32 16-64 23-95z"><text:p/></draw:path><draw:path draw:style-name="gr3" draw:text-style-name="P6" svg:width="0.0591in" svg:height="0.0591in" svg:x="0.2122in" svg:y="0.0453in" svg:viewBox="0 0 151 151" svg:d="M151 75c0-41-35-75-76-75s-75 35-75 75c0 42 34 76 75 76s76-34 76-76zM75 134c-33 0-60-27-60-59 0-33 27-58 60-58s60 24 60 58c0 33-27 59-60 59z"><text:p/></draw:path><draw:path draw:style-name="gr3" draw:text-style-name="P6" svg:width="0.1075in" svg:height="0.1098in" svg:x="0.3217in" svg:y="0.0067in" svg:viewBox="0 0 274 280" svg:d="M274 3c0-1 0-3-3-3s-3 0-7 4c-9 10-18 20-26 30-5-5-22-34-65-34-86 0-173 85-173 175 0 63 45 105 105 105 34 0 62-16 83-33 36-32 43-66 43-68 0-4-4-4-5-4-3 0-4 1-5 4-3 11-12 38-39 60s-51 29-71 29c-35 0-76-20-76-80 0-22 8-85 46-130 25-27 61-46 95-46 40 0 63 30 63 75 0 15-1 14-1 19 0 3 4 4 5 4 5 0 5-1 7-8 7-33 16-66 24-99z"><text:p/></draw:path><draw:path draw:style-name="gr3" draw:text-style-name="P6" svg:width="0.0776in" svg:height="0.0685in" svg:x="0.4382in" svg:y="0.0453in" svg:viewBox="0 0 198 175" svg:d="M124 150c4 15 18 25 34 25 14 0 22-9 29-21 7-14 11-37 11-38 0-4-3-4-4-4-4 0-5 1-6 7-5 21-12 47-28 47-8 0-13-4-13-17 0-9 5-27 8-40 3-14 8-29 11-42 1-5 5-21 7-26 2-9 5-23 5-26 0-7-5-11-11-11-2 0-12 0-15 14-7 28-24 95-29 116 0 1-16 32-44 32-20 0-24-16-24-31 0-22 11-52 21-79 4-11 7-16 7-24 0-18-13-32-32-32-37 0-51 56-51 59 0 5 3 5 4 5 5 0 5-1 7-8 9-33 24-47 39-47 3 0 9 0 9 12 0 10-4 21-6 26-14 39-22 63-22 82 0 36 26 46 47 46 25 0 40-18 46-25z"><text:p/></draw:path><draw:path draw:style-name="gr3" draw:text-style-name="P6" svg:width="0.0346in" svg:height="0.1512in" svg:x="0.529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594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1374in" svg:x="0.646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738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839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9992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36">. נפתח לפי תחשיב למדא; </text:span></text:p>
          <text:p text:style-name="P47"><draw:g text:anchor-type="as-char" svg:y="-0.698in" draw:z-index="164" draw:name="Shape174" draw:style-name="gr1"><svg:title>TexMaths</svg:title><svg:desc>11§latex§\begin{alignat*}{9}
  (F \circ Cu)(f) &amp;= F(Cu(f)) \\
  &amp;=F(\lambda a \in A. \lambda b \in B. f(\la a, b\ra) &amp;&amp;\quad \open \beta \rule \close \\
  &amp;=\lambda a \in A, b \in B. (\lambda a \in A. \lambda b \in B. f(\la a, b \ra))(a)(b) &amp;&amp;\quad \open \beta \rule \close \\
  &amp;=\lambda a \in A, b \in B. (\lambda b \in B. f(\la a, b\ra))(b) &amp;&amp;\quad \open \beta \rule \close \\
  &amp;=\lambda a \in A, b \in B. f(\la a, b \ra) &amp;&amp;\quad \open \beta \rule \close \\
  &amp;=f &amp;&amp;\quad \open \eta \rule \close
\end{alingat*}§svg§600§FALSE§</svg:desc><draw:path draw:style-name="gr2" draw:text-style-name="P5" svg:width="4.6642in" svg:height="1.3756in" svg:x="-0.0004in" svg:y="0.0189in" svg:viewBox="0 0 11848 3495" svg:d="M0 0c3949 0 7898 0 11848 0 0 1165 0 2331 0 3495-3950 0-7899 0-11848 0 0-1164 0-2330 0-3495z"><text:p/></draw:path><draw:path draw:style-name="gr3" draw:text-style-name="P6" svg:width="0.0346in" svg:height="0.1516in" svg:x="0.0071in" svg:y="0in" svg:viewBox="0 0 89 386" svg:d="M89 383c0-1 0-2-6-9-49-48-61-122-61-180 0-68 15-136 63-184 4-5 4-5 4-6 0-3-1-4-3-4-5 0-39 26-62 76-20 42-24 85-24 118 0 29 4 77 25 119 23 49 56 73 61 73 2 0 3-1 3-3z"><text:p/></draw:path><draw:path draw:style-name="gr3" draw:text-style-name="P6" svg:width="0.1079in" svg:height="0.1031in" svg:x="0.0567in" svg:y="0.0098in" svg:viewBox="0 0 275 263" svg:d="M102 136c12 0 26 0 38 0 29 0 32 7 32 18 0 3 0 8-3 19-1 2-1 3-1 4 0 3 3 4 5 4 4 0 4-1 5-7 8-28 15-56 22-84 1-4 1-5 1-6-1-2-1-5-4-5-4 0-4 2-7 9-7 30-16 36-49 36-12 0-23 0-35 0 7-33 16-65 24-98 4-13 4-15 21-15s34 0 51 0c48 0 57 13 57 43 0 9 0 11-2 21-1 5-1 5-1 6 0 3 1 6 6 6 3 0 4-2 5-10 3-22 6-45 8-67 1-10-1-10-11-10-63 0-126 0-189 0-8 0-12 0-12 8 0 3 3 3 11 3 14 0 25 0 25 8 0 1 0 2-2 8-17 69-34 137-51 205-4 15-4 19-35 19-7 0-11 0-11 6s4 6 6 6c11 0 39-2 51-2s44 2 57 2c4 0 8 0 8-8 0-3-1-3-2-4-1 0-1 0-11 0-8 0-10 0-20-1-11-1-12-4-12-8 0-1 0-3 1-9 8-32 17-65 24-97z"><text:p/></draw:path><draw:path draw:style-name="gr3" draw:text-style-name="P6" svg:width="0.0591in" svg:height="0.0587in" svg:x="0.2122in" svg:y="0.0469in" svg:viewBox="0 0 151 150" svg:d="M151 75c0-42-35-75-76-75-42 0-75 34-75 75 0 40 33 75 75 75 41 0 76-35 76-75zM75 134c-33 0-60-27-60-59 0-33 27-60 60-60s60 26 60 60c0 33-27 59-60 59z"><text:p/></draw:path><draw:path draw:style-name="gr3" draw:text-style-name="P6" svg:width="0.1075in" svg:height="0.1098in" svg:x="0.3217in" svg:y="0.0071in" svg:viewBox="0 0 274 280" svg:d="M274 3c0-1 0-3-3-3-1 0-3 0-7 4-9 10-18 20-26 30-4-5-22-34-65-34-86 0-173 85-173 175 0 64 45 105 105 105 34 0 62-15 83-33 36-31 43-67 43-68 0-3-3-2-4-3-4 0-5 0-6 3-3 11-12 39-39 62-27 21-51 27-71 27-35 0-76-19-76-80 0-22 8-85 46-130 25-27 61-46 95-46 40 0 63 30 63 75 0 15-1 14-1 19 0 3 4 4 5 4 6 0 6-1 7-8 7-33 16-66 24-99z"><text:p/></draw:path><draw:path draw:style-name="gr3" draw:text-style-name="P6" svg:width="0.078in" svg:height="0.0685in" svg:x="0.4378in" svg:y="0.0469in" svg:viewBox="0 0 199 175" svg:d="M124 150c5 15 18 25 34 25 14 0 22-9 29-21 7-14 12-37 12-39 0-3-4-3-5-3-4 0-5 1-6 7-5 22-12 48-28 48-8 0-13-5-13-17 0-9 5-28 8-41 3-14 8-28 11-42 1-5 6-21 7-26 2-9 5-23 5-26 0-7-5-11-11-11-2 0-12 0-15 14-7 28-24 96-29 116 0 2-15 33-44 33-20 0-24-17-24-32 0-22 11-53 21-79 4-11 7-16 7-24 0-18-13-32-32-32-37 0-51 56-51 59 0 5 3 5 4 5 5 0 5-1 7-7 10-34 24-48 39-48 3 0 9 0 9 13 0 9-4 20-6 25-14 39-22 63-22 82 0 37 26 46 47 46 25 0 40-17 46-25z"><text:p/></draw:path><draw:path draw:style-name="gr3" draw:text-style-name="P6" svg:width="0.0346in" svg:height="0.1516in" svg:x="0.5295in" svg:y="0in" svg:viewBox="0 0 89 386" svg:d="M89 194c0-31-3-77-25-121-23-48-56-73-61-73-2 0-3 1-3 4 0 1 0 1 8 9 37 38 59 99 59 181 0 66-14 134-63 182-4 5-4 6-4 7 0 2 1 3 3 3 5 0 40-25 62-75 20-43 24-86 24-117z"><text:p/></draw:path><draw:path draw:style-name="gr3" draw:text-style-name="P6" svg:width="0.035in" svg:height="0.1516in" svg:x="0.5949in" svg:y="0in" svg:viewBox="0 0 90 386" svg:d="M90 383c0-1 0-2-6-9-49-48-61-122-61-180 0-68 14-136 62-184 5-5 5-5 5-6 0-3-2-4-4-4-3 0-39 26-62 76-18 42-24 85-24 118 0 29 4 77 26 119 24 49 57 73 60 73 2 0 4-1 4-3z"><text:p/></draw:path><draw:path draw:style-name="gr3" draw:text-style-name="P6" svg:width="0.0756in" svg:height="0.1382in" svg:x="0.6472in" svg:y="0.0071in" svg:viewBox="0 0 193 352" svg:d="M121 118c11 0 22 0 33 0 8 0 12 0 12-8 0-4-4-4-11-4-11 0-21 0-32 0 4-15 6-30 9-44 1-8 7-36 9-41 3-7 10-12 19-12 1 0 11 0 18 6-17 1-21 16-21 21 0 9 7 13 15 13 10 0 21-8 21-23 0-17-18-26-33-26-14 0-38 7-50 45-2 8-3 12-13 61-9 0-18 0-27 0-7 0-11 0-11 7 0 5 4 5 10 5 9 0 18 0 27 0-10 50-20 102-30 153-7 37-13 72-33 72-2 0-11 0-19-6 18-3 21-16 21-21 0-10-6-15-14-15-10 0-21 9-21 23 0 18 17 28 33 28 21 0 36-23 43-37 13-26 22-72 22-75 8-41 15-82 23-122z"><text:p/></draw:path><draw:path draw:style-name="gr3" draw:text-style-name="P6" svg:width="0.035in" svg:height="0.1516in" svg:x="0.7386in" svg:y="0in" svg:viewBox="0 0 90 386" svg:d="M90 194c0-31-4-77-26-121-23-48-56-73-60-73-2 0-4 1-4 4 0 1 0 1 8 9 37 38 59 99 59 181 0 66-14 134-61 182-6 5-6 6-6 7 0 2 2 3 4 3 4 0 39-25 62-75 19-43 24-86 24-117z"><text:p/></draw:path><draw:path draw:style-name="gr3" draw:text-style-name="P6" svg:width="0.1008in" svg:height="0.035in" svg:x="0.8398in" svg:y="0.05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75in" svg:height="0.1031in" svg:x="0.998in" svg:y="0.0098in" svg:viewBox="0 0 274 263" svg:d="M102 136c12 0 26 0 38 0 28 0 32 7 32 18 0 3 0 8-3 19-1 2-1 3-1 4 0 3 3 4 5 4 3 0 3-1 5-7 7-28 15-56 21-84 1-4 1-5 1-6-1-2-1-5-4-5-5 0-5 2-6 9-7 30-17 36-49 36-12 0-23 0-35 0 7-33 16-65 24-98 3-13 4-15 21-15 16 0 34 0 50 0 49 0 58 13 58 43 0 9 0 11-2 21-1 5-1 5-1 6 0 3 1 6 5 6s4-2 5-10c2-22 6-45 8-67 1-10-1-10-10-10-63 0-126 0-189 0-9 0-12 0-12 8 0 3 3 3 11 3 14 0 25 0 25 8 0 1 0 2-2 8-17 69-34 137-51 205-4 15-5 19-35 19-7 0-11 0-11 6s4 6 6 6c11 0 39-2 50-2 13 0 45 2 58 2 4 0 8 0 8-8 0-3-1-3-2-4-1 0-2 0-11 0s-10 0-20-1c-11-1-12-4-12-8 0-1 0-3 1-9 8-32 17-65 24-97z"><text:p/></draw:path><draw:path draw:style-name="gr3" draw:text-style-name="P6" svg:width="0.0346in" svg:height="0.1516in" svg:x="1.126in" svg:y="0in" svg:viewBox="0 0 89 386" svg:d="M89 383c0-1 0-2-6-9-48-48-61-122-61-180 0-68 15-136 63-184 4-5 4-5 4-6 0-3-1-4-3-4-5 0-39 26-62 76-20 42-24 85-24 118 0 29 4 77 25 119 23 49 56 73 61 73 2 0 3-1 3-3z"><text:p/></draw:path><draw:path draw:style-name="gr3" draw:text-style-name="P6" svg:width="0.1079in" svg:height="0.1098in" svg:x="1.1776in" svg:y="0.0071in" svg:viewBox="0 0 275 280" svg:d="M275 3c0-1-1-3-4-3-1 0-1 0-6 4-9 10-19 20-27 30-4-5-21-34-64-34-87 0-174 85-174 175 0 64 46 105 106 105 33 0 62-15 83-33 35-31 42-67 42-68 0-3-3-3-4-3-3 0-5 0-6 3-3 11-12 39-38 62-27 21-51 27-72 27-34 0-76-19-76-80 0-22 9-85 48-130 23-27 59-46 94-46 39 0 62 30 62 75 0 15-1 14-1 19 0 3 4 4 5 4 6 0 6-1 8-8 8-33 16-66 24-99z"><text:p/></draw:path><draw:path draw:style-name="gr3" draw:text-style-name="P6" svg:width="0.078in" svg:height="0.0685in" svg:x="1.2941in" svg:y="0.0469in" svg:viewBox="0 0 199 175" svg:d="M124 150c5 15 18 25 34 25 15 0 24-9 29-21 7-14 12-37 12-39 0-3-3-3-4-3-5 0-5 1-6 7-5 22-13 48-29 48-8 0-11-5-11-17 0-9 4-28 7-41 4-14 7-28 10-42 1-5 6-21 7-26 2-9 6-23 6-26 0-7-5-11-12-11-1 0-11 0-14 14-8 28-24 96-30 116 0 2-15 33-44 33-20 0-23-17-23-32 0-22 10-53 21-79 4-11 7-16 7-24 0-18-14-32-32-32-38 0-52 56-52 59 0 5 4 5 6 5 3 0 3-1 5-7 10-34 24-48 40-48 3 0 8 0 8 13 0 9-3 20-6 25-14 39-22 63-22 82 0 37 26 46 47 46 25 0 40-17 46-25z"><text:p/></draw:path><draw:path draw:style-name="gr3" draw:text-style-name="P6" svg:width="0.035in" svg:height="0.1516in" svg:x="1.3921in" svg:y="0in" svg:viewBox="0 0 90 386" svg:d="M90 383c0-1 0-2-6-9-49-48-62-122-62-180 0-68 15-136 63-184 5-5 5-5 5-6 0-3-2-4-4-4-3 0-39 26-62 76-20 42-24 85-24 118 0 29 4 77 25 119 23 49 58 73 61 73 2 0 4-1 4-3z"><text:p/></draw:path><draw:path draw:style-name="gr3" draw:text-style-name="P6" svg:width="0.0756in" svg:height="0.1382in" svg:x="1.4445in" svg:y="0.0071in" svg:viewBox="0 0 193 352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2-29 153-7 37-13 72-34 72-1 0-11 0-18-6 18-3 21-16 21-21 0-10-6-15-14-15-10 0-21 9-21 23 0 18 17 28 32 28 22 0 37-23 44-37 12-26 22-72 22-75 8-41 15-82 23-122z"><text:p/></draw:path><draw:path draw:style-name="gr3" draw:text-style-name="P6" svg:width="0.0346in" svg:height="0.1516in" svg:x="1.5358in" svg:y="0in" svg:viewBox="0 0 89 386" svg:d="M89 194c0-31-3-77-25-121-23-48-56-73-61-73-2 0-3 1-3 4 0 1 0 1 8 9 37 38 59 99 59 181 0 66-14 134-63 182-4 5-4 6-4 7 0 2 1 3 3 3 5 0 40-25 62-75 20-43 24-86 24-117z"><text:p/></draw:path><draw:path draw:style-name="gr3" draw:text-style-name="P6" svg:width="0.0346in" svg:height="0.1516in" svg:x="1.5953in" svg:y="0in" svg:viewBox="0 0 89 386" svg:d="M89 194c0-31-4-77-25-121-23-48-56-73-61-73-2 0-3 1-3 4 0 1 0 1 7 9 38 38 60 99 60 181 0 66-14 134-63 182-4 5-4 6-4 7 0 2 1 3 3 3 5 0 39-25 62-75 20-43 24-86 24-117z"><text:p/></draw:path><draw:path draw:style-name="gr3" draw:text-style-name="P6" svg:width="0.1008in" svg:height="0.0354in" svg:x="0.8398in" svg:y="0.3031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1075in" svg:height="0.1031in" svg:x="0.998in" svg:y="0.2555in" svg:viewBox="0 0 274 263" svg:d="M102 137c12 0 26 0 38 0 28 0 32 7 32 18 0 2 0 8-3 19-1 2-1 3-1 4 0 3 3 5 5 5 3 0 3-2 5-8 7-28 15-56 21-84 1-4 1-5 1-6s-1-5-4-5c-5 0-5 2-6 8-7 31-17 37-49 37-12 0-23 0-35 0 7-33 16-65 24-98 3-13 4-15 21-15 16 0 34 0 50 0 49 0 58 13 58 43 0 9 0 10-2 21-1 4-1 5-1 6 0 3 1 5 5 5s4-2 5-9c2-22 6-45 8-67 1-11-1-11-10-11-63 0-126 0-189 0-9 0-12 0-12 8 0 4 3 4 11 4 14 0 25 0 25 8 0 1 0 2-2 9-17 68-34 136-51 204-4 16-5 18-35 18-7 0-11 0-11 7 0 5 4 5 6 5 11 0 39-1 50-1 13 0 45 1 58 1 4 0 8 0 8-7 0-3-1-3-2-4s-2-1-11-1-10 0-20 0c-11-1-12-4-12-8 0-1 0-3 1-9 8-32 17-65 24-97z"><text:p/></draw:path><draw:path draw:style-name="gr3" draw:text-style-name="P6" svg:width="0.0346in" svg:height="0.1516in" svg:x="1.126in" svg:y="0.2453in" svg:viewBox="0 0 89 386" svg:d="M89 383c0-1 0-2-6-9-48-48-61-122-61-182 0-67 15-134 63-182 4-5 4-6 4-7 0-2-1-3-3-3-5 0-39 26-62 75-20 43-24 86-24 117s4 77 25 121c23 48 56 73 61 73 2 0 3-1 3-3z"><text:p/></draw:path><draw:path draw:style-name="gr3" draw:text-style-name="P6" svg:width="0.0748in" svg:height="0.1075in" svg:x="1.178in" svg:y="0.2535in" svg:viewBox="0 0 191 274" svg:d="M118 156c16 41 35 99 40 108 7 9 10 9 21 9 4 0 6 0 9 0s3-2 3-4c0-1 0-2-1-3-4-4-6-11-8-19-27-73-53-146-80-220-8-22-29-27-47-27-2 0-7 0-7 4s3 5 4 5c12 2 15 4 25 31 12 35 25 70 37 105-35 35-71 71-106 106-5 4-8 6-8 12s6 11 12 11c7 0 10-5 13-8 31-36 62-74 93-110z"><text:p/></draw:path><draw:path draw:style-name="gr3" draw:text-style-name="P6" svg:width="0.0693in" svg:height="0.0685in" svg:x="1.2654in" svg:y="0.2917in" svg:viewBox="0 0 177 175" svg:d="M129 24c-7-14-19-24-35-24-47 0-94 57-94 113 0 37 21 62 52 62 7 0 26-1 49-29 4 17 17 29 35 29 15 0 24-9 29-21 7-14 12-37 12-39 0-3-3-3-4-3-5 0-5 1-6 7-6 25-14 47-29 47-11 0-13-10-13-18 0-7 2-11 6-28 4-16 5-20 9-34 4-19 9-37 13-55 3-10 3-11 3-12 0-7-4-11-11-11-10 0-15 8-16 16zM103 124c-2 8-2 9-7 15-17 22-33 27-44 27-19 0-24-21-24-36 0-19 12-66 20-85 13-22 30-36 46-36 25 0 30 32 30 34s-1 4-1 6c-6 26-13 50-20 75z"><text:p/></draw:path><draw:path draw:style-name="gr3" draw:text-style-name="P6" svg:width="0.076in" svg:height="0.0874in" svg:x="1.3941in" svg:y="0.2772in" svg:viewBox="0 0 194 223" svg:d="M180 119c7 0 14 0 14-8s-7-8-14-8c-55 0-108 0-163 0 4-51 48-88 103-88 20 0 41 0 60 0 7 0 14 0 14-7 0-8-7-8-14-8-20 0-40 0-61 0-66 0-119 48-119 111 0 62 53 112 119 112 21 0 41 0 61 0 7 0 14 0 14-7 0-8-7-8-14-8-19 0-40 0-60 0-55 0-99-36-103-89 55 0 108 0 163 0z"><text:p/></draw:path><draw:path draw:style-name="gr3" draw:text-style-name="P6" svg:width="0.1039in" svg:height="0.1083in" svg:x="1.5307in" svg:y="0.2504in" svg:viewBox="0 0 265 276" svg:d="M56 232c-15 25-31 31-47 32-5 1-9 1-9 8 0 3 2 4 6 4 9 0 22-1 33-1 13 0 26 1 38 1 2 0 8 0 8-7 0-4-4-5-7-5-9 0-17-3-17-13 0-5 2-9 5-15 10-16 19-33 29-49 33 0 65 0 98 0 0 9 5 60 5 65 0 11-20 12-27 12-6 0-9 0-9 8 0 4 4 4 5 4 16 0 32-1 48-1 9 0 34 1 44 1 2 0 6 0 6-8 0-4-3-4-9-4-23 0-23-2-24-13-8-81-16-162-24-242-1-8-1-9-8-9-5 0-7 2-10 7-45 74-89 150-134 225zM102 175c26-43 51-85 76-128 5 43 9 85 13 128-29 0-59 0-89 0z"><text:p/></draw:path><draw:path draw:style-name="gr3" draw:text-style-name="P6" svg:width="0.0157in" svg:height="0.0157in" svg:x="1.6528in" svg:y="0.3425in" svg:viewBox="0 0 41 41" svg:d="M41 21c0-12-9-21-20-21-12 0-21 9-21 21 0 11 9 20 21 20 11 0 20-9 20-20z"><text:p/></draw:path><draw:path draw:style-name="gr3" draw:text-style-name="P6" svg:width="0.0748in" svg:height="0.1075in" svg:x="1.6902in" svg:y="0.2535in" svg:viewBox="0 0 191 274" svg:d="M118 156c15 41 34 99 40 108s10 9 20 9c4 0 6 0 9 0 4 0 4-2 4-4 0-1-1-2-2-3-3-4-6-11-9-19-26-73-52-146-79-220-7-22-28-27-47-27-1 0-7 0-7 4s3 4 4 5c13 2 15 4 25 31 12 35 25 70 37 105-35 35-71 71-106 106-5 4-7 6-7 12s4 11 11 11c6 0 10-5 13-8 31-36 63-74 94-110z"><text:p/></draw:path><draw:path draw:style-name="gr3" draw:text-style-name="P6" svg:width="0.0555in" svg:height="0.1071in" svg:x="1.778in" svg:y="0.2535in" svg:viewBox="0 0 142 273" svg:d="M74 4c-1-1 0-4-5-4-8 0-37 3-47 4-3 0-8 1-8 8 0 4 4 4 10 4 18 0 19 4 19 7s-3 17-6 24c-11 42-20 85-31 127-5 18-6 25-6 38 0 37 20 61 48 61 47 0 94-57 94-114 0-35-20-61-52-61-17 0-33 11-45 23 10-39 19-78 29-117zM37 151c3-9 3-9 7-14 19-25 36-30 46-30 13 0 24 11 24 36 0 22-13 67-19 81-14 27-31 40-47 40-13 0-25-10-25-39 0-7 0-14 7-39 2-12 5-23 7-35z"><text:p/></draw:path><draw:path draw:style-name="gr3" draw:text-style-name="P6" svg:width="0.076in" svg:height="0.0874in" svg:x="1.8909in" svg:y="0.2772in" svg:viewBox="0 0 194 223" svg:d="M179 119c7 0 15 0 15-8s-8-8-15-8c-55 0-109 0-164 0 6-51 50-88 104-88 20 0 41 0 60 0 7 0 15 0 15-7 0-8-8-8-15-8-19 0-40 0-60 0-66 0-119 48-119 111 0 62 53 112 119 112 20 0 41 0 60 0 7 0 15 0 15-7 0-8-8-8-15-8-19 0-40 0-60 0-54 0-98-36-104-89 55 0 109 0 164 0z"><text:p/></draw:path><draw:path draw:style-name="gr3" draw:text-style-name="P6" svg:width="0.1083in" svg:height="0.1035in" svg:x="2.0283in" svg:y="0.2543in" svg:viewBox="0 0 276 264" svg:d="M46 234c-4 16-4 18-35 18-7 0-11 0-11 8 0 4 4 4 11 4 46 0 91 0 138 0 61 0 106-45 106-84 0-27-22-49-59-54 39-7 80-36 80-72 0-29-25-54-71-54-43 0-87 0-130 0-8 0-11 0-11 8 0 4 3 4 11 4 4 0 8 0 14 1 7 1 10 1 10 7 0 1 0 2-1 6-18 70-34 139-52 208zM105 123c7-32 16-64 24-96 3-14 4-15 21-15 16 0 33 0 49 0 34 0 42 23 42 40 0 34-33 71-80 71-19 0-38 0-56 0zM87 252c-6 0-7 0-9 0-3 0-4-1-4-3s0-3 2-10c9-37 18-72 26-108 25 0 49 0 73 0 37 0 45 28 45 46 0 37-35 75-80 75-18 0-35 0-53 0z"><text:p/></draw:path><draw:path draw:style-name="gr3" draw:text-style-name="P6" svg:width="0.0157in" svg:height="0.0157in" svg:x="2.1583in" svg:y="0.3425in" svg:viewBox="0 0 41 41" svg:d="M41 21c0-12-9-21-20-21-12 0-21 9-21 21 0 11 9 20 21 20 11 0 20-9 20-20z"><text:p/></draw:path><draw:path draw:style-name="gr3" draw:text-style-name="P6" svg:width="0.0756in" svg:height="0.1378in" svg:x="2.1953in" svg:y="0.2516in" svg:viewBox="0 0 193 351" svg:d="M121 118c11 0 23 0 34 0 8 0 11 0 11-8 0-4-3-4-10-4-11 0-21 0-32 0 3-15 6-30 8-44 1-9 7-37 9-41 4-7 10-13 19-13 1 0 11 0 18 7-16 1-21 15-21 21 0 9 7 13 15 13 10 0 21-8 21-23 0-17-18-26-33-26-14 0-38 7-50 45-2 8-3 12-12 61-9 0-19 0-28 0-6 0-11 0-11 7 0 5 4 5 11 5 9 0 17 0 26 0-10 50-19 102-29 153-8 37-14 72-34 72-1 0-11 0-19-8 18-1 21-14 21-20 0-9-6-14-14-14-10 0-21 9-21 23 0 18 18 27 33 27 21 0 36-22 44-38 12-24 21-70 21-73 8-41 15-82 23-122z"><text:p/></draw:path><draw:path draw:style-name="gr3" draw:text-style-name="P6" svg:width="0.035in" svg:height="0.1516in" svg:x="2.2933in" svg:y="0.2453in" svg:viewBox="0 0 90 386" svg:d="M90 383c0-1 0-2-6-9-49-48-61-122-61-182 0-67 14-134 62-182 5-5 5-6 5-7 0-2-2-3-4-3-3 0-39 26-62 75-20 43-24 86-24 117s4 77 25 121c23 48 58 73 61 73 2 0 4-1 4-3z"><text:p/></draw:path><draw:path draw:style-name="gr3" draw:text-style-name="P6" svg:width="0.0335in" svg:height="0.1516in" svg:x="2.3539in" svg:y="0.2453in" svg:viewBox="0 0 86 386" svg:d="M84 14c2-4 2-4 2-6 0-5-3-8-8-8-3 0-6 2-9 9-23 59-45 117-68 177 0 2-1 4-1 6 0 3 0 3 1 7 23 59 45 119 68 178 1 5 4 9 9 9s8-3 8-8c0-1 0-2-2-5-23-61-45-120-69-181 24-59 46-118 69-178z"><text:p/></draw:path><draw:path draw:style-name="gr3" draw:text-style-name="P6" svg:width="0.0693in" svg:height="0.0685in" svg:x="2.4024in" svg:y="0.2917in" svg:viewBox="0 0 177 175" svg:d="M129 24c-8-14-19-24-37-24-45 0-92 57-92 113 0 37 21 62 51 62 8 0 27-1 50-29 4 17 17 29 35 29 14 0 24-9 29-21 7-14 12-37 12-39 0-3-3-3-5-3-4 0-4 1-5 7-6 25-14 47-29 47-11 0-13-10-13-18 0-7 2-11 6-28 4-16 4-20 9-34 4-19 9-37 13-55 3-10 3-11 3-12 0-7-5-11-11-11-10 0-15 8-16 16zM103 124c-2 8-2 9-7 15-18 22-33 27-44 27-19 0-24-21-24-36 0-19 12-66 20-85 13-22 30-36 46-36 25 0 30 32 30 34s-1 4-2 6c-6 26-12 50-19 75z"><text:p/></draw:path><draw:path draw:style-name="gr3" draw:text-style-name="P6" svg:width="0.0173in" svg:height="0.0449in" svg:x="2.4902in" svg:y="0.3425in" svg:viewBox="0 0 45 115" svg:d="M45 41c0-26-10-41-25-41-12 0-20 10-20 21 0 10 8 20 20 20 5 0 10-1 14-5 1-1 1-1 1-1 1 0 1 0 1 6 0 28-13 51-26 65-4 4-4 4-4 5 0 3 2 4 4 4 4 0 35-29 35-74z"><text:p/></draw:path><draw:path draw:style-name="gr3" draw:text-style-name="P6" svg:width="0.0555in" svg:height="0.1071in" svg:x="2.5516in" svg:y="0.2535in" svg:viewBox="0 0 142 273" svg:d="M75 4c-2-1 0-4-6-4-8 0-37 3-47 4-3 0-7 1-7 8 0 4 4 4 9 4 19 0 20 4 20 7s-4 17-5 24c-11 42-21 85-32 127-5 18-7 25-7 38 0 37 21 61 50 61 45 0 92-57 92-114 0-35-20-61-51-61-17 0-34 11-45 23 10-39 19-78 29-117zM39 151c2-9 2-9 5-14 19-25 36-30 46-30 15 0 24 11 24 36 0 22-12 67-19 81-12 27-31 40-45 40s-27-10-27-39c0-7 0-14 7-39 3-12 5-23 9-35z"><text:p/></draw:path><draw:path draw:style-name="gr3" draw:text-style-name="P6" svg:width="0.0335in" svg:height="0.1516in" svg:x="2.6181in" svg:y="0.2453in" svg:viewBox="0 0 86 386" svg:d="M84 199c2-4 2-5 2-7s0-1-2-6c-22-60-45-118-67-177-3-7-5-9-9-9-5 0-8 3-8 8 0 1 0 2 2 5 23 60 45 120 68 179-23 60-45 120-68 180-2 4-2 4-2 6 0 5 3 8 8 8 4 0 6-3 7-8 24-59 46-120 69-179z"><text:p/></draw:path><draw:path draw:style-name="gr3" draw:text-style-name="P6" svg:width="0.035in" svg:height="0.1516in" svg:x="2.6776in" svg:y="0.2453in" svg:viewBox="0 0 90 386" svg:d="M90 192c0-29-4-75-26-119-23-48-56-73-60-73-2 0-4 1-4 3 0 1 0 2 8 9 37 39 59 100 59 180 0 68-14 135-61 184-6 5-6 6-6 7 0 2 2 3 4 3 4 0 39-26 62-75 19-43 24-86 24-119z"><text:p/></draw:path><draw:path draw:style-name="gr3" draw:text-style-name="P6" svg:width="0.0394in" svg:height="0.1819in" svg:x="4.1799in" svg:y="0.2299in" svg:viewBox="0 0 101 463" svg:d="M101 459c0-1-1-3-2-4-18-18-44-49-60-113-9-35-13-75-13-111 0-101 25-173 72-222 3-4 3-5 3-6 0-3-3-3-5-3-6 0-27 23-31 29-40 46-65 116-65 202 0 55 10 133 61 198 3 4 28 34 35 34 2 0 5 0 5-4z"><text:p/></draw:path><draw:path draw:style-name="gr3" draw:text-style-name="P6" svg:width="0.0827in" svg:height="0.1366in" svg:x="4.2311in" svg:y="0.2516in" svg:viewBox="0 0 211 348" svg:d="M211 53c0-29-22-53-53-53-22 0-33 7-47 16-21 16-42 53-49 83-21 81-41 164-62 245 0 1 1 4 4 4s5 0 6-2c9-35 18-71 26-106 8 23 25 37 53 37 29 0 57-13 75-31 19-17 31-43 31-71s-15-47-29-57c23-14 45-37 45-65zM141 118c-5 1-9 2-18 2-5 0-13 1-17-1 1-5 14-4 18-4 9 0 12 0 17 3zM189 44c0 27-14 55-35 67-10-3-18-4-30-4-7 0-29 0-29 12 0 11 19 10 27 10 14 0 20 0 31-6 15 14 16 27 18 44 1 22-9 52-20 66-15 21-41 35-63 35-30 0-44-22-44-49 0-5 0-10 2-18 8-33 17-65 24-98 9-33 37-94 83-94 23 0 36 12 36 35z"><text:p/></draw:path><draw:path draw:style-name="gr3" draw:text-style-name="P6" svg:width="0.0508in" svg:height="0.0665in" svg:x="4.3756in" svg:y="0.2917in" svg:viewBox="0 0 130 170" svg:d="M54 43c0-14 0-29 0-43-18 1-36 3-54 4 0 5 0 8 0 12 28 0 30 3 30 21 0 36 0 70 0 105 0 16-4 16-30 16 0 5 0 8 0 12 15 0 33-1 44-1 15 0 34 0 50 1 0-4 0-7 0-12-4 0-6 0-9 0-29 0-29-3-29-17 0-20 0-40 0-60 0-38 16-72 45-72 2 0 4 0 5 0-1 0-9 5-9 15 0 11 8 17 16 17 7 0 17-6 17-18 0-13-12-23-29-23-28 0-42 26-47 43z"><text:p/></draw:path><draw:path draw:style-name="gr3" draw:text-style-name="P6" svg:width="0.0764in" svg:height="0.0685in" svg:x="4.4358in" svg:y="0.2917in" svg:viewBox="0 0 195 175" svg:d="M139 141c0 11 0 23 0 34 18-1 37-3 56-5 0-4 0-7 0-12-28 0-31-2-31-21 0-46 0-91 0-137-19 1-37 3-56 4 0 5 0 8 0 12 26 0 30 3 30 21 0 23 0 47 0 70 0 34-19 59-47 59-33 0-34-18-34-37 0-43 0-86 0-129-18 1-38 3-57 4 0 5 0 8 0 12 30 0 30 2 30 36 0 19 0 38 0 58 0 30 0 65 59 65 22 0 39-11 50-34z"><text:p/></draw:path><draw:path draw:style-name="gr3" draw:text-style-name="P6" svg:width="0.0335in" svg:height="0.1051in" svg:x="4.5209in" svg:y="0.2535in" svg:viewBox="0 0 86 268" svg:d="M55 0c-19 1-36 3-55 4 0 5 0 8 0 12 26 0 30 4 30 22 0 68 0 135 0 202 0 16-5 16-30 16 0 5 0 8 0 12 12 0 33-1 43-1 9 0 29 1 43 1 0-4 0-7 0-12-27 0-31 0-31-16 0-81 0-160 0-240z"><text:p/></draw:path><draw:path draw:style-name="gr3" draw:text-style-name="P6" svg:width="0.0587in" svg:height="0.0693in" svg:x="4.5618in" svg:y="0.2909in" svg:viewBox="0 0 150 177" svg:d="M33 76c2-58 35-67 48-67 40 0 43 51 43 67-30 0-60 0-91 0zM33 84c36 0 72 0 108 0 8 0 9 0 9-8 0-39-21-76-69-76-45 0-81 40-81 88 0 52 41 89 86 89 47 0 64-43 64-51 0-3-3-4-5-4-3 0-4 2-5 6-13 39-49 39-52 39-20 0-35-11-44-25-11-19-11-44-11-58z"><text:p/></draw:path><draw:path draw:style-name="gr3" draw:text-style-name="P6" svg:width="0.0394in" svg:height="0.1819in" svg:x="4.6319in" svg:y="0.2299in" svg:viewBox="0 0 101 463" svg:d="M101 231c0-54-10-132-60-197-4-5-29-34-37-34-1 0-4 0-4 3 0 2 1 4 2 5 19 19 44 50 61 112 9 35 12 75 12 111 0 40-3 78-14 117-15 53-38 84-58 106-3 4-2 4-3 5 0 3 3 4 4 4 7 0 28-23 32-29 40-47 65-116 65-203z"><text:p/></draw:path><draw:path draw:style-name="gr3" draw:text-style-name="P6" svg:width="0.1008in" svg:height="0.035in" svg:x="0.8398in" svg:y="0.54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5in" svg:x="1in" svg:y="0.498in" svg:viewBox="0 0 191 274" svg:d="M118 155c15 41 34 100 40 109s10 9 20 9c4 0 6 0 9 0 4 0 4-4 4-5s-1-1-2-3c-3-4-5-10-9-18-26-73-52-146-79-220-7-22-28-27-46-27-2 0-8 0-8 4s3 4 4 5c13 2 15 4 25 31 12 35 25 69 37 104-35 35-71 72-106 107-5 4-7 6-7 11 0 6 4 12 11 12 6 0 10-5 13-9 31-36 63-74 94-110z"><text:p/></draw:path><draw:path draw:style-name="gr3" draw:text-style-name="P6" svg:width="0.0693in" svg:height="0.0685in" svg:x="1.0866in" svg:y="0.5362in" svg:viewBox="0 0 177 175" svg:d="M129 24c-7-14-18-24-35-24-46 0-94 56-94 113 0 37 22 62 52 62 7 0 27-1 50-29 4 16 17 29 36 29 13 0 22-9 28-21 7-14 11-37 11-39 0-4-3-4-4-4-4 0-5 2-6 8-6 24-13 47-28 47-11 0-12-10-12-18s1-11 5-28c3-17 4-20 8-35 4-18 10-37 14-54 2-11 2-11 2-13 0-7-4-10-11-10-9 0-15 8-16 16zM105 124c-3 8-3 8-8 15-18 22-33 27-44 27-20 0-25-21-25-36 0-19 13-67 22-85 12-23 28-37 44-37 25 0 30 30 30 34 0 2-1 5-1 6-6 26-12 51-18 76z"><text:p/></draw:path><draw:path draw:style-name="gr3" draw:text-style-name="P6" svg:width="0.076in" svg:height="0.0878in" svg:x="1.2161in" svg:y="0.5217in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3" draw:text-style-name="P6" svg:width="0.1039in" svg:height="0.1087in" svg:x="1.3528in" svg:y="0.4949in" svg:viewBox="0 0 265 277" svg:d="M56 233c-16 25-31 31-48 32-5 1-8 1-8 8 0 2 2 4 4 4 11 0 24-1 35-1 12 0 26 1 38 1 2 0 8 0 8-8 0-3-5-4-7-4-9-1-19-3-19-13 0-5 4-9 6-14 10-17 20-33 30-50 32 0 65 0 96 0 2 8 7 61 7 65 0 11-20 12-27 12-6 0-10 0-10 8 0 4 4 4 5 4 16 0 33-1 49-1 9 0 34 1 44 1 2 0 6 0 6-8 0-4-4-4-9-4-24 0-24-2-25-13-8-80-15-162-23-242-1-8-1-10-8-10-6 0-7 3-10 7-45 75-89 150-134 226zM102 176c26-43 51-85 76-128 5 43 8 85 12 128-29 0-58 0-88 0z"><text:p/></draw:path><draw:path draw:style-name="gr3" draw:text-style-name="P6" svg:width="0.0177in" svg:height="0.0449in" svg:x="1.4744in" svg:y="0.5882in" svg:viewBox="0 0 46 115" svg:d="M46 41c0-26-10-41-25-41-13 0-21 10-21 20 0 11 8 21 21 21 4 0 10-1 13-5 1-1 1-1 2-2 0 2 1 1 1 7 0 28-13 51-26 63-4 5-4 6-4 7 0 2 2 4 4 4 3 0 35-29 35-74z"><text:p/></draw:path><draw:path draw:style-name="gr3" draw:text-style-name="P6" svg:width="0.0555in" svg:height="0.1071in" svg:x="1.5362in" svg:y="0.498in" svg:viewBox="0 0 142 273" svg:d="M74 4c-1-1 0-4-5-4-8 0-37 3-47 4-3 0-8 0-8 8 0 4 4 4 10 4 19 0 19 3 19 7 0 2-3 15-6 24-9 42-20 84-30 126-6 19-7 25-7 39 0 37 21 61 50 61 45 0 92-57 92-114 0-35-20-61-52-61-17 0-33 11-45 23 10-39 19-78 29-117zM37 151c3-9 3-10 7-14 19-25 36-31 46-31 13 0 24 12 24 37 0 22-13 67-19 81-14 27-31 40-45 40s-27-10-27-39c0-7 0-15 7-39 2-12 5-23 7-35z"><text:p/></draw:path><draw:path draw:style-name="gr3" draw:text-style-name="P6" svg:width="0.076in" svg:height="0.0878in" svg:x="1.6492in" svg:y="0.5217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6" svg:width="0.1083in" svg:height="0.1035in" svg:x="1.7866in" svg:y="0.5004in" svg:viewBox="0 0 276 264" svg:d="M46 234c-4 15-4 18-35 18-7 0-11 0-11 8 0 4 4 4 11 4 46 0 91 0 138 0 61 0 106-45 106-84 0-27-22-50-59-54 41-7 80-36 80-72 0-29-25-54-71-54-43 0-87 0-130 0-8 0-11 0-11 8 0 4 3 4 11 4 4 0 8 0 14 1 7 0 10 1 10 6 0 2 0 3-1 7-18 70-34 139-52 208zM105 122c7-32 16-64 24-96 3-13 4-14 21-14 16 0 33 0 49 0 34 0 42 23 42 40 0 34-33 70-80 70-19 0-38 0-56 0zM87 252c-6 0-6 0-9 0-3-1-4-1-4-5 0-1 0-1 2-8 9-37 18-72 26-108 25 0 49 0 73 0 37 0 45 28 45 45 0 38-35 76-80 76-18 0-35 0-53 0z"><text:p/></draw:path><draw:path draw:style-name="gr3" draw:text-style-name="P6" svg:width="0.0157in" svg:height="0.0157in" svg:x="1.9165in" svg:y="0.5882in" svg:viewBox="0 0 41 41" svg:d="M41 20c0-11-9-20-20-20s-21 8-21 20c0 11 10 21 21 21s20-9 20-21z"><text:p/></draw:path><draw:path draw:style-name="gr3" draw:text-style-name="P6" svg:width="0.035in" svg:height="0.1516in" svg:x="1.9606in" svg:y="0.4898in" svg:viewBox="0 0 90 386" svg:d="M90 382c0-1 0-1-6-8-49-50-61-122-61-182 0-67 14-134 62-182 5-5 5-6 5-7 0-2-2-3-4-3-3 0-39 25-62 75-18 43-24 86-24 117s4 77 26 121c24 48 57 73 60 73 2 0 4-1 4-4z"><text:p/></draw:path><draw:path draw:style-name="gr3" draw:text-style-name="P6" svg:width="0.0748in" svg:height="0.1075in" svg:x="2.013in" svg:y="0.498in" svg:viewBox="0 0 191 274" svg:d="M118 155c15 41 34 100 40 109s10 9 20 9c4 0 6 0 9 0s4-4 4-5-1-1-2-3c-3-4-6-10-9-18-26-73-52-146-79-220-7-22-28-27-47-27-1 0-7 0-7 4s3 4 4 5c13 2 15 4 25 31 12 35 25 69 37 104-35 35-71 72-106 107-5 4-7 6-7 11 0 6 4 12 11 12 6 0 10-5 13-9 31-36 63-74 94-110z"><text:p/></draw:path><draw:path draw:style-name="gr3" draw:text-style-name="P6" svg:width="0.0693in" svg:height="0.0685in" svg:x="2.0996in" svg:y="0.5362in" svg:viewBox="0 0 177 175" svg:d="M129 24c-7-14-18-24-35-24-46 0-94 56-94 113 0 37 22 62 52 62 7 0 27-1 50-29 4 16 17 29 36 29 13 0 22-9 28-21 7-14 11-37 11-39 0-4-3-4-4-4-4 0-5 2-6 8-6 24-13 47-29 47-10 0-11-10-11-18s1-11 4-28c4-17 5-20 9-35 4-18 10-37 14-54 2-11 2-11 2-13 0-7-4-10-11-10-9 0-15 8-16 16zM103 124c-1 8-1 8-7 15-17 22-32 27-43 27-20 0-25-21-25-36 0-19 12-67 22-85 11-23 28-37 44-37 25 0 30 30 30 34 0 2-1 5-1 6-6 26-13 51-20 76z"><text:p/></draw:path><draw:path draw:style-name="gr3" draw:text-style-name="P6" svg:width="0.0756in" svg:height="0.0878in" svg:x="2.2291in" svg:y="0.5217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3" draw:text-style-name="P6" svg:width="0.1039in" svg:height="0.1087in" svg:x="2.3654in" svg:y="0.4949in" svg:viewBox="0 0 265 277" svg:d="M55 233c-15 25-30 31-47 32-5 1-8 1-8 8 0 2 2 4 4 4 11 0 24-1 35-1 12 0 26 1 38 1 2 0 7 0 7-8 0-3-4-4-6-4-9-1-19-3-19-13 0-5 3-9 6-14 10-17 20-33 30-50 32 0 65 0 96 0 2 8 7 61 7 65 0 11-21 12-29 12-4 0-8 0-8 8 0 4 4 4 5 4 16 0 32-1 49-1 9 0 34 1 44 1 2 0 6 0 6-8 0-4-4-4-9-4-24 0-24-2-25-13-8-80-15-162-23-242-1-8-1-10-8-10-6 0-7 3-10 7-45 75-90 150-135 226zM102 176c26-43 51-85 76-128 5 43 8 85 12 128-29 0-58 0-88 0z"><text:p/></draw:path><draw:path draw:style-name="gr3" draw:text-style-name="P6" svg:width="0.0161in" svg:height="0.0157in" svg:x="2.487in" svg:y="0.5882in" svg:viewBox="0 0 42 41" svg:d="M42 20c0-11-10-20-21-20s-21 8-21 20c0 11 10 21 21 21s21-9 21-21z"><text:p/></draw:path><draw:path draw:style-name="gr3" draw:text-style-name="P6" svg:width="0.0748in" svg:height="0.1075in" svg:x="2.524in" svg:y="0.498in" svg:viewBox="0 0 191 274" svg:d="M118 155c16 41 34 100 40 109 7 9 10 9 21 9 3 0 6 0 8 0 4 0 4-4 4-5s0-1-1-3c-4-4-6-10-10-18-26-73-51-146-78-220-8-22-29-27-47-27-2 0-7 0-7 4s3 5 4 5c12 2 15 4 25 31 12 35 25 69 37 104-35 35-71 72-106 107-6 4-8 6-8 11 0 6 6 12 12 12 7 0 10-5 12-9 31-36 63-74 94-110z"><text:p/></draw:path><draw:path draw:style-name="gr3" draw:text-style-name="P6" svg:width="0.0559in" svg:height="0.1071in" svg:x="2.6122in" svg:y="0.498in" svg:viewBox="0 0 143 273" svg:d="M75 4c-2-1 0-4-6-4-8 0-37 3-47 4-3 0-7 0-7 8 0 4 4 4 9 4 19 0 20 3 20 7 0 2-4 15-5 24-11 42-21 84-32 126-5 19-7 25-7 39 0 37 21 61 50 61 45 0 93-57 93-114 0-35-21-61-52-61-17 0-34 11-45 23 10-39 19-78 29-117zM39 151c2-9 2-10 5-14 19-25 36-31 46-31 15 0 24 12 24 37 0 22-12 67-19 81-12 27-30 40-45 40-14 0-27-10-27-39 0-7 0-15 7-39 3-12 5-23 9-35z"><text:p/></draw:path><draw:path draw:style-name="gr3" draw:text-style-name="P6" svg:width="0.076in" svg:height="0.0878in" svg:x="2.7252in" svg:y="0.5217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3" draw:text-style-name="P6" svg:width="0.1083in" svg:height="0.1035in" svg:x="2.863in" svg:y="0.5004in" svg:viewBox="0 0 276 264" svg:d="M45 234c-3 15-4 18-35 18-7 0-10 0-10 8 0 4 3 4 10 4 46 0 92 0 139 0 60 0 106-45 106-84 0-27-23-50-60-54 40-7 81-36 81-72 0-29-25-54-72-54-43 0-87 0-130 0-7 0-11 0-11 8 0 4 3 4 11 4 1 0 7 0 14 1 8 0 11 1 11 6 0 2-1 3-2 7-18 70-34 139-52 208zM103 122c8-32 17-64 25-96 3-13 4-14 21-14 16 0 33 0 49 0 34 0 43 23 43 40 0 34-33 70-80 70-19 0-39 0-58 0zM87 252c-6 0-7 0-9 0-4-1-5-1-5-5 0-1 0-1 2-8 9-37 17-72 26-108 24 0 50 0 74 0 36 0 44 28 44 45 0 38-34 76-80 76-18 0-34 0-52 0z"><text:p/></draw:path><draw:path draw:style-name="gr3" draw:text-style-name="P6" svg:width="0.0161in" svg:height="0.0157in" svg:x="2.9925in" svg:y="0.5882in" svg:viewBox="0 0 42 41" svg:d="M42 20c0-11-10-20-21-20s-21 8-21 20c0 11 10 21 21 21s21-9 21-21z"><text:p/></draw:path><draw:path draw:style-name="gr3" draw:text-style-name="P6" svg:width="0.0756in" svg:height="0.1382in" svg:x="3.0299in" svg:y="0.4969in" svg:viewBox="0 0 193 352" svg:d="M121 119c11 0 22 0 33 0 8 0 12 0 12-9 0-3-4-3-11-3-11 0-21 0-32 0 2-15 6-30 8-44 2-9 8-37 10-41 3-8 10-13 17-13 3 0 13 0 20 6-17 3-21 16-21 21 0 9 7 15 15 15 10 0 21-9 21-24 0-18-18-27-35-27-13 0-37 8-48 45-2 9-4 12-13 62-9 0-18 0-27 0-7 0-12 0-12 6s4 6 11 6c9 0 17 0 26 0-10 50-19 101-29 152-7 37-13 72-34 72-1 0-11 0-18-6 18-2 21-16 21-21 0-9-6-14-14-14-10 0-21 9-21 24 0 17 17 26 32 26 22 0 37-23 44-37 12-25 21-72 22-74 8-41 15-82 23-122z"><text:p/></draw:path><draw:path draw:style-name="gr3" draw:text-style-name="P6" svg:width="0.0346in" svg:height="0.1516in" svg:x="3.128in" svg:y="0.4898in" svg:viewBox="0 0 89 386" svg:d="M89 382c0-1 0-1-6-8-49-50-61-122-61-182 0-67 14-134 63-182 4-5 4-6 4-7 0-2-1-3-3-3-5 0-40 25-62 75-20 43-24 86-24 117s3 77 25 121c23 48 56 73 61 73 2 0 3-1 3-4z"><text:p/></draw:path><draw:path draw:style-name="gr3" draw:text-style-name="P6" svg:width="0.0335in" svg:height="0.1516in" svg:x="3.1886in" svg:y="0.4898in" svg:viewBox="0 0 86 386" svg:d="M85 14c1-4 1-5 1-6 0-5-3-8-8-8-3 0-5 1-9 9-22 59-45 117-67 177-1 2-2 4-2 6s0 3 2 7c22 59 45 118 67 177 3 5 5 10 9 10 5 0 8-3 8-8 0-1 0-2-1-6-23-60-46-120-70-180 24-59 47-118 70-178z"><text:p/></draw:path><draw:path draw:style-name="gr3" draw:text-style-name="P6" svg:width="0.0693in" svg:height="0.0685in" svg:x="3.237in" svg:y="0.5362in" svg:viewBox="0 0 177 175" svg:d="M129 24c-7-14-18-24-35-24-46 0-94 56-94 113 0 37 21 62 52 62 7 0 26-1 50-29 3 16 17 29 36 29 13 0 22-9 28-21 7-14 11-37 11-39 0-4-3-4-4-4-5 0-5 2-6 8-6 24-13 47-29 47-10 0-11-10-11-18s0-11 4-28 5-20 9-35c4-18 10-37 14-54 2-11 2-11 2-13 0-7-4-10-11-10-9 0-15 8-16 16zM103 124c-1 8-1 8-7 15-17 22-33 27-43 27-20 0-25-21-25-36 0-19 12-67 20-85 13-23 30-37 46-37 25 0 30 30 30 34 0 2-1 5-1 6-6 26-13 51-20 76z"><text:p/></draw:path><draw:path draw:style-name="gr3" draw:text-style-name="P6" svg:width="0.0173in" svg:height="0.0449in" svg:x="3.3244in" svg:y="0.5882in" svg:viewBox="0 0 45 115" svg:d="M45 41c0-26-10-41-24-41-13 0-21 10-21 20 0 11 8 21 21 21 4 0 9-1 13-5 1-1 1-2 2-2 0 2 0 1 0 7 0 28-13 51-25 63-4 5-4 6-4 7 0 2 1 4 3 4 4 0 35-29 35-74z"><text:p/></draw:path><draw:path draw:style-name="gr3" draw:text-style-name="P6" svg:width="0.0555in" svg:height="0.1071in" svg:x="3.3866in" svg:y="0.498in" svg:viewBox="0 0 142 273" svg:d="M74 4c-2-1 0-4-6-4-9 0-36 3-46 4-3 0-8 0-8 8 0 4 4 4 9 4 19 0 20 3 20 7 0 2-3 15-6 24-11 42-20 84-31 126-5 19-6 25-6 39 0 37 20 61 48 61 47 0 94-57 94-114 0-35-21-61-52-61-17 0-33 11-45 23 10-39 19-78 29-117zM37 151c3-9 3-10 6-14 20-25 36-31 46-31 14 0 25 12 25 37 0 22-13 67-19 81-14 27-31 40-47 40-13 0-25-10-25-39 0-7 0-15 6-39 3-12 5-23 8-35z"><text:p/></draw:path><draw:path draw:style-name="gr3" draw:text-style-name="P6" svg:width="0.0339in" svg:height="0.1516in" svg:x="3.4528in" svg:y="0.4898in" svg:viewBox="0 0 87 386" svg:d="M85 199c2-4 2-5 2-7 0-1 0-2-2-6-23-60-45-118-68-177-3-7-5-9-9-9-5 0-8 3-8 8 0 1 0 1 2 5 23 60 45 120 68 179-23 60-45 120-68 180-2 3-2 4-2 6 0 5 3 8 8 8s6-4 9-8c23-59 45-120 68-179z"><text:p/></draw:path><draw:path draw:style-name="gr3" draw:text-style-name="P6" svg:width="0.0346in" svg:height="0.1516in" svg:x="3.5126in" svg:y="0.4898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6" svg:width="0.035in" svg:height="0.1516in" svg:x="3.5713in" svg:y="0.4898in" svg:viewBox="0 0 90 386" svg:d="M90 192c0-29-4-77-25-119-24-49-57-73-61-73-2 0-4 1-4 3 0 1 0 2 8 9 37 39 59 100 59 180 0 66-14 135-61 183-6 6-6 6-6 7 0 3 2 4 4 4 4 0 39-26 62-76 20-42 24-85 24-118z"><text:p/></draw:path><draw:path draw:style-name="gr3" draw:text-style-name="P6" svg:width="0.0346in" svg:height="0.1516in" svg:x="3.6374in" svg:y="0.4898in" svg:viewBox="0 0 89 386" svg:d="M89 382c0-1 0-1-6-8-49-50-61-122-61-182 0-67 14-134 63-182 4-5 4-6 4-7 0-2-1-3-3-3-5 0-39 25-62 75-20 43-24 86-24 117s4 77 25 121c23 48 56 73 61 73 2 0 3-1 3-4z"><text:p/></draw:path><draw:path draw:style-name="gr3" draw:text-style-name="P6" svg:width="0.0693in" svg:height="0.0685in" svg:x="3.6874in" svg:y="0.5362in" svg:viewBox="0 0 177 175" svg:d="M129 24c-8-14-19-24-37-24-45 0-92 56-92 113 0 37 21 62 51 62 7 0 27-1 50-29 4 16 17 29 35 29 14 0 22-9 29-21 7-14 12-37 12-39 0-4-4-4-5-4-4 0-5 2-6 8-6 24-13 47-28 47-11 0-13-10-13-18s2-11 6-28 4-20 8-35c4-18 10-37 14-54 3-11 3-11 3-13 0-7-5-10-12-10-9 0-14 8-15 16zM103 124c-2 8-2 8-7 15-18 22-33 27-44 27-20 0-24-21-24-36 0-19 12-67 20-85 13-23 30-37 46-37 24 0 29 30 29 34 0 2 0 5-1 6-6 26-12 51-19 76z"><text:p/></draw:path><draw:path draw:style-name="gr3" draw:text-style-name="P6" svg:width="0.035in" svg:height="0.1516in" svg:x="3.7701in" svg:y="0.4898in" svg:viewBox="0 0 90 386" svg:d="M90 192c0-29-4-77-25-119-23-49-57-73-61-73-2 0-4 1-4 3 0 1 0 2 8 9 37 39 59 100 59 180 0 66-14 135-61 183-6 6-6 6-6 7 0 3 2 4 4 4 4 0 39-26 62-76 20-42 24-85 24-118z"><text:p/></draw:path><draw:path draw:style-name="gr3" draw:text-style-name="P6" svg:width="0.0346in" svg:height="0.1516in" svg:x="3.8362in" svg:y="0.4898in" svg:viewBox="0 0 89 386" svg:d="M89 382c0-1 0-1-6-8-49-50-61-122-61-182 0-67 15-134 63-182 4-5 4-6 4-7 0-2-1-3-3-3-5 0-39 25-62 75-20 43-24 86-24 117s4 77 25 121c23 48 56 73 61 73 2 0 3-1 3-4z"><text:p/></draw:path><draw:path draw:style-name="gr3" draw:text-style-name="P6" svg:width="0.0555in" svg:height="0.1071in" svg:x="3.887in" svg:y="0.498in" svg:viewBox="0 0 142 273" svg:d="M75 4c-2-1 0-4-6-4-8 0-37 3-47 4-3 0-7 0-7 8 0 4 4 4 9 4 19 0 20 3 20 7 0 2-4 15-5 24-11 42-21 84-32 126-5 19-7 25-7 39 0 37 21 61 50 61 45 0 92-57 92-114 0-35-20-61-51-61-17 0-34 11-45 23 10-39 19-78 29-117zM39 151c2-9 2-10 5-14 19-25 36-31 46-31 15 0 24 12 24 37 0 22-12 67-19 81-12 27-30 40-45 40-14 0-27-10-27-39 0-7 0-15 7-39 3-12 5-23 9-35z"><text:p/></draw:path><draw:path draw:style-name="gr3" draw:text-style-name="P6" svg:width="0.0346in" svg:height="0.1516in" svg:x="3.9543in" svg:y="0.4898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6" svg:width="0.0394in" svg:height="0.1823in" svg:x="4.1799in" svg:y="0.4748in" svg:viewBox="0 0 101 464" svg:d="M101 460c0-1-1-2-2-4-18-18-44-50-60-113-9-35-13-75-13-111 0-101 25-173 72-223 3-4 3-4 3-5 0-4-3-4-5-4-6 0-27 23-31 30-40 46-65 116-65 202 0 55 10 132 61 198 3 4 28 34 35 34 2 0 5 0 5-4z"><text:p/></draw:path><draw:path draw:style-name="gr3" draw:text-style-name="P6" svg:width="0.0827in" svg:height="0.1366in" svg:x="4.2311in" svg:y="0.4969in" svg:viewBox="0 0 211 348" svg:d="M211 53c0-29-22-53-53-53-22 0-33 7-47 16-21 16-42 53-49 83-21 81-41 164-62 245 0 1 1 4 4 4s5 0 6-3c9-35 18-70 26-105 8 23 25 37 53 37 29 0 57-14 75-31 19-17 31-43 31-71s-15-47-29-57c23-14 45-38 45-65zM141 117c-5 2-9 3-18 3-5 0-13 0-17-1 1-5 14-4 18-4 9 0 12 0 17 2zM189 44c0 27-14 55-35 67-10-4-18-4-30-4-7 0-29-1-29 12 0 11 19 10 27 10 14 0 20-1 31-6 15 14 16 27 18 44 1 22-9 52-20 66-15 21-41 35-63 35-30 0-44-23-44-49 0-5 0-10 2-18 8-33 17-65 24-98 9-33 37-94 83-94 23 0 36 12 36 35z"><text:p/></draw:path><draw:path draw:style-name="gr3" draw:text-style-name="P6" svg:width="0.0508in" svg:height="0.0665in" svg:x="4.3756in" svg:y="0.5362in" svg:viewBox="0 0 130 170" svg:d="M54 42c0-15 0-28 0-42-18 1-36 3-54 4 0 5 0 8 0 12 28 0 30 3 30 21 0 34 0 70 0 104 0 17-4 17-30 17 0 5 0 8 0 12 15 0 33-1 44-1 15 0 34 0 50 1 0-4 0-7 0-12-4 0-6 0-9 0-29 0-29-4-29-17 0-20 0-40 0-60 0-38 16-73 45-73 2 0 4 0 5 1-1 0-9 4-9 15 0 10 8 17 16 17 7 0 17-6 17-18s-12-23-29-23c-28 0-42 25-47 42z"><text:p/></draw:path><draw:path draw:style-name="gr3" draw:text-style-name="P6" svg:width="0.0764in" svg:height="0.0685in" svg:x="4.4358in" svg:y="0.5362in" svg:viewBox="0 0 195 175" svg:d="M139 140c0 12 0 23 0 35 18-1 37-3 56-5 0-4 0-7 0-12-28 0-31-2-31-21 0-46 0-91 0-137-19 1-37 3-56 4 0 5 0 8 0 12 26 0 30 3 30 21 0 23 0 47 0 70 0 33-19 59-47 59-33 0-34-18-34-38 0-43 0-85 0-128-18 1-38 3-57 4 0 5 0 8 0 12 30 0 30 2 30 36 0 19 0 38 0 58 0 30 0 65 59 65 22 0 39-11 50-35z"><text:p/></draw:path><draw:path draw:style-name="gr3" draw:text-style-name="P6" svg:width="0.0335in" svg:height="0.1051in" svg:x="4.5209in" svg:y="0.498in" svg:viewBox="0 0 86 268" svg:d="M55 0c-19 1-36 3-55 4 0 5 0 8 0 12 26 0 30 3 30 22 0 68 0 134 0 201 0 17-5 17-30 17 0 5 0 8 0 12 12 0 33-1 43-1 9 0 29 1 43 1 0-4 0-7 0-12-27 0-31 0-31-17 0-80 0-160 0-239z"><text:p/></draw:path><draw:path draw:style-name="gr3" draw:text-style-name="P6" svg:width="0.0587in" svg:height="0.0693in" svg:x="4.5618in" svg:y="0.5362in" svg:viewBox="0 0 150 177" svg:d="M33 76c2-58 35-68 48-68 40 0 43 52 43 68-30 0-60 0-91 0zM33 84c36 0 72 0 108 0 8 0 9 0 9-8 0-39-21-76-69-76-45 0-81 40-81 88 0 52 41 89 86 89 47 0 64-43 64-51 0-3-3-4-5-4-3 0-4 2-5 6-13 39-49 39-52 39-20 0-35-11-44-25-11-19-11-44-11-58z"><text:p/></draw:path><draw:path draw:style-name="gr3" draw:text-style-name="P6" svg:width="0.0394in" svg:height="0.1823in" svg:x="4.6319in" svg:y="0.4748in" svg:viewBox="0 0 101 464" svg:d="M101 232c0-55-10-132-60-198-4-4-29-34-37-34-1 0-4 1-4 4 0 1 1 3 2 4 19 21 44 51 61 113 9 35 12 75 12 111 0 39-3 78-14 117-15 54-38 84-58 106-3 4-3 4-3 5 0 3 3 4 4 4 7 0 28-24 32-30 40-46 65-115 65-202z"><text:p/></draw:path><draw:path draw:style-name="gr3" draw:text-style-name="P6" svg:width="0.1008in" svg:height="0.035in" svg:x="0.8398in" svg:y="0.792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1in" svg:y="0.7425in" svg:viewBox="0 0 191 273" svg:d="M118 155c15 41 34 100 40 109s10 9 20 9c4 0 6 0 9 0 4-1 4-4 4-5s-1-2-2-3c-3-4-5-10-9-18-26-73-52-146-79-220-7-22-28-27-46-27-2 0-8 0-8 4s3 3 4 4c13 2 15 5 25 30 12 36 25 71 37 106-35 35-71 70-106 106-5 5-7 7-7 12 0 6 4 11 11 11 6 0 10-4 13-8 31-36 63-74 94-110z"><text:p/></draw:path><draw:path draw:style-name="gr3" draw:text-style-name="P6" svg:width="0.0693in" svg:height="0.0685in" svg:x="1.0866in" svg:y="0.7807in" svg:viewBox="0 0 177 175" svg:d="M129 24c-7-14-18-24-35-24-46 0-94 56-94 112 0 38 22 63 52 63 7 0 27-2 50-30 4 17 17 30 36 30 13 0 22-9 28-22 7-13 8-25 11-38 0-4-3-4-4-4-4 0-5 1-6 7-6 25-13 48-28 48-11 0-12-10-12-18s1-12 5-28c3-17 4-20 8-35 4-18 10-37 14-54 2-11 2-12 2-13 0-7-4-10-11-10-9 0-15 7-16 16zM105 124c-3 7-3 8-8 15-18 20-33 27-44 27-20 0-25-21-25-36 0-20 13-67 22-85 12-23 28-37 44-37 25 0 30 32 30 34s-1 4-1 6c-6 26-12 51-18 76z"><text:p/></draw:path><draw:path draw:style-name="gr3" draw:text-style-name="P6" svg:width="0.076in" svg:height="0.0878in" svg:x="1.2161in" svg:y="0.7661in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3" draw:text-style-name="P6" svg:width="0.1039in" svg:height="0.1087in" svg:x="1.3528in" svg:y="0.7398in" svg:viewBox="0 0 265 277" svg:d="M56 232c-16 26-31 32-48 33-5 0-8 0-8 8 0 2 2 4 4 4 11 0 24-1 35-1 12 0 26 1 38 1 2 0 8 0 8-8 0-4-5-4-7-4-9-1-19-4-19-13 0-6 4-9 6-14 10-17 20-33 30-50 32 0 65 0 96 0 2 8 7 61 7 64 0 12-20 13-27 13-6 0-10 0-10 8 0 4 4 4 5 4 16 0 33-1 49-1 9 0 34 1 44 1 2 0 6 0 6-8 0-4-4-4-9-4-24 0-24-3-25-14-8-81-15-161-23-241-1-8-1-10-8-10-6 0-7 3-10 7-45 74-89 150-134 225zM102 176c26-43 51-85 76-128 5 43 8 85 12 128-29 0-58 0-88 0z"><text:p/></draw:path><draw:path draw:style-name="gr3" draw:text-style-name="P6" svg:width="0.0177in" svg:height="0.0449in" svg:x="1.4744in" svg:y="0.8327in" svg:viewBox="0 0 46 115" svg:d="M46 40c0-26-10-40-25-40-13 0-21 9-21 20s8 21 21 21c4 0 10-3 13-6 1 0 1-1 2-1 0 2 1 1 1 6 0 28-13 52-26 64-4 5-4 6-4 7 0 2 2 4 4 4 3 0 35-29 35-75z"><text:p/></draw:path><draw:path draw:style-name="gr3" draw:text-style-name="P6" svg:width="0.0555in" svg:height="0.1071in" svg:x="1.5362in" svg:y="0.7425in" svg:viewBox="0 0 142 273" svg:d="M74 4c0-1 0-4-5-4-8 0-37 3-47 3-3 1-8 1-8 9 0 4 4 4 10 4 19 0 19 3 19 7 0 2-3 15-6 23-9 42-20 85-30 127-6 19-7 25-7 39 0 37 21 61 50 61 45 0 92-59 92-114 0-35-20-61-52-61-17 0-33 11-45 23 10-39 19-78 29-117zM37 151c3-9 3-10 7-15 19-24 36-30 46-30 13 0 24 12 24 36 0 23-13 67-19 82-14 26-31 40-45 40s-27-11-27-40c0-6 0-14 7-38 2-12 5-23 7-35z"><text:p/></draw:path><draw:path draw:style-name="gr3" draw:text-style-name="P6" svg:width="0.076in" svg:height="0.0878in" svg:x="1.6492in" svg:y="0.7661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6" svg:width="0.1083in" svg:height="0.1035in" svg:x="1.7866in" svg:y="0.7449in" svg:viewBox="0 0 276 264" svg:d="M46 233c-4 16-4 19-35 19-7 0-11 0-11 8 0 4 4 4 11 4 46 0 91 0 138 0 61 0 106-46 106-84 0-27-22-50-59-55 41-6 80-35 80-72 0-29-25-53-71-53-43 0-87 0-130 0-8 0-11 0-11 8 0 4 3 4 11 4 4 0 8 0 14 0 7 1 10 1 10 7 0 1 0 3-1 7-18 70-34 138-52 207zM105 122c7-32 16-64 24-96 3-13 4-14 21-14 16 0 33 0 49 0 34 0 42 22 42 40 0 34-33 70-80 70-19 0-38 0-56 0zM87 252c-6 0-6 0-9 0-3-1-4-1-4-5 0-1 0-2 2-8 9-37 18-72 26-108 25 0 49 0 73 0 37 0 45 28 45 45 0 38-35 76-80 76-18 0-35 0-53 0z"><text:p/></draw:path><draw:path draw:style-name="gr3" draw:text-style-name="P6" svg:width="0.0157in" svg:height="0.0157in" svg:x="1.9165in" svg:y="0.8327in" svg:viewBox="0 0 41 41" svg:d="M41 20c0-11-9-20-20-20s-21 9-21 20 10 21 21 21 20-10 20-21z"><text:p/></draw:path><draw:path draw:style-name="gr3" draw:text-style-name="P6" svg:width="0.035in" svg:height="0.152in" svg:x="1.9606in" svg:y="0.7335in" svg:viewBox="0 0 90 387" svg:d="M90 383c0-1 0-2-6-9-49-48-61-121-61-180 0-68 14-135 62-183 5-4 5-6 5-7 0-3-2-4-4-4-3 0-39 26-62 76-18 42-24 85-24 118 0 29 4 77 26 121 24 47 57 72 60 72 2 0 4-1 4-4z"><text:p/></draw:path><draw:path draw:style-name="gr3" draw:text-style-name="P6" svg:width="0.0748in" svg:height="0.1071in" svg:x="2.013in" svg:y="0.7425in" svg:viewBox="0 0 191 273" svg:d="M118 155c15 41 34 100 40 109s10 9 20 9c4 0 6 0 9 0 3-1 4-4 4-5s-1-2-2-3c-3-4-6-10-9-18-26-73-52-146-79-220-7-22-28-27-47-27-1 0-7 0-7 4s3 3 4 4c13 2 15 5 25 30 12 36 25 71 37 106-35 35-71 70-106 106-5 5-7 7-7 12 0 6 4 11 11 11 6 0 10-4 13-8 31-36 63-74 94-110z"><text:p/></draw:path><draw:path draw:style-name="gr3" draw:text-style-name="P6" svg:width="0.0555in" svg:height="0.1071in" svg:x="2.1012in" svg:y="0.7425in" svg:viewBox="0 0 142 273" svg:d="M74 4c0-1 0-4-5-4-8 0-37 3-47 3-3 1-8 1-8 9 0 4 4 4 10 4 18 0 19 3 19 7 0 2-3 15-6 23-11 42-20 85-31 127-5 19-6 25-6 39 0 37 20 61 48 61 47 0 94-59 94-114 0-35-21-61-52-61-17 0-33 11-45 23 10-39 19-78 29-117zM37 151c3-9 3-10 6-15 20-24 36-30 47-30 13 0 24 12 24 36 0 23-13 67-19 82-14 26-31 40-47 40-13 0-25-11-25-40 0-6 0-14 6-38 3-12 5-23 8-35z"><text:p/></draw:path><draw:path draw:style-name="gr3" draw:text-style-name="P6" svg:width="0.076in" svg:height="0.0878in" svg:x="2.2142in" svg:y="0.7661in" svg:viewBox="0 0 194 224" svg:d="M179 120c7 0 15 0 15-8s-8-8-15-8c-55 0-109 0-164 0 5-51 50-89 104-89 20 0 41 0 60 0 7 0 15 0 15-7 0-8-8-8-15-8-19 0-40 0-60 0-66 0-119 51-119 112 0 62 53 112 119 112 20 0 41 0 60 0 7 0 15 0 15-7 0-8-8-8-15-8-19 0-40 0-60 0-54 0-99-37-104-89 55 0 109 0 164 0z"><text:p/></draw:path><draw:path draw:style-name="gr3" draw:text-style-name="P6" svg:width="0.1083in" svg:height="0.1035in" svg:x="2.3508in" svg:y="0.7449in" svg:viewBox="0 0 276 264" svg:d="M46 233c-4 16-4 19-35 19-7 0-11 0-11 8 0 4 3 4 11 4 46 0 91 0 138 0 61 0 106-46 106-84 0-27-22-50-59-55 39-6 80-35 80-72 0-29-25-53-71-53-43 0-87 0-130 0-8 0-11 0-11 8 0 4 3 4 10 4 1 0 9 0 15 0 7 1 10 1 10 7 0 1 0 3-1 7-18 70-34 138-52 207zM105 122c7-32 16-64 24-96 3-13 4-14 21-14 16 0 33 0 49 0 34 0 42 22 42 40 0 34-33 70-80 70-19 0-38 0-56 0zM87 252c-6 0-7 0-9 0-3-1-4-1-4-5 0-1 0-2 2-8 9-37 18-72 26-108 25 0 49 0 73 0 37 0 45 28 45 45 0 38-35 76-80 76-18 0-35 0-53 0z"><text:p/></draw:path><draw:path draw:style-name="gr3" draw:text-style-name="P6" svg:width="0.0157in" svg:height="0.0157in" svg:x="2.4807in" svg:y="0.8327in" svg:viewBox="0 0 41 41" svg:d="M41 20c0-11-9-20-20-20-12 0-21 9-21 20s9 21 21 21c11 0 20-10 20-21z"><text:p/></draw:path><draw:path draw:style-name="gr3" draw:text-style-name="P6" svg:width="0.0756in" svg:height="0.1382in" svg:x="2.5181in" svg:y="0.7413in" svg:viewBox="0 0 193 352" svg:d="M121 118c11 0 23 0 34 0 8 0 11 0 11-8 0-4-3-4-10-4-11 0-22 0-33 0 4-15 6-30 9-44 1-8 7-36 9-40 3-8 10-13 19-13 1 0 11 0 18 6-16 3-21 16-21 21 0 9 7 13 15 13 10 0 21-7 21-23 0-17-18-26-33-26-14 0-38 7-50 45-2 9-3 12-12 61-9 0-19 0-28 0-6 0-11 0-11 7 0 5 4 5 11 5 9 0 17 0 26 0-10 50-20 102-30 153-7 37-13 72-33 72-2 0-11 0-19-6 18-2 21-16 21-21 0-9-6-14-14-14-10 0-21 8-21 24s17 26 33 26c21 0 36-23 44-37 12-25 21-72 21-74 8-41 15-83 23-123z"><text:p/></draw:path><draw:path draw:style-name="gr3" draw:text-style-name="P6" svg:width="0.035in" svg:height="0.152in" svg:x="2.6161in" svg:y="0.7335in" svg:viewBox="0 0 90 387" svg:d="M90 383c0-1 0-2-6-9-49-48-62-121-62-180 0-68 15-135 63-183 5-4 5-6 5-7 0-3-2-4-4-4-3 0-39 26-62 76-20 42-24 85-24 118 0 29 4 77 25 121 23 47 58 72 61 72 2 0 4-1 4-4z"><text:p/></draw:path><draw:path draw:style-name="gr3" draw:text-style-name="P6" svg:width="0.0335in" svg:height="0.152in" svg:x="2.6772in" svg:y="0.7335in" svg:viewBox="0 0 86 387" svg:d="M84 15c2-4 2-5 2-7 0-5-3-8-8-8-3 0-6 2-9 9-23 59-45 119-68 178 0 2-1 4-1 7 0 1 0 2 1 6 23 60 45 118 68 177 1 5 4 10 9 10s8-3 8-8c0-1 0-2-2-6-23-60-45-120-69-179 24-60 46-119 69-179z"><text:p/></draw:path><draw:path draw:style-name="gr3" draw:text-style-name="P6" svg:width="0.0693in" svg:height="0.0685in" svg:x="2.7256in" svg:y="0.7807in" svg:viewBox="0 0 177 175" svg:d="M129 24c-8-14-19-24-37-24-45 0-92 56-92 112 0 38 21 63 51 63 7 0 27-2 50-30 4 17 17 30 35 30 14 0 22-9 29-22s8-25 12-38c0-4-4-4-5-4-4 0-4 1-6 7-5 25-13 48-28 48-11 0-13-10-13-18s2-12 6-28c4-17 4-20 9-35 4-18 9-37 13-54 3-11 3-12 3-13 0-7-5-10-12-10-9 0-14 7-15 16zM103 124c-2 7-2 8-7 15-18 20-33 27-44 27-19 0-24-21-24-36 0-20 12-67 20-85 13-23 30-37 46-37 25 0 29 32 29 34s0 4-1 6c-6 26-12 51-19 76z"><text:p/></draw:path><draw:path draw:style-name="gr3" draw:text-style-name="P6" svg:width="0.0173in" svg:height="0.0449in" svg:x="2.813in" svg:y="0.8327in" svg:viewBox="0 0 45 115" svg:d="M45 40c0-26-10-40-25-40-12 0-20 9-20 20s8 21 20 21c4 0 10-3 14-6 1 0 1-1 1-1 1 0 1 1 1 6 0 28-13 52-26 64-4 5-4 6-4 7 0 2 2 4 4 4 4 0 35-29 35-75z"><text:p/></draw:path><draw:path draw:style-name="gr3" draw:text-style-name="P6" svg:width="0.0555in" svg:height="0.1071in" svg:x="2.8744in" svg:y="0.7425in" svg:viewBox="0 0 142 273" svg:d="M75 4c0-1 0-4-6-4-8 0-37 3-47 3-3 1-8 1-8 9 0 4 5 4 10 4 19 0 19 3 19 7 0 2-3 15-4 23-11 42-21 85-32 127-6 19-7 25-7 39 0 37 21 61 50 61 45 0 92-59 92-114 0-35-20-61-51-61-17 0-34 11-45 23 10-39 19-78 29-117zM39 151c2-9 2-10 5-15 19-24 36-30 46-30 15 0 24 12 24 36 0 23-12 67-19 82-12 26-31 40-45 40s-27-11-27-40c0-6 0-14 7-38 3-12 5-23 9-35z"><text:p/></draw:path><draw:path draw:style-name="gr3" draw:text-style-name="P6" svg:width="0.0335in" svg:height="0.152in" svg:x="2.9413in" svg:y="0.7335in" svg:viewBox="0 0 86 387" svg:d="M84 200c2-4 2-5 2-6 0-2 0-3-2-7-22-59-45-119-67-178-3-7-5-9-9-9-5 0-8 3-8 8 0 1 0 2 1 6 23 60 46 120 69 180-23 59-46 118-69 178-1 4-1 5-1 7 0 5 3 8 8 8 4 0 6-4 7-8 24-59 46-119 69-179z"><text:p/></draw:path><draw:path draw:style-name="gr3" draw:text-style-name="P6" svg:width="0.035in" svg:height="0.152in" svg:x="3.0008in" svg:y="0.7335in" svg:viewBox="0 0 90 387" svg:d="M90 194c0-30-4-77-26-121-23-48-56-73-60-73-3 0-4 2-4 4 0 1 0 3 8 9 37 39 59 100 59 181 0 66-14 134-61 182-6 5-6 6-6 7 0 2 1 4 4 4 4 0 39-26 61-76 20-42 25-84 25-117z"><text:p/></draw:path><draw:path draw:style-name="gr3" draw:text-style-name="P6" svg:width="0.0346in" svg:height="0.152in" svg:x="3.0598in" svg:y="0.7335in" svg:viewBox="0 0 89 387" svg:d="M89 194c0-30-4-77-25-121-23-48-56-73-61-73-2 0-3 2-3 4 0 1 0 3 7 9 38 39 60 100 60 181 0 66-14 134-63 182-4 5-4 6-4 7 0 2 1 4 3 4 5 0 39-26 62-76 20-42 24-84 24-117z"><text:p/></draw:path><draw:path draw:style-name="gr3" draw:text-style-name="P6" svg:width="0.035in" svg:height="0.152in" svg:x="3.1252in" svg:y="0.7335in" svg:viewBox="0 0 90 387" svg:d="M90 383c0-1 0-2-6-9-49-48-61-121-61-180 0-68 14-135 62-183 5-4 5-6 5-7 0-3-2-4-4-4-3 0-39 26-62 76-20 42-24 85-24 118 0 29 4 77 25 121 23 47 58 72 61 72 2 0 4-1 4-4z"><text:p/></draw:path><draw:path draw:style-name="gr3" draw:text-style-name="P6" svg:width="0.0555in" svg:height="0.1071in" svg:x="3.1768in" svg:y="0.7425in" svg:viewBox="0 0 142 273" svg:d="M74 4c0-1 0-4-6-4-9 0-36 3-46 3-3 1-8 1-8 9 0 4 4 4 9 4 19 0 20 3 20 7 0 2-3 15-6 23-11 42-20 85-31 127-5 19-6 25-6 39 0 37 20 61 48 61 47 0 94-59 94-114 0-35-21-61-52-61-17 0-33 11-45 23 10-39 19-78 29-117zM37 151c3-9 3-10 6-15 20-24 36-30 46-30 14 0 25 12 25 36 0 23-13 67-19 82-14 26-31 40-47 40-13 0-25-11-25-40 0-6 0-14 6-38 3-12 5-23 8-35z"><text:p/></draw:path><draw:path draw:style-name="gr3" draw:text-style-name="P6" svg:width="0.0346in" svg:height="0.152in" svg:x="3.2437in" svg:y="0.7335in" svg:viewBox="0 0 89 387" svg:d="M89 194c0-30-3-77-25-121-23-48-56-73-61-73-2 0-3 2-3 4 0 1 0 3 8 9 37 39 59 100 59 181 0 66-14 134-63 182-4 5-4 6-4 7 0 2 1 4 3 4 5 0 40-26 62-76 20-42 24-84 24-117z"><text:p/></draw:path><draw:path draw:style-name="gr3" draw:text-style-name="P6" svg:width="0.0394in" svg:height="0.1819in" svg:x="4.1799in" svg:y="0.7189in" svg:viewBox="0 0 101 463" svg:d="M101 460c0-1-1-2-2-4-18-18-44-50-60-113-9-35-13-75-13-111 0-101 25-173 72-223 3-4 2-4 3-5 0-4-3-4-5-4-6 0-27 23-31 29-40 47-65 116-65 203 0 55 10 132 61 198 3 4 28 33 35 33 2 0 5 0 5-3z"><text:p/></draw:path><draw:path draw:style-name="gr3" draw:text-style-name="P6" svg:width="0.0827in" svg:height="0.1366in" svg:x="4.2311in" svg:y="0.7413in" svg:viewBox="0 0 211 348" svg:d="M211 53c0-29-22-53-53-53-22 0-33 5-47 16-21 16-42 53-49 82-21 81-41 164-62 245 0 2 1 5 4 5s5-2 6-3c9-35 18-71 26-106 8 23 25 37 53 37 29 0 57-13 75-30 19-18 31-43 31-71s-15-49-29-57c23-14 45-38 45-65zM141 117c-5 2-9 3-18 3-5 0-13 0-17-2 1-4 14-4 18-4 9 0 12 0 17 3zM189 44c0 26-14 55-35 67-10-4-18-5-30-5-7 0-29 0-29 13 0 10 19 9 27 9 14 0 20 0 31-5 15 13 16 25 18 44 1 22-9 51-20 66-15 21-41 35-63 35-30 0-44-23-44-50 0-4 0-9 2-17 8-33 17-65 24-98 9-33 37-94 83-94 23 0 36 12 36 35z"><text:p/></draw:path><draw:path draw:style-name="gr3" draw:text-style-name="P6" svg:width="0.0508in" svg:height="0.0665in" svg:x="4.3756in" svg:y="0.7807in" svg:viewBox="0 0 130 170" svg:d="M54 42c0-15 0-28 0-42-18 1-36 2-54 3 0 5 0 8 0 12 28 0 30 4 30 22 0 34 0 70 0 104 0 17-4 17-30 17 0 5 0 8 0 12 15-1 33-1 44-1 15 0 34 0 50 1 0-4 0-7 0-12-4 0-6 0-9 0-29 0-29-4-29-18 0-20 0-40 0-60 0-37 16-72 45-72 2 0 4 0 5 1-1 0-9 4-9 14 0 11 8 17 16 17 7 0 17-5 17-17s-12-23-29-23c-28 0-42 25-47 42z"><text:p/></draw:path><draw:path draw:style-name="gr3" draw:text-style-name="P6" svg:width="0.0764in" svg:height="0.0685in" svg:x="4.4358in" svg:y="0.7807in" svg:viewBox="0 0 195 175" svg:d="M139 140c0 12 0 23 0 35 18-1 37-3 56-5 0-4 0-7 0-12-28 0-31-3-31-22 0-45 0-91 0-136-19 1-37 2-56 3 0 5 0 8 0 12 26 0 30 4 30 22 0 23 0 47 0 70 0 33-19 59-47 59-33 0-34-19-34-38 0-43 0-85 0-128-18 1-38 2-57 3 0 5 0 8 0 12 30 0 30 1 30 37 0 18 0 38 0 57 0 31 0 66 59 66 22 0 39-11 50-35z"><text:p/></draw:path><draw:path draw:style-name="gr3" draw:text-style-name="P6" svg:width="0.0335in" svg:height="0.1051in" svg:x="4.5209in" svg:y="0.7425in" svg:viewBox="0 0 86 268" svg:d="M55 0c-19 1-36 3-55 4 0 5 0 8 0 12 26 0 30 3 30 21 0 67 0 135 0 202 0 17-5 17-30 17 0 5 0 8 0 12 12-1 33-1 43-1 9 0 29 0 43 1 0-4 0-7 0-12-27 0-31 0-31-17 0-80 0-160 0-239z"><text:p/></draw:path><draw:path draw:style-name="gr3" draw:text-style-name="P6" svg:width="0.0587in" svg:height="0.0697in" svg:x="4.5618in" svg:y="0.7803in" svg:viewBox="0 0 150 178" svg:d="M33 76c2-57 35-67 48-67 40 0 43 53 43 67-30 0-60 0-91 0zM33 85c36 0 72 0 108 0 8 0 9 0 9-9 0-39-21-76-69-76-45 0-81 41-81 89 0 52 41 89 86 89 47 0 64-43 64-50 0-4-3-5-5-5-3 0-4 2-5 6-13 39-49 39-52 39-20 0-35-12-44-26-11-18-11-44-11-57z"><text:p/></draw:path><draw:path draw:style-name="gr3" draw:text-style-name="P6" svg:width="0.0394in" svg:height="0.1819in" svg:x="4.6319in" svg:y="0.7189in" svg:viewBox="0 0 101 463" svg:d="M101 232c0-55-10-133-60-198-4-4-29-34-37-34-1 0-4 1-4 4 0 1 1 3 2 4 19 19 44 51 61 113 9 35 12 75 12 111 0 39-3 78-14 116-15 55-38 85-58 106-3 5-3 5-3 6 0 3 3 3 4 3 7 0 28-23 32-29 40-46 65-116 65-202z"><text:p/></draw:path><draw:path draw:style-name="gr3" draw:text-style-name="P6" svg:width="0.1008in" svg:height="0.035in" svg:x="0.8398in" svg:y="1.038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1in" svg:y="0.9882in" svg:viewBox="0 0 191 273" svg:d="M118 155c15 41 34 100 40 109 6 8 10 8 20 8 4 0 6 0 9 0 4 0 4-3 4-4s-1-2-2-3c-3-4-5-10-9-18-26-73-52-146-79-220-7-23-28-27-46-27-2 0-8 0-8 4 0 3 3 3 4 4 13 2 15 4 25 30 12 36 25 71 37 106-35 35-71 70-106 106-5 4-7 6-7 12s4 11 11 11c6 0 10-5 13-8 31-36 63-74 94-110z"><text:p/></draw:path><draw:path draw:style-name="gr3" draw:text-style-name="P6" svg:width="0.0693in" svg:height="0.0685in" svg:x="1.0866in" svg:y="1.0264in" svg:viewBox="0 0 177 175" svg:d="M129 25c-7-14-18-25-35-25-46 0-94 57-94 113 0 37 22 62 52 62 7 0 27-1 50-29 4 17 17 29 36 29 13 0 22-9 28-21 7-14 11-37 11-39 0-3-3-3-4-3-4 0-5 1-6 7-6 25-13 48-28 48-11 0-12-10-12-17 0-9 1-13 5-29 3-17 4-21 8-35 4-18 10-37 14-54 2-11 2-12 2-13 0-7-4-11-11-11-9 0-15 8-16 17zM105 125c-3 7-3 8-8 15-18 21-33 27-44 27-20 0-25-22-25-36 0-20 13-67 22-85 12-23 28-37 44-37 25 0 30 32 30 34s-1 4-1 6c-6 26-12 51-18 76z"><text:p/></draw:path><draw:path draw:style-name="gr3" draw:text-style-name="P6" svg:width="0.076in" svg:height="0.0878in" svg:x="1.2161in" svg:y="1.0098in" svg:viewBox="0 0 194 224" svg:d="M179 120c7 0 15 0 15-8s-8-8-15-8c-55 0-109 0-164 0 6-51 50-89 104-89 20 0 41 0 60 0 7 0 15 0 15-7 0-8-8-8-15-8-19 0-40 0-60 0-66 0-119 51-119 112 0 62 53 112 119 112 20 0 41 0 60 0 7 0 15 0 15-7 0-8-8-8-15-8-19 0-40 0-60 0-54 0-98-37-104-89 55 0 109 0 164 0z"><text:p/></draw:path><draw:path draw:style-name="gr3" draw:text-style-name="P6" svg:width="0.1039in" svg:height="0.1087in" svg:x="1.3528in" svg:y="0.9846in" svg:viewBox="0 0 265 277" svg:d="M56 232c-16 26-31 32-48 33-5 0-8 0-8 8 0 2 2 4 4 4 11 0 24-1 35-1 12 0 26 1 38 1 2 0 8 0 8-8 0-4-5-4-7-4-9-1-19-4-19-14 0-5 4-9 6-15 10-16 20-33 30-49 32 0 65 0 96 0 2 9 7 62 7 65 0 12-20 13-27 13-6 0-10 0-10 8 0 4 4 4 5 4 16 0 33-1 49-1 9 0 34 1 44 1 2 0 6 0 6-8 0-4-4-4-9-4-24 0-24-3-25-14-8-81-15-162-23-242-1-8-1-9-8-9-6 0-7 2-10 7-45 74-89 150-134 225zM102 176c26-43 51-85 76-128 5 43 8 85 12 128-29 0-58 0-88 0z"><text:p/></draw:path><draw:path draw:style-name="gr3" draw:text-style-name="P6" svg:width="0.0177in" svg:height="0.0449in" svg:x="1.4744in" svg:y="1.0776in" svg:viewBox="0 0 46 115" svg:d="M46 41c0-26-10-41-25-41-13 0-21 10-21 21 0 10 8 21 21 21 4 0 10-2 13-6 1-1 1-1 2-1 0 2 1 0 1 6 0 28-13 51-26 65-4 4-4 5-4 6 0 2 2 3 4 3 3 0 35-29 35-74z"><text:p/></draw:path><draw:path draw:style-name="gr3" draw:text-style-name="P6" svg:width="0.0555in" svg:height="0.1067in" svg:x="1.5362in" svg:y="0.9882in" svg:viewBox="0 0 142 272" svg:d="M74 4c0-1 0-4-5-4-8 0-37 3-47 3-3 1-8 1-8 8 0 4 4 4 10 4 19 0 19 4 19 7s-3 16-6 24c-9 42-20 85-30 127-6 18-7 25-7 38 0 38 21 61 50 61 45 0 92-58 92-113 0-35-20-62-52-62-17 0-33 11-45 23 10-39 19-77 29-116zM37 150c3-8 3-9 7-14 19-25 36-30 46-30 13 0 24 12 24 36 0 23-13 67-19 82-14 26-31 40-45 40s-27-11-27-40c0-6 0-14 7-38 2-12 5-24 7-36z"><text:p/></draw:path><draw:path draw:style-name="gr3" draw:text-style-name="P6" svg:width="0.076in" svg:height="0.0878in" svg:x="1.6492in" svg:y="1.0098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3" draw:text-style-name="P6" svg:width="0.1083in" svg:height="0.1035in" svg:x="1.7866in" svg:y="0.9898in" svg:viewBox="0 0 276 264" svg:d="M46 233c-4 16-4 19-35 19-7 0-11 0-11 8 0 4 4 4 11 4 46 0 91 0 138 0 61 0 106-46 106-84 0-28-22-50-59-55 41-7 80-36 80-72 0-29-25-53-71-53-43 0-87 0-130 0-8 0-11 0-11 8 0 3 3 3 11 3 4 0 8 0 14 1 7 1 10 1 10 7 0 1 0 2-1 6-18 70-34 139-52 208zM105 122c7-32 16-64 24-96 3-13 4-15 21-15 16 0 33 0 49 0 34 0 42 23 42 41 0 34-33 70-80 70-19 0-38 0-56 0zM87 252c-6 0-6 0-9-1-3 0-4 0-4-4 0-1 0-2 2-8 9-37 18-72 26-108 25 0 49 0 73 0 37 0 45 28 45 45 0 38-35 76-80 76-18 0-35 0-53 0z"><text:p/></draw:path><draw:path draw:style-name="gr3" draw:text-style-name="P6" svg:width="0.0157in" svg:height="0.0161in" svg:x="1.9165in" svg:y="1.0776in" svg:viewBox="0 0 41 42" svg:d="M41 21c0-11-9-21-20-21s-21 10-21 21 10 21 21 21 20-10 20-21z"><text:p/></draw:path><draw:path draw:style-name="gr3" draw:text-style-name="P6" svg:width="0.076in" svg:height="0.1382in" svg:x="1.9539in" svg:y="0.9862in" svg:viewBox="0 0 194 352" svg:d="M122 118c11 0 22 0 33 0 8 0 11 0 11-8 0-4-3-4-10-4-11 0-21 0-32 0 3-15 6-30 8-44 1-8 7-36 9-40 4-8 11-13 19-13 1 0 12 0 18 6-16 1-21 16-21 21 0 9 8 13 15 13 10 0 22-8 22-23 0-17-19-26-34-26-14 0-38 7-50 45-2 8-3 12-12 61-9 0-19 0-28 0-6 0-11 0-11 7 0 5 4 5 11 5 9 0 17 0 26 0-10 50-19 102-29 153-8 37-14 72-34 72-1 0-11 0-19-6 18-2 22-16 22-21 0-9-7-15-14-15-11 0-22 9-22 23 0 18 18 28 33 28 21 0 36-23 44-37 12-26 21-72 21-75 8-41 16-82 24-122z"><text:p/></draw:path><draw:path draw:style-name="gr3" draw:text-style-name="P6" svg:width="0.035in" svg:height="0.1516in" svg:x="2.0516in" svg:y="0.9795in" svg:viewBox="0 0 90 386" svg:d="M90 383c0-1 0-2-6-9-49-48-61-121-61-180 0-68 14-136 62-183 5-6 5-6 5-7 0-3-2-4-4-4-3 0-39 26-62 76-20 42-24 85-24 118 0 29 4 77 25 119 25 49 58 73 61 73 2 0 4-1 4-3z"><text:p/></draw:path><draw:path draw:style-name="gr3" draw:text-style-name="P6" svg:width="0.0335in" svg:height="0.1516in" svg:x="2.1126in" svg:y="0.9795in" svg:viewBox="0 0 86 386" svg:d="M84 14c2-3 2-4 2-6 0-5-3-8-8-8-3 0-6 2-9 9-22 59-45 117-67 177-1 3-2 5-2 8 0 1 0 2 2 6 22 60 45 118 67 177 1 5 4 9 9 9s8-3 8-8c0-1 0-1-2-5-23-60-45-120-69-179 24-60 46-120 69-180z"><text:p/></draw:path><draw:path draw:style-name="gr3" draw:text-style-name="P6" svg:width="0.0693in" svg:height="0.0685in" svg:x="2.1614in" svg:y="1.0264in" svg:viewBox="0 0 177 175" svg:d="M129 25c-7-14-19-25-35-25-47 0-94 57-94 113 0 37 21 62 52 62 7 0 26-1 49-29 4 17 17 29 35 29 15 0 24-9 29-21 7-14 12-37 12-39 0-3-3-3-4-3-5 0-5 1-6 7-6 25-14 48-29 48-11 0-13-10-13-17 0-9 2-13 6-29 4-17 5-21 9-35 4-18 9-37 13-54 3-11 3-12 3-13 0-7-4-11-11-11-10 0-15 8-16 17zM103 125c-2 7-2 8-7 15-17 21-33 27-44 27-19 0-24-22-24-36 0-20 12-67 20-85 13-23 30-37 46-37 25 0 30 32 30 34s-1 4-1 6c-6 26-13 51-20 76z"><text:p/></draw:path><draw:path draw:style-name="gr3" draw:text-style-name="P6" svg:width="0.0173in" svg:height="0.0449in" svg:x="2.2488in" svg:y="1.0776in" svg:viewBox="0 0 45 115" svg:d="M45 41c0-26-10-41-25-41-12 0-20 10-20 21 0 10 8 21 20 21 5 0 10-2 14-6 1-1 1-1 1-1 1 0 1 0 1 6 0 28-13 51-26 65-4 4-4 5-4 6 0 2 2 3 4 3 4 0 35-29 35-74z"><text:p/></draw:path><draw:path draw:style-name="gr3" draw:text-style-name="P6" svg:width="0.0559in" svg:height="0.1067in" svg:x="2.3102in" svg:y="0.9882in" svg:viewBox="0 0 143 272" svg:d="M75 4c0-1 0-4-6-4-8 0-37 3-47 3-3 1-7 1-7 8 0 4 4 4 9 4 19 0 20 4 20 7s-4 16-5 24c-11 42-21 85-32 127-5 18-7 25-7 38 0 38 21 61 50 61 45 0 93-58 93-113 0-35-21-62-52-62-17 0-34 11-45 23 10-39 19-77 29-116zM39 150c2-8 2-9 5-14 19-25 36-30 46-30 15 0 24 12 24 36 0 23-12 67-19 82-12 26-30 40-45 40-14 0-27-11-27-40 0-6 0-14 7-38 3-12 5-24 9-36z"><text:p/></draw:path><draw:path draw:style-name="gr3" draw:text-style-name="P6" svg:width="0.0335in" svg:height="0.1516in" svg:x="2.3764in" svg:y="0.9795in" svg:viewBox="0 0 86 386" svg:d="M84 200c2-4 2-5 2-6 0-2 0-3-2-7-22-59-45-119-67-178-3-7-5-9-9-9-5 0-8 3-8 8 0 1 0 2 2 6 23 60 45 120 68 180-23 59-45 118-68 178-2 4-2 5-2 6 0 5 3 8 8 8 4 0 6-3 7-8 24-59 46-118 69-178z"><text:p/></draw:path><draw:path draw:style-name="gr3" draw:text-style-name="P6" svg:width="0.035in" svg:height="0.1516in" svg:x="2.4358in" svg:y="0.9795in" svg:viewBox="0 0 90 386" svg:d="M90 194c0-31-4-77-25-121-23-48-57-73-61-73-2 0-4 1-4 4 0 1 0 1 8 9 37 38 59 99 59 181 0 66-14 134-61 182-6 5-6 6-6 7 0 2 2 3 4 3 4 0 39-25 62-75 20-43 24-86 24-117z"><text:p/></draw:path><draw:path draw:style-name="gr3" draw:text-style-name="P6" svg:width="0.0394in" svg:height="0.1819in" svg:x="4.1799in" svg:y="0.9646in" svg:viewBox="0 0 101 463" svg:d="M101 460c0-2-1-2-2-4-18-19-44-50-60-113-9-35-13-76-13-111 0-102 25-173 72-223 3-4 3-5 3-6 0-3-3-3-5-3-6 0-27 23-31 29-40 47-65 116-65 202 0 55 10 133 61 198 3 5 28 34 35 34 2 0 5 0 5-3z"><text:p/></draw:path><draw:path draw:style-name="gr3" draw:text-style-name="P6" svg:width="0.0827in" svg:height="0.1366in" svg:x="4.2311in" svg:y="0.9862in" svg:viewBox="0 0 211 348" svg:d="M211 53c0-30-22-53-53-53-22 0-33 5-47 15-21 16-42 53-49 83-21 81-41 164-62 245 0 2 1 5 4 5s5-2 6-3c9-35 18-71 26-106 8 23 25 37 53 37 29 0 57-13 75-31 19-17 31-42 31-70 0-29-15-49-29-58 23-13 45-37 45-64zM141 117c-5 2-9 2-18 2-5 0-13 1-17-1 1-4 14-4 18-4 9 0 12 0 17 3zM189 44c0 26-14 54-35 66-10-3-18-4-30-4-7 0-29 0-29 12 0 11 19 10 27 10 14 0 20 0 31-5 15 13 16 25 18 43 1 23-9 52-20 67-15 21-41 34-63 34-30 0-44-22-44-49 0-4 0-10 2-17 8-33 17-65 24-98 9-34 37-94 83-94 23 0 36 11 36 35z"><text:p/></draw:path><draw:path draw:style-name="gr3" draw:text-style-name="P6" svg:width="0.0508in" svg:height="0.0673in" svg:x="4.3756in" svg:y="1.0264in" svg:viewBox="0 0 130 172" svg:d="M54 43c0-14 0-29 0-43-18 1-36 3-54 4 0 5 0 8 0 12 28 0 30 3 30 22 0 35 0 70 0 104 0 17-4 17-30 17 0 5 0 8 0 13 15-2 33-2 44-2 15 0 34 0 50 2 0-5 0-8 0-13-4 0-6 0-9 0-29 0-29-4-29-18 0-20 0-40 0-60 0-38 16-72 45-72 2 0 4 0 5 0-1 1-9 5-9 15 0 11 8 17 16 17 7 0 17-5 17-17 0-13-12-24-29-24-28 0-42 26-47 43z"><text:p/></draw:path><draw:path draw:style-name="gr3" draw:text-style-name="P6" svg:width="0.0764in" svg:height="0.0685in" svg:x="4.4358in" svg:y="1.0264in" svg:viewBox="0 0 195 175" svg:d="M139 141c0 11 0 23 0 34 18-1 37-2 56-3 0-5 0-8 0-13-28 0-31-3-31-22 0-46 0-91 0-137-19 1-37 3-56 4 0 5 0 8 0 12 26 0 30 3 30 22 0 24 0 46 0 69 0 34-19 60-47 60-33 0-34-19-34-38 0-43 0-86 0-129-18 1-38 3-57 4 0 5 0 8 0 12 30 0 30 2 30 36 0 19 0 38 0 58 0 30 0 65 59 65 22 0 39-10 50-34z"><text:p/></draw:path><draw:path draw:style-name="gr3" draw:text-style-name="P6" svg:width="0.0335in" svg:height="0.1051in" svg:x="4.5209in" svg:y="0.9882in" svg:viewBox="0 0 86 268" svg:d="M55 0c-19 1-36 3-55 4 0 4 0 8 0 11 26 0 30 4 30 22 0 67 0 135 0 202 0 17-5 17-30 17 0 5 0 8 0 12 12-1 33-1 43-1 9 0 29 0 43 1 0-4 0-7 0-12-27 0-31 0-31-17 0-80 0-160 0-239z"><text:p/></draw:path><draw:path draw:style-name="gr3" draw:text-style-name="P6" svg:width="0.0587in" svg:height="0.0693in" svg:x="4.5618in" svg:y="1.0252in" svg:viewBox="0 0 150 177" svg:d="M33 76c2-57 35-67 48-67 40 0 43 51 43 67-30 0-60 0-91 0zM33 84c36 0 72 0 108 0 8 0 9 0 9-8 0-39-21-76-69-76-45 0-81 40-81 88 0 52 41 89 86 89 47 0 64-43 64-49 0-5-3-5-5-5-3 0-4 2-5 5-13 40-49 40-52 40-20 0-35-12-44-26-11-19-11-44-11-58z"><text:p/></draw:path><draw:path draw:style-name="gr3" draw:text-style-name="P6" svg:width="0.0394in" svg:height="0.1819in" svg:x="4.6319in" svg:y="0.9646in" svg:viewBox="0 0 101 463" svg:d="M101 232c0-55-10-133-60-198-4-4-29-34-37-34-1 0-4 1-4 3s1 4 2 5c19 19 44 51 61 113 9 35 12 75 12 110 0 40-3 79-14 117-15 53-38 84-58 106-3 4-3 5-3 6 0 3 3 3 4 3 7 0 28-23 32-29 40-47 65-116 65-202z"><text:p/></draw:path><draw:path draw:style-name="gr3" draw:text-style-name="P6" svg:width="0.1008in" svg:height="0.0354in" svg:x="0.8398in" svg:y="1.2827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756in" svg:height="0.1378in" svg:x="1in" svg:y="1.2307in" svg:viewBox="0 0 193 351" svg:d="M121 118c11 0 23 0 34 0 8 0 11 0 11-8 0-4-3-4-10-4-11 0-22 0-33 0 4-15 6-30 9-44 1-9 7-36 9-41 3-7 10-13 19-13 1 0 11 0 18 7-16 1-21 15-21 21 0 9 7 13 15 13 10 0 21-8 21-23 0-17-18-26-33-26-14 0-38 7-50 45-2 8-3 12-12 61-9 0-19 0-28 0-6 0-11 0-11 7 0 5 4 5 11 5 9 0 17 0 26 0-10 50-20 102-30 153-7 37-13 72-33 72-2 0-11 0-19-8 18-1 21-14 21-20 0-9-6-14-14-14-10 0-21 9-21 23 0 18 17 27 33 27 21 0 36-22 44-38 12-24 21-70 21-73 8-41 15-82 23-122z"><text:p/></draw:path><draw:path draw:style-name="gr3" draw:text-style-name="P6" svg:width="0.0394in" svg:height="0.1819in" svg:x="4.1799in" svg:y="1.2094in" svg:viewBox="0 0 101 463" svg:d="M101 459c0-1-1-3-2-4-18-18-44-49-60-113-9-35-13-75-13-110 0-102 25-174 72-223 3-4 3-5 3-6 0-3-3-3-5-3-6 0-27 23-31 29-40 47-65 116-65 202 0 55 10 133 61 198 3 4 28 34 35 34 2 0 5 0 5-4z"><text:p/></draw:path><draw:path draw:style-name="gr3" draw:text-style-name="P6" svg:width="0.0705in" svg:height="0.0996in" svg:x="4.2311in" svg:y="1.2713in" svg:viewBox="0 0 180 254" svg:d="M177 64c2-7 3-12 3-22 0-26-15-42-44-42-30 0-50 20-60 34-2-22-18-34-35-34-18 0-26 15-29 22-8 13-12 36-12 37 0 5 3 5 4 5 5 0 5-1 7-9 7-28 14-46 29-46 6 0 12 3 12 17 0 8-1 12-7 32-8 30-14 61-22 90-1 6-4 15-4 17 0 7 5 10 12 10 4 0 11-3 14-11 2-10 5-19 7-29 3-11 5-23 9-34 2-9 4-17 6-26 1-2 3-15 5-18 1-3 13-24 26-35 8-7 19-13 36-13s21 13 21 26c0 2 0 9-3 25-14 60-30 118-44 178-1 4-1 5-1 6 0 6 4 10 11 10 12 0 14-11 15-15 14-59 30-117 44-175z"><text:p/></draw:path><draw:path draw:style-name="gr3" draw:text-style-name="P6" svg:width="0.0508in" svg:height="0.0665in" svg:x="4.3626in" svg:y="1.2713in" svg:viewBox="0 0 130 170" svg:d="M54 43c0-14 0-29 0-43-18 1-36 3-54 4 0 5 0 8 0 12 26 0 30 3 30 21 0 36 0 70 0 105 0 16-5 16-30 16 0 5 0 8 0 12 14 0 33-1 44-1 15 0 33 0 48 1 0-4 0-7 0-12-2 0-5 0-7 0-29 0-30-3-30-17 0-20 0-40 0-60 0-38 17-72 46-72 2 0 4 0 5 0-1 0-9 5-9 15 0 11 8 17 16 17 7 0 17-6 17-18 0-13-12-23-29-23-28 0-42 26-47 43z"><text:p/></draw:path><draw:path draw:style-name="gr3" draw:text-style-name="P6" svg:width="0.0764in" svg:height="0.0685in" svg:x="4.4228in" svg:y="1.2713in" svg:viewBox="0 0 195 175" svg:d="M139 141c0 11 0 23 0 34 18-1 37-3 56-5 0-4 0-7 0-12-28 0-31-2-31-21 0-46 0-91 0-137-19 1-39 3-57 4 0 5 0 8 0 12 27 0 31 3 31 21 0 23 0 47 0 70 0 34-19 59-48 59-32 0-34-18-34-37 0-43 0-86 0-129-19 1-37 3-56 4 0 5 0 8 0 12 30 0 30 2 30 36 0 19 0 38 0 58 0 30 0 65 59 65 21 0 39-11 50-34z"><text:p/></draw:path><draw:path draw:style-name="gr3" draw:text-style-name="P6" svg:width="0.0335in" svg:height="0.1051in" svg:x="4.5075in" svg:y="1.2331in" svg:viewBox="0 0 86 268" svg:d="M56 0c-19 1-37 3-56 4 0 5 0 8 0 12 28 0 31 4 31 22 0 68 0 135 0 202 0 16-5 16-31 16 0 5 0 8 0 12 13 0 33-1 43-1 9 0 29 1 43 1 0-4 0-7 0-12-25 0-30 0-30-16 0-81 0-160 0-240z"><text:p/></draw:path><draw:path draw:style-name="gr3" draw:text-style-name="P6" svg:width="0.0587in" svg:height="0.0693in" svg:x="4.5488in" svg:y="1.2705in" svg:viewBox="0 0 150 177" svg:d="M33 76c2-58 34-67 47-67 41 0 44 51 44 67-30 0-60 0-91 0zM32 84c36 0 71 0 108 0 9 0 10 0 10-8 0-39-21-76-70-76-44 0-80 40-80 88 0 52 41 89 86 89 46 0 64-43 64-49 0-5-4-6-5-6-3 0-4 2-5 6-13 39-49 39-52 39-20 0-35-11-44-25-12-19-12-44-12-58z"><text:p/></draw:path><draw:path draw:style-name="gr3" draw:text-style-name="P6" svg:width="0.0394in" svg:height="0.1819in" svg:x="4.6189in" svg:y="1.2094in" svg:viewBox="0 0 101 463" svg:d="M101 232c0-55-10-133-60-198-5-5-29-34-37-34-1 0-4 0-4 3 0 2 1 4 2 5 19 19 44 50 60 112 8 35 13 75 13 111 0 40-5 78-14 117-15 53-38 84-58 106-3 4-2 4-3 5 0 3 3 4 4 4 7 0 28-23 32-29 40-47 65-116 65-202z"><text:p/></draw:path></draw:g></text:p>
        </text:list-item>
        <text:list-item>
          <text:p text:style-name="P48"><text:soft-page-break/><draw:g text:anchor-type="as-char" svg:y="-0.1063in" draw:z-index="160" draw:name="Shape175" draw:style-name="gr1"><svg:title>TexMaths</svg:title><svg:desc>11§display§Cu \circ F = id_{A \to (B \to C)}§svg§600§FALSE§</svg:desc><draw:path draw:style-name="gr2" draw:text-style-name="P5" svg:width="1.3965in" svg:height="0.1441in" svg:x="-0.0004in" svg:y="0.0071in" svg:viewBox="0 0 3548 367" svg:d="M0 0c1183 0 2365 0 3548 0 0 122 0 245 0 367-1183 0-2365 0-3548 0 0-122 0-245 0-367z"><text:p/></draw:path><draw:path draw:style-name="gr3" draw:text-style-name="P6" svg:width="0.1075in" svg:height="0.1091in" svg:x="-0.0004in" svg:y="0in" svg:viewBox="0 0 274 278" svg:d="M274 4c0-2-1-4-4-4-2 0-2 0-6 4-9 10-19 20-27 30-4-5-21-34-64-34-86 0-173 85-173 175 0 61 45 103 105 103 33 0 62-15 83-33 35-31 42-65 42-66 0-4-3-4-4-4-3 0-5 1-5 4-4 11-13 38-39 60-27 22-51 28-72 28-34 0-75-21-75-79 0-22 8-85 46-130 24-27 61-46 95-46 40 0 62 30 62 74 0 15-1 15-1 20 0 3 4 4 6 4 5 0 5-1 7-8 7-33 16-65 24-98z"><text:p/></draw:path><draw:path draw:style-name="gr3" draw:text-style-name="P6" svg:width="0.078in" svg:height="0.0685in" svg:x="0.1157in" svg:y="0.0398in" svg:viewBox="0 0 199 175" svg:d="M124 148c5 17 18 27 36 27 13 0 22-9 28-22s8-25 11-37c0-5-3-5-4-5-5 0-5 2-6 8-5 21-13 47-28 47-9 0-12-5-12-18 0-8 4-26 7-40 4-14 8-28 11-41 1-7 5-21 7-26 1-9 5-24 5-27 0-6-5-10-11-10-2 0-12 0-15 14-8 28-24 95-29 116-1 1-16 32-45 32-20 0-23-17-23-32 0-21 11-52 21-78 4-12 7-18 7-24 0-18-14-32-32-32-38 0-52 56-52 59 0 4 4 4 6 4 3 0 4 0 5-7 10-33 24-47 40-47 3 0 10 0 10 12 0 10-5 21-7 26-14 39-23 62-23 82 0 36 26 46 47 46 27 0 40-18 46-27z"><text:p/></draw:path><draw:path draw:style-name="gr3" draw:text-style-name="P6" svg:width="0.0587in" svg:height="0.0587in" svg:x="0.2409in" svg:y="0.0394in" svg:viewBox="0 0 150 150" svg:d="M150 75c0-41-34-75-75-75-42 0-75 35-75 75s33 75 75 75c41 0 75-33 75-75zM75 134c-33 0-60-27-60-59 0-33 27-60 60-60 32 0 59 27 59 60s-27 59-59 59z"><text:p/></draw:path><draw:path draw:style-name="gr3" draw:text-style-name="P6" svg:width="0.1075in" svg:height="0.1024in" svg:x="0.3484in" svg:y="0.0039in" svg:viewBox="0 0 274 261" svg:d="M102 136c12 0 26 0 38 0 28 0 32 7 32 18 0 2 0 7-3 19-1 2-2 3-2 4 0 3 4 4 6 4 3 0 3-1 5-7 7-29 15-56 21-84 1-4 1-5 1-6 0-2-1-5-4-5-5 0-5 2-6 9-8 30-17 36-49 36-12 0-23 0-35 0 7-33 16-65 24-98 3-13 4-14 21-14 16 0 34 0 50 0 49 0 58 12 58 42 0 9 0 11-2 21-1 5-1 5-1 6 0 3 1 6 5 6s4-3 5-10c2-22 6-45 8-67 1-10-1-10-10-10-64 0-126 0-190 0-8 0-11 0-11 8 0 4 3 4 11 4 14 0 25 0 25 7 0 1 0 2-2 9-18 67-34 135-52 202-3 15-4 19-35 19-7 0-10 0-10 7 0 5 4 5 6 5 11 0 39-1 50-1 13 0 45 1 58 1 4 0 8 0 8-8 0-3-2-3-2-4-1 0-2 0-11 0s-10 0-20-2c-11-1-12-2-12-7 0-2 0-3 1-9 8-31 17-63 24-95z"><text:p/></draw:path><draw:path draw:style-name="gr3" draw:text-style-name="P6" svg:width="0.1008in" svg:height="0.035in" svg:x="0.5122in" svg:y="0.051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4in" svg:height="0.1016in" svg:x="0.6689in" svg:y="0.0067in" svg:viewBox="0 0 101 259" svg:d="M98 14c0-7-6-14-14-14-10 0-21 11-21 21 0 8 5 14 15 14 9 0 20-9 20-21zM69 160c5-13 5-13 8-24 3-7 6-13 6-19 0-18-13-32-32-32-37 0-51 56-51 59s3 3 4 3c4 0 5 0 7-6 10-36 25-48 39-48 3 0 9 1 9 13 0 7-3 16-4 19-3 10-21 55-26 72-5 9-9 22-9 30 0 17 13 32 31 32 36 0 50-55 50-59s-3-4-4-4c-3 0-3 1-6 8-6 23-19 46-39 46-7 0-9-5-9-13 0-9 2-15 11-38 5-13 10-26 15-39z"><text:p/></draw:path><draw:path draw:style-name="gr3" draw:text-style-name="P6" svg:width="0.072in" svg:height="0.1063in" svg:x="0.7224in" svg:y="0.002in" svg:viewBox="0 0 184 271" svg:d="M184 4c0-1 0-4-6-4-5 0-42 3-48 4-3 0-6 3-6 7 0 6 4 6 9 6 19 0 20 2 20 6 0 2-1 6-1 8-8 29-16 59-23 90-8-13-19-24-37-24-45 0-92 57-92 112 0 36 21 62 51 62 7 0 27-3 50-30 4 16 17 30 35 30 14 0 22-9 29-22 7-14 8-25 12-38 0-4-4-4-5-4-4 0-5 2-6 8-6 24-13 47-28 47-11 0-13-10-13-18 0-10 2-12 3-19 18-73 37-147 56-221zM103 220c-2 7-2 8-7 14-18 21-33 28-44 28-20 0-24-21-24-37 0-18 12-65 20-83 13-22 30-36 46-36 24 0 29 30 29 34 0 2 0 4-1 6-6 25-12 50-19 74z"><text:p/></draw:path><draw:path draw:style-name="gr3" draw:text-style-name="P6" svg:width="0.0803in" svg:height="0.0756in" svg:x="0.8012in" svg:y="0.0587in" svg:viewBox="0 0 205 193" svg:d="M41 161c-10 14-18 20-34 22-3 0-7 0-7 5 0 3 3 5 4 5 7 0 16-2 24-2s19 2 27 2c2 0 6 0 6-6 0-4-4-4-5-4-2 0-12-1-12-8 0-3 3-8 4-10 8-12 15-23 22-34 26 0 52 0 77 0 3 14 5 30 7 45-1 2-3 7-19 7-3 0-6 0-6 6 0 1 0 4 3 4 9 0 28-2 35-2 6 0 11 0 17 0 4 0 10 2 15 2 3 0 6-3 6-6 0-4-4-4-8-4-15 0-17-3-18-9-7-56-15-111-23-166-1-6-2-8-6-8-6 0-7 2-10 7-33 51-66 102-99 154zM77 121c19-30 37-58 56-88 5 30 9 58 13 88-23 0-46 0-69 0z"><text:p/></draw:path><draw:path draw:style-name="gr3" draw:text-style-name="P6" svg:width="0.1043in" svg:height="0.0555in" svg:x="0.8953in" svg:y="0.0799in" svg:viewBox="0 0 266 142" svg:d="M228 78c-34 24-26 40-39 60 0 4 2 4 7 4 4 0 5 0 6-4 3-7 7-25 20-39 17-16 30-21 41-24 2-1 3-2 3-3 0-4-2-4-5-5-39-12-53-39-59-64-1-3-3-3-6-3-5 0-7 0-7 4 6 12 2 19 16 38 6 9 14 16 23 23-73 0-144 0-217 0-4 0-11 0-11 5 0 8 6 8 11 8 73 0 144 0 217 0z"><text:p/></draw:path><draw:path draw:style-name="gr3" draw:text-style-name="P6" svg:width="0.0272in" svg:height="0.1051in" svg:x="1.0205in" svg:y="0.0547in" svg:viewBox="0 0 70 268" svg:d="M65 0c-52 36-65 93-65 134 0 39 11 97 65 134 2 0 5 0 5-3 0-1-1-2-2-4-36-32-49-77-49-126 0-72 27-109 49-128 1-2 2-3 2-4 0-3-3-3-5-3z"><text:p/></draw:path><draw:path draw:style-name="gr3" draw:text-style-name="P6" svg:width="0.0815in" svg:height="0.072in" svg:x="1.0634in" svg:y="0.0618in" svg:viewBox="0 0 208 184" svg:d="M32 163c-2 9-2 11-23 11-5 0-9 0-9 5s3 5 9 5c35 0 69 0 104 0 45 0 81-31 81-58 0-19-18-36-47-38 33-7 61-28 61-51 0-19-21-37-56-37-33 0-66 0-99 0-6 0-9 0-9 6 0 3 3 3 9 3 3 0 5 0 10 1 6 0 6 1 6 3 0 1 0 2-1 7-12 47-24 94-36 143zM76 85c5-22 11-44 16-66 3-9 3-10 14-10 14 0 27 0 41 0 28 0 33 18 33 28 0 22-24 48-60 48-14 0-30 0-44 0zM63 174c-9 0-9 0-9-2 0-1 0-3 1-6 7-25 12-50 19-75 18 0 38 0 57 0 25 0 35 18 35 33 0 27-27 50-59 50-15 0-30 0-44 0z"><text:p/></draw:path><draw:path draw:style-name="gr3" draw:text-style-name="P6" svg:width="0.1043in" svg:height="0.0555in" svg:x="1.1614in" svg:y="0.0799in" svg:viewBox="0 0 266 142" svg:d="M228 78c-34 24-26 40-39 60 0 4 4 4 7 4 4 0 5 0 6-4 3-7 7-25 21-39 16-16 29-21 40-24 2-1 3-2 3-3 0-4-2-4-5-5-39-12-53-39-59-64-1-3-3-3-6-3s-7 0-7 4c6 12 4 19 17 38 5 9 13 16 22 23-73 0-144 0-217 0-4 0-11 0-11 5 0 8 7 8 11 8 73 0 144 0 217 0z"><text:p/></draw:path><draw:path draw:style-name="gr3" draw:text-style-name="P6" svg:width="0.0819in" svg:height="0.0764in" svg:x="1.2815in" svg:y="0.0598in" svg:viewBox="0 0 209 195" svg:d="M209 3c0-1 0-3-3-3-2 0-2 0-5 3-6 7-13 15-19 21-3-3-18-24-51-24-66 0-131 57-131 119 0 44 35 76 84 76 14 0 40-4 68-27 21-18 27-42 27-44 0-3-3-3-4-3-4 0-4 1-6 4-11 37-48 60-81 60-29 0-60-16-60-58 0-8 2-50 33-84 18-21 47-33 72-33 32 0 50 22 50 53 0 6 0 8 0 11s3 3 4 3c4 0 4-1 6-7 5-22 11-45 16-67z"><text:p/></draw:path><draw:path draw:style-name="gr3" draw:text-style-name="P6" svg:width="0.0272in" svg:height="0.1051in" svg:x="1.3764in" svg:y="0.0547in" svg:viewBox="0 0 70 268" svg:d="M6 0c-3 0-6 0-6 3 0 1 1 2 3 5 23 21 49 57 49 126 0 57-18 98-46 124-5 6-6 6-6 7s1 3 3 3c4 0 30-17 48-51 12-21 19-51 19-82 0-38-11-96-64-135z"><text:p/></draw:path></draw:g>: <text:span text:style-name="T36">לפי כלל </text:span><text:span text:style-name="T36"><draw:g text:anchor-type="as-char" svg:y="-0.0689in" draw:z-index="165" draw:name="Shape176" draw:style-name="gr1"><svg:title>TexMaths</svg:title><svg:desc>11§display§\eta§svg§600§FALSE§</svg:desc><draw:path draw:style-name="gr2" draw:text-style-name="P5" svg:width="0.0583in" svg:height="0.0831in" svg:x="0.0031in" svg:y="0.0071in" svg:viewBox="0 0 149 212" svg:d="M0 0c49 0 100 0 149 0 0 70 0 142 0 212-49 0-100 0-149 0 0-70 0-142 0-212z"><text:p/></draw:path><draw:path draw:style-name="gr3" draw:text-style-name="P6" svg:width="0.0697in" svg:height="0.0988in" svg:x="-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6"><text:s/>והגדרת יחס </text:span><text:span text:style-name="T37">הזהות</text:span><text:span text:style-name="T36">, יהי </text:span><text:span text:style-name="T36"><draw:g text:anchor-type="as-char" svg:y="-0.1134in" draw:z-index="166" draw:name="Shape177" draw:style-name="gr1"><svg:title>TexMaths</svg:title><svg:desc>11§display§f \colon (A \to (B \to C))§svg§600§FALSE§</svg:desc><draw:path draw:style-name="gr2" draw:text-style-name="P5" svg:width="1.2362in" svg:height="0.1358in" svg:x="-0.0004in" svg:y="0.0071in" svg:viewBox="0 0 3141 346" svg:d="M1571 346c-524 0-1047 0-1571 0 0-116 0-230 0-346 1047 0 2094 0 3141 0 0 116 0 230 0 346-524 0-1047 0-1570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6" svg:width="0.0346in" svg:height="0.1512in" svg:x="0.2079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1039in" svg:height="0.1079in" svg:x="0.2575in" svg:y="0.0043in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1 7-45 74-89 149-134 224zM101 175c26-43 52-85 77-127 5 42 8 84 12 127-29 0-59 0-89 0z"><text:p/></draw:path><draw:path draw:style-name="gr3" draw:text-style-name="P6" svg:width="0.1346in" svg:height="0.0787in" svg:x="0.4169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" draw:text-style-name="P6" svg:width="0.035in" svg:height="0.1512in" svg:x="0.6177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1079in" svg:height="0.1028in" svg:x="0.6681in" svg:y="0.0098in" svg:viewBox="0 0 275 262" svg:d="M45 232c-3 15-4 18-35 18-7 0-10 0-10 8 0 4 3 4 10 4 46 0 92 0 139 0 60 0 106-45 106-83 0-27-23-49-60-53 40-8 80-37 80-73 0-29-25-53-71-53-43 0-87 0-130 0-8 0-11 0-11 8 0 4 3 4 11 4 4 0 7 0 14 0 7 1 11 1 11 7 0 1-1 2-2 7-18 69-34 138-52 206zM103 122c8-32 17-64 25-96 3-13 4-14 21-14 16 0 33 0 49 0 34 0 43 22 43 40 0 34-34 70-81 70-19 0-38 0-57 0zM86 250c-6 0-6 0-8 0-4 0-5-1-5-4 0-2 0-2 2-9 9-36 17-71 26-106 24 0 49 0 73 0 37 0 45 28 45 45 0 36-34 74-80 74-18 0-36 0-53 0z"><text:p/></draw:path><draw:path draw:style-name="gr3" draw:text-style-name="P6" svg:width="0.1346in" svg:height="0.0787in" svg:x="0.835in" svg:y="0.0362in" svg:viewBox="0 0 343 201" svg:d="M301 109c-22 15-31 32-35 36-17 27-21 51-21 52 0 4 6 4 8 4 7 0 8-1 9-7 9-38 32-71 76-88 4-1 5-4 5-6 0-3-2-3-3-3-17-7-64-27-78-91-1-5-2-6-9-6-2 0-8 0-8 4 0 2 4 26 20 51 8 12 19 25 36 37-95 0-191 0-287 0-7 0-14-1-14 8 0 8 7 9 14 9 96 0 192 0 287 0z"><text:p/></draw:path><draw:path draw:style-name="gr3" draw:text-style-name="P6" svg:width="0.1075in" svg:height="0.1098in" svg:x="1.0287in" svg:y="0.0067in" svg:viewBox="0 0 274 280" svg:d="M274 3c0-1 0-3-3-3s-3 0-7 4c-9 10-18 20-26 30-4-5-22-34-65-34-86 0-173 85-173 175 0 63 45 105 105 105 34 0 62-16 83-33 36-32 43-66 43-68 0-4-3-3-4-4-4 0-5 1-6 4-3 11-12 38-39 60s-51 29-71 29c-35 0-76-20-76-80 0-22 8-85 46-130 25-27 61-46 95-46 40 0 63 30 63 75 0 15-1 14-1 19 0 3 4 4 5 4 6 0 6-1 7-8 7-33 16-66 24-99z"><text:p/></draw:path><draw:path draw:style-name="gr3" draw:text-style-name="P6" svg:width="0.0346in" svg:height="0.1512in" svg:x="1.149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1.208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6">, צ.ל. </text:span><text:span text:style-name="T36"><draw:g text:anchor-type="as-char" svg:y="-0.1134in" draw:z-index="167" draw:name="Shape178" draw:style-name="gr1"><svg:title>TexMaths</svg:title><svg:desc>11§display§(Cu \circ F)(f) = f§svg§600§FALSE§</svg:desc><draw:path draw:style-name="gr2" draw:text-style-name="P5" svg:width="1.0677in" svg:height="0.1358in" svg:x="-0.0004in" svg:y="0.0071in" svg:viewBox="0 0 2713 346" svg:d="M1358 346c-454 0-906 0-1358 0 0-116 0-230 0-346 904 0 1809 0 2713 0 0 116 0 230 0 346-452 0-904 0-1355 0z"><text:p/></draw:path><draw:path draw:style-name="gr3" draw:text-style-name="P6" svg:width="0.035in" svg:height="0.1512in" svg:x="0.0071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079in" svg:height="0.1098in" svg:x="0.0587in" svg:y="0.0067in" svg:viewBox="0 0 275 280" svg:d="M275 3c0-1-1-3-4-3-1 0-1 0-6 4-9 10-19 20-27 30-4-5-21-34-64-34-87 0-174 85-174 175 0 63 46 105 106 105 33 0 62-16 83-33 35-32 42-66 42-68 0-4-3-4-4-4-3 0-5 1-6 4-3 11-12 38-38 60-27 22-51 29-72 29-34 0-76-20-76-80 0-22 9-85 48-130 23-27 59-46 94-46 39 0 62 30 62 75 0 15-1 14-1 19 0 3 4 4 5 4 6 0 6-1 8-8 8-33 16-66 24-99z"><text:p/></draw:path><draw:path draw:style-name="gr3" draw:text-style-name="P6" svg:width="0.078in" svg:height="0.0685in" svg:x="0.1752in" svg:y="0.0453in" svg:viewBox="0 0 199 175" svg:d="M124 150c5 15 18 25 34 25 15 0 24-9 29-21 7-14 12-37 12-38 0-4-3-4-4-4-5 0-5 1-6 7-5 21-13 47-29 47-8 0-13-4-13-17 0-9 6-27 8-40 3-14 8-29 11-42 1-5 6-21 7-26 2-9 6-23 6-26 0-7-5-11-12-11-1 0-12 0-14 14-8 28-24 95-30 116 0 1-15 32-44 32-20 0-23-16-23-31 0-22 10-52 20-79 5-11 7-16 7-24 0-18-13-32-31-32-38 0-52 56-52 59 0 5 3 4 4 5 5 0 5-1 7-8 10-33 24-47 40-47 3 0 8 0 8 12 0 10-3 21-6 26-14 39-22 63-22 82 0 36 26 46 47 46 25 0 40-18 46-25z"><text:p/></draw:path><draw:path draw:style-name="gr3" draw:text-style-name="P6" svg:width="0.0587in" svg:height="0.0591in" svg:x="0.3004in" svg:y="0.0453in" svg:viewBox="0 0 150 151" svg:d="M150 75c0-41-34-75-75-75-42 0-75 35-75 75 0 42 33 76 75 76 41 0 75-34 75-76zM75 134c-33 0-60-27-60-59 0-33 27-58 60-58 32 0 59 24 59 58 0 33-27 59-59 59z"><text:p/></draw:path><draw:path draw:style-name="gr3" draw:text-style-name="P6" svg:width="0.1079in" svg:height="0.1024in" svg:x="0.4071in" svg:y="0.0098in" svg:viewBox="0 0 275 261" svg:d="M102 137c14 0 26 0 39 0 28 0 32 6 32 17 0 2 0 8-4 19 0 2-1 3-1 4 0 4 3 5 5 5 4 0 4-1 6-8 7-29 15-56 21-84 1-4 1-5 1-6s-1-5-4-5c-4 0-4 2-6 9-8 30-17 36-50 36-12 0-23 0-35 0 8-33 16-65 25-98 3-13 3-14 21-14 16 0 34 0 50 0 48 0 57 12 57 42 0 9 0 11-2 21 0 5 0 5 0 6 0 3 2 6 5 6 4 0 4-2 5-10 3-22 6-45 8-67 1-10-1-10-11-10-63 0-126 0-189 0-8 0-11 0-11 8 0 4 3 4 10 4 14 0 25 0 25 7 0 1 0 2-1 9-18 68-34 136-52 203-3 15-4 18-35 18-7 0-11 0-11 8 0 4 6 4 7 4 11 0 39-1 50-1 13 0 45 1 57 1 5 0 9 0 9-8 0-2-1-2-2-3s-2-1-11-1-11 0-20 0c-12-1-13-3-13-8 0-1 0-3 2-9 8-32 16-64 23-95z"><text:p/></draw:path><draw:path draw:style-name="gr3" draw:text-style-name="P6" svg:width="0.0346in" svg:height="0.1512in" svg:x="0.529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35in" svg:height="0.1512in" svg:x="0.594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1374in" svg:x="0.646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46in" svg:height="0.1512in" svg:x="0.738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839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9992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/draw:g></text:span><text:span text:style-name="T36">. נפתח לפי תחשיב למדא; </text:span></text:p>
          <text:p text:style-name="P47"><draw:g text:anchor-type="as-char" svg:y="-0.6957in" draw:z-index="169" draw:name="Shape179" draw:style-name="gr1"><svg:title>TexMaths</svg:title><svg:desc>11§latex§\begin{alignat*}{9}
  (Cu \circ F)(f) &amp;= Cu(F(f)) \\
  &amp;= Cu(\lambda a \in A, b \in B. f(a)(b) \ra)) &amp;&amp;\quad \open \beta \rule \close \\
  &amp;= \lambda a \in A. \lambda b \in B. (\lambda a \in A, b \in B. f(a)(b) \ra))(\la a, b \ra) &amp;&amp;\quad \open \beta \rule \close \\
  &amp;= \lambda a \in A. \lambda b \in B. f(a)(b) &amp;&amp;\quad \open \beta \rule \close \\
  &amp;= \lambda a \in A. f(a) &amp;&amp;\quad \open \eta \rule \close \\
  &amp;= f &amp;&amp;\quad \open \eta \rule \close
\end{alignat}§svg§600§FALSE§</svg:desc><draw:path draw:style-name="gr2" draw:text-style-name="P5" svg:width="4.7823in" svg:height="1.3756in" svg:x="-0.0004in" svg:y="0.0079in" svg:viewBox="0 0 12148 3495" svg:d="M6075 3495c-2025 0-4050 0-6075 0 0-1164 0-2330 0-3495 4049 0 8099 0 12148 0 0 1165 0 2331 0 3495-2024 0-4049 0-6073 0z"><text:p/></draw:path><draw:path draw:style-name="gr3" draw:text-style-name="P6" svg:width="0.035in" svg:height="0.152in" svg:x="0.0071in" svg:y="0in" svg:viewBox="0 0 90 387" svg:d="M90 383c0-1 0-2-6-9-49-48-62-121-62-180 0-68 15-135 63-183 5-6 5-6 5-7 0-3-2-4-4-4-4 0-39 26-62 76-20 42-24 85-24 118 0 29 4 77 25 121 23 47 57 72 61 72 2 0 4-1 4-4z"><text:p/></draw:path><draw:path draw:style-name="gr3" draw:text-style-name="P6" svg:width="0.1079in" svg:height="0.1098in" svg:x="0.0587in" svg:y="0.0075in" svg:viewBox="0 0 275 280" svg:d="M275 4c0-2-1-4-4-4-2 0-2 0-6 4-9 10-19 20-27 30-4-5-21-34-64-34-86 0-174 86-174 175 0 64 46 105 106 105 33 0 62-15 83-33 35-31 42-67 42-68 0-3-3-3-4-3-3 0-5 1-6 3-3 12-12 40-38 62-27 22-51 28-72 28-34 0-76-20-76-81 0-22 9-84 47-130 24-27 60-46 95-46 40 0 62 30 62 75 0 15-1 15-1 20 0 3 4 3 6 3 5 0 5-1 7-8 7-33 16-65 24-98z"><text:p/></draw:path><draw:path draw:style-name="gr3" draw:text-style-name="P6" svg:width="0.078in" svg:height="0.0689in" svg:x="0.1752in" svg:y="0.0469in" svg:viewBox="0 0 199 176" svg:d="M124 150c5 15 18 26 34 26 15 0 23-9 30-22 6-13 11-37 11-39 0-3-3-3-4-3-5 0-5 1-6 7-5 22-13 48-28 48-9 0-13-5-13-17 0-9 5-28 8-41 3-14 8-28 11-42 1-5 5-20 7-26 1-9 5-23 5-26 0-7-5-11-11-11-2 0-12 1-15 15-8 27-24 95-29 115-1 2-16 33-45 33-20 0-23-17-23-32 0-22 11-51 21-79 4-11 7-16 7-24 0-18-14-32-32-32-38 0-52 56-52 60s4 4 5 4c4 0 4-1 6-7 10-34 24-48 40-48 3 0 9 1 9 13 0 9-4 20-6 26-14 38-23 62-23 81 0 37 26 47 47 47 26 0 40-18 46-26z"><text:p/></draw:path><draw:path draw:style-name="gr3" draw:text-style-name="P6" svg:width="0.0591in" svg:height="0.0587in" svg:x="0.3004in" svg:y="0.0469in" svg:viewBox="0 0 151 150" svg:d="M151 75c0-42-36-75-76-75-42 0-75 34-75 75 0 40 33 75 75 75 40 0 76-35 76-75zM75 134c-33 0-60-27-60-59 0-33 27-60 60-60s59 27 59 60-26 59-59 59z"><text:p/></draw:path><draw:path draw:style-name="gr3" draw:text-style-name="P6" svg:width="0.1075in" svg:height="0.1031in" svg:x="0.4075in" svg:y="0.0106in" svg:viewBox="0 0 274 263" svg:d="M102 137c12 0 26 0 38 0 28 0 32 6 32 17 0 3 0 8-3 20-1 1-1 2-1 3 0 3 2 6 5 6s3-2 5-9c7-28 14-56 21-84 1-4 1-5 1-6-1-2-1-4-4-4-5 0-5 1-6 8-7 30-17 37-49 37-12 0-23 0-35 0 7-33 16-66 24-99 3-13 4-14 21-14 16 0 34 0 50 0 49 0 57 12 57 42 0 9 0 11-1 21-1 5-1 6-1 7 0 2 1 5 5 5s4-2 5-10c2-22 6-45 8-67 1-10-1-10-10-10-64 0-127 0-190 0-8 0-11 0-11 8 0 4 3 4 11 4 14 0 25 0 25 7 0 1 0 2-2 8-18 69-34 137-52 205-3 15-4 19-34 19-7 0-11 0-11 7 0 5 4 5 5 5 11 0 40-1 51-1 13 0 45 1 58 1 4 0 8 0 8-8 0-3-2-3-2-4-1 0-2 0-11 0s-10 0-20-1c-11-1-12-3-12-8 0-1 0-3 1-9 8-32 17-64 24-96z"><text:p/></draw:path><draw:path draw:style-name="gr3" draw:text-style-name="P6" svg:width="0.035in" svg:height="0.152in" svg:x="0.5291in" svg:y="0in" svg:viewBox="0 0 90 387" svg:d="M90 194c0-31-4-77-26-121-23-48-56-73-60-73-2 0-4 2-4 4 0 1 0 1 8 9 37 39 59 99 59 181 0 66-14 134-62 182-5 5-5 6-5 7 0 2 2 4 4 4 4 0 39-26 62-76 19-43 24-86 24-117z"><text:p/></draw:path><draw:path draw:style-name="gr3" draw:text-style-name="P6" svg:width="0.0346in" svg:height="0.152in" svg:x="0.5953in" svg:y="0in" svg:viewBox="0 0 89 387" svg:d="M89 383c0-1 0-2-7-9-48-48-60-121-60-180 0-68 14-135 63-183 4-6 4-6 4-7 0-3-1-4-3-4-5 0-40 26-62 76-20 42-24 85-24 118 0 29 3 77 25 121 23 47 56 72 61 72 2 0 3-1 3-4z"><text:p/></draw:path><draw:path draw:style-name="gr3" draw:text-style-name="P6" svg:width="0.0752in" svg:height="0.1382in" svg:x="0.6472in" svg:y="0.0075in" svg:viewBox="0 0 192 352" svg:d="M121 118c11 0 23 0 34 0 8 0 11 0 11-8 0-4-3-4-10-4-11 0-21 0-32 0 2-15 6-30 8-44 1-8 7-36 9-40 4-8 11-13 18-13 2 0 11 0 19 6-16 1-21 16-21 21 0 9 7 13 15 13 9 0 20-7 20-23 0-17-17-26-33-26-13 0-37 7-49 45-2 9-3 12-12 61-9 0-19 0-28 0-6 0-11 0-11 7 0 5 4 5 11 5 9 0 17 0 26 0-10 50-19 102-29 153-8 37-14 72-34 72-1 0-11 0-19-6 18-2 21-16 21-21 0-9-6-15-14-15-10 0-21 9-21 25s18 26 33 26c21 0 36-23 44-37 12-25 21-72 21-74 8-41 15-83 23-123z"><text:p/></draw:path><draw:path draw:style-name="gr3" draw:text-style-name="P6" svg:width="0.035in" svg:height="0.152in" svg:x="0.7386in" svg:y="0in" svg:viewBox="0 0 90 387" svg:d="M90 194c0-31-4-77-25-121-23-48-57-73-61-73-2 0-4 2-4 4 0 1 0 1 8 9 38 39 60 99 60 181 0 66-14 134-63 182-5 5-5 6-5 7 0 2 2 4 4 4 4 0 39-26 62-76 20-43 24-86 24-117z"><text:p/></draw:path><draw:path draw:style-name="gr3" draw:text-style-name="P6" svg:width="0.1008in" svg:height="0.035in" svg:x="0.8398in" svg:y="0.05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079in" svg:height="0.1098in" svg:x="0.9996in" svg:y="0.0075in" svg:viewBox="0 0 275 280" svg:d="M275 4c0-2-1-4-4-4-2 0-3 0-6 4-9 10-19 20-27 30-4-5-21-34-64-34-87 0-174 86-174 175 0 64 46 105 104 105 35 0 64-15 84-33 36-31 43-67 43-68 0-3-3-2-4-3-3 0-5 1-6 3-3 12-12 40-38 62-28 22-52 28-72 28-35 0-76-20-76-81 0-22 9-84 47-130 24-27 60-46 94-46 40 0 63 30 63 75 0 15-1 15-1 20 0 3 4 3 5 3 6 0 6-1 8-8 7-33 16-65 24-98z"><text:p/></draw:path><draw:path draw:style-name="gr3" draw:text-style-name="P6" svg:width="0.078in" svg:height="0.0689in" svg:x="1.1161in" svg:y="0.0469in" svg:viewBox="0 0 199 176" svg:d="M124 150c5 15 18 26 34 26 15 0 23-9 29-22 7-13 12-37 12-39 0-3-3-3-4-3-5 0-5 1-6 7-5 22-13 48-30 48-7 0-12-5-12-17 0-9 6-28 8-41 3-14 8-28 11-42 1-5 6-20 7-26 2-9 5-23 5-26 0-7-4-11-11-11-1 0-12 1-14 15-8 27-25 95-30 115 0 2-15 33-44 33-20 0-24-17-24-32 0-22 11-51 21-79 5-11 6-16 6-24 0-18-12-32-30-32-38 0-52 56-52 60s3 3 4 4c5 0 5-1 7-7 10-34 24-48 38-48 5 0 10 1 10 13 0 9-4 20-6 26-15 38-22 62-22 81 0 37 26 47 47 47 25 0 40-18 46-26z"><text:p/></draw:path><draw:path draw:style-name="gr3" draw:text-style-name="P6" svg:width="0.0346in" svg:height="0.152in" svg:x="1.2142in" svg:y="0in" svg:viewBox="0 0 89 387" svg:d="M89 383c0-1 0-2-7-9-47-48-60-121-60-180 0-68 15-135 63-183 4-6 4-6 4-7 0-3-1-4-3-4-5 0-39 26-62 76-20 42-24 85-24 118 0 29 4 77 25 121 23 47 56 72 61 72 2 0 3-1 3-4z"><text:p/></draw:path><draw:path draw:style-name="gr3" draw:text-style-name="P6" svg:width="0.1079in" svg:height="0.1031in" svg:x="1.2638in" svg:y="0.0106in" svg:viewBox="0 0 275 263" svg:d="M102 137c12 0 26 0 38 0 29 0 33 6 33 17 0 3 0 8-4 20-1 1-1 2-1 3 0 3 2 6 5 6 4 0 4-2 5-9 8-28 14-56 22-84 1-4 1-5 1-6-1-2-1-4-4-4-5 0-5 1-7 8-7 30-16 37-49 37-12 0-23 0-35 0 8-33 16-66 25-99 3-13 3-14 21-14 16 0 34 0 50 0 48 0 56 12 56 42 0 9 0 11-1 21-1 5-1 6-1 7 0 2 2 5 6 5s4-2 5-10c2-22 6-45 8-67 1-10-1-10-11-10-63 0-127 0-189 0-8 0-12 0-12 8 0 4 4 4 11 4 14 0 25 0 25 7 0 1 0 2-2 8-17 69-34 137-51 205-4 15-4 19-35 19-7 0-11 0-11 7 0 5 4 5 5 5 13 0 41-1 52-1 12 0 45 1 57 1 4 0 9 0 9-8 0-3-3-3-3-4-1 0-1 0-10 0s-11 0-21-1c-11-1-12-3-12-8 0-1 0-3 1-9 8-32 17-64 24-96z"><text:p/></draw:path><draw:path draw:style-name="gr3" draw:text-style-name="P6" svg:width="0.035in" svg:height="0.152in" svg:x="1.3921in" svg:y="0in" svg:viewBox="0 0 90 387" svg:d="M90 383c0-1 0-2-6-9-49-48-61-121-61-180 0-68 14-135 62-183 5-6 5-6 5-7 0-3-1-4-4-4-4 0-39 26-61 76-20 42-25 85-25 118 0 29 4 77 26 121 23 47 56 72 60 72 3 0 4-1 4-4z"><text:p/></draw:path><draw:path draw:style-name="gr3" draw:text-style-name="P6" svg:width="0.0752in" svg:height="0.1382in" svg:x="1.4445in" svg:y="0.0075in" svg:viewBox="0 0 192 352" svg:d="M121 118c11 0 22 0 33 0 8 0 12 0 12-8 0-4-4-4-10-4-11 0-22 0-33 0 3-15 6-30 9-44 1-8 7-36 9-40 3-8 10-13 18-13 2 0 11 0 19 6-17 1-21 16-21 21 0 9 7 13 15 13 9 0 20-7 20-23 0-17-17-26-33-26-13 0-37 7-49 45-2 9-3 12-13 61-9 0-18 0-27 0-6 0-11 0-11 7 0 5 4 5 10 5 9 0 18 0 27 0-10 50-20 102-30 153-7 37-13 72-33 72-2 0-11 0-19-6 18-2 21-16 21-21 0-9-6-15-14-15-10 0-21 9-21 25s16 26 33 26c21 0 36-23 43-37 13-25 22-72 22-74 8-41 15-83 23-123z"><text:p/></draw:path><draw:path draw:style-name="gr3" draw:text-style-name="P6" svg:width="0.035in" svg:height="0.152in" svg:x="1.5358in" svg:y="0in" svg:viewBox="0 0 90 387" svg:d="M90 194c0-31-4-77-25-121-24-48-57-73-61-73-2 0-4 2-4 4 0 1 0 1 8 9 37 39 59 99 59 181 0 66-14 134-62 182-5 5-5 6-5 7 0 2 2 4 4 4 4 0 39-26 62-76 19-43 24-86 24-117z"><text:p/></draw:path><draw:path draw:style-name="gr3" draw:text-style-name="P6" svg:width="0.0346in" svg:height="0.152in" svg:x="1.5953in" svg:y="0in" svg:viewBox="0 0 89 387" svg:d="M89 194c0-31-3-77-25-121-23-48-56-73-61-73-2 0-3 2-3 4 0 1 0 1 8 9 37 39 59 99 59 181 0 66-14 134-63 182-4 5-4 6-4 7 0 2 1 4 3 4 5 0 40-26 62-76 20-43 24-86 24-117z"><text:p/></draw:path><draw:path draw:style-name="gr3" draw:text-style-name="P6" svg:width="0.1008in" svg:height="0.0354in" svg:x="0.8398in" svg:y="0.3047in" svg:viewBox="0 0 257 91" svg:d="M244 16c6 0 13 0 13-7 0-9-7-9-13-9-77 0-154 0-231 0-5 0-13 0-13 9 0 7 8 7 13 7 77 0 154 0 231 0zM244 91c6 0 13 0 13-7 0-8-7-8-13-8-77 0-154 0-231 0-5 0-13 0-13 8 0 7 8 7 13 7 77 0 154 0 231 0z"><text:p/></draw:path><draw:path draw:style-name="gr3" draw:text-style-name="P6" svg:width="0.1079in" svg:height="0.1098in" svg:x="0.9996in" svg:y="0.2524in" svg:viewBox="0 0 275 280" svg:d="M275 3c0-1-1-3-4-3-2 0-3 0-6 4-9 10-19 20-27 30-4-5-21-34-64-34-87 0-174 85-174 175 0 64 46 105 104 105 35 0 64-15 84-33 36-31 43-67 43-68 0-3-3-2-4-3-3 0-5 0-6 3-3 11-12 39-38 62-28 21-52 27-72 27-35 0-76-19-76-80 0-22 9-85 47-130 24-27 60-46 94-46 40 0 63 30 63 74 0 15-1 15-1 20 0 3 4 4 5 4 6 0 6-1 8-8 7-33 16-66 24-99z"><text:p/></draw:path><draw:path draw:style-name="gr3" draw:text-style-name="P6" svg:width="0.078in" svg:height="0.0685in" svg:x="1.1161in" svg:y="0.2929in" svg:viewBox="0 0 199 175" svg:d="M124 150c5 15 18 25 34 25 15 0 23-9 29-21 7-14 12-37 12-39 0-3-3-3-4-3-5 0-5 1-6 7-5 22-13 48-30 48-7 0-12-5-12-19 0-7 6-26 8-39 3-14 8-28 11-42 1-5 6-21 7-26 2-9 5-23 5-27 0-6-4-10-11-10-1 0-12 0-14 14-8 28-25 95-30 116 0 1-15 33-44 33-20 0-24-17-24-32 0-22 11-53 21-79 5-11 6-16 6-24 0-18-12-32-30-32-38 0-52 56-52 59 0 5 3 4 4 5 5 0 5-1 7-8 10-33 24-47 38-47 5 0 10 0 10 12 0 10-4 21-6 26-15 39-22 63-22 82 0 37 26 46 47 46 25 0 40-18 46-25z"><text:p/></draw:path><draw:path draw:style-name="gr3" draw:text-style-name="P6" svg:width="0.0346in" svg:height="0.1516in" svg:x="1.2142in" svg:y="0.2457in" svg:viewBox="0 0 89 386" svg:d="M89 383c0-1 0-2-7-9-47-48-60-122-60-180 0-69 15-136 63-184 4-5 4-6 4-7 0-2-1-3-3-3-5 0-39 26-62 75-20 43-24 86-24 119 0 29 4 77 25 119 23 48 56 73 61 73 2 0 3-1 3-3z"><text:p/></draw:path><draw:path draw:style-name="gr3" draw:text-style-name="P6" svg:width="0.0748in" svg:height="0.1071in" svg:x="1.2661in" svg:y="0.2547in" svg:viewBox="0 0 191 273" svg:d="M118 155c16 41 35 99 40 109 7 8 10 8 21 8 2 0 6 0 8 0 4 0 4-3 4-4s0-2-1-3c-4-4-6-11-9-19-26-72-52-146-79-219-9-23-29-27-47-27-2 0-7 0-7 3 0 4 3 5 4 5 12 2 15 4 25 30 12 36 25 71 37 106-35 35-71 70-106 106-5 4-8 6-8 12s5 11 12 11 10-5 13-8c31-36 62-74 93-110z"><text:p/></draw:path><draw:path draw:style-name="gr3" draw:text-style-name="P6" svg:width="0.0693in" svg:height="0.0685in" svg:x="1.3531in" svg:y="0.2929in" svg:viewBox="0 0 177 175" svg:d="M129 25c-7-14-19-25-36-25-46 0-93 57-93 113 0 37 21 62 52 62 7 0 26-1 49-29 3 17 17 29 35 29 15 0 23-9 29-21 7-14 12-37 12-39 0-3-3-3-4-3-5 0-5 1-6 7-6 25-14 48-30 48-11 0-12-11-12-19 0-7 1-11 6-28 4-16 5-20 9-34 4-18 8-37 13-54 3-11 3-12 3-13 0-7-4-11-11-11-10 0-15 8-16 17zM103 125c-2 7-2 8-7 15-17 21-33 27-44 27-19 0-25-22-25-36 0-20 13-67 21-85 12-23 30-37 45-37 26 0 31 32 31 34s-1 4-1 6c-6 26-13 51-20 76z"><text:p/></draw:path><draw:path draw:style-name="gr3" draw:text-style-name="P6" svg:width="0.076in" svg:height="0.0874in" svg:x="1.4819in" svg:y="0.2783in" svg:viewBox="0 0 194 223" svg:d="M180 120c7 0 14 0 14-8s-7-8-14-8c-55 0-109 0-164 0 5-52 49-89 104-89 20 0 41 0 60 0 7 0 14 0 14-7 0-8-7-8-14-8-21 0-40 0-61 0-66 0-119 49-119 112 0 62 53 111 119 111 21 0 40 0 61 0 7 0 14 0 14-7 0-8-7-8-14-8-19 0-40 0-60 0-55 0-99-36-104-88 55 0 109 0 164 0z"><text:p/></draw:path><draw:path draw:style-name="gr3" draw:text-style-name="P6" svg:width="0.1039in" svg:height="0.1083in" svg:x="1.6185in" svg:y="0.25in" svg:viewBox="0 0 265 276" svg:d="M56 232c-15 26-31 31-47 33-5 0-9 0-9 8 0 2 2 3 5 3 10 0 22-1 33-1 14 0 27 1 39 1 2 0 8 0 8-7 0-4-4-4-7-4-9-1-18-4-18-14 0-5 3-9 6-15 10-16 19-33 29-49 33 0 64 0 97 0 0 9 6 60 6 65 0 11-20 13-28 13-5 0-8 0-8 8 0 3 4 3 5 3 16 0 32-1 47-1 10 0 35 1 44 1 3 0 7 0 7-8 0-3-3-3-9-3-23 0-23-3-24-14-8-81-16-162-24-242-1-8-1-9-8-9-5 0-8 2-10 7-45 74-89 150-134 225zM102 175c26-43 51-85 76-128 5 43 9 85 13 128-29 0-59 0-89 0z"><text:p/></draw:path><draw:path draw:style-name="gr3" draw:text-style-name="P6" svg:width="0.0173in" svg:height="0.0449in" svg:x="1.7406in" svg:y="0.3433in" svg:viewBox="0 0 45 115" svg:d="M45 41c0-26-10-41-24-41-13 0-21 10-21 21 0 10 8 20 21 20 4 0 9-1 13-5 1-1 1-1 2-1 0 2 0 0 0 6 0 28-13 51-26 65-3 4-3 4-3 5 0 3 1 4 3 4 4 0 35-29 35-74z"><text:p/></draw:path><draw:path draw:style-name="gr3" draw:text-style-name="P6" svg:width="0.0559in" svg:height="0.1067in" svg:x="1.802in" svg:y="0.2547in" svg:viewBox="0 0 143 272" svg:d="M75 3c-2-1 0-3-6-3-9 0-36 2-47 3-2 0-7 1-7 8 0 4 4 4 9 4 19 0 20 4 20 7s-3 16-6 24c-11 42-20 85-31 127-5 18-7 25-7 38 0 38 21 61 49 61 46 0 94-58 94-114 0-35-21-61-52-61-17 0-34 11-45 23 10-39 19-78 29-117zM38 150c3-8 3-9 6-14 19-25 36-30 46-30 14 0 24 11 24 36 0 23-12 67-19 81-13 27-30 41-46 41-13 0-26-11-26-40 0-7 0-14 7-38 3-12 5-24 8-36z"><text:p/></draw:path><draw:path draw:style-name="gr3" draw:text-style-name="P6" svg:width="0.076in" svg:height="0.0874in" svg:x="1.915in" svg:y="0.2783in" svg:viewBox="0 0 194 223" svg:d="M180 120c7 0 14 0 14-8s-7-8-14-8c-55 0-109 0-164 0 5-52 50-89 104-89 20 0 41 0 60 0 7 0 14 0 14-7 0-8-7-8-14-8-21 0-40 0-61 0-66 0-119 49-119 112 0 62 53 111 119 111 21 0 40 0 61 0 7 0 14 0 14-7 0-8-7-8-14-8-19 0-40 0-60 0-54 0-99-36-104-88 55 0 109 0 164 0z"><text:p/></draw:path><draw:path draw:style-name="gr3" draw:text-style-name="P6" svg:width="0.1083in" svg:height="0.1035in" svg:x="2.0528in" svg:y="0.2551in" svg:viewBox="0 0 276 264" svg:d="M45 234c-3 16-4 19-35 19-7 0-10 0-10 8 0 3 3 3 10 3 46 0 92 0 138 0 61 0 107-45 107-83 0-28-22-50-60-55 40-7 81-36 81-72 0-29-25-54-71-54-44 0-87 0-131 0-7 0-11 0-11 8 0 4 3 4 11 4 1 0 7 0 14 1 8 1 11 1 11 7 0 1 0 2-1 6-18 70-35 139-53 208zM104 123c8-32 16-64 24-96 3-14 4-15 20-15 17 0 35 0 51 0 34 0 42 23 42 41 0 33-33 70-80 70-19 0-38 0-57 0zM87 253c-6 0-7 0-9-1-4 0-5-1-5-3s0-3 2-9c9-37 17-72 26-108 24 0 50 0 74 0 37 0 44 29 44 45 0 37-34 76-80 76-18 0-35 0-52 0z"><text:p/></draw:path><draw:path draw:style-name="gr3" draw:text-style-name="P6" svg:width="0.0157in" svg:height="0.0157in" svg:x="2.1827in" svg:y="0.3433in" svg:viewBox="0 0 41 41" svg:d="M41 21c0-11-10-21-21-21s-20 10-20 21 9 20 20 20 21-9 21-20z"><text:p/></draw:path><draw:path draw:style-name="gr3" draw:text-style-name="P6" svg:width="0.0752in" svg:height="0.1378in" svg:x="2.2201in" svg:y="0.2524in" svg:viewBox="0 0 192 351" svg:d="M121 118c11 0 22 0 33 0 8 0 12 0 12-8 0-4-4-4-11-4-11 0-21 0-32 0 3-15 6-30 9-44 1-8 7-36 9-41 3-7 10-13 17-13 3 0 12 0 20 7-17 1-21 15-21 21 0 9 7 13 15 13 9 0 20-8 20-23 0-17-17-26-34-26-12 0-37 7-48 45-2 8-3 12-13 61-9 0-18 0-27 0-7 0-12 0-12 7 0 5 5 5 11 5 9 0 17 0 26 0-10 50-19 102-29 153-7 37-13 72-33 72-2 0-12 0-19-8 18-1 21-14 21-20 0-9-6-14-14-14-10 0-21 9-21 23 0 18 16 27 33 27 21 0 36-22 43-38 12-24 22-70 22-73 8-41 15-82 23-122z"><text:p/></draw:path><draw:path draw:style-name="gr3" draw:text-style-name="P6" svg:width="0.0346in" svg:height="0.1516in" svg:x="2.3177in" svg:y="0.2457in" svg:viewBox="0 0 89 386" svg:d="M89 383c0-1 0-2-7-9-48-48-60-122-60-180 0-69 14-136 63-184 4-5 4-6 4-7 0-2-1-3-3-3-5 0-39 26-62 75-20 43-24 86-24 119 0 29 4 77 25 119 23 48 56 73 61 73 2 0 3-1 3-3z"><text:p/></draw:path><draw:path draw:style-name="gr3" draw:text-style-name="P6" svg:width="0.0693in" svg:height="0.0685in" svg:x="2.3681in" svg:y="0.2929in" svg:viewBox="0 0 177 175" svg:d="M129 25c-8-14-19-25-37-25-45 0-92 57-92 113 0 37 21 62 51 62 7 0 27-1 50-29 3 17 17 29 35 29 14 0 22-9 29-21 7-14 12-37 12-39 0-3-4-3-5-3-4 0-4 1-6 7-5 25-13 48-29 48-11 0-12-11-12-19 0-7 1-11 6-28 4-16 4-20 9-34 4-18 8-37 13-54 3-11 3-12 3-13 0-7-5-11-12-11-9 0-14 8-15 17zM103 125c-2 7-2 8-7 15-18 21-33 27-44 27-19 0-25-22-25-36 0-20 13-67 21-85 12-23 30-37 45-37 26 0 30 32 30 34s0 4-1 6c-7 26-12 51-19 76z"><text:p/></draw:path><draw:path draw:style-name="gr3" draw:text-style-name="P6" svg:width="0.035in" svg:height="0.1516in" svg:x="2.4504in" svg:y="0.2457in" svg:viewBox="0 0 90 386" svg:d="M90 194c0-31-4-77-25-121-23-48-57-73-61-73-2 0-4 1-4 3 0 1 0 2 8 10 38 38 60 99 60 181 0 66-14 134-63 182-5 5-5 6-5 7 0 2 2 3 4 3 4 0 39-26 62-75 20-43 24-86 24-117z"><text:p/></draw:path><draw:path draw:style-name="gr3" draw:text-style-name="P6" svg:width="0.0346in" svg:height="0.1516in" svg:x="2.5161in" svg:y="0.2457in" svg:viewBox="0 0 89 386" svg:d="M89 383c0-1 0-2-7-9-48-48-60-122-60-180 0-69 15-136 63-184 4-5 4-6 4-7 0-2-1-3-3-3-5 0-39 26-62 75-20 43-24 86-24 119 0 29 4 77 25 119 23 48 56 73 61 73 2 0 3-1 3-3z"><text:p/></draw:path><draw:path draw:style-name="gr3" draw:text-style-name="P6" svg:width="0.0559in" svg:height="0.1067in" svg:x="2.5673in" svg:y="0.2547in" svg:viewBox="0 0 143 272" svg:d="M75 3c-2-1 0-3-6-3-9 0-37 2-47 3-3 0-7 1-7 8 0 4 4 4 9 4 19 0 20 4 20 7s-4 16-6 24c-11 42-20 85-31 127-5 18-7 25-7 38 0 38 21 61 49 61 46 0 94-58 94-114 0-35-21-61-52-61-17 0-34 11-45 23 10-39 19-78 29-117zM38 150c3-8 3-9 6-14 19-25 36-30 46-30 14 0 24 11 24 36 0 23-12 67-19 81-13 27-30 41-46 41-13 0-26-11-26-40 0-7 0-14 7-38 3-12 5-24 8-36z"><text:p/></draw:path><draw:path draw:style-name="gr3" draw:text-style-name="P6" svg:width="0.0346in" svg:height="0.1516in" svg:x="2.6343in" svg:y="0.2457in" svg:viewBox="0 0 89 386" svg:d="M89 194c0-31-4-77-25-121-23-48-56-73-61-73-2 0-3 1-3 3 0 1 0 2 7 10 38 38 60 99 60 181 0 66-14 134-63 182-4 5-4 6-4 7 0 2 1 3 3 3 5 0 39-26 62-75 20-43 24-86 24-117z"><text:p/></draw:path><draw:path draw:style-name="gr3" draw:text-style-name="P6" svg:width="0.0335in" svg:height="0.1516in" svg:x="2.6933in" svg:y="0.2457in" svg:viewBox="0 0 86 386" svg:d="M84 200c2-5 2-5 2-6 0-2 0-3-2-7-22-59-46-119-68-178-2-7-5-9-8-9-5 0-8 3-8 8 0 1 0 2 1 6 23 60 45 120 68 180-23 59-45 118-68 178-1 4-1 4-1 6 0 5 3 8 8 8 4 0 6-3 7-8 23-59 45-118 69-178z"><text:p/></draw:path><draw:path draw:style-name="gr3" draw:text-style-name="P6" svg:width="0.0346in" svg:height="0.1516in" svg:x="2.7528in" svg:y="0.2457in" svg:viewBox="0 0 89 386" svg:d="M89 194c0-31-3-77-25-121-23-48-56-73-61-73-2 0-3 1-3 3 0 1 0 2 8 10 37 38 59 99 59 181 0 66-14 134-63 182-4 5-4 6-4 7 0 2 1 3 3 3 5 0 40-26 62-75 20-43 24-86 24-117z"><text:p/></draw:path><draw:path draw:style-name="gr3" draw:text-style-name="P6" svg:width="0.0346in" svg:height="0.1516in" svg:x="2.8118in" svg:y="0.2457in" svg:viewBox="0 0 89 386" svg:d="M89 194c0-31-4-77-25-121-23-48-56-73-61-73-2 0-3 1-3 3 0 1 0 2 7 10 38 38 60 99 60 181 0 66-14 134-63 182-4 5-4 6-4 7 0 2 1 3 3 3 5 0 39-26 62-75 20-43 24-86 24-117z"><text:p/></draw:path><draw:path draw:style-name="gr3" draw:text-style-name="P6" svg:width="0.039in" svg:height="0.1819in" svg:x="4.2984in" svg:y="0.2311in" svg:viewBox="0 0 100 463" svg:d="M100 460c0-2 0-4-1-5-18-18-44-49-61-113-8-35-12-75-12-110 0-102 25-173 71-223 3-4 3-5 3-6 0-3-2-3-4-3-6 0-27 23-32 29-39 47-64 116-64 202 0 55 10 133 60 198 4 4 29 34 36 34 2 0 4 0 4-3z"><text:p/></draw:path><draw:path draw:style-name="gr3" draw:text-style-name="P6" svg:width="0.0823in" svg:height="0.137in" svg:x="4.3492in" svg:y="0.252in" svg:viewBox="0 0 210 349" svg:d="M210 54c0-30-21-54-52-54-23 0-34 7-47 16-21 16-43 53-49 83-21 81-41 164-62 245 0 1 1 5 4 5 4 0 5-1 5-3 9-35 18-71 27-106 8 23 24 37 53 37 28 0 57-13 75-31 17-17 31-41 31-70s-15-48-29-58c22-12 44-37 44-64zM141 118c-5 2-9 2-19 2-5 0-13 1-16-1 1-5 14-4 18-4 8 0 12 0 17 3zM189 44c0 27-15 55-35 67-10-3-18-4-30-4-7 0-29 0-29 12 0 11 19 10 26 10 14 0 21 0 32-6 14 14 16 27 17 44 0 23-8 52-19 67-16 21-41 34-63 34-30 0-44-22-44-49 0-5 0-10 1-18 9-32 17-65 25-97 9-34 37-95 83-95 22 0 36 12 36 35z"><text:p/></draw:path><draw:path draw:style-name="gr3" draw:text-style-name="P6" svg:width="0.0508in" svg:height="0.0665in" svg:x="4.4941in" svg:y="0.2929in" svg:viewBox="0 0 130 170" svg:d="M54 43c0-14 0-29 0-43-18 1-36 3-54 4 0 5 0 8 0 12 26 0 30 3 30 22 0 35 0 70 0 104 0 17-5 17-30 17 0 4 0 8 0 11 14 0 33-1 44-1 15 0 33 0 48 1 0-3 0-7 0-11-2 0-5 0-7 0-29 0-30-4-30-18 0-20 0-40 0-60 0-38 16-72 46-72 2 0 3 0 5 0-2 1-9 5-9 15 0 11 7 17 16 17 7 0 17-5 17-17 0-13-12-24-29-24-28 0-43 26-47 43z"><text:p/></draw:path><draw:path draw:style-name="gr3" draw:text-style-name="P6" svg:width="0.0764in" svg:height="0.0685in" svg:x="4.5543in" svg:y="0.2929in" svg:viewBox="0 0 195 175" svg:d="M139 141c0 11 0 23 0 34 18-1 37-3 56-5 0-3 0-7 0-11-28 0-31-3-31-22 0-46 0-91 0-137-19 1-39 3-57 4 0 5 0 8 0 12 27 0 30 3 30 22 0 24 0 46 0 69 0 34-18 60-47 60-32 0-34-19-34-38 0-43 0-86 0-129-19 1-37 3-56 4 0 5 0 8 0 12 30 0 30 2 30 36 0 19 0 38 0 58 0 30 0 65 59 65 21 0 39-11 50-34z"><text:p/></draw:path><draw:path draw:style-name="gr3" draw:text-style-name="P6" svg:width="0.0335in" svg:height="0.1047in" svg:x="4.6386in" svg:y="0.2547in" svg:viewBox="0 0 86 267" svg:d="M56 0c-19 1-37 2-56 3 0 5 0 8 0 12 27 0 31 4 31 22 0 67 0 135 0 202 0 17-5 17-31 17 0 4 0 8 0 11 13 0 33-1 43-1 9 0 28 1 43 1 0-3 0-7 0-11-26 0-30 0-30-17 0-80 0-160 0-239z"><text:p/></draw:path><draw:path draw:style-name="gr3" draw:text-style-name="P6" svg:width="0.0587in" svg:height="0.0693in" svg:x="4.6803in" svg:y="0.2909in" svg:viewBox="0 0 150 177" svg:d="M33 76c2-57 34-67 47-67 41 0 44 51 44 67-31 0-60 0-91 0zM32 84c36 0 71 0 108 0 8 0 10 0 10-8 0-39-21-76-70-76-44 0-80 40-80 88 0 52 41 89 86 89 46 0 64-43 64-49 0-5-4-6-5-6-3 0-4 3-5 6-14 40-49 40-52 40-20 0-35-12-44-26-12-19-12-44-12-58z"><text:p/></draw:path><draw:path draw:style-name="gr3" draw:text-style-name="P6" svg:width="0.0394in" svg:height="0.1819in" svg:x="4.7504in" svg:y="0.2311in" svg:viewBox="0 0 101 463" svg:d="M101 232c0-55-10-133-60-198-5-5-29-34-37-34-1 0-4 0-4 3 0 2 1 4 2 5 19 19 44 51 60 112 8 35 13 76 13 111 0 40-5 79-15 117-14 53-37 84-57 106-3 4-3 5-3 6 0 2 3 3 4 3 7 0 28-23 32-29 40-47 65-116 65-202z"><text:p/></draw:path><draw:path draw:style-name="gr3" draw:text-style-name="P6" svg:width="0.1008in" svg:height="0.035in" svg:x="0.8398in" svg:y="0.548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5in" svg:x="1in" svg:y="0.4988in" svg:viewBox="0 0 191 274" svg:d="M118 156c15 40 34 99 40 108 7 9 10 9 21 9 2 0 6 0 8 0 4 0 4-4 4-5 0-2-1-1-2-3-3-4-5-10-9-18-26-73-51-146-78-220-9-22-29-27-47-27-2 0-8 0-8 4s4 5 5 5c12 2 15 4 24 31 13 35 25 69 38 104-35 35-71 72-106 107-6 4-8 6-8 11 0 6 5 12 12 12 6 0 10-5 12-9 31-36 63-73 94-109z"><text:p/></draw:path><draw:path draw:style-name="gr3" draw:text-style-name="P6" svg:width="0.0693in" svg:height="0.0685in" svg:x="1.087in" svg:y="0.537in" svg:viewBox="0 0 177 175" svg:d="M129 24c-8-14-19-24-37-24-45 0-92 56-92 113 0 37 21 62 51 62 7 0 27-1 50-29 3 16 17 29 35 29 14 0 22-9 29-21 7-14 12-37 12-39 0-4-4-4-5-4-4 0-4 2-6 8-5 25-13 47-29 47-11 0-12-10-12-18s1-11 6-28c4-17 4-20 9-35 4-18 8-37 13-54 3-11 3-11 3-13 0-7-5-10-12-10-9 0-14 8-15 16zM103 124c-2 8-2 8-7 15-18 22-33 27-44 27-19 0-25-21-25-36 0-19 13-67 21-85 12-22 30-36 45-36 26 0 30 29 30 33 0 2 0 5-1 6-7 26-12 51-19 76z"><text:p/></draw:path><draw:path draw:style-name="gr3" draw:text-style-name="P6" svg:width="0.076in" svg:height="0.0878in" svg:x="1.2161in" svg:y="0.522in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39in" svg:height="0.1083in" svg:x="1.3528in" svg:y="0.4957in" svg:viewBox="0 0 265 276" svg:d="M56 232c-15 25-31 31-47 32-6 1-9 1-9 8 0 2 2 4 5 4 10 0 22-1 33-1 14 0 27 1 39 1 2 0 8 0 8-8 0-3-4-4-7-4-9 0-18-3-18-13 0-5 3-9 6-15 10-16 19-33 29-49 33 0 64 0 97 0 0 8 6 60 6 65 0 11-20 12-28 12-5 0-9 0-9 8 0 4 3 3 5 4 17 0 33-1 48-1 10 0 35 1 44 1 3 0 7 0 7-8 0-4-3-4-9-4-24 0-24-2-25-13-8-81-15-162-23-242-1-8-1-9-8-9-5 0-8 2-10 7-45 74-89 150-134 225zM102 175c26-43 51-85 76-128 5 43 8 85 12 128-29 0-58 0-88 0z"><text:p/></draw:path><draw:path draw:style-name="gr3" draw:text-style-name="P6" svg:width="0.0157in" svg:height="0.0157in" svg:x="1.4748in" svg:y="0.5878in" svg:viewBox="0 0 41 41" svg:d="M41 20c0-11-10-20-21-20-12 0-20 8-20 20 0 11 8 21 20 21 11 0 21-9 21-21z"><text:p/></draw:path><draw:path draw:style-name="gr3" draw:text-style-name="P6" svg:width="0.0748in" svg:height="0.1075in" svg:x="1.5118in" svg:y="0.4988in" svg:viewBox="0 0 191 274" svg:d="M118 156c15 40 34 99 39 108 7 9 11 9 21 9 3 0 6 0 9 0s4-4 4-5c0-2-1-1-2-3-4-4-6-10-9-18-26-73-52-146-79-220-8-22-28-27-47-27-1 0-7 0-7 4s2 4 4 5c13 2 15 4 25 31 12 35 25 69 37 104-35 35-71 72-106 107-5 4-7 6-7 11 0 6 4 12 11 12 5 0 10-5 13-9 31-36 63-73 94-109z"><text:p/></draw:path><draw:path draw:style-name="gr3" draw:text-style-name="P6" svg:width="0.0555in" svg:height="0.1071in" svg:x="1.6in" svg:y="0.4988in" svg:viewBox="0 0 142 273" svg:d="M74 4c-1-1 0-4-5-4-10 0-37 3-47 4-3 0-8 0-8 8 0 4 4 4 9 4 19 0 20 3 20 7 0 2-3 15-6 24-11 42-21 84-32 126-4 19-5 26-5 39 0 37 20 61 48 61 47 0 94-57 94-114 0-35-21-61-52-61-17 0-33 11-45 23 10-39 19-78 29-117zM37 151c3-9 3-9 6-14 20-25 36-30 47-30 13 0 24 11 24 36 0 22-13 67-19 81-14 27-31 40-47 40-13 0-25-10-25-39 0-7 0-15 6-39 3-12 5-23 8-35z"><text:p/></draw:path><draw:path draw:style-name="gr3" draw:text-style-name="P6" svg:width="0.0752in" svg:height="0.0878in" svg:x="1.713in" svg:y="0.522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6" svg:width="0.1083in" svg:height="0.1035in" svg:x="1.85in" svg:y="0.5in" svg:viewBox="0 0 276 264" svg:d="M46 234c-4 15-5 18-35 18-7 0-11 0-11 8 0 4 3 4 11 4 46 0 91 0 137 0 62 0 107-45 107-84 0-27-22-49-59-54 39-7 80-36 80-72 0-29-25-54-71-54-43 0-87 0-130 0-8 0-11 0-11 8 0 4 3 4 10 4 1 0 8 0 15 1 7 0 10 1 10 6 0 2 0 3-1 7-18 70-34 139-52 208zM104 123c8-32 17-65 25-97 3-13 3-14 21-14 16 0 33 0 49 0 34 0 42 23 42 40 0 34-33 71-80 71-19 0-38 0-57 0zM87 252c-6 0-7 0-9 0-3 0-4-1-4-5 0-1 0-1 1-8 9-37 18-72 27-108 24 0 49 0 73 0 37 0 45 28 45 45 0 38-35 76-80 76-18 0-36 0-53 0z"><text:p/></draw:path><draw:path draw:style-name="gr3" draw:text-style-name="P6" svg:width="0.0157in" svg:height="0.0157in" svg:x="1.9799in" svg:y="0.5878in" svg:viewBox="0 0 41 41" svg:d="M41 20c0-11-9-20-20-20-12 0-21 8-21 20 0 11 9 21 21 21 11 0 20-9 20-21z"><text:p/></draw:path><draw:path draw:style-name="gr3" draw:text-style-name="P6" svg:width="0.035in" svg:height="0.1516in" svg:x="2.0244in" svg:y="0.4906in" svg:viewBox="0 0 90 386" svg:d="M90 382c0-1 0-1-6-8-49-50-62-122-62-182 0-67 15-134 63-182 5-5 5-6 5-7 0-2-2-3-4-3-4 0-39 25-62 75-20 43-24 86-24 117s4 77 25 121c23 48 57 73 61 73 2 0 4-1 4-4z"><text:p/></draw:path><draw:path draw:style-name="gr3" draw:text-style-name="P6" svg:width="0.0748in" svg:height="0.1075in" svg:x="2.0768in" svg:y="0.4988in" svg:viewBox="0 0 191 274" svg:d="M117 156c16 40 35 99 40 108 7 9 10 9 21 9 3 0 6 0 9 0s4-4 4-5c0-2-1-1-2-3-4-4-6-10-9-18-26-73-52-146-79-220-8-22-28-27-47-27-2 0-7 0-7 4s2 4 4 5c13 2 15 4 25 31 12 35 25 69 37 104-35 35-71 72-106 107-5 4-7 6-7 11 0 6 4 12 11 12 5 0 10-5 13-9 31-36 62-73 93-109z"><text:p/></draw:path><draw:path draw:style-name="gr3" draw:text-style-name="P6" svg:width="0.0693in" svg:height="0.0685in" svg:x="2.1634in" svg:y="0.537in" svg:viewBox="0 0 177 175" svg:d="M129 24c-7-14-18-24-36-24-45 0-93 56-93 113 0 37 21 62 52 62 7 0 26-1 49-29 3 16 18 29 35 29 15 0 23-9 29-21 7-14 12-37 12-39 0-4-3-4-4-4-5 0-5 2-6 8-6 25-13 47-30 47-9 0-11-10-11-18s0-11 5-28c4-17 5-20 9-35 4-18 10-37 14-54 2-11 2-11 2-13 0-7-4-10-11-10-10 0-15 8-16 16zM103 124c-2 8-2 8-7 15-17 22-33 27-44 27-19 0-25-21-25-36 0-19 13-67 21-85 12-22 30-36 45-36 26 0 31 29 31 33 0 2-1 5-1 6-6 26-13 51-20 76z"><text:p/></draw:path><draw:path draw:style-name="gr3" draw:text-style-name="P6" svg:width="0.0752in" svg:height="0.0878in" svg:x="2.2929in" svg:y="0.522in" svg:viewBox="0 0 192 224" svg:d="M179 120c7 0 13 0 13-8s-6-8-13-8c-55 0-109 0-164 0 5-51 50-89 104-89 20 0 40 0 60 0 7 0 13 0 13-7 0-8-6-8-13-8-21 0-40 0-61 0-66 0-118 51-118 112 0 62 52 112 118 112 21 0 40 0 61 0 7 0 13 0 13-7 0-8-6-8-13-8-20 0-40 0-60 0-54 0-99-37-104-89 55 0 109 0 164 0z"><text:p/></draw:path><draw:path draw:style-name="gr3" draw:text-style-name="P6" svg:width="0.1039in" svg:height="0.1083in" svg:x="2.4287in" svg:y="0.4957in" svg:viewBox="0 0 265 276" svg:d="M55 232c-15 25-31 31-47 32-5 1-8 1-8 8 0 2 1 4 4 4 11 0 23-1 33-1 14 0 27 1 40 1 2 0 7 0 7-8 0-3-4-4-6-4-10 0-19-3-19-13 0-5 3-9 6-15 10-16 20-33 30-49 31 0 64 0 96 0 1 8 7 60 7 65 0 11-21 12-29 12-5 0-8 0-8 8 0 4 4 4 5 4 15 0 32-1 48-1 9 0 35 1 43 1 3 0 8 0 8-8 0-4-4-4-9-4-24 0-24-2-25-13-8-81-17-162-24-242 0-8 0-9-7-9-6 0-8 2-11 7-45 74-89 150-134 225zM101 175c25-43 52-85 77-128 5 43 8 85 12 128-29 0-59 0-89 0z"><text:p/></draw:path><draw:path draw:style-name="gr3" draw:text-style-name="P6" svg:width="0.0173in" svg:height="0.0449in" svg:x="2.5504in" svg:y="0.5878in" svg:viewBox="0 0 45 115" svg:d="M45 41c0-26-10-41-24-41-13 0-21 10-21 20 0 11 8 21 21 21 4 0 9-1 13-5 1-1 1-2 2-2 0 2 0 1 0 7 0 28-13 51-25 63-4 5-4 6-4 7 0 3 1 4 3 4 4 0 35-29 35-74z"><text:p/></draw:path><draw:path draw:style-name="gr3" draw:text-style-name="P6" svg:width="0.0555in" svg:height="0.1071in" svg:x="2.6122in" svg:y="0.4988in" svg:viewBox="0 0 142 273" svg:d="M74 4c-3-1 0-4-6-4-9 0-36 3-46 4-3 0-8 0-8 8 0 4 4 4 9 4 19 0 20 3 20 7 0 2-3 15-6 24-11 42-21 84-32 126-4 19-5 26-5 39 0 37 20 61 48 61 47 0 94-57 94-114 0-35-21-61-52-61-17 0-33 11-45 23 10-39 19-78 29-117zM37 151c3-9 3-9 6-14 20-25 36-30 46-30 14 0 25 11 25 36 0 22-13 67-19 81-14 27-31 40-47 40-13 0-25-10-25-39 0-7 0-15 6-39 3-12 5-23 8-35z"><text:p/></draw:path><draw:path draw:style-name="gr3" draw:text-style-name="P6" svg:width="0.0752in" svg:height="0.0878in" svg:x="2.7252in" svg:y="0.522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83in" svg:height="0.1035in" svg:x="2.8626in" svg:y="0.5in" svg:viewBox="0 0 276 264" svg:d="M46 234c-4 15-5 18-35 18-7 0-11 0-11 8 0 4 3 4 11 4 46 0 91 0 137 0 62 0 107-45 107-84 0-27-22-49-59-54 39-7 80-36 80-72 0-29-25-54-71-54-43 0-87 0-130 0-8 0-12 0-12 8 0 4 4 4 11 4 1 0 8 0 15 1 7 0 10 1 10 6 0 2 0 3-1 7-18 70-34 139-52 208zM104 123c8-32 16-65 24-97 4-13 4-14 20-14 17 0 35 0 51 0 34 0 42 23 42 40 0 34-33 71-80 71-19 0-38 0-57 0zM87 252c-6 0-7 0-9 0-3 0-4-1-4-5 0-1 0-1 1-8 9-37 18-72 27-108 24 0 49 0 73 0 37 0 44 28 44 45 0 38-34 76-79 76-18 0-36 0-53 0z"><text:p/></draw:path><draw:path draw:style-name="gr3" draw:text-style-name="P6" svg:width="0.0157in" svg:height="0.0157in" svg:x="2.9925in" svg:y="0.5878in" svg:viewBox="0 0 41 41" svg:d="M41 20c0-11-10-20-21-20-12 0-20 8-20 20 0 11 8 21 20 21 11 0 21-9 21-21z"><text:p/></draw:path><draw:path draw:style-name="gr3" draw:text-style-name="P6" svg:width="0.0752in" svg:height="0.1382in" svg:x="3.0299in" svg:y="0.4965in" svg:viewBox="0 0 192 352" svg:d="M121 119c11 0 22 0 33 0 8 0 12 0 12-8 0-4-4-4-11-4-11 0-21 0-32 0 3-15 6-30 9-44 1-9 7-37 9-41 3-8 10-13 18-13 2 0 11 0 19 6-17 3-21 16-21 21 0 10 7 15 15 15 9 0 20-9 20-24 0-18-17-27-33-27-13 0-37 8-49 46-2 8-3 11-13 61-9 0-18 0-27 0-7 0-11 0-11 6s4 6 10 6c9 0 18 0 27 0-10 50-20 101-30 152-7 37-13 72-33 72-2 0-11 0-19-6 18-2 21-16 21-21 0-9-6-14-14-14-10 0-21 9-21 24 0 17 16 26 33 26 21 0 36-23 43-37 13-25 22-72 22-74 8-41 15-82 23-122z"><text:p/></draw:path><draw:path draw:style-name="gr3" draw:text-style-name="P6" svg:width="0.0346in" svg:height="0.1516in" svg:x="3.1276in" svg:y="0.4906in" svg:viewBox="0 0 89 386" svg:d="M89 382c0-1 0-1-7-8-47-50-60-122-60-182 0-67 15-134 63-182 4-5 4-6 4-7 0-2-1-3-3-3-5 0-39 25-62 75-20 43-24 86-24 117s4 77 25 121c23 48 56 73 61 73 2 0 3-1 3-4z"><text:p/></draw:path><draw:path draw:style-name="gr3" draw:text-style-name="P6" svg:width="0.0693in" svg:height="0.0685in" svg:x="3.178in" svg:y="0.537in" svg:viewBox="0 0 177 175" svg:d="M129 24c-7-14-19-24-36-24-46 0-93 56-93 113 0 37 21 62 52 62 7 0 26-1 49-29 3 16 17 29 35 29 15 0 23-9 29-21 7-14 12-37 12-39 0-4-3-4-4-4-5 0-5 2-6 8-6 25-14 47-30 47-11 0-12-10-12-18s1-11 6-28c4-17 5-20 9-35 4-18 8-37 13-54 3-11 3-11 3-13 0-7-4-10-11-10-10 0-15 8-16 16zM103 124c-2 8-2 8-7 15-17 22-33 27-44 27-19 0-25-21-25-36 0-19 13-67 21-85 12-22 30-36 45-36 26 0 31 29 31 33 0 2-1 5-1 6-6 26-13 51-20 76z"><text:p/></draw:path><draw:path draw:style-name="gr3" draw:text-style-name="P6" svg:width="0.0346in" svg:height="0.1516in" svg:x="3.261in" svg:y="0.4906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6" svg:width="0.035in" svg:height="0.1516in" svg:x="3.3264in" svg:y="0.4906in" svg:viewBox="0 0 90 386" svg:d="M90 382c0-1 0-1-6-8-49-50-62-122-62-182 0-67 15-134 63-182 5-5 5-6 5-7 0-2-2-3-4-3-4 0-39 25-62 75-20 43-24 86-24 117s4 77 25 121c23 48 57 73 61 73 2 0 4-1 4-4z"><text:p/></draw:path><draw:path draw:style-name="gr3" draw:text-style-name="P6" svg:width="0.0559in" svg:height="0.1071in" svg:x="3.3776in" svg:y="0.4988in" svg:viewBox="0 0 143 273" svg:d="M75 4c-2-1 0-4-6-4-9 0-36 3-47 4-2 0-7 0-7 8 0 4 4 4 9 4 19 0 20 3 20 7 0 2-3 15-6 24-11 42-20 84-31 126-5 19-7 26-7 39 0 37 21 61 49 61 47 0 94-57 94-114 0-35-21-61-52-61-17 0-34 11-45 23 10-39 19-78 29-117zM38 151c3-9 3-9 6-14 19-25 36-30 46-30 14 0 24 11 24 36 0 22-12 67-18 81-14 27-31 40-47 40-13 0-25-10-25-39 0-7 0-15 6-39 3-12 5-23 8-35z"><text:p/></draw:path><draw:path draw:style-name="gr3" draw:text-style-name="P6" svg:width="0.0346in" svg:height="0.1516in" svg:x="3.4449in" svg:y="0.4906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6" svg:width="0.0335in" svg:height="0.1516in" svg:x="3.5035in" svg:y="0.4906in" svg:viewBox="0 0 86 386" svg:d="M84 199c2-4 2-5 2-7 0-1 0-1-2-6-22-60-46-118-68-177-2-7-4-9-8-9-5 0-8 3-8 8 0 1 0 1 1 5 23 60 46 120 69 179-23 60-46 120-69 180-1 3-1 4-1 6 0 5 3 8 8 8 4 0 6-4 7-8 23-59 45-120 69-179z"><text:p/></draw:path><draw:path draw:style-name="gr3" draw:text-style-name="P6" svg:width="0.035in" svg:height="0.1516in" svg:x="3.563in" svg:y="0.4906in" svg:viewBox="0 0 90 386" svg:d="M90 192c0-29-4-77-26-119-23-49-56-73-60-73-2 0-4 1-4 3 0 1 0 2 8 9 37 39 59 100 59 180 0 66-14 135-62 183-5 6-5 6-5 7 0 3 2 4 4 4 4 0 39-26 61-76 20-42 25-85 25-118z"><text:p/></draw:path><draw:path draw:style-name="gr3" draw:text-style-name="P6" svg:width="0.0346in" svg:height="0.1516in" svg:x="3.6224in" svg:y="0.4906in" svg:viewBox="0 0 89 386" svg:d="M89 192c0-29-4-77-25-119-23-49-56-73-61-73-2 0-3 1-3 3 0 1 0 2 7 9 38 39 60 100 60 180 0 66-14 135-63 183-4 6-4 6-4 7 0 3 1 4 3 4 5 0 39-26 62-76 20-42 24-85 24-118z"><text:p/></draw:path><draw:path draw:style-name="gr3" draw:text-style-name="P6" svg:width="0.035in" svg:height="0.1516in" svg:x="3.6878in" svg:y="0.4906in" svg:viewBox="0 0 90 386" svg:d="M90 382c0-1 0-1-6-8-49-50-61-122-61-182 0-67 14-134 62-182 5-5 5-6 5-7 0-2-2-3-4-3-4 0-39 25-62 75-20 43-24 86-24 117s4 77 25 121c23 48 57 73 61 73 2 0 4-1 4-4z"><text:p/></draw:path><draw:path draw:style-name="gr3" draw:text-style-name="P6" svg:width="0.0335in" svg:height="0.1516in" svg:x="3.7488in" svg:y="0.4906in" svg:viewBox="0 0 86 386" svg:d="M84 14c2-4 2-5 2-6 0-5-4-8-8-8-3 0-7 1-9 9-22 59-45 117-67 177-1 2-2 4-2 6s0 3 2 7c22 59 45 119 67 178 1 4 4 9 9 9 4 0 8-3 8-8 0-1 0-2-2-6-24-60-46-120-69-180 23-59 45-118 69-178z"><text:p/></draw:path><draw:path draw:style-name="gr3" draw:text-style-name="P6" svg:width="0.0693in" svg:height="0.0685in" svg:x="3.7972in" svg:y="0.537in" svg:viewBox="0 0 177 175" svg:d="M129 24c-7-14-19-24-36-24-46 0-93 56-93 113 0 37 21 62 52 62 7 0 26-1 49-29 3 16 17 29 35 29 15 0 23-9 29-21 7-14 12-37 12-39 0-4-3-4-4-4-5 0-5 2-6 8-6 25-14 47-30 47-11 0-12-10-12-18s1-11 6-28c4-17 5-20 9-35 4-18 8-37 13-54 3-11 3-11 3-13 0-7-4-10-11-10-10 0-15 8-16 16zM103 124c-2 8-2 8-7 15-17 22-33 27-44 27-19 0-25-21-25-36 0-19 13-67 21-85 12-22 30-36 45-36 26 0 31 29 31 33 0 2-1 5-1 6-6 26-13 51-20 76z"><text:p/></draw:path><draw:path draw:style-name="gr3" draw:text-style-name="P6" svg:width="0.0173in" svg:height="0.0449in" svg:x="3.8846in" svg:y="0.5878in" svg:viewBox="0 0 45 115" svg:d="M45 41c0-26-10-41-25-41-12 0-20 10-20 20 0 11 8 21 20 21 5 0 10-1 14-5 1-1 1-1 1-2 1 0 1 1 1 7 0 28-13 51-26 63-5 5-5 6-5 7 0 3 3 4 5 4 4 0 35-29 35-74z"><text:p/></draw:path><draw:path draw:style-name="gr3" draw:text-style-name="P6" svg:width="0.0559in" svg:height="0.1071in" svg:x="3.9461in" svg:y="0.4988in" svg:viewBox="0 0 143 273" svg:d="M75 4c-2-1 0-4-6-4-9 0-37 3-47 4-3 0-7 0-7 8 0 4 4 4 9 4 19 0 20 3 20 7 0 2-4 15-6 24-11 42-20 84-31 126-5 19-7 26-7 39 0 37 21 61 49 61 46 0 94-57 94-114 0-35-21-61-52-61-17 0-34 11-45 23 10-39 19-78 29-117zM38 151c3-9 3-9 6-14 19-25 36-30 46-30 14 0 24 11 24 36 0 22-12 67-19 81-13 27-30 40-46 40-13 0-26-10-26-39 0-7 0-15 7-39 3-12 5-23 8-35z"><text:p/></draw:path><draw:path draw:style-name="gr3" draw:text-style-name="P6" svg:width="0.0335in" svg:height="0.1516in" svg:x="4.013in" svg:y="0.4906in" svg:viewBox="0 0 86 386" svg:d="M84 199c2-4 2-5 2-7 0-1 0-1-2-6-22-60-46-118-68-177-2-7-4-9-8-9-5 0-8 3-8 8 0 1 0 1 2 5 23 60 45 120 68 179-23 60-45 120-68 180-2 3-2 4-2 6 0 5 3 8 8 8 4 0 6-4 7-8 23-59 45-120 69-179z"><text:p/></draw:path><draw:path draw:style-name="gr3" draw:text-style-name="P6" svg:width="0.035in" svg:height="0.1516in" svg:x="4.072in" svg:y="0.4906in" svg:viewBox="0 0 90 386" svg:d="M90 192c0-29-4-77-25-119-24-49-57-73-61-73-2 0-4 1-4 3 0 1 0 2 8 9 37 39 59 100 59 180 0 66-14 135-62 183-5 6-5 6-5 7 0 3 2 4 4 4 4 0 39-26 62-76 20-42 24-85 24-118z"><text:p/></draw:path><draw:path draw:style-name="gr3" draw:text-style-name="P6" svg:width="0.039in" svg:height="0.1823in" svg:x="4.2984in" svg:y="0.4756in" svg:viewBox="0 0 100 464" svg:d="M100 460c0-1 0-2-1-4-18-18-44-50-61-113-8-35-12-75-12-111 0-101 25-173 71-222 3-5 3-5 3-6 0-4-2-4-4-4-6 0-27 24-32 30-39 46-64 116-64 202 0 55 10 132 60 198 4 4 29 34 36 34 2 0 4 0 4-4z"><text:p/></draw:path><draw:path draw:style-name="gr3" draw:text-style-name="P6" svg:width="0.0823in" svg:height="0.1366in" svg:x="4.3492in" svg:y="0.4965in" svg:viewBox="0 0 210 348" svg:d="M210 53c0-29-21-53-52-53-23 0-34 7-47 16-21 16-43 53-49 83-21 81-41 164-62 245 0 1 1 4 4 4 4 0 5 0 5-2 9-35 18-71 27-106 8 23 24 37 53 37 28 0 57-14 75-31 17-17 31-43 31-71s-15-47-29-57c22-14 44-38 44-65zM141 118c-5 1-9 2-19 2-5 0-13 0-16-1 1-5 14-4 18-4 8 0 12 0 17 3zM189 44c0 27-15 55-35 67-10-4-18-4-30-4-7 0-29-1-29 12 0 11 19 10 26 10 14 0 21-1 32-6 14 14 16 27 17 44 0 22-8 52-19 66-16 21-41 35-63 35-30 0-44-22-44-49 0-5 0-10 1-18 9-33 17-65 25-98 9-33 37-94 83-94 22 0 36 12 36 35z"><text:p/></draw:path><draw:path draw:style-name="gr3" draw:text-style-name="P6" svg:width="0.0508in" svg:height="0.0665in" svg:x="4.4941in" svg:y="0.537in" svg:viewBox="0 0 130 170" svg:d="M54 42c0-15 0-28 0-42-18 1-36 3-54 4 0 5 0 8 0 12 26 0 30 3 30 21 0 34 0 70 0 104 0 17-5 17-30 17 0 5 0 8 0 12 14 0 33-1 44-1 15 0 33 0 48 1 0-4 0-7 0-12-2 0-5 0-7 0-29 0-30-4-30-17 0-20 0-40 0-60 0-38 16-72 46-72 2 0 3 0 5 0-2 0-9 4-9 15 0 10 7 17 16 17 7 0 17-6 17-18s-12-23-29-23c-28 0-43 25-47 42z"><text:p/></draw:path><draw:path draw:style-name="gr3" draw:text-style-name="P6" svg:width="0.0764in" svg:height="0.0685in" svg:x="4.5543in" svg:y="0.537in" svg:viewBox="0 0 195 175" svg:d="M139 140c0 12 0 23 0 35 18-1 37-3 56-5 0-4 0-7 0-12-28 0-31-2-31-21 0-46 0-91 0-137-19 1-39 3-57 4 0 5 0 8 0 12 27 0 30 3 30 21 0 23 0 47 0 70 0 33-18 59-47 59-32 0-34-18-34-38 0-43 0-85 0-128-19 1-37 3-56 4 0 5 0 8 0 12 30 0 30 2 30 36 0 19 0 38 0 58 0 30 0 65 59 65 21 0 39-11 50-35z"><text:p/></draw:path><draw:path draw:style-name="gr3" draw:text-style-name="P6" svg:width="0.0335in" svg:height="0.1051in" svg:x="4.6386in" svg:y="0.4988in" svg:viewBox="0 0 86 268" svg:d="M56 0c-19 1-37 3-56 4 0 5 0 8 0 12 27 0 31 3 31 22 0 68 0 134 0 201 0 17-5 17-31 17 0 5 0 8 0 12 13 0 33-1 43-1 9 0 28 1 43 1 0-4 0-7 0-12-26 0-30 0-30-17 0-80 0-160 0-239z"><text:p/></draw:path><draw:path draw:style-name="gr3" draw:text-style-name="P6" svg:width="0.0587in" svg:height="0.0693in" svg:x="4.6803in" svg:y="0.5366in" svg:viewBox="0 0 150 177" svg:d="M33 76c2-58 34-68 47-68 41 0 44 52 44 68-31 0-60 0-91 0zM32 84c36 0 71 0 108 0 8 0 10 0 10-8 0-39-21-76-70-76-44 0-80 40-80 88 0 52 41 89 86 89 46 0 64-43 64-51 0-3-4-4-5-4-3 0-4 2-5 6-14 39-49 39-52 39-20 0-35-11-44-25-12-19-12-44-12-58z"><text:p/></draw:path><draw:path draw:style-name="gr3" draw:text-style-name="P6" svg:width="0.0394in" svg:height="0.1823in" svg:x="4.7504in" svg:y="0.4756in" svg:viewBox="0 0 101 464" svg:d="M101 232c0-55-10-132-60-198-5-4-29-34-37-34-1 0-4 1-4 4 0 1 1 3 2 4 19 21 44 51 60 113 8 35 13 75 13 111 0 39-5 78-15 117-14 54-37 84-57 106-3 4-2 4-3 5 0 3 3 4 4 4 7 0 28-24 32-30 40-46 65-115 65-202z"><text:p/></draw:path><draw:path draw:style-name="gr3" draw:text-style-name="P6" svg:width="0.1008in" svg:height="0.035in" svg:x="0.8398in" svg:y="0.793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1in" svg:y="0.7429in" svg:viewBox="0 0 191 273" svg:d="M118 155c15 41 34 100 40 109 7 9 10 9 21 9 2 0 6 0 8 0 4-1 4-4 4-5s-1-2-2-3c-3-4-5-10-9-18-26-73-51-146-78-220-9-22-29-27-47-27-2 0-8 0-8 4s4 4 5 4c12 2 15 5 24 30 13 36 25 71 38 106-35 35-71 70-106 106-6 4-8 7-8 12 0 6 5 11 12 11 6 0 10-5 12-8 31-36 63-74 94-110z"><text:p/></draw:path><draw:path draw:style-name="gr3" draw:text-style-name="P6" svg:width="0.0693in" svg:height="0.0689in" svg:x="1.087in" svg:y="0.7815in" svg:viewBox="0 0 177 176" svg:d="M129 25c-8-14-19-25-37-25-45 0-92 57-92 113 0 37 21 63 51 63 7 0 27-2 50-30 3 17 17 30 35 30 14 0 22-9 29-22s8-25 12-37c0-5-4-5-5-5-4 0-4 1-6 7-5 25-13 48-29 48-11 0-12-10-12-17 0-9 1-13 6-29 4-17 4-21 9-35 4-18 8-37 13-54 3-11 3-12 3-13 0-7-5-10-12-10-9 0-14 7-15 16zM103 125c-2 7-2 8-7 15-18 21-33 27-44 27-19 0-25-21-25-36 0-20 13-67 21-85 12-23 30-37 45-37 26 0 30 32 30 34s0 4-1 6c-7 26-12 51-19 76z"><text:p/></draw:path><draw:path draw:style-name="gr3" draw:text-style-name="P6" svg:width="0.076in" svg:height="0.0878in" svg:x="1.2161in" svg:y="0.7669in" svg:viewBox="0 0 194 224" svg:d="M180 120c7 0 14 0 14-8s-7-8-14-8c-55 0-109 0-164 0 5-51 49-89 104-89 20 0 41 0 60 0 7 0 14 0 14-7 0-8-7-8-14-8-21 0-40 0-61 0-66 0-119 51-119 112 0 62 53 112 119 112 21 0 40 0 61 0 7 0 14 0 14-7 0-8-7-8-14-8-19 0-40 0-60 0-55 0-99-37-104-89 55 0 109 0 164 0z"><text:p/></draw:path><draw:path draw:style-name="gr3" draw:text-style-name="P6" svg:width="0.1039in" svg:height="0.1087in" svg:x="1.3528in" svg:y="0.7402in" svg:viewBox="0 0 265 277" svg:d="M56 232c-15 26-31 32-47 33-6 0-9 0-9 8 0 2 2 4 5 4 10 0 22-1 33-1 14 0 27 1 39 1 2 0 8 0 8-8 0-4-4-4-7-4-9-1-18-4-18-13 0-6 3-9 6-14 10-17 19-33 29-50 33 0 64 0 97 0 0 8 6 61 6 64 0 12-20 13-28 13-5 0-9 0-9 8 0 4 3 3 5 4 17 0 33-1 48-1 10 0 35 1 44 1 3 0 7 0 7-8 0-4-3-4-9-4-24 0-24-3-25-14-8-81-15-161-23-241-1-8-1-10-8-10-5 0-8 3-10 7-45 74-89 150-134 225zM102 176c26-43 51-85 76-128 5 43 8 85 12 128-29 0-58 0-88 0z"><text:p/></draw:path><draw:path draw:style-name="gr3" draw:text-style-name="P6" svg:width="0.0157in" svg:height="0.0157in" svg:x="1.4748in" svg:y="0.8339in" svg:viewBox="0 0 41 41" svg:d="M41 20c0-11-10-20-21-20-12 0-20 9-20 20s8 21 20 21c11 0 21-10 21-21z"><text:p/></draw:path><draw:path draw:style-name="gr3" draw:text-style-name="P6" svg:width="0.0748in" svg:height="0.1071in" svg:x="1.5118in" svg:y="0.7429in" svg:viewBox="0 0 191 273" svg:d="M118 155c15 41 34 100 39 109 7 9 11 9 21 9 3 0 6 0 9 0 3-1 4-4 4-5s-1-2-2-3c-4-4-6-10-9-18-26-73-52-146-79-220-8-22-28-27-47-27-1 0-7 0-7 4s2 3 4 4c13 2 15 5 25 30 12 36 25 71 37 106-35 35-71 70-106 106-5 4-7 7-7 12 0 6 4 11 11 11 5 0 10-5 13-8 31-36 63-74 94-110z"><text:p/></draw:path><draw:path draw:style-name="gr3" draw:text-style-name="P6" svg:width="0.0555in" svg:height="0.1071in" svg:x="1.6in" svg:y="0.7429in" svg:viewBox="0 0 142 273" svg:d="M74 4c0-1 0-4-5-4-10 0-37 3-47 3-3 1-8 1-8 8 0 5 4 5 9 5 19 0 20 3 20 7 0 2-3 15-6 23-11 42-21 85-32 127-4 19-5 25-5 38 0 38 20 62 48 62 47 0 94-59 94-114 0-35-21-62-52-62-17 0-33 12-45 24 10-39 19-78 29-117zM37 151c3-9 3-10 6-15 20-25 36-30 47-30 13 0 24 12 24 36 0 23-13 67-19 82-14 26-31 40-47 40-13 0-25-11-25-40 0-6 0-14 6-38 3-12 5-23 8-35z"><text:p/></draw:path><draw:path draw:style-name="gr3" draw:text-style-name="P6" svg:width="0.0752in" svg:height="0.0878in" svg:x="1.713in" svg:y="0.7669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6" svg:width="0.1083in" svg:height="0.1035in" svg:x="1.85in" svg:y="0.7457in" svg:viewBox="0 0 276 264" svg:d="M46 233c-4 16-5 19-35 19-7 0-11 0-11 8 0 4 3 4 11 4 46 0 91 0 137 0 62 0 107-46 107-84 0-27-22-50-59-55 39-6 80-35 80-72 0-29-25-53-71-53-43 0-87 0-130 0-8 0-11 0-11 8 0 4 3 4 10 4 1 0 8 0 15 0 7 1 10 1 10 7 0 1 0 2-1 7-18 70-34 138-52 207zM104 122c8-32 17-64 25-96 3-13 3-14 21-14 16 0 33 0 49 0 34 0 42 22 42 40 0 34-33 70-80 70-19 0-38 0-57 0zM87 252c-6 0-7 0-9 0-3-1-4-1-4-5 0-1 0-2 1-8 9-37 18-72 27-108 24 0 49 0 73 0 37 0 45 28 45 45 0 38-35 76-80 76-18 0-36 0-53 0z"><text:p/></draw:path><draw:path draw:style-name="gr3" draw:text-style-name="P6" svg:width="0.0157in" svg:height="0.0157in" svg:x="1.9799in" svg:y="0.8339in" svg:viewBox="0 0 41 41" svg:d="M41 20c0-11-9-20-20-20-12 0-21 9-21 20s9 21 21 21c11 0 20-10 20-21z"><text:p/></draw:path><draw:path draw:style-name="gr3" draw:text-style-name="P6" svg:width="0.0752in" svg:height="0.1382in" svg:x="2.0173in" svg:y="0.7429in" svg:viewBox="0 0 192 352" svg:d="M121 118c11 0 23 0 34 0 8 0 11 0 11-8 0-4-3-4-10-4-11 0-22 0-33 0 3-15 6-30 9-44 1-8 7-36 9-40 3-8 10-13 18-13 2 0 11 0 19 6-17 3-21 16-21 21 0 9 7 13 15 13 9 0 20-7 20-23 0-17-17-26-33-26-13 0-37 7-49 45-2 9-3 12-13 61-9 0-18 0-27 0-6 0-11 0-11 7 0 5 4 5 11 5 9 0 17 0 26 0-10 50-20 102-30 153-7 37-13 72-33 72-2 0-11 0-19-6 18-2 21-16 21-21 0-9-6-15-14-15-10 0-21 9-21 25s16 26 33 26c21 0 36-23 44-37 12-25 21-72 21-74 8-41 15-83 23-123z"><text:p/></draw:path><draw:path draw:style-name="gr3" draw:text-style-name="P6" svg:width="0.035in" svg:height="0.152in" svg:x="2.1154in" svg:y="0.7343in" svg:viewBox="0 0 90 387" svg:d="M90 383c0-1 0-2-6-9-49-48-62-121-62-180 0-68 15-135 63-183 5-4 5-6 5-7 0-3-2-4-4-4-5 0-39 26-62 76-20 42-24 85-24 118 0 29 4 77 25 121 23 47 56 72 61 72 2 0 4-1 4-4z"><text:p/></draw:path><draw:path draw:style-name="gr3" draw:text-style-name="P6" svg:width="0.0693in" svg:height="0.0689in" svg:x="2.1654in" svg:y="0.7815in" svg:viewBox="0 0 177 176" svg:d="M129 25c-7-14-19-25-36-25-46 0-93 57-93 113 0 37 21 63 52 63 7 0 26-2 49-30 3 17 17 30 35 30 15 0 23-9 29-22 7-13 8-25 12-37 0-5-3-5-4-5-5 0-5 1-6 7-6 25-14 48-30 48-9 0-12-10-12-17 0-9 1-13 6-29 4-17 5-21 9-35 4-18 8-37 13-54 3-11 3-12 3-13 0-7-4-10-11-10-10 0-15 7-16 16zM103 125c-2 7-2 8-7 15-17 21-33 27-44 27-19 0-25-21-25-36 0-20 13-67 21-85 12-23 30-37 45-37 26 0 31 32 31 34s-1 4-1 6c-6 26-13 51-20 76z"><text:p/></draw:path><draw:path draw:style-name="gr3" draw:text-style-name="P6" svg:width="0.0346in" svg:height="0.152in" svg:x="2.2484in" svg:y="0.7343in" svg:viewBox="0 0 89 387" svg:d="M89 194c0-30-4-77-25-121-23-48-56-73-61-73-2 0-3 2-3 4 0 1 0 3 7 9 38 39 60 100 60 181 0 66-14 134-63 182-4 5-4 6-4 7 0 2 1 4 3 4 5 0 39-26 62-76 20-43 24-86 24-117z"><text:p/></draw:path><draw:path draw:style-name="gr3" draw:text-style-name="P6" svg:width="0.035in" svg:height="0.152in" svg:x="2.3138in" svg:y="0.7343in" svg:viewBox="0 0 90 387" svg:d="M90 383c0-1 0-2-6-9-49-48-62-121-62-180 0-68 15-135 63-183 5-4 5-6 5-7 0-3-2-4-4-4-4 0-39 26-62 76-20 42-24 85-24 118 0 29 4 77 25 121 23 47 57 72 61 72 2 0 4-1 4-4z"><text:p/></draw:path><draw:path draw:style-name="gr3" draw:text-style-name="P6" svg:width="0.0559in" svg:height="0.1071in" svg:x="2.365in" svg:y="0.7429in" svg:viewBox="0 0 143 273" svg:d="M75 4c0-1 0-4-6-4-9 0-36 3-46 3-3 1-8 1-8 8 0 5 4 5 9 5 19 0 20 3 20 7 0 2-3 15-6 23-11 42-20 85-31 127-5 19-7 25-7 38 0 38 21 62 49 62 47 0 94-59 94-114 0-35-21-62-52-62-17 0-33 12-45 24 10-39 19-78 29-117zM38 151c3-9 3-10 6-15 19-25 36-30 46-30 14 0 25 12 25 36 0 23-13 67-19 82-14 26-31 40-47 40-13 0-25-11-25-40 0-6 0-14 6-38 3-12 5-23 8-35z"><text:p/></draw:path><draw:path draw:style-name="gr3" draw:text-style-name="P6" svg:width="0.0346in" svg:height="0.152in" svg:x="2.4319in" svg:y="0.7343in" svg:viewBox="0 0 89 387" svg:d="M89 194c0-30-4-77-25-121-23-48-56-73-61-73-2 0-3 2-3 4 0 1 0 3 8 9 37 39 59 100 59 181 0 66-14 134-63 182-4 5-4 6-4 7 0 2 1 4 3 4 5 0 39-26 62-76 20-43 24-86 24-117z"><text:p/></draw:path><draw:path draw:style-name="gr3" draw:text-style-name="P6" svg:width="0.039in" svg:height="0.1819in" svg:x="4.2984in" svg:y="0.7197in" svg:viewBox="0 0 100 463" svg:d="M100 460c0-2 0-2-1-4-18-18-44-50-61-113-8-35-12-75-12-111 0-101 25-173 71-223 3-4 2-4 3-5 0-4-2-4-4-4-6 0-27 23-32 29-39 47-64 116-64 203 0 54 10 132 60 197 4 5 29 34 36 34 2 0 4 0 4-3z"><text:p/></draw:path><draw:path draw:style-name="gr3" draw:text-style-name="P6" svg:width="0.0823in" svg:height="0.1366in" svg:x="4.3492in" svg:y="0.7429in" svg:viewBox="0 0 210 348" svg:d="M210 53c0-29-21-53-52-53-23 0-34 5-47 15-21 17-43 54-49 83-21 81-41 164-62 245 0 2 1 5 4 5 4 0 5-2 5-3 9-35 18-71 27-106 8 23 24 37 53 37 28 0 57-13 75-30 17-18 31-43 31-71s-15-49-29-57c22-14 44-38 44-65zM141 117c-5 2-9 3-19 3-5 0-13 0-16-2 1-4 14-4 18-4 8 0 12 0 17 3zM189 44c0 26-15 55-35 67-10-4-18-5-30-5-7 0-29 0-29 13 0 10 19 9 26 9 14 0 21 0 32-5 14 13 16 25 17 44 0 22-8 51-19 66-16 21-41 35-63 35-30 0-44-23-44-50 0-4 0-10 1-17 9-33 17-65 25-98 9-33 37-94 83-94 22 0 36 12 36 35z"><text:p/></draw:path><draw:path draw:style-name="gr3" draw:text-style-name="P6" svg:width="0.0508in" svg:height="0.0673in" svg:x="4.4941in" svg:y="0.7815in" svg:viewBox="0 0 130 172" svg:d="M54 43c0-14 0-29 0-43-18 1-36 3-54 4 0 5 0 8 0 12 26 0 30 4 30 22 0 35 0 70 0 104 0 17-5 17-30 17 0 5 0 8 0 13 14-2 33-2 44-2 15 0 33 0 48 2 0-5 0-8 0-13-2 0-5 0-7 0-29 0-30-4-30-18 0-20 0-40 0-60 0-38 16-72 46-72 2 0 3 0 5 1-2 0-9 4-9 14 0 11 7 17 16 17 7 0 17-5 17-17s-12-24-29-24c-28 0-43 26-47 43z"><text:p/></draw:path><draw:path draw:style-name="gr3" draw:text-style-name="P6" svg:width="0.0764in" svg:height="0.0689in" svg:x="4.5543in" svg:y="0.7815in" svg:viewBox="0 0 195 176" svg:d="M139 141c0 12 0 23 0 35 18-1 37-3 56-4 0-5 0-8 0-13-28 0-31-3-31-22 0-46 0-91 0-137-19 1-39 3-57 4 0 5 0 8 0 12 27 0 30 4 30 22 0 24 0 46 0 69 0 34-18 60-47 60-32 0-34-19-34-38 0-43 0-86 0-129-19 1-37 3-56 4 0 5 0 8 0 12 30 0 30 2 30 37 0 18 0 38 0 57 0 31 0 66 59 66 21 0 39-11 50-35z"><text:p/></draw:path><draw:path draw:style-name="gr3" draw:text-style-name="P6" svg:width="0.0335in" svg:height="0.1051in" svg:x="4.6386in" svg:y="0.7429in" svg:viewBox="0 0 86 268" svg:d="M56 0c-19 1-37 3-56 4 0 5 0 8 0 12 27 0 31 3 31 21 0 67 0 135 0 202 0 17-5 17-31 17 0 5 0 8 0 12 13-1 33-1 43-1 9 0 28 0 43 1 0-4 0-7 0-12-26 0-30 0-30-17 0-80 0-160 0-239z"><text:p/></draw:path><draw:path draw:style-name="gr3" draw:text-style-name="P6" svg:width="0.0587in" svg:height="0.0697in" svg:x="4.6803in" svg:y="0.7811in" svg:viewBox="0 0 150 178" svg:d="M33 76c2-57 34-67 47-67 41 0 44 53 44 67-31 0-60 0-91 0zM32 85c36 0 71 0 108 0 8 0 10 0 10-9 0-39-21-76-70-76-44 0-80 41-80 88 0 53 41 90 86 90 46 0 64-43 64-50 0-5-4-5-5-5-3 0-4 2-5 6-14 39-49 39-52 39-20 0-35-12-44-26-12-19-12-44-12-57z"><text:p/></draw:path><draw:path draw:style-name="gr3" draw:text-style-name="P6" svg:width="0.0394in" svg:height="0.1819in" svg:x="4.7504in" svg:y="0.7197in" svg:viewBox="0 0 101 463" svg:d="M101 232c0-55-10-133-60-198-5-4-29-34-37-34-1 0-4 1-4 4 0 1 1 3 2 4 19 19 44 51 60 113 8 35 13 75 13 111 0 39-5 78-15 116-14 55-37 85-57 106-3 4-3 5-3 6 0 3 3 3 4 3 7 0 28-23 32-29 40-46 65-116 65-202z"><text:p/></draw:path><draw:path draw:style-name="gr3" draw:text-style-name="P6" svg:width="0.1008in" svg:height="0.035in" svg:x="0.8398in" svg:y="1.037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71in" svg:x="1in" svg:y="0.9882in" svg:viewBox="0 0 191 273" svg:d="M118 155c15 41 34 100 40 109 7 8 10 8 21 8 2 0 6 0 8 0 4 0 4-3 4-4s-1-2-2-3c-3-4-5-10-9-19-26-72-51-146-78-219-9-23-29-27-47-27-2 0-8 0-8 3 0 4 4 5 5 5 12 2 15 4 24 30 13 36 25 71 38 106-35 35-71 70-106 106-6 4-8 6-8 12s5 11 12 11c6 0 10-5 12-8 31-36 63-74 94-110z"><text:p/></draw:path><draw:path draw:style-name="gr3" draw:text-style-name="P6" svg:width="0.0693in" svg:height="0.0685in" svg:x="1.087in" svg:y="1.026in" svg:viewBox="0 0 177 175" svg:d="M129 25c-8-14-19-25-37-25-45 0-92 57-92 113 0 37 21 62 51 62 7 0 27-1 50-29 3 17 17 29 35 29 14 0 22-9 29-21 7-14 12-37 12-39 0-3-4-3-5-3-4 0-4 1-6 7-5 25-13 48-29 48-11 0-12-11-12-19 0-7 1-11 6-28 4-16 4-20 9-34 4-18 8-37 13-54 3-11 3-12 3-13 0-7-5-11-12-11-9 0-14 8-15 17zM103 125c-2 7-2 8-7 15-18 21-33 27-44 27-19 0-25-22-25-36 0-20 13-67 21-85 12-23 30-37 45-37 26 0 30 32 30 34s0 4-1 6c-7 26-12 51-19 76z"><text:p/></draw:path><draw:path draw:style-name="gr3" draw:text-style-name="P6" svg:width="0.076in" svg:height="0.0878in" svg:x="1.2161in" svg:y="1.0114in" svg:viewBox="0 0 194 224" svg:d="M180 120c7 0 14 0 14-8s-7-8-14-8c-55 0-109 0-164 0 5-51 49-89 104-89 20 0 41 0 60 0 7 0 14 0 14-7 0-8-7-8-14-8-21 0-40 0-61 0-66 0-119 49-119 112 0 62 53 112 119 112 21 0 40 0 61 0 7 0 14-1 14-8 0-9-7-8-14-8-19 0-40 0-60 0-55 0-99-36-104-88 55 0 109 0 164 0z"><text:p/></draw:path><draw:path draw:style-name="gr3" draw:text-style-name="P6" svg:width="0.1039in" svg:height="0.1083in" svg:x="1.3528in" svg:y="0.9846in" svg:viewBox="0 0 265 276" svg:d="M56 232c-15 26-31 32-47 33-6 0-9 0-9 8 0 2 2 3 5 3 10 0 22-1 33-1 14 0 27 1 39 1 2 0 8 0 8-7 0-4-4-4-7-4-9-1-18-4-18-14 0-5 3-9 6-15 10-16 19-33 29-49 33 0 64 0 97 0 0 9 6 60 6 65 0 12-20 13-28 13-5 0-9 0-9 8 0 3 3 2 5 3 17 0 33-1 48-1 10 0 35 1 44 1 3 0 7 0 7-8 0-3-3-3-9-3-24 0-24-3-25-14-8-81-15-162-23-242-1-8-1-9-8-9-5 0-8 2-10 7-45 74-89 150-134 225zM102 175c26-43 51-85 76-128 5 43 8 85 12 128-29 0-58 0-88 0z"><text:p/></draw:path><draw:path draw:style-name="gr3" draw:text-style-name="P6" svg:width="0.0157in" svg:height="0.0157in" svg:x="1.4748in" svg:y="1.0783in" svg:viewBox="0 0 41 41" svg:d="M41 21c0-11-10-21-21-21-12 0-20 10-20 21s8 20 20 20c11 0 21-9 21-20z"><text:p/></draw:path><draw:path draw:style-name="gr3" draw:text-style-name="P6" svg:width="0.0752in" svg:height="0.1378in" svg:x="1.5118in" svg:y="0.9866in" svg:viewBox="0 0 192 351" svg:d="M121 118c11 0 22 0 33 0 8 0 12 0 12-8 0-4-4-4-11-4-11 0-21 0-32 0 3-15 6-30 9-44 1-8 7-36 9-41 3-7 10-13 18-13 2 0 11 0 19 7-17 1-21 16-21 21 0 9 7 13 15 13 9 0 20-8 20-23 0-17-17-26-33-26-13 0-38 7-49 45-2 8-3 12-13 61-9 0-18 0-27 0-7 0-11 0-11 7 0 5 4 5 10 5 9 0 18 0 27 0-10 50-20 102-30 153-7 37-13 72-33 72-2 0-12 0-19-8 18-1 21-14 21-20 0-9-6-14-14-14-10 0-21 9-21 23 0 18 16 27 33 27 21 0 36-22 43-38 13-24 22-70 22-73 8-41 15-82 23-122z"><text:p/></draw:path><draw:path draw:style-name="gr3" draw:text-style-name="P6" svg:width="0.0346in" svg:height="0.1516in" svg:x="1.6098in" svg:y="0.9811in" svg:viewBox="0 0 89 386" svg:d="M89 383c0-1 0-2-7-9-48-48-60-122-60-180 0-69 15-136 63-184 4-5 4-5 4-7s-1-3-3-3c-5 0-39 26-62 75-20 43-24 86-24 119 0 29 4 77 25 119 23 48 56 73 61 73 2 0 3-1 3-3z"><text:p/></draw:path><draw:path draw:style-name="gr3" draw:text-style-name="P6" svg:width="0.0693in" svg:height="0.0685in" svg:x="1.6598in" svg:y="1.026in" svg:viewBox="0 0 177 175" svg:d="M129 25c-8-14-19-25-37-25-45 0-92 57-92 113 0 37 21 62 51 62 7 0 27-1 50-29 3 17 17 29 35 29 14 0 23-9 29-21 7-14 12-37 12-39 0-3-3-3-5-3-4 0-4 1-5 7-6 25-14 48-30 48-11 0-12-11-12-19 0-7 1-11 6-28 4-16 4-20 9-34 4-18 8-37 13-54 3-11 3-12 3-13 0-7-5-11-11-11-10 0-15 8-16 17zM103 125c-2 7-2 8-7 15-18 21-33 27-44 27-19 0-25-22-25-36 0-20 13-67 21-85 12-23 30-37 45-37 26 0 31 32 31 34s-1 4-2 6c-7 26-12 51-19 76z"><text:p/></draw:path><draw:path draw:style-name="gr3" draw:text-style-name="P6" svg:width="0.035in" svg:height="0.1516in" svg:x="1.7429in" svg:y="0.9811in" svg:viewBox="0 0 90 386" svg:d="M90 194c0-31-4-77-25-121-23-48-57-73-61-73-2 0-4 1-4 3s0 2 8 10c38 38 60 99 60 181 0 66-14 134-63 182-5 5-5 6-5 7 0 2 2 3 4 3 4 0 39-26 62-75 20-43 24-86 24-117z"><text:p/></draw:path><draw:path draw:style-name="gr3" draw:text-style-name="P6" svg:width="0.039in" svg:height="0.1819in" svg:x="4.2984in" svg:y="0.9642in" svg:viewBox="0 0 100 463" svg:d="M100 460c0-2 0-4-1-5-18-18-44-49-61-113-8-35-12-75-12-110 0-102 25-173 71-223 3-4 3-5 3-6 0-3-2-3-4-3-6 0-27 23-32 29-39 47-64 116-64 202 0 55 10 133 60 198 4 4 29 34 36 34 2 0 4 0 4-3z"><text:p/></draw:path><draw:path draw:style-name="gr3" draw:text-style-name="P6" svg:width="0.0705in" svg:height="0.0996in" svg:x="4.3492in" svg:y="1.026in" svg:viewBox="0 0 180 254" svg:d="M177 64c2-7 3-12 3-22 0-26-15-42-45-42-29 0-50 20-59 34-2-22-19-34-36-34-18 0-25 15-29 22-7 13-11 36-11 37 0 5 3 5 4 5 4 0 5-1 7-9 7-28 14-46 27-46 7 0 13 3 13 17 0 8-2 12-6 33-8 30-15 60-23 89-1 6-3 15-3 17 0 7 5 10 11 10 5 0 12-2 14-11 1 0 5-19 8-29 3-11 5-23 8-34 3-9 5-17 7-26 0-2 3-15 4-17 2-4 14-25 27-36 8-6 20-13 36-13 17 0 21 13 21 26 0 2 0 10-3 25-15 60-30 118-44 178-1 4-1 5-1 6 0 6 3 10 10 10 12 0 15-11 16-15 14-59 30-117 44-175z"><text:p/></draw:path><draw:path draw:style-name="gr3" draw:text-style-name="P6" svg:width="0.0512in" svg:height="0.0665in" svg:x="4.4807in" svg:y="1.026in" svg:viewBox="0 0 131 170" svg:d="M54 43c0-14 0-29 0-43-18 1-36 3-54 4 0 5 0 8 0 12 27 0 31 3 31 22 0 35 0 70 0 104 0 17-5 17-31 17 0 4 0 8 0 11 15 0 34-1 45-1 15 0 33 0 48 1 0-3 0-7 0-11-2 0-5 0-7 0-29 0-30-4-30-18 0-20 0-40 0-60 0-38 17-72 46-72 2 0 2 0 4 0-2 1-9 5-9 15 0 11 9 17 16 17 8 0 18-5 18-17 0-13-12-24-29-24-28 0-43 26-48 43z"><text:p/></draw:path><draw:path draw:style-name="gr3" draw:text-style-name="P6" svg:width="0.076in" svg:height="0.0685in" svg:x="4.5413in" svg:y="1.026in" svg:viewBox="0 0 194 175" svg:d="M139 141c0 11 0 23 0 34 18-1 36-3 55-5 0-3 0-7 0-11-27 0-30-3-30-22 0-46 0-91 0-137-19 1-39 3-57 4 0 5 0 8 0 12 27 0 30 3 30 22 0 24 0 46 0 69 0 34-18 60-47 60-32 0-34-19-34-38 0-43 0-86 0-129-19 1-37 3-56 4 0 5 0 8 0 12 30 0 30 2 30 36 0 19 0 38 0 58 0 30 0 65 58 65 22 0 40-11 51-34z"><text:p/></draw:path><draw:path draw:style-name="gr3" draw:text-style-name="P6" svg:width="0.0335in" svg:height="0.1047in" svg:x="4.6256in" svg:y="0.9882in" svg:viewBox="0 0 86 267" svg:d="M56 0c-19 1-37 2-56 3 0 5 0 8 0 12 27 0 31 4 31 22 0 67 0 135 0 202 0 17-5 17-31 17 0 4 0 8 0 11 13 0 33-1 43-1s28 1 43 1c0-3 0-7 0-11-26 0-30 0-30-17 0-80 0-160 0-239z"><text:p/></draw:path><draw:path draw:style-name="gr3" draw:text-style-name="P6" svg:width="0.0587in" svg:height="0.0693in" svg:x="4.6673in" svg:y="1.0256in" svg:viewBox="0 0 150 177" svg:d="M33 76c2-57 34-67 47-67 40 0 44 51 44 67-31 0-60 0-91 0zM32 84c36 0 71 0 108 0 8 0 10 0 10-8 0-39-21-76-70-76-45 0-80 40-80 88 0 52 41 89 85 89 47 0 65-43 65-49 0-5-4-6-6-6-3 0-3 3-4 6-14 40-49 40-53 40-19 0-34-12-43-26-12-19-12-44-12-58z"><text:p/></draw:path><draw:path draw:style-name="gr3" draw:text-style-name="P6" svg:width="0.0394in" svg:height="0.1819in" svg:x="4.7374in" svg:y="0.9642in" svg:viewBox="0 0 101 463" svg:d="M101 232c0-55-10-133-60-198-5-4-30-34-37-34-2 0-4 1-4 3s1 4 2 5c19 19 44 51 60 112 8 35 12 76 12 111 0 40-4 79-14 117-14 53-37 84-57 106-3 4-3 5-3 6 0 2 2 3 4 3 6 0 28-23 32-29 40-47 65-116 65-202z"><text:p/></draw:path><draw:path draw:style-name="gr3" draw:text-style-name="P6" svg:width="0.1008in" svg:height="0.035in" svg:x="0.8398in" svg:y="1.283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6in" svg:height="0.1382in" svg:x="1in" svg:y="1.2315in" svg:viewBox="0 0 194 352" svg:d="M122 119c11 0 22 0 33 0 8 0 11 0 11-8 0-4-3-4-10-4-11 0-21 0-32 0 2-15 6-30 8-44 1-9 7-37 10-41 3-8 10-13 17-13 2 0 13 0 19 7-16 2-21 15-21 20 0 10 8 15 15 15 9 0 22-9 22-24 0-17-19-27-35-27-13 0-37 8-49 46-2 8-3 11-12 61-9 0-18 0-27 0-7 0-12 0-12 6s4 6 11 6c9 0 17 0 26 0-10 50-19 101-29 152-8 37-14 72-34 72-1 0-11 0-19-6 18-2 22-16 22-21 0-9-7-14-14-14-11 0-22 9-22 24 0 17 18 26 33 26 21 0 36-23 44-37 12-25 21-72 21-74 8-41 16-82 24-122z"><text:p/></draw:path><draw:path draw:style-name="gr3" draw:text-style-name="P6" svg:width="0.039in" svg:height="0.1819in" svg:x="4.2984in" svg:y="1.2102in" svg:viewBox="0 0 100 463" svg:d="M100 459c0-1 0-3-1-4-18-18-44-50-61-113-8-35-12-75-12-111 0-101 25-173 71-222 3-5 3-5 3-6 0-3-2-3-4-3-6 0-27 23-32 29-39 46-64 116-64 202 0 55 10 132 60 198 4 4 29 34 36 34 2 0 4 0 4-4z"><text:p/></draw:path><draw:path draw:style-name="gr3" draw:text-style-name="P6" svg:width="0.0705in" svg:height="0.0996in" svg:x="4.3492in" svg:y="1.272in" svg:viewBox="0 0 180 254" svg:d="M177 64c2-7 3-12 3-23 0-25-15-41-45-41-29 0-50 20-59 33-2-22-19-33-36-33-18 0-25 15-29 22-7 13-11 36-11 37 0 4 3 4 4 4 4 0 5 0 7-9 7-28 14-45 27-45 7 0 13 2 13 17 0 8-2 12-6 32-8 30-15 60-23 89-1 7-3 16-3 18 0 7 5 10 11 10 5 0 12-3 14-11 1-1 5-19 8-29 3-11 5-23 8-34 3-9 5-17 7-26 0-2 3-16 4-18 2-3 14-25 27-35 8-7 20-13 36-13 17 0 21 13 21 26 0 2 0 9-3 24-15 60-30 119-44 179-1 4-1 5-1 6 0 6 3 10 10 10 12 0 15-11 16-15 14-59 30-117 44-175z"><text:p/></draw:path><draw:path draw:style-name="gr3" draw:text-style-name="P6" svg:width="0.0512in" svg:height="0.0665in" svg:x="4.4807in" svg:y="1.272in" svg:viewBox="0 0 131 170" svg:d="M54 43c0-14 0-29 0-43-18 1-36 3-54 4 0 5 0 8 0 12 27 0 31 3 31 21 0 34 0 70 0 104 0 17-5 17-31 17 0 5 0 8 0 12 15 0 34-1 45-1 15 0 33 0 48 1 0-4 0-7 0-12-2 0-5 0-7 0-29 0-30-4-30-17 0-20 0-40 0-60 0-38 17-72 46-72 2 0 2 0 4 0-2 0-9 5-9 15s9 17 16 17c8 0 18-6 18-18 0-13-12-23-29-23-28 0-43 25-48 43z"><text:p/></draw:path><draw:path draw:style-name="gr3" draw:text-style-name="P6" svg:width="0.076in" svg:height="0.0685in" svg:x="4.5413in" svg:y="1.272in" svg:viewBox="0 0 194 175" svg:d="M139 140c0 12 0 23 0 35 18-1 36-3 55-5 0-4 0-7 0-12-27 0-30-2-30-21 0-46 0-91 0-137-19 1-39 3-57 4 0 5 0 8 0 12 27 0 30 3 30 21 0 23 0 47 0 70 0 33-18 59-47 59-32 0-34-18-34-37 0-43 0-86 0-129-19 1-37 3-56 4 0 5 0 8 0 12 30 0 30 2 30 36 0 19 0 38 0 58 0 30 0 65 58 65 22 0 40-11 51-35z"><text:p/></draw:path><draw:path draw:style-name="gr3" draw:text-style-name="P6" svg:width="0.0335in" svg:height="0.1051in" svg:x="4.6256in" svg:y="1.2339in" svg:viewBox="0 0 86 268" svg:d="M56 0c-19 1-37 3-56 4 0 5 0 8 0 12 27 0 31 4 31 22 0 68 0 134 0 201 0 17-5 17-31 17 0 5 0 8 0 12 13 0 33-1 43-1s28 1 43 1c0-4 0-7 0-12-26 0-30 0-30-17 0-80 0-160 0-239z"><text:p/></draw:path><draw:path draw:style-name="gr3" draw:text-style-name="P6" svg:width="0.0587in" svg:height="0.0693in" svg:x="4.6673in" svg:y="1.2705in" svg:viewBox="0 0 150 177" svg:d="M33 76c2-58 34-68 47-68 40 0 44 52 44 68-31 0-60 0-91 0zM32 84c36 0 71 0 108 0 8 0 10 0 10-8 0-39-21-76-70-76-45 0-80 40-80 88 0 52 41 89 85 89 47 0 65-43 65-51 0-3-4-4-6-4-3 0-3 2-4 6-14 39-49 39-53 39-19 0-34-11-43-25-12-19-12-44-12-58z"><text:p/></draw:path><draw:path draw:style-name="gr3" draw:text-style-name="P6" svg:width="0.0394in" svg:height="0.1819in" svg:x="4.7374in" svg:y="1.2102in" svg:viewBox="0 0 101 463" svg:d="M101 231c0-55-10-132-60-198-5-4-30-33-37-33-2 0-4 0-4 3 0 1 1 2 2 5 19 19 44 50 60 112 8 35 12 75 12 111 0 38-4 78-14 117-14 53-37 84-57 106-3 4-2 4-3 5 0 3 2 4 4 4 6 0 28-24 32-30 40-46 65-115 65-202z"><text:p/></draw:path></draw:g></text:p>
        </text:list-item>
      </text:list>
      <text:p text:style-name="P49">סה"כ שתי התנאים ההכרחיים ומספיקים הוכחו, כדרוש. </text:p>
      <text:p text:style-name="P10"><draw:g text:anchor-type="as-char" svg:y="-0.1134in" draw:z-index="170" draw:name="Shape180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3</text:h>
      <text:h text:style-name="P22" text:outline-level="3">סעיף א’</text:h>
      <text:p text:style-name="P50">נתון: </text:p>
      <text:p text:style-name="P8"><draw:g text:anchor-type="as-char" svg:y="-0.1134in" draw:z-index="171" draw:name="Shape181" draw:style-name="gr1"><svg:title>TexMaths</svg:title><svg:desc>11§display§f = \lambda \la A, B \ra \in \powerset(\Neven) \times \powerset(\Nodd). A \cup B§svg§600§FALSE§</svg:desc><draw:path draw:style-name="gr2" draw:text-style-name="P5" svg:width="2.7453in" svg:height="0.1354in" svg:x="-0.0004in" svg:y="0.0071in" svg:viewBox="0 0 6974 345" svg:d="M0 0c2325 0 4649 0 6974 0 0 115 0 230 0 345-2325 0-4649 0-6974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1008in" svg:height="0.035in" svg:x="0.1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3in" svg:x="0.2937in" svg:y="0.0071in" svg:viewBox="0 0 191 271" svg:d="M118 154c15 40 34 99 40 108 6 8 10 8 20 8 4 0 6 0 9 0 4 0 4-2 4-4 0-1-1-2-2-3-3-4-5-10-9-17-26-73-52-147-79-220-7-22-28-26-46-26-2 0-8 0-8 3 0 4 3 4 4 5 13 2 15 4 25 31 12 34 25 69 37 104-35 35-71 69-106 105-5 4-7 6-7 12s6 11 12 11 9-5 12-8c31-36 63-73 94-109z"><text:p/></draw:path><draw:path draw:style-name="gr3" draw:text-style-name="P6" svg:width="0.0335in" svg:height="0.1508in" svg:x="0.3913in" svg:y="0in" svg:viewBox="0 0 86 384" svg:d="M85 14c1-4 1-4 1-6 0-5-3-8-8-8-3 0-5 2-9 9-22 58-45 118-67 177-1 2-2 4-2 7 0 0 0 1 2 5 22 60 45 119 67 177 3 4 4 9 9 9s8-3 8-7c0-2 0-3-1-7-23-60-46-119-70-177 24-60 47-119 70-179z"><text:p/></draw:path><draw:path draw:style-name="gr3" draw:text-style-name="P6" svg:width="0.1039in" svg:height="0.1079in" svg:x="0.439in" svg:y="0.0043in" svg:viewBox="0 0 265 275" svg:d="M56 230c-15 27-31 32-47 33-6 0-9 0-9 8 0 2 2 4 6 4 9 0 22-2 33-2 13 0 26 2 38 2 2 0 8 0 8-7 0-5-4-5-7-5-9-1-17-4-17-14 0-5 2-9 5-14 10-16 19-32 29-48 33 0 65 0 98 0 0 7 5 60 5 63 0 12-20 13-27 13-6 0-9 0-9 8 0 4 3 3 4 4 17 0 33-2 49-2 9 0 34 2 44 2 2 0 6 0 6-9 0-3-3-3-9-3-23 0-23-3-25-14-8-79-15-160-23-240-1-8-1-9-8-9-5 0-7 2-10 7-45 74-89 149-134 223zM102 175c26-43 51-86 76-128 5 42 9 85 13 128-29 0-59 0-89 0z"><text:p/></draw:path><draw:path draw:style-name="gr3" draw:text-style-name="P6" svg:width="0.0173in" svg:height="0.0453in" svg:x="0.561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1079in" svg:height="0.1031in" svg:x="0.622in" svg:y="0.0098in" svg:viewBox="0 0 275 263" svg:d="M45 232c-4 16-4 19-35 19-7 0-10 0-10 8 0 4 3 4 10 4 46 0 91 0 137 0 62 0 107-46 107-82 0-28-22-51-59-54 40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3" draw:text-style-name="P6" svg:width="0.0339in" svg:height="0.1508in" svg:x="0.7469in" svg:y="0in" svg:viewBox="0 0 87 384" svg:d="M85 198c2-4 2-5 2-5 0-1 0-3-2-7-23-59-45-119-68-177-3-7-5-9-9-9-5 0-8 3-8 8 0 1 0 2 2 6 23 60 45 119 68 179-23 58-45 117-68 177-2 4-2 4-2 7 0 4 3 7 8 7s6-4 9-7c23-60 45-119 68-179z"><text:p/></draw:path><draw:path draw:style-name="gr3" draw:text-style-name="P6" svg:width="0.076in" svg:height="0.087in" svg:x="0.852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106in" svg:x="0.9866in" svg:y="0.0098in" svg:viewBox="0 0 276 282" svg:d="M127 0c-54 0-96 26-112 45-13 16-15 27-15 28 0 2 2 2 4 2 7 0 16-6 18-7 9-5 10-7 12-15 6-16 17-29 65-31-7 86-30 171-63 250-2 5-2 7-2 8s1 2 5 2c5 0 24-9 28-19 20-47 52-134 64-241 7 0 13 0 20 0 47 0 92 18 92 56 0 29-28 83-103 85-8 1-12 1-23 8-7 4-10 8-10 11s2 3 7 3c71 0 162-59 162-123 0-44-53-62-98-62-17 0-34 0-51 0z"><text:p/></draw:path><draw:path draw:style-name="gr3" draw:text-style-name="P6" svg:width="0.035in" svg:height="0.1508in" svg:x="1.1173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1028in" svg:height="0.1059in" svg:x="1.1654in" svg:y="0.0098in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7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6" svg:width="0.0457in" svg:height="0.0476in" svg:x="1.2752in" svg:y="0.089in" svg:viewBox="0 0 117 122" svg:d="M109 58c5 0 8 0 8-5 0-24-14-53-54-53-35 0-63 28-63 61 0 34 31 61 66 61 37 0 51-28 51-34 0-1-1-4-5-4-3 0-4 2-5 4-8 22-29 27-39 27-12 0-24-7-33-17-10-12-10-29-10-40 28 0 56 0 84 0zM25 52c4-39 28-44 38-44 34 0 34 37 35 44-24 0-48 0-73 0z"><text:p/></draw:path><draw:path draw:style-name="gr3" draw:text-style-name="P6" svg:width="0.0567in" svg:height="0.0465in" svg:x="1.3283in" svg:y="0.0898in" svg:viewBox="0 0 145 119" svg:d="M120 26c8-16 22-16 25-16 0-3 0-7 0-10-6 1-13 1-20 1s-17 0-25-1c0 3 0 7 0 10 12 1 12 10 12 11s0 3-2 8c-10 22-21 44-31 66-11-25-23-49-34-73 0-1-1-3-1-5 0-7 9-7 14-7 0-3 0-7 0-10-1 0-19 1-30 1-9 0-19 0-28-1 0 3 0 7 0 10 15 0 19 1 23 10 14 31 28 61 42 93 2 4 3 6 8 6s6-2 7-4c14-30 27-59 40-89z"><text:p/></draw:path><draw:path draw:style-name="gr3" draw:text-style-name="P6" svg:width="0.0457in" svg:height="0.0476in" svg:x="1.3898in" svg:y="0.089in" svg:viewBox="0 0 117 122" svg:d="M109 58c5 0 8 0 8-5 0-24-14-53-54-53-35 0-63 28-63 61 0 34 31 61 66 61 37 0 51-28 51-34 0-1-1-4-5-4-3 0-4 2-5 4-8 22-29 27-39 27-12 0-24-7-33-17-10-12-10-29-10-40 28 0 56 0 84 0zM25 52c4-39 28-44 38-44 34 0 35 37 35 44-24 0-48 0-73 0z"><text:p/></draw:path><draw:path draw:style-name="gr3" draw:text-style-name="P6" svg:width="0.0567in" svg:height="0.0465in" svg:x="1.4457in" svg:y="0.0894in" svg:viewBox="0 0 145 119" svg:d="M124 37c0-24-11-37-39-37-23 0-38 12-45 26 0-8 0-17 0-26-14 1-27 2-40 3 0 4 0 6 0 9 19 0 21 2 21 16 0 23 0 46 0 70 0 11-3 11-21 11 0 3 0 7 0 10 1 0 20-1 31-1 10 0 28 1 31 1 0-3 0-7 0-10-18 0-20 0-20-11 0-17 0-33 0-48 0-29 22-42 41-42 18 0 20 14 20 28 0 21 0 41 0 62 0 11-2 11-19 11 0 3 0 7 0 10 10-1 18-1 30-1 10 0 29 1 31 1 0-3 0-7 0-10-17 0-21 0-21-11 0-21 0-41 0-61z"><text:p/></draw:path><draw:path draw:style-name="gr3" draw:text-style-name="P6" svg:width="0.0346in" svg:height="0.1508in" svg:x="1.5236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732in" svg:height="0.0724in" svg:x="1.6299in" svg:y="0.0398in" svg:viewBox="0 0 187 185" svg:d="M94 81c-26-25-52-50-77-75-5-6-6-6-9-6-5 0-8 3-8 8 0 2 1 3 6 7 25 26 51 51 77 77-26 26-52 51-77 78-5 4-6 5-6 7 0 5 3 8 8 8 3 0 4 0 9-6 25-25 51-50 77-76 26 27 52 53 79 80 1 1 4 2 6 2 5 0 8-3 8-8 0-2 0-2-1-4-1 0-63-61-81-81 23-24 47-47 70-70 2-2 8-8 10-10 0-1 2-2 2-4 0-5-3-8-8-8-3 0-5 1-8 6-26 25-52 50-77 75z"><text:p/></draw:path><draw:path draw:style-name="gr3" draw:text-style-name="P6" svg:width="0.1079in" svg:height="0.1106in" svg:x="1.763in" svg:y="0.0098in" svg:viewBox="0 0 275 282" svg:d="M127 0c-55 0-96 26-113 45-13 16-14 27-14 28 0 2 1 2 4 2 6 0 15-6 18-7 8-5 10-7 12-15 6-16 16-29 65-31-8 86-31 171-63 250-2 5-2 7-2 8s1 2 3 2c7 0 26-9 30-19 20-47 52-134 63-241 6 0 13 0 20 0 47 0 92 18 92 56 0 29-27 83-102 85-8 1-12 1-23 8-7 4-10 8-10 11s2 3 6 3c71 0 162-59 162-123 0-44-52-62-97-62-17 0-34 0-51 0z"><text:p/></draw:path><draw:path draw:style-name="gr3" draw:text-style-name="P6" svg:width="0.0346in" svg:height="0.1508in" svg:x="1.8933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1028in" svg:height="0.1059in" svg:x="1.9409in" svg:y="0.0098in" svg:viewBox="0 0 262 270" svg:d="M34 34c0 63 0 126 0 187 0 21-3 28-23 28-4 0-11 1-11 6 0 8 7 8 13 8 20 0 41 0 61 0 6 0 12 0 12-8 0-5-6-6-11-6-21 0-24-8-24-29 0-58 0-117 0-175 56 73 111 147 167 219 3 5 5 6 8 6 6 0 6-6 6-12 0-72 0-145 0-217 0-22 3-28 21-28 2 0 9 0 9-6 0-7-6-7-12-7-19 0-39 0-57 0-7 0-13 0-13 7 0 6 7 6 11 6 21 0 25 8 25 29 0 39 0 79 0 120-39-53-78-105-117-156-3-6-4-6-14-6-22 0-45 0-67 0-7 0-12 0-12 7 0 5 5 6 7 6 11 1 18 8 22 12-1 4-1 4-1 9zM219 243c-56-73-112-147-168-221-5-4-5-5-9-9 15 0 31 0 46 0 44 59 87 117 131 175 0 18 0 37 0 55z"><text:p/></draw:path><draw:path draw:style-name="gr3" draw:text-style-name="P6" svg:width="0.052in" svg:height="0.0476in" svg:x="2.0516in" svg:y="0.089in" svg:viewBox="0 0 133 122" svg:d="M133 63c0-34-30-63-67-63s-66 29-66 63c0 33 29 59 66 59 36 0 67-26 67-59zM66 115c-10 0-24-4-33-17-8-11-9-25-9-37 0-13 1-28 10-40 7-8 19-13 32-13 17 0 28 6 34 15 7 11 8 24 8 38 0 12-1 26-9 37-7 11-20 17-33 17z"><text:p/></draw:path><draw:path draw:style-name="gr3" draw:text-style-name="P6" svg:width="0.0567in" svg:height="0.074in" svg:x="2.1161in" svg:y="0.063in" svg:viewBox="0 0 145 189" svg:d="M85 3c0 4 0 6 0 9 17 0 20 2 20 16 0 18 0 37 0 56-10-10-24-16-38-16-36 0-67 27-67 61s29 60 64 60c22 0 35-11 39-16 0 5 0 11 0 16 15-1 28-2 42-2 0-3 0-6 0-10-17 0-20-2-20-15 0-54 0-108 0-162-13 1-27 2-40 3zM103 159c-6 13-20 24-38 24-15 0-25-9-31-18-5-8-9-19-9-35 0-7 0-27 11-40 11-12 25-14 32-14 13 0 24 5 32 15 3 5 3 5 3 10 0 19 0 38 0 58z"><text:p/></draw:path><draw:path draw:style-name="gr3" draw:text-style-name="P6" svg:width="0.0563in" svg:height="0.074in" svg:x="2.1835in" svg:y="0.063in" svg:viewBox="0 0 144 189" svg:d="M84 3c0 4 0 6 0 9 17 0 19 2 19 16 0 18 0 37 0 56-9-10-23-16-37-16-36 0-66 27-66 61s29 60 63 60c22 0 35-11 39-16 0 5 0 11 0 16 15-1 28-2 42-2 0-3 0-6 0-10-17 0-20-2-20-15 0-54 0-108 0-162-13 1-27 2-40 3zM102 159c-6 13-21 24-38 24-14 0-25-9-31-18-5-8-9-19-9-35 0-7 0-27 11-40 11-12 24-14 32-14 13 0 25 5 32 15 3 5 3 5 3 10 0 19 0 38 0 58z"><text:p/></draw:path><draw:path draw:style-name="gr3" draw:text-style-name="P6" svg:width="0.035in" svg:height="0.1508in" svg:x="2.2618in" svg:y="0in" svg:viewBox="0 0 90 384" svg:d="M90 193c0-30-4-77-26-120-23-48-56-73-60-73-2 0-4 1-4 3 0 3 0 3 8 10 37 38 59 99 59 180 0 65-14 132-61 181-6 5-6 5-6 6 0 3 2 4 4 4 4 0 39-26 61-75 20-43 25-85 25-116z"><text:p/></draw:path><draw:path draw:style-name="gr3" draw:text-style-name="P6" svg:width="0.0157in" svg:height="0.0161in" svg:x="2.3256in" svg:y="0.0972in" svg:viewBox="0 0 41 42" svg:d="M41 21c0-11-9-21-20-21-12 0-21 10-21 21s9 21 21 21c11 0 20-10 20-21z"><text:p/></draw:path><draw:path draw:style-name="gr3" draw:text-style-name="P6" svg:width="0.1039in" svg:height="0.1079in" svg:x="2.3602in" svg:y="0.0043in" svg:viewBox="0 0 265 275" svg:d="M55 230c-15 27-31 32-47 33-5 0-8 0-8 8 0 2 1 4 4 4 11 0 24-2 33-2 14 0 27 2 40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1 175c26-43 52-86 77-128 5 42 8 85 12 128-29 0-59 0-89 0z"><text:p/></draw:path><draw:path draw:style-name="gr3" draw:text-style-name="P6" svg:width="0.0846in" svg:height="0.0933in" svg:x="2.511in" svg:y="0.0217in" svg:viewBox="0 0 216 238" svg:d="M216 14c0-7 0-14-8-14s-8 7-8 14c0 47 0 93 0 140 0 56-64 68-92 68-18 0-42-3-63-16-30-18-30-42-30-53 0-46 0-92 0-139 0-7 0-14-7-14-8 0-8 7-8 14 0 48 0 94 0 141 0 57 59 83 108 83 50 0 108-27 108-83 0-47 0-93 0-141z"><text:p/></draw:path><draw:path draw:style-name="gr3" draw:text-style-name="P6" svg:width="0.1083in" svg:height="0.1031in" svg:x="2.6445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5-63 23-94 4-15 4-16 21-16 16 0 34 0 50 0 34 0 42 23 42 40 0 34-33 70-80 70-19 0-38 0-56 0zM87 251c-6 0-7 0-9-1-3 0-4 0-4-3 0-1 0-3 1-9 9-35 19-72 27-107 25 0 49 0 73 0 37 0 44 29 44 45 0 38-34 75-79 75-18 0-35 0-53 0z"><text:p/></draw:path></draw:g></text:p>
      <text:p text:style-name="P51">טענה: <text:span text:style-name="T5"><draw:g text:anchor-type="as-char" svg:y="-0.1134in" draw:z-index="172" draw:name="Shape182" draw:style-name="gr1"><svg:title>TexMaths</svg:title><svg:desc>11§display§\dom(f) = \powerset(\Neven) \times \powerset(\Nodd), \range(f) = \powerset(\N)§svg§600§FALSE§</svg:desc><draw:path draw:style-name="gr2" draw:text-style-name="P5" svg:width="3.1878in" svg:height="0.1358in" svg:x="0.0307in" svg:y="0.0071in" svg:viewBox="0 0 8098 346" svg:d="M4049 346c-1349 0-2699 0-4049 0 0-116 0-230 0-346 2700 0 5398 0 8098 0 0 116 0 230 0 346-1350 0-2700 0-4049 0z"><text:p/></draw:path><draw:path draw:style-name="gr3" draw:text-style-name="P6" svg:width="0.0744in" svg:height="0.1063in" svg:x="-0.0004in" svg:y="0.0071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5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6" svg:width="0.1189in" svg:height="0.0669in" svg:x="0.1598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1-60-6-6-19-14-41-14-33 0-49 23-56 39-6-35-34-39-52-39-28 0-46 17-57 41 0-13 0-28 0-41-19 1-36 3-55 4 0 5 0 8 0 13 28 0 31 2 31 22z"><text:p/></draw:path><draw:path draw:style-name="gr3" draw:text-style-name="P6" svg:width="0.0346in" svg:height="0.1512in" svg:x="0.2972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6in" svg:height="0.1374in" svg:x="0.3492in" svg:y="0.0067in" svg:viewBox="0 0 194 350" svg:d="M122 118c11 0 22 0 33 0 8 0 11 0 11-8 0-4-3-4-10-4-11 0-21 0-32 0 3-16 6-30 8-44 1-8 7-36 9-40 4-8 11-13 19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46in" svg:height="0.1512in" svg:x="0.44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54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9in" svg:height="0.1106in" svg:x="0.6976in" svg:y="0.0098in" svg:viewBox="0 0 275 282" svg:d="M127 0c-55 0-96 26-113 44-13 15-14 26-14 28s1 3 4 3c6 0 15-6 18-8 8-5 9-8 12-15 6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3" draw:text-style-name="P6" svg:width="0.0346in" svg:height="0.1512in" svg:x="0.828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1028in" svg:height="0.1063in" svg:x="0.8756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" svg:width="0.0457in" svg:height="0.048in" svg:x="0.9858in" svg:y="0.0886in" svg:viewBox="0 0 117 123" svg:d="M109 59c5 0 8 0 8-6 0-23-15-53-54-53-35 0-63 29-63 62 0 34 30 61 66 61s51-28 51-35c0-1-1-3-6-3-3 0-3 1-4 4-9 22-29 26-39 26-13 0-25-6-33-16-10-13-11-30-11-40 29 0 56 0 85 0zM25 52c3-38 27-44 38-44 33 0 34 37 34 44-24 0-47 0-72 0z"><text:p/></draw:path><draw:path draw:style-name="gr3" draw:text-style-name="P6" svg:width="0.0567in" svg:height="0.0465in" svg:x="1.0394in" svg:y="0.0898in" svg:viewBox="0 0 145 119" svg:d="M120 26c8-16 21-16 25-16 0-3 0-7 0-10-6 0-14 1-21 1-6 0-16 0-24-1 0 3 0 7 0 10 11 0 11 9 11 10s0 4-2 8c-10 22-20 44-30 67-11-26-23-50-34-74 0-2-1-3-1-6 0-5 9-5 13-5 0-3 0-7 0-10-10 0-20 1-31 1-7 0-18 0-26-1 0 3 0 7 0 10 14 0 18 0 22 10 14 31 29 61 43 93 1 4 3 6 8 6s6-2 7-6c14-29 27-58 40-87z"><text:p/></draw:path><draw:path draw:style-name="gr3" draw:text-style-name="P6" svg:width="0.0457in" svg:height="0.048in" svg:x="1.1008in" svg:y="0.0886in" svg:viewBox="0 0 117 123" svg:d="M109 59c5 0 8 0 8-6 0-23-15-53-54-53-35 0-63 29-63 62 0 34 30 61 66 61s51-28 51-35c0-1-1-3-6-3-3 0-3 1-4 4-9 22-29 26-39 26-13 0-25-6-33-16-10-13-11-30-11-40 29 0 56 0 85 0zM25 52c3-38 27-44 38-44 33 0 34 37 34 44-24 0-47 0-72 0z"><text:p/></draw:path><draw:path draw:style-name="gr3" draw:text-style-name="P6" svg:width="0.0563in" svg:height="0.0465in" svg:x="1.1567in" svg:y="0.0898in" svg:viewBox="0 0 144 119" svg:d="M124 36c0-23-12-36-40-36-22 0-37 12-44 25 0-8 0-16 0-25-14 1-27 1-40 2 0 4 0 7 0 10 18 0 20 2 20 16 0 23 0 46 0 69 0 12-2 12-20 12 0 3 0 7 0 10 10-1 19-1 31-1 10 0 28 0 31 1 0-3 0-7 0-10-18 0-21 0-21-12 0-17 0-32 0-49 0-28 23-41 40-41 19 0 22 15 22 28 0 21 0 41 0 62 0 12-3 12-20 12 0 3 0 7 0 10 1 0 19-1 30-1 10 0 29 0 31 1 0-3 0-7 0-10-17 0-20 0-20-12 0-21 0-41 0-61z"><text:p/></draw:path><draw:path draw:style-name="gr3" draw:text-style-name="P6" svg:width="0.035in" svg:height="0.1512in" svg:x="1.2343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0732in" svg:height="0.0728in" svg:x="1.3406in" svg:y="0.0394in" svg:viewBox="0 0 187 186" svg:d="M95 83c-27-26-52-52-78-77-5-5-6-6-8-6-5 0-9 3-9 8 0 2 1 3 6 7 25 26 51 52 77 77-26 26-52 52-77 79-5 4-6 5-6 7 0 5 4 8 9 8 2 0 3-1 8-5 25-27 51-52 77-78 26 27 53 53 80 81 1 0 3 2 5 2 5 0 8-3 8-8 0-1 0-2-1-4 0-1-62-62-81-82 24-23 47-47 71-70 1-2 8-7 9-9 1-1 2-3 2-5 0-5-3-8-8-8-3 0-4 1-8 6-26 25-51 51-76 77z"><text:p/></draw:path><draw:path draw:style-name="gr3" draw:text-style-name="P6" svg:width="0.1079in" svg:height="0.1106in" svg:x="1.474in" svg:y="0.0098in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3" draw:text-style-name="P6" svg:width="0.035in" svg:height="0.1512in" svg:x="1.6035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1028in" svg:height="0.1063in" svg:x="1.6516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" draw:text-style-name="P6" svg:width="0.0516in" svg:height="0.048in" svg:x="1.7622in" svg:y="0.0886in" svg:viewBox="0 0 132 123" svg:d="M132 63c0-33-29-63-66-63s-66 30-66 63c0 34 30 60 66 60s66-26 66-60zM66 115c-10 0-25-4-34-17-7-11-8-24-8-37 0-11 0-28 10-39 7-8 18-14 32-14 15 0 28 7 33 16 8 10 9 23 9 37 0 13-1 27-9 38-8 10-20 16-33 16z"><text:p/></draw:path><draw:path draw:style-name="gr3" draw:text-style-name="P6" svg:width="0.0567in" svg:height="0.0744in" svg:x="1.8268in" svg:y="0.0626in" svg:viewBox="0 0 145 190" svg:d="M84 3c0 4 0 7 0 10 18 0 21 2 21 16 0 18 0 36 0 55-10-9-24-15-39-15-36 0-66 27-66 61s29 60 63 60c22 0 35-12 40-16 0 5 0 11 0 16 15-1 28-2 42-2 0-3 0-6 0-10-18 0-21-2-21-15 0-55 0-109 0-163-13 1-27 2-40 3zM103 160c-7 13-20 23-38 23-15 0-26-9-32-17-5-7-9-18-9-36 0-6 0-27 11-39s24-15 32-15c13 0 25 7 33 16 3 5 3 5 3 9 0 19 0 39 0 59z"><text:p/></draw:path><draw:path draw:style-name="gr3" draw:text-style-name="P6" svg:width="0.0567in" svg:height="0.0744in" svg:x="1.8937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" draw:text-style-name="P6" svg:width="0.0346in" svg:height="0.1512in" svg:x="1.972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7in" svg:height="0.0453in" svg:x="2.0358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08in" svg:height="0.0669in" svg:x="2.0949in" svg:y="0.0453in" svg:viewBox="0 0 130 171" svg:d="M54 43c0-14 0-29 0-43-18 1-36 3-54 4 0 5 0 8 0 13 28 0 31 2 31 22 0 34 0 68 0 103 0 17-5 17-31 17 0 3 0 7 0 12 15 0 33-1 44-1 15 0 34 0 50 1 0-5 0-9 0-12-3 0-6 0-8 0-29 0-30-5-30-18 0-20 0-40 0-60 0-38 17-72 45-72 4 0 4 0 5 0-1 1-9 5-9 15 0 11 8 17 16 17s17-5 17-17c0-13-12-24-29-24-27 0-42 26-47 43z"><text:p/></draw:path><draw:path draw:style-name="gr3" draw:text-style-name="P6" svg:width="0.0681in" svg:height="0.0693in" svg:x="2.1567in" svg:y="0.0453in" svg:viewBox="0 0 174 177" svg:d="M112 144c1 16 12 31 30 31 9 0 32-5 32-36 0-8 0-16 0-22-3 0-7 0-10 0 0 6 0 14 0 22 0 22-9 24-13 24-13 0-15-17-15-19 0-26 0-52 0-77 0-16 0-32-14-46-15-14-34-21-53-21-32 0-58 19-58 44 0 11 8 18 18 18 11 0 17-8 17-18 0-4-1-18-20-18 11-13 30-17 42-17 20 0 42 14 42 49 0 5 0 10 0 15-20 1-47 2-71 13-29 13-39 33-39 51 0 30 37 40 62 40s43-15 50-33zM110 80c0 12 0 26 0 39 0 36-29 49-46 49-19 0-34-13-34-33s16-52 80-55z"><text:p/></draw:path><draw:path draw:style-name="gr3" draw:text-style-name="P6" svg:width="0.0764in" svg:height="0.0669in" svg:x="2.2311in" svg:y="0.0453in" svg:viewBox="0 0 195 171" svg:d="M30 39c0 34 0 68 0 103 0 17-4 17-30 17 0 3 0 7 0 12 13 0 33-1 44-1 10 0 30 1 43 1 0-5 0-9 0-12-26 0-30 0-30-17 0-24 0-48 0-72 0-39 28-61 52-61s29 21 29 43c0 29 0 59 0 90 0 17-5 17-30 17 0 3 0 7 0 12 13 0 33-1 43-1s31 1 44 1c0-5 0-9 0-12-21 0-30 0-31-11 0-26 0-50 0-74 0-33 0-45-12-60-6-6-18-14-40-14-28 0-47 17-57 41 0-13 0-28 0-41-19 1-36 3-55 4 0 5 0 8 0 13 28 0 30 2 30 22z"><text:p/></draw:path><draw:path draw:style-name="gr3" draw:text-style-name="P6" svg:width="0.0689in" svg:height="0.0992in" svg:x="2.3154in" svg:y="0.0449in" svg:viewBox="0 0 176 253" svg:d="M75 109c-34 0-34-39-34-47 0-11 1-23 6-33 4-5 12-16 28-16 34 0 34 39 34 48 0 11-1 23-7 33-3 4-12 15-27 15zM30 124c0-2 0-11 6-18 16 11 31 12 39 12 36 0 63-27 63-56 0-15-7-29-17-38 14-13 29-15 35-15 1 0 4 0 5 0-5 2-7 6-7 11 0 6 6 11 11 11 4 0 11-2 11-11 0-7-4-20-20-20-7 0-24 2-40 19-17-13-32-15-41-15-36 0-63 27-63 57 0 17 9 31 19 39-6 7-12 19-12 33 0 11 4 27 16 34-23 7-35 23-35 39 0 26 39 47 85 47s86-20 86-48c0-13-5-33-25-44-21-11-43-11-67-11-10 0-26 0-28 0-12-1-21-13-21-26zM86 244c-40 0-66-19-66-38 0-18 14-32 32-33 7 0 15 0 23 0 33 0 76 0 76 33 0 20-28 38-65 38z"><text:p/></draw:path><draw:path draw:style-name="gr3" draw:text-style-name="P6" svg:width="0.0587in" svg:height="0.0693in" svg:x="2.3909in" svg:y="0.0453in" svg:viewBox="0 0 150 177" svg:d="M33 76c2-57 35-67 48-67 40 0 43 52 43 67-30 0-60 0-91 0zM33 84c36 0 72 0 108 0 8 0 9 0 9-8 0-39-21-76-69-76-45 0-81 40-81 88 0 52 41 89 86 89 47 0 64-43 64-50 0-4-3-5-5-5-3 0-4 2-5 6-13 39-49 39-52 39-20 0-35-11-44-25-11-19-11-44-11-58z"><text:p/></draw:path><draw:path draw:style-name="gr3" draw:text-style-name="P6" svg:width="0.0346in" svg:height="0.1512in" svg:x="2.4697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0756in" svg:height="0.1374in" svg:x="2.5217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2.613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2.71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79in" svg:height="0.1106in" svg:x="2.8701in" svg:y="0.0098in" svg:viewBox="0 0 275 282" svg:d="M127 0c-55 0-96 26-113 44-13 15-14 26-14 28s1 3 3 3c7 0 16-6 19-8 8-5 9-8 11-15 6-16 17-29 65-31-7 87-30 172-62 251-3 5-2 4-3 7 0 1 1 3 4 3 7 0 25-9 29-19 21-47 52-135 64-242 6 0 13 0 20 0 47 0 92 18 92 57 0 29-27 83-102 85-9 0-13 0-23 8-8 4-11 8-11 11 0 2 3 2 7 2 71 0 162-60 162-123 0-44-52-61-97-61-17 0-34 0-51 0z"><text:p/></draw:path><draw:path draw:style-name="gr3" draw:text-style-name="P6" svg:width="0.0346in" svg:height="0.1512in" svg:x="3.0004in" svg:y="0in" svg:viewBox="0 0 89 385" svg:d="M89 381c0-1 0-1-6-8-49-49-61-122-61-180 0-67 14-135 63-182 4-5 4-5 4-7 0-3-1-4-3-4-5 0-40 26-62 76-20 42-24 85-24 117 0 29 3 76 25 120 23 47 56 72 61 72 2 0 3-1 3-4z"><text:p/></draw:path><draw:path draw:style-name="gr3" draw:text-style-name="P6" svg:width="0.1028in" svg:height="0.1063in" svg:x="3.048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3" draw:text-style-name="P6" svg:width="0.035in" svg:height="0.1512in" svg:x="3.1626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5">, </text:span><text:span text:style-name="T38">הפונקציה חח"ע, </text:span><text:span text:style-name="T38"><draw:g text:anchor-type="as-char" svg:y="-0.1134in" draw:z-index="223" draw:name="Shape183" draw:style-name="gr1"><svg:title>TexMaths</svg:title><svg:desc>11§display§\Im(f) = \powerset(\N)§svg§600§FALSE§</svg:desc><draw:path draw:style-name="gr2" draw:text-style-name="P5" svg:width="0.9083in" svg:height="0.1354in" svg:x="0.0039in" svg:y="0.0071in" svg:viewBox="0 0 2308 345" svg:d="M0 0c770 0 1538 0 2308 0 0 115 0 230 0 345-770 0-1538 0-2308 0 0-115 0-230 0-345z"><text:p/></draw:path><draw:path draw:style-name="gr3" draw:text-style-name="P6" svg:width="0.0461in" svg:height="0.1031in" svg:x="0.0004in" svg:y="0.0098in" svg:viewBox="0 0 118 263" svg:d="M76 31c0-14 1-19 32-19 3 0 6 0 10 0 0-4 0-8 0-12-14 1-44 1-59 1s-46 0-59-1c0 4 0 8 0 12 3 0 7 0 10 0 31 0 32 5 32 19 0 67 0 134 0 201 0 15-1 19-32 19-3 0-7 0-10 0 0 4 0 9 0 12 13-2 44-2 58-2 16 0 46 0 60 2 0-3 0-8 0-12-4 0-7 0-10 0-31 0-32-4-32-19 0-67 0-134 0-201z"><text:p/></draw:path><draw:path draw:style-name="gr3" draw:text-style-name="P6" svg:width="0.1181in" svg:height="0.0669in" svg:x="0.0559in" svg:y="0.0453in" svg:viewBox="0 0 301 171" svg:d="M30 37c0 35 0 69 0 104 0 18-4 18-30 18 0 3 0 7 0 12 13-1 33-3 44-3 10 0 30 2 43 3 0-5 0-9 0-12-25 0-30 0-30-18 0-24 0-49 0-72 0-39 28-61 52-61s28 21 28 43c0 29 0 59 0 90 0 18-4 18-29 18 0 3 0 7 0 12 13-1 33-3 43-3 11 0 30 2 44 3 0-5 0-9 0-12-27 0-31 0-31-18 0-24 0-49 0-72 0-39 27-61 53-61 24 0 28 21 28 43 0 29 0 59 0 90 0 18-4 18-31 18 0 3 0 7 0 12 15-1 35-3 44-3 10 0 30 2 43 3 0-5 0-9 0-12-19 0-29 0-29-13 0-25 0-49 0-73 0-33 0-45-12-59-6-6-18-14-41-14-32 0-50 23-56 37-6-33-34-37-51-37-28 0-47 17-57 41 0-13 0-28 0-41-19 1-36 3-55 4 0 5 0 8 0 13 27 0 30 2 30 20z"><text:p/></draw:path><draw:path draw:style-name="gr3" draw:text-style-name="P6" svg:width="0.035in" svg:height="0.1508in" svg:x="0.1925in" svg:y="0in" svg:viewBox="0 0 90 384" svg:d="M90 380c0-1 0-1-6-8-49-48-61-121-61-179 0-67 14-135 62-183 5-4 5-4 5-7 0-2-2-3-4-3-4 0-39 26-62 75-19 43-24 86-24 118 0 28 4 76 26 119 23 47 56 72 60 72 2 0 4-1 4-4z"><text:p/></draw:path><draw:path draw:style-name="gr3" draw:text-style-name="P6" svg:width="0.0752in" svg:height="0.137in" svg:x="0.2449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35in" svg:height="0.1508in" svg:x="0.3366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1004in" svg:height="0.035in" svg:x="0.4378in" svg:y="0.0571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" draw:text-style-name="P6" svg:width="0.1079in" svg:height="0.1106in" svg:x="0.5921in" svg:y="0.0098in" svg:viewBox="0 0 275 282" svg:d="M126 0c-53 0-95 26-111 45-14 16-15 27-15 28 0 2 2 2 4 2 6 0 16-6 18-7 9-5 10-7 12-15 6-16 17-29 65-31-7 86-30 171-63 250-2 5-2 7-2 8s1 2 3 2c7 0 26-9 30-19 20-47 52-134 63-241 6 0 14 0 21 0 46 0 92 18 92 56 0 29-29 83-103 85-8 1-12 1-23 8-7 4-10 8-10 11s2 3 7 3c71 0 161-59 161-123 0-44-52-62-97-62-17 0-34 0-52 0z"><text:p/></draw:path><draw:path draw:style-name="gr3" draw:text-style-name="P6" svg:width="0.0346in" svg:height="0.1508in" svg:x="0.7224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1024in" svg:height="0.1059in" svg:x="0.7705in" svg:y="0.0098in" svg:viewBox="0 0 261 270" svg:d="M33 34c0 63 0 126 0 187 0 21-3 28-23 28-3 0-10 1-10 6 0 8 5 8 13 8 20 0 40 0 60 0 6 0 13 0 13-8 0-5-7-6-12-6-21 0-25-8-25-29 0-58 0-117 0-175 57 73 112 147 168 219 3 5 5 6 7 6 7 0 7-6 7-12 0-72 0-145 0-217 0-22 3-28 21-28 2 0 9 0 9-6 0-7-6-7-12-7-19 0-39 0-58 0-6 0-12 0-12 7 0 6 7 6 11 6 21 0 24 8 24 29 0 39 0 79 0 120-38-53-78-105-116-156-3-6-5-6-14-6-22 0-46 0-68 0-6 0-12 0-12 7 0 5 6 6 8 6 11 1 18 8 22 12-1 4-1 4-1 9zM218 243c-56-73-112-147-169-221-4-4-4-5-7-9 15 0 29 0 45 0 44 59 87 117 131 175 0 18 0 37 0 55z"><text:p/></draw:path><draw:path draw:style-name="gr3" draw:text-style-name="P6" svg:width="0.0346in" svg:height="0.1508in" svg:x="0.885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8">. </text:span></text:p>
      <text:p text:style-name="P50">צ.ל.: <text:span text:style-name="T5">להוכיח </text:span><text:span text:style-name="T38">הפונקציה הפיכה</text:span></text:p>
      <text:p text:style-name="P52">הוכחה: <text:span text:style-name="T38">נבחר פונקציה </text:span><text:span text:style-name="T38"><draw:g text:anchor-type="as-char" svg:y="-0.1134in" draw:z-index="176" draw:name="Shape184" draw:style-name="gr1"><svg:title>TexMaths</svg:title><svg:desc>11§display§g \colon \powerset(\N) \to (\powerset(\Neven) \times \powerset(\Nodd)§svg§600§FALSE§</svg:desc><draw:path draw:style-name="gr2" draw:text-style-name="P5" svg:width="2.1287in" svg:height="0.1358in" svg:x="0.0059in" svg:y="0.0071in" svg:viewBox="0 0 5408 346" svg:d="M2704 346c-902 0-1803 0-2704 0 0-116 0-230 0-346 1802 0 3605 0 5408 0 0 116 0 230 0 346-902 0-1803 0-2704 0z"><text:p/></draw:path><draw:path draw:style-name="gr3" draw:text-style-name="P6" svg:width="0.0697in" svg:height="0.0976in" svg:x="0.0004in" svg:y="0.0453in" svg:viewBox="0 0 178 249" svg:d="M177 25c0-2 1-4 1-6 0-7-4-11-11-11-4 0-14 3-16 16-7-14-20-24-35-24-46 0-93 54-93 110 0 38 23 61 52 61 22 0 41-18 44-22h1c-9 34-9 33-13 50-1 5-15 41-55 41-8 0-21 0-32-3 12-4 16-13 16-20s-4-13-15-13c-8 0-21 6-21 22 0 15 15 23 52 23 48 0 76-30 82-52 15-57 29-114 43-172zM127 121c-3 10-11 20-20 28-8 6-20 13-31 13-20 0-25-20-25-35 0-19 11-64 22-84 10-19 26-34 43-34 25 0 30 31 30 33s-1 4-1 5c-6 25-12 49-18 74z"><text:p/></draw:path><draw:path draw:style-name="gr3" draw:text-style-name="P6" svg:width="0.0157in" svg:height="0.065in" svg:x="0.1067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79in" svg:height="0.1106in" svg:x="0.1898in" svg:y="0.0098in" svg:viewBox="0 0 275 282" svg:d="M127 0c-55 0-97 26-113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4 0-51 0z"><text:p/></draw:path><draw:path draw:style-name="gr3" draw:text-style-name="P6" svg:width="0.035in" svg:height="0.1512in" svg:x="0.3197in" svg:y="0in" svg:viewBox="0 0 90 385" svg:d="M90 381c0-1 0-1-6-8-49-49-61-122-61-180 0-67 14-135 62-182 5-5 5-5 5-7 0-3-2-4-4-4-3 0-39 26-61 76-19 42-25 85-25 117 0 29 4 76 26 120 24 47 57 72 60 72 2 0 4-1 4-4z"><text:p/></draw:path><draw:path draw:style-name="gr3" draw:text-style-name="P6" svg:width="0.1028in" svg:height="0.1063in" svg:x="0.3677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" draw:text-style-name="P6" svg:width="0.035in" svg:height="0.1512in" svg:x="0.4827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346in" svg:height="0.0787in" svg:x="0.5839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035in" svg:height="0.1512in" svg:x="0.78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83in" svg:height="0.1106in" svg:x="0.8323in" svg:y="0.0098in" svg:viewBox="0 0 276 282" svg:d="M127 0c-54 0-96 26-112 44-14 15-15 26-15 28s2 3 4 3c7 0 16-6 18-8 9-5 10-8 12-15 6-16 17-29 65-31-7 87-30 172-63 251-2 5-1 4-2 7 0 1 1 3 5 3 5 0 24-9 28-19 20-47 52-135 63-242 6 0 14 0 21 0 47 0 92 18 92 57 0 29-28 83-103 85-8 0-12 0-23 8-7 4-10 8-10 11 0 2 2 2 7 2 71 0 162-60 162-123 0-44-53-61-98-61-17 0-34 0-51 0z"><text:p/></draw:path><draw:path draw:style-name="gr3" draw:text-style-name="P6" svg:width="0.035in" svg:height="0.1512in" svg:x="0.9626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1028in" svg:height="0.1063in" svg:x="1.0106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" draw:text-style-name="P6" svg:width="0.0457in" svg:height="0.048in" svg:x="1.1201in" svg:y="0.0886in" svg:viewBox="0 0 117 123" svg:d="M109 59c5 0 8 0 8-6 0-23-14-53-54-53-35 0-63 29-63 62 0 34 31 61 66 61 37 0 51-28 51-35 0-1-1-3-5-3-3 0-4 1-5 4-8 22-29 26-39 26-12 0-24-6-33-16-10-13-10-30-10-40 28 0 56 0 84 0zM25 52c4-38 28-44 38-44 34 0 34 37 35 44-24 0-48 0-73 0z"><text:p/></draw:path><draw:path draw:style-name="gr3" draw:text-style-name="P6" svg:width="0.0571in" svg:height="0.0465in" svg:x="1.1736in" svg:y="0.0898in" svg:viewBox="0 0 146 119" svg:d="M120 26c8-16 22-16 26-16 0-3 0-7 0-10-7 0-14 1-21 1s-17 0-25-1c0 3 0 7 0 10 12 0 12 9 12 10s0 4-2 8c-10 22-21 44-31 67-11-26-23-50-34-74 0-2-1-3-1-6 0-5 9-5 14-5 0-3 0-7 0-10-1 0-19 1-30 1-9 0-19 0-28-1 0 3 0 7 0 10 15 0 19 0 23 10 14 31 28 61 42 93 2 4 3 6 8 6s6-2 7-6c14-29 27-58 40-87z"><text:p/></draw:path><draw:path draw:style-name="gr3" draw:text-style-name="P6" svg:width="0.0457in" svg:height="0.048in" svg:x="1.235in" svg:y="0.0886in" svg:viewBox="0 0 117 123" svg:d="M109 59c5 0 8 0 8-6 0-23-14-53-54-53-35 0-63 29-63 62 0 34 31 61 66 61 37 0 51-28 51-35 0-1-1-3-5-3-3 0-4 1-5 4-8 22-29 26-39 26-12 0-24-6-33-16-10-13-10-30-10-40 28 0 56 0 84 0zM25 52c4-38 28-44 38-44 34 0 35 37 35 44-24 0-48 0-73 0z"><text:p/></draw:path><draw:path draw:style-name="gr3" draw:text-style-name="P6" svg:width="0.0567in" svg:height="0.0465in" svg:x="1.2909in" svg:y="0.0898in" svg:viewBox="0 0 145 119" svg:d="M125 36c0-23-12-36-40-36-23 0-38 12-44 25h-1c0-8 0-16 0-25-14 1-27 1-40 2 0 4 0 7 0 10 19 0 21 2 21 16 0 23 0 46 0 69 0 12-3 12-21 12 0 3 0 7 0 10 1 0 20-1 31-1 10 0 28 0 31 1 0-3 0-7 0-10-18 0-20 0-20-12 0-17 0-32 0-49 0-28 22-41 41-41 18 0 20 15 20 28 0 21 0 41 0 62 0 12-2 12-19 12 0 3 0 7 0 10 10-1 18-1 30-1 10 0 29 0 31 1 0-3 0-7 0-10-17 0-20 0-20-12 0-21 0-41 0-61z"><text:p/></draw:path><draw:path draw:style-name="gr3" draw:text-style-name="P6" svg:width="0.0346in" svg:height="0.1512in" svg:x="1.368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32in" svg:height="0.0728in" svg:x="1.4752in" svg:y="0.0394in" svg:viewBox="0 0 187 186" svg:d="M94 83c-26-26-52-52-77-77-5-5-6-6-9-6-4 0-8 3-8 8 0 2 1 3 6 7 25 26 51 52 77 77-26 26-52 52-77 79-5 4-6 5-6 7 0 5 4 8 8 8 3 0 4-1 9-5 25-27 51-52 77-78 26 27 52 53 79 81 1 0 4 2 6 2 5 0 8-3 8-8 0-1 0-2-1-4-1-1-63-62-81-82 23-23 47-47 70-70 2-2 8-7 10-9 0-1 2-3 2-5 0-5-3-8-8-8-3 0-4 1-8 6-26 25-52 51-77 77z"><text:p/></draw:path><draw:path draw:style-name="gr3" draw:text-style-name="P6" svg:width="0.1079in" svg:height="0.1106in" svg:x="1.6083in" svg:y="0.0098in" svg:viewBox="0 0 275 282" svg:d="M127 0c-54 0-96 26-112 44-14 15-15 26-15 28s2 3 4 3c6 0 15-6 18-8 9-5 10-8 12-15 6-16 16-29 65-31-8 87-31 172-63 251-2 5-1 4-2 7 0 1 1 3 3 3 7 0 26-9 30-19 20-47 52-135 63-242 6 0 14 0 21 0 46 0 91 18 91 57 0 29-27 83-102 85-8 0-12 0-23 8-7 4-10 8-10 11 0 2 2 2 6 2 71 0 162-60 162-123 0-44-52-61-97-61-17 0-34 0-51 0z"><text:p/></draw:path><draw:path draw:style-name="gr3" draw:text-style-name="P6" svg:width="0.0346in" svg:height="0.1512in" svg:x="1.7386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1024in" svg:height="0.1063in" svg:x="1.7866in" svg:y="0.0098in" svg:viewBox="0 0 261 271" svg:d="M33 35c0 63 0 126 0 187 0 20-3 28-23 28-3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52in" svg:height="0.048in" svg:x="1.8969in" svg:y="0.0886in" svg:viewBox="0 0 133 123" svg:d="M133 63c0-33-30-63-67-63s-66 30-66 63c0 34 29 60 66 60 36 0 67-26 67-60zM66 115c-10 0-24-4-33-17-8-11-8-24-8-37 0-11 0-28 9-39 8-8 19-14 32-14 17 0 28 7 34 16 8 10 8 23 8 37 0 13 0 27-9 38-7 10-20 16-33 16z"><text:p/></draw:path><draw:path draw:style-name="gr3" draw:text-style-name="P6" svg:width="0.0563in" svg:height="0.0744in" svg:x="1.9618in" svg:y="0.0626in" svg:viewBox="0 0 144 190" svg:d="M84 3c0 4 0 7 0 10 17 0 19 2 19 16 0 18 0 36 0 55-9-9-23-15-37-15-36 0-66 27-66 61s29 60 63 60c22 0 35-12 39-16 0 5 0 11 0 16 15-1 28-2 42-2 0-3 0-6 0-10-17 0-20-2-20-15 0-55 0-109 0-163-13 1-27 2-40 3zM102 160c-6 13-21 23-38 23-14 0-25-9-31-17-5-7-9-18-9-36 0-6 0-27 11-39s24-15 32-15c13 0 24 7 32 16 3 5 3 5 3 9 0 19 0 39 0 59z"><text:p/></draw:path><draw:path draw:style-name="gr3" draw:text-style-name="P6" svg:width="0.0563in" svg:height="0.0744in" svg:x="2.0287in" svg:y="0.0626in" svg:viewBox="0 0 144 190" svg:d="M84 3c0 4 0 7 0 10 17 0 19 2 19 16 0 18 0 36 0 55-9-9-22-15-37-15-36 0-66 27-66 61s29 60 63 60c22 0 35-12 39-16 0 5 0 11 0 16 15-1 28-2 42-2 0-3 0-6 0-10-17 0-20-2-20-15 0-55 0-109 0-163-13 1-27 2-40 3zM102 160c-6 13-19 23-37 23-15 0-26-9-32-17-5-7-9-18-9-36 0-6 0-27 11-39s24-15 32-15c13 0 25 7 33 16 2 5 2 5 2 9 0 19 0 39 0 59z"><text:p/></draw:path><draw:path draw:style-name="gr3" draw:text-style-name="P6" svg:width="0.035in" svg:height="0.1512in" svg:x="2.1075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38"><text:s/>המוגדרת לפי:</text:span></text:p>
      <text:p text:style-name="P8"><draw:g text:anchor-type="as-char" svg:y="-0.1134in" draw:z-index="204" draw:name="Shape185" draw:style-name="gr1"><svg:title>TexMaths</svg:title><svg:desc>11§display§g = \lambda N \in \powerset(\N). \la \{n \in N. n \in \Neven\}, \{ n \in N. n \in \Nodd \} \ra§svg§600§FALSE§</svg:desc><draw:path draw:style-name="gr2" draw:text-style-name="P5" svg:width="3.6654in" svg:height="0.1354in" svg:x="0.0059in" svg:y="0.0071in" svg:viewBox="0 0 9311 345" svg:d="M0 0c3103 0 6208 0 9311 0 0 115 0 230 0 345-3103 0-6208 0-9311 0 0-115 0-230 0-345z"><text:p/></draw:path><draw:path draw:style-name="gr3" draw:text-style-name="P6" svg:width="0.0697in" svg:height="0.0972in" svg:x="0.0004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2 14-19 0-24-20-24-35 0-19 11-65 21-84 11-20 27-35 44-35 25 0 30 32 30 34 0 1-1 3-1 5-6 25-12 49-18 74z"><text:p/></draw:path><draw:path draw:style-name="gr3" draw:text-style-name="P6" svg:width="0.1004in" svg:height="0.035in" svg:x="0.1272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8in" svg:height="0.1063in" svg:x="0.287in" svg:y="0.0075in" svg:viewBox="0 0 191 271" svg:d="M118 154c16 40 35 99 40 108 7 8 10 8 21 8 4 0 6 0 9 0s3-2 3-4c0-1 0-2-1-3-4-4-6-10-8-17-27-73-53-147-80-220-8-22-29-26-47-26-2 0-7 0-7 3 0 4 3 5 4 5 12 2 15 4 25 31 12 34 25 69 37 104-35 35-71 69-106 105-5 4-8 6-8 12s6 11 12 11c7 0 10-5 13-8 31-36 62-73 93-109z"><text:p/></draw:path><draw:path draw:style-name="gr3" draw:text-style-name="P6" svg:width="0.1276in" svg:height="0.1031in" svg:x="0.3744in" svg:y="0.0098in" svg:viewBox="0 0 325 263" svg:d="M276 41c5-16 11-28 42-29 2 0 7 0 7-8-2-1 0-4-5-4-13 0-26 1-39 1-14 0-27-1-39-1-3 0-8 0-8 8 0 4 5 4 8 4 22 1 25 9 25 18 0 1 0 6-1 7-14 58-28 115-43 171-28-66-57-133-85-200-3-7-4-8-13-8-17 0-34 0-51 0-8 0-11 0-11 8 0 4 3 4 11 4 1 0 26 0 26 3-17 69-35 138-53 206-3 16-10 29-41 30-3 0-6 0-6 8 0 2 1 4 4 4 13 0 27-2 39-2 13 0 27 2 40 2 2 0 7 0 7-9 0-3-3-3-7-3-24-1-26-10-26-18 0-2 0-4 1-8 17-68 34-136 51-203 2 2 2 3 3 8 32 75 65 151 97 225 2 7 3 8 8 8 4 0 4-2 5-9 18-70 37-142 54-213z"><text:p/></draw:path><draw:path draw:style-name="gr3" draw:text-style-name="P6" svg:width="0.076in" svg:height="0.087in" svg:x="0.5618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106in" svg:x="0.6961in" svg:y="0.0098in" svg:viewBox="0 0 276 282" svg:d="M127 0c-54 0-96 26-112 45-14 16-15 27-15 28 0 2 2 2 4 2 7 0 16-6 18-7 9-5 10-7 12-15 6-16 17-29 65-31-7 86-30 171-63 250-2 5-2 7-2 8s1 2 3 2c7 0 26-9 30-19 20-47 52-134 63-241 6 0 14 0 21 0 47 0 92 18 92 56 0 29-28 83-103 85-8 1-12 1-23 8-7 4-10 8-10 11s2 3 7 3c71 0 162-59 162-123 0-44-53-62-98-62-17 0-34 0-51 0z"><text:p/></draw:path><draw:path draw:style-name="gr3" draw:text-style-name="P6" svg:width="0.035in" svg:height="0.1508in" svg:x="0.8264in" svg:y="0in" svg:viewBox="0 0 90 384" svg:d="M90 380c0-1 0-1-6-8-49-48-61-121-61-179 0-67 14-135 62-183 5-4 5-4 5-7 0-2-2-3-4-3-3 0-39 26-62 75-20 43-24 86-24 118 0 28 4 76 25 119 23 47 58 72 61 72 2 0 4-1 4-4z"><text:p/></draw:path><draw:path draw:style-name="gr3" draw:text-style-name="P6" svg:width="0.1028in" svg:height="0.1059in" svg:x="0.8744in" svg:y="0.0098in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6" svg:width="0.0346in" svg:height="0.1508in" svg:x="0.9894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157in" svg:height="0.0161in" svg:x="1.0528in" svg:y="0.0972in" svg:viewBox="0 0 41 42" svg:d="M41 21c0-11-10-21-21-21-12 0-20 10-20 21s8 21 20 21c11 0 21-10 21-21z"><text:p/></draw:path><draw:path draw:style-name="gr3" draw:text-style-name="P6" svg:width="0.0335in" svg:height="0.1508in" svg:x="1.0988in" svg:y="0in" svg:viewBox="0 0 86 384" svg:d="M84 14c2-4 2-4 2-6 0-5-3-8-8-8-3 0-6 2-9 9-22 58-45 118-67 177-1 2-2 4-2 7 0 0 0 1 2 5 22 60 45 119 67 177 1 4 4 9 9 9s8-3 8-7c0-2 0-3-2-7-23-60-45-119-69-177 24-60 46-119 69-179z"><text:p/></draw:path><draw:path draw:style-name="gr3" draw:text-style-name="P6" svg:width="0.0539in" svg:height="0.1508in" svg:x="1.152in" svg:y="0in" svg:viewBox="0 0 138 384" svg:d="M81 52c0-16 10-41 53-43 1-1 4-2 4-5 0-4-4-4-8-4-39 0-74 20-74 48 0 29 0 59 0 89 0 14 0 26-15 39-15 11-29 12-38 12-2 0-3 2-3 5 0 2 2 2 7 3 25 1 44 15 48 34 1 5 1 6 1 19 0 25 0 50 0 76 0 16 0 28 19 44 14 11 39 15 55 15 4 0 8 0 8-4 0-3-3-3-7-5-24-1-43-13-48-33-2-3-2-4-2-18 0-27 0-53 0-81 0-17-3-24-15-36-8-9-19-12-30-14 32-9 45-27 45-49 0-31 0-61 0-92z"><text:p/></draw:path><draw:path draw:style-name="gr3" draw:text-style-name="P6" svg:width="0.0819in" svg:height="0.0681in" svg:x="1.2217in" svg:y="0.0453in" svg:viewBox="0 0 209 174" svg:d="M22 148c-1 5-3 14-3 16 0 7 5 10 11 10 5 0 12-2 14-10 1-1 6-20 8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" svg:width="0.076in" svg:height="0.087in" svg:x="1.3634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28in" svg:height="0.1031in" svg:x="1.5008in" svg:y="0.0098in" svg:viewBox="0 0 326 263" svg:d="M277 41c4-16 10-28 42-29 1 0 7 0 7-8-3-1 0-4-6-4-13 0-26 1-38 1-14 0-28-1-40-1-2 0-8 0-8 8 0 4 5 4 8 4 22 1 26 9 26 18 0 1-1 6-1 7-14 58-29 115-44 171-28-66-57-133-85-200-3-7-4-8-13-8-17 0-34 0-51 0-8 0-11 0-11 8 0 4 3 4 11 4 2 0 26 0 26 3-17 69-34 138-52 206-4 16-11 29-41 30-3 0-7 0-7 8 0 2 1 4 4 4 13 0 27-2 39-2 13 0 27 2 41 2 1 0 6 0 6-9 0-3-3-3-7-3-24-1-26-10-26-18 0-2 0-4 1-8 17-68 34-136 51-203 2 2 2 3 4 8 32 75 64 151 96 225 3 7 4 8 8 8s4-2 5-9c19-70 37-142 55-213z"><text:p/></draw:path><draw:path draw:style-name="gr3" draw:text-style-name="P6" svg:width="0.0161in" svg:height="0.0161in" svg:x="1.6382in" svg:y="0.0972in" svg:viewBox="0 0 42 42" svg:d="M42 21c0-11-10-21-21-21s-21 10-21 21 10 21 21 21 21-10 21-21z"><text:p/></draw:path><draw:path draw:style-name="gr3" draw:text-style-name="P6" svg:width="0.0819in" svg:height="0.0681in" svg:x="1.6717in" svg:y="0.0453in" svg:viewBox="0 0 209 174" svg:d="M23 148c-1 5-4 14-4 16 0 7 5 10 12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6" svg:width="0.076in" svg:height="0.087in" svg:x="1.8134in" svg:y="0.0307in" svg:viewBox="0 0 194 222" svg:d="M180 120c7 0 14 0 14-8 0-7-7-7-14-7-55 0-108 0-163 0 4-52 49-88 103-88 20 0 41 0 60 0 7 0 14-2 14-9 0-8-7-8-14-8-20 0-40 0-61 0-66 0-119 51-119 112 0 62 53 110 119 110 21 0 41 0 61 0 7 0 14 0 14-7 0-8-7-7-14-7-19 0-40 0-60 0-54 0-99-36-103-88 55 0 108 0 163 0z"><text:p/></draw:path><draw:path draw:style-name="gr3" draw:text-style-name="P6" svg:width="0.1028in" svg:height="0.1059in" svg:x="1.948in" svg:y="0.0098in" svg:viewBox="0 0 262 270" svg:d="M34 34c0 63 0 126 0 187 0 21-3 28-23 28-4 0-11 1-11 6 0 8 7 8 13 8 20 0 40 0 60 0 7 0 13 0 13-8 0-5-7-6-12-6-21 0-24-8-24-29 0-58 0-117 0-175 56 73 111 147 167 219 3 5 5 6 9 6 5 0 5-6 5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3" draw:text-style-name="P6" svg:width="0.0453in" svg:height="0.0476in" svg:x="2.0587in" svg:y="0.089in" svg:viewBox="0 0 116 122" svg:d="M108 58c5 0 8 0 8-5 0-24-14-53-54-53-36 0-62 28-62 61 0 34 30 61 66 61s50-28 50-34c0-1 0-4-5-4-3 0-4 2-4 4-9 22-30 27-40 27-12 0-24-7-33-17-10-12-10-29-10-40 28 0 56 0 84 0zM24 52c4-39 28-44 38-44 34 0 35 37 35 44-24 0-49 0-73 0z"><text:p/></draw:path><draw:path draw:style-name="gr3" draw:text-style-name="P6" svg:width="0.0567in" svg:height="0.0465in" svg:x="2.1118in" svg:y="0.0898in" svg:viewBox="0 0 145 119" svg:d="M120 26c7-16 21-16 25-16 0-3 0-7 0-10-6 1-14 1-21 1s-17 0-24-1c0 3 0 7 0 10 11 1 11 10 11 11s0 3-2 8c-10 22-21 44-31 66-11-25-22-49-33-73 0-1-2-3-2-5 0-7 10-7 14-7 0-3 0-7 0-10-1 0-20 1-31 1-8 0-18 0-26-1 0 3 0 7 0 10 14 0 18 1 22 10 14 31 29 61 43 93 1 4 2 6 8 6 4 0 5-2 6-4 13-30 28-59 41-89z"><text:p/></draw:path><draw:path draw:style-name="gr3" draw:text-style-name="P6" svg:width="0.0453in" svg:height="0.0476in" svg:x="2.1732in" svg:y="0.089in" svg:viewBox="0 0 116 122" svg:d="M108 58c5 0 8 0 8-5 0-24-14-53-54-53-36 0-62 28-62 61 0 34 30 61 66 61s50-28 50-34c0-1 0-4-5-4-3 0-4 2-4 4-9 22-30 27-40 27-12 0-24-7-33-17-10-12-10-29-10-40 28 0 56 0 84 0zM24 52c4-39 28-44 38-44 34 0 35 37 35 44-24 0-49 0-73 0z"><text:p/></draw:path><draw:path draw:style-name="gr3" draw:text-style-name="P6" svg:width="0.0567in" svg:height="0.0465in" svg:x="2.2287in" svg:y="0.0894in" svg:viewBox="0 0 145 119" svg:d="M125 37c0-24-12-37-40-37-22 0-37 12-44 26h-1c0-8 0-17 0-26-14 1-27 2-40 3 0 4 0 6 0 9 19 0 21 2 21 16 0 23 0 46 0 70 0 11-3 11-21 11 0 3 0 7 0 10 1 0 20-1 31-1 10 0 28 1 32 1 0-3 0-7 0-10-18 0-21 0-21-11 0-17 0-33 0-48 0-29 23-42 41-42s20 14 20 28c0 21 0 41 0 62 0 11-2 11-19 11 0 3 0 7 0 10 10-1 19-1 30-1 10 0 29 1 31 1 0-3 0-7 0-10-17 0-20 0-20-11 0-21 0-41 0-61z"><text:p/></draw:path><draw:path draw:style-name="gr3" draw:text-style-name="P6" svg:width="0.0539in" svg:height="0.1508in" svg:x="2.3091in" svg:y="0in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3" draw:text-style-name="P6" svg:width="0.0173in" svg:height="0.0453in" svg:x="2.3874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539in" svg:height="0.1508in" svg:x="2.4528in" svg:y="0in" svg:viewBox="0 0 138 384" svg:d="M81 52c0-16 10-41 53-43 1-1 4-2 4-5 0-4-4-4-8-4-39 0-74 20-74 48 0 29 0 59 0 89 0 14 0 26-15 39-15 11-29 12-38 12-2 0-3 2-3 5 0 2 2 2 7 3 25 1 44 15 48 34 1 5 1 6 1 19 0 25 0 50 0 76 0 16 0 28 18 44 15 11 40 15 56 15 4 0 8 0 8-4 0-3-3-3-7-5-24-1-43-13-48-33-2-3-2-4-2-18 0-27 0-53 0-81 0-17-3-24-15-36-8-9-19-12-30-14 32-9 45-27 45-49 0-31 0-61 0-92z"><text:p/></draw:path><draw:path draw:style-name="gr3" draw:text-style-name="P6" svg:width="0.0819in" svg:height="0.0681in" svg:x="2.5224in" svg:y="0.0453in" svg:viewBox="0 0 209 174" svg:d="M22 148c-1 5-3 14-3 16 0 7 5 10 11 10 5 0 12-2 14-10 1-1 6-20 8-29 3-12 5-24 9-35 2-9 4-16 6-25 1-7 5-18 5-20 6-12 26-47 63-47 17 0 21 14 21 27 0 24-20 73-25 91-3 8-4 13-4 17 0 18 14 31 31 31 37 0 51-56 51-59 0-4-3-4-4-4-5 0-5 1-6 7-8 26-21 48-39 48-7 0-10-4-10-13 0-10 3-19 7-27 7-20 23-63 23-85 0-26-16-41-44-41-35 0-53 24-60 33-2-21-18-33-35-33-19 0-26 14-30 22-5 13-11 35-11 37 0 4 3 4 4 4 4 0 5 0 7-9 7-28 14-46 28-46 7 0 12 5 12 18 0 8-1 13-6 32-8 30-15 60-23 90z"><text:p/></draw:path><draw:path draw:style-name="gr3" draw:text-style-name="P6" svg:width="0.076in" svg:height="0.087in" svg:x="2.6642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276in" svg:height="0.1031in" svg:x="2.8012in" svg:y="0.0098in" svg:viewBox="0 0 325 263" svg:d="M277 41c4-16 10-28 42-29 1 0 6 0 6-8-2-1 0-4-5-4-13 0-26 1-39 1-14 0-27-1-39-1-3 0-8 0-8 8 0 4 5 4 8 4 22 1 25 9 25 18 0 1 0 6-1 7-14 58-28 115-43 171-28-66-57-133-85-200-3-7-4-8-13-8-17 0-34 0-51 0-8 0-11 0-11 8 0 4 3 4 11 4 1 0 26 0 26 3-17 69-34 138-52 206-4 16-11 29-41 30-4 0-7 0-7 8 0 2 1 4 4 4 13 0 27-2 39-2 13 0 27 2 40 2 2 0 7 0 7-9 0-3-3-3-7-3-24-1-26-10-26-18 0-2 0-4 1-8 17-68 34-136 51-203 2 2 2 3 4 8 32 75 64 151 96 225 3 7 4 8 8 8s4-2 5-9c19-70 37-142 55-213z"><text:p/></draw:path><draw:path draw:style-name="gr3" draw:text-style-name="P6" svg:width="0.0161in" svg:height="0.0161in" svg:x="2.9386in" svg:y="0.0972in" svg:viewBox="0 0 42 42" svg:d="M42 21c0-11-10-21-21-21s-21 10-21 21 10 21 21 21 21-10 21-21z"><text:p/></draw:path><draw:path draw:style-name="gr3" draw:text-style-name="P6" svg:width="0.0819in" svg:height="0.0681in" svg:x="2.9724in" svg:y="0.0453in" svg:viewBox="0 0 209 174" svg:d="M23 148c-1 5-4 14-4 16 0 7 5 10 12 10 4 0 11-2 14-10 0-1 5-20 7-29 3-12 5-24 9-35 2-9 4-16 6-25 1-7 5-18 6-20 5-12 25-47 62-47 18 0 21 14 21 27 0 24-18 73-25 91-3 8-4 13-4 17 0 18 14 31 31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" draw:text-style-name="P6" svg:width="0.076in" svg:height="0.087in" svg:x="3.1142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28in" svg:height="0.1059in" svg:x="3.2492in" svg:y="0.0098in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-1 4-1 4-1 9zM218 243c-56-73-112-147-168-221-4-4-4-5-8-9 15 0 31 0 46 0 43 59 87 117 130 175 0 18 0 37 0 55z"><text:p/></draw:path><draw:path draw:style-name="gr3" draw:text-style-name="P6" svg:width="0.0516in" svg:height="0.0476in" svg:x="3.3594in" svg:y="0.089in" svg:viewBox="0 0 132 122" svg:d="M132 63c0-34-29-63-66-63s-66 29-66 63c0 33 30 59 66 59s66-26 66-59zM66 115c-10 0-25-4-34-17-7-11-8-25-8-37 0-13 0-28 10-40 7-8 18-13 32-13 15 0 28 6 33 15 8 11 9 24 9 38 0 12-1 26-9 37s-20 17-33 17z"><text:p/></draw:path><draw:path draw:style-name="gr3" draw:text-style-name="P6" svg:width="0.0567in" svg:height="0.074in" svg:x="3.424in" svg:y="0.063in" svg:viewBox="0 0 145 189" svg:d="M84 3c0 4 0 6 0 9 18 0 21 2 21 16 0 18 0 37 0 56-10-10-24-16-39-16-36 0-66 27-66 61s29 60 63 60c22 0 35-11 40-16 0 5 0 11 0 16 15-1 28-2 42-2 0-3 0-6 0-10-18 0-21-2-21-15 0-54 0-108 0-162-13 1-27 2-40 3zM103 159c-7 13-20 24-38 24-15 0-26-9-32-18-5-8-9-19-9-35 0-7 0-27 11-40 11-12 24-14 32-14 13 0 25 5 33 15 3 5 3 5 3 10 0 19 0 38 0 58z"><text:p/></draw:path><draw:path draw:style-name="gr3" draw:text-style-name="P6" svg:width="0.0567in" svg:height="0.074in" svg:x="3.4913in" svg:y="0.063in" svg:viewBox="0 0 145 189" svg:d="M84 3c0 4 0 6 0 9 18 0 21 2 21 16 0 18 0 37 0 56-10-10-24-16-39-16-35 0-66 27-66 61s29 60 63 60c23 0 36-11 40-16 0 5 0 11 0 16 15-1 28-2 42-2 0-3 0-6 0-10-18 0-21-2-21-15 0-54 0-108 0-162-13 1-27 2-40 3zM103 159c-7 13-20 24-38 24-15 0-26-9-32-18-5-8-8-19-8-35 0-7 0-27 11-40 10-12 23-14 32-14 12 0 24 5 32 15 3 5 3 5 3 10 0 19 0 38 0 58z"><text:p/></draw:path><draw:path draw:style-name="gr3" draw:text-style-name="P6" svg:width="0.0539in" svg:height="0.1508in" svg:x="3.5724in" svg:y="0in" svg:viewBox="0 0 138 384" svg:d="M55 333c0 15-10 40-52 42-2 2-3 3-3 5 0 4 4 4 8 4 37 0 73-18 73-48 0-29 0-59 0-88 0-15 0-27 16-40 13-11 28-12 36-12 2-1 5-2 5-3 0-5-3-5-7-5-25-1-44-15-48-34-2-4-2-5-2-19 0-25 0-50 0-76 0-16 0-28-18-44-16-12-42-15-55-15-4 0-8 0-8 4s2 4 7 5c24 1 43 13 47 33 1 3 1 4 1 19 0 26 0 52 0 80 0 18 3 24 17 36 7 9 18 12 29 16-32 7-46 25-46 47 0 31 0 62 0 93z"><text:p/></draw:path><draw:path draw:style-name="gr3" draw:text-style-name="P6" svg:width="0.0335in" svg:height="0.1508in" svg:x="3.6461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<text:p text:style-name="P53">נוכיח שהיא הפונקציה ההופכית;</text:p>
      <text:list text:style-name="L9">
        <text:list-item>
          <text:p text:style-name="P54"><draw:g text:anchor-type="as-char" svg:y="-0.1063in" draw:z-index="177" draw:name="Shape186" draw:style-name="gr1"><svg:title>TexMaths</svg:title><svg:desc>11§display§g \circ f = id_{\powerset(\N)}§svg§600§FALSE§</svg:desc><draw:path draw:style-name="gr2" draw:text-style-name="P5" svg:width="0.8854in" svg:height="0.1441in" svg:x="0.0059in" svg:y="0.0071in" svg:viewBox="0 0 2250 367" svg:d="M0 0c750 0 1500 0 2250 0 0 122 0 245 0 367-750 0-1500 0-2250 0 0-122 0-245 0-367z"><text:p/></draw:path><draw:path draw:style-name="gr3" draw:text-style-name="P6" svg:width="0.0697in" svg:height="0.0976in" svg:x="0.0004in" svg:y="0.0398in" svg:viewBox="0 0 178 249" svg:d="M176 25c1-2 2-4 2-6 0-7-5-11-12-11-3 0-14 3-15 16-7-14-21-24-37-24-44 0-91 54-91 109 0 38 23 62 51 62 23 0 42-19 45-24v1c-8 35-12 50-12 51-2 3-15 41-56 41-7 0-20-1-31-5 12-3 16-13 16-19s-4-12-15-12c-8 0-21 5-21 20 0 17 14 25 52 25 48 0 76-31 81-53 14-57 29-115 43-171zM127 121c-3 10-11 20-20 26-9 8-20 15-32 15-19 0-24-20-24-35 0-19 11-64 21-84 11-19 27-34 44-34 25 0 30 31 30 33s-1 4-1 5c-6 24-12 49-18 74z"><text:p/></draw:path><draw:path draw:style-name="gr3" draw:text-style-name="P6" svg:width="0.0587in" svg:height="0.0587in" svg:x="0.1189in" svg:y="0.0394in" svg:viewBox="0 0 150 150" svg:d="M150 75c0-41-34-75-75-75-42 0-75 35-75 75s33 75 75 75c41 0 75-33 75-75zM75 134c-34 0-60-27-60-59 0-33 27-60 60-60 32 0 59 27 59 60s-27 59-59 59z"><text:p/></draw:path><draw:path draw:style-name="gr3" draw:text-style-name="P6" svg:width="0.0756in" svg:height="0.1374in" svg:x="0.2283in" svg:y="0in" svg:viewBox="0 0 193 350" svg:d="M121 118c11 0 22 0 33 0 8 0 12 0 12-8 0-4-4-4-11-4-11 0-21 0-32 0 2-16 6-30 8-44 2-8 8-36 10-40 3-8 10-13 17-13 3 0 13 0 19 6-16 1-20 16-20 21 0 9 7 14 15 14 10 0 21-9 21-24 0-17-18-26-35-26-13 0-37 7-48 45-2 8-4 12-13 61-9 0-18 0-27 0-7 0-12 0-12 7 0 5 4 5 11 5 9 0 17 0 26 0-10 50-19 100-29 150-7 38-13 73-34 73-1 0-11 0-18-7 18-2 21-15 21-20 0-9-6-15-14-15-10 0-21 9-21 23 0 18 17 28 32 28 22 0 37-23 44-38 12-24 21-71 22-73 8-40 15-81 23-121z"><text:p/></draw:path><draw:path draw:style-name="gr3" draw:text-style-name="P6" svg:width="0.1008in" svg:height="0.035in" svg:x="0.3618in" svg:y="0.051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6in" svg:x="0.5177in" svg:y="0.0067in" svg:viewBox="0 0 102 259" svg:d="M99 14c0-7-5-14-14-14-11 0-21 11-21 21 0 8 5 14 14 14s21-9 21-21zM69 159c5-12 5-12 9-23 3-7 5-13 5-19 0-18-13-32-31-32-37 0-52 56-52 59s3 2 4 3c5 0 5 0 7-6 11-36 26-48 40-48 2 0 8 1 8 13 0 7-2 16-4 19-2 10-20 55-26 72-4 9-9 22-9 30 0 17 13 32 32 32 36 0 50-55 50-59s-3-4-4-4c-4 0-4 1-6 8-7 23-19 46-39 46-7 0-10-5-10-14 0-8 2-14 11-37 5-13 10-26 15-40z"><text:p/></draw:path><draw:path draw:style-name="gr3" draw:text-style-name="P6" svg:width="0.072in" svg:height="0.1063in" svg:x="0.5717in" svg:y="0.002in" svg:viewBox="0 0 184 271" svg:d="M184 4c0-1 0-4-5-4s-43 3-49 4c-3 0-6 3-6 7 0 6 4 6 10 6 19 0 19 2 19 6 0 2-1 6-1 8-8 29-16 59-23 90-7-13-18-24-35-24-46 0-94 57-94 112 0 36 21 62 52 62 7 0 26-3 50-30 3 16 17 30 36 30 13 0 22-9 27-22 7-14 8-25 12-38 0-4-3-4-4-4-5 0-5 2-6 8-6 24-13 47-29 47-10 0-11-10-11-18 0-10 0-12 2-19 18-73 36-147 55-221zM103 220c-1 7-1 8-7 14-17 21-33 28-43 28-20 0-25-21-25-37 0-18 12-65 20-83 13-22 30-36 46-36 25 0 30 30 30 34 0 2-1 4-1 6-6 25-13 50-20 74z"><text:p/></draw:path><draw:path draw:style-name="gr3" draw:text-style-name="P6" svg:width="0.0835in" svg:height="0.0772in" svg:x="0.6492in" svg:y="0.0618in" svg:viewBox="0 0 213 197" svg:d="M96 0c-15 0-39 1-62 13-30 16-34 35-34 38 0 2 1 3 2 3 5 0 19-6 22-15 5-11 8-20 51-22-3 59-20 118-43 173-2 4-1 3-2 5 0 2 2 2 3 2 6 0 17-4 21-12 1 0 8-16 15-40 23-60 28-110 30-128 6 0 12 0 18 0 17 0 71 3 71 38 0 24-23 55-78 57-5 0-10 0-19 6-5 3-6 6-6 8 0 3 2 3 5 3 27 0 61-10 85-28 32-23 38-46 38-58 0-35-47-43-75-43-15 0-28 0-42 0z"><text:p/></draw:path><draw:path draw:style-name="gr3" draw:text-style-name="P6" svg:width="0.0272in" svg:height="0.1051in" svg:x="0.7524in" svg:y="0.0547in" svg:viewBox="0 0 70 268" svg:d="M65 0c-52 36-65 93-65 134 0 39 11 97 65 134 2 0 5 0 5-3 0-1-1-2-3-4-35-32-49-77-49-126 0-72 28-109 50-128 1-2 2-3 2-4 0-3-3-3-5-3z"><text:p/></draw:path><draw:path draw:style-name="gr3" draw:text-style-name="P6" svg:width="0.072in" svg:height="0.0744in" svg:x="0.7902in" svg:y="0.0614in" svg:viewBox="0 0 184 190" svg:d="M35 17c-2-4-2-5-5-7 11 0 21 0 32 0 30 41 60 81 91 122 0 12 0 25 0 38-40-51-78-102-118-153zM35 32c39 51 78 102 117 154 3 3 4 4 6 4 5 0 5-4 5-8 0-52 0-103 0-153 0-16 2-19 14-19 2 0 7-1 7-4 0-6-5-6-9-6-13 0-26 0-40 0-5 0-8 0-8 6 0 4 4 4 7 4 15 0 17 5 17 20 0 28 0 56 0 84-28-37-54-73-82-110-2-4-3-4-10-4-15 0-31 0-47 0-4 0-9 0-9 6 0 3 5 4 7 4 7 0 12 4 14 8 0 2 0 3 0 6 0 44 0 88 0 132 0 15-2 19-16 19-2 0-8 1-8 5 0 5 4 5 10 5 14 0 27 0 42 0 4 0 9 0 9-5 0-4-5-5-8-5-16 0-18-6-18-20 0-42 0-82 0-123z"><text:p/></draw:path><draw:path draw:style-name="gr3" draw:text-style-name="P6" svg:width="0.0272in" svg:height="0.1051in" svg:x="0.872in" svg:y="0.0547in" svg:viewBox="0 0 70 268" svg:d="M6 0c-3 0-6 0-6 3 0 1 1 2 3 5 23 21 49 57 49 126 0 57-18 98-46 124-5 6-6 6-6 7s1 3 4 3 29-17 47-51c12-21 19-51 19-82 0-38-11-96-64-135z"><text:p/></draw:path></draw:g>: <text:span text:style-name="T37">התחום מתאים, נוכיח את אשר נשאר בכלל </text:span><text:span text:style-name="T37"><draw:g text:anchor-type="as-char" svg:y="-0.0689in" draw:z-index="178" draw:name="Shape187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37">; יהי </text:span><text:span text:style-name="T37"><draw:g text:anchor-type="as-char" svg:y="-0.1134in" draw:z-index="180" draw:name="Shape188" draw:style-name="gr1"><svg:title>TexMaths</svg:title><svg:desc>11§display§N \in \powerset(\N)§svg§600§FALSE§</svg:desc><draw:path draw:style-name="gr2" draw:text-style-name="P5" svg:width="0.6398in" svg:height="0.1354in" svg:x="0.0024in" svg:y="0.0071in" svg:viewBox="0 0 1626 345" svg:d="M0 0c542 0 1083 0 1626 0 0 115 0 230 0 345-543 0-1084 0-1626 0 0-115 0-230 0-345z"><text:p/></draw:path><draw:path draw:style-name="gr3" draw:text-style-name="P6" svg:width="0.1272in" svg:height="0.1031in" svg:x="0.0004in" svg:y="0.0098in" svg:viewBox="0 0 324 263" svg:d="M277 41c4-16 10-28 42-29 1 0 5 0 5-8-2-1 1-4-4-4-13 0-26 1-39 1-14 0-27-1-39-1-2 0-8 0-8 8 0 4 5 4 8 4 22 1 25 9 25 18 0 1 0 6-1 7-14 58-28 115-43 171-28-66-57-133-85-200-3-7-4-8-13-8-17 0-34 0-51 0-8 0-11 0-11 8 0 4 3 4 11 4 2 0 26 0 26 3-17 69-34 138-52 206-4 16-11 29-41 30-3 0-7 0-7 8 0 2 1 4 4 4 14 0 27-2 39-2 13 0 27 2 41 2 1 0 6 0 6-9 0-3-3-3-7-3-22-1-26-10-26-18 0-2 0-4 1-8 17-68 34-136 51-203 2 2 2 3 4 8 32 75 64 151 96 225 3 7 4 8 8 8s4-2 5-9c19-70 37-142 55-213z"><text:p/></draw:path><draw:path draw:style-name="gr3" draw:text-style-name="P6" svg:width="0.076in" svg:height="0.087in" svg:x="0.1878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1079in" svg:height="0.1106in" svg:x="0.322in" svg:y="0.0098in" svg:viewBox="0 0 275 282" svg:d="M127 0c-54 0-96 26-112 45-14 16-15 27-15 28 0 2 2 2 4 2 6 0 16-6 18-7 9-5 10-7 12-15 6-16 17-29 65-31-7 86-31 171-63 250-2 5-2 7-2 8s1 2 3 2c7 0 26-9 30-19 20-47 52-134 63-241 6 0 14 0 21 0 46 0 92 18 92 56 0 29-28 83-103 85-8 1-12 1-23 8-7 4-10 8-10 11s2 3 7 3c71 0 161-59 161-123 0-44-52-62-97-62-17 0-34 0-51 0z"><text:p/></draw:path><draw:path draw:style-name="gr3" draw:text-style-name="P6" svg:width="0.0346in" svg:height="0.1508in" svg:x="0.452in" svg:y="0in" svg:viewBox="0 0 89 384" svg:d="M89 380c0-1 0-1-7-8-47-48-60-121-60-179 0-67 15-135 63-183 4-4 4-4 4-7 0-2-1-3-3-3-5 0-39 26-62 75-20 43-24 86-24 118 0 28 4 76 25 119 23 47 56 72 61 72 2 0 3-1 3-4z"><text:p/></draw:path><draw:path draw:style-name="gr3" draw:text-style-name="P6" svg:width="0.1024in" svg:height="0.1059in" svg:x="0.5004in" svg:y="0.0098in" svg:viewBox="0 0 261 270" svg:d="M33 34c0 63 0 126 0 187 0 21-3 28-23 28-3 0-10 1-10 6 0 8 6 8 12 8 20 0 41 0 61 0 6 0 13 0 13-8 0-5-7-6-12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8 243c-56-73-112-147-168-221-5-4-5-5-9-9 15 0 31 0 46 0 44 59 87 117 131 175 0 18 0 37 0 55z"><text:p/></draw:path><draw:path draw:style-name="gr3" draw:text-style-name="P6" svg:width="0.035in" svg:height="0.1508in" svg:x="0.6146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7">, צ.ל. </text:span><text:span text:style-name="T37"><draw:g text:anchor-type="as-char" svg:y="-0.1134in" draw:z-index="181" draw:name="Shape189" draw:style-name="gr1"><svg:title>TexMaths</svg:title><svg:desc>11§display§g(f(N)) = N§svg§600§FALSE§</svg:desc><draw:path draw:style-name="gr2" draw:text-style-name="P5" svg:width="0.865in" svg:height="0.1358in" svg:x="0.0059in" svg:y="0.0071in" svg:viewBox="0 0 2198 346" svg:d="M1100 346c-367 0-734 0-1100 0 0-116 0-230 0-346 733 0 1465 0 2198 0 0 116 0 230 0 346-367 0-733 0-1098 0z"><text:p/></draw:path><draw:path draw:style-name="gr3" draw:text-style-name="P6" svg:width="0.0697in" svg:height="0.0976in" svg:x="0.0004in" svg:y="0.0453in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1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56in" svg:height="0.1374in" svg:x="0.1437in" svg:y="0.0067in" svg:viewBox="0 0 193 350" svg:d="M121 118c11 0 22 0 33 0 8 0 12 0 12-8 0-4-4-4-11-4-11 0-21 0-32 0 2-16 6-30 8-44 2-8 8-36 10-40 3-8 10-13 17-13 3 0 13 0 19 6-16 2-20 16-20 21 0 9 7 14 15 14 10 0 21-9 21-24 0-17-18-26-35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5in" svg:height="0.1512in" svg:x="0.2413in" svg:y="0in" svg:viewBox="0 0 90 385" svg:d="M90 381c0-1 0-1-6-8-49-49-61-122-61-180 0-67 14-135 62-182 5-5 5-5 5-7 0-3-1-4-4-4s-39 26-61 76c-20 42-25 85-25 117 0 29 4 76 26 120 24 47 57 72 60 72s4-1 4-4z"><text:p/></draw:path><draw:path draw:style-name="gr3" draw:text-style-name="P6" svg:width="0.128in" svg:height="0.1028in" svg:x="0.2913in" svg:y="0.0098in" svg:viewBox="0 0 326 262" svg:d="M277 41c4-17 11-28 42-29 2 0 7-1 7-8 0-1 0-4-6-4-12 0-26 1-38 1-14 0-28-1-40-1-2 0-7 0-7 8 0 4 4 4 7 4 22 0 26 8 26 17 0 1-1 6-1 7-14 58-29 115-44 172-28-67-56-134-84-201-4-7-4-7-12-7-18 0-36 0-53 0-8 0-11 0-11 8 0 4 3 4 11 4 2 0 26 0 26 3-17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3" draw:text-style-name="P6" svg:width="0.0346in" svg:height="0.1512in" svg:x="0.4331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6" svg:width="0.035in" svg:height="0.1512in" svg:x="0.4917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59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28in" svg:height="0.1028in" svg:x="0.7508in" svg:y="0.0098in" svg:viewBox="0 0 326 262" svg:d="M277 41c4-17 11-28 42-29 2 0 7-1 7-8 0-1 0-4-6-4-12 0-26 1-38 1-14 0-27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/draw:g></text:span><text:span text:style-name="T37"><text:s/>(לפי הגדרת הרכבת פונקציות ויחס הזהות). נתבונן בהרכבה, לפי כלל </text:span><text:span text:style-name="T37"><draw:g text:anchor-type="as-char" svg:y="-0.1063in" draw:z-index="182" draw:name="Shape190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7"><text:s/>נקבל:</text:span></text:p>
          <text:p text:style-name="P55"><draw:g text:anchor-type="as-char" svg:y="-0.1134in" draw:z-index="203" draw:name="Shape191" draw:style-name="gr1"><svg:title>TexMaths</svg:title><svg:desc>11§display§\dots = g( \la A := \{n \in N. n \in \Neven\}, B := \{ n \in N. n \in \Nodd \} \ra)§svg§600§FALSE§</svg:desc><draw:path draw:style-name="gr2" draw:text-style-name="P5" svg:width="3.8878in" svg:height="0.1358in" svg:x="0.0004in" svg:y="0.0071in" svg:viewBox="0 0 9876 346" svg:d="M4939 346c-1647 0-3292 0-4939 0 0-116 0-230 0-346 3292 0 6584 0 9876 0 0 116 0 230 0 346-1646 0-3291 0-4937 0z"><text:p/></draw:path><draw:path draw:style-name="gr3" draw:text-style-name="P6" svg:width="0.0161in" svg:height="0.0157in" svg:x="0.0055in" svg:y="0.0681in" svg:viewBox="0 0 42 41" svg:d="M42 20c0-11-10-20-21-20s-21 8-21 20c0 11 10 21 21 21s21-9 21-21z"><text:p/></draw:path><draw:path draw:style-name="gr3" draw:text-style-name="P6" svg:width="0.0157in" svg:height="0.0157in" svg:x="0.0736in" svg:y="0.0681in" svg:viewBox="0 0 41 41" svg:d="M41 20c0-11-10-20-21-20s-20 8-20 20c0 11 9 21 20 21s21-9 21-21z"><text:p/></draw:path><draw:path draw:style-name="gr3" draw:text-style-name="P6" svg:width="0.0157in" svg:height="0.0157in" svg:x="0.1413in" svg:y="0.0681in" svg:viewBox="0 0 41 41" svg:d="M41 20c0-11-10-20-21-20-12 0-20 8-20 20 0 11 8 21 20 21 11 0 21-9 21-21z"><text:p/></draw:path><draw:path draw:style-name="gr3" draw:text-style-name="P6" svg:width="0.1008in" svg:height="0.0354in" svg:x="0.2209in" svg:y="0.0571in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6" svg:width="0.0693in" svg:height="0.0976in" svg:x="0.3756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7 121c-4 10-13 20-20 28-9 6-21 13-32 13-19 0-26-20-26-35 0-19 13-64 22-84 11-19 28-34 43-34 27 0 32 31 32 33s-1 4-2 5c-5 25-12 49-17 74z"><text:p/></draw:path><draw:path draw:style-name="gr3" draw:text-style-name="P6" svg:width="0.0346in" svg:height="0.1512in" svg:x="0.466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339in" svg:height="0.1512in" svg:x="0.5272in" svg:y="0in" svg:viewBox="0 0 87 385" svg:d="M85 15c2-4 2-5 2-7 0-5-5-8-8-8-4 0-6 2-9 9-23 59-45 118-68 177-1 2-2 4-2 7 0 2 0 2 2 6 23 59 45 118 68 176 2 5 4 10 9 10 3 0 8-3 8-7 0-1 0-3-2-7-23-59-45-119-69-178 24-60 46-119 69-178z"><text:p/></draw:path><draw:path draw:style-name="gr3" draw:text-style-name="P6" svg:width="0.1039in" svg:height="0.1079in" svg:x="0.5752in" svg:y="0.0043in" svg:viewBox="0 0 265 275" svg:d="M55 231c-15 26-31 31-47 32-5 1-8 1-8 8 0 2 1 4 4 4 11 0 23-1 33-1 14 0 27 1 40 1 2 0 7 0 7-7 0-4-4-5-6-5-10 0-19-3-19-13 0-4 3-9 6-14 10-17 20-32 30-49 31 0 64 0 96 0 1 9 7 60 7 64 0 11-21 12-29 12-5 0-8 0-8 8 0 4 4 4 5 4 16 0 32-1 48-1 9 0 35 1 43 1 3 0 8 0 8-7 0-5-4-5-9-5-24 0-24-2-25-13-8-79-16-160-24-240 0-8 0-10-7-10-6 0-8 3-11 7-45 74-89 149-134 224zM101 175c25-43 52-85 77-127 5 42 8 84 12 127-29 0-59 0-89 0z"><text:p/></draw:path><draw:path draw:style-name="gr3" draw:text-style-name="P6" svg:width="0.0157in" svg:height="0.065in" svg:x="0.7394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4in" svg:height="0.0354in" svg:x="0.776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39in" svg:height="0.1512in" svg:x="0.9398in" svg:y="0in" svg:viewBox="0 0 138 385" svg:d="M81 52c0-16 11-41 53-43 2 0 4-2 4-5 0-4-4-4-8-4-39 0-74 20-74 48 0 29 0 59 0 89 0 15 0 27-15 39-13 12-29 12-38 13-1 0-3 1-3 4 0 4 2 4 7 4 25 2 44 14 48 34 1 4 1 5 1 19 0 25 0 51 0 76 0 16 0 29 19 43 14 12 40 16 55 16 4 0 8 0 8-4s-3-4-7-4c-24-2-43-15-47-33-3-5-3-5-3-19 0-27 0-54 0-82 0-17-2-24-15-35-8-8-19-12-30-15 32-9 45-27 45-49 0-31 0-61 0-92z"><text:p/></draw:path><draw:path draw:style-name="gr3" draw:text-style-name="P6" svg:width="0.0819in" svg:height="0.0685in" svg:x="1.0094in" svg:y="0.0453in" svg:viewBox="0 0 209 175" svg:d="M23 148c-1 6-4 15-4 17 0 7 5 10 12 10 4 0 11-3 14-11 0-1 4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76in" svg:height="0.087in" svg:x="1.151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28in" svg:height="0.1028in" svg:x="1.2886in" svg:y="0.0098in" svg:viewBox="0 0 326 262" svg:d="M277 41c3-17 11-28 42-29 2 0 7-1 7-8 0-1 0-4-6-4-12 0-26 1-38 1-14 0-28-1-40-1-2 0-7 0-7 8 0 4 4 4 7 4 22 0 26 8 26 17 0 1-1 6-1 7-14 58-29 115-44 172-28-67-56-134-84-201-4-7-5-7-14-7-17 0-34 0-51 0-8 0-11 0-11 8 0 4 3 4 11 4 2 0 26 0 26 3-18 69-34 138-52 206-4 16-11 28-41 29-3 0-7 1-7 8 0 3 2 4 4 4 14 0 27-1 40-1s26 1 40 1c2 0 6 0 6-8 0-3-3-4-8-4-22 0-25-9-25-17 0-3 0-4 1-8 18-68 34-136 52-203 1 2 1 2 3 7 32 74 64 150 96 225 3 7 4 8 8 8s4-1 6-8c18-70 37-142 54-213z"><text:p/></draw:path><draw:path draw:style-name="gr3" draw:text-style-name="P6" svg:width="0.0157in" svg:height="0.0157in" svg:x="1.426in" svg:y="0.0972in" svg:viewBox="0 0 41 41" svg:d="M41 21c0-12-10-21-21-21s-20 9-20 21c0 11 9 20 20 20s21-9 21-20z"><text:p/></draw:path><draw:path draw:style-name="gr3" draw:text-style-name="P6" svg:width="0.0823in" svg:height="0.0685in" svg:x="1.4594in" svg:y="0.0453in" svg:viewBox="0 0 210 175" svg:d="M23 148c-1 6-3 15-3 17 0 7 5 10 11 10 4 0 11-3 14-11 0-1 4-19 8-29 2-12 5-23 8-34 2-9 4-17 6-26 2-7 5-18 6-19 5-12 26-47 62-47 18 0 21 14 21 26 0 24-19 74-25 91-3 8-3 13-3 17 0 19 13 32 32 32 36 0 50-56 50-59 0-4-4-4-5-4-4 0-4 1-6 7-8 26-21 47-39 47-7 0-9-3-9-12 0-10 3-19 6-27 8-21 25-63 25-85 0-27-18-42-46-42-34 0-54 25-60 34-1-22-18-34-35-34-18 0-26 15-29 22-7 13-12 36-12 37 0 5 3 4 4 5 5 0 5-1 7-9 7-27 14-46 29-46 7 0 12 4 12 17 0 8-1 13-7 32-8 30-14 60-22 90z"><text:p/></draw:path><draw:path draw:style-name="gr3" draw:text-style-name="P6" svg:width="0.0756in" svg:height="0.087in" svg:x="1.6016in" svg:y="0.0307in" svg:viewBox="0 0 193 222" svg:d="M179 120c7 0 14-1 14-9 0-9-7-8-14-8-55 0-109 0-164 0 5-50 50-88 104-88 20 0 40 0 60 0 7 0 14 0 14-7 0-8-7-8-14-8-21 0-40 0-61 0-66 0-118 48-118 111 0 62 52 111 118 111 21 0 40 0 61 0 7 0 14 0 14-7s-7-7-14-7c-20 0-40 0-60 0-54 0-99-37-104-88 55 0 109 0 164 0z"><text:p/></draw:path><draw:path draw:style-name="gr3" draw:text-style-name="P6" svg:width="0.1028in" svg:height="0.1063in" svg:x="1.7362in" svg:y="0.0098in" svg:viewBox="0 0 262 271" svg:d="M34 35c0 63 0 126 0 187 0 20-3 28-23 28-4 0-11 0-11 7 0 6 7 6 13 6 20 0 41 0 61 0 6 0 12 0 12-6 0-7-6-7-11-7-22 0-26-9-26-29 0-58 0-118 0-176 57 74 112 148 168 220 3 5 5 6 8 6 7 0 7-7 7-13 0-72 0-145 0-217 0-21 3-27 21-28 2 0 9 0 9-6 0-7-6-7-13-7-19 0-38 0-57 0-6 0-13 0-13 7 0 6 7 6 11 6 22 1 26 9 26 29 0 39 0 80 0 121-39-53-79-105-117-157-4-6-5-6-14-6-22 0-45 0-67 0-7 0-14 0-14 7 0 6 7 6 9 6 10 1 18 8 21 12 0 4 0 5 0 10zM218 243c-56-72-112-146-169-220-3-5-3-5-7-10 15 0 31 0 46 0 43 59 87 117 130 176 0 18 0 37 0 54z"><text:p/></draw:path><draw:path draw:style-name="gr3" draw:text-style-name="P6" svg:width="0.0449in" svg:height="0.048in" svg:x="1.8465in" svg:y="0.0886in" svg:viewBox="0 0 115 123" svg:d="M108 59c6 0 7 0 7-6 0-23-13-53-52-53-37 0-63 29-63 62 0 34 30 61 66 61s49-28 49-35c0-1 1-3-4-3-3 0-4 1-4 4-9 22-30 26-40 26-12 0-24-6-33-16-10-13-10-30-10-40 28 0 56 0 84 0zM24 52c4-38 28-44 39-44 33 0 34 37 34 44-24 0-49 0-73 0z"><text:p/></draw:path><draw:path draw:style-name="gr3" draw:text-style-name="P6" svg:width="0.0567in" svg:height="0.0465in" svg:x="1.9in" svg:y="0.0898in" svg:viewBox="0 0 145 119" svg:d="M120 26c8-16 21-16 25-16 0-3 0-7 0-10-6 0-14 1-21 1s-17 0-24-1c0 3 0 7 0 10 11 0 11 9 11 10s0 4-2 8c-10 22-21 44-31 67-11-26-22-50-33-74-1-2-2-3-2-6 0-5 10-5 14-5 0-3 0-7 0-10-1 0-20 1-31 1-8 0-18 0-26-1 0 3 0 7 0 10 14 0 18 0 22 10 14 31 29 61 43 93 1 4 2 6 8 6 4 0 5-2 7-6 14-29 27-58 40-87z"><text:p/></draw:path><draw:path draw:style-name="gr3" draw:text-style-name="P6" svg:width="0.0449in" svg:height="0.048in" svg:x="1.961in" svg:y="0.0886in" svg:viewBox="0 0 115 123" svg:d="M108 59c6 0 7 0 7-6 0-23-13-53-52-53-37 0-63 29-63 62 0 34 30 61 66 61s49-28 49-35c0-1 1-3-4-3-3 0-4 1-4 4-9 22-30 26-40 26-12 0-24-6-33-16-10-13-10-30-10-40 28 0 56 0 84 0zM24 52c3-38 28-44 39-44 33 0 34 37 34 44-24 0-49 0-73 0z"><text:p/></draw:path><draw:path draw:style-name="gr3" draw:text-style-name="P6" svg:width="0.0567in" svg:height="0.0465in" svg:x="2.0165in" svg:y="0.0898in" svg:viewBox="0 0 145 119" svg:d="M125 36c0-23-12-36-40-36-22 0-37 12-44 25 0-8 0-16 0-25-13 1-28 1-41 2 0 4 0 7 0 10 19 0 21 2 21 16 0 23 0 46 0 69 0 12-3 12-21 12 0 3 0 7 0 10 1 0 20-1 31-1s28 0 32 1c0-3 0-7 0-10-18 0-21 0-21-12 0-17 0-32 0-49 0-28 23-41 40-41 19 0 21 15 21 28 0 21 0 41 0 62 0 12-2 12-19 12 0 3 0 7 0 10 9-1 19-1 30-1 10 0 29 0 31 1 0-3 0-7 0-10-17 0-20 0-20-12 0-21 0-41 0-61z"><text:p/></draw:path><draw:path draw:style-name="gr3" draw:text-style-name="P6" svg:width="0.0535in" svg:height="0.1512in" svg:x="2.0965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0173in" svg:height="0.0453in" svg:x="2.1748in" svg:y="0.0972in" svg:viewBox="0 0 45 116" svg:d="M45 41c0-26-10-41-25-41-12 0-20 10-20 21 0 10 8 20 20 20 5 0 10-1 14-5 1-1 1-1 1-1 1 0 1 0 1 6 0 28-13 51-26 64-4 4-5 5-5 6 0 2 3 5 5 5 4 0 35-30 35-75z"><text:p/></draw:path><draw:path draw:style-name="gr3" draw:text-style-name="P6" svg:width="0.1079in" svg:height="0.1028in" svg:x="2.2358in" svg:y="0.0098in" svg:viewBox="0 0 275 262" svg:d="M45 232c-4 15-4 18-35 18-7 0-10 0-10 8 0 4 3 4 10 4 46 0 91 0 137 0 62 0 107-45 107-83 0-27-22-49-59-53 40-8 80-37 80-73 0-29-25-53-71-53-43 0-87 0-130 0-8 0-11 0-11 8 0 4 3 4 11 4 4 0 7 0 14 0 7 1 10 1 10 7 0 1 0 2-1 7-18 69-34 138-52 206zM103 122c8-32 17-64 25-96 3-13 4-14 21-14 16 0 32 0 49 0 34 0 42 22 42 40 0 34-33 70-80 70-19 0-38 0-57 0zM86 250c-6 0-6 0-8 0-4 0-5-1-5-4 0-2 0-2 2-9 9-36 17-71 26-106 24 0 49 0 73 0 37 0 45 28 45 45 0 36-35 74-80 74-18 0-36 0-53 0z"><text:p/></draw:path><draw:path draw:style-name="gr3" draw:text-style-name="P6" svg:width="0.0157in" svg:height="0.065in" svg:x="2.4079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8in" svg:height="0.0354in" svg:x="2.445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9in" svg:height="0.1512in" svg:x="2.6083in" svg:y="0in" svg:viewBox="0 0 138 385" svg:d="M82 52c0-16 10-41 52-43 2 0 4-2 4-5 0-4-4-4-8-4-39 0-74 20-74 48 0 29 0 59 0 89 0 15 0 27-15 39-13 12-29 12-37 13-2 0-4 1-4 4 0 4 3 4 7 4 25 2 44 14 48 34 1 4 1 5 1 19 0 25 0 51 0 76 0 16 0 29 19 43 15 12 41 16 55 16 4 0 8 0 8-4s-3-4-6-4c-25-2-44-15-48-33-2-5-2-5-2-19 0-27 0-54 0-82 0-17-3-24-16-35-8-8-19-12-30-15 32-9 46-27 46-49 0-31 0-61 0-92z"><text:p/></draw:path><draw:path draw:style-name="gr3" draw:text-style-name="P6" svg:width="0.0819in" svg:height="0.0685in" svg:x="2.678in" svg:y="0.0453in" svg:viewBox="0 0 209 175" svg:d="M23 148c-1 6-3 15-3 17 0 7 4 10 11 10 4 0 11-3 14-11 0-1 4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" draw:text-style-name="P6" svg:width="0.0752in" svg:height="0.087in" svg:x="2.8201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128in" svg:height="0.1028in" svg:x="2.9571in" svg:y="0.0098in" svg:viewBox="0 0 326 262" svg:d="M277 41c4-17 11-28 42-29 2 0 7-1 7-8 0-1 0-4-6-4-12 0-26 1-38 1-14 0-27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3" draw:text-style-name="P6" svg:width="0.0157in" svg:height="0.0157in" svg:x="3.0949in" svg:y="0.0972in" svg:viewBox="0 0 41 41" svg:d="M41 21c0-12-10-21-21-21s-20 9-20 21c0 11 9 20 20 20s21-9 21-20z"><text:p/></draw:path><draw:path draw:style-name="gr3" draw:text-style-name="P6" svg:width="0.0823in" svg:height="0.0685in" svg:x="3.128in" svg:y="0.0453in" svg:viewBox="0 0 210 175" svg:d="M23 148c-1 6-3 15-3 17 0 7 5 10 11 10 4 0 11-3 14-11 0-1 6-19 8-29 2-12 5-23 8-34 2-9 5-17 6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756in" svg:height="0.087in" svg:x="3.2701in" svg:y="0.0307in" svg:viewBox="0 0 193 222" svg:d="M179 120c7 0 14-1 14-9 0-9-7-8-14-8-55 0-109 0-164 0 5-50 50-88 104-88 20 0 40 0 60 0 7 0 14 0 14-7 0-8-7-8-14-8-20 0-40 0-60 0-67 0-119 48-119 111 0 62 52 111 119 111 20 0 40 0 60 0 7 0 14 0 14-7s-7-7-14-7c-20 0-40 0-60 0-54 0-99-37-104-88 55 0 109 0 164 0z"><text:p/></draw:path><draw:path draw:style-name="gr3" draw:text-style-name="P6" svg:width="0.1028in" svg:height="0.1063in" svg:x="3.4047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3" draw:text-style-name="P6" svg:width="0.0516in" svg:height="0.048in" svg:x="3.5154in" svg:y="0.0886in" svg:viewBox="0 0 132 123" svg:d="M132 63c0-33-29-63-66-63s-66 30-66 63c0 34 30 60 66 60s66-26 66-60zM66 115c-10 0-24-4-33-17-8-11-9-24-9-37 0-11 0-28 10-39 7-8 19-14 32-14 17 0 27 7 33 16 8 10 9 23 9 37 0 13-1 27-9 38-8 10-20 16-33 16z"><text:p/></draw:path><draw:path draw:style-name="gr3" draw:text-style-name="P6" svg:width="0.0567in" svg:height="0.0744in" svg:x="3.5799in" svg:y="0.0626in" svg:viewBox="0 0 145 190" svg:d="M84 3c0 4 0 7 0 10 18 0 21 2 21 16 0 18 0 36 0 55-10-9-24-15-39-15-35 0-66 27-66 61s29 60 63 60c23 0 36-12 40-16 0 5 0 11 0 16 15-1 28-2 42-2 0-3 0-6 0-10-18 0-21-2-21-15 0-55 0-109 0-163-13 1-27 2-40 3zM103 160c-6 13-20 23-38 23-15 0-26-9-32-17-4-7-8-18-8-36 0-6 0-27 11-39 10-12 24-15 32-15 12 0 24 7 32 16 3 5 3 5 3 9 0 19 0 39 0 59z"><text:p/></draw:path><draw:path draw:style-name="gr3" draw:text-style-name="P6" svg:width="0.0567in" svg:height="0.0744in" svg:x="3.6469in" svg:y="0.0626in" svg:viewBox="0 0 145 190" svg:d="M85 3c0 4 0 7 0 10 17 0 20 2 20 16 0 18 0 36 0 55-10-9-24-15-38-15-36 0-67 27-67 61s29 60 64 60c22 0 35-12 39-16 0 5 0 11 0 16 15-1 28-2 42-2 0-3 0-6 0-10-17 0-20-2-20-15 0-55 0-109 0-163-13 1-27 2-40 3zM103 160c-6 13-21 23-38 23-16 0-25-9-31-17-5-7-9-18-9-36 0-6 0-27 11-39s24-15 32-15c13 0 24 7 32 16 3 5 3 5 3 9 0 19 0 39 0 59z"><text:p/></draw:path><draw:path draw:style-name="gr3" draw:text-style-name="P6" svg:width="0.0535in" svg:height="0.1512in" svg:x="3.728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3 14 48 33 1 4 1 4 1 19 0 26 0 54 0 81 0 18 3 24 16 36 7 8 18 12 29 15-32 10-45 26-45 48 0 31 0 62 0 93z"><text:p/></draw:path><draw:path draw:style-name="gr3" draw:text-style-name="P6" svg:width="0.0335in" svg:height="0.1512in" svg:x="3.801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" draw:text-style-name="P6" svg:width="0.035in" svg:height="0.1512in" svg:x="3.861in" svg:y="0in" svg:viewBox="0 0 90 385" svg:d="M90 193c0-30-4-76-25-120-24-48-57-73-61-73-2 0-4 2-4 4s0 2 8 9c37 38 59 99 59 180 0 65-14 133-61 181-6 6-6 6-6 7 0 2 2 4 4 4 4 0 39-26 62-76 20-41 24-84 24-116z"><text:p/></draw:path></draw:g></text:p>
          <text:p text:style-name="P56">לפי עקרון ההפרדה, <draw:g text:anchor-type="as-char" svg:y="-0.1075in" draw:z-index="183" draw:name="Shape192" draw:style-name="gr1"><svg:title>TexMaths</svg:title><svg:desc>11§display§x \in A \implies x \in \Neven \land x \in B \implies x \in \Nodd§svg§600§FALSE§</svg:desc><draw:path draw:style-name="gr2" draw:text-style-name="P5" svg:width="2.9669in" svg:height="0.1161in" svg:x="0.0303in" svg:y="0.0079in" svg:viewBox="0 0 7537 296" svg:d="M3769 296c-1257 0-2513 0-3769 0 0-99 0-197 0-296 2512 0 5025 0 7537 0 0 99 0 197 0 296-1256 0-2512 0-3768 0z"><text:p/></draw:path><draw:path draw:style-name="gr3" draw:text-style-name="P6" svg:width="0.0756in" svg:height="0.0685in" svg:x="0.0004in" svg:y="0.0425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3-50 63-60 0-4-5-4-6-4-3 0-4 2-4 4-14 42-40 51-52 51-15 0-21-12-21-25 0-9 2-18 7-34 4-18 8-36 13-53z"><text:p/></draw:path><draw:path draw:style-name="gr3" draw:text-style-name="P6" svg:width="0.076in" svg:height="0.087in" svg:x="0.1382in" svg:y="0.028in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3" draw:text-style-name="P6" svg:width="0.1039in" svg:height="0.1079in" svg:x="0.2748in" svg:y="0in" svg:viewBox="0 0 265 275" svg:d="M55 231c-15 25-30 31-47 32-5 0-8 0-8 7 0 3 2 5 4 5 11 0 24-1 35-1 12 0 26 1 38 1 2 0 7 0 7-8 0-4-4-4-6-4-9-1-19-4-19-14 0-4 3-8 6-14 10-16 20-33 30-49 32 0 65 0 96 0 2 7 7 60 7 63 0 13-21 14-29 14-4 0-8 0-8 7 0 5 4 5 5 5 16 0 32-1 49-1 9 0 34 1 44 1 2 0 6 0 6-8 0-4-4-4-9-4-24 0-24-3-25-15-8-79-15-159-23-238-1-8-1-10-8-10-6 0-7 3-10 7-45 74-90 149-135 224zM102 175c26-43 51-85 76-127 5 42 8 84 12 127-29 0-58 0-88 0z"><text:p/></draw:path><draw:path draw:style-name="gr3" draw:text-style-name="P6" svg:width="0.1008in" svg:height="0.035in" svg:x="0.4764in" svg:y="0.05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346in" svg:height="0.0827in" svg:x="0.5693in" svg:y="0.0287in" svg:viewBox="0 0 343 211" svg:d="M260 76c16 14 36 24 48 29-13 7-32 17-48 30-82 0-164 0-246 0-6 0-14 0-14 8s8 8 14 8c76 0 152 0 228 0-19 17-38 50-38 56 0 4 5 4 7 4 4 0 6 0 8-3 8-15 19-34 44-56 26-25 52-34 73-40 6-3 6-3 7-4 0-1 0-1 0-3 0-1 0-1 0-2h-1c-1-1-1-1-9-3-51-15-90-51-112-92-4-8-4-8-10-8-2 0-7 0-7 4 0 5 19 39 38 56-76 0-152 0-228 0-6 0-14 0-14 8s8 8 14 8c82 0 164 0 246 0z"><text:p/></draw:path><draw:path draw:style-name="gr3" draw:text-style-name="P6" svg:width="0.0756in" svg:height="0.0685in" svg:x="0.802in" svg:y="0.0425in" svg:viewBox="0 0 193 175" svg:d="M118 54c2-10 11-45 38-45 2 0 11 0 19 4-10 2-18 12-18 21 0 7 4 14 15 14 8 0 21-7 21-23 0-20-24-25-37-25-22 0-36 21-40 30-10-26-31-30-42-30-40 0-62 49-62 59 0 5 3 5 5 5 3 0 4-1 5-5 12-40 39-50 52-50 6 0 21 3 21 25 0 12-7 39-21 92-7 23-20 40-38 40-2 0-11 0-18-6 8-1 17-9 17-19 0-11-9-15-14-15-11 0-21 10-21 23 0 18 19 26 36 26 26 0 40-28 41-30 4 14 19 30 42 30 39 0 61-50 61-60 0-4-3-4-4-4-3 0-4 2-5 4-13 42-39 51-52 51-14 0-21-12-21-25 0-9 2-18 7-34 4-18 8-36 13-53z"><text:p/></draw:path><draw:path draw:style-name="gr3" draw:text-style-name="P6" svg:width="0.076in" svg:height="0.087in" svg:x="0.9394in" svg:y="0.028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28in" svg:height="0.1059in" svg:x="1.0744in" svg:y="0.0051in" svg:viewBox="0 0 262 270" svg:d="M33 35c0 62 0 124 0 186 0 21-3 27-22 28-4 0-11 0-11 7s6 7 13 7c20 0 40 0 60 0 6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8 8 22 12-1 4-1 5-1 10zM218 243c-56-73-112-146-168-220-4-5-4-5-8-10 15 0 31 0 46 0 43 58 87 117 130 175 0 19 0 37 0 55z"><text:p/></draw:path><draw:path draw:style-name="gr3" draw:text-style-name="P6" svg:width="0.0457in" svg:height="0.048in" svg:x="1.1846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2378in" svg:y="0.085in" svg:viewBox="0 0 145 119" svg:d="M120 26c8-16 21-16 25-16 0-3 0-7 0-10-6 0-13 1-20 1s-17-1-25-1c0 3 0 7 0 10 12 0 12 9 12 10s-1 4-2 7c-10 22-21 44-31 68-11-26-23-50-34-74 0-2-1-3-1-6 0-5 9-5 13-5 0-3 0-7 0-10-10 0-20 1-31 1-7 0-18-1-26-1 0 3 0 7 0 10 15 0 19 0 22 9 14 32 29 62 43 94 2 3 3 6 8 6s6-3 7-6c14-29 27-58 40-87z"><text:p/></draw:path><draw:path draw:style-name="gr3" draw:text-style-name="P6" svg:width="0.0457in" svg:height="0.048in" svg:x="1.2992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3551in" svg:y="0.0843in" svg:viewBox="0 0 145 119" svg:d="M124 37c0-23-11-37-40-37-22 0-37 12-44 26 0-8 0-17 0-26-14 1-27 2-40 3 0 4 0 7 0 10 18 0 20 2 20 16 0 23 0 46 0 69 0 12-2 12-20 12 0 2 0 5 0 9 10-1 20-1 31-1 10 0 28 1 31 1 0-4 0-7 0-9-18 0-20 0-20-12 0-17 0-33 0-49 0-28 22-41 41-41 18 0 20 15 20 28 0 21 0 41 0 62 0 12-3 12-20 12 0 2 0 5 0 9 1 0 19-1 31-1 10 0 29 1 31 1 0-4 0-7 0-9-17 0-21 0-21-12 0-21 0-41 0-61z"><text:p/></draw:path><draw:path draw:style-name="gr3" draw:text-style-name="P6" svg:width="0.0843in" svg:height="0.0933in" svg:x="1.4665in" svg:y="0.0189in" svg:viewBox="0 0 215 238" svg:d="M117 9c-4-7-6-9-9-9-6 0-7 3-9 9-32 71-65 143-97 214-2 4-2 6-2 8 0 3 3 7 8 7 2 0 5-1 9-8 30-67 60-136 91-203 30 67 60 136 90 203 3 8 8 8 9 8 4 0 8-4 8-7 0-1 0-2-3-7-32-71-63-144-95-215z"><text:p/></draw:path><draw:path draw:style-name="gr3" draw:text-style-name="P6" svg:width="0.0756in" svg:height="0.0685in" svg:x="1.5972in" svg:y="0.0425in" svg:viewBox="0 0 193 175" svg:d="M118 54c2-10 11-45 38-45 2 0 11 0 20 4-11 2-19 12-19 21 0 7 5 14 15 14 8 0 21-7 21-23 0-20-24-25-37-25-22 0-35 21-39 30-10-26-31-30-42-30-41 0-63 49-63 59 0 5 3 5 5 5 3 0 4-1 5-5 13-40 39-50 52-50 7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3" draw:text-style-name="P6" svg:width="0.076in" svg:height="0.087in" svg:x="1.7346in" svg:y="0.028in" svg:viewBox="0 0 194 222" svg:d="M180 119c7 0 14 0 14-8s-7-8-14-8c-55 0-108 0-163 0 4-51 49-88 103-88 20 0 41 0 60 0 7 0 14 0 14-7 0-8-7-8-14-8-20 0-40 0-61 0-66 0-119 49-119 111s53 111 119 111c21 0 41 0 61 0 7 0 14 0 14-8 0-7-7-7-14-7-19 0-40 0-60 0-54 0-99-37-103-88 55 0 108 0 163 0z"><text:p/></draw:path><draw:path draw:style-name="gr3" draw:text-style-name="P6" svg:width="0.1083in" svg:height="0.1028in" svg:x="1.8724in" svg:y="0.0051in" svg:viewBox="0 0 276 262" svg:d="M45 232c-3 14-4 17-35 17-7 0-10 0-10 8 0 5 3 5 10 5 46 0 92 0 139 0 60 0 106-46 106-83 0-27-22-49-60-54 40-7 81-36 81-72 0-29-25-53-72-53-43 0-87 0-130 0-7 0-11 0-11 8 0 4 3 4 11 4 1 0 7 0 14 0 8 1 11 1 11 7 0 1 0 2-1 7-18 68-35 138-53 206zM103 122c8-32 17-64 25-96 3-13 4-14 21-14 16 0 34 0 50 0 34 0 42 22 42 40 0 33-33 70-80 70-19 0-39 0-58 0zM87 249c-6 0-7 0-9 0-4-1-5-1-5-4 0-1 0-2 2-9 9-35 17-71 26-106 24 0 50 0 74 0 37 0 44 28 44 45 0 37-34 74-80 74-18 0-34 0-52 0z"><text:p/></draw:path><draw:path draw:style-name="gr3" draw:text-style-name="P6" svg:width="0.1008in" svg:height="0.035in" svg:x="2.0819in" svg:y="0.05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346in" svg:height="0.0827in" svg:x="2.1752in" svg:y="0.0287in" svg:viewBox="0 0 343 211" svg:d="M259 76c16 14 36 24 49 29-14 7-33 17-49 30-82 0-164 0-246 0-6 0-13 0-13 8s7 8 13 8c76 0 153 0 229 0-19 17-40 50-40 56 0 4 6 4 8 4 3 0 6 0 8-3 8-15 19-34 44-56 26-25 53-34 72-40 7-3 7-3 8-4 1 0 1-1 1-3 0-1 0-1-1-2h-1c0-1-1-1-8-3-52-15-91-51-113-92-4-8-4-8-10-8-2 0-8 0-8 4 0 5 20 39 40 56-76 0-153 0-229 0-6 0-13 0-13 8s7 8 13 8c82 0 164 0 246 0z"><text:p/></draw:path><draw:path draw:style-name="gr3" draw:text-style-name="P6" svg:width="0.0756in" svg:height="0.0685in" svg:x="2.4075in" svg:y="0.0425in" svg:viewBox="0 0 193 175" svg:d="M118 54c2-10 11-45 38-45 2 0 11 0 20 4-11 2-19 12-19 21 0 7 5 14 15 14 8 0 21-7 21-23 0-20-24-25-37-25-22 0-35 21-39 30-10-26-31-30-42-30-41 0-63 49-63 59 0 5 3 3 5 5 3 0 4-1 5-5 13-40 39-50 52-50 7 0 21 3 21 25 0 12-7 39-21 92-7 23-20 40-37 40-3 0-12 0-19-6 10-1 17-9 17-19 0-11-7-15-14-15-11 0-21 10-21 23 0 18 20 26 36 26 26 0 40-28 41-30 4 14 19 30 42 30 39 0 61-50 61-60 0-4-3-4-4-4-3 0-4 2-5 4-13 42-39 51-51 51-15 0-22-12-22-25 0-9 2-18 7-34 4-18 8-36 13-53z"><text:p/></draw:path><draw:path draw:style-name="gr3" draw:text-style-name="P6" svg:width="0.0756in" svg:height="0.087in" svg:x="2.5453in" svg:y="0.028in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3" draw:text-style-name="P6" svg:width="0.1028in" svg:height="0.1059in" svg:x="2.6799in" svg:y="0.0051in" svg:viewBox="0 0 262 270" svg:d="M34 35c0 62 0 124 0 186 0 21-3 27-23 28-4 0-11 0-11 7s7 7 13 7c20 0 40 0 60 0 7 0 13 0 13-7s-7-7-12-7c-21-1-24-8-24-28 0-58 0-118 0-176 56 73 111 146 167 219 3 4 5 6 9 6 6 0 6-6 6-13 0-72 0-144 0-216 0-21 3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" draw:text-style-name="P6" svg:width="0.0516in" svg:height="0.048in" svg:x="2.7906in" svg:y="0.0839in" svg:viewBox="0 0 132 123" svg:d="M132 63c0-33-29-63-66-63s-66 30-66 63c0 34 30 60 66 60s66-26 66-60zM66 114c-10 0-24-3-34-16-7-11-8-25-8-38 0-12 0-27 10-39 7-8 18-13 32-13 15 0 28 7 33 15 8 11 9 24 9 37 0 14-1 28-9 39-8 10-20 15-33 15z"><text:p/></draw:path><draw:path draw:style-name="gr3" draw:text-style-name="P6" svg:width="0.0567in" svg:height="0.074in" svg:x="2.8551in" svg:y="0.0579in" svg:viewBox="0 0 145 189" svg:d="M84 3c0 4 0 7 0 10 18 0 21 2 21 16 0 18 0 36 0 55-10-10-24-16-39-16-35 0-66 28-66 62 0 33 29 59 63 59 22 0 36-11 40-15 0 5 0 10 0 15 15-1 28-2 42-3 0-2 0-6 0-8-18 0-21-2-21-15 0-55 0-109 0-163-13 1-27 2-40 3zM103 159c-7 12-20 23-38 23-15 0-26-8-32-16-5-9-9-19-9-36 0-7 0-27 11-40 11-12 24-14 32-14 13 0 25 6 33 15 3 5 3 6 3 10 0 19 0 39 0 58z"><text:p/></draw:path><draw:path draw:style-name="gr3" draw:text-style-name="P6" svg:width="0.0567in" svg:height="0.074in" svg:x="2.922in" svg:y="0.0579in" svg:viewBox="0 0 145 189" svg:d="M84 3c0 4 0 7 0 10 18 0 21 2 21 16 0 18 0 36 0 55-10-10-24-16-39-16-35 0-66 28-66 62 0 33 29 59 63 59 23 0 36-11 40-15 0 5 0 10 0 15 15-1 28-2 42-3 0-2 0-6 0-8-18 0-21-2-21-15 0-55 0-109 0-163-13 1-27 2-40 3zM103 159c-7 12-20 23-38 23-15 0-26-8-32-16-4-9-8-19-8-36 0-7 0-27 11-40 10-12 25-14 32-14 12 0 24 6 32 15 3 5 3 6 3 10 0 19 0 39 0 58z"><text:p/></draw:path></draw:g>, לכן נסיק <draw:g text:anchor-type="as-char" svg:y="-0.1118in" draw:z-index="184" draw:name="Shape193" draw:style-name="gr1"><svg:title>TexMaths</svg:title><svg:desc>11§display§\dots = A \cup B§svg§600§FALSE§</svg:desc><draw:path draw:style-name="gr2" draw:text-style-name="P5" svg:width="0.7618in" svg:height="0.0957in" svg:x="0.0004in" svg:y="0.0079in" svg:viewBox="0 0 1936 244" svg:d="M0 0c646 0 1291 0 1936 0 0 82 0 162 0 244-645 0-1290 0-1936 0 0-82 0-162 0-244z"><text:p/></draw:path><draw:path draw:style-name="gr3" draw:text-style-name="P6" svg:width="0.0157in" svg:height="0.0157in" svg:x="0.0055in" svg:y="0.0622in" svg:viewBox="0 0 41 41" svg:d="M41 21c0-11-9-21-20-21s-21 10-21 21 10 20 21 20 20-9 20-20z"><text:p/></draw:path><draw:path draw:style-name="gr3" draw:text-style-name="P6" svg:width="0.0161in" svg:height="0.0157in" svg:x="0.0732in" svg:y="0.0622in" svg:viewBox="0 0 42 41" svg:d="M42 21c0-11-10-21-21-21s-21 10-21 21 10 20 21 20 21-9 21-20z"><text:p/></draw:path><draw:path draw:style-name="gr3" draw:text-style-name="P6" svg:width="0.0161in" svg:height="0.0157in" svg:x="0.1409in" svg:y="0.0622in" svg:viewBox="0 0 42 41" svg:d="M42 21c0-11-10-21-21-21s-21 10-21 21 10 20 21 20 21-9 21-20z"><text:p/></draw:path><draw:path draw:style-name="gr3" draw:text-style-name="P6" svg:width="0.1004in" svg:height="0.035in" svg:x="0.2209in" svg:y="0.053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1039in" svg:height="0.1079in" svg:x="0.3783in" svg:y="0in" svg:viewBox="0 0 265 275" svg:d="M56 230c-15 27-31 31-47 32-6 2-9 2-9 8 0 3 2 5 6 5 9 0 22-2 33-2 13 0 26 2 38 2 2 0 8 0 8-7 0-4-4-6-7-6-9 0-17-3-17-13 0-4 2-9 5-14 10-16 19-32 29-49 32 0 65 0 96 0 2 8 7 60 7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3" draw:text-style-name="P6" svg:width="0.0843in" svg:height="0.0933in" svg:x="0.5287in" svg:y="0.0177in" svg:viewBox="0 0 215 238" svg:d="M215 14c0-6 0-14-8-14s-8 8-8 14c0 47 0 93 0 138 0 59-63 71-92 71-18 0-42-4-62-17-30-19-30-44-30-54 0-45 0-91 0-138 0-6 0-14-7-14-8 0-8 8-8 14 0 47 0 94 0 140 0 59 58 84 107 84 50 0 108-26 108-84 0-46 0-93 0-140z"><text:p/></draw:path><draw:path draw:style-name="gr3" draw:text-style-name="P6" svg:width="0.1083in" svg:height="0.1024in" svg:x="0.6618in" svg:y="0.0051in" svg:viewBox="0 0 276 261" svg:d="M46 232c-4 15-5 17-35 17-7 0-11 0-11 8 0 4 3 4 11 4 46 0 91 0 138 0 61 0 106-45 106-82 0-28-22-50-59-53 39-8 80-37 80-73 0-29-25-53-71-53-43 0-87 0-130 0-8 0-11 0-11 8 0 3 3 3 10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. נוכיח ש־<draw:g text:anchor-type="as-char" svg:y="-0.1118in" draw:z-index="185" draw:name="Shape194" draw:style-name="gr1"><svg:title>TexMaths</svg:title><svg:desc>11§display§A \cup  B = N§svg§600§FALSE§</svg:desc><draw:path draw:style-name="gr2" draw:text-style-name="P5" svg:width="0.7264in" svg:height="0.0957in" svg:x="0.0031in" svg:y="0.0079in" svg:viewBox="0 0 1846 244" svg:d="M0 0c616 0 1230 0 1846 0 0 82 0 162 0 244-616 0-1230 0-1846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4 2 44 2 3 0 7 0 7-8 0-5-3-5-9-5-24 0-24-2-25-13-8-80-16-160-23-240-1-8-1-9-8-9-5 0-8 2-10 7-45 75-89 148-134 223zM102 174c26-42 51-85 76-127 5 42 9 85 13 127-29 0-59 0-89 0z"><text:p/></draw:path><draw:path draw:style-name="gr3" draw:text-style-name="P6" svg:width="0.0839in" svg:height="0.0933in" svg:x="0.1516in" svg:y="0.0177in" svg:viewBox="0 0 214 238" svg:d="M214 14c0-6 0-14-7-14-8 0-8 8-8 14 0 47 0 93 0 138 0 59-63 71-91 71-18 0-42-4-63-17-30-19-30-44-30-54 0-45 0-91 0-138 0-6 0-14-7-14-8 0-8 8-8 14 0 47 0 94 0 140 0 59 59 84 108 84s106-26 106-84c0-46 0-93 0-140z"><text:p/></draw:path><draw:path draw:style-name="gr3" draw:text-style-name="P6" svg:width="0.1083in" svg:height="0.1024in" svg:x="0.285in" svg:y="0.0051in" svg:viewBox="0 0 276 261" svg:d="M45 232c-3 15-4 17-35 17-7 0-10 0-10 8 0 4 3 4 10 4 46 0 92 0 138 0 61 0 107-45 107-82 0-28-23-50-60-53 40-8 81-37 81-73 0-29-26-53-73-53-42 0-86 0-129 0-8 0-11 0-11 8 0 3 3 3 11 3 4 0 7 0 14 1s11 1 11 7c0 1-1 2-2 6-18 69-34 138-52 207zM103 121c8-32 17-64 25-95 3-14 4-15 20-15 17 0 33 0 50 0 34 0 43 23 43 40 0 34-34 70-82 70-18 0-37 0-56 0zM86 249c-6 0-6 0-8 0-4 0-5-1-5-3 0-1 0-2 2-9 9-35 17-72 26-107 24 0 49 0 73 0 37 0 45 28 45 44 0 39-34 75-80 75-18 0-36 0-53 0z"><text:p/></draw:path><draw:path draw:style-name="gr3" draw:text-style-name="P6" svg:width="0.1008in" svg:height="0.035in" svg:x="0.4516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276in" svg:height="0.1024in" svg:x="0.6094in" svg:y="0.0051in" svg:viewBox="0 0 325 261" svg:d="M277 40c4-16 11-28 42-29 2 0 6 0 6-8-2-1 0-3-5-3-12 0-25 1-39 1-13 0-26-1-39-1-2 0-7 0-7 8 0 3 4 3 7 3 22 1 26 9 26 18 0 1-1 6-1 7-14 58-28 114-43 171-28-66-57-133-85-200-4-7-4-7-13-7-17 0-34 0-51 0-8 0-12 0-12 8 0 3 4 3 11 3 2 0 26 0 26 4-18 69-34 137-52 206-3 15-10 27-41 28-3 0-7 1-7 8 0 3 2 4 5 4 13 0 26-1 39-1s26 1 40 1c2 0 6 0 6-7 0-4-3-5-8-5-22 0-25-9-25-16 0-3 1-5 2-9 17-67 34-136 51-203 1 3 1 3 3 8 32 75 65 151 97 226 2 6 3 6 7 6s4-1 6-7c18-72 36-143 54-214z"><text:p/></draw:path></draw:g> באמצעות הכלה דו כיוונית;</text:p>
          <text:list>
            <text:list-item>
              <text:p text:style-name="P56">יהי <draw:g text:anchor-type="as-char" svg:y="-0.1075in" draw:z-index="186" draw:name="Shape195" draw:style-name="gr1"><svg:title>TexMaths</svg:title><svg:desc>11§display§x \in A \cup B§svg§600§FALSE§</svg:desc><draw:path draw:style-name="gr2" draw:text-style-name="P5" svg:width="0.6547in" svg:height="0.0984in" svg:x="0.0039in" svg:y="0.0079in" svg:viewBox="0 0 1664 251" svg:d="M833 251c-279 0-556 0-833 0 0-84 0-167 0-251 554 0 1110 0 1664 0 0 84 0 167 0 251-277 0-554 0-831 0z"><text:p/></draw:path><draw:path draw:style-name="gr3" draw:text-style-name="P6" svg:width="0.0752in" svg:height="0.0681in" svg:x="0.0004in" svg:y="0.0425in" svg:viewBox="0 0 192 174" svg:d="M119 54c2-10 11-45 37-45 2 0 12 0 20 4-11 2-19 12-19 21 0 7 5 14 15 14 8 0 20-7 20-23 0-19-22-25-35-25-23 0-36 21-40 30-10-26-31-30-42-30-41 0-63 50-63 59 0 5 4 5 6 5s3-1 4-5c13-40 38-50 52-50 7 0 21 3 21 25 0 12-7 39-21 93-6 23-20 38-37 38-2 0-11 0-19-4 9-1 18-10 18-20 0-11-9-14-14-14-12 0-22 9-22 23 0 16 20 24 36 24 27 0 40-27 41-29 5 15 19 29 42 29 39 0 61-49 61-58 0-5-3-5-4-5-3 0-4 2-4 5-14 41-40 49-52 49-16 0-21-11-21-24 0-9 2-18 7-34 4-18 8-35 13-53z"><text:p/></draw:path><draw:path draw:style-name="gr3" draw:text-style-name="P6" svg:width="0.0752in" svg:height="0.087in" svg:x="0.1382in" svg:y="0.028in" svg:viewBox="0 0 192 222" svg:d="M179 119c7 0 13 0 13-8s-6-8-13-8c-55 0-109 0-164 0 5-51 50-88 104-88 20 0 40 0 60 0 7 0 13 0 13-7 0-8-6-8-13-8-20 0-40 0-60 0-66 0-119 50-119 111s53 111 119 111c20 0 40 0 60 0 7 0 13 0 13-7 0-8-6-8-13-8-20 0-40 0-60 0-54 0-99-37-104-88 55 0 109 0 164 0z"><text:p/></draw:path><draw:path draw:style-name="gr3" draw:text-style-name="P6" svg:width="0.1039in" svg:height="0.1079in" svg:x="0.2744in" svg:y="0in" svg:viewBox="0 0 265 275" svg:d="M55 231c-15 25-30 31-47 32-5 0-8 0-8 8 0 2 1 4 4 4 11 0 23-1 33-1 14 0 27 1 40 1 2 0 7 0 7-8 0-4-4-4-6-4-9-1-19-4-19-13 0-5 3-9 6-14 10-17 20-33 30-50 31 0 64 0 96 0 1 8 7 61 7 64 0 12-21 13-29 13-5 0-8 0-8 8 0 4 4 4 5 4 15 0 32-1 48-1 9 0 35 1 43 1 3 0 8 0 8-8 0-4-4-4-9-4-24 0-24-2-25-14-8-79-17-160-24-239 0-8 0-10-7-10-6 0-8 3-10 7-45 74-90 149-135 224zM101 174c25-42 52-84 77-126 5 42 8 84 12 126-29 0-59 0-89 0z"><text:p/></draw:path><draw:path draw:style-name="gr3" draw:text-style-name="P6" svg:width="0.0846in" svg:height="0.0937in" svg:x="0.4248in" svg:y="0.0189in" svg:viewBox="0 0 216 239" svg:d="M216 14c0-6 0-14-8-14s-8 8-8 14c0 47 0 93 0 140 0 56-64 69-92 69-18 0-42-4-63-17-30-19-30-43-30-53 0-46 0-92 0-139 0-6 0-14-7-14-8 0-8 8-8 14 0 47 0 94 0 141 0 57 59 84 108 84 50 0 108-28 108-83 0-47 0-94 0-142z"><text:p/></draw:path><draw:path draw:style-name="gr3" draw:text-style-name="P6" svg:width="0.1083in" svg:height="0.1028in" svg:x="0.5583in" svg:y="0.0051in" svg:viewBox="0 0 276 262" svg:d="M45 232c-3 15-4 18-35 18-7 0-10 0-10 8 0 4 3 4 10 4 46 0 92 0 138 0 61 0 107-45 107-84 0-26-23-48-60-53 40-7 81-36 81-72 0-29-25-53-73-53-42 0-86 0-129 0-7 0-11 0-11 8 0 4 3 4 11 4 1 0 7 0 14 0 8 1 11 1 11 7 0 1 0 2-2 7-18 69-34 138-52 206zM103 122c8-32 17-64 25-96 3-13 4-14 20-14 17 0 35 0 51 0 33 0 42 22 42 40 0 33-33 70-80 70-19 0-39 0-58 0zM87 250c-6 0-7 0-9 0-4-1-5-1-5-5 0-1 0-2 2-8 9-36 17-72 26-107 24 0 50 0 74 0 36 0 44 28 44 44 0 38-34 76-80 76-18 0-35 0-52 0z"><text:p/></draw:path></draw:g>, נגרר <draw:g text:anchor-type="as-char" svg:y="-0.1075in" draw:z-index="187" draw:name="Shape196" draw:style-name="gr1"><svg:title>TexMaths</svg:title><svg:desc>11§display§x \in A \lor x \in B§svg§600§FALSE§</svg:desc><draw:path draw:style-name="gr2" draw:text-style-name="P5" svg:width="0.9276in" svg:height="0.0984in" svg:x="0.0039in" svg:y="0.0079in" svg:viewBox="0 0 2357 251" svg:d="M1179 251c-394 0-786 0-1179 0 0-84 0-167 0-251 785 0 1572 0 2357 0 0 84 0 167 0 251-392 0-785 0-1178 0z"><text:p/></draw:path><draw:path draw:style-name="gr3" draw:text-style-name="P6" svg:width="0.0756in" svg:height="0.0681in" svg:x="0.0004in" svg:y="0.0425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6" svg:width="0.0756in" svg:height="0.087in" svg:x="0.1382in" svg:y="0.028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6" svg:width="0.1039in" svg:height="0.1079in" svg:x="0.2748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6" svg:width="0.0843in" svg:height="0.0937in" svg:x="0.4252in" svg:y="0.0189in" svg:viewBox="0 0 215 239" svg:d="M212 15c3-4 3-5 3-7 0-4-4-8-8-8-3 0-6 3-9 9-30 67-60 135-90 202-31-67-61-135-91-202-4-8-6-9-9-9-5 0-8 4-8 8 0 1 0 2 2 6 32 72 65 144 97 216 3 7 6 9 9 9 4 0 5-3 9-9 32-72 63-143 95-215z"><text:p/></draw:path><draw:path draw:style-name="gr3" draw:text-style-name="P6" svg:width="0.0756in" svg:height="0.0681in" svg:x="0.5563in" svg:y="0.0425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6" svg:width="0.0756in" svg:height="0.087in" svg:x="0.6937in" svg:y="0.028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6" svg:width="0.1083in" svg:height="0.1028in" svg:x="0.8311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<text:s/>ולפי עקרון ההפרדה נגרר <draw:g text:anchor-type="as-char" svg:y="-0.1035in" draw:z-index="188" draw:name="Shape197" draw:style-name="gr1"><svg:title>TexMaths</svg:title><svg:desc>11§display§x \in N \lor x \in N§svg§600§FALSE§</svg:desc><draw:path draw:style-name="gr2" draw:text-style-name="P5" svg:width="0.9709in" svg:height="0.0933in" svg:x="0.0039in" svg:y="0.0071in" svg:viewBox="0 0 2467 238" svg:d="M1235 238c-413 0-824 0-1235 0 0-79 0-159 0-238 822 0 1645 0 2467 0 0 79 0 159 0 238-411 0-822 0-1232 0z"><text:p/></draw:path><draw:path draw:style-name="gr3" draw:text-style-name="P6" svg:width="0.0752in" svg:height="0.0677in" svg:x="0.0004in" svg:y="0.0366in" svg:viewBox="0 0 192 173" svg:d="M119 54c2-10 11-46 37-46 2 0 12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6" svg:width="0.1276in" svg:height="0.1028in" svg:x="0.2748in" svg:y="0.0004in" svg:viewBox="0 0 325 262" svg:d="M277 41c3-16 11-28 42-29 2 0 6 0 6-8-2-1 0-4-5-4-12 0-26 1-39 1s-26-1-39-1c-2 0-7 0-7 8 0 4 4 4 7 4 22 0 26 9 26 18 0 1-1 6-1 7-14 57-30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6-142 54-213z"><text:p/></draw:path><draw:path draw:style-name="gr3" draw:text-style-name="P6" svg:width="0.0846in" svg:height="0.0929in" svg:x="0.4496in" svg:y="0.0134in" svg:viewBox="0 0 216 237" svg:d="M212 15c2-5 4-5 4-7 0-5-5-8-8-8-5 0-7 2-10 9-30 67-61 135-90 202-31-67-61-135-92-203-2-7-5-8-8-8-5 0-8 3-8 8 0 1 0 1 2 6 32 72 65 144 97 215 3 7 5 8 9 8s6-2 9-8c31-71 63-142 95-214z"><text:p/></draw:path><draw:path draw:style-name="gr3" draw:text-style-name="P6" svg:width="0.0752in" svg:height="0.0677in" svg:x="0.5807in" svg:y="0.0366in" svg:viewBox="0 0 192 173" svg:d="M119 54c2-10 11-46 37-46 2 0 11 0 20 5-11 2-19 12-19 21 0 7 5 13 15 13 8 0 20-6 20-22 0-20-22-25-35-25-23 0-36 20-40 29-10-26-31-29-42-29-41 0-63 49-63 59 0 4 3 2 4 4 4 0 5 0 6-5 13-40 38-50 52-50 7 0 21 4 21 26 0 12-7 37-21 91-7 24-20 40-37 40-2 0-11 0-19-6 9-1 18-9 18-20 0-9-9-13-14-13-12 0-22 10-22 22 0 18 20 25 36 25 27 0 40-26 41-28 4 13 19 28 42 28 39 0 61-49 61-58 0-4-3-4-4-4-3 0-4 2-4 4-14 40-40 50-52 50-16 0-21-11-21-24 0-9 2-18 7-35 4-17 8-35 13-52z"><text:p/></draw:path><draw:path draw:style-name="gr3" draw:text-style-name="P6" svg:width="0.0752in" svg:height="0.0874in" svg:x="0.7181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6" svg:width="0.1276in" svg:height="0.1028in" svg:x="0.8551in" svg:y="0.0004in" svg:viewBox="0 0 325 262" svg:d="M277 41c3-16 11-28 42-29 2 0 6 0 6-8-2-1 0-4-5-4-12 0-26 1-39 1s-27-1-39-1c-2 0-7 0-7 8 0 4 4 4 7 4 22 0 26 9 26 18 0 1-1 6-1 7-14 57-30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6-142 54-213z"><text:p/></draw:path></draw:g><text:s/>כלומר <draw:g text:anchor-type="as-char" svg:y="-0.1035in" draw:z-index="189" draw:name="Shape198" draw:style-name="gr1"><svg:title>TexMaths</svg:title><svg:desc>11§display§x \in N§svg§600§FALSE§</svg:desc><draw:path draw:style-name="gr2" draw:text-style-name="P5" svg:width="0.3909in" svg:height="0.0933in" svg:x="0.0039in" svg:y="0.0071in" svg:viewBox="0 0 994 238" svg:d="M498 238c-167 0-332 0-498 0 0-79 0-159 0-238 331 0 663 0 994 0 0 79 0 159 0 238-165 0-331 0-496 0z"><text:p/></draw:path><draw:path draw:style-name="gr3" draw:text-style-name="P6" svg:width="0.0756in" svg:height="0.0677in" svg:x="0.0004in" svg:y="0.0366in" svg:viewBox="0 0 193 173" svg:d="M119 54c2-10 11-46 37-46 3 0 12 0 20 5-11 2-19 12-19 21 0 7 5 13 15 13 9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40 0 62-49 62-58 0-4-4-4-5-4-3 0-4 2-4 4-13 40-40 50-52 50-15 0-21-11-21-24 0-9 2-18 7-35 4-17 8-35 13-52z"><text:p/></draw:path><draw:path draw:style-name="gr3" draw:text-style-name="P6" svg:width="0.0756in" svg:height="0.0874in" svg:x="0.1382in" svg:y="0.0217in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3" draw:text-style-name="P6" svg:width="0.128in" svg:height="0.1028in" svg:x="0.2748in" svg:y="0.0004in" svg:viewBox="0 0 326 262" svg:d="M277 41c4-16 11-28 42-29 2 0 7 0 7-8-2-1 0-4-6-4-12 0-26 1-38 1-13 0-28-1-40-1-2 0-6 0-6 8 0 4 3 4 6 4 22 0 27 9 27 18 0 1-2 6-2 7-15 57-29 115-44 171-28-66-56-133-84-200-4-7-4-8-12-8-18 0-36 0-53 0-8 0-11 0-11 8 0 4 3 4 11 4 2 0 26 0 26 3-17 70-34 139-52 207-4 15-11 27-41 28-3 0-7 0-7 8 0 2 2 4 6 4 12 0 25-1 38-1s26 1 40 1c2 0 6 0 6-7 0-5-3-5-7-5-22-1-26-10-26-17 0-2 0-5 1-9 18-67 34-135 52-202 1 2 1 3 3 8 32 74 64 150 96 225 3 6 5 7 8 7 4 0 4-1 6-8 18-72 36-142 54-213z"><text:p/></draw:path></draw:g><text:s/>כדרוש. </text:p>
            </text:list-item>
            <text:list-item>
              <text:p text:style-name="P56">יהי <draw:g text:anchor-type="as-char" svg:y="-0.1035in" draw:z-index="190" draw:name="Shape199" draw:style-name="gr1"><svg:title>TexMaths</svg:title><svg:desc>11§display§x \in N§svg§600§FALSE§</svg:desc><draw:path draw:style-name="gr2" draw:text-style-name="P5" svg:width="0.3909in" svg:height="0.0933in" svg:x="0.0039in" svg:y="0.0071in" svg:viewBox="0 0 994 238" svg:d="M498 238c-167 0-332 0-498 0 0-79 0-159 0-238 331 0 663 0 994 0 0 79 0 159 0 238-165 0-331 0-496 0z"><text:p/></draw:path><draw:path draw:style-name="gr3" draw:text-style-name="P6" svg:width="0.0756in" svg:height="0.0677in" svg:x="0.0004in" svg:y="0.0366in" svg:viewBox="0 0 193 173" svg:d="M119 54c2-10 11-46 37-46 3 0 12 0 20 5-11 2-19 12-19 21 0 7 5 13 15 13 9 0 21-6 21-22 0-20-22-25-36-25-23 0-36 20-40 29-10-26-31-29-42-29-41 0-63 49-63 59 0 4 5 4 6 4 2 0 3 0 4-5 13-40 39-50 52-50 7 0 21 4 21 26 0 12-7 37-21 91-6 24-20 40-37 40-2 0-11 0-19-6 10-1 18-9 18-20 0-9-8-13-14-13-12 0-22 10-22 22 0 18 20 25 36 25 27 0 40-26 41-28 6 13 19 28 42 28 40 0 62-49 62-58 0-4-4-4-5-4-3 0-4 2-4 4-13 40-40 50-52 50-15 0-21-11-21-24 0-9 2-18 7-35 4-17 8-35 13-52z"><text:p/></draw:path><draw:path draw:style-name="gr3" draw:text-style-name="P6" svg:width="0.0756in" svg:height="0.0874in" svg:x="0.1382in" svg:y="0.0217in" svg:viewBox="0 0 193 223" svg:d="M179 120c7 0 14 0 14-8s-7-8-14-8c-55 0-109 0-164 0 5-51 50-89 104-89 20 0 41 0 60 0 7 0 14 0 14-7 0-8-7-8-14-8-19 0-40 0-60 0-67 0-119 51-119 112 0 60 52 111 119 111 20 0 41 0 60 0 7 0 14 0 14-8 0-7-7-7-14-7-19 0-40 0-60 0-54 0-99-38-104-88 55 0 109 0 164 0z"><text:p/></draw:path><draw:path draw:style-name="gr3" draw:text-style-name="P6" svg:width="0.128in" svg:height="0.1028in" svg:x="0.2748in" svg:y="0.0004in" svg:viewBox="0 0 326 262" svg:d="M277 41c4-16 11-28 42-29 2 0 7 0 7-8-2-1 0-4-6-4-12 0-26 1-38 1-13 0-28-1-40-1-2 0-6 0-6 8 0 4 3 4 6 4 22 0 27 9 27 18 0 1-2 6-2 7-15 57-29 115-44 171-28-66-56-133-84-200-4-7-4-8-12-8-18 0-36 0-53 0-8 0-11 0-11 8 0 4 3 4 11 4 2 0 26 0 26 3-17 70-34 139-52 207-4 15-11 27-41 28-3 0-7 0-7 8 0 2 2 4 6 4 12 0 25-1 38-1s26 1 40 1c2 0 6 0 6-7 0-5-3-5-7-5-22-1-26-10-26-17 0-2 0-5 1-9 18-67 34-135 52-202 1 2 1 3 3 8 32 74 64 150 96 225 3 6 5 7 8 7 4 0 4-1 6-8 18-72 36-142 54-213z"><text:p/></draw:path></draw:g>, נגרר <draw:g text:anchor-type="as-char" svg:y="-0.1043in" draw:z-index="191" draw:name="Shape200" draw:style-name="gr1"><svg:title>TexMaths</svg:title><svg:desc>11§display§x \in \Nodd \lor x \in \Neven§svg§600§FALSE§</svg:desc><draw:path draw:style-name="gr2" draw:text-style-name="P5" svg:width="1.3559in" svg:height="0.1114in" svg:x="0.0039in" svg:y="0.0071in" svg:viewBox="0 0 3445 284" svg:d="M1723 284c-575 0-1149 0-1723 0 0-94 0-189 0-284 1148 0 2297 0 3445 0 0 95 0 190 0 284-574 0-1148 0-1722 0z"><text:p/></draw:path><draw:path draw:style-name="gr3" draw:text-style-name="P6" svg:width="0.0752in" svg:height="0.0685in" svg:x="0.0004in" svg:y="0.0362in" svg:viewBox="0 0 192 175" svg:d="M119 54c2-10 11-45 37-45 2 0 12 0 20 4-11 2-19 12-19 21 0 7 5 15 15 15 8 0 20-8 20-24 0-19-21-25-35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3" draw:text-style-name="P6" svg:width="0.0752in" svg:height="0.0874in" svg:x="0.1382in" svg:y="0.0217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1028in" svg:height="0.1063in" svg:x="0.2728in" svg:y="0in" svg:viewBox="0 0 262 271" svg:d="M34 35c0 62 0 125 0 187 0 21-3 27-23 28-4 0-11 0-11 7 0 6 7 6 13 6 20 0 41 0 61 0 6 0 12 0 12-6 0-7-6-7-11-7-22-1-26-9-26-28 0-59 0-118 0-177 57 73 112 147 168 220 3 4 5 6 8 6 7 0 7-6 7-13 0-73 0-144 0-217 0-21 3-27 21-28 2 0 9 0 9-6 0-7-6-7-13-7-19 0-38 0-57 0-6 0-13 0-13 7 0 6 7 6 11 6 22 1 26 9 26 29 0 40 0 80 0 121-39-53-79-105-117-157-4-6-6-6-14-6-22 0-45 0-67 0-7 0-14 0-14 7 0 6 7 6 9 6 10 1 18 8 21 12 0 4 0 5 0 10zM218 244c-56-73-112-147-169-221-3-4-3-5-7-10 15 0 31 0 46 0 43 59 87 117 130 176 0 18 0 37 0 55z"><text:p/></draw:path><draw:path draw:style-name="gr3" draw:text-style-name="P6" svg:width="0.0516in" svg:height="0.048in" svg:x="0.3835in" svg:y="0.078in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3" draw:text-style-name="P6" svg:width="0.0567in" svg:height="0.0744in" svg:x="0.4476in" svg:y="0.0528in" svg:viewBox="0 0 145 190" svg:d="M84 3c0 4 0 7 0 10 18 0 20 2 20 16 0 18 0 36 0 55-9-10-23-16-38-16-35 0-66 28-66 62 0 33 29 60 63 60 22 0 36-13 40-16 0 5 0 10 0 16 15-1 28-3 42-4 0-2 0-5 0-9-19 0-21-1-21-14 0-55 0-109 0-163-13 1-27 2-40 3zM103 160c-7 12-21 22-38 22-16 0-27-8-32-16-6-8-9-18-9-36 0-7 0-26 11-40 11-12 24-14 32-14 13 0 25 7 33 15 3 5 3 6 3 10 0 19 0 39 0 59z"><text:p/></draw:path><draw:path draw:style-name="gr3" draw:text-style-name="P6" svg:width="0.0567in" svg:height="0.0744in" svg:x="0.515in" svg:y="0.0528in" svg:viewBox="0 0 145 190" svg:d="M84 3c0 4 0 7 0 10 18 0 21 2 21 16 0 18 0 36 0 55-10-10-24-16-39-16-35 0-66 28-66 62 0 33 29 60 63 60 23 0 36-13 40-16 0 5 0 10 0 16 15-1 28-3 42-4 0-2 0-5 0-9-18 0-21-1-21-14 0-55 0-109 0-163-13 1-27 2-40 3zM103 160c-7 12-20 22-38 22-15 0-27-8-32-16-4-8-8-18-8-36 0-7 0-26 11-40 10-12 25-14 32-14 12 0 24 7 32 15 3 5 3 6 3 10 0 19 0 39 0 59z"><text:p/></draw:path><draw:path draw:style-name="gr3" draw:text-style-name="P6" svg:width="0.0839in" svg:height="0.0933in" svg:x="0.6272in" svg:y="0.0134in" svg:viewBox="0 0 214 238" svg:d="M212 15c2-5 2-6 2-7 0-5-3-8-7-8s-6 2-9 8c-30 67-61 135-90 203-31-68-61-136-91-203-4-8-7-8-9-8-5 0-8 3-8 8 1 2 0 1 2 5 32 72 65 145 97 216 2 7 4 9 9 9 4 0 5-3 7-9 32-70 65-142 97-214z"><text:p/></draw:path><draw:path draw:style-name="gr3" draw:text-style-name="P6" svg:width="0.0752in" svg:height="0.0685in" svg:x="0.7579in" svg:y="0.0362in" svg:viewBox="0 0 192 175" svg:d="M118 54c2-10 11-45 38-45 2 0 11 0 20 4-11 2-19 12-19 21 0 7 5 15 15 15 8 0 20-8 20-24 0-19-23-25-36-25-22 0-35 21-39 30-10-26-31-30-42-30-41 0-63 50-63 60 0 4 3 2 5 4 3 0 4-1 5-4 13-41 39-51 52-51 7 0 21 3 21 25 0 12-7 39-21 93-7 23-20 39-37 39-3 0-12 0-19-5 10-1 17-10 17-20 0-11-8-14-14-14-11 0-21 10-21 23 0 18 20 25 36 25 26 0 40-27 41-29 4 14 19 29 42 29 39 0 61-49 61-59 0-5-3-5-4-5-3 0-4 3-5 5-13 42-39 50-51 50-15 0-22-12-22-25 0-9 2-16 7-34 4-18 8-35 13-53z"><text:p/></draw:path><draw:path draw:style-name="gr3" draw:text-style-name="P6" svg:width="0.076in" svg:height="0.0874in" svg:x="0.8953in" svg:y="0.0217in" svg:viewBox="0 0 194 223" svg:d="M180 119c7 0 14 0 14-8 0-7-7-7-14-7-55 0-108 0-163 0 4-51 48-89 103-89 20 0 41 0 60 0 7 0 14 0 14-7 0-8-7-8-14-8-21 0-40 0-61 0-66 0-119 50-119 111 0 62 53 112 119 112 21 0 40 0 61 0 7 0 14 0 14-8s-7-8-14-8c-19 0-40 0-60 0-55 0-99-36-103-88 55 0 108 0 163 0z"><text:p/></draw:path><draw:path draw:style-name="gr3" draw:text-style-name="P6" svg:width="0.1028in" svg:height="0.1063in" svg:x="1.0303in" svg:y="0in" svg:viewBox="0 0 262 271" svg:d="M33 35c0 62 0 125 0 187 0 21-2 27-22 28-4 0-11 0-11 7 0 6 7 6 13 6 20 0 40 0 60 0 7 0 13 0 13-6 0-7-7-7-12-7-21-1-25-9-25-28 0-59 0-118 0-177 57 73 112 147 168 220 3 4 5 6 7 6 7 0 7-6 7-13 0-73 0-144 0-217 0-21 3-27 22-28 2 0 9 0 9-6 0-7-7-7-13-7-19 0-38 0-57 0-6 0-13 0-13 7 0 6 7 6 11 6 22 1 26 9 26 29 0 40 0 80 0 121-40-53-78-105-118-157-3-6-5-6-13-6-22 0-45 0-67 0-8 0-14 0-14 7 0 6 6 6 8 6 11 1 19 8 22 12-1 4-1 5-1 10zM218 244c-56-73-112-147-169-221-3-4-3-5-7-10 15 0 31 0 46 0 43 59 87 117 130 176 0 18 0 37 0 55z"><text:p/></draw:path><draw:path draw:style-name="gr3" draw:text-style-name="P6" svg:width="0.0457in" svg:height="0.048in" svg:x="1.1402in" svg:y="0.078in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3" draw:text-style-name="P6" svg:width="0.0567in" svg:height="0.0465in" svg:x="1.1937in" svg:y="0.0807in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4-30 27-59 40-88z"><text:p/></draw:path><draw:path draw:style-name="gr3" draw:text-style-name="P6" svg:width="0.0457in" svg:height="0.048in" svg:x="1.2551in" svg:y="0.078in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3" draw:text-style-name="P6" svg:width="0.0567in" svg:height="0.0465in" svg:x="1.311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, בה"כ <draw:g text:anchor-type="as-char" svg:y="-0.1043in" draw:z-index="192" draw:name="Shape201" draw:style-name="gr1"><svg:title>TexMaths</svg:title><svg:desc>11§display§x \in \Neven§svg§600§FALSE§</svg:desc><draw:path draw:style-name="gr2" draw:text-style-name="P5" svg:width="0.5984in" svg:height="0.1114in" svg:x="0.0039in" svg:y="0.0071in" svg:viewBox="0 0 1521 284" svg:d="M760 284c-254 0-507 0-760 0 0-94 0-189 0-284 507 0 1013 0 1521 0 0 95 0 190 0 284-254 0-508 0-761 0z"><text:p/></draw:path><draw:path draw:style-name="gr3" draw:text-style-name="P6" svg:width="0.0756in" svg:height="0.0685in" svg:x="0.0004in" svg:y="0.0362in" svg:viewBox="0 0 193 175" svg:d="M119 54c2-10 11-45 37-45 2 0 11 0 20 4-11 2-19 12-19 21 0 7 5 15 15 15 8 0 21-8 21-24 0-19-22-25-36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3" draw:text-style-name="P6" svg:width="0.0756in" svg:height="0.0874in" svg:x="0.1382in" svg:y="0.0217in" svg:viewBox="0 0 193 223" svg:d="M179 119c7 0 14 0 14-8 0-7-7-7-14-7-55 0-109 0-164 0 5-51 50-89 104-89 20 0 41 0 60 0 7 0 14 0 14-7 0-8-7-8-14-8-19 0-40 0-60 0-67 0-119 50-119 111 0 62 52 112 119 112 20 0 41 0 60 0 7 0 14 0 14-8s-7-8-14-8c-19 0-40 0-60 0-54 0-99-36-104-88 55 0 109 0 164 0z"><text:p/></draw:path><draw:path draw:style-name="gr3" draw:text-style-name="P6" svg:width="0.1028in" svg:height="0.1063in" svg:x="0.2728in" svg:y="0in" svg:viewBox="0 0 262 271" svg:d="M34 35c0 62 0 125 0 187 0 21-3 27-23 28-4 0-11 0-11 7 0 6 7 6 13 6 20 0 40 0 60 0 7 0 13 0 13-6 0-7-7-7-12-7-21-1-24-9-24-28 0-59 0-118 0-177 56 73 111 147 167 220 3 4 5 6 7 6 7 0 7-6 7-13 0-73 0-144 0-217 0-21 4-27 22-28 2 0 9 0 9-6 0-7-6-7-13-7-19 0-38 0-56 0-7 0-14 0-14 7 0 6 7 6 11 6 22 1 26 9 26 29 0 40 0 80 0 121-39-53-78-105-117-157-4-6-5-6-14-6-22 0-45 0-67 0-7 0-14 0-14 7 0 6 7 6 9 6 10 1 18 8 21 12 0 4 0 5 0 10zM218 244c-56-73-112-147-168-221-4-4-4-5-8-10 15 0 31 0 46 0 43 59 87 117 130 176 0 18 0 37 0 55z"><text:p/></draw:path><draw:path draw:style-name="gr3" draw:text-style-name="P6" svg:width="0.0453in" svg:height="0.048in" svg:x="0.3831in" svg:y="0.078in" svg:viewBox="0 0 116 123" svg:d="M108 60c5 0 8 0 8-7 0-23-14-53-54-53-36 0-62 29-62 62 0 34 30 61 66 61s50-29 50-35c0-1 0-3-5-3-3 0-4 1-5 3-8 22-29 27-39 27-12 0-24-6-33-16-10-13-10-30-10-39 28 0 56 0 84 0zM24 52c4-38 28-44 38-44 34 0 35 37 35 44-24 0-49 0-73 0z"><text:p/></draw:path><draw:path draw:style-name="gr3" draw:text-style-name="P6" svg:width="0.0567in" svg:height="0.0465in" svg:x="0.4358in" svg:y="0.0807in" svg:viewBox="0 0 145 119" svg:d="M120 26c8-16 22-16 25-16 0-3 0-7 0-10-6 0-13 1-20 1s-17 0-25-1c0 3 0 7 0 10 12 0 12 9 12 10s-1 4-2 8c-10 22-21 44-31 67-11-26-22-50-33-74-1-2-2-3-2-6 0-5 9-5 14-5 0-3 0-7 0-10-1 0-19 1-30 1-9 0-19 0-28-1 0 3 0 7 0 10 15 0 19 0 23 9 14 32 28 63 42 95 2 3 3 5 8 5s6-2 7-5c14-30 27-59 40-88z"><text:p/></draw:path><draw:path draw:style-name="gr3" draw:text-style-name="P6" svg:width="0.0457in" svg:height="0.048in" svg:x="0.4972in" svg:y="0.078in" svg:viewBox="0 0 117 123" svg:d="M109 60c5 0 8 0 8-7 0-23-14-53-54-53-35 0-63 29-63 62 0 34 31 61 66 61 37 0 51-29 51-35 0-1-1-3-5-3-3 0-4 1-5 3-8 22-29 27-39 27-12 0-24-6-33-16-10-13-10-30-10-39 28 0 56 0 84 0zM25 52c4-38 28-44 38-44 33 0 34 37 35 44-24 0-48 0-73 0z"><text:p/></draw:path><draw:path draw:style-name="gr3" draw:text-style-name="P6" svg:width="0.0567in" svg:height="0.0465in" svg:x="0.5531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0 12 0 2 0 6 0 9 1 0 19-1 31-1 10 0 29 1 31 1 0-3 0-7 0-9-17 0-21 0-21-12 0-21 0-41 0-61z"><text:p/></draw:path></draw:g>. נניח בשלילה <draw:g text:anchor-type="as-char" svg:y="-0.1102in" draw:z-index="193" draw:name="Shape202" draw:style-name="gr1"><svg:title>TexMaths</svg:title><svg:desc>11§display§x \not\in A§svg§600§FALSE§</svg:desc><draw:path draw:style-name="gr2" draw:text-style-name="P5" svg:width="0.3657in" svg:height="0.1256in" svg:x="0.0039in" svg:y="0.0079in" svg:viewBox="0 0 930 320" svg:d="M465 320c-155 0-310 0-465 0 0-107 0-213 0-320 310 0 620 0 930 0 0 107 0 213 0 320-155 0-310 0-465 0z"><text:p/></draw:path><draw:path draw:style-name="gr3" draw:text-style-name="P6" svg:width="0.0752in" svg:height="0.0685in" svg:x="0.0004in" svg:y="0.0429in" svg:viewBox="0 0 192 175" svg:d="M118 54c3-10 12-45 38-45 2 0 11 0 20 4-11 2-19 12-19 21 0 7 5 15 14 15s21-8 21-24c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5 3-5 5-13 42-39 51-51 51-16 0-21-13-21-26 0-9 2-16 5-34 5-18 9-35 14-53z"><text:p/></draw:path><draw:path draw:style-name="gr3" draw:text-style-name="P6" svg:width="0.0752in" svg:height="0.1413in" svg:x="0.1465in" svg:y="0in" svg:viewBox="0 0 192 360" svg:d="M189 15c3-5 3-6 3-7 0-2-2-8-7-8s-6 2-9 8c-57 112-116 224-173 336-3 6-3 7-3 8 0 3 3 8 8 8 4 0 5-3 8-8 58-113 116-224 173-337z"><text:p/></draw:path><draw:path draw:style-name="gr3" draw:text-style-name="P6" svg:width="0.0756in" svg:height="0.0874in" svg:x="0.1378in" svg:y="0.028in" svg:viewBox="0 0 193 223" svg:d="M180 120c7 0 13 0 13-7 0-9-6-9-13-9-55 0-109 0-164 0 5-51 49-89 104-89 20 0 40 0 60 0 7 0 13 0 13-7 0-8-6-8-13-8-21 0-40 0-61 0-66 0-119 50-119 113 0 61 53 110 119 110 21 0 40 0 61 0 7 0 13 0 13-8s-6-8-13-8c-20 0-40 0-60 0-55 0-99-36-104-87 55 0 109 0 164 0z"><text:p/></draw:path><draw:path draw:style-name="gr3" draw:text-style-name="P6" svg:width="0.1039in" svg:height="0.1083in" svg:x="0.2736in" svg:y="0in" svg:viewBox="0 0 265 276" svg:d="M56 232c-15 25-31 31-48 32-5 1-8 1-8 7 0 3 2 5 5 5 10 0 22-1 33-1 13 0 27 1 39 1 2 0 8 0 8-8 0-3-5-4-7-4-9 0-19-4-19-14 0-4 4-8 6-14 10-16 20-33 30-48 31 0 64 0 96 0 1 7 7 59 7 64 0 11-21 12-29 12-4 0-9 0-9 7 0 5 5 5 6 5 15 0 32-1 48-1 10 0 34 1 43 1 4 0 8 0 8-8 0-4-4-4-9-4-24 0-24-3-25-14-9-79-17-160-24-240 0-8 0-10-7-10s-8 3-10 7c-45 75-89 150-134 225zM102 175c26-43 51-85 76-126 3 41 8 83 12 126-30 0-58 0-88 0z"><text:p/></draw:path></draw:g>, נסיק <draw:g text:anchor-type="as-char" svg:y="-0.1102in" draw:z-index="194" draw:name="Shape203" draw:style-name="gr1"><svg:title>TexMaths</svg:title><svg:desc>11§display§x \not\in N \land x \not\in \Neven§svg§600§FALSE§</svg:desc><draw:path draw:style-name="gr2" draw:text-style-name="P5" svg:width="1.1795in" svg:height="0.1256in" svg:x="0.0039in" svg:y="0.0079in" svg:viewBox="0 0 2997 320" svg:d="M1499 320c-500 0-1000 0-1499 0 0-107 0-213 0-320 999 0 1998 0 2997 0 0 107 0 213 0 320-500 0-999 0-1498 0z"><text:p/></draw:path><draw:path draw:style-name="gr3" draw:text-style-name="P6" svg:width="0.0756in" svg:height="0.0685in" svg:x="0.0004in" svg:y="0.0429in" svg:viewBox="0 0 193 175" svg:d="M119 54c2-10 11-45 37-45 2 0 12 0 20 4-11 2-19 12-19 21 0 7 5 15 15 15 8 0 21-8 21-24 0-19-22-25-36-25-23 0-36 21-40 30-10-26-31-30-42-30-41 0-63 50-63 60 0 4 5 4 6 4 2 0 3-1 4-4 13-41 39-51 52-51 7 0 21 3 21 25 0 12-7 39-21 93-6 24-20 40-37 40-2 0-11 0-19-5 10-2 18-10 18-21s-8-13-14-13c-12 0-22 10-22 22 0 18 20 25 36 25 27 0 40-27 41-29 6 14 19 29 42 29 39 0 63-49 63-59 0-5-5-5-6-5-3 0-4 3-4 5-14 42-40 51-52 51-15 0-21-13-21-26 0-9 2-16 7-34 4-18 8-35 13-53z"><text:p/></draw:path><draw:path draw:style-name="gr3" draw:text-style-name="P6" svg:width="0.0756in" svg:height="0.1413in" svg:x="0.1469in" svg:y="0in" svg:viewBox="0 0 193 360" svg:d="M189 15c4-5 4-6 4-7 0-2-3-8-8-8s-6 2-9 8c-58 112-115 224-174 336-2 6-2 7-2 8 0 3 2 8 8 8 4 0 5-3 7-8 59-113 116-224 174-337z"><text:p/></draw:path><draw:path draw:style-name="gr3" draw:text-style-name="P6" svg:width="0.076in" svg:height="0.0874in" svg:x="0.1382in" svg:y="0.028in" svg:viewBox="0 0 194 223" svg:d="M179 120c7 0 15 0 15-7 0-9-8-9-15-9-55 0-109 0-164 0 5-51 50-89 104-89 20 0 41 0 60 0 7 0 15 0 15-7 0-8-8-8-15-8-19 0-40 0-60 0-66 0-119 50-119 113 0 61 53 110 119 110 20 0 41 0 60 0 7 0 15 0 15-8s-8-8-15-8c-19 0-40 0-60 0-54 0-99-36-104-87 55 0 109 0 164 0z"><text:p/></draw:path><draw:path draw:style-name="gr3" draw:text-style-name="P6" svg:width="0.128in" svg:height="0.1031in" svg:x="0.2752in" svg:y="0.0051in" svg:viewBox="0 0 326 263" svg:d="M277 41c5-16 11-28 42-29 2 0 7-1 7-8 0-1 0-4-5-4-13 0-26 1-39 1-14 0-27-1-40-1-2 0-7 0-7 8 0 4 4 4 7 4 22 0 26 8 26 17 0 1-1 6-1 7-14 58-28 115-43 171-28-66-57-133-85-200-4-7-4-7-12-7-18 0-35 0-52 0-8 0-11 0-11 8 0 4 3 4 10 4 2 0 26 0 26 3-17 69-34 138-52 207-3 15-9 27-41 28-3 0-7 2-7 8 0 3 2 5 6 5 12 0 25-2 38-2s28 2 40 2c2 0 6 0 6-8 0-3-3-5-7-5-22 0-26-8-26-16 0-3 1-5 2-9 17-67 35-136 51-203 1 2 1 3 3 7 32 75 65 151 97 226 2 6 3 8 7 8s4-2 6-8c18-71 37-142 54-214z"><text:p/></draw:path><draw:path draw:style-name="gr3" draw:text-style-name="P6" svg:width="0.0843in" svg:height="0.0933in" svg:x="0.4504in" svg:y="0.0193in" svg:viewBox="0 0 215 238" svg:d="M116 8c-3-7-6-8-9-8-5 0-6 2-8 8-32 71-65 143-97 215-2 4-2 5-2 8 0 4 3 7 8 7 2 0 5-1 9-9 29-67 60-135 90-203 31 68 60 136 91 203 3 9 8 9 9 9 4 0 8-3 8-7 0-2 0-3-3-7-32-72-65-145-96-216z"><text:p/></draw:path><draw:path draw:style-name="gr3" draw:text-style-name="P6" svg:width="0.0756in" svg:height="0.0685in" svg:x="0.5815in" svg:y="0.0429in" svg:viewBox="0 0 193 175" svg:d="M118 54c2-10 11-45 38-45 2 0 11 0 19 4-11 2-19 12-19 21 0 7 5 15 16 15 8 0 21-8 21-24 0-19-24-25-37-25-22 0-36 21-40 30-10-26-31-30-42-30-40 0-62 50-62 60 0 4 3 4 5 4 3 0 4-1 4-4 13-41 40-51 53-51 6 0 21 3 21 25 0 12-7 39-21 93-7 24-20 40-38 40-2 0-11 0-18-5 8-2 17-10 17-21s-9-13-14-13c-11 0-21 10-21 22 0 18 19 25 36 25 26 0 40-27 41-29 4 14 19 29 42 29 39 0 61-49 61-59 0-5-3-5-4-5-3 0-4 3-5 5-13 42-39 51-52 51-14 0-21-13-21-26 0-9 2-16 7-34 4-18 8-35 13-53z"><text:p/></draw:path><draw:path draw:style-name="gr3" draw:text-style-name="P6" svg:width="0.0756in" svg:height="0.1413in" svg:x="0.7272in" svg:y="0in" svg:viewBox="0 0 193 360" svg:d="M189 15c4-5 4-6 4-7 0-2-3-8-8-8s-6 2-9 8c-57 112-115 224-173 336-3 6-3 7-3 8 0 3 2 8 8 8 4 0 5-3 9-8 57-113 115-224 172-337z"><text:p/></draw:path><draw:path draw:style-name="gr3" draw:text-style-name="P6" svg:width="0.076in" svg:height="0.0874in" svg:x="0.7185in" svg:y="0.028in" svg:viewBox="0 0 194 223" svg:d="M180 120c7 0 14 0 14-7 0-9-7-9-14-9-55 0-108 0-163 0 4-51 48-89 103-89 20 0 41 0 60 0 7 0 14 0 14-7 0-8-7-8-14-8-20 0-40 0-61 0-66 0-119 50-119 113 0 61 53 110 119 110 21 0 41 0 61 0 7 0 14 0 14-8s-7-8-14-8c-19 0-40 0-60 0-55 0-99-36-103-87 55 0 108 0 163 0z"><text:p/></draw:path><draw:path draw:style-name="gr3" draw:text-style-name="P6" svg:width="0.1028in" svg:height="0.1063in" svg:x="0.8535in" svg:y="0.0051in" svg:viewBox="0 0 262 271" svg:d="M33 35c0 63 0 126 0 188 0 20-3 26-22 27-4 0-11 0-11 7s6 7 13 7c20 0 40 0 60 0 6 0 13 0 13-7s-7-7-12-7c-21-1-24-8-24-28 0-59 0-118 0-177 56 74 111 148 167 221 3 4 5 5 7 5 7 0 7-6 7-13 0-72 0-144 0-217 0-21 3-27 22-28 2 0 9 0 9-6 0-7-7-7-13-7-19 0-38 0-56 0-8 0-14 0-14 7 0 6 7 6 11 6 22 1 25 9 25 29 0 40 0 80 0 121-39-53-79-105-117-157-3-6-4-6-13-6-22 0-45 0-67 0-8 0-14 0-14 7 0 6 6 6 8 6 11 1 18 8 22 12-1 4-1 5-1 10zM218 244c-56-73-112-147-168-221-4-4-4-5-8-10 15 0 30 0 45 0 44 59 87 117 131 177 0 17 0 36 0 54z"><text:p/></draw:path><draw:path draw:style-name="gr3" draw:text-style-name="P6" svg:width="0.0457in" svg:height="0.0484in" svg:x="0.9638in" svg:y="0.0843in" svg:viewBox="0 0 117 124" svg:d="M109 60c5 0 8 0 8-7 0-23-14-53-54-53-35 0-63 29-63 62 0 34 31 62 66 62 37 0 51-29 51-36 0-1-1-3-5-3s-4 1-5 4c-8 22-29 26-39 26-13 0-25-6-33-16-10-13-10-29-10-39 28 0 56 0 84 0zM25 52c4-38 28-44 38-44 33 0 34 37 35 44-24 0-48 0-73 0z"><text:p/></draw:path><draw:path draw:style-name="gr3" draw:text-style-name="P6" svg:width="0.0567in" svg:height="0.0465in" svg:x="1.0169in" svg:y="0.0866in" svg:viewBox="0 0 145 119" svg:d="M120 26c8-16 21-16 25-16 0-3 0-7 0-10-6 0-13 1-20 1s-17 0-25-1c0 3 0 7 0 10 12 0 12 9 12 10s-1 4-2 8c-10 22-21 44-31 67-11-25-23-50-34-74 0-2-1-3-1-6 0-5 9-5 13-5 0-3 0-7 0-10-10 0-20 1-31 1-7 0-18 0-26-1 0 3 0 7 0 10 15 0 19 0 22 10 14 31 29 62 43 94 2 3 3 5 8 5s6-2 7-5c14-30 27-59 40-88z"><text:p/></draw:path><draw:path draw:style-name="gr3" draw:text-style-name="P6" svg:width="0.0457in" svg:height="0.0484in" svg:x="1.0783in" svg:y="0.0843in" svg:viewBox="0 0 117 124" svg:d="M109 60c5 0 8 0 8-7 0-23-14-53-54-53-35 0-63 29-63 62 0 34 31 62 66 62 37 0 51-29 51-36 0-1-1-3-5-3s-4 1-5 4c-8 22-29 26-39 26-13 0-25-6-33-16-10-13-10-29-10-39 28 0 56 0 84 0zM25 52c4-38 28-44 38-44 33 0 34 37 35 44-24 0-48 0-73 0z"><text:p/></draw:path><draw:path draw:style-name="gr3" draw:text-style-name="P6" svg:width="0.0567in" svg:height="0.0469in" svg:x="1.1343in" svg:y="0.0843in" svg:viewBox="0 0 145 120" svg:d="M124 38c0-24-11-38-40-38-22 0-37 13-44 26 0-8 0-17 0-26-14 1-27 2-40 3 0 4 0 7 0 10 18 0 20 2 20 16 0 23 0 46 0 69 0 12-2 12-20 12 0 4 0 7 0 10 10-1 20-1 31-1 10 0 28 0 31 1 0-3 0-6 0-10-18 0-20 0-20-12 0-16 0-33 0-48 0-29 22-42 39-42 20 0 22 15 22 28 0 21 0 41 0 62 0 12-3 12-20 12 0 4 0 7 0 10 1 0 19-1 30-1s30 0 32 1c0-3 0-6 0-10-17 0-21 0-21-12 0-21 0-41 0-60z"><text:p/></draw:path></draw:g>, וזו <text:span text:style-name="T22">סתירה</text:span>. </text:p>
            </text:list-item>
          </text:list>
          <text:p text:style-name="P56">סה"כ <draw:g text:anchor-type="as-char" svg:y="-0.1118in" draw:z-index="195" draw:name="Shape204" draw:style-name="gr1"><svg:title>TexMaths</svg:title><svg:desc>11§display§A \cup B = N§svg§600§FALSE§</svg:desc><draw:path draw:style-name="gr2" draw:text-style-name="P5" svg:width="0.7264in" svg:height="0.0957in" svg:x="0.0031in" svg:y="0.0079in" svg:viewBox="0 0 1846 244" svg:d="M0 0c616 0 1230 0 1846 0 0 82 0 162 0 244-616 0-1230 0-1846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4 2 44 2 3 0 7 0 7-8 0-5-3-5-9-5-24 0-24-2-25-13-8-80-16-160-23-240-1-8-1-9-8-9-5 0-8 2-10 7-45 75-89 148-134 223zM102 174c26-42 51-85 76-127 5 42 9 85 13 127-29 0-59 0-89 0z"><text:p/></draw:path><draw:path draw:style-name="gr3" draw:text-style-name="P6" svg:width="0.0839in" svg:height="0.0933in" svg:x="0.1516in" svg:y="0.0177in" svg:viewBox="0 0 214 238" svg:d="M214 14c0-6 0-14-7-14-8 0-8 8-8 14 0 47 0 93 0 138 0 59-63 71-91 71-18 0-42-4-63-17-30-19-30-44-30-54 0-45 0-91 0-138 0-6 0-14-7-14-8 0-8 8-8 14 0 47 0 94 0 140 0 59 59 84 108 84s106-26 106-84c0-46 0-93 0-140z"><text:p/></draw:path><draw:path draw:style-name="gr3" draw:text-style-name="P6" svg:width="0.1083in" svg:height="0.1024in" svg:x="0.285in" svg:y="0.0051in" svg:viewBox="0 0 276 261" svg:d="M45 232c-3 15-4 17-35 17-7 0-10 0-10 8 0 4 3 4 10 4 46 0 92 0 138 0 61 0 107-45 107-82 0-28-23-50-60-53 40-8 81-37 81-73 0-29-26-53-73-53-42 0-86 0-129 0-8 0-11 0-11 8 0 3 3 3 11 3 4 0 7 0 14 1s11 1 11 7c0 1-1 2-2 6-18 69-34 138-52 207zM103 121c8-32 17-64 25-95 3-14 4-15 20-15 17 0 33 0 50 0 34 0 43 23 43 40 0 34-34 70-82 70-18 0-37 0-56 0zM86 249c-6 0-6 0-8 0-4 0-5-1-5-3 0-1 0-2 2-9 9-35 17-72 26-107 24 0 49 0 73 0 37 0 45 28 45 44 0 39-34 75-80 75-18 0-36 0-53 0z"><text:p/></draw:path><draw:path draw:style-name="gr3" draw:text-style-name="P6" svg:width="0.1008in" svg:height="0.035in" svg:x="0.4516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276in" svg:height="0.1024in" svg:x="0.6094in" svg:y="0.0051in" svg:viewBox="0 0 325 261" svg:d="M277 40c4-16 11-28 42-29 2 0 6 0 6-8-2-1 0-3-5-3-12 0-25 1-39 1-13 0-26-1-39-1-2 0-7 0-7 8 0 3 4 3 7 3 22 1 26 9 26 18 0 1-1 6-1 7-14 58-28 114-43 171-28-66-57-133-85-200-4-7-4-7-13-7-17 0-34 0-51 0-8 0-12 0-12 8 0 3 4 3 11 3 2 0 26 0 26 4-18 69-34 137-52 206-3 15-10 27-41 28-3 0-7 1-7 8 0 3 2 4 5 4 13 0 26-1 39-1s26 1 40 1c2 0 6 0 6-7 0-4-3-5-8-5-22 0-25-9-25-16 0-3 1-5 2-9 17-67 34-136 51-203 1 3 1 3 3 8 32 75 65 151 97 226 2 6 3 6 7 6s4-1 6-7c18-72 36-143 54-214z"><text:p/></draw:path></draw:g><text:s/>כלומר מתוך טרנזיטיביות הזהות <draw:g text:anchor-type="as-char" svg:y="-0.1134in" draw:z-index="196" draw:name="Shape205" draw:style-name="gr1"><svg:title>TexMaths</svg:title><svg:desc>11§display§g(f(N)) = N§svg§600§FALSE§</svg:desc><draw:path draw:style-name="gr2" draw:text-style-name="P5" svg:width="0.865in" svg:height="0.1358in" svg:x="0.0059in" svg:y="0.0071in" svg:viewBox="0 0 2198 346" svg:d="M1100 346c-367 0-734 0-1100 0 0-116 0-230 0-346 733 0 1465 0 2198 0 0 116 0 230 0 346-367 0-733 0-1098 0z"><text:p/></draw:path><draw:path draw:style-name="gr3" draw:text-style-name="P6" svg:width="0.0697in" svg:height="0.0976in" svg:x="0.0004in" svg:y="0.0453in" svg:viewBox="0 0 178 249" svg:d="M177 25c0-2 1-4 1-6 0-7-5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5in" svg:height="0.1512in" svg:x="0.091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56in" svg:height="0.1374in" svg:x="0.1437in" svg:y="0.0067in" svg:viewBox="0 0 193 350" svg:d="M121 118c11 0 22 0 33 0 8 0 12 0 12-8 0-4-4-4-11-4-11 0-21 0-32 0 2-16 6-30 8-44 2-8 8-36 10-40 3-8 10-13 17-13 3 0 12 0 19 6-16 2-20 16-20 21 0 9 7 14 15 14 9 0 21-9 21-24 0-17-18-26-35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" draw:text-style-name="P6" svg:width="0.035in" svg:height="0.1512in" svg:x="0.2413in" svg:y="0in" svg:viewBox="0 0 90 385" svg:d="M90 381c0-1 0-1-6-8-49-49-61-122-61-180 0-67 14-135 62-182 5-5 5-5 5-7 0-3-1-4-4-4s-39 26-61 76c-20 42-25 85-25 117 0 29 4 76 26 120 24 47 57 72 60 72s4-1 4-4z"><text:p/></draw:path><draw:path draw:style-name="gr3" draw:text-style-name="P6" svg:width="0.128in" svg:height="0.1028in" svg:x="0.2913in" svg:y="0.0098in" svg:viewBox="0 0 326 262" svg:d="M277 41c4-17 11-28 42-29 2 0 7-1 7-8 0-1 0-4-6-4-12 0-26 1-38 1-14 0-28-1-40-1-2 0-7 0-7 8 0 4 4 4 7 4 22 0 26 8 26 17 0 1-1 6-1 7-14 58-29 115-44 172-28-67-56-134-84-201-4-7-4-7-12-7-18 0-36 0-53 0-8 0-11 0-11 8 0 4 3 4 11 4 2 0 26 0 26 3-18 69-34 138-52 206-4 16-11 28-41 29-3 0-7 1-7 8 0 3 2 4 6 4 12 0 25-1 38-1s26 1 40 1c2 0 6 0 6-8 0-3-3-4-8-4-22 0-25-9-25-17 0-3 0-4 1-8 18-68 34-136 52-203 1 2 1 2 3 7 32 74 64 150 96 225 3 7 4 8 8 8s4-1 6-8c18-70 37-142 54-213z"><text:p/></draw:path><draw:path draw:style-name="gr3" draw:text-style-name="P6" svg:width="0.0346in" svg:height="0.1512in" svg:x="0.4331in" svg:y="0in" svg:viewBox="0 0 89 385" svg:d="M89 193c0-30-4-76-25-120-23-48-56-73-61-73-2 0-3 2-3 4s0 2 8 9c37 38 59 99 59 180 0 65-14 133-63 181-4 6-4 6-4 7 0 2 1 4 3 4 5 0 39-26 62-76 20-41 24-84 24-116z"><text:p/></draw:path><draw:path draw:style-name="gr3" draw:text-style-name="P6" svg:width="0.035in" svg:height="0.1512in" svg:x="0.4917in" svg:y="0in" svg:viewBox="0 0 90 385" svg:d="M90 193c0-30-4-76-25-120-23-48-57-73-61-73-2 0-4 2-4 4s0 2 8 9c38 38 60 99 60 180 0 65-14 133-63 181-5 6-5 6-5 7 0 2 2 4 4 4 4 0 39-26 62-76 20-41 24-84 24-116z"><text:p/></draw:path><draw:path draw:style-name="gr3" draw:text-style-name="P6" svg:width="0.1008in" svg:height="0.0354in" svg:x="0.59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28in" svg:height="0.1028in" svg:x="0.7508in" svg:y="0.0098in" svg:viewBox="0 0 326 262" svg:d="M277 41c4-17 11-28 42-29 2 0 7-1 7-8 0-1 0-4-6-4-12 0-26 1-38 1-14 0-27-1-40-1-2 0-7 0-7 8 0 4 4 4 7 4 22 0 26 8 26 17 0 1-1 6-1 7-14 58-29 115-44 172-28-67-56-134-84-201-4-7-4-7-12-7-18 0-36 0-53 0-8 0-11 0-11 8 0 4 3 4 11 4 2 0 26 0 26 3-17 69-34 138-52 206-4 16-11 28-41 29-3 0-7 1-7 8 0 3 2 4 6 4 12 0 25-1 38-1s26 1 40 1c2 0 6 0 6-8 0-3-3-4-8-4-22 0-25-9-25-17 0-3 0-4 1-8 18-68 34-136 52-203 1 2 1 2 3 7 32 74 64 150 96 225 3 7 4 8 8 8s4-1 6-8c18-70 37-142 54-213z"><text:p/></draw:path></draw:g><text:s/>כדרוש. </text:p>
        </text:list-item>
        <text:list-item>
          <text:p text:style-name="P57"><draw:g text:anchor-type="as-char" svg:y="-0.1063in" draw:z-index="197" draw:name="Shape206" draw:style-name="gr1"><svg:title>TexMaths</svg:title><svg:desc>11§display§f \circ g = id_{\ps(\Neven) \times \ps(\Nodd)}§svg§600§FALSE§</svg:desc><draw:path draw:style-name="gr2" draw:text-style-name="P5" svg:width="1.6335in" svg:height="0.1441in" svg:x="0.0004in" svg:y="0.0071in" svg:viewBox="0 0 4150 367" svg:d="M0 0c1383 0 2767 0 4150 0 0 122 0 245 0 367-1383 0-2767 0-4150 0 0-122 0-245 0-367z"><text:p/></draw:path><draw:path draw:style-name="gr3" draw:text-style-name="P6" svg:width="0.0756in" svg:height="0.1374in" svg:x="0.0008in" svg:y="0in" svg:viewBox="0 0 193 350" svg:d="M121 118c11 0 22 0 33 0 8 0 12 0 12-8 0-4-4-4-11-4-11 0-21 0-32 0 2-16 6-30 8-44 2-8 8-36 10-40 3-8 10-13 17-13 3 0 13 0 20 6-17 1-21 16-21 21 0 9 7 14 15 14 10 0 21-9 21-24 0-17-18-26-35-26-13 0-37 7-48 45-2 8-3 12-13 61-9 0-18 0-27 0-7 0-12 0-12 7 0 5 5 5 11 5 9 0 17 0 26 0-10 50-19 100-29 150-7 38-13 73-34 73-1 0-11 0-18-7 18-2 21-15 21-20 0-9-6-15-14-15-10 0-21 9-21 23 0 18 17 28 32 28 22 0 37-23 44-38 12-24 22-71 22-73 8-40 15-81 23-121z"><text:p/></draw:path><draw:path draw:style-name="gr3" draw:text-style-name="P6" svg:width="0.0591in" svg:height="0.0587in" svg:x="0.1256in" svg:y="0.0394in" svg:viewBox="0 0 151 150" svg:d="M151 75c0-41-34-75-75-75-42 0-76 35-76 75s34 75 76 75c41 0 75-33 75-75zM76 134c-34 0-61-27-61-59 0-33 28-60 61-60 32 0 59 27 59 60s-27 59-59 59z"><text:p/></draw:path><draw:path draw:style-name="gr3" draw:text-style-name="P6" svg:width="0.0693in" svg:height="0.0976in" svg:x="0.2295in" svg:y="0.0398in" svg:viewBox="0 0 177 249" svg:d="M176 25c0-2 1-4 1-6 0-7-4-11-11-11-4 0-14 3-15 16-8-14-21-24-37-24-44 0-92 54-92 109 0 38 24 62 52 62 23 0 40-19 45-24v1c-8 35-12 50-12 51-2 3-16 41-56 41-8 0-20-1-31-5 11-3 15-13 15-19s-4-12-14-12c-9 0-21 5-21 20 0 17 14 25 52 25 48 0 76-31 81-53 14-57 29-115 43-171zM125 121c-2 10-11 20-18 26-9 8-21 15-32 15-19 0-25-20-25-35 0-19 11-64 22-84 9-19 26-34 42-34 26 0 31 31 31 33s0 4-1 5c-6 24-12 49-19 74z"><text:p/></draw:path><draw:path draw:style-name="gr3" draw:text-style-name="P6" svg:width="0.1008in" svg:height="0.035in" svg:x="0.3559in" svg:y="0.051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8in" svg:height="0.1016in" svg:x="0.5122in" svg:y="0.0067in" svg:viewBox="0 0 102 259" svg:d="M99 14c0-7-5-14-14-14-10 0-21 11-21 21 0 8 5 14 14 14 10 0 21-9 21-21zM69 160c6-13 6-13 9-24 3-7 6-13 6-19 0-18-14-32-32-32-37 0-52 56-52 59s4 3 6 3c3 0 4 0 5-6 11-36 26-48 40-48 3 0 10 1 10 13 0 7-4 16-5 19-3 10-21 55-27 72-4 9-9 22-9 30 0 17 13 32 32 32 36 0 50-55 50-59s-3-4-4-4c-4 0-4 1-6 8-7 23-19 46-39 46-7 0-10-5-10-13 0-9 3-15 12-38 4-13 10-26 14-39z"><text:p/></draw:path><draw:path draw:style-name="gr3" draw:text-style-name="P6" svg:width="0.0724in" svg:height="0.1063in" svg:x="0.5665in" svg:y="0.002in" svg:viewBox="0 0 185 271" svg:d="M185 4c0-1 0-4-6-4-5 0-43 3-49 4-2 0-6 3-6 7 0 6 5 6 10 6 19 0 19 2 19 6 0 2-1 6-1 8-8 29-16 59-23 90-7-13-18-24-35-24-46 0-94 57-94 112 0 36 22 62 52 62 7 0 27-3 50-30 4 16 17 30 36 30 13 0 22-9 28-22 7-14 8-25 11-38 0-4-3-4-4-4-4 0-5 2-6 8-6 24-13 47-29 47-10 0-11-10-11-18 0-10 1-12 2-19 18-73 37-147 56-221zM105 220c-3 7-3 8-9 14-17 21-32 28-43 28-20 0-25-21-25-37 0-18 13-65 22-83 12-22 28-36 44-36 25 0 30 30 30 34 0 2-1 4-1 6-6 25-12 50-18 74z"><text:p/></draw:path><draw:path draw:style-name="gr3" draw:text-style-name="P6" svg:width="0.0835in" svg:height="0.0772in" svg:x="0.6441in" svg:y="0.0618in" svg:viewBox="0 0 213 197" svg:d="M96 0c-15 0-38 1-62 13-28 16-34 35-34 38 0 2 1 3 3 3 4 0 19-6 22-15 4-11 7-20 51-22-4 59-21 118-44 173-1 4-1 3-1 5s1 2 2 2c6 0 17-5 21-12 1 0 8-16 16-40 22-60 28-110 30-128 6 0 11 0 17 0 18 0 71 3 71 38 0 24-23 55-78 57-5 0-10 0-18 6-5 3-7 6-7 8 0 3 2 3 5 3 27 0 61-10 85-28 33-23 38-46 38-58 0-35-47-43-75-43-15 0-28 0-42 0z"><text:p/></draw:path><draw:path draw:style-name="gr3" draw:text-style-name="P6" svg:width="0.0272in" svg:height="0.1051in" svg:x="0.7472in" svg:y="0.0547in" svg:viewBox="0 0 70 268" svg:d="M65 0c-52 36-65 93-65 134 0 39 11 97 65 134 2 0 5 0 5-3 0-1-1-2-2-4-36-32-49-77-49-126 0-72 27-109 49-128 1-2 2-3 2-4 0-3-3-3-5-3z"><text:p/></draw:path><draw:path draw:style-name="gr3" draw:text-style-name="P6" svg:width="0.0717in" svg:height="0.0744in" svg:x="0.7854in" svg:y="0.0614in" svg:viewBox="0 0 183 190" svg:d="M34 17c-2-4-2-5-5-7 11 0 22 0 33 0 29 41 60 81 90 122 0 12 0 25 0 38-40-51-78-102-118-153zM34 32c40 51 78 102 118 154 2 3 3 4 5 4 5 0 5-4 5-8 0-52 0-103 0-153 0-16 2-19 15-19 1 0 6-1 6-4 0-6-4-6-9-6-13 0-27 0-40 0-4 0-9 0-9 6 0 4 5 4 8 4 16 0 18 5 18 20 0 28 0 56 0 84-28-37-55-73-83-110-2-4-3-4-9-4-15 0-31 0-47 0-5 0-9 0-9 6 0 3 4 4 6 4 6 0 12 4 15 8-1 2-1 3-1 6 0 44 0 88 0 132 0 15-2 19-15 19-4 0-8 1-8 5 0 5 4 5 9 5 14 0 27 0 42 0 5 0 8 0 8-5 0-4-4-5-7-5-16 0-18-6-18-20 0-42 0-82 0-123z"><text:p/></draw:path><draw:path draw:style-name="gr3" draw:text-style-name="P6" svg:width="0.0358in" svg:height="0.0343in" svg:x="0.8642in" svg:y="0.1154in" svg:viewBox="0 0 92 88" svg:d="M87 43c4 0 5 0 5-6 0-12-6-37-42-37-30 0-50 21-50 43 0 25 23 45 53 45 31 0 39-22 39-25 0-4-2-2-3-4-3 0-3 2-4 4-6 13-20 18-31 18-15 0-24-8-28-12-7-10-7-22-7-26 23 0 45 0 68 0zM20 36c2-25 21-30 30-30 26 0 28 25 28 30-20 0-38 0-58 0z"><text:p/></draw:path><draw:path draw:style-name="gr3" draw:text-style-name="P6" svg:width="0.0457in" svg:height="0.0331in" svg:x="0.9094in" svg:y="0.1165in" svg:viewBox="0 0 117 85" svg:d="M97 20c3-7 8-12 20-12 0-3 0-6 0-8-5 0-10 0-17 0-6 0-13 0-20 0 0 2 0 5 0 8 6 0 9 3 9 7 0 1-1 3-1 4-9 15-16 32-25 47-9-16-18-34-27-51 0-1 0-2 0-3 0-4 6-4 10-4 0-3 0-6 0-8-9 0-23 0-24 0-8 0-13 0-22 0 0 2 0 5 0 8 12 0 14 0 18 6 11 22 23 44 34 66 1 3 2 5 6 5 5 0 6-2 7-5 11-19 21-40 32-60z"><text:p/></draw:path><draw:path draw:style-name="gr3" draw:text-style-name="P6" svg:width="0.0366in" svg:height="0.0343in" svg:x="0.9618in" svg:y="0.1154in" svg:viewBox="0 0 94 88" svg:d="M88 43c4 0 6 0 6-6 0-12-7-37-43-37-30 0-51 21-51 43 0 25 24 45 54 45 31 0 40-22 40-25 0-4-4-4-5-4-2 0-3 2-4 4-5 13-19 18-30 18-16 0-24-8-27-12-8-10-8-22-8-26 23 0 45 0 68 0zM20 36c3-25 22-30 31-30 26 0 27 25 28 30-20 0-39 0-59 0z"><text:p/></draw:path><draw:path draw:style-name="gr3" draw:text-style-name="P6" svg:width="0.0453in" svg:height="0.0331in" svg:x="1.0098in" svg:y="0.1157in" svg:viewBox="0 0 116 85" svg:d="M100 26c0-21-14-26-33-26-20 0-31 11-35 19 0-7 0-12 0-19-11 1-21 1-32 2 0 2 0 6 0 8 14 0 15 1 15 11 0 15 0 32 0 47 0 7 0 8-12 8-1 0-2 0-3 0 0 2 0 5 0 9 8-1 17-1 24-1 9 0 17 0 26 1 0-4 0-7 0-9-2 0-4 0-5 0-12 0-12-1-12-8 0-11 0-22 0-33 0-22 20-30 32-30 14 0 18 9 18 21 0 15 0 28 0 42 0 7 0 8-13 8-1 0-2 0-3 0 0 2 0 5 0 9 8-1 17-1 24-1 8 0 17 0 25 1 0-4 0-7 0-9-2 0-3 0-4 0-12 0-12-1-12-8 0-14 0-27 0-42z"><text:p/></draw:path><draw:path draw:style-name="gr3" draw:text-style-name="P6" svg:width="0.0272in" svg:height="0.1051in" svg:x="1.076in" svg:y="0.0547in" svg:viewBox="0 0 70 268" svg:d="M6 0c-3 0-6 0-6 3 0 1 1 2 2 5 24 21 50 57 50 126 0 57-18 98-46 124-6 6-6 6-6 7s1 3 3 3c4 0 30-17 48-51 12-21 19-51 19-82 0-38-11-96-64-135z"><text:p/></draw:path><draw:path draw:style-name="gr3" draw:text-style-name="P6" svg:width="0.0567in" svg:height="0.0563in" svg:x="1.1346in" svg:y="0.0791in" svg:viewBox="0 0 145 144" svg:d="M142 13c2-3 3-4 3-6 0-5-3-7-6-7s-4 1-7 4c-20 20-40 39-59 59-20-20-40-40-60-60-2-2-3-3-6-3-4 0-7 3-7 7 0 2 1 3 4 6 20 20 40 39 60 58-20 20-40 40-60 60-3 3-4 5-4 6 0 4 3 7 7 7 3 0 3-1 6-3 20-20 40-40 60-60 21 20 40 41 61 62 2 1 4 1 5 1 3 0 6-2 6-7 0-2 0-2-1-3s-53-54-61-61c19-20 39-40 59-60z"><text:p/></draw:path><draw:path draw:style-name="gr3" draw:text-style-name="P6" svg:width="0.0835in" svg:height="0.0772in" svg:x="1.2154in" svg:y="0.0618in" svg:viewBox="0 0 213 197" svg:d="M96 0c-15 0-38 1-62 13-28 16-34 35-34 38 0 2 1 3 3 3 4 0 19-6 22-15 4-11 7-20 51-22-4 59-21 118-44 173-1 4-1 3-1 5s1 2 2 2c6 0 17-5 21-12 1 0 8-16 16-40 22-60 27-110 29-128 6 0 12 0 18 0 18 0 71 3 71 38 0 24-23 55-78 57-5 0-10 0-18 6-5 3-7 6-7 8 0 3 2 3 5 3 27 0 61-10 85-28 33-23 38-46 38-58 0-35-47-43-75-43-15 0-28 0-42 0z"><text:p/></draw:path><draw:path draw:style-name="gr3" draw:text-style-name="P6" svg:width="0.0272in" svg:height="0.1051in" svg:x="1.3185in" svg:y="0.0547in" svg:viewBox="0 0 70 268" svg:d="M65 0c-52 36-65 93-65 134 0 39 11 97 65 134 2 0 5 0 5-3 0-1-1-2-3-4-35-32-48-77-48-126 0-72 27-109 49-128 1-2 2-3 2-4 0-3-3-3-5-3z"><text:p/></draw:path><draw:path draw:style-name="gr3" draw:text-style-name="P6" svg:width="0.0717in" svg:height="0.0744in" svg:x="1.3567in" svg:y="0.0614in" svg:viewBox="0 0 183 190" svg:d="M34 17c-2-4-2-5-5-7 11 0 21 0 32 0 30 41 60 81 91 122 0 12 0 25 0 38-40-51-78-102-118-153zM34 32c40 51 78 102 118 154 2 3 3 4 5 4 5 0 5-4 5-8 0-52 0-103 0-153 0-16 2-19 14-19 2 0 7-1 7-4 0-6-5-6-9-6-13 0-27 0-40 0-4 0-9 0-9 6 0 4 5 4 8 4 16 0 18 5 18 20 0 28 0 56 0 84-28-37-55-73-83-110-2-4-3-4-9-4-15 0-31 0-47 0-5 0-9 0-9 6 0 3 4 4 6 4 6 0 12 4 15 8-1 2-1 3-1 6 0 44 0 88 0 132 0 15-2 19-15 19-4 0-8 1-8 5 0 5 4 5 9 5 14 0 27 0 42 0 5 0 8 0 8-5 0-4-4-5-7-5-16 0-18-6-18-20 0-42 0-82 0-123z"><text:p/></draw:path><draw:path draw:style-name="gr3" draw:text-style-name="P6" svg:width="0.0413in" svg:height="0.0343in" svg:x="1.4358in" svg:y="0.1161in" svg:viewBox="0 0 106 88" svg:d="M106 45c0-24-23-45-53-45-31 0-53 21-53 45 0 23 22 43 53 43 30 0 53-20 53-43zM53 81c-34 0-34-28-34-38 0-9 0-37 34-37s34 28 34 37c0 10 0 38-34 38z"><text:p/></draw:path><draw:path draw:style-name="gr3" draw:text-style-name="P6" svg:width="0.0457in" svg:height="0.0528in" svg:x="1.4902in" svg:y="0.0976in" svg:viewBox="0 0 117 135" svg:d="M68 2c0 2 0 6 0 8 15 0 16 2 16 11 0 12 0 25 0 37-4-3-15-10-30-10-30 0-54 19-54 44 0 23 22 43 51 43 16 0 27-6 33-11 0 4 0 7 0 11 11-1 22-2 33-2 0-3 0-7 0-9-15 0-17-1-17-10 0-38 0-75 0-114-11 1-21 1-32 2zM84 112c-10 15-25 17-32 17-9 0-19-4-26-12-5-8-6-19-6-25 0-5 0-18 9-27 6-7 16-10 26-10 6 0 19 1 29 13 0 14 0 29 0 44z"><text:p/></draw:path><draw:path draw:style-name="gr3" draw:text-style-name="P6" svg:width="0.0457in" svg:height="0.0528in" svg:x="1.5476in" svg:y="0.0976in" svg:viewBox="0 0 117 135" svg:d="M68 2c0 2 0 6 0 8 15 0 16 2 16 11 0 12 0 25 0 37-5-3-15-10-31-10-29 0-53 19-53 44 0 23 22 43 51 43 16 0 27-6 33-11 0 4 0 7 0 11 11-1 22-2 33-2 0-3 0-7 0-9-15 0-17-1-17-10 0-38 0-75 0-114-11 1-21 1-32 2zM84 112c-10 15-25 17-32 17-10 0-19-4-26-12-6-8-6-19-6-25 0-5 0-18 9-27 6-7 16-10 26-10 6 0 19 1 29 13 0 14 0 29 0 44z"><text:p/></draw:path><draw:path draw:style-name="gr3" draw:text-style-name="P6" svg:width="0.0272in" svg:height="0.1051in" svg:x="1.6142in" svg:y="0.0547in" svg:viewBox="0 0 70 268" svg:d="M6 0c-3 0-6 0-6 3 0 1 1 2 3 5 23 21 49 57 49 126 0 57-18 98-46 124-5 6-6 6-6 7s1 3 4 3 29-17 47-51c12-21 19-51 19-82 0-38-11-96-64-135z"><text:p/></draw:path></draw:g>: <text:span text:style-name="T37">התחום מתאים, נוכיח את אשר נשאר בכלל </text:span><text:span text:style-name="T37"><draw:g text:anchor-type="as-char" svg:y="-0.0689in" draw:z-index="179" draw:name="Shape207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37">: </text:span><text:span text:style-name="T39">יהיו קבוצות </text:span><text:span text:style-name="T39"><draw:g text:anchor-type="as-char" svg:y="-0.1134in" draw:z-index="198" draw:name="Shape208" draw:style-name="gr1"><svg:title>TexMaths</svg:title><svg:desc>11§display§\la A, B \ra \in \ps(\Neven) \times \ps(\Nodd)§svg§600§FALSE§</svg:desc><draw:path draw:style-name="gr2" draw:text-style-name="P5" svg:width="1.9059in" svg:height="0.1354in" svg:x="0.0004in" svg:y="0.0071in" svg:viewBox="0 0 4842 345" svg:d="M0 0c1614 0 3228 0 4842 0 0 115 0 230 0 345-1614 0-3228 0-4842 0 0-115 0-230 0-345z"><text:p/></draw:path><draw:path draw:style-name="gr3" draw:text-style-name="P6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1039in" svg:height="0.1079in" svg:x="0.0571in" svg:y="0.0043in" svg:viewBox="0 0 265 275" svg:d="M56 230c-16 27-31 32-48 33-5 0-8 0-8 8 0 2 2 4 5 4 10 0 22-2 33-2 13 0 27 2 39 2 2 0 8 0 8-7 0-5-5-5-7-5-9-1-19-4-19-14 0-5 4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3" draw:text-style-name="P6" svg:width="0.0177in" svg:height="0.0453in" svg:x="0.1787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1083in" svg:height="0.1031in" svg:x="0.2398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draw:path draw:style-name="gr3" draw:text-style-name="P6" svg:width="0.0335in" svg:height="0.1508in" svg:x="0.365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3" draw:text-style-name="P6" svg:width="0.076in" svg:height="0.087in" svg:x="0.4705in" svg:y="0.0307in" svg:viewBox="0 0 194 222" svg:d="M179 120c7 0 15 0 15-8 0-7-8-7-15-7-55 0-109 0-164 0 6-52 50-88 104-88 20 0 40 0 60 0 7 0 15-2 15-9 0-8-8-8-15-8-20 0-40 0-60 0-66 0-119 51-119 112 0 62 53 110 119 110 20 0 40 0 60 0 7 0 15 0 15-7 0-8-8-7-15-7-20 0-40 0-60 0-54 0-98-36-104-88 55 0 109 0 164 0z"><text:p/></draw:path><draw:path draw:style-name="gr3" draw:text-style-name="P6" svg:width="0.1079in" svg:height="0.1106in" svg:x="0.6047in" svg:y="0.0098in" svg:viewBox="0 0 275 282" svg:d="M126 0c-55 0-95 26-112 45-13 16-14 27-14 28 0 2 1 2 4 2 6 0 15-6 18-7 8-5 9-7 12-15 4-16 15-29 65-31-8 86-31 171-63 250-2 5-2 7-2 8s1 2 3 2c7 0 26-9 29-19 21-47 53-134 64-241 6 0 13 0 20 0 47 0 92 18 92 56 0 29-28 83-102 85-9 1-12 1-23 8-8 4-10 8-10 11s2 3 6 3c71 0 162-59 162-123 0-44-52-62-97-62-17 0-34 0-52 0z"><text:p/></draw:path><draw:path draw:style-name="gr3" draw:text-style-name="P6" svg:width="0.0346in" svg:height="0.1508in" svg:x="0.735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1028in" svg:height="0.1059in" svg:x="0.7827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3" draw:text-style-name="P6" svg:width="0.0449in" svg:height="0.0476in" svg:x="0.8933in" svg:y="0.089in" svg:viewBox="0 0 115 122" svg:d="M109 58c5 0 6 0 6-5 0-24-13-53-52-53-36 0-63 28-63 61 0 34 30 61 66 61s49-28 49-34c0-1 0-4-4-4-3 0-3 2-4 4-9 22-29 27-39 27-13 0-25-7-33-17-10-12-11-29-11-40 29 0 56 0 85 0zM25 52c2-39 27-44 38-44 33 0 34 37 34 44-24 0-48 0-72 0z"><text:p/></draw:path><draw:path draw:style-name="gr3" draw:text-style-name="P6" svg:width="0.0567in" svg:height="0.0465in" svg:x="0.9465in" svg:y="0.0898in" svg:viewBox="0 0 145 119" svg:d="M120 26c8-16 21-16 25-16 0-3 0-7 0-10-6 1-14 1-21 1-6 0-16 0-24-1 0 3 0 7 0 10 11 1 11 10 11 11s0 3-2 8c-10 22-21 44-31 66-11-25-22-49-33-73 0-1-2-3-2-5 0-7 10-7 14-7 0-3 0-7 0-10-10 0-20 1-31 1-7 0-18 0-26-1 0 3 0 7 0 10 14 0 18 1 22 10 14 31 29 61 43 93 1 4 3 6 8 6 4 0 5-2 7-4 13-30 27-59 40-89z"><text:p/></draw:path><draw:path draw:style-name="gr3" draw:text-style-name="P6" svg:width="0.0449in" svg:height="0.0476in" svg:x="1.0075in" svg:y="0.089in" svg:viewBox="0 0 115 122" svg:d="M109 58c5 0 6 0 6-5 0-24-13-53-52-53-36 0-63 28-63 61 0 34 30 61 66 61s49-28 49-34c0-1 0-4-4-4-3 0-3 2-4 4-9 22-29 27-39 27-13 0-25-7-33-17-10-12-11-29-11-40 29 0 56 0 85 0zM25 52c2-39 27-44 38-44 33 0 34 37 34 44-24 0-48 0-72 0z"><text:p/></draw:path><draw:path draw:style-name="gr3" draw:text-style-name="P6" svg:width="0.0563in" svg:height="0.0465in" svg:x="1.0634in" svg:y="0.0894in" svg:viewBox="0 0 144 119" svg:d="M124 37c0-24-12-37-40-37-22 0-37 12-44 26 0-8 0-17 0-26-14 1-27 2-40 3 0 4 0 6 0 9 18 0 20 2 20 16 0 23 0 46 0 70 0 11-2 11-20 11 0 3 0 7 0 10 10-1 19-1 31-1 10 0 28 1 31 1 0-3 0-7 0-10-18 0-21 0-21-11 0-17 0-33 0-48 0-29 23-42 40-42 19 0 22 14 22 28 0 21 0 41 0 62 0 11-3 11-21 11 0 3 0 7 0 10 2 0 20-1 31-1 10 0 29 1 31 1 0-3 0-7 0-10-18 0-20 0-20-11 0-21 0-41 0-61z"><text:p/></draw:path><draw:path draw:style-name="gr3" draw:text-style-name="P6" svg:width="0.035in" svg:height="0.1508in" svg:x="1.1409in" svg:y="0in" svg:viewBox="0 0 90 384" svg:d="M90 193c0-30-4-77-26-120-23-48-56-73-60-73-3 0-4 1-4 3 0 3 0 3 8 10 37 38 59 99 59 180 0 65-14 132-62 181-5 5-5 5-5 6 0 3 1 4 4 4 4 0 39-26 61-75 20-43 25-85 25-116z"><text:p/></draw:path><draw:path draw:style-name="gr3" draw:text-style-name="P6" svg:width="0.0732in" svg:height="0.0724in" svg:x="1.2472in" svg:y="0.0398in" svg:viewBox="0 0 187 185" svg:d="M93 81c-25-25-51-50-77-75-4-6-5-6-8-6-4 0-8 3-8 8 0 2 1 3 5 7 26 26 52 51 77 77-25 26-51 51-77 78-4 4-5 5-5 7 0 5 4 8 8 8 3 0 4 0 8-6 26-25 52-50 77-76 27 27 54 53 81 80 1 1 3 2 5 2 5 0 8-3 8-8 0-2 0-2-1-4-28-28-62-61-82-81 25-24 48-47 72-70 1-2 8-8 9-10 1-1 2-2 2-4 0-5-3-8-8-8-3 0-4 1-9 6-25 25-51 50-77 75z"><text:p/></draw:path><draw:path draw:style-name="gr3" draw:text-style-name="P6" svg:width="0.1079in" svg:height="0.1106in" svg:x="1.3807in" svg:y="0.0098in" svg:viewBox="0 0 275 282" svg:d="M125 0c-54 0-95 26-111 45-13 16-14 27-14 28 0 2 1 2 3 2 7 0 16-6 19-7 8-5 9-7 11-15 5-16 16-29 65-31-7 86-30 171-63 250-2 5-2 7-2 8s1 2 4 2c6 0 25-9 29-19 20-47 52-134 64-241 6 0 13 0 20 0 47 0 92 18 92 56 0 29-28 83-103 85-8 1-13 1-24 8-6 4-9 8-9 11s2 3 7 3c71 0 162-59 162-123 0-44-53-62-97-62-17 0-35 0-53 0z"><text:p/></draw:path><draw:path draw:style-name="gr3" draw:text-style-name="P6" svg:width="0.035in" svg:height="0.1508in" svg:x="1.5106in" svg:y="0in" svg:viewBox="0 0 90 384" svg:d="M90 380c0-1 0-1-6-8-49-48-61-121-61-179 0-67 14-135 62-183 5-4 5-4 5-7 0-2-2-3-4-3-4 0-39 26-62 75-20 43-24 86-24 118 0 28 4 76 25 119 24 47 57 72 61 72 2 0 4-1 4-4z"><text:p/></draw:path><draw:path draw:style-name="gr3" draw:text-style-name="P6" svg:width="0.1028in" svg:height="0.1059in" svg:x="1.5587in" svg:y="0.0098in" svg:viewBox="0 0 262 270" svg:d="M33 34c0 63 0 126 0 187 0 21-2 28-22 28-4 0-11 1-11 6 0 8 5 8 13 8 20 0 40 0 60 0 7 0 13 0 13-8 0-5-7-6-12-6-21 0-25-8-25-29 0-58 0-117 0-175 57 73 112 147 168 219 3 5 5 6 7 6 7 0 7-6 7-12 0-72 0-145 0-217 0-22 4-28 22-28 2 0 9 0 9-6 0-7-7-7-13-7-19 0-38 0-57 0-6 0-13 0-13 7 0 6 7 6 11 6 22 0 26 8 26 29 0 39 0 79 0 120-40-53-79-105-118-156-3-6-5-6-13-6-22 0-45 0-67 0-8 0-14 0-14 7 0 5 6 6 8 6 11 1 19 8 22 12-1 4-1 4-1 9zM218 243c-56-73-112-147-169-221-3-4-3-5-7-9 15 0 31 0 46 0 43 59 87 117 130 175 0 18 0 37 0 55z"><text:p/></draw:path><draw:path draw:style-name="gr3" draw:text-style-name="P6" svg:width="0.052in" svg:height="0.0476in" svg:x="1.6689in" svg:y="0.089in" svg:viewBox="0 0 133 122" svg:d="M133 63c0-34-29-63-66-63s-67 29-67 63c0 33 31 59 67 59s66-26 66-59zM67 115c-10 0-25-4-34-17-7-11-8-25-8-37 0-13 0-28 10-40 7-8 18-13 32-13 15 0 28 6 33 15 8 11 9 24 9 38 0 12-1 26-9 37s-20 17-33 17z"><text:p/></draw:path><draw:path draw:style-name="gr3" draw:text-style-name="P6" svg:width="0.0563in" svg:height="0.074in" svg:x="1.7339in" svg:y="0.063in" svg:viewBox="0 0 144 189" svg:d="M84 3c0 4 0 6 0 9 18 0 20 2 20 16 0 18 0 37 0 56-11-10-23-16-38-16-36 0-66 27-66 61s29 60 63 60c22 0 35-11 40-16 0 5 0 11 0 16 14-1 28-2 41-2 0-3 0-6 0-10-18 0-20-2-20-15 0-54 0-108 0-162-13 1-27 2-40 3zM103 159c-7 13-21 24-38 24-16 0-27-9-32-18-6-8-9-19-9-35 0-7 0-27 11-40 11-12 24-14 32-14 13 0 25 5 33 15 3 5 3 5 3 10 0 19 0 38 0 58z"><text:p/></draw:path><draw:path draw:style-name="gr3" draw:text-style-name="P6" svg:width="0.0567in" svg:height="0.074in" svg:x="1.8008in" svg:y="0.063in" svg:viewBox="0 0 145 189" svg:d="M84 3c0 4 0 6 0 9 18 0 20 2 20 16 0 18 0 37 0 56-9-10-23-16-38-16-35 0-66 27-66 61s29 60 63 60c22 0 36-11 40-16 0 5 0 11 0 16 15-1 28-2 42-2 0-3 0-6 0-10-19 0-21-2-21-15 0-54 0-108 0-162-13 1-27 2-40 3zM103 159c-7 13-21 24-38 24-16 0-27-9-32-18-6-8-9-19-9-35 0-7 0-27 11-40 11-12 24-14 32-14 13 0 25 5 33 15 3 5 3 5 3 10 0 19 0 38 0 58z"><text:p/></draw:path><draw:path draw:style-name="gr3" draw:text-style-name="P6" svg:width="0.035in" svg:height="0.1508in" svg:x="1.879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9"><text:s/>כלומר מתוך הגדרת כפל קרטזי וקבוצת חזקה אמ"מ </text:span><text:soft-page-break/><text:span text:style-name="T39"><draw:g text:anchor-type="as-char" svg:y="-0.1075in" draw:z-index="199" draw:name="Shape209" draw:style-name="gr1"><svg:title>TexMaths</svg:title><svg:desc>11§display§A \subseteq \Neven \land B \subseteq \Nodd§svg§600§FALSE§</svg:desc><draw:path draw:style-name="gr2" draw:text-style-name="P5" svg:width="1.4524in" svg:height="0.1161in" svg:x="0.0028in" svg:y="0.0079in" svg:viewBox="0 0 3690 296" svg:d="M1845 296c-615 0-1230 0-1845 0 0-99 0-197 0-296 1230 0 2460 0 3690 0 0 99 0 197 0 296-615 0-1230 0-1845 0z"><text:p/></draw:path><draw:path draw:style-name="gr3" draw:text-style-name="P6" svg:width="0.1039in" svg:height="0.1079in" svg:x="0.0004in" svg:y="0in" svg:viewBox="0 0 265 275" svg:d="M55 231c-15 25-31 31-47 32-5 0-8 0-8 7 0 3 1 5 4 5 11 0 22-1 33-1 14 0 27 1 39 1 3 0 8 0 8-8 0-4-4-4-7-4-9-1-18-4-18-14 0-4 3-8 6-14 10-16 20-33 30-49 32 0 65 0 96 0 0 7 6 60 6 63 0 13-20 14-28 14-5 0-8 0-8 7 0 5 4 5 5 5 16 0 32-1 49-1 8 0 33 1 42 1 3 0 8 0 8-8 0-4-4-4-10-4-23 0-23-3-24-15-8-79-16-159-24-238-1-8-1-10-7-10s-9 3-11 7c-45 74-89 149-134 224zM101 175c26-43 51-85 76-127 5 42 9 84 13 127-29 0-59 0-89 0z"><text:p/></draw:path><draw:path draw:style-name="gr3" draw:text-style-name="P6" svg:width="0.0929in" svg:height="0.1165in" svg:x="0.1638in" svg:y="0.0134in" svg:viewBox="0 0 237 297" svg:d="M223 15c7 0 14 0 14-7 0-8-7-8-14-8-35 0-69 0-104 0-66 0-119 51-119 111 0 63 54 111 119 111 35 0 69 0 104 0 7 0 14 0 14-8 0-7-7-7-14-7-34 0-69 0-103 0-61 0-103-44-103-95 0-53 44-97 103-97 34 0 69 0 103 0zM22 281c-7 0-14 0-14 8s7 8 14 8c67 0 134 0 201 0 7 0 14 0 14-8s-7-8-14-8c-67 0-134 0-201 0z"><text:p/></draw:path><draw:path draw:style-name="gr3" draw:text-style-name="P6" svg:width="0.1028in" svg:height="0.1059in" svg:x="0.3157in" svg:y="0.0051in" svg:viewBox="0 0 262 270" svg:d="M33 35c0 62 0 124 0 186 0 21-2 27-22 28-4 0-11 0-11 7s7 7 13 7c20 0 40 0 60 0 7 0 13 0 13-7s-7-7-12-7c-21-1-24-8-24-28 0-58 0-118 0-176 56 73 111 146 167 219 3 4 5 6 7 6 7 0 7-6 7-13 0-72 0-144 0-216 0-21 4-27 22-28 2 0 9 0 9-6 0-7-6-7-13-7-19 0-38 0-56 0-7 0-14 0-14 7 0 6 7 6 11 6 22 1 26 9 26 29 0 39 0 80 0 121-39-53-78-105-117-158-4-5-5-5-14-5-22 0-45 0-67 0-8 0-14 0-14 7 0 6 6 6 9 6 10 1 18 8 21 12-1 4-1 5-1 10zM218 243c-56-73-112-146-168-220-4-5-4-5-8-10 15 0 31 0 46 0 43 58 87 117 130 175 0 19 0 37 0 55z"><text:p/></draw:path><draw:path draw:style-name="gr3" draw:text-style-name="P6" svg:width="0.0457in" svg:height="0.048in" svg:x="0.426in" svg:y="0.0839in" svg:viewBox="0 0 117 123" svg:d="M109 58c5 0 8 0 8-5 0-23-14-53-54-53-35 0-63 29-63 62 0 34 31 61 66 61 37 0 51-30 51-35 0-1-1-3-5-3-3 0-4 1-5 3-8 22-29 26-39 26-12 0-24-5-33-15-10-13-10-30-10-41 28 0 56 0 84 0zM25 52c4-38 28-44 38-44 34 0 35 37 35 44-24 0-48 0-73 0z"><text:p/></draw:path><draw:path draw:style-name="gr3" draw:text-style-name="P6" svg:width="0.0567in" svg:height="0.0465in" svg:x="0.4791in" svg:y="0.085in" svg:viewBox="0 0 145 119" svg:d="M120 26c8-16 22-16 25-16 0-3 0-7 0-10-6 0-13 1-20 1s-17-1-25-1c0 3 0 7 0 10 12 0 12 9 12 10s-1 4-2 7c-10 22-21 44-31 67-11-25-23-49-34-73 0-2-1-3-1-6 0-5 9-5 14-5 0-3 0-7 0-10-1 0-19 1-30 1-9 0-19-1-28-1 0 3 0 7 0 10 15 0 19 0 23 9 14 32 28 62 42 94 2 3 3 6 8 6s6-3 7-6c14-29 27-58 40-87z"><text:p/></draw:path><draw:path draw:style-name="gr3" draw:text-style-name="P6" svg:width="0.0457in" svg:height="0.048in" svg:x="0.5406in" svg:y="0.0839in" svg:viewBox="0 0 117 123" svg:d="M109 58c5 0 8 0 8-5 0-23-14-53-54-53-35 0-63 29-63 62 0 34 31 61 66 61 37 0 51-30 51-35 0-1-1-3-5-3-3 0-4 1-5 3-8 22-29 26-39 26-12 0-24-5-33-15-10-13-10-30-10-41 28 0 56 0 84 0zM25 52c4-38 28-44 38-44 33 0 34 37 35 44-24 0-48 0-73 0z"><text:p/></draw:path><draw:path draw:style-name="gr3" draw:text-style-name="P6" svg:width="0.0567in" svg:height="0.0465in" svg:x="0.5965in" svg:y="0.0843in" svg:viewBox="0 0 145 119" svg:d="M124 37c0-23-11-37-39-37-23 0-38 12-45 26 0-8 0-17 0-26-14 1-27 2-40 3 0 4 0 7 0 10 19 0 20 2 20 16 0 23 0 46 0 69 0 12-2 12-20 12 0 2 0 5 0 9 1 0 20-1 31-1 10 0 28 1 31 1 0-4 0-7 0-9-18 0-20 0-20-12 0-17 0-33 0-49 0-28 22-41 41-41 18 0 20 15 20 28 0 21 0 41 0 62 0 12-2 12-19 12 0 2 0 5 0 9 10-1 18-1 30-1 10 0 29 1 31 1 0-4 0-7 0-9-17 0-21 0-21-12 0-21 0-41 0-61z"><text:p/></draw:path><draw:path draw:style-name="gr3" draw:text-style-name="P6" svg:width="0.0843in" svg:height="0.0933in" svg:x="0.7079in" svg:y="0.0189in" svg:viewBox="0 0 215 238" svg:d="M117 9c-4-7-6-9-9-9-6 0-7 3-9 9-32 71-65 143-97 214-2 4-2 6-2 8 0 3 3 7 8 7 2 0 5-1 9-8 30-67 60-135 91-203 30 68 60 136 90 203 3 8 8 8 9 8 4 0 8-4 8-7 0-1 0-2-3-7-32-71-63-144-95-215z"><text:p/></draw:path><draw:path draw:style-name="gr3" draw:text-style-name="P6" svg:width="0.1079in" svg:height="0.1028in" svg:x="0.8409in" svg:y="0.0051in" svg:viewBox="0 0 275 262" svg:d="M45 232c-3 14-4 17-35 17-7 0-10 0-10 8 0 5 3 5 10 5 46 0 92 0 139 0 60 0 105-46 105-83 0-27-22-49-59-54 40-7 80-36 80-72 0-29-25-53-71-53-43 0-87 0-130 0-8 0-11 0-11 8 0 4 3 4 11 4 4 0 7 0 14 0 7 1 11 1 11 7 0 1-1 2-2 7-18 68-34 138-52 206zM103 122c8-32 17-64 25-96 3-13 4-14 21-14 16 0 33 0 49 0 34 0 42 22 42 40 0 33-33 70-80 70-19 0-38 0-57 0zM86 249c-6 0-6 0-8 0-4-1-5-1-5-4 0-1 0-2 2-9 9-35 17-71 26-106 24 0 49 0 73 0 37 0 45 28 45 45 0 37-34 74-80 74-18 0-36 0-53 0z"><text:p/></draw:path><draw:path draw:style-name="gr3" draw:text-style-name="P6" svg:width="0.0921in" svg:height="0.1165in" svg:x="1.0122in" svg:y="0.0134in" svg:viewBox="0 0 235 297" svg:d="M222 15c7 0 13 0 13-7 0-8-6-8-13-8-34 0-69 0-103 0-67 0-119 51-119 111 0 63 53 111 119 111 34 0 69 0 103 0 7 0 13 0 13-8 0-7-6-7-13-7-34 0-69 0-103 0-61 0-104-44-104-95 0-53 44-97 104-97 34 0 69 0 103 0zM21 281c-7 0-13 0-13 8s6 8 13 8c67 0 134 0 201 0 7 0 13 0 13-8s-6-8-13-8c-67 0-134 0-201 0z"><text:p/></draw:path><draw:path draw:style-name="gr3" draw:text-style-name="P6" svg:width="0.1028in" svg:height="0.1059in" svg:x="1.1642in" svg:y="0.0051in" svg:viewBox="0 0 262 270" svg:d="M34 35c0 62 0 124 0 186 0 21-3 27-23 28-4 0-11 0-11 7s7 7 13 7c20 0 41 0 61 0 6 0 12 0 12-7s-6-7-11-7c-22-1-25-8-25-28 0-58 0-118 0-176 56 73 111 146 167 219 3 4 5 6 9 6 6 0 6-6 6-13 0-72 0-144 0-216 0-21 3-27 21-28 2 0 9 0 9-6 0-7-6-7-13-7-19 0-38 0-56 0-7 0-14 0-14 7 0 6 8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" draw:text-style-name="P6" svg:width="0.0516in" svg:height="0.048in" svg:x="1.2744in" svg:y="0.0839in" svg:viewBox="0 0 132 123" svg:d="M132 63c0-33-29-63-66-63s-66 30-66 63c0 34 30 60 66 60s66-26 66-60zM66 114c-10 0-24-3-34-16-7-11-8-25-8-38 0-12 0-27 10-39 7-8 18-13 32-13 15 0 28 7 33 15 8 11 9 24 9 37 0 14-1 28-9 39-8 10-20 15-33 15z"><text:p/></draw:path><draw:path draw:style-name="gr3" draw:text-style-name="P6" svg:width="0.0567in" svg:height="0.074in" svg:x="1.339in" svg:y="0.0579in" svg:viewBox="0 0 145 189" svg:d="M84 3c0 4 0 7 0 10 18 0 21 2 21 16 0 18 0 36 0 55-10-10-24-16-39-16-35 0-66 28-66 62 0 33 29 59 63 59 23 0 36-11 40-15 0 5 0 10 0 15 15-1 28-2 42-3 0-2 0-6 0-8-18 0-21-2-21-15 0-55 0-109 0-163-13 1-27 2-40 3zM103 159c-7 12-20 23-38 23-15 0-26-8-32-16-5-9-9-19-9-36 0-7 0-27 11-40 11-12 24-14 33-14 12 0 24 6 32 15 3 5 3 6 3 10 0 19 0 39 0 58z"><text:p/></draw:path><draw:path draw:style-name="gr3" draw:text-style-name="P6" svg:width="0.0567in" svg:height="0.074in" svg:x="1.4063in" svg:y="0.0579in" svg:viewBox="0 0 145 189" svg:d="M84 3c0 4 0 7 0 10 18 0 21 2 21 16 0 18 0 36 0 55-10-10-24-16-39-16-35 0-66 28-66 62 0 33 29 59 64 59 22 0 35-11 39-15 0 5 0 10 0 15 15-1 28-2 42-3 0-2 0-6 0-8-18 0-21-2-21-15 0-55 0-109 0-163-13 1-27 2-40 3zM103 159c-6 12-20 23-38 23-15 0-26-8-32-16-4-9-8-19-8-36 0-7 0-27 11-40 11-12 25-14 32-14 12 0 24 6 32 15 3 5 3 6 3 10 0 19 0 39 0 58z"><text:p/></draw:path></draw:g></text:span><text:span text:style-name="T39">. צ.ל. </text:span><text:span text:style-name="T39"><draw:g text:anchor-type="as-char" svg:y="-0.1134in" draw:z-index="200" draw:name="Shape210" draw:style-name="gr1"><svg:title>TexMaths</svg:title><svg:desc>11§display§f(g(\la A, B \ra)) = \la A, B \ra§svg§600§FALSE§</svg:desc><draw:path draw:style-name="gr2" draw:text-style-name="P5" svg:width="1.4213in" svg:height="0.1354in" svg:x="0.0004in" svg:y="0.0071in" svg:viewBox="0 0 3611 345" svg:d="M0 0c1203 0 2408 0 3611 0 0 115 0 230 0 345-1203 0-2408 0-3611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693in" svg:height="0.0972in" svg:x="0.1453in" svg:y="0.0453in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" draw:text-style-name="P6" svg:width="0.035in" svg:height="0.1508in" svg:x="0.235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335in" svg:height="0.1508in" svg:x="0.2969in" svg:y="0in" svg:viewBox="0 0 86 384" svg:d="M84 14c2-4 2-4 2-6 0-5-4-8-8-8-3 0-5 2-9 9-22 58-45 118-67 177-1 2-2 4-2 7 0 0 0 1 2 5 22 60 45 119 67 177 2 4 4 9 9 9 4 0 8-3 8-7 0-2 0-3-2-7-24-60-46-119-69-177 23-60 45-119 69-179z"><text:p/></draw:path><draw:path draw:style-name="gr3" draw:text-style-name="P6" svg:width="0.1039in" svg:height="0.1079in" svg:x="0.3445in" svg:y="0.0043in" svg:viewBox="0 0 265 275" svg:d="M56 230c-15 27-31 32-47 33-6 0-9 0-9 8 0 2 2 4 5 4 10 0 22-2 33-2 14 0 27 2 39 2 2 0 8 0 8-7 0-5-4-5-7-5-9-1-18-4-18-14 0-5 3-9 6-14 10-16 19-32 29-48 31 0 64 0 96 0 1 7 7 60 7 63 0 12-20 13-28 13-5 0-9 0-9 8 0 4 3 3 5 4 17 0 33-2 48-2 10 0 35 2 44 2 3 0 7 0 7-9 0-3-3-3-9-3-24 0-24-3-25-14-8-79-15-160-23-240-1-8-1-9-8-9-5 0-8 2-10 7-45 74-89 149-134 223zM102 175c26-43 51-86 76-128 5 42 8 85 12 128-29 0-58 0-88 0z"><text:p/></draw:path><draw:path draw:style-name="gr3" draw:text-style-name="P6" svg:width="0.0173in" svg:height="0.0453in" svg:x="0.4665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1083in" svg:height="0.1031in" svg:x="0.5272in" svg:y="0.0098in" svg:viewBox="0 0 276 263" svg:d="M46 232c-4 16-4 19-35 19-7 0-11 0-11 8 0 4 3 4 11 4 46 0 91 0 137 0 62 0 107-46 107-82 0-28-22-51-59-54 39-8 80-37 80-73 0-29-25-54-71-54-43 0-87 0-130 0-8 0-11 0-11 8 0 4 3 4 10 4 1 0 8 0 15 1s10 1 10 7c0 1 0 2-1 6-18 69-34 138-52 206zM104 122c8-32 17-63 25-94 3-15 3-16 21-16 16 0 33 0 49 0 34 0 42 23 42 40 0 34-33 70-80 70-19 0-38 0-57 0zM87 251c-6 0-7 0-9-1-3 0-4 0-4-3 0-1 0-3 1-9 9-35 18-72 27-107 24 0 49 0 73 0 37 0 44 29 44 45 0 38-34 75-79 75-18 0-36 0-53 0z"><text:p/></draw:path><draw:path draw:style-name="gr3" draw:text-style-name="P6" svg:width="0.0335in" svg:height="0.1508in" svg:x="0.6524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3" draw:text-style-name="P6" svg:width="0.035in" svg:height="0.1508in" svg:x="0.7114in" svg:y="0in" svg:viewBox="0 0 90 384" svg:d="M90 193c0-30-4-77-25-120-23-48-57-73-61-73-2 0-4 1-4 3 0 3 0 3 8 10 37 38 59 99 59 180 0 65-14 132-62 181-5 5-5 5-5 6 0 3 2 4 4 4 4 0 39-26 62-75 20-43 24-85 24-116z"><text:p/></draw:path><draw:path draw:style-name="gr3" draw:text-style-name="P6" svg:width="0.0346in" svg:height="0.1508in" svg:x="0.7705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004in" svg:height="0.035in" svg:x="0.871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35in" svg:height="0.1508in" svg:x="1.0406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" draw:text-style-name="P6" svg:width="0.1039in" svg:height="0.1079in" svg:x="1.0882in" svg:y="0.0043in" svg:viewBox="0 0 265 275" svg:d="M55 230c-15 27-30 32-47 33-5 0-8 0-8 8 0 2 2 4 4 4 11 0 23-2 34-2 13 0 27 2 39 2 2 0 7 0 7-7 0-5-4-5-6-5-9-1-19-4-19-14 0-5 3-9 6-14 10-16 20-32 30-48 31 0 64 0 96 0 1 7 7 60 7 63 0 12-21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3" draw:text-style-name="P6" svg:width="0.0173in" svg:height="0.0453in" svg:x="1.2098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1083in" svg:height="0.1031in" svg:x="1.2709in" svg:y="0.0098in" svg:viewBox="0 0 276 263" svg:d="M45 232c-3 16-4 19-35 19-7 0-10 0-10 8 0 4 3 4 10 4 46 0 92 0 138 0 61 0 107-46 107-82 0-28-23-51-60-54 40-8 81-37 81-73 0-29-25-54-73-54-42 0-86 0-129 0-7 0-11 0-11 8 0 4 3 4 11 4 1 0 7 0 14 1 8 1 11 1 11 7 0 1 0 2-1 6-18 69-35 138-53 206zM103 122c8-32 17-63 25-94 3-15 4-16 20-16 17 0 35 0 51 0 33 0 42 23 42 40 0 34-33 70-80 70-19 0-39 0-58 0zM87 251c-6 0-7 0-9-1-4 0-5 0-5-3 0-1 0-3 2-9 9-35 17-72 26-107 24 0 50 0 74 0 37 0 44 29 44 45 0 38-34 75-80 75-18 0-35 0-52 0z"><text:p/></draw:path><draw:path draw:style-name="gr3" draw:text-style-name="P6" svg:width="0.0335in" svg:height="0.1508in" svg:x="1.3961in" svg:y="0in" svg:viewBox="0 0 86 384" svg:d="M84 198c2-4 2-5 2-5 0-1 0-3-2-7-22-59-46-119-68-177-2-7-4-9-8-9-5 0-8 3-8 8 0 1 0 2 1 6 23 60 46 119 69 179-23 58-46 117-69 177-1 4-1 4-1 7 0 4 3 7 8 7 4 0 6-4 7-7 23-60 45-119 69-179z"><text:p/></draw:path></draw:g></text:span><text:span text:style-name="T39">, מתוך הרכבת פונקציות והגדרת יחס הזהות. לפי כלל </text:span><text:span text:style-name="T39"><draw:g text:anchor-type="as-char" svg:y="-0.1063in" draw:z-index="201" draw:name="Shape211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9">, ישנו שוויון ל־;</text:span></text:p>
          <text:p text:style-name="P58"><draw:g text:anchor-type="as-char" svg:y="-0.1134in" draw:z-index="202" draw:name="Shape212" draw:style-name="gr1"><svg:title>TexMaths</svg:title><svg:desc>11§display§\dots = f(A \cup B) = \la C := \{n \in A \cup B. n \in \Neven\}, D := \{ n \in A \cup B. n \in \Nodd \} \ra§svg§600§FALSE§</svg:desc><draw:path draw:style-name="gr2" draw:text-style-name="P5" svg:width="5.0728in" svg:height="0.1358in" svg:x="0.0406in" svg:y="0.0071in" svg:viewBox="0 0 12886 346" svg:d="M6444 346c-2149 0-4296 0-6444 0 0-116 0-230 0-346 4295 0 8591 0 12886 0 0 116 0 230 0 346-2147 0-4295 0-6442 0z"><text:p/></draw:path><draw:path draw:style-name="gr3" draw:text-style-name="P6" svg:width="0.0161in" svg:height="0.0157in" svg:x="0.0004in" svg:y="0.0681in" svg:viewBox="0 0 42 41" svg:d="M42 20c0-11-10-20-21-20s-21 8-21 20c0 11 10 21 21 21s21-9 21-21z"><text:p/></draw:path><draw:path draw:style-name="gr3" draw:text-style-name="P6" svg:width="0.0157in" svg:height="0.0157in" svg:x="0.0685in" svg:y="0.0681in" svg:viewBox="0 0 41 41" svg:d="M41 20c0-11-10-20-21-20s-20 8-20 20c0 11 9 21 20 21s21-9 21-21z"><text:p/></draw:path><draw:path draw:style-name="gr3" draw:text-style-name="P6" svg:width="0.0157in" svg:height="0.0157in" svg:x="0.1362in" svg:y="0.0681in" svg:viewBox="0 0 41 41" svg:d="M41 20c0-11-10-20-21-20-12 0-20 8-20 20 0 11 8 21 20 21 11 0 21-9 21-21z"><text:p/></draw:path><draw:path draw:style-name="gr3" draw:text-style-name="P6" svg:width="0.1004in" svg:height="0.0354in" svg:x="0.2161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076in" svg:height="0.1374in" svg:x="0.376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" draw:text-style-name="P6" svg:width="0.0346in" svg:height="0.1512in" svg:x="0.4744in" svg:y="0in" svg:viewBox="0 0 89 385" svg:d="M89 381c0-1 0-1-7-8-48-49-60-122-60-180 0-67 14-135 62-182 5-5 5-5 5-7 0-3-1-4-3-4-5 0-40 26-62 76-20 42-24 85-24 117 0 29 3 76 25 120 23 47 56 72 61 72 2 0 3-1 3-4z"><text:p/></draw:path><draw:path draw:style-name="gr3" draw:text-style-name="P6" svg:width="0.1039in" svg:height="0.1079in" svg:x="0.5236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3" draw:text-style-name="P6" svg:width="0.0846in" svg:height="0.0937in" svg:x="0.6744in" svg:y="0.0217in" svg:viewBox="0 0 216 239" svg:d="M216 14c0-6 0-14-8-14s-8 8-8 14c0 47 0 93 0 140 0 57-64 70-92 70-18 0-42-4-62-16-31-19-31-44-31-54 0-47 0-93 0-140 0-6 0-14-7-14-8 0-8 8-8 14 0 48 0 94 0 141 0 59 59 84 108 84 50 0 108-28 108-83 0-47 0-94 0-142z"><text:p/></draw:path><draw:path draw:style-name="gr3" draw:text-style-name="P6" svg:width="0.1083in" svg:height="0.1028in" svg:x="0.8079in" svg:y="0.0098in" svg:viewBox="0 0 276 262" svg:d="M46 232c-4 15-5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3" draw:text-style-name="P6" svg:width="0.0346in" svg:height="0.1512in" svg:x="0.933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1.034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335in" svg:height="0.1512in" svg:x="1.2035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1079in" svg:height="0.1098in" svg:x="1.2535in" svg:y="0.0067in" svg:viewBox="0 0 275 280" svg:d="M275 3c0-1-1-3-4-3-2 0-3 0-6 4-9 10-19 20-27 30-4-5-21-34-64-34-87 0-174 85-174 175 0 63 46 105 104 105 35 0 64-16 84-33 36-32 43-66 43-68 0-4-3-3-4-4-3 0-5 1-6 4-3 11-12 38-38 60-28 22-52 29-72 29-35 0-76-20-76-80 0-22 9-85 47-130 24-27 60-46 94-46 40 0 63 30 63 75 0 15-1 14-1 19 0 3 4 4 5 4 6 0 6-1 8-8 7-33 16-66 24-99z"><text:p/></draw:path><draw:path draw:style-name="gr3" draw:text-style-name="P6" svg:width="0.0157in" svg:height="0.065in" svg:x="1.4209in" svg:y="0.048in" svg:viewBox="0 0 41 166" svg:d="M41 21c0-12-10-21-21-21-12 0-20 9-20 21 0 11 8 20 20 20 11 0 21-9 21-20zM41 146c0-12-10-20-21-20-12 0-20 8-20 20 0 11 8 20 20 20 11 0 21-9 21-20z"><text:p/></draw:path><draw:path draw:style-name="gr3" draw:text-style-name="P6" svg:width="0.1008in" svg:height="0.0354in" svg:x="1.458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0535in" svg:height="0.1512in" svg:x="1.6217in" svg:y="0in" svg:viewBox="0 0 137 385" svg:d="M82 52c0-16 10-41 52-43 2 0 3-2 3-5 0-4-3-4-6-4-40 0-75 20-75 48 0 29 0 59 0 89 0 15 0 27-15 39-14 12-29 12-37 13-2 0-4 1-4 4 0 4 3 4 7 4 25 2 44 14 48 34 1 4 1 5 1 19 0 25 0 51 0 76 0 16 0 29 19 43 15 12 40 16 56 16 3 0 6 0 6-4s-2-4-5-4c-25-2-44-15-48-33-2-5-2-5-2-19 0-27 0-54 0-82 0-17-3-24-15-35-9-8-20-12-31-15 32-9 46-27 46-49 0-31 0-61 0-92z"><text:p/></draw:path><draw:path draw:style-name="gr3" draw:text-style-name="P6" svg:width="0.0823in" svg:height="0.0685in" svg:x="1.6913in" svg:y="0.0453in" svg:viewBox="0 0 210 175" svg:d="M23 148c-1 6-3 15-3 17 0 7 5 10 11 10 4 0 11-3 14-11 0-1 4-19 8-29 2-12 5-23 7-34 3-9 5-17 7-26 2-7 4-18 6-19 5-12 26-47 62-47 18 0 21 14 21 26 0 24-19 74-25 91-3 8-3 13-3 17 0 19 13 32 31 32 37 0 51-56 51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3" draw:text-style-name="P6" svg:width="0.0752in" svg:height="0.087in" svg:x="1.8331in" svg:y="0.0307in" svg:viewBox="0 0 192 222" svg:d="M179 120c7 0 13-1 13-9 0-9-6-8-13-8-55 0-109 0-164 0 5-50 50-88 104-88 20 0 40 0 60 0 7 0 13 0 13-7 0-8-6-8-13-8-20 0-40 0-60 0-67 0-119 48-119 111 0 62 52 111 119 111 20 0 40 0 60 0 7 0 13 0 13-7s-6-7-13-7c-20 0-40 0-60 0-54 0-99-37-104-88 55 0 109 0 164 0z"><text:p/></draw:path><draw:path draw:style-name="gr3" draw:text-style-name="P6" svg:width="0.1039in" svg:height="0.1079in" svg:x="1.9697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1 175c25-43 52-85 77-127 5 42 8 84 12 127-29 0-59 0-89 0z"><text:p/></draw:path><draw:path draw:style-name="gr3" draw:text-style-name="P6" svg:width="0.0846in" svg:height="0.0937in" svg:x="2.1205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3" draw:text-style-name="P6" svg:width="0.1083in" svg:height="0.1028in" svg:x="2.2539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7-64 25-96 3-13 3-14 21-14 16 0 33 0 49 0 34 0 42 22 42 40 0 34-33 70-80 70-19 0-38 0-57 0zM87 250c-6 0-7 0-9 0-3 0-4-1-4-4 0-2 0-2 1-9 9-36 18-71 27-106 24 0 49 0 73 0 37 0 44 28 44 45 0 36-34 74-79 74-18 0-36 0-53 0z"><text:p/></draw:path><draw:path draw:style-name="gr3" draw:text-style-name="P6" svg:width="0.0157in" svg:height="0.0157in" svg:x="2.3839in" svg:y="0.0972in" svg:viewBox="0 0 41 41" svg:d="M41 21c0-12-10-21-21-21-12 0-20 9-20 21 0 11 8 20 20 20 11 0 21-9 21-20z"><text:p/></draw:path><draw:path draw:style-name="gr3" draw:text-style-name="P6" svg:width="0.0823in" svg:height="0.0685in" svg:x="2.4169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3" draw:text-style-name="P6" svg:width="0.076in" svg:height="0.087in" svg:x="2.5587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3" draw:text-style-name="P6" svg:width="0.1024in" svg:height="0.1063in" svg:x="2.6937in" svg:y="0.0098in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457in" svg:height="0.048in" svg:x="2.8039in" svg:y="0.0886in" svg:viewBox="0 0 117 123" svg:d="M109 59c5 0 8 0 8-6 0-23-14-53-54-53-36 0-63 29-63 62 0 34 30 61 66 61s51-28 51-35c0-1-2-3-5-3-4 0-4 1-5 4-9 22-29 26-39 26-13 0-25-6-33-16-10-13-10-30-10-40 28 0 56 0 84 0zM25 52c4-38 28-44 38-44 33 0 34 37 34 44-24 0-48 0-72 0z"><text:p/></draw:path><draw:path draw:style-name="gr3" draw:text-style-name="P6" svg:width="0.0567in" svg:height="0.0465in" svg:x="2.8571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1 4 3 6 8 6s6-2 7-6c13-29 27-58 40-87z"><text:p/></draw:path><draw:path draw:style-name="gr3" draw:text-style-name="P6" svg:width="0.0457in" svg:height="0.048in" svg:x="2.9185in" svg:y="0.0886in" svg:viewBox="0 0 117 123" svg:d="M109 59c5 0 8 0 8-6 0-23-14-53-54-53-36 0-63 29-63 62 0 34 31 61 66 61 36 0 51-28 51-35 0-1-2-3-5-3-4 0-4 1-5 4-8 22-29 26-39 26-13 0-25-6-33-16-10-13-10-30-10-40 28 0 56 0 84 0zM25 52c4-38 28-44 38-44 33 0 34 37 35 44-24 0-49 0-73 0z"><text:p/></draw:path><draw:path draw:style-name="gr3" draw:text-style-name="P6" svg:width="0.0567in" svg:height="0.0465in" svg:x="2.9744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draw:path draw:style-name="gr3" draw:text-style-name="P6" svg:width="0.0531in" svg:height="0.1512in" svg:x="3.0543in" svg:y="0in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" svg:width="0.0173in" svg:height="0.0453in" svg:x="3.1323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1161in" svg:height="0.1028in" svg:x="3.1929in" svg:y="0.0098in" svg:viewBox="0 0 296 262" svg:d="M46 232c-3 15-4 18-35 18-7 0-11 0-11 8 0 4 4 4 11 4 43 0 86 0 129 0 80 0 156-80 156-165 0-54-33-97-91-97-43 0-87 0-130 0-7 0-11 0-11 7 0 5 3 5 11 5 4 0 12 0 16 0 7 1 9 2 9 7 0 1-1 2-2 7-18 69-34 138-52 206zM130 26c3-13 4-14 21-14 14 0 27 0 41 0 38 0 70 20 70 71 0 19-8 82-41 125-11 13-42 42-89 42-14 0-30 0-44 0-4 0-6 0-8 0-4 0-5-1-5-4 0-2 0-2 2-9 18-70 35-140 53-211z"><text:p/></draw:path><draw:path draw:style-name="gr3" draw:text-style-name="P6" svg:width="0.0157in" svg:height="0.065in" svg:x="3.3728in" svg:y="0.048in" svg:viewBox="0 0 41 166" svg:d="M41 21c0-12-9-21-20-21-12 0-21 9-21 21 0 11 9 20 21 20 11 0 20-9 20-20zM41 146c0-12-9-20-20-20-12 0-21 8-21 20 0 11 9 20 21 20 11 0 20-9 20-20z"><text:p/></draw:path><draw:path draw:style-name="gr3" draw:text-style-name="P6" svg:width="0.1008in" svg:height="0.0354in" svg:x="3.41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1in" svg:height="0.1512in" svg:x="3.5736in" svg:y="0in" svg:viewBox="0 0 136 385" svg:d="M81 52c0-16 10-41 52-43 2 0 3-2 3-5 0-4-2-4-6-4-40 0-74 20-75 48 0 29 0 59 0 89 0 15 0 27-15 39-14 12-29 12-37 13-2 0-3 1-3 4 0 4 2 4 5 4 26 2 44 14 49 34 1 4 1 5 1 19 0 25 0 51 0 76 0 16 0 29 19 43 15 12 40 16 56 16 4 0 6 0 6-4s-2-4-5-4c-24-2-44-15-49-33-1-5-1-5-1-19 0-27 0-54 0-82 0-17-3-24-15-35-9-8-20-12-31-15 32-9 46-27 46-49 0-31 0-61 0-92z"><text:p/></draw:path><draw:path draw:style-name="gr3" draw:text-style-name="P6" svg:width="0.0823in" svg:height="0.0685in" svg:x="3.6429in" svg:y="0.0453in" svg:viewBox="0 0 210 175" svg:d="M23 148c-1 6-3 15-3 17 0 7 5 10 11 10 4 0 11-3 14-11 0-1 4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3" draw:text-style-name="P6" svg:width="0.0752in" svg:height="0.087in" svg:x="3.785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1039in" svg:height="0.1079in" svg:x="3.9217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4 1 3 0 7 0 7-7 0-5-4-5-9-5-24 0-24-2-25-13-8-79-17-160-24-240 0-8 0-10-7-10-6 0-8 3-10 7-45 74-90 149-135 224zM102 175c26-43 51-85 76-127 5 42 8 84 12 127-29 0-58 0-88 0z"><text:p/></draw:path><draw:path draw:style-name="gr3" draw:text-style-name="P6" svg:width="0.0846in" svg:height="0.0937in" svg:x="4.072in" svg:y="0.0217in" svg:viewBox="0 0 216 239" svg:d="M216 14c0-6 0-14-8-14s-8 8-8 14c0 47 0 93 0 140 0 57-63 70-92 70-18 0-42-4-62-16-30-19-30-44-30-54 0-47 0-93 0-140 0-6 0-14-8-14s-8 8-8 14c0 48 0 94 0 141 0 59 59 84 108 84 50 0 108-28 108-83 0-47 0-94 0-142z"><text:p/></draw:path><draw:path draw:style-name="gr3" draw:text-style-name="P6" svg:width="0.1083in" svg:height="0.1028in" svg:x="4.2055in" svg:y="0.0098in" svg:viewBox="0 0 276 262" svg:d="M46 232c-4 15-4 18-35 18-7 0-11 0-11 8 0 4 3 4 11 4 46 0 91 0 137 0 62 0 107-45 107-83 0-27-22-49-59-53 39-8 80-37 80-73 0-29-25-53-71-53-43 0-87 0-130 0-8 0-11 0-11 8 0 4 3 4 10 4 1 0 8 0 15 0 7 1 10 1 10 7 0 1 0 2-1 7-18 69-34 138-52 206zM104 122c8-32 17-64 25-96 3-13 3-14 21-14 16 0 33 0 49 0 34 0 42 22 42 40 0 34-33 70-80 70-19 0-38 0-57 0zM87 250c-6 0-7 0-9 0-3 0-4-1-4-4 0-2 0-2 1-9 9-36 18-71 27-106 24 0 49 0 73 0 37 0 45 28 45 45 0 36-35 74-80 74-18 0-36 0-53 0z"><text:p/></draw:path><draw:path draw:style-name="gr3" draw:text-style-name="P6" svg:width="0.0157in" svg:height="0.0157in" svg:x="4.3354in" svg:y="0.0972in" svg:viewBox="0 0 41 41" svg:d="M41 21c0-12-9-21-20-21-12 0-21 9-21 21 0 11 9 20 21 20 11 0 20-9 20-20z"><text:p/></draw:path><draw:path draw:style-name="gr3" draw:text-style-name="P6" svg:width="0.0819in" svg:height="0.0685in" svg:x="4.3693in" svg:y="0.0453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7 13-11 36-11 37 0 5 3 5 4 5 4 0 5-1 7-9 7-27 14-46 27-46 8 0 13 4 13 17 0 8-2 13-6 32-8 30-15 60-23 90z"><text:p/></draw:path><draw:path draw:style-name="gr3" draw:text-style-name="P6" svg:width="0.076in" svg:height="0.087in" svg:x="4.511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28in" svg:height="0.1063in" svg:x="4.6461in" svg:y="0.0098in" svg:viewBox="0 0 262 271" svg:d="M33 35c0 63 0 126 0 187 0 20-3 28-23 28-3 0-10 0-10 7 0 6 5 6 13 6 20 0 40 0 60 0 6 0 13 0 13-6 0-7-7-7-12-7-21 0-25-9-25-29 0-58 0-118 0-176 57 74 112 148 168 220 3 5 5 6 7 6 7 0 7-7 7-13 0-72 0-145 0-217 0-21 3-27 21-28 3 0 10 0 10-6 0-7-7-7-13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" draw:text-style-name="P6" svg:width="0.052in" svg:height="0.048in" svg:x="4.7559in" svg:y="0.0886in" svg:viewBox="0 0 133 123" svg:d="M133 63c0-33-30-63-66-63-37 0-67 30-67 63 0 34 30 60 67 60 36 0 66-26 66-60zM67 115c-11 0-25-4-34-17-8-11-8-24-8-37 0-11 0-28 10-39 7-8 18-14 32-14 15 0 26 7 33 16 8 10 8 23 8 37 0 13 0 27-8 38-8 10-20 16-33 16z"><text:p/></draw:path><draw:path draw:style-name="gr3" draw:text-style-name="P6" svg:width="0.0563in" svg:height="0.0744in" svg:x="4.8209in" svg:y="0.0626in" svg:viewBox="0 0 144 190" svg:d="M84 3c0 4 0 7 0 10 17 0 19 2 19 16 0 18 0 36 0 55-10-9-23-15-37-15-36 0-66 27-66 61s29 60 63 60c22 0 35-12 39-16 0 5 0 11 0 16 15-1 28-2 42-2 0-3 0-6 0-10-18 0-20-2-20-15 0-55 0-109 0-163-13 1-27 2-40 3zM102 160c-6 13-21 23-38 23-15 0-26-9-31-17-6-7-9-18-9-36 0-6 0-27 11-39s24-15 32-15c13 0 25 7 32 16 3 5 3 5 3 9 0 19 0 39 0 59z"><text:p/></draw:path><draw:path draw:style-name="gr3" draw:text-style-name="P6" svg:width="0.0563in" svg:height="0.0744in" svg:x="4.8882in" svg:y="0.0626in" svg:viewBox="0 0 144 190" svg:d="M84 3c0 4 0 7 0 10 18 0 20 2 20 16 0 18 0 36 0 55-11-9-23-15-38-15-36 0-66 27-66 61s29 60 63 60c22 0 35-12 40-16 0 5 0 11 0 16 14-1 28-2 41-2 0-3 0-6 0-10-18 0-20-2-20-15 0-55 0-109 0-163-13 1-27 2-40 3zM103 160c-7 13-21 23-38 23-16 0-27-9-32-17-6-7-9-18-9-36 0-6 0-27 11-39s24-15 32-15c13 0 25 7 33 16 3 5 3 5 3 9 0 19 0 39 0 59z"><text:p/></draw:path><draw:path draw:style-name="gr3" draw:text-style-name="P6" svg:width="0.0531in" svg:height="0.1512in" svg:x="4.9689in" svg:y="0in" svg:viewBox="0 0 136 385" svg:d="M55 334c0 15-10 40-52 43-2 0-3 2-3 4 0 4 4 4 8 4 37 0 72-18 73-48 0-29 0-58 0-88 0-16 0-28 16-40 13-11 28-11 36-12 2 0 3-1 3-4 0-4-2-4-5-4-25-2-44-15-49-35-1-3-1-4-1-19 0-25 0-50 0-76 0-16 0-28-18-42-16-13-42-17-55-17-4 0-8 0-8 4 0 5 2 5 5 5 25 1 44 14 49 33 1 4 1 4 1 19 0 26 0 54 0 81 0 18 3 24 15 36 9 8 20 12 31 15-32 10-46 26-46 48 0 31 0 62 0 93z"><text:p/></draw:path><draw:path draw:style-name="gr3" draw:text-style-name="P6" svg:width="0.0339in" svg:height="0.1512in" svg:x="5.0421in" svg:y="0in" svg:viewBox="0 0 87 385" svg:d="M85 199c2-4 2-5 2-6 0-3 0-1-2-6-22-59-45-119-67-178-4-7-7-9-10-9-5 0-8 3-8 8 0 1 0 2 2 6 23 60 45 119 68 179-23 58-45 117-68 177-2 4-2 5-2 8 0 4 4 7 8 7 5 0 6-4 8-7 24-60 46-119 69-179z"><text:p/></draw:path></draw:g></text:p>
          <text:p text:style-name="P59">וסה"כ צ.ל. <draw:g text:anchor-type="as-char" svg:y="-0.1118in" draw:z-index="205" draw:name="Shape213" draw:style-name="gr1"><svg:title>TexMaths</svg:title><svg:desc>11§display§A = C \land B = D§svg§600§FALSE§</svg:desc><draw:path draw:style-name="gr2" draw:text-style-name="P5" svg:width="1.037in" svg:height="0.0957in" svg:x="0.0031in" svg:y="0.0079in" svg:viewBox="0 0 2635 244" svg:d="M0 0c879 0 1756 0 2635 0 0 82 0 162 0 244-879 0-1756 0-2635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9-49 33 0 64 0 97 0 0 8 6 60 6 64 0 11-20 12-28 12-5 0-9 0-9 8 0 5 3 3 5 5 17 0 33-2 48-2 10 0 35 2 44 2 3 0 7 0 7-8 0-5-3-5-9-5-24 0-24-2-25-13-8-80-15-160-23-240-1-8-1-9-8-9-5 0-8 2-10 7-45 75-89 148-134 223zM102 174c26-42 51-85 76-127 5 42 8 85 12 127-29 0-58 0-88 0z"><text:p/></draw:path><draw:path draw:style-name="gr3" draw:text-style-name="P6" svg:width="0.1004in" svg:height="0.035in" svg:x="0.1602in" svg:y="0.053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079in" svg:height="0.1094in" svg:x="0.3197in" svg:y="0.0016in" svg:viewBox="0 0 275 279" svg:d="M275 3c0-1-1-3-4-3-2 0-3 0-6 4-9 10-19 20-27 30-4-5-21-34-64-34-87 0-174 85-174 173 0 64 46 106 106 106 33 0 62-15 82-33 36-32 43-67 43-68 0-4-3-4-4-4-3 0-5 1-6 4-3 12-12 38-38 61-27 21-52 28-72 28-34 0-76-20-76-81 0-21 9-82 47-128 24-27 60-46 95-46 39 0 62 30 62 74 0 15-1 15-1 20 0 3 4 3 5 3 6 0 6 0 8-8 7-33 16-65 24-98z"><text:p/></draw:path><draw:path draw:style-name="gr3" draw:text-style-name="P6" svg:width="0.0846in" svg:height="0.0933in" svg:x="0.4736in" svg:y="0.0177in" svg:viewBox="0 0 216 238" svg:d="M117 9c-4-7-6-9-9-9-6 0-7 3-9 9-32 72-64 142-96 214-2 5-3 5-3 7 0 5 3 8 8 8 3 0 6-1 8-8 31-68 61-135 92-204 31 69 60 136 91 204 3 8 7 8 9 8 3 0 8-3 8-8 0-1 0-1-4-6-32-72-64-143-95-215z"><text:p/></draw:path><draw:path draw:style-name="gr3" draw:text-style-name="P6" svg:width="0.1083in" svg:height="0.1024in" svg:x="0.6067in" svg:y="0.0051in" svg:viewBox="0 0 276 261" svg:d="M45 232c-3 15-4 17-35 17-7 0-10 0-10 8 0 4 3 4 10 4 46 0 92 0 138 0 61 0 107-45 107-82 0-28-23-50-60-53 40-8 81-37 81-73 0-29-25-53-73-53-42 0-86 0-129 0-7 0-11 0-11 8 0 3 3 3 11 3 1 0 7 0 14 1 8 1 11 1 11 7 0 1 0 2-2 6-18 69-34 138-52 207zM103 121c8-32 17-64 25-95 3-14 4-15 20-15 17 0 35 0 51 0 33 0 42 23 42 40 0 34-33 70-80 70-19 0-39 0-58 0zM87 249c-6 0-7 0-9 0-4 0-5-1-5-3 0-1 0-2 2-9 9-35 17-72 26-107 24 0 50 0 74 0 36 0 44 28 44 44 0 39-34 75-80 75-18 0-35 0-52 0z"><text:p/></draw:path><draw:path draw:style-name="gr3" draw:text-style-name="P6" svg:width="0.1004in" svg:height="0.035in" svg:x="0.7744in" svg:y="0.0531in" svg:viewBox="0 0 256 90" svg:d="M243 15c6 0 13 0 13-7 0-8-7-8-13-8-77 0-154 0-231 0-5 0-12 0-12 8 0 7 7 7 12 7 77 0 154 0 231 0zM243 90c6 0 13 0 13-7 0-8-7-8-13-8-77 0-154 0-231 0-5 0-12 0-12 8 0 7 7 7 12 7 77 0 154 0 231 0z"><text:p/></draw:path><draw:path draw:style-name="gr3" draw:text-style-name="P6" svg:width="0.1157in" svg:height="0.1024in" svg:x="0.9323in" svg:y="0.0051in" svg:viewBox="0 0 295 261" svg:d="M45 232c-3 15-4 17-35 17-6 0-10 0-10 8 0 4 3 4 10 4 43 0 86 0 129 0 80 0 156-80 156-164 0-54-33-97-92-97-42 0-86 0-129 0-7 0-11 0-11 7 0 4 3 4 11 4 5 0 12 1 16 1 7 1 9 2 9 7 0 1 0 2-1 6-18 69-35 138-53 207zM129 26c3-14 4-15 21-15 14 0 27 0 41 0 38 0 70 21 70 72 0 18-8 81-40 123-12 15-42 43-90 43-14 0-29 0-43 0-6 0-7 0-9 0-4 0-5-1-5-3 0-1 0-2 2-9 17-70 35-140 53-211z"><text:p/></draw:path></draw:g>, בה"כ נוכיח <draw:g text:anchor-type="as-char" svg:y="-0.1118in" draw:z-index="206" draw:name="Shape214" draw:style-name="gr1"><svg:title>TexMaths</svg:title><svg:desc>11§display§A = C§svg§600§FALSE§</svg:desc><draw:path draw:style-name="gr2" draw:text-style-name="P5" svg:width="0.4154in" svg:height="0.0957in" svg:x="0.0031in" svg:y="0.0079in" svg:viewBox="0 0 1056 244" svg:d="M0 0c352 0 704 0 1056 0 0 82 0 162 0 244-352 0-704 0-1056 0 0-82 0-162 0-244z"><text:p/></draw:path><draw:path draw:style-name="gr3" draw:text-style-name="P6" svg:width="0.1039in" svg:height="0.1079in" svg:x="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3" draw:text-style-name="P6" svg:width="0.1008in" svg:height="0.035in" svg:x="0.1594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3" draw:text-style-name="P6" svg:width="0.1075in" svg:height="0.1094in" svg:x="0.3189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text:s/>באמצעות הכלה דו כיוונית:</text:p>
          <text:list>
            <text:list-item>
              <text:p text:style-name="P59">יהי <draw:g text:anchor-type="as-char" svg:y="-0.1075in" draw:z-index="207" draw:name="Shape215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נוכיח <draw:g text:anchor-type="as-char" svg:y="-0.1063in" draw:z-index="208" draw:name="Shape216" draw:style-name="gr1"><svg:title>TexMaths</svg:title><svg:desc>11§display§x \in C§svg§600§FALSE§</svg:desc><draw:path draw:style-name="gr2" draw:text-style-name="P5" svg:width="0.372in" svg:height="0.0969in" svg:x="0.0039in" svg:y="0.0071in" svg:viewBox="0 0 946 247" svg:d="M474 247c-158 0-316 0-474 0 0-83 0-164 0-247 316 0 630 0 946 0 0 83 0 164 0 247-158 0-315 0-472 0z"><text:p/></draw:path><draw:path draw:style-name="gr3" draw:text-style-name="P6" svg:width="0.0752in" svg:height="0.0681in" svg:x="0.0004in" svg:y="0.0406in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3" draw:text-style-name="P6" svg:width="0.0752in" svg:height="0.0874in" svg:x="0.1382in" svg:y="0.0256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6" svg:width="0.1075in" svg:height="0.1098in" svg:x="0.2764in" svg:y="0.0004in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. לפי הגדרה, צ.ל. <draw:g text:anchor-type="as-char" svg:y="-0.1075in" draw:z-index="209" draw:name="Shape217" draw:style-name="gr1"><svg:title>TexMaths</svg:title><svg:desc>11§display§x \in A \cup B \land x \in \Neven§svg§600§FALSE§</svg:desc><draw:path draw:style-name="gr2" draw:text-style-name="P5" svg:width="1.4465in" svg:height="0.1161in" svg:x="0.0039in" svg:y="0.0079in" svg:viewBox="0 0 3675 296" svg:d="M1838 296c-612 0-1225 0-1838 0 0-99 0-197 0-296 1226 0 2450 0 3675 0 0 99 0 197 0 296-612 0-1225 0-1837 0z"><text:p/></draw:path><draw:path draw:style-name="gr3" draw:text-style-name="P6" svg:width="0.0756in" svg:height="0.0685in" svg:x="0.0004in" svg:y="0.0425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1-50 61-60 0-4-3-4-4-4-3 0-4 2-4 4-14 42-40 51-52 51-15 0-21-12-21-25 0-9 2-18 7-34 4-18 8-36 13-53z"><text:p/></draw:path><draw:path draw:style-name="gr3" draw:text-style-name="P6" svg:width="0.0756in" svg:height="0.087in" svg:x="0.1382in" svg:y="0.028in" svg:viewBox="0 0 193 222" svg:d="M179 119c7 0 14 0 14-8s-7-8-14-8c-55 0-109 0-164 0 5-51 50-88 104-88 20 0 41 0 60 0 7 0 14 0 14-7 0-8-7-8-14-8-19 0-40 0-60 0-66 0-119 49-119 111s53 111 119 111c20 0 41 0 60 0 7 0 14 0 14-8 0-7-7-7-14-7-19 0-40 0-60 0-54 0-99-37-104-88 55 0 109 0 164 0z"><text:p/></draw:path><draw:path draw:style-name="gr3" draw:text-style-name="P6" svg:width="0.1039in" svg:height="0.1079in" svg:x="0.2748in" svg:y="0in" svg:viewBox="0 0 265 275" svg:d="M55 231c-15 25-30 31-47 32-5 0-8 0-8 7 0 3 1 5 4 5 11 0 24-1 35-1 12 0 25 1 38 1 2 0 7 0 7-8 0-4-4-4-6-4-9-1-19-4-19-14 0-4 3-8 6-14 10-16 20-33 30-49 32 0 65 0 96 0 2 7 7 60 7 63 0 13-21 14-29 14-5 0-8 0-8 7 0 5 4 5 5 5 16 0 32-1 49-1 9 0 34 1 42 1 4 0 8 0 8-8 0-4-4-4-9-4-24 0-24-3-25-15-8-79-16-159-24-238 0-8 0-10-7-10-6 0-7 3-10 7-45 74-90 149-135 224zM101 175c26-43 52-85 77-127 5 42 8 84 12 127-29 0-59 0-89 0z"><text:p/></draw:path><draw:path draw:style-name="gr3" draw:text-style-name="P6" svg:width="0.0846in" svg:height="0.0933in" svg:x="0.4252in" svg:y="0.0189in" svg:viewBox="0 0 216 238" svg:d="M216 14c0-6 0-14-8-14s-8 8-8 14c0 46 0 93 0 140 0 56-64 69-92 69-18 0-42-4-63-18-30-18-30-41-30-52 0-46 0-93 0-139 0-6 0-14-7-14-8 0-8 8-8 14 0 46 0 94 0 141 0 57 59 83 108 83 50 0 108-27 108-82 0-47 0-94 0-142z"><text:p/></draw:path><draw:path draw:style-name="gr3" draw:text-style-name="P6" svg:width="0.1083in" svg:height="0.1028in" svg:x="0.5587in" svg:y="0.0051in" svg:viewBox="0 0 276 262" svg:d="M46 232c-4 14-5 17-35 17-7 0-11 0-11 8 0 5 3 5 11 5 46 0 91 0 138 0 61 0 106-46 106-83 0-27-22-49-59-54 39-7 80-36 80-72 0-29-25-53-71-53-43 0-87 0-130 0-8 0-12 0-12 8 0 4 4 4 11 4 1 0 9 0 15 0 7 1 10 1 10 7 0 1 0 2-1 7-18 68-34 138-52 206zM105 122c7-32 15-64 23-96 4-13 4-14 21-14 16 0 34 0 50 0 34 0 42 22 42 40 0 33-33 70-80 70-19 0-38 0-56 0zM87 249c-6 0-7 0-9 0-3-1-5-1-5-4 0-1 0-2 2-9 9-35 17-71 26-106 24 0 50 0 74 0 37 0 44 28 44 45 0 37-34 74-79 74-18 0-35 0-53 0z"><text:p/></draw:path><draw:path draw:style-name="gr3" draw:text-style-name="P6" svg:width="0.0843in" svg:height="0.0933in" svg:x="0.7177in" svg:y="0.0189in" svg:viewBox="0 0 215 238" svg:d="M117 9c-4-7-6-9-9-9-6 0-7 3-9 9-32 71-65 143-97 214-2 4-2 6-2 8 0 3 3 7 8 7 2 0 5-1 9-8 30-67 60-135 91-203 30 68 60 136 90 203 3 8 8 8 9 8 4 0 8-4 8-7 0-1 0-2-3-7-32-71-63-144-95-215z"><text:p/></draw:path><draw:path draw:style-name="gr3" draw:text-style-name="P6" svg:width="0.0756in" svg:height="0.0685in" svg:x="0.8484in" svg:y="0.0425in" svg:viewBox="0 0 193 175" svg:d="M118 54c2-10 11-45 38-45 2 0 11 0 20 4-11 2-19 12-19 21 0 7 5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3" draw:text-style-name="P6" svg:width="0.076in" svg:height="0.087in" svg:x="0.9858in" svg:y="0.028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28in" svg:height="0.1059in" svg:x="1.1209in" svg:y="0.0051in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6 9 26 29 0 39 0 80 0 121-40-53-78-105-118-158-3-5-4-5-13-5-22 0-45 0-67 0-8 0-14 0-14 7 0 6 6 6 8 6 11 1 19 8 22 12-1 4-1 5-1 10zM218 243c-56-73-112-146-168-220-4-5-4-5-8-10 15 0 31 0 46 0 43 58 87 117 130 175 0 19 0 37 0 55z"><text:p/></draw:path><draw:path draw:style-name="gr3" draw:text-style-name="P6" svg:width="0.0457in" svg:height="0.048in" svg:x="1.2311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2843in" svg:y="0.085in" svg:viewBox="0 0 145 119" svg:d="M120 26c8-16 21-16 25-16 0-3 0-7 0-10-6 0-13 1-20 1s-17-1-25-1c0 3 0 7 0 10 12 0 12 9 12 10s-1 4-2 7c-10 22-21 44-31 68-11-26-23-50-34-74 0-2-1-3-1-6 0-5 9-5 13-5 0-3 0-7 0-10-10 0-18 1-31 1-7 0-18-1-26-1 0 3 0 7 0 10 15 0 19 0 22 9 14 32 29 62 43 94 2 3 3 6 8 6s6-3 7-6c14-29 27-58 40-87z"><text:p/></draw:path><draw:path draw:style-name="gr3" draw:text-style-name="P6" svg:width="0.0457in" svg:height="0.048in" svg:x="1.3457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4016in" svg:y="0.0843in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, כלומר צ.ל. <draw:g text:anchor-type="as-char" svg:y="-0.1134in" draw:z-index="210" draw:name="Shape218" draw:style-name="gr1"><svg:title>TexMaths</svg:title><svg:desc>11§display§(x \in A \lor x \in B) \land (x \in \Neven)§svg§600§FALSE§</svg:desc><draw:path draw:style-name="gr2" draw:text-style-name="P5" svg:width="1.9531in" svg:height="0.1354in" svg:x="0.0004in" svg:y="0.0071in" svg:viewBox="0 0 4962 345" svg:d="M0 0c1653 0 3308 0 4962 0 0 115 0 230 0 345-1654 0-3309 0-4962 0 0-115 0-230 0-345z"><text:p/></draw:path><draw:path draw:style-name="gr3" draw:text-style-name="P6" svg:width="0.0346in" svg:height="0.1508in" svg:x="0.0079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756in" svg:height="0.0681in" svg:x="0.0563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" draw:text-style-name="P6" svg:width="0.076in" svg:height="0.087in" svg:x="0.193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79in" svg:x="0.3299in" svg:y="0.0043in" svg:viewBox="0 0 265 275" svg:d="M56 230c-15 27-31 32-47 33-6 0-9 0-9 8 0 2 2 4 6 4 9 0 22-2 33-2 13 0 26 2 38 2 2 0 8 0 8-7 0-5-4-5-7-5-9-1-17-4-17-14 0-5 2-9 5-14 10-16 19-32 29-48 32 0 65 0 96 0 2 7 7 60 7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0843in" svg:height="0.0933in" svg:x="0.4811in" svg:y="0.0217in" svg:viewBox="0 0 215 238" svg:d="M212 15c3-4 3-5 3-7 0-5-4-8-8-8-3 0-7 3-9 9-31 67-60 135-91 202-30-67-61-135-90-202-4-8-7-9-9-9-5 0-8 3-8 8 0 1 0 2 2 6 32 72 64 145 96 216 3 7 5 8 9 8 5 0 6-2 9-8 31-71 64-143 96-215z"><text:p/></draw:path><draw:path draw:style-name="gr3" draw:text-style-name="P6" svg:width="0.0756in" svg:height="0.0681in" svg:x="0.6126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76in" svg:height="0.087in" svg:x="0.7496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83in" svg:height="0.1031in" svg:x="0.8874in" svg:y="0.0098in" svg:viewBox="0 0 276 263" svg:d="M45 232c-3 16-4 19-35 19-7 0-10 0-10 8 0 4 3 4 10 4 46 0 92 0 139 0 60 0 106-46 106-82 0-28-23-51-60-54 40-8 81-37 81-73 0-29-26-54-72-54-43 0-87 0-130 0-7 0-11 0-11 8 0 4 3 4 11 4 1 0 7 0 14 1 8 1 11 1 11 7 0 1-1 2-2 6-18 69-34 138-52 206zM103 122c8-32 17-63 25-94 3-15 4-16 21-16 16 0 33 0 49 0 34 0 43 23 43 40 0 34-34 70-80 70-19 0-39 0-58 0zM86 251c-5 0-6 0-8-1-4 0-5 0-5-3 0-1 0-3 2-9 9-35 17-72 26-107 24 0 50 0 74 0 36 0 44 29 44 45 0 38-34 75-80 75-18 0-36 0-53 0z"><text:p/></draw:path><draw:path draw:style-name="gr3" draw:text-style-name="P6" svg:width="0.035in" svg:height="0.1508in" svg:x="1.0122in" svg:y="0in" svg:viewBox="0 0 90 384" svg:d="M90 193c0-30-4-77-26-120-23-48-56-73-60-73-2 0-4 1-4 3 0 3 0 3 8 10 37 38 59 99 59 180 0 65-14 132-61 181-6 5-6 5-6 6 0 3 2 4 4 4 4 0 39-26 62-75 19-43 24-85 24-116z"><text:p/></draw:path><draw:path draw:style-name="gr3" draw:text-style-name="P6" svg:width="0.0846in" svg:height="0.0933in" svg:x="1.1047in" svg:y="0.0217in" svg:viewBox="0 0 216 238" svg:d="M117 9c-4-7-6-9-9-9-6 0-7 3-9 9-32 71-64 143-96 213-2 6-3 6-3 8 0 5 3 8 8 8 3 0 5-1 9-8 30-67 60-135 91-204 30 69 60 137 90 204 4 8 8 8 10 8 3 0 8-3 8-8-1-1 0-1-4-5-32-72-63-145-95-216z"><text:p/></draw:path><draw:path draw:style-name="gr3" draw:text-style-name="P6" svg:width="0.0346in" svg:height="0.1508in" svg:x="1.2469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756in" svg:height="0.0681in" svg:x="1.2957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" draw:text-style-name="P6" svg:width="0.076in" svg:height="0.087in" svg:x="1.4327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" draw:text-style-name="P6" svg:width="0.1028in" svg:height="0.1059in" svg:x="1.5677in" svg:y="0.0098in" svg:viewBox="0 0 262 270" svg:d="M33 34c0 63 0 126 0 187 0 21-2 28-22 28-4 0-11 1-11 6 0 8 6 8 13 8 20 0 40 0 60 0 7 0 13 0 13-8 0-5-7-6-12-6-21 0-24-8-24-29 0-58 0-117 0-175 56 73 111 147 167 219 3 5 5 6 7 6 7 0 7-6 7-12 0-72 0-145 0-217 0-22 3-28 22-28 2 0 9 0 9-6 0-7-7-7-13-7-19 0-38 0-56 0-8 0-14 0-14 7 0 6 7 6 11 6 22 0 26 8 26 29 0 39 0 79 0 120-40-53-78-105-118-156-3-6-4-6-13-6-22 0-45 0-67 0-8 0-14 0-14 7 0 5 6 6 8 6 11 1 19 8 22 12-1 4-1 4-1 9zM218 243c-56-73-112-147-168-221-4-4-4-5-8-9 15 0 31 0 46 0 43 59 87 117 130 175 0 18 0 37 0 55z"><text:p/></draw:path><draw:path draw:style-name="gr3" draw:text-style-name="P6" svg:width="0.0457in" svg:height="0.0476in" svg:x="1.678in" svg:y="0.089in" svg:viewBox="0 0 117 122" svg:d="M109 58c5 0 8 0 8-5 0-24-14-53-54-53-35 0-63 28-63 61 0 34 31 61 66 61 37 0 51-28 51-34 0-1-1-4-5-4-3 0-4 2-5 4-8 22-29 27-39 27-12 0-24-7-33-17-10-12-10-29-10-40 28 0 56 0 84 0zM25 52c4-39 28-44 38-44 33 0 34 37 35 44-24 0-48 0-73 0z"><text:p/></draw:path><draw:path draw:style-name="gr3" draw:text-style-name="P6" svg:width="0.0567in" svg:height="0.0465in" svg:x="1.7311in" svg:y="0.0898in" svg:viewBox="0 0 145 119" svg:d="M120 26c8-16 21-16 25-16 0-3 0-7 0-10-6 1-13 1-20 1s-17 0-25-1c0 3 0 7 0 10 12 1 12 10 12 11s-1 3-2 8c-10 22-21 44-31 66-11-25-23-49-34-73 0-1-1-3-1-5 0-7 9-7 13-7 0-3 0-7 0-10-10 0-18 1-31 1-7 0-18 0-26-1 0 3 0 7 0 10 15 0 19 1 23 10 14 31 28 61 42 93 2 4 3 6 8 6s6-2 7-4c14-30 27-59 40-89z"><text:p/></draw:path><draw:path draw:style-name="gr3" draw:text-style-name="P6" svg:width="0.0457in" svg:height="0.0476in" svg:x="1.7925in" svg:y="0.089in" svg:viewBox="0 0 117 122" svg:d="M109 58c5 0 8 0 8-5 0-24-14-53-54-53-35 0-63 28-63 61 0 34 31 61 66 61 37 0 51-28 51-34 0-1-1-4-5-4-3 0-4 2-5 4-8 22-29 27-39 27-12 0-25-7-33-17-10-12-10-29-10-40 28 0 56 0 84 0zM25 52c4-39 28-44 38-44 33 0 34 37 35 44-24 0-48 0-73 0z"><text:p/></draw:path><draw:path draw:style-name="gr3" draw:text-style-name="P6" svg:width="0.0567in" svg:height="0.0465in" svg:x="1.8484in" svg:y="0.0894in" svg:viewBox="0 0 145 119" svg:d="M124 37c0-24-11-37-40-37-22 0-37 12-44 26 0-8 0-17 0-26-14 1-27 2-40 3 0 4 0 6 0 9 18 0 20 2 20 16 0 23 0 46 0 70 0 11-2 11-20 11 0 3 0 7 0 10 10-1 20-1 31-1 10 0 28 1 31 1 0-3 0-7 0-10-18 0-20 0-20-11 0-17 0-33 0-48 0-29 22-42 41-42 18 0 20 14 20 28 0 21 0 41 0 62 0 11-3 11-20 11 0 3 0 7 0 10 1 0 19-1 31-1 10 0 29 1 31 1 0-3 0-7 0-10-17 0-21 0-21-11 0-21 0-41 0-61z"><text:p/></draw:path><draw:path draw:style-name="gr3" draw:text-style-name="P6" svg:width="0.035in" svg:height="0.1508in" svg:x="1.926in" svg:y="0in" svg:viewBox="0 0 90 384" svg:d="M90 193c0-30-4-77-25-120-23-48-56-73-61-73-2 0-4 1-4 3 0 3 0 3 8 10 38 38 60 99 60 180 0 65-14 132-62 181-6 5-6 5-6 6 0 3 2 4 4 4 5 0 39-26 62-75 20-43 24-85 24-116z"><text:p/></draw:path></draw:g>. התנאי הראשון מתקיים לפי הנתון <draw:g text:anchor-type="as-char" svg:y="-0.1075in" draw:z-index="211" draw:name="Shape219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, והשני לפי הגדרת <draw:g text:anchor-type="as-char" svg:y="-0.1083in" draw:z-index="212" draw:name="Shape220" draw:style-name="gr1"><svg:title>TexMaths</svg:title><svg:desc>11§display§A§svg§600§FALSE§</svg:desc><draw:path draw:style-name="gr2" draw:text-style-name="P5" svg:width="0.0929in" svg:height="0.0921in" svg:x="0.0031in" svg:y="0.0079in" svg:viewBox="0 0 237 235" svg:d="M0 0c79 0 158 0 237 0 0 78 0 157 0 235-79 0-158 0-237 0 0-78 0-157 0-235z"><text:p/></draw:path><draw:path draw:style-name="gr3" draw:text-style-name="P6" svg:width="0.1035in" svg:height="0.1079in" svg:x="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text:s/>שע"פ הגדרת קבוצת חזקה גוררת <draw:g text:anchor-type="as-char" svg:y="-0.1075in" draw:z-index="213" draw:name="Shape221" draw:style-name="gr1"><svg:title>TexMaths</svg:title><svg:desc>11§display§x \in A \implies x \in \Neven§svg§600§FALSE§</svg:desc><draw:path draw:style-name="gr2" draw:text-style-name="P5" svg:width="1.4in" svg:height="0.1161in" svg:x="0.0039in" svg:y="0.0079in" svg:viewBox="0 0 3557 296" svg:d="M1779 296c-593 0-1186 0-1779 0 0-99 0-197 0-296 1186 0 2371 0 3557 0 0 99 0 197 0 296-593 0-1186 0-1778 0z"><text:p/></draw:path><draw:path draw:style-name="gr3" draw:text-style-name="P6" svg:width="0.0756in" svg:height="0.0685in" svg:x="0.0004in" svg:y="0.0425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3-50 63-60 0-4-5-4-6-4-3 0-4 2-4 4-14 42-40 51-52 51-15 0-21-12-21-25 0-9 2-18 7-34 4-18 8-36 13-53z"><text:p/></draw:path><draw:path draw:style-name="gr3" draw:text-style-name="P6" svg:width="0.076in" svg:height="0.087in" svg:x="0.1382in" svg:y="0.028in" svg:viewBox="0 0 194 222" svg:d="M179 119c7 0 15 0 15-8s-8-8-15-8c-55 0-109 0-164 0 5-51 50-88 104-88 20 0 41 0 60 0 7 0 15 0 15-7 0-8-8-8-15-8-19 0-40 0-60 0-66 0-119 49-119 111s53 111 119 111c20 0 41 0 60 0 7 0 15 0 15-8 0-7-8-7-15-7-19 0-40 0-60 0-54 0-99-37-104-88 55 0 109 0 164 0z"><text:p/></draw:path><draw:path draw:style-name="gr3" draw:text-style-name="P6" svg:width="0.1039in" svg:height="0.1079in" svg:x="0.2748in" svg:y="0in" svg:viewBox="0 0 265 275" svg:d="M55 231c-15 25-30 31-47 32-5 0-8 0-8 7 0 3 2 5 4 5 11 0 24-1 35-1 12 0 26 1 38 1 2 0 7 0 7-8 0-4-4-4-6-4-9-1-19-4-19-14 0-4 3-8 6-14 10-16 20-33 30-49 32 0 65 0 96 0 2 7 7 60 7 63 0 13-21 14-29 14-4 0-8 0-8 7 0 5 4 5 5 5 16 0 32-1 49-1 9 0 34 1 44 1 2 0 6 0 6-8 0-4-4-4-9-4-24 0-24-3-25-15-8-79-15-159-23-238-1-8-1-10-8-10-6 0-7 3-10 7-45 74-90 149-135 224zM102 175c26-43 51-85 76-127 5 42 8 84 12 127-29 0-58 0-88 0z"><text:p/></draw:path><draw:path draw:style-name="gr3" draw:text-style-name="P6" svg:width="0.1008in" svg:height="0.035in" svg:x="0.4764in" svg:y="0.052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346in" svg:height="0.0827in" svg:x="0.5693in" svg:y="0.0287in" svg:viewBox="0 0 343 211" svg:d="M260 76c16 14 36 24 48 29-13 7-32 17-48 30-82 0-164 0-246 0-6 0-14 0-14 8s8 8 14 8c76 0 152 0 228 0-19 17-38 50-38 56 0 4 5 4 7 4 4 0 6 0 8-3 8-15 19-34 44-56 26-25 52-34 73-40 6-3 6-3 7-4 0-1 0-1 0-3 0-1 0-1 0-2h-1c-1-1-1-1-9-3-51-15-90-51-112-92-4-8-4-8-10-8-2 0-7 0-7 4 0 5 19 39 38 56-76 0-152 0-228 0-6 0-14 0-14 8s8 8 14 8c82 0 164 0 246 0z"><text:p/></draw:path><draw:path draw:style-name="gr3" draw:text-style-name="P6" svg:width="0.0756in" svg:height="0.0685in" svg:x="0.8016in" svg:y="0.0425in" svg:viewBox="0 0 193 175" svg:d="M118 54c2-10 11-45 38-45 2 0 11 0 19 4-10 2-19 12-19 21 0 7 5 14 16 14 8 0 21-7 21-23 0-20-24-25-37-25-22 0-36 21-40 30-10-26-31-30-42-30-40 0-62 49-62 59 0 5 3 5 5 5 3 0 4-1 4-5 13-40 40-50 53-50 6 0 21 3 21 25 0 12-7 39-21 92-7 23-20 40-38 40-2 0-11 0-18-6 8-1 17-9 17-19 0-11-9-15-14-15-11 0-21 10-21 23 0 18 19 26 36 26 26 0 40-28 41-30 4 14 19 30 42 30 39 0 61-50 61-60 0-4-3-4-4-4-3 0-4 2-5 4-13 42-39 51-52 51-14 0-21-12-21-25 0-9 2-18 7-34 4-18 8-36 13-53z"><text:p/></draw:path><draw:path draw:style-name="gr3" draw:text-style-name="P6" svg:width="0.076in" svg:height="0.087in" svg:x="0.939in" svg:y="0.028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28in" svg:height="0.1059in" svg:x="1.074in" svg:y="0.0051in" svg:viewBox="0 0 262 270" svg:d="M33 35c0 62 0 124 0 186 0 21-3 27-22 28-4 0-11 0-11 7s6 7 13 7c20 0 40 0 60 0 6 0 13 0 13-7s-7-7-12-7c-21-1-24-8-24-28 0-58 0-118 0-176 56 73 111 146 167 219 3 4 5 6 7 6 7 0 7-6 7-13 0-72 0-144 0-216 0-21 3-27 22-28 2 0 9 0 9-6 0-7-7-7-13-7-19 0-38 0-56 0-8 0-14 0-14 7 0 6 7 6 11 6 22 1 25 9 25 29 0 39 0 80 0 121-39-53-79-105-117-158-3-5-4-5-13-5-22 0-45 0-67 0-8 0-14 0-14 7 0 6 6 6 8 6 11 1 18 8 22 12-1 4-1 5-1 10zM218 243c-56-73-112-146-168-220-4-5-4-5-8-10 15 0 30 0 45 0 44 58 87 117 131 175 0 19 0 37 0 55z"><text:p/></draw:path><draw:path draw:style-name="gr3" draw:text-style-name="P6" svg:width="0.0457in" svg:height="0.048in" svg:x="1.1843in" svg:y="0.0839in" svg:viewBox="0 0 117 123" svg:d="M109 58c5 0 8 0 8-5 0-23-14-53-54-53-35 0-63 29-63 62 0 34 31 61 66 61 37 0 51-30 51-35 0-1-1-3-5-3s-4 1-5 3c-8 22-29 26-39 26-13 0-25-5-33-15-10-13-10-30-10-41 28 0 56 0 84 0zM25 52c4-38 28-44 38-44 33 0 34 37 35 44-24 0-48 0-73 0z"><text:p/></draw:path><draw:path draw:style-name="gr3" draw:text-style-name="P6" svg:width="0.0567in" svg:height="0.0465in" svg:x="1.2374in" svg:y="0.085in" svg:viewBox="0 0 145 119" svg:d="M120 26c8-16 21-16 25-16 0-3 0-7 0-10-6 0-13 1-20 1s-17-1-25-1c0 3 0 7 0 10 12 0 12 9 12 10s-1 4-2 7c-10 22-21 44-31 68-11-26-23-50-34-74 0-2-1-3-1-6 0-5 9-5 13-5 0-3 0-7 0-10-10 0-20 1-31 1-7 0-18-1-26-1 0 3 0 7 0 10 15 0 19 0 22 9 14 32 29 62 43 94 2 3 3 6 8 6s6-3 7-6c14-29 27-58 40-87z"><text:p/></draw:path><draw:path draw:style-name="gr3" draw:text-style-name="P6" svg:width="0.0457in" svg:height="0.048in" svg:x="1.2988in" svg:y="0.0839in" svg:viewBox="0 0 117 123" svg:d="M109 58c5 0 8 0 8-5 0-23-14-53-54-53-35 0-63 29-63 62 0 34 31 61 66 61 37 0 51-30 51-35 0-1-1-3-5-3s-4 1-5 3c-8 22-29 26-39 26-13 0-25-5-33-15-10-13-10-30-10-41 28 0 56 0 84 0zM25 52c4-38 28-44 38-44 33 0 34 37 35 44-24 0-48 0-73 0z"><text:p/></draw:path><draw:path draw:style-name="gr3" draw:text-style-name="P6" svg:width="0.0567in" svg:height="0.0465in" svg:x="1.3547in" svg:y="0.0843in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.</text:p>
            </text:list-item>
            <text:list-item>
              <text:p text:style-name="P59">יהי <draw:g text:anchor-type="as-char" svg:y="-0.1063in" draw:z-index="214" draw:name="Shape222" draw:style-name="gr1"><svg:title>TexMaths</svg:title><svg:desc>11§display§x \in C§svg§600§FALSE§</svg:desc><draw:path draw:style-name="gr2" draw:text-style-name="P5" svg:width="0.372in" svg:height="0.0969in" svg:x="0.0039in" svg:y="0.0071in" svg:viewBox="0 0 946 247" svg:d="M474 247c-158 0-316 0-474 0 0-83 0-164 0-247 316 0 630 0 946 0 0 83 0 164 0 247-158 0-315 0-472 0z"><text:p/></draw:path><draw:path draw:style-name="gr3" draw:text-style-name="P6" svg:width="0.0752in" svg:height="0.0681in" svg:x="0.0004in" svg:y="0.0406in" svg:viewBox="0 0 192 174" svg:d="M118 54c3-10 12-45 38-45 2 0 11 0 20 4-11 2-19 12-19 21 0 7 5 14 15 14 8 0 20-7 20-23 0-19-22-25-35-25-23 0-36 21-40 30-10-26-31-30-42-30-41 0-63 50-63 60 0 4 3 2 4 4 4 0 5-1 6-4 13-41 38-51 52-51 7 0 21 3 21 25 0 12-7 39-21 93-7 23-20 38-37 38-2 0-11 0-19-5 9-1 18-9 18-19 0-11-9-14-14-14-12 0-22 10-22 23 0 16 20 24 36 24 27 0 40-26 41-29 4 14 19 29 42 29 39 0 61-48 61-58 0-5-3-5-4-5-3 0-4 3-4 5-14 42-40 49-52 49-16 0-21-11-21-24 0-9 2-18 7-34 4-18 7-35 12-53z"><text:p/></draw:path><draw:path draw:style-name="gr3" draw:text-style-name="P6" svg:width="0.0752in" svg:height="0.0874in" svg:x="0.1382in" svg:y="0.0256in" svg:viewBox="0 0 192 223" svg:d="M179 119c7 0 13 0 13-8 0-7-6-7-13-7-55 0-109 0-164 0 5-52 50-89 104-89 20 0 40 0 60 0 7 0 13 0 13-7 0-8-6-8-13-8-21 0-40 0-61 0-66 0-118 50-118 111s52 112 118 112c21 0 40 0 61 0 7 0 13 0 13-8s-6-8-13-8c-20 0-40 0-60 0-54 0-99-37-104-88 55 0 109 0 164 0z"><text:p/></draw:path><draw:path draw:style-name="gr3" draw:text-style-name="P6" svg:width="0.1075in" svg:height="0.1098in" svg:x="0.2764in" svg:y="0.0004in" svg:viewBox="0 0 274 280" svg:d="M274 4c0-1-1-4-5-4-1 0-1 1-5 4-10 10-19 20-28 30-3-5-20-34-63-34-86 0-173 85-173 174 0 63 45 106 104 106 33 0 63-16 83-34 36-31 43-66 43-67 0-5-3-5-5-5s-4 1-5 5c-3 11-12 38-39 60-26 22-50 29-71 29-34 0-76-21-76-81 0-22 9-83 47-129 23-26 60-46 95-46 38 0 62 30 62 75 0 15-2 14-2 19 0 3 5 4 6 4 5 0 5-1 8-8 7-33 15-65 24-98z"><text:p/></draw:path></draw:g>, נוכיח <draw:g text:anchor-type="as-char" svg:y="-0.1075in" draw:z-index="215" draw:name="Shape223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. לפי הגדרה, ידוע <draw:g text:anchor-type="as-char" svg:y="-0.1075in" draw:z-index="216" draw:name="Shape224" draw:style-name="gr1"><svg:title>TexMaths</svg:title><svg:desc>11§display§x \in A \cup B \land x \in \Neven§svg§600§FALSE§</svg:desc><draw:path draw:style-name="gr2" draw:text-style-name="P5" svg:width="1.4465in" svg:height="0.1161in" svg:x="0.0039in" svg:y="0.0079in" svg:viewBox="0 0 3675 296" svg:d="M1838 296c-612 0-1225 0-1838 0 0-99 0-197 0-296 1226 0 2450 0 3675 0 0 99 0 197 0 296-612 0-1225 0-1837 0z"><text:p/></draw:path><draw:path draw:style-name="gr3" draw:text-style-name="P6" svg:width="0.0756in" svg:height="0.0685in" svg:x="0.0004in" svg:y="0.0425in" svg:viewBox="0 0 193 175" svg:d="M119 54c2-10 11-45 37-45 2 0 12 0 20 4-11 2-19 12-19 21 0 7 5 14 15 14 8 0 21-7 21-23 0-20-22-25-36-25-23 0-36 21-40 30-10-26-31-30-42-30-41 0-63 49-63 59 0 5 5 5 6 5 2 0 3-1 4-5 13-40 39-50 52-50 7 0 21 3 21 25 0 12-7 39-21 92-6 23-20 40-37 40-2 0-11 0-19-6 10-1 18-9 18-19 0-11-8-15-14-15-12 0-22 10-22 23 0 18 20 26 36 26 27 0 40-28 41-30 6 14 19 30 42 30 39 0 61-50 61-60 0-4-3-4-4-4-3 0-4 2-4 4-14 42-40 51-52 51-15 0-21-12-21-25 0-9 2-18 7-34 4-18 8-36 13-53z"><text:p/></draw:path><draw:path draw:style-name="gr3" draw:text-style-name="P6" svg:width="0.0756in" svg:height="0.087in" svg:x="0.1382in" svg:y="0.028in" svg:viewBox="0 0 193 222" svg:d="M179 119c7 0 14 0 14-8s-7-8-14-8c-55 0-109 0-164 0 5-51 50-88 104-88 20 0 41 0 60 0 7 0 14 0 14-7 0-8-7-8-14-8-19 0-40 0-60 0-66 0-119 49-119 111s53 111 119 111c20 0 41 0 60 0 7 0 14 0 14-8 0-7-7-7-14-7-19 0-40 0-60 0-54 0-99-37-104-88 55 0 109 0 164 0z"><text:p/></draw:path><draw:path draw:style-name="gr3" draw:text-style-name="P6" svg:width="0.1039in" svg:height="0.1079in" svg:x="0.2748in" svg:y="0in" svg:viewBox="0 0 265 275" svg:d="M55 231c-15 25-30 31-47 32-5 0-8 0-8 7 0 3 1 5 4 5 11 0 24-1 35-1 12 0 25 1 38 1 2 0 7 0 7-8 0-4-4-4-6-4-9-1-19-4-19-14 0-4 3-8 6-14 10-16 20-33 30-49 32 0 65 0 96 0 2 7 7 60 7 63 0 13-21 14-29 14-5 0-8 0-8 7 0 5 4 5 5 5 16 0 32-1 49-1 9 0 34 1 42 1 4 0 8 0 8-8 0-4-4-4-9-4-24 0-24-3-25-15-8-79-16-159-24-238 0-8 0-10-7-10-6 0-7 3-10 7-45 74-90 149-135 224zM101 175c26-43 52-85 77-127 5 42 8 84 12 127-29 0-59 0-89 0z"><text:p/></draw:path><draw:path draw:style-name="gr3" draw:text-style-name="P6" svg:width="0.0846in" svg:height="0.0933in" svg:x="0.4252in" svg:y="0.0189in" svg:viewBox="0 0 216 238" svg:d="M216 14c0-6 0-14-8-14s-8 8-8 14c0 46 0 93 0 140 0 56-64 69-92 69-18 0-42-4-63-18-30-18-30-41-30-52 0-46 0-93 0-139 0-6 0-14-7-14-8 0-8 8-8 14 0 46 0 94 0 141 0 57 59 83 108 83 50 0 108-27 108-82 0-47 0-94 0-142z"><text:p/></draw:path><draw:path draw:style-name="gr3" draw:text-style-name="P6" svg:width="0.1083in" svg:height="0.1028in" svg:x="0.5587in" svg:y="0.0051in" svg:viewBox="0 0 276 262" svg:d="M46 232c-4 14-5 17-35 17-7 0-11 0-11 8 0 5 3 5 11 5 46 0 91 0 138 0 61 0 106-46 106-83 0-27-22-49-59-54 39-7 80-36 80-72 0-29-25-53-71-53-43 0-87 0-130 0-8 0-12 0-12 8 0 4 4 4 11 4 1 0 9 0 15 0 7 1 10 1 10 7 0 1 0 2-1 7-18 68-34 138-52 206zM105 122c7-32 15-64 23-96 4-13 4-14 21-14 16 0 34 0 50 0 34 0 42 22 42 40 0 33-33 70-80 70-19 0-38 0-56 0zM87 249c-6 0-7 0-9 0-3-1-5-1-5-4 0-1 0-2 2-9 9-35 17-71 26-106 24 0 50 0 74 0 37 0 44 28 44 45 0 37-34 74-79 74-18 0-35 0-53 0z"><text:p/></draw:path><draw:path draw:style-name="gr3" draw:text-style-name="P6" svg:width="0.0843in" svg:height="0.0933in" svg:x="0.7177in" svg:y="0.0189in" svg:viewBox="0 0 215 238" svg:d="M117 9c-4-7-6-9-9-9-6 0-7 3-9 9-32 71-65 143-97 214-2 4-2 6-2 8 0 3 3 7 8 7 2 0 5-1 9-8 30-67 60-135 91-203 30 68 60 136 90 203 3 8 8 8 9 8 4 0 8-4 8-7 0-1 0-2-3-7-32-71-63-144-95-215z"><text:p/></draw:path><draw:path draw:style-name="gr3" draw:text-style-name="P6" svg:width="0.0756in" svg:height="0.0685in" svg:x="0.8484in" svg:y="0.0425in" svg:viewBox="0 0 193 175" svg:d="M118 54c2-10 11-45 38-45 2 0 11 0 20 4-11 2-19 12-19 21 0 7 5 14 15 14 8 0 21-7 21-23 0-20-24-25-37-25-22 0-35 21-40 30-9-26-30-30-42-30-40 0-62 49-62 59 0 5 3 5 5 5 3 0 4-1 5-5 13-40 39-50 52-50 6 0 21 3 21 25 0 12-7 39-21 92-7 23-20 40-38 40-2 0-11 0-18-6 10-1 17-9 17-19 0-11-7-15-14-15-11 0-21 10-21 23 0 18 20 26 36 26 26 0 40-28 41-30 4 14 19 30 42 30 39 0 61-50 61-60 0-4-3-4-4-4-3 0-4 2-5 4-13 42-39 51-51 51-15 0-22-12-22-25 0-9 2-18 7-34 4-18 8-36 13-53z"><text:p/></draw:path><draw:path draw:style-name="gr3" draw:text-style-name="P6" svg:width="0.076in" svg:height="0.087in" svg:x="0.9858in" svg:y="0.028in" svg:viewBox="0 0 194 222" svg:d="M180 119c7 0 14 0 14-8s-7-8-14-8c-55 0-108 0-163 0 4-51 48-88 103-88 20 0 41 0 60 0 7 0 14 0 14-7 0-8-7-8-14-8-20 0-40 0-61 0-66 0-119 49-119 111s53 111 119 111c21 0 41 0 61 0 7 0 14 0 14-8 0-7-7-7-14-7-19 0-40 0-60 0-55 0-99-37-103-88 55 0 108 0 163 0z"><text:p/></draw:path><draw:path draw:style-name="gr3" draw:text-style-name="P6" svg:width="0.1028in" svg:height="0.1059in" svg:x="1.1209in" svg:y="0.0051in" svg:viewBox="0 0 262 270" svg:d="M33 35c0 62 0 124 0 186 0 21-2 27-22 28-4 0-11 0-11 7s6 7 13 7c20 0 40 0 60 0 7 0 13 0 13-7s-7-7-12-7c-21-1-24-8-24-28 0-58 0-118 0-176 56 73 111 146 167 219 3 4 5 6 7 6 7 0 7-6 7-13 0-72 0-144 0-216 0-21 3-27 22-28 2 0 9 0 9-6 0-7-7-7-13-7-19 0-38 0-56 0-8 0-14 0-14 7 0 6 7 6 11 6 22 1 26 9 26 29 0 39 0 80 0 121-40-53-78-105-118-158-3-5-4-5-13-5-22 0-45 0-67 0-8 0-14 0-14 7 0 6 6 6 8 6 11 1 19 8 22 12-1 4-1 5-1 10zM218 243c-56-73-112-146-168-220-4-5-4-5-8-10 15 0 31 0 46 0 43 58 87 117 130 175 0 19 0 37 0 55z"><text:p/></draw:path><draw:path draw:style-name="gr3" draw:text-style-name="P6" svg:width="0.0457in" svg:height="0.048in" svg:x="1.2311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2843in" svg:y="0.085in" svg:viewBox="0 0 145 119" svg:d="M120 26c8-16 21-16 25-16 0-3 0-7 0-10-6 0-13 1-20 1s-17-1-25-1c0 3 0 7 0 10 12 0 12 9 12 10s-1 4-2 7c-10 22-21 44-31 67-11-25-23-49-34-73 0-2-1-3-1-6 0-5 9-5 13-5 0-3 0-7 0-10-10 0-18 1-31 1-7 0-18-1-26-1 0 3 0 7 0 10 15 0 19 0 22 9 14 32 29 62 43 94 2 3 3 6 8 6s6-3 7-6c14-29 27-58 40-87z"><text:p/></draw:path><draw:path draw:style-name="gr3" draw:text-style-name="P6" svg:width="0.0457in" svg:height="0.048in" svg:x="1.3457in" svg:y="0.0839in" svg:viewBox="0 0 117 123" svg:d="M109 58c5 0 8 0 8-5 0-23-14-53-54-53-35 0-63 29-63 62 0 34 31 61 66 61 37 0 51-30 51-35 0-1-1-3-5-3s-4 1-5 3c-8 22-29 26-39 26-12 0-25-5-33-15-10-13-10-30-10-41 28 0 56 0 84 0zM25 52c4-38 28-44 38-44 33 0 34 37 35 44-24 0-48 0-73 0z"><text:p/></draw:path><draw:path draw:style-name="gr3" draw:text-style-name="P6" svg:width="0.0567in" svg:height="0.0465in" svg:x="1.4016in" svg:y="0.0843in" svg:viewBox="0 0 145 119" svg:d="M124 37c0-23-11-37-40-37-22 0-37 12-44 26 0-8 0-17 0-26-14 1-27 2-40 3 0 4 0 7 0 10 18 0 20 2 20 16 0 23 0 46 0 69 0 12-2 12-20 12 0 2 0 5 0 9 10-1 20-1 31-1 10 0 28 1 31 1 0-4 0-7 0-9-18 0-20 0-20-12 0-17 0-33 0-49 0-28 22-41 39-41 20 0 22 15 22 28 0 21 0 41 0 62 0 12-3 12-20 12 0 2 0 5 0 9 1 0 19-1 30-1s30 1 32 1c0-4 0-7 0-9-17 0-21 0-21-12 0-21 0-41 0-61z"><text:p/></draw:path></draw:g>, כלומר <draw:g text:anchor-type="as-char" svg:y="-0.1075in" draw:z-index="217" draw:name="Shape225" draw:style-name="gr1"><svg:title>TexMaths</svg:title><svg:desc>11§display§x \in A \lor x \in B§svg§600§FALSE§</svg:desc><draw:path draw:style-name="gr2" draw:text-style-name="P5" svg:width="0.9276in" svg:height="0.0984in" svg:x="0.0039in" svg:y="0.0079in" svg:viewBox="0 0 2357 251" svg:d="M1179 251c-394 0-786 0-1179 0 0-84 0-167 0-251 785 0 1572 0 2357 0 0 84 0 167 0 251-392 0-785 0-1178 0z"><text:p/></draw:path><draw:path draw:style-name="gr3" draw:text-style-name="P6" svg:width="0.0756in" svg:height="0.0681in" svg:x="0.0004in" svg:y="0.0425in" svg:viewBox="0 0 193 174" svg:d="M119 54c2-10 11-45 37-45 2 0 12 0 20 4-11 2-19 12-19 21 0 7 5 14 15 14 8 0 21-7 21-23 0-19-22-25-36-25-23 0-36 21-40 30-10-26-31-30-42-30-41 0-63 50-63 59 0 5 5 5 6 5 2 0 3-1 4-5 13-40 39-50 52-50 7 0 21 3 21 25 0 12-7 39-21 93-6 23-20 38-37 38-2 0-11 0-19-4 10-1 18-10 18-20 0-11-8-14-14-14-12 0-22 9-22 23 0 16 20 24 36 24 27 0 40-27 41-29 6 15 19 29 42 29 39 0 61-49 61-58 0-5-3-5-4-5-3 0-4 2-4 5-14 41-40 49-52 49-15 0-21-11-21-24 0-9 2-18 7-34 4-18 8-35 13-53z"><text:p/></draw:path><draw:path draw:style-name="gr3" draw:text-style-name="P6" svg:width="0.0756in" svg:height="0.087in" svg:x="0.1382in" svg:y="0.028in" svg:viewBox="0 0 193 222" svg:d="M179 119c7 0 14 0 14-8s-7-8-14-8c-55 0-109 0-164 0 5-51 50-88 104-88 20 0 41 0 60 0 7 0 14 0 14-7 0-8-7-8-14-8-19 0-40 0-60 0-67 0-119 50-119 111s52 111 119 111c20 0 41 0 60 0 7 0 14 0 14-7 0-8-7-8-14-8-19 0-40 0-60 0-54 0-99-37-104-88 55 0 109 0 164 0z"><text:p/></draw:path><draw:path draw:style-name="gr3" draw:text-style-name="P6" svg:width="0.1039in" svg:height="0.1079in" svg:x="0.2748in" svg:y="0in" svg:viewBox="0 0 265 275" svg:d="M55 231c-15 25-31 31-47 32-5 0-8 0-8 8 0 2 1 4 4 4 11 0 24-1 33-1 14 0 27 1 40 1 2 0 7 0 7-8 0-4-4-4-6-4-9-1-19-4-19-13 0-5 3-9 6-14 10-17 20-33 30-50 32 0 65 0 96 0 2 8 6 61 6 64 0 12-20 13-28 13-5 0-8 0-8 8 0 4 4 4 5 4 16 0 32-1 49-1 8 0 33 1 42 1 3 0 8 0 8-8 0-4-4-4-9-4-24 0-24-2-25-14-8-79-16-160-24-239 0-8 0-10-7-10-6 0-7 3-11 7-45 74-89 149-134 224zM101 174c26-42 52-84 77-126 5 42 8 84 12 126-29 0-59 0-89 0z"><text:p/></draw:path><draw:path draw:style-name="gr3" draw:text-style-name="P6" svg:width="0.0843in" svg:height="0.0937in" svg:x="0.4252in" svg:y="0.0189in" svg:viewBox="0 0 215 239" svg:d="M212 15c3-4 3-5 3-7 0-4-4-8-8-8-3 0-6 3-9 9-30 67-60 135-90 202-31-67-61-135-91-202-4-8-6-9-9-9-5 0-8 4-8 8 0 1 0 2 2 6 32 72 65 144 97 216 3 7 6 9 9 9 4 0 5-3 9-9 32-72 63-143 95-215z"><text:p/></draw:path><draw:path draw:style-name="gr3" draw:text-style-name="P6" svg:width="0.0756in" svg:height="0.0681in" svg:x="0.5563in" svg:y="0.0425in" svg:viewBox="0 0 193 174" svg:d="M118 54c3-10 12-45 38-45 2 0 11 0 20 4-11 2-19 12-19 21 0 7 5 14 15 14 8 0 21-7 21-23 0-19-22-25-36-25-23 0-36 21-40 30-10-26-31-30-42-30-41 0-63 50-63 59 0 5 3 3 5 5 3 0 4-1 5-5 13-40 39-50 52-50 7 0 21 3 21 25 0 12-7 39-21 93-7 23-20 38-37 38-2 0-12 0-19-4 10-1 18-10 18-20 0-11-8-14-14-14-12 0-22 9-22 23 0 16 20 24 36 24 26 0 40-27 41-29 4 15 19 29 42 29 39 0 61-49 61-58 0-5-3-5-4-5-3 0-4 2-4 5-14 41-40 49-52 49-15 0-21-11-21-24 0-9 2-18 6-34 4-18 8-35 13-53z"><text:p/></draw:path><draw:path draw:style-name="gr3" draw:text-style-name="P6" svg:width="0.0756in" svg:height="0.087in" svg:x="0.6937in" svg:y="0.028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3" draw:text-style-name="P6" svg:width="0.1083in" svg:height="0.1028in" svg:x="0.8311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4 0 50 0 33 0 42 22 42 40 0 33-33 70-80 70-19 0-39 0-58 0zM87 250c-6 0-7 0-9 0-4-1-5-1-5-5 0-1 0-2 2-8 9-36 17-72 26-107 24 0 50 0 74 0 36 0 44 28 44 44 0 38-34 76-80 76-18 0-34 0-52 0z"><text:p/></draw:path></draw:g>. נניח בשלילה <draw:g text:anchor-type="as-char" svg:y="-0.1035in" draw:z-index="218" draw:name="Shape226" draw:style-name="gr1"><svg:title>TexMaths</svg:title><svg:desc>11§display§x \in B§svg§600§FALSE§</svg:desc><draw:path draw:style-name="gr2" draw:text-style-name="P5" svg:width="0.3717in" svg:height="0.0933in" svg:x="0.0039in" svg:y="0.0071in" svg:viewBox="0 0 945 238" svg:d="M473 238c-158 0-316 0-473 0 0-79 0-159 0-238 315 0 630 0 945 0 0 79 0 159 0 238-158 0-315 0-472 0z"><text:p/></draw:path><draw:path draw:style-name="gr3" draw:text-style-name="P6" svg:width="0.0752in" svg:height="0.0677in" svg:x="0.0004in" svg:y="0.0366in" svg:viewBox="0 0 192 173" svg:d="M119 54c2-10 11-46 37-46 2 0 11 0 20 5-11 2-19 12-19 21 0 7 5 13 15 13 8 0 20-6 20-22 0-20-22-25-35-25-23 0-36 20-40 29-10-26-31-29-42-29-41 0-63 49-63 59 0 4 4 4 6 4s3 0 4-5c13-40 38-50 52-50 7 0 21 4 21 26 0 12-7 37-21 91-6 24-20 40-37 40-2 0-11 0-19-6 9-1 18-9 18-20 0-9-9-13-14-13-12 0-22 10-22 22 0 18 20 25 36 25 27 0 40-26 41-28 5 13 19 28 42 28 39 0 61-49 61-58 0-4-3-4-4-4-3 0-4 2-4 4-14 40-40 50-52 50-16 0-21-11-21-24 0-9 2-18 7-35 4-17 8-35 13-52z"><text:p/></draw:path><draw:path draw:style-name="gr3" draw:text-style-name="P6" svg:width="0.0752in" svg:height="0.0874in" svg:x="0.1382in" svg:y="0.0217in" svg:viewBox="0 0 192 223" svg:d="M179 120c7 0 13 0 13-8s-6-8-13-8c-55 0-109 0-164 0 5-51 50-89 104-89 20 0 40 0 60 0 7 0 13 0 13-7 0-8-6-8-13-8-20 0-40 0-60 0-67 0-119 51-119 112 0 60 52 111 119 111 20 0 40 0 60 0 7 0 13 0 13-8 0-7-6-7-13-7-20 0-40 0-60 0-54 0-99-38-104-88 55 0 109 0 164 0z"><text:p/></draw:path><draw:path draw:style-name="gr3" draw:text-style-name="P6" svg:width="0.1083in" svg:height="0.1028in" svg:x="0.2748in" svg:y="0.0004in" svg:viewBox="0 0 276 262" svg:d="M45 232c-3 15-4 18-35 18-6 0-10 0-10 8 0 4 3 4 10 4 46 0 92 0 138 0 61 0 107-46 107-83 0-26-23-49-60-53 40-7 81-36 81-72 0-29-25-54-73-54-42 0-86 0-129 0-7 0-11 0-11 8 0 4 3 4 11 4 1 0 7 0 14 1 8 0 11 1 11 6 0 2 0 3-1 7-18 68-35 138-53 206zM103 122c8-32 17-64 25-96 3-13 4-14 20-14 17 0 33 0 51 0 33 0 42 23 42 40 0 34-33 70-80 70-19 0-39 0-58 0zM87 250c-6 0-7 0-9 0-4-1-5-1-5-4 0-1 0-2 2-9 9-35 17-71 26-106 24 0 50 0 74 0 36 0 44 27 44 44 0 38-34 75-80 75-18 0-35 0-52 0z"><text:p/></draw:path></draw:g>, נגרר לפי הגדרת קבוצת חזקה <draw:g text:anchor-type="as-char" svg:y="-0.1047in" draw:z-index="219" draw:name="Shape227" draw:style-name="gr1"><svg:title>TexMaths</svg:title><svg:desc>11§display§x \in B \implies x \in \Nodd§svg§600§FALSE§</svg:desc><draw:path draw:style-name="gr2" draw:text-style-name="P5" svg:width="1.3705in" svg:height="0.1118in" svg:x="0.0035in" svg:y="0.0075in" svg:viewBox="0 0 3482 285" svg:d="M1740 285c-579 0-1160 0-1740 0 0-94 0-190 0-285 1161 0 2321 0 3482 0 0 95 0 191 0 285-581 0-1161 0-1742 0z"><text:p/></draw:path><draw:path draw:style-name="gr3" draw:text-style-name="P6" svg:width="0.0756in" svg:height="0.0685in" svg:x="0in" svg:y="0.0366in" svg:viewBox="0 0 193 175" svg:d="M119 54c2-10 11-45 37-45 2 0 12 0 20 4-11 2-19 12-19 21 0 7 5 14 15 14 8 0 21-7 21-23 0-19-22-25-36-25-23 0-36 21-40 30-10-26-31-30-42-30-41 0-63 50-63 59 0 5 5 5 6 5 2 0 3-1 4-5 13-40 39-50 52-50 7 0 21 3 21 25 0 12-7 39-21 93-6 23-20 39-37 39-2 0-11 0-19-5 10-1 18-10 18-20 0-11-8-14-14-14-12 0-22 10-22 23 0 17 20 25 36 25 27 0 40-27 41-30 6 15 19 30 42 30 39 0 61-49 61-59 0-5-3-5-4-5-3 0-4 2-4 5-14 42-40 50-52 50-15 0-21-12-21-25 0-9 2-16 7-34 4-18 8-35 13-53z"><text:p/></draw:path><draw:path draw:style-name="gr3" draw:text-style-name="P6" svg:width="0.0756in" svg:height="0.0878in" svg:x="0.1378in" svg:y="0.022in" svg:viewBox="0 0 193 224" svg:d="M179 119c7 0 14 0 14-8 0-7-7-7-14-7-55 0-109 0-164 0 5-51 50-89 104-89 20 0 41 0 60 0 7 0 14 0 14-7 0-8-7-8-14-8-19 0-40 0-60 0-66 0-119 50-119 111 0 62 53 113 119 113 20 0 41 0 60 0 7 0 14 0 14-8s-7-8-14-8c-19 0-40 0-60 0-54 0-99-37-104-89 55 0 109 0 164 0z"><text:p/></draw:path><draw:path draw:style-name="gr3" draw:text-style-name="P6" svg:width="0.1083in" svg:height="0.1031in" svg:x="0.2752in" svg:y="0.002in" svg:viewBox="0 0 276 263" svg:d="M46 234c-4 14-5 17-35 17-7 0-11 0-11 8 0 4 3 4 11 4 46 0 91 0 138 0 61 0 106-45 106-83 0-28-22-50-59-54 39-8 80-37 80-73 0-29-25-53-71-53-43 0-87 0-130 0-8 0-12 0-12 8 0 4 4 4 11 4 1 0 9 0 15 0 7 1 10 1 10 7 0 1 0 2-1 7-18 70-34 138-52 208zM105 122c7-32 16-64 24-96 3-13 3-14 20-14 16 0 34 0 50 0 34 0 42 22 42 40 0 34-33 70-80 70-19 0-38 0-56 0zM87 251c-6 0-7 0-9 0-3-1-4-1-4-4 0-1 0-2 1-9 9-35 19-72 27-107 25 0 49 0 73 0 37 0 44 28 44 44 0 39-34 76-79 76-18 0-35 0-53 0z"><text:p/></draw:path><draw:path draw:style-name="gr3" draw:text-style-name="P6" svg:width="0.1008in" svg:height="0.035in" svg:x="0.4846in" svg:y="0.0484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" draw:text-style-name="P6" svg:width="0.1346in" svg:height="0.0835in" svg:x="0.5776in" svg:y="0.0256in" svg:viewBox="0 0 343 213" svg:d="M260 76c15 14 35 24 48 30-14 6-33 16-48 30-83 0-164 0-247 0-5 0-13 0-13 7 0 8 7 8 13 8 76 0 153 0 229 0-19 18-38 52-38 57s4 5 6 5c3 0 7 0 8-4 8-14 19-35 44-57 26-24 53-34 72-40 7-2 7-3 8-4 1 0 1-1 1-2s0-1-1-2h-1c0-2-1-2-8-4-52-15-91-50-113-91-3-8-4-9-10-9-2 0-6 0-6 4 0 6 19 39 38 57-76 0-153 0-229 0-6 0-13 0-13 7 0 8 8 8 13 8 83 0 164 0 247 0z"><text:p/></draw:path><draw:path draw:style-name="gr3" draw:text-style-name="P6" svg:width="0.0756in" svg:height="0.0685in" svg:x="0.8102in" svg:y="0.0366in" svg:viewBox="0 0 193 175" svg:d="M118 54c3-10 12-45 38-45 2 0 11 0 20 4-11 2-19 12-19 21 0 7 5 14 15 14 8 0 21-7 21-23 0-19-22-25-36-25-23 0-36 21-40 30-10-26-31-30-42-30-41 0-63 50-63 59 0 5 3 4 5 5 3 0 4-1 5-5 13-40 39-50 52-50 7 0 21 3 21 25 0 12-7 39-21 93-7 23-20 39-37 39-2 0-12 0-19-5 10-1 18-10 18-20 0-11-8-14-14-14-12 0-22 10-22 23 0 17 20 25 36 25 26 0 40-27 41-30 4 15 19 30 42 30 39 0 61-49 61-59 0-5-3-5-4-5-3 0-4 2-4 5-14 42-40 50-52 50-15 0-21-12-21-25 0-9 2-16 6-34s8-35 13-53z"><text:p/></draw:path><draw:path draw:style-name="gr3" draw:text-style-name="P6" svg:width="0.0756in" svg:height="0.0878in" svg:x="0.948in" svg:y="0.022in" svg:viewBox="0 0 193 224" svg:d="M179 119c7 0 14 0 14-8 0-7-7-7-14-7-55 0-109 0-164 0 5-51 50-89 104-89 20 0 41 0 60 0 7 0 14 0 14-7 0-8-7-8-14-8-19 0-40 0-60 0-67 0-119 50-119 111 0 62 52 113 119 113 20 0 41 0 60 0 7 0 14 0 14-8s-7-8-14-8c-19 0-40 0-60 0-54 0-99-37-104-89 55 0 109 0 164 0z"><text:p/></draw:path><draw:path draw:style-name="gr3" draw:text-style-name="P6" svg:width="0.1028in" svg:height="0.1067in" svg:x="1.0827in" svg:y="0in" svg:viewBox="0 0 262 272" svg:d="M34 35c0 63 0 125 0 188 0 20-3 27-23 28-4 0-11 0-11 7 0 6 7 6 13 6 20 0 41 0 61 0 6 0 12 0 12-6 0-7-7-7-11-7-22-1-25-9-25-28 0-60 0-118 0-178 56 74 111 147 167 221 3 4 5 6 9 6 6 0 6-6 6-13 0-73 0-146 0-218 0-21 3-27 21-28 2 0 9 0 9-6 0-7-6-7-13-7-19 0-38 0-56 0-7 0-14 0-14 7 0 6 7 6 11 6 22 1 26 9 26 29 0 41 0 80 0 121-39-53-78-105-117-157-4-6-5-6-14-6-22 0-45 0-67 0-7 0-14 0-14 7 0 6 7 6 9 6 10 1 18 8 21 12 0 4 0 5 0 10zM218 245c-56-74-112-148-168-222-4-4-4-5-8-10 15 0 31 0 46 0 43 59 87 118 130 177 0 18 0 36 0 55z"><text:p/></draw:path><draw:path draw:style-name="gr3" draw:text-style-name="P6" svg:width="0.0516in" svg:height="0.048in" svg:x="1.1933in" svg:y="0.0791in" svg:viewBox="0 0 132 123" svg:d="M132 63c0-33-29-63-66-63s-66 30-66 63c0 34 30 60 66 60s66-26 66-60zM66 115c-10 0-24-4-34-17-7-11-8-25-8-37 0-13 0-28 10-40 7-8 18-13 32-13 15 0 28 7 33 15 8 11 9 24 9 38 0 13-1 27-9 38-8 10-20 16-33 16z"><text:p/></draw:path><draw:path draw:style-name="gr3" draw:text-style-name="P6" svg:width="0.0567in" svg:height="0.0748in" svg:x="1.2579in" svg:y="0.0528in" svg:viewBox="0 0 145 191" svg:d="M84 3c0 4 0 7 0 10 18 0 21 2 21 16 0 18 0 36 0 55-10-10-24-16-39-16-35 0-66 28-66 62 0 33 29 61 63 61 22 0 36-13 40-17 0 6 0 11 0 17 15-1 28-3 42-4 0-3 0-5 0-9-18 0-21-2-21-15 0-54 0-109 0-163-13 1-27 2-40 3zM103 160c-7 12-20 23-38 23-15 0-26-9-32-17-5-8-9-18-9-36 0-7 0-26 11-40 11-12 24-14 32-14 13 0 25 7 33 15 3 5 3 6 3 10 0 20 0 39 0 59z"><text:p/></draw:path><draw:path draw:style-name="gr3" draw:text-style-name="P6" svg:width="0.0567in" svg:height="0.0748in" svg:x="1.3248in" svg:y="0.0528in" svg:viewBox="0 0 145 191" svg:d="M84 3c0 4 0 7 0 10 18 0 21 2 21 16 0 18 0 36 0 55-10-10-24-16-39-16-35 0-66 28-66 62 0 33 29 61 63 61 23 0 36-13 40-17 0 6 0 11 0 17 15-1 28-3 42-4 0-3 0-5 0-9-18 0-21-2-21-15 0-54 0-109 0-163-13 1-27 2-40 3zM103 160c-6 12-20 23-38 23-15 0-26-9-32-17-4-8-8-18-8-36 0-7 0-26 11-40 10-12 25-14 32-14 12 0 24 7 32 15 3 5 3 6 3 10 0 20 0 39 0 59z"><text:p/></draw:path></draw:g>, כלומר <draw:g text:anchor-type="as-char" svg:y="-0.1043in" draw:z-index="220" draw:name="Shape228" draw:style-name="gr1"><svg:title>TexMaths</svg:title><svg:desc>11§display§x \in \Nodd \land x \in \Neven§svg§600§FALSE§</svg:desc><draw:path draw:style-name="gr2" draw:text-style-name="P5" svg:width="1.3559in" svg:height="0.1114in" svg:x="0.0039in" svg:y="0.0071in" svg:viewBox="0 0 3445 284" svg:d="M1723 284c-575 0-1149 0-1723 0 0-94 0-189 0-284 1148 0 2297 0 3445 0 0 95 0 190 0 284-574 0-1148 0-1722 0z"><text:p/></draw:path><draw:path draw:style-name="gr3" draw:text-style-name="P6" svg:width="0.0756in" svg:height="0.0685in" svg:x="0.0004in" svg:y="0.0362in" svg:viewBox="0 0 193 175" svg:d="M119 54c2-10 11-45 37-45 2 0 12 0 20 4-11 2-19 12-19 21 0 7 5 15 15 15 8 0 21-8 21-24 0-19-22-25-36-25-23 0-36 21-40 30-10-26-31-30-42-30-41 0-63 50-63 60 0 4 5 4 6 4 2 0 3-1 4-4 13-41 39-51 52-51 7 0 21 3 21 25 0 12-7 39-21 93-6 23-20 39-37 39-2 0-11 0-19-5 10-1 18-10 18-20 0-11-8-14-14-14-12 0-22 10-22 23 0 18 20 25 36 25 27 0 40-27 41-29 6 14 19 29 42 29 39 0 61-49 61-59 0-5-3-5-4-5-3 0-4 3-4 5-14 42-40 50-52 50-15 0-21-12-21-25 0-9 2-16 7-34 4-18 8-35 13-53z"><text:p/></draw:path><draw:path draw:style-name="gr3" draw:text-style-name="P6" svg:width="0.0752in" svg:height="0.0874in" svg:x="0.1382in" svg:y="0.0217in" svg:viewBox="0 0 192 223" svg:d="M179 119c7 0 13 0 13-8 0-7-6-7-13-7-55 0-109 0-164 0 5-51 50-89 104-89 20 0 40 0 60 0 7 0 13 0 13-7 0-8-6-8-13-8-20 0-40 0-60 0-66 0-119 50-119 111 0 62 53 112 119 112 20 0 40 0 60 0 7 0 13 0 13-8s-6-8-13-8c-20 0-40 0-60 0-54 0-99-36-104-88 55 0 109 0 164 0z"><text:p/></draw:path><draw:path draw:style-name="gr3" draw:text-style-name="P6" svg:width="0.1028in" svg:height="0.1063in" svg:x="0.2728in" svg:y="0in" svg:viewBox="0 0 262 271" svg:d="M34 35c0 62 0 125 0 187 0 21-3 27-23 28-4 0-11 0-11 7 0 6 7 6 13 6 20 0 41 0 61 0 6 0 12 0 12-6 0-7-6-7-11-7-22-1-25-9-25-28 0-59 0-118 0-177 56 73 111 147 167 220 3 4 5 6 9 6 6 0 6-6 6-13 0-73 0-144 0-217 0-21 3-27 21-28 2 0 9 0 9-6 0-7-6-7-13-7-19 0-38 0-56 0-7 0-14 0-14 7 0 6 7 6 11 6 22 1 26 9 26 29 0 40 0 80 0 121-39-53-78-105-117-157-4-6-6-6-14-6-22 0-45 0-67 0-7 0-14 0-14 7 0 6 7 6 9 6 10 1 18 8 21 12 0 4 0 5 0 10zM218 244c-56-73-112-147-168-221-4-4-4-5-8-10 15 0 31 0 46 0 43 59 87 117 130 176 0 18 0 37 0 55z"><text:p/></draw:path><draw:path draw:style-name="gr3" draw:text-style-name="P6" svg:width="0.0516in" svg:height="0.048in" svg:x="0.3835in" svg:y="0.078in" svg:viewBox="0 0 132 123" svg:d="M132 63c0-33-29-63-66-63s-66 30-66 63c0 34 30 60 66 60s66-26 66-60zM66 115c-10 0-24-4-34-17-7-11-8-25-8-37s0-28 10-40c7-8 18-13 32-13 15 0 27 7 33 15 8 11 9 24 9 38 0 13-1 27-9 38-8 10-20 16-33 16z"><text:p/></draw:path><draw:path draw:style-name="gr3" draw:text-style-name="P6" svg:width="0.0567in" svg:height="0.0744in" svg:x="0.4476in" svg:y="0.0528in" svg:viewBox="0 0 145 190" svg:d="M84 3c0 4 0 7 0 10 18 0 20 2 20 16 0 18 0 36 0 55-9-10-23-16-38-16-35 0-66 28-66 62 0 33 29 60 63 60 22 0 36-13 40-16 0 5 0 10 0 16 15-1 28-3 42-4 0-2 0-5 0-9-19 0-21-1-21-14 0-55 0-109 0-163-13 1-27 2-40 3zM103 160c-7 12-21 22-38 22-16 0-27-8-32-16-6-8-9-18-9-36 0-7 0-26 11-40 11-12 24-14 32-14 13 0 25 7 33 15 3 5 3 6 3 10 0 19 0 39 0 59z"><text:p/></draw:path><draw:path draw:style-name="gr3" draw:text-style-name="P6" svg:width="0.0567in" svg:height="0.0744in" svg:x="0.515in" svg:y="0.0528in" svg:viewBox="0 0 145 190" svg:d="M84 3c0 4 0 7 0 10 18 0 21 2 21 16 0 18 0 36 0 55-10-10-24-16-39-16-35 0-66 28-66 62 0 33 29 60 63 60 23 0 36-13 40-16 0 5 0 10 0 16 15-1 28-3 42-4 0-2 0-5 0-9-18 0-21-1-21-14 0-55 0-109 0-163-13 1-27 2-40 3zM103 160c-7 12-20 22-38 22-15 0-26-8-32-16-4-8-8-18-8-36 0-7 0-26 11-40 10-12 25-14 32-14 12 0 24 7 32 15 3 5 3 6 3 10 0 19 0 39 0 59z"><text:p/></draw:path><draw:path draw:style-name="gr3" draw:text-style-name="P6" svg:width="0.0843in" svg:height="0.0933in" svg:x="0.6272in" svg:y="0.0134in" svg:viewBox="0 0 215 238" svg:d="M117 8c-4-7-6-8-9-8-6 0-7 2-9 8-32 71-65 143-97 215-2 4-2 5-2 7 0 4 3 8 8 8 2 0 5-1 9-9 30-67 60-135 91-203 30 68 60 136 90 203 3 9 8 9 9 9 4 0 8-4 8-8 0-1 0-2-3-6-32-72-63-145-95-216z"><text:p/></draw:path><draw:path draw:style-name="gr3" draw:text-style-name="P6" svg:width="0.0756in" svg:height="0.0685in" svg:x="0.7579in" svg:y="0.0362in" svg:viewBox="0 0 193 175" svg:d="M118 54c2-10 11-45 38-45 2 0 11 0 20 4-11 2-19 12-19 21 0 7 5 15 15 15 8 0 21-8 21-24 0-19-24-25-37-25-22 0-35 21-39 30-10-26-31-30-42-30-41 0-63 50-63 60 0 4 3 2 5 4 3 0 4-1 5-4 13-41 39-51 52-51 7 0 21 3 21 25 0 12-7 39-21 93-7 23-20 39-37 39-3 0-12 0-19-5 10-1 17-10 17-20 0-11-8-14-14-14-11 0-21 10-21 23 0 18 20 25 36 25 26 0 40-27 41-29 4 14 19 29 42 29 39 0 61-49 61-59 0-5-3-5-4-5-3 0-4 3-5 5-13 42-39 50-51 50-15 0-22-12-22-25 0-9 2-16 7-34 4-18 8-35 13-53z"><text:p/></draw:path><draw:path draw:style-name="gr3" draw:text-style-name="P6" svg:width="0.076in" svg:height="0.0874in" svg:x="0.8953in" svg:y="0.0217in" svg:viewBox="0 0 194 223" svg:d="M180 119c7 0 14 0 14-8 0-7-7-7-14-7-55 0-108 0-163 0 4-51 48-89 103-89 20 0 41 0 60 0 7 0 14 0 14-7 0-8-7-8-14-8-21 0-40 0-61 0-66 0-119 50-119 111 0 62 53 112 119 112 21 0 40 0 61 0 7 0 14 0 14-8s-7-8-14-8c-19 0-40 0-60 0-55 0-99-36-103-88 55 0 108 0 163 0z"><text:p/></draw:path><draw:path draw:style-name="gr3" draw:text-style-name="P6" svg:width="0.1028in" svg:height="0.1063in" svg:x="1.0303in" svg:y="0in" svg:viewBox="0 0 262 271" svg:d="M33 35c0 62 0 125 0 187 0 21-2 27-22 28-4 0-11 0-11 7 0 6 7 6 13 6 20 0 40 0 60 0 7 0 13 0 13-6 0-7-7-7-12-7-21-1-25-9-25-28 0-59 0-118 0-177 57 73 112 147 168 220 3 4 5 6 7 6 7 0 7-6 7-13 0-73 0-144 0-217 0-21 3-27 22-28 2 0 9 0 9-6 0-7-7-7-13-7-19 0-38 0-57 0-6 0-13 0-13 7 0 6 7 6 11 6 22 1 26 9 26 29 0 40 0 80 0 121-40-53-78-105-118-157-3-6-5-6-13-6-22 0-45 0-67 0-8 0-14 0-14 7 0 6 6 6 8 6 11 1 19 8 22 12-1 4-1 5-1 10zM218 244c-56-73-112-147-169-221-3-4-3-5-7-10 15 0 31 0 46 0 43 59 87 117 130 176 0 18 0 37 0 55z"><text:p/></draw:path><draw:path draw:style-name="gr3" draw:text-style-name="P6" svg:width="0.0457in" svg:height="0.048in" svg:x="1.1402in" svg:y="0.078in" svg:viewBox="0 0 117 123" svg:d="M109 60c5 0 8 0 8-7 0-23-14-53-54-53-36 0-63 29-63 62 0 34 31 61 66 61 37 0 51-29 51-35 0-1-2-3-5-3s-4 1-5 3c-8 22-29 27-39 27-12 0-24-6-33-16-10-13-10-30-10-39 28 0 56 0 84 0zM25 52c4-38 28-44 38-44 33 0 34 37 35 44-24 0-49 0-73 0z"><text:p/></draw:path><draw:path draw:style-name="gr3" draw:text-style-name="P6" svg:width="0.0567in" svg:height="0.0465in" svg:x="1.1937in" svg:y="0.0807in" svg:viewBox="0 0 145 119" svg:d="M120 26c8-16 21-16 25-16 0-3 0-7 0-10-6 0-13 1-20 1s-17 0-25-1c0 3 0 7 0 10 12 0 12 9 12 10s-1 4-2 8c-10 22-21 44-31 67-11-26-23-50-34-74 0-2-1-3-1-6 0-5 9-5 13-5 0-3 0-7 0-10-10 0-19 1-31 1-7 0-18 0-26-1 0 3 0 7 0 10 15 0 19 0 23 9 14 32 28 63 42 95 2 3 3 5 8 5s6-2 7-5c14-30 27-59 40-88z"><text:p/></draw:path><draw:path draw:style-name="gr3" draw:text-style-name="P6" svg:width="0.0457in" svg:height="0.048in" svg:x="1.2551in" svg:y="0.078in" svg:viewBox="0 0 117 123" svg:d="M109 60c5 0 8 0 8-7 0-23-14-53-54-53-36 0-63 29-63 62 0 34 31 61 66 61 37 0 51-29 51-35 0-1-2-3-5-3-4 0-4 1-5 3-8 22-29 27-39 27-12 0-25-6-33-16-10-13-10-30-10-39 28 0 56 0 84 0zM25 52c4-38 28-44 38-44 33 0 34 37 35 44-24 0-49 0-73 0z"><text:p/></draw:path><draw:path draw:style-name="gr3" draw:text-style-name="P6" svg:width="0.0567in" svg:height="0.0465in" svg:x="1.311in" svg:y="0.0791in" svg:viewBox="0 0 145 119" svg:d="M124 37c0-23-11-37-40-37-22 0-37 12-44 26 0-8 0-17 0-26-14 1-27 2-40 3 0 4 0 7 0 10 18 0 20 2 20 16 0 23 0 46 0 69 0 12-2 12-20 12 0 2 0 6 0 9 10-1 20-1 31-1 10 0 28 1 31 1 0-3 0-7 0-9-18 0-20 0-20-12 0-16 0-33 0-48 0-29 22-42 39-42 20 0 22 15 22 28 0 21 0 41 0 62 0 12-3 12-21 12 0 2 0 6 0 9 2 0 20-1 31-1s30 1 32 1c0-3 0-7 0-9-17 0-21 0-21-12 0-21 0-41 0-61z"><text:p/></draw:path></draw:g><text:s/>וזו <text:span text:style-name="T22">סתירה</text:span>, אזי <draw:g text:anchor-type="as-char" svg:y="-0.1134in" draw:z-index="221" draw:name="Shape229" draw:style-name="gr1"><svg:title>TexMaths</svg:title><svg:desc>11§display§(x \in A \lor x \in B) \land x \not\in B§svg§600§FALSE§</svg:desc><draw:path draw:style-name="gr2" draw:text-style-name="P5" svg:width="1.6114in" svg:height="0.1358in" svg:x="0.0004in" svg:y="0.0071in" svg:viewBox="0 0 4094 346" svg:d="M2048 346c-683 0-1365 0-2048 0 0-116 0-230 0-346 1365 0 2729 0 4094 0 0 116 0 230 0 346-682 0-1364 0-2046 0z"><text:p/></draw:path><draw:path draw:style-name="gr3" draw:text-style-name="P6" svg:width="0.035in" svg:height="0.1512in" svg:x="0.0079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56in" svg:height="0.0685in" svg:x="0.0563in" svg:y="0.0453in" svg:viewBox="0 0 193 175" svg:d="M118 54c2-10 11-45 38-45 2 0 11 0 20 4-11 2-19 12-19 21 0 7 5 14 15 14 8 0 21-7 21-23 0-19-24-25-37-25-22 0-35 21-40 30-9-26-30-30-41-30-41 0-63 50-63 59 0 5 3 5 5 5 3 0 4-1 5-5 13-40 39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" draw:text-style-name="P6" svg:width="0.076in" svg:height="0.087in" svg:x="0.1937in" svg:y="0.0307in" svg:viewBox="0 0 194 222" svg:d="M180 120c7 0 14-1 14-9 0-9-7-8-14-8-55 0-108 0-163 0 4-50 49-88 103-88 20 0 41 0 60 0 7 0 14 0 14-7 0-8-7-8-14-8-21 0-40 0-61 0-66 0-119 48-119 111 0 62 53 111 119 111 21 0 40 0 61 0 7 0 14 0 14-7s-7-7-14-7c-19 0-40 0-60 0-54 0-99-37-103-88 55 0 108 0 163 0z"><text:p/></draw:path><draw:path draw:style-name="gr3" draw:text-style-name="P6" svg:width="0.1039in" svg:height="0.1079in" svg:x="0.3303in" svg:y="0.0043in" svg:viewBox="0 0 265 275" svg:d="M55 231c-15 26-31 31-47 32-5 1-8 1-8 8 0 2 1 4 4 4 11 0 22-1 33-1 14 0 27 1 39 1 3 0 8 0 8-7 0-4-4-5-7-5-9 0-18-3-18-13 0-4 3-9 6-14 10-17 20-32 30-49 31 0 65 0 96 0 2 9 6 60 6 64 0 11-20 12-28 12-5 0-8 0-8 8 0 4 4 4 5 4 16 0 32-1 49-1 8 0 33 1 42 1 3 0 8 0 8-7 0-5-4-5-10-5-23 0-23-2-24-13-8-79-16-160-24-240 0-8 0-10-7-10-6 0-8 3-11 7-45 74-89 149-134 224zM101 175c26-43 52-85 77-127 5 42 8 84 12 127-29 0-59 0-89 0z"><text:p/></draw:path><draw:path draw:style-name="gr3" draw:text-style-name="P6" svg:width="0.0846in" svg:height="0.0937in" svg:x="0.4811in" svg:y="0.0217in" svg:viewBox="0 0 216 239" svg:d="M212 17c2-6 4-7 4-8 0-5-5-9-8-9-4 0-7 3-10 9-30 68-60 136-90 203-31-67-61-135-91-203-4-8-6-9-9-9-5 0-8 4-8 9 1 2 0 1 2 5 32 73 65 146 97 217 3 6 6 8 9 8 4 0 5-3 9-8 32-71 63-143 95-214z"><text:p/></draw:path><draw:path draw:style-name="gr3" draw:text-style-name="P6" svg:width="0.0756in" svg:height="0.0685in" svg:x="0.6122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5 15 19 30 42 30 39 0 61-49 61-59 0-4-3-4-4-4-3 0-4 1-4 4-14 41-40 50-52 50-15 0-21-12-21-25 0-9 2-17 7-34 4-18 8-35 13-53z"><text:p/></draw:path><draw:path draw:style-name="gr3" draw:text-style-name="P6" svg:width="0.076in" svg:height="0.087in" svg:x="0.75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" draw:text-style-name="P6" svg:width="0.1083in" svg:height="0.1028in" svg:x="0.887in" svg:y="0.0098in" svg:viewBox="0 0 276 262" svg:d="M46 232c-4 15-4 18-35 18-7 0-11 0-11 8 0 4 3 4 11 4 46 0 91 0 138 0 61 0 106-45 106-83 0-27-22-49-59-53 39-8 80-37 80-73 0-29-25-53-71-53-43 0-87 0-130 0-8 0-11 0-11 8 0 4 3 4 10 4 1 0 9 0 15 0 7 1 10 1 10 7 0 1 0 2-1 7-18 69-34 138-52 206zM105 122c7-32 16-64 24-96 3-13 3-14 21-14 16 0 33 0 49 0 34 0 42 22 42 40 0 34-33 70-80 70-19 0-38 0-56 0zM87 250c-6 0-7 0-9 0-3 0-4-1-4-4 0-2 0-2 1-9 9-36 19-71 27-106 25 0 49 0 73 0 37 0 45 28 45 45 0 36-35 74-80 74-18 0-35 0-53 0z"><text:p/></draw:path><draw:path draw:style-name="gr3" draw:text-style-name="P6" svg:width="0.0346in" svg:height="0.1512in" svg:x="1.012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843in" svg:height="0.0937in" svg:x="1.1051in" svg:y="0.0217in" svg:viewBox="0 0 215 239" svg:d="M117 9c-4-7-6-9-10-9-5 0-6 3-8 9-32 71-65 143-97 215-2 4-2 5-2 7 0 5 3 8 8 8 2 0 5-1 8-8 30-67 61-135 91-203 30 68 60 136 91 203 3 8 8 8 9 8 4 0 8-3 8-8 0-1 0-2-3-6-32-72-63-145-95-216z"><text:p/></draw:path><draw:path draw:style-name="gr3" draw:text-style-name="P6" svg:width="0.0756in" svg:height="0.0685in" svg:x="1.2366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756in" svg:height="0.1409in" svg:x="1.3823in" svg:y="0.0043in" svg:viewBox="0 0 193 359" svg:d="M190 15c3-5 3-6 3-7 0-2-3-8-8-8s-6 2-8 8c-58 112-115 223-174 336-3 5-3 6-3 7 0 4 3 8 8 8 4 0 5-2 9-8 58-112 115-223 173-336z"><text:p/></draw:path><draw:path draw:style-name="gr3" draw:text-style-name="P6" svg:width="0.076in" svg:height="0.087in" svg:x="1.373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" draw:text-style-name="P6" svg:width="0.1083in" svg:height="0.1028in" svg:x="1.5114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text:s/>או באופן שקול <draw:g text:anchor-type="as-char" svg:y="-0.1075in" draw:z-index="222" draw:name="Shape230" draw:style-name="gr1"><svg:title>TexMaths</svg:title><svg:desc>11§display§x \in A§svg§600§FALSE§</svg:desc><draw:path draw:style-name="gr2" draw:text-style-name="P5" svg:width="0.3657in" svg:height="0.0984in" svg:x="0.0039in" svg:y="0.0079in" svg:viewBox="0 0 930 251" svg:d="M465 251c-155 0-310 0-465 0 0-84 0-167 0-251 310 0 620 0 930 0 0 84 0 167 0 251-155 0-310 0-465 0z"><text:p/></draw:path><draw:path draw:style-name="gr3" draw:text-style-name="P6" svg:width="0.0752in" svg:height="0.0681in" svg:x="0.0004in" svg:y="0.0425in" svg:viewBox="0 0 192 174" svg:d="M118 54c3-10 12-45 38-45 2 0 11 0 20 4-11 2-19 12-19 21 0 7 5 14 14 14s21-7 21-23c0-19-23-25-35-25-23 0-36 21-40 30-10-26-31-30-42-30-41 0-63 50-63 59 0 5 3 3 4 5 4 0 5-1 6-5 13-40 38-50 52-50 7 0 21 3 21 25 0 12-7 39-21 93-7 23-20 38-37 38-2 0-11 0-19-4 9-1 18-10 18-20 0-11-9-14-14-14-12 0-22 9-22 23 0 16 20 24 36 24 27 0 40-27 41-29 4 15 19 29 42 29 39 0 61-49 61-58 0-5-3-5-4-5-3 0-5 2-5 5-13 41-39 49-51 49-16 0-21-11-21-24 0-9 2-18 5-34 5-18 9-35 14-53z"><text:p/></draw:path><draw:path draw:style-name="gr3" draw:text-style-name="P6" svg:width="0.0756in" svg:height="0.087in" svg:x="0.1378in" svg:y="0.028in" svg:viewBox="0 0 193 222" svg:d="M180 119c7 0 13 0 13-8s-6-8-13-8c-55 0-109 0-164 0 5-51 49-88 104-88 20 0 40 0 60 0 7 0 13 0 13-7 0-8-6-8-13-8-21 0-40 0-61 0-66 0-119 50-119 111s53 111 119 111c21 0 40 0 61 0 7 0 13 0 13-7 0-8-6-8-13-8-20 0-40 0-60 0-55 0-99-37-104-88 55 0 109 0 164 0z"><text:p/></draw:path><draw:path draw:style-name="gr3" draw:text-style-name="P6" svg:width="0.1039in" svg:height="0.1079in" svg:x="0.2736in" svg:y="0in" svg:viewBox="0 0 265 275" svg:d="M56 231c-15 25-31 31-48 32-5 0-8 0-8 8 0 2 2 4 5 4 10 0 22-1 33-1 13 0 27 1 39 1 2 0 8 0 8-8 0-4-5-4-7-4-9-1-19-4-19-13 0-5 4-9 6-14 10-17 20-33 30-50 31 0 64 0 96 0 1 8 7 61 7 64 0 12-21 13-29 13-4 0-9 0-9 8 0 4 5 4 6 4 15 0 32-1 48-1 10 0 34 1 43 1 4 0 8 0 8-8 0-4-4-4-9-4-24 0-24-2-25-14-9-79-17-160-24-239 0-8 0-10-7-10s-8 3-10 7c-45 74-89 149-134 224zM102 174c26-42 51-84 76-126 3 42 8 84 12 126-30 0-58 0-88 0z"><text:p/></draw:path></draw:g><text:s/>כדרוש. </text:p>
            </text:list-item>
          </text:list>
        </text:list-item>
      </text:list>
      <text:p text:style-name="P60">סה"כ הפונקציה הופכית מימין ומשאל, כלומר היא הפיכה. מש"ל. </text:p>
      <text:p text:style-name="P10"><text:span text:style-name="T5"><draw:g text:anchor-type="as-char" svg:y="-0.1134in" draw:z-index="173" draw:name="Shape200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22" text:outline-level="3">סעיף ב’</text:h>
      <text:p text:style-name="P61">נתון: </text:p>
      <text:p text:style-name="P8"><draw:g text:anchor-type="as-char" svg:y="-0.1134in" draw:z-index="174" draw:name="Shape201" draw:style-name="gr1"><svg:title>TexMaths</svg:title><svg:desc>11§display§f = \lambda g \in \powerset(\N) \to \N. \lambda n \in \N. g(\{n\})§svg§600§FALSE§</svg:desc><draw:path draw:style-name="gr2" draw:text-style-name="P5" svg:width="2.3087in" svg:height="0.1358in" svg:x="-0.0004in" svg:y="0.0071in" svg:viewBox="0 0 5865 346" svg:d="M2933 346c-977 0-1955 0-2933 0 0-116 0-230 0-346 1955 0 3910 0 5865 0 0 116 0 230 0 346-977 0-1955 0-293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8in" svg:height="0.1067in" svg:x="0.2937in" svg:y="0.0071in" svg:viewBox="0 0 191 272" svg:d="M118 155c15 41 34 98 40 107 7 9 10 9 21 9 2 0 6 0 8 0 4 0 4-1 4-3s-1-3-2-5c-3-4-5-10-9-17-26-73-51-146-78-218-9-24-29-28-47-28-2 0-8 0-8 4 0 3 4 4 5 4 12 2 15 4 24 31 12 35 25 70 37 105-35 35-70 70-105 105-6 4-8 6-8 12 0 7 5 11 12 11 6 0 10-4 12-9 31-36 63-71 94-108z"><text:p/></draw:path><draw:path draw:style-name="gr3" draw:text-style-name="P6" svg:width="0.0693in" svg:height="0.0976in" svg:x="0.3768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76in" svg:height="0.087in" svg:x="0.5071in" svg:y="0.0307in" svg:viewBox="0 0 194 222" svg:d="M180 120c7 0 14 0 14-8 0-9-7-9-14-9-55 0-109 0-164 0 5-50 50-88 104-88 20 0 41 0 60 0 7 0 14 0 14-7 0-8-7-8-14-8-21 0-40 0-61 0-66 0-119 50-119 112s53 110 119 110c21 0 40 0 61 0 7 0 14 0 14-7s-7-7-14-7c-19 0-40 0-60 0-54 0-99-37-104-88 55 0 109 0 164 0z"><text:p/></draw:path><draw:path draw:style-name="gr3" draw:text-style-name="P6" svg:width="0.1079in" svg:height="0.1106in" svg:x="0.6417in" svg:y="0.0098in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3" draw:text-style-name="P6" svg:width="0.035in" svg:height="0.1512in" svg:x="0.7717in" svg:y="0in" svg:viewBox="0 0 90 385" svg:d="M90 381c0-1 0-1-6-8-49-49-61-122-61-179 0-68 14-136 62-183 5-5 5-5 5-7 0-3-2-4-4-4-4 0-39 26-62 76-20 42-24 85-24 118 0 28 4 75 25 119 24 47 57 72 61 72 2 0 4-1 4-4z"><text:p/></draw:path><draw:path draw:style-name="gr3" draw:text-style-name="P6" svg:width="0.1028in" svg:height="0.1063in" svg:x="0.8197in" svg:y="0.0098in" svg:viewBox="0 0 262 271" svg:d="M33 35c0 63 0 126 0 187 0 20-2 28-22 28-4 0-11 0-11 7 0 6 5 6 13 6 20 0 40 0 60 0 7 0 13 0 13-6 0-7-7-7-12-7-21 0-25-9-25-29 0-58 0-118 0-176 57 74 112 148 168 220 3 5 5 6 7 6 7 0 7-7 7-13 0-72 0-145 0-217 0-21 4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" draw:text-style-name="P6" svg:width="0.0346in" svg:height="0.1512in" svg:x="0.9346in" svg:y="0in" svg:viewBox="0 0 89 385" svg:d="M89 194c0-31-3-77-25-121-23-48-56-73-61-73-2 0-3 2-3 4s0 2 8 9c37 38 59 99 59 181 0 64-14 132-63 180-4 6-4 6-4 7 0 2 1 4 3 4 5 0 40-26 62-76 20-41 24-84 24-115z"><text:p/></draw:path><draw:path draw:style-name="gr3" draw:text-style-name="P6" svg:width="0.1346in" svg:height="0.0787in" svg:x="1.0354in" svg:y="0.0362in" svg:viewBox="0 0 343 201" svg:d="M301 109c-21 15-32 32-34 36-17 27-21 51-21 52 0 4 5 4 8 4 7 0 7-1 9-7 9-38 31-71 75-88 4-1 5-3 5-5 0-3-1-3-2-4-18-7-64-27-79-91-1-5-1-6-8-6-3 0-8 0-8 4 0 2 4 26 20 51 8 12 19 25 35 37-95 0-191 0-287 0-6 0-14 0-14 9 0 8 8 8 14 8 96 0 192 0 287 0z"><text:p/></draw:path><draw:path draw:style-name="gr3" draw:text-style-name="P6" svg:width="0.1028in" svg:height="0.1063in" svg:x="1.2252in" svg:y="0.0098in" svg:viewBox="0 0 262 271" svg:d="M33 35c0 63 0 126 0 187 0 20-2 28-22 28-4 0-11 0-11 7 0 6 5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" draw:text-style-name="P6" svg:width="0.0157in" svg:height="0.0157in" svg:x="1.3441in" svg:y="0.0972in" svg:viewBox="0 0 41 41" svg:d="M41 21c0-12-9-21-20-21-12 0-21 9-21 21 0 11 9 20 21 20 11 0 20-9 20-20z"><text:p/></draw:path><draw:path draw:style-name="gr3" draw:text-style-name="P6" svg:width="0.0748in" svg:height="0.1067in" svg:x="1.3815in" svg:y="0.0071in" svg:viewBox="0 0 191 272" svg:d="M118 155c15 41 34 98 40 107s10 9 20 9c3 0 6 0 9 0 4 0 4-1 4-3s-1-3-2-5c-3-4-5-10-9-17-26-73-52-146-79-218-8-24-28-28-46-28-2 0-8 0-8 4 0 3 2 3 4 4 13 2 15 4 25 31 12 35 25 70 37 105-35 35-71 70-106 105-5 4-7 6-7 12 0 7 5 11 12 11 6 0 9-4 12-9 31-36 63-71 94-108z"><text:p/></draw:path><draw:path draw:style-name="gr3" draw:text-style-name="P6" svg:width="0.0819in" svg:height="0.0685in" svg:x="1.4669in" svg:y="0.0453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6" svg:width="0.076in" svg:height="0.087in" svg:x="1.6083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3" draw:text-style-name="P6" svg:width="0.1024in" svg:height="0.1063in" svg:x="1.7433in" svg:y="0.0098in" svg:viewBox="0 0 261 271" svg:d="M33 35c0 63 0 126 0 187 0 20-3 28-23 28-3 0-10 0-10 7 0 6 5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4-6-22 0-46 0-68 0-6 0-12 0-12 7 0 6 6 6 8 6 11 1 18 8 22 12-1 4-1 5-1 10zM218 243c-56-72-112-146-169-220-4-5-4-5-8-10 15 0 30 0 46 0 44 59 87 117 131 176 0 18 0 37 0 54z"><text:p/></draw:path><draw:path draw:style-name="gr3" draw:text-style-name="P6" svg:width="0.0157in" svg:height="0.0157in" svg:x="1.8626in" svg:y="0.0972in" svg:viewBox="0 0 41 41" svg:d="M41 21c0-12-10-21-21-21-12 0-20 9-20 21 0 11 8 20 20 20 11 0 21-9 21-20z"><text:p/></draw:path><draw:path draw:style-name="gr3" draw:text-style-name="P6" svg:width="0.0697in" svg:height="0.0976in" svg:x="1.8937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5in" svg:height="0.1512in" svg:x="1.9846in" svg:y="0in" svg:viewBox="0 0 90 385" svg:d="M90 381c0-1 0-1-6-8-49-49-62-122-62-179 0-68 15-136 63-183 5-5 5-5 5-7 0-3-2-4-4-4-4 0-39 26-62 76-20 42-24 85-24 118 0 28 4 75 25 119 23 47 57 72 61 72 2 0 4-1 4-4z"><text:p/></draw:path><draw:path draw:style-name="gr3" draw:text-style-name="P6" svg:width="0.0535in" svg:height="0.1512in" svg:x="2.0398in" svg:y="0in" svg:viewBox="0 0 137 385" svg:d="M81 52c0-16 11-41 53-43 2 0 3-2 3-5 0-4-3-4-7-4-39 0-74 20-74 48 0 29 0 59 0 89 0 15 0 27-15 39-14 12-29 12-38 13-1 0-3 1-3 5 0 3 2 3 7 3 25 2 44 14 48 34 1 4 1 5 1 19 0 25 0 51 0 76 0 16 0 29 19 43 14 12 40 16 55 16 4 0 7 0 7-4s-2-4-6-4c-24-2-43-15-49-33-1-5-1-5-1-19 0-27 0-54 0-82 0-17-2-23-15-35-8-8-19-12-30-14 32-10 45-28 45-50 0-31 0-61 0-92z"><text:p/></draw:path><draw:path draw:style-name="gr3" draw:text-style-name="P6" svg:width="0.0819in" svg:height="0.0685in" svg:x="2.1094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" draw:text-style-name="P6" svg:width="0.0535in" svg:height="0.1512in" svg:x="2.2071in" svg:y="0in" svg:viewBox="0 0 137 385" svg:d="M55 334c0 15-10 40-52 43-2 0-3 2-3 4 0 4 4 4 8 4 37 0 73-18 73-48 0-29 0-58 0-88 0-16 0-28 16-40 13-11 28-11 36-12 2 0 4-1 4-3 0-5-3-5-6-5-25-2-44-15-49-35-1-3-1-4-1-19 0-25 0-50 0-76 0-16 0-28-18-42-16-13-42-17-55-17-4 0-8 0-8 4 0 5 2 5 5 5 26 1 44 14 49 33 1 4 1 4 1 19 0 26 0 54 0 81 0 18 3 24 15 36 9 8 20 12 31 16-32 9-46 25-46 47 0 31 0 62 0 93z"><text:p/></draw:path><draw:path draw:style-name="gr3" draw:text-style-name="P6" svg:width="0.035in" svg:height="0.1512in" svg:x="2.2807in" svg:y="0in" svg:viewBox="0 0 90 385" svg:d="M90 194c0-31-4-77-25-121-23-48-57-73-61-73-2 0-4 2-4 4s0 2 8 9c37 38 59 99 59 181 0 64-14 132-62 180-5 6-5 6-5 7 0 2 2 4 4 4 4 0 39-26 62-76 20-41 24-84 24-115z"><text:p/></draw:path></draw:g></text:p>
      <text:p text:style-name="P62">טענה: <text:span text:style-name="T5"><draw:g text:anchor-type="as-char" svg:y="-0.1134in" draw:z-index="175" draw:name="Shape231" draw:style-name="gr1"><svg:title>TexMaths</svg:title><svg:desc>11§display§\dom(f) = \powerset(\N), \range(f) = \N \to \N§svg§600§FALSE§</svg:desc><draw:path draw:style-name="gr2" draw:text-style-name="P5" svg:width="2.3272in" svg:height="0.1358in" svg:x="0.0232in" svg:y="0.0071in" svg:viewBox="0 0 5912 346" svg:d="M2957 346c-986 0-1971 0-2957 0 0-116 0-230 0-346 1971 0 3941 0 5912 0 0 116 0 230 0 346-985 0-1971 0-2955 0z"><text:p/></draw:path><draw:path draw:style-name="gr3" draw:text-style-name="P6" svg:width="0.0744in" svg:height="0.1063in" svg:x="0in" svg:y="0.0071in" svg:viewBox="0 0 190 271" svg:d="M134 246c0 8 0 17 0 25 19-1 38-2 56-5 0-3 0-7 0-12-26 0-29-2-29-21 0-77 0-155 0-233-19 1-38 3-56 4 0 5 0 8 0 13 27 0 30 2 30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5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6" svg:width="0.1189in" svg:height="0.0669in" svg:x="0.1602in" svg:y="0.0453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6" svg:width="0.0346in" svg:height="0.1512in" svg:x="0.297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6in" svg:height="0.1374in" svg:x="0.3496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2 0 37-23 44-37 12-25 21-71 22-74 8-40 15-80 23-121z"><text:p/></draw:path><draw:path draw:style-name="gr3" draw:text-style-name="P6" svg:width="0.0346in" svg:height="0.1512in" svg:x="0.441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5425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" draw:text-style-name="P6" svg:width="0.1079in" svg:height="0.1106in" svg:x="0.6976in" svg:y="0.0098in" svg:viewBox="0 0 275 282" svg:d="M126 0c-53 0-95 26-111 44-14 15-15 26-15 28s2 3 4 3c6 0 15-6 18-8 9-5 10-8 12-15 6-16 16-29 65-31-8 87-31 172-63 251-2 5-1 4-2 7 0 1 1 3 3 3 7 0 26-9 30-19 20-47 52-135 63-242 6 0 13 0 20 0 47 0 92 18 92 57 0 29-27 83-102 85-8 0-12 0-23 8-7 4-10 8-10 11 0 2 2 2 6 2 71 0 162-60 162-123 0-44-52-61-97-61-17 0-34 0-52 0z"><text:p/></draw:path><draw:path draw:style-name="gr3" draw:text-style-name="P6" svg:width="0.0346in" svg:height="0.1512in" svg:x="0.828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1024in" svg:height="0.1063in" svg:x="0.876in" svg:y="0.0098in" svg:viewBox="0 0 261 271" svg:d="M33 35c0 63 0 126 0 187 0 20-3 28-23 28-3 0-10 0-10 7 0 6 6 6 12 6 20 0 41 0 61 0 6 0 13 0 13-6 0-7-7-7-12-7-21 0-25-9-25-29 0-58 0-118 0-176 57 74 112 148 168 220 3 5 5 6 7 6 7 0 7-7 7-13 0-72 0-145 0-217 0-21 3-27 21-28 2 0 9 0 9-6 0-7-6-7-12-7-19 0-38 0-57 0-7 0-13 0-13 7 0 6 7 6 11 6 21 1 24 9 24 29 0 39 0 80 0 121-38-53-78-105-116-157-3-6-5-6-13-6-23 0-45 0-69 0-6 0-12 0-12 7 0 6 6 6 8 6 11 1 18 8 22 12-1 4-1 5-1 10zM218 243c-56-72-112-146-169-220-4-5-4-5-8-10 15 0 30 0 46 0 44 59 87 117 131 176 0 18 0 37 0 54z"><text:p/></draw:path><draw:path draw:style-name="gr3" draw:text-style-name="P6" svg:width="0.0346in" svg:height="0.1512in" svg:x="0.9909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177in" svg:height="0.0453in" svg:x="1.0539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08in" svg:height="0.0669in" svg:x="1.113in" svg:y="0.0453in" svg:viewBox="0 0 130 171" svg:d="M54 43c0-14 0-29 0-43-18 1-36 3-54 4 0 5 0 8 0 13 28 0 31 2 31 22 0 34 0 68 0 103 0 17-5 17-31 17 0 3 0 7 0 12 15 0 33-1 44-1 15 0 34 0 50 1 0-5 0-9 0-12-3 0-6 0-8 0-29 0-30-5-30-18 0-20 0-40 0-60 0-38 17-72 45-72 4 0 4 0 5 0-1 1-9 5-9 15 0 11 8 17 16 17s17-5 17-17c0-13-12-24-29-24-27 0-42 26-47 43z"><text:p/></draw:path><draw:path draw:style-name="gr3" draw:text-style-name="P6" svg:width="0.0681in" svg:height="0.0693in" svg:x="1.1744in" svg:y="0.0453in" svg:viewBox="0 0 174 177" svg:d="M112 144c1 16 12 31 30 31 9 0 32-5 32-36 0-8 0-16 0-22-3 0-6 0-9 0 0 6 0 14 0 22 0 22-10 24-14 24-13 0-15-17-15-19 0-26 0-52 0-77 0-16 0-32-14-46-15-14-34-21-53-21-32 0-58 19-58 44 0 11 8 18 18 18 11 0 17-8 17-18 0-4-1-18-20-18 11-13 30-17 42-17 20 0 42 14 42 49 0 5 0 10 0 15-20 1-47 2-71 13-29 13-39 33-39 51 0 30 37 40 62 40s43-15 50-33zM110 80c0 12 0 26 0 39 0 36-29 49-46 49-19 0-34-13-34-33s16-52 80-55z"><text:p/></draw:path><draw:path draw:style-name="gr3" draw:text-style-name="P6" svg:width="0.0764in" svg:height="0.0669in" svg:x="1.2488in" svg:y="0.0453in" svg:viewBox="0 0 195 171" svg:d="M30 39c0 34 0 68 0 103 0 17-4 17-30 17 0 3 0 7 0 12 13 0 33-1 44-1 10 0 30 1 43 1 0-5 0-9 0-12-25 0-30 0-30-17 0-24 0-48 0-72 0-39 28-61 52-61s29 21 29 43c0 29 0 59 0 90 0 17-5 17-30 17 0 3 0 7 0 12 13 0 33-1 43-1 11 0 31 1 44 1 0-5 0-9 0-12-21 0-30 0-31-11 0-26 0-50 0-74 0-33 0-45-12-60-5-6-18-14-40-14-28 0-47 17-57 41 0-13 0-28 0-41-19 1-36 3-55 4 0 5 0 8 0 13 28 0 30 2 30 22z"><text:p/></draw:path><draw:path draw:style-name="gr3" draw:text-style-name="P6" svg:width="0.0689in" svg:height="0.0992in" svg:x="1.3331in" svg:y="0.0449in" svg:viewBox="0 0 176 253" svg:d="M75 109c-34 0-34-39-34-47 0-11 1-23 6-33 4-5 12-16 28-16 34 0 34 39 34 48 0 11-1 23-7 33-3 4-12 15-27 15zM30 124c0-2 0-11 6-18 16 11 31 12 39 12 36 0 63-27 63-56 0-15-7-29-16-38 13-13 28-15 34-15 1 0 4 0 5 0-5 2-7 6-7 11 0 6 6 11 11 11 4 0 11-2 11-11 0-7-4-20-19-20-8 0-25 2-41 19-17-13-32-15-41-15-36 0-63 27-63 57 0 17 9 31 19 39-6 7-12 19-12 33 0 11 4 27 16 34-23 7-35 23-35 39 0 26 39 47 85 47s87-20 87-48c0-13-6-33-26-44-21-11-43-11-67-11-10 0-26 0-28 0-12-1-21-13-21-26zM86 244c-40 0-66-19-66-38 0-18 14-32 32-33 7 0 15 0 23 0 33 0 76 0 76 33 0 20-28 38-65 38z"><text:p/></draw:path><draw:path draw:style-name="gr3" draw:text-style-name="P6" svg:width="0.0587in" svg:height="0.0693in" svg:x="1.4091in" svg:y="0.0453in" svg:viewBox="0 0 150 177" svg:d="M32 76c2-57 35-67 48-67 40 0 43 52 43 67-31 0-60 0-91 0zM32 84c36 0 71 0 108 0 7 0 10 0 10-8 0-39-21-76-70-76-45 0-80 40-80 88 0 52 40 89 85 89 47 0 65-43 65-50 0-4-4-5-6-5-3 0-4 2-5 6-14 39-49 39-52 39-20 0-35-11-44-25-11-19-11-44-11-58z"><text:p/></draw:path><draw:path draw:style-name="gr3" draw:text-style-name="P6" svg:width="0.0346in" svg:height="0.1512in" svg:x="1.487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1.5398in" svg:y="0.0067in" svg:viewBox="0 0 194 350" svg:d="M122 118c11 0 22 0 33 0 8 0 11 0 11-8 0-4-3-4-10-4-11 0-21 0-32 0 2-16 6-30 8-44 1-8 7-36 9-40 4-8 11-13 19-13 1 0 11 0 18 6-16 2-21 16-21 21 0 9 8 14 15 14 10 0 22-9 22-24 0-17-19-26-34-26-14 0-38 7-50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6" svg:width="0.035in" svg:height="0.1512in" svg:x="1.6311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1008in" svg:height="0.0354in" svg:x="1.732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28in" svg:height="0.1063in" svg:x="1.8882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9-105-117-157-3-6-6-6-14-6-22 0-45 0-67 0-7 0-12 0-12 7 0 6 5 6 7 6 11 1 18 8 22 12-1 4-1 5-1 10zM219 243c-56-72-112-146-168-220-5-5-5-5-9-10 15 0 31 0 46 0 44 59 87 117 131 176 0 18 0 37 0 54z"><text:p/></draw:path><draw:path draw:style-name="gr3" draw:text-style-name="P6" svg:width="0.1346in" svg:height="0.0787in" svg:x="2.0449in" svg:y="0.0362in" svg:viewBox="0 0 343 201" svg:d="M301 109c-20 15-32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1028in" svg:height="0.1063in" svg:x="2.235in" svg:y="0.0098in" svg:viewBox="0 0 262 271" svg:d="M33 35c0 63 0 126 0 187 0 20-2 28-22 28-4 0-11 0-11 7 0 6 5 6 13 6 20 0 40 0 60 0 7 0 13 0 13-6 0-7-7-7-12-7-21 0-25-9-25-29 0-58 0-118 0-176 57 74 112 148 168 220 3 5 5 6 7 6 7 0 7-7 7-13 0-72 0-145 0-217 0-21 4-27 22-28 2 0 9 0 9-6 0-7-6-7-13-7-19 0-38 0-57 0-6 0-13 0-13 7 0 6 7 6 11 6 22 1 26 9 26 29 0 39 0 80 0 121-40-53-78-105-118-157-3-6-5-6-13-6-22 0-45 0-67 0-8 0-14 0-14 7 0 6 6 6 8 6 11 1 19 8 22 12-1 4-1 5-1 10zM218 243c-56-72-112-146-169-220-3-5-3-5-7-10 15 0 31 0 46 0 43 59 87 117 130 176 0 18 0 37 0 54z"><text:p/></draw:path></draw:g></text:span><text:span text:style-name="T5">, הפונקציה </text:span><text:span text:style-name="T40">לא חח"ע. </text:span></text:p>
      <text:p text:style-name="P63">צ.ל.: <text:span text:style-name="T40">הפונקציה לא חח"ע. </text:span></text:p>
      <text:p text:style-name="P64">הוכחה: <text:span text:style-name="T5">נניח בשלילה שהיא חח"ע ונראה דוגמה נגדית. נבחר </text:span><text:span text:style-name="T5"><draw:g text:anchor-type="as-char" svg:y="-0.1134in" draw:z-index="224" draw:name="Shape232" draw:style-name="gr1"><svg:title>TexMaths</svg:title><svg:desc>11§display§g_1, g_2 \colon \powerset(\N) \to \N§svg§600§FALSE§</svg:desc><draw:path draw:style-name="gr2" draw:text-style-name="P5" svg:width="1.1331in" svg:height="0.1358in" svg:x="0.0059in" svg:y="0.0071in" svg:viewBox="0 0 2879 346" svg:d="M1440 346c-481 0-960 0-1440 0 0-116 0-230 0-346 959 0 1919 0 2879 0 0 116 0 230 0 346-480 0-960 0-1439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82in" svg:height="0.0701in" svg:x="0.0827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" svg:width="0.0173in" svg:height="0.0453in" svg:x="0.1524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93in" svg:height="0.0976in" svg:x="0.2091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465in" svg:height="0.0701in" svg:x="0.2862in" svg:y="0.0661in" svg:viewBox="0 0 119 179" svg:d="M119 130c-4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" svg:width="0.0157in" svg:height="0.065in" svg:x="0.3776in" svg:y="0.048in" svg:viewBox="0 0 41 166" svg:d="M41 21c0-12-9-21-20-21-12 0-21 9-21 21 0 11 9 20 21 20 11 0 20-9 20-20zM41 146c0-12-9-20-20-20-12 0-21 8-21 20 0 11 9 20 21 20 11 0 20-9 20-20z"><text:p/></draw:path><draw:path draw:style-name="gr3" draw:text-style-name="P6" svg:width="0.1079in" svg:height="0.1106in" svg:x="0.4606in" svg:y="0.0098in" svg:viewBox="0 0 275 282" svg:d="M126 0c-55 0-95 26-112 44-13 15-14 26-14 28s1 3 3 3c7 0 16-6 19-8 8-5 9-8 11-15 5-16 16-29 65-31-7 87-30 172-63 251-2 5-1 4-2 7 0 1 1 3 4 3 7 0 25-9 29-19 21-47 52-135 64-242 6 0 13 0 20 0 47 0 92 18 92 57 0 29-28 83-102 85-9 0-14 0-23 8-8 4-11 8-11 11 0 2 3 2 7 2 71 0 162-60 162-123 0-44-52-61-97-61-17 0-34 0-52 0z"><text:p/></draw:path><draw:path draw:style-name="gr3" draw:text-style-name="P6" svg:width="0.035in" svg:height="0.1512in" svg:x="0.5902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1028in" svg:height="0.1063in" svg:x="0.6382in" svg:y="0.0098in" svg:viewBox="0 0 262 271" svg:d="M34 35c0 63 0 126 0 187 0 20-3 28-23 28-4 0-11 0-11 7 0 6 7 6 13 6 20 0 40 0 60 0 7 0 13 0 13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" draw:text-style-name="P6" svg:width="0.035in" svg:height="0.1512in" svg:x="0.7531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346in" svg:height="0.0787in" svg:x="0.8543in" svg:y="0.0362in" svg:viewBox="0 0 343 201" svg:d="M300 109c-21 15-32 32-34 36-17 27-21 51-21 52 0 4 5 4 8 4 7 0 7-1 9-7 9-38 32-71 75-88 4-1 6-4 6-6 0-3-2-2-3-3-18-7-64-27-79-91-1-5-1-6-8-6-3 0-8 0-8 4 0 2 4 26 20 51 8 12 19 25 35 37-95 0-191 0-287 0-6 0-13-1-13 8 0 8 7 9 13 9 96 0 192 0 287 0z"><text:p/></draw:path><draw:path draw:style-name="gr3" draw:text-style-name="P6" svg:width="0.1028in" svg:height="0.1063in" svg:x="1.0441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9 6 10 1 18 8 21 12-1 4-1 5-1 10zM218 243c-56-72-112-146-169-220-3-5-3-5-7-10 15 0 31 0 46 0 43 59 87 117 130 176 0 18 0 37 0 54z"><text:p/></draw:path></draw:g></text:span><text:span text:style-name="T5"><text:s/>המוגדרות לפי:</text:span></text:p>
      <text:p text:style-name="P8"><draw:g text:anchor-type="as-char" svg:y="-0.3417in" draw:z-index="225" draw:name="Shape233" draw:style-name="gr1"><svg:title>TexMaths</svg:title><svg:desc>11§latex§\begin{align*}
  g_1 &amp;= \lambda N \in \powerset(\N).
    \begin{cases}
      \max\{N\} &amp;|N| = 1 \\
      \min\{N\} &amp;|N| \ge 2
    \end{cases} \\
  g_2 &amp;= \lambda N \in \powerset(\N). \max\{N\}
\end{align}§svg§600§FALSE§</svg:desc><draw:path draw:style-name="gr2" draw:text-style-name="P5" svg:width="2.4992in" svg:height="0.6673in" svg:x="0.0059in" svg:y="0.0071in" svg:viewBox="0 0 6349 1696" svg:d="M3176 1696c-1060 0-2118 0-3176 0 0-566 0-1130 0-1696 2116 0 4233 0 6349 0 0 566 0 1130 0 1696-1058 0-2116 0-3173 0z"><text:p/></draw:path><draw:path draw:style-name="gr3" draw:text-style-name="P6" svg:width="0.0697in" svg:height="0.098in" svg:x="0.0004in" svg:y="0.2in" svg:viewBox="0 0 178 250" svg:d="M177 25c0-2 1-4 1-7 0-7-4-10-11-10-4 0-14 2-16 16-7-14-20-24-35-24-46 0-93 54-93 110 0 37 23 61 52 61 22 0 41-18 44-22h1c-9 34-9 34-13 50-1 5-15 42-55 42-8 0-21 0-32-3 12-4 16-13 16-20s-4-14-15-14c-8 0-21 7-21 23 0 15 15 23 52 23 48 0 76-30 82-53 15-57 29-114 43-172zM127 121c-3 10-11 20-20 28-8 6-20 13-31 13-20 0-25-20-25-35 0-19 11-64 22-84 10-19 26-34 43-34 25 0 30 31 30 33 0 1-1 4-1 5-6 25-12 50-18 74z"><text:p/></draw:path><draw:path draw:style-name="gr3" draw:text-style-name="P6" svg:width="0.0382in" svg:height="0.0709in" svg:x="0.0827in" svg:y="0.2189in" svg:viewBox="0 0 98 181" svg:d="M61 8c0-7 0-8-8-8-18 18-42 18-53 18 0 3 0 6 0 10 7 0 24 0 39-8 0 46 0 92 0 138 0 9 0 13-27 13-3 0-8 0-11 0 0 3 0 6 0 10 6 0 39-2 49-2 8 0 42 2 48 2 0-4 0-7 0-10-3 0-7 0-10 0-27 0-27-4-27-13 0-50 0-100 0-150z"><text:p/></draw:path><draw:path draw:style-name="gr3" draw:text-style-name="P6" svg:width="0.1004in" svg:height="0.035in" svg:x="0.1902in" svg:y="0.2098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748in" svg:height="0.1075in" svg:x="0.3504in" svg:y="0.1602in" svg:viewBox="0 0 191 274" svg:d="M118 155c15 41 34 100 39 109 7 9 11 9 21 9 4 0 6 0 9 0s4-3 4-4c0-2-1-2-2-4-4-4-6-10-9-17-26-74-52-147-79-220-7-22-28-28-47-28-2 0-7 0-7 4s3 4 4 5c13 2 15 4 25 31 12 35 25 69 37 104-35 35-71 72-106 107-5 4-7 7-7 11 0 7 4 12 11 12 6 0 10-4 13-9 31-36 63-73 94-110z"><text:p/></draw:path><draw:path draw:style-name="gr3" draw:text-style-name="P6" svg:width="0.128in" svg:height="0.1035in" svg:x="0.437in" svg:y="0.163in" svg:viewBox="0 0 326 264" svg:d="M277 41c4-16 11-28 42-29 1 0 7 0 7-8-3-1 0-4-6-4-13 0-26 1-38 1-14 0-28-1-40-1-2 0-8 0-8 8 0 4 5 4 8 4 22 0 26 9 26 17 0 2-1 7-1 8-14 58-29 115-44 172-28-67-56-134-84-201-4-8-5-8-14-8-17 0-34 0-51 0-8 0-11 0-11 8 0 4 3 4 11 4 2 0 26 0 26 3-17 70-34 139-52 208-4 16-11 28-41 29-3 0-7 1-7 8 0 3 2 4 4 4 14 0 27-1 39-1 13 0 27 1 41 1 1 0 6 0 6-8 0-3-3-4-7-4-22-1-26-9-26-16 0-4 0-5 1-9 18-69 34-137 52-205 1 2 1 3 3 7 32 76 64 152 96 227 3 7 4 8 8 8s4-1 6-8c18-71 37-144 54-215z"><text:p/></draw:path><draw:path draw:style-name="gr3" draw:text-style-name="P6" svg:width="0.0756in" svg:height="0.0882in" svg:x="0.6248in" svg:y="0.1835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6" svg:width="0.1079in" svg:height="0.1114in" svg:x="0.7591in" svg:y="0.163in" svg:viewBox="0 0 275 284" svg:d="M127 0c-55 0-97 26-113 45-13 16-10 18-14 27 0 3 1 3 3 3 7 0 16-6 19-7 8-5 9-7 11-15 6-16 17-29 65-32-7 87-30 172-63 253-2 6-1 4-2 7 0 1 1 3 4 3 6 0 25-9 29-19 20-47 52-136 64-244 6 0 13 0 20 0 47 0 92 19 92 57 0 29-27 84-103 86-8 0-12 0-23 7-7 5-10 8-10 12 0 2 2 2 7 2 71 0 162-60 162-123 0-44-53-62-97-62-17 0-34 0-51 0z"><text:p/></draw:path><draw:path draw:style-name="gr3" draw:text-style-name="P6" svg:width="0.035in" svg:height="0.1516in" svg:x="0.889in" svg:y="0.1531in" svg:viewBox="0 0 90 386" svg:d="M90 382c0-1 0-1-6-8-49-49-61-122-61-181 0-68 14-135 62-183 5-4 5-6 5-7 0-2-2-3-4-3-3 0-39 25-62 75-18 43-24 86-24 118 0 30 4 77 26 121 24 47 57 72 60 72 2 0 4-1 4-4z"><text:p/></draw:path><draw:path draw:style-name="gr3" draw:text-style-name="P6" svg:width="0.1028in" svg:height="0.1071in" svg:x="0.9374in" svg:y="0.1626in" svg:viewBox="0 0 262 273" svg:d="M34 35c0 63 0 126 0 188 0 21-3 28-23 29-4 0-11 0-11 7 0 6 7 6 13 6 20 0 40 0 60 0 7 0 13 0 13-6 0-7-7-7-12-7-21-1-24-9-24-29 0-59 0-117 0-177 56 74 111 147 167 220 3 6 5 7 9 7 6 0 6-7 6-13 0-73 0-146 0-218 0-22 3-28 21-28 2 0 9-1 9-6 0-8-6-8-13-8-19 0-38 0-56 0-7 0-14 0-14 8 0 6 7 6 11 6 22 0 26 8 26 29 0 41 0 80 0 121-39-53-78-106-117-158-4-6-5-6-14-6-22 0-45 0-67 0-8 0-14 0-14 8 0 5 6 6 9 6 10 1 18 7 21 12 0 3 0 4 0 9zM218 245c-56-73-112-148-168-222-4-4-4-5-8-9 15 0 31 0 46 0 43 59 87 118 130 176 0 19 0 37 0 55z"><text:p/></draw:path><draw:path draw:style-name="gr3" draw:text-style-name="P6" svg:width="0.035in" svg:height="0.1516in" svg:x="1.052in" svg:y="0.1531in" svg:viewBox="0 0 90 386" svg:d="M90 193c0-30-4-77-26-120-23-49-56-73-60-73-3 0-4 1-4 3 0 1 0 3 8 9 37 39 59 100 59 181 0 66-14 134-61 182-6 6-6 6-6 7 0 3 1 4 4 4 4 0 39-26 61-76 20-41 25-84 25-117z"><text:p/></draw:path><draw:path draw:style-name="gr3" draw:text-style-name="P6" svg:width="0.0157in" svg:height="0.0157in" svg:x="1.1157in" svg:y="0.2512in" svg:viewBox="0 0 41 41" svg:d="M41 20c0-11-9-20-20-20-12 0-21 8-21 20 0 11 9 21 21 21 11 0 20-9 20-21z"><text:p/></draw:path><draw:path draw:style-name="gr3" draw:text-style-name="P6" svg:width="0.0783in" svg:height="0.4559in" svg:x="1.1917in" svg:y="0.0004in" svg:viewBox="0 0 200 1159" svg:d="M119 722c0-42-29-108-96-142 41-22 91-67 96-140 0-1 0-2 0-2 0-90 0-179 0-268 0-31 0-39 3-53 8-31 25-70 75-98 3-2 3-2 3-10s0-9-9-9c-6 0-7 0-17 7-87 48-93 121-93 134 0 91 0 183 0 275 0 28 0 59-19 95-18 32-39 47-55 58-6 4-7 4-7 11s1 8 4 9c33 22 68 56 76 120 1 8 1 9 1 13 0 99 0 197 0 296 0 31 20 97 95 136 9 5 9 5 15 5 9 0 9 0 9-9 0-6 0-8-2-9-16-10-67-40-77-107-2-10-2-11-2-16 0-99 0-197 0-296z"><text:p/></draw:path><draw:path draw:style-name="gr3" draw:text-style-name="P6" svg:width="0.1189in" svg:height="0.0669in" svg:x="1.2972in" svg:y="0.0953in" svg:viewBox="0 0 303 171" svg:d="M31 39c0 34 0 69 0 103 0 18-5 18-31 18 0 3 0 7 0 11 14 0 33-1 44-1 10 0 30 1 43 1 0-4 0-8 0-11-25 0-30 0-30-18 0-24 0-47 0-72 0-39 28-61 52-61s29 21 29 43c0 29 0 60 0 90 0 18-5 18-30 18 0 3 0 7 0 11 13 0 33-1 44-1 10 0 30 1 43 1 0-4 0-8 0-11-27 0-30 0-30-18 0-24 0-47 0-72 0-39 28-61 52-61s28 21 28 43c0 29 0 60 0 90 0 18-4 18-29 18 0 3 0 7 0 11 13 0 33-1 43-1 9 0 30 1 44 1 0-4 0-8 0-11-21 0-30 0-31-13 0-24 0-49 0-73 0-33 0-45-12-60-6-6-18-14-41-14-32 0-50 23-55 39-6-35-34-39-52-39-28 0-46 17-57 41 0-13 0-28 0-41-19 1-36 3-55 4 0 5 0 8 0 13 28 0 31 2 31 22z"><text:p/></draw:path><draw:path draw:style-name="gr3" draw:text-style-name="P6" svg:width="0.0681in" svg:height="0.0693in" svg:x="1.4256in" svg:y="0.0949in" svg:viewBox="0 0 174 177" svg:d="M112 144c1 16 12 32 30 32 9 0 32-5 32-37 0-7 0-15 0-21-3 0-7 0-10 0 0 6 0 14 0 21 0 23-9 25-13 25-13 0-15-18-15-20 0-25 0-52 0-77 0-16 0-32-14-46-15-14-34-21-53-21-32 0-58 19-58 44 0 11 8 18 18 18 11 0 17-8 17-18 0-4-2-18-20-18 11-13 30-17 42-17 19 0 41 14 41 49 0 5 0 10 0 15-20 1-46 2-70 13-30 13-39 34-39 50 0 32 37 41 62 41s43-15 50-33zM109 80c0 14 0 26 0 39 0 37-28 51-45 51-19 0-34-15-34-34 0-22 15-53 79-56z"><text:p/></draw:path><draw:path draw:style-name="gr3" draw:text-style-name="P6" svg:width="0.0764in" svg:height="0.065in" svg:x="1.4972in" svg:y="0.0976in" svg:viewBox="0 0 195 166" svg:d="M106 76c12-14 26-34 36-44 12-13 27-20 46-20 0-4 0-8 0-12-11 1-22 1-32 1-12 0-32-1-37-1 0 4 0 8 0 12 8 1 11 6 11 12s-3 11-6 13c-7 10-16 21-24 31-10-13-20-26-30-39-3-4-3-5-3-7 0-7 6-10 13-10 0-4 0-8 0-12-10 0-35 1-41 1-8 0-27 0-37-1 0 4 0 8 0 12 27 0 27 0 45 23 14 17 26 34 39 51-12 15-24 30-36 45-19 23-42 24-50 24 0 3 0 8 0 11 10 0 22-1 32-1 11 0 27 1 36 1 0-3 0-8 0-11-7-1-11-6-11-12 0-9 11-22 35-49 10 13 19 25 29 38 3 4 9 11 9 13 0 4-3 9-14 10 0 3 0 8 0 11 12 0 33-1 41-1 11 0 26 1 38 1 0-3 0-8 0-11-21 0-28-1-38-12-17-22-34-45-51-67z"><text:p/></draw:path><draw:path draw:style-name="gr3" draw:text-style-name="P6" svg:width="0.0539in" svg:height="0.1516in" svg:x="1.5862in" svg:y="0.0484in" svg:viewBox="0 0 138 386" svg:d="M81 52c0-16 11-41 53-43 2-1 4-2 4-5 0-4-4-4-8-4-39 0-74 20-74 48 0 30 0 59 0 88 0 16 0 28-15 41-13 11-29 11-38 12-1 0-3 3-3 5 0 3 2 3 7 3 25 2 44 17 48 35 1 5 1 5 1 19 0 25 0 51 0 77 0 15 0 29 19 43 14 11 41 15 55 15 4 0 8 0 8-4 0-3-3-3-7-3-24-3-43-15-47-34-3-4-3-5-3-19 0-28 0-54 0-81 0-17-2-24-15-37-8-8-19-12-30-14 32-9 45-28 45-50 0-31 0-61 0-92z"><text:p/></draw:path><draw:path draw:style-name="gr3" draw:text-style-name="P6" svg:width="0.128in" svg:height="0.1035in" svg:x="1.6575in" svg:y="0.0591in" svg:viewBox="0 0 326 264" svg:d="M277 41c5-16 11-28 42-29 2 0 7 0 7-8-1-1 0-4-5-4-13 0-26 2-39 2-14 0-27-2-40-2-2 0-7 0-7 9 0 3 5 3 7 3 22 1 26 9 26 18 0 1 0 6-1 7-14 58-28 116-43 173-28-67-57-135-85-202-4-7-4-8-12-8-18 0-35 0-52 0-8 0-11 0-11 9 0 3 3 3 11 3 1 0 25 0 25 5-17 69-34 137-52 206-3 16-9 29-41 30-3 0-7 0-7 8 0 2 2 3 6 3 12 0 26-1 38-1 13 0 28 1 40 1 2 0 7 0 7-8 0-3-4-3-7-3-23-1-27-10-27-17 0-3 1-5 2-9 17-69 35-136 51-204 2 2 2 2 3 7 32 76 65 152 97 228 2 6 3 6 8 6 3 0 3-1 5-8 18-71 37-144 54-215z"><text:p/></draw:path><draw:path draw:style-name="gr3" draw:text-style-name="P6" svg:width="0.0531in" svg:height="0.1516in" svg:x="1.8016in" svg:y="0.0484in" svg:viewBox="0 0 136 386" svg:d="M55 336c0 15-10 39-52 43-2 0-3 1-3 3 0 4 4 4 8 4 37 0 72-18 73-48 0-30 0-58 0-88 0-14 0-28 16-40 13-11 28-12 36-13 2 0 3-1 3-3 0-5-2-5-5-5-25-2-44-15-48-35-2-3-2-4-2-19 0-25 0-50 0-76 0-16 0-28-18-44-16-12-42-15-55-15-4 0-8 0-8 4s2 4 6 5c24 1 44 13 48 33 1 3 1 4 1 19 0 27 0 53 0 81 0 18 3 24 15 36 9 8 20 12 31 16-32 9-46 26-46 48 0 31 0 62 0 94z"><text:p/></draw:path><draw:path draw:style-name="gr3" draw:text-style-name="P6" svg:width="0.0055in" svg:height="0.1516in" svg:x="2.037in" svg:y="0.0484in" svg:viewBox="0 0 15 386" svg:d="M15 14c0-7 0-14-7-14-8 0-8 7-8 14 0 120 0 239 0 359 0 7 0 13 8 13 7 0 7-6 7-13 0-120 0-239 0-359z"><text:p/></draw:path><draw:path draw:style-name="gr3" draw:text-style-name="P6" svg:width="0.128in" svg:height="0.1035in" svg:x="2.0673in" svg:y="0.0591in" svg:viewBox="0 0 326 264" svg:d="M277 41c4-16 11-28 42-29 2 0 7 0 7-8-3-1 0-4-6-4-12 0-26 2-38 2-14 0-28-2-40-2-2 0-7 0-7 9 0 3 4 3 7 3 22 1 26 9 26 18 0 1-1 6-1 7-14 58-29 116-44 173-28-67-56-135-84-202-4-7-5-8-14-8-17 0-34 0-51 0-8 0-11 0-11 9 0 3 3 3 11 3 2 0 26 0 26 5-17 69-34 137-52 206-4 16-11 29-41 30-3 0-7 0-7 8 0 2 2 3 4 3 14 0 27-1 40-1s26 1 40 1c2 0 6 0 6-8 0-3-3-3-7-3-22-1-26-10-26-17 0-3 0-5 1-9 18-69 34-136 52-204 1 2 1 2 3 7 32 76 64 152 96 228 3 6 4 6 8 6s4-1 6-8c18-71 37-144 54-215z"><text:p/></draw:path><draw:path draw:style-name="gr3" draw:text-style-name="P6" svg:width="0.0055in" svg:height="0.1516in" svg:x="2.2181in" svg:y="0.0484in" svg:viewBox="0 0 15 386" svg:d="M15 14c0-7 0-14-7-14-8 0-8 7-8 14 0 120 0 239 0 359 0 7 0 13 8 13 7 0 7-6 7-13 0-120 0-239 0-359z"><text:p/></draw:path><draw:path draw:style-name="gr3" draw:text-style-name="P6" svg:width="0.1004in" svg:height="0.035in" svg:x="2.2933in" svg:y="0.10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in" svg:height="0.1012in" svg:x="2.4587in" svg:y="0.0618in" svg:viewBox="0 0 128 258" svg:d="M79 11c0-10 0-11-9-11-24 25-57 25-70 25 0 5 0 8 0 12 8 0 31 0 51-9 0 67 0 133 0 200 0 13-1 19-36 19-4 0-8 0-13 0 0 3 0 7 0 11 15-2 48-2 63-2s49 0 63 2c0-4 0-8 0-11-5 0-8 0-12 0-36 0-37-5-37-19 0-73 0-144 0-217z"><text:p/></draw:path><draw:path draw:style-name="gr3" draw:text-style-name="P6" svg:width="0.1189in" svg:height="0.0669in" svg:x="1.2972in" svg:y="0.315in" svg:viewBox="0 0 303 171" svg:d="M31 39c0 34 0 69 0 103 0 18-5 18-31 18 0 3 0 7 0 11 14 0 33-1 44-1 10 0 30 1 43 1 0-4 0-8 0-11-25 0-30 0-30-18 0-24 0-47 0-72 0-39 28-61 52-61s29 21 29 43c0 29 0 60 0 90 0 18-5 18-30 18 0 3 0 7 0 11 13 0 33-1 44-1 10 0 30 1 43 1 0-4 0-8 0-11-27 0-30 0-30-18 0-24 0-47 0-72 0-39 28-61 52-61s28 21 28 43c0 29 0 60 0 90 0 18-4 18-29 18 0 3 0 7 0 11 13 0 33-1 43-1 9 0 30 1 44 1 0-4 0-8 0-11-21 0-30 0-31-13 0-24 0-49 0-73 0-33 0-45-12-60-6-6-18-14-41-14-32 0-50 23-55 39-6-35-34-39-52-39-28 0-46 17-57 41 0-13 0-28 0-41-19 1-36 3-55 4 0 5 0 8 0 13 28 0 31 2 31 22z"><text:p/></draw:path><draw:path draw:style-name="gr3" draw:text-style-name="P6" svg:width="0.0327in" svg:height="0.1016in" svg:x="1.424in" svg:y="0.2803in" svg:viewBox="0 0 84 259" svg:d="M56 88c-17 1-36 3-54 4 0 5 0 8 0 13 26 0 29 2 29 20 0 36 0 70 0 105 0 18-5 18-31 18 0 3 0 7 0 11 13 0 34-1 43-1 13 0 27 1 41 1 0-4 0-8 0-11-27 0-28-3-28-18 0-47 0-95 0-142zM57 21c0-12-9-21-20-21-12 0-20 11-20 21s8 21 20 21c11 0 20-9 20-21z"><text:p/></draw:path><draw:path draw:style-name="gr3" draw:text-style-name="P6" svg:width="0.076in" svg:height="0.0669in" svg:x="1.4665in" svg:y="0.315in" svg:viewBox="0 0 194 171" svg:d="M30 39c0 34 0 69 0 103 0 18-5 18-30 18 0 3 0 7 0 11 13 0 33-1 43-1 11 0 31 1 44 1 0-4 0-8 0-11-26 0-31 0-31-18 0-24 0-47 0-72 0-39 28-61 53-61 24 0 29 21 29 43 0 29 0 60 0 90 0 18-5 18-31 18 0 3 0 7 0 11 14 0 34-1 44-1s31 1 43 1c0-4 0-8 0-11-20 0-30 0-30-13 0-24 0-49 0-73 0-33 0-45-12-60-6-6-18-14-41-14-27 0-46 17-57 41 0-13 0-28 0-41-18 1-36 3-54 4 0 5 0 8 0 13 26 0 30 2 30 22z"><text:p/></draw:path><draw:path draw:style-name="gr3" draw:text-style-name="P6" svg:width="0.0539in" svg:height="0.1516in" svg:x="1.5571in" svg:y="0.2685in" svg:viewBox="0 0 138 386" svg:d="M81 52c0-16 10-41 53-43 1-1 4-2 4-5 0-4-4-4-8-4-39 0-74 20-74 48 0 30 0 59 0 88 0 16 0 28-15 40s-29 12-38 13c-2 0-3 1-3 5 0 3 2 3 7 3 25 2 44 15 48 35 1 5 1 5 1 19 0 25 0 51 0 76 0 16 0 29 18 44 15 11 40 15 56 15 4 0 8 0 8-4 0-3-3-3-7-3-24-3-43-15-48-34-2-4-2-5-2-19 0-28 0-54 0-81 0-18-3-24-15-37-8-8-20-12-30-14 31-10 45-28 45-50 0-31 0-61 0-92z"><text:p/></draw:path><draw:path draw:style-name="gr3" draw:text-style-name="P6" svg:width="0.128in" svg:height="0.1035in" svg:x="1.628in" svg:y="0.2783in" svg:viewBox="0 0 326 264" svg:d="M277 41c5-16 11-28 42-29 2 0 7 0 7-8-3-1 0-4-6-4-12 0-25 1-38 1-14 0-27-1-40-1-2 0-7 0-7 8 0 4 4 4 7 4 22 1 26 9 26 18 0 1-1 6-1 7-14 58-28 116-43 173-28-67-57-135-85-202-4-7-4-8-12-8-18 0-35 0-52 0-8 0-12 0-12 8 0 4 4 4 11 4 2 0 26 0 26 3-17 70-34 139-52 208-3 16-9 28-41 30-3 0-7 0-7 8 0 2 2 3 6 3 12 0 25-1 38-1s26 1 40 1c2 0 6 0 6-8 0-3-3-3-7-3-22-1-26-10-26-17 0-3 0-5 2-9 17-69 35-137 51-205 1 3 1 3 3 8 32 76 65 152 97 228 2 6 3 6 7 6s4-1 6-8c18-71 37-144 54-215z"><text:p/></draw:path><draw:path draw:style-name="gr3" draw:text-style-name="P6" svg:width="0.0539in" svg:height="0.1516in" svg:x="1.7717in" svg:y="0.2685in" svg:viewBox="0 0 138 386" svg:d="M56 336c0 15-10 39-52 43-2 0-4 1-4 3 0 4 4 4 8 4 37 0 73-18 75-48 0-30 0-58 0-88 0-14 0-28 15-40 13-12 27-12 36-13 2 0 4-1 4-3 0-5-3-5-7-5-25-2-44-15-47-35-1-3-1-4-1-19 0-25 0-50 0-76 0-16 0-28-19-44-16-12-43-15-56-15-4 0-8 0-8 4s2 4 7 5c24 1 43 13 48 33 1 3 1 4 1 19 0 26 0 53 0 80 0 19 3 25 16 37 7 8 19 12 29 16-31 9-45 26-45 48 0 31 0 62 0 94z"><text:p/></draw:path><draw:path draw:style-name="gr3" draw:text-style-name="P6" svg:width="0.0055in" svg:height="0.1516in" svg:x="2.037in" svg:y="0.2685in" svg:viewBox="0 0 15 386" svg:d="M15 14c0-7 0-14-7-14-8 0-8 7-8 14 0 120 0 239 0 359 0 7 0 13 8 13 7 0 7-6 7-13 0-120 0-239 0-359z"><text:p/></draw:path><draw:path draw:style-name="gr3" draw:text-style-name="P6" svg:width="0.128in" svg:height="0.1035in" svg:x="2.0673in" svg:y="0.2783in" svg:viewBox="0 0 326 264" svg:d="M277 41c4-16 11-28 42-29 2 0 7 0 7-8-3-1 0-4-6-4-12 0-26 1-38 1-14 0-28-1-40-1-2 0-7 0-7 8 0 4 4 4 7 4 22 1 26 9 26 18 0 1-1 6-1 7-14 58-29 116-44 173-28-67-56-135-84-202-4-7-5-8-14-8-17 0-34 0-51 0-8 0-11 0-11 8 0 4 3 4 11 4 2 0 26 0 26 3-17 70-34 139-52 208-4 16-11 28-41 30-3 0-7 0-7 8 0 2 2 3 4 3 14 0 27-1 40-1s26 1 40 1c2 0 6 0 6-8 0-3-3-3-7-3-22-1-26-10-26-17 0-3 0-5 1-9 18-69 34-137 52-205 1 3 1 3 3 8 32 76 64 152 96 228 3 6 4 6 8 6s4-1 6-8c18-71 37-144 54-215z"><text:p/></draw:path><draw:path draw:style-name="gr3" draw:text-style-name="P6" svg:width="0.0055in" svg:height="0.1516in" svg:x="2.2181in" svg:y="0.2685in" svg:viewBox="0 0 15 386" svg:d="M15 14c0-7 0-14-7-14-8 0-8 7-8 14 0 120 0 239 0 359 0 7 0 13 8 13 7 0 7-6 7-13 0-120 0-239 0-359z"><text:p/></draw:path><draw:path draw:style-name="gr3" draw:text-style-name="P6" svg:width="0.0929in" svg:height="0.1173in" svg:x="2.2972in" svg:y="0.2858in" svg:viewBox="0 0 237 299" svg:d="M229 121c5-3 8-5 8-9s-2-6-8-9c-72-34-142-67-214-101-5-2-6-2-7-2-5 0-8 3-8 8 0 4 3 6 8 9 67 31 135 62 202 94-67 32-134 64-201 96-8 3-9 7-9 9 0 4 3 7 8 7 1 0 2 0 7-2 72-33 142-67 214-100zM223 299c7 0 14 0 14-7 0-9-8-9-15-9-69 0-138 0-208 0-5 0-14 0-14 9 0 7 8 7 14 7 70 0 140 0 209 0z"><text:p/></draw:path><draw:path draw:style-name="gr3" draw:text-style-name="P6" svg:width="0.0602in" svg:height="0.1012in" svg:x="2.4531in" svg:y="0.2807in" svg:viewBox="0 0 154 258" svg:d="M30 228c13-13 27-27 40-40 61-53 84-74 84-112 0-44-35-76-82-76-43 0-72 36-72 70 0 22 19 22 20 22 6 0 20-5 20-20 0-10-7-20-20-20-3 0-5 0-6 0 9-26 30-40 53-40 35 0 52 32 52 64 0 31-20 60-41 85-25 27-49 55-75 82-3 5-3 6-3 15 47 0 96 0 143 0 3-22 8-46 11-68-3 0-7 0-10 0-2 13-4 29-9 36-2 2-27 2-36 2-23 0-46 0-69 0z"><text:p/></draw:path><draw:path draw:style-name="gr3" draw:text-style-name="P6" svg:width="0.0697in" svg:height="0.098in" svg:x="0.0004in" svg:y="0.5787in" svg:viewBox="0 0 178 250" svg:d="M177 24c0-2 1-3 1-6 0-7-4-10-11-10-4 0-14 2-16 16-7-14-20-24-35-24-46 0-93 54-93 109 0 38 23 62 52 62 22 0 41-19 44-22h1c-9 34-9 34-13 50-1 4-15 42-55 42-8 0-21 0-32-3 12-4 16-15 16-21s-4-13-15-13c-8 0-21 6-21 23 0 15 15 23 52 23 48 0 76-30 82-54 15-57 29-115 43-172zM127 121c-3 10-11 20-20 28-8 6-20 13-31 13-20 0-25-20-25-35 0-19 11-64 22-84 10-20 26-35 43-35 25 0 30 32 30 34 0 1-1 3-1 5-6 25-12 50-18 74z"><text:p/></draw:path><draw:path draw:style-name="gr3" draw:text-style-name="P6" svg:width="0.0469in" svg:height="0.0709in" svg:x="0.0776in" svg:y="0.5976in" svg:viewBox="0 0 120 181" svg:d="M120 131c-3 0-6 0-9 0-1 5-3 22-8 24-2 2-23 2-26 2-16 0-33 0-49 0 28-25 37-33 53-46 20-15 39-32 39-58 0-32-29-53-63-53s-57 24-57 48c0 15 12 16 14 16 7 0 15-5 15-14 0-5-1-15-16-15 9-18 27-25 40-25 26 0 41 21 41 43 0 24-17 43-26 53-22 21-43 43-65 64-3 2-3 3-3 11 37 0 75 0 112 0 2-17 6-34 8-50z"><text:p/></draw:path><draw:path draw:style-name="gr3" draw:text-style-name="P6" svg:width="0.1004in" svg:height="0.035in" svg:x="0.1902in" svg:y="0.5898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748in" svg:height="0.1075in" svg:x="0.3504in" svg:y="0.5402in" svg:viewBox="0 0 191 274" svg:d="M118 155c15 41 34 100 39 109 7 9 11 9 21 9 4 0 6 0 9 0 3-1 4-3 4-4 0-2-1-2-2-4-4-4-6-10-9-17-26-74-52-147-79-220-7-22-28-28-47-28-2 0-7 0-7 4s3 3 4 4c13 3 15 5 25 32 12 35 25 69 37 104-35 35-71 71-106 106-5 5-7 8-7 12 0 7 4 12 11 12 6 0 10-4 13-9 31-36 63-73 94-110z"><text:p/></draw:path><draw:path draw:style-name="gr3" draw:text-style-name="P6" svg:width="0.128in" svg:height="0.1035in" svg:x="0.437in" svg:y="0.5417in" svg:viewBox="0 0 326 264" svg:d="M277 41c4-16 11-28 42-29 1 0 7 0 7-8 0-1 0-4-6-4-13 0-26 1-38 1-14 0-28-1-40-1-2 0-8 0-8 8 0 4 5 4 8 4 22 0 26 9 26 17 0 1-1 7-1 8-14 58-29 115-44 172-28-67-56-134-84-201-4-8-5-8-14-8-17 0-34 0-51 0-8 0-11 0-11 8 0 4 3 4 11 4 2 0 26 0 26 3-17 70-34 139-52 208-4 16-11 28-41 29-3 0-7 0-7 8 0 3 2 4 4 4 14 0 27-1 39-1 13 0 27 1 41 1 1 0 6 0 6-8 0-4-3-4-7-4-22-1-26-9-26-16 0-4 0-6 1-9 18-69 34-137 52-205 1 2 1 3 3 7 32 76 64 152 96 227 3 7 4 8 8 8s4-1 6-8c18-71 37-144 54-215z"><text:p/></draw:path><draw:path draw:style-name="gr3" draw:text-style-name="P6" svg:width="0.0756in" svg:height="0.0882in" svg:x="0.6248in" svg:y="0.5634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" draw:text-style-name="P6" svg:width="0.1079in" svg:height="0.1114in" svg:x="0.7591in" svg:y="0.5417in" svg:viewBox="0 0 275 284" svg:d="M127 0c-55 0-97 26-113 44-13 15-10 19-14 28 0 2 1 3 3 3 7 0 16-6 19-8 8-4 9-8 11-14 6-16 17-30 65-32-7 87-30 172-63 253-2 6-1 4-2 7 0 1 1 3 4 3 6 0 25-9 29-19 20-47 52-136 64-244 6 0 13 0 20 0 47 0 92 19 92 57 0 29-27 83-103 86-8 0-12 0-23 7-7 4-10 8-10 11s2 3 7 3c71 0 162-60 162-123 0-44-53-62-97-62-17 0-34 0-51 0z"><text:p/></draw:path><draw:path draw:style-name="gr3" draw:text-style-name="P6" svg:width="0.035in" svg:height="0.152in" svg:x="0.889in" svg:y="0.5307in" svg:viewBox="0 0 90 387" svg:d="M90 383c0-1 0-1-6-8-49-49-61-122-61-181 0-67 14-135 62-183 5-4 5-5 5-7 0-3-2-4-4-4-3 0-39 26-62 76-18 43-24 86-24 118 0 31 4 77 26 121 24 47 57 72 60 72 2 0 4-1 4-4z"><text:p/></draw:path><draw:path draw:style-name="gr3" draw:text-style-name="P6" svg:width="0.1028in" svg:height="0.1071in" svg:x="0.9374in" svg:y="0.5413in" svg:viewBox="0 0 262 273" svg:d="M34 35c0 63 0 126 0 188 0 21-3 28-23 29-4 0-11 0-11 7 0 6 7 6 13 6 20 0 40 0 60 0 7 0 13 0 13-6 0-7-7-7-12-7-21-1-24-9-24-29 0-59 0-117 0-177 56 74 111 147 167 220 3 6 5 7 9 7 6 0 6-7 6-13 0-73 0-146 0-218 0-22 3-28 21-28 2 0 9-1 9-6 0-8-6-8-13-8-19 0-38 0-56 0-7 0-14 0-14 8 0 6 7 6 11 6 22 0 26 8 26 29 0 41 0 80 0 121-39-53-78-106-117-158-4-6-5-6-14-6-22 0-45 0-67 0-8 0-14 0-14 8 0 5 6 6 9 6 10 1 18 7 21 11 0 4 0 5 0 10zM218 245c-56-73-112-148-168-222-4-4-4-5-8-9 15 0 31 0 46 0 43 59 87 117 130 175 0 19 0 38 0 56z"><text:p/></draw:path><draw:path draw:style-name="gr3" draw:text-style-name="P6" svg:width="0.035in" svg:height="0.152in" svg:x="1.052in" svg:y="0.5307in" svg:viewBox="0 0 90 387" svg:d="M90 194c0-30-4-77-26-121-23-48-56-73-60-73-3 0-4 2-4 4s0 3 8 9c37 39 59 100 59 181 0 66-14 134-61 182-6 6-6 6-6 7 0 2 1 4 4 4 4 0 39-26 61-76 20-41 25-84 25-117z"><text:p/></draw:path><draw:path draw:style-name="gr3" draw:text-style-name="P6" svg:width="0.0157in" svg:height="0.0157in" svg:x="1.1157in" svg:y="0.6299in" svg:viewBox="0 0 41 41" svg:d="M41 20c0-11-9-20-20-20-12 0-21 8-21 20 0 11 9 21 21 21 11 0 20-9 20-21z"><text:p/></draw:path><draw:path draw:style-name="gr3" draw:text-style-name="P6" svg:width="0.1189in" svg:height="0.0669in" svg:x="1.1748in" svg:y="0.5787in" svg:viewBox="0 0 303 171" svg:d="M31 37c0 35 0 70 0 104 0 17-5 17-31 17 0 5 0 8 0 13 13 0 33-1 44-1 10 0 30 1 43 1 0-5 0-8 0-13-25 0-30 0-30-17 0-23 0-47 0-71 0-40 28-62 52-62s29 21 29 43c0 29 0 60 0 90 0 17-5 17-30 17 0 5 0 8 0 13 13 0 33-1 44-1 10 0 30 1 43 1 0-5 0-8 0-13-27 0-31 0-31-17 0-23 0-47 0-71 0-40 27-62 53-62 24 0 28 21 28 43 0 29 0 60 0 90 0 17-4 17-29 17 0 5 0 8 0 13 13 0 33-1 43-1 9 0 30 1 44 1 0-5 0-8 0-13-21 0-30 0-31-11 0-25 0-49 0-74 0-33 0-45-12-59-6-6-18-14-41-14-32 0-50 23-56 37-5-33-33-37-51-37-28 0-46 17-57 41 0-13 0-28 0-41-19 1-36 3-55 4 0 4 0 8 0 11 28 0 31 4 31 22z"><text:p/></draw:path><draw:path draw:style-name="gr3" draw:text-style-name="P6" svg:width="0.0685in" svg:height="0.0693in" svg:x="1.3028in" svg:y="0.5776in" svg:viewBox="0 0 175 177" svg:d="M113 143c1 15 12 32 30 32 9 0 32-5 32-36 0-8 0-15 0-22-3 0-7 0-10 0 0 7 0 14 0 22 0 22-10 24-13 24-13 0-14-18-14-19 0-26 0-52 0-78 0-15 0-31-15-45-15-15-34-21-53-21-31 0-58 18-58 43 0 12 8 19 18 19 11 0 17-8 17-18 0-5-2-18-19-19 11-13 29-17 41-17 19 0 41 15 41 49 0 5 0 10 0 15-20 1-46 2-70 14-30 13-40 33-40 50 0 31 39 41 63 41 25 0 43-15 50-34zM110 80c0 14 0 26 0 39 0 36-27 49-45 49-19 0-34-13-34-33 0-21 15-52 79-55z"><text:p/></draw:path><draw:path draw:style-name="gr3" draw:text-style-name="P6" svg:width="0.0764in" svg:height="0.065in" svg:x="1.3748in" svg:y="0.5803in" svg:viewBox="0 0 195 166" svg:d="M106 75c12-14 26-33 36-43 12-14 27-20 45-21 0-3 0-8 0-11-10 0-21 1-31 1-12 0-33-1-37-1 0 3 0 8 0 11 8 1 11 6 11 12s-3 11-6 14c-7 10-16 20-24 30-10-13-20-25-30-38-4-5-4-6-4-8 0-6 7-9 14-10 0-3 0-8 0-11-10 0-36 1-41 1-9 0-27-1-38-1 0 3 0 8 0 11 28 0 28 1 46 24 14 17 26 33 39 50-12 15-24 31-36 46-19 22-42 23-50 23 0 4 0 8 0 12 10-1 22-1 32-1 11 0 27 1 36 1 0-4 0-8 0-12-9-1-11-7-11-12 0-9 11-21 35-48 10 13 19 25 29 38 3 4 9 10 9 12 0 3-3 10-14 10 0 4 0 8 0 12 12 0 33-1 41-1 11 0 26 0 38 1 0-4 0-8 0-12-21 0-29-1-38-12-17-22-34-45-51-67z"><text:p/></draw:path><draw:path draw:style-name="gr3" draw:text-style-name="P6" svg:width="0.0539in" svg:height="0.152in" svg:x="1.4638in" svg:y="0.5307in" svg:viewBox="0 0 138 387" svg:d="M81 52c0-16 11-40 53-43 2 0 4-2 4-5 0-4-4-4-8-4-39 0-74 20-74 48 0 30 0 59 0 88 0 16 0 28-15 41-15 11-29 12-38 12-1 1-3 3-3 5 0 4 2 4 7 4 25 1 44 16 48 34 1 5 1 6 1 19 0 25 0 51 0 77 0 17 0 29 19 43 14 12 41 16 55 16 4 0 8 0 8-4s-3-4-7-4c-24-1-43-15-48-34-2-4-2-4-2-18 0-28 0-54 0-82 0-17-3-24-15-36-9-9-19-12-30-15 32-9 45-27 45-50 0-31 0-61 0-92z"><text:p/></draw:path><draw:path draw:style-name="gr3" draw:text-style-name="P6" svg:width="0.128in" svg:height="0.1035in" svg:x="1.535in" svg:y="0.5417in" svg:viewBox="0 0 326 264" svg:d="M277 41c5-16 11-28 42-29 2 0 7 0 7-8 0-1 0-4-5-4-13 0-26 1-39 1-14 0-27-1-40-1-2 0-7 0-7 8 0 4 5 4 7 4 22 0 26 9 26 17 0 1 0 7-1 8-14 58-28 115-43 172-28-67-57-134-85-201-4-8-4-8-12-8-18 0-35 0-52 0-8 0-11 0-11 8 0 4 3 4 10 4 2 0 26 0 26 3-17 70-34 139-52 208-3 16-9 28-41 29-3 0-7 0-7 8 0 3 2 4 6 4 12 0 25-1 38-1s28 1 40 1c2 0 7 0 7-8 0-4-4-4-7-4-23-1-27-9-27-16 0-4 1-6 2-9 17-69 35-137 51-205 2 2 2 3 3 7 32 76 65 152 97 227 2 7 3 8 7 8s4-1 6-8c18-71 37-144 54-215z"><text:p/></draw:path><draw:path draw:style-name="gr3" draw:text-style-name="P6" svg:width="0.0531in" svg:height="0.152in" svg:x="1.6791in" svg:y="0.5307in" svg:viewBox="0 0 136 387" svg:d="M55 336c0 15-10 40-52 43-2 0-3 2-3 4 0 4 3 4 8 4 37 0 72-18 73-48 0-30 0-58 0-88 0-15 0-28 16-41 13-11 27-12 36-12 2 0 3-2 3-4 0-4-2-4-5-5-25-1-44-15-48-34-2-4-2-5-2-19 0-25 0-51 0-77 0-16 0-28-18-42-16-13-42-17-55-17-5 0-8 0-8 4 0 5 2 5 6 5 24 2 44 14 48 34 1 3 1 4 1 18 0 27 0 53 0 81 0 18 3 24 15 36 9 9 20 12 31 16-32 9-46 26-46 49 0 31 0 62 0 93z"><text:p/></draw:path></draw:g></text:p>
      <text:p text:style-name="P65">על מנת לסתור את הגרירה, יש להוכיח שניים: <draw:g text:anchor-type="as-char" svg:y="-0.1134in" draw:z-index="226" draw:name="Shape234" draw:style-name="gr1"><svg:title>TexMaths</svg:title><svg:desc>11§display§g_1 \neq g_2 \land f(g_1)) = f(g_2)§svg§600§FALSE§</svg:desc><draw:path draw:style-name="gr2" draw:text-style-name="P5" svg:width="1.5843in" svg:height="0.1358in" svg:x="0.0059in" svg:y="0.0071in" svg:viewBox="0 0 4025 346" svg:d="M2013 346c-671 0-1342 0-2013 0 0-116 0-230 0-346 1342 0 2683 0 4025 0 0 116 0 230 0 346-671 0-1342 0-2012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82in" svg:height="0.0701in" svg:x="0.0827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" svg:width="0.0752in" svg:height="0.1409in" svg:x="0.2028in" svg:y="0.0043in" svg:viewBox="0 0 192 359" svg:d="M189 15c3-5 3-6 3-7 0-2-2-8-7-8s-6 2-9 8c-57 112-116 223-173 336-3 5-3 6-3 7 0 4 2 8 8 8 4 0 5-2 8-8 58-112 116-223 173-336z"><text:p/></draw:path><draw:path draw:style-name="gr3" draw:text-style-name="P6" svg:width="0.1004in" svg:height="0.0354in" svg:x="0.190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0.3441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2 5c-5 25-12 49-18 74z"><text:p/></draw:path><draw:path draw:style-name="gr3" draw:text-style-name="P6" svg:width="0.0469in" svg:height="0.0701in" svg:x="0.4213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3" draw:text-style-name="P6" svg:width="0.0846in" svg:height="0.0937in" svg:x="0.5248in" svg:y="0.0217in" svg:viewBox="0 0 216 239" svg:d="M117 9c-4-7-6-9-9-9-6 0-7 3-9 9-32 71-64 143-96 215-2 4-3 5-3 7 0 5 4 8 8 8 3 0 6-1 8-8 31-67 61-135 92-203 31 68 60 136 91 203 3 8 7 8 9 8 4 0 8-3 8-8 0-1 0-2-3-6-32-72-65-145-96-216z"><text:p/></draw:path><draw:path draw:style-name="gr3" draw:text-style-name="P6" svg:width="0.0752in" svg:height="0.1374in" svg:x="0.6598in" svg:y="0.0067in" svg:viewBox="0 0 192 350" svg:d="M121 118c11 0 22 0 33 0 9 0 12 0 12-8 0-4-3-4-10-4-11 0-22 0-33 0 3-16 6-30 9-44 1-8 7-36 9-40 3-8 10-13 18-13 2 0 11 0 19 6-17 2-21 16-21 21 0 9 7 14 15 14 9 0 20-9 20-24 0-17-17-26-33-26-13 0-37 7-49 45-2 8-3 12-13 61-9 0-18 0-27 0-6 0-11 0-11 7 0 5 4 5 11 5 9 0 17 0 26 0-10 50-20 100-30 151-7 37-13 72-33 72-2 0-11 0-19-6 18-1 21-16 21-21 0-9-6-13-14-13-10 0-21 8-21 23 0 17 16 26 33 26 21 0 36-23 44-37 12-25 21-71 21-74 8-40 15-80 23-121z"><text:p/></draw:path><draw:path draw:style-name="gr3" draw:text-style-name="P6" svg:width="0.0346in" svg:height="0.1512in" svg:x="0.7579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0693in" svg:height="0.0976in" svg:x="0.8035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3 10-12 20-19 28-9 6-21 13-32 13-19 0-26-20-26-35 0-19 13-64 22-84 11-19 28-34 43-34 27 0 32 31 32 33s-1 4-2 5c-5 25-12 49-18 74z"><text:p/></draw:path><draw:path draw:style-name="gr3" draw:text-style-name="P6" svg:width="0.0386in" svg:height="0.0701in" svg:x="0.8854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" svg:width="0.0346in" svg:height="0.1512in" svg:x="0.9508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0346in" svg:height="0.1512in" svg:x="1.010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1.111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6in" svg:height="0.1374in" svg:x="1.2713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1.369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697in" svg:height="0.0976in" svg:x="1.4157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469in" svg:height="0.0701in" svg:x="1.4925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1.563in" svg:y="0in" svg:viewBox="0 0 90 385" svg:d="M90 193c0-30-4-76-25-120-23-48-57-73-61-73-2 0-4 2-4 4s0 2 8 9c37 38 59 99 59 180 0 65-14 133-62 181-5 6-5 6-5 7 0 2 2 4 4 4 4 0 39-26 62-76 20-41 24-84 24-116z"><text:p/></draw:path></draw:g>;</text:p>
      <text:list text:style-name="L10">
        <text:list-item>
          <text:p text:style-name="P66"><draw:g text:anchor-type="as-char" svg:y="-0.1102in" draw:z-index="227" draw:name="Shape235" draw:style-name="gr1"><svg:title>TexMaths</svg:title><svg:desc>11§display§g_1 \neq g_2§svg§600§FALSE§</svg:desc><draw:path draw:style-name="gr2" draw:text-style-name="P5" svg:width="0.4535in" svg:height="0.1256in" svg:x="0.0059in" svg:y="0.0079in" svg:viewBox="0 0 1153 320" svg:d="M577 320c-192 0-385 0-577 0 0-107 0-213 0-320 384 0 769 0 1153 0 0 107 0 213 0 320-192 0-384 0-576 0z"><text:p/></draw:path><draw:path draw:style-name="gr3" draw:text-style-name="P6" svg:width="0.0697in" svg:height="0.0976in" svg:x="0.0004in" svg:y="0.0429in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3" draw:text-style-name="P6" svg:width="0.0386in" svg:height="0.0705in" svg:x="0.0823in" svg:y="0.061in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3" draw:text-style-name="P6" svg:width="0.076in" svg:height="0.1413in" svg:x="0.2024in" svg:y="0in" svg:viewBox="0 0 194 360" svg:d="M190 15c4-5 4-6 4-7 0-2-3-8-8-8-6 0-7 2-9 8-58 112-115 224-174 336-3 6-3 7-3 8 0 3 3 8 8 8s6-3 8-8c59-113 116-224 174-337z"><text:p/></draw:path><draw:path draw:style-name="gr3" draw:text-style-name="P6" svg:width="0.1008in" svg:height="0.0358in" svg:x="0.1898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93in" svg:height="0.0976in" svg:x="0.3437in" svg:y="0.0429in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3" draw:text-style-name="P6" svg:width="0.0469in" svg:height="0.0705in" svg:x="0.4205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: <text:span text:style-name="T41">נניח בשלילה שכן הם פני הדברים, אזי לפי כלל </text:span><text:span text:style-name="T41"><draw:g text:anchor-type="as-char" svg:y="-0.0689in" draw:z-index="228" draw:name="Shape236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41">, נגרר בין היתר יהי </text:span><text:span text:style-name="T41"><draw:g text:anchor-type="as-char" svg:y="-0.1134in" draw:z-index="229" draw:name="Shape237" draw:style-name="gr1"><svg:title>TexMaths</svg:title><svg:desc>11§display§x \in \powerset(\N)§svg§600§FALSE§</svg:desc><draw:path draw:style-name="gr2" draw:text-style-name="P5" svg:width="0.5874in" svg:height="0.1358in" svg:x="0.0039in" svg:y="0.0071in" svg:viewBox="0 0 1493 346" svg:d="M748 346c-250 0-498 0-748 0 0-116 0-230 0-346 498 0 995 0 1493 0 0 116 0 230 0 346-248 0-497 0-745 0z"><text:p/></draw:path><draw:path draw:style-name="gr3" draw:text-style-name="P6" svg:width="0.0752in" svg:height="0.0685in" svg:x="0.0004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752in" svg:height="0.087in" svg:x="0.1382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1079in" svg:height="0.1106in" svg:x="0.272in" svg:y="0.0098in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3" draw:text-style-name="P6" svg:width="0.0346in" svg:height="0.1512in" svg:x="0.4016in" svg:y="0in" svg:viewBox="0 0 89 385" svg:d="M89 381c0-1 0-1-7-8-47-49-60-122-60-180 0-67 15-135 63-182 4-5 4-5 4-7 0-3-1-4-3-4-5 0-39 26-62 76-20 42-24 85-24 117 0 29 4 76 25 120 23 47 56 72 61 72 2 0 3-1 3-4z"><text:p/></draw:path><draw:path draw:style-name="gr3" draw:text-style-name="P6" svg:width="0.1028in" svg:height="0.1063in" svg:x="0.4492in" svg:y="0.0098in" svg:viewBox="0 0 262 271" svg:d="M34 35c0 63 0 126 0 187 0 20-3 28-23 28-4 0-11 0-11 7 0 6 7 6 13 6 20 0 41 0 61 0 6 0 12 0 12-6 0-7-6-7-11-7-21 0-24-9-24-29 0-58 0-118 0-176 55 74 111 148 166 220 4 5 5 6 8 6 7 0 7-7 7-13 0-72 0-145 0-217 0-21 3-27 21-28 2 0 9 0 9-6 0-7-6-7-12-7-19 0-39 0-58 0-6 0-13 0-13 7 0 6 8 6 12 6 21 1 24 9 24 29 0 39 0 80 0 121-38-53-78-105-116-157-3-6-6-6-14-6-22 0-45 0-67 0-7 0-13 0-13 7 0 6 6 6 8 6 11 1 18 8 22 12-1 4-1 5-1 10zM219 243c-56-72-112-146-168-220-5-5-5-5-9-10 15 0 31 0 46 0 44 59 87 117 131 176 0 18 0 37 0 54z"><text:p/></draw:path><draw:path draw:style-name="gr3" draw:text-style-name="P6" svg:width="0.035in" svg:height="0.1512in" svg:x="0.564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1">, </text:span><text:span text:style-name="T41"><draw:g text:anchor-type="as-char" svg:y="-0.1134in" draw:z-index="230" draw:name="Shape238" draw:style-name="gr1"><svg:title>TexMaths</svg:title><svg:desc>11§display§g_1(x) = g_2(x)§svg§600§FALSE§</svg:desc><draw:path draw:style-name="gr2" draw:text-style-name="P5" svg:width="0.8638in" svg:height="0.1358in" svg:x="0.0059in" svg:y="0.0071in" svg:viewBox="0 0 2195 346" svg:d="M1098 346c-366 0-732 0-1098 0 0-116 0-230 0-346 732 0 1463 0 2195 0 0 116 0 230 0 346-365 0-732 0-1097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82in" svg:height="0.0701in" svg:x="0.0827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154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756in" svg:height="0.0685in" svg:x="0.2028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" draw:text-style-name="P6" svg:width="0.0346in" svg:height="0.1512in" svg:x="0.294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95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0.5492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" draw:text-style-name="P6" svg:width="0.0465in" svg:height="0.0701in" svg:x="0.6264in" svg:y="0.0661in" svg:viewBox="0 0 119 179" svg:d="M119 130c-3 0-6 0-9 0-1 5-3 22-7 24-2 2-23 2-27 2-17 0-33 0-50 0 29-25 39-33 54-45 20-16 39-33 39-58 0-33-29-53-63-53s-56 23-56 48c0 14 11 15 14 15 7 0 15-5 15-15 0-4-3-14-17-14 9-19 28-24 40-24 27 0 42 21 42 43 0 23-18 42-27 52-22 21-43 41-65 63-2 3-2 4-2 11 37 0 74 0 111 0 2-16 6-33 8-49z"><text:p/></draw:path><draw:path draw:style-name="gr3" draw:text-style-name="P6" svg:width="0.0346in" svg:height="0.1512in" svg:x="0.7031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756in" svg:height="0.0685in" svg:x="0.7516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" draw:text-style-name="P6" svg:width="0.035in" svg:height="0.1512in" svg:x="0.842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1">, אך בניגוד לכך שעבור </text:span><text:span text:style-name="T41"><draw:g text:anchor-type="as-char" svg:y="-0.1134in" draw:z-index="231" draw:name="Shape239" draw:style-name="gr1"><svg:title>TexMaths</svg:title><svg:desc>11§display§x = \{1, 2\}§svg§600§FALSE§</svg:desc><draw:path draw:style-name="gr2" draw:text-style-name="P5" svg:width="0.6339in" svg:height="0.1358in" svg:x="0.0039in" svg:y="0.0071in" svg:viewBox="0 0 1611 346" svg:d="M806 346c-269 0-538 0-806 0 0-116 0-230 0-346 537 0 1074 0 1611 0 0 116 0 230 0 346-269 0-537 0-805 0z"><text:p/></draw:path><draw:path draw:style-name="gr3" draw:text-style-name="P6" svg:width="0.0752in" svg:height="0.0685in" svg:x="0.0004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1008in" svg:height="0.0354in" svg:x="0.13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65in" svg:y="0in" svg:viewBox="0 0 137 385" svg:d="M81 52c0-16 11-41 53-43 2 0 3-2 3-5 0-4-3-4-7-4-39 0-74 20-74 48 0 29 0 59 0 89 0 15 0 27-15 39-14 12-29 12-37 13-2 0-4 1-4 4 0 4 2 4 7 4 25 2 44 14 48 34 1 4 1 5 1 19 0 25 0 51 0 76 0 16 0 29 19 43 14 12 40 16 55 16 4 0 7 0 7-4s-2-4-6-4c-24-2-43-15-47-33-3-5-3-5-3-19 0-27 0-54 0-82 0-17-2-23-15-35-8-8-19-12-30-15 32-9 45-27 45-49 0-31 0-61 0-92z"><text:p/></draw:path><draw:path draw:style-name="gr3" draw:text-style-name="P6" svg:width="0.05in" svg:height="0.1in" svg:x="0.3748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173in" svg:height="0.0453in" svg:x="0.45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02in" svg:height="0.1in" svg:x="0.5126in" svg:y="0.013in" svg:viewBox="0 0 154 255" svg:d="M30 226c13-14 27-26 40-39 61-53 84-74 84-112 0-44-35-75-83-75-42 0-71 35-71 69 0 22 19 22 20 22 6 0 21-4 21-21 0-9-8-19-21-19-4 0-4 0-5 0 9-26 30-39 52-39 35 0 52 31 52 63 0 31-20 60-41 85-24 27-49 54-74 81-4 5-4 6-4 14 47 0 96 0 143 0 3-22 8-44 11-66-3 0-7 0-10 0-2 12-4 28-9 33-2 4-27 4-36 4-23 0-46 0-69 0z"><text:p/></draw:path><draw:path draw:style-name="gr3" draw:text-style-name="P6" svg:width="0.0535in" svg:height="0.1512in" svg:x="0.5917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/draw:g></text:span><text:span text:style-name="T41"><text:s/>נקבע לפי כלל </text:span><text:span text:style-name="T41"><draw:g text:anchor-type="as-char" svg:y="-0.1063in" draw:z-index="232" draw:name="Shape240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41"><text:s/>ש־ </text:span><text:span text:style-name="T41"><draw:g text:anchor-type="as-char" svg:y="-0.1134in" draw:z-index="233" draw:name="Shape241" draw:style-name="gr1"><svg:title>TexMaths</svg:title><svg:desc>11§display§g_1(x) = 1, g_2(x) = 2§svg§600§FALSE§</svg:desc><draw:path draw:style-name="gr2" draw:text-style-name="P5" svg:width="1.2937in" svg:height="0.1358in" svg:x="0.0059in" svg:y="0.0071in" svg:viewBox="0 0 3287 346" svg:d="M1644 346c-548 0-1096 0-1644 0 0-116 0-230 0-346 1096 0 2191 0 3287 0 0 116 0 230 0 346-548 0-1096 0-1643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0-18 44-22h1c-9 34-9 33-13 50-1 5-15 41-55 41-8 0-21 0-32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82in" svg:height="0.0701in" svg:x="0.0827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" svg:width="0.035in" svg:height="0.1512in" svg:x="0.1543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752in" svg:height="0.0685in" svg:x="0.2028in" svg:y="0.0453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3-17 6-34 5-18 9-35 14-53z"><text:p/></draw:path><draw:path draw:style-name="gr3" draw:text-style-name="P6" svg:width="0.0346in" svg:height="0.1512in" svg:x="0.2941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95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in" svg:height="0.1in" svg:x="0.5606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173in" svg:height="0.0453in" svg:x="0.6366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93in" svg:height="0.0976in" svg:x="0.6929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" draw:text-style-name="P6" svg:width="0.0465in" svg:height="0.0701in" svg:x="0.7701in" svg:y="0.0661in" svg:viewBox="0 0 119 179" svg:d="M119 130c-4 0-6 0-9 0-1 5-3 22-7 24-2 2-23 2-27 2-17 0-33 0-50 0 29-25 38-33 54-45 20-16 39-33 39-58 0-33-29-53-63-53s-56 23-56 48c0 14 11 15 14 15 7 0 15-5 15-15 0-4-3-14-17-14 9-19 26-24 40-24 27 0 40 21 40 43 0 23-16 42-25 52-22 21-43 41-65 63-2 3-2 4-2 11 37 0 74 0 111 0 2-16 6-33 8-49z"><text:p/></draw:path><draw:path draw:style-name="gr3" draw:text-style-name="P6" svg:width="0.035in" svg:height="0.1512in" svg:x="0.8461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0752in" svg:height="0.0685in" svg:x="0.8949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3" draw:text-style-name="P6" svg:width="0.035in" svg:height="0.1512in" svg:x="0.9862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1.08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1.2472in" svg:y="0.013in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/draw:g></text:span><text:span text:style-name="T41"><text:s/>אך </text:span><text:span text:style-name="T41"><draw:g text:anchor-type="as-char" svg:y="-0.1102in" draw:z-index="234" draw:name="Shape242" draw:style-name="gr1"><svg:title>TexMaths</svg:title><svg:desc>11§display§1 \neq 2§svg§600§FALSE§</svg:desc><draw:path draw:style-name="gr2" draw:text-style-name="P5" svg:width="0.3307in" svg:height="0.1256in" svg:x="0.0004in" svg:y="0.0079in" svg:viewBox="0 0 841 320" svg:d="M421 320c-141 0-280 0-421 0 0-107 0-213 0-320 280 0 561 0 841 0 0 107 0 213 0 320-140 0-280 0-420 0z"><text:p/></draw:path><draw:path draw:style-name="gr3" draw:text-style-name="P6" svg:width="0.05in" svg:height="0.1004in" svg:x="0.0059in" svg:y="0.0079in" svg:viewBox="0 0 128 256" svg:d="M79 10c0-10 0-10-9-10-23 24-57 24-70 24 0 5 0 8 0 12 9 0 31 0 51-10 0 67 0 133 0 199 0 14-2 19-36 19-4 0-7 0-12 0 0 4 0 9 0 12 13-1 45-1 62-1 15 0 49 0 63 1 0-3 0-8 0-12-5 0-8 0-13 0-34 0-36-5-36-19 0-72 0-143 0-215z"><text:p/></draw:path><draw:path draw:style-name="gr3" draw:text-style-name="P6" svg:width="0.0752in" svg:height="0.1413in" svg:x="0.1319in" svg:y="0in" svg:viewBox="0 0 192 360" svg:d="M190 15c2-5 2-6 2-7 0-2-2-8-7-8s-6 2-8 8c-58 112-115 224-174 336-3 6-3 7-3 8 0 3 3 8 8 8 4 0 5-3 8-8 59-113 116-224 174-337z"><text:p/></draw:path><draw:path draw:style-name="gr3" draw:text-style-name="P6" svg:width="0.1008in" svg:height="0.0358in" svg:x="0.1193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02in" svg:height="0.1004in" svg:x="0.2787in" svg:y="0.0079in" svg:viewBox="0 0 154 256" svg:d="M30 226c13-13 27-26 40-38 61-53 84-74 84-113 0-44-35-75-83-75-42 0-71 35-71 70 0 22 19 22 20 22 6 0 21-5 21-21 0-10-8-20-21-20-4 0-5 0-6 0 9-25 30-39 53-39 35 0 52 31 52 63 0 31-20 61-41 85-24 28-49 54-74 82-4 4-4 5-4 14 47 0 96 0 143 0 3-22 8-44 11-66-3 0-7 0-10 0-2 11-4 27-9 33-2 3-27 3-36 3-23 0-46 0-69 0z"><text:p/></draw:path></draw:g></text:span><text:span text:style-name="T41"><text:s/>וזו </text:span><text:span text:style-name="T42">סתירה</text:span><text:span text:style-name="T41">. </text:span></text:p>
        </text:list-item>
        <text:list-item>
          <text:p text:style-name="P67"><draw:g text:anchor-type="as-char" svg:y="-0.1134in" draw:z-index="235" draw:name="Shape243" draw:style-name="gr1"><svg:title>TexMaths</svg:title><svg:desc>11§display§f(g_1) = f(g_2)§svg§600§FALSE§</svg:desc><draw:path draw:style-name="gr2" draw:text-style-name="P5" svg:width="0.8713in" svg:height="0.1358in" svg:x="0.0004in" svg:y="0.0071in" svg:viewBox="0 0 2214 346" svg:d="M1108 346c-370 0-738 0-1108 0 0-116 0-230 0-346 738 0 1476 0 2214 0 0 116 0 230 0 346-368 0-738 0-1106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693in" svg:height="0.0976in" svg:x="0.1453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3" draw:text-style-name="P6" svg:width="0.0382in" svg:height="0.0701in" svg:x="0.2268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6" svg:width="0.0346in" svg:height="0.1512in" svg:x="0.2925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93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5531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3" draw:text-style-name="P6" svg:width="0.035in" svg:height="0.1512in" svg:x="0.6508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6" svg:width="0.0697in" svg:height="0.0976in" svg:x="0.6972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469in" svg:height="0.0701in" svg:x="0.7744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6" svg:width="0.035in" svg:height="0.1512in" svg:x="0.8445in" svg:y="0in" svg:viewBox="0 0 90 385" svg:d="M90 193c0-30-4-76-25-120-23-48-57-73-61-73-2 0-4 2-4 4s0 2 8 9c37 38 59 99 59 180 0 65-14 133-62 181-5 6-5 6-5 7 0 2 2 4 4 4 4 0 39-26 62-76 20-41 24-84 24-116z"><text:p/></draw:path></draw:g>: <text:span text:style-name="T41">נוכיח בעזרת כלל </text:span><text:span text:style-name="T41"><draw:g text:anchor-type="as-char" svg:y="-0.0689in" draw:z-index="236" draw:name="Shape244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41">. ידוע </text:span><text:span text:style-name="T41"><draw:g text:anchor-type="as-char" svg:y="-0.1134in" draw:z-index="238" draw:name="Shape245" draw:style-name="gr1"><svg:title>TexMaths</svg:title><svg:desc>11§display§\dom(f(g_1)) = \dom(f(g_2)) = \N§svg§600§FALSE§</svg:desc><draw:path draw:style-name="gr2" draw:text-style-name="P5" svg:width="2.0079in" svg:height="0.1358in" svg:x="0.0031in" svg:y="0.0071in" svg:viewBox="0 0 5101 346" svg:d="M2552 346c-852 0-1702 0-2552 0 0-116 0-230 0-346 1700 0 3401 0 5101 0 0 116 0 230 0 346-850 0-1700 0-2549 0z"><text:p/></draw:path><draw:path draw:style-name="gr3" draw:text-style-name="P6" svg:width="0.0744in" svg:height="0.1063in" svg:x="0.0004in" svg:y="0.0071in" svg:viewBox="0 0 190 271" svg:d="M134 246c0 8 0 17 0 25 19-1 38-2 56-5 0-3 0-7 0-12-26 0-29-2-29-21 0-77 0-155 0-233-19 1-38 3-57 4 0 5 0 8 0 13 28 0 31 2 31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9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6" svg:width="0.1185in" svg:height="0.0669in" svg:x="0.1606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1-60-6-6-19-14-41-14-33 0-50 23-56 39-6-35-34-39-52-39-28 0-46 17-57 41 0-13 0-28 0-41-19 1-36 3-55 4 0 5 0 8 0 13 27 0 31 2 31 22z"><text:p/></draw:path><draw:path draw:style-name="gr3" draw:text-style-name="P6" svg:width="0.0346in" svg:height="0.1512in" svg:x="0.298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0.35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4476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697in" svg:height="0.0976in" svg:x="0.4941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382in" svg:height="0.0701in" svg:x="0.5764in" svg:y="0.0661in" svg:viewBox="0 0 98 179" svg:d="M60 8c0-8 0-8-7-8-18 17-42 17-53 17 0 3 0 6 0 9 5 0 24 0 38-7 0 46 0 92 0 138 0 9 0 13-26 13-3 0-8 0-11 0 0 3 0 6 0 9 6-1 39-1 48-1s43 0 49 1c0-3 0-6 0-9-3 0-7 0-10 0-28 0-28-4-28-13 0-50 0-100 0-149z"><text:p/></draw:path><draw:path draw:style-name="gr3" draw:text-style-name="P6" svg:width="0.035in" svg:height="0.1512in" svg:x="0.6413in" svg:y="0in" svg:viewBox="0 0 90 385" svg:d="M90 193c0-30-4-76-25-120-23-48-57-73-61-73-2 0-4 2-4 4s0 2 8 9c37 38 60 99 60 180 0 65-14 133-63 181-5 6-5 6-5 7 0 2 2 4 4 4 4 0 39-26 62-76 20-41 24-84 24-116z"><text:p/></draw:path><draw:path draw:style-name="gr3" draw:text-style-name="P6" svg:width="0.035in" svg:height="0.1512in" svg:x="0.7008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8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44in" svg:height="0.1063in" svg:x="0.9591in" svg:y="0.0071in" svg:viewBox="0 0 190 271" svg:d="M134 246c0 8 0 17 0 25 19-1 38-2 56-5 0-3 0-7 0-12-26 0-29-2-29-21 0-77 0-155 0-233-19 1-38 3-57 4 0 5 0 8 0 13 28 0 31 2 31 20 0 28 0 55 0 84-11-14-28-24-49-24-45 0-86 38-86 88 0 47 38 86 82 86 25 0 42-13 52-25zM134 143c0 27 0 53 0 78 0 7 0 8-4 15-12 18-30 26-46 26-17 0-31-10-41-24-10-17-11-38-11-53 0-14 1-37 12-55 9-12 23-24 44-24 13 0 30 5 42 23 4 6 4 8 4 14z"><text:p/></draw:path><draw:path draw:style-name="gr3" draw:text-style-name="P6" svg:width="0.0673in" svg:height="0.0693in" svg:x="1.0421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6" svg:width="0.1185in" svg:height="0.0669in" svg:x="1.1189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20 0-29 0-30-11 0-26 0-50 0-74 0-33 0-45-12-60-5-6-18-14-40-14-33 0-50 23-56 39-6-35-34-39-52-39-28 0-46 17-57 41 0-13 0-28 0-41-19 1-36 3-55 4 0 5 0 8 0 13 27 0 31 2 31 22z"><text:p/></draw:path><draw:path draw:style-name="gr3" draw:text-style-name="P6" svg:width="0.0346in" svg:height="0.1512in" svg:x="1.2563in" svg:y="0in" svg:viewBox="0 0 89 385" svg:d="M89 381c0-1 0-1-7-8-48-49-60-122-60-180 0-67 14-135 63-182 4-5 4-5 4-7 0-3-1-4-3-4-5 0-39 26-62 76-20 42-24 85-24 117 0 29 4 76 25 120 23 47 56 72 61 72 2 0 3-1 3-4z"><text:p/></draw:path><draw:path draw:style-name="gr3" draw:text-style-name="P6" svg:width="0.076in" svg:height="0.1374in" svg:x="1.3083in" svg:y="0.0067in" svg:viewBox="0 0 194 350" svg:d="M122 118c11 0 22 0 33 0 8 0 11 0 11-8 0-4-3-4-10-4-11 0-21 0-32 0 2-16 6-30 8-44 1-8 7-36 9-40 4-8 11-13 18-13 2 0 11 0 19 6-16 2-21 16-21 21 0 9 8 14 15 14 9 0 22-9 22-24 0-17-19-26-35-26-13 0-37 7-49 45-2 8-3 12-12 61-9 0-19 0-28 0-6 0-11 0-11 7 0 5 4 5 11 5 9 0 17 0 26 0-10 50-19 100-29 151-8 37-14 72-34 72-1 0-11 0-19-6 18-1 21-16 21-21 0-9-6-13-14-13-10 0-21 8-21 23 0 17 18 26 33 26 21 0 36-23 44-37 12-25 21-71 21-74 8-40 16-80 24-121z"><text:p/></draw:path><draw:path draw:style-name="gr3" draw:text-style-name="P6" svg:width="0.035in" svg:height="0.1512in" svg:x="1.4059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697in" svg:height="0.0976in" svg:x="1.4524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469in" svg:height="0.0701in" svg:x="1.5295in" svg:y="0.0661in" svg:viewBox="0 0 120 179" svg:d="M120 130c-3 0-6 0-9 0-1 5-4 22-8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1.5996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0346in" svg:height="0.1512in" svg:x="1.6591in" svg:y="0in" svg:viewBox="0 0 89 385" svg:d="M89 193c0-30-3-76-25-120-23-48-56-73-61-73-2 0-3 2-3 4s0 2 8 9c37 38 59 99 59 180 0 65-14 133-62 181-5 6-5 6-5 7 0 2 1 4 3 4 5 0 40-26 62-76 20-41 24-84 24-116z"><text:p/></draw:path><draw:path draw:style-name="gr3" draw:text-style-name="P6" svg:width="0.1008in" svg:height="0.0354in" svg:x="1.7602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" draw:text-style-name="P6" svg:width="0.1028in" svg:height="0.1063in" svg:x="1.9161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/draw:g></text:span><text:span text:style-name="T41"><text:s/>לפי כלל </text:span><text:span text:style-name="T41"><draw:g text:anchor-type="as-char" svg:y="-0.0689in" draw:z-index="237" draw:name="Shape246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41"><text:s/>והגדרת כתיב למדא, ולכן נשאר להוכיח יהי </text:span><text:span text:style-name="T41"><draw:g text:anchor-type="as-char" svg:y="-0.1035in" draw:z-index="239" draw:name="Shape247" draw:style-name="gr1"><svg:title>TexMaths</svg:title><svg:desc>11§display§x \in \N§svg§600§FALSE§</svg:desc><draw:path draw:style-name="gr2" draw:text-style-name="P5" svg:width="0.3634in" svg:height="0.0933in" svg:x="0.0039in" svg:y="0.0071in" svg:viewBox="0 0 924 238" svg:d="M463 238c-155 0-309 0-463 0 0-79 0-159 0-238 308 0 616 0 924 0 0 79 0 159 0 238-154 0-308 0-461 0z"><text:p/></draw:path><draw:path draw:style-name="gr3" draw:text-style-name="P6" svg:width="0.0752in" svg:height="0.0677in" svg:x="0.0004in" svg:y="0.0366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" draw:text-style-name="P6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" draw:text-style-name="P6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41">, צ.ל. </text:span><text:span text:style-name="T41"><draw:g text:anchor-type="as-char" svg:y="-0.1134in" draw:z-index="240" draw:name="Shape248" draw:style-name="gr1"><svg:title>TexMaths</svg:title><svg:desc>11§display§f(g_1)(x) = f(g_2)(x)§svg§600§FALSE§</svg:desc><draw:path draw:style-name="gr2" draw:text-style-name="P5" svg:width="1.2823in" svg:height="0.1358in" svg:x="0.0004in" svg:y="0.0071in" svg:viewBox="0 0 3258 346" svg:d="M1630 346c-543 0-1087 0-1630 0 0-116 0-230 0-346 1086 0 2173 0 3258 0 0 116 0 230 0 346-542 0-1085 0-1628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" draw:text-style-name="P6" svg:width="0.0693in" svg:height="0.0976in" svg:x="0.1453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3" draw:text-style-name="P6" svg:width="0.0386in" svg:height="0.0701in" svg:x="0.2268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3" draw:text-style-name="P6" svg:width="0.035in" svg:height="0.1512in" svg:x="0.2925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035in" svg:height="0.1512in" svg:x="0.3579in" svg:y="0in" svg:viewBox="0 0 90 385" svg:d="M90 381c0-1 0-1-6-8-49-49-61-122-61-180 0-67 14-135 62-182 5-5 5-5 5-7 0-3-1-4-4-4s-39 26-61 76c-19 42-25 85-25 117 0 29 4 76 26 120 24 47 57 72 60 72s4-1 4-4z"><text:p/></draw:path><draw:path draw:style-name="gr3" draw:text-style-name="P6" svg:width="0.0756in" svg:height="0.0685in" svg:x="0.4063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" draw:text-style-name="P6" svg:width="0.035in" svg:height="0.1512in" svg:x="0.4976in" svg:y="0in" svg:viewBox="0 0 90 385" svg:d="M90 193c0-30-4-76-26-120-23-48-56-73-60-73-2 0-4 2-4 4s0 2 8 9c37 38 59 99 59 180 0 65-14 133-61 181-6 6-6 6-6 7 0 2 2 4 4 4 4 0 39-26 62-76 19-41 24-84 24-116z"><text:p/></draw:path><draw:path draw:style-name="gr3" draw:text-style-name="P6" svg:width="0.1008in" svg:height="0.0354in" svg:x="0.598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0.7587in" svg:y="0.0067in" svg:viewBox="0 0 193 350" svg:d="M121 118c11 0 22 0 33 0 9 0 12 0 12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3" draw:text-style-name="P6" svg:width="0.0346in" svg:height="0.1512in" svg:x="0.8567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693in" svg:height="0.0976in" svg:x="0.9031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" draw:text-style-name="P6" svg:width="0.0469in" svg:height="0.0701in" svg:x="0.9799in" svg:y="0.0661in" svg:viewBox="0 0 120 179" svg:d="M120 130c-3 0-7 0-10 0 0 5-3 22-7 24-2 2-23 2-26 2-16 0-34 0-51 0 29-25 39-33 54-45 21-16 40-33 40-58 0-33-29-53-64-53-33 0-56 23-56 48 0 14 12 15 14 15 7 0 15-5 15-15 0-4-3-14-17-14 9-19 28-24 40-24 27 0 42 21 42 43 0 23-17 42-26 52-22 21-44 41-66 63-2 3-2 4-2 11 37 0 74 0 111 0 3-16 6-33 9-49z"><text:p/></draw:path><draw:path draw:style-name="gr3" draw:text-style-name="P6" svg:width="0.035in" svg:height="0.1512in" svg:x="1.0504in" svg:y="0in" svg:viewBox="0 0 90 385" svg:d="M90 193c0-30-4-76-26-120-23-48-56-73-60-73-2 0-4 2-4 4s0 2 8 9c37 38 59 99 59 180 0 65-14 133-61 181-6 6-6 6-6 7 0 2 2 4 4 4 4 0 39-26 61-76 20-41 25-84 25-116z"><text:p/></draw:path><draw:path draw:style-name="gr3" draw:text-style-name="P6" svg:width="0.0346in" svg:height="0.1512in" svg:x="1.1161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756in" svg:height="0.0685in" svg:x="1.1646in" svg:y="0.0453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2555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41">. </text:span><text:span text:style-name="T43">לפי כלל </text:span><text:span text:style-name="T43"><draw:g text:anchor-type="as-char" svg:y="-0.1063in" draw:z-index="241" draw:name="Shape249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43"><text:s/>וכלל </text:span><text:span text:style-name="T43"><draw:g text:anchor-type="as-char" svg:y="-0.0689in" draw:z-index="242" draw:name="Shape250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43">, צ.ל. יהי </text:span><text:span text:style-name="T43"><draw:g text:anchor-type="as-char" svg:y="-0.1035in" draw:z-index="243" draw:name="Shape251" draw:style-name="gr1"><svg:title>TexMaths</svg:title><svg:desc>11§display§n \in \N§svg§600§FALSE§</svg:desc><draw:path draw:style-name="gr2" draw:text-style-name="P5" svg:width="0.3681in" svg:height="0.0933in" svg:x="0.0039in" svg:y="0.0071in" svg:viewBox="0 0 936 238" svg:d="M468 238c-156 0-312 0-468 0 0-79 0-159 0-238 312 0 624 0 936 0 0 79 0 159 0 238-157 0-313 0-468 0z"><text:p/></draw:path><draw:path draw:style-name="gr3" draw:text-style-name="P6" svg:width="0.0823in" svg:height="0.0677in" svg:x="0.0004in" svg:y="0.0366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" draw:text-style-name="P6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" draw:text-style-name="P6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43">, נגרר </text:span><text:span text:style-name="T43"><draw:g text:anchor-type="as-char" svg:y="-0.1134in" draw:z-index="244" draw:name="Shape252" draw:style-name="gr1"><svg:title>TexMaths</svg:title><svg:desc>11§display§g_1(\{n\}) = g_2(\{n\})§svg§600§FALSE§</svg:desc><draw:path draw:style-name="gr2" draw:text-style-name="P5" svg:width="1.1768in" svg:height="0.1354in" svg:x="0.0059in" svg:y="0.0071in" svg:viewBox="0 0 2990 345" svg:d="M0 0c997 0 1993 0 2990 0 0 115 0 230 0 345-997 0-1993 0-2990 0 0-115 0-230 0-345z"><text:p/></draw:path><draw:path draw:style-name="gr3" draw:text-style-name="P6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86in" svg:height="0.0701in" svg:x="0.0823in" svg:y="0.0661in" svg:viewBox="0 0 99 179" svg:d="M62 8c0-7 0-8-8-8-18 18-43 18-54 18 0 3 0 6 0 10 7 0 25 0 40-8 0 45 0 91 0 137 0 9 0 13-28 13-3 0-6 0-10 0 0 3 0 6 0 9 6 0 39-1 49-1 8 0 43 1 48 1 0-3 0-6 0-9-3 0-7 0-10 0-27 0-27-4-27-13 0-50 0-100 0-149z"><text:p/></draw:path><draw:path draw:style-name="gr3" draw:text-style-name="P6" svg:width="0.035in" svg:height="0.1508in" svg:x="0.154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539in" svg:height="0.1508in" svg:x="0.2091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819in" svg:height="0.0681in" svg:x="0.2791in" svg:y="0.0453in" svg:viewBox="0 0 209 174" svg:d="M22 148c-1 5-3 14-3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" svg:width="0.0539in" svg:height="0.1508in" svg:x="0.3768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6" svg:width="0.035in" svg:height="0.1508in" svg:x="0.4504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6" svg:width="0.1008in" svg:height="0.035in" svg:x="0.5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2in" svg:x="0.7059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469in" svg:height="0.0701in" svg:x="0.782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0.8594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539in" svg:height="0.1508in" svg:x="0.914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6" svg:width="0.0819in" svg:height="0.0681in" svg:x="0.9843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0539in" svg:height="0.1508in" svg:x="1.0819in" svg:y="0in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3" draw:text-style-name="P6" svg:width="0.035in" svg:height="0.1508in" svg:x="1.155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3">. לפי הגדרת סיגילטון, ולפי כלל </text:span><text:span text:style-name="T43"><draw:g text:anchor-type="as-char" svg:y="-0.1063in" draw:z-index="246" draw:name="Shape253" draw:style-name="gr1"><svg:title>TexMaths</svg:title><svg:desc>11§display§\beta§svg§600§FALSE§</svg:desc><draw:path draw:style-name="gr2" draw:text-style-name="P5" svg:width="0.0709in" svg:height="0.1201in" svg:x="0.0039in" svg:y="0.0071in" svg:viewBox="0 0 181 306" svg:d="M0 0c61 0 120 0 181 0 0 102 0 204 0 306-61 0-120 0-181 0 0-102 0-204 0-306z"><text:p/></draw:path><draw:path draw:style-name="gr3" draw:text-style-name="P6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43">, נסיק </text:span><text:span text:style-name="T43"><draw:g text:anchor-type="as-char" svg:y="-0.1134in" draw:z-index="245" draw:name="Shape254" draw:style-name="gr1"><svg:title>TexMaths</svg:title><svg:desc>11§display§g_1(\{n\}) = \max\{n\} = n§svg§600§FALSE§</svg:desc><draw:path draw:style-name="gr2" draw:text-style-name="P5" svg:width="1.5059in" svg:height="0.1358in" svg:x="0.0059in" svg:y="0.0071in" svg:viewBox="0 0 3826 346" svg:d="M1913 346c-638 0-1275 0-1913 0 0-116 0-230 0-346 1275 0 2551 0 3826 0 0 116 0 230 0 346-638 0-1276 0-1913 0z"><text:p/></draw:path><draw:path draw:style-name="gr3" draw:text-style-name="P6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82in" svg:height="0.0701in" svg:x="0.0827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1543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539in" svg:height="0.1512in" svg:x="0.2091in" svg:y="0in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4-17-35-8-8-19-12-30-15 32-9 47-27 47-49 0-31 0-61 0-92z"><text:p/></draw:path><draw:path draw:style-name="gr3" draw:text-style-name="P6" svg:width="0.0819in" svg:height="0.0685in" svg:x="0.2787in" svg:y="0.0453in" svg:viewBox="0 0 209 175" svg:d="M23 148c-1 6-3 15-3 17 0 7 4 10 11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" draw:text-style-name="P6" svg:width="0.0539in" svg:height="0.1512in" svg:x="0.3768in" svg:y="0in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6" svg:width="0.035in" svg:height="0.1512in" svg:x="0.4504in" svg:y="0in" svg:viewBox="0 0 90 385" svg:d="M90 193c0-30-4-76-25-120-23-48-57-73-61-73-2 0-4 2-4 4s0 2 8 9c37 38 60 99 60 180 0 65-14 133-62 181-6 6-6 6-6 7 0 2 2 4 4 4 4 0 39-26 62-76 20-41 24-84 24-116z"><text:p/></draw:path><draw:path draw:style-name="gr3" draw:text-style-name="P6" svg:width="0.1008in" svg:height="0.0354in" svg:x="0.55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181in" svg:height="0.0669in" svg:x="0.7091in" svg:y="0.0453in" svg:viewBox="0 0 301 171" svg:d="M30 39c0 34 0 68 0 103 0 17-5 17-30 17 0 3 0 7 0 12 13 0 33-1 43-1 11 0 31 1 44 1 0-5 0-9 0-12-26 0-31 0-31-17 0-24 0-48 0-72 0-39 28-61 53-61 24 0 29 21 29 43 0 29 0 59 0 90 0 17-5 17-31 17 0 3 0 7 0 12 14 0 34-1 44-1s31 1 43 1c0-5 0-9 0-12-26 0-30 0-30-17 0-24 0-48 0-72 0-39 27-61 52-61s28 21 28 43c0 29 0 59 0 90 0 17-3 17-29 17 0 3 0 7 0 12 13 0 33-1 44-1 9 0 29 1 42 1 0-5 0-9 0-12-19 0-29 0-29-11 0-26 0-50 0-74 0-33 0-45-12-60-6-6-19-14-41-14-33 0-50 23-56 39-6-35-34-39-52-39-27 0-46 17-57 41 0-13 0-28 0-41-18 1-36 3-54 4 0 5 0 8 0 13 26 0 30 2 30 22z"><text:p/></draw:path><draw:path draw:style-name="gr3" draw:text-style-name="P6" svg:width="0.0681in" svg:height="0.0693in" svg:x="0.8366in" svg:y="0.0453in" svg:viewBox="0 0 174 177" svg:d="M112 144c2 16 12 31 31 31 8 0 31-5 31-36 0-8 0-16 0-22-3 0-6 0-9 0 0 6 0 14 0 22 0 22-10 24-14 24-13 0-15-17-15-19 0-26 0-52 0-77 0-16 0-32-14-46s-34-21-53-21c-32 0-58 19-58 44 0 11 8 18 18 18 11 0 18-8 18-18 0-4-2-18-19-18 9-13 28-17 41-17 19 0 41 14 41 49 0 5 0 10 0 15-20 1-47 2-71 13-29 13-39 33-39 51 0 30 37 40 62 40s44-15 50-33zM110 80c0 12 0 26 0 39 0 36-27 49-45 49-20 0-35-13-35-33s16-52 80-55z"><text:p/></draw:path><draw:path draw:style-name="gr3" draw:text-style-name="P6" svg:width="0.0764in" svg:height="0.065in" svg:x="0.9083in" svg:y="0.048in" svg:viewBox="0 0 195 166" svg:d="M107 76c11-15 26-34 35-44 12-13 27-20 46-20 0-4 0-8 0-12-10 1-22 1-32 1-11 0-32-1-37-1 0 4 0 8 0 12 9 1 12 6 12 12s-4 11-7 13c-7 10-15 20-23 30-10-13-21-25-31-38-3-5-3-5-3-7 0-7 6-10 13-10 0-4 0-8 0-12-10 0-35 1-41 1-8 0-27 0-37-1 0 4 0 8 0 12 28 0 28 0 45 23 14 17 26 34 39 51-12 14-24 30-36 45-19 23-41 23-50 23 0 3 0 8 0 12 10-1 22-1 32-1 12 0 27 1 37 1 0-4 0-9 0-12-8-1-11-5-11-12 0-8 11-21 34-48 10 12 20 25 30 38 3 5 8 10 8 13 0 4-3 9-13 9 0 3 0 8 0 12 11 0 33-1 41-1 10 0 26 0 37 1 0-4 0-9 0-12-21 0-28 0-37-12-17-22-34-44-51-66z"><text:p/></draw:path><draw:path draw:style-name="gr3" draw:text-style-name="P6" svg:width="0.0531in" svg:height="0.1512in" svg:x="0.998in" svg:y="0in" svg:viewBox="0 0 136 385" svg:d="M81 52c0-16 10-41 52-43 2 0 3-2 3-5 0-4-2-4-6-4-39 0-74 20-75 48 0 29 0 59 0 89 0 15 0 27-15 39-14 12-28 12-37 13-2 0-3 1-3 4 0 4 2 4 6 4 26 2 44 14 48 34 1 4 1 5 1 19 0 25 0 51 0 76 0 16 0 29 19 43 15 12 40 16 56 16 4 0 6 0 6-4s-2-4-5-4c-24-2-44-15-48-33-2-5-2-5-2-19 0-27 0-54 0-82 0-17-3-24-15-35-9-9-20-12-31-15 32-9 46-27 46-49 0-31 0-61 0-92z"><text:p/></draw:path><draw:path draw:style-name="gr3" draw:text-style-name="P6" svg:width="0.0823in" svg:height="0.0685in" svg:x="1.0673in" svg:y="0.0453in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" draw:text-style-name="P6" svg:width="0.0539in" svg:height="0.1512in" svg:x="1.165in" svg:y="0in" svg:viewBox="0 0 138 385" svg:d="M56 334c0 15-10 40-53 43-1 0-3 2-3 4 0 4 4 4 8 4 37 0 73-18 73-48 0-29 0-58 0-88 0-16 0-28 16-40 14-11 28-11 37-12 2 0 4-1 4-4 0-4-3-4-7-4-25-2-44-15-48-35-2-3-2-4-2-19 0-25 0-50 0-76 0-16 0-28-17-42-17-13-43-17-56-17-4 0-8 0-8 4 0 5 2 5 7 5 24 1 43 14 48 33 1 4 1 4 1 19 0 26 0 54 0 81 0 18 3 24 16 36 7 8 18 12 29 15-31 10-45 26-45 48 0 31 0 62 0 93z"><text:p/></draw:path><draw:path draw:style-name="gr3" draw:text-style-name="P6" svg:width="0.1008in" svg:height="0.0354in" svg:x="1.2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823in" svg:height="0.0685in" svg:x="1.4374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/draw:g></text:span><text:span text:style-name="T43">, וכמו כן לפי אותו בכלל </text:span><text:span text:style-name="T43"><draw:g text:anchor-type="as-char" svg:y="-0.1134in" draw:z-index="247" draw:name="Shape255" draw:style-name="gr1"><svg:title>TexMaths</svg:title><svg:desc>11§display§g_2(\{n\}) = \max\{n\}§svg§600§FALSE§</svg:desc><draw:path draw:style-name="gr2" draw:text-style-name="P5" svg:width="1.2043in" svg:height="0.1354in" svg:x="0.0059in" svg:y="0.0071in" svg:viewBox="0 0 3060 345" svg:d="M0 0c1021 0 2040 0 3060 0 0 115 0 230 0 345-1020 0-2039 0-3060 0 0-115 0-230 0-345z"><text:p/></draw:path><draw:path draw:style-name="gr3" draw:text-style-name="P6" svg:width="0.0697in" svg:height="0.0972in" svg:x="0.0004in" svg:y="0.0453in" svg:viewBox="0 0 178 248" svg:d="M177 25c0-3 1-4 1-7 0-7-5-10-12-10-3 0-14 2-15 16-7-14-21-24-37-24-44 0-91 54-91 109 0 39 23 62 51 62 23 0 41-19 45-23v1c-8 34-12 48-12 49-3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469in" svg:height="0.0701in" svg:x="0.0776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3" draw:text-style-name="P6" svg:width="0.035in" svg:height="0.1508in" svg:x="0.154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535in" svg:height="0.1508in" svg:x="0.2091in" svg:y="0in" svg:viewBox="0 0 137 384" svg:d="M81 52c0-16 10-41 53-43 2-1 3-2 3-5 0-4-3-4-7-4-39 0-74 20-74 48 0 29 0 59 0 89 0 14 0 26-15 39-15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3" draw:text-style-name="P6" svg:width="0.0819in" svg:height="0.0681in" svg:x="0.2787in" svg:y="0.0453in" svg:viewBox="0 0 209 174" svg:d="M23 148c-2 5-4 14-4 16 0 7 5 10 12 10 4 0 11-2 14-10 0-1 4-20 7-29 3-12 5-24 8-35 3-9 5-16 7-25 1-7 4-18 4-20 7-12 27-47 64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3" draw:text-style-name="P6" svg:width="0.0535in" svg:height="0.1508in" svg:x="0.3768in" svg:y="0in" svg:viewBox="0 0 137 384" svg:d="M55 333c0 15-10 40-52 42-2 2-3 3-3 5 0 4 4 4 8 4 37 0 73-18 73-48 0-29 0-59 0-88 0-15 0-27 16-40 13-11 28-12 36-12 2-1 4-2 4-3 0-5-3-5-6-5-25-1-44-15-49-34-1-4-1-5-1-19 0-25 0-50 0-76 0-16 0-28-18-44-16-12-42-15-55-15-4 0-8 0-8 4s2 4 5 5c26 1 44 13 49 33 1 3 1 4 1 19 0 26 0 52 0 80 0 18 3 24 15 36 9 9 20 12 31 16-32 7-46 25-46 47 0 31 0 62 0 93z"><text:p/></draw:path><draw:path draw:style-name="gr3" draw:text-style-name="P6" svg:width="0.035in" svg:height="0.1508in" svg:x="0.4504in" svg:y="0in" svg:viewBox="0 0 90 384" svg:d="M90 193c0-30-4-77-25-120-24-48-57-73-61-73-2 0-4 1-4 3 0 3 0 3 8 10 37 38 59 99 59 180 0 65-14 132-62 181-5 5-5 5-5 6 0 3 2 4 4 4 4 0 39-26 62-75 20-43 24-85 24-116z"><text:p/></draw:path><draw:path draw:style-name="gr3" draw:text-style-name="P6" svg:width="0.1008in" svg:height="0.035in" svg:x="0.551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181in" svg:height="0.0669in" svg:x="0.7083in" svg:y="0.0453in" svg:viewBox="0 0 301 171" svg:d="M30 37c0 35 0 69 0 104 0 18-5 18-30 18 0 3 0 7 0 12 13-1 33-3 43-3s31 2 44 3c0-5 0-9 0-12-27 0-31 0-31-18 0-24 0-49 0-72 0-39 28-61 53-61 24 0 28 21 28 43 0 29 0 59 0 90 0 18-4 18-30 18 0 3 0 7 0 12 14-1 34-3 44-3s29 2 43 3c0-5 0-9 0-12-26 0-30 0-30-18 0-24 0-49 0-72 0-39 27-61 52-61s28 21 28 43c0 29 0 59 0 90 0 18-3 18-30 18 0 3 0 7 0 12 14-1 33-3 44-3 10 0 30 2 43 3 0-5 0-9 0-12-19 0-29 0-29-13 0-25 0-49 0-73 0-33 0-45-12-59-6-6-19-14-41-14-33 0-50 23-56 37-6-33-34-37-52-37-27 0-46 17-57 41 0-13 0-28 0-41-18 1-36 3-54 4 0 5 0 8 0 13 26 0 30 2 30 20z"><text:p/></draw:path><draw:path draw:style-name="gr3" draw:text-style-name="P6" svg:width="0.0681in" svg:height="0.0689in" svg:x="0.8366in" svg:y="0.0453in" svg:viewBox="0 0 174 176" svg:d="M112 143c2 16 12 32 31 32 8 0 31-5 31-37 0-8 0-15 0-21-4 0-6 0-9 0 0 6 0 13 0 21 0 23-10 25-14 25-14 0-15-18-15-20 0-26 0-52 0-77 0-15 0-31-14-45-14-15-34-21-53-21-32 0-58 18-58 43 0 12 8 19 18 19 11 0 17-8 17-18 0-5-1-18-19-19 10-13 29-17 41-17 20 0 42 15 42 49 0 5 0 9 0 15-20 1-47 2-72 14-28 13-38 33-38 49 0 32 37 41 62 41s44-15 50-33zM110 79c0 12 0 26 0 39 0 37-29 50-45 50-20 0-35-14-35-33 0-20 16-52 80-56z"><text:p/></draw:path><draw:path draw:style-name="gr3" draw:text-style-name="P6" svg:width="0.0764in" svg:height="0.065in" svg:x="0.9079in" svg:y="0.048in" svg:viewBox="0 0 195 166" svg:d="M107 75c11-14 26-33 35-43 12-14 27-20 46-20 0-4 0-8 0-12-10 0-22 1-32 1-11 0-32-1-37-1 0 4 0 8 0 12 9 0 12 5 12 11s-5 11-7 14c-7 10-16 20-24 30-10-13-20-25-30-38-3-5-3-6-3-8 0-6 6-9 13-9 0-4 0-8 0-12-10 0-35 1-42 1s-26-1-36-1c0 4 0 8 0 12 27 0 28 0 45 23 13 17 26 33 39 50-12 15-24 31-37 46-18 22-41 23-49 23 0 3 0 8 0 12 10-1 22-2 32-2 11 0 27 1 37 2 0-4 0-9 0-12-9-1-12-6-12-12 0-9 12-21 35-50 10 13 20 26 30 39 3 4 8 11 8 13 0 4-4 9-13 10 0 3 0 8 0 12 11-1 33-2 40-2 11 0 27 1 38 2 0-4 0-9 0-12-21 0-28-1-37-12-17-23-34-45-51-67z"><text:p/></draw:path><draw:path draw:style-name="gr3" draw:text-style-name="P6" svg:width="0.0531in" svg:height="0.1508in" svg:x="0.9976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3" draw:text-style-name="P6" svg:width="0.0823in" svg:height="0.0681in" svg:x="1.0669in" svg:y="0.0453in" svg:viewBox="0 0 210 174" svg:d="M23 148c-1 5-3 14-3 16 0 7 5 10 11 10 4 0 12-2 14-10 0-1 6-20 8-29 2-12 5-24 7-35 4-9 6-16 7-25 2-7 6-18 6-20 5-12 26-47 62-47 18 0 21 14 21 27 0 24-19 73-25 91-3 8-3 13-3 17 0 18 13 31 31 31 37 0 51-56 51-59 0-4-3-4-5-4-4 0-4 1-6 7-8 26-20 48-40 48-6 0-8-4-8-13 0-10 3-19 6-27 8-20 24-63 24-85 0-26-16-41-45-41-34 0-54 24-60 33-1-21-18-33-35-33-18 0-26 14-29 22-7 13-12 35-12 37 0 4 3 3 4 4 5 0 5 0 7-9 7-28 14-46 29-46 7 0 12 5 12 18 0 8-1 13-7 32-8 30-14 60-22 90z"><text:p/></draw:path><draw:path draw:style-name="gr3" draw:text-style-name="P6" svg:width="0.0535in" svg:height="0.1508in" svg:x="1.1646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43"><text:s/>וסה"כ לפי טרנזיטיביות </text:span><text:span text:style-name="T43"><draw:g text:anchor-type="as-char" svg:y="-0.1134in" draw:z-index="248" draw:name="Shape256" draw:style-name="gr1"><svg:title>TexMaths</svg:title><svg:desc>11§display§g_1(\{n\}) = g_2(\{n\})§svg§600§FALSE§</svg:desc><draw:path draw:style-name="gr2" draw:text-style-name="P5" svg:width="1.1768in" svg:height="0.1354in" svg:x="0.0059in" svg:y="0.0071in" svg:viewBox="0 0 2990 345" svg:d="M0 0c997 0 1993 0 2990 0 0 115 0 230 0 345-997 0-1993 0-2990 0 0-115 0-230 0-345z"><text:p/></draw:path><draw:path draw:style-name="gr3" draw:text-style-name="P6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86in" svg:height="0.0701in" svg:x="0.0823in" svg:y="0.0661in" svg:viewBox="0 0 99 179" svg:d="M62 8c0-7 0-8-8-8-18 18-43 18-54 18 0 3 0 6 0 10 7 0 25 0 40-8 0 45 0 91 0 137 0 9 0 13-28 13-3 0-6 0-10 0 0 3 0 6 0 9 6 0 39-1 49-1 8 0 43 1 48 1 0-3 0-6 0-9-3 0-7 0-10 0-27 0-27-4-27-13 0-50 0-100 0-149z"><text:p/></draw:path><draw:path draw:style-name="gr3" draw:text-style-name="P6" svg:width="0.035in" svg:height="0.1508in" svg:x="0.1543in" svg:y="0in" svg:viewBox="0 0 90 384" svg:d="M90 380c0-1 0-1-6-8-49-48-62-121-62-179 0-67 15-135 63-183 5-4 5-4 5-7 0-2-2-3-4-3-3 0-39 26-62 75-20 43-24 86-24 118 0 28 4 76 25 119 23 47 58 72 61 72 2 0 4-1 4-4z"><text:p/></draw:path><draw:path draw:style-name="gr3" draw:text-style-name="P6" svg:width="0.0539in" svg:height="0.1508in" svg:x="0.2091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819in" svg:height="0.0681in" svg:x="0.2791in" svg:y="0.0453in" svg:viewBox="0 0 209 174" svg:d="M22 148c-1 5-3 14-3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9 0-26 14-30 22-5 13-11 35-11 37 0 4 3 4 4 4 4 0 5 0 7-9 7-28 14-46 29-46 7 0 11 5 11 18 0 8-1 13-6 32-8 30-15 60-23 90z"><text:p/></draw:path><draw:path draw:style-name="gr3" draw:text-style-name="P6" svg:width="0.0539in" svg:height="0.1508in" svg:x="0.3768in" svg:y="0in" svg:viewBox="0 0 138 384" svg:d="M55 333c0 15-10 40-52 42-2 2-3 3-3 5 0 4 4 4 8 4 37 0 73-18 73-48 0-29 0-59 0-88 0-15 0-27 16-40 13-11 28-12 36-12 2-1 5-2 5-3 0-5-4-5-7-5-25-1-44-15-48-34-2-4-2-5-2-19 0-25 0-50 0-76 0-16 0-28-18-44-16-12-42-15-55-15-4 0-8 0-8 4s2 4 6 5c25 1 44 13 48 33 1 3 1 4 1 19 0 26 0 52 0 80 0 18 3 24 15 36 9 9 20 12 31 16-32 7-46 25-46 47 0 31 0 62 0 93z"><text:p/></draw:path><draw:path draw:style-name="gr3" draw:text-style-name="P6" svg:width="0.035in" svg:height="0.1508in" svg:x="0.4504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6" svg:width="0.1008in" svg:height="0.035in" svg:x="0.5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2in" svg:x="0.7059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469in" svg:height="0.0701in" svg:x="0.782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35in" svg:height="0.1508in" svg:x="0.8594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539in" svg:height="0.1508in" svg:x="0.9142in" svg:y="0in" svg:viewBox="0 0 138 384" svg:d="M83 52c0-16 9-41 51-43 2-1 4-2 4-5 0-4-4-4-7-4-40 0-75 20-75 48 0 29 0 59 0 89 0 14 0 26-15 39-13 11-29 12-37 12-2 0-4 2-4 5 0 2 3 2 7 3 25 1 44 15 48 34 1 5 1 6 1 19 0 25 0 50 0 76 0 16 0 28 19 44 15 11 41 15 56 15 3 0 7 0 7-4 0-3-3-3-6-5-25-1-44-13-48-33-1-3-1-4-1-18 0-27 0-53 0-81 0-17-4-24-16-36-9-9-20-12-31-14 32-9 47-27 47-49 0-31 0-61 0-92z"><text:p/></draw:path><draw:path draw:style-name="gr3" draw:text-style-name="P6" svg:width="0.0819in" svg:height="0.0681in" svg:x="0.9843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" draw:text-style-name="P6" svg:width="0.0539in" svg:height="0.1508in" svg:x="1.0819in" svg:y="0in" svg:viewBox="0 0 138 384" svg:d="M56 333c0 15-10 40-53 42-2 2-3 3-3 5 0 4 4 4 8 4 37 0 73-18 73-48 0-29 0-59 0-88 0-15 0-27 16-40 14-11 28-12 37-12 1-1 4-2 4-3 0-5-3-5-7-5-25-1-44-15-48-34-2-4-2-5-2-19 0-25 0-50 0-76 0-16 0-28-18-44-16-12-42-15-55-15-4 0-8 0-8 4s2 4 7 5c24 1 43 13 48 33 1 3 1 4 1 19 0 26 0 52 0 80 0 18 2 24 16 36 7 9 18 12 29 16-32 7-45 25-45 47 0 31 0 62 0 93z"><text:p/></draw:path><draw:path draw:style-name="gr3" draw:text-style-name="P6" svg:width="0.035in" svg:height="0.1508in" svg:x="1.155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3"><text:s/>כדרוש. </text:span></text:p>
        </text:list-item>
      </text:list>
      <text:p text:style-name="P10"><draw:g text:anchor-type="as-char" svg:y="-0.1134in" draw:z-index="249" draw:name="Shape257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22" text:outline-level="3">סעיף ג’</text:h>
      <text:p text:style-name="P68"><text:span text:style-name="T44">נתון: </text:span><draw:g text:anchor-type="as-char" svg:y="-0.1244in" draw:z-index="250" draw:name="Shape258" draw:style-name="gr1"><svg:title>TexMaths</svg:title><svg:desc>11§inline§f = \lambda h \in \N \to \N. \lambda n \in \N. \sum^n_{i = 0} h(i)§svg§600§FALSE§</svg:desc><draw:path draw:style-name="gr2" draw:text-style-name="P5" svg:width="2.3165in" svg:height="0.1543in" svg:x="0.0004in" svg:y="0.0071in" svg:viewBox="0 0 5885 393" svg:d="M0 0c1962 0 3924 0 5885 0 0 131 0 263 0 393-1961 0-3923 0-5885 0 0-130 0-262 0-393z"><text:p/></draw:path><draw:path draw:style-name="gr3" draw:text-style-name="P6" svg:width="0.0756in" svg:height="0.1374in" svg:x="0.0008in" svg:y="0.0161in" svg:viewBox="0 0 193 350" svg:d="M121 118c11 0 22 0 33 0 8 0 12 0 12-8 0-3-4-3-11-3-11 0-21 0-32 0 2-16 6-30 8-44 2-9 8-37 10-41 3-8 10-13 17-13 3 0 13 0 20 6-17 3-21 16-21 21 0 9 7 15 15 15 10 0 21-9 21-24 0-18-18-27-35-27-13 0-37 8-48 45-2 9-3 12-13 62-9 0-18 0-27 0-7 0-12 0-12 6 0 5 5 5 11 5 9 0 17 0 26 0-10 50-19 101-29 151-7 38-13 73-34 73-1 0-11 0-18-7 18-1 21-15 21-21 0-9-6-14-14-14-10 0-21 9-21 24 0 17 17 26 32 26 22 0 37-23 44-37 12-24 22-71 22-73 8-41 15-82 23-122z"><text:p/></draw:path><draw:path draw:style-name="gr3" draw:text-style-name="P6" svg:width="0.1008in" svg:height="0.035in" svg:x="0.1343in" svg:y="0.067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48in" svg:height="0.1063in" svg:x="0.2945in" svg:y="0.0177in" svg:viewBox="0 0 191 271" svg:d="M118 155c15 41 34 99 40 108 6 8 10 8 20 8 4 0 6 0 9 0 4-1 4-3 4-4s-1-2-2-3c-3-5-5-10-9-18-26-72-52-146-79-219-7-22-28-27-47-27-1 0-7 0-7 4s3 4 4 5c13 2 15 4 25 31 12 34 25 69 37 104-35 35-71 70-106 104-5 6-7 8-7 12 0 7 4 11 11 11 6 0 10-4 13-7 31-37 63-73 94-109z"><text:p/></draw:path><draw:path draw:style-name="gr3" draw:text-style-name="P6" svg:width="0.074in" svg:height="0.1063in" svg:x="0.3839in" svg:y="0.0177in" svg:viewBox="0 0 189 271" svg:d="M89 4c-1-1 0-4-4-4-10 0-38 3-48 4-3 0-7 0-7 8 0 4 3 4 9 4 18 0 19 3 19 7 0 2-1 6-1 8-18 73-37 147-56 221-1 5-1 6-1 8 0 9 8 11 11 11 6 0 12-5 14-10 3-9 5-19 7-29 3-11 5-23 9-34 2-8 4-17 6-26 1-2 5-15 5-17 1-3 13-25 26-35 9-7 21-15 38-15 16 0 20 14 20 28 0 21-15 63-24 86-3 8-5 13-5 21 0 17 14 31 32 31 36 0 50-56 50-58 0-4-3-4-4-4-5 0-5 1-6 6-6 20-18 48-39 48-7 0-10-5-10-14 0-8 4-18 8-27 5-15 23-60 23-84 0-25-16-40-44-40-25 0-43 12-58 29 10-41 20-82 30-123z"><text:p/></draw:path><draw:path draw:style-name="gr3" draw:text-style-name="P6" svg:width="0.0756in" svg:height="0.0874in" svg:x="0.5181in" svg:y="0.0413in" svg:viewBox="0 0 193 223" svg:d="M179 120c7 0 14 0 14-8s-7-8-14-8c-55 0-109 0-164 0 5-51 50-89 104-89 20 0 41 0 60 0 7 0 14 0 14-7 0-8-7-8-14-8-21 0-40 0-61 0-66 0-118 51-118 112 0 62 52 111 118 111 21 0 40 0 61 0 7 0 14 0 14-7s-7-7-14-7c-19 0-40 0-60 0-54 0-99-38-104-89 55 0 109 0 164 0z"><text:p/></draw:path><draw:path draw:style-name="gr3" draw:text-style-name="P6" svg:width="0.1028in" svg:height="0.1059in" svg:x="0.6528in" svg:y="0.0189in" svg:viewBox="0 0 262 270" svg:d="M34 35c0 63 0 125 0 187 0 21-3 27-23 28-4 0-11 0-11 6 0 8 7 8 13 8 20 0 40 0 60 0 7 0 13 0 13-8 0-6-7-6-12-6-21-1-24-8-24-28 0-58 0-118 0-176 56 73 111 146 167 219 3 4 5 5 7 5 7 0 7-5 7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3" draw:text-style-name="P6" svg:width="0.1346in" svg:height="0.0791in" svg:x="0.8094in" svg:y="0.0453in" svg:viewBox="0 0 343 202" svg:d="M301 109c-22 16-31 32-35 37-17 26-14 33-21 51 0 5 6 5 8 5 7 0 8-1 9-8 9-38 32-70 76-87 4-3 5-4 5-6 0-3-2-3-3-4-17-7-64-26-78-90-1-5-2-7-9-7-2 0-8 0-8 5 7 17 5 25 20 51 8 12 19 25 36 37-95 0-191 0-287 0-7 0-14 0-14 8s7 8 14 8c96 0 192 0 287 0z"><text:p/></draw:path><draw:path draw:style-name="gr3" draw:text-style-name="P6" svg:width="0.1028in" svg:height="0.1059in" svg:x="0.9992in" svg:y="0.0189in" svg:viewBox="0 0 262 270" svg:d="M34 35c0 63 0 125 0 187 0 21-3 27-23 28-4 0-11 0-11 6 0 8 7 8 13 8 20 0 41 0 61 0 6 0 12 0 12-8 0-6-6-6-11-6-22-1-24-8-24-28 0-58 0-118 0-176 55 73 111 146 166 219 4 4 5 5 9 5 6 0 6-5 6-12 0-71 0-144 0-216 0-22 3-28 21-28 2 0 9-1 9-6 0-8-6-8-12-8-19 0-39 0-57 0-7 0-14 0-14 8 0 6 8 6 12 6 21 0 25 8 25 29 0 39 0 79 0 120-39-53-78-105-117-158-4-5-5-5-14-5-22 0-45 0-67 0-7 0-12 0-12 8 0 5 5 6 7 6 10 1 18 7 22 12-1 3-1 4-1 9zM218 244c-56-74-111-147-167-221-5-4-5-5-9-9 15 0 31 0 46 0 43 59 87 117 130 175 0 19 0 36 0 55z"><text:p/></draw:path><draw:path draw:style-name="gr3" draw:text-style-name="P6" svg:width="0.0157in" svg:height="0.0157in" svg:x="1.1189in" svg:y="0.1071in" svg:viewBox="0 0 41 41" svg:d="M41 20c0-11-10-20-21-20s-20 9-20 20 9 21 20 21 21-10 21-21z"><text:p/></draw:path><draw:path draw:style-name="gr3" draw:text-style-name="P6" svg:width="0.0744in" svg:height="0.1063in" svg:x="1.1563in" svg:y="0.0177in" svg:viewBox="0 0 190 271" svg:d="M117 155c16 41 35 99 40 108 7 8 10 8 21 8 4 0 6 0 9 0 3-1 3-3 3-4s0-2-1-3c-4-5-6-10-9-18-26-72-52-146-79-219-7-22-28-27-47-27-2 0-7 0-7 4s3 4 4 5c12 2 15 4 25 31 12 34 25 69 37 104-35 35-71 70-106 104-5 6-7 8-7 12 0 7 4 11 11 11s10-4 13-7c31-37 62-73 93-109z"><text:p/></draw:path><draw:path draw:style-name="gr3" draw:text-style-name="P6" svg:width="0.0819in" svg:height="0.0685in" svg:x="1.2406in" svg:y="0.0563in" svg:viewBox="0 0 209 175" svg:d="M23 147c-1 6-3 15-3 17 0 6 5 11 11 11 4 0 11-4 14-11 0-1 5-19 7-29 3-12 5-24 9-35 2-8 4-17 6-25 2-7 5-18 6-20 5-12 26-47 62-47 18 0 21 14 21 27 0 24-18 74-25 90-3 9-3 13-3 18 0 17 13 32 30 32 37 0 51-57 51-60 0-4-3-4-4-4-4 0-4 1-6 7-8 26-21 48-39 48-7 0-9-4-9-13s3-19 6-28c8-20 23-62 23-84 0-26-16-41-44-41-35 0-53 24-60 33-1-21-18-33-35-33-18 0-26 14-29 22-6 13-12 35-12 37 0 4 3 3 4 4 5 0 5 0 7-9 7-28 14-46 29-46 7 0 12 5 12 18 0 8-1 12-7 32-8 30-14 60-22 89z"><text:p/></draw:path><draw:path draw:style-name="gr3" draw:text-style-name="P6" svg:width="0.0756in" svg:height="0.0874in" svg:x="1.3827in" svg:y="0.0413in" svg:viewBox="0 0 193 223" svg:d="M179 120c7 0 14 0 14-8s-7-8-14-8c-55 0-109 0-164 0 5-51 50-89 104-89 20 0 41 0 60 0 7 0 14 0 14-7 0-8-7-8-14-8-21 0-40 0-61 0-66 0-118 51-118 112 0 62 52 111 118 111 21 0 40 0 61 0 7 0 14 0 14-7s-7-7-14-7c-19 0-40 0-60 0-54 0-99-38-104-89 55 0 109 0 164 0z"><text:p/></draw:path><draw:path draw:style-name="gr3" draw:text-style-name="P6" svg:width="0.1028in" svg:height="0.1059in" svg:x="1.5173in" svg:y="0.0189in" svg:viewBox="0 0 262 270" svg:d="M34 35c0 63 0 125 0 187 0 21-3 27-23 28-4 0-11 0-11 6 0 8 7 8 13 8 20 0 40 0 60 0 7 0 13 0 13-8 0-6-7-6-12-6-21-1-24-8-24-28 0-58 0-118 0-176 56 73 111 146 167 219 3 4 5 5 7 5 7 0 7-5 7-12 0-71 0-144 0-216 0-22 4-28 22-28 2 0 9-1 9-6 0-8-6-8-13-8-19 0-38 0-56 0-7 0-14 0-14 8 0 6 7 6 11 6 22 0 26 8 26 29 0 39 0 79 0 120-39-53-78-105-117-158-4-5-5-5-14-5-22 0-45 0-67 0-8 0-14 0-14 8 0 5 6 6 9 6 10 1 18 7 21 12 0 3 0 4 0 9zM218 244c-56-74-112-147-168-221-4-4-4-5-8-9 15 0 31 0 46 0 43 59 87 117 130 175 0 19 0 36 0 55z"><text:p/></draw:path><draw:path draw:style-name="gr3" draw:text-style-name="P6" svg:width="0.0157in" svg:height="0.0157in" svg:x="1.6366in" svg:y="0.1071in" svg:viewBox="0 0 41 41" svg:d="M41 20c0-11-9-20-20-20s-21 9-21 20 10 21 21 21 20-10 20-21z"><text:p/></draw:path><draw:path draw:style-name="gr3" draw:text-style-name="P6" svg:width="0.1429in" svg:height="0.1512in" svg:x="1.6996in" svg:y="0.0094in" svg:viewBox="0 0 364 385" svg:d="M141 205c-46 56-91 113-138 169-2 4-3 4-3 6 0 5 3 5 11 5 107 0 213 0 320 0 11-32 22-64 33-97-3 0-6 0-10 0-9 28-35 53-68 64-5 2-33 11-89 11-55 0-110 0-165 0 45-55 89-110 134-164 3-3 3-6 3-7s0-2-2-5c-42-57-83-114-125-172 50 0 102 0 153 0 44 0 133 3 159 75 4 0 7 0 10 0-11-30-22-60-33-90-107 0-213 0-320 0-11 0-11 0-11 12 47 64 94 129 141 193z"><text:p/></draw:path><draw:path draw:style-name="gr3" draw:text-style-name="P6" svg:width="0.0646in" svg:height="0.0476in" svg:x="1.8571in" svg:y="0in" svg:viewBox="0 0 165 122" svg:d="M20 102c-1 3-2 10-2 11 0 6 4 9 8 9 5 0 9-4 11-7s4-11 5-16c1-6 4-18 5-24 3-6 4-12 6-18 2-11 3-13 11-25 8-10 20-24 41-24 15 0 15 13 15 18 0 17-11 47-15 57-4 8-5 10-5 16 0 14 12 23 25 23 28 0 40-37 40-42 0-3-3-3-4-3-5 0-5 1-6 4-5 22-17 33-28 33-6 0-7-4-7-10 0-5 1-10 7-22 3-7 14-36 14-51 0-27-21-31-35-31-23 0-38 14-47 24-2-19-17-24-28-24-12 0-18 9-22 14-6 10-9 26-9 28 0 3 3 3 4 3 4 0 4-1 6-9 4-15 10-28 20-28 7 0 9 5 9 13 0 5-3 14-5 22-2 6-4 19-5 24-4 11-6 23-9 35z"><text:p/></draw:path><draw:path draw:style-name="gr3" draw:text-style-name="P6" svg:width="0.0315in" svg:height="0.0713in" svg:x="1.8571in" svg:y="0.098in" svg:viewBox="0 0 81 182" svg:d="M75 11c0-4-3-11-11-11s-16 8-16 15c0 5 4 10 11 10 8 0 16-7 16-14zM20 147c-1 5-3 7-3 12 0 12 11 23 26 23 26 0 38-37 38-41s-3-4-4-4c-3 0-4 1-5 5-6 22-18 33-29 33-4 0-7-5-7-10 0-7 3-11 5-18 3-6 5-14 9-21 2-6 12-32 13-35 1-2 2-5 2-8 0-13-11-23-26-23-27 0-39 37-39 41s3 4 4 4c4 0 4-2 5-4 8-24 19-33 30-33 3 0 6 2 6 9 0 6-2 11-9 27-5 15-11 29-16 43z"><text:p/></draw:path><draw:path draw:style-name="gr3" draw:text-style-name="P6" svg:width="0.078in" svg:height="0.0283in" svg:x="1.9024in" svg:y="0.1276in" svg:viewBox="0 0 199 73" svg:d="M188 13c5 0 11 0 11-8 0-5-6-5-10-5-59 0-120 0-179 0-3 0-10 0-10 5 0 8 6 8 10 8 59 0 119 0 178 0zM189 73c4 0 10 0 10-7s-6-7-11-7c-59 0-119 0-178 0-4 0-10 0-10 7s7 7 10 7c59 0 120 0 179 0z"><text:p/></draw:path><draw:path draw:style-name="gr3" draw:text-style-name="P6" svg:width="0.0488in" svg:height="0.0724in" svg:x="1.9941in" svg:y="0.098in" svg:viewBox="0 0 125 185" svg:d="M125 93c0-29-3-51-15-70-9-12-25-23-47-23-63 0-63 74-63 93s0 92 63 92c62 0 62-73 62-92zM63 177c-12 0-29-8-34-30-5-15-5-37-5-57s0-41 5-56c5-21 23-26 34-26 14 0 28 8 33 24 4 14 5 34 5 58 0 20 0 40-4 56-5 25-23 31-34 31z"><text:p/></draw:path><draw:path draw:style-name="gr3" draw:text-style-name="P6" svg:width="0.074in" svg:height="0.1063in" svg:x="2.0906in" svg:y="0.0177in" svg:viewBox="0 0 189 271" svg:d="M89 4c-1-1 0-4-4-4-9 0-38 3-48 4-3 0-7 0-7 8 0 4 3 4 9 4 18 0 19 3 19 7 0 2-1 6-1 8-18 73-37 147-56 221-1 5-1 6-1 8 0 9 8 11 11 11 6 0 12-5 14-10 3-9 6-19 8-29 2-11 6-23 8-34 2-8 4-17 6-26 1-2 5-15 5-17 1-3 13-25 26-35 9-7 21-15 38-15 16 0 20 14 20 28 0 21-15 63-24 86-3 8-5 13-5 21 0 17 14 31 32 31 36 0 50-56 50-58 0-4-3-4-4-4-5 0-5 1-6 6-6 20-18 48-39 48-7 0-10-5-10-14 0-8 4-18 8-27 5-15 23-60 23-84 0-25-16-40-44-40-25 0-43 12-58 29 10-41 20-82 30-123z"><text:p/></draw:path><draw:path draw:style-name="gr3" draw:text-style-name="P6" svg:width="0.0346in" svg:height="0.1512in" svg:x="2.185in" svg:y="0.0094in" svg:viewBox="0 0 89 385" svg:d="M89 380c0-1 0-2-6-9-49-48-61-121-61-179 0-67 14-134 62-182 5-5 5-6 5-7 0-2-1-3-3-3-5 0-40 25-62 75-20 43-24 85-24 117 0 29 3 76 25 120 23 47 56 73 61 73 2 0 3-3 3-5z"><text:p/></draw:path><draw:path draw:style-name="gr3" draw:text-style-name="P6" svg:width="0.0394in" svg:height="0.1012in" svg:x="2.2335in" svg:y="0.0228in" svg:viewBox="0 0 101 258" svg:d="M98 13c0-8-6-13-14-13-10 0-21 10-21 20 0 7 5 14 15 14 9 0 20-9 20-21zM68 158c6-11 6-11 9-22 3-7 6-13 6-21 0-16-13-30-32-30-37 0-51 56-51 59s3 3 4 3c4 0 5 0 6-6 11-37 26-49 40-49 3 0 9 0 9 13 0 8-3 16-4 20-3 10-21 55-26 72-5 10-9 22-9 29 0 18 12 32 31 32 36 0 50-55 50-58 0-4-3-4-4-4-3 0-3 1-6 6-6 24-19 47-39 47-7 0-9-4-9-13s2-14 11-37c4-14 10-28 14-41z"><text:p/></draw:path><draw:path draw:style-name="gr3" draw:text-style-name="P6" svg:width="0.035in" svg:height="0.1512in" svg:x="2.2898in" svg:y="0.0094in" svg:viewBox="0 0 90 385" svg:d="M90 192c0-29-4-77-25-119-23-49-56-73-61-73-2 0-4 1-4 3 0 1 0 2 8 9 38 39 60 100 60 180 0 65-14 133-62 182-6 4-6 5-6 6 0 2 2 5 4 5 5 0 39-27 62-76 20-43 24-85 24-117z"><text:p/></draw:path></draw:g></text:p>
      <text:p text:style-name="P69"><text:soft-page-break/>טענה: <text:span text:style-name="T5"><draw:g text:anchor-type="as-char" svg:y="-0.1134in" draw:z-index="251" draw:name="Shape259" draw:style-name="gr1"><svg:title>TexMaths</svg:title><svg:desc>11§display§\dom(f) = \N \to \N, \range(f) = \N \to \N§svg§600§FALSE§</svg:desc><draw:path draw:style-name="gr2" draw:text-style-name="P5" svg:width="2.4374in" svg:height="0.1358in" svg:x="0.0236in" svg:y="0.0071in" svg:viewBox="0 0 6192 346" svg:d="M3097 346c-1033 0-2065 0-3097 0 0-116 0-230 0-346 2064 0 4128 0 6192 0 0 116 0 230 0 346-1032 0-2064 0-3095 0z"><text:p/></draw:path><draw:path draw:style-name="gr3" draw:text-style-name="P6" svg:width="0.0744in" svg:height="0.1063in" svg:x="-0.0004in" svg:y="0.0071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1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" draw:text-style-name="P6" svg:width="0.1189in" svg:height="0.0669in" svg:x="0.1598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0 0-30 0-31-11 0-26 0-50 0-74 0-33 0-45-12-60-5-6-18-14-40-14-33 0-49 23-56 39-6-35-34-39-52-39-28 0-46 17-57 41 0-13 0-28 0-41-19 1-36 3-55 4 0 5 0 8 0 13 28 0 31 2 31 22z"><text:p/></draw:path><draw:path draw:style-name="gr3" draw:text-style-name="P6" svg:width="0.0346in" svg:height="0.1512in" svg:x="0.2972in" svg:y="0in" svg:viewBox="0 0 89 385" svg:d="M89 381c0-1 0-1-6-8-49-49-61-122-61-179 0-68 14-136 63-183 4-5 4-5 4-7 0-3-1-4-3-4-5 0-39 26-62 76-20 42-24 85-24 118 0 28 4 75 25 119 23 47 56 72 61 72 2 0 3-1 3-4z"><text:p/></draw:path><draw:path draw:style-name="gr3" draw:text-style-name="P6" svg:width="0.076in" svg:height="0.1374in" svg:x="0.3492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4406in" svg:y="0in" svg:viewBox="0 0 90 385" svg:d="M90 194c0-31-4-77-25-121-23-48-57-73-61-73-2 0-4 2-4 4s0 2 8 9c38 38 60 99 60 181 0 64-14 132-62 180-6 6-6 6-6 7 0 2 2 4 4 4 4 0 39-26 62-76 20-41 24-84 24-115z"><text:p/></draw:path><draw:path draw:style-name="gr3" draw:text-style-name="P6" svg:width="0.1008in" svg:height="0.0354in" svg:x="0.54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28in" svg:height="0.1063in" svg:x="0.6976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3" draw:text-style-name="P6" svg:width="0.1346in" svg:height="0.0787in" svg:x="0.8547in" svg:y="0.0362in" svg:viewBox="0 0 343 201" svg:d="M301 109c-20 15-31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3" draw:text-style-name="P6" svg:width="0.1028in" svg:height="0.1063in" svg:x="1.0449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0173in" svg:height="0.0453in" svg:x="1.1638in" svg:y="0.0972in" svg:viewBox="0 0 45 116" svg:d="M45 41c0-26-10-41-25-41-12 0-20 10-20 21 0 10 8 20 20 20 5 0 10-1 14-5 1-1 1-1 2-1 0 2 0 0 0 6 0 28-13 51-26 64-4 4-4 5-4 6 0 2 2 5 4 5 4 0 35-30 35-75z"><text:p/></draw:path><draw:path draw:style-name="gr3" draw:text-style-name="P6" svg:width="0.0508in" svg:height="0.0669in" svg:x="1.2224in" svg:y="0.0453in" svg:viewBox="0 0 130 171" svg:d="M53 43c0-14 0-29 0-43-18 1-35 3-53 4 0 5 0 8 0 13 26 0 30 2 30 22 0 34 0 68 0 103 0 17-5 17-30 17 0 3 0 7 0 12 14 0 33-1 44-1 15 0 33 0 48 1 0-5 0-9 0-12-2 0-5 0-7 0-29 0-30-5-30-18 0-20 0-40 0-60 0-38 17-72 46-72 2 0 4 0 5 0-1 1-10 5-10 15 0 11 9 17 17 17 7 0 17-5 17-17 0-13-12-24-29-24-28 0-43 26-48 43z"><text:p/></draw:path><draw:path draw:style-name="gr3" draw:text-style-name="P6" svg:width="0.0685in" svg:height="0.0693in" svg:x="1.2839in" svg:y="0.0453in" svg:viewBox="0 0 175 177" svg:d="M112 144c2 16 12 31 31 31 8 0 32-5 32-36 0-8 0-16 0-22-3 0-7 0-10 0 0 6 0 14 0 22 0 22-10 24-14 24-12 0-15-17-15-19 0-26 0-52 0-77 0-16 0-32-13-46-15-14-35-21-54-21-30 0-58 19-58 44 0 11 8 18 19 18 10 0 17-8 17-18 0-4-2-18-19-18 9-13 28-17 41-17 19 0 41 14 41 49 0 5 0 10 0 15-20 1-47 2-71 13-29 13-39 33-39 51 0 30 37 40 62 40 26 0 44-15 50-33zM110 80c0 12 0 26 0 39 0 36-27 49-45 49-19 0-35-13-35-33s16-52 80-55z"><text:p/></draw:path><draw:path draw:style-name="gr3" draw:text-style-name="P6" svg:width="0.0764in" svg:height="0.0669in" svg:x="1.3583in" svg:y="0.0453in" svg:viewBox="0 0 195 171" svg:d="M31 39c0 34 0 68 0 103 0 17-5 17-31 17 0 3 0 7 0 12 14 0 34-1 44-1s30 1 43 1c0-5 0-9 0-12-25 0-30 0-30-17 0-24 0-48 0-72 0-39 28-61 52-61 25 0 29 21 29 43 0 29 0 59 0 90 0 17-4 17-30 17 0 3 0 7 0 12 13 0 33-1 44-1 10 0 30 1 43 1 0-5 0-9 0-12-20 0-30 0-30-11 0-26 0-50 0-74 0-33 0-45-12-60-6-6-19-14-41-14-28 0-46 17-57 41 0-13 0-28 0-41-19 1-36 3-55 4 0 5 0 8 0 13 28 0 31 2 31 22z"><text:p/></draw:path><draw:path draw:style-name="gr3" draw:text-style-name="P6" svg:width="0.0693in" svg:height="0.0992in" svg:x="1.4425in" svg:y="0.0449in" svg:viewBox="0 0 177 253" svg:d="M75 109c-33 0-33-39-33-47 0-11 0-23 5-33 4-5 12-16 28-16 34 0 34 39 34 48 0 11 0 23-7 33-3 4-12 15-27 15zM31 124c0-2 0-11 6-18 15 11 31 12 38 12 36 0 63-27 63-56 0-15-6-29-16-38 13-13 28-15 34-15 1 0 4 0 5 0-5 2-7 6-7 11 0 6 6 11 12 11 3 0 11-2 11-11 0-7-4-20-20-20-7 0-25 2-40 19-17-13-33-15-42-15-35 0-63 27-63 57 0 17 9 31 19 39-6 7-12 19-12 33 0 11 5 27 16 34-23 7-35 23-35 39 0 26 39 47 86 47 45 0 86-20 86-48 0-13-6-33-26-44-21-11-43-11-66-11-10 0-26 0-29 0-12-1-20-13-20-26zM86 244c-39 0-66-19-66-38 0-18 15-32 32-33 7 0 15 0 23 0 33 0 77 0 77 33 0 20-28 38-66 38z"><text:p/></draw:path><draw:path draw:style-name="gr3" draw:text-style-name="P6" svg:width="0.0587in" svg:height="0.0693in" svg:x="1.5185in" svg:y="0.0453in" svg:viewBox="0 0 150 177" svg:d="M32 76c2-57 35-67 48-67 40 0 44 52 44 67-30 0-61 0-92 0zM32 84c36 0 71 0 108 0 9 0 10 0 10-8 0-39-21-76-70-76-45 0-80 40-80 88 0 52 41 89 85 89 47 0 65-43 65-50 0-4-4-5-6-5-3 0-4 2-4 6-15 39-49 39-53 39-19 0-34-11-43-25-12-19-12-44-12-58z"><text:p/></draw:path><draw:path draw:style-name="gr3" draw:text-style-name="P6" svg:width="0.0346in" svg:height="0.1512in" svg:x="1.5969in" svg:y="0in" svg:viewBox="0 0 89 385" svg:d="M89 381c0-1 0-1-6-8-48-49-61-122-61-179 0-68 15-136 63-183 4-5 4-5 4-7 0-3-1-4-3-4-5 0-39 26-62 76-20 42-24 85-24 118 0 28 4 75 25 119 23 47 56 72 61 72 2 0 3-1 3-4z"><text:p/></draw:path><draw:path draw:style-name="gr3" draw:text-style-name="P6" svg:width="0.076in" svg:height="0.1374in" svg:x="1.6488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" draw:text-style-name="P6" svg:width="0.0346in" svg:height="0.1512in" svg:x="1.7409in" svg:y="0in" svg:viewBox="0 0 89 385" svg:d="M89 194c0-31-4-77-25-121-23-48-56-73-61-73-2 0-3 2-3 4s0 2 7 9c38 38 60 99 60 181 0 64-14 132-63 180-4 6-4 6-4 7 0 2 1 4 3 4 5 0 39-26 62-76 20-41 24-84 24-115z"><text:p/></draw:path><draw:path draw:style-name="gr3" draw:text-style-name="P6" svg:width="0.1004in" svg:height="0.0354in" svg:x="1.842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024in" svg:height="0.1063in" svg:x="1.998in" svg:y="0.0098in" svg:viewBox="0 0 261 271" svg:d="M33 35c0 63 0 126 0 187 0 20-3 28-23 28-3 0-10 0-10 7 0 6 6 6 13 6 20 0 40 0 60 0 6 0 13 0 13-6 0-7-7-7-12-7-21 0-24-9-24-29 0-58 0-118 0-176 56 74 111 148 167 220 3 5 5 6 7 6 7 0 7-7 7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" draw:text-style-name="P6" svg:width="0.1346in" svg:height="0.0787in" svg:x="2.1543in" svg:y="0.0362in" svg:viewBox="0 0 343 201" svg:d="M301 109c-20 15-31 32-34 36-17 27-21 51-21 52 0 4 5 4 8 4 7 0 7-1 9-7 9-38 32-71 75-88 4-1 5-3 5-5 0-3-1-3-2-4-18-7-64-27-79-91-1-5-1-6-8-6-3 0-8 0-8 4 0 2 4 26 20 51 8 12 19 25 35 37-95 0-191 0-287 0-6 0-14 0-14 9 0 8 8 8 14 8 96 0 192 0 287 0z"><text:p/></draw:path><draw:path draw:style-name="gr3" draw:text-style-name="P6" svg:width="0.1028in" svg:height="0.1063in" svg:x="2.3445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span><text:span text:style-name="T5">, הפונקציה לא חח"ע. </text:span></text:p>
      <text:p text:style-name="P70">צ.ל.: <text:span text:style-name="T5">הפונקציה לא חח"ע. </text:span></text:p>
      <text:p text:style-name="P70">הוכחה: <text:span text:style-name="T5">היה לנו כבר את התרגיל הזה בשיעורי הבית הקודמים (3)(ו), מועתקת ההוכחה </text:span><text:span text:style-name="T45">(עם כמה שיפורים קטנים)</text:span><text:span text:style-name="T5">: </text:span></text:p>
      <text:p text:style-name="P71">יהיו <draw:g text:anchor-type="as-char" svg:y="-0.1075in" draw:z-index="253" draw:name="Shape217" draw:style-name="gr1"><svg:title>TexMaths</svg:title><svg:desc>11§display§f_1, f_2 \colon \N \to \N§svg§600§FALSE§</svg:desc><draw:path draw:style-name="gr2" draw:text-style-name="P5" svg:width="0.9in" svg:height="0.1217in" svg:x="0.0004in" svg:y="0.0075in" svg:viewBox="0 0 2287 310" svg:d="M0 0c762 0 1525 0 2287 0 0 103 0 207 0 310-762 0-1525 0-2287 0 0-103 0-207 0-310z"><text:p/></draw:path><draw:path draw:style-name="gr3" draw:text-style-name="P6" svg:width="0.0756in" svg:height="0.1374in" svg:x="0.0008in" svg:y="0in" svg:viewBox="0 0 193 350" svg:d="M121 118c11 0 22 0 33 0 8 0 12 0 12-8 0-4-4-4-11-4-11 0-21 0-32 0 2-16 6-30 8-44 2-8 8-36 10-40 3-8 10-13 17-13 3 0 13 0 20 6-17 2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" draw:text-style-name="P6" svg:width="0.0382in" svg:height="0.0697in" svg:x="0.0787in" svg:y="0.0591in" svg:viewBox="0 0 98 178" svg:d="M61 8c0-8 0-8-8-8-18 17-42 16-53 16 0 4 0 7 0 10 7 0 24 0 39-7 0 46 0 92 0 138 0 9 0 12-27 12-3 0-6 0-10 0 0 4 0 6 0 9 5-1 38-1 48-1 8 0 42 0 48 1 0-3 0-5 0-9-3 0-7 0-10 0-27 0-27-3-27-12 0-50 0-100 0-149z"><text:p/></draw:path><draw:path draw:style-name="gr3" draw:text-style-name="P6" svg:width="0.0173in" svg:height="0.0453in" svg:x="0.1484in" svg:y="0.0902in" svg:viewBox="0 0 45 116" svg:d="M45 41c0-26-10-41-25-41-12 0-20 10-20 21 0 10 8 20 20 20 5 0 10-1 14-5 1-1 1-1 2-1 0 2 0 0 0 6 0 28-13 51-26 63-4 5-4 6-4 7 0 2 2 5 4 5 4 0 35-30 35-75z"><text:p/></draw:path><draw:path draw:style-name="gr3" draw:text-style-name="P6" svg:width="0.076in" svg:height="0.1374in" svg:x="0.211in" svg:y="0in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0-8 38-13 73-34 73-1 0-11 0-19-7 19-1 22-15 22-20 0-9-7-14-14-14-10 0-22 8-22 23 0 18 18 27 33 27 22 0 37-23 44-38 12-24 21-71 22-73 8-41 15-81 23-121z"><text:p/></draw:path><draw:path draw:style-name="gr3" draw:text-style-name="P6" svg:width="0.0469in" svg:height="0.0697in" svg:x="0.2843in" svg:y="0.0591in" svg:viewBox="0 0 120 178" svg:d="M120 130c-3 0-6 0-9 0-1 5-4 22-8 24-2 2-23 2-26 2-16 0-33 0-49 0 27-25 37-33 53-45 20-16 39-33 39-58 0-33-29-53-64-53-33 0-56 23-56 48 0 14 12 15 14 15 7 0 15-5 15-15 0-4-1-14-16-14 8-19 27-24 40-24 26 0 41 21 41 43 0 23-17 42-26 52-22 20-43 41-65 63-3 2-3 4-3 10 37 0 75 0 112 0 2-15 6-32 8-48z"><text:p/></draw:path><draw:path draw:style-name="gr3" draw:text-style-name="P6" svg:width="0.0157in" svg:height="0.065in" svg:x="0.376in" svg:y="0.0429in" svg:viewBox="0 0 41 166" svg:d="M41 21c0-12-10-21-21-21s-20 9-20 21c0 11 9 20 20 20s21-9 21-20zM41 146c0-12-10-21-21-21s-20 9-20 21c0 11 9 20 20 20s21-9 21-20z"><text:p/></draw:path><draw:path draw:style-name="gr3" draw:text-style-name="P6" svg:width="0.1028in" svg:height="0.1063in" svg:x="0.4591in" svg:y="0.0028in" svg:viewBox="0 0 262 271" svg:d="M33 35c0 63 0 126 0 187 0 20-2 28-22 28-4 0-11 0-11 6 0 7 7 7 13 7 20 0 40 0 60 0 7 0 13 0 13-7 0-6-7-6-12-6-21 0-24-9-24-29 0-58 0-118 0-176 56 74 111 146 167 220 3 4 5 6 7 6 7 0 7-7 7-14 0-72 0-144 0-216 0-21 4-27 22-28 2 0 9 0 9-6 0-7-7-7-13-7-19 0-38 0-56 0-7 0-14 0-14 7 0 6 7 6 11 6 22 1 26 9 26 29 0 39 0 80 0 121-40-53-78-105-118-157-3-6-4-6-13-6-22 0-45 0-67 0-8 0-14 0-14 7 0 6 6 6 8 6 11 1 19 8 22 12-1 4-1 5-1 10zM218 243c-56-72-112-146-168-220-4-5-4-5-8-10 15 0 31 0 46 0 43 59 87 117 130 175 0 19 0 38 0 55z"><text:p/></draw:path><draw:path draw:style-name="gr3" draw:text-style-name="P6" svg:width="0.1346in" svg:height="0.0783in" svg:x="0.6157in" svg:y="0.0291in" svg:viewBox="0 0 343 200" svg:d="M300 109c-21 15-30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3" draw:text-style-name="P6" svg:width="0.1028in" svg:height="0.1063in" svg:x="0.8055in" svg:y="0.0028in" svg:viewBox="0 0 262 271" svg:d="M34 35c0 63 0 126 0 187 0 20-3 28-23 28-4 0-11 0-11 6 0 7 7 7 13 7 20 0 41 0 61 0 6 0 12 0 12-7 0-6-6-6-11-6-22 0-25-9-25-29 0-58 0-118 0-176 56 74 111 146 167 220 3 4 5 6 9 6 6 0 6-7 6-14 0-72 0-144 0-216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5 0 19 0 38 0 55z"><text:p/></draw:path></draw:g>. <text:span text:style-name="T46">נניח </text:span><text:span text:style-name="T46"><draw:g text:anchor-type="as-char" svg:y="-0.1102in" draw:z-index="254" draw:name="Shape218" draw:style-name="gr1"><svg:title>TexMaths</svg:title><svg:desc>11§display§f_1 \neq f_2§svg§600§FALSE§</svg:desc><draw:path draw:style-name="gr2" draw:text-style-name="P5" svg:width="0.4575in" svg:height="0.1256in" svg:x="0.0004in" svg:y="0.0075in" svg:viewBox="0 0 1163 320" svg:d="M0 0c387 0 776 0 1163 0 0 107 0 213 0 320-387 0-776 0-1163 0 0-107 0-213 0-320z"><text:p/></draw:path><draw:path draw:style-name="gr3" draw:text-style-name="P6" svg:width="0.0756in" svg:height="0.1378in" svg:x="0.0008in" svg:y="0.002in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6" svg:width="0.0382in" svg:height="0.0705in" svg:x="0.0787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6" svg:width="0.0756in" svg:height="0.1409in" svg:x="0.1988in" svg:y="0in" svg:viewBox="0 0 193 359" svg:d="M189 15c4-5 4-6 4-7 0-2-3-8-8-8s-6 2-9 8c-57 112-115 224-173 336-3 6-3 7-3 8 0 3 2 7 8 7 4 0 5-2 9-7 57-113 115-224 172-337z"><text:p/></draw:path><draw:path draw:style-name="gr3" draw:text-style-name="P6" svg:width="0.1004in" svg:height="0.0358in" svg:x="0.1862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" svg:width="0.076in" svg:height="0.1378in" svg:x="0.3457in" svg:y="0.002in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6" svg:width="0.0469in" svg:height="0.0705in" svg:x="0.4189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46">. נניח בשלילה שהפונקציה חח"ע, ונסיק </text:span><text:span text:style-name="T46"><draw:g text:anchor-type="as-char" svg:y="-0.1134in" draw:z-index="255" draw:name="Shape219" draw:style-name="gr1"><svg:title>TexMaths</svg:title><svg:desc>11§display§G(f_1) = G(f_2)§svg§600§FALSE§</svg:desc><draw:path draw:style-name="gr2" draw:text-style-name="P5" svg:width="0.9327in" svg:height="0.1358in" svg:x="0.0004in" svg:y="0.0071in" svg:viewBox="0 0 2370 346" svg:d="M1186 346c-396 0-791 0-1186 0 0-116 0-230 0-346 790 0 1580 0 2370 0 0 116 0 230 0 346-395 0-790 0-1184 0z"><text:p/></draw:path><draw:path draw:style-name="gr3" draw:text-style-name="P6" svg:width="0.1075in" svg:height="0.1098in" svg:x="0.0004in" svg:y="0.0067in" svg:viewBox="0 0 274 280" svg:d="M274 3c0-1 0-3-5-3-1 0-1 0-5 4-9 10-18 20-26 30-5-5-22-34-65-34-86 0-173 85-173 175 0 61 43 105 106 105 16 0 34-4 48-10 19-8 26-16 33-23 3 10 13 24 18 24 2 0 2-1 2-2 1 0 5-16 6-23 3-10 6-20 8-30 2-7 3-12 6-19 4-18 4-18 26-19 2 0 7 0 7-7 0-3-3-5-6-5-9 0-32 1-41 1-12 0-41-1-54-1-3 0-7 0-7 8 0 4 2 4 11 4 6 0 12 0 21 1 10 2 12 3 12 8 0 3-5 21-9 34-11 42-61 47-75 47-36 0-77-22-77-81 0-12 3-75 44-125 21-27 58-50 97-50 40 0 63 30 63 75 0 15-1 14-1 19 0 3 3 4 5 4 4 0 4-1 7-8 7-33 16-66 24-99z"><text:p/></draw:path><draw:path draw:style-name="gr3" draw:text-style-name="P6" svg:width="0.035in" svg:height="0.1512in" svg:x="0.1272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0752in" svg:height="0.1374in" svg:x="0.1795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3" draw:text-style-name="P6" svg:width="0.0382in" svg:height="0.0701in" svg:x="0.2575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3" draw:text-style-name="P6" svg:width="0.0346in" svg:height="0.1512in" svg:x="0.323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424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1079in" svg:height="0.1098in" svg:x="0.5835in" svg:y="0.0067in" svg:viewBox="0 0 275 280" svg:d="M275 3c0-1-1-3-4-3-2 0-2 0-6 4-9 10-19 20-27 30-4-5-21-34-64-34-87 0-174 85-174 175 0 61 43 105 106 105 17 0 35-4 48-10 20-8 26-16 34-23 3 10 13 24 18 24 1 0 2-1 2-2 1 0 4-16 6-23 3-10 6-20 8-30 1-7 3-12 5-19 4-18 4-18 26-19 2 0 7 0 7-7 0-3-3-5-5-5-10 0-32 1-41 1-12 0-42-1-55-1-3 0-7 0-7 8 0 4 3 4 12 4 6 0 11 0 20 1 10 2 12 3 12 8 0 3-5 21-8 34-11 42-62 47-75 47-37 0-78-22-78-81 0-12 5-75 45-125 21-27 59-50 97-50 39 0 62 30 62 75 0 15-1 14-1 19 0 3 4 4 5 4 6 0 6-1 8-8 7-33 16-66 24-99z"><text:p/></draw:path><draw:path draw:style-name="gr3" draw:text-style-name="P6" svg:width="0.0346in" svg:height="0.1512in" svg:x="0.7106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76in" svg:height="0.1374in" svg:x="0.7626in" svg:y="0.0067in" svg:viewBox="0 0 194 350" svg:d="M122 118c11 0 22 0 33 0 8 0 11 0 11-8 0-4-3-4-10-4-11 0-21 0-32 0 2-16 6-30 8-44 1-8 7-36 9-40 4-8 11-13 18-13 2 0 13 0 19 6-16 2-21 16-21 21 0 9 8 14 15 14 9 0 22-9 22-24 0-17-19-26-35-26-13 0-37 7-49 45-2 8-3 12-12 61-9 0-18 0-27 0-7 0-12 0-12 7 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469in" svg:height="0.0701in" svg:x="0.8358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0.905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6">, כלומר, לפי כללי </text:span><text:span text:style-name="T46"><draw:g text:anchor-type="as-char" svg:y="-0.1091in" draw:z-index="256" draw:name="Shape220" draw:style-name="gr1"><svg:title>TexMaths</svg:title><svg:desc>11§display§\beta, \eta§svg§600§FALSE§</svg:desc><draw:path draw:style-name="gr2" draw:text-style-name="P5" svg:width="0.2201in" svg:height="0.1236in" svg:x="0.0035in" svg:y="0.0083in" svg:viewBox="0 0 560 315" svg:d="M281 315c-94 0-188 0-281 0 0-105 0-210 0-315 187 0 374 0 560 0 0 105 0 210 0 315-93 0-186 0-279 0z"><text:p/></draw:path><draw:path draw:style-name="gr3" draw:text-style-name="P6" svg:width="0.0823in" svg:height="0.1358in" svg:x="0.0004in" svg:y="0.0004in" svg:viewBox="0 0 210 346" svg:d="M210 53c0-29-21-53-53-53-22 0-33 7-46 16-22 16-43 53-50 83-20 81-40 162-61 244-1 1 1 3 5 3 3 0 4-1 4-2 10-35 19-71 28-107 6 24 24 38 51 38 29 0 57-14 75-30 19-18 31-43 31-70 0-28-15-48-29-57 23-14 45-37 45-65zM141 118c-6 1-10 2-19 2-5 0-13 0-17-1 1-5 15-4 19-4 8 0 11 0 17 3zM188 44c0 27-14 55-34 67-11-4-19-4-30-4-8 0-29-2-29 12-1 11 20 10 26 10 14 0 20-2 32-6 14 14 17 26 17 44 1 22-9 49-20 65-15 21-41 35-63 35-28 0-44-23-44-51 0-3 0-8 2-16 9-32 17-65 26-97 7-33 35-94 82-94 22 0 35 12 35 35z"><text:p/></draw:path><draw:path draw:style-name="gr3" draw:text-style-name="P6" svg:width="0.0173in" svg:height="0.0449in" svg:x="0.1028in" svg:y="0.0913in" svg:viewBox="0 0 45 115" svg:d="M45 41c0-27-10-41-24-41-13 0-21 10-21 20 0 11 8 21 21 21 4 0 10-1 13-6 1 0 1-1 2-1 0 2 1 1 1 7 0 28-14 51-26 63-4 5-4 6-4 7 0 2 2 4 3 4 4 0 35-29 35-74z"><text:p/></draw:path><draw:path draw:style-name="gr3" draw:text-style-name="P6" svg:width="0.0705in" svg:height="0.0992in" svg:x="0.161in" svg:y="0.0406in" svg:viewBox="0 0 180 253" svg:d="M177 64c2-8 3-12 3-23 0-25-15-41-45-41-29 0-49 20-59 33-2-22-18-33-35-33-18 0-26 15-29 22-7 13-12 36-12 37 0 4 3 3 4 4 5 0 5 0 7-9 7-28 14-45 29-45 6 0 12 2 12 17 0 8-1 12-7 32-8 30-14 60-22 89-1 7-3 16-3 17 0 7 4 11 11 11 4 0 11-4 14-11 0-1 4-19 7-29 3-12 5-24 8-35 3-8 5-17 7-25 1-3 4-16 4-18 2-3 14-25 27-35 8-7 18-13 36-13 17 0 21 13 21 26 0 2 0 9-3 24-16 60-30 119-44 177-1 5-1 5-1 6 0 6 4 11 11 11 12 0 14-11 15-16 14-57 29-115 44-173z"><text:p/></draw:path></draw:g></text:span><text:span text:style-name="T46">: </text:span></text:p>
      <text:p text:style-name="P8"><draw:g text:anchor-type="as-char" svg:y="-0.1252in" draw:z-index="266" draw:name="Shape260" draw:style-name="gr1"><svg:title>TexMaths</svg:title><svg:desc>11§inline§\forall n \in \N. \sum^n_{i = 0}. f_1(i) = n \in \N. \sum^n_{i = 0}. f_2(i)§svg§600§FALSE§</svg:desc><draw:path draw:style-name="gr2" draw:text-style-name="P5" svg:width="2.6591in" svg:height="0.1555in" svg:x="0.0079in" svg:y="0.0067in" svg:viewBox="0 0 6755 396" svg:d="M0 0c2252 0 4503 0 6755 0 0 132 0 264 0 396-2252 0-4503 0-6755 0 0-132 0-264 0-396z"><text:p/></draw:path><draw:path draw:style-name="gr3" draw:text-style-name="P6" svg:width="0.0839in" svg:height="0.1091in" svg:x="0in" svg:y="0.0165in" svg:viewBox="0 0 214 278" svg:d="M213 15c1-4 1-5 1-7 0-4-2-8-7-8s-7 4-9 9c-11 28-21 57-32 86-40 0-78 0-118 0-11-29-21-58-32-86-2-6-3-9-8-9-4 0-8 4-8 8 0 1 0 2 2 7 32 84 65 169 97 253 1 5 3 10 9 10 5 0 6-5 7-9 33-85 65-169 98-254zM55 110c35 0 69 0 104 0-17 45-34 92-51 137-18-45-35-92-53-137z"><text:p/></draw:path><draw:path draw:style-name="gr3" draw:text-style-name="P6" svg:width="0.0823in" svg:height="0.0685in" svg:x="0.0886in" svg:y="0.0555in" svg:viewBox="0 0 210 175" svg:d="M23 148c-1 5-3 14-3 16 0 7 5 11 11 11 4 0 12-3 14-11 1-1 6-18 8-28 3-12 5-24 9-36 2-7 4-16 6-25 1-7 5-18 5-20 5-12 26-47 62-47 18 0 21 14 21 27 0 25-19 74-24 91-4 9-4 13-4 17 0 18 13 32 31 32 37 0 51-57 51-59 0-5-3-5-4-5-5 0-5 1-7 7-8 26-20 49-38 49-7 0-10-5-10-14s3-18 6-27c8-20 24-63 24-85 0-26-16-41-45-41-34 0-52 24-59 33-2-21-19-33-36-33-18 0-26 14-29 22-7 13-12 35-12 38s4 3 5 3c4 0 4 0 7-9 7-28 14-46 28-46 7 0 12 5 12 18 0 8-1 13-6 32-8 30-15 60-23 90z"><text:p/></draw:path><draw:path draw:style-name="gr3" draw:text-style-name="P6" svg:width="0.076in" svg:height="0.0882in" svg:x="0.2307in" svg:y="0.0398in" svg:viewBox="0 0 194 225" svg:d="M179 120c7 0 15 0 15-8 0-7-8-7-15-7-55 0-109 0-164 0 6-52 50-90 104-90 20 0 40 0 60 0 7 0 15 0 15-7 0-8-8-8-15-8-20 0-40 0-60 0-66 0-119 51-119 112 0 62 53 113 119 113 20 0 40 0 60 0 7 0 15 0 15-8 0-7-8-7-15-7-20 0-40 0-60 0-54 0-98-38-104-90 55 0 109 0 164 0z"><text:p/></draw:path><draw:path draw:style-name="gr3" draw:text-style-name="P6" svg:width="0.1028in" svg:height="0.1067in" svg:x="0.3654in" svg:y="0.0181in" svg:viewBox="0 0 262 272" svg:d="M34 35c0 63 0 126 0 189 0 21-3 27-23 29-4 0-11 0-11 5 0 8 7 8 13 8 20 0 41 0 61 0 6 0 12 0 12-8 0-5-6-5-11-5-21-2-24-9-24-29 0-60 0-118 0-178 56 74 111 147 167 221 3 4 4 5 7 5 7 0 7-5 7-12 0-73 0-145 0-218 0-22 3-28 21-28 2 0 9-1 9-6 0-8-6-8-12-8-19 0-39 0-58 0-6 0-13 0-13 8 0 6 8 6 12 6 21 0 25 8 25 29 0 40 0 81 0 120-39-53-79-105-117-157-4-6-6-6-14-6-22 0-45 0-67 0-7 0-13 0-13 8 0 5 6 6 8 6 10 1 18 7 22 12-1 3-1 4-1 9zM219 246c-56-74-112-149-168-223-5-4-5-5-9-9 15 0 31 0 46 0 44 59 87 117 131 176 0 18 0 37 0 56z"><text:p/></draw:path><draw:path draw:style-name="gr3" draw:text-style-name="P6" svg:width="0.0157in" svg:height="0.0157in" svg:x="0.485in" svg:y="0.1067in" svg:viewBox="0 0 41 41" svg:d="M41 20c0-11-10-20-21-20s-20 9-20 20 9 21 20 21 21-10 21-21z"><text:p/></draw:path><draw:path draw:style-name="gr3" draw:text-style-name="P6" svg:width="0.1433in" svg:height="0.152in" svg:x="0.5476in" svg:y="0.0091in" svg:viewBox="0 0 365 387" svg:d="M141 206c-45 56-92 114-137 170-3 4-3 4-3 7 0 4 3 4 10 4 107 0 213 0 320 0 11-32 23-65 34-97-3 0-6 0-10 0-10 29-36 53-68 64-7 2-33 11-90 11-55 0-109 0-164 0 45-55 89-110 134-165 2-4 3-6 3-7s-1-2-3-6c-42-57-83-114-125-172 50 0 102 0 153 0 44 0 133 3 160 75 4 0 7 0 10 0-11-29-23-60-34-90-107 0-213 0-320 0-10 0-11 0-11 12 47 65 93 129 141 194z"><text:p/></draw:path><draw:path draw:style-name="gr3" draw:text-style-name="P6" svg:width="0.0646in" svg:height="0.0476in" svg:x="0.7051in" svg:y="0in" svg:viewBox="0 0 165 122" svg:d="M20 103c-1 3-2 9-2 11 0 5 4 8 8 8 6 0 10-3 11-6 1-4 4-11 5-17 2-5 4-17 6-24 1-6 4-12 5-18 3-11 3-13 11-25 7-10 21-24 40-24 16 0 17 13 17 18 0 17-12 47-17 58-3 8-3 10-3 15 0 15 11 23 25 23 27 0 39-37 39-42 0-3-3-3-4-3-4 0-4 1-5 5-6 22-19 33-28 33-7 0-8-5-8-10 0-6 2-10 6-22 4-8 15-37 15-52 0-27-21-31-35-31-22 0-38 14-46 24-2-18-18-24-29-24s-18 9-21 14c-7 10-10 26-10 28 0 3 3 3 4 3 5 0 5-1 7-9 3-15 9-28 20-28 6 0 9 5 9 13 0 5-3 14-5 22s-4 19-6 24c-4 12-6 23-9 36z"><text:p/></draw:path><draw:path draw:style-name="gr3" draw:text-style-name="P6" svg:width="0.0319in" svg:height="0.0717in" svg:x="0.7051in" svg:y="0.0976in" svg:viewBox="0 0 82 183" svg:d="M75 11c0-4-4-11-11-11s-15 8-15 15c0 5 4 10 10 10 8 0 16-7 16-14zM20 148c-1 4-2 6-2 12 0 12 11 23 25 23 27 0 39-37 39-42 0-3-3-2-4-3-4 0-4 1-5 4-7 22-19 33-29 33-6 0-7-4-7-10s1-11 5-17c2-7 5-15 9-21 2-7 12-32 13-35 0-3 1-6 1-8 0-13-11-23-25-23-28 0-40 36-40 40 0 5 3 5 4 5 5 0 5-2 6-5 6-24 19-33 28-33 5 0 7 3 7 9 0 7-1 11-9 28-5 14-11 28-16 43z"><text:p/></draw:path><draw:path draw:style-name="gr3" draw:text-style-name="P6" svg:width="0.078in" svg:height="0.0283in" svg:x="0.7504in" svg:y="0.128in" svg:viewBox="0 0 199 73" svg:d="M189 13c3 0 10 0 10-7 0-6-7-6-10-6-59 0-120 0-179 0-3 0-10 0-10 6 0 7 7 7 10 7 59 0 120 0 179 0zM189 73c3 0 10 0 10-7 0-6-7-6-10-6-59 0-120 0-179 0-3 0-10 0-10 6 0 7 7 7 10 7 59 0 120 0 179 0z"><text:p/></draw:path><draw:path draw:style-name="gr3" draw:text-style-name="P6" svg:width="0.0488in" svg:height="0.0724in" svg:x="0.8417in" svg:y="0.0976in" svg:viewBox="0 0 125 185" svg:d="M125 94c0-30-3-52-15-71-9-12-25-23-47-23-63 0-63 75-63 94 0 20 0 91 63 91 62 0 62-73 62-91zM63 178c-12 0-29-8-34-30-4-16-4-38-4-58 0-19 0-40 4-56 6-21 23-26 34-26 15 0 29 9 34 24 4 14 4 34 4 58 0 20 0 40-3 57-6 25-24 31-35 31z"><text:p/></draw:path><draw:path draw:style-name="gr3" draw:text-style-name="P6" svg:width="0.0157in" svg:height="0.0157in" svg:x="0.9433in" svg:y="0.1067in" svg:viewBox="0 0 41 41" svg:d="M41 20c0-11-8-20-20-20-11 0-21 9-21 20s10 21 21 21c12 0 20-10 20-21z"><text:p/></draw:path><draw:path draw:style-name="gr3" draw:text-style-name="P6" svg:width="0.0752in" svg:height="0.1386in" svg:x="0.9803in" svg:y="0.0154in" svg:viewBox="0 0 192 353" svg:d="M121 118c11 0 23 0 34 0 8 0 11 0 11-8 0-3-3-3-10-3-11 0-22 0-33 0 3-14 6-30 9-44 1-9 7-37 9-41 3-8 10-13 18-13 2 0 11 0 19 6-16 3-21 16-21 21 0 9 7 15 15 15 9 0 20-9 20-23 0-19-17-28-33-28-13 0-37 8-49 45-2 9-3 12-12 62-9 0-19 0-28 0-6 0-11 0-11 7 0 4 4 4 11 4 9 0 17 0 26 0-10 51-20 103-30 153-7 38-13 73-33 73-2 0-11 0-19-7 18-1 21-15 21-21 0-8-6-14-14-14-10 0-21 9-21 24 0 17 16 27 33 27 21 0 36-23 44-38 12-24 21-71 21-74 8-40 15-82 23-123z"><text:p/></draw:path><draw:path draw:style-name="gr3" draw:text-style-name="P6" svg:width="0.0386in" svg:height="0.0705in" svg:x="1.0583in" svg:y="0.0744in" svg:viewBox="0 0 99 180" svg:d="M62 8c0-7-2-8-9-8-17 18-42 18-53 18 0 3 0 6 0 10 7 0 24 0 40-8 0 46 0 91 0 138 0 9 0 13-28 13-3 0-7 0-10 0 0 3 0 5 0 9 5 0 39-1 49-1 7 0 41 1 48 1 0-4 0-6 0-9-3 0-8 0-11 0-26 0-26-4-26-13 0-50 0-101 0-150z"><text:p/></draw:path><draw:path draw:style-name="gr3" draw:text-style-name="P6" svg:width="0.0346in" svg:height="0.152in" svg:x="1.1303in" svg:y="0.0091in" svg:viewBox="0 0 89 387" svg:d="M89 383c0-1 0-3-7-9-48-49-60-121-60-181 0-67 15-135 63-183 4-4 4-6 4-7 0-2-1-3-3-3-5 0-39 25-62 75-20 43-24 86-24 118 0 30 4 77 25 121 23 48 56 73 61 73 2 0 3-2 3-4z"><text:p/></draw:path><draw:path draw:style-name="gr3" draw:text-style-name="P6" svg:width="0.0398in" svg:height="0.102in" svg:x="1.1787in" svg:y="0.0213in" svg:viewBox="0 0 102 260" svg:d="M98 13c0-7-5-13-14-13-10 0-20 10-20 20 0 8 4 14 14 14 9 0 20-9 20-21zM69 159c5-11 5-11 9-22 2-8 4-13 4-21 0-17-12-31-31-31-37 0-51 56-51 59 0 4 3 4 4 4 5 0 5 0 7-7 10-36 25-48 38-48 4 0 10 0 10 13 0 8-2 15-4 20-3 10-20 55-26 71-5 10-9 24-9 31 0 18 13 32 32 32 36 0 50-56 50-59 0-5-4-5-5-5-4 0-4 1-6 7-6 25-20 48-39 48-7 0-9-4-9-13s2-14 11-38c5-14 10-28 15-41z"><text:p/></draw:path><draw:path draw:style-name="gr3" draw:text-style-name="P6" svg:width="0.0346in" svg:height="0.152in" svg:x="1.2354in" svg:y="0.0091in" svg:viewBox="0 0 89 387" svg:d="M89 193c0-30-4-77-25-120-23-49-56-73-61-73-2 0-3 1-3 3 0 1 0 3 7 9 38 39 60 100 60 181 0 66-14 134-63 183-4 4-4 6-4 7 0 2 1 4 3 4 5 0 39-26 62-76 20-43 24-85 24-118z"><text:p/></draw:path><draw:path draw:style-name="gr3" draw:text-style-name="P6" svg:width="0.1004in" svg:height="0.035in" svg:x="1.337in" svg:y="0.066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823in" svg:height="0.0685in" svg:x="1.4933in" svg:y="0.0555in" svg:viewBox="0 0 210 175" svg:d="M23 148c-1 5-3 14-3 16 0 7 5 11 11 11 4 0 11-3 14-11 0-1 4-18 8-28 2-12 5-24 7-36 3-7 5-16 7-25 2-7 4-18 6-20 5-12 26-47 62-47 18 0 21 14 21 27 0 25-19 74-25 91-3 9-3 13-3 17 0 18 13 32 31 32 37 0 51-57 51-59 0-5-4-5-5-5-4 0-4 1-6 7-8 26-21 49-40 49-6 0-8-5-8-14s3-18 6-27c8-20 24-63 24-85 0-26-17-41-45-41-34 0-54 24-60 33-1-21-18-33-35-33-18 0-26 14-29 22-7 13-12 35-12 38s3 2 4 3c5 0 5 0 7-9 7-28 14-46 29-46 7 0 12 5 12 18 0 8-1 13-7 32-8 30-14 60-22 90z"><text:p/></draw:path><draw:path draw:style-name="gr3" draw:text-style-name="P6" svg:width="0.0752in" svg:height="0.0882in" svg:x="1.635in" svg:y="0.0398in" svg:viewBox="0 0 192 225" svg:d="M179 120c7 0 13 0 13-8 0-7-6-7-13-7-55 0-109 0-164 0 5-52 50-90 104-90 20 0 40 0 60 0 7 0 13 0 13-7 0-8-6-8-13-8-21 0-40 0-61 0-66 0-118 51-118 112 0 62 52 113 118 113 21 0 40 0 61 0 7 0 13 0 13-8 0-7-6-7-13-7-20 0-40 0-60 0-54 0-99-38-104-90 55 0 109 0 164 0z"><text:p/></draw:path><draw:path draw:style-name="gr3" draw:text-style-name="P6" svg:width="0.1028in" svg:height="0.1067in" svg:x="1.7697in" svg:y="0.0181in" svg:viewBox="0 0 262 272" svg:d="M34 35c0 63 0 126 0 189 0 21-3 27-23 29-4 0-11 0-11 5 0 8 7 8 13 8 20 0 40 0 60 0 7 0 13 0 13-8 0-5-7-5-11-5-22-2-26-9-26-29 0-60 0-118 0-178 57 74 112 147 168 221 3 4 5 5 8 5 7 0 7-5 7-12 0-73 0-145 0-218 0-22 3-28 21-28 2 0 9-1 9-6 0-8-6-8-13-8-19 0-38 0-57 0-6 0-13 0-13 8 0 6 7 6 11 6 22 0 26 8 26 29 0 40 0 81 0 120-39-53-79-105-117-157-4-6-6-6-14-6-22 0-45 0-67 0-7 0-14 0-14 8 0 5 7 6 9 6 10 1 18 7 21 12 0 3 0 4 0 9zM218 246c-56-74-112-149-169-223-3-4-3-5-7-9 15 0 31 0 46 0 43 59 87 117 130 176 0 18 0 37 0 56z"><text:p/></draw:path><draw:path draw:style-name="gr3" draw:text-style-name="P6" svg:width="0.0161in" svg:height="0.0157in" svg:x="1.889in" svg:y="0.1067in" svg:viewBox="0 0 42 41" svg:d="M42 20c0-11-10-20-21-20s-21 9-21 20 10 21 21 21 21-10 21-21z"><text:p/></draw:path><draw:path draw:style-name="gr3" draw:text-style-name="P6" svg:width="0.1429in" svg:height="0.152in" svg:x="1.9524in" svg:y="0.0091in" svg:viewBox="0 0 364 387" svg:d="M141 206c-46 56-92 114-138 170-2 4-3 4-3 7 0 4 3 4 11 4 107 0 213 0 320 0 11-32 22-65 33-97-3 0-7 0-10 0-9 29-35 53-68 64-6 2-33 11-89 11-55 0-110 0-165 0 45-55 89-110 134-165 3-4 4-6 4-7s-1-2-3-6c-42-57-83-114-125-172 50 0 102 0 153 0 44 0 133 3 159 75 3 0 7 0 10 0-11-29-22-60-33-90-107 0-213 0-320 0-11 0-11 0-11 12 47 65 93 129 141 194z"><text:p/></draw:path><draw:path draw:style-name="gr3" draw:text-style-name="P6" svg:width="0.0646in" svg:height="0.0476in" svg:x="2.1094in" svg:y="0in" svg:viewBox="0 0 165 122" svg:d="M20 103c-1 3-2 9-2 11 0 5 4 8 8 8 5 0 9-3 11-6 3-4 4-11 5-17 1-5 4-17 5-24 2-6 4-12 6-18 2-11 3-13 11-25 7-10 20-24 40-24 16 0 16 13 16 18 0 17-11 47-16 58-3 8-4 10-4 15 0 15 12 23 26 23 27 0 39-37 39-42 0-3-3-3-4-3-4 0-5 1-6 5-5 22-18 33-29 33-5 0-6-5-6-10 0-6 1-10 6-22 4-8 15-37 15-52 0-27-21-31-35-31-24 0-38 14-47 24-1-18-17-24-28-24-12 0-18 9-21 14-7 10-10 26-10 28 0 3 3 3 4 3 4 0 5-1 6-9 4-15 10-28 20-28 7 0 8 5 8 13 0 5-2 14-4 22s-4 19-5 24c-4 12-6 23-9 36z"><text:p/></draw:path><draw:path draw:style-name="gr3" draw:text-style-name="P6" svg:width="0.0315in" svg:height="0.0717in" svg:x="2.1094in" svg:y="0.0976in" svg:viewBox="0 0 81 183" svg:d="M75 11c0-4-4-11-11-11-8 0-16 8-16 15 0 5 4 10 11 10 8 0 16-7 16-14zM20 148c-1 4-4 6-4 12 0 12 11 23 27 23 26 0 38-37 38-42 0-3-3-3-4-3-3 0-3 1-4 4-7 22-19 33-29 33-6 0-8-4-8-10s2-11 5-17c3-7 6-15 8-21 3-7 13-32 14-35s2-6 2-8c0-13-11-23-27-23-26 0-38 36-38 40 0 5 3 5 4 5 4 0 5-2 5-5 7-24 20-33 29-33 5 0 7 3 7 9 0 7-2 11-9 28-5 14-11 28-16 43z"><text:p/></draw:path><draw:path draw:style-name="gr3" draw:text-style-name="P6" svg:width="0.078in" svg:height="0.0283in" svg:x="2.1547in" svg:y="0.128in" svg:viewBox="0 0 199 73" svg:d="M188 13c4 0 11 0 11-7 0-6-7-6-10-6-59 0-120 0-179 0-3 0-10 0-10 6 0 7 5 7 10 7 59 0 119 0 178 0zM189 73c3 0 10 0 10-7 0-6-7-6-11-6-59 0-119 0-178 0-5 0-10 0-10 6 0 7 7 7 10 7 59 0 120 0 179 0z"><text:p/></draw:path><draw:path draw:style-name="gr3" draw:text-style-name="P6" svg:width="0.0488in" svg:height="0.0724in" svg:x="2.2461in" svg:y="0.0976in" svg:viewBox="0 0 125 185" svg:d="M125 94c0-30-3-52-15-71-9-12-25-23-47-23-63 0-63 75-63 94 0 20 0 91 63 91 62 0 62-73 62-91zM63 178c-12 0-29-8-34-30-5-16-5-38-5-58 0-19 0-40 5-56 5-21 23-26 34-26 14 0 28 9 34 24 4 14 4 34 4 58 0 20 0 40-3 57-6 25-24 31-35 31z"><text:p/></draw:path><draw:path draw:style-name="gr3" draw:text-style-name="P6" svg:width="0.0157in" svg:height="0.0157in" svg:x="2.3476in" svg:y="0.1067in" svg:viewBox="0 0 41 41" svg:d="M41 20c0-11-9-20-21-20-11 0-20 9-20 20s9 21 20 21c12 0 21-10 21-21z"><text:p/></draw:path><draw:path draw:style-name="gr3" draw:text-style-name="P6" svg:width="0.0752in" svg:height="0.1386in" svg:x="2.3846in" svg:y="0.0154in" svg:viewBox="0 0 192 353" svg:d="M121 118c11 0 22 0 33 0 8 0 12 0 12-8 0-3-4-3-11-3-11 0-21 0-32 0 3-14 6-30 9-44 1-9 7-37 9-41 3-8 10-13 17-13 3 0 12 0 20 6-17 3-21 16-21 21 0 9 7 15 15 15 9 0 20-9 20-23 0-19-17-28-34-28-12 0-37 8-48 45-2 9-3 12-13 62-9 0-18 0-27 0-7 0-12 0-12 7 0 4 5 4 11 4 9 0 17 0 26 0-10 51-19 103-29 153-7 38-13 73-33 73-2 0-12 0-19-7 18-1 21-15 21-21 0-8-6-14-14-14-10 0-21 9-21 24 0 17 16 27 33 27 21 0 36-23 43-38 13-24 22-71 22-74 8-40 15-82 23-123z"><text:p/></draw:path><draw:path draw:style-name="gr3" draw:text-style-name="P6" svg:width="0.0465in" svg:height="0.0705in" svg:x="2.4579in" svg:y="0.0744in" svg:viewBox="0 0 119 180" svg:d="M119 131c-4 0-6 0-9 0-1 6-3 22-7 24-2 3-23 3-27 3-17 0-33 0-50 0 29-26 38-33 54-47 20-15 39-32 39-58 0-33-29-53-63-53s-56 24-56 49c0 14 11 15 14 15 7 0 15-4 15-14 0-5-3-15-17-15 9-18 28-25 40-25 27 0 40 21 40 43 0 24-16 43-25 52-22 22-43 43-65 65-2 2-2 3-2 10 37 0 74 0 111 0 2-17 6-32 8-49z"><text:p/></draw:path><draw:path draw:style-name="gr3" draw:text-style-name="P6" svg:width="0.0346in" svg:height="0.152in" svg:x="2.5346in" svg:y="0.0091in" svg:viewBox="0 0 89 387" svg:d="M89 383c0-1 0-3-7-9-48-49-60-121-60-181 0-67 14-135 62-183 5-4 5-6 5-7 0-2-1-3-3-3-5 0-40 25-62 75-20 43-24 86-24 118 0 30 3 77 25 121 23 48 56 73 61 73 2 0 3-2 3-4z"><text:p/></draw:path><draw:path draw:style-name="gr3" draw:text-style-name="P6" svg:width="0.0394in" svg:height="0.102in" svg:x="2.5831in" svg:y="0.0213in" svg:viewBox="0 0 101 260" svg:d="M98 13c0-7-6-13-14-13-10 0-21 10-21 20 0 8 5 14 15 14 9 0 20-9 20-21zM68 159c6-11 6-11 9-22 3-8 5-13 5-21 0-17-12-31-31-31-37 0-51 56-51 59 0 4 3 4 4 4 4 0 5 0 6-7 11-36 26-48 39-48 4 0 10 0 10 13 0 8-3 15-4 20-3 10-21 55-26 71-5 10-9 24-9 31 0 18 12 32 31 32 36 0 50-56 50-59 0-5-3-5-4-5-4 0-4 1-6 7-6 25-20 48-39 48-7 0-9-4-9-13s2-14 11-38c4-14 10-28 14-41z"><text:p/></draw:path><draw:path draw:style-name="gr3" draw:text-style-name="P6" svg:width="0.035in" svg:height="0.152in" svg:x="2.6394in" svg:y="0.0091in" svg:viewBox="0 0 90 387" svg:d="M90 193c0-30-4-77-25-120-23-49-56-73-61-73-2 0-4 1-4 3 0 1 0 3 8 9 38 39 60 100 60 181 0 66-14 134-63 183-5 4-5 6-5 7 0 2 2 4 4 4 5 0 39-26 62-76 20-43 24-85 24-118z"><text:p/></draw:path></draw:g></text:p>
      <text:p text:style-name="P72"><text:span text:style-name="T46">לפי כלל </text:span><text:span text:style-name="T46"><draw:g text:anchor-type="as-char" svg:y="-0.0689in" draw:z-index="257" draw:name="Shape222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46">, </text:span><text:span text:style-name="T46"><draw:g text:anchor-type="as-char" svg:y="-0.1102in" draw:z-index="258" draw:name="Shape223" draw:style-name="gr1"><svg:title>TexMaths</svg:title><svg:desc>11§display§f_1 \neq f_2§svg§600§FALSE§</svg:desc><draw:path draw:style-name="gr2" draw:text-style-name="P5" svg:width="0.4575in" svg:height="0.1256in" svg:x="0.0004in" svg:y="0.0075in" svg:viewBox="0 0 1163 320" svg:d="M0 0c387 0 776 0 1163 0 0 107 0 213 0 320-387 0-776 0-1163 0 0-107 0-213 0-320z"><text:p/></draw:path><draw:path draw:style-name="gr3" draw:text-style-name="P6" svg:width="0.0756in" svg:height="0.1378in" svg:x="0.0008in" svg:y="0.002in" svg:viewBox="0 0 193 351" svg:d="M121 118c11 0 22 0 33 0 8 0 12 0 12-8 0-4-4-4-11-4-11 0-21 0-32 0 2-16 6-30 8-44 2-8 8-36 10-40 3-8 10-13 17-13 3 0 13 0 20 6-17 2-21 16-21 21 0 9 7 14 15 14 10 0 21-9 21-24 0-17-18-26-35-26-13 0-37 7-48 45-2 8-3 12-13 61-9 0-18 0-27 0-7 0-12 0-12 8 0 4 5 4 11 4 9 0 17 0 26 0-10 51-19 100-29 151-7 38-13 73-34 73-1 0-11 0-18-7 18-1 21-15 21-21 0-9-6-13-14-13-10 0-21 9-21 23 0 18 17 27 32 27 22 0 37-23 44-38 12-24 21-70 22-74 8-41 15-80 23-121z"><text:p/></draw:path><draw:path draw:style-name="gr3" draw:text-style-name="P6" svg:width="0.0382in" svg:height="0.0705in" svg:x="0.0787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3" draw:text-style-name="P6" svg:width="0.0756in" svg:height="0.1409in" svg:x="0.1988in" svg:y="0in" svg:viewBox="0 0 193 359" svg:d="M189 15c4-5 4-6 4-7 0-2-3-8-8-8s-6 2-9 8c-57 112-115 224-173 336-3 6-3 7-3 8 0 3 2 7 8 7 4 0 5-2 9-7 57-113 115-224 172-337z"><text:p/></draw:path><draw:path draw:style-name="gr3" draw:text-style-name="P6" svg:width="0.1004in" svg:height="0.0358in" svg:x="0.1862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" svg:width="0.076in" svg:height="0.1378in" svg:x="0.3457in" svg:y="0.002in" svg:viewBox="0 0 194 351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0-29 151-6 38-13 73-34 73-1 0-11 0-19-7 19-1 22-15 22-21 0-9-7-13-14-13-10 0-22 9-22 23 0 18 18 27 33 27 22 0 37-23 44-38 12-24 21-70 22-74 8-41 15-80 23-121z"><text:p/></draw:path><draw:path draw:style-name="gr3" draw:text-style-name="P6" svg:width="0.0469in" svg:height="0.0705in" svg:x="0.4189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46"><text:s/>שקול לקיום </text:span><text:span text:style-name="T46"><draw:g text:anchor-type="as-char" svg:y="-0.1035in" draw:z-index="259" draw:name="Shape224" draw:style-name="gr1"><svg:title>TexMaths</svg:title><svg:desc>11§display§m \in \N§svg§600§FALSE§</svg:desc><draw:path draw:style-name="gr2" draw:text-style-name="P5" svg:width="0.4098in" svg:height="0.0933in" svg:x="0.0039in" svg:y="0.0071in" svg:viewBox="0 0 1042 238" svg:d="M521 238c-173 0-347 0-521 0 0-79 0-159 0-238 348 0 694 0 1042 0 0 79 0 159 0 238-174 0-348 0-521 0z"><text:p/></draw:path><draw:path draw:style-name="gr3" draw:text-style-name="P6" svg:width="0.1244in" svg:height="0.0677in" svg:x="0.0004in" svg:y="0.0362in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6" svg:width="0.076in" svg:height="0.087in" svg:x="0.1846in" svg:y="0.0217in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6" svg:width="0.1028in" svg:height="0.1055in" svg:x="0.3189in" svg:y="0.0004in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/text:span><text:span text:style-name="T46"><text:s/>כך ש־</text:span><text:span text:style-name="T46"><draw:g text:anchor-type="as-char" svg:y="-0.1134in" draw:z-index="260" draw:name="Shape225" draw:style-name="gr1"><svg:title>TexMaths</svg:title><svg:desc>11§display§f_1(m) \neq f_2(m)§svg§600§FALSE§</svg:desc><draw:path draw:style-name="gr2" draw:text-style-name="P5" svg:width="0.9606in" svg:height="0.1358in" svg:x="0.0004in" svg:y="0.0071in" svg:viewBox="0 0 2441 346" svg:d="M1221 346c-407 0-814 0-1221 0 0-116 0-230 0-346 814 0 1627 0 2441 0 0 116 0 230 0 346-407 0-814 0-1220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2in" svg:height="0.0701in" svg:x="0.0787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" svg:width="0.0346in" svg:height="0.1512in" svg:x="0.1508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124in" svg:height="0.0685in" svg:x="0.1992in" svg:y="0.0453in" svg:viewBox="0 0 316 175" svg:d="M22 148c-1 6-3 15-3 17 0 7 5 10 11 10 5 0 12-3 14-11 1-1 6-19 8-29 3-12 5-23 9-34 2-9 4-17 6-26 1-7 5-18 5-19 6-12 26-47 62-47 18 0 21 14 21 26 0 10-2 21-5 33-4 15-8 29-11 44-3 10-6 20-8 30-1 8-4 21-4 23 0 7 5 10 11 10 12 0 14-10 17-22 6-22 20-78 23-92 1-6 22-52 64-52 17 0 21 13 21 26 0 22-17 66-24 87-4 9-6 13-6 21 0 19 15 32 32 32 36 0 51-56 51-59 0-4-4-4-5-4-3 0-3 1-5 7-7 20-19 47-40 47-6 0-10-3-10-12 0-10 5-19 8-27 7-20 23-63 23-85 0-25-15-42-44-42-28 0-48 18-63 37-1-4-2-17-13-27-9-8-22-10-31-10-35 0-53 25-60 34-2-22-19-34-36-34-18 0-25 15-29 22-7 13-11 36-11 37 0 5 3 5 4 5 4 0 5-1 7-9 7-27 14-46 28-46 6 0 12 3 12 17 0 8-1 13-6 32-8 30-15 60-23 90z"><text:p/></draw:path><draw:path draw:style-name="gr3" draw:text-style-name="P6" svg:width="0.0346in" svg:height="0.1512in" svg:x="0.33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56in" svg:height="0.1409in" svg:x="0.4508in" svg:y="0.0043in" svg:viewBox="0 0 193 359" svg:d="M189 15c4-5 4-6 4-7 0-2-3-8-8-8s-6 2-9 8c-57 112-115 223-173 336-3 5-3 6-3 7 0 4 2 8 8 8 4 0 5-2 9-8 57-112 115-223 172-336z"><text:p/></draw:path><draw:path draw:style-name="gr3" draw:text-style-name="P6" svg:width="0.1004in" svg:height="0.0354in" svg:x="0.4382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5976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0 0-22 8-22 23 0 17 18 26 33 26 22 0 37-23 44-37 12-25 21-71 22-74 8-40 15-80 23-121z"><text:p/></draw:path><draw:path draw:style-name="gr3" draw:text-style-name="P6" svg:width="0.0469in" svg:height="0.0701in" svg:x="0.6709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6" svg:width="0.035in" svg:height="0.1512in" svg:x="0.7476in" svg:y="0in" svg:viewBox="0 0 90 385" svg:d="M90 381c0-1 0-1-6-8-49-49-62-122-62-180 0-67 15-135 63-182 5-5 5-5 5-7 0-3-2-4-4-4-5 0-39 26-62 76-20 42-24 85-24 117 0 29 4 76 25 120 23 47 56 72 61 72 2 0 4-1 4-4z"><text:p/></draw:path><draw:path draw:style-name="gr3" draw:text-style-name="P6" svg:width="0.1244in" svg:height="0.0685in" svg:x="0.7961in" svg:y="0.0453in" svg:viewBox="0 0 317 175" svg:d="M23 148c-1 6-3 15-3 17 0 7 5 10 11 10 4 0 11-3 14-11 0-1 5-19 7-29 3-12 5-23 9-34 2-9 4-17 6-26 2-7 5-18 6-19 5-12 26-47 62-47 18 0 21 14 21 26 0 10-3 21-5 33-4 15-8 29-11 44-2 10-6 20-8 30-2 8-5 21-5 23 0 7 5 10 11 10 12 0 14-10 17-22 6-22 20-78 23-92 1-6 22-52 64-52 17 0 21 13 21 26 0 22-17 66-24 87-4 9-5 13-5 21 0 19 14 32 32 32 37 0 51-56 51-59 0-4-3-4-5-4-4 0-4 1-6 7-6 20-18 47-40 47-6 0-9-3-9-12 0-10 4-19 7-27 8-20 24-63 24-85 0-25-16-42-45-42-30 0-48 18-63 37 0-4-1-17-12-27-10-8-22-10-32-10-35 0-53 25-60 34-2-22-18-34-35-34-18 0-26 15-29 22-6 13-12 36-12 37 0 5 3 4 4 5 5 0 5-1 7-9 7-27 14-46 29-46 5 0 12 3 12 17 0 8-1 13-7 32-8 30-14 60-22 90z"><text:p/></draw:path><draw:path draw:style-name="gr3" draw:text-style-name="P6" svg:width="0.035in" svg:height="0.1512in" svg:x="0.93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6">. נסכום עד </text:span><text:span text:style-name="T46"><draw:g text:anchor-type="as-char" svg:y="-0.1035in" draw:z-index="261" draw:name="Shape226" draw:style-name="gr1"><svg:title>TexMaths</svg:title><svg:desc>11§display§m \in \N§svg§600§FALSE§</svg:desc><draw:path draw:style-name="gr2" draw:text-style-name="P5" svg:width="0.4098in" svg:height="0.0933in" svg:x="0.0039in" svg:y="0.0071in" svg:viewBox="0 0 1042 238" svg:d="M521 238c-173 0-347 0-521 0 0-79 0-159 0-238 348 0 694 0 1042 0 0 79 0 159 0 238-174 0-348 0-521 0z"><text:p/></draw:path><draw:path draw:style-name="gr3" draw:text-style-name="P6" svg:width="0.1244in" svg:height="0.0677in" svg:x="0.0004in" svg:y="0.0362in" svg:viewBox="0 0 317 173" svg:d="M23 147c-1 6-3 13-3 15 0 8 5 11 11 11 4 0 12-3 14-11 0-1 6-17 8-27 2-12 5-23 7-34 4-9 6-18 7-26 2-7 6-18 6-19 5-12 26-47 62-47 18 0 21 14 21 26 0 10-2 21-5 32-4 14-8 30-11 45-3 10-6 20-8 30-1 7-4 18-4 20 0 8 4 11 11 11 12 0 14-9 16-20 6-22 20-78 24-94 1-4 21-50 63-50 18 0 21 13 21 26 0 22-16 66-23 87-5 9-6 13-6 21 0 16 13 30 32 30 36 0 51-54 51-58s-4-4-5-4c-4 0-4 1-6 8-6 19-18 46-39 46-6 0-10-5-10-12 0-9 4-19 7-27 8-21 24-62 24-84 0-26-15-42-44-42-30 0-49 18-64 37 0-4-1-17-12-27-10-8-22-10-32-10-34 0-52 25-59 34-2-22-19-34-36-34-18 0-26 15-29 22-7 13-12 36-12 37 0 5 4 5 5 5 4 0 4-1 7-9 7-28 14-46 28-46 6 0 12 3 12 17 0 8-1 12-7 32-8 30-14 59-22 89z"><text:p/></draw:path><draw:path draw:style-name="gr3" draw:text-style-name="P6" svg:width="0.076in" svg:height="0.087in" svg:x="0.1846in" svg:y="0.0217in" svg:viewBox="0 0 194 222" svg:d="M179 119c7 0 15 0 15-8s-8-8-15-8c-55 0-109 0-164 0 6-51 50-88 104-88 20 0 40 0 60 0 7 0 15 0 15-7 0-8-8-8-15-8-20 0-40 0-60 0-66 0-119 49-119 111 0 60 53 111 119 111 20 0 40 0 60 0 7 0 15 0 15-8s-8-8-15-8c-20 0-40 0-60 0-54 0-98-37-104-87 55 0 109 0 164 0z"><text:p/></draw:path><draw:path draw:style-name="gr3" draw:text-style-name="P6" svg:width="0.1028in" svg:height="0.1055in" svg:x="0.3189in" svg:y="0.0004in" svg:viewBox="0 0 262 269" svg:d="M34 35c0 62 0 124 0 186 0 21-3 27-23 28-4 0-11 0-11 7 0 6 7 6 13 6 20 0 41 0 61 0 6 0 12 0 12-6 0-7-7-7-11-7-22-1-26-9-26-28 0-59 0-118 0-176 57 72 112 146 168 218 3 5 5 6 7 6 7 0 7-6 7-12 0-73 0-144 0-216 0-21 4-27 22-28 2 0 9 0 9-6 0-7-6-7-13-7-19 0-38 0-57 0-6 0-13 0-13 7 0 6 7 6 11 6 22 1 26 9 26 29 0 39 0 80 0 119-39-51-79-104-117-156-4-5-6-5-14-5-22 0-45 0-67 0-7 0-14 0-14 7 0 6 7 6 9 6 10 1 18 8 21 12 0 4 0 5 0 10zM218 243c-56-74-112-146-169-220-3-4-3-5-7-10 15 0 31 0 46 0 43 58 87 117 130 175 0 18 0 37 0 55z"><text:p/></draw:path></draw:g></text:span><text:span text:style-name="T46"><text:s/>הנמוך ביותר המקיים תכונה זו. משום שהוא הנמוך ביותר, </text:span><text:span text:style-name="T46"><draw:g text:anchor-type="as-char" svg:y="-0.1134in" draw:z-index="262" draw:name="Shape227" draw:style-name="gr1"><svg:title>TexMaths</svg:title><svg:desc>11§display§\forall t &lt; m \in \N. f_1(t) = f_2(t)§svg§600§FALSE§</svg:desc><draw:path draw:style-name="gr2" draw:text-style-name="P5" svg:width="1.6177in" svg:height="0.1358in" svg:x="0.0083in" svg:y="0.0071in" svg:viewBox="0 0 4110 346" svg:d="M2056 346c-685 0-1371 0-2056 0 0-116 0-230 0-346 1370 0 2740 0 4110 0 0 116 0 230 0 346-684 0-1370 0-2054 0z"><text:p/></draw:path><draw:path draw:style-name="gr3" draw:text-style-name="P6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" draw:text-style-name="P6" svg:width="0.0465in" svg:height="0.0957in" svg:x="0.0882in" svg:y="0.0189in" svg:viewBox="0 0 119 244" svg:d="M72 87c12 0 24 0 36 0 8 0 11 0 11-8 0-4-3-4-10-4-11 0-23 0-34 0 13-55 15-63 15-65 0-7-4-10-11-10-1 0-12 0-15 13-6 21-10 41-16 62-12 0-24 0-36 0-8 0-12 0-12 8 0 4 3 4 11 4 11 0 23 0 34 0-27 109-28 116-28 122 0 21 14 35 35 35 39 0 61-55 61-58s-3-3-4-3c-4 0-4 1-7 4-16 40-36 49-49 49-9 0-12-5-12-18 0-9 0-11 2-18 10-38 19-76 29-113z"><text:p/></draw:path><draw:path draw:style-name="gr3" draw:text-style-name="P6" svg:width="0.0929in" svg:height="0.087in" svg:x="0.1949in" svg:y="0.0307in" svg:viewBox="0 0 237 222" svg:d="M229 17c4-4 8-5 8-9 0-5-4-8-8-8-1 0-2 0-8 2-71 34-142 67-213 101-5 3-8 3-8 8s3 7 8 9c71 33 142 67 213 100 6 2 7 2 8 2 4 0 8-3 8-7 0-5-4-6-8-8-67-32-135-64-203-96 68-32 136-63 203-94z"><text:p/></draw:path><draw:path draw:style-name="gr3" draw:text-style-name="P6" svg:width="0.1244in" svg:height="0.0685in" svg:x="0.3472in" svg:y="0.0453in" svg:viewBox="0 0 317 175" svg:d="M23 148c-1 6-4 15-4 17 0 7 5 10 12 10 4 0 11-3 14-11 0-1 5-19 7-29 3-12 5-23 9-34 2-9 4-17 6-26 1-7 5-18 6-19 5-12 25-47 62-47 18 0 21 14 21 26 0 10-3 21-5 33-4 15-8 29-11 44-2 10-6 20-8 30-2 8-5 21-5 23 0 7 5 10 11 10 12 0 14-10 17-22 6-22 20-78 23-92 1-6 22-52 64-52 17 0 21 13 21 26 0 22-17 66-24 87-4 9-5 13-5 21 0 19 14 32 32 32 37 0 51-56 51-59 0-4-5-4-6-4-3 0-3 1-5 7-6 20-18 47-40 47-6 0-9-3-9-12 0-10 4-19 7-27 8-20 24-63 24-85 0-25-16-42-45-42-30 0-48 18-63 37 0-4-1-17-12-27-10-8-22-10-32-10-35 0-53 25-60 34-2-22-18-34-35-34-18 0-26 15-29 22-8 13-12 36-12 37 0 5 3 5 4 5 5 0 5-1 7-9 7-27 14-46 29-46 5 0 12 3 12 17 0 8-1 13-7 32-8 30-14 60-22 90z"><text:p/></draw:path><draw:path draw:style-name="gr3" draw:text-style-name="P6" svg:width="0.076in" svg:height="0.087in" svg:x="0.5315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" draw:text-style-name="P6" svg:width="0.1028in" svg:height="0.1063in" svg:x="0.6661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" draw:text-style-name="P6" svg:width="0.0157in" svg:height="0.0157in" svg:x="0.7858in" svg:y="0.0972in" svg:viewBox="0 0 41 41" svg:d="M41 21c0-12-10-21-21-21s-20 9-20 21c0 11 9 20 20 20s21-9 21-20z"><text:p/></draw:path><draw:path draw:style-name="gr3" draw:text-style-name="P6" svg:width="0.0756in" svg:height="0.1374in" svg:x="0.8224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" draw:text-style-name="P6" svg:width="0.0382in" svg:height="0.0701in" svg:x="0.900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0.972in" svg:y="0in" svg:viewBox="0 0 90 385" svg:d="M90 381c0-1 0-1-6-8-49-49-61-122-61-180 0-67 14-135 62-182 5-5 5-5 5-7 0-3-2-4-4-4-3 0-39 26-62 76-18 42-24 85-24 117 0 29 4 76 26 120 24 47 57 72 60 72 2 0 4-1 4-4z"><text:p/></draw:path><draw:path draw:style-name="gr3" draw:text-style-name="P6" svg:width="0.0465in" svg:height="0.0957in" svg:x="1.0197in" svg:y="0.0189in" svg:viewBox="0 0 119 244" svg:d="M72 87c12 0 24 0 36 0 8 0 11 0 11-8 0-4-3-4-11-4-11 0-23 0-34 0 14-55 16-63 16-65 0-7-4-10-11-10-1 0-12 0-15 13-6 21-10 41-16 62-12 0-24 0-36 0-8 0-12 0-12 8 0 4 3 4 11 4 11 0 23 0 34 0-27 109-30 116-30 122 0 21 16 35 37 35 38 0 60-55 60-58s-2-3-4-3c-3 0-3 1-6 4-16 40-37 49-50 49-8 0-12-5-12-18 0-9 1-11 3-18 10-38 19-76 29-113z"><text:p/></draw:path><draw:path draw:style-name="gr3" draw:text-style-name="P6" svg:width="0.035in" svg:height="0.1512in" svg:x="1.0799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1.18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1.3413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2 0-12 7 0 5 5 5 11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465in" svg:height="0.0701in" svg:x="1.4146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" svg:width="0.0346in" svg:height="0.1512in" svg:x="1.4913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465in" svg:height="0.0957in" svg:x="1.5386in" svg:y="0.0189in" svg:viewBox="0 0 119 244" svg:d="M72 87c12 0 24 0 36 0 8 0 11 0 11-8 0-4-3-4-11-4-11 0-22 0-33 0 13-55 15-63 15-65 0-7-4-10-11-10-1 0-12 0-15 13-6 21-10 41-16 62-12 0-24 0-36 0-8 0-12 0-12 8 0 4 3 4 11 4 11 0 23 0 34 0-27 109-28 116-28 122 0 21 14 35 35 35 39 0 61-55 61-58s-3-3-5-3c-3 0-3 1-6 4-16 40-37 49-49 49-9 0-12-5-12-18 0-9 0-11 2-18 10-38 19-76 29-113z"><text:p/></draw:path><draw:path draw:style-name="gr3" draw:text-style-name="P6" svg:width="0.035in" svg:height="0.1512in" svg:x="1.598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6"><text:s/></text:span><text:span text:style-name="T47">ובפרט</text:span><text:span text:style-name="T46">, עבור </text:span><text:span text:style-name="T46"><draw:g text:anchor-type="as-char" svg:y="-0.0902in" draw:z-index="263" draw:name="Shape228" draw:style-name="gr1"><svg:title>TexMaths</svg:title><svg:desc>11§display§t = m - 1§svg§600§FALSE§</svg:desc><draw:path draw:style-name="gr2" draw:text-style-name="P5" svg:width="0.6244in" svg:height="0.0858in" svg:x="0.0047in" svg:y="0.0075in" svg:viewBox="0 0 1587 219" svg:d="M0 0c529 0 1058 0 1587 0 0 73 0 146 0 219-529 0-1058 0-1587 0 0-73 0-146 0-219z"><text:p/></draw:path><draw:path draw:style-name="gr3" draw:text-style-name="P6" svg:width="0.0465in" svg:height="0.0957in" svg:x="0.0004in" svg:y="0.0059in" svg:viewBox="0 0 119 244" svg:d="M70 87c12 0 25 0 37 0 7 0 12 0 12-8 0-4-5-4-11-4-11 0-23 0-34 0 14-54 16-62 16-65 0-6-5-10-12-10-1 0-12 0-15 14-5 20-10 40-15 61-12 0-24 0-36 0-8 0-12 0-12 7 0 5 3 5 11 5 11 0 23 0 34 0-27 108-30 114-30 121 0 21 15 36 36 36 39 0 61-56 61-60 0-3-3-3-4-3-4 0-4 1-6 4-16 41-37 50-50 50-8 0-12-5-12-18 0-9 1-12 2-18 10-38 18-75 28-112z"><text:p/></draw:path><draw:path draw:style-name="gr3" draw:text-style-name="P6" svg:width="0.1008in" svg:height="0.035in" svg:x="0.1028in" svg:y="0.045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1244in" svg:height="0.0677in" svg:x="0.2591in" svg:y="0.0339in" svg:viewBox="0 0 317 173" svg:d="M23 146c-1 6-3 15-3 17 0 7 5 10 11 10 4 0 12-3 14-11 0-1 6-18 8-28 2-11 5-22 7-33 4-9 6-18 7-26 2-7 6-18 6-19 5-12 26-47 62-47 18 0 21 14 21 27 0 9-2 20-5 32-4 14-8 29-11 44-3 10-6 19-8 28-1 8-4 21-4 23 0 7 4 10 11 10 12 0 14-10 17-22 5-20 19-76 23-91 1-5 21-51 64-51 16 0 21 13 21 27 0 22-17 65-24 86-4 9-6 12-6 20 0 18 13 31 32 31 36 0 51-55 51-58s-4-3-5-3c-4 0-4 1-5 6-7 19-19 47-40 47-6 0-10-4-10-13s4-18 8-26c7-20 23-62 23-84 0-26-15-42-44-42-30 0-49 18-64 37 0-4-1-17-12-26-10-9-22-11-32-11-34 0-52 25-59 34-2-22-19-34-36-34-18 0-26 15-29 22-7 14-12 36-12 37 0 5 4 5 5 5 4 0 4-1 7-9 6-28 14-46 28-46 6 0 12 3 12 17 0 9-1 12-7 33-8 29-14 58-22 87z"><text:p/></draw:path><draw:path draw:style-name="gr3" draw:text-style-name="P6" svg:width="0.0921in" svg:height="0.0055in" svg:x="0.4343in" svg:y="0.0602in" svg:viewBox="0 0 235 15" svg:d="M222 15c7 0 13 0 13-7 0-8-6-8-13-8-69 0-140 0-209 0-6 0-13 0-13 8 0 7 7 7 13 7 69 0 140 0 209 0z"><text:p/></draw:path><draw:path draw:style-name="gr3" draw:text-style-name="P6" svg:width="0.05in" svg:height="0.1in" svg:x="0.587in" svg:y="0in" svg:viewBox="0 0 128 255" svg:d="M79 10c0-9 0-10-9-10-24 24-58 24-70 24 0 5 0 8 0 12 8 0 31 0 51-10 0 66 0 132 0 198 0 14-2 18-37 18-4 0-7 0-12 0 0 5 0 8 0 13 13-2 47-2 63-2 15 0 49 0 63 2 0-5 0-8 0-13-5 0-8 0-13 0-35 0-36-4-36-18 0-72 0-143 0-214z"><text:p/></draw:path></draw:g></text:span><text:span text:style-name="T46">, </text:span><text:span text:style-name="T47">נסיק </text:span><text:span text:style-name="T47"><draw:g text:anchor-type="as-char" svg:y="-0.1134in" draw:z-index="402" draw:name="Shape15" draw:style-name="gr1"><svg:title>TexMaths</svg:title><svg:desc>11§display§f_1(t) = f_2(t)§svg§600§FALSE§</svg:desc><draw:path draw:style-name="gr2" draw:text-style-name="P5" svg:width="0.8031in" svg:height="0.1354in" svg:x="0.0004in" svg:y="0.0071in" svg:viewBox="0 0 2041 345" svg:d="M0 0c681 0 1360 0 2041 0 0 115 0 230 0 345-681 0-1360 0-2041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" draw:text-style-name="P6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465in" svg:height="0.0957in" svg:x="0.198in" svg:y="0.0189in" svg:viewBox="0 0 119 244" svg:d="M71 88c13 0 25 0 37 0 7 0 11 0 11-9 0-3-4-3-11-3-11 0-23 0-34 0 14-55 16-63 16-65 0-7-4-11-11-11-1 0-12 1-15 14-6 21-10 41-16 62-12 0-24 0-36 0-8 0-12 0-12 7 0 5 3 5 11 5 11 0 23 0 34 0-27 108-30 115-30 121 0 21 16 35 37 35 39 0 61-55 61-58s-3-3-5-3c-4 0-4 1-6 5-16 39-37 49-50 49-8 0-11-6-11-18 0-10 0-12 2-19 10-37 19-74 28-112z"><text:p/></draw:path><draw:path draw:style-name="gr3" draw:text-style-name="P6" svg:width="0.035in" svg:height="0.1508in" svg:x="0.2583in" svg:y="0in" svg:viewBox="0 0 90 384" svg:d="M90 193c0-30-4-77-25-120-24-48-57-73-61-73-2 0-4 1-4 3 0 3 0 3 8 10 37 38 59 99 59 180 0 65-14 132-62 181-5 5-5 5-5 6 0 3 2 4 4 4 4 0 39-26 62-75 19-43 24-85 24-116z"><text:p/></draw:path><draw:path draw:style-name="gr3" draw:text-style-name="P6" svg:width="0.1008in" svg:height="0.035in" svg:x="0.3594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in" svg:x="0.5193in" svg:y="0.0071in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3-37 13-25 22-71 22-74 8-40 15-81 23-120z"><text:p/></draw:path><draw:path draw:style-name="gr3" draw:text-style-name="P6" svg:width="0.0469in" svg:height="0.0701in" svg:x="0.5925in" svg:y="0.0661in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3" draw:text-style-name="P6" svg:width="0.0346in" svg:height="0.1508in" svg:x="0.6689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465in" svg:height="0.0957in" svg:x="0.7165in" svg:y="0.0189in" svg:viewBox="0 0 119 244" svg:d="M70 88c12 0 25 0 37 0 7 0 12 0 12-9 0-3-5-3-11-3-11 0-23 0-34 0 13-55 15-63 15-65 0-7-4-11-11-11-1 0-12 1-15 14-6 21-10 41-16 62-12 0-24 0-36 0-8 0-11 0-11 7 0 5 2 5 10 5 11 0 23 0 34 0-28 108-29 115-29 121 0 21 15 35 36 35 39 0 61-55 61-58s-3-3-4-3c-4 0-5 1-7 5-16 39-36 49-49 49-9 0-12-6-12-18 0-10 1-12 2-19 10-37 18-74 28-112z"><text:p/></draw:path><draw:path draw:style-name="gr3" draw:text-style-name="P6" svg:width="0.035in" svg:height="0.1508in" svg:x="0.776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47">. נטען </text:span><draw:g text:anchor-type="as-char" svg:y="-0.1437in" draw:z-index="267" draw:name="Shape261" draw:style-name="gr1"><svg:title>TexMaths</svg:title><svg:desc>11§inline§\sum^t_{i = 0} f_1(i) = \sum^t_{i = 0} f_2(i)§svg§600§FALSE§</svg:desc><draw:path draw:style-name="gr2" draw:text-style-name="P5" svg:width="1.5799in" svg:height="0.174in" svg:x="0.0004in" svg:y="0.0079in" svg:viewBox="0 0 4014 443" svg:d="M0 0c1338 0 2677 0 4014 0 0 147 0 296 0 443-1337 0-2676 0-4014 0 0-147 0-296 0-443z"><text:p/></draw:path><draw:path draw:style-name="gr3" draw:text-style-name="P6" svg:width="0.1429in" svg:height="0.1512in" svg:x="0.0012in" svg:y="0.0291in" svg:viewBox="0 0 364 385" svg:d="M141 206c-46 56-91 112-138 168-3 5-3 5-3 7 0 4 3 4 11 4 107 0 213 0 320 0 11-32 22-64 33-97-3 0-6 0-10 0-10 30-35 53-68 64-7 2-33 11-89 11-55 0-110 0-165 0 45-55 89-110 134-164 3-3 3-5 3-6 0-3 0-3-2-6-42-57-83-114-125-172 50 0 102 0 153 0 44 0 133 3 159 75 4 0 7 0 10 0-11-29-22-60-33-90-107 0-213 0-320 0-11 0-11 0-11 12 47 65 94 129 141 194z"><text:p/></draw:path><draw:path draw:style-name="gr3" draw:text-style-name="P6" svg:width="0.0354in" svg:height="0.0673in" svg:x="0.1575in" svg:y="0in" svg:viewBox="0 0 91 172" svg:d="M55 62c10 0 19 0 29 0 4 0 7 0 7-6 0-3-3-3-7-3-9 0-17 0-26 0 4-13 7-28 10-41 0-1 0-2 0-3 0-6-3-9-9-9s-11 4-12 12c-2 7 1-6-11 41-8 0-18 0-27 0-6 0-9 0-9 5 0 4 3 4 9 4 9 0 16 0 25 0-5 21-11 41-16 63-1 8-4 17-4 21 0 16 14 26 29 26 30 0 47-39 47-42 0-5-3-3-4-3-3 0-3 1-6 5-7 17-22 32-36 32-5 0-10-3-10-13 0-2 1-9 2-11 7-27 12-53 19-78z"><text:p/></draw:path><draw:path draw:style-name="gr3" draw:text-style-name="P6" svg:width="0.0323in" svg:height="0.0717in" svg:x="0.1583in" svg:y="0.1173in" svg:viewBox="0 0 83 183" svg:d="M76 11c0-4-3-11-11-11s-15 8-15 15c0 5 3 10 11 10 7 0 15-7 15-14zM20 147c-1 5-2 7-2 13 0 12 11 23 26 23 26 0 39-38 39-42 0-3-4-3-5-3-3 0-4 1-5 4-6 22-18 33-29 33-5 0-7-4-7-10 0-7 3-11 5-18 3-6 5-14 9-20 2-7 12-32 13-35s2-6 2-8c0-14-11-23-26-23-27 0-40 36-40 40 0 5 4 5 6 5 3 0 3-3 4-5 7-23 19-33 29-33 4 0 7 2 7 9s-2 11-9 28c-5 14-12 28-17 42z"><text:p/></draw:path><draw:path draw:style-name="gr3" draw:text-style-name="P6" svg:width="0.078in" svg:height="0.0283in" svg:x="0.2039in" svg:y="0.1472in" svg:viewBox="0 0 199 73" svg:d="M188 13c5 0 11 0 11-7 0-6-6-6-11-6-59 0-119 0-178 0-4 0-10 0-10 6 0 7 6 7 10 7 59 0 119 0 178 0zM188 73c5 0 11 0 11-7s-6-7-11-7c-59 0-119 0-178 0-4 0-10 0-10 7s6 7 10 7c59 0 119 0 178 0z"><text:p/></draw:path><draw:path draw:style-name="gr3" draw:text-style-name="P6" svg:width="0.0488in" svg:height="0.0724in" svg:x="0.2953in" svg:y="0.1173in" svg:viewBox="0 0 125 185" svg:d="M125 94c0-30-3-52-16-71-8-12-24-23-46-23-63 0-63 74-63 94 0 18 0 91 63 91 62 0 62-73 62-91zM63 177c-12 0-29-8-34-30-5-15-5-37-5-57s0-40 5-56c5-21 23-26 34-26 14 0 28 9 33 24 4 15 5 34 5 58 0 20 0 40-4 56-6 26-23 31-34 31z"><text:p/></draw:path><draw:path draw:style-name="gr3" draw:text-style-name="P6" svg:width="0.0756in" svg:height="0.1374in" svg:x="0.3917in" svg:y="0.0358in" svg:viewBox="0 0 193 350" svg:d="M121 118c11 0 22 0 33 0 8 0 12 0 12-8 0-4-4-4-11-4-11 0-21 0-32 0 4-16 6-30 9-44 1-9 7-37 9-41 3-7 10-13 19-13 1 0 11 0 18 7-17 2-21 15-21 21 0 9 7 14 15 14 10 0 21-9 21-24 0-17-18-26-33-26-14 0-38 7-50 45-2 8-3 11-13 61-9 0-18 0-27 0-6 0-11 0-11 6s4 6 10 6c9 0 18 0 27 0-10 50-20 101-30 150-7 38-13 73-33 73-2 0-11 0-19-6 18-2 21-16 21-21 0-9-6-14-14-14-10 0-21 8-21 24s17 26 33 26c21 0 36-23 43-37 13-25 22-71 22-73 8-41 15-82 23-122z"><text:p/></draw:path><draw:path draw:style-name="gr3" draw:text-style-name="P6" svg:width="0.0386in" svg:height="0.0701in" svg:x="0.4697in" svg:y="0.0949in" svg:viewBox="0 0 99 179" svg:d="M62 8c0-7-1-8-9-8-17 18-42 18-53 18 0 3 0 6 0 10 7 0 24 0 40-8 0 46 0 91 0 137 0 9 0 14-28 14-3 0-6 0-10 0 0 2 0 5 0 8 5 0 39-1 49-1 7 0 41 1 48 1 0-3 0-6 0-8-3 0-8 0-11 0-26 0-26-5-26-14 0-50 0-100 0-149z"><text:p/></draw:path><draw:path draw:style-name="gr3" draw:text-style-name="P6" svg:width="0.0346in" svg:height="0.1512in" svg:x="0.5413in" svg:y="0.0291in" svg:viewBox="0 0 89 385" svg:d="M89 381c0-1 0-2-6-9-49-48-61-121-61-179 0-68 14-135 63-183 4-4 4-6 4-7 0-2-1-3-3-3-5 0-39 26-62 75-20 43-24 86-24 118 0 30 4 75 25 120 23 47 56 72 61 72 2 0 3-2 3-4z"><text:p/></draw:path><draw:path draw:style-name="gr3" draw:text-style-name="P6" svg:width="0.0398in" svg:height="0.1016in" svg:x="0.5898in" svg:y="0.0429in" svg:viewBox="0 0 102 259" svg:d="M98 14c0-7-6-14-14-14-10 0-21 10-21 21 0 7 5 13 15 13 9 0 20-9 20-20zM69 160c5-13 5-13 8-24 3-7 6-13 6-19 0-18-13-32-32-32-37 0-51 56-51 59s3 3 4 3c5 0 5 0 7-6 10-36 25-47 39-47 3 0 9 0 9 12 0 7-3 15-4 19-3 10-21 55-26 72-5 10-9 23-9 31 0 16 13 31 32 31 36 0 50-55 50-59s-4-4-5-4c-3 0-3 1-6 6-6 26-19 48-39 48-7 0-9-5-9-12 0-9 2-15 11-39 5-13 10-26 15-39z"><text:p/></draw:path><draw:path draw:style-name="gr3" draw:text-style-name="P6" svg:width="0.0346in" svg:height="0.1512in" svg:x="0.6469in" svg:y="0.0291in" svg:viewBox="0 0 89 385" svg:d="M89 193c0-30-4-77-25-120-23-48-56-73-61-73-2 0-3 1-3 3 0 1 0 3 7 9 38 39 60 100 60 181 0 64-14 133-63 181-4 5-4 6-4 7 0 2 1 4 3 4 5 0 39-26 62-76 20-42 24-83 24-116z"><text:p/></draw:path><draw:path draw:style-name="gr3" draw:text-style-name="P6" svg:width="0.1004in" svg:height="0.035in" svg:x="0.748in" svg:y="0.0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1433in" svg:height="0.1512in" svg:x="0.9079in" svg:y="0.0291in" svg:viewBox="0 0 365 385" svg:d="M142 206c-46 56-91 112-138 168-3 5-3 5-3 7 0 4 3 4 10 4 107 0 215 0 321 0 11-32 22-64 33-97-3 0-6 0-10 0-10 30-35 53-68 64-6 2-33 11-90 11-55 0-109 0-164 0 45-55 89-110 134-164 2-3 4-5 4-6 0-3 0-3-3-6-41-57-84-114-126-172 52 0 102 0 154 0 44 0 132 3 159 75 4 0 7 0 10 0-11-29-22-60-33-90-106 0-214 0-321 0-10 0-11 0-11 12 47 65 95 129 142 194z"><text:p/></draw:path><draw:path draw:style-name="gr3" draw:text-style-name="P6" svg:width="0.0354in" svg:height="0.0673in" svg:x="1.0646in" svg:y="0in" svg:viewBox="0 0 91 172" svg:d="M55 62c9 0 19 0 28 0 5 0 8 0 8-6 0-3-3-3-7-3-9 0-18 0-27 0 4-13 8-28 11-41 0-1 0-2 0-3 0-6-3-9-9-9s-11 4-13 12c-1 7 2-6-10 41-8 0-18 0-27 0-6 0-9 0-9 5 0 4 3 4 8 4 9 0 17 0 26 0-5 21-11 41-16 63-1 8-4 17-4 21 0 16 14 26 29 26 30 0 47-39 47-42 0-5-3-3-4-3-3 0-3 1-6 5-7 17-22 32-36 32-7 0-10-3-10-13 0-2 1-9 2-11 7-27 12-53 19-78z"><text:p/></draw:path><draw:path draw:style-name="gr3" draw:text-style-name="P6" svg:width="0.0323in" svg:height="0.0717in" svg:x="1.065in" svg:y="0.1173in" svg:viewBox="0 0 83 183" svg:d="M75 11c0-4-3-11-10-11-8 0-15 8-15 15 0 5 3 10 11 10 7 0 14-7 14-14zM20 147c-1 5-2 7-2 13 0 12 11 23 25 23 27 0 40-38 40-42 0-3-4-3-5-3-4 0-4 1-5 4-6 22-18 33-29 33-5 0-7-4-7-10 0-7 3-11 5-18 2-6 5-14 9-20 2-7 12-32 13-35s1-6 1-8c0-14-11-23-25-23-27 0-40 36-40 40 0 5 3 2 4 5 5 0 5-3 6-5 7-23 19-33 29-33 4 0 6 2 6 9s-1 11-8 28c-5 14-12 28-17 42z"><text:p/></draw:path><draw:path draw:style-name="gr3" draw:text-style-name="P6" svg:width="0.078in" svg:height="0.0283in" svg:x="1.1106in" svg:y="0.1472in" svg:viewBox="0 0 199 73" svg:d="M189 13c5 0 10 0 10-7 0-6-6-6-10-6-59 0-120 0-179 0-3 0-10 0-10 6 0 7 7 7 11 7 59 0 119 0 178 0zM189 73c4 0 10 0 10-7s-5-7-10-7c-59 0-119 0-178 0-4 0-11 0-11 7s7 7 10 7c59 0 120 0 179 0z"><text:p/></draw:path><draw:path draw:style-name="gr3" draw:text-style-name="P6" svg:width="0.0488in" svg:height="0.0724in" svg:x="1.2024in" svg:y="0.1173in" svg:viewBox="0 0 125 185" svg:d="M125 94c0-30-3-52-16-71-8-12-25-23-46-23-63 0-63 74-63 94 0 18 0 91 63 91 62 0 62-73 62-91zM63 177c-13 0-30-8-35-30-4-15-4-37-4-57s0-40 5-56c5-21 23-26 34-26 14 0 28 9 33 24 4 15 4 34 4 58 0 20 0 40-3 56-6 26-23 31-34 31z"><text:p/></draw:path><draw:path draw:style-name="gr3" draw:text-style-name="P6" svg:width="0.0756in" svg:height="0.1374in" svg:x="1.2984in" svg:y="0.0358in" svg:viewBox="0 0 193 350" svg:d="M121 118c11 0 22 0 33 0 8 0 12 0 12-8 0-4-4-4-11-4-11 0-21 0-32 0 4-16 6-30 9-44 1-9 7-37 9-41 3-7 10-13 17-13 3 0 13 0 20 7-17 2-21 15-21 21 0 9 7 14 15 14 10 0 21-9 21-24 0-17-18-26-35-26-12 0-37 7-48 45-2 8-3 11-13 61-9 0-18 0-27 0-7 0-12 0-12 6s5 6 11 6c9 0 17 0 26 0-10 50-19 101-29 150-7 38-13 73-33 73-2 0-12 0-19-6 18-2 21-16 21-21 0-9-6-14-14-14-10 0-21 8-21 24s17 26 33 26c21 0 36-23 43-37 13-25 22-71 22-73 8-41 15-82 23-122z"><text:p/></draw:path><draw:path draw:style-name="gr3" draw:text-style-name="P6" svg:width="0.0465in" svg:height="0.0701in" svg:x="1.3717in" svg:y="0.0949in" svg:viewBox="0 0 119 179" svg:d="M119 131c-3 0-6 0-9 0-1 5-3 22-7 24-2 2-23 2-27 2-17 0-33 0-50 0 29-25 38-33 54-46 20-15 39-32 39-58 0-32-29-53-63-53s-56 24-56 48c0 15 11 16 14 16 7 0 15-5 15-14 0-5-3-15-17-15 9-18 28-25 40-25 27 0 40 21 40 43 0 24-16 43-25 52-22 20-43 42-65 64-2 3-2 4-2 10 37 0 74 0 111 0 2-16 6-33 8-48z"><text:p/></draw:path><draw:path draw:style-name="gr3" draw:text-style-name="P6" svg:width="0.0346in" svg:height="0.1512in" svg:x="1.4484in" svg:y="0.0291in" svg:viewBox="0 0 89 385" svg:d="M89 381c0-1 0-2-6-9-49-48-61-121-61-179 0-68 14-135 62-183 5-4 5-6 5-7 0-2-1-3-3-3-5 0-40 26-62 75-20 43-24 86-24 118 0 30 3 75 25 120 23 47 56 72 61 72 2 0 3-2 3-4z"><text:p/></draw:path><draw:path draw:style-name="gr3" draw:text-style-name="P6" svg:width="0.0394in" svg:height="0.1016in" svg:x="1.4969in" svg:y="0.0429in" svg:viewBox="0 0 101 259" svg:d="M98 14c0-7-6-14-14-14-10 0-21 10-21 21 0 7 5 13 15 13 9 0 20-9 20-20zM68 160c6-13 6-13 9-24 3-7 6-13 6-19 0-18-13-32-32-32-37 0-51 56-51 59s3 3 4 3c4 0 5 0 6-6 11-36 26-47 40-47 3 0 9 0 9 12 0 7-3 15-4 19-3 10-21 55-26 72-5 10-9 23-9 31 0 16 12 31 31 31 36 0 50-55 50-59s-3-4-4-4c-3 0-3 1-6 6-6 26-19 48-39 48-7 0-9-5-9-12 0-9 2-15 11-39 4-13 10-26 14-39z"><text:p/></draw:path><draw:path draw:style-name="gr3" draw:text-style-name="P6" svg:width="0.035in" svg:height="0.1512in" svg:x="1.5531in" svg:y="0.0291in" svg:viewBox="0 0 90 385" svg:d="M90 193c0-30-4-77-25-120-23-48-56-73-61-73-2 0-4 1-4 3 0 1 0 3 8 9 38 39 60 100 60 181 0 64-14 133-62 181-6 5-6 6-6 7 0 2 2 4 4 4 5 0 39-26 62-76 20-42 24-83 24-116z"><text:p/></draw:path></draw:g>, <text:span text:style-name="T47">ונגיע לפסוק אמת כי </text:span><text:span text:style-name="T47"><draw:g text:anchor-type="as-char" svg:y="-0.0992in" draw:z-index="403" draw:name="Shape262" draw:style-name="gr1"><svg:title>TexMaths</svg:title><svg:desc>11§display§i&lt; t§svg§600§FALSE§</svg:desc><draw:path draw:style-name="gr2" draw:text-style-name="P5" svg:width="0.2886in" svg:height="0.0898in" svg:x="0.0039in" svg:y="0.0083in" svg:viewBox="0 0 734 229" svg:d="M368 229c-123 0-245 0-368 0 0-77 0-152 0-229 245 0 489 0 734 0 0 77 0 152 0 229-122 0-244 0-366 0z"><text:p/></draw:path><draw:path draw:style-name="gr3" draw:text-style-name="P6" svg:width="0.0398in" svg:height="0.1008in" svg:x="0.0004in" svg:y="0.0004in" svg:viewBox="0 0 102 257" svg:d="M99 14c0-7-6-14-14-14-11 0-21 10-21 21 0 6 5 13 14 13s21-9 21-20zM69 158c5-11 5-11 9-22 3-8 4-13 4-20 0-18-12-32-30-32-37 0-52 56-52 59 0 4 4 4 5 4 4 0 4 0 6-7 11-36 26-47 40-47 2 0 8 0 8 12 0 8-2 16-3 20-3 10-21 53-27 70-4 10-9 23-9 30 0 18 13 32 32 32 36 0 50-56 50-59 0-4-3-4-4-4-5 0-5 1-6 6-7 25-19 48-39 48-7 0-10-4-10-13 0-8 2-14 12-38 4-13 10-26 14-39z"><text:p/></draw:path><draw:path draw:style-name="gr3" draw:text-style-name="P6" svg:width="0.0921in" svg:height="0.0866in" svg:x="0.1035in" svg:y="0.0193in" svg:viewBox="0 0 235 221" svg:d="M228 15c5-2 7-4 7-7 0-5-3-8-7-8-2 0-3 0-7 2-72 33-143 66-214 100-4 2-7 4-7 9 0 4 3 6 7 8 71 33 142 66 214 99 4 3 5 3 7 3 4 0 7-3 7-8 0-4-2-6-7-8-69-32-136-63-203-94 67-32 134-64 203-96z"><text:p/></draw:path><draw:path draw:style-name="gr3" draw:text-style-name="P6" svg:width="0.0465in" svg:height="0.0957in" svg:x="0.2539in" svg:y="0.0055in" svg:viewBox="0 0 119 244" svg:d="M70 88c12 0 25 0 37 0 7 0 12 0 12-8 0-5-5-5-11-5-11 0-23 0-34 0 14-54 15-62 15-64 0-7-4-11-11-11-1 0-12 1-15 14-5 21-10 41-15 61-12 0-24 0-36 0-8 0-12 0-12 7 0 6 3 6 11 6 11 0 23 0 34 0-27 107-30 113-30 120 0 21 15 36 36 36 39 0 61-57 61-59 0-4-3-4-4-4-4 0-5 1-6 5-16 40-37 49-50 49-8 0-12-5-12-17 0-10 1-12 2-19 10-37 18-74 28-111z"><text:p/></draw:path></draw:g></text:span><text:span text:style-name="T47"><text:s/>ומטרנזיטיביות יחס הסדר </text:span><text:span text:style-name="T47"><draw:g text:anchor-type="as-char" svg:y="-0.0992in" draw:z-index="404" draw:name="Shape263" draw:style-name="gr1"><svg:title>TexMaths</svg:title><svg:desc>11§display§i &lt; m§svg§600§FALSE§</svg:desc><draw:path draw:style-name="gr2" draw:text-style-name="P5" svg:width="0.3681in" svg:height="0.0898in" svg:x="0.0039in" svg:y="0.0083in" svg:viewBox="0 0 936 229" svg:d="M468 229c-156 0-312 0-468 0 0-77 0-152 0-229 312 0 624 0 936 0 0 77 0 152 0 229-157 0-313 0-468 0z"><text:p/></draw:path><draw:path draw:style-name="gr3" draw:text-style-name="P6" svg:width="0.0398in" svg:height="0.1008in" svg:x="0.0004in" svg:y="0.0004in" svg:viewBox="0 0 102 257" svg:d="M99 14c0-7-5-14-14-14-11 0-21 10-21 21 0 6 5 13 14 13s21-9 21-20zM69 158c5-11 5-11 9-22 3-8 6-13 6-20 0-18-14-32-32-32-37 0-52 56-52 59 0 4 4 4 6 4 3 0 3 0 5-7 11-36 26-47 40-47 2 0 8 0 8 12 0 8-2 16-3 20-3 10-21 53-27 70-4 10-9 23-9 30 0 18 13 32 32 32 36 0 50-56 50-59 0-4-3-4-4-4-4 0-4 1-6 6-7 25-19 48-39 48-7 0-10-4-10-13 0-8 2-14 12-38 4-13 10-26 14-39z"><text:p/></draw:path><draw:path draw:style-name="gr3" draw:text-style-name="P6" svg:width="0.0925in" svg:height="0.0866in" svg:x="0.1035in" svg:y="0.0193in" svg:viewBox="0 0 236 221" svg:d="M229 15c4-2 7-4 7-7 0-5-4-8-8-8-1 0-2 0-7 2-71 33-143 66-214 100-4 2-7 4-7 9 0 4 3 6 7 8 71 33 143 66 214 99 5 3 6 3 7 3 4 0 8-3 8-8 0-4-3-6-7-8-68-32-135-63-204-94 69-32 136-64 204-96z"><text:p/></draw:path><draw:path draw:style-name="gr3" draw:text-style-name="P6" svg:width="0.1244in" svg:height="0.0677in" svg:x="0.2551in" svg:y="0.0339in" svg:viewBox="0 0 317 173" svg:d="M23 147c-1 4-3 13-3 15 0 7 5 11 11 11 4 0 12-3 14-11 0-1 6-18 8-27 2-12 5-24 8-35 3-8 5-17 6-26 2-6 6-17 6-19 5-11 26-46 62-46 18 0 21 14 21 26 0 10-2 21-5 32-3 14-8 29-11 45-2 9-6 19-8 29-1 8-5 19-5 21 0 7 5 11 12 11 12 0 14-10 16-22 6-21 20-77 23-92 3-4 22-50 64-50 17 0 21 13 21 26 0 22-15 66-23 86-4 9-6 14-6 21 0 17 14 31 32 31 37 0 51-56 51-58 0-4-3-4-4-4-5 0-5 1-7 6-5 21-18 47-39 47-6 0-9-4-9-13 0-8 3-18 6-25 8-21 24-64 24-86 0-24-16-40-45-40s-48 16-62 37c0-5-2-18-13-27-9-8-22-10-32-10-34 0-53 24-60 33-1-22-18-33-35-33-18 0-26 15-29 22-6 13-12 36-12 37 0 3 4 3 6 3 3 0 3 0 5-8 7-28 14-45 29-45 6 0 12 2 12 17 0 8-1 12-7 32-8 30-14 59-22 89z"><text:p/></draw:path></draw:g></text:span><text:span text:style-name="T47">, ובפרט </text:span><text:span text:style-name="T47"><draw:g text:anchor-type="as-char" svg:y="-0.1134in" draw:z-index="405" draw:name="Shape264" draw:style-name="gr1"><svg:title>TexMaths</svg:title><svg:desc>11§display§f_1(i) = f_2(i)§svg§600§FALSE§</svg:desc><draw:path draw:style-name="gr2" draw:text-style-name="P5" svg:width="0.7984in" svg:height="0.1358in" svg:x="0.0004in" svg:y="0.0071in" svg:viewBox="0 0 2029 346" svg:d="M1016 346c-339 0-677 0-1016 0 0-116 0-230 0-346 677 0 1352 0 2029 0 0 116 0 230 0 346-338 0-675 0-1013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2in" svg:height="0.0701in" svg:x="0.0787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" svg:width="0.0346in" svg:height="0.1512in" svg:x="0.1508in" svg:y="0in" svg:viewBox="0 0 89 385" svg:d="M89 381c0-1 0-1-6-8-49-49-61-122-61-179 0-68 14-136 62-183 5-5 5-5 5-7 0-3-1-4-4-4-4 0-39 26-61 76-20 42-24 85-24 118 0 28 3 75 25 119 23 47 56 72 60 72 3 0 4-1 4-4z"><text:p/></draw:path><draw:path draw:style-name="gr3" draw:text-style-name="P6" svg:width="0.0394in" svg:height="0.1016in" svg:x="0.1992in" svg:y="0.0134in" svg:viewBox="0 0 101 259" svg:d="M98 14c0-7-6-14-14-14-10 0-21 11-21 21 0 8 5 14 14 14 10 0 21-9 21-21zM68 160c6-11 6-12 9-22 3-8 6-14 6-21 0-18-14-32-32-32-37 0-51 56-51 59 0 5 3 5 4 5 4 0 5-1 6-8 11-36 26-47 40-47 3 0 9 0 9 12 0 7-3 16-4 20-3 9-21 55-27 71-4 10-9 22-9 30 0 19 13 32 32 32 36 0 50-55 50-59 0-3-3-3-4-3-5 0-5 1-6 7-7 23-19 46-39 46-7 0-10-3-10-12 0-10 3-16 12-38 4-14 10-27 14-40z"><text:p/></draw:path><draw:path draw:style-name="gr3" draw:text-style-name="P6" svg:width="0.035in" svg:height="0.1512in" svg:x="0.2555in" svg:y="0in" svg:viewBox="0 0 90 385" svg:d="M90 194c0-31-4-77-25-121-23-48-57-73-61-73-2 0-4 2-4 4s0 2 8 9c37 38 59 99 59 181 0 64-14 132-61 180-6 6-6 6-6 7 0 2 2 4 4 4 4 0 39-26 62-76 20-41 24-84 24-115z"><text:p/></draw:path><draw:path draw:style-name="gr3" draw:text-style-name="P6" svg:width="0.1012in" svg:height="0.0354in" svg:x="0.357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756in" svg:height="0.1374in" svg:x="0.5169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465in" svg:height="0.0701in" svg:x="0.5902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" draw:text-style-name="P6" svg:width="0.035in" svg:height="0.1512in" svg:x="0.6665in" svg:y="0in" svg:viewBox="0 0 90 385" svg:d="M90 381c0-1 0-1-6-8-49-49-61-122-61-179 0-68 14-136 62-183 5-5 5-5 5-7 0-3-1-4-4-4s-39 26-61 76c-19 42-25 85-25 118 0 28 4 75 26 119 24 47 57 72 60 72s4-1 4-4z"><text:p/></draw:path><draw:path draw:style-name="gr3" draw:text-style-name="P6" svg:width="0.0398in" svg:height="0.1016in" svg:x="0.715in" svg:y="0.0134in" svg:viewBox="0 0 102 259" svg:d="M99 14c0-7-5-14-14-14-10 0-21 11-21 21 0 8 5 14 14 14s21-9 21-21zM69 160c6-11 6-12 9-22 3-8 6-14 6-21 0-18-14-32-32-32-37 0-52 56-52 59 0 5 4 5 6 5 3 0 4-1 5-8 11-36 26-47 40-47 3 0 10 0 10 12 0 7-4 16-5 20-3 9-21 55-27 71-4 10-9 22-9 30 0 19 13 32 32 32 36 0 50-55 50-59 0-3-3-3-4-3-4 0-4 1-6 7-7 23-19 46-39 46-7 0-10-3-10-12 0-10 3-16 12-38 4-14 10-27 14-40z"><text:p/></draw:path><draw:path draw:style-name="gr3" draw:text-style-name="P6" svg:width="0.035in" svg:height="0.1512in" svg:x="0.7717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47">, וסכימת מספרים זהים זהה (מתוך יחידות יחס החיבור)</text:span><text:span text:style-name="T46">. עתה, נתבונן בסכום עד </text:span><text:span text:style-name="T46"><draw:g text:anchor-type="as-char" svg:y="-0.0681in" draw:z-index="264" draw:name="Shape230" draw:style-name="gr1"><svg:title>TexMaths</svg:title><svg:desc>11§display§m§svg§600§FALSE§</svg:desc><draw:path draw:style-name="gr2" draw:text-style-name="P5" svg:width="0.1126in" svg:height="0.052in" svg:x="0.0039in" svg:y="0.0071in" svg:viewBox="0 0 287 133" svg:d="M0 0c96 0 191 0 287 0 0 44 0 89 0 133-96 0-191 0-287 0 0-44 0-89 0-133z"><text:p/></draw:path><draw:path draw:style-name="gr3" draw:text-style-name="P6" svg:width="0.124in" svg:height="0.0677in" svg:x="0.0004in" svg:y="0in" svg:viewBox="0 0 316 173" svg:d="M23 146c-1 6-3 15-3 17 0 7 5 10 11 10 4 0 11-3 14-11 3-10 5-19 7-29 3-11 5-22 9-34 2-9 4-15 6-24 2-7 5-18 6-20 5-12 25-46 63-46 16 0 21 14 21 26 0 10-3 21-7 32-3 14-6 29-10 43-3 10-5 20-7 30-3 8-6 21-6 23 0 7 6 10 11 10 12 0 14-10 18-22 5-21 19-76 22-92 1-4 22-50 64-50 17 0 21 13 21 26 0 22-17 65-24 85-4 10-6 13-6 21 0 19 15 32 32 32 37 0 51-56 51-60 0-3-3-3-4-3-5 0-5 1-6 7-7 21-19 47-40 47-6 0-10-3-10-12 0-10 5-19 8-28 7-19 23-61 23-83 0-24-15-41-44-41s-49 17-63 37c-1-5-2-18-12-27-9-8-21-10-31-10-35 0-54 24-61 33-2-22-17-33-35-33s-26 15-29 22c-6 13-12 36-12 37 0 4 3 3 4 4 5 0 5 0 7-9 7-28 14-45 29-45 5 0 12 2 12 17 0 8-1 13-7 32-7 29-14 59-22 88z"><text:p/></draw:path></draw:g></text:span><text:span text:style-name="T46">, </text:span><text:span text:style-name="T47">ונחיל </text:span><text:span text:style-name="T46">את הנחת השלילה שלנו: </text:span></text:p>
      <text:p text:style-name="P73"><draw:g text:anchor-type="as-char" svg:y="-0.5925in" draw:z-index="265" draw:name="Shape231" draw:style-name="gr1"><svg:title>TexMaths</svg:title><svg:desc>11§latex§\begin{align*}
  \sum^m_{i = 0} f_1(i) &amp;= \sum^m_{i = 0} f_2(i) \\
  \sum^t_{i = 0} f_1(i) + f_1(m) &amp;= \sum^t_{i = 0} f_2(i) + f_2(m) \\
  f_1(m) &amp;= f_2(m)
\end{align}§svg§600§FALSE§</svg:desc><draw:path draw:style-name="gr2" draw:text-style-name="P5" svg:width="2.4504in" svg:height="1.1689in" svg:x="0.0004in" svg:y="0.0071in" svg:viewBox="0 0 6225 2970" svg:d="M0 0c2075 0 4151 0 6225 0 0 990 0 1980 0 2970-2074 0-4150 0-6225 0 0-990 0-1980 0-2970z"><text:p/></draw:path><draw:path draw:style-name="gr3" draw:text-style-name="P6" svg:width="0.0976in" svg:height="0.0476in" svg:x="0.6346in" svg:y="0in" svg:viewBox="0 0 249 122" svg:d="M105 98c-2 4-5 14-5 15 0 6 6 9 10 9s8-3 10-5c1-4 4-13 5-18 2-4 5-18 6-24 2-6 3-12 4-18 4-12 4-12 9-21 9-13 22-28 43-28 15 0 17 12 17 18 0 17-13 47-17 58-2 7-3 11-3 15 0 14 12 23 25 23 28 0 40-37 40-42 0-3-4-2-5-3-4 0-4 2-5 4-7 22-18 33-29 33-5 0-6-3-6-10 0-5 1-8 5-20 3-9 14-38 14-53 0-5 0-16-10-23-4-5-12-8-25-8-24 0-38 16-47 27-2-23-22-27-35-27-23 0-38 14-47 24-1-19-17-24-28-24-12 0-18 9-21 14-7 10-10 26-10 28 0 3 3 3 4 3 4 0 5-1 6-9 4-15 10-28 20-28 7 0 9 5 9 13 0 5-3 14-5 22s-4 19-5 24c-4 12-6 23-9 35-1 4-2 10-2 11 0 6 4 9 8 9 6 0 9-2 11-5 3-4 4-13 5-18 1-4 4-18 6-24s3-12 5-18c2-11 3-13 11-24s20-25 41-25c15 0 15 13 15 18 0 7 0 10-4 26-4 15-8 30-11 46z"><text:p/></draw:path><draw:path draw:style-name="gr3" draw:text-style-name="P6" svg:width="0.202in" svg:height="0.2126in" svg:x="0.5823in" svg:y="0.0925in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6" svg:width="0.0315in" svg:height="0.0717in" svg:x="0.5898in" svg:y="0.3453in" svg:viewBox="0 0 81 183" svg:d="M75 11c0-4-3-11-11-11s-16 8-16 15c0 5 5 10 11 10 8 0 16-7 16-14zM20 148c-1 4-2 7-2 11 0 13 10 24 25 24 27 0 38-38 38-42s-3-4-4-4c-3 0-3 2-4 5-7 22-19 33-29 33-5 0-8-3-8-10 0-6 3-11 5-17 3-7 6-15 9-22 3-6 12-30 13-34 1-3 2-6 2-8 0-14-11-24-26-24-27 0-39 37-39 41 0 5 3 5 4 5 4 0 5-3 5-5 8-23 20-33 30-33 4 0 6 2 6 9s-2 11-9 27c-5 15-11 30-16 44z"><text:p/></draw:path><draw:path draw:style-name="gr3" draw:text-style-name="P6" svg:width="0.078in" svg:height="0.0283in" svg:x="0.6354in" svg:y="0.3752in" svg:viewBox="0 0 199 73" svg:d="M189 13c4 0 10 0 10-6 0-7-6-7-10-7-59 0-120 0-179 0-3 0-10 0-10 7 0 6 7 6 10 6 59 0 120 0 179 0zM189 73c4 0 10 0 10-7s-6-7-10-7c-59 0-120 0-179 0-3 0-10 0-10 7s7 7 10 7c59 0 120 0 179 0z"><text:p/></draw:path><draw:path draw:style-name="gr3" draw:text-style-name="P6" svg:width="0.0488in" svg:height="0.0724in" svg:x="0.7268in" svg:y="0.3453in" svg:viewBox="0 0 125 185" svg:d="M125 93c0-29-3-51-15-70-9-12-25-23-47-23-63 0-63 74-63 93 0 20 0 92 63 92 62 0 62-72 62-92zM63 177c-12 0-29-7-34-29-4-16-4-38-4-58s0-41 4-56c5-21 23-26 34-26 15 0 28 8 34 24 4 15 4 34 4 58 0 20 0 40-3 57-6 25-24 30-35 30z"><text:p/></draw:path><draw:path draw:style-name="gr3" draw:text-style-name="P6" svg:width="0.0756in" svg:height="0.1382in" svg:x="0.8268in" svg:y="0.1299in" svg:viewBox="0 0 193 352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3" draw:text-style-name="P6" svg:width="0.0386in" svg:height="0.0701in" svg:x="0.9047in" svg:y="0.1894in" svg:viewBox="0 0 99 179" svg:d="M62 8c0-8-1-8-9-8-17 18-42 18-53 18 0 3 0 6 0 9 7 0 24 0 40-7 0 46 0 91 0 137 0 9 0 13-28 13-3 0-6 0-10 0 0 4 0 6 0 9 5 0 38-1 49-1 7 0 41 1 48 1 0-3 0-5 0-9-3 0-8 0-11 0-26 0-26-4-26-13 0-49 0-100 0-149z"><text:p/></draw:path><draw:path draw:style-name="gr3" draw:text-style-name="P6" svg:width="0.0346in" svg:height="0.152in" svg:x="0.9768in" svg:y="0.1217in" svg:viewBox="0 0 89 387" svg:d="M89 383c0-1 0-2-6-9-49-48-61-121-61-180 0-68 14-135 63-183 4-6 4-6 4-7 0-3-1-4-3-4-5 0-39 26-62 76-20 42-24 85-24 118 0 29 4 77 25 121 23 47 56 72 61 72 2 0 3-1 3-4z"><text:p/></draw:path><draw:path draw:style-name="gr3" draw:text-style-name="P6" svg:width="0.0398in" svg:height="0.1024in" svg:x="1.0252in" svg:y="0.1362in" svg:viewBox="0 0 102 261" svg:d="M98 14c0-7-6-14-14-14-10 0-21 11-21 21 0 8 5 14 15 14 9 0 20-9 20-21zM69 159c5-11 5-12 8-22 3-7 6-13 6-20 0-18-13-32-32-32-37 0-51 56-51 60 0 3 3 3 4 3 4 0 5-1 7-6 10-36 25-49 39-49 3 0 9 0 9 13 0 8-3 16-4 20-3 10-21 55-26 72-5 10-9 22-9 31 0 17 13 32 31 32 37 0 51-56 51-61 0-3-4-3-5-3-3 0-3 1-6 6-6 25-19 49-39 49-7 0-9-5-9-13 0-10 2-15 11-39 5-13 10-27 15-41z"><text:p/></draw:path><draw:path draw:style-name="gr3" draw:text-style-name="P6" svg:width="0.0346in" svg:height="0.152in" svg:x="1.0819in" svg:y="0.1217in" svg:viewBox="0 0 89 387" svg:d="M89 194c0-31-4-77-25-121-23-48-56-73-61-73-2 0-3 2-3 4 0 1 0 1 7 9 38 39 60 99 60 181 0 66-14 134-63 182-4 5-4 6-4 7 0 2 1 4 3 4 5 0 39-26 62-76 20-43 24-86 24-117z"><text:p/></draw:path><draw:path draw:style-name="gr3" draw:text-style-name="P6" svg:width="0.1004in" svg:height="0.035in" svg:x="1.1831in" svg:y="0.180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976in" svg:height="0.0476in" svg:x="1.3953in" svg:y="0in" svg:viewBox="0 0 249 122" svg:d="M106 98c-3 4-5 14-5 15 0 6 6 9 10 9 5 0 9-3 10-5 1-4 3-13 6-18 1-4 4-18 5-24 2-6 3-12 4-18 4-12 4-12 9-21 9-13 22-28 43-28 16 0 17 12 17 18 0 17-12 47-17 58-2 7-3 11-3 15 0 14 11 23 25 23 27 0 39-37 39-42 0-3-4-3-5-3-3 0-3 2-4 4-7 22-19 33-29 33-6 0-7-3-7-10 0-5 2-8 6-20 3-9 14-38 14-53 0-5 0-16-9-23-5-5-13-8-26-8-24 0-38 16-47 27-2-23-22-27-35-27-23 0-39 14-46 24-3-19-18-24-29-24-12 0-18 9-22 14-6 10-10 26-10 28 0 3 4 3 6 3 3 0 3-1 5-9 4-15 9-28 20-28 6 0 9 5 9 13 0 5-3 14-5 22s-4 19-5 24c-4 12-6 23-9 35-1 4-3 10-3 11 0 6 5 9 10 9 4 0 7-3 9-5 2-4 5-13 6-18 1-4 4-18 5-24 3-6 4-12 5-18 3-11 4-13 12-24s20-25 41-25c15 0 15 13 15 18 0 7-1 10-4 26-4 15-8 30-11 46z"><text:p/></draw:path><draw:path draw:style-name="gr3" draw:text-style-name="P6" svg:width="0.202in" svg:height="0.2126in" svg:x="1.3433in" svg:y="0.0925in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6" svg:width="0.0315in" svg:height="0.0717in" svg:x="1.3512in" svg:y="0.3453in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6" svg:width="0.078in" svg:height="0.0283in" svg:x="1.3969in" svg:y="0.3752in" svg:viewBox="0 0 199 73" svg:d="M188 13c5 0 11 0 11-6 0-7-6-7-10-7-59 0-120 0-179 0-3 0-10 0-10 7 0 6 6 6 10 6 59 0 119 0 178 0zM189 73c4 0 10 0 10-7s-6-7-11-7c-59 0-119 0-178 0-4 0-10 0-10 7s7 7 10 7c59 0 120 0 179 0z"><text:p/></draw:path><draw:path draw:style-name="gr3" draw:text-style-name="P6" svg:width="0.0488in" svg:height="0.0724in" svg:x="1.4882in" svg:y="0.3453in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6" svg:width="0.0756in" svg:height="0.1382in" svg:x="1.5882in" svg:y="0.1299in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5s17 26 32 26c22 0 37-23 44-37 12-25 22-72 22-74 8-41 15-83 23-123z"><text:p/></draw:path><draw:path draw:style-name="gr3" draw:text-style-name="P6" svg:width="0.0465in" svg:height="0.0701in" svg:x="1.6614in" svg:y="0.1894in" svg:viewBox="0 0 119 179" svg:d="M119 131c-3 0-6 0-9 0-1 5-3 22-8 24-1 2-22 2-26 2-17 0-33 0-50 0 29-25 38-33 54-46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6" svg:width="0.035in" svg:height="0.152in" svg:x="1.7378in" svg:y="0.1217in" svg:viewBox="0 0 90 387" svg:d="M90 383c0-1 0-2-6-9-49-48-61-121-61-180 0-68 14-135 62-183 5-6 5-6 5-7 0-3-1-4-4-4s-39 26-61 76c-19 42-25 85-25 118 0 29 4 77 26 121 24 47 57 72 60 72s4-1 4-4z"><text:p/></draw:path><draw:path draw:style-name="gr3" draw:text-style-name="P6" svg:width="0.0394in" svg:height="0.1024in" svg:x="1.7866in" svg:y="0.1362in" svg:viewBox="0 0 101 261" svg:d="M98 14c0-7-6-14-14-14-10 0-21 11-21 21 0 8 5 14 15 14 9 0 20-9 20-21zM68 159c6-11 6-12 9-22 3-7 6-13 6-20 0-18-14-32-32-32-37 0-51 56-51 60 0 3 3 3 4 3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6" svg:width="0.035in" svg:height="0.152in" svg:x="1.8429in" svg:y="0.1217in" svg:viewBox="0 0 90 387" svg:d="M90 194c0-31-4-77-25-121-23-48-57-73-61-73-2 0-4 2-4 4 0 1 0 1 8 9 38 39 60 99 60 181 0 66-14 134-62 182-6 5-6 6-6 7 0 2 2 4 4 4 4 0 39-26 62-76 20-43 24-86 24-117z"><text:p/></draw:path><draw:path draw:style-name="gr3" draw:text-style-name="P6" svg:width="0.0354in" svg:height="0.0673in" svg:x="0.0839in" svg:y="0.5071in" svg:viewBox="0 0 91 172" svg:d="M55 62c9 0 19 0 28 0 5 0 8 0 8-6 0-4-3-4-7-4-9 0-18 0-27 0 4-14 8-27 11-40 0-1 0-2 0-3 0-6-3-9-9-9s-11 4-13 11c-1 7 2-6-10 41-8 0-18 0-27 0-6 0-9 0-9 6 0 4 3 4 8 4 9 0 17 0 26 0-5 20-11 42-16 63-1 7-4 17-4 21 0 16 14 26 29 26 30 0 47-39 47-42 0-4-3-4-4-4-3 0-3 2-6 6-7 16-22 32-36 32-7 0-10-3-10-13 0-3 1-9 2-11 7-27 12-52 19-78z"><text:p/></draw:path><draw:path draw:style-name="gr3" draw:text-style-name="P6" svg:width="0.202in" svg:height="0.2126in" svg:x="0.0012in" svg:y="0.6189in" svg:viewBox="0 0 514 541" svg:d="M468 541c15-42 30-82 46-124-4 0-6 0-9 0-15 41-56 67-101 78-8 2-46 12-120 12-78 0-155 0-233 0 66-77 131-154 197-231 2-2 3-3 3-5s0-3-2-6c-61-82-120-164-181-246 71 0 141 0 211 0 53 0 88 5 92 5 21 3 54 10 84 30 10 5 37 23 50 55 3 0 5 0 9 0-16-36-31-73-46-109-152 0-305 0-457 0-10 0-10 0-11 2 0 1 0 9 0 13 68 94 136 186 205 280-67 78-133 157-201 235-4 5-3 5-4 7 0 4 3 4 11 4 152 0 305 0 457 0z"><text:p/></draw:path><draw:path draw:style-name="gr3" draw:text-style-name="P6" svg:width="0.0315in" svg:height="0.0717in" svg:x="0.0091in" svg:y="0.8717in" svg:viewBox="0 0 81 183" svg:d="M75 11c0-4-3-11-11-11s-16 8-16 15c0 5 4 10 11 10 8 0 16-7 16-14zM20 148c-1 4-3 7-3 11 0 13 11 24 26 24 26 0 38-38 38-42s-3-4-4-4c-3 0-3 2-4 5-7 22-19 33-29 33-5 0-8-3-8-10 0-6 3-11 5-17 3-7 6-15 9-22 2-6 12-30 13-34 1-3 2-6 2-8 0-14-11-24-26-24-27 0-39 37-39 41 0 5 3 5 4 5 4 0 5-3 5-5 8-23 20-33 30-33 4 0 6 2 6 9s-2 11-9 27c-5 15-11 30-16 44z"><text:p/></draw:path><draw:path draw:style-name="gr3" draw:text-style-name="P6" svg:width="0.078in" svg:height="0.0283in" svg:x="0.0547in" svg:y="0.9016in" svg:viewBox="0 0 199 73" svg:d="M189 13c4 0 10 0 10-8 0-5-6-5-10-5-59 0-120 0-179 0-3 0-10 0-10 5 0 8 6 8 10 8 59 0 120 0 179 0zM189 73c4 0 10 0 10-7s-6-7-10-7c-59 0-120 0-179 0-4 0-10 0-10 7s7 7 10 7c59 0 120 0 179 0z"><text:p/></draw:path><draw:path draw:style-name="gr3" draw:text-style-name="P6" svg:width="0.0488in" svg:height="0.0724in" svg:x="0.1461in" svg:y="0.8717in" svg:viewBox="0 0 125 185" svg:d="M125 93c0-29-3-51-15-70-9-12-25-23-47-23-63 0-63 74-63 93 0 20 0 92 63 92 62 0 62-72 62-92zM63 177c-12 0-29-7-34-29-4-16-4-38-4-58s0-41 4-56c5-21 23-26 34-26 14 0 28 8 34 24 4 15 4 34 4 58 0 20 0 40-3 57-6 25-24 30-35 30z"><text:p/></draw:path><draw:path draw:style-name="gr3" draw:text-style-name="P6" svg:width="0.0756in" svg:height="0.1382in" svg:x="0.2461in" svg:y="0.6563in" svg:viewBox="0 0 193 352" svg:d="M121 118c11 0 22 0 33 0 8 0 12 0 12-8 0-4-4-4-11-4-11 0-21 0-32 0 4-15 6-30 9-44 1-8 7-36 9-40 3-8 10-13 19-13 1 0 11 0 18 6-17 1-21 16-21 21 0 9 7 13 15 13 10 0 21-7 21-23 0-17-18-26-33-26-14 0-39 7-50 45-2 8-3 12-13 61-9 0-18 0-27 0-7 0-11 0-11 7 0 5 4 5 10 5 9 0 18 0 27 0-10 50-20 102-30 153-7 37-13 72-33 72-2 0-12 0-19-6 18-2 21-16 21-21 0-9-6-15-14-15-10 0-21 9-21 23 0 18 17 28 33 28 21 0 36-23 43-37 13-25 22-72 22-74 8-41 15-83 23-123z"><text:p/></draw:path><draw:path draw:style-name="gr3" draw:text-style-name="P6" svg:width="0.0386in" svg:height="0.0701in" svg:x="0.324in" svg:y="0.7154in" svg:viewBox="0 0 99 179" svg:d="M62 8c0-8-1-8-9-8-18 18-42 18-53 18 0 3 0 6 0 9 7 0 24 0 40-7 0 46 0 91 0 137 0 9 0 13-28 13-3 0-6 0-10 0 0 4 0 6 0 9 5 0 38-1 49-1 7 0 41 1 48 1 0-3 0-5 0-9-3 0-8 0-11 0-26 0-26-4-26-13 0-49 0-100 0-149z"><text:p/></draw:path><draw:path draw:style-name="gr3" draw:text-style-name="P6" svg:width="0.0346in" svg:height="0.152in" svg:x="0.3961in" svg:y="0.648in" svg:viewBox="0 0 89 387" svg:d="M89 383c0-1 0-2-6-9-49-48-61-121-61-180 0-68 14-135 63-183 4-6 4-6 4-7 0-3-1-4-3-4-5 0-39 26-62 76-20 42-24 85-24 118 0 29 4 77 25 119 23 49 56 74 61 74 2 0 3-2 3-4z"><text:p/></draw:path><draw:path draw:style-name="gr3" draw:text-style-name="P6" svg:width="0.0394in" svg:height="0.1024in" svg:x="0.4445in" svg:y="0.6626in" svg:viewBox="0 0 101 261" svg:d="M98 14c0-7-6-14-14-14-10 0-21 11-21 21 0 8 5 14 15 14 9 0 20-9 20-21zM69 159c5-11 5-12 8-22 3-7 6-13 6-20 0-18-13-32-32-32-37 0-51 56-51 59 0 4 3 4 4 4 4 0 5-1 7-6 10-36 25-49 39-49 3 0 9 0 9 13 0 8-3 16-4 20-3 10-21 55-26 72-5 10-9 22-9 31 0 17 13 32 31 32 36 0 50-56 50-61 0-3-3-3-4-3-3 0-3 1-6 6-6 25-19 49-39 49-7 0-9-5-9-13 0-10 2-15 11-39 5-13 10-27 15-41z"><text:p/></draw:path><draw:path draw:style-name="gr3" draw:text-style-name="P6" svg:width="0.0346in" svg:height="0.152in" svg:x="0.5012in" svg:y="0.648in" svg:viewBox="0 0 89 387" svg:d="M89 194c0-31-4-77-25-121-23-48-56-73-61-73-2 0-3 2-3 4 0 1 0 1 7 9 38 39 60 99 60 181 0 66-14 134-63 182-4 5-4 6-4 7 0 2 1 4 3 4 5 0 39-26 62-76 20-43 24-86 24-117z"><text:p/></draw:path><draw:path draw:style-name="gr3" draw:text-style-name="P6" svg:width="0.1008in" svg:height="0.1008in" svg:x="0.5937in" svg:y="0.6748in" svg:viewBox="0 0 257 257" svg:d="M136 136c37 0 72 0 108 0 6 0 13 0 13-7 0-8-7-8-13-8-36 0-71 0-108 0 0-36 0-73 0-109 0-4 0-12-7-12-8 0-8 8-8 12 0 36 0 73 0 109-36 0-71 0-108 0-5 0-13 0-13 8 0 7 8 7 13 7 37 0 72 0 108 0 0 37 0 72 0 108 0 6 0 13 8 13 7 0 7-7 7-13 0-36 0-71 0-108z"><text:p/></draw:path><draw:path draw:style-name="gr3" draw:text-style-name="P6" svg:width="0.076in" svg:height="0.1382in" svg:x="0.7453in" svg:y="0.6563in" svg:viewBox="0 0 194 352" svg:d="M122 118c11 0 22 0 33 0 8 0 11 0 11-8 0-4-3-4-10-4-11 0-21 0-32 0 3-15 6-30 8-44 2-8 8-36 10-40 3-8 10-13 18-13 2 0 12 0 18 6-16 1-21 16-21 21 0 9 8 13 15 13 11 0 22-7 22-23 0-17-18-26-34-26-14 0-38 7-49 45-3 8-4 12-13 61-9 0-18 0-26 0s-13 0-13 7c0 5 4 5 11 5 9 0 17 0 26 0-10 50-19 102-29 153-8 37-14 72-34 72-1 0-11 0-19-6 19-2 22-16 22-21 0-9-7-15-14-15-10 0-22 9-22 23 0 18 18 28 33 28 22 0 37-23 44-37 12-25 21-72 22-74 8-41 15-83 23-123z"><text:p/></draw:path><draw:path draw:style-name="gr3" draw:text-style-name="P6" svg:width="0.0382in" svg:height="0.0701in" svg:x="0.8236in" svg:y="0.7154in" svg:viewBox="0 0 98 179" svg:d="M61 8c0-8 0-8-8-8-18 18-42 18-53 18 0 3 0 6 0 9 6 0 24 0 39-7 0 46 0 91 0 137 0 9 0 13-27 13-3 0-8 0-11 0 0 4 0 6 0 9 6 0 39-1 49-1 8 0 42 1 48 1 0-3 0-5 0-9-3 0-7 0-10 0-27 0-27-4-27-13 0-49 0-100 0-149z"><text:p/></draw:path><draw:path draw:style-name="gr3" draw:text-style-name="P6" svg:width="0.035in" svg:height="0.152in" svg:x="0.8953in" svg:y="0.648in" svg:viewBox="0 0 90 387" svg:d="M90 383c0-1 0-2-6-9-49-48-61-121-61-180 0-68 14-135 62-183 5-6 5-6 5-7 0-3-2-4-4-4-3 0-39 26-62 76-20 42-24 85-24 118 0 29 4 77 25 119 23 49 58 74 61 74 2 0 4-2 4-4z"><text:p/></draw:path><draw:path draw:style-name="gr3" draw:text-style-name="P6" svg:width="0.1244in" svg:height="0.0689in" svg:x="0.9437in" svg:y="0.6953in" svg:viewBox="0 0 317 176" svg:d="M23 148c-1 6-3 15-3 17 0 7 5 11 11 11 4 0 12-3 14-11 0-1 6-20 8-29 2-12 5-23 8-35 3-9 5-16 6-25 2-7 6-19 6-20 5-12 26-47 62-47 18 0 21 14 21 27 0 9-2 20-5 32-4 16-8 30-11 45-2 10-6 19-8 29-1 8-4 21-4 23 0 7 4 11 11 11 12 0 14-10 17-22 5-22 19-78 23-94 1-5 21-51 64-51 17 0 21 13 21 27 0 22-16 66-24 86-3 10-6 14-6 22 0 18 15 32 32 32 37 0 51-57 51-61 0-3-3-3-5-3-4 0-4 1-5 7-7 21-19 48-40 48-6 0-10-4-10-13 0-10 4-19 8-28 7-19 23-62 23-84 0-26-15-42-44-42s-49 18-64 37c0-4-1-17-12-26-10-9-22-11-32-11-34 0-53 25-60 34-1-22-18-34-35-34-18 0-26 15-29 22-6 14-12 36-12 37 0 5 3 4 4 5 5 0 5 0 7-9 7-28 14-46 29-46 6 0 12 3 12 17 0 9-1 14-7 33-8 30-14 60-22 89z"><text:p/></draw:path><draw:path draw:style-name="gr3" draw:text-style-name="P6" svg:width="0.0346in" svg:height="0.152in" svg:x="1.0819in" svg:y="0.648in" svg:viewBox="0 0 89 387" svg:d="M89 194c0-31-4-77-25-121-23-48-56-73-61-73-2 0-3 2-3 4 0 1 0 1 7 9 38 39 60 99 60 181 0 66-14 134-63 182-4 5-4 6-4 7 0 2 1 4 3 4 5 0 39-26 62-76 20-43 24-86 24-117z"><text:p/></draw:path><draw:path draw:style-name="gr3" draw:text-style-name="P6" svg:width="0.1004in" svg:height="0.035in" svg:x="1.1831in" svg:y="0.7071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354in" svg:height="0.0673in" svg:x="1.4264in" svg:y="0.5071in" svg:viewBox="0 0 91 172" svg:d="M55 62c9 0 19 0 28 0 5 0 8 0 8-6 0-4-3-4-7-4-9 0-18 0-27 0 4-14 7-27 10-40 1-1 1-2 1-3 0-6-3-9-9-9s-11 4-13 11 2-6-10 41c-8 0-18 0-27 0-6 0-9 0-9 6 0 4 3 4 8 4 9 0 17 0 26 0-5 20-11 42-16 63-1 7-5 17-5 21 0 16 15 26 30 26 30 0 47-39 47-42 0-4-3-2-4-4-3 0-5 2-7 6-6 16-21 32-36 32-6 0-9-3-9-13 0-3 1-9 1-11 7-27 13-52 20-78z"><text:p/></draw:path><draw:path draw:style-name="gr3" draw:text-style-name="P6" svg:width="0.202in" svg:height="0.2126in" svg:x="1.3433in" svg:y="0.6189in" svg:viewBox="0 0 514 541" svg:d="M468 541c15-42 30-82 46-124-4 0-7 0-10 0-14 41-56 67-100 78-8 2-46 12-120 12-78 0-155 0-233 0 66-77 131-154 197-231 2-2 3-3 3-5s0-3-3-6c-60-82-120-164-180-246 71 0 141 0 211 0 52 0 87 5 92 5 20 3 54 10 84 30 10 5 36 23 49 55 3 0 6 0 10 0-16-36-31-73-46-109-153 0-305 0-458 0-9 0-9 0-10 2 0 1 0 9 0 13 68 94 135 186 204 280-68 78-134 157-201 235-3 5-2 5-3 7 0 4 3 4 10 4 153 0 305 0 458 0z"><text:p/></draw:path><draw:path draw:style-name="gr3" draw:text-style-name="P6" svg:width="0.0315in" svg:height="0.0717in" svg:x="1.3512in" svg:y="0.8717in" svg:viewBox="0 0 81 183" svg:d="M75 11c0-4-3-11-11-11s-16 8-16 15c0 5 4 10 11 10 8 0 16-7 16-14zM20 148c-1 4-3 7-3 11 0 13 11 24 26 24 26 0 38-38 38-42s-3-4-4-4c-3 0-4 2-5 5-6 22-18 33-29 33-6 0-7-3-7-10 0-6 3-11 5-17 3-7 5-15 9-22 2-6 12-30 13-34 1-3 2-6 2-8 0-14-11-24-26-24-27 0-39 37-39 41 0 5 3 5 4 5 4 0 4-3 5-5 8-23 19-33 28-33 5 0 8 2 8 9s-2 11-9 27c-5 15-11 30-16 44z"><text:p/></draw:path><draw:path draw:style-name="gr3" draw:text-style-name="P6" svg:width="0.078in" svg:height="0.0283in" svg:x="1.3969in" svg:y="0.9016in" svg:viewBox="0 0 199 73" svg:d="M188 13c5 0 11 0 11-8 0-5-6-5-10-5-59 0-120 0-179 0-3 0-10 0-10 5 0 8 6 8 10 8 59 0 119 0 178 0zM189 73c4 0 10 0 10-7s-6-7-11-7c-59 0-119 0-178 0-4 0-10 0-10 7s7 7 10 7c59 0 120 0 179 0z"><text:p/></draw:path><draw:path draw:style-name="gr3" draw:text-style-name="P6" svg:width="0.0488in" svg:height="0.0724in" svg:x="1.4882in" svg:y="0.8717in" svg:viewBox="0 0 125 185" svg:d="M125 93c0-29-3-51-15-70-9-12-25-23-47-23-63 0-63 74-63 93 0 20 0 92 63 92 62 0 62-72 62-92zM63 177c-12 0-29-7-34-29-5-16-5-38-5-58s0-41 5-56c5-21 23-26 34-26 14 0 28 8 34 24 3 15 4 34 4 58 0 20 0 40-3 57-6 25-24 30-35 30z"><text:p/></draw:path><draw:path draw:style-name="gr3" draw:text-style-name="P6" svg:width="0.0756in" svg:height="0.1382in" svg:x="1.5882in" svg:y="0.6563in" svg:viewBox="0 0 193 352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2-29 153-7 37-13 72-34 72-1 0-11 0-18-6 18-2 21-16 21-21 0-9-6-15-14-15-10 0-21 9-21 23 0 18 17 28 32 28 22 0 37-23 44-37 12-25 22-72 22-74 8-41 15-83 23-123z"><text:p/></draw:path><draw:path draw:style-name="gr3" draw:text-style-name="P6" svg:width="0.0465in" svg:height="0.0701in" svg:x="1.6614in" svg:y="0.7154in" svg:viewBox="0 0 119 179" svg:d="M119 131c-3 0-6 0-9 0-1 5-3 22-8 24-1 1-22 1-26 1-17 0-33 0-50 0 29-24 38-32 54-45 20-15 39-33 39-58 0-33-29-53-63-53s-56 23-56 48c0 15 11 16 14 16 6 0 15-5 15-15 0-5-3-14-17-14 9-20 27-25 40-25 27 0 40 21 40 43 0 23-16 42-25 51-22 22-43 43-65 65-2 3-2 4-2 10 37 0 74 0 111 0 2-16 6-32 8-48z"><text:p/></draw:path><draw:path draw:style-name="gr3" draw:text-style-name="P6" svg:width="0.035in" svg:height="0.152in" svg:x="1.7378in" svg:y="0.648in" svg:viewBox="0 0 90 387" svg:d="M90 383c0-1 0-2-6-9-49-48-61-121-61-180 0-68 14-135 62-183 5-6 5-6 5-7 0-3-1-4-4-4s-39 26-61 76c-19 42-25 85-25 118 0 29 4 77 26 119 24 49 57 74 60 74s4-2 4-4z"><text:p/></draw:path><draw:path draw:style-name="gr3" draw:text-style-name="P6" svg:width="0.0394in" svg:height="0.1024in" svg:x="1.7866in" svg:y="0.6626in" svg:viewBox="0 0 101 261" svg:d="M98 14c0-7-6-14-14-14-10 0-21 11-21 21 0 8 5 14 15 14 9 0 20-9 20-21zM68 159c6-11 6-12 9-22 3-7 6-13 6-20 0-18-14-32-32-32-37 0-51 56-51 59 0 4 3 4 4 4 4 0 5-1 6-6 11-36 26-49 40-49 3 0 9 0 9 13 0 8-3 16-4 20-3 10-21 55-26 72-5 10-10 22-10 31 0 17 13 32 32 32 36 0 50-56 50-61 0-3-3-3-4-3-3 0-3 1-6 6-7 25-19 49-39 49-7 0-9-5-9-13 0-10 2-15 11-39 4-13 10-27 14-41z"><text:p/></draw:path><draw:path draw:style-name="gr3" draw:text-style-name="P6" svg:width="0.035in" svg:height="0.152in" svg:x="1.8429in" svg:y="0.648in" svg:viewBox="0 0 90 387" svg:d="M90 194c0-31-4-77-25-121-23-48-57-73-61-73-2 0-4 2-4 4 0 1 0 1 8 9 38 39 60 99 60 181 0 66-14 134-62 182-6 5-6 6-6 7 0 2 2 4 4 4 4 0 39-26 62-76 20-43 24-86 24-117z"><text:p/></draw:path><draw:path draw:style-name="gr3" draw:text-style-name="P6" svg:width="0.1008in" svg:height="0.1008in" svg:x="1.9358in" svg:y="0.6748in" svg:viewBox="0 0 257 257" svg:d="M136 136c37 0 72 0 108 0 6 0 13 0 13-7 0-8-7-8-13-8-36 0-71 0-108 0 0-36 0-73 0-109 0-4 0-12-7-12-8 0-8 8-8 12 0 36 0 73 0 109-36 0-73 0-109 0-5 0-12 0-12 8 0 7 7 7 12 7 36 0 73 0 109 0 0 37 0 72 0 108 0 6 0 13 8 13 7 0 7-7 7-13 0-36 0-71 0-108z"><text:p/></draw:path><draw:path draw:style-name="gr3" draw:text-style-name="P6" svg:width="0.076in" svg:height="0.1382in" svg:x="2.0874in" svg:y="0.6563in" svg:viewBox="0 0 194 352" svg:d="M122 118c11 0 22 0 33 0 8 0 11 0 11-8 0-4-3-4-10-4-11 0-21 0-32 0 3-15 6-30 8-44 1-8 7-36 9-40 4-8 11-13 19-13 1 0 11 0 18 6-16 1-21 16-21 21 0 9 8 13 15 13 10 0 22-7 22-23 0-17-19-26-34-26-14 0-38 7-50 45-2 8-3 12-12 61-9 0-19 0-28 0-6 0-11 0-11 7 0 5 4 5 11 5 9 0 17 0 26 0-10 50-19 102-29 153-8 37-14 72-34 72-1 0-11 0-19-6 18-2 22-16 22-21 0-9-7-15-14-15-11 0-22 9-22 23 0 18 18 28 33 28 21 0 36-23 44-37 12-25 21-72 21-74 8-41 16-83 24-123z"><text:p/></draw:path><draw:path draw:style-name="gr3" draw:text-style-name="P6" svg:width="0.0469in" svg:height="0.0701in" svg:x="2.1606in" svg:y="0.7154in" svg:viewBox="0 0 120 179" svg:d="M120 131c-3 0-7 0-10 0 0 5-3 22-7 24-2 1-23 1-26 1-16 0-34 0-51 0 29-24 39-32 55-45 20-15 39-33 39-58 0-33-29-53-64-53-33 0-56 23-56 48 0 15 12 16 14 16 7 0 15-5 15-15 0-5-3-14-16-14 8-20 27-25 40-25 26 0 41 21 41 43 0 23-17 42-26 51-22 22-43 43-65 65-3 3-3 4-3 10 37 0 74 0 111 0 3-16 6-32 9-48z"><text:p/></draw:path><draw:path draw:style-name="gr3" draw:text-style-name="P6" svg:width="0.035in" svg:height="0.152in" svg:x="2.2374in" svg:y="0.648in" svg:viewBox="0 0 90 387" svg:d="M90 383c0-1 0-2-6-9-49-48-62-121-62-180 0-68 15-135 63-183 5-6 5-6 5-7 0-3-2-4-4-4-3 0-39 26-62 76-20 42-24 85-24 118 0 29 4 77 25 119 23 49 58 74 61 74 2 0 4-2 4-4z"><text:p/></draw:path><draw:path draw:style-name="gr3" draw:text-style-name="P6" svg:width="0.1244in" svg:height="0.0689in" svg:x="2.2858in" svg:y="0.6953in" svg:viewBox="0 0 317 176" svg:d="M23 148c-1 6-3 15-3 17 0 7 5 11 11 11 4 0 11-3 14-11 0-1 5-20 8-29 2-12 5-23 8-35 2-9 4-16 6-25 2-7 5-19 6-20 5-12 26-47 62-47 18 0 21 14 21 27 0 9-2 20-5 32-4 16-8 30-11 45-2 10-6 19-8 29-1 8-5 21-5 23 0 7 5 11 12 11 11 0 14-10 16-22 6-22 20-78 23-94 1-5 22-51 64-51 18 0 21 13 21 27 0 22-15 66-23 86-5 10-6 14-6 22 0 18 14 32 32 32 37 0 51-57 51-61 0-3-3-3-5-3-4 0-4 1-6 7-6 21-18 48-39 48-6 0-10-4-10-13 0-10 4-19 7-28 8-19 24-62 24-84 0-26-16-42-45-42-30 0-48 18-63 37 0-4-1-17-12-26-10-9-22-11-32-11-34 0-53 25-60 34-1-22-18-34-35-34-18 0-26 15-29 22-6 14-12 36-12 37 0 5 3 4 4 5 5 0 5 0 7-9 7-28 14-46 29-46 6 0 12 3 12 17 0 9-1 14-7 33-8 30-14 60-22 89z"><text:p/></draw:path><draw:path draw:style-name="gr3" draw:text-style-name="P6" svg:width="0.035in" svg:height="0.152in" svg:x="2.4236in" svg:y="0.648in" svg:viewBox="0 0 90 387" svg:d="M90 194c0-31-4-77-25-121-23-48-56-73-61-73-2 0-4 2-4 4 0 1 0 1 8 9 38 39 60 99 60 181 0 66-14 134-62 182-6 5-6 6-6 7 0 2 2 4 4 4 5 0 39-26 62-76 20-43 24-86 24-117z"><text:p/></draw:path><draw:path draw:style-name="gr3" draw:text-style-name="P6" svg:width="0.076in" svg:height="0.1382in" svg:x="0.7453in" svg:y="1.0394in" svg:viewBox="0 0 194 352" svg:d="M122 119c11 0 22 0 33 0 8 0 11 0 11-8 0-4-3-4-10-4-11 0-21 0-32 0 3-15 6-30 8-44 2-9 8-37 10-41 3-8 10-13 18-13 2 0 12 0 18 6-16 3-21 16-21 21 0 10 8 15 15 15 11 0 22-9 22-24 0-17-18-27-34-27-14 0-38 8-49 46-3 8-4 11-13 61-9 0-18 0-26 0s-13 0-13 6 4 6 11 6c9 0 17 0 26 0-10 50-19 101-29 152-8 37-14 72-34 72-1 0-11 0-19-6 19-2 22-16 22-21 0-9-7-14-14-14-10 0-22 9-22 24 0 17 18 26 33 26 22 0 37-23 44-37 12-25 21-72 22-74 8-41 15-82 23-122z"><text:p/></draw:path><draw:path draw:style-name="gr3" draw:text-style-name="P6" svg:width="0.0382in" svg:height="0.0701in" svg:x="0.8236in" svg:y="1.098in" svg:viewBox="0 0 98 179" svg:d="M61 7c0-7 0-7-8-7-18 16-42 16-53 16 0 4 0 7 0 10 6 0 24 0 39-7 0 46 0 92 0 138 0 9 0 12-27 12-3 0-8 0-11 0 0 4 0 7 0 10 6 0 39-1 49-1 8 0 42 1 48 1 0-3 0-6 0-10-3 0-7 0-10 0-27 0-27-3-27-12 0-50 0-100 0-150z"><text:p/></draw:path><draw:path draw:style-name="gr3" draw:text-style-name="P6" svg:width="0.035in" svg:height="0.1516in" svg:x="0.8953in" svg:y="1.0331in" svg:viewBox="0 0 90 386" svg:d="M90 382c0-1 0-1-6-8-49-50-61-122-61-182 0-67 14-134 62-182 5-5 5-6 5-7 0-2-2-3-4-3-3 0-39 26-62 75-20 43-24 86-24 117s4 77 25 121c23 48 58 73 61 73 2 0 4-1 4-4z"><text:p/></draw:path><draw:path draw:style-name="gr3" draw:text-style-name="P6" svg:width="0.1244in" svg:height="0.0685in" svg:x="0.9437in" svg:y="1.0799in" svg:viewBox="0 0 317 175" svg:d="M23 147c-1 7-3 16-3 18 0 7 5 10 11 10 4 0 12-3 14-11 0-1 6-19 8-29 2-11 5-23 8-34 3-9 5-17 6-26 2-7 6-18 6-20 5-11 26-46 62-46 18 0 21 14 21 26 0 10-2 21-5 32-4 15-8 30-11 45-2 10-6 20-8 30-1 8-4 21-4 23 0 7 4 10 11 10 12 0 14-10 17-22 5-22 19-78 23-94 1-4 21-50 64-50 17 0 21 13 21 26 0 22-16 66-24 87-3 9-6 13-6 21 0 19 15 32 32 32 37 0 51-56 51-60s-3-4-5-4c-4 0-4 1-5 8-7 20-19 47-40 47-6 0-10-3-10-12 0-10 4-20 8-28 7-20 23-63 23-85 0-25-15-41-44-41s-49 16-64 37c0-5-1-18-12-27-10-8-22-10-32-10-34 0-53 24-60 33-1-22-18-33-35-33-18 0-26 15-29 22-6 13-12 36-12 37 0 4 3 3 4 4 5 0 5 0 7-9 7-28 14-45 29-45 6 0 12 2 12 17 0 8-1 12-7 32-8 30-14 60-22 89z"><text:p/></draw:path><draw:path draw:style-name="gr3" draw:text-style-name="P6" svg:width="0.0346in" svg:height="0.1516in" svg:x="1.0819in" svg:y="1.0331in" svg:viewBox="0 0 89 386" svg:d="M89 192c0-29-4-77-25-119-23-49-56-73-61-73-2 0-3 1-3 3 0 1 0 2 7 9 38 39 60 100 60 180 0 66-14 135-63 184-4 5-4 5-4 6 0 3 1 4 3 4 5 0 39-26 62-76 20-42 24-85 24-118z"><text:p/></draw:path><draw:path draw:style-name="gr3" draw:text-style-name="P6" svg:width="0.1004in" svg:height="0.035in" svg:x="1.1831in" svg:y="1.090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6in" svg:height="0.1382in" svg:x="1.3425in" svg:y="1.0394in" svg:viewBox="0 0 194 352" svg:d="M122 119c11 0 22 0 33 0 8 0 12 0 12-8 0-4-4-4-11-4-11 0-21 0-32 0 3-15 6-30 8-44 2-9 8-37 10-41 3-8 10-13 18-13 2 0 12 0 18 6-16 3-21 16-21 21 0 10 8 15 15 15 11 0 22-9 22-24 0-17-18-27-34-27-14 0-38 8-49 46-3 8-4 11-13 61-9 0-18 0-26 0s-13 0-13 6 4 6 11 6c9 0 17 0 26 0-10 50-19 101-29 152-6 37-13 72-34 72-1 0-11 0-19-6 19-2 22-16 22-21 0-9-7-14-14-14-10 0-22 9-22 24 0 17 18 26 33 26 22 0 37-23 44-37 12-25 21-72 22-74 8-41 15-82 23-122z"><text:p/></draw:path><draw:path draw:style-name="gr3" draw:text-style-name="P6" svg:width="0.0469in" svg:height="0.0701in" svg:x="1.4157in" svg:y="1.098in" svg:viewBox="0 0 120 179" svg:d="M120 130c-3 0-6 0-9 0-1 6-3 22-8 24-2 2-23 2-26 2-16 0-33 0-49 0 28-25 37-33 53-45 20-16 39-33 39-59 0-32-29-52-63-52s-57 23-57 48c0 14 12 15 14 15 7 0 15-5 15-15 0-4-1-14-16-14 9-19 27-25 40-25 26 0 41 22 41 43 0 24-17 43-26 52-22 21-43 43-65 64-3 2-3 4-3 11 37 0 75 0 112 0 2-16 6-33 8-49z"><text:p/></draw:path><draw:path draw:style-name="gr3" draw:text-style-name="P6" svg:width="0.035in" svg:height="0.1516in" svg:x="1.4925in" svg:y="1.0331in" svg:viewBox="0 0 90 386" svg:d="M90 382c0-1 0-1-6-8-49-50-61-122-61-182 0-67 14-134 62-182 5-5 5-6 5-7 0-2-2-3-4-3-3 0-39 26-62 75-18 43-24 86-24 117s4 77 25 121c25 48 58 73 61 73 2 0 4-1 4-4z"><text:p/></draw:path><draw:path draw:style-name="gr3" draw:text-style-name="P6" svg:width="0.1244in" svg:height="0.0685in" svg:x="1.5409in" svg:y="1.0799in" svg:viewBox="0 0 317 175" svg:d="M23 147c-1 7-3 16-3 18 0 7 5 10 11 10 4 0 12-3 14-11 0-1 6-19 8-29 3-11 5-23 9-34 2-9 4-17 6-26 1-7 5-18 5-20 5-11 26-46 62-46 18 0 21 14 21 26 0 10-2 21-5 32-4 15-8 30-11 45-2 10-6 20-8 30-1 8-4 21-4 23 0 7 5 10 11 10 12 0 14-10 17-22 6-22 20-78 23-94 1-4 21-50 64-50 17 0 21 13 21 26 0 22-16 66-24 87-3 9-6 13-6 21 0 19 15 32 32 32 37 0 51-56 51-60s-3-4-5-4c-4 0-4 1-5 8-7 20-19 47-40 47-6 0-10-3-10-12 0-10 5-20 8-28 7-20 23-63 23-85 0-25-15-41-44-41s-49 16-64 37c0-5-1-18-12-27-10-8-22-10-32-10-34 0-52 24-59 33-2-22-19-33-36-33-18 0-26 15-29 22-6 13-12 36-12 37 0 4 4 4 6 4 3 0 3 0 6-9 7-28 14-45 28-45 6 0 12 2 12 17 0 8-1 12-7 32-8 30-14 60-22 89z"><text:p/></draw:path><draw:path draw:style-name="gr3" draw:text-style-name="P6" svg:width="0.0346in" svg:height="0.1516in" svg:x="1.6791in" svg:y="1.0331in" svg:viewBox="0 0 89 386" svg:d="M89 192c0-29-4-77-25-119-23-49-56-73-61-73-2 0-3 1-3 3 0 1 0 2 7 9 38 39 60 100 60 180 0 66-14 135-63 184-4 5-4 5-4 6 0 3 1 4 3 4 5 0 39-26 62-76 20-42 24-85 24-118z"><text:p/></draw:path></draw:g></text:p>
      <text:p text:style-name="P74">וזו <text:span text:style-name="T22">סתירה</text:span>. </text:p>
      <text:p text:style-name="P75"><text:span text:style-name="T5"><draw:g text:anchor-type="as-char" svg:y="-0.1134in" draw:z-index="252" draw:name="Shape232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P22" text:outline-level="3">סעיף ד’</text:h>
      <text:p text:style-name="P76">נתון: <text:span text:style-name="T5"><draw:g text:anchor-type="as-char" svg:y="-0.1134in" draw:z-index="268" draw:name="Shape262" draw:style-name="gr1"><svg:title>TexMaths</svg:title><svg:desc>11§display§f = \lambda g \in (A \to B) \to C. \lambda a \in A. \lambda b \in B. g(\lambda a \in A. b)§svg§600§FALSE§</svg:desc><draw:path draw:style-name="gr2" draw:text-style-name="P5" svg:width="3.3878in" svg:height="0.1358in" svg:x="0.0295in" svg:y="0.0071in" svg:viewBox="0 0 8606 346" svg:d="M4304 346c-1436 0-2870 0-4304 0 0-116 0-230 0-346 2868 0 5738 0 8606 0 0 116 0 230 0 346-1434 0-2868 0-4302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35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" draw:text-style-name="P6" svg:width="0.0748in" svg:height="0.1067in" svg:x="0.2937in" svg:y="0.0071in" svg:viewBox="0 0 191 272" svg:d="M118 155c16 41 34 98 40 107 7 9 10 9 21 9 2 0 6 0 8 0 4 0 4-1 4-3s0-3-1-5c-4-4-6-10-10-17-26-73-51-146-78-218-9-24-29-28-47-28-2 0-7 0-7 4 0 3 3 4 4 4 12 2 15 4 25 31 12 35 25 70 37 105-35 35-71 70-106 105-6 4-8 6-8 12 0 7 5 11 12 11 6 0 10-4 12-9 31-36 63-71 94-108z"><text:p/></draw:path><draw:path draw:style-name="gr3" draw:text-style-name="P6" svg:width="0.0693in" svg:height="0.0976in" svg:x="0.3768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1-64 22-84 10-19 28-34 43-34 27 0 31 31 31 33s0 4-1 5c-5 25-12 49-18 74z"><text:p/></draw:path><draw:path draw:style-name="gr3" draw:text-style-name="P6" svg:width="0.0752in" svg:height="0.087in" svg:x="0.5075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3" draw:text-style-name="P6" svg:width="0.035in" svg:height="0.1512in" svg:x="0.6535in" svg:y="0in" svg:viewBox="0 0 90 385" svg:d="M90 381c0-1 0-1-6-8-49-49-61-122-61-180 0-67 14-135 62-182 5-5 5-5 5-7 0-3-2-4-4-4-4 0-39 26-62 76-20 42-24 85-24 117 0 29 4 76 25 120 24 47 57 72 61 72 2 0 4-1 4-4z"><text:p/></draw:path><draw:path draw:style-name="gr3" draw:text-style-name="P6" svg:width="0.1043in" svg:height="0.1079in" svg:x="0.7028in" svg:y="0.0043in" svg:viewBox="0 0 266 275" svg:d="M56 231c-15 26-31 31-47 32-5 1-9 1-9 8 0 2 2 4 5 4 10 0 22-1 33-1 14 0 27 1 39 1 2 0 8 0 8-7 0-4-4-5-7-5-9 0-18-3-18-13 0-4 3-9 6-14 10-17 20-32 30-49 32 0 65 0 96 0 0 9 6 60 6 64 0 11-20 12-28 12-5 0-8 0-8 8 0 4 4 4 5 4 16 0 32-1 47-1 10 0 35 1 44 1 3 0 8 0 8-7 0-5-4-5-10-5-23 0-23-2-24-13-8-79-16-160-24-240-1-8-1-10-8-10-5 0-8 3-10 7-45 74-89 149-134 224zM102 175c26-43 51-85 76-127 5 42 9 84 13 127-29 0-59 0-89 0z"><text:p/></draw:path><draw:path draw:style-name="gr3" draw:text-style-name="P6" svg:width="0.1346in" svg:height="0.0787in" svg:x="0.8626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" draw:text-style-name="P6" svg:width="0.1083in" svg:height="0.1028in" svg:x="1.0547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3" draw:text-style-name="P6" svg:width="0.0346in" svg:height="0.1512in" svg:x="1.180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1.2811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79in" svg:height="0.1098in" svg:x="1.4748in" svg:y="0.0067in" svg:viewBox="0 0 275 280" svg:d="M275 3c0-1-1-3-4-3-2 0-2 0-6 4-9 10-19 20-27 30-4-5-21-34-64-34-86 0-174 85-174 175 0 63 46 105 106 105 33 0 62-16 83-33 35-32 42-66 42-68 0-4-3-4-4-4-3 0-5 1-5 4-4 11-13 38-39 60-27 22-51 29-72 29-34 0-76-20-76-80 0-22 9-85 47-130 24-27 60-46 95-46 40 0 62 30 62 75 0 15-1 14-1 19 0 3 4 4 6 4 5 0 5-1 7-8 7-33 16-66 24-99z"><text:p/></draw:path><draw:path draw:style-name="gr3" draw:text-style-name="P6" svg:width="0.0157in" svg:height="0.0157in" svg:x="1.5917in" svg:y="0.0972in" svg:viewBox="0 0 41 41" svg:d="M41 21c0-12-9-21-20-21-12 0-21 9-21 21 0 11 9 20 21 20 11 0 20-9 20-20z"><text:p/></draw:path><draw:path draw:style-name="gr3" draw:text-style-name="P6" svg:width="0.0748in" svg:height="0.1067in" svg:x="1.6291in" svg:y="0.0071in" svg:viewBox="0 0 191 272" svg:d="M118 155c15 41 34 98 40 107s10 9 20 9c3 0 6 0 9 0 4 0 4-1 4-3s-1-3-2-5c-3-4-5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693in" svg:height="0.0685in" svg:x="1.715in" svg:y="0.0453in" svg:viewBox="0 0 177 175" svg:d="M129 25c-7-14-18-25-36-25-45 0-93 57-93 113 0 37 22 62 52 62 7 0 27-1 50-29 4 16 17 29 35 29 14 0 22-9 29-21 7-14 11-37 11-38 0-4-3-4-4-4-4 0-5 1-6 7-6 25-13 47-30 47-9 0-11-10-11-17 0-9 2-11 6-29 3-17 4-20 8-34 4-18 10-36 14-54 2-11 2-12 2-13 0-7-4-11-11-11-9 0-15 9-16 17zM104 124c-2 8-2 8-7 15-18 22-33 27-44 27-20 0-26-21-26-36 0-19 14-66 22-84 13-23 29-37 44-37 26 0 31 32 31 34s-1 4-1 7c-6 24-12 49-19 74z"><text:p/></draw:path><draw:path draw:style-name="gr3" draw:text-style-name="P6" svg:width="0.076in" svg:height="0.087in" svg:x="1.8445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3" draw:text-style-name="P6" svg:width="0.1039in" svg:height="0.1079in" svg:x="1.9811in" svg:y="0.0043in" svg:viewBox="0 0 265 275" svg:d="M56 231c-16 26-31 31-48 32-5 1-8 1-8 8 0 2 2 4 4 4 11 0 23-1 34-1 13 0 27 1 39 1 2 0 8 0 8-7 0-4-5-5-7-5-9 0-19-3-19-13 0-4 3-9 6-14 10-17 20-32 30-49 31 0 64 0 96 0 1 9 7 60 7 64 0 11-20 12-28 12-5 0-9 0-9 8 0 4 4 4 5 4 15 0 33-1 48-1 10 0 35 1 44 1 3 0 7 0 7-7 0-5-4-5-9-5-24 0-24-2-25-13-8-79-15-160-23-240-1-8-1-10-8-10-6 0-8 3-10 7-45 74-89 149-134 224zM102 175c26-43 51-85 76-127 5 42 8 84 12 127-29 0-58 0-88 0z"><text:p/></draw:path><draw:path draw:style-name="gr3" draw:text-style-name="P6" svg:width="0.0161in" svg:height="0.0157in" svg:x="2.1028in" svg:y="0.0972in" svg:viewBox="0 0 42 41" svg:d="M42 21c0-12-10-21-21-21s-21 9-21 21c0 11 10 20 21 20s21-9 21-20z"><text:p/></draw:path><draw:path draw:style-name="gr3" draw:text-style-name="P6" svg:width="0.0748in" svg:height="0.1067in" svg:x="2.1398in" svg:y="0.0071in" svg:viewBox="0 0 191 272" svg:d="M118 155c16 41 35 98 40 107 7 9 10 9 21 9 4 0 6 0 9 0s3-1 3-3 0-3-1-5c-4-4-6-10-9-17-26-73-52-146-79-218-9-24-28-28-47-28-2 0-7 0-7 4 0 3 3 4 4 4 12 2 15 4 25 31 12 35 25 70 37 105-35 35-71 70-106 105-5 4-8 6-8 12 0 7 5 11 12 11s10-4 13-9c31-36 62-71 93-108z"><text:p/></draw:path><draw:path draw:style-name="gr3" draw:text-style-name="P6" svg:width="0.0559in" svg:height="0.1063in" svg:x="2.228in" svg:y="0.0071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76in" svg:height="0.087in" svg:x="2.3409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83in" svg:height="0.1028in" svg:x="2.4783in" svg:y="0.0098in" svg:viewBox="0 0 276 262" svg:d="M45 232c-3 15-4 18-35 18-7 0-10 0-10 8 0 4 3 4 10 4 46 0 92 0 138 0 61 0 107-45 107-83 0-27-23-49-60-53 40-8 81-37 81-73 0-29-25-53-73-53-42 0-86 0-129 0-7 0-11 0-11 8 0 4 3 4 11 4 1 0 7 0 14 0 8 1 11 1 11 7 0 1 0 2-2 7-18 69-34 138-52 206zM103 122c8-32 17-64 25-96 3-13 4-14 20-14 17 0 35 0 51 0 33 0 42 22 42 40 0 34-33 70-80 70-19 0-39 0-58 0zM87 250c-6 0-7 0-9 0-4 0-5-1-5-4 0-2 0-2 2-9 9-36 17-71 26-106 24 0 50 0 74 0 37 0 44 28 44 45 0 36-34 74-80 74-18 0-35 0-52 0z"><text:p/></draw:path><draw:path draw:style-name="gr3" draw:text-style-name="P6" svg:width="0.0157in" svg:height="0.0157in" svg:x="2.6083in" svg:y="0.0972in" svg:viewBox="0 0 41 41" svg:d="M41 21c0-12-10-21-21-21s-20 9-20 21c0 11 9 20 20 20s21-9 21-20z"><text:p/></draw:path><draw:path draw:style-name="gr3" draw:text-style-name="P6" svg:width="0.0697in" svg:height="0.0976in" svg:x="2.6398in" svg:y="0.0453in" svg:viewBox="0 0 178 249" svg:d="M177 25c0-2 1-4 1-6 0-7-5-11-12-11-3 0-14 3-15 16-7-14-21-24-37-24-44 0-91 54-91 110 0 38 23 61 51 61 23 0 41-18 45-22h1c-9 34-9 33-13 50-3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35in" svg:height="0.1512in" svg:x="2.7307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44in" svg:height="0.1067in" svg:x="2.7831in" svg:y="0.0071in" svg:viewBox="0 0 190 272" svg:d="M117 155c16 41 35 98 40 107 7 9 10 9 21 9 3 0 6 0 9 0s3-1 3-3 0-3-1-5c-4-4-6-10-9-17-26-73-52-146-79-218-8-24-28-28-47-28-2 0-7 0-7 4 0 3 2 3 4 4 13 2 15 4 25 31 12 35 25 70 37 105-35 35-71 70-106 105-5 4-7 6-7 12 0 7 4 11 11 11s10-4 13-9c31-36 62-71 93-108z"><text:p/></draw:path><draw:path draw:style-name="gr3" draw:text-style-name="P6" svg:width="0.0693in" svg:height="0.0685in" svg:x="2.8697in" svg:y="0.0453in" svg:viewBox="0 0 177 175" svg:d="M129 25c-7-14-19-25-36-25-45 0-93 57-93 113 0 37 21 62 52 62 7 0 26-1 49-29 3 16 17 29 35 29 15 0 23-9 29-21 7-14 12-37 12-38 0-4-3-4-4-4-5 0-5 1-6 7-6 25-14 47-30 47-9 0-11-10-11-17 0-9 0-11 5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76in" svg:height="0.087in" svg:x="2.9984in" svg:y="0.0307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3" draw:text-style-name="P6" svg:width="0.1043in" svg:height="0.1079in" svg:x="3.135in" svg:y="0.0043in" svg:viewBox="0 0 266 275" svg:d="M56 231c-15 26-31 31-47 32-5 1-9 1-9 8 0 2 2 4 5 4 11 0 22-1 33-1 14 0 27 1 39 1 3 0 8 0 8-7 0-4-4-5-7-5-9 0-18-3-18-13 0-4 3-9 6-14 10-17 20-32 30-49 32 0 65 0 96 0 2 9 6 60 6 64 0 11-20 12-28 12-5 0-8 0-8 8 0 4 4 4 5 4 16 0 32-1 49-1 8 0 33 1 42 1 3 0 8 0 8-7 0-5-4-5-10-5-23 0-23-2-24-13-8-79-16-160-24-240 0-8 0-10-7-10-6 0-7 3-11 7-45 74-89 149-134 224zM102 175c26-43 51-85 76-127 5 42 9 84 13 127-29 0-59 0-89 0z"><text:p/></draw:path><draw:path draw:style-name="gr3" draw:text-style-name="P6" svg:width="0.0157in" svg:height="0.0157in" svg:x="3.2571in" svg:y="0.0972in" svg:viewBox="0 0 41 41" svg:d="M41 21c0-12-9-21-20-21-12 0-21 9-21 21 0 11 9 20 21 20 11 0 20-9 20-20z"><text:p/></draw:path><draw:path draw:style-name="gr3" draw:text-style-name="P6" svg:width="0.0555in" svg:height="0.1063in" svg:x="3.2933in" svg:y="0.0071in" svg:viewBox="0 0 142 271" svg:d="M74 4c0-1 0-4-5-4-9 0-37 3-47 3-3 1-8 1-8 8 0 6 4 6 10 6 19 0 19 2 19 6 0 2-3 16-6 23-10 42-21 84-30 127-6 19-7 25-7 37 0 37 21 61 49 61 46 0 93-57 93-112 0-36-20-62-52-62-17 0-33 11-45 23 10-39 19-77 29-116zM37 150c3-8 3-9 7-13 19-26 36-31 46-31 13 0 24 11 24 36 0 23-13 66-19 80-14 27-31 40-46 40-13 0-26-10-26-38 0-8 0-15 7-39 2-12 5-24 7-35z"><text:p/></draw:path><draw:path draw:style-name="gr3" draw:text-style-name="P6" svg:width="0.035in" svg:height="0.1512in" svg:x="3.360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5">, </text:span><text:span text:style-name="T5"><draw:g text:anchor-type="as-char" svg:y="-0.1193in" draw:z-index="291" draw:name="Shape263" draw:style-name="gr1"><svg:title>TexMaths</svg:title><svg:desc>11§display§A, B, C \neq \emptyset§svg§600§FALSE§</svg:desc><draw:path draw:style-name="gr2" draw:text-style-name="P5" svg:width="0.7469in" svg:height="0.1339in" svg:x="0.0024in" svg:y="0.0075in" svg:viewBox="0 0 1898 341" svg:d="M0 0c632 0 1266 0 1898 0 0 114 0 227 0 341-632 0-1266 0-1898 0 0-114 0-227 0-341z"><text:p/></draw:path><draw:path draw:style-name="gr3" draw:text-style-name="P6" svg:width="0.1039in" svg:height="0.1075in" svg:x="-0.0004in" svg:y="0.0087in" svg:viewBox="0 0 265 274" svg:d="M56 230c-15 27-31 31-47 33-6 0-9 0-9 8 0 2 2 3 5 3 10 0 22-1 33-1 14 0 27 1 39 1 2 0 8 0 8-6 0-5-4-5-7-5-9-1-18-4-18-14 0-4 3-9 6-14 10-17 19-33 29-49 33 0 64 0 97 0 0 8 6 60 6 64 0 11-20 13-28 13-5 0-9 0-9 8 0 3 3 2 5 3 17 0 33-1 48-1 10 0 35 1 44 1 3 0 7 0 7-7 0-4-3-4-9-4-24 0-24-3-25-14-8-79-15-160-23-240-1-8-1-9-8-9-5 0-8 2-10 7-45 75-89 149-134 223zM102 175c26-43 51-86 76-128 5 42 8 85 12 128-29 0-58 0-88 0z"><text:p/></draw:path><draw:path draw:style-name="gr3" draw:text-style-name="P6" svg:width="0.0173in" svg:height="0.0453in" svg:x="0.1217in" svg:y="0.1016in" svg:viewBox="0 0 45 116" svg:d="M45 41c0-26-10-41-25-41-12 0-20 10-20 21 0 10 8 20 20 20 4 0 10-1 14-5 1-1 1-1 1-1 1 0 1 0 1 6 0 28-13 52-26 64-5 4-5 5-5 6 0 4 3 5 5 5 4 0 35-30 35-75z"><text:p/></draw:path><draw:path draw:style-name="gr3" draw:text-style-name="P6" svg:width="0.1083in" svg:height="0.1028in" svg:x="0.1823in" svg:y="0.0138in" svg:viewBox="0 0 276 262" svg:d="M46 233c-4 15-4 18-35 18-7 0-11 0-11 8 0 3 3 3 11 3 46 0 91 0 137 0 62 0 107-45 107-81 0-29-22-51-59-55 39-7 80-36 80-73 0-28-25-53-71-53-43 0-87 0-130 0-8 0-11 0-11 8 0 4 3 4 10 4 1 0 8 0 15 1 7 0 10 1 10 6 0 2 0 3-1 7-18 69-34 138-52 207zM104 122c8-32 17-64 25-96 3-13 3-14 21-14 16 0 33 0 49 0 34 0 42 23 42 40 0 34-33 70-80 70-19 0-38 0-57 0zM87 251c-6 0-7 0-9-1-3 0-4-1-4-3 0-1 0-2 1-9 9-35 18-72 27-107 24 0 49 0 73 0 37 0 44 29 44 45 0 38-34 75-79 75-18 0-36 0-53 0z"><text:p/></draw:path><draw:path draw:style-name="gr3" draw:text-style-name="P6" svg:width="0.0173in" svg:height="0.0453in" svg:x="0.3122in" svg:y="0.1016in" svg:viewBox="0 0 45 116" svg:d="M45 41c0-26-10-41-25-41-12 0-20 10-20 21 0 10 8 20 20 20 5 0 10-1 14-5 1-1 1-1 1-1 1 0 1 0 1 6 0 28-13 52-26 64-5 4-5 5-5 6 0 4 3 5 5 5 4 0 35-30 35-75z"><text:p/></draw:path><draw:path draw:style-name="gr3" draw:text-style-name="P6" svg:width="0.1079in" svg:height="0.1098in" svg:x="0.374in" svg:y="0.0102in" svg:viewBox="0 0 275 280" svg:d="M275 4c0-1-1-4-4-4-2 0-3 1-6 6-9 9-19 19-27 29-4-5-21-35-64-35-87 0-174 86-174 175 0 63 46 105 104 105 35 0 64-16 84-33 36-32 43-66 43-67 0-4-3-3-4-4-3 0-5 1-6 4-3 11-12 37-38 60-28 21-52 28-72 28-35 0-76-20-76-80 0-22 9-83 47-128 24-28 60-48 94-48 40 0 63 30 63 75 0 15-1 15-1 20 0 3 4 3 5 3 6 0 6 0 8-8 7-33 16-65 24-98z"><text:p/></draw:path><draw:path draw:style-name="gr3" draw:text-style-name="P6" svg:width="0.076in" svg:height="0.1406in" svg:x="0.5492in" svg:y="0.0087in" svg:viewBox="0 0 194 358" svg:d="M190 14c4-5 4-5 4-6 0-4-4-8-8-8-6 0-7 2-9 8-58 111-115 223-174 335-3 5-3 6-3 7 0 4 3 8 8 8s6-2 8-8c59-112 116-223 174-336z"><text:p/></draw:path><draw:path draw:style-name="gr3" draw:text-style-name="P6" svg:width="0.1008in" svg:height="0.035in" svg:x="0.5366in" svg:y="0.061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1in" svg:height="0.1283in" svg:x="0.6961in" svg:y="0in" svg:viewBox="0 0 156 327" svg:d="M132 8c0-5-3-8-9-8-5 0-6 4-9 12-4 16-1 2-5 18-5-2-17-8-31-8-22 0-47 11-62 41-15 31-16 66-16 102 0 25 0 93 33 123-9 29-9 30-9 32 0 4 3 7 8 7 6 0 8-4 10-13 4-15 0-1 4-16 10 4 21 7 32 7 43 0 59-36 67-55 10-26 11-58 11-85 0-28 0-93-34-125 3-11 7-21 10-32zM38 270c-13-26-13-74-13-110 0-31 0-58 6-83 7-35 29-47 47-47 8 0 18 2 28 11-22 76-46 153-68 229zM118 56c12 22 12 67 12 104 0 28 0 56-5 81-6 41-27 55-47 55-9 0-19-2-27-11 22-76 45-153 67-229z"><text:p/></draw:path></draw:g></text:span></text:p>
      <text:p text:style-name="P77">טענה: <text:span text:style-name="T5"><draw:g text:anchor-type="as-char" svg:y="-0.1134in" draw:z-index="269" draw:name="Shape263" draw:style-name="gr1"><svg:title>TexMaths</svg:title><svg:desc>11§display§\dom(f) = (A \to B) \to C, \range(f) = A \to (B \to C)§svg§600§FALSE§</svg:desc><draw:path draw:style-name="gr2" draw:text-style-name="P5" svg:width="3.4012in" svg:height="0.1358in" svg:x="0.0327in" svg:y="0.0071in" svg:viewBox="0 0 8640 346" svg:d="M4321 346c-1441 0-2881 0-4321 0 0-116 0-230 0-346 2880 0 5760 0 8640 0 0 116 0 230 0 346-1440 0-2880 0-4319 0z"><text:p/></draw:path><draw:path draw:style-name="gr3" draw:text-style-name="P6" svg:width="0.0744in" svg:height="0.1063in" svg:x="0in" svg:y="0.0071in" svg:viewBox="0 0 190 271" svg:d="M134 246c0 8 0 17 0 25 19-1 38-2 56-5 0-3 0-7 0-12-26 0-29-2-29-21 0-77 0-155 0-233-19 1-38 3-56 4 0 5 0 8 0 13 27 0 30 2 30 20 0 28 0 55 0 84-11-14-27-24-48-24-46 0-87 38-87 88 0 47 39 86 83 86 24 0 41-13 51-25zM134 143c0 27 0 53 0 78 0 7 0 8-4 15-12 18-29 26-46 26s-31-10-40-24c-11-17-12-38-12-53 0-14 1-37 12-55 9-12 23-24 44-24 13 0 30 5 42 23 4 6 4 8 4 14z"><text:p/></draw:path><draw:path draw:style-name="gr3" draw:text-style-name="P6" svg:width="0.0673in" svg:height="0.0693in" svg:x="0.0835in" svg:y="0.0453in" svg:viewBox="0 0 172 177" svg:d="M172 90c0-49-39-90-86-90-49 0-86 42-86 90 0 50 41 87 86 87 46 0 86-37 86-87zM86 167c-17 0-33-7-44-25-10-18-10-41-10-55s0-35 10-53c10-17 28-25 44-25s34 9 44 25c10 17 10 39 10 53s0 35-9 52-25 28-45 28z"><text:p/></draw:path><draw:path draw:style-name="gr3" draw:text-style-name="P6" svg:width="0.1189in" svg:height="0.0669in" svg:x="0.1602in" svg:y="0.0453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3" draw:text-style-name="P6" svg:width="0.0346in" svg:height="0.1512in" svg:x="0.2976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76in" svg:height="0.1374in" svg:x="0.3496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46in" svg:height="0.1512in" svg:x="0.4413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5421in" svg:y="0.0571in" svg:viewBox="0 0 257 91" svg:d="M244 17c7 0 13-2 13-9 0-8-6-8-12-8-77 0-155 0-232 0-5 0-13 0-13 8 0 7 8 9 13 9 77 0 154 0 231 0zM245 91c6 0 12 0 12-7 0-9-6-9-13-9-77 0-154 0-231 0-5 0-13 0-13 9 0 7 8 7 13 7 77 0 155 0 232 0z"><text:p/></draw:path><draw:path draw:style-name="gr3" draw:text-style-name="P6" svg:width="0.0346in" svg:height="0.1512in" svg:x="0.7098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1039in" svg:height="0.1079in" svg:x="0.7591in" svg:y="0.0043in" svg:viewBox="0 0 265 275" svg:d="M55 231c-15 26-30 31-47 32-5 1-8 1-8 8 0 2 1 4 4 4 11 0 24-1 33-1 14 0 27 1 40 1 2 0 7 0 7-7 0-4-4-5-6-5-9 0-19-3-19-13 0-4 3-9 6-14 10-17 20-32 30-49 32 0 65 0 96 0 2 9 7 60 7 64 0 11-21 12-29 12-5 0-8 0-8 8 0 4 4 4 5 4 16 0 32-1 49-1 9 0 34 1 42 1 4 0 8 0 8-7 0-5-4-5-9-5-24 0-24-2-25-13-8-79-16-160-24-240 0-8 0-10-7-10-6 0-7 3-10 7-45 74-90 149-135 224zM101 175c26-43 52-85 77-127 5 42 8 84 12 127-29 0-59 0-89 0z"><text:p/></draw:path><draw:path draw:style-name="gr3" draw:text-style-name="P6" svg:width="0.1346in" svg:height="0.0787in" svg:x="0.9185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83in" svg:height="0.1028in" svg:x="1.111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3" draw:text-style-name="P6" svg:width="0.0346in" svg:height="0.1512in" svg:x="1.2366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1.3374in" svg:y="0.0362in" svg:viewBox="0 0 343 201" svg:d="M301 109c-20 15-31 32-34 36-17 27-21 51-21 52 0 4 5 4 8 4 7 0 7-1 9-7 9-38 31-71 75-88 4-1 5-4 5-6 0-3-1-2-2-3-18-7-64-27-79-91-1-5-1-6-8-6-3 0-8 0-8 4 0 2 4 26 20 51 8 12 19 25 35 37-95 0-191 0-287 0-6 0-14-1-14 8 0 8 8 9 14 9 96 0 192 0 287 0z"><text:p/></draw:path><draw:path draw:style-name="gr3" draw:text-style-name="P6" svg:width="0.1075in" svg:height="0.1098in" svg:x="1.5315in" svg:y="0.0067in" svg:viewBox="0 0 274 280" svg:d="M274 3c0-1-1-3-4-3-2 0-2 0-6 4-9 10-19 20-27 30-4-5-21-34-64-34-86 0-173 85-173 175 0 63 45 105 105 105 33 0 62-16 83-33 35-32 42-66 42-68 0-4-3-4-4-4-3 0-5 1-5 4-4 11-13 38-39 60-27 22-51 29-71 29-35 0-76-20-76-80 0-22 8-85 46-130 25-27 61-46 95-46 40 0 62 30 62 75 0 15-1 14-1 19 0 3 4 4 6 4 5 0 5-1 7-8 7-33 16-66 24-99z"><text:p/></draw:path><draw:path draw:style-name="gr3" draw:text-style-name="P6" svg:width="0.0173in" svg:height="0.0453in" svg:x="1.648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508in" svg:height="0.0669in" svg:x="1.7063in" svg:y="0.0453in" svg:viewBox="0 0 130 171" svg:d="M54 43c0-14 0-29 0-43-18 1-36 3-54 4 0 5 0 8 0 13 26 0 30 2 30 22 0 34 0 68 0 103 0 17-5 17-30 17 0 3 0 7 0 12 15 0 33-1 44-1 15 0 34 0 50 1 0-5 0-9 0-12-4 0-6 0-9 0-29 0-30-5-30-18 0-20 0-40 0-60 0-38 17-72 46-72 2 0 4 0 5 0-1 1-9 5-9 15 0 11 8 17 16 17 7 0 17-5 17-17 0-13-12-24-29-24-28 0-42 26-47 43z"><text:p/></draw:path><draw:path draw:style-name="gr3" draw:text-style-name="P6" svg:width="0.0685in" svg:height="0.0693in" svg:x="1.7677in" svg:y="0.0453in" svg:viewBox="0 0 175 177" svg:d="M113 144c1 16 12 31 30 31 8 0 32-5 32-36 0-8 0-16 0-22-3 0-7 0-10 0 0 6 0 14 0 22 0 22-10 24-14 24-12 0-15-17-15-19 0-26 0-52 0-77 0-16 0-32-13-46-15-14-34-21-53-21-31 0-58 19-58 44 0 11 8 18 18 18 11 0 17-8 17-18 0-4-2-18-19-18 11-13 29-17 41-17 19 0 41 14 41 49 0 5 0 10 0 15-20 1-46 2-70 13-30 13-40 33-40 51 0 30 39 40 63 40 25 0 43-15 50-33zM110 80c0 12 0 26 0 39 0 36-27 49-45 49-19 0-35-13-35-33s16-52 80-55z"><text:p/></draw:path><draw:path draw:style-name="gr3" draw:text-style-name="P6" svg:width="0.076in" svg:height="0.0669in" svg:x="1.8429in" svg:y="0.0453in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3" draw:text-style-name="P6" svg:width="0.0693in" svg:height="0.0992in" svg:x="1.9264in" svg:y="0.0449in" svg:viewBox="0 0 177 253" svg:d="M76 109c-34 0-34-39-34-47 0-11 0-23 6-33 3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9 0-12-1-20-13-20-26zM86 244c-39 0-65-19-65-38 0-18 14-32 32-33 8 0 14 0 22 0 33 0 77 0 77 33 0 20-28 38-66 38z"><text:p/></draw:path><draw:path draw:style-name="gr3" draw:text-style-name="P6" svg:width="0.0587in" svg:height="0.0693in" svg:x="2.0028in" svg:y="0.0453in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3" draw:text-style-name="P6" svg:width="0.035in" svg:height="0.1512in" svg:x="2.0811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0756in" svg:height="0.1374in" svg:x="2.1335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" draw:text-style-name="P6" svg:width="0.035in" svg:height="0.1512in" svg:x="2.2248in" svg:y="0in" svg:viewBox="0 0 90 385" svg:d="M90 193c0-30-4-76-26-120-23-48-56-73-60-73-3 0-4 2-4 4s0 2 8 9c37 38 59 99 59 180 0 65-14 133-61 181-6 6-6 6-6 7 0 2 1 4 4 4 4 0 39-26 61-76 20-41 25-84 25-116z"><text:p/></draw:path><draw:path draw:style-name="gr3" draw:text-style-name="P6" svg:width="0.1008in" svg:height="0.0354in" svg:x="2.32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039in" svg:height="0.1079in" svg:x="2.4839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" draw:text-style-name="P6" svg:width="0.1346in" svg:height="0.0787in" svg:x="2.6433in" svg:y="0.0362in" svg:viewBox="0 0 343 201" svg:d="M300 109c-21 15-30 32-34 36-17 27-21 51-21 52 0 4 5 4 8 4 7 0 8-1 9-7 9-38 32-71 76-88 4-1 5-4 5-6 0-3-2-3-3-3-17-7-64-27-78-91-1-5-2-6-9-6-3 0-8 0-8 4 0 2 4 26 20 51 8 12 19 25 35 37-95 0-191 0-287 0-6 0-13-1-13 8 0 8 7 9 13 9 96 0 192 0 287 0z"><text:p/></draw:path><draw:path draw:style-name="gr3" draw:text-style-name="P6" svg:width="0.035in" svg:height="0.1512in" svg:x="2.8441in" svg:y="0in" svg:viewBox="0 0 90 385" svg:d="M90 381c0-1 0-1-6-8-49-49-61-122-61-180 0-67 14-135 62-182 5-5 5-5 5-7 0-3-2-4-4-4-3 0-39 26-62 76-20 42-24 85-24 117 0 29 4 76 25 120 25 47 58 72 61 72 2 0 4-1 4-4z"><text:p/></draw:path><draw:path draw:style-name="gr3" draw:text-style-name="P6" svg:width="0.1083in" svg:height="0.1028in" svg:x="2.8949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3" draw:text-style-name="P6" svg:width="0.1346in" svg:height="0.0787in" svg:x="3.0618in" svg:y="0.0362in" svg:viewBox="0 0 343 201" svg:d="M301 109c-20 15-31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1079in" svg:height="0.1098in" svg:x="3.2555in" svg:y="0.0067in" svg:viewBox="0 0 275 280" svg:d="M275 3c0-1-1-3-4-3-1 0-1 0-6 4-9 10-19 20-27 30-4-5-21-34-64-34-86 0-174 85-174 175 0 63 46 105 106 105 33 0 62-16 83-33 35-32 42-66 42-68 0-4-3-4-4-4-3 0-5 1-6 4-3 11-12 38-38 60-27 22-51 29-72 29-34 0-76-20-76-80 0-22 9-85 48-130 23-27 59-46 94-46 40 0 62 30 62 75 0 15-1 14-1 19 0 3 4 4 6 4 5 0 5-1 7-8 8-33 16-66 24-99z"><text:p/></draw:path><draw:path draw:style-name="gr3" draw:text-style-name="P6" svg:width="0.035in" svg:height="0.1512in" svg:x="3.3764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5">, </text:span><text:span text:style-name="T5"><draw:g text:anchor-type="as-char" svg:y="-0.1075in" draw:z-index="270" draw:name="Shape264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לא חח"ע. </text:span></text:p>
      <text:p text:style-name="P77">צ.ל.: <text:span text:style-name="T5"><draw:g text:anchor-type="as-char" svg:y="-0.1075in" draw:z-index="271" draw:name="Shape265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<text:s/>לא חח"ע</text:span></text:p>
      <text:p text:style-name="P77">הוכחה: <text:span text:style-name="T5">נבחר </text:span><text:span text:style-name="T5"><draw:g text:anchor-type="as-char" svg:y="-0.1134in" draw:z-index="272" draw:name="Shape266" draw:style-name="gr1"><svg:title>TexMaths</svg:title><svg:desc>11§display§g_1, g_2 \colon (A \to B) \to C§svg§600§FALSE§</svg:desc><draw:path draw:style-name="gr2" draw:text-style-name="P5" svg:width="1.3874in" svg:height="0.1354in" svg:x="0.0059in" svg:y="0.0071in" svg:viewBox="0 0 3525 345" svg:d="M0 0c1175 0 2350 0 3525 0 0 115 0 230 0 345-1175 0-2350 0-3525 0 0-115 0-230 0-345z"><text:p/></draw:path><draw:path draw:style-name="gr3" draw:text-style-name="P6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" draw:text-style-name="P6" svg:width="0.0386in" svg:height="0.0701in" svg:x="0.0823in" svg:y="0.0661in" svg:viewBox="0 0 99 179" svg:d="M62 8c0-7-1-8-8-8-18 18-43 18-54 18 0 3 0 6 0 10 7 0 25 0 40-8 0 45 0 91 0 137 0 9 0 13-28 13-3 0-6 0-10 0 0 3 0 6 0 9 6 0 39-1 49-1 7 0 41 1 48 1 0-3 0-6 0-9-3 0-7 0-10 0-27 0-27-4-27-13 0-50 0-100 0-149z"><text:p/></draw:path><draw:path draw:style-name="gr3" draw:text-style-name="P6" svg:width="0.0173in" svg:height="0.0453in" svg:x="0.152in" svg:y="0.0972in" svg:viewBox="0 0 45 116" svg:d="M45 41c0-26-9-41-24-41-13 0-21 10-21 21 0 10 8 21 21 21 4 0 10-2 13-6 1-1 1-1 2-1 0 2 1 0 1 6 0 28-14 51-26 65-4 3-4 4-4 5 0 4 2 5 4 5 3 0 34-30 34-75z"><text:p/></draw:path><draw:path draw:style-name="gr3" draw:text-style-name="P6" svg:width="0.0693in" svg:height="0.0972in" svg:x="0.2094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" draw:text-style-name="P6" svg:width="0.0469in" svg:height="0.0701in" svg:x="0.2858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" draw:text-style-name="P6" svg:width="0.0157in" svg:height="0.065in" svg:x="0.378in" svg:y="0.048in" svg:viewBox="0 0 41 166" svg:d="M41 20c0-11-10-20-21-20-12 0-20 9-20 20s8 21 20 21c11 0 21-10 21-21zM41 145c0-11-10-21-21-21-12 0-20 10-20 21s8 21 20 21c11 0 21-10 21-21z"><text:p/></draw:path><draw:path draw:style-name="gr3" draw:text-style-name="P6" svg:width="0.0346in" svg:height="0.1508in" svg:x="0.4728in" svg:y="0in" svg:viewBox="0 0 89 384" svg:d="M89 380c0-1 0-1-5-8-49-48-62-121-62-179 0-67 15-135 63-183 4-4 4-4 4-7 0-2-1-3-3-3-5 0-39 26-62 75-20 43-24 86-24 118 0 28 4 76 25 119 23 47 56 72 61 72 2 0 3-1 3-4z"><text:p/></draw:path><draw:path draw:style-name="gr3" draw:text-style-name="P6" svg:width="0.1039in" svg:height="0.1079in" svg:x="0.522in" svg:y="0.0043in" svg:viewBox="0 0 265 275" svg:d="M56 230c-15 27-31 32-48 33-5 0-8 0-8 8 0 2 2 4 6 4 9 0 22-2 33-2 12 0 26 2 38 2 2 0 8 0 8-7 0-5-4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3" draw:text-style-name="P6" svg:width="0.1346in" svg:height="0.078in" svg:x="0.6815in" svg:y="0.0362in" svg:viewBox="0 0 343 199" svg:d="M301 108c-20 16-31 32-35 37-17 27-13 33-20 50 0 4 5 4 8 4 7 0 7 0 8-6 9-38 32-70 76-87 4-3 5-4 5-6s-2-4-3-4c-17-7-64-26-78-90-1-5-1-6-8-6-3 0-8 0-8 4 0 2 4 26 20 51 8 12 19 25 35 37-95 0-191 0-287 0-6 0-14 0-14 8s8 8 14 8c96 0 192 0 287 0z"><text:p/></draw:path><draw:path draw:style-name="gr3" draw:text-style-name="P6" svg:width="0.1079in" svg:height="0.1031in" svg:x="0.8736in" svg:y="0.0098in" svg:viewBox="0 0 275 263" svg:d="M45 232c-4 16-4 19-35 19-7 0-10 0-10 8 0 4 3 4 10 4 46 0 91 0 137 0 62 0 107-46 107-82 0-28-22-51-59-54 39-8 80-37 80-73 0-29-25-54-71-54-43 0-87 0-130 0-8 0-11 0-11 8 0 4 3 4 11 4 4 0 7 0 14 1s10 1 10 7c0 1 0 2-1 6-18 69-34 138-52 206zM103 122c8-32 17-63 25-94 3-15 4-16 21-16 16 0 33 0 49 0 34 0 42 23 42 40 0 34-33 70-80 70-19 0-38 0-57 0zM86 251c-6 0-6 0-8-1-4 0-5 0-5-3 0-1 0-3 2-9 9-35 17-72 26-107 24 0 49 0 73 0 37 0 45 29 45 45 0 38-35 75-80 75-18 0-36 0-53 0z"><text:p/></draw:path><draw:path draw:style-name="gr3" draw:text-style-name="P6" svg:width="0.0346in" svg:height="0.1508in" svg:x="0.9988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1346in" svg:height="0.078in" svg:x="1.1in" svg:y="0.0362in" svg:viewBox="0 0 343 199" svg:d="M301 108c-20 16-31 32-35 37-16 27-13 33-20 50 0 4 5 4 8 4 7 0 7 0 9-6 9-38 31-70 75-87 4-3 5-4 5-6s-1-3-2-4c-18-7-64-26-79-90-1-5-1-6-8-6-3 0-8 0-8 4 0 2 4 26 20 51 8 12 19 25 35 37-95 0-191 0-287 0-6 0-14 0-14 8s8 8 14 8c96 0 192 0 287 0z"><text:p/></draw:path><draw:path draw:style-name="gr3" draw:text-style-name="P6" svg:width="0.1075in" svg:height="0.1094in" svg:x="1.2941in" svg:y="0.0071in" svg:viewBox="0 0 274 279" svg:d="M274 3c0-1-1-3-4-3-2 0-2 0-6 4-9 10-19 20-27 30-4-5-21-34-64-34-86 0-173 85-173 174 0 63 45 105 105 105 33 0 62-16 83-33 35-32 42-65 42-68s-3-3-4-3c-3 0-5 1-5 3-4 12-13 38-39 61-27 21-51 27-72 27-34 0-75-19-75-78 0-22 8-85 46-130 24-27 60-46 95-46 40 0 62 30 62 74 0 15-1 15-1 20 0 3 4 3 6 3 5 0 5 0 7-8 7-33 16-65 24-98z"><text:p/></draw:path></draw:g></text:span><text:span text:style-name="T5"><text:s/></text:span><text:span text:style-name="T48">המוגדרות בכתיב למדא לפי: </text:span></text:p>
      <text:p text:style-name="P8"><draw:g text:anchor-type="as-char" svg:y="-0.1902in" draw:z-index="284" draw:name="Shape267" draw:style-name="gr1"><svg:title>TexMaths</svg:title><svg:desc>11§latex§\begin{align*}
  g_1 &amp;= \lambda h \in A \to B. h(0) \\
  g_2 &amp;= \lambda h \in A \to B. h(1)
\end{align*}§svg§600§FALSE§</svg:desc><draw:path draw:style-name="gr2" draw:text-style-name="P5" svg:width="1.4732in" svg:height="0.3642in" svg:x="0.0059in" svg:y="0.0079in" svg:viewBox="0 0 3743 926" svg:d="M0 0c1248 0 2495 0 3743 0 0 308 0 617 0 926-1248 0-2495 0-3743 0 0-309 0-618 0-926z"><text:p/></draw:path><draw:path draw:style-name="gr3" draw:text-style-name="P6" svg:width="0.0697in" svg:height="0.098in" svg:x="0.0004in" svg:y="0.0469in" svg:viewBox="0 0 178 250" svg:d="M177 25c0-2 1-4 1-6 0-7-5-11-12-11-3 0-14 3-15 16-7-14-21-24-37-24-44 0-91 54-91 110 0 39 23 61 51 61 23 0 42-18 45-22h1c-9 35-13 50-13 51-2 4-15 42-56 42-7 0-20-1-31-4 12-4 16-13 16-20s-4-13-15-13c-8 0-21 6-21 22 0 15 14 23 52 23 48 0 76-30 82-53 15-57 29-114 43-172zM127 121c-3 11-11 20-20 28-8 6-20 14-32 14-19 0-24-21-24-36 0-18 11-64 21-84 11-19 27-34 44-34 25 0 30 31 30 33s-1 4-1 5c-6 25-12 50-18 74z"><text:p/></draw:path><draw:path draw:style-name="gr3" draw:text-style-name="P6" svg:width="0.0386in" svg:height="0.0701in" svg:x="0.0823in" svg:y="0.0665in" svg:viewBox="0 0 99 179" svg:d="M62 8c0-8 0-8-8-8-18 17-42 18-54 18 0 3 0 5 0 8 7 0 25 0 40-6 0 46 0 91 0 137 0 9 0 12-28 12-3 0-6 0-10 0 0 4 0 7 0 10 6 0 39-1 49-1 8 0 43 1 48 1 0-3 0-6 0-10-3 0-7 0-10 0-27 0-27-3-27-12 0-49 0-100 0-149z"><text:p/></draw:path><draw:path draw:style-name="gr3" draw:text-style-name="P6" svg:width="0.1004in" svg:height="0.035in" svg:x="0.1902in" svg:y="0.0583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8in" svg:height="0.1071in" svg:x="0.35in" svg:y="0.0087in" svg:viewBox="0 0 191 273" svg:d="M118 155c16 41 34 99 40 109 7 8 10 8 21 8 3 0 6 0 8 0 4 0 4-2 4-3 0-2 0-3-1-4-4-4-6-11-10-18-26-74-51-147-78-219-8-24-29-28-47-28-2 0-7 0-7 4 0 3 3 4 4 4 12 2 15 4 25 31 12 35 25 70 37 105-35 35-71 71-106 106-5 4-8 6-8 12 0 7 6 11 12 11 7 0 10-4 13-8 31-37 62-73 93-110z"><text:p/></draw:path><draw:path draw:style-name="gr3" draw:text-style-name="P6" svg:width="0.0744in" svg:height="0.1067in" svg:x="0.4394in" svg:y="0.0087in" svg:viewBox="0 0 190 272" svg:d="M90 4c0-1 0-4-5-4-9 0-38 2-48 3-3 1-7 1-7 8 0 4 4 4 10 4 18 0 18 4 18 7 0 2-1 6-1 8-18 75-37 148-56 223-1 6-1 6-1 8 0 10 8 11 11 11 7 0 13-5 14-10 3-10 6-20 8-30 3-12 6-23 9-34 2-9 4-18 6-26 0-3 4-15 5-18s12-24 25-35c9-6 21-13 38-13 16 0 20 13 20 26 0 21-14 64-24 87-2 9-4 13-4 21 0 19 13 32 32 32 36 0 50-56 50-60 0-3-4-3-5-3-3 0-3 1-6 7-5 21-17 48-39 48-7 0-9-4-9-13 0-10 3-19 7-28 6-16 24-62 24-84 0-26-16-42-45-42-25 0-43 12-58 30 10-41 21-82 31-123z"><text:p/></draw:path><draw:path draw:style-name="gr3" draw:text-style-name="P6" svg:width="0.076in" svg:height="0.0874in" svg:x="0.5736in" svg:y="0.0319in" svg:viewBox="0 0 194 223" svg:d="M179 120c7 0 15 0 15-8 0-7-8-7-15-7-55 0-109 0-164 0 6-52 50-90 105-90 20 0 40 0 59 0 7 0 15 0 15-7 0-8-8-8-15-8-19 0-40 0-60 0-66 0-119 50-119 112s53 111 119 111c20 0 41 0 60 0 7 0 15 0 15-7 0-8-8-8-15-8-19 0-39 0-59 0-55 0-99-36-105-88 55 0 109 0 164 0z"><text:p/></draw:path><draw:path draw:style-name="gr3" draw:text-style-name="P6" svg:width="0.1039in" svg:height="0.1083in" svg:x="0.7098in" svg:y="0.0051in" svg:viewBox="0 0 265 276" svg:d="M56 232c-15 27-31 31-48 33-5 0-8 0-8 8 0 2 2 3 6 3 9 0 22-1 33-1 12 0 26 1 38 1 2 0 8 0 8-6 0-5-5-5-7-5-9-1-19-4-19-14 0-4 4-9 6-14 10-17 20-33 30-50 32 0 65 0 96 0 2 9 7 61 7 65 0 11-20 13-27 13-6 0-10 0-10 8 0 3 4 3 5 3 17 0 33-1 49-1 9 0 34 1 44 1 2 0 6 0 6-7 0-4-3-4-9-4-24 0-24-3-25-14-8-82-15-162-23-242-1-8-1-9-8-9-6 0-7 2-10 7-45 74-89 150-134 225zM102 175c26-43 51-85 76-128 5 43 8 85 12 128-29 0-58 0-88 0z"><text:p/></draw:path><draw:path draw:style-name="gr3" draw:text-style-name="P6" svg:width="0.1346in" svg:height="0.0787in" svg:x="0.8689in" svg:y="0.0366in" svg:viewBox="0 0 343 201" svg:d="M301 109c-20 15-31 32-35 36-17 28-13 34-20 52 0 4 5 4 8 4 7 0 7 0 8-7 10-38 32-71 76-88 4-1 5-3 5-5 0-3-2-4-3-4-17-7-64-27-78-91-1-5-1-6-8-6-3 0-8 0-8 4 0 2 4 26 20 52 8 11 19 24 35 38-95 0-191 0-287 0-6 0-14 0-14 7 0 8 8 8 14 8 96 0 192 0 287 0z"><text:p/></draw:path><draw:path draw:style-name="gr3" draw:text-style-name="P6" svg:width="0.1083in" svg:height="0.1031in" svg:x="1.0618in" svg:y="0.0102in" svg:viewBox="0 0 276 263" svg:d="M45 233c-3 16-4 19-35 19-7 0-10 0-10 8 0 3 3 3 10 3 46 0 92 0 139 0 60 0 106-45 106-83 0-28-23-50-60-55 40-7 81-36 81-72 0-29-26-53-72-53-43 0-87 0-130 0-8 0-11 0-11 8 0 3 3 3 11 3 4 0 7 0 14 1s11 1 11 7c0 1-1 2-2 6-18 70-34 139-52 208zM103 122c8-32 17-64 25-96 3-14 4-15 21-15 16 0 33 0 49 0 34 0 43 23 43 41 0 33-34 70-81 70-19 0-38 0-57 0zM86 252c-6 0-6 0-8-1-4 0-5-1-5-3 0-1 0-3 2-9 9-36 17-73 26-108 24 0 49 0 73 0 37 0 45 29 45 45 0 38-34 76-80 76-18 0-36 0-53 0z"><text:p/></draw:path><draw:path draw:style-name="gr3" draw:text-style-name="P6" svg:width="0.0157in" svg:height="0.0157in" svg:x="1.1913in" svg:y="0.0984in" svg:viewBox="0 0 41 41" svg:d="M41 21c0-11-9-21-20-21s-21 10-21 21 10 20 21 20 20-9 20-20z"><text:p/></draw:path><draw:path draw:style-name="gr3" draw:text-style-name="P6" svg:width="0.074in" svg:height="0.1067in" svg:x="1.2287in" svg:y="0.0087in" svg:viewBox="0 0 189 272" svg:d="M89 4c0-1 0-4-4-4-9 0-38 2-48 3-3 1-7 1-7 8 0 4 4 4 10 4 18 0 18 4 18 7 0 2-1 6-1 8-18 75-37 148-56 223-1 6-1 6-1 8 0 10 8 11 11 11 7 0 12-5 14-10 3-10 6-20 8-30 3-12 6-23 9-34 2-9 4-18 6-26 0-3 4-15 4-18 1-3 13-24 26-35 9-6 21-13 38-13 16 0 20 13 20 26 0 21-14 64-24 87-3 9-4 13-4 21 0 19 13 32 31 32 36 0 50-56 50-60 0-3-3-3-4-3-3 0-3 1-6 7-5 21-18 48-39 48-7 0-9-4-9-13 0-10 3-19 7-28 6-16 23-62 23-84 0-26-16-42-44-42-25 0-43 12-58 30 10-41 20-82 30-123z"><text:p/></draw:path><draw:path draw:style-name="gr3" draw:text-style-name="P6" svg:width="0.0346in" svg:height="0.1516in" svg:x="1.3232in" svg:y="0in" svg:viewBox="0 0 89 386" svg:d="M89 383c0-1 0-2-6-9-48-48-61-122-61-180 0-69 15-136 63-184 4-4 4-4 4-6 0-3-1-4-3-4-5 0-39 26-62 75-20 43-24 86-24 119 0 29 4 76 25 120 23 47 56 72 61 72 2 0 3-1 3-3z"><text:p/></draw:path><draw:path draw:style-name="gr3" draw:text-style-name="P6" svg:width="0.0638in" svg:height="0.1039in" svg:x="1.3732in" svg:y="0.0138in" svg:viewBox="0 0 163 265" svg:d="M163 133c0-31-1-61-16-90-17-37-49-43-64-43-24 0-52 10-69 45-12 28-14 57-14 88 0 29 2 64 18 94 16 31 45 38 63 38 21 0 51-7 68-45 13-26 14-56 14-87zM81 256c-14 0-37-8-45-46-3-23-3-58-3-81 0-26 0-51 2-72 8-46 37-49 46-49 14 0 39 7 47 45 3 22 3 52 3 76 0 28 0 55-4 80-6 36-28 47-46 47z"><text:p/></draw:path><draw:path draw:style-name="gr3" draw:text-style-name="P6" svg:width="0.035in" svg:height="0.1516in" svg:x="1.452in" svg:y="0in" svg:viewBox="0 0 90 386" svg:d="M90 194c0-31-4-77-25-121-23-48-56-73-61-73-2 0-4 1-4 4 0 2 0 2 8 9 38 38 60 99 60 181 0 66-14 133-62 182-6 5-6 6-6 7 0 2 2 3 4 3 5 0 39-26 62-75 20-42 24-85 24-117z"><text:p/></draw:path><draw:path draw:style-name="gr3" draw:text-style-name="P6" svg:width="0.0697in" svg:height="0.098in" svg:x="0.0004in" svg:y="0.2756in" svg:viewBox="0 0 178 250" svg:d="M177 25c0-2 1-4 1-7 0-6-5-10-12-10-3 0-14 2-15 16-7-14-21-24-37-24-44 0-91 54-91 110 0 37 23 61 51 61 23 0 42-18 45-22h1c-9 34-13 50-13 51-2 4-15 41-56 41-7 0-20 0-31-3 12-4 16-13 16-20s-4-14-15-14c-8 0-21 7-21 23 0 15 14 23 52 23 48 0 76-30 82-53 15-57 29-114 43-172zM127 121c-3 10-11 20-20 28-8 6-20 13-32 13-19 0-24-20-24-35 0-19 11-64 21-84 11-19 27-34 44-34 25 0 30 31 30 33s-1 4-1 5c-6 25-12 50-18 74z"><text:p/></draw:path><draw:path draw:style-name="gr3" draw:text-style-name="P6" svg:width="0.0469in" svg:height="0.0701in" svg:x="0.0776in" svg:y="0.2941in" svg:viewBox="0 0 120 179" svg:d="M120 130c-3 0-7 0-10 0 0 6-3 22-7 25-2 1-23 1-26 1-16 0-34 0-51 0 29-25 39-33 55-45 20-16 39-33 39-58 0-33-29-53-64-53-33 0-56 23-56 48 0 14 12 15 14 15 7 0 15-5 15-15 0-4-3-14-16-14 8-19 27-25 40-25 26 0 41 22 41 44 0 23-17 42-26 52-22 20-43 42-65 63-3 4-3 4-3 11 37 0 74 0 111 0 3-16 6-33 9-49z"><text:p/></draw:path><draw:path draw:style-name="gr3" draw:text-style-name="P6" svg:width="0.1004in" svg:height="0.035in" svg:x="0.1902in" svg:y="0.2866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" draw:text-style-name="P6" svg:width="0.0748in" svg:height="0.1075in" svg:x="0.35in" svg:y="0.2366in" svg:viewBox="0 0 191 274" svg:d="M118 156c16 41 34 99 40 108 7 9 10 9 21 9 3 0 6 0 8 0 4 0 4-2 4-3 0-3 0-3-1-5-4-3-6-10-10-17-26-74-51-147-78-220-8-22-29-28-47-28-2 0-7 0-7 4s3 5 4 5c12 2 15 4 25 31 12 35 25 69 37 104-35 35-71 71-106 107-5 4-8 7-8 12 0 7 6 11 12 11 7 0 10-4 13-9 31-36 62-72 93-109z"><text:p/></draw:path><draw:path draw:style-name="gr3" draw:text-style-name="P6" svg:width="0.0744in" svg:height="0.1071in" svg:x="0.4394in" svg:y="0.2366in" svg:viewBox="0 0 190 273" svg:d="M90 4c-2-1 0-4-5-4-9 0-38 3-48 4-3 0-7 2-7 8 0 5 4 5 10 5 18 0 18 3 18 6 0 2-1 6-1 8-18 75-37 148-56 223-1 5-1 6-1 8 0 9 8 11 11 11 7 0 13-4 14-10 3-10 6-20 8-30 3-12 6-23 9-34 2-9 4-17 6-26 0-2 4-16 5-18 1-3 12-25 25-35 9-7 21-13 38-13 16 0 20 13 20 26 0 21-14 64-24 87-2 9-4 13-4 21 0 19 13 32 32 32 36 0 50-56 50-59 0-5-4-5-5-5-3 0-3 2-6 8-5 20-17 47-39 47-7 0-9-3-9-12 0-10 3-19 7-27 6-17 24-63 24-85 0-26-16-42-45-42-25 0-43 12-58 30 10-41 21-83 31-124z"><text:p/></draw:path><draw:path draw:style-name="gr3" draw:text-style-name="P6" svg:width="0.076in" svg:height="0.0874in" svg:x="0.5736in" svg:y="0.2602in" svg:viewBox="0 0 194 223" svg:d="M179 119c7 0 15 0 15-8s-8-8-15-8c-55 0-109 0-164 0 6-51 50-88 105-88 20 0 40 0 59 0 7 0 15 0 15-7 0-8-8-8-15-8-19 0-40 0-60 0-66 0-119 48-119 111 0 62 53 112 119 112 20 0 41 0 60 0 7 0 15 0 15-7 0-8-8-8-15-8-19 0-39 0-59 0-55 0-99-37-105-89 55 0 109 0 164 0z"><text:p/></draw:path><draw:path draw:style-name="gr3" draw:text-style-name="P6" svg:width="0.1039in" svg:height="0.1083in" svg:x="0.7098in" svg:y="0.2339in" svg:viewBox="0 0 265 276" svg:d="M56 232c-15 26-31 31-48 32-5 1-8 1-8 8 0 2 2 4 6 4 9 0 22-1 33-1 12 0 26 1 38 1 2 0 8 0 8-6 0-5-5-6-7-6-9 0-19-3-19-13 0-4 4-9 6-14 10-17 20-33 30-50 32 0 65 0 96 0 2 8 7 61 7 65 0 11-20 12-27 12-6 0-10 0-10 8 0 4 4 4 5 4 17 0 33-1 49-1 9 0 34 1 44 1 2 0 6 0 6-7 0-5-3-5-9-5-24 0-24-2-25-13-8-82-15-162-23-242-1-8-1-9-8-9-6 0-7 2-10 7-45 74-89 150-134 225zM102 175c26-43 51-85 76-128 5 43 8 85 12 128-29 0-58 0-88 0z"><text:p/></draw:path><draw:path draw:style-name="gr3" draw:text-style-name="P6" svg:width="0.1346in" svg:height="0.0787in" svg:x="0.8689in" svg:y="0.2642in" svg:viewBox="0 0 343 201" svg:d="M301 108c-20 16-31 33-35 37-17 27-20 51-20 52 0 4 5 4 8 4 7 0 7-1 8-7 10-38 32-71 76-88 4-1 5-4 5-6 0-3-2-3-3-3-17-7-64-27-78-91-1-5-1-6-8-6-3 0-8 0-8 4 0 2 4 26 20 51 8 12 19 25 35 37-95 0-191 0-287 0-6 0-14 0-14 8s8 8 14 8c96 0 192 0 287 0z"><text:p/></draw:path><draw:path draw:style-name="gr3" draw:text-style-name="P6" svg:width="0.1083in" svg:height="0.1035in" svg:x="1.0618in" svg:y="0.2378in" svg:viewBox="0 0 276 264" svg:d="M45 234c-3 16-4 18-35 18-7 0-10 0-10 8 0 4 3 4 10 4 46 0 92 0 139 0 60 0 106-45 106-84 0-27-23-49-60-53 40-8 81-37 81-73 0-29-26-54-72-54-43 0-87 0-130 0-8 0-11 0-11 8 0 4 3 4 11 4 4 0 7 0 14 1s11 1 11 7c0 1-1 2-2 6-18 70-34 139-52 208zM103 123c8-32 17-64 25-95 3-15 4-16 21-16 16 0 33 0 49 0 34 0 43 23 43 40 0 34-34 71-81 71-19 0-38 0-57 0zM86 252c-6 0-6 0-8 0-4 0-5-1-5-4 0-1 0-1 2-9 9-36 17-73 26-108 24 0 49 0 73 0 37 0 45 29 45 45 0 39-34 76-80 76-18 0-36 0-53 0z"><text:p/></draw:path><draw:path draw:style-name="gr3" draw:text-style-name="P6" svg:width="0.0157in" svg:height="0.0157in" svg:x="1.1913in" svg:y="0.3256in" svg:viewBox="0 0 41 41" svg:d="M41 21c0-12-9-21-20-21s-21 9-21 21c0 11 10 20 21 20s20-9 20-20z"><text:p/></draw:path><draw:path draw:style-name="gr3" draw:text-style-name="P6" svg:width="0.074in" svg:height="0.1071in" svg:x="1.2287in" svg:y="0.2366in" svg:viewBox="0 0 189 273" svg:d="M89 4c-1-1 0-4-4-4-9 0-38 3-48 4-3 0-7 2-7 8 0 5 4 5 10 5 18 0 18 3 18 6 0 2-1 6-1 8-18 75-37 148-56 223-1 5-1 6-1 8 0 9 8 11 11 11 7 0 12-4 14-10 3-10 6-20 8-30 3-12 6-23 9-34 2-9 4-17 6-26 0-2 4-16 4-18 1-3 13-25 26-35 9-7 21-13 38-13 16 0 20 13 20 26 0 21-14 64-24 87-3 9-4 13-4 21 0 19 13 32 31 32 36 0 50-56 50-59 0-5-3-5-4-5-3 0-3 2-6 8-5 20-18 47-39 47-7 0-9-3-9-12 0-10 3-19 7-27 6-17 23-63 23-85 0-26-16-42-44-42-25 0-43 12-58 30 10-41 20-83 30-124z"><text:p/></draw:path><draw:path draw:style-name="gr3" draw:text-style-name="P6" svg:width="0.0346in" svg:height="0.1516in" svg:x="1.3232in" svg:y="0.2283in" svg:viewBox="0 0 89 386" svg:d="M89 382c0-1 0-1-6-8-48-48-61-122-61-181 0-68 15-135 63-183 4-4 4-6 4-7 0-2-1-3-3-3-5 0-39 26-62 75-20 43-24 86-24 118 0 30 4 77 25 121 23 47 56 72 61 72 2 0 3-1 3-4z"><text:p/></draw:path><draw:path draw:style-name="gr3" draw:text-style-name="P6" svg:width="0.05in" svg:height="0.1012in" svg:x="1.3811in" svg:y="0.2406in" svg:viewBox="0 0 128 258" svg:d="M79 10c0-9 0-10-9-10-24 25-58 25-70 25 0 5 0 8 0 12 8 0 31 0 51-9 0 66 0 133 0 199 0 14-1 18-37 18-4 0-7 0-12 0 0 4 0 8 0 13 13-2 48-2 63-2s49 0 63 2c0-5 0-9 0-13-5 0-8 0-12 0-36 0-37-4-37-18 0-73 0-144 0-217z"><text:p/></draw:path><draw:path draw:style-name="gr3" draw:text-style-name="P6" svg:width="0.035in" svg:height="0.1516in" svg:x="1.452in" svg:y="0.2283in" svg:viewBox="0 0 90 386" svg:d="M90 193c0-30-4-76-25-120-23-48-56-73-61-73-2 0-4 1-4 3 0 1 0 3 8 9 38 39 60 100 60 181 0 66-14 134-62 183-6 5-6 5-6 6 0 3 2 4 4 4 5 0 39-26 62-75 20-42 24-85 24-118z"><text:p/></draw:path></draw:g></text:p>
      <text:p text:style-name="P78">וכמו כן נבחר את <draw:g text:anchor-type="as-char" svg:y="-0.1098in" draw:z-index="273" draw:name="Shape268" draw:style-name="gr1"><svg:title>TexMaths</svg:title><svg:desc>11§display§C§svg§600§FALSE§</svg:desc><draw:path draw:style-name="gr2" draw:text-style-name="P5" svg:width="0.0988in" svg:height="0.0937in" svg:x="0.0004in" svg:y="0.0071in" svg:viewBox="0 0 252 239" svg:d="M0 0c84 0 168 0 252 0 0 80 0 159 0 239-84 0-168 0-252 0 0-80 0-159 0-239z"><text:p/></draw:path><draw:path draw:style-name="gr3" draw:text-style-name="P6" svg:width="0.1067in" svg:height="0.1094in" svg:x="0.0004in" svg:y="0in" svg:viewBox="0 0 272 279" svg:d="M272 4c0-2-1-4-5-4-1 0-1 0-5 4-9 10-18 20-28 30-3-5-21-34-63-34-85 0-171 86-171 173 0 64 45 106 103 106 35 0 62-16 83-33 36-32 42-67 42-68 0-4-4-4-5-4-2 0-4 0-4 4-3 11-13 38-40 61-26 21-49 28-69 28-35 0-76-20-76-80 0-22 9-84 47-129 24-27 60-46 93-46 39 0 61 30 61 75 0 15-1 14-1 18s5 5 7 5c4 0 4-1 7-8 7-33 16-65 24-98z"><text:p/></draw:path></draw:g><text:s/>להיות <draw:g text:anchor-type="as-char" svg:y="-0.1134in" draw:z-index="274" draw:name="Shape269" draw:style-name="gr1"><svg:title>TexMaths</svg:title><svg:desc>11§display§C = \range(g_1) \cup \range(g_2)§svg§600§FALSE§</svg:desc><draw:path draw:style-name="gr2" draw:text-style-name="P5" svg:width="1.7059in" svg:height="0.1358in" svg:x="0.0004in" svg:y="0.0071in" svg:viewBox="0 0 4334 346" svg:d="M2168 346c-723 0-1445 0-2168 0 0-116 0-230 0-346 1445 0 2889 0 4334 0 0 116 0 230 0 346-722 0-1445 0-2166 0z"><text:p/></draw:path><draw:path draw:style-name="gr3" draw:text-style-name="P6" svg:width="0.1075in" svg:height="0.1098in" svg:x="0.0004in" svg:y="0.0067in" svg:viewBox="0 0 274 280" svg:d="M274 3c0-1 0-3-5-3-1 0-1 0-5 4-9 10-18 20-26 30-5-5-22-34-65-34-86 0-173 85-173 175 0 63 45 105 104 105 35 0 63-16 84-33 36-32 43-66 43-68 0-4-4-4-6-4s-4 1-4 4c-3 11-12 38-40 60-26 22-50 29-70 29-35 0-76-20-76-80 0-22 8-85 46-130 25-27 61-46 95-46 40 0 63 30 63 75 0 15-1 14-1 19 0 3 3 4 5 4 4 0 4-1 7-8 7-33 16-66 24-99z"><text:p/></draw:path><draw:path draw:style-name="gr3" draw:text-style-name="P6" svg:width="0.1004in" svg:height="0.0354in" svg:x="0.163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508in" svg:height="0.0669in" svg:x="0.3197in" svg:y="0.0453in" svg:viewBox="0 0 130 171" svg:d="M54 43c0-14 0-29 0-43-18 1-36 3-54 4 0 5 0 8 0 13 26 0 30 2 30 22 0 34 0 68 0 103 0 17-5 17-30 17 0 3 0 7 0 12 14 0 33-1 44-1 15 0 33 0 48 1 0-5 0-9 0-12-2 0-5 0-7 0-29 0-30-5-30-18 0-20 0-40 0-60 0-38 16-72 46-72 2 0 3 0 5 0-2 1-9 5-9 15 0 11 7 17 16 17 7 0 17-5 17-17 0-13-12-24-29-24-28 0-42 26-47 43z"><text:p/></draw:path><draw:path draw:style-name="gr3" draw:text-style-name="P6" svg:width="0.0685in" svg:height="0.0693in" svg:x="0.3811in" svg:y="0.0453in" svg:viewBox="0 0 175 177" svg:d="M113 144c1 16 11 31 30 31 8 0 32-5 32-36 0-8 0-16 0-22-3 0-7 0-10 0 0 6 0 14 0 22 0 22-10 24-14 24-12 0-15-17-15-19 0-26 0-52 0-77 0-16 0-32-13-46-15-14-35-21-53-21-32 0-59 19-59 44 0 11 9 18 19 18s17-8 17-18c0-4-2-18-20-18 10-13 30-17 42-17 19 0 41 14 41 49 0 5 0 10 0 15-20 1-46 2-72 13-28 13-38 33-38 51 0 30 37 40 63 40 25 0 43-15 50-33zM110 80c0 12 0 26 0 39 0 36-28 49-45 49-19 0-35-13-35-33s16-52 80-55z"><text:p/></draw:path><draw:path draw:style-name="gr3" draw:text-style-name="P6" svg:width="0.0764in" svg:height="0.0669in" svg:x="0.4555in" svg:y="0.0453in" svg:viewBox="0 0 195 171" svg:d="M31 39c0 34 0 68 0 103 0 17-5 17-31 17 0 3 0 7 0 12 14 0 34-1 44-1s31 1 44 1c0-5 0-9 0-12-26 0-31 0-31-17 0-24 0-48 0-72 0-39 28-61 53-61 24 0 29 21 29 43 0 29 0 59 0 90 0 17-5 17-31 17 0 3 0 7 0 12 13 0 33-1 44-1 10 0 29 1 43 1 0-5 0-9 0-12-20 0-30 0-30-11 0-26 0-50 0-74 0-33 0-45-12-60-6-6-19-14-41-14-28 0-46 17-57 41 0-13 0-28 0-41-19 1-36 3-55 4 0 5 0 8 0 13 27 0 31 2 31 22z"><text:p/></draw:path><draw:path draw:style-name="gr3" draw:text-style-name="P6" svg:width="0.0693in" svg:height="0.0992in" svg:x="0.5394in" svg:y="0.0449in" svg:viewBox="0 0 177 253" svg:d="M75 109c-33 0-33-39-33-47 0-11 0-23 5-33 4-5 12-16 28-16 34 0 34 39 34 48 0 11 0 23-7 33-2 4-12 15-27 15zM31 124c0-2 0-11 6-18 15 11 31 12 38 12 36 0 62-27 62-56 0-15-5-29-15-38 14-13 28-15 35-15 1 0 2 0 4 0-5 2-7 6-7 11 0 6 5 11 12 11 3 0 11-2 11-11 0-7-4-20-20-20-7 0-25 2-40 19-17-13-33-15-42-15-35 0-63 27-63 57 0 17 9 31 19 39-6 7-12 19-12 33 0 11 5 27 17 34-24 7-36 23-36 39 0 26 38 47 86 47 45 0 86-20 86-48 0-13-6-33-26-44-21-11-43-11-66-11-10 0-26 0-29 0-13-1-20-13-20-26zM86 244c-39 0-65-19-65-38 0-18 14-32 31-33 7 0 15 0 23 0 33 0 77 0 77 33 0 20-28 38-66 38z"><text:p/></draw:path><draw:path draw:style-name="gr3" draw:text-style-name="P6" svg:width="0.0587in" svg:height="0.0693in" svg:x="0.6157in" svg:y="0.0453in" svg:viewBox="0 0 150 177" svg:d="M32 76c3-57 35-67 48-67 40 0 44 52 44 67-31 0-61 0-92 0zM32 84c36 0 71 0 108 0 8 0 10 0 10-8 0-39-21-76-70-76-45 0-80 40-80 88 0 52 41 89 85 89 47 0 65-43 65-50 0-4-4-5-6-5-3 0-4 2-4 6-15 39-49 39-53 39-19 0-34-11-43-25-12-19-12-44-12-58z"><text:p/></draw:path><draw:path draw:style-name="gr3" draw:text-style-name="P6" svg:width="0.035in" svg:height="0.1512in" svg:x="0.694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693in" svg:height="0.0976in" svg:x="0.7406in" svg:y="0.0453in" svg:viewBox="0 0 177 249" svg:d="M176 25c1-2 1-4 1-6 0-7-4-11-11-11-3 0-14 3-15 16-8-14-21-24-37-24-44 0-91 54-91 110 0 38 23 61 51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3" draw:text-style-name="P6" svg:width="0.0386in" svg:height="0.0701in" svg:x="0.8224in" svg:y="0.0661in" svg:viewBox="0 0 99 179" svg:d="M62 8c0-8-2-8-9-8-17 17-42 17-53 17 0 3 0 6 0 9 7 0 24 0 40-7 0 46 0 92 0 138 0 9 0 13-28 13-3 0-7 0-10 0 0 3 0 6 0 9 5-1 39-1 49-1 7 0 41 0 48 1 0-3 0-6 0-9-3 0-8 0-11 0-26 0-26-4-26-13 0-50 0-100 0-149z"><text:p/></draw:path><draw:path draw:style-name="gr3" draw:text-style-name="P6" svg:width="0.035in" svg:height="0.1512in" svg:x="0.8874in" svg:y="0in" svg:viewBox="0 0 90 385" svg:d="M90 193c0-30-4-76-26-120-23-48-56-73-60-73-2 0-4 2-4 4s0 2 8 9c37 38 59 99 59 180 0 65-14 133-62 181-5 6-5 6-5 7 0 2 2 4 4 4 4 0 39-26 61-76 20-41 25-84 25-116z"><text:p/></draw:path><draw:path draw:style-name="gr3" draw:text-style-name="P6" svg:width="0.0839in" svg:height="0.0937in" svg:x="0.9799in" svg:y="0.0217in" svg:viewBox="0 0 214 239" svg:d="M214 14c0-6 0-14-7-14-8 0-8 8-8 14 0 47 0 93 0 140 0 57-63 70-91 70-18 0-42-4-63-16-30-19-30-44-30-54 0-47 0-93 0-140 0-6 0-14-7-14-8 0-8 8-8 14 0 48 0 94 0 141 0 59 59 84 108 84s106-28 106-83c0-47 0-94 0-142z"><text:p/></draw:path><draw:path draw:style-name="gr3" draw:text-style-name="P6" svg:width="0.0508in" svg:height="0.0669in" svg:x="1.111in" svg:y="0.0453in" svg:viewBox="0 0 130 171" svg:d="M54 43c0-14 0-29 0-43-18 1-36 3-54 4 0 5 0 8 0 13 27 0 30 2 30 22 0 34 0 68 0 103 0 17-5 17-30 17 0 3 0 7 0 12 15 0 33-1 44-1 15 0 34 0 49 1 0-5 0-9 0-12-3 0-5 0-8 0-29 0-29-5-29-18 0-20 0-40 0-60 0-38 15-72 45-72 2 0 3 0 5 0-2 1-9 5-9 15 0 11 7 17 16 17 7 0 17-5 17-17 0-13-12-24-29-24-28 0-42 26-47 43z"><text:p/></draw:path><draw:path draw:style-name="gr3" draw:text-style-name="P6" svg:width="0.0685in" svg:height="0.0693in" svg:x="1.1724in" svg:y="0.0453in" svg:viewBox="0 0 175 177" svg:d="M113 144c1 16 12 31 30 31 8 0 32-5 32-36 0-8 0-16 0-22-3 0-7 0-10 0 0 6 0 14 0 22 0 22-10 24-14 24-12 0-15-17-15-19 0-26 0-52 0-77 0-16 0-32-13-46-15-14-34-21-53-21-32 0-58 19-58 44 0 11 8 18 18 18 11 0 17-8 17-18 0-4-2-18-20-18 11-13 30-17 42-17 19 0 41 14 41 49 0 5 0 10 0 15-20 1-46 2-70 13-30 13-40 33-40 51 0 30 38 40 63 40s43-15 50-33zM110 80c0 12 0 26 0 39 0 36-28 49-45 49-19 0-34-13-34-33s15-52 79-55z"><text:p/></draw:path><draw:path draw:style-name="gr3" draw:text-style-name="P6" svg:width="0.076in" svg:height="0.0669in" svg:x="1.2476in" svg:y="0.0453in" svg:viewBox="0 0 194 171" svg:d="M30 39c0 34 0 68 0 103 0 17-5 17-30 17 0 3 0 7 0 12 13 0 33-1 43-1s31 1 44 1c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3" draw:text-style-name="P6" svg:width="0.0693in" svg:height="0.0992in" svg:x="1.3311in" svg:y="0.0449in" svg:viewBox="0 0 177 253" svg:d="M76 109c-34 0-34-39-34-47 0-11 0-23 6-33 3-5 12-16 28-16 33 0 33 39 33 48 0 11 0 23-6 33-3 4-12 15-27 15zM31 124c0-2 0-11 6-18 15 11 31 12 39 12 35 0 61-27 61-56 0-15-5-29-15-38 14-13 28-15 35-15 1 0 2 0 4 0-5 2-6 6-6 11 0 6 4 11 11 11 3 0 11-2 11-11 0-7-4-20-20-20-7 0-24 2-40 19-17-13-33-15-41-15-36 0-63 27-63 57 0 17 8 31 18 39-5 7-12 19-12 33 0 11 5 27 17 34-23 7-36 23-36 39 0 26 38 47 86 47 46 0 86-20 86-48 0-13-6-33-26-44s-43-11-66-11c-10 0-26 0-29 0-13-1-20-13-20-26zM86 244c-39 0-65-19-65-38 0-18 14-32 31-33 7 0 15 0 23 0 33 0 77 0 77 33 0 20-28 38-66 38z"><text:p/></draw:path><draw:path draw:style-name="gr3" draw:text-style-name="P6" svg:width="0.0587in" svg:height="0.0693in" svg:x="1.4071in" svg:y="0.0453in" svg:viewBox="0 0 150 177" svg:d="M33 76c2-57 34-67 47-67 40 0 44 52 44 67-31 0-60 0-91 0zM32 84c36 0 71 0 108 0 8 0 10 0 10-8 0-39-21-76-70-76-45 0-80 40-80 88 0 52 41 89 85 89 47 0 65-43 65-50 0-4-4-5-6-5-3 0-3 2-4 6-14 39-49 39-53 39-19 0-34-11-43-25-12-19-12-44-12-58z"><text:p/></draw:path><draw:path draw:style-name="gr3" draw:text-style-name="P6" svg:width="0.035in" svg:height="0.1512in" svg:x="1.4858in" svg:y="0in" svg:viewBox="0 0 90 385" svg:d="M90 381c0-1 0-1-6-8-49-49-61-122-61-180 0-67 14-135 62-182 5-5 5-5 5-7 0-3-2-4-4-4-4 0-39 26-62 76-20 42-24 85-24 117 0 29 4 76 25 120 23 47 57 72 61 72 2 0 4-1 4-4z"><text:p/></draw:path><draw:path draw:style-name="gr3" draw:text-style-name="P6" svg:width="0.0697in" svg:height="0.0976in" svg:x="1.5319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" draw:text-style-name="P6" svg:width="0.0469in" svg:height="0.0701in" svg:x="1.6091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" draw:text-style-name="P6" svg:width="0.035in" svg:height="0.1512in" svg:x="1.6791in" svg:y="0in" svg:viewBox="0 0 90 385" svg:d="M90 193c0-30-4-76-25-120-23-48-57-73-61-73-2 0-4 2-4 4s0 2 8 9c37 38 59 99 59 180 0 65-14 133-62 181-5 6-5 6-5 7 0 2 2 4 4 4 4 0 39-26 62-76 20-41 24-84 24-116z"><text:p/></draw:path></draw:g><text:s/>ואת <draw:g text:anchor-type="as-char" svg:y="-0.1071in" draw:z-index="275" draw:name="Shape270" draw:style-name="gr1"><svg:title>TexMaths</svg:title><svg:desc>11§display§A, B§svg§600§FALSE§</svg:desc><draw:path draw:style-name="gr2" draw:text-style-name="P5" svg:width="0.2803in" svg:height="0.1217in" svg:x="0.0031in" svg:y="0.0071in" svg:viewBox="0 0 713 310" svg:d="M357 310c-119 0-238 0-357 0 0-103 0-207 0-310 238 0 475 0 713 0 0 103 0 207 0 310-119 0-238 0-356 0z"><text:p/></draw:path><draw:path draw:style-name="gr3" draw:text-style-name="P6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3" draw:text-style-name="P6" svg:width="0.0173in" svg:height="0.0449in" svg:x="0.1224in" svg:y="0.0921in" svg:viewBox="0 0 45 115" svg:d="M45 41c0-26-10-41-25-41-12 0-20 10-20 21 0 10 8 20 20 20 4 0 10-1 14-5 1-1 1-1 1-1 1 0 1 0 1 6 0 28-13 51-26 63-5 5-5 6-5 7 0 2 3 4 5 4 4 0 35-29 35-74z"><text:p/></draw:path><draw:path draw:style-name="gr3" draw:text-style-name="P6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text:s/>להיות <draw:g text:anchor-type="as-char" svg:y="-0.1134in" draw:z-index="283" draw:name="Shape271" draw:style-name="gr1"><svg:title>TexMaths</svg:title><svg:desc>11§display§A = \{1, 2\}, B = \N§svg§600§FALSE§</svg:desc><draw:path draw:style-name="gr2" draw:text-style-name="P5" svg:width="1.1728in" svg:height="0.1354in" svg:x="0.0031in" svg:y="0.0071in" svg:viewBox="0 0 2980 345" svg:d="M0 0c993 0 1987 0 2980 0 0 115 0 230 0 345-993 0-1987 0-2980 0 0-115 0-230 0-345z"><text:p/></draw:path><draw:path draw:style-name="gr3" draw:text-style-name="P6" svg:width="0.1039in" svg:height="0.1079in" svg:x="0.0004in" svg:y="0.0043in" svg:viewBox="0 0 265 275" svg:d="M56 230c-15 27-31 32-47 33-6 0-9 0-9 8 0 2 2 4 6 4 9 0 22-2 33-2 13 0 26 2 38 2 2 0 8 0 8-7 0-5-4-5-7-5-9-1-17-4-17-14 0-5 2-9 5-14 10-16 19-32 29-48 33 0 65 0 98 0 0 7 5 60 5 63 0 12-20 13-27 13-6 0-10 0-10 8 0 4 3 3 5 4 17 0 33-2 49-2 9 0 34 2 44 2 2 0 6 0 6-9 0-3-3-3-9-3-24 0-24-3-25-14-8-79-15-160-23-240-1-8-1-9-8-9-5 0-7 2-10 7-45 74-89 149-134 223zM102 175c26-43 51-86 76-128 5 42 8 85 12 128-29 0-58 0-88 0z"><text:p/></draw:path><draw:path draw:style-name="gr3" draw:text-style-name="P6" svg:width="0.1004in" svg:height="0.035in" svg:x="0.160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9in" svg:height="0.1508in" svg:x="0.3232in" svg:y="0in" svg:viewBox="0 0 138 384" svg:d="M81 52c0-16 10-41 53-43 2-1 4-2 4-5 0-4-4-4-8-4-39 0-74 20-74 48 0 29 0 59 0 89 0 14 0 26-15 39-15 11-29 12-38 12-1 0-3 2-3 5 0 2 2 2 7 3 25 1 44 15 48 34 1 5 1 6 1 19 0 25 0 50 0 76 0 16 0 28 19 44 14 11 41 15 55 15 4 0 8 0 8-4 0-3-3-3-7-5-24-1-43-13-48-33-2-3-2-4-2-18 0-27 0-53 0-81 0-17-3-23-15-36-9-8-19-12-30-14 32-9 45-27 45-49 0-31 0-61 0-92z"><text:p/></draw:path><draw:path draw:style-name="gr3" draw:text-style-name="P6" svg:width="0.05in" svg:height="0.1008in" svg:x="0.402in" svg:y="0.0126in" svg:viewBox="0 0 128 257" svg:d="M79 10c0-9 0-10-9-10-24 25-58 25-70 25 0 5 0 8 0 12 8 0 31 0 51-9 0 66 0 132 0 198 0 13-1 18-37 18-4 0-7 0-12 0 0 5 0 9 0 13 13-3 48-3 63-3s48 0 63 3c0-4 0-8 0-13-5 0-8 0-12 0-36 0-37-4-37-18 0-72 0-145 0-216z"><text:p/></draw:path><draw:path draw:style-name="gr3" draw:text-style-name="P6" svg:width="0.0177in" svg:height="0.0453in" svg:x="0.4772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602in" svg:height="0.1008in" svg:x="0.5398in" svg:y="0.0126in" svg:viewBox="0 0 154 257" svg:d="M30 227c13-13 27-27 40-40 61-53 84-74 84-112 0-44-34-75-81-75-44 0-73 36-73 70 0 21 20 21 21 21 7 0 20-4 20-19 0-10-7-20-21-20-3 0-3 0-5 0 9-26 30-40 52-40 35 0 52 32 52 63s-19 62-41 86c-24 27-49 54-74 81-4 4-4 5-4 15 47 0 96 0 143 0 3-22 8-45 11-67-3 0-7 0-10 0-1 10-4 28-8 34-3 3-28 3-37 3-23 0-46 0-69 0z"><text:p/></draw:path><draw:path draw:style-name="gr3" draw:text-style-name="P6" svg:width="0.0539in" svg:height="0.1508in" svg:x="0.6185in" svg:y="0in" svg:viewBox="0 0 138 384" svg:d="M56 333c0 15-10 40-53 42-1 2-3 3-3 5 0 4 4 4 8 4 37 0 73-18 73-48 0-29 0-59 0-88 0-15 0-27 17-40 13-11 27-12 36-12 2-1 4-2 4-3 0-5-3-5-7-5-25-1-44-15-47-34-3-4-3-5-3-19 0-25 0-50 0-76 0-16 0-28-17-44-16-12-43-15-56-15-4 0-8 0-8 4s2 4 7 5c24 1 43 13 48 33 1 3 1 4 1 19 0 26 0 52 0 80 0 18 3 24 16 36 7 9 19 12 29 16-31 7-45 25-45 47 0 31 0 62 0 93z"><text:p/></draw:path><draw:path draw:style-name="gr3" draw:text-style-name="P6" svg:width="0.0173in" svg:height="0.0453in" svg:x="0.6969in" svg:y="0.0972in" svg:viewBox="0 0 45 116" svg:d="M45 41c0-26-10-41-24-41-13 0-21 10-21 21 0 10 8 21 21 21 4 0 9-2 13-6 1-1 1-1 2-1 0 2 0 0 0 6 0 28-13 51-26 65-3 3-3 4-3 5 0 4 1 5 3 5 4 0 35-30 35-75z"><text:p/></draw:path><draw:path draw:style-name="gr3" draw:text-style-name="P6" svg:width="0.1079in" svg:height="0.1031in" svg:x="0.7579in" svg:y="0.0098in" svg:viewBox="0 0 275 263" svg:d="M45 232c-3 16-4 19-35 19-7 0-10 0-10 8 0 4 3 4 10 4 46 0 92 0 139 0 60 0 105-46 105-82 0-28-22-51-59-54 40-8 80-37 80-73 0-29-25-54-71-54-43 0-87 0-130 0-8 0-11 0-11 8 0 4 3 4 11 4 4 0 7 0 14 1s11 1 11 7c0 1-1 2-2 6-18 69-34 138-52 206zM103 122c8-32 17-63 25-94 3-15 4-16 21-16 16 0 33 0 49 0 34 0 42 23 42 40 0 34-33 70-80 70-19 0-38 0-57 0zM86 251c-6 0-6 0-8-1-4 0-5 0-5-3 0-1 0-3 2-9 9-35 17-72 26-107 24 0 49 0 73 0 37 0 45 29 45 45 0 38-34 75-80 75-18 0-36 0-53 0z"><text:p/></draw:path><draw:path draw:style-name="gr3" draw:text-style-name="P6" svg:width="0.1008in" svg:height="0.035in" svg:x="0.92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28in" svg:height="0.1059in" svg:x="1.0811in" svg:y="0.0098in" svg:viewBox="0 0 262 270" svg:d="M34 34c0 63 0 126 0 187 0 21-3 28-23 28-4 0-11 1-11 6 0 8 7 8 13 8 20 0 41 0 61 0 6 0 12 0 12-8 0-5-6-6-11-6-22 0-25-8-25-29 0-58 0-117 0-175 56 73 111 147 167 219 3 5 5 6 9 6 6 0 6-6 6-12 0-72 0-145 0-217 0-22 3-28 21-28 2 0 9 0 9-6 0-7-6-7-13-7-19 0-38 0-56 0-7 0-14 0-14 7 0 6 7 6 11 6 22 0 26 8 26 29 0 39 0 79 0 120-39-53-78-105-117-156-4-6-5-6-14-6-22 0-45 0-67 0-7 0-14 0-14 7 0 5 7 6 9 6 10 1 18 8 21 12 0 4 0 4 0 9zM218 243c-56-73-112-147-168-221-4-4-4-5-8-9 15 0 31 0 46 0 43 59 87 117 130 175 0 18 0 37 0 55z"><text:p/></draw:path></draw:g>. נניח בשלילה ש־<draw:g text:anchor-type="as-char" svg:y="-0.1075in" draw:z-index="276" draw:name="Shape272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, כלומר לכל <draw:g text:anchor-type="as-char" svg:y="-0.1134in" draw:z-index="277" draw:name="Shape273" draw:style-name="gr1"><svg:title>TexMaths</svg:title><svg:desc>11§display§g_1 \neq g_2 \implies f(g_1) \neq f(g_2)§svg§600§FALSE§</svg:desc><draw:path draw:style-name="gr2" draw:text-style-name="P5" svg:width="1.7709in" svg:height="0.1358in" svg:x="0.0213in" svg:y="0.0071in" svg:viewBox="0 0 4499 346" svg:d="M2250 346c-750 0-1500 0-2250 0 0-116 0-230 0-346 1500 0 2999 0 4499 0 0 116 0 230 0 346-749 0-1500 0-2249 0z"><text:p/></draw:path><draw:path draw:style-name="gr3" draw:text-style-name="P6" svg:width="0.0697in" svg:height="0.0976in" svg:x="0in" svg:y="0.0453in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82in" svg:height="0.0701in" svg:x="0.0823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" draw:text-style-name="P6" svg:width="0.0756in" svg:height="0.1409in" svg:x="0.2024in" svg:y="0.0043in" svg:viewBox="0 0 193 359" svg:d="M189 15c4-5 4-6 4-7 0-2-3-8-8-8s-6 2-9 8c-57 112-115 223-173 336-3 5-3 6-3 7 0 4 2 8 8 8 4 0 5-2 9-8 57-112 115-223 172-336z"><text:p/></draw:path><draw:path draw:style-name="gr3" draw:text-style-name="P6" svg:width="0.1004in" svg:height="0.0354in" svg:x="0.189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976in" svg:x="0.3441in" svg:y="0.0453in" svg:viewBox="0 0 177 249" svg:d="M176 25c1-2 1-4 1-6 0-7-4-11-11-11-3 0-14 3-15 16-7-14-21-24-37-24-44 0-91 54-91 110 0 38 23 61 51 61 23 0 42-18 45-22-8 34-8 33-12 50-2 5-16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3" draw:text-style-name="P6" svg:width="0.0469in" svg:height="0.0701in" svg:x="0.4213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3" draw:text-style-name="P6" svg:width="0.1008in" svg:height="0.0354in" svg:x="0.575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1346in" svg:height="0.0827in" svg:x="0.6685in" svg:y="0.0335in" svg:viewBox="0 0 343 211" svg:d="M260 77c16 13 36 23 48 29-13 6-32 16-48 29-82 0-164 0-246 0-6 0-14 0-14 9 0 8 8 8 14 8 76 0 152 0 228 0-18 18-38 52-38 56 0 3 5 3 7 3 4 0 6 0 8-3 8-13 19-34 44-56 26-24 52-34 73-40 6-2 6-3 7-3 0-1 0-2 0-3s0-1 0-3h-1c-1-1-1-1-9-3-51-15-90-50-112-92-4-8-4-8-10-8-2 0-7 0-7 4 0 5 19 39 38 57-76 0-152 0-228 0-6 0-14-2-14 7 0 8 8 9 14 9 82 0 164 0 246 0z"><text:p/></draw:path><draw:path draw:style-name="gr3" draw:text-style-name="P6" svg:width="0.076in" svg:height="0.1374in" svg:x="0.9047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" draw:text-style-name="P6" svg:width="0.035in" svg:height="0.1512in" svg:x="1.0024in" svg:y="0in" svg:viewBox="0 0 90 385" svg:d="M90 381c0-1 0-1-6-8-49-49-61-122-61-180 0-67 14-135 62-182 5-5 5-5 5-7 0-3-2-4-4-4-3 0-39 26-62 76-18 42-24 85-24 117 0 29 4 76 25 120 25 47 58 72 61 72 2 0 4-1 4-4z"><text:p/></draw:path><draw:path draw:style-name="gr3" draw:text-style-name="P6" svg:width="0.0697in" svg:height="0.0976in" svg:x="1.0488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82in" svg:height="0.0701in" svg:x="1.1311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" draw:text-style-name="P6" svg:width="0.035in" svg:height="0.1512in" svg:x="1.1961in" svg:y="0in" svg:viewBox="0 0 90 385" svg:d="M90 193c0-30-4-76-25-120-23-48-57-73-61-73-2 0-4 2-4 4s0 2 8 9c38 38 60 99 60 180 0 65-14 133-62 181-6 6-6 6-6 7 0 2 2 4 4 4 4 0 39-26 62-76 20-41 24-84 24-116z"><text:p/></draw:path><draw:path draw:style-name="gr3" draw:text-style-name="P6" svg:width="0.076in" svg:height="0.1409in" svg:x="1.3098in" svg:y="0.0043in" svg:viewBox="0 0 194 359" svg:d="M190 15c4-5 4-6 4-7 0-2-3-8-8-8-4 0-6 2-9 8-58 112-115 223-174 336-3 5-3 6-3 7 0 4 3 8 8 8s6-2 9-8c58-112 115-223 173-336z"><text:p/></draw:path><draw:path draw:style-name="gr3" draw:text-style-name="P6" svg:width="0.1008in" svg:height="0.0354in" svg:x="1.29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56in" svg:height="0.1374in" svg:x="1.4579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" draw:text-style-name="P6" svg:width="0.035in" svg:height="0.1512in" svg:x="1.5555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697in" svg:height="0.0976in" svg:x="1.602in" svg:y="0.0453in" svg:viewBox="0 0 178 249" svg:d="M177 25c0-2 1-4 1-6 0-7-5-11-12-11-3 0-14 3-15 16-7-14-21-24-37-24-44 0-91 54-91 110 0 38 23 61 51 61 23 0 42-18 45-22-8 34-8 33-12 50-2 5-15 41-56 41-7 0-20 0-31-3 12-4 16-13 16-20s-4-13-15-13c-8 0-21 6-21 22 0 15 14 23 52 23 48 0 76-30 81-52 14-57 30-114 44-172zM127 121c-3 10-11 20-20 28-8 6-20 13-32 13-19 0-24-20-24-35 0-19 11-64 21-84 11-19 27-34 44-34 25 0 30 31 30 33s-1 4-1 5c-6 25-12 49-18 74z"><text:p/></draw:path><draw:path draw:style-name="gr3" draw:text-style-name="P6" svg:width="0.0469in" svg:height="0.0701in" svg:x="1.6791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7492in" svg:y="0in" svg:viewBox="0 0 90 385" svg:d="M90 193c0-30-4-76-25-120-23-48-57-73-61-73-2 0-4 2-4 4s0 2 8 9c37 38 59 99 59 180 0 65-14 133-61 181-6 6-6 6-6 7 0 2 2 4 4 4 4 0 39-26 62-76 20-41 24-84 24-116z"><text:p/></draw:path></draw:g>. כדי לשלול זאת, נוכיח <draw:g text:anchor-type="as-char" svg:y="-0.1134in" draw:z-index="278" draw:name="Shape274" draw:style-name="gr1"><svg:title>TexMaths</svg:title><svg:desc>11§display§g_1 \neq g_2 \land f(g_1) = f(g_2)§svg§600§FALSE§</svg:desc><draw:path draw:style-name="gr2" draw:text-style-name="P5" svg:width="1.5248in" svg:height="0.1354in" svg:x="0.0059in" svg:y="0.0071in" svg:viewBox="0 0 3874 345" svg:d="M0 0c1291 0 2582 0 3874 0 0 115 0 230 0 345-1292 0-2583 0-3874 0 0-115 0-230 0-345z"><text:p/></draw:path><draw:path draw:style-name="gr3" draw:text-style-name="P6" svg:width="0.0697in" svg:height="0.0972in" svg:x="0.0004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" draw:text-style-name="P6" svg:width="0.0386in" svg:height="0.0701in" svg:x="0.0823in" svg:y="0.0661in" svg:viewBox="0 0 99 179" svg:d="M62 8c0-7-2-8-8-8-18 18-43 18-54 18 0 3 0 6 0 10 7 0 25 0 40-8 0 45 0 91 0 137 0 9 0 13-28 13-3 0-7 0-10 0 0 3 0 6 0 9 6 0 39-1 49-1 7 0 41 1 48 1 0-3 0-6 0-9-3 0-7 0-10 0-27 0-27-4-27-13 0-50 0-100 0-149z"><text:p/></draw:path><draw:path draw:style-name="gr3" draw:text-style-name="P6" svg:width="0.0752in" svg:height="0.1406in" svg:x="0.2028in" svg:y="0.0043in" svg:viewBox="0 0 192 358" svg:d="M189 15c3-5 3-6 3-7 0-4-2-8-7-8s-6 2-9 8c-58 111-116 223-174 334-2 6-2 7-2 8 0 3 2 8 8 8 4 0 5-2 7-8 59-111 116-223 174-335z"><text:p/></draw:path><draw:path draw:style-name="gr3" draw:text-style-name="P6" svg:width="0.1008in" svg:height="0.035in" svg:x="0.189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972in" svg:x="0.3441in" svg:y="0.0453in" svg:viewBox="0 0 177 248" svg:d="M176 25c0-3 1-4 1-7 0-7-4-10-11-10-4 0-14 2-15 16-8-14-21-24-37-24-44 0-92 54-92 109 0 39 24 62 52 62 23 0 40-19 45-23v1c-8 34-13 48-13 49-2 3-15 42-55 42-8 0-20-1-31-4 11-4 15-14 15-20 0-7-4-13-14-13-9 0-21 6-21 22 0 15 14 23 52 23 48 0 76-30 81-53 14-56 29-114 43-170zM125 121c-2 10-11 20-19 27-8 6-20 14-31 14-20 0-26-20-26-35 0-19 11-65 22-84 10-20 27-35 43-35 26 0 31 32 31 34 0 1 0 3-1 5-7 25-12 49-19 74z"><text:p/></draw:path><draw:path draw:style-name="gr3" draw:text-style-name="P6" svg:width="0.0465in" svg:height="0.0701in" svg:x="0.4213in" svg:y="0.0661in" svg:viewBox="0 0 119 179" svg:d="M119 130c-4 0-6 0-9 0-1 7-3 22-7 25-2 1-23 1-27 1-17 0-33 0-50 0 29-25 38-32 54-45 20-15 39-33 39-58 0-33-29-53-63-53s-56 24-56 48c0 15 11 16 14 16 7 0 15-5 15-14 0-6-3-15-17-15 9-18 28-25 40-25 27 0 41 21 41 43 0 23-17 42-26 52-22 21-43 41-65 63-2 4-2 4-2 11 37 0 74 0 111 0 2-16 6-33 8-49z"><text:p/></draw:path><draw:path draw:style-name="gr3" draw:text-style-name="P6" svg:width="0.0846in" svg:height="0.0933in" svg:x="0.5248in" svg:y="0.0217in" svg:viewBox="0 0 216 238" svg:d="M117 9c-4-7-6-9-9-9-6 0-7 3-9 9-32 71-64 143-96 213-2 6-3 6-3 8 0 5 3 8 8 8 3 0 5-1 8-8 31-67 61-135 92-204 29 69 60 137 90 204 4 8 8 8 9 8 4 0 9-3 9-8-2-1 0-1-4-5-32-72-64-145-95-216z"><text:p/></draw:path><draw:path draw:style-name="gr3" draw:text-style-name="P6" svg:width="0.0752in" svg:height="0.137in" svg:x="0.6598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" draw:text-style-name="P6" svg:width="0.0346in" svg:height="0.1508in" svg:x="0.7579in" svg:y="0in" svg:viewBox="0 0 89 384" svg:d="M89 380c0-1 0-1-7-8-48-48-60-121-60-179 0-67 14-135 63-183 4-4 4-4 4-7 0-2-1-3-3-3-5 0-39 26-62 75-20 43-24 86-24 118 0 28 4 76 25 119 23 47 56 72 61 72 2 0 3-1 3-4z"><text:p/></draw:path><draw:path draw:style-name="gr3" draw:text-style-name="P6" svg:width="0.0693in" svg:height="0.0972in" svg:x="0.8035in" svg:y="0.0453in" svg:viewBox="0 0 177 248" svg:d="M176 25c0-3 1-4 1-7 0-7-4-10-11-10-4 0-14 2-15 16-8-14-21-24-37-24-44 0-92 54-92 109 0 39 24 62 52 62 23 0 40-19 45-23v1c-8 34-13 48-13 49-2 3-15 42-55 42-8 0-20-1-31-4 11-4 15-14 15-20 0-7-4-13-14-13-9 0-21 6-21 22 0 15 14 23 52 23 48 0 76-30 81-53 14-56 29-114 43-170zM125 121c-2 10-11 20-19 27-8 6-20 14-31 14-20 0-26-20-26-35 0-19 11-65 22-84 10-20 27-35 43-35 26 0 31 32 31 34 0 1 0 3-1 5-7 25-12 49-19 74z"><text:p/></draw:path><draw:path draw:style-name="gr3" draw:text-style-name="P6" svg:width="0.0382in" svg:height="0.0701in" svg:x="0.8854in" svg:y="0.0661in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3" draw:text-style-name="P6" svg:width="0.0346in" svg:height="0.1508in" svg:x="0.9508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1004in" svg:height="0.035in" svg:x="1.052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6in" svg:height="0.137in" svg:x="1.2118in" svg:y="0.0071in" svg:viewBox="0 0 194 349" svg:d="M122 118c11 0 22 0 33 0 8 0 12 0 12-9 0-3-4-3-11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" draw:text-style-name="P6" svg:width="0.035in" svg:height="0.1508in" svg:x="1.3098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693in" svg:height="0.0972in" svg:x="1.3567in" svg:y="0.0453in" svg:viewBox="0 0 177 248" svg:d="M176 25c0-3 1-4 1-7 0-7-4-10-11-10-4 0-14 2-16 16-7-14-20-24-36-24-45 0-92 54-92 109 0 39 23 62 52 62 22 0 40-19 44-23 0 0 1 0 1 1-9 34-13 48-13 49-2 3-15 42-55 42-8 0-21-1-32-4 12-4 16-14 16-20 0-7-4-13-14-13-9 0-21 6-21 22 0 15 14 23 51 23 48 0 75-30 82-53 14-56 29-114 43-170zM125 121c-2 10-11 20-19 27-8 6-20 14-31 14-20 0-26-20-26-35 0-19 11-65 22-84 10-20 27-35 43-35 26 0 31 32 31 34 0 1-1 3-1 5-7 25-12 49-19 74z"><text:p/></draw:path><draw:path draw:style-name="gr3" draw:text-style-name="P6" svg:width="0.0469in" svg:height="0.0701in" svg:x="1.4331in" svg:y="0.0661in" svg:viewBox="0 0 120 179" svg:d="M120 130c-3 0-6 0-9 0-1 7-4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" draw:text-style-name="P6" svg:width="0.035in" svg:height="0.1508in" svg:x="1.5035in" svg:y="0in" svg:viewBox="0 0 90 384" svg:d="M90 193c0-30-4-77-25-120-23-48-56-73-61-73-2 0-4 1-4 3 0 3 0 3 8 10 38 38 60 99 60 180 0 65-14 132-63 181-5 5-5 5-5 6 0 3 2 4 4 4 5 0 39-26 62-75 20-43 24-85 24-116z"><text:p/></draw:path></draw:g>. </text:p>
      <text:list text:style-name="L11">
        <text:list-item>
          <text:p text:style-name="P79"><draw:g text:anchor-type="as-char" svg:y="-0.1102in" draw:z-index="279" draw:name="Shape275" draw:style-name="gr1"><svg:title>TexMaths</svg:title><svg:desc>11§display§g_1 \neq g_2§svg§600§FALSE§</svg:desc><draw:path draw:style-name="gr2" draw:text-style-name="P5" svg:width="0.4535in" svg:height="0.1256in" svg:x="0.0059in" svg:y="0.0079in" svg:viewBox="0 0 1153 320" svg:d="M577 320c-192 0-385 0-577 0 0-107 0-213 0-320 384 0 769 0 1153 0 0 107 0 213 0 320-192 0-384 0-576 0z"><text:p/></draw:path><draw:path draw:style-name="gr3" draw:text-style-name="P6" svg:width="0.0697in" svg:height="0.0976in" svg:x="0.0004in" svg:y="0.0429in" svg:viewBox="0 0 178 249" svg:d="M177 25c0-2 1-4 1-6 0-7-5-11-12-11-3 0-14 3-15 16-7-14-21-24-37-24-44 0-91 54-91 110 0 38 23 61 52 61 22 0 40-18 44-22h1c-9 34-9 33-13 50-1 4-15 42-56 42-7 0-20 0-31-4 12-3 16-14 16-20s-4-14-15-14c-8 0-21 8-21 23 0 16 14 23 52 23 48 0 76-29 82-53 14-56 29-113 43-171zM126 121c-2 10-11 20-19 28-8 7-20 13-31 13-20 0-25-20-25-35 0-19 11-64 20-84 11-19 28-34 44-34 26 0 31 31 31 33s-1 4-1 5c-6 25-12 49-19 74z"><text:p/></draw:path><draw:path draw:style-name="gr3" draw:text-style-name="P6" svg:width="0.0386in" svg:height="0.0705in" svg:x="0.0823in" svg:y="0.061in" svg:viewBox="0 0 99 180" svg:d="M62 8c0-8-2-8-8-8-18 17-42 17-54 17 0 3 0 6 0 9 7 0 25 0 40-7 0 46 0 92 0 139 0 9 0 12-27 12-3 0-8 0-11 0 0 3 0 7 0 10 6-1 39-1 49-1 8 0 41 0 48 1 0-3 0-7 0-10-3 0-7 0-10 0-27 0-27-3-27-12 0-51 0-101 0-150z"><text:p/></draw:path><draw:path draw:style-name="gr3" draw:text-style-name="P6" svg:width="0.076in" svg:height="0.1413in" svg:x="0.2024in" svg:y="0in" svg:viewBox="0 0 194 360" svg:d="M190 15c4-5 4-6 4-7 0-2-3-8-8-8-6 0-7 2-9 8-58 112-115 224-174 336-3 6-3 7-3 8 0 3 3 8 8 8s6-3 8-8c59-113 116-224 174-337z"><text:p/></draw:path><draw:path draw:style-name="gr3" draw:text-style-name="P6" svg:width="0.1008in" svg:height="0.0358in" svg:x="0.1898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693in" svg:height="0.0976in" svg:x="0.3437in" svg:y="0.0429in" svg:viewBox="0 0 177 249" svg:d="M176 25c0-2 1-4 1-6 0-7-5-11-12-11-3 0-14 3-15 16-7-14-21-24-37-24-44 0-91 54-91 110 0 38 23 61 52 61 22 0 40-18 44-22h1c-9 34-9 33-13 50-2 4-15 42-57 42-6 0-19 0-30-4 12-3 16-14 16-20s-4-14-15-14c-8 0-20 8-20 23 0 16 13 23 51 23 48 0 75-29 82-53 14-56 29-113 43-171zM125 121c-2 10-11 20-19 28-8 7-20 13-31 13-20 0-26-20-26-35 0-19 11-64 21-84 11-19 28-34 44-34 26 0 31 31 31 33s-1 4-1 5c-7 25-12 49-19 74z"><text:p/></draw:path><draw:path draw:style-name="gr3" draw:text-style-name="P6" svg:width="0.0469in" svg:height="0.0705in" svg:x="0.4205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: <text:span text:style-name="T49">נניח בשלילה שהן שוות, כלומר לפי כלל </text:span><text:span text:style-name="T49"><draw:g text:anchor-type="as-char" svg:y="-0.0689in" draw:z-index="280" draw:name="Shape276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5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49"><text:s/>לכל </text:span><text:span text:style-name="T49"><draw:g text:anchor-type="as-char" svg:y="-0.1098in" draw:z-index="281" draw:name="Shape277" draw:style-name="gr1"><svg:title>TexMaths</svg:title><svg:desc>11§display§h \colon A \to B§svg§600§FALSE§</svg:desc><draw:path draw:style-name="gr2" draw:text-style-name="P5" svg:width="0.6469in" svg:height="0.0937in" svg:x="0.0004in" svg:y="0.0071in" svg:viewBox="0 0 1644 239" svg:d="M0 0c548 0 1096 0 1644 0 0 80 0 159 0 239-548 0-1096 0-1644 0 0-80 0-159 0-239z"><text:p/></draw:path><draw:path draw:style-name="gr3" draw:text-style-name="P6" svg:width="0.0744in" svg:height="0.1059in" svg:x="0.0008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3" draw:text-style-name="P6" svg:width="0.0157in" svg:height="0.0646in" svg:x="0.1106in" svg:y="0.0425in" svg:viewBox="0 0 41 165" svg:d="M41 21c0-12-10-21-21-21s-20 9-20 21c0 11 9 20 20 20s21-9 21-20zM41 145c0-11-10-20-21-20s-20 9-20 20c0 12 9 20 20 20s21-9 21-20z"><text:p/></draw:path><draw:path draw:style-name="gr3" draw:text-style-name="P6" svg:width="0.1039in" svg:height="0.1075in" svg:x="0.1953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3" draw:text-style-name="P6" svg:width="0.1346in" svg:height="0.0783in" svg:x="0.3543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3" draw:text-style-name="P6" svg:width="0.1083in" svg:height="0.1024in" svg:x="0.5469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/text:span><text:span text:style-name="T49"><text:s/>מתקיים </text:span><text:span text:style-name="T49"><draw:g text:anchor-type="as-char" svg:y="-0.1134in" draw:z-index="282" draw:name="Shape278" draw:style-name="gr1"><svg:title>TexMaths</svg:title><svg:desc>11§display§g_1(h) = g_2(h)§svg§600§FALSE§</svg:desc><draw:path draw:style-name="gr2" draw:text-style-name="P5" svg:width="0.865in" svg:height="0.1358in" svg:x="0.0059in" svg:y="0.0071in" svg:viewBox="0 0 2198 346" svg:d="M1100 346c-367 0-734 0-1100 0 0-116 0-230 0-346 733 0 1465 0 2198 0 0 116 0 230 0 346-367 0-733 0-1098 0z"><text:p/></draw:path><draw:path draw:style-name="gr3" draw:text-style-name="P6" svg:width="0.0697in" svg:height="0.0976in" svg:x="0.0004in" svg:y="0.0453in" svg:viewBox="0 0 178 249" svg:d="M177 25c0-2 1-4 1-6 0-7-5-11-11-11-4 0-14 3-16 16-7-14-20-24-37-24-44 0-91 54-91 110 0 38 23 61 52 61 22 0 40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" draw:text-style-name="P6" svg:width="0.0382in" svg:height="0.0701in" svg:x="0.0827in" svg:y="0.0661in" svg:viewBox="0 0 98 179" svg:d="M61 8c0-8-1-8-8-8-18 17-42 17-53 17 0 3 0 6 0 9 6 0 24 0 39-7 0 46 0 92 0 138 0 9-1 13-27 13-3 0-8 0-11 0 0 3 0 6 0 9 6-1 39-1 48-1s43 0 49 1c0-3 0-6 0-9-3 0-7 0-10 0-28 0-27-4-27-13 0-50 0-100 0-149z"><text:p/></draw:path><draw:path draw:style-name="gr3" draw:text-style-name="P6" svg:width="0.035in" svg:height="0.1512in" svg:x="0.1543in" svg:y="0in" svg:viewBox="0 0 90 385" svg:d="M90 381c0-1 0-1-6-8-49-49-62-122-62-180 0-67 15-135 63-182 5-5 5-5 5-7 0-3-2-4-4-4-3 0-39 26-62 76-20 42-24 85-24 117 0 29 4 76 25 120 23 47 58 72 61 72 2 0 4-1 4-4z"><text:p/></draw:path><draw:path draw:style-name="gr3" draw:text-style-name="P6" svg:width="0.0744in" svg:height="0.1063in" svg:x="0.2067in" svg:y="0.0071in" svg:viewBox="0 0 190 271" svg:d="M90 4c0-1 0-4-5-4-9 0-38 3-48 3-3 1-6 1-6 8 0 6 3 6 9 6 18 0 19 2 19 6 0 2-1 6-1 8-18 74-37 147-56 220-2 6-2 7-2 9 0 9 8 11 11 11 7 0 13-5 14-10 2-10 6-20 8-30 3-11 5-22 9-33 2-9 4-17 6-26 0-2 4-15 5-18s13-24 26-35c8-6 20-13 37-13 16 0 20 13 20 26 0 21-14 64-24 86-2 9-4 13-4 21 0 19 13 32 32 32 36 0 50-56 50-60 0-3-3-3-5-3-4 0-4 1-6 7-5 20-17 47-39 47-7 0-9-3-9-12 0-10 3-19 6-28 7-15 25-61 25-83 0-26-16-42-45-42-25 0-43 12-58 30 10-41 21-82 31-123z"><text:p/></draw:path><draw:path draw:style-name="gr3" draw:text-style-name="P6" svg:width="0.035in" svg:height="0.1512in" svg:x="0.2945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1008in" svg:height="0.0354in" svg:x="0.39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7in" svg:height="0.0976in" svg:x="0.5496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0 20-19 28-8 6-20 13-31 13-20 0-25-20-25-35 0-19 11-64 20-84 11-19 28-34 44-34 26 0 31 31 31 33s-1 4-1 5c-6 25-12 49-19 74z"><text:p/></draw:path><draw:path draw:style-name="gr3" draw:text-style-name="P6" svg:width="0.0469in" svg:height="0.0701in" svg:x="0.6268in" svg:y="0.0661in" svg:viewBox="0 0 120 179" svg:d="M120 130c-3 0-6 0-9 0-1 5-4 22-8 24-2 2-23 2-26 2-17 0-33 0-50 0 28-25 38-33 54-45 20-16 39-33 39-58 0-33-29-53-64-53-33 0-56 23-56 48 0 14 12 15 14 15 7 0 15-5 15-15 0-4-2-14-16-14 8-19 27-24 40-24 26 0 40 21 40 43 0 23-16 42-25 52-22 21-43 41-65 63-3 3-3 4-3 11 37 0 75 0 112 0 2-16 6-33 8-49z"><text:p/></draw:path><draw:path draw:style-name="gr3" draw:text-style-name="P6" svg:width="0.035in" svg:height="0.1512in" svg:x="0.7031in" svg:y="0in" svg:viewBox="0 0 90 385" svg:d="M90 381c0-1 0-1-6-8-49-49-62-122-62-180 0-67 15-135 63-182 5-5 5-5 5-7 0-3-2-4-4-4-4 0-39 26-62 76-20 42-24 85-24 117 0 29 4 76 25 120 23 47 57 72 61 72 2 0 4-1 4-4z"><text:p/></draw:path><draw:path draw:style-name="gr3" draw:text-style-name="P6" svg:width="0.0744in" svg:height="0.1063in" svg:x="0.7559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6-13 17 0 21 13 21 26 0 21-14 64-24 86-2 9-4 13-4 21 0 19 13 32 32 32 36 0 50-56 50-60 0-3-3-3-5-3-3 0-3 1-6 7-5 20-17 47-39 47-7 0-9-3-9-12 0-10 3-19 7-28 6-15 24-61 24-83 0-26-16-42-45-42-25 0-43 12-58 30 10-41 21-82 31-123z"><text:p/></draw:path><draw:path draw:style-name="gr3" draw:text-style-name="P6" svg:width="0.035in" svg:height="0.1512in" svg:x="0.843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9"><text:s/>ובפרט עבור </text:span><text:span text:style-name="T49"><draw:g text:anchor-type="as-char" svg:y="-0.1134in" draw:z-index="285" draw:name="Shape279" draw:style-name="gr1"><svg:title>TexMaths</svg:title><svg:desc>11§display§h = \{\la 0, 0 \ra, \la 1, 1 \ra\}§svg§600§FALSE§</svg:desc><draw:path draw:style-name="gr2" draw:text-style-name="P5" svg:width="1.1594in" svg:height="0.1358in" svg:x="0.0004in" svg:y="0.0071in" svg:viewBox="0 0 2946 346" svg:d="M1473 346c-492 0-982 0-1473 0 0-116 0-230 0-346 982 0 1964 0 2946 0 0 116 0 230 0 346-491 0-982 0-1473 0z"><text:p/></draw:path><draw:path draw:style-name="gr3" draw:text-style-name="P6" svg:width="0.074in" svg:height="0.1063in" svg:x="0.0012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" draw:text-style-name="P6" svg:width="0.1008in" svg:height="0.0354in" svg:x="0.131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9in" svg:height="0.1512in" svg:x="0.2941in" svg:y="0in" svg:viewBox="0 0 138 385" svg:d="M83 52c0-16 9-41 51-43 2 0 4-2 4-5 0-4-4-4-7-4-40 0-75 20-75 48 0 29 0 59 0 89 0 15 0 27-15 39-13 12-29 12-37 13-2 0-4 1-4 4 0 4 3 4 7 4 25 2 44 14 48 34 1 4 1 5 1 19 0 25 0 51 0 76 0 16 0 29 19 43 15 12 41 16 56 16 3 0 7 0 7-4s-3-4-6-4c-25-2-44-15-48-33-1-5-1-5-1-19 0-27 0-54 0-82 0-17-4-24-16-35-9-8-20-12-31-15 32-9 47-27 47-49 0-31 0-61 0-92z"><text:p/></draw:path><draw:path draw:style-name="gr3" draw:text-style-name="P6" svg:width="0.0335in" svg:height="0.1512in" svg:x="0.3764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638in" svg:height="0.1035in" svg:x="0.4244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" draw:text-style-name="P6" svg:width="0.0177in" svg:height="0.0453in" svg:x="0.5075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638in" svg:height="0.1035in" svg:x="0.5681in" svg:y="0.013in" svg:viewBox="0 0 163 264" svg:d="M163 133c0-31-2-61-16-90-17-37-49-43-66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3" draw:text-style-name="P6" svg:width="0.0339in" svg:height="0.1512in" svg:x="0.6461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173in" svg:height="0.0453in" svg:x="0.7102in" svg:y="0.0972in" svg:viewBox="0 0 45 116" svg:d="M45 41c0-26-10-41-24-41-13 0-21 10-21 21 0 10 8 20 21 20 4 0 9-1 13-5 1-1 1-1 2-1 0 2 0 0 0 6 0 28-13 50-26 64-4 3-3 5-3 6 0 2 1 5 3 5 4 0 35-30 35-75z"><text:p/></draw:path><draw:path draw:style-name="gr3" draw:text-style-name="P6" svg:width="0.0335in" svg:height="0.1512in" svg:x="0.7819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3" draw:text-style-name="P6" svg:width="0.05in" svg:height="0.1in" svg:x="0.8378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draw:path draw:style-name="gr3" draw:text-style-name="P6" svg:width="0.0177in" svg:height="0.0453in" svg:x="0.913in" svg:y="0.0972in" svg:viewBox="0 0 46 116" svg:d="M46 41c0-26-10-41-25-41-13 0-21 10-21 21 0 10 8 20 21 20 4 0 10-1 13-5 1-1 1-1 2-1 0 2 1 0 1 6 0 28-13 51-26 64-4 4-4 5-4 6 0 2 2 5 4 5 3 0 35-30 35-75z"><text:p/></draw:path><draw:path draw:style-name="gr3" draw:text-style-name="P6" svg:width="0.05in" svg:height="0.1in" svg:x="0.9815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339in" svg:height="0.1512in" svg:x="1.052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3" draw:text-style-name="P6" svg:width="0.0539in" svg:height="0.1512in" svg:x="1.1142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49"><text:s/>אך בניגוד לכך </text:span><text:span text:style-name="T49"><draw:g text:anchor-type="as-char" svg:y="-0.1134in" draw:z-index="286" draw:name="Shape280" draw:style-name="gr1"><svg:title>TexMaths</svg:title><svg:desc>11§display§g_1(h) = 0 \neq 1 = g_2(h)§svg§600§FALSE§</svg:desc><draw:path draw:style-name="gr2" draw:text-style-name="P5" svg:width="1.4232in" svg:height="0.1354in" svg:x="0.0059in" svg:y="0.0071in" svg:viewBox="0 0 3616 345" svg:d="M0 0c1206 0 2410 0 3616 0 0 115 0 230 0 345-1206 0-2410 0-3616 0 0-115 0-230 0-345z"><text:p/></draw:path><draw:path draw:style-name="gr3" draw:text-style-name="P6" svg:width="0.0697in" svg:height="0.0972in" svg:x="0.0004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" draw:text-style-name="P6" svg:width="0.0386in" svg:height="0.0701in" svg:x="0.0823in" svg:y="0.0661in" svg:viewBox="0 0 99 179" svg:d="M62 8c0-7 0-8-8-8-18 18-42 18-54 18 0 3 0 6 0 10 7 0 25 0 40-8 0 45 0 91 0 137 0 9 0 13-28 13-3 0-7 0-10 0 0 3 0 6 0 9 6 0 39-1 49-1 8 0 42 1 48 1 0-3 0-6 0-9-3 0-7 0-10 0-27 0-27-4-27-13 0-50 0-100 0-149z"><text:p/></draw:path><draw:path draw:style-name="gr3" draw:text-style-name="P6" svg:width="0.035in" svg:height="0.1508in" svg:x="0.1543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744in" svg:height="0.1059in" svg:x="0.2067in" svg:y="0.0075in" svg:viewBox="0 0 190 270" svg:d="M90 3c-2-1 0-3-5-3-9 0-38 2-48 3-2 0-6 1-6 8 0 4 3 4 9 4 18 0 19 4 19 7 0 2-1 6-1 8-18 73-37 147-56 221-2 6-2 6-2 9 0 9 8 10 11 10 7 0 13-5 14-10 2-9 6-19 8-29 3-11 5-23 9-35 2-8 4-15 6-24 1-2 4-16 5-18 1-3 13-25 26-35 8-7 20-14 36-14 17 0 21 13 21 27 0 21-14 62-23 85-3 9-5 14-5 22 0 18 13 31 32 31 36 0 50-56 50-60 0-3-3-3-4-3-5 0-5 1-7 7-5 21-17 48-39 48-7 0-9-4-9-13 0-10 3-19 6-28 7-16 25-60 25-83 0-25-16-41-45-41-25 0-43 12-58 30 10-42 21-83 31-124z"><text:p/></draw:path><draw:path draw:style-name="gr3" draw:text-style-name="P6" svg:width="0.035in" svg:height="0.1508in" svg:x="0.2945in" svg:y="0in" svg:viewBox="0 0 90 384" svg:d="M90 193c0-30-4-77-25-120-23-48-57-73-61-73-2 0-4 1-4 3 0 3 0 3 8 10 38 38 60 99 60 180 0 65-14 132-63 181-5 5-5 5-5 6 0 3 2 4 4 4 4 0 39-26 62-75 20-43 24-85 24-116z"><text:p/></draw:path><draw:path draw:style-name="gr3" draw:text-style-name="P6" svg:width="0.1008in" svg:height="0.035in" svg:x="0.395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38in" svg:height="0.1035in" svg:x="0.5539in" svg:y="0.0126in" svg:viewBox="0 0 163 264" svg:d="M163 133c0-30-2-61-16-89-17-37-49-44-66-44-23 0-50 10-67 46-12 27-14 57-14 87s2 63 18 93c16 31 45 38 63 38 21 0 51-7 67-44 13-27 15-56 15-87zM81 257c-15 0-37-10-45-48-4-22-4-57-4-80 0-24 0-50 3-71 8-46 36-49 46-49 14 0 39 6 47 45 3 22 3 51 3 75 0 30 0 55-5 79-5 36-27 49-45 49z"><text:p/></draw:path><draw:path draw:style-name="gr3" draw:text-style-name="P6" svg:width="0.0752in" svg:height="0.1406in" svg:x="0.6878in" svg:y="0.0043in" svg:viewBox="0 0 192 358" svg:d="M189 15c3-5 3-6 3-7 0-4-2-8-7-8s-6 2-9 8c-57 111-116 223-173 334-3 6-3 7-3 8 0 3 2 8 8 8 4 0 5-2 7-8 59-111 116-223 174-335z"><text:p/></draw:path><draw:path draw:style-name="gr3" draw:text-style-name="P6" svg:width="0.1004in" svg:height="0.035in" svg:x="0.675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in" svg:height="0.1008in" svg:x="0.8402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draw:path draw:style-name="gr3" draw:text-style-name="P6" svg:width="0.1004in" svg:height="0.035in" svg:x="0.9535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697in" svg:height="0.0972in" svg:x="1.1079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" draw:text-style-name="P6" svg:width="0.0469in" svg:height="0.0701in" svg:x="1.185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3" draw:text-style-name="P6" svg:width="0.035in" svg:height="0.1508in" svg:x="1.2614in" svg:y="0in" svg:viewBox="0 0 90 384" svg:d="M90 380c0-1 0-1-6-8-49-48-62-121-62-179 0-67 15-135 63-183 5-4 5-4 5-7 0-2-2-3-4-3-4 0-39 26-62 75-20 43-24 86-24 118 0 28 4 76 25 119 23 47 57 72 61 72 2 0 4-1 4-4z"><text:p/></draw:path><draw:path draw:style-name="gr3" draw:text-style-name="P6" svg:width="0.0744in" svg:height="0.1059in" svg:x="1.3138in" svg:y="0.0075in" svg:viewBox="0 0 190 270" svg:d="M90 3c-2-1 0-3-5-3-9 0-37 2-48 3-2 0-6 1-6 8 0 4 3 4 9 4 18 0 19 4 19 7 0 2-1 6-1 8-18 73-37 147-56 221-2 6-2 6-2 9 0 9 8 10 11 10 7 0 13-5 14-10 2-9 6-19 8-29 3-11 5-23 9-35 2-8 4-15 6-24 1-2 4-16 5-18 1-3 13-25 26-35 8-7 20-14 36-14 17 0 21 13 21 27 0 21-14 62-23 85-3 9-5 14-5 22 0 18 13 31 32 31 36 0 50-56 50-60 0-3-3-3-4-3-5 0-5 1-7 7-5 21-17 48-38 48-7 0-10-4-10-13 0-10 3-19 6-28 7-16 25-60 25-83 0-25-16-41-45-41-25 0-43 12-58 30 10-42 21-83 31-124z"><text:p/></draw:path><draw:path draw:style-name="gr3" draw:text-style-name="P6" svg:width="0.035in" svg:height="0.1508in" svg:x="1.40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49">. </text:span></text:p>
        </text:list-item>
        <text:list-item>
          <text:p text:style-name="P80"><draw:g text:anchor-type="as-char" svg:y="-0.1134in" draw:z-index="287" draw:name="Shape281" draw:style-name="gr1"><svg:title>TexMaths</svg:title><svg:desc>11§display§f(g_1) = f(g_2)§svg§600§FALSE§</svg:desc><draw:path draw:style-name="gr2" draw:text-style-name="P5" svg:width="0.8713in" svg:height="0.1358in" svg:x="-0.0004in" svg:y="0.0071in" svg:viewBox="0 0 2214 346" svg:d="M1108 346c-370 0-738 0-1108 0 0-116 0-230 0-346 738 0 1476 0 2214 0 0 116 0 230 0 346-368 0-738 0-1106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693in" svg:height="0.0976in" svg:x="0.1445in" svg:y="0.0457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3" draw:text-style-name="P6" svg:width="0.0382in" svg:height="0.0701in" svg:x="0.226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" draw:text-style-name="P6" svg:width="0.0346in" svg:height="0.1512in" svg:x="0.2917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4in" svg:height="0.0354in" svg:x="0.392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5524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3" draw:text-style-name="P6" svg:width="0.035in" svg:height="0.1512in" svg:x="0.65in" svg:y="0in" svg:viewBox="0 0 90 385" svg:d="M90 381c0-1 0-1-6-8-49-49-61-122-61-180 0-67 14-135 62-182 5-5 5-5 5-7 0-3-2-4-4-4-4 0-39 26-62 76-19 42-24 85-24 117 0 29 4 76 25 120 24 47 57 72 61 72 2 0 4-1 4-4z"><text:p/></draw:path><draw:path draw:style-name="gr3" draw:text-style-name="P6" svg:width="0.0697in" svg:height="0.0976in" svg:x="0.6965in" svg:y="0.0457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" draw:text-style-name="P6" svg:width="0.0469in" svg:height="0.0701in" svg:x="0.7736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3" draw:text-style-name="P6" svg:width="0.035in" svg:height="0.1512in" svg:x="0.8437in" svg:y="0in" svg:viewBox="0 0 90 385" svg:d="M90 193c0-30-4-76-25-120-23-48-57-73-61-73-2 0-4 2-4 4s0 2 8 9c37 38 59 99 59 180 0 65-14 133-62 181-5 6-5 6-5 7 0 2 2 4 4 4 4 0 39-26 62-76 20-41 24-84 24-116z"><text:p/></draw:path></draw:g>: <text:span text:style-name="T50">או באופן שקול לפי כלל </text:span><text:span text:style-name="T50"><draw:g text:anchor-type="as-char" svg:y="-0.1063in" draw:z-index="288" draw:name="Shape282" draw:style-name="gr1"><svg:title>TexMaths</svg:title><svg:desc>11§display§\beta§svg§600§FALSE§</svg:desc><draw:path draw:style-name="gr2" draw:text-style-name="P5" svg:width="0.0709in" svg:height="0.1201in" svg:x="0.0031in" svg:y="0.0071in" svg:viewBox="0 0 181 306" svg:d="M0 0c61 0 120 0 181 0 0 102 0 204 0 306-61 0-120 0-181 0 0-102 0-204 0-306z"><text:p/></draw:path><draw:path draw:style-name="gr3" draw:text-style-name="P6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50"><text:s/>צ.ל.:</text:span></text:p>
          <text:p text:style-name="P81"><text:soft-page-break/><draw:g text:anchor-type="as-char" svg:y="-0.5736in" draw:z-index="289" draw:name="Shape283" draw:style-name="gr1"><svg:title>TexMaths</svg:title><svg:desc>11§latex§\begin{align*}
  &amp;f(g_1) = f(g_2) \\
  \iff &amp;\lambda a \in A. \lambda b \in B. g_1(\lambda a \in A. b) = \lambda a \in A. \lambda b \in B. g_2(\lambda a \in A. b)
&amp;&amp;\open \beta \rule \close \\
  \iff &amp;\forall a \in A, b \in B. g_1(\lambda a \in A. b) = g_2(\lambda a \in A. B)
&amp;&amp;\open \eta \rule \close \\
  \iff &amp;\forall a \in A, b \in B, c \in C. (\lambda a \in A. b)(c) = (\lambda a \in b)(c)
&amp;&amp;\open \beta \rule \close \\
  \iff &amp;\forall b \in B. b = b
&amp;&amp;\open \eta \rule \close 
\end{align}§svg§600§FALSE§</svg:desc><draw:path draw:style-name="gr2" draw:text-style-name="P5" svg:width="4.8815in" svg:height="1.1307in" svg:x="-0.0004in" svg:y="0.0079in" svg:viewBox="0 0 12400 2873" svg:d="M0 0c4134 0 8266 0 12400 0 0 958 0 1915 0 2873-4134 0-8266 0-12400 0 0-958 0-1915 0-2873z"><text:p/></draw:path><draw:path draw:style-name="gr3" draw:text-style-name="P6" svg:width="0.0752in" svg:height="0.1382in" svg:x="0.3213in" svg:y="0.0071in" svg:viewBox="0 0 192 352" svg:d="M121 118c11 0 22 0 33 0 8 0 12 0 12-8 0-4-4-4-11-4-11 0-21 0-32 0 2-15 6-30 8-44 2-8 8-36 10-41 3-7 10-12 17-12 3 0 12 0 20 6-17 1-21 16-21 21 0 9 7 13 15 13 9 0 20-8 20-23 0-17-17-26-34-26-13 0-37 7-48 45-2 8-4 12-13 61-9 0-18 0-27 0-7 0-12 0-12 7 0 5 4 5 11 5 9 0 17 0 26 0-10 50-19 102-29 153-7 37-13 72-34 72-1 0-11 0-18-6 18-3 21-16 21-21 0-10-6-15-14-15-10 0-21 9-21 23 0 18 16 28 32 28 22 0 37-23 44-39 12-24 21-70 22-73 8-41 15-82 23-122z"><text:p/></draw:path><draw:path draw:style-name="gr3" draw:text-style-name="P6" svg:width="0.0346in" svg:height="0.1516in" svg:x="0.4193in" svg:y="0in" svg:viewBox="0 0 89 386" svg:d="M89 383c0-1 0-2-7-9-48-48-60-122-60-180 0-68 14-136 63-184 4-5 4-5 4-6 0-3-1-4-3-4-5 0-40 26-62 76-20 42-24 85-24 118 0 29 3 77 25 119 23 49 56 73 61 73 2 0 3-1 3-3z"><text:p/></draw:path><draw:path draw:style-name="gr3" draw:text-style-name="P6" svg:width="0.0693in" svg:height="0.0984in" svg:x="0.4657in" svg:y="0.0469in" svg:viewBox="0 0 177 251" svg:d="M176 25c0-2 1-4 1-6 0-7-4-11-11-11-4 0-14 3-16 16-7-14-20-24-36-24-44 0-92 54-92 110 0 38 24 62 52 62 23 0 40-19 45-24v2c-8 34-13 49-13 50-2 3-15 42-55 42-8 0-21-1-31-4 11-4 15-14 15-20 0-7-4-13-14-13-9 0-21 6-21 22s14 24 51 24c48 0 77-31 82-54 14-57 29-115 43-172zM125 122c-2 10-11 19-19 26s-20 15-31 15c-20 0-26-20-26-37s11-63 22-83c10-19 27-34 43-34 26 0 31 31 31 33s-1 4-1 5c-7 26-12 50-19 75z"><text:p/></draw:path><draw:path draw:style-name="gr3" draw:text-style-name="P6" svg:width="0.0382in" svg:height="0.0701in" svg:x="0.5476in" svg:y="0.0661in" svg:viewBox="0 0 98 179" svg:d="M60 8c0-8 0-8-7-8-18 16-42 18-53 18 0 3 0 6 0 9 7 0 24 0 40-7 0 46 0 91 0 137 0 9 0 12-28 12-3 0-7 0-10 0 0 4 0 7 0 10 5 0 38-1 47-1s43 1 49 1c0-3 0-6 0-10-3 0-7 0-10 0-28 0-28-3-28-12 0-49 0-100 0-149z"><text:p/></draw:path><draw:path draw:style-name="gr3" draw:text-style-name="P6" svg:width="0.0346in" svg:height="0.1516in" svg:x="0.613in" svg:y="0in" svg:viewBox="0 0 89 386" svg:d="M89 194c0-31-4-77-25-121-23-48-56-73-61-73-2 0-3 1-3 4 0 1 0 1 7 9 38 38 60 99 60 181 0 66-14 134-63 182-4 5-4 6-4 7 0 2 1 3 3 3 5 0 39-26 62-75 20-43 24-86 24-117z"><text:p/></draw:path><draw:path draw:style-name="gr3" draw:text-style-name="P6" svg:width="0.1004in" svg:height="0.035in" svg:x="0.7142in" svg:y="0.058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52in" svg:height="0.1382in" svg:x="0.8744in" svg:y="0.0071in" svg:viewBox="0 0 192 352" svg:d="M121 118c11 0 22 0 33 0 8 0 12 0 12-8 0-4-4-4-11-4-11 0-21 0-32 0 2-15 6-30 8-44 2-8 8-36 10-41 3-7 10-12 17-12 3 0 12 0 20 6-17 1-21 16-21 21 0 9 7 13 15 13 9 0 20-8 20-23 0-17-17-26-34-26-13 0-37 7-48 45-2 8-3 12-13 61-9 0-18 0-27 0-7 0-12 0-12 7 0 5 4 5 11 5 9 0 17 0 26 0-10 50-19 102-29 153-7 37-13 72-34 72-1 0-11 0-18-6 18-3 21-16 21-21 0-10-6-15-14-15-10 0-21 9-21 23 0 18 16 28 32 28 22 0 37-23 44-39 12-24 21-70 22-73 8-41 15-82 23-122z"><text:p/></draw:path><draw:path draw:style-name="gr3" draw:text-style-name="P6" svg:width="0.0346in" svg:height="0.1516in" svg:x="0.9724in" svg:y="0in" svg:viewBox="0 0 89 386" svg:d="M89 383c0-1 0-2-7-9-48-48-60-122-60-180 0-68 14-136 63-184 4-5 4-5 4-6 0-3-1-4-3-4-5 0-40 26-62 76-20 42-24 85-24 118 0 29 3 77 25 119 23 49 56 73 61 73 2 0 3-1 3-3z"><text:p/></draw:path><draw:path draw:style-name="gr3" draw:text-style-name="P6" svg:width="0.0693in" svg:height="0.0984in" svg:x="1.0185in" svg:y="0.0469in" svg:viewBox="0 0 177 251" svg:d="M176 25c0-2 1-4 1-6 0-7-4-11-11-11-4 0-14 3-16 16-7-14-20-24-36-24-44 0-92 54-92 110 0 38 24 62 52 62 23 0 40-19 45-24v2c-8 34-13 49-13 50-2 3-15 42-55 42-8 0-21-1-31-4 11-4 15-14 15-20 0-7-4-13-14-13-9 0-21 6-21 22s14 24 51 24c48 0 77-31 82-54 14-57 29-115 43-172zM125 122c-2 10-11 19-19 26s-20 15-31 15c-20 0-26-20-26-37s11-63 22-83c10-19 27-34 43-34 26 0 31 31 31 33s-1 4-1 5c-7 26-12 50-19 75z"><text:p/></draw:path><draw:path draw:style-name="gr3" draw:text-style-name="P6" svg:width="0.0465in" svg:height="0.0701in" svg:x="1.0957in" svg:y="0.0661in" svg:viewBox="0 0 119 179" svg:d="M119 130c-4 0-6 0-9 0-1 6-3 22-7 25-2 1-23 1-27 1-17 0-33 0-50 0 29-25 38-32 54-45 20-16 39-33 39-58 0-33-29-53-63-53s-56 23-56 48c0 14 11 16 14 16 6 0 15-5 15-15 0-5-3-14-17-14 9-20 26-25 40-25 27 0 40 21 40 43 0 23-16 42-25 51-22 22-43 43-65 65-2 3-2 3-2 10 37 0 74 0 111 0 2-16 6-33 8-49z"><text:p/></draw:path><draw:path draw:style-name="gr3" draw:text-style-name="P6" svg:width="0.0346in" svg:height="0.1516in" svg:x="1.1657in" svg:y="0in" svg:viewBox="0 0 89 386" svg:d="M89 194c0-31-4-77-25-121-23-48-56-73-61-73-2 0-3 1-3 4 0 1 0 1 7 9 38 38 60 99 60 181 0 66-14 134-63 182-4 5-4 6-4 7 0 2 1 3 3 3 5 0 39-26 62-75 20-43 24-86 24-117z"><text:p/></draw:path><draw:path draw:style-name="gr3" draw:text-style-name="P6" svg:width="0.1346in" svg:height="0.0831in" svg:x="0.0004in" svg:y="0.2791in" svg:viewBox="0 0 343 212" svg:d="M329 152c6 0 14-1 14-9 0-9-8-8-14-8-82 0-164 0-245 0-17-13-37-23-49-29 13-6 33-16 49-30 81 0 163 0 245 0 6 0 14 0 14-8s-8-8-14-8c-76 0-152 0-228 0 19-17 39-51 39-56 0-4-6-4-8-4-3 0-6 0-7 3-8 15-19 35-45 57-26 24-51 35-72 40-7 2-7 3-8 3 0 1 0 1 0 3 0 1 0 2 0 3h1c1 1 1 1 9 3 52 16 90 51 112 93 4 7 4 7 10 7 2 0 8 0 8-4 0-5-20-39-39-56 76 0 152 0 228 0z"><text:p/></draw:path><draw:path draw:style-name="gr3" draw:text-style-name="P6" svg:width="0.1346in" svg:height="0.0831in" svg:x="0.1272in" svg:y="0.2791in" svg:viewBox="0 0 343 212" svg:d="M260 76c16 14 36 24 48 30-13 6-33 16-48 29-82 0-164 0-246 0-6 0-14-1-14 8 0 8 8 9 13 9 76 0 153 0 229 0-19 17-39 51-39 56 0 4 6 4 8 4 3 0 6 0 7-3 9-14 20-35 44-57 27-24 53-34 73-40 6-2 7-3 8-3 0-1 0-2 0-3 0-2 0-2 0-3h-1c-1-1-1-1-9-3-51-15-90-51-112-92-4-8-4-8-10-8-2 0-8 0-8 4 0 5 20 39 39 56-76 0-153 0-229 0-5 0-13 0-13 8s8 8 14 8c82 0 164 0 246 0z"><text:p/></draw:path><draw:path draw:style-name="gr3" draw:text-style-name="P6" svg:width="0.0744in" svg:height="0.1075in" svg:x="0.3213in" svg:y="0.2531in" svg:viewBox="0 0 190 274" svg:d="M117 156c16 41 35 99 40 108 7 9 10 9 21 9 3 0 6 0 9 0s3-2 3-4c0-1 0-2-1-4-4-3-6-10-9-18-26-73-52-146-79-220-8-22-28-27-47-27-2 0-7 0-7 4s2 4 4 5c12 2 15 4 25 31 12 35 25 69 37 104-35 35-71 72-106 107-5 4-7 6-7 12s4 11 11 11 10-5 13-9c31-36 62-73 93-109z"><text:p/></draw:path><draw:path draw:style-name="gr3" draw:text-style-name="P6" svg:width="0.0693in" svg:height="0.0685in" svg:x="0.4079in" svg:y="0.2917in" svg:viewBox="0 0 177 175" svg:d="M129 24c-7-14-19-24-36-24-45 0-93 57-93 113 0 37 21 62 52 62 7 0 26-1 49-29 3 17 17 29 35 29 15 0 23-9 29-21 7-14 12-37 12-39 0-4-3-4-4-4-5 0-5 2-6 8-6 25-14 47-30 47-9 0-12-10-12-18s1-11 6-28c4-17 5-20 9-34 4-19 8-37 13-55 3-10 3-11 3-13 0-7-4-10-11-10-10 0-15 8-16 16zM103 124c-2 8-2 8-7 15-17 22-33 27-44 27-19 0-25-21-25-36 0-19 13-66 21-85 12-22 30-36 45-36 26 0 31 31 31 34 0 2-1 4-1 6-6 26-13 50-20 75z"><text:p/></draw:path><draw:path draw:style-name="gr3" draw:text-style-name="P6" svg:width="0.076in" svg:height="0.0878in" svg:x="0.537in" svg:y="0.2768in" svg:viewBox="0 0 194 224" svg:d="M180 120c7 0 14 0 14-8s-7-8-14-8c-55 0-109 0-164 0 5-51 49-88 104-88 20 0 41 0 60 0 7 0 14 0 14-7 0-9-7-9-14-9-21 0-40 0-61 0-66 0-119 49-119 112 0 62 53 112 119 112 21 0 40 0 61 0 7 0 14 0 14-7 0-8-7-8-14-8-19 0-40 0-60 0-55 0-99-36-104-89 55 0 109 0 164 0z"><text:p/></draw:path><draw:path draw:style-name="gr3" draw:text-style-name="P6" svg:width="0.1043in" svg:height="0.1083in" svg:x="0.6736in" svg:y="0.2504in" svg:viewBox="0 0 266 276" svg:d="M56 232c-15 25-31 31-47 32-5 1-9 1-9 8 0 2 2 4 5 4 10 0 22-1 33-1 14 0 27 1 39 1 2 0 8 0 8-7 0-4-4-5-7-5-9 0-18-3-18-13 0-5 3-9 6-15 10-16 20-33 30-49 32 0 65 0 96 0 0 8 6 60 6 65 0 11-20 12-28 12-5 0-8 0-8 8 0 4 4 4 5 4 16 0 32-1 47-1 10 0 35 1 44 1 3 0 8 0 8-8 0-4-4-4-10-4-23 0-23-2-24-13-8-81-16-162-24-242-1-8-1-9-8-9-5 0-8 2-10 7-45 74-89 150-134 225zM102 175c26-43 51-85 76-128 5 43 9 85 13 128-29 0-59 0-89 0z"><text:p/></draw:path><draw:path draw:style-name="gr3" draw:text-style-name="P6" svg:width="0.0157in" svg:height="0.0157in" svg:x="0.7957in" svg:y="0.3429in" svg:viewBox="0 0 41 41" svg:d="M41 21c0-12-9-21-20-21-12 0-21 9-21 21 0 11 9 20 21 20 11 0 20-9 20-20z"><text:p/></draw:path><draw:path draw:style-name="gr3" draw:text-style-name="P6" svg:width="0.0748in" svg:height="0.1075in" svg:x="0.8331in" svg:y="0.2531in" svg:viewBox="0 0 191 274" svg:d="M118 156c15 41 34 99 40 108s10 9 20 9c3 0 6 0 9 0 4 0 4-2 4-4 0-1-1-2-2-4-3-3-5-10-9-18-26-73-52-146-79-220-8-22-28-27-47-27-1 0-7 0-7 4s2 4 4 5c13 2 15 4 25 31 12 35 25 69 37 104-35 35-71 72-106 107-5 4-7 6-7 12s4 11 11 11c5 0 10-5 13-9 31-36 63-73 94-109z"><text:p/></draw:path><draw:path draw:style-name="gr3" draw:text-style-name="P6" svg:width="0.0555in" svg:height="0.1071in" svg:x="0.9209in" svg:y="0.2531in" svg:viewBox="0 0 142 273" svg:d="M74 4c-1-1 0-4-5-4-9 0-37 3-47 4-3 0-8 1-8 8 0 4 4 4 10 4 18 0 19 4 19 7s-3 17-6 24c-11 42-21 84-32 126-4 19-5 26-5 39 0 37 20 61 48 61 47 0 94-57 94-114 0-35-20-61-52-61-17 0-33 11-45 23 10-39 19-78 29-117zM37 151c3-9 3-9 7-14 19-25 36-30 46-30 13 0 24 11 24 36 0 22-13 67-19 81-14 27-31 40-47 40-12 0-25-10-25-39 0-7 0-14 7-39 2-12 5-23 7-35z"><text:p/></draw:path><draw:path draw:style-name="gr3" draw:text-style-name="P6" svg:width="0.076in" svg:height="0.0878in" svg:x="1.0339in" svg:y="0.2768in" svg:viewBox="0 0 194 224" svg:d="M179 120c7 0 15 0 15-8s-8-8-15-8c-55 0-109 0-164 0 6-51 50-88 104-88 20 0 40 0 60 0 7 0 15 0 15-7 0-9-8-9-15-9-20 0-40 0-60 0-66 0-119 49-119 112 0 62 53 112 119 112 20 0 40 0 60 0 7 0 15 0 15-7 0-8-8-8-15-8-20 0-40 0-60 0-54 0-98-36-104-89 55 0 109 0 164 0z"><text:p/></draw:path><draw:path draw:style-name="gr3" draw:text-style-name="P6" svg:width="0.1083in" svg:height="0.1035in" svg:x="1.1713in" svg:y="0.2551in" svg:viewBox="0 0 276 264" svg:d="M46 234c-4 16-4 18-35 18-7 0-11 0-11 8 0 4 4 4 11 4 46 0 91 0 137 0 62 0 107-45 107-84 0-27-22-49-59-54 39-7 80-36 80-72 0-29-25-54-71-54-43 0-87 0-130 0-8 0-11 0-11 8 0 4 3 4 11 4 4 0 7 0 14 1s10 1 10 6c0 2 0 3-1 7-18 70-34 139-52 208zM104 123c8-32 17-65 25-97 3-13 4-14 21-14 16 0 33 0 49 0 34 0 42 23 42 40 0 34-33 71-80 71-19 0-38 0-57 0zM87 252c-6 0-7 0-9 0-3 0-4-1-4-5 0-1 0-1 2-8 9-37 17-72 26-108 24 0 49 0 73 0 37 0 45 28 45 45 0 38-35 76-80 76-18 0-36 0-53 0z"><text:p/></draw:path><draw:path draw:style-name="gr3" draw:text-style-name="P6" svg:width="0.0157in" svg:height="0.0157in" svg:x="1.3012in" svg:y="0.3429in" svg:viewBox="0 0 41 41" svg:d="M41 21c0-12-9-21-20-21-12 0-21 9-21 21 0 11 9 20 21 20 11 0 20-9 20-20z"><text:p/></draw:path><draw:path draw:style-name="gr3" draw:text-style-name="P6" svg:width="0.0693in" svg:height="0.098in" svg:x="1.3327in" svg:y="0.2917in" svg:viewBox="0 0 177 250" svg:d="M176 25c0-2 1-4 1-7 0-7-4-10-11-10-4 0-14 2-16 16-7-14-20-24-36-24-44 0-92 54-92 110 0 38 24 60 52 60 23 0 40-17 45-22-8 35-13 51-13 52-2 3-15 42-55 42-8 0-21-1-31-4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3" draw:text-style-name="P6" svg:width="0.0382in" svg:height="0.0701in" svg:x="1.4146in" svg:y="0.3114in" svg:viewBox="0 0 98 179" svg:d="M60 8c0-8 0-8-7-8-18 16-42 16-53 16 0 4 0 7 0 10 7 0 24 0 40-7 0 46 0 92 0 138 0 9 0 12-28 12-3 0-7 0-10 0 0 4 0 7 0 10 5 0 38-1 47-1s43 1 49 1c0-3 0-6 0-10-3 0-7 0-10 0-28 0-28-3-28-12 0-49 0-100 0-149z"><text:p/></draw:path><draw:path draw:style-name="gr3" draw:text-style-name="P6" svg:width="0.035in" svg:height="0.1516in" svg:x="1.4858in" svg:y="0.2453in" svg:viewBox="0 0 90 386" svg:d="M90 383c0-1 0-2-6-9-49-48-61-122-61-182 0-67 14-134 62-182 5-5 5-6 5-7 0-2-1-3-4-3-4 0-39 26-61 75-20 43-25 86-25 117s4 77 26 121c23 48 56 73 60 73 3 0 4-1 4-3z"><text:p/></draw:path><draw:path draw:style-name="gr3" draw:text-style-name="P6" svg:width="0.0748in" svg:height="0.1075in" svg:x="1.5382in" svg:y="0.2531in" svg:viewBox="0 0 191 274" svg:d="M118 156c15 41 34 99 40 108s10 9 20 9c3 0 6 0 9 0 4 0 4-2 4-4 0-1-1-2-2-4-3-3-5-10-9-18-26-73-52-146-79-220-8-22-28-27-46-27-2 0-8 0-8 4s2 4 4 5c13 2 15 4 25 31 12 35 25 69 37 104-35 35-71 72-106 107-5 4-7 6-7 12s5 11 12 11c6 0 9-5 12-9 31-36 63-73 94-109z"><text:p/></draw:path><draw:path draw:style-name="gr3" draw:text-style-name="P6" svg:width="0.0693in" svg:height="0.0685in" svg:x="1.6248in" svg:y="0.2917in" svg:viewBox="0 0 177 175" svg:d="M129 24c-7-14-18-24-36-24-45 0-93 57-93 113 0 37 22 62 52 62 7 0 27-1 50-29 4 17 17 29 35 29 14 0 22-9 29-21 7-14 11-37 11-39 0-4-3-4-4-4-4 0-5 2-6 8-6 25-13 47-28 47-11 0-13-10-13-18s2-11 6-28c3-17 4-20 8-34 4-19 10-37 14-55 2-10 2-11 2-13 0-7-4-10-11-10-9 0-15 8-16 16zM104 124c-2 8-2 8-7 15-18 22-33 27-44 27-20 0-26-21-26-36 0-19 14-66 22-85 13-22 29-36 44-36 26 0 31 31 31 34 0 2 0 4-1 6-6 26-12 50-19 75z"><text:p/></draw:path><draw:path draw:style-name="gr3" draw:text-style-name="P6" svg:width="0.076in" svg:height="0.0878in" svg:x="1.7543in" svg:y="0.2768in" svg:viewBox="0 0 194 224" svg:d="M179 120c7 0 15 0 15-8s-8-8-15-8c-55 0-109 0-164 0 6-51 50-88 104-88 20 0 40 0 60 0 7 0 15 0 15-7 0-9-8-9-15-9-20 0-40 0-60 0-66 0-119 49-119 112 0 62 53 112 119 112 20 0 40 0 60 0 7 0 15 0 15-7 0-8-8-8-15-8-20 0-40 0-60 0-54 0-98-36-104-89 55 0 109 0 164 0z"><text:p/></draw:path><draw:path draw:style-name="gr3" draw:text-style-name="P6" svg:width="0.1039in" svg:height="0.1083in" svg:x="1.8909in" svg:y="0.2504in" svg:viewBox="0 0 265 276" svg:d="M56 232c-16 25-31 31-48 32-5 1-8 1-8 8 0 2 2 4 4 4 11 0 23-1 34-1 13 0 27 1 39 1 2 0 8 0 8-7 0-4-5-5-7-5-9 0-19-3-19-13 0-5 3-9 6-15 10-16 20-33 30-49 31 0 64 0 96 0 1 8 7 60 7 65 0 11-20 12-28 12-5 0-9 0-9 8 0 4 4 4 5 4 15 0 33-1 48-1 10 0 35 1 44 1 3 0 7 0 7-8 0-4-4-4-9-4-24 0-24-2-25-13-8-81-15-162-23-242-1-8-1-9-8-9-6 0-8 2-10 7-45 74-89 150-134 225zM102 175c26-43 51-85 76-128 5 43 8 85 12 128-29 0-58 0-88 0z"><text:p/></draw:path><draw:path draw:style-name="gr3" draw:text-style-name="P6" svg:width="0.0161in" svg:height="0.0157in" svg:x="2.0126in" svg:y="0.3429in" svg:viewBox="0 0 42 41" svg:d="M42 21c0-12-10-21-21-21s-21 9-21 21c0 11 10 20 21 20s21-9 21-20z"><text:p/></draw:path><draw:path draw:style-name="gr3" draw:text-style-name="P6" svg:width="0.0559in" svg:height="0.1071in" svg:x="2.0488in" svg:y="0.2531in" svg:viewBox="0 0 143 273" svg:d="M75 4c-2-1 0-4-6-4-9 0-37 3-47 4-2 0-7 1-7 8 0 4 4 4 9 4 19 0 20 4 20 7s-3 17-6 24c-11 42-20 84-31 126-5 19-7 26-7 39 0 37 21 61 49 61 46 0 94-57 94-114 0-35-21-61-52-61-17 0-34 11-45 23 10-39 19-78 29-117zM38 151c3-9 3-9 6-14 19-25 36-30 46-30 14 0 24 11 24 36 0 22-12 67-19 81-13 27-30 40-46 40-13 0-26-10-26-39 0-7 0-14 7-39 3-12 5-23 8-35z"><text:p/></draw:path><draw:path draw:style-name="gr3" draw:text-style-name="P6" svg:width="0.0346in" svg:height="0.1516in" svg:x="2.1161in" svg:y="0.2453in" svg:viewBox="0 0 89 386" svg:d="M89 192c0-29-4-77-25-119-23-48-56-73-61-73-2 0-3 1-3 3 0 1 0 2 7 9 38 39 60 100 60 180 0 66-14 135-63 184-4 5-4 6-4 7 0 2 1 3 3 3 5 0 39-26 62-75 20-43 24-86 24-119z"><text:p/></draw:path><draw:path draw:style-name="gr3" draw:text-style-name="P6" svg:width="0.1004in" svg:height="0.0354in" svg:x="2.2173in" svg:y="0.3031in" svg:viewBox="0 0 256 91" svg:d="M243 15c7 0 13 0 13-7 0-8-6-8-12-8-77 0-155 0-232 0-5 0-12 0-12 8 0 7 7 7 13 7 77 0 153 0 230 0zM244 91c6 0 12-1 12-9s-6-7-13-7c-77 0-153 0-230 0-6 0-13-1-13 7s7 9 12 9c77 0 155 0 232 0z"><text:p/></draw:path><draw:path draw:style-name="gr3" draw:text-style-name="P6" svg:width="0.0748in" svg:height="0.1075in" svg:x="2.3772in" svg:y="0.2531in" svg:viewBox="0 0 191 274" svg:d="M118 156c16 41 35 99 40 108 7 9 10 9 21 9 4 0 6 0 9 0s3-2 3-4c0-1 0-2-1-4-4-3-6-10-9-18-26-73-52-146-79-220-9-22-28-27-47-27-2 0-7 0-7 4s3 5 4 5c12 2 15 4 25 31 12 35 25 69 37 104-35 35-71 72-106 107-5 4-8 6-8 12s5 11 12 11 10-5 13-9c31-36 62-73 93-109z"><text:p/></draw:path><draw:path draw:style-name="gr3" draw:text-style-name="P6" svg:width="0.0693in" svg:height="0.0685in" svg:x="2.4638in" svg:y="0.2917in" svg:viewBox="0 0 177 175" svg:d="M129 24c-7-14-19-24-36-24-46 0-93 57-93 113 0 37 21 62 52 62 7 0 26-1 49-29 3 17 17 29 35 29 15 0 23-9 29-21 7-14 12-37 12-39 0-4-3-4-4-4-5 0-5 2-6 8-6 25-14 47-30 47-11 0-12-10-12-18s1-11 6-28c4-17 5-20 9-34 4-19 8-37 13-55 3-10 3-11 3-13 0-7-4-10-11-10-10 0-15 8-16 16zM103 124c-2 8-2 8-7 15-17 22-33 27-44 27-19 0-25-21-25-36 0-19 13-66 21-85 12-22 30-36 45-36 26 0 31 31 31 34 0 2-1 4-1 6-6 26-13 50-20 75z"><text:p/></draw:path><draw:path draw:style-name="gr3" draw:text-style-name="P6" svg:width="0.076in" svg:height="0.0878in" svg:x="2.5929in" svg:y="0.2768in" svg:viewBox="0 0 194 224" svg:d="M180 120c7 0 14 0 14-8s-7-8-14-8c-55 0-109 0-164 0 5-51 49-88 104-88 20 0 41 0 60 0 7 0 14 0 14-7 0-9-7-9-14-9-21 0-40 0-61 0-66 0-119 49-119 112 0 62 53 112 119 112 21 0 40 0 61 0 7 0 14 0 14-7 0-8-7-8-14-8-19 0-40 0-60 0-55 0-99-36-104-89 55 0 109 0 164 0z"><text:p/></draw:path><draw:path draw:style-name="gr3" draw:text-style-name="P6" svg:width="0.1039in" svg:height="0.1083in" svg:x="2.7291in" svg:y="0.2504in" svg:viewBox="0 0 265 276" svg:d="M56 232c-15 25-31 31-47 32-5 1-9 1-9 8 0 2 2 4 5 4 10 0 22-1 33-1 14 0 27 1 39 1 2 0 8 0 8-7 0-4-4-5-7-5-9 0-18-3-18-13 0-5 3-9 6-15 10-16 19-33 29-49 33 0 64 0 97 0 0 8 6 60 6 65 0 11-20 12-28 12-5 0-8 0-8 8 0 4 3 3 4 4 17 0 33-1 48-1 10 0 35 1 44 1 3 0 7 0 7-8 0-4-3-4-9-4-23 0-23-2-24-13-8-81-16-162-24-242-1-8-1-9-8-9-5 0-8 2-10 7-45 74-89 150-134 225zM102 175c26-43 51-85 76-128 5 43 9 85 13 128-29 0-59 0-89 0z"><text:p/></draw:path><draw:path draw:style-name="gr3" draw:text-style-name="P6" svg:width="0.0157in" svg:height="0.0157in" svg:x="2.8516in" svg:y="0.3429in" svg:viewBox="0 0 41 41" svg:d="M41 21c0-12-10-21-21-21-12 0-20 9-20 21 0 11 8 20 20 20 11 0 21-9 21-20z"><text:p/></draw:path><draw:path draw:style-name="gr3" draw:text-style-name="P6" svg:width="0.0748in" svg:height="0.1075in" svg:x="2.8886in" svg:y="0.2531in" svg:viewBox="0 0 191 274" svg:d="M118 156c15 41 34 99 40 108s10 9 20 9c3 0 6 0 9 0s4-2 4-4c0-1-1-2-2-4-3-3-6-10-9-18-26-73-52-146-79-220-8-22-28-27-47-27-1 0-7 0-7 4s2 4 4 5c13 2 15 4 25 31 12 35 25 69 37 104-35 35-71 72-106 107-5 4-7 6-7 12s4 11 11 11c5 0 10-5 13-9 31-36 63-73 94-109z"><text:p/></draw:path><draw:path draw:style-name="gr3" draw:text-style-name="P6" svg:width="0.0555in" svg:height="0.1071in" svg:x="2.9764in" svg:y="0.2531in" svg:viewBox="0 0 142 273" svg:d="M74 4c-1-1 0-4-5-4-9 0-37 3-47 4-3 0-8 1-8 8 0 4 4 4 10 4 18 0 19 4 19 7s-3 17-6 24c-11 42-21 84-32 126-4 19-5 26-5 39 0 37 20 61 48 61 47 0 94-57 94-114 0-35-21-61-52-61-17 0-33 11-45 23 10-39 19-78 29-117zM37 151c3-9 3-9 6-14 20-25 37-30 47-30 13 0 24 11 24 36 0 22-13 67-19 81-14 27-31 40-47 40-13 0-25-10-25-39 0-7 0-14 6-39 3-12 5-23 8-35z"><text:p/></draw:path><draw:path draw:style-name="gr3" draw:text-style-name="P6" svg:width="0.076in" svg:height="0.0878in" svg:x="3.0898in" svg:y="0.2768in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3" draw:text-style-name="P6" svg:width="0.1083in" svg:height="0.1035in" svg:x="3.2268in" svg:y="0.2551in" svg:viewBox="0 0 276 264" svg:d="M46 234c-4 16-4 18-35 18-7 0-11 0-11 8 0 4 3 4 11 4 46 0 91 0 137 0 62 0 107-45 107-84 0-27-22-49-59-54 39-7 80-36 80-72 0-29-25-54-71-54-43 0-87 0-130 0-8 0-11 0-11 8 0 4 3 4 10 4 1 0 8 0 15 1s10 1 10 6c0 2 0 3-1 7-18 70-34 139-52 208zM104 123c8-32 17-65 25-97 3-13 4-14 21-14 16 0 33 0 49 0 34 0 42 23 42 40 0 34-33 71-80 71-19 0-38 0-57 0zM87 252c-6 0-7 0-9 0-3 0-4-1-4-5 0-1 0-1 2-8 9-37 17-72 26-108 24 0 49 0 73 0 37 0 45 28 45 45 0 38-35 76-80 76-18 0-36 0-53 0z"><text:p/></draw:path><draw:path draw:style-name="gr3" draw:text-style-name="P6" svg:width="0.0157in" svg:height="0.0157in" svg:x="3.3567in" svg:y="0.3429in" svg:viewBox="0 0 41 41" svg:d="M41 21c0-12-9-21-20-21-12 0-21 9-21 21 0 11 9 20 21 20 11 0 20-9 20-20z"><text:p/></draw:path><draw:path draw:style-name="gr3" draw:text-style-name="P6" svg:width="0.0693in" svg:height="0.098in" svg:x="3.3886in" svg:y="0.2917in" svg:viewBox="0 0 177 250" svg:d="M176 25c0-2 1-4 1-7 0-7-4-10-11-10-4 0-14 2-16 16-7-14-20-24-36-24-44 0-92 54-92 110 0 38 23 60 52 60 22 0 40-17 45-22-8 35-13 51-13 52-2 3-15 42-55 42-8 0-21-1-31-4 11-4 15-14 15-20 0-7-4-15-14-15-9 0-21 8-21 24 0 15 14 23 51 23 48 0 77-30 82-53 14-57 29-115 43-172zM125 121c-2 10-11 20-19 27s-20 15-31 15c-20 0-26-21-26-37 0-18 11-63 22-83 10-19 27-34 43-34 26 0 31 31 31 33s-1 4-1 5c-7 24-12 50-19 74z"><text:p/></draw:path><draw:path draw:style-name="gr3" draw:text-style-name="P6" svg:width="0.0469in" svg:height="0.0701in" svg:x="3.465in" svg:y="0.3114in" svg:viewBox="0 0 120 179" svg:d="M120 130c-3 0-6 0-9 0-1 6-3 22-8 25-2 1-22 1-26 1-17 0-33 0-50 0 29-25 38-33 54-45 20-16 39-33 39-58 0-33-29-53-63-53s-57 23-57 48c0 14 12 15 15 15 6 0 15-5 15-15 0-4-3-14-17-14 9-19 27-25 40-25 27 0 40 22 40 44 0 23-16 42-25 51-22 21-43 43-65 64-3 4-3 4-3 11 37 0 75 0 112 0 2-16 6-33 8-49z"><text:p/></draw:path><draw:path draw:style-name="gr3" draw:text-style-name="P6" svg:width="0.035in" svg:height="0.1516in" svg:x="3.5417in" svg:y="0.2453in" svg:viewBox="0 0 90 386" svg:d="M90 383c0-1 0-2-6-9-49-48-61-122-61-182 0-67 14-134 62-182 5-5 5-6 5-7 0-2-1-3-4-3-4 0-39 26-61 75-20 43-25 86-25 117s4 77 26 121c23 48 56 73 60 73 3 0 4-1 4-3z"><text:p/></draw:path><draw:path draw:style-name="gr3" draw:text-style-name="P6" svg:width="0.0748in" svg:height="0.1075in" svg:x="3.5941in" svg:y="0.2531in" svg:viewBox="0 0 191 274" svg:d="M118 156c15 41 34 99 40 108s10 9 20 9c3 0 6 0 9 0 4 0 4-2 4-4 0-1-1-2-2-4-3-3-6-10-9-18-26-73-52-146-79-220-8-22-28-27-47-27-1 0-7 0-7 4s2 4 4 5c13 2 15 4 25 31 12 35 25 69 37 104-35 35-71 72-106 107-5 4-7 6-7 12s4 11 11 11c5 0 10-5 13-9 31-36 63-73 94-109z"><text:p/></draw:path><draw:path draw:style-name="gr3" draw:text-style-name="P6" svg:width="0.0693in" svg:height="0.0685in" svg:x="3.6807in" svg:y="0.2917in" svg:viewBox="0 0 177 175" svg:d="M129 24c-7-14-18-24-36-24-45 0-93 57-93 113 0 37 22 62 52 62 7 0 27-1 50-29 4 17 17 29 35 29 14 0 22-9 29-21 7-14 11-37 11-39 0-4-3-4-4-4-4 0-5 2-6 8-6 25-13 47-30 47-9 0-11-10-11-18s2-11 5-28c4-17 5-20 9-34 4-19 10-37 14-55 2-10 2-11 2-13 0-7-4-10-11-10-9 0-15 8-16 16zM104 124c-2 8-2 8-7 15-18 22-33 27-44 27-20 0-26-21-26-36 0-19 14-66 22-85 13-22 29-36 44-36 26 0 31 31 31 34 0 2-1 4-1 6-6 26-12 50-19 75z"><text:p/></draw:path><draw:path draw:style-name="gr3" draw:text-style-name="P6" svg:width="0.076in" svg:height="0.0878in" svg:x="3.8102in" svg:y="0.2768in" svg:viewBox="0 0 194 224" svg:d="M179 120c7 0 15 0 15-8s-8-8-15-8c-55 0-109 0-164 0 5-51 50-88 104-88 20 0 40 0 60 0 7 0 15 0 15-7 0-9-8-9-15-9-20 0-40 0-60 0-66 0-119 49-119 112 0 62 53 112 119 112 20 0 40 0 60 0 7 0 15 0 15-7 0-8-8-8-15-8-20 0-40 0-60 0-54 0-99-36-104-89 55 0 109 0 164 0z"><text:p/></draw:path><draw:path draw:style-name="gr3" draw:text-style-name="P6" svg:width="0.1039in" svg:height="0.1083in" svg:x="3.9465in" svg:y="0.2504in" svg:viewBox="0 0 265 276" svg:d="M55 232c-15 25-30 31-47 32-5 1-8 1-8 8 0 2 2 4 4 4 11 0 23-1 34-1 13 0 27 1 39 1 2 0 7 0 7-7 0-4-4-5-6-5-9 0-19-3-19-13 0-5 3-9 6-15 10-16 20-33 30-49 31 0 64 0 96 0 1 8 7 60 7 65 0 11-20 12-29 12-4 0-8 0-8 8 0 4 4 4 5 4 15 0 32-1 48-1 10 0 35 1 44 1 3 0 7 0 7-8 0-4-4-4-9-4-24 0-24-2-25-13-8-81-15-162-23-242-1-8-1-9-8-9-6 0-8 2-10 7-45 74-90 150-135 225zM102 175c26-43 51-85 76-128 5 43 8 85 12 128-29 0-58 0-88 0z"><text:p/></draw:path><draw:path draw:style-name="gr3" draw:text-style-name="P6" svg:width="0.0161in" svg:height="0.0157in" svg:x="4.0685in" svg:y="0.3429in" svg:viewBox="0 0 42 41" svg:d="M42 21c0-12-10-21-21-21s-21 9-21 21c0 11 10 20 21 20s21-9 21-20z"><text:p/></draw:path><draw:path draw:style-name="gr3" draw:text-style-name="P6" svg:width="0.0559in" svg:height="0.1071in" svg:x="4.1047in" svg:y="0.2531in" svg:viewBox="0 0 143 273" svg:d="M75 4c-2-1 0-4-6-4-9 0-37 3-47 4-3 0-7 1-7 8 0 4 4 4 9 4 19 0 20 4 20 7s-4 17-6 24c-11 42-20 84-31 126-5 19-7 26-7 39 0 37 21 61 49 61 46 0 94-57 94-114 0-35-21-61-52-61-17 0-34 11-45 23 10-39 19-78 29-117zM38 151c3-9 3-9 6-14 19-25 36-30 46-30 14 0 24 11 24 36 0 22-12 67-19 81-13 27-30 40-46 40-13 0-26-10-26-39 0-7 0-14 7-39 3-12 5-23 8-35z"><text:p/></draw:path><draw:path draw:style-name="gr3" draw:text-style-name="P6" svg:width="0.0346in" svg:height="0.1516in" svg:x="4.1717in" svg:y="0.2453in" svg:viewBox="0 0 89 386" svg:d="M89 192c0-29-4-77-25-119-23-48-56-73-61-73-2 0-3 1-3 3 0 1 0 2 7 9 38 39 60 100 60 180 0 66-14 135-63 184-4 5-4 6-4 7 0 2 1 3 3 3 5 0 39-26 62-75 20-43 24-86 24-119z"><text:p/></draw:path><draw:path draw:style-name="gr3" draw:text-style-name="P6" svg:width="0.0394in" svg:height="0.1819in" svg:x="4.3976in" svg:y="0.2299in" svg:viewBox="0 0 101 463" svg:d="M101 459c0-1-1-3-2-4-18-18-44-49-59-113-10-35-14-75-14-111 0-101 25-173 72-222 3-5 3-5 3-6 0-3-3-3-4-3-7 0-28 23-32 29-40 46-65 116-65 202 0 55 10 133 60 198 4 4 29 34 37 34 1 0 4 0 4-4z"><text:p/></draw:path><draw:path draw:style-name="gr3" draw:text-style-name="P6" svg:width="0.0827in" svg:height="0.1366in" svg:x="4.4484in" svg:y="0.2516in" svg:viewBox="0 0 211 348" svg:d="M211 53c0-29-22-53-53-53-22 0-33 7-47 16-21 16-42 53-49 83-21 81-41 164-62 245 0 1 1 4 4 4s5 0 6-2c9-35 17-71 26-106 8 23 24 37 53 37s57-14 75-31c19-17 31-43 31-71s-15-47-29-57c23-14 45-37 45-65zM141 118c-5 1-9 2-18 2-5 0-13 0-17-1 1-5 15-4 18-4 9 0 12 0 17 3zM189 44c0 27-14 55-35 67-10-3-18-4-30-4-7 0-29-1-29 12 0 11 19 10 27 10 14 0 20-1 31-6 15 14 17 27 17 44 2 22-8 52-19 66-15 21-41 35-63 35-30 0-44-22-44-49 0-5 0-10 2-18 8-33 17-65 24-98 9-33 37-94 83-94 23 0 36 12 36 35z"><text:p/></draw:path><draw:path draw:style-name="gr3" draw:text-style-name="P6" svg:width="0.0508in" svg:height="0.0665in" svg:x="4.5933in" svg:y="0.2917in" svg:viewBox="0 0 130 170" svg:d="M54 43c0-14 0-29 0-43-18 1-36 3-54 4 0 5 0 8 0 12 27 0 30 3 30 21 0 36 0 70 0 105 0 16-4 16-30 16 0 5 0 8 0 12 15 0 33-1 44-1 15 0 34 0 49 1 0-4 0-7 0-12-3 0-5 0-8 0-29 0-29-4-29-17 0-20 0-40 0-60 0-38 15-72 45-72 3 0 3 0 5 0-2 0-9 5-9 15 0 11 7 17 16 17 7 0 17-6 17-18 0-13-12-23-29-23-28 0-42 25-47 43z"><text:p/></draw:path><draw:path draw:style-name="gr3" draw:text-style-name="P6" svg:width="0.0764in" svg:height="0.0685in" svg:x="4.6535in" svg:y="0.2917in" svg:viewBox="0 0 195 175" svg:d="M139 140c0 12 0 23 0 35 18-1 37-3 56-5 0-4 0-7 0-12-28 0-31-2-31-21 0-46 0-91 0-137-19 1-38 3-56 4 0 5 0 8 0 12 26 0 29 3 29 21 0 23 0 47 0 70 0 33-18 59-46 59-33 0-34-18-34-37 0-43 0-86 0-129-19 1-38 3-57 4 0 5 0 8 0 12 30 0 30 2 30 36 0 19 0 38 0 58 0 30 0 65 59 65 22 0 39-11 50-35z"><text:p/></draw:path><draw:path draw:style-name="gr3" draw:text-style-name="P6" svg:width="0.0335in" svg:height="0.1051in" svg:x="4.7382in" svg:y="0.2531in" svg:viewBox="0 0 86 268" svg:d="M55 0c-19 1-36 3-55 4 0 5 0 8 0 12 26 0 30 4 30 22 0 68 0 135 0 202 0 16-5 16-30 16 0 5 0 8 0 12 12 0 33-1 43-1 9 0 28 1 43 1 0-4 0-7 0-12-27 0-31 0-31-16 0-81 0-160 0-240z"><text:p/></draw:path><draw:path draw:style-name="gr3" draw:text-style-name="P6" svg:width="0.0587in" svg:height="0.0693in" svg:x="4.7795in" svg:y="0.2909in" svg:viewBox="0 0 150 177" svg:d="M33 76c2-58 35-67 48-67 40 0 43 51 43 67-31 0-60 0-91 0zM33 84c36 0 71 0 108 0 7 0 9 0 9-8 0-39-21-76-69-76-45 0-81 40-81 88 0 52 41 89 86 89 47 0 64-43 64-51 0-3-3-4-5-4-3 0-4 2-5 6-14 39-49 39-52 39-20 0-35-11-44-25-11-19-11-44-11-58z"><text:p/></draw:path><draw:path draw:style-name="gr3" draw:text-style-name="P6" svg:width="0.0394in" svg:height="0.1819in" svg:x="4.8496in" svg:y="0.2299in" svg:viewBox="0 0 101 463" svg:d="M101 231c0-55-10-132-60-198-4-4-29-33-37-33-1 0-4 0-4 3 0 1 1 4 2 5 19 19 44 50 61 112 8 35 12 75 12 111 0 40-4 78-15 117-14 53-37 84-57 106-3 4-2 4-3 5 0 3 3 4 4 4 7 0 28-24 32-29 40-47 65-116 65-203z"><text:p/></draw:path><draw:path draw:style-name="gr3" draw:text-style-name="P6" svg:width="0.1346in" svg:height="0.0835in" svg:x="0.0004in" svg:y="0.524in" svg:viewBox="0 0 343 213" svg:d="M329 152c6 0 14 0 14-8s-8-8-14-8c-82 0-164 0-245 0-17-13-37-24-49-29 13-7 33-17 49-30 81 0 163 0 245 0 6 0 14 0 14-8 0-7-8-7-14-7-76 0-152 0-228 0 19-18 39-52 39-58 0-4-6-4-8-4-3 0-6 0-7 3-8 16-19 35-45 59-26 23-51 34-72 39-7 2-7 2-8 3 0 2 0 2 0 3s0 1 0 2l1 1c1 0 1 1 9 3 52 16 90 51 112 92 4 7 4 8 10 8 2 0 8 0 8-4 0-6-20-39-39-57 76 0 152 0 228 0z"><text:p/></draw:path><draw:path draw:style-name="gr3" draw:text-style-name="P6" svg:width="0.1346in" svg:height="0.0835in" svg:x="0.1272in" svg:y="0.524in" svg:viewBox="0 0 343 213" svg:d="M260 77c16 14 36 24 48 30-13 6-33 16-48 29-82 0-164 0-246 0-6 0-14 0-14 8s8 8 13 8c76 0 153 0 229 0-19 17-39 51-39 57 0 4 6 4 8 4 3 0 6 0 7-3 9-14 20-35 44-57 27-24 53-34 73-41 6-2 7-2 8-3 0-1 0-1 0-2s0-1 0-3l-1-1c-1 0-1 0-9-3-51-15-90-51-112-91-4-8-4-9-10-9-2 0-8 0-8 4 0 6 20 39 39 58-76 0-153 0-229 0-5 0-13 0-13 7 0 8 8 8 14 8 82 0 164 0 246 0z"><text:p/></draw:path><draw:path draw:style-name="gr3" draw:text-style-name="P6" svg:width="0.0839in" svg:height="0.1087in" svg:x="0.3134in" svg:y="0.4984in" svg:viewBox="0 0 214 277" svg:d="M213 14c1-3 1-4 1-6 0-4-3-8-7-8-5 0-7 4-9 9-11 28-21 56-32 84-40 0-78 0-118 0-11-28-21-56-32-84-2-6-4-9-8-9-5 0-8 4-8 8 0 1 0 2 2 6 32 85 64 170 96 254 2 6 4 9 10 9 4 0 6-4 7-9 33-84 65-169 98-254zM55 110c35 0 69 0 104 0-17 46-34 91-51 137-18-46-35-91-53-137z"><text:p/></draw:path><draw:path draw:style-name="gr3" draw:text-style-name="P6" svg:width="0.0693in" svg:height="0.0685in" svg:x="0.4035in" svg:y="0.5362in" svg:viewBox="0 0 177 175" svg:d="M129 24c-7-14-18-24-36-24-45 0-93 56-93 113 0 37 21 62 52 62 7 0 27-2 50-30 2 17 17 30 35 30 14 0 22-9 29-22s8-25 11-38c0-4-3-4-4-4-5 0-5 2-6 8-6 24-13 47-30 47-9 0-11-10-11-18s0-12 5-28c4-17 5-20 9-35 4-18 10-37 14-54 2-11 2-11 2-13 0-7-4-10-11-10-9 0-15 7-16 16zM103 124c-1 7-1 8-7 15-17 20-33 27-43 27-20 0-26-21-26-36 0-20 13-67 21-85 12-23 30-37 45-37 26 0 31 32 31 34s-1 5-1 6c-6 26-13 51-20 76z"><text:p/></draw:path><draw:path draw:style-name="gr3" draw:text-style-name="P6" svg:width="0.0752in" svg:height="0.0878in" svg:x="0.5331in" svg:y="0.5217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39in" svg:height="0.1087in" svg:x="0.6697in" svg:y="0.4949in" svg:viewBox="0 0 265 277" svg:d="M55 233c-15 25-30 31-47 32-5 0-8 0-8 8 0 2 1 4 4 4 11 0 23-1 33-1 14 0 27 1 40 1 2 0 7 0 7-8 0-4-4-4-6-4-9-1-19-3-19-13 0-5 3-9 6-14 10-17 20-33 30-50 31 0 64 0 96 0 1 8 7 61 7 64 0 12-21 13-29 13-5 0-8 0-8 8 0 4 4 4 5 4 15 0 32-1 48-1 9 0 35 1 43 1 4 0 8 0 8-8 0-4-4-4-9-4-24 0-24-2-25-14-8-81-17-161-24-241 0-8 0-10-7-10-6 0-8 3-10 7-45 75-90 150-135 226zM101 176c25-43 52-85 77-128 5 43 8 85 12 128-29 0-59 0-89 0z"><text:p/></draw:path><draw:path draw:style-name="gr3" draw:text-style-name="P6" svg:width="0.0173in" svg:height="0.0449in" svg:x="0.7913in" svg:y="0.5878in" svg:viewBox="0 0 45 115" svg:d="M45 41c0-27-10-41-24-41-13 0-21 9-21 20s8 21 21 21c4 0 10-1 13-6 1 0 1-1 2-1 0 2 1 1 1 7 0 28-14 51-26 63-4 5-4 6-4 7 0 2 2 4 3 4 4 0 35-29 35-74z"><text:p/></draw:path><draw:path draw:style-name="gr3" draw:text-style-name="P6" svg:width="0.0555in" svg:height="0.1071in" svg:x="0.8531in" svg:y="0.4984in" svg:viewBox="0 0 142 273" svg:d="M74 4c-1-1 0-4-5-4-10 0-37 3-47 4-3 0-8 0-8 8 0 4 4 4 9 4 19 0 20 3 20 7 0 2-3 15-6 24-11 42-21 84-32 126-4 19-5 25-5 39 0 37 20 61 48 61 47 0 94-59 94-114 0-35-21-61-52-61-17 0-33 11-45 23 10-39 19-78 29-117zM37 151c3-9 3-10 6-15 20-24 36-30 47-30 13 0 24 12 24 36 0 23-13 68-19 82-14 26-31 40-47 40-13 0-25-10-25-39 0-7 0-15 6-39 3-12 5-23 8-35z"><text:p/></draw:path><draw:path draw:style-name="gr3" draw:text-style-name="P6" svg:width="0.0752in" svg:height="0.0878in" svg:x="0.9661in" svg:y="0.5217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6" svg:width="0.1083in" svg:height="0.1035in" svg:x="1.1035in" svg:y="0.5in" svg:viewBox="0 0 276 264" svg:d="M46 234c-4 15-5 18-35 18-7 0-11 0-11 8 0 4 3 4 11 4 46 0 91 0 137 0 62 0 107-46 107-84 0-27-22-50-59-54 39-7 80-36 80-73 0-29-25-53-71-53-43 0-87 0-130 0-8 0-12 0-12 8 0 4 4 4 11 4 1 0 8 0 15 1 7 0 10 1 10 6 0 2 0 3-1 7-18 70-34 139-52 208zM104 122c8-32 17-64 25-96 3-13 3-14 19-14 17 0 35 0 51 0 34 0 42 23 42 40 0 34-33 70-80 70-19 0-38 0-57 0zM87 252c-6 0-7 0-9 0-3-1-4-1-4-5 0-1 0-2 1-8 9-37 18-72 27-108 24 0 49 0 73 0 37 0 44 28 44 45 0 38-34 76-79 76-18 0-36 0-53 0z"><text:p/></draw:path><draw:path draw:style-name="gr3" draw:text-style-name="P6" svg:width="0.0157in" svg:height="0.0157in" svg:x="1.2335in" svg:y="0.5878in" svg:viewBox="0 0 41 41" svg:d="M41 20c0-11-10-20-21-20-12 0-20 8-20 20 0 11 8 21 20 21 11 0 21-9 21-21z"><text:p/></draw:path><draw:path draw:style-name="gr3" draw:text-style-name="P6" svg:width="0.0693in" svg:height="0.098in" svg:x="1.265in" svg:y="0.5362in" svg:viewBox="0 0 177 250" svg:d="M176 24c0-2 1-3 1-6 0-7-4-10-11-10-4 0-14 2-16 16-7-14-20-24-36-24-45 0-92 54-92 109 0 38 23 61 52 61 22 0 40-18 44-22h1c-9 35-9 35-13 51-2 3-15 42-55 42-8 0-21 0-32-3 12-4 16-15 16-21s-4-14-15-14c-8 0-20 7-20 24 0 15 14 23 51 23 48 0 75-30 82-54 14-57 29-115 43-172zM125 121c-2 10-11 20-19 27s-20 14-31 14c-20 0-26-20-26-36 0-18 11-63 22-83 10-20 27-35 43-35 26 0 31 32 31 34 0 1-1 3-1 5-7 24-12 50-19 74z"><text:p/></draw:path><draw:path draw:style-name="gr3" draw:text-style-name="P6" svg:width="0.0382in" svg:height="0.0705in" svg:x="1.3469in" svg:y="0.5559in" svg:viewBox="0 0 98 180" svg:d="M60 8c0-7 0-8-7-8-18 18-42 18-53 18 0 3 0 6 0 9 7 0 24 0 38-7 0 46 0 91 0 137 0 10 0 13-26 13-3 0-8 0-11 0 0 4 0 7 0 10 6-1 39-1 48-1s43 0 49 1c0-3 0-6 0-10-3 0-7 0-10 0-28 0-28-3-28-13 0-49 0-100 0-149z"><text:p/></draw:path><draw:path draw:style-name="gr3" draw:text-style-name="P6" svg:width="0.035in" svg:height="0.152in" svg:x="1.4185in" svg:y="0.4898in" svg:viewBox="0 0 90 387" svg:d="M90 383c0-1 0-1-6-8-49-49-61-122-61-181 0-68 14-135 62-183 5-4 5-6 5-7 0-3-2-4-4-4-4 0-39 26-62 76-19 43-24 86-24 118 0 30 4 77 25 121 24 47 57 72 61 72 2 0 4-1 4-4z"><text:p/></draw:path><draw:path draw:style-name="gr3" draw:text-style-name="P6" svg:width="0.0748in" svg:height="0.1075in" svg:x="1.4709in" svg:y="0.4984in" svg:viewBox="0 0 191 274" svg:d="M118 155c15 41 34 100 40 109s10 9 20 9c3 0 6 0 9 0 3-1 4-4 4-5s-1-1-2-3c-4-4-6-10-9-18-26-73-52-146-79-220-8-22-28-27-47-27-1 0-7 0-7 4s2 3 4 4c13 3 15 5 25 32 12 35 25 69 37 104-35 35-71 70-106 106-5 5-7 7-7 12 0 6 4 12 11 12 5 0 10-5 13-9 31-36 63-74 94-110z"><text:p/></draw:path><draw:path draw:style-name="gr3" draw:text-style-name="P6" svg:width="0.0693in" svg:height="0.0685in" svg:x="1.5575in" svg:y="0.5362in" svg:viewBox="0 0 177 175" svg:d="M129 24c-7-14-18-24-36-24-45 0-93 56-93 113 0 37 22 62 52 62 7 0 27-2 50-30 2 17 17 30 35 30 14 0 22-9 29-22s8-25 11-38c0-4-3-4-4-4-5 0-5 2-6 8-6 24-13 47-30 47-9 0-11-10-11-18s0-12 5-28c4-17 5-20 9-35 4-18 10-37 14-54 2-11 2-11 2-13 0-7-4-10-11-10-9 0-15 7-16 16zM103 124c-1 7-1 8-7 15-17 20-32 27-43 27-20 0-26-21-26-36 0-20 13-67 21-85 12-23 30-37 45-37 26 0 31 32 31 34s-1 5-1 6c-6 26-13 51-20 76z"><text:p/></draw:path><draw:path draw:style-name="gr3" draw:text-style-name="P6" svg:width="0.0752in" svg:height="0.0878in" svg:x="1.687in" svg:y="0.5217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39in" svg:height="0.1087in" svg:x="1.8232in" svg:y="0.4949in" svg:viewBox="0 0 265 277" svg:d="M55 233c-15 25-30 31-47 32-5 0-8 0-8 8 0 2 1 4 4 4 11 0 23-1 34-1 13 0 26 1 39 1 2 0 7 0 7-8 0-4-4-4-6-4-9-1-19-3-19-13 0-5 3-9 6-14 10-17 20-33 30-50 31 0 64 0 96 0 1 8 7 61 7 64 0 12-21 13-29 13-5 0-8 0-8 8 0 4 4 4 5 4 15 0 32-1 48-1 10 0 35 1 43 1 4 0 8 0 8-8 0-4-4-4-9-4-24 0-24-2-25-14-8-81-17-161-24-241 0-8 0-10-7-10-6 0-8 3-10 7-45 75-90 150-135 226zM101 176c25-43 52-85 77-128 5 43 8 85 12 128-29 0-59 0-89 0z"><text:p/></draw:path><draw:path draw:style-name="gr3" draw:text-style-name="P6" svg:width="0.0157in" svg:height="0.0157in" svg:x="1.9449in" svg:y="0.5878in" svg:viewBox="0 0 41 41" svg:d="M41 20c0-11-9-20-20-20s-21 8-21 20c0 11 10 21 21 21s20-9 20-21z"><text:p/></draw:path><draw:path draw:style-name="gr3" draw:text-style-name="P6" svg:width="0.0555in" svg:height="0.1071in" svg:x="1.9815in" svg:y="0.4984in" svg:viewBox="0 0 142 273" svg:d="M75 4c-2-1 0-4-6-4-9 0-37 3-47 4-3 0-8 0-8 8 0 4 5 4 10 4 19 0 19 3 19 7 0 2-3 15-5 24-11 42-20 84-31 126-5 19-7 25-7 39 0 37 21 61 49 61 46 0 93-59 93-114 0-35-20-61-51-61-17 0-34 11-45 23 10-39 19-78 29-117zM38 151c3-9 3-10 6-15 19-24 36-30 46-30 14 0 24 12 24 36 0 23-12 68-19 82-13 26-31 40-46 40-13 0-26-10-26-39 0-7 0-15 7-39 3-12 5-23 8-35z"><text:p/></draw:path><draw:path draw:style-name="gr3" draw:text-style-name="P6" svg:width="0.035in" svg:height="0.152in" svg:x="2.048in" svg:y="0.4898in" svg:viewBox="0 0 90 387" svg:d="M90 194c0-30-4-77-25-121-23-48-57-73-61-73-2 0-4 2-4 4 0 1 0 3 8 9 38 39 60 100 60 181 0 66-14 134-63 182-5 6-5 6-5 7 0 2 2 4 4 4 4 0 39-26 62-76 20-42 24-84 24-117z"><text:p/></draw:path><draw:path draw:style-name="gr3" draw:text-style-name="P6" svg:width="0.1008in" svg:height="0.035in" svg:x="2.1492in" svg:y="0.548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693in" svg:height="0.098in" svg:x="2.3039in" svg:y="0.5362in" svg:viewBox="0 0 177 250" svg:d="M176 24c1-2 1-3 1-6 0-7-4-10-11-10-3 0-14 2-15 16-8-14-21-24-37-24-44 0-92 54-92 109 0 38 24 61 52 61 23 0 40-18 45-22-8 35-8 35-12 51-3 3-16 42-56 42-8 0-20 0-31-3 11-4 15-15 15-21s-4-14-14-14c-9 0-21 7-21 24 0 15 14 23 52 23 48 0 76-30 81-54 14-57 29-115 43-172zM125 121c-2 10-11 20-18 27-9 7-21 14-32 14-19 0-26-20-26-36 0-18 11-63 22-83 10-20 28-35 43-35 26 0 31 32 31 34 0 1 0 3-1 5-7 24-12 50-19 74z"><text:p/></draw:path><draw:path draw:style-name="gr3" draw:text-style-name="P6" svg:width="0.0465in" svg:height="0.0705in" svg:x="2.3811in" svg:y="0.5559in" svg:viewBox="0 0 119 180" svg:d="M119 131c-4 0-6 0-9 0-1 5-3 22-7 24-2 2-23 2-27 2-17 0-33 0-50 0 29-25 39-33 54-46 21-15 39-32 39-58 0-32-29-53-63-53s-56 24-56 48c0 15 11 16 14 16 7 0 15-5 15-15 0-4-3-14-17-14 9-19 28-25 40-25 27 0 41 21 41 43 0 24-17 43-26 53-22 20-43 42-65 63-2 3-2 4-2 11 37 0 74 0 111 0 2-16 6-33 8-49z"><text:p/></draw:path><draw:path draw:style-name="gr3" draw:text-style-name="P6" svg:width="0.0346in" svg:height="0.152in" svg:x="2.4575in" svg:y="0.4898in" svg:viewBox="0 0 89 387" svg:d="M89 383c0-1 0-1-7-8-48-49-60-122-60-181 0-68 14-135 63-183 4-4 4-6 4-7 0-3-1-4-3-4-5 0-39 26-62 76-20 43-24 86-24 118 0 30 4 77 25 121 23 47 56 72 61 72 2 0 3-1 3-4z"><text:p/></draw:path><draw:path draw:style-name="gr3" draw:text-style-name="P6" svg:width="0.0748in" svg:height="0.1075in" svg:x="2.5094in" svg:y="0.4984in" svg:viewBox="0 0 191 274" svg:d="M118 155c15 41 34 100 40 109 7 9 10 9 21 9 2 0 6 0 8 0 4-1 4-4 4-5s-1-1-2-3c-3-4-5-10-9-18-26-73-51-146-78-220-9-22-29-27-47-27-2 0-8 0-8 4s4 4 5 4c12 3 15 5 24 32 13 35 25 69 38 104-35 35-71 70-106 106-6 5-8 7-8 12 0 6 5 12 12 12 6 0 10-5 12-9 31-36 63-74 94-110z"><text:p/></draw:path><draw:path draw:style-name="gr3" draw:text-style-name="P6" svg:width="0.0693in" svg:height="0.0685in" svg:x="2.5965in" svg:y="0.5362in" svg:viewBox="0 0 177 175" svg:d="M129 24c-8-14-19-24-37-24-45 0-92 56-92 113 0 37 21 62 51 62 7 0 27-2 50-30 3 17 17 30 35 30 14 0 22-9 29-22s8-25 12-38c0-4-4-4-5-4-4 0-5 2-6 8-7 24-13 47-29 47-11 0-12-10-12-18s1-12 6-28c4-17 4-20 8-35 4-18 9-37 14-54 3-11 3-11 3-13 0-7-5-10-12-10-9 0-14 7-15 16zM103 124c-2 7-2 8-7 15-18 20-33 27-44 27-20 0-25-21-25-36 0-20 13-67 21-85 12-23 30-37 45-37 25 0 30 32 30 34s0 5-1 6c-7 26-12 51-19 76z"><text:p/></draw:path><draw:path draw:style-name="gr3" draw:text-style-name="P6" svg:width="0.076in" svg:height="0.0878in" svg:x="2.7252in" svg:y="0.5217in" svg:viewBox="0 0 194 224" svg:d="M180 120c6 0 14 0 14-8s-8-8-14-8c-55 0-109 0-164 0 5-51 49-89 104-89 20 0 41 0 60 0 6 0 14 0 14-7 0-8-8-8-14-8-21 0-40 0-61 0-66 0-119 51-119 112 0 62 53 112 119 112 21 0 40 0 61 0 6 0 14 0 14-7 0-8-8-8-14-8-19 0-40 0-60 0-55 0-99-37-104-89 55 0 109 0 164 0z"><text:p/></draw:path><draw:path draw:style-name="gr3" draw:text-style-name="P6" svg:width="0.1039in" svg:height="0.1087in" svg:x="2.8618in" svg:y="0.4949in" svg:viewBox="0 0 265 277" svg:d="M56 233c-15 25-31 31-48 32-5 0-8 0-8 8 0 2 2 4 5 4 10 0 22-1 33-1 14 0 27 1 39 1 2 0 8 0 8-8 0-4-4-4-7-4-9-1-18-3-18-13 0-5 3-9 6-14 10-17 19-33 29-50 31 0 64 0 96 0 1 8 7 61 7 64 0 12-20 13-28 13-5 0-9 0-9 8 0 4 3 3 5 4 17 0 33-1 48-1 10 0 35 1 44 1 3 0 7 0 7-8 0-4-3-4-9-4-24 0-24-2-25-14-8-81-15-161-23-241-1-8-1-10-8-10-5 0-8 3-10 7-45 75-89 150-134 226zM102 176c26-43 51-85 76-128 5 43 8 85 12 128-29 0-58 0-88 0z"><text:p/></draw:path><draw:path draw:style-name="gr3" draw:text-style-name="P6" svg:width="0.0157in" svg:height="0.0157in" svg:x="2.9839in" svg:y="0.5878in" svg:viewBox="0 0 41 41" svg:d="M41 20c0-11-10-20-21-20s-20 8-20 20c0 11 9 21 20 21s21-9 21-21z"><text:p/></draw:path><draw:path draw:style-name="gr3" draw:text-style-name="P6" svg:width="0.1083in" svg:height="0.1035in" svg:x="3.0193in" svg:y="0.5in" svg:viewBox="0 0 276 264" svg:d="M45 234c-3 15-4 18-35 18-7 0-10 0-10 8 0 4 3 4 10 4 46 0 92 0 138 0 61 0 107-46 107-84 0-27-23-50-60-54 40-7 81-36 81-73 0-29-26-53-73-53-42 0-86 0-129 0-7 0-11 0-11 8 0 4 3 4 11 4 1 0 7 0 14 1 8 0 11 1 11 6 0 2-1 3-2 7-18 70-34 139-52 208zM103 122c8-32 17-64 25-96 3-13 4-14 20-14 17 0 33 0 50 0 34 0 43 23 43 40 0 34-34 70-80 70-19 0-39 0-58 0zM86 252c-5 0-6 0-8 0-4-1-5-1-5-5 0-1 0-2 2-8 9-37 17-72 26-108 24 0 50 0 74 0 36 0 44 28 44 45 0 38-34 76-80 76-18 0-36 0-53 0z"><text:p/></draw:path><draw:path draw:style-name="gr3" draw:text-style-name="P6" svg:width="0.035in" svg:height="0.152in" svg:x="3.1445in" svg:y="0.4898in" svg:viewBox="0 0 90 387" svg:d="M90 194c0-30-4-77-25-121-24-48-57-73-61-73-2 0-4 2-4 4 0 1 0 3 8 9 37 39 59 100 59 181 0 66-14 134-62 182-5 6-5 6-5 7 0 2 2 4 4 4 4 0 39-26 62-76 20-42 24-84 24-117z"><text:p/></draw:path><draw:path draw:style-name="gr3" draw:text-style-name="P6" svg:width="0.0394in" svg:height="0.1823in" svg:x="4.3976in" svg:y="0.4748in" svg:viewBox="0 0 101 464" svg:d="M101 460c0-1-1-2-2-4-18-18-44-50-59-113-10-35-14-75-14-111 0-101 25-173 72-223 3-4 2-4 3-5 0-4-3-4-4-4-7 0-28 23-32 30-40 46-65 115-65 202 0 55 10 132 60 198 4 4 29 34 37 34 1 0 4 0 4-4z"><text:p/></draw:path><draw:path draw:style-name="gr3" draw:text-style-name="P6" svg:width="0.0705in" svg:height="0.0996in" svg:x="4.4484in" svg:y="0.5362in" svg:viewBox="0 0 180 254" svg:d="M177 64c2-8 3-12 3-23 0-26-15-41-44-41-30 0-50 20-60 33-2-22-18-33-35-33-18 0-26 14-29 22-8 13-12 36-12 37 0 4 3 4 4 4 5 0 5 0 7-9 7-28 14-46 29-46 6 0 12 3 12 18 0 8-1 12-7 32-8 30-14 60-22 89-1 6-4 16-4 17 0 8 5 11 12 11 4 0 11-3 14-11 0-1 4-19 7-29 3-12 5-23 8-35 3-8 5-16 7-25 1-2 4-16 4-18 2-3 14-25 27-35 9-7 20-14 37-14s21 13 21 27c0 2 0 9-4 24-15 60-30 119-44 179-1 4-1 3-1 5 0 7 4 11 11 11 12 0 14-11 15-15 14-59 30-117 44-175z"><text:p/></draw:path><draw:path draw:style-name="gr3" draw:text-style-name="P6" svg:width="0.0508in" svg:height="0.0665in" svg:x="4.5803in" svg:y="0.5362in" svg:viewBox="0 0 130 170" svg:d="M54 42c0-15 0-28 0-42-18 1-36 3-54 4 0 4 0 8 0 11 26 0 30 4 30 22 0 34 0 70 0 104 0 17-5 17-30 17 0 5 0 8 0 12 14 0 33-1 44-1 15 0 33 0 48 1 0-4 0-7 0-12-2 0-5 0-7 0-29 0-30-4-30-17 0-20 0-41 0-61 0-37 16-72 46-72 2 0 3 0 5 1-2 0-9 4-9 14 0 11 7 18 16 18 7 0 17-6 17-18s-12-23-29-23c-28 0-42 25-47 42z"><text:p/></draw:path><draw:path draw:style-name="gr3" draw:text-style-name="P6" svg:width="0.0764in" svg:height="0.0685in" svg:x="4.6406in" svg:y="0.5362in" svg:viewBox="0 0 195 175" svg:d="M139 140c0 12 0 23 0 35 18-1 37-3 56-5 0-4 0-7 0-12-28 0-31-2-31-22 0-45 0-91 0-136-19 1-38 3-56 4 0 4 0 8 0 11 26 0 29 4 29 22 0 23 0 47 0 70 0 33-18 59-47 59-32 0-34-18-34-38 0-43 0-85 0-128-19 1-37 3-56 4 0 4 0 8 0 11 30 0 30 1 30 37 0 18 0 38 0 57 0 31 0 66 59 66 21 0 39-11 50-35z"><text:p/></draw:path><draw:path draw:style-name="gr3" draw:text-style-name="P6" svg:width="0.0335in" svg:height="0.1051in" svg:x="4.7248in" svg:y="0.4984in" svg:viewBox="0 0 86 268" svg:d="M56 0c-19 1-37 3-56 4 0 5 0 8 0 12 27 0 31 3 31 22 0 68 0 134 0 201 0 17-5 17-31 17 0 5 0 8 0 12 13 0 33-1 43-1 9 0 28 1 43 1 0-4 0-7 0-12-26 0-30 0-30-17 0-80 0-160 0-239z"><text:p/></draw:path><draw:path draw:style-name="gr3" draw:text-style-name="P6" svg:width="0.0587in" svg:height="0.0693in" svg:x="4.7665in" svg:y="0.5362in" svg:viewBox="0 0 150 177" svg:d="M33 75c2-57 34-67 47-67 41 0 44 52 44 67-31 0-60 0-91 0zM32 84c36 0 71 0 108 0 8 0 10 0 10-9 0-38-21-75-70-75-44 0-80 40-80 88 0 52 41 89 86 89 46 0 64-43 64-51 0-3-4-4-5-4-3 0-4 2-5 6-14 39-49 39-52 39-20 0-35-12-44-26-12-18-12-44-12-57z"><text:p/></draw:path><draw:path draw:style-name="gr3" draw:text-style-name="P6" svg:width="0.0394in" svg:height="0.1823in" svg:x="4.8366in" svg:y="0.4748in" svg:viewBox="0 0 101 464" svg:d="M101 232c0-55-10-132-60-198-5-4-29-34-37-34-1 0-4 1-4 4 0 1 1 3 2 4 19 21 44 51 60 113 8 35 13 75 13 111 0 39-5 78-15 117-14 54-37 84-57 105-3 5-3 5-3 6 0 3 3 4 4 4 7 0 28-24 32-30 40-46 65-116 65-202z"><text:p/></draw:path><draw:path draw:style-name="gr3" draw:text-style-name="P6" svg:width="0.1346in" svg:height="0.0831in" svg:x="0.0004in" svg:y="0.7685in" svg:viewBox="0 0 343 212" svg:d="M329 152c6 0 14 0 14-8s-8-8-14-8c-82 0-164 0-245 0-17-14-37-24-49-29 13-7 33-17 49-30 81 0 163 0 245 0 6 0 14 0 14-8 0-7-8-7-14-7-76 0-152 0-228 0 19-18 39-52 39-58 0-4-6-4-8-4-3 0-6 0-7 3-8 15-19 35-45 57-26 25-51 35-72 41-7 2-7 2-8 3 0 2 0 2 0 3s0 1 0 2l1 1c1 0 1 0 9 2 52 16 90 51 112 93 4 7 4 7 10 7 2 0 8 0 8-3 0-6-20-40-39-57 76 0 152 0 228 0z"><text:p/></draw:path><draw:path draw:style-name="gr3" draw:text-style-name="P6" svg:width="0.1346in" svg:height="0.0831in" svg:x="0.1272in" svg:y="0.7685in" svg:viewBox="0 0 343 212" svg:d="M260 77c16 13 36 24 48 30-13 5-33 16-48 29-82 0-164 0-246 0-6 0-14 0-14 8s8 8 13 8c76 0 153 0 229 0-19 17-39 51-39 57 0 3 6 3 8 3 3 0 6 0 7-2 9-15 20-35 44-58 27-23 53-34 73-40 6-2 7-2 8-3 0-1 0-1 0-2s0-1 0-3l-1-1c-1 0-1-1-9-3-51-15-90-51-112-91-4-8-4-9-10-9-2 0-8 0-8 4 0 6 20 39 39 58-76 0-153 0-229 0-5 0-13 0-13 7 0 8 8 8 14 8 82 0 164 0 246 0z"><text:p/></draw:path><draw:path draw:style-name="gr3" draw:text-style-name="P6" svg:width="0.0839in" svg:height="0.1083in" svg:x="0.3134in" svg:y="0.7433in" svg:viewBox="0 0 214 276" svg:d="M213 14c1-4 1-4 1-6 0-5-3-8-7-8-5 0-7 4-9 9-11 28-21 56-32 84-40 0-78 0-118 0-11-28-21-56-32-84-2-6-4-9-8-9-5 0-8 3-8 8 0 1 0 1 2 6 32 85 64 169 96 253 2 6 4 9 10 9 4 0 6-3 7-8 33-84 65-169 98-254zM55 109c35 0 69 0 104 0-17 46-34 91-51 137-18-46-35-91-53-137z"><text:p/></draw:path><draw:path draw:style-name="gr3" draw:text-style-name="P6" svg:width="0.0693in" svg:height="0.0689in" svg:x="0.4035in" svg:y="0.7811in" svg:viewBox="0 0 177 176" svg:d="M129 25c-7-14-18-25-36-25-45 0-93 57-93 113 0 37 21 63 52 63 7 0 27-2 50-30 2 17 17 30 35 30 14 0 22-10 29-22 7-13 11-37 11-39 0-3-3-3-4-3-5 0-5 1-6 7-6 25-13 48-30 48-9 0-11-10-11-17 0-9 0-13 5-29 4-17 5-21 9-35 4-18 10-37 14-54 2-11 2-12 2-13 0-7-4-11-11-11-9 0-15 8-16 17zM103 125c-1 7-1 8-7 15-17 21-33 27-43 27-20 0-26-22-26-36 0-20 13-67 21-85 12-23 30-37 45-37 26 0 31 32 31 34s-1 4-1 6c-6 26-13 51-20 76z"><text:p/></draw:path><draw:path draw:style-name="gr3" draw:text-style-name="P6" svg:width="0.0752in" svg:height="0.0878in" svg:x="0.5331in" svg:y="0.7665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39in" svg:height="0.1087in" svg:x="0.6697in" svg:y="0.7398in" svg:viewBox="0 0 265 277" svg:d="M55 232c-15 26-30 32-47 33-5 0-8 0-8 8 0 2 1 4 4 4 11 0 23-1 33-1 14 0 27 1 40 1 2 0 7 0 7-8 0-4-4-4-6-4-9-1-19-4-19-14 0-5 3-9 6-15 10-16 20-33 30-49 31 0 64 0 96 0 1 9 7 62 7 65 0 12-21 13-29 13-5 0-8 0-8 8 0 4 4 4 5 4 15 0 32-1 48-1 9 0 35 1 43 1 4 0 8 0 8-8 0-4-4-4-9-4-24 0-24-3-25-14-8-81-17-161-24-241 0-9 0-10-7-10-6 0-8 3-10 7-45 74-90 150-135 225zM101 176c25-43 52-85 77-128 5 43 8 85 12 128-29 0-59 0-89 0z"><text:p/></draw:path><draw:path draw:style-name="gr3" draw:text-style-name="P6" svg:width="0.0173in" svg:height="0.0449in" svg:x="0.7913in" svg:y="0.8323in" svg:viewBox="0 0 45 115" svg:d="M45 41c0-26-10-41-24-41-13 0-21 10-21 21s8 21 21 21c4 0 10-2 13-6 1-1 1-1 2-1 0 2 1 0 1 6 0 28-14 51-26 65-4 4-4 5-4 6 0 2 2 3 3 3 4 0 35-29 35-74z"><text:p/></draw:path><draw:path draw:style-name="gr3" draw:text-style-name="P6" svg:width="0.0555in" svg:height="0.1071in" svg:x="0.8531in" svg:y="0.7433in" svg:viewBox="0 0 142 273" svg:d="M74 4c0-1 0-4-5-4-10 0-37 3-47 3-3 1-8 1-8 8 0 5 4 5 9 5 19 0 20 3 20 7 0 2-3 15-6 23-11 42-21 85-32 127-4 18-5 25-5 38 0 38 20 62 48 62 47 0 94-59 94-114 0-35-21-62-52-62-17 0-33 12-45 23 10-39 19-77 29-116zM37 150c3-8 3-9 6-14 20-25 36-30 47-30 13 0 24 12 24 36 0 23-13 67-19 82-14 26-31 40-47 40-13 0-25-11-25-40 0-6 0-14 6-38 3-12 5-24 8-36z"><text:p/></draw:path><draw:path draw:style-name="gr3" draw:text-style-name="P6" svg:width="0.0752in" svg:height="0.0878in" svg:x="0.9661in" svg:y="0.7665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3" draw:text-style-name="P6" svg:width="0.1083in" svg:height="0.1035in" svg:x="1.1035in" svg:y="0.7449in" svg:viewBox="0 0 276 264" svg:d="M46 233c-4 16-5 19-35 19-7 0-11 0-11 8 0 4 3 4 11 4 46 0 91 0 137 0 62 0 107-46 107-84 0-28-22-50-59-55 39-6 80-35 80-72 0-29-25-53-71-53-43 0-87 0-130 0-8 0-12 0-12 8 0 4 4 4 11 4 1 0 8 0 15 0 7 1 10 1 10 7 0 1 0 2-1 7-18 70-34 138-52 207zM104 122c8-32 17-64 25-96 3-13 3-14 19-14 17 0 35 0 51 0 34 0 42 22 42 40 0 34-33 70-80 70-19 0-38 0-57 0zM87 252c-6 0-7 0-9-1-3 0-4 0-4-4 0-1 0-2 1-8 9-37 18-72 27-108 24 0 49 0 73 0 37 0 44 28 44 45 0 38-34 76-79 76-18 0-36 0-53 0z"><text:p/></draw:path><draw:path draw:style-name="gr3" draw:text-style-name="P6" svg:width="0.0173in" svg:height="0.0449in" svg:x="1.2335in" svg:y="0.8323in" svg:viewBox="0 0 45 115" svg:d="M45 41c0-26-10-41-25-41-12 0-20 10-20 21s8 21 20 21c5 0 10-2 14-6 1-1 1-1 2-1 0 2 0 0 0 6 0 28-13 51-26 65-5 4-5 5-5 6 0 2 3 3 5 3 4 0 35-29 35-74z"><text:p/></draw:path><draw:path draw:style-name="gr3" draw:text-style-name="P6" svg:width="0.0591in" svg:height="0.0689in" svg:x="1.2941in" svg:y="0.7811in" svg:viewBox="0 0 151 176" svg:d="M137 24c-6 0-12 0-16 6-7 5-8 12-8 15 0 9 8 13 15 13 11 0 22-9 22-24 0-20-19-34-47-34-51 0-103 56-103 110 0 35 23 66 63 66 55 0 88-42 88-46 0-2-3-6-5-6s-3 1-5 5c-31 38-73 38-77 38-24 0-35-19-35-43 0-15 7-53 20-77 13-22 33-38 55-38 14 0 28 5 33 15z"><text:p/></draw:path><draw:path draw:style-name="gr3" draw:text-style-name="P6" svg:width="0.0752in" svg:height="0.0878in" svg:x="1.4091in" svg:y="0.7665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" draw:text-style-name="P6" svg:width="0.1075in" svg:height="0.1098in" svg:x="1.5476in" svg:y="0.7413in" svg:viewBox="0 0 274 280" svg:d="M274 3c0-1 0-3-3-3-2 0-3 0-7 4-9 10-18 20-26 30-4-5-22-34-65-34-86 0-173 86-173 175 0 64 45 105 104 105 35 0 63-15 84-33 36-31 43-67 43-68 0-3-3-2-4-3-4 0-5 1-6 3-3 12-12 39-40 62-26 22-50 28-70 28-35 0-76-20-76-81 0-22 8-85 46-130 25-27 61-46 95-46 40 0 63 30 63 75 0 15-1 15-1 20 0 3 4 3 5 3 6 0 6-1 7-8 7-33 16-66 24-99z"><text:p/></draw:path><draw:path draw:style-name="gr3" draw:text-style-name="P6" svg:width="0.0161in" svg:height="0.0161in" svg:x="1.6638in" svg:y="0.8323in" svg:viewBox="0 0 42 42" svg:d="M42 21c0-11-10-21-21-21s-21 10-21 21 10 21 21 21 21-10 21-21z"><text:p/></draw:path><draw:path draw:style-name="gr3" draw:text-style-name="P6" svg:width="0.0346in" svg:height="0.152in" svg:x="1.7087in" svg:y="0.7346in" svg:viewBox="0 0 89 387" svg:d="M89 383c0-1 0-2-7-9-48-48-60-121-60-180 0-68 14-135 63-183 4-6 4-6 4-7 0-3-1-4-3-4-5 0-40 26-62 76-20 42-24 85-24 118 0 29 3 77 25 119 23 49 56 74 61 74 2 0 3-2 3-4z"><text:p/></draw:path><draw:path draw:style-name="gr3" draw:text-style-name="P6" svg:width="0.0748in" svg:height="0.1071in" svg:x="1.7606in" svg:y="0.7433in" svg:viewBox="0 0 191 273" svg:d="M118 155c15 41 34 100 40 109s10 9 20 9c3 0 6 0 9 0 4-1 4-4 4-5s-1-2-2-3c-3-4-5-10-9-18-26-73-52-146-79-220-8-23-28-27-46-27-2 0-8 0-8 4 0 3 2 3 4 4 13 2 16 4 25 30 12 36 25 71 37 106-35 35-71 70-106 106-5 4-7 6-7 12s5 11 12 11c6 0 9-5 12-8 31-36 63-74 94-110z"><text:p/></draw:path><draw:path draw:style-name="gr3" draw:text-style-name="P6" svg:width="0.0689in" svg:height="0.0689in" svg:x="1.8476in" svg:y="0.7811in" svg:viewBox="0 0 176 176" svg:d="M129 25c-8-14-19-25-37-25-45 0-92 57-92 113 0 37 21 63 51 63 7 0 27-2 50-30 3 17 17 30 35 30 14 0 22-10 29-22 7-13 11-37 11-39 0-3-3-3-4-3-4 0-5 1-6 7-7 25-13 48-29 48-11 0-12-10-12-17 0-9 1-13 6-29 3-17 4-21 8-35 4-18 9-37 14-54 2-11 2-12 2-13 0-7-4-11-11-11-9 0-14 8-15 17zM103 125c-2 7-2 8-7 15-18 21-33 27-44 27-20 0-26-22-26-36 0-20 14-67 22-85 12-23 29-37 45-37 25 0 30 32 30 34s0 4-1 6c-7 26-12 51-19 76z"><text:p/></draw:path><draw:path draw:style-name="gr3" draw:text-style-name="P6" svg:width="0.076in" svg:height="0.0878in" svg:x="1.9768in" svg:y="0.7665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3" draw:text-style-name="P6" svg:width="0.1039in" svg:height="0.1087in" svg:x="2.113in" svg:y="0.7398in" svg:viewBox="0 0 265 277" svg:d="M56 232c-15 26-31 32-48 33-5 0-8 0-8 8 0 2 2 4 5 4 10 0 22-1 33-1 13 0 27 1 39 1 2 0 8 0 8-8 0-4-5-4-7-4-9-1-19-4-19-14 0-5 4-9 6-15 10-16 20-33 30-49 31 0 64 0 96 0 1 9 7 62 7 65 0 12-20 13-28 13-5 0-9 0-9 8 0 4 4 4 5 4 17 0 33-1 48-1 10 0 35 1 44 1 3 0 7 0 7-8 0-4-3-4-9-4-24 0-24-3-25-14-8-81-15-161-23-241-1-9-1-10-8-10-6 0-8 3-10 7-45 74-89 150-134 225zM102 176c26-43 51-85 76-128 5 43 8 85 12 128-29 0-58 0-88 0z"><text:p/></draw:path><draw:path draw:style-name="gr3" draw:text-style-name="P6" svg:width="0.0161in" svg:height="0.0161in" svg:x="2.2346in" svg:y="0.8323in" svg:viewBox="0 0 42 42" svg:d="M42 21c0-11-10-21-21-21s-21 10-21 21 10 21 21 21 21-10 21-21z"><text:p/></draw:path><draw:path draw:style-name="gr3" draw:text-style-name="P6" svg:width="0.0559in" svg:height="0.1071in" svg:x="2.2713in" svg:y="0.7433in" svg:viewBox="0 0 143 273" svg:d="M75 4c0-1 0-4-6-4-9 0-36 3-47 3-2 1-7 1-7 8 0 5 4 5 9 5 19 0 20 3 20 7 0 2-3 15-6 23-11 42-20 85-31 127-5 18-7 25-7 38 0 38 21 62 49 62 46 0 94-59 94-114 0-35-21-62-52-62-17 0-34 12-45 23 10-39 19-77 29-116zM38 150c3-8 3-9 6-14 19-25 36-30 46-30 14 0 24 12 24 36 0 23-12 67-19 82-13 26-30 40-46 40-13 0-26-11-26-40 0-6 0-14 7-38 3-12 5-24 8-36z"><text:p/></draw:path><draw:path draw:style-name="gr3" draw:text-style-name="P6" svg:width="0.0346in" svg:height="0.152in" svg:x="2.3382in" svg:y="0.7346in" svg:viewBox="0 0 89 387" svg:d="M89 194c0-31-4-77-25-121-23-48-56-73-61-73-2 0-3 2-3 4 0 1 0 1 7 9 38 39 60 99 60 181 0 66-14 134-63 182-4 5-4 6-4 7 0 2 1 4 3 4 5 0 39-26 62-76 20-43 24-86 24-117z"><text:p/></draw:path><draw:path draw:style-name="gr3" draw:text-style-name="P6" svg:width="0.035in" svg:height="0.152in" svg:x="2.4035in" svg:y="0.7346in" svg:viewBox="0 0 90 387" svg:d="M90 383c0-1 0-2-6-9-49-48-61-121-61-180 0-68 14-135 62-183 5-6 5-6 5-7 0-3-2-4-4-4-4 0-39 26-62 76-20 42-24 85-24 118 0 29 4 77 25 119 23 49 57 74 61 74 2 0 4-2 4-4z"><text:p/></draw:path><draw:path draw:style-name="gr3" draw:text-style-name="P6" svg:width="0.0591in" svg:height="0.0689in" svg:x="2.4535in" svg:y="0.7811in" svg:viewBox="0 0 151 176" svg:d="M137 24c-5 0-11 0-16 6-7 5-8 12-8 15 0 9 8 13 15 13 12 0 22-9 22-24 0-20-18-34-46-34-52 0-104 56-104 110 0 35 23 66 63 66 56 0 88-42 88-46 0-2-3-6-5-6s-3 1-5 5c-30 38-73 38-77 38-24 0-35-19-35-43 0-15 7-53 20-77 13-22 35-38 55-38 14 0 28 5 33 15z"><text:p/></draw:path><draw:path draw:style-name="gr3" draw:text-style-name="P6" svg:width="0.035in" svg:height="0.152in" svg:x="2.5217in" svg:y="0.7346in" svg:viewBox="0 0 90 387" svg:d="M90 194c0-31-4-77-26-121-23-48-56-73-60-73-2 0-4 2-4 4 0 1 0 1 8 9 37 39 59 99 59 181 0 66-14 134-62 182-5 5-5 6-5 7 0 2 2 4 4 4 4 0 39-26 62-76 19-43 24-86 24-117z"><text:p/></draw:path><draw:path draw:style-name="gr3" draw:text-style-name="P6" svg:width="0.1008in" svg:height="0.035in" svg:x="2.6232in" svg:y="0.792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5in" svg:height="0.152in" svg:x="2.7902in" svg:y="0.7346in" svg:viewBox="0 0 90 387" svg:d="M90 383c0-1 0-2-6-9-49-48-62-121-62-180 0-68 15-135 63-183 5-6 5-6 5-7 0-3-2-4-4-4-4 0-39 26-62 76-20 42-24 85-24 118 0 29 4 77 25 119 23 49 57 74 61 74 2 0 4-2 4-4z"><text:p/></draw:path><draw:path draw:style-name="gr3" draw:text-style-name="P6" svg:width="0.0748in" svg:height="0.1071in" svg:x="2.8429in" svg:y="0.7433in" svg:viewBox="0 0 191 273" svg:d="M117 155c16 41 35 100 40 109 7 9 10 9 21 9 3 0 6 0 9 0 3-1 4-4 4-5s-1-2-2-3c-4-4-6-10-9-18-26-73-52-146-79-220-8-23-28-27-47-27-2 0-7 0-7 4 0 3 2 3 4 4 13 2 15 4 25 30 12 36 25 71 37 106-35 35-71 70-106 106-5 4-7 6-7 12s4 11 11 11c5 0 10-5 13-8 31-36 62-74 93-110z"><text:p/></draw:path><draw:path draw:style-name="gr3" draw:text-style-name="P6" svg:width="0.0693in" svg:height="0.0689in" svg:x="2.9295in" svg:y="0.7811in" svg:viewBox="0 0 177 176" svg:d="M129 25c-7-14-18-25-36-25-45 0-93 57-93 113 0 37 21 63 52 63 7 0 26-2 49-30 3 17 18 30 35 30 15 0 23-10 29-22 7-13 12-37 12-39 0-3-3-3-4-3-5 0-5 1-6 7-6 25-13 48-30 48-9 0-11-10-11-17 0-9 0-13 5-29 4-17 5-21 9-35 4-18 10-37 14-54 2-11 2-12 2-13 0-7-4-11-11-11-10 0-15 8-16 17zM103 125c-2 7-2 8-7 15-17 21-33 27-44 27-19 0-25-22-25-36 0-20 13-67 21-85 12-23 30-37 45-37 26 0 31 32 31 34s-1 4-1 6c-6 26-13 51-20 76z"><text:p/></draw:path><draw:path draw:style-name="gr3" draw:text-style-name="P6" svg:width="0.0752in" svg:height="0.0878in" svg:x="3.0587in" svg:y="0.7665in" svg:viewBox="0 0 192 224" svg:d="M179 120c7 0 13 0 13-8s-6-8-13-8c-55 0-109 0-164 0 5-51 50-89 104-89 20 0 40 0 60 0 7 0 13 0 13-7 0-8-6-8-13-8-21 0-40 0-61 0-66 0-118 51-118 112 0 62 52 112 118 112 21 0 40 0 61 0 7 0 13 0 13-7 0-8-6-8-13-8-20 0-40 0-60 0-54 0-99-37-104-89 55 0 109 0 164 0z"><text:p/></draw:path><draw:path draw:style-name="gr3" draw:text-style-name="P6" svg:width="0.0555in" svg:height="0.1071in" svg:x="3.1969in" svg:y="0.7433in" svg:viewBox="0 0 142 273" svg:d="M74 4c0-1 0-4-5-4-9 0-37 3-47 3-3 1-8 1-8 8 0 5 4 5 10 5 18 0 19 3 19 7 0 2-3 15-6 23-11 42-21 85-32 127-4 18-5 25-5 38 0 38 20 62 48 62 47 0 94-59 94-114 0-35-21-62-52-62-17 0-33 12-45 23 10-39 19-77 29-116zM37 150c3-8 3-9 6-14 20-25 36-30 47-30 13 0 24 12 24 36 0 23-13 67-19 82-14 26-31 40-47 40-13 0-25-11-25-40 0-6 0-14 6-38 3-12 5-24 8-36z"><text:p/></draw:path><draw:path draw:style-name="gr3" draw:text-style-name="P6" svg:width="0.035in" svg:height="0.152in" svg:x="3.2638in" svg:y="0.7346in" svg:viewBox="0 0 90 387" svg:d="M90 194c0-31-4-77-26-121-23-48-56-73-60-73-3 0-4 2-4 4 0 1 0 1 8 9 37 39 59 99 59 181 0 66-14 134-62 182-5 5-5 6-5 7 0 2 1 4 4 4 4 0 39-26 61-76 20-43 25-86 25-117z"><text:p/></draw:path><draw:path draw:style-name="gr3" draw:text-style-name="P6" svg:width="0.0346in" svg:height="0.152in" svg:x="3.3295in" svg:y="0.7346in" svg:viewBox="0 0 89 387" svg:d="M89 383c0-1 0-2-7-9-48-48-60-121-60-180 0-68 14-135 62-183 5-6 5-6 5-7 0-3-1-4-3-4-5 0-40 26-62 76-20 42-24 85-24 118 0 29 3 77 25 119 23 49 56 74 61 74 2 0 3-2 3-4z"><text:p/></draw:path><draw:path draw:style-name="gr3" draw:text-style-name="P6" svg:width="0.0587in" svg:height="0.0689in" svg:x="3.3799in" svg:y="0.7811in" svg:viewBox="0 0 150 176" svg:d="M137 24c-6 0-12 0-17 6-7 5-7 12-7 15 0 9 7 13 15 13 11 0 20-9 20-24 0-20-17-34-45-34-51 0-103 56-103 110 0 35 22 66 63 66 55 0 87-42 87-46 0-2-3-6-5-6-1 0-2 1-4 5-31 38-73 38-78 38-25 0-34-19-34-43 0-15 7-53 20-77 13-22 33-38 54-38 14 0 29 5 34 15z"><text:p/></draw:path><draw:path draw:style-name="gr3" draw:text-style-name="P6" svg:width="0.035in" svg:height="0.152in" svg:x="3.4476in" svg:y="0.7346in" svg:viewBox="0 0 90 387" svg:d="M90 194c0-31-4-77-25-121-23-48-56-73-61-73-2 0-4 2-4 4 0 1 0 1 8 9 38 39 60 99 60 181 0 66-14 134-63 182-5 5-5 6-5 7 0 2 2 4 4 4 5 0 39-26 62-76 20-43 24-86 24-117z"><text:p/></draw:path><draw:path draw:style-name="gr3" draw:text-style-name="P6" svg:width="0.0394in" svg:height="0.1819in" svg:x="4.3976in" svg:y="0.7193in" svg:viewBox="0 0 101 463" svg:d="M101 460c0-2-1-2-2-4-18-19-44-50-59-113-10-35-14-76-14-111 0-102 25-173 72-223 3-4 2-4 3-5 0-4-3-4-4-4-7 0-28 23-32 29-40 47-65 116-65 202 0 55 10 133 60 198 4 5 29 34 37 34 1 0 4 0 4-3z"><text:p/></draw:path><draw:path draw:style-name="gr3" draw:text-style-name="P6" svg:width="0.0827in" svg:height="0.1366in" svg:x="4.4484in" svg:y="0.7413in" svg:viewBox="0 0 211 348" svg:d="M211 53c0-30-22-53-53-53-22 0-33 5-47 15-21 16-42 53-49 83-21 81-41 164-62 245 0 2 1 5 4 5s5-2 6-3c9-35 17-71 26-106 8 23 24 37 53 37s57-13 75-31c19-17 31-42 31-70 0-29-15-49-29-58 23-13 45-37 45-64zM141 117c-5 2-9 3-18 3-5 0-13 0-17-2 1-4 15-4 18-4 9 0 12 0 17 3zM189 44c0 26-14 55-35 66-10-3-18-4-30-4-7 0-29 0-29 12 0 11 19 10 27 10 14 0 20 0 31-5 15 13 17 25 17 43 2 23-8 52-19 67-15 21-41 34-63 34-30 0-44-22-44-49 0-4 0-10 2-17 8-33 17-65 24-98 9-33 37-94 83-94 23 0 36 12 36 35z"><text:p/></draw:path><draw:path draw:style-name="gr3" draw:text-style-name="P6" svg:width="0.0508in" svg:height="0.0673in" svg:x="4.5933in" svg:y="0.7811in" svg:viewBox="0 0 130 172" svg:d="M54 43c0-14 0-29 0-43-18 1-36 3-54 4 0 5 0 8 0 12 27 0 30 4 30 22 0 35 0 70 0 104 0 17-4 17-30 17 0 5 0 8 0 13 15-2 33-2 44-2 15 0 34 0 49 2 0-5 0-8 0-13-3 0-5 0-8 0-29 0-29-4-29-18 0-20 0-40 0-60 0-38 15-72 45-72 3 0 3 0 5 0-2 1-9 5-9 15 0 11 7 17 16 17 7 0 17-5 17-17s-12-24-29-24c-28 0-42 26-47 43z"><text:p/></draw:path><draw:path draw:style-name="gr3" draw:text-style-name="P6" svg:width="0.0764in" svg:height="0.0689in" svg:x="4.6535in" svg:y="0.7811in" svg:viewBox="0 0 195 176" svg:d="M139 141c0 12 0 23 0 35 18-1 37-3 56-4 0-5 0-8 0-13-28 0-31-3-31-22 0-46 0-91 0-137-19 1-38 3-56 4 0 5 0 8 0 12 26 0 29 4 29 22 0 24 0 46 0 69 0 34-18 60-46 60-33 0-34-19-34-38 0-43 0-86 0-129-19 1-38 3-57 4 0 5 0 8 0 12 30 0 30 2 30 36 0 19 0 38 0 58 0 31 0 66 59 66 22 0 39-11 50-35z"><text:p/></draw:path><draw:path draw:style-name="gr3" draw:text-style-name="P6" svg:width="0.0335in" svg:height="0.1051in" svg:x="4.7382in" svg:y="0.7433in" svg:viewBox="0 0 86 268" svg:d="M55 0c-19 1-36 3-55 4 0 5 0 8 0 12 26 0 30 3 30 21 0 67 0 135 0 202 0 17-5 17-30 17 0 5 0 8 0 12 12-1 33-1 43-1 9 0 28 0 43 1 0-4 0-7 0-12-27 0-31 0-31-17 0-80 0-160 0-239z"><text:p/></draw:path><draw:path draw:style-name="gr3" draw:text-style-name="P6" svg:width="0.0587in" svg:height="0.0697in" svg:x="4.7795in" svg:y="0.7803in" svg:viewBox="0 0 150 178" svg:d="M33 76c2-57 35-67 48-67 40 0 43 51 43 67-31 0-60 0-91 0zM33 84c36 0 71 0 108 0 7 0 9 0 9-8 0-39-21-76-69-76-45 0-81 40-81 88 0 52 41 90 86 90 47 0 64-43 64-50 0-5-3-5-5-5-3 0-4 2-5 6-14 39-49 39-52 39-20 0-35-12-44-26-11-19-11-44-11-58z"><text:p/></draw:path><draw:path draw:style-name="gr3" draw:text-style-name="P6" svg:width="0.0394in" svg:height="0.1819in" svg:x="4.8496in" svg:y="0.7193in" svg:viewBox="0 0 101 463" svg:d="M101 232c0-55-10-133-60-198-4-4-29-34-37-34-1 0-4 1-4 4 0 1 1 3 2 4 19 19 44 51 61 113 8 35 12 75 12 110 0 40-4 79-15 117-14 53-37 85-57 106-3 4-3 5-3 6 0 3 3 3 4 3 7 0 28-23 32-29 40-47 65-116 65-202z"><text:p/></draw:path><draw:path draw:style-name="gr3" draw:text-style-name="P6" svg:width="0.1346in" svg:height="0.0831in" svg:x="0.0004in" svg:y="1.0138in" svg:viewBox="0 0 343 212" svg:d="M329 152c6 0 14 0 14-8s-8-8-14-8c-82 0-164 0-245 0-17-14-37-24-49-29 13-7 33-17 49-31 81 0 163 0 245 0 6 0 14 0 14-8s-8-8-14-8c-76 0-152 0-228 0 19-17 39-51 39-56 0-4-6-4-8-4-3 0-6 0-7 3-8 15-19 35-45 57-26 25-51 35-72 40-7 2-7 3-8 3 0 1 0 3 0 4s0 1 0 2h1c1 1 1 1 9 3 52 16 90 51 112 93 4 7 4 7 10 7 2 0 8 0 8-4 0-5-20-39-39-56 76 0 152 0 228 0z"><text:p/></draw:path><draw:path draw:style-name="gr3" draw:text-style-name="P6" svg:width="0.1346in" svg:height="0.0831in" svg:x="0.1272in" svg:y="1.0138in" svg:viewBox="0 0 343 212" svg:d="M260 76c16 14 36 24 48 31-13 5-33 15-48 29-82 0-164 0-246 0-6 0-14 0-14 8s8 8 13 8c76 0 153 0 229 0-19 17-39 51-39 56 0 4 6 4 8 4 3 0 6 0 7-3 9-14 20-35 44-57 27-23 53-34 73-40 6-2 7-3 8-3 0-1 0-1 0-2s0-3 0-4h-1c-1-1-1-1-9-3-51-15-90-51-112-92-4-8-4-8-10-8-2 0-8 0-8 4 0 5 20 39 39 56-76 0-153 0-229 0-5 0-13 0-13 8s8 8 14 8c82 0 164 0 246 0z"><text:p/></draw:path><draw:path draw:style-name="gr3" draw:text-style-name="P6" svg:width="0.0839in" svg:height="0.1083in" svg:x="0.3134in" svg:y="0.9882in" svg:viewBox="0 0 214 276" svg:d="M213 14c1-4 1-5 1-6 0-5-3-8-7-8-5 0-7 4-9 9-11 28-21 56-32 84-40 0-78 0-118 0-11-28-21-56-32-84-2-6-4-9-8-9-5 0-8 3-8 8 1 2 0 1 2 6 32 85 64 169 96 253 2 6 4 9 10 9 4 0 6-4 7-8 33-84 65-169 98-254zM55 109c35 0 69 0 104 0-17 46-34 91-51 137-18-46-35-91-53-137z"><text:p/></draw:path><draw:path draw:style-name="gr3" draw:text-style-name="P6" svg:width="0.0555in" svg:height="0.1067in" svg:x="0.4051in" svg:y="0.9882in" svg:viewBox="0 0 142 272" svg:d="M74 3c-1-1 0-3-5-3-10 0-37 2-47 3-3 0-8 1-8 8 0 4 4 4 9 4 19 0 20 4 20 7s-3 16-6 24c-11 42-21 85-32 127-4 18-5 25-5 38 0 36 20 61 48 61 47 0 94-58 94-114 0-35-21-61-52-61-17 0-33 11-45 23 10-39 19-78 29-117zM37 150c3-9 3-9 6-14 20-25 36-30 47-30 13 0 24 11 24 36 0 23-13 67-19 81-14 27-31 41-47 41-13 0-25-11-25-40 0-7 0-14 6-38 3-12 5-24 8-36z"><text:p/></draw:path><draw:path draw:style-name="gr3" draw:text-style-name="P6" svg:width="0.0752in" svg:height="0.0874in" svg:x="0.5181in" svg:y="1.0114in" svg:viewBox="0 0 192 223" svg:d="M179 120c7 0 13 0 13-8s-6-8-13-8c-55 0-109 0-164 0 5-52 50-89 104-89 20 0 40 0 60 0 7 0 13 0 13-7 0-8-6-8-13-8-20 0-40 0-60 0-66 0-119 49-119 112 0 62 53 111 119 111 20 0 40 0 60 0 7 0 13 0 13-7 0-8-6-8-13-8-20 0-40 0-60 0-54 0-99-36-104-88 55 0 109 0 164 0z"><text:p/></draw:path><draw:path draw:style-name="gr3" draw:text-style-name="P6" svg:width="0.1083in" svg:height="0.1035in" svg:x="0.6555in" svg:y="0.9894in" svg:viewBox="0 0 276 264" svg:d="M46 234c-4 16-5 18-35 18-7 0-11 0-11 9 0 3 3 3 11 3 46 0 91 0 137 0 62 0 107-45 107-84 0-27-22-49-59-54 39-7 80-36 80-72 0-29-25-54-71-54-43 0-87 0-130 0-8 0-12 0-12 8 0 4 4 4 11 4 1 0 8 0 15 1s10 1 10 7c0 1 0 2-1 6-18 70-34 139-52 208zM104 123c8-32 17-64 25-96 3-14 3-15 19-15 17 0 35 0 51 0 34 0 42 23 42 40 0 34-33 71-80 71-19 0-38 0-57 0zM87 252c-6 0-7 0-9 0-3 0-4-1-4-3s0-3 1-9c9-37 18-72 27-108 24 0 49 0 73 0 37 0 44 29 44 45 0 37-34 75-79 75-18 0-36 0-53 0z"><text:p/></draw:path><draw:path draw:style-name="gr3" draw:text-style-name="P6" svg:width="0.0157in" svg:height="0.0157in" svg:x="0.7854in" svg:y="1.0776in" svg:viewBox="0 0 41 41" svg:d="M41 21c0-11-10-21-21-21-12 0-20 10-20 21s8 20 20 20c11 0 21-9 21-20z"><text:p/></draw:path><draw:path draw:style-name="gr3" draw:text-style-name="P6" svg:width="0.0555in" svg:height="0.1067in" svg:x="0.8217in" svg:y="0.9882in" svg:viewBox="0 0 142 272" svg:d="M74 3c-1-1 0-3-5-3-9 0-37 2-47 3-3 0-8 1-8 8 0 4 4 4 10 4 18 0 19 4 19 7s-3 16-6 24c-11 42-21 85-32 127-4 18-5 25-5 38 0 36 20 61 48 61 47 0 94-58 94-114 0-35-21-61-52-61-17 0-33 11-45 23 10-39 19-78 29-117zM37 150c3-9 3-9 6-14 20-25 36-30 47-30 13 0 24 11 24 36 0 23-13 67-19 81-14 27-31 41-47 41-13 0-25-11-25-40 0-7 0-14 6-38 3-12 5-24 8-36z"><text:p/></draw:path><draw:path draw:style-name="gr3" draw:text-style-name="P6" svg:width="0.1008in" svg:height="0.0354in" svg:x="0.9303in" svg:y="1.0374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555in" svg:height="0.1067in" svg:x="1.0898in" svg:y="0.9882in" svg:viewBox="0 0 142 272" svg:d="M75 3c-2-1 0-3-6-3-9 0-37 2-47 3-3 0-8 1-8 8 0 4 5 4 10 4 19 0 19 4 19 7s-3 16-5 24c-11 42-20 85-31 127-5 18-7 25-7 38 0 36 21 61 49 61 46 0 93-58 93-114 0-35-20-61-51-61-17 0-34 11-45 23 10-39 19-78 29-117zM38 150c3-9 3-9 6-14 19-25 36-30 46-30 14 0 24 11 24 36 0 23-12 67-19 81-13 27-31 41-46 41-13 0-26-11-26-40 0-7 0-14 7-38 3-12 5-24 8-36z"><text:p/></draw:path><draw:path draw:style-name="gr3" draw:text-style-name="P6" svg:width="0.0394in" svg:height="0.1819in" svg:x="4.3976in" svg:y="0.9646in" svg:viewBox="0 0 101 463" svg:d="M101 459c0-1-1-3-2-4-18-18-44-49-59-113-10-35-14-75-14-110 0-102 25-174 72-223 3-4 3-5 3-6 0-3-3-3-4-3-7 0-28 23-32 29-40 47-65 116-65 202 0 55 10 133 60 198 4 4 29 34 37 34 1 0 4 0 4-4z"><text:p/></draw:path><draw:path draw:style-name="gr3" draw:text-style-name="P6" svg:width="0.0705in" svg:height="0.0996in" svg:x="4.4484in" svg:y="1.0264in" svg:viewBox="0 0 180 254" svg:d="M177 64c2-7 3-12 3-22 0-26-15-42-44-42-30 0-50 20-60 34-2-22-18-34-35-34-18 0-26 15-29 22-8 13-12 36-12 37 0 5 3 5 4 5 5 0 5-1 7-9 7-28 14-46 29-46 6 0 12 3 12 17 0 8-1 12-7 32-8 30-14 61-22 90-1 6-4 15-4 17 0 7 5 10 12 10 4 0 11-3 14-11 2-10 4-19 7-29 3-11 5-23 8-34 3-9 5-17 7-26 1-2 4-15 4-18 2-3 14-24 27-35 9-7 20-13 37-13s21 13 21 26c0 2 0 9-4 25-15 60-30 118-44 178-1 4-1 5-1 6 0 6 4 10 11 10 12 0 14-11 15-15 14-59 30-117 44-175z"><text:p/></draw:path><draw:path draw:style-name="gr3" draw:text-style-name="P6" svg:width="0.0508in" svg:height="0.0665in" svg:x="4.5803in" svg:y="1.0264in" svg:viewBox="0 0 130 170" svg:d="M54 43c0-14 0-29 0-43-18 1-36 3-54 4 0 5 0 8 0 12 26 0 30 3 30 22 0 35 0 70 0 104 0 16-5 16-30 16 0 5 0 8 0 12 14 0 33-1 44-1 15 0 33 0 48 1 0-4 0-7 0-12-2 0-5 0-7 0-29 0-30-3-30-17 0-20 0-40 0-60 0-38 16-72 46-72 2 0 3 0 5 0-2 1-9 5-9 15 0 11 7 17 16 17 7 0 17-5 17-17 0-13-12-24-29-24-28 0-42 26-47 43z"><text:p/></draw:path><draw:path draw:style-name="gr3" draw:text-style-name="P6" svg:width="0.0764in" svg:height="0.0685in" svg:x="4.6406in" svg:y="1.0264in" svg:viewBox="0 0 195 175" svg:d="M139 141c0 11 0 23 0 34 18-1 37-3 56-5 0-4 0-7 0-12-28 0-31-2-31-21 0-46 0-91 0-137-19 1-38 3-56 4 0 5 0 8 0 12 26 0 29 3 29 22 0 24 0 46 0 69 0 34-18 60-47 60-32 0-34-19-34-38 0-43 0-86 0-129-19 1-37 3-56 4 0 5 0 8 0 12 30 0 30 2 30 36 0 19 0 38 0 58 0 30 0 65 59 65 21 0 39-11 50-34z"><text:p/></draw:path><draw:path draw:style-name="gr3" draw:text-style-name="P6" svg:width="0.0335in" svg:height="0.1047in" svg:x="4.7248in" svg:y="0.9882in" svg:viewBox="0 0 86 267" svg:d="M56 0c-19 1-37 2-56 3 0 5 0 8 0 12 27 0 31 4 31 22 0 67 0 135 0 202 0 16-5 16-31 16 0 5 0 8 0 12 13 0 33-1 43-1 9 0 28 1 43 1 0-4 0-7 0-12-26 0-30 0-30-16 0-80 0-160 0-239z"><text:p/></draw:path><draw:path draw:style-name="gr3" draw:text-style-name="P6" svg:width="0.0587in" svg:height="0.0693in" svg:x="4.7665in" svg:y="1.0256in" svg:viewBox="0 0 150 177" svg:d="M33 76c2-58 34-67 47-67 41 0 44 51 44 67-31 0-60 0-91 0zM32 84c36 0 71 0 108 0 8 0 10 0 10-8 0-39-21-76-70-76-44 0-80 40-80 88 0 52 41 89 86 89 46 0 64-43 64-49 0-5-4-6-5-6-3 0-4 2-5 6-14 39-49 39-52 39-20 0-35-11-44-25-12-19-12-44-12-58z"><text:p/></draw:path><draw:path draw:style-name="gr3" draw:text-style-name="P6" svg:width="0.0394in" svg:height="0.1819in" svg:x="4.8366in" svg:y="0.9646in" svg:viewBox="0 0 101 463" svg:d="M101 232c0-55-10-133-60-198-5-5-29-34-37-34-1 0-4 0-4 3 0 2 1 4 2 5 19 19 44 50 60 112 8 35 13 75 13 111 0 40-5 79-15 117-14 53-37 84-57 106-3 4-2 4-3 5 0 3 3 4 4 4 7 0 28-23 32-29 40-47 65-116 65-202z"><text:p/></draw:path></draw:g></text:p>
          <text:p text:style-name="P82">אשר מהווה פסוק אמת.</text:p>
        </text:list-item>
      </text:list>
      <text:p text:style-name="P10"><draw:g text:anchor-type="as-char" svg:y="-0.1134in" draw:z-index="290" draw:name="Shape284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4</text:h>
      <text:p text:style-name="P83">נתון: <text:span text:style-name="T5">תהי </text:span><text:span text:style-name="T5"><draw:g text:anchor-type="as-char" svg:y="-0.1193in" draw:z-index="292" draw:name="Shape285" draw:style-name="gr1"><svg:title>TexMaths</svg:title><svg:desc>11§display§A \neq \emptyset§svg§600§FALSE§</svg:desc><draw:path draw:style-name="gr2" draw:text-style-name="P5" svg:width="0.3693in" svg:height="0.1339in" svg:x="0.0024in" svg:y="0.0075in" svg:viewBox="0 0 939 341" svg:d="M0 0c313 0 626 0 939 0 0 114 0 227 0 341-313 0-626 0-939 0 0-114 0-227 0-341z"><text:p/></draw:path><draw:path draw:style-name="gr3" draw:text-style-name="P6" svg:width="0.1039in" svg:height="0.1075in" svg:x="-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3" draw:text-style-name="P6" svg:width="0.0756in" svg:height="0.1406in" svg:x="0.172in" svg:y="0.0087in" svg:viewBox="0 0 193 358" svg:d="M189 14c4-5 4-5 4-6 0-4-3-8-8-8s-7 2-9 8c-58 111-115 223-174 335-2 5-2 6-2 7 0 4 2 8 8 8 4 0 5-2 7-8 59-112 116-223 174-336z"><text:p/></draw:path><draw:path draw:style-name="gr3" draw:text-style-name="P6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1in" svg:height="0.1283in" svg:x="0.3181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5">, נניח קיום </text:span><text:span text:style-name="T5"><draw:g text:anchor-type="as-char" svg:y="-0.1134in" draw:z-index="293" draw:name="Shape286" draw:style-name="gr1"><svg:title>TexMaths</svg:title><svg:desc>11§display§f \colon (A \times A) \to A§svg§600§FALSE§</svg:desc><draw:path draw:style-name="gr2" draw:text-style-name="P5" svg:width="1.063in" svg:height="0.1358in" svg:x="-0.0004in" svg:y="0.0071in" svg:viewBox="0 0 2701 346" svg:d="M1352 346c-451 0-901 0-1352 0 0-116 0-230 0-346 901 0 1800 0 2701 0 0 116 0 230 0 346-450 0-899 0-1349 0z"><text:p/></draw:path><draw:path draw:style-name="gr3" draw:text-style-name="P6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157in" svg:height="0.065in" svg:x="0.1126in" svg:y="0.048in" svg:viewBox="0 0 41 166" svg:d="M41 21c0-12-9-21-20-21s-21 9-21 21c0 11 10 20 21 20s20-9 20-20zM41 146c0-12-9-20-20-20s-21 8-21 20c0 11 10 20 21 20s20-9 20-20z"><text:p/></draw:path><draw:path draw:style-name="gr3" draw:text-style-name="P6" svg:width="0.035in" svg:height="0.1512in" svg:x="0.2075in" svg:y="0in" svg:viewBox="0 0 90 385" svg:d="M90 381c0-1 0-1-6-8-49-49-61-122-61-180 0-67 14-135 62-182 5-5 5-5 5-7 0-3-1-4-4-4-4 0-39 26-61 76-20 42-25 85-25 117 0 29 4 76 26 120 23 47 56 72 60 72 3 0 4-1 4-4z"><text:p/></draw:path><draw:path draw:style-name="gr3" draw:text-style-name="P6" svg:width="0.1039in" svg:height="0.1079in" svg:x="0.2575in" svg:y="0.0043in" svg:viewBox="0 0 265 275" svg:d="M55 231c-15 26-31 31-47 32-5 1-8 1-8 8 0 2 1 4 4 4 11 0 23-1 33-1 14 0 27 1 39 1 3 0 8 0 8-7 0-4-4-5-6-5-10 0-19-3-19-13 0-4 3-9 6-14 10-17 20-32 30-49 31 0 64 0 96 0 1 9 6 60 6 64 0 11-20 12-28 12-5 0-8 0-8 8 0 4 4 4 5 4 15 0 32-1 48-1 9 0 33 1 43 1 3 0 8 0 8-7 0-5-4-5-10-5-23 0-23-2-24-13-8-79-17-160-24-240 0-8 0-10-7-10-6 0-8 3-11 7-45 74-89 149-134 224zM101 175c25-43 52-85 77-127 5 42 8 84 12 127-29 0-59 0-89 0z"><text:p/></draw:path><draw:path draw:style-name="gr3" draw:text-style-name="P6" svg:width="0.0732in" svg:height="0.0728in" svg:x="0.422in" svg:y="0.0394in" svg:viewBox="0 0 187 186" svg:d="M93 83c-25-26-51-52-77-77-4-5-5-6-8-6-4 0-8 3-8 8 0 2 1 3 5 7 26 26 52 52 77 77-25 26-51 52-77 79-4 4-5 5-5 7 0 5 4 8 8 8 3 0 4-1 8-5 26-27 52-52 77-78 27 27 54 53 81 81 1 0 3 2 5 2 5 0 8-3 8-8 0-1 0-2-1-4 0-1-62-62-82-82 25-23 48-47 72-70 1-2 8-7 9-9 1-1 2-3 2-5 0-5-3-8-8-8-3 0-4 1-9 6-25 25-51 51-77 77z"><text:p/></draw:path><draw:path draw:style-name="gr3" draw:text-style-name="P6" svg:width="0.1039in" svg:height="0.1079in" svg:x="0.5567in" svg:y="0.0043in" svg:viewBox="0 0 265 275" svg:d="M56 231c-15 26-31 31-47 32-5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9 84 13 127-29 0-59 0-89 0z"><text:p/></draw:path><draw:path draw:style-name="gr3" draw:text-style-name="P6" svg:width="0.0346in" svg:height="0.1512in" svg:x="0.6744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346in" svg:height="0.0787in" svg:x="0.7752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" draw:text-style-name="P6" svg:width="0.1039in" svg:height="0.1079in" svg:x="0.9665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/draw:g></text:span><text:span text:style-name="T5"><text:s/>זיווג, ויהי </text:span><text:span text:style-name="T5"><draw:g text:anchor-type="as-char" svg:y="-0.1035in" draw:z-index="294" draw:name="Shape287" draw:style-name="gr1"><svg:title>TexMaths</svg:title><svg:desc>11§display§n \in \N_+§svg§600§FALSE§</svg:desc><draw:path draw:style-name="gr2" draw:text-style-name="P5" svg:width="0.4571in" svg:height="0.1224in" svg:x="0.0031in" svg:y="0.0071in" svg:viewBox="0 0 1162 312" svg:d="M0 0c388 0 774 0 1162 0 0 104 0 208 0 312-388 0-774 0-1162 0 0-104 0-208 0-312z"><text:p/></draw:path><draw:path draw:style-name="gr3" draw:text-style-name="P6" svg:width="0.0823in" svg:height="0.0681in" svg:x="-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6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6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6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">, כאשר כפל קרטזי של קבוצה מוגדר לפי: </text:span></text:p>
      <text:p text:style-name="P8"><draw:g text:anchor-type="as-char" svg:y="-0.1098in" draw:z-index="296" draw:name="Shape288" draw:style-name="gr1"><svg:title>TexMaths</svg:title><svg:desc>11§display§A^n = \underbrace{A \times ... \times A}_{n \text{ times}} = \{\la a_1, \dots, a_n \ra \mid \forall 1 \le i \le n. a_i \in A \}§svg§600§FALSE§</svg:desc><draw:path draw:style-name="gr2" draw:text-style-name="P5" svg:width="3.5331in" svg:height="0.3177in" svg:x="0.0024in" svg:y="0.0071in" svg:viewBox="0 0 8975 808" svg:d="M0 0c2991 0 5984 0 8975 0 0 270 0 538 0 808-2991 0-5984 0-8975 0 0-270 0-538 0-808z"><text:p/></draw:path><draw:path draw:style-name="gr3" draw:text-style-name="P6" svg:width="0.1039in" svg:height="0.1083in" svg:x="-0.0004in" svg:y="0.0043in" svg:viewBox="0 0 265 276" svg:d="M56 232c-15 26-31 31-47 32-6 1-9 1-9 8 0 2 2 4 5 4 10 0 22-1 33-1 14 0 27 1 39 1 2 0 8 0 8-7 0-4-4-5-7-5-9 0-18-3-18-13 0-4 3-9 6-14 10-17 19-33 29-50 33 0 64 0 97 0 0 8 6 61 6 65 0 11-20 12-28 12-5 0-9 0-9 8 0 4 3 2 5 4 17 0 33-1 48-1 10 0 35 1 44 1 3 0 7 0 7-7 0-5-3-5-9-5-23 0-23-2-25-13-8-81-15-162-23-242-1-8-1-9-8-9-5 0-8 2-10 7-45 74-89 149-134 225zM102 175c26-43 51-85 76-128 5 43 9 85 13 128-29 0-59 0-89 0z"><text:p/></draw:path><draw:path draw:style-name="gr3" draw:text-style-name="P6" svg:width="0.0646in" svg:height="0.0476in" svg:x="0.1134in" svg:y="0.0043in" svg:viewBox="0 0 165 122" svg:d="M21 102c-1 4-3 10-3 11 0 6 5 9 8 9 6 0 10-4 11-6 1-4 4-11 6-17 1-5 3-18 5-24 1-6 4-12 5-18 3-12 3-13 11-25 7-10 21-24 40-24 17 0 17 13 17 18 0 17-12 47-17 58-2 7-3 10-3 15 0 14 11 23 25 23 28 0 39-37 39-42 0-3-2-2-3-3-5 0-5 1-6 4-6 22-17 33-28 33-6 0-7-4-7-9 0-6 1-10 5-22 4-8 15-37 15-52 0-27-21-31-35-31-22 0-38 13-46 24-2-18-17-24-29-24-11 0-18 9-21 14-6 10-10 26-10 28 0 3 3 2 4 3 5 0 5-1 7-9 3-15 9-28 20-28 6 0 9 5 9 13 0 5-3 14-5 22-2 7-4 19-6 24-3 12-6 23-8 35z"><text:p/></draw:path><draw:path draw:style-name="gr3" draw:text-style-name="P6" svg:width="0.1008in" svg:height="0.035in" svg:x="0.2421in" svg:y="0.05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1039in" svg:height="0.1083in" svg:x="0.3996in" svg:y="0.0043in" svg:viewBox="0 0 265 276" svg:d="M55 232c-15 26-30 31-47 32-5 1-8 1-8 8 0 2 1 4 4 4 11 0 23-1 34-1 13 0 26 1 39 1 2 0 7 0 7-7 0-4-4-5-6-5-9 0-19-3-19-13 0-4 3-9 6-14 10-17 20-33 30-50 31 0 64 0 96 0 1 8 7 61 7 65 0 11-21 12-29 12-5 0-8 0-8 8 0 4 4 4 5 4 15 0 32-1 48-1 10 0 35 1 43 1 4 0 8 0 8-7 0-5-4-5-9-5-24 0-24-2-25-13-8-81-17-162-24-242 0-8 0-9-7-9-6 0-8 2-10 7-45 74-90 149-135 225zM102 175c26-43 51-85 76-128 5 43 8 85 12 128-29 0-58 0-88 0z"><text:p/></draw:path><draw:path draw:style-name="gr3" draw:text-style-name="P6" svg:width="0.0728in" svg:height="0.0728in" svg:x="0.5646in" svg:y="0.0394in" svg:viewBox="0 0 186 186" svg:d="M93 83c-25-26-51-52-77-77-5-5-5-6-8-6-5 0-8 3-8 8 0 2 0 3 4 7 27 26 52 52 78 77-26 27-51 52-78 79-4 4-4 4-4 7 0 5 3 8 8 8 3 0 3-1 8-5 26-27 51-52 76-78 27 27 54 53 81 81 1 0 3 2 5 2 6 0 8-3 8-8 0-1 0-2-1-4 0-1-62-62-81-82 24-23 48-47 71-70 2-2 8-7 10-10 0-1 1-2 1-4 0-5-2-8-8-8-2 0-4 1-9 6-25 25-50 51-76 77z"><text:p/></draw:path><draw:path draw:style-name="gr3" draw:text-style-name="P6" svg:width="0.0157in" svg:height="0.0157in" svg:x="0.7075in" svg:y="0.098in" svg:viewBox="0 0 41 41" svg:d="M41 21c0-12-10-21-21-21-12 0-20 9-20 21 0 11 8 20 20 20 11 0 21-9 21-20z"><text:p/></draw:path><draw:path draw:style-name="gr3" draw:text-style-name="P6" svg:width="0.0161in" svg:height="0.0157in" svg:x="0.7496in" svg:y="0.098in" svg:viewBox="0 0 42 41" svg:d="M42 21c0-12-10-21-21-21s-21 9-21 21c0 11 10 20 21 20s21-9 21-20z"><text:p/></draw:path><draw:path draw:style-name="gr3" draw:text-style-name="P6" svg:width="0.0157in" svg:height="0.0157in" svg:x="0.7921in" svg:y="0.098in" svg:viewBox="0 0 41 41" svg:d="M41 21c0-12-9-21-20-21-12 0-21 9-21 21 0 11 9 20 21 20 11 0 20-9 20-20z"><text:p/></draw:path><draw:path draw:style-name="gr3" draw:text-style-name="P6" svg:width="0.0732in" svg:height="0.0728in" svg:x="0.8772in" svg:y="0.0394in" svg:viewBox="0 0 187 186" svg:d="M93 83c-25-26-51-52-77-77-4-5-5-6-8-6-4 0-8 3-8 8 0 2 1 3 5 7 26 26 52 52 77 77-25 27-51 52-77 79-4 4-5 4-5 7 0 5 4 8 8 8 3 0 4-1 8-5 26-27 52-52 77-78 27 27 54 53 81 81 2 0 3 2 5 2 5 0 8-3 8-8 0-1 0-2-1-4-1-1-62-62-82-82 24-23 48-47 71-70 2-2 8-7 10-10 1-1 2-2 2-4 0-5-3-8-8-8-3 0-4 1-9 6-25 25-51 51-77 77z"><text:p/></draw:path><draw:path draw:style-name="gr3" draw:text-style-name="P6" svg:width="0.1039in" svg:height="0.1083in" svg:x="1.0126in" svg:y="0.0043in" svg:viewBox="0 0 265 276" svg:d="M56 232c-15 26-31 31-47 32-6 1-9 1-9 8 0 2 2 4 5 4 10 0 22-1 33-1 14 0 27 1 39 1 2 0 8 0 8-7 0-4-4-5-7-5-9 0-18-3-18-13 0-4 3-9 6-14 10-17 19-33 29-50 33 0 64 0 97 0 0 8 6 61 6 65 0 11-20 12-28 12-5 0-9 0-9 8 0 4 3 2 5 4 17 0 33-1 48-1 10 0 35 1 44 1 3 0 7 0 7-7 0-5-3-5-9-5-24 0-24-2-25-13-8-81-15-162-23-242-1-8-1-9-8-9-5 0-8 2-10 7-45 74-89 149-134 225zM102 175c26-43 51-85 76-128 5 43 8 85 12 128-29 0-58 0-88 0z"><text:p/></draw:path><draw:path draw:style-name="gr3" draw:text-style-name="P6" svg:width="0.0732in" svg:height="0.0504in" svg:x="0.3906in" svg:y="0.1398in" svg:viewBox="0 0 187 129" svg:d="M187 92c0-8 0-9-6-9-23-2-61-5-96-21-42-21-58-45-67-61-2-1-4-1-9-1-9 0-9 0-9 10 0 2 0 3 0 5 53 95 140 114 179 114 8 0 8-1 8-11 0-9 0-17 0-26z"><text:p/></draw:path><draw:path draw:style-name="gr3" draw:text-style-name="P6" svg:width="0.226in" svg:height="0.0177in" svg:x="0.463in" svg:y="0.1717in" svg:viewBox="0 0 575 46" svg:d="M0 0c191 0 384 0 575 0 0 15 0 31 0 46-191 0-384 0-575 0 0-15 0-31 0-46z"><text:p/></draw:path><draw:path draw:style-name="gr3" draw:text-style-name="P6" svg:width="0.0732in" svg:height="0.0504in" svg:x="0.6878in" svg:y="0.1717in" svg:viewBox="0 0 187 129" svg:d="M187 112c-52-94-139-112-178-112-9 0-9 0-9 10 0 9 0 16 0 25s0 11 5 11c25 0 62 4 97 20 42 21 57 45 67 61 1 2 4 2 9 2 9 0 9-1 9-10 0-2 0-5 0-7z"><text:p/></draw:path><draw:path draw:style-name="gr3" draw:text-style-name="P6" svg:width="0.0732in" svg:height="0.0504in" svg:x="0.7543in" svg:y="0.1717in" svg:viewBox="0 0 187 129" svg:d="M187 10c0-10 0-10-9-10-39 0-126 18-178 112 0 2 0 5 0 7 0 9 0 10 9 10 7 0 7-1 10-4 32-50 84-78 162-79 6 0 6-3 6-11 0-9 0-16 0-25z"><text:p/></draw:path><draw:path draw:style-name="gr3" draw:text-style-name="P6" svg:width="0.226in" svg:height="0.0177in" svg:x="0.8264in" svg:y="0.1717in" svg:viewBox="0 0 575 46" svg:d="M0 0c191 0 384 0 575 0 0 15 0 31 0 46-191 0-384 0-575 0 0-15 0-31 0-46z"><text:p/></draw:path><draw:path draw:style-name="gr3" draw:text-style-name="P6" svg:width="0.0732in" svg:height="0.0504in" svg:x="1.0516in" svg:y="0.1398in" svg:viewBox="0 0 187 129" svg:d="M187 10c0-10 0-10-10-10-7 0-8 0-9 2-32 51-86 78-164 81-4 0-4 2-4 9 0 9 0 17 0 26 0 10 0 11 8 11 39 0 126-19 179-114 0-2 0-3 0-5z"><text:p/></draw:path><draw:path draw:style-name="gr3" draw:text-style-name="P6" svg:width="0.0646in" svg:height="0.0476in" svg:x="0.5626in" svg:y="0.2858in" svg:viewBox="0 0 165 122" svg:d="M20 102c0 4-2 10-2 11 0 7 4 9 8 9 6 0 10-3 11-5 1-4 4-11 5-18 2-4 4-18 6-24 1-6 4-12 5-18 3-11 3-13 11-24 7-11 21-25 40-25 17 0 17 14 17 18 0 17-12 47-17 59-2 6-3 10-3 14 0 14 11 23 25 23 28 0 39-37 39-42 0-3-3-3-4-3-4 0-4 2-5 4-6 22-17 33-28 33-7 0-7-3-7-8 0-7 1-10 5-22 4-9 15-38 15-53 0-27-21-31-35-31-22 0-38 14-46 25-2-18-18-25-29-25s-18 9-21 15c-7 10-10 26-10 27 0 3 3 3 4 3 5 0 5-1 7-8 3-16 9-29 20-29 6 0 9 6 9 13 0 5-3 15-5 23-2 7-4 18-6 24-4 11-6 23-9 34z"><text:p/></draw:path><draw:path draw:style-name="gr3" draw:text-style-name="P6" svg:width="0.0362in" svg:height="0.0657in" svg:x="0.6768in" svg:y="0.2673in" svg:viewBox="0 0 93 168" svg:d="M46 59c14 0 29 0 43 0 0-3 0-6 0-9-14 0-29 0-43 0 0-17 0-33 0-50-3 0-5 0-9 0 0 24-11 51-37 52 0 2 0 5 0 7 9 0 16 0 25 0 0 25 0 49 0 73 0 30 23 36 38 36 18 0 30-15 30-36 0-5 0-10 0-15-3 0-5 0-8 0 0 4 0 10 0 14 0 19-9 29-20 29-19 0-19-22-19-28 0-24 0-48 0-73z"><text:p/></draw:path><draw:path draw:style-name="gr3" draw:text-style-name="P6" svg:width="0.0228in" svg:height="0.0717in" svg:x="0.7272in" svg:y="0.2598in" svg:viewBox="0 0 59 183" svg:d="M43 15c0-7-7-15-17-15-7 0-15 7-15 15 0 10 8 16 15 16 9 0 17-7 17-16zM1 66c0 3 0 7 0 10 18 0 20 1 20 14 0 23 0 48 0 71 0 12-3 12-21 12 0 3 0 6 0 10 1 0 20-1 31-1 10 0 20 0 28 1 0-4 0-7 0-10-15 0-18 0-18-12 0-33 0-65 0-98-14 1-27 2-40 3z"><text:p/></draw:path><draw:path draw:style-name="gr3" draw:text-style-name="P6" svg:width="0.0894in" svg:height="0.0469in" svg:x="0.7618in" svg:y="0.2858in" svg:viewBox="0 0 228 120" svg:d="M207 37c0-23-11-37-40-37-22 0-36 12-44 25-5-18-20-25-39-25-22 0-37 12-44 26 0-8 0-17 0-26-14 1-27 2-40 3 0 4 0 7 0 10 18 0 20 2 20 16 0 23 0 46 0 69 0 12-2 12-20 12 0 3 0 7 0 10 10 0 19-1 31-1 10 0 28 0 31 1 0-3 0-7 0-10-18 0-21 0-21-12 0-17 0-32 0-48 0-29 23-42 40-42 19 0 22 15 22 28 0 21 0 41 0 62 0 12-3 12-21 12 0 3 0 7 0 10 2 0 20-1 31-1 10 0 29 0 31 1 0-3 0-7 0-10-18 0-20 0-20-12 0-17 0-32 0-48 0-29 22-42 41-42s21 15 21 28c0 21 0 41 0 62 0 12-2 12-20 12 0 3 0 7 0 10 10 0 19-1 31-1 10 0 28 0 31 1 0-3 0-7 0-10-18 0-21 0-21-12 0-20 0-41 0-61z"><text:p/></draw:path><draw:path draw:style-name="gr3" draw:text-style-name="P6" svg:width="0.0449in" svg:height="0.048in" svg:x="0.8598in" svg:y="0.2854in" svg:viewBox="0 0 115 123" svg:d="M108 59c6 0 7 0 7-6 0-23-13-53-52-53-37 0-63 29-63 62 0 34 30 61 66 61s49-29 49-35c0-1 0-3-4-3-3 0-4 1-4 4-9 21-30 25-40 25-12 0-24-5-33-15-10-13-10-30-10-40 28 0 56 0 84 0zM24 52c3-38 28-44 39-44 33 0 34 37 34 44-24 0-49 0-73 0z"><text:p/></draw:path><draw:path draw:style-name="gr3" draw:text-style-name="P6" svg:width="0.0382in" svg:height="0.048in" svg:x="0.9146in" svg:y="0.2854in" svg:viewBox="0 0 98 123" svg:d="M90 7c0-5 0-7-3-7-1 0-2 0-6 3-1 0-3 3-4 5-9-7-19-8-29-8-38 0-48 20-48 34 0 9 4 16 11 21 10 9 20 11 36 13 15 2 37 7 37 24 0 11-9 24-35 24s-35-17-39-36c-1-3-1-4-6-4-4 0-4 2-4 7 0 11 0 23 0 34 0 4 0 6 4 6 3 0 7-5 12-12 13 12 28 12 33 12 36 0 49-18 49-38 0-10-5-18-11-24-11-10-23-13-33-14-21-4-39-7-39-22 0-8 7-18 33-18 31 0 32 22 33 29 0 4 4 4 5 4 4 0 4-3 4-8 0-9 0-17 0-25z"><text:p/></draw:path><draw:path draw:style-name="gr3" draw:text-style-name="P6" svg:width="0.1004in" svg:height="0.035in" svg:x="1.172in" svg:y="0.0583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" draw:text-style-name="P6" svg:width="0.0535in" svg:height="0.1516in" svg:x="1.335in" svg:y="0in" svg:viewBox="0 0 137 386" svg:d="M81 52c0-16 11-41 53-43 2-1 3-2 3-5 0-4-3-4-7-4-39 0-74 20-74 48 0 30 0 59 0 88 0 16 0 28-15 40-14 11-29 12-37 13-2 0-4 1-4 4 0 4 2 4 7 4 25 2 44 15 48 34 1 5 1 6 1 20 0 25 0 51 0 76 0 16 0 29 19 43 15 12 40 16 55 16 4 0 7 0 7-4s-2-4-6-4c-24-2-43-15-47-33-3-5-3-5-3-19 0-28 0-55 0-82 0-17-2-24-15-36-8-8-19-12-30-15 32-9 45-27 45-49 0-31 0-61 0-92z"><text:p/></draw:path><draw:path draw:style-name="gr3" draw:text-style-name="P6" svg:width="0.0339in" svg:height="0.1516in" svg:x="1.4169in" svg:y="0in" svg:viewBox="0 0 87 386" svg:d="M85 14c2-4 2-4 2-6 0-5-3-8-8-8-3 0-6 2-9 9-23 59-45 118-68 177-1 2-2 4-2 7 0 1 0 2 2 6 23 59 45 118 68 177 1 5 4 10 9 10s8-3 8-7c0-1 0-3-2-7-23-61-45-120-69-179 24-60 46-119 69-179z"><text:p/></draw:path><draw:path draw:style-name="gr3" draw:text-style-name="P6" svg:width="0.0693in" svg:height="0.0685in" svg:x="1.4654in" svg:y="0.0469in" svg:viewBox="0 0 177 175" svg:d="M130 24c-8-13-19-24-37-24-45 0-93 57-93 113 0 37 22 62 52 62 7 0 27-1 50-29 4 16 17 29 35 29 14 0 22-9 29-21 7-14 11-37 11-38 0-5-3-5-4-5-4 0-5 2-6 8-6 25-13 47-28 47-11 0-13-10-13-17 0-9 2-11 6-29 3-17 4-20 8-34 4-19 10-36 14-55 2-10 2-11 2-12 0-7-4-11-11-11-9 0-14 9-15 16zM104 124c-2 8-2 8-7 15-18 22-33 27-44 27-20 0-26-21-26-36 0-19 14-66 22-85 13-22 29-36 46-36 24 0 29 32 29 34s0 4-1 7c-6 25-12 49-19 74z"><text:p/></draw:path><draw:path draw:style-name="gr3" draw:text-style-name="P6" svg:width="0.0386in" svg:height="0.0701in" svg:x="1.5516in" svg:y="0.0661in" svg:viewBox="0 0 99 179" svg:d="M62 8c0-8-2-8-9-8-18 17-42 17-53 17 0 3 0 6 0 9 7 0 24 0 40-7 0 46 0 92 0 138 0 9 0 13-28 13-3 0-7 0-10 0 0 3 0 6 0 9 5-1 38-1 49-1 7 0 41 0 48 1 0-3 0-6 0-9-3 0-8 0-11 0-26 0-26-4-26-13 0-49 0-100 0-149z"><text:p/></draw:path><draw:path draw:style-name="gr3" draw:text-style-name="P6" svg:width="0.0173in" svg:height="0.0453in" svg:x="1.6213in" svg:y="0.098in" svg:viewBox="0 0 45 116" svg:d="M45 41c0-26-10-41-24-41-13 0-21 10-21 21 0 10 8 20 21 20 4 0 9-1 13-5 1-1 1-2 2-2 0 2 0 1 0 7 0 28-13 51-25 64-4 4-4 5-4 6 0 2 1 5 3 5 4 0 35-30 35-75z"><text:p/></draw:path><draw:path draw:style-name="gr3" draw:text-style-name="P6" svg:width="0.0161in" svg:height="0.0157in" svg:x="1.6886in" svg:y="0.098in" svg:viewBox="0 0 42 41" svg:d="M42 21c0-12-10-21-21-21s-21 9-21 21c0 11 10 20 21 20s21-9 21-20z"><text:p/></draw:path><draw:path draw:style-name="gr3" draw:text-style-name="P6" svg:width="0.0161in" svg:height="0.0157in" svg:x="1.7563in" svg:y="0.098in" svg:viewBox="0 0 42 41" svg:d="M42 21c0-12-10-21-21-21s-21 9-21 21c0 11 10 20 21 20s21-9 21-20z"><text:p/></draw:path><draw:path draw:style-name="gr3" draw:text-style-name="P6" svg:width="0.0157in" svg:height="0.0157in" svg:x="1.824in" svg:y="0.098in" svg:viewBox="0 0 41 41" svg:d="M41 21c0-12-10-21-21-21s-20 9-20 21c0 11 9 20 20 20s21-9 21-20z"><text:p/></draw:path><draw:path draw:style-name="gr3" draw:text-style-name="P6" svg:width="0.0173in" svg:height="0.0453in" svg:x="1.8913in" svg:y="0.098in" svg:viewBox="0 0 45 116" svg:d="M45 41c0-26-10-41-25-41-12 0-20 10-20 21 0 10 8 20 20 20 5 0 10-1 14-5 1-1 1-2 2-2 0 2 0 1 0 7 0 28-13 51-26 64-5 4-5 5-5 6 0 2 3 5 5 5 4 0 35-30 35-75z"><text:p/></draw:path><draw:path draw:style-name="gr3" draw:text-style-name="P6" svg:width="0.0693in" svg:height="0.0685in" svg:x="1.952in" svg:y="0.0469in" svg:viewBox="0 0 177 175" svg:d="M129 24c-7-13-19-24-36-24-46 0-93 57-93 113 0 37 21 62 52 62 7 0 26-1 49-29 3 16 17 29 35 29 15 0 23-9 29-21 7-14 12-37 12-38 0-5-3-5-4-5-5 0-5 2-6 8-6 25-14 47-30 47-11 0-12-10-12-17 0-9 1-11 6-29 4-17 5-20 9-34 4-19 8-36 13-55 3-10 3-11 3-12 0-7-4-11-11-11-10 0-15 9-16 16zM103 124c-2 8-2 8-7 15-17 22-33 27-44 27-19 0-25-21-25-36 0-19 13-66 21-85 12-22 30-36 45-36 26 0 31 32 31 34s-1 4-1 7c-6 25-13 49-20 74z"><text:p/></draw:path><draw:path draw:style-name="gr3" draw:text-style-name="P6" svg:width="0.0646in" svg:height="0.0476in" svg:x="2.0311in" svg:y="0.0898in" svg:viewBox="0 0 165 122" svg:d="M21 102c-1 4-2 8-3 11 0 7 5 9 8 9 6 0 10-3 11-5 1-3 4-11 5-17 2-5 4-17 6-25 1-6 4-11 5-18 3-11 3-13 11-24 7-11 21-25 40-25 17 0 17 14 17 18 0 17-12 47-17 59-2 7-3 10-3 14 0 14 11 23 25 23 28 0 39-37 39-41s-3-4-4-4c-4 0-4 2-5 6-6 20-17 31-28 31-6 0-7-3-7-8 0-7 1-10 5-22 4-9 15-38 15-53 0-25-21-31-35-31-22 0-38 14-46 25-2-18-18-25-29-25s-18 9-21 15c-6 10-10 26-10 27 0 3 3 2 4 3 5 0 5-1 7-8 3-16 9-29 20-29 6 0 9 6 9 13 0 5-3 15-5 23-2 7-4 18-6 24-3 11-6 23-8 34z"><text:p/></draw:path><draw:path draw:style-name="gr3" draw:text-style-name="P6" svg:width="0.0339in" svg:height="0.1516in" svg:x="2.1173in" svg:y="0in" svg:viewBox="0 0 87 386" svg:d="M85 199c2-4 2-5 2-6s0-1-2-7c-23-59-45-118-69-177-2-7-4-9-8-9-5 0-8 3-8 8 0 1 0 2 2 6 23 60 45 119 68 179-23 59-45 118-68 178-2 4-2 5-2 8 0 4 3 7 8 7s6-4 8-7c24-61 46-120 69-180z"><text:p/></draw:path><draw:path draw:style-name="gr3" draw:text-style-name="P6" svg:width="0.0055in" svg:height="0.1516in" svg:x="2.2287in" svg:y="0in" svg:viewBox="0 0 15 386" svg:d="M15 14c0-7 0-14-7-14-8 0-8 7-8 14 0 119 0 238 0 358 0 7 0 14 8 14 7 0 7-7 7-14 0-120 0-239 0-358z"><text:p/></draw:path><draw:path draw:style-name="gr3" draw:text-style-name="P6" svg:width="0.0846in" svg:height="0.1083in" svg:x="2.2949in" svg:y="0.0087in" svg:viewBox="0 0 216 276" svg:d="M213 14c3-4 3-5 3-6 0-5-4-8-8-8-6 0-8 4-9 9-11 28-22 56-33 85-38 0-78 0-117 0-11-29-22-57-33-85-1-6-3-9-8-9-4 0-8 3-8 8 1 2 0 1 2 6 32 85 65 169 97 253 2 6 3 9 9 9 5 0 6-4 9-9 31-84 64-168 96-253zM55 109c35 0 70 0 106 0-18 45-36 91-53 138-18-47-35-93-53-138z"><text:p/></draw:path><draw:path draw:style-name="gr3" draw:text-style-name="P6" svg:width="0.05in" svg:height="0.1012in" svg:x="2.3933in" svg:y="0.0126in" svg:viewBox="0 0 128 258" svg:d="M79 11c0-10 0-11-9-11-24 25-58 25-70 25 0 5 0 8 0 12 8 0 31 0 51-9 0 66 0 132 0 199 0 14-2 18-37 18-4 0-7 0-12 0 0 4 0 8 0 13 13-2 47-2 63-2 15 0 49 0 63 2 0-5 0-9 0-13-5 0-8 0-13 0-35 0-36-4-36-18 0-73 0-144 0-216z"><text:p/></draw:path><draw:path draw:style-name="gr3" draw:text-style-name="P6" svg:width="0.0925in" svg:height="0.1169in" svg:x="2.5106in" svg:y="0.0173in" svg:viewBox="0 0 236 298" svg:d="M229 17c4-3 7-5 7-9 0-5-3-8-7-8-2 0-6 1-8 2-71 34-142 67-213 101-7 3-8 6-8 9 0 4 2 6 8 8 71 33 142 67 213 101 6 2 7 2 8 2 4 0 7-3 7-7s-2-6-8-9c-67-32-135-64-202-95 67-32 136-64 203-95zM223 298c7 0 13 0 13-7 0-8-8-8-14-8-69 0-138 0-208 0-6 0-14 0-14 8 0 7 7 7 13 7 71 0 140 0 210 0z"><text:p/></draw:path><draw:path draw:style-name="gr3" draw:text-style-name="P6" svg:width="0.0398in" svg:height="0.102in" svg:x="2.663in" svg:y="0.0134in" svg:viewBox="0 0 102 260" svg:d="M99 14c0-7-6-14-14-14-11 0-21 10-21 21 0 7 5 13 14 13s21-9 21-20zM69 160c5-11 5-13 9-24 3-7 4-13 4-19 0-18-12-32-31-32-37 0-51 56-51 59 0 5 3 2 4 5 5 0 5-2 7-8 10-36 25-47 38-47 4 0 10 0 10 12 0 7-2 16-4 19-2 10-20 56-26 72-4 10-9 23-9 31 0 19 13 32 32 32 36 0 50-56 50-60s-3-4-4-4c-5 0-5 1-7 8-6 24-20 47-38 47-7 0-10-3-10-12 0-10 2-16 11-39 5-14 10-27 15-40z"><text:p/></draw:path><draw:path draw:style-name="gr3" draw:text-style-name="P6" svg:width="0.0921in" svg:height="0.1169in" svg:x="2.7661in" svg:y="0.0173in" svg:viewBox="0 0 235 298" svg:d="M229 17c4-3 6-5 6-9 0-5-2-8-7-8-1 0-5 1-7 2-71 34-142 67-213 101-7 3-8 6-8 9 0 4 2 6 8 8 71 33 142 67 213 101 6 2 6 2 7 2 4 0 7-3 7-7s-1-6-7-9c-67-32-136-64-203-95 68-32 136-64 204-95zM222 298c7 0 13 0 13-7 0-8-7-8-13-8-69 0-140 0-209 0-5 0-13 0-13 8 0 7 7 7 13 7 69 0 140 0 209 0z"><text:p/></draw:path><draw:path draw:style-name="gr3" draw:text-style-name="P6" svg:width="0.0819in" svg:height="0.0685in" svg:x="2.9185in" svg:y="0.0469in" svg:viewBox="0 0 209 175" svg:d="M22 147c-1 7-3 16-3 17 0 8 5 11 11 11 5 0 12-3 14-11 1-1 5-19 8-29 3-11 5-23 8-34 3-9 5-17 7-26 1-7 4-18 4-19 7-12 27-47 64-47 18 0 21 14 21 26 0 24-20 74-25 90-3 9-5 14-5 18 0 19 15 32 32 32 37 0 51-56 51-59 0-5-3-5-4-5-5 0-5 1-6 8-8 26-21 47-40 47-6 0-9-3-9-12 0-10 4-20 7-27 7-21 23-63 23-85 0-27-16-42-44-42-35 0-54 24-60 34-2-22-18-34-35-34-19 0-26 15-30 22-6 13-11 36-11 37 0 5 3 5 4 5 4 0 5-1 7-9 7-27 14-46 29-46 7 0 11 4 11 17 0 8-2 13-6 32-8 30-15 60-23 89z"><text:p/></draw:path><draw:path draw:style-name="gr3" draw:text-style-name="P6" svg:width="0.0157in" svg:height="0.0157in" svg:x="3.0185in" svg:y="0.098in" svg:viewBox="0 0 41 41" svg:d="M41 21c0-12-10-21-21-21-12 0-20 9-20 21 0 11 8 20 20 20 11 0 21-9 21-20z"><text:p/></draw:path><draw:path draw:style-name="gr3" draw:text-style-name="P6" svg:width="0.0693in" svg:height="0.0685in" svg:x="3.0535in" svg:y="0.0469in" svg:viewBox="0 0 177 175" svg:d="M129 24c-7-13-18-24-36-24-45 0-93 57-93 113 0 37 21 62 52 62 7 0 26-1 50-29 2 16 17 29 35 29 14 0 22-9 29-21 7-14 11-37 11-38 0-5-3-5-4-5-5 0-5 2-6 8-6 25-13 47-30 47-9 0-11-10-11-17 0-9 0-11 5-29 4-17 5-20 9-34 4-19 10-36 14-55 2-10 2-11 2-12 0-7-4-11-11-11-10 0-15 9-16 16zM103 124c-1 8-1 8-7 15-17 22-33 27-43 27-20 0-26-21-26-36 0-19 13-66 21-85 12-22 30-36 45-36 26 0 31 32 31 34s-1 4-1 7c-6 25-13 49-20 74z"><text:p/></draw:path><draw:path draw:style-name="gr3" draw:text-style-name="P6" svg:width="0.0319in" svg:height="0.0713in" svg:x="3.1327in" svg:y="0.0661in" svg:viewBox="0 0 82 182" svg:d="M76 10c0-4-3-10-11-10s-16 7-16 14c0 6 4 11 11 11 8 0 16-7 16-15zM20 147c-1 4-2 7-2 11 0 14 11 24 26 24 26 0 38-38 38-41 0-5-3-5-4-5-3 0-4 3-5 6-6 21-18 32-29 32-6 0-7-3-7-9 0-7 3-12 5-18 3-7 5-14 9-22 2-6 12-30 13-34 1-2 1-5 1-8 0-13-10-24-25-24-27 0-40 38-40 42s4 4 5 4c4 0 4-2 5-5 6-23 19-33 28-33 5 0 7 2 7 10 0 7-1 10-8 26-5 15-12 30-17 44z"><text:p/></draw:path><draw:path draw:style-name="gr3" draw:text-style-name="P6" svg:width="0.0752in" svg:height="0.0874in" svg:x="3.2335in" svg:y="0.0323in" svg:viewBox="0 0 192 223" svg:d="M179 119c7 0 13 0 13-8s-6-8-13-8c-55 0-109 0-164 0 5-51 50-88 104-88 20 0 40 0 60 0 7 0 13 0 13-7 0-8-6-8-13-8-20 0-40 0-60 0-67 0-119 48-119 111 0 62 52 112 119 112 20 0 40 0 60 0 7 0 13 0 13-7 0-8-6-8-13-8-20 0-40 0-60 0-54 0-99-37-104-89 55 0 109 0 164 0z"><text:p/></draw:path><draw:path draw:style-name="gr3" draw:text-style-name="P6" svg:width="0.1039in" svg:height="0.1083in" svg:x="3.3701in" svg:y="0.0043in" svg:viewBox="0 0 265 276" svg:d="M55 232c-15 26-30 31-47 32-5 1-8 1-8 8 0 2 1 4 4 4 11 0 23-1 33-1 14 0 27 1 40 1 2 0 7 0 7-7 0-4-4-5-6-5-9 0-19-3-19-13 0-4 3-9 6-14 10-17 20-33 30-50 31 0 64 0 96 0 1 8 7 61 7 65 0 11-21 12-29 12-5 0-8 0-8 8 0 4 4 4 5 4 15 0 32-1 48-1 9 0 35 1 43 1 4 0 8 0 8-7 0-5-4-5-9-5-24 0-24-2-25-13-8-81-17-162-24-242 0-8 0-9-7-9-6 0-8 2-10 7-45 74-90 149-135 225zM101 175c25-43 52-85 77-128 5 43 8 85 12 128-29 0-59 0-89 0z"><text:p/></draw:path><draw:path draw:style-name="gr3" draw:text-style-name="P6" svg:width="0.0535in" svg:height="0.1516in" svg:x="3.4894in" svg:y="0in" svg:viewBox="0 0 137 386" svg:d="M56 335c0 15-10 40-53 43-1 0-3 2-3 4 0 4 4 4 8 4 37 0 73-18 73-48s0-60 0-88c0-16 0-28 16-41 14-11 28-11 37-12 2 0 3-1 3-4 0-4-2-4-6-4-25-2-44-15-49-35-1-4-1-4-1-19 0-25 0-50 0-76 0-16 0-28-17-44-17-11-43-15-56-15-4 0-8 0-8 4s2 4 7 5c24 1 42 13 48 33 1 3 1 4 1 19 0 26 0 53 0 80 0 19 3 24 15 37 8 8 19 12 30 15-31 8-45 27-45 49 0 31 0 62 0 93z"><text:p/></draw:path></draw:g></text:p>
      <text:p text:style-name="P83">צ.ל.: <text:span text:style-name="T5">נוכיח קיום זיווג </text:span><text:span text:style-name="T5"><draw:g text:anchor-type="as-char" svg:y="-0.1098in" draw:z-index="295" draw:name="Shape289" draw:style-name="gr1"><svg:title>TexMaths</svg:title><svg:desc>11§display§f_n \colon A^n \to A§svg§600§FALSE§</svg:desc><draw:path draw:style-name="gr2" draw:text-style-name="P5" svg:width="0.7945in" svg:height="0.124in" svg:x="-0.0004in" svg:y="0.0071in" svg:viewBox="0 0 2019 316" svg:d="M1010 316c-337 0-673 0-1010 0 0-105 0-211 0-316 673 0 1345 0 2019 0 0 105 0 211 0 316-337 0-674 0-1009 0z"><text:p/></draw:path><draw:path draw:style-name="gr3" draw:text-style-name="P6" svg:width="0.0756in" svg:height="0.137in" svg:x="0in" svg:y="0.002in" svg:viewBox="0 0 193 349" svg:d="M121 118c11 0 22 0 33 0 8 0 12 0 12-8 0-5-4-5-11-5-11 0-21 0-32 0 4-15 6-29 9-43 1-8 7-36 9-40 3-8 10-13 19-13 1 0 11 0 18 6-17 1-21 16-21 21 0 9 7 13 15 13 10 0 21-8 21-23 0-17-18-26-33-26-14 0-38 7-50 45-2 8-3 12-13 60-9 0-18 0-27 0-7 0-11 0-11 8 0 5 4 5 10 5 9 0 18 0 27 0-10 50-20 99-30 150-7 37-13 72-33 72-2 0-11 0-19-6 18-1 21-15 21-21 0-9-6-13-14-13-10 0-21 8-21 23 0 16 17 26 33 26 21 0 36-23 43-37 13-24 22-71 22-74 8-40 15-80 23-120z"><text:p/></draw:path><draw:path draw:style-name="gr3" draw:text-style-name="P6" svg:width="0.0646in" svg:height="0.0476in" svg:x="0.0717in" svg:y="0.085in" svg:viewBox="0 0 165 122" svg:d="M20 102c-1 3-2 10-2 11 0 7 4 9 8 9 6 0 9-3 11-6 3-3 4-11 5-17 1-5 4-18 6-24s4-11 5-18c2-11 3-13 11-24 7-11 21-25 41-25 15 0 15 14 15 18 0 17-11 46-15 59-4 7-5 9-5 14 0 14 12 23 27 23 26 0 38-37 38-42 0-3-3-3-4-3-4 0-5 2-6 4-5 22-17 33-28 33-6 0-7-3-7-9s1-9 7-22c3-8 14-37 14-52 0-26-21-31-35-31-22 0-38 14-47 25-1-18-17-25-28-25-12 0-18 9-21 15-7 10-10 26-10 27 0 3 3 3 4 3 4 0 5-1 6-8 4-16 10-29 20-29 7 0 8 6 8 13 0 5-2 15-3 23-2 7-5 18-6 24-4 11-6 22-9 34z"><text:p/></draw:path><draw:path draw:style-name="gr3" draw:text-style-name="P6" svg:width="0.0157in" svg:height="0.065in" svg:x="0.1795in" svg:y="0.0441in" svg:viewBox="0 0 41 166" svg:d="M41 21c0-12-10-21-21-21-12 0-20 9-20 21 0 11 8 20 20 20 11 0 21-9 21-20zM41 145c0-11-10-20-21-20-12 0-20 8-20 20 0 11 8 21 20 21 11 0 21-9 21-21z"><text:p/></draw:path><draw:path draw:style-name="gr3" draw:text-style-name="P6" svg:width="0.1039in" svg:height="0.1079in" svg:x="0.2646in" svg:y="0.0012in" svg:viewBox="0 0 265 275" svg:d="M55 231c-15 25-31 30-47 32-5 0-8 0-8 7 0 2 1 5 4 5 11 0 22-2 33-2 14 0 27 2 39 2 3 0 8 0 8-8 0-4-4-4-7-4-9-2-18-4-18-14 0-4 3-8 6-14 10-16 20-33 30-48 32 0 65 0 96 0 0 6 6 59 6 63 0 11-20 13-28 13-5 0-8 0-8 7 0 5 4 5 5 5 16 0 32-2 47-2 10 0 35 2 44 2 3 0 8 0 8-8 0-4-4-4-10-4-23 0-23-3-24-14-8-79-16-159-24-239-1-8-1-10-8-10-5 0-8 3-10 7-45 74-89 149-134 224zM101 175c26-43 51-85 76-127 5 42 9 84 13 127-29 0-59 0-89 0z"><text:p/></draw:path><draw:path draw:style-name="gr3" draw:text-style-name="P6" svg:width="0.065in" svg:height="0.0476in" svg:x="0.3783in" svg:y="0in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3" draw:text-style-name="P6" svg:width="0.1346in" svg:height="0.0783in" svg:x="0.5063in" svg:y="0.0323in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3" draw:text-style-name="P6" svg:width="0.1039in" svg:height="0.1079in" svg:x="0.6976in" svg:y="0.0012in" svg:viewBox="0 0 265 275" svg:d="M55 231c-15 25-30 30-47 32-5 0-8 0-8 7 0 2 2 5 4 5 11 0 23-2 34-2 13 0 26 2 39 2 2 0 7 0 7-8 0-4-4-4-6-4-9-2-19-4-19-14 0-4 3-8 6-14 10-16 20-33 30-48 31 0 64 0 96 0 1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/text:p>
      <text:p text:style-name="P83">הוכחה: <text:span text:style-name="T5">נוכיח באינדוקציה</text:span></text:p>
      <text:list text:style-name="L12">
        <text:list-item>
          <text:p text:style-name="P84"><text:span text:style-name="T5">בסיס (</text:span><text:span text:style-name="T5"><draw:g text:anchor-type="as-char" svg:y="-0.102in" draw:z-index="297" draw:name="Shape290" draw:style-name="gr1"><svg:title>TexMaths</svg:title><svg:desc>11§display§n = 1§svg§600§FALSE§</svg:desc><draw:path draw:style-name="gr2" draw:text-style-name="P5" svg:width="0.3417in" svg:height="0.0858in" svg:x="0.0031in" svg:y="0.0075in" svg:viewBox="0 0 869 219" svg:d="M0 0c290 0 580 0 869 0 0 73 0 146 0 219-289 0-579 0-869 0 0-73 0-146 0-219z"><text:p/></draw:path><draw:path draw:style-name="gr3" draw:text-style-name="P6" svg:width="0.0819in" svg:height="0.0677in" svg:x="-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6" svg:width="0.1008in" svg:height="0.035in" svg:x="0.1378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6" svg:width="0.05in" svg:height="0.1in" svg:x="0.3028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5">): צ.ל. קיום זיווג </text:span><text:span text:style-name="T5"><draw:g text:anchor-type="as-char" svg:y="-0.1098in" draw:z-index="298" draw:name="Shape291" draw:style-name="gr1"><svg:title>TexMaths</svg:title><svg:desc>11§display§f_n \colon A^n \to A§svg§600§FALSE§</svg:desc><draw:path draw:style-name="gr2" draw:text-style-name="P5" svg:width="0.7945in" svg:height="0.124in" svg:x="-0.0004in" svg:y="0.0071in" svg:viewBox="0 0 2019 316" svg:d="M1010 316c-337 0-673 0-1010 0 0-105 0-211 0-316 673 0 1345 0 2019 0 0 105 0 211 0 316-337 0-674 0-1009 0z"><text:p/></draw:path><draw:path draw:style-name="gr3" draw:text-style-name="P6" svg:width="0.0756in" svg:height="0.137in" svg:x="0in" svg:y="0.002in" svg:viewBox="0 0 193 349" svg:d="M121 118c11 0 22 0 33 0 8 0 12 0 12-8 0-5-4-5-11-5-11 0-21 0-32 0 4-15 6-29 9-43 1-8 7-36 9-40 3-8 10-13 18-13 2 0 12 0 19 6-17 1-21 16-21 21 0 9 7 13 15 13 9 0 21-8 21-23 0-17-18-26-34-26-13 0-37 7-49 45-2 8-3 12-13 60-9 0-18 0-27 0-7 0-11 0-11 8 0 5 4 5 10 5 9 0 18 0 27 0-10 50-20 99-30 150-7 37-13 72-33 72-2 0-11 0-19-6 18-1 21-15 21-21 0-9-6-13-14-13-10 0-21 8-21 23 0 16 16 26 33 26 21 0 36-23 43-37 13-24 22-71 22-74 8-40 15-80 23-120z"><text:p/></draw:path><draw:path draw:style-name="gr3" draw:text-style-name="P6" svg:width="0.0646in" svg:height="0.0476in" svg:x="0.0717in" svg:y="0.085in" svg:viewBox="0 0 165 122" svg:d="M20 102c-1 3-2 10-2 11 0 7 4 9 8 9 6 0 9-3 11-6 3-3 4-11 5-17 1-5 4-18 6-24 1-6 4-11 5-18 2-11 3-13 11-24 7-11 21-25 40-25 16 0 16 14 16 18 0 17-11 46-16 59-3 7-4 9-4 14 0 14 12 23 26 23 27 0 39-37 39-42 0-3-3-3-4-3-4 0-5 2-6 4-5 22-18 33-29 33-5 0-6-3-6-9s1-9 6-22c4-8 15-37 15-52 0-26-21-31-35-31-22 0-38 14-47 25-1-18-17-25-28-25-12 0-18 9-21 15-7 10-10 26-10 27 0 3 3 3 4 3 4 0 5-1 6-8 4-16 10-29 20-29 7 0 8 6 8 13 0 5-2 15-3 23-2 7-5 18-6 24-4 11-6 22-9 34z"><text:p/></draw:path><draw:path draw:style-name="gr3" draw:text-style-name="P6" svg:width="0.0157in" svg:height="0.065in" svg:x="0.1795in" svg:y="0.0441in" svg:viewBox="0 0 41 166" svg:d="M41 21c0-12-10-21-21-21-12 0-20 9-20 21 0 11 8 20 20 20 11 0 21-9 21-20zM41 145c0-11-10-20-21-20-12 0-20 8-20 20 0 11 8 21 20 21 11 0 21-9 21-21z"><text:p/></draw:path><draw:path draw:style-name="gr3" draw:text-style-name="P6" svg:width="0.1039in" svg:height="0.1079in" svg:x="0.2646in" svg:y="0.0012in" svg:viewBox="0 0 265 275" svg:d="M55 231c-15 25-31 30-47 32-5 0-8 0-8 7 0 2 1 5 4 5 11 0 22-2 33-2 14 0 27 2 39 2 3 0 8 0 8-8 0-4-4-4-7-4-9-2-18-4-18-14 0-4 3-8 6-14 10-16 20-33 30-48 31 0 65 0 96 0 0 6 6 59 6 63 0 11-20 13-28 13-5 0-8 0-8 7 0 5 4 5 5 5 16 0 32-2 47-2 10 0 35 2 44 2 3 0 8 0 8-8 0-4-4-4-10-4-23 0-23-3-24-14-8-79-16-159-24-239-1-8-1-10-8-10-5 0-8 3-10 7-45 74-89 149-134 224zM101 175c26-43 51-85 76-127 4 42 9 84 13 127-29 0-59 0-89 0z"><text:p/></draw:path><draw:path draw:style-name="gr3" draw:text-style-name="P6" svg:width="0.065in" svg:height="0.0476in" svg:x="0.3783in" svg:y="0in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3" draw:text-style-name="P6" svg:width="0.1346in" svg:height="0.0783in" svg:x="0.5063in" svg:y="0.0323in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3" draw:text-style-name="P6" svg:width="0.1039in" svg:height="0.1079in" svg:x="0.6976in" svg:y="0.0012in" svg:viewBox="0 0 265 275" svg:d="M55 231c-15 25-30 30-47 32-5 0-8 0-8 7 0 2 2 5 4 5 11 0 23-2 34-2 13 0 26 2 39 2 2 0 7 0 7-8 0-4-4-4-6-4-9-2-19-4-19-14 0-4 3-8 6-14 10-16 20-33 30-48 31 0 64 0 96 0 1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text:span text:style-name="T5">, ידוע </text:span><text:span text:style-name="T5"><draw:g text:anchor-type="as-char" svg:y="-0.1327in" draw:z-index="299" draw:name="Shape292" draw:style-name="gr1"><svg:title>TexMaths</svg:title><svg:desc>11§display§A^1 = \{\la a \ra \mid a \in A\}§svg§600§FALSE§</svg:desc><draw:path draw:style-name="gr2" draw:text-style-name="P5" svg:width="1.2157in" svg:height="0.1555in" svg:x="0.002in" svg:y="0.0075in" svg:viewBox="0 0 3089 396" svg:d="M1545 396c-516 0-1030 0-1545 0 0-132 0-264 0-396 1029 0 2060 0 3089 0 0 132 0 264 0 396-515 0-1029 0-1544 0z"><text:p/></draw:path><draw:path draw:style-name="gr3" draw:text-style-name="P6" svg:width="0.1039in" svg:height="0.1083in" svg:x="-0.0004in" svg:y="0.0244in" svg:viewBox="0 0 265 276" svg:d="M55 233c-15 24-31 29-47 31-5 1-8 1-8 7 0 2 1 5 4 5 11 0 22-1 33-1 14 0 27 1 39 1 3 0 8 0 8-8 0-3-4-4-7-4-9 0-18-4-18-14 0-4 3-9 6-14 10-15 20-32 30-49 31 0 64 0 96 0 0 8 6 60 6 64 0 11-20 13-28 13-5 0-8 0-8 7 0 5 4 5 5 5 15 0 32-1 48-1 9 0 33 1 43 1 3 0 8 0 8-8 0-4-4-4-10-4-23 0-23-3-24-14-8-80-17-161-24-241-1-8-1-9-7-9s-9 2-11 7c-45 75-89 150-134 226zM101 175c25-43 51-86 76-128 4 42 9 85 13 128-29 0-59 0-89 0z"><text:p/></draw:path><draw:path draw:style-name="gr3" draw:text-style-name="P6" svg:width="0.0382in" svg:height="0.0705in" svg:x="0.1201in" svg:y="-0.0004in" svg:viewBox="0 0 98 180" svg:d="M60 8c0-8 0-8-7-8-18 18-42 18-53 18 0 3 0 6 0 10 5 0 24 0 38-8 0 46 0 91 0 138 0 9 0 12-26 12-3 0-8 0-11 0 0 3 0 6 0 10 6 0 39-1 48-1s43 1 49 1c0-4 0-7 0-10-3 0-7 0-10 0-28 0-28-3-28-12 0-51 0-101 0-150z"><text:p/></draw:path><draw:path draw:style-name="gr3" draw:text-style-name="P6" svg:width="0.1004in" svg:height="0.035in" svg:x="0.2276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35in" svg:height="0.1516in" svg:x="0.3902in" svg:y="0.0193in" svg:viewBox="0 0 137 386" svg:d="M81 52c0-16 10-41 53-43 1-1 3-2 3-5 0-4-3-4-7-4-39 0-74 20-74 49 0 28 0 58 0 88 0 15 0 27-15 39-15 11-29 13-38 14-2 0-3 1-3 3 0 4 2 4 7 4 25 3 44 16 48 35 1 3 1 4 1 18 0 26 0 51 0 76 0 17 0 29 19 43 14 13 39 17 55 17 4 0 7 0 7-4 0-5-2-5-6-5-24-1-43-14-49-33-1-4-1-4-1-19 0-26 0-54 0-81 0-17-3-23-15-36-8-7-19-12-30-15 32-9 45-26 45-49 0-30 0-61 0-92z"><text:p/></draw:path><draw:path draw:style-name="gr3" draw:text-style-name="P6" svg:width="0.0335in" svg:height="0.1516in" svg:x="0.472in" svg:y="0.0193in" svg:viewBox="0 0 86 386" svg:d="M85 14c1-4 1-4 1-6 0-5-4-8-8-8-3 0-5 2-9 9-22 59-45 118-67 177-1 3-2 5-2 7 0 1 0 2 2 7 22 58 45 118 67 176 2 4 4 10 9 10 4 0 8-3 8-8 0-1 0-2-1-6-23-60-47-119-70-179 23-60 47-119 70-179z"><text:p/></draw:path><draw:path draw:style-name="gr3" draw:text-style-name="P6" svg:width="0.0693in" svg:height="0.0685in" svg:x="0.5205in" svg:y="0.0661in" svg:viewBox="0 0 177 175" svg:d="M129 24c-7-13-18-24-36-24-45 0-93 57-93 114 0 36 21 61 52 61 7 0 26-1 50-28 2 15 17 28 34 28 15 0 23-8 29-21 7-14 12-37 12-38 0-5-3-5-4-5-5 0-5 3-6 8-6 25-13 48-30 48-9 0-11-10-11-18 0-9 0-11 5-29 4-16 5-20 9-34 4-19 10-36 14-55 2-10 2-11 2-12 0-7-4-11-11-11-10 0-15 9-16 16zM103 125c-1 7-1 7-7 14-17 22-33 28-43 28-20 0-26-21-26-37 0-19 13-66 21-85 12-22 30-36 45-36 26 0 31 32 31 34s-1 4-1 7c-6 25-13 49-20 75z"><text:p/></draw:path><draw:path draw:style-name="gr3" draw:text-style-name="P6" svg:width="0.0335in" svg:height="0.1516in" svg:x="0.6031in" svg:y="0.0193in" svg:viewBox="0 0 86 386" svg:d="M85 200c1-5 1-6 1-7s0-1-1-7c-23-59-45-118-69-177-2-7-4-9-8-9-5 0-8 3-8 8 0 1 0 2 2 6 23 60 45 119 68 179-23 58-45 118-68 177-2 5-2 6-2 8 0 5 3 8 8 8s6-4 7-8c23-59 47-119 70-178z"><text:p/></draw:path><draw:path draw:style-name="gr3" draw:text-style-name="P6" svg:width="0.0055in" svg:height="0.1516in" svg:x="0.7142in" svg:y="0.0193in" svg:viewBox="0 0 15 386" svg:d="M15 14c0-7 0-14-7-14-8 0-8 7-8 14 0 119 0 239 0 358 0 6 0 14 8 14 7 0 7-8 7-14 0-119 0-239 0-358z"><text:p/></draw:path><draw:path draw:style-name="gr3" draw:text-style-name="P6" svg:width="0.0693in" svg:height="0.0685in" svg:x="0.7862in" svg:y="0.0661in" svg:viewBox="0 0 177 175" svg:d="M129 24c-7-13-18-24-36-24-45 0-93 57-93 114 0 36 22 61 52 61 7 0 27-1 50-28 2 15 17 28 35 28 14 0 22-8 29-21 7-14 11-37 11-38 0-5-3-5-4-5-5 0-5 3-6 8-6 25-13 48-30 48-9 0-11-10-11-18 0-9 0-11 5-29 4-16 5-20 9-34 4-19 10-36 14-55 2-10 2-11 2-12 0-7-4-11-11-11-9 0-15 9-16 16zM103 125c-1 7-1 7-7 14-17 22-33 28-43 28-20 0-26-21-26-37 0-19 13-66 21-85 12-22 30-36 45-36 26 0 31 32 31 34s-1 4-1 7c-6 25-13 49-20 75z"><text:p/></draw:path><draw:path draw:style-name="gr3" draw:text-style-name="P6" svg:width="0.0752in" svg:height="0.0878in" svg:x="0.9157in" svg:y="0.0512in" svg:viewBox="0 0 192 224" svg:d="M179 119c7 0 13 0 13-8 0-7-6-7-13-7-55 0-109 0-164 0 5-52 50-89 104-89 20 0 40 0 60 0 7 0 13 0 13-7 0-8-6-8-13-8-21 0-40 0-61 0-66 0-118 49-118 111s52 113 118 113c21 0 40 0 61 0 7 0 13 0 13-8s-6-8-13-8c-20 0-40 0-60 0-54 0-99-37-104-89 55 0 109 0 164 0z"><text:p/></draw:path><draw:path draw:style-name="gr3" draw:text-style-name="P6" svg:width="0.1039in" svg:height="0.1083in" svg:x="1.0524in" svg:y="0.0244in" svg:viewBox="0 0 265 276" svg:d="M55 233c-15 24-31 29-47 31-5 1-8 1-8 7 0 2 1 5 4 5 11 0 23-1 33-1 14 0 27 1 39 1 3 0 8 0 8-8 0-3-4-4-6-4-10 0-19-4-19-14 0-4 3-9 6-14 10-15 20-32 30-49 31 0 64 0 96 0 1 8 6 60 6 64 0 11-20 13-28 13-5 0-8 0-8 7 0 5 4 5 5 5 15 0 32-1 48-1 9 0 33 1 43 1 3 0 8 0 8-8 0-4-4-4-10-4-23 0-23-3-24-14-8-80-17-161-24-241 0-8 0-9-7-9-6 0-8 2-11 7-45 75-89 150-134 226zM101 175c25-43 52-86 77-128 5 42 8 85 12 128-29 0-59 0-89 0z"><text:p/></draw:path><draw:path draw:style-name="gr3" draw:text-style-name="P6" svg:width="0.0535in" svg:height="0.1516in" svg:x="1.1717in" svg:y="0.0193in" svg:viewBox="0 0 137 386" svg:d="M56 334c0 16-10 41-53 43-2 0-3 2-3 5 0 4 4 4 8 4 37 0 73-19 73-49 0-28 0-58 0-88 0-15 0-26 16-39 14-12 28-12 37-13 1 0 3-1 3-4s-2-3-6-3c-25-3-44-16-49-36-1-4-1-4-1-18 0-26 0-51 0-76 0-17 0-29-18-45-16-11-42-15-55-15-4 0-8 0-8 4s2 4 7 5c24 1 42 13 48 33 1 3 1 4 1 19 0 26 0 53 0 80 0 19 2 24 15 38 8 7 19 12 30 14-32 9-45 28-45 48 0 31 0 62 0 93z"><text:p/></draw:path></draw:g></text:span><text:span text:style-name="T5">, </text:span><text:span text:style-name="T51">או באופן שקול</text:span><text:span text:style-name="T5"> לכל </text:span><text:span text:style-name="T5"><draw:g text:anchor-type="as-char" svg:y="-0.1327in" draw:z-index="300" draw:name="Shape293" draw:style-name="gr1"><svg:title>TexMaths</svg:title><svg:desc>11§display§a_1 \in A^2§svg§600§FALSE§</svg:desc><draw:path draw:style-name="gr2" draw:text-style-name="P5" svg:width="0.4858in" svg:height="0.1402in" svg:x="0.0016in" svg:y="0.0075in" svg:viewBox="0 0 1235 357" svg:d="M618 357c-207 0-412 0-618 0 0-119 0-238 0-357 411 0 824 0 1235 0 0 119 0 238 0 357-205 0-411 0-617 0z"><text:p/></draw:path><draw:path draw:style-name="gr3" draw:text-style-name="P6" svg:width="0.0693in" svg:height="0.0685in" svg:x="-0.0004in" svg:y="0.0661in" svg:viewBox="0 0 177 175" svg:d="M129 25c-7-14-18-25-35-25-46 0-94 57-94 114 0 36 22 61 52 61 7 0 27-1 50-28 3 15 17 28 36 28 13 0 22-8 28-21 6-14 11-37 11-38 0-5-3-5-4-5-5 0-5 3-6 8-6 25-13 48-29 48-10 0-11-10-11-18 0-9 0-11 4-29 4-16 5-20 9-34 4-19 10-36 14-55 2-10 2-11 2-12 0-7-4-11-11-11-10 0-15 9-16 17zM103 125c-1 7-1 7-7 14-17 22-33 28-43 28-20 0-25-21-25-37 0-19 12-66 20-85 13-22 30-36 46-36 25 0 30 32 30 34s-1 4-1 7c-6 24-13 49-20 75z"><text:p/></draw:path><draw:path draw:style-name="gr3" draw:text-style-name="P6" svg:width="0.0382in" svg:height="0.0705in" svg:x="0.0858in" svg:y="0.0854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3" draw:text-style-name="P6" svg:width="0.0756in" svg:height="0.0874in" svg:x="0.1972in" svg:y="0.0516in" svg:viewBox="0 0 193 223" svg:d="M179 119c7 0 14 0 14-8 0-7-7-7-14-7-55 0-109 0-164 0 6-52 50-89 104-89 20 0 41 0 60 0 7 0 14 0 14-7 0-8-7-8-14-8-19 0-40 0-60 0-66 0-119 49-119 111s53 112 119 112c20 0 41 0 60 0 7 0 14 0 14-8 0-7-7-7-14-7-19 0-40 0-60 0-54 0-98-37-104-89 55 0 109 0 164 0z"><text:p/></draw:path><draw:path draw:style-name="gr3" draw:text-style-name="P6" svg:width="0.1035in" svg:height="0.1083in" svg:x="0.3331in" svg:y="0.0244in" svg:viewBox="0 0 264 276" svg:d="M55 232c-15 25-31 31-47 32-5 1-8 1-8 7 0 3 1 5 4 5 11 0 24-1 33-1 14 0 27 1 40 1 2 0 7 0 7-8 0-3-4-4-6-4-9 0-19-4-19-14 0-4 3-8 6-14 10-17 20-32 30-49 32 0 65 0 96 0 0 8 6 60 6 64 0 12-20 13-28 13-5 0-8 0-8 7 0 5 4 5 5 5 16 0 32-1 49-1 8 0 33 1 42 1 3 0 7 0 7-8 0-4-3-4-9-4-23 0-23-3-24-14-9-80-16-161-24-241-1-8-1-9-7-9s-9 2-11 7c-45 75-89 150-134 225zM101 175c26-43 52-86 77-128 5 42 8 85 12 128-29 0-59 0-89 0z"><text:p/></draw:path><draw:path draw:style-name="gr3" draw:text-style-name="P6" svg:width="0.0469in" svg:height="0.0705in" svg:x="0.4484in" svg:y="-0.0004in" svg:viewBox="0 0 120 180" svg:d="M120 131c-3 0-7 0-10 0 0 6-3 21-7 25-2 1-23 1-26 1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5"><text:s/>קיים </text:span><text:span text:style-name="T5"><draw:g text:anchor-type="as-char" svg:y="-0.1075in" draw:z-index="301" draw:name="Shape294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1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76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5"><text:s/>עבורו </text:span><text:span text:style-name="T5"><draw:g text:anchor-type="as-char" svg:y="-0.1134in" draw:z-index="302" draw:name="Shape295" draw:style-name="gr1"><svg:title>TexMaths</svg:title><svg:desc>11§display§\la a \ra = a_1§svg§600§FALSE§</svg:desc><draw:path draw:style-name="gr2" draw:text-style-name="P5" svg:width="0.5161in" svg:height="0.1354in" svg:x="-0.0004in" svg:y="0.0071in" svg:viewBox="0 0 1312 345" svg:d="M0 0c437 0 875 0 1312 0 0 115 0 230 0 345-437 0-875 0-1312 0 0-115 0-230 0-345z"><text:p/></draw:path><draw:path draw:style-name="gr3" draw:text-style-name="P6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3" draw:text-style-name="P6" svg:width="0.0689in" svg:height="0.0681in" svg:x="0.0575in" svg:y="0.0457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335in" svg:height="0.1508in" svg:x="0.1402in" svg:y="0in" svg:viewBox="0 0 86 384" svg:d="M84 198c2-4 2-5 2-5 0-1 0-3-2-7-22-59-45-119-67-177-3-7-6-9-9-9-5 0-8 3-8 8 0 1 0 2 1 6 23 60 45 119 68 179-23 58-45 117-68 177-1 4-1 4-1 7 0 4 3 7 8 7 4 0 6-4 7-7 24-60 46-119 69-179z"><text:p/></draw:path><draw:path draw:style-name="gr3" draw:text-style-name="P6" svg:width="0.1012in" svg:height="0.035in" svg:x="0.2413in" svg:y="0.0571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3" draw:text-style-name="P6" svg:width="0.0693in" svg:height="0.0681in" svg:x="0.3992in" svg:y="0.0457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3 27-20 0-25-22-25-36 0-20 12-67 20-85 13-23 30-37 46-37 25 0 30 32 30 34s-1 4-1 6c-6 26-13 51-20 76z"><text:p/></draw:path><draw:path draw:style-name="gr3" draw:text-style-name="P6" svg:width="0.0382in" svg:height="0.0701in" svg:x="0.4854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/draw:g></text:span><text:span text:style-name="T5">. נתבונן בפונקציה </text:span><text:span text:style-name="T5"><draw:g text:anchor-type="as-char" svg:y="-0.1319in" draw:z-index="312" draw:name="Shape296" draw:style-name="gr1"><svg:title>TexMaths</svg:title><svg:desc>11§display§f_1 = \lambda a_1 \in A^1. f(\pi_1(a_1))§svg§600§FALSE§</svg:desc><draw:path draw:style-name="gr2" draw:text-style-name="P5" svg:width="1.5937in" svg:height="0.1543in" svg:x="-0.0004in" svg:y="0.0079in" svg:viewBox="0 0 4049 393" svg:d="M0 0c1350 0 2699 0 4049 0 0 131 0 263 0 393-1350 0-2699 0-4049 0 0-130 0-262 0-393z"><text:p/></draw:path><draw:path draw:style-name="gr3" draw:text-style-name="P6" svg:width="0.0756in" svg:height="0.137in" svg:x="0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2-70 22-74 8-39 15-80 23-120z"><text:p/></draw:path><draw:path draw:style-name="gr3" draw:text-style-name="P6" svg:width="0.0382in" svg:height="0.0701in" svg:x="0.078in" svg:y="0.085in" svg:viewBox="0 0 98 179" svg:d="M61 8c0-8 0-8-8-8-18 18-42 18-53 18 0 3 0 6 0 9 7 0 24 0 39-7 0 46 0 91 0 137 0 9 0 12-27 12-3 0-6 0-10 0 0 3 0 7 0 10 5 0 38-1 48-1 8 0 42 1 48 1 0-3 0-7 0-10-3 0-7 0-10 0-27 0-27-3-27-12 0-50 0-100 0-149z"><text:p/></draw:path><draw:path draw:style-name="gr3" draw:text-style-name="P6" svg:width="0.1008in" svg:height="0.035in" svg:x="0.1854in" svg:y="0.0783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748in" svg:height="0.1063in" svg:x="0.3457in" svg:y="0.0283in" svg:viewBox="0 0 191 271" svg:d="M118 155c15 41 34 99 39 108 7 7 11 7 21 7 4 0 6 0 9 0s4-2 4-3-1-2-2-3c-4-5-6-10-9-18-26-72-52-146-79-219-7-22-28-27-47-27-2 0-7 0-7 4s3 4 4 5c13 2 15 4 25 31 12 34 25 69 37 104-35 35-71 70-106 104-5 5-7 7-7 12 0 7 4 11 11 11 6 0 10-4 13-7 31-37 63-73 94-109z"><text:p/></draw:path><draw:path draw:style-name="gr3" draw:text-style-name="P6" svg:width="0.0693in" svg:height="0.0681in" svg:x="0.4323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3 28-20 0-25-22-25-36 0-20 12-67 20-85 13-23 30-37 46-37 25 0 30 32 30 34s-1 4-1 6c-6 26-13 51-20 76z"><text:p/></draw:path><draw:path draw:style-name="gr3" draw:text-style-name="P6" svg:width="0.0382in" svg:height="0.0701in" svg:x="0.5185in" svg:y="0.085in" svg:viewBox="0 0 98 179" svg:d="M61 8c0-8 0-8-8-8-18 18-42 18-53 18 0 3 0 6 0 9 6 0 24 0 39-7 0 46 0 91 0 137 0 9 0 12-27 12-3 0-8 0-11 0 0 3 0 7 0 10 6 0 39-1 49-1 8 0 42 1 48 1 0-3 0-7 0-10-3 0-7 0-10 0-27 0-27-3-27-12 0-50 0-100 0-149z"><text:p/></draw:path><draw:path draw:style-name="gr3" draw:text-style-name="P6" svg:width="0.076in" svg:height="0.087in" svg:x="0.6299in" svg:y="0.052in" svg:viewBox="0 0 194 222" svg:d="M179 120c7 0 15 0 15-8s-8-8-15-8c-54 0-109 0-162 0 4-51 48-89 103-89 20 0 40 0 59 0 7 0 15 0 15-7 0-8-8-8-15-8-19 0-40 0-60 0-66 0-119 51-119 112 0 62 53 110 119 110 20 0 41 0 60 0 7 0 15 0 15-7s-8-7-15-7c-19 0-39 0-59 0-55 0-99-37-103-88 53 0 108 0 162 0z"><text:p/></draw:path><draw:path draw:style-name="gr3" draw:text-style-name="P6" svg:width="0.1039in" svg:height="0.1075in" svg:x="0.7661in" svg:y="0.0256in" svg:viewBox="0 0 265 274" svg:d="M56 230c-15 26-31 31-48 33-5 0-8 0-8 7 0 2 2 4 6 4 9 0 22-2 33-2 12 0 26 2 38 2 2 0 8 0 8-7 0-4-4-4-7-4-9-2-17-5-17-15 0-4 2-8 4-14 10-15 20-32 30-47 32 0 65 0 96 0 2 7 7 59 7 62 0 12-20 14-27 14-6 0-10 0-10 7 0 4 4 4 5 4 17 0 33-2 49-2 9 0 34 2 44 2 2 0 6 0 6-8 0-3-3-3-9-3-24 0-24-4-25-15-8-79-15-159-23-239-1-8-1-9-8-9-6 0-7 2-10 7-45 74-89 149-134 223zM102 175c26-43 51-86 76-128 5 42 8 85 12 128-29 0-58 0-88 0z"><text:p/></draw:path><draw:path draw:style-name="gr3" draw:text-style-name="P6" svg:width="0.0386in" svg:height="0.0701in" svg:x="0.8862in" svg:y="0in" svg:viewBox="0 0 99 179" svg:d="M62 8c0-8-1-8-9-8-17 16-42 18-53 18 0 3 0 6 0 9 7 0 24 0 40-7 0 46 0 91 0 137 0 9 0 12-28 12-3 0-6 0-10 0 0 3 0 7 0 10 5 0 38-1 49-1 7 0 41 1 48 1 0-3 0-7 0-10-3 0-8 0-11 0-26 0-26-3-26-12 0-50 0-100 0-149z"><text:p/></draw:path><draw:path draw:style-name="gr3" draw:text-style-name="P6" svg:width="0.0157in" svg:height="0.0157in" svg:x="0.9559in" svg:y="0.1165in" svg:viewBox="0 0 41 41" svg:d="M41 21c0-11-9-21-20-21s-21 10-21 21 10 20 21 20 20-9 20-20z"><text:p/></draw:path><draw:path draw:style-name="gr3" draw:text-style-name="P6" svg:width="0.0756in" svg:height="0.137in" svg:x="0.9933in" svg:y="0.026in" svg:viewBox="0 0 193 349" svg:d="M121 118c11 0 23 0 34 0 8 0 11 0 11-8 0-5-3-5-10-5-11 0-21 0-32 0 3-14 6-28 8-42 1-9 7-37 9-41 4-8 10-13 19-13 1 0 11 0 18 7-16 2-21 15-21 20 0 9 7 15 15 15 10 0 21-9 21-24 0-17-18-27-33-27-14 0-38 8-50 45-2 9-3 12-12 60-9 0-19 0-28 0-6 0-11 0-11 8 0 5 4 5 11 5 9 0 17 0 26 0-10 50-19 101-29 151-8 38-14 73-34 73-1 0-11 0-19-8 18-1 21-14 21-21 0-9-6-13-14-13-10 0-21 9-21 23 0 18 18 26 33 26 21 0 36-22 44-37 12-24 21-70 21-74 8-39 15-80 23-120z"><text:p/></draw:path><draw:path draw:style-name="gr3" draw:text-style-name="P6" svg:width="0.035in" svg:height="0.1504in" svg:x="1.0913in" svg:y="0.0193in" svg:viewBox="0 0 90 383" svg:d="M90 379c0-1 0-1-6-8-49-48-62-122-62-179 0-67 15-134 63-182 5-5 5-6 5-7 0-2-2-3-4-3-3 0-39 26-62 75-20 43-24 84-24 117 0 29 4 76 25 119 23 47 58 72 61 72 2 0 4-1 4-4z"><text:p/></draw:path><draw:path draw:style-name="gr3" draw:text-style-name="P6" svg:width="0.0819in" svg:height="0.0665in" svg:x="1.1394in" svg:y="0.0673in" svg:viewBox="0 0 209 170" svg:d="M92 23c15 0 30 0 44 0-13 57-16 74-16 99 0 5 0 16 3 30 4 16 8 18 13 18 9 0 17-6 17-14 0-2 0-3-2-9-11-27-11-53-11-64 0-19 2-40 6-60 15 0 30 0 44 0 6 0 19 0 19-13 0-10-8-10-15-10-43 0-87 0-130 0-8 0-23 0-40 19-13 15-24 33-24 34s0 4 6 4c2 0 3-1 5-4 20-30 42-30 50-30 7 0 14 0 22 0-13 46-33 93-50 128-3 6-3 6-3 9 0 7 6 10 11 10 12 0 15-11 20-24 5-19 5-19 9-38 8-29 15-56 22-85z"><text:p/></draw:path><draw:path draw:style-name="gr3" draw:text-style-name="P6" svg:width="0.0386in" svg:height="0.0701in" svg:x="1.2339in" svg:y="0.085in" svg:viewBox="0 0 99 179" svg:d="M62 8c0-8-1-8-9-8-17 18-42 18-53 18 0 3 0 6 0 9 7 0 24 0 40-7 0 46 0 91 0 137 0 9 0 12-28 12-3 0-6 0-10 0 0 3 0 7 0 10 5 0 38-1 49-1 7 0 41 1 48 1 0-3 0-7 0-10-3 0-8 0-11 0-26 0-26-3-26-12 0-50 0-100 0-149z"><text:p/></draw:path><draw:path draw:style-name="gr3" draw:text-style-name="P6" svg:width="0.0346in" svg:height="0.1504in" svg:x="1.3055in" svg:y="0.0193in" svg:viewBox="0 0 89 383" svg:d="M89 379c0-1 0-1-6-8-49-48-61-122-61-179 0-67 14-134 63-182 4-5 4-6 4-7 0-2-1-3-3-3-5 0-39 26-62 75-20 43-24 84-24 117 0 29 4 76 25 119 23 47 56 72 61 72 2 0 3-1 3-4z"><text:p/></draw:path><draw:path draw:style-name="gr3" draw:text-style-name="P6" svg:width="0.0689in" svg:height="0.0681in" svg:x="1.3559in" svg:y="0.0665in" svg:viewBox="0 0 176 174" svg:d="M129 24c-8-14-19-24-37-24-45 0-92 56-92 112 0 36 21 62 51 62 7 0 27-2 50-29 4 17 17 29 35 29 14 0 22-9 29-21 7-15 11-38 11-39 0-3-3-3-4-3-4 0-5 1-6 7-6 25-13 48-28 48-11 0-13-11-13-19 0-7 2-11 6-27 4-17 4-21 8-35 4-18 10-37 14-54 2-11 2-12 2-13 0-7-4-10-11-10-9 0-14 7-15 16zM103 124c-2 7-2 8-7 14-18 21-33 28-44 28-20 0-26-22-26-36 0-20 14-67 22-85 13-23 30-37 46-37 24 0 29 32 29 34s0 4-1 6c-6 26-12 51-19 76z"><text:p/></draw:path><draw:path draw:style-name="gr3" draw:text-style-name="P6" svg:width="0.0386in" svg:height="0.0701in" svg:x="1.4417in" svg:y="0.085in" svg:viewBox="0 0 99 179" svg:d="M62 8c0-8-1-8-9-8-18 18-42 18-53 18 0 3 0 6 0 9 7 0 24 0 40-7 0 46 0 91 0 137 0 9 0 12-28 12-3 0-6 0-10 0 0 3 0 7 0 10 5 0 38-1 49-1 7 0 41 1 48 1 0-3 0-7 0-10-3 0-8 0-11 0-26 0-26-3-26-12 0-50 0-100 0-149z"><text:p/></draw:path><draw:path draw:style-name="gr3" draw:text-style-name="P6" svg:width="0.0346in" svg:height="0.1504in" svg:x="1.5071in" svg:y="0.0193in" svg:viewBox="0 0 89 383" svg:d="M89 192c0-29-3-77-25-119-23-49-56-73-61-73-2 0-3 1-3 3 0 1 0 2 8 9 37 39 59 100 59 180 0 65-14 132-63 182-4 4-4 4-4 5 0 3 1 4 3 4 5 0 40-26 62-74 20-43 24-86 24-117z"><text:p/></draw:path><draw:path draw:style-name="gr3" draw:text-style-name="P6" svg:width="0.035in" svg:height="0.1504in" svg:x="1.5657in" svg:y="0.0193in" svg:viewBox="0 0 90 383" svg:d="M90 192c0-29-4-77-25-119-23-49-56-73-61-73-2 0-4 1-4 3 0 1 0 2 8 9 38 39 60 100 60 180 0 65-14 132-62 182-6 4-6 4-6 5 0 3 2 4 4 4 5 0 39-26 62-74 20-43 24-86 24-117z"><text:p/></draw:path></draw:g></text:span><text:span text:style-name="T5"><text:s/>ונטען להיותה זיווג, נוכיח;</text:span></text:p>
          <text:list>
            <text:list-item>
              <text:p text:style-name="P84"><text:span text:style-name="T5">על: </text:span><text:span text:style-name="T52">יהי </text:span><text:span text:style-name="T52"><draw:g text:anchor-type="as-char" svg:y="-0.1075in" draw:z-index="303" draw:name="Shape297" draw:style-name="gr1"><svg:title>TexMaths</svg:title><svg:desc>11§display§a \in A§svg§600§FALSE§</svg:desc><draw:path draw:style-name="gr2" draw:text-style-name="P5" svg:width="0.3594in" svg:height="0.0984in" svg:x="0.0016in" svg:y="0.0079in" svg:viewBox="0 0 914 251" svg:d="M457 251c-152 0-304 0-457 0 0-84 0-167 0-251 305 0 609 0 914 0 0 84 0 167 0 251-152 0-305 0-457 0z"><text:p/></draw:path><draw:path draw:style-name="gr3" draw:text-style-name="P6" svg:width="0.0693in" svg:height="0.0681in" svg:x="-0.0004in" svg:y="0.0421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3" draw:text-style-name="P6" svg:width="0.0756in" svg:height="0.087in" svg:x="0.1287in" svg:y="0.0276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3" draw:text-style-name="P6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52">, נוכיח קיום </text:span><text:span text:style-name="T52"><draw:g text:anchor-type="as-char" svg:y="-0.1327in" draw:z-index="304" draw:name="Shape298" draw:style-name="gr1"><svg:title>TexMaths</svg:title><svg:desc>11§display§a_1 \in A^1§svg§600§FALSE§</svg:desc><draw:path draw:style-name="gr2" draw:text-style-name="P5" svg:width="0.4831in" svg:height="0.1402in" svg:x="0.0016in" svg:y="0.0075in" svg:viewBox="0 0 1228 357" svg:d="M614 357c-204 0-409 0-614 0 0-119 0-238 0-357 410 0 818 0 1228 0 0 119 0 238 0 357-205 0-410 0-614 0z"><text:p/></draw:path><draw:path draw:style-name="gr3" draw:text-style-name="P6" svg:width="0.0693in" svg:height="0.0685in" svg:x="-0.0004in" svg:y="0.0661in" svg:viewBox="0 0 177 175" svg:d="M129 25c-7-14-18-25-35-25-46 0-94 57-94 114 0 36 22 61 52 61 7 0 27-1 50-28 3 15 17 28 36 28 13 0 22-8 27-21 7-14 12-37 12-38 0-5-3-5-4-5-5 0-5 3-6 8-6 25-13 48-29 48-10 0-11-10-11-18 0-9 0-11 4-29 4-16 6-20 9-34 4-19 10-36 14-55 2-10 2-11 2-12 0-7-4-11-11-11-10 0-15 9-16 17zM103 125c-1 7-1 7-7 14-17 22-33 28-43 28-20 0-25-21-25-37 0-19 12-66 20-85 13-22 30-36 46-36 25 0 30 32 30 34s-1 4-1 7c-6 24-13 49-20 75z"><text:p/></draw:path><draw:path draw:style-name="gr3" draw:text-style-name="P6" svg:width="0.0382in" svg:height="0.0705in" svg:x="0.0858in" svg:y="0.0854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3" draw:text-style-name="P6" svg:width="0.0756in" svg:height="0.0874in" svg:x="0.1972in" svg:y="0.0516in" svg:viewBox="0 0 193 223" svg:d="M179 119c7 0 14 0 14-8 0-7-7-7-14-7-55 0-109 0-164 0 5-52 50-89 104-89 20 0 41 0 60 0 7 0 14 0 14-7 0-8-7-8-14-8-19 0-40 0-60 0-66 0-119 49-119 111s53 112 119 112c20 0 41 0 60 0 7 0 14 0 14-8 0-7-7-7-14-7-19 0-40 0-60 0-54 0-99-37-104-89 55 0 109 0 164 0z"><text:p/></draw:path><draw:path draw:style-name="gr3" draw:text-style-name="P6" svg:width="0.1035in" svg:height="0.1083in" svg:x="0.3335in" svg:y="0.0244in" svg:viewBox="0 0 264 276" svg:d="M55 232c-15 25-31 31-47 32-5 1-8 1-8 7 0 3 1 5 4 5 11 0 22-1 33-1 14 0 27 1 39 1 3 0 8 0 8-8 0-3-4-4-7-4-9 0-18-4-18-14 0-4 3-8 6-14 10-17 20-32 30-49 32 0 65 0 97 0 0 8 5 60 5 64 0 12-20 13-27 13-6 0-9 0-9 7 0 5 4 5 5 5 16 0 32-1 48-1 9 0 34 1 44 1 2 0 6 0 6-8 0-4-3-4-9-4-23 0-23-3-25-14-8-80-15-161-23-241-1-8-1-9-8-9-5 0-7 2-10 7-45 75-89 150-134 225zM101 175c26-43 51-86 76-128 5 42 9 85 13 128-29 0-59 0-89 0z"><text:p/></draw:path><draw:path draw:style-name="gr3" draw:text-style-name="P6" svg:width="0.0386in" svg:height="0.0705in" svg:x="0.4535in" svg:y="-0.0004in" svg:viewBox="0 0 99 180" svg:d="M62 8c0-8-1-8-8-8-18 18-43 18-54 18 0 3 0 6 0 10 7 0 24 0 40-8 0 46 0 91 0 138 0 9 0 12-28 12-3 0-6 0-10 0 0 3 0 6 0 10 5 0 39-1 49-1 7 0 41 1 48 1 0-4 0-7 0-10-3 0-8 0-11 0-26 0-26-3-26-12 0-51 0-101 0-150z"><text:p/></draw:path></draw:g></text:span><text:span text:style-name="T52"><text:s/>עבורו </text:span><text:span text:style-name="T52"><draw:g text:anchor-type="as-char" svg:y="-0.1134in" draw:z-index="313" draw:name="Shape299" draw:style-name="gr1"><svg:title>TexMaths</svg:title><svg:desc>11§display§f_1(a_1) = a§svg§600§FALSE§</svg:desc><draw:path draw:style-name="gr2" draw:text-style-name="P5" svg:width="0.6717in" svg:height="0.1354in" svg:x="-0.0004in" svg:y="0.0071in" svg:viewBox="0 0 1707 345" svg:d="M0 0c569 0 1139 0 1707 0 0 115 0 230 0 345-568 0-1138 0-1707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" draw:text-style-name="P6" svg:width="0.0382in" svg:height="0.0701in" svg:x="0.078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" draw:text-style-name="P6" svg:width="0.035in" svg:height="0.1508in" svg:x="0.1496in" svg:y="0in" svg:viewBox="0 0 90 384" svg:d="M90 380c0-1 0-1-6-8-49-48-61-121-61-179 0-67 14-135 62-183 5-4 5-4 5-7 0-2-2-3-4-3-3 0-39 26-62 75-20 43-24 86-24 118 0 28 4 76 25 119 24 47 58 72 61 72 2 0 4-1 4-4z"><text:p/></draw:path><draw:path draw:style-name="gr3" draw:text-style-name="P6" svg:width="0.0693in" svg:height="0.0681in" svg:x="0.1996in" svg:y="0.0457in" svg:viewBox="0 0 177 174" svg:d="M129 24c-7-14-18-24-35-24-46 0-94 56-94 112 0 37 21 62 52 62 7 0 26-1 49-29 3 17 18 29 35 29 15 0 23-9 29-21 7-14 12-37 12-38 0-4-3-4-4-4-5 0-5 1-6 7-6 25-13 48-29 48-10 0-11-10-11-17 0-9 0-12 4-29s5-21 9-35c4-19 10-37 14-54 2-11 2-11 2-13 0-7-4-10-11-10-10 0-15 9-16 16zM103 124c-2 7-2 8-7 15-17 21-33 27-43 27-20 0-26-22-26-36 0-20 13-67 21-85 13-23 30-37 46-37 25 0 30 32 30 34s-1 4-1 6c-6 26-13 51-20 76z"><text:p/></draw:path><draw:path draw:style-name="gr3" draw:text-style-name="P6" svg:width="0.0382in" svg:height="0.0701in" svg:x="0.2858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3" draw:text-style-name="P6" svg:width="0.035in" svg:height="0.1508in" svg:x="0.3504in" svg:y="0in" svg:viewBox="0 0 90 384" svg:d="M90 193c0-30-4-77-25-120-23-48-57-73-61-73-2 0-4 1-4 3 0 3 0 3 8 10 37 38 59 99 59 180 0 65-14 132-61 181-6 5-6 5-6 6 0 3 2 4 4 4 4 0 39-26 62-75 20-43 24-85 24-116z"><text:p/></draw:path><draw:path draw:style-name="gr3" draw:text-style-name="P6" svg:width="0.1008in" svg:height="0.035in" svg:x="0.4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3in" svg:height="0.0681in" svg:x="0.6098in" svg:y="0.0457in" svg:viewBox="0 0 177 174" svg:d="M129 24c-7-14-18-24-36-24-45 0-93 56-93 112 0 37 21 62 52 62 7 0 26-1 50-29 3 17 17 29 34 29 15 0 23-9 29-21 7-14 12-37 12-38 0-4-3-4-4-4-5 0-5 1-6 7-6 25-13 48-29 48-10 0-12-10-12-17 0-9 1-12 5-29s5-21 9-35c4-19 10-37 14-54 2-11 2-11 2-13 0-7-4-10-11-10-10 0-15 9-16 16zM103 124c-1 7-1 8-7 15-17 21-33 27-43 27-20 0-26-22-26-36 0-20 13-67 21-85 12-23 30-37 45-37 26 0 31 32 31 34s-1 4-1 6c-6 26-13 51-20 76z"><text:p/></draw:path></draw:g></text:span><text:span text:style-name="T52">. נבחר </text:span><text:span text:style-name="T52"><draw:g text:anchor-type="as-char" svg:y="-0.1327in" draw:z-index="305" draw:name="Shape300" draw:style-name="gr1"><svg:title>TexMaths</svg:title><svg:desc>11§display§a_1 = \la f^{-1}(a) \ra§svg§600§FALSE§</svg:desc><draw:path draw:style-name="gr2" draw:text-style-name="P5" svg:width="0.8898in" svg:height="0.1555in" svg:x="0.0016in" svg:y="0.0075in" svg:viewBox="0 0 2261 396" svg:d="M1131 396c-377 0-754 0-1131 0 0-132 0-264 0-396 754 0 1507 0 2261 0 0 132 0 264 0 396-376 0-754 0-1130 0z"><text:p/></draw:path><draw:path draw:style-name="gr3" draw:text-style-name="P6" svg:width="0.0693in" svg:height="0.0685in" svg:x="-0.0004in" svg:y="0.0661in" svg:viewBox="0 0 177 175" svg:d="M129 24c-7-13-18-24-35-24-46 0-94 57-94 114 0 36 22 61 52 61 7 0 27-1 50-28 3 15 17 28 36 28 13 0 22-8 28-21 7-14 11-37 11-38 0-5-3-5-4-5-5 0-5 3-6 8-6 25-13 48-29 48-10 0-11-10-11-18 0-9 0-11 4-29 4-16 5-20 9-34 4-19 10-36 14-55 2-10 2-11 2-12 0-7-4-11-11-11-9 0-15 9-16 16zM103 125c-1 7-1 7-7 14-17 22-32 28-43 28-20 0-25-21-25-37 0-19 12-66 22-85 11-22 28-36 44-36 25 0 30 32 30 34s-1 4-1 7c-6 25-13 49-20 75z"><text:p/></draw:path><draw:path draw:style-name="gr3" draw:text-style-name="P6" svg:width="0.0382in" svg:height="0.0705in" svg:x="0.0858in" svg:y="0.0854in" svg:viewBox="0 0 98 180" svg:d="M61 8c0-8 0-8-8-8-18 17-42 17-53 17 0 3 0 6 0 9 7 0 24 0 39-7 0 46 0 92 0 139 0 9 0 12-27 12-3 0-8 0-11 0 0 3 0 6 0 10 6-1 39-1 49-1 8 0 42 0 48 1 0-4 0-7 0-10-3 0-7 0-10 0-27 0-27-3-27-12 0-51 0-101 0-150z"><text:p/></draw:path><draw:path draw:style-name="gr3" draw:text-style-name="P6" svg:width="0.1004in" svg:height="0.035in" svg:x="0.1933in" svg:y="0.077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339in" svg:height="0.1516in" svg:x="0.3618in" svg:y="0.0193in" svg:viewBox="0 0 87 386" svg:d="M85 14c2-4 2-4 2-6 0-5-3-8-8-8-3 0-6 2-9 9-23 59-45 118-68 177-1 3-2 5-2 7 0 1 0 2 2 7 23 58 45 118 68 176 2 4 4 10 9 10s8-3 8-8c0-1 0-2-2-6-23-60-45-119-68-179 23-60 45-119 68-179z"><text:p/></draw:path><draw:path draw:style-name="gr3" draw:text-style-name="P6" svg:width="0.0756in" svg:height="0.1378in" svg:x="0.4126in" svg:y="0.0264in" svg:viewBox="0 0 193 351" svg:d="M121 118c11 0 23 0 34 0 8 0 11 0 11-8 0-4-3-4-10-4-11 0-22 0-33 0 4-16 6-30 9-44 1-8 7-36 9-41 3-7 10-12 19-12 1 0 11 0 18 6-17 2-21 15-21 21 0 9 7 14 15 14 10 0 21-9 21-24 0-17-18-26-33-26-14 0-38 7-50 45-2 8-3 12-12 61-9 0-19 0-28 0-6 0-11 0-11 8 0 4 4 4 11 4 9 0 17 0 26 0-10 51-20 101-30 151-7 38-13 73-33 73-2 0-11 0-19-7 18-1 21-15 21-21 0-9-6-13-14-13-10 0-21 8-21 23 0 18 17 27 33 27 21 0 36-24 44-38 12-24 21-72 21-74 8-39 15-80 23-121z"><text:p/></draw:path><draw:path draw:style-name="gr3" draw:text-style-name="P6" svg:width="0.0717in" svg:height="0.0047in" svg:x="0.5063in" svg:y="0.0413in" svg:viewBox="0 0 183 13" svg:d="M172 13c4 0 11 0 11-6 0-7-7-7-11-7-54 0-107 0-161 0-4 0-11 0-11 7 0 6 6 6 11 6 54 0 107 0 161 0z"><text:p/></draw:path><draw:path draw:style-name="gr3" draw:text-style-name="P6" svg:width="0.0386in" svg:height="0.0705in" svg:x="0.6012in" svg:y="-0.0004in" svg:viewBox="0 0 99 180" svg:d="M62 8c0-8 0-8-8-8-18 18-42 18-54 18 0 3 0 6 0 10 7 0 25 0 40-8 0 46 0 91 0 138 0 9 0 12-27 12-3 0-7 0-11 0 0 3 0 6 0 10 6 0 39-1 49-1 8 0 43 1 48 1 0-4 0-7 0-10-3 0-7 0-10 0-27 0-27-3-27-12 0-51 0-101 0-150z"><text:p/></draw:path><draw:path draw:style-name="gr3" draw:text-style-name="P6" svg:width="0.035in" svg:height="0.1516in" svg:x="0.6732in" svg:y="0.0193in" svg:viewBox="0 0 90 386" svg:d="M90 382c0-2 0-2-6-8-49-50-62-123-62-181 0-67 15-135 63-183 5-4 5-4 5-6 0-3-2-4-4-4-3 0-39 26-62 75-20 43-24 86-24 118 0 31 4 76 25 120 23 48 58 73 61 73 2 0 4-1 4-4z"><text:p/></draw:path><draw:path draw:style-name="gr3" draw:text-style-name="P6" svg:width="0.0693in" svg:height="0.0685in" svg:x="0.7236in" svg:y="0.0661in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" svg:width="0.0346in" svg:height="0.1516in" svg:x="0.8067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339in" svg:height="0.1516in" svg:x="0.865in" svg:y="0.0193in" svg:viewBox="0 0 87 386" svg:d="M85 200c2-5 2-6 2-7s0-1-2-7c-22-59-45-118-67-177-4-7-7-9-10-9-5 0-8 3-8 8 0 1 0 2 2 6 23 60 45 119 68 179-23 58-45 118-68 177-2 5-2 6-2 8 0 5 4 8 8 8 5 0 6-4 9-8 23-59 45-119 68-178z"><text:p/></draw:path></draw:g></text:span><text:span text:style-name="T52"><text:s/>(ידוע </text:span><text:span text:style-name="T52"><draw:g text:anchor-type="as-char" svg:y="-0.1075in" draw:z-index="306" draw:name="Shape301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2"><text:s/>הפיכה כי היא זיווג) אשר מקיים </text:span><text:span text:style-name="T52"><draw:g text:anchor-type="as-char" svg:y="-0.1327in" draw:z-index="310" draw:name="Shape302" draw:style-name="gr1"><svg:title>TexMaths</svg:title><svg:desc>11§display§\la f^{-1}(a) \ra \in A_1§svg§600§FALSE§</svg:desc><draw:path draw:style-name="gr2" draw:text-style-name="P5" svg:width="0.9059in" svg:height="0.1555in" svg:x="0in" svg:y="0.0079in" svg:viewBox="0 0 2302 396" svg:d="M0 0c767 0 1535 0 2302 0 0 132 0 264 0 396-767 0-1535 0-2302 0 0-132 0-264 0-396z"><text:p/></draw:path><draw:path draw:style-name="gr3" draw:text-style-name="P6" svg:width="0.0335in" svg:height="0.1516in" svg:x="0.0091in" svg:y="0.0197in" svg:viewBox="0 0 86 386" svg:d="M84 14c2-4 2-5 2-6 0-5-3-8-8-8-3 0-6 1-9 9-23 59-45 118-68 177 0 3-1 5-1 7 0 1 0 2 1 7 23 59 45 118 68 177 1 3 4 9 9 9s8-3 8-8c0-1 0-2-2-6-23-60-45-119-69-179 24-60 46-119 69-179z"><text:p/></draw:path><draw:path draw:style-name="gr3" draw:text-style-name="P6" svg:width="0.0756in" svg:height="0.1382in" svg:x="0.0594in" svg:y="0.026in" svg:viewBox="0 0 193 352" svg:d="M122 118c11 0 22 0 33 0 8 0 11 0 11-8 0-4-3-4-10-4-11 0-21 0-32 0 3-14 6-29 8-43 1-9 7-37 9-41 4-8 11-13 19-13 1 0 11 0 18 8-16 1-21 14-21 19 0 9 7 15 15 15 10 0 21-9 21-23 0-18-18-28-33-28-14 0-38 8-50 45-2 9-3 12-12 61-9 0-19 0-28 0-6 0-11 0-11 8 0 4 4 4 11 4 9 0 17 0 26 0-10 51-19 103-29 153-8 38-14 73-34 73-1 0-11 0-19-8 18-1 22-14 22-21 0-8-7-13-14-13-11 0-22 9-22 23 0 18 18 27 33 27 21 0 36-22 44-38 12-24 21-70 21-74 8-40 16-81 24-122z"><text:p/></draw:path><draw:path draw:style-name="gr3" draw:text-style-name="P6" svg:width="0.0717in" svg:height="0.0047in" svg:x="0.1539in" svg:y="0.0413in" svg:viewBox="0 0 183 13" svg:d="M172 13c4 0 11 0 11-5 0-8-7-8-11-8-54 0-107 0-161 0-4 0-11 0-11 7 0 6 7 6 11 6 54 0 107 0 161 0z"><text:p/></draw:path><draw:path draw:style-name="gr3" draw:text-style-name="P6" svg:width="0.0382in" svg:height="0.0705in" svg:x="0.2492in" svg:y="0in" svg:viewBox="0 0 98 180" svg:d="M61 8c0-8 0-8-8-8-18 17-42 18-53 18 0 3 0 6 0 10 7 0 24 0 39-8 0 46 0 91 0 138 0 9 0 12-27 12-3 0-8 0-11 0 0 3 0 6 0 10 6 0 39-1 49-1 8 0 42 1 48 1 0-4 0-7 0-10-3 0-7 0-10 0-27 0-27-3-27-12 0-50 0-101 0-150z"><text:p/></draw:path><draw:path draw:style-name="gr3" draw:text-style-name="P6" svg:width="0.035in" svg:height="0.1516in" svg:x="0.3205in" svg:y="0.0197in" svg:viewBox="0 0 90 386" svg:d="M90 382c0-2 0-2-6-8-49-49-61-123-61-181 0-67 14-135 62-183 5-4 5-6 5-7 0-2-2-3-4-3-3 0-39 26-62 75-20 43-24 85-24 118 0 30 4 77 25 120 25 48 58 73 61 73 2 0 4-1 4-4z"><text:p/></draw:path><draw:path draw:style-name="gr3" draw:text-style-name="P6" svg:width="0.0693in" svg:height="0.0681in" svg:x="0.3709in" svg:y="0.0665in" svg:viewBox="0 0 177 174" svg:d="M129 24c-7-14-18-24-35-24-46 0-94 56-94 112 0 37 21 62 52 62 7 0 26-1 50-28 3 16 17 28 34 28 15 0 24-9 29-21 7-14 12-37 12-38 0-4-3-4-4-4-5 0-5 1-6 7-6 25-13 49-29 49-10 0-11-12-11-19 0-8 0-11 4-28 4-16 5-21 9-35 4-18 10-36 14-54 2-11 2-12 2-13 0-7-4-10-11-10-10 0-15 7-16 16zM103 125c-1 6-1 7-7 14-17 21-33 28-43 28-20 0-25-23-25-37 0-20 12-67 20-85 13-23 30-37 46-37 25 0 30 32 30 34s-1 4-1 7c-6 25-13 50-20 76z"><text:p/></draw:path><draw:path draw:style-name="gr3" draw:text-style-name="P6" svg:width="0.0346in" svg:height="0.1516in" svg:x="0.4539in" svg:y="0.0197in" svg:viewBox="0 0 89 386" svg:d="M89 193c0-30-4-77-25-120-23-49-56-73-61-73-2 0-3 1-3 3 0 1 0 3 7 9 38 39 60 100 60 181 0 66-14 133-63 183-4 4-4 4-4 6 0 3 1 4 3 4 5 0 39-27 62-75 20-43 24-86 24-118z"><text:p/></draw:path><draw:path draw:style-name="gr3" draw:text-style-name="P6" svg:width="0.0335in" svg:height="0.1516in" svg:x="0.513in" svg:y="0.0197in" svg:viewBox="0 0 86 386" svg:d="M84 200c2-5 2-6 2-7s0-2-2-7c-22-59-45-118-67-177-3-7-5-9-9-9-5 0-8 3-8 8 0 1 0 1 1 5 23 60 46 120 69 180-23 60-46 119-69 179-1 4-1 4-1 6 0 5 3 8 8 8 4 0 6-4 7-8 24-59 46-119 69-178z"><text:p/></draw:path><draw:path draw:style-name="gr3" draw:text-style-name="P6" svg:width="0.0756in" svg:height="0.0878in" svg:x="0.6185in" svg:y="0.0512in" svg:viewBox="0 0 193 224" svg:d="M179 120c7 0 14 0 14-8 0-7-7-7-14-7-55 0-109 0-164 0 5-52 50-90 104-90 20 0 41 0 60 0 7 0 14 0 14-7 0-8-7-8-14-8-19 0-40 0-60 0-67 0-119 51-119 112 0 62 52 112 119 112 20 0 41 0 60 0 7 0 14 0 14-8s-7-8-14-8c-19 0-40 0-60 0-54 0-99-36-104-88 55 0 109 0 164 0z"><text:p/></draw:path><draw:path draw:style-name="gr3" draw:text-style-name="P6" svg:width="0.1039in" svg:height="0.1083in" svg:x="0.7551in" svg:y="0.0248in" svg:viewBox="0 0 265 276" svg:d="M55 232c-15 26-31 32-47 33-5 0-8 0-8 7 0 3 1 4 4 4 11 0 22-1 33-1 14 0 27 1 39 1 3 0 8 0 8-7 0-4-4-4-6-4-10-1-19-5-19-15 0-4 3-9 6-14 10-17 20-32 30-49 32 0 65 0 96 0 0 8 6 61 6 64 0 13-20 14-28 14-5 0-8 0-8 7 0 4 4 4 5 4 16 0 32-1 47-1 10 0 35 1 44 1 3 0 8 0 8-8 0-3-4-3-10-3-23 0-23-4-24-15-8-80-16-161-24-241-1-8-1-9-7-9s-9 2-11 7c-45 75-89 150-134 225zM101 175c26-43 51-85 76-128 5 43 9 85 13 128-29 0-59 0-89 0z"><text:p/></draw:path><draw:path draw:style-name="gr3" draw:text-style-name="P6" svg:width="0.0382in" svg:height="0.0705in" svg:x="0.8756in" svg:y="0.0854in" svg:viewBox="0 0 98 180" svg:d="M61 8c0-8 0-8-8-8-18 18-42 18-53 18 0 3 0 6 0 10 6 0 24 0 39-8 0 46 0 91 0 138 0 9 0 12-27 12-3 0-8 0-11 0 0 3 0 6 0 10 6 0 39-1 49-1 8 0 42 1 48 1 0-4 0-7 0-10-3 0-7 0-10 0-27 0-27-3-27-12 0-50 0-101 0-150z"><text:p/></draw:path></draw:g></text:span><text:span text:style-name="T52"><text:s/>או באופן שקול </text:span><text:span text:style-name="T52"><draw:g text:anchor-type="as-char" svg:y="-0.1327in" draw:z-index="311" draw:name="Shape303" draw:style-name="gr1"><svg:title>TexMaths</svg:title><svg:desc>11§display§f^{-1}(a) \in A§svg§600§FALSE§</svg:desc><draw:path draw:style-name="gr2" draw:text-style-name="P5" svg:width="0.7323in" svg:height="0.1555in" svg:x="-0.0004in" svg:y="0.0075in" svg:viewBox="0 0 1861 396" svg:d="M931 396c-311 0-621 0-931 0 0-132 0-264 0-396 620 0 1241 0 1861 0 0 132 0 264 0 396-310 0-620 0-930 0z"><text:p/></draw:path><draw:path draw:style-name="gr3" draw:text-style-name="P6" svg:width="0.0756in" svg:height="0.1378in" svg:x="0in" svg:y="0.0264in" svg:viewBox="0 0 193 351" svg:d="M121 118c11 0 22 0 33 0 8 0 12 0 12-8 0-4-4-4-11-4-11 0-21 0-32 0 4-16 6-30 9-44 1-8 7-36 9-41 3-7 10-12 19-12 1 0 11 0 18 6-17 2-21 15-21 21 0 9 7 14 15 14 10 0 21-9 21-24 0-17-18-26-33-26-14 0-38 7-50 45-2 8-3 12-13 61-9 0-18 0-27 0-7 0-11 0-11 8 0 4 4 4 10 4 9 0 18 0 27 0-10 51-20 101-30 151-7 38-13 73-33 73-2 0-11 0-19-7 18-1 21-15 21-21 0-9-6-13-14-13-10 0-21 8-21 23 0 18 17 27 33 27 21 0 36-24 43-38 13-24 22-72 22-74 8-39 15-80 23-121z"><text:p/></draw:path><draw:path draw:style-name="gr3" draw:text-style-name="P6" svg:width="0.0717in" svg:height="0.0047in" svg:x="0.0945in" svg:y="0.0413in" svg:viewBox="0 0 183 13" svg:d="M172 13c4 0 11 0 11-6 0-7-7-7-11-7-54 0-108 0-162 0-4 0-10 0-10 7 0 6 6 6 10 6 54 0 108 0 162 0z"><text:p/></draw:path><draw:path draw:style-name="gr3" draw:text-style-name="P6" svg:width="0.0386in" svg:height="0.0705in" svg:x="0.1894in" svg:y="-0.0004in" svg:viewBox="0 0 99 180" svg:d="M62 8c0-8-1-8-8-8-18 18-43 18-54 18 0 3 0 6 0 10 7 0 25 0 40-8 0 46 0 91 0 138 0 9 0 12-28 12-3 0-6 0-10 0 0 3 0 6 0 10 6 0 39-1 49-1 8 0 43 1 48 1 0-4 0-7 0-10-3 0-7 0-10 0-27 0-27-3-27-12 0-51 0-101 0-150z"><text:p/></draw:path><draw:path draw:style-name="gr3" draw:text-style-name="P6" svg:width="0.0346in" svg:height="0.1516in" svg:x="0.2614in" svg:y="0.0193in" svg:viewBox="0 0 89 386" svg:d="M89 382c0-2 0-2-5-8-49-50-62-123-62-181 0-67 15-135 63-183 4-4 4-4 4-6 0-3-1-4-3-4-5 0-39 26-62 75-20 43-24 86-24 118 0 31 4 76 25 120 23 48 56 73 61 73 2 0 3-1 3-4z"><text:p/></draw:path><draw:path draw:style-name="gr3" draw:text-style-name="P6" svg:width="0.0693in" svg:height="0.0685in" svg:x="0.3114in" svg:y="0.0661in" svg:viewBox="0 0 177 175" svg:d="M129 24c-7-13-19-24-35-24-47 0-94 57-94 114 0 36 21 61 52 61 7 0 26-1 49-28 4 15 17 28 35 28 15 0 24-8 29-21 7-14 12-37 12-38 0-5-3-5-4-5-5 0-5 3-6 8-6 25-14 48-29 48-11 0-13-10-13-18 0-9 2-11 6-29 4-16 5-20 9-34 4-19 9-36 13-55 3-10 3-11 3-12 0-7-4-11-11-11-10 0-15 9-16 16zM103 125c-2 7-2 7-7 14-17 22-33 28-44 28-19 0-24-21-24-37 0-19 12-66 20-85 13-22 30-36 46-36 25 0 30 32 30 34s-1 4-1 7c-6 25-13 49-20 75z"><text:p/></draw:path><draw:path draw:style-name="gr3" draw:text-style-name="P6" svg:width="0.0346in" svg:height="0.1516in" svg:x="0.3941in" svg:y="0.0193in" svg:viewBox="0 0 89 386" svg:d="M89 193c0-30-4-76-25-120-23-48-56-73-61-73-2 0-3 1-3 4 0 2 0 2 7 9 38 38 60 99 60 180 0 65-14 133-63 182-4 5-4 5-4 7s1 4 3 4c5 0 39-27 62-76 20-42 24-84 24-117z"><text:p/></draw:path><draw:path draw:style-name="gr3" draw:text-style-name="P6" svg:width="0.076in" svg:height="0.0878in" svg:x="0.4996in" svg:y="0.0512in" svg:viewBox="0 0 194 224" svg:d="M179 119c7 0 15 0 15-8 0-7-8-7-15-7-55 0-109 0-164 0 5-52 50-89 104-89 20 0 41 0 60 0 7 0 15 0 15-7 0-8-8-8-15-8-19 0-40 0-60 0-66 0-119 49-119 111s53 113 119 113c20 0 41 0 60 0 7 0 15 0 15-8s-8-8-15-8c-19 0-40 0-60 0-54 0-99-37-104-89 55 0 109 0 164 0z"><text:p/></draw:path><draw:path draw:style-name="gr3" draw:text-style-name="P6" svg:width="0.1039in" svg:height="0.1083in" svg:x="0.6358in" svg:y="0.0244in" svg:viewBox="0 0 265 276" svg:d="M55 233c-15 24-30 29-47 31-5 1-8 1-8 7 0 2 2 5 4 5 11 0 24-1 35-1 12 0 25 1 38 1 2 0 7 0 7-8 0-3-4-4-6-4-9 0-19-4-19-14 0-4 3-9 6-14 10-15 20-32 30-49 32 0 65 0 96 0 2 8 7 60 7 64 0 11-21 13-29 13-5 0-8 0-8 7 0 5 4 5 5 5 16 0 32-1 49-1 9 0 34 1 42 1 4 0 8 0 8-8 0-4-4-4-9-4-24 0-24-3-25-14-8-80-16-161-24-241 0-8 0-9-7-9-6 0-7 2-10 7-45 75-90 150-135 226zM102 175c26-43 51-86 76-128 5 42 8 85 12 128-29 0-58 0-88 0z"><text:p/></draw:path></draw:g></text:span><text:span text:style-name="T52">, כי </text:span><text:span text:style-name="T52"><draw:g text:anchor-type="as-char" svg:y="-0.1075in" draw:z-index="307" draw:name="Shape304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1-21 16-21 21 0 9 7 13 15 13 10 0 21-7 21-23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2"><text:s/>על ולכן </text:span><text:span text:style-name="T52"><draw:g text:anchor-type="as-char" svg:y="-0.1335in" draw:z-index="308" draw:name="Shape305" draw:style-name="gr1"><svg:title>TexMaths</svg:title><svg:desc>11§display§f^{-1}§svg§600§FALSE§</svg:desc><draw:path draw:style-name="gr2" draw:text-style-name="P5" svg:width="0.2197in" svg:height="0.148in" svg:x="-0.0004in" svg:y="0.0071in" svg:viewBox="0 0 559 377" svg:d="M281 377c-94 0-187 0-281 0 0-126 0-252 0-377 186 0 373 0 559 0 0 125 0 251 0 377-92 0-186 0-278 0z"><text:p/></draw:path><draw:path draw:style-name="gr3" draw:text-style-name="P6" svg:width="0.0756in" svg:height="0.137in" svg:x="0in" svg:y="0.0264in" svg:viewBox="0 0 193 349" svg:d="M121 117c11 0 22 0 33 0 8 0 12 0 12-7 0-5-4-5-11-5-11 0-22 0-32 0 2-15 5-29 8-44 2-8 8-35 10-40 3-7 10-13 17-13 3 0 13 0 19 7-16 1-21 15-21 21 0 9 8 13 15 13 11 0 22-8 22-23 0-17-18-26-35-26-13 0-37 7-48 45-2 8-3 12-13 60-9 0-18 0-27 0-7 0-12 0-12 7 0 5 5 5 11 5 9 0 17 0 26 0-10 51-19 102-29 151-7 37-13 72-33 72-2 0-12 0-19-6 18-1 21-16 21-21 0-9-6-13-14-13-10 0-21 7-21 23s17 26 33 26c21 0 36-23 43-37 12-24 21-72 22-74 8-39 15-80 23-121z"><text:p/></draw:path><draw:path draw:style-name="gr3" draw:text-style-name="P6" svg:width="0.0717in" svg:height="0.0047in" svg:x="0.0941in" svg:y="0.0417in" svg:viewBox="0 0 183 13" svg:d="M172 13c4 0 11 0 11-6 0-7-7-7-11-7-54 0-107 0-161 0-4 0-11 0-11 7 0 6 7 6 11 6 54 0 107 0 161 0z"><text:p/></draw:path><draw:path draw:style-name="gr3" draw:text-style-name="P6" svg:width="0.0386in" svg:height="0.0701in" svg:x="0.1886in" svg:y="0in" svg:viewBox="0 0 99 179" svg:d="M62 8c0-8-1-8-8-8-18 18-42 18-54 18 0 3 0 6 0 9 7 0 25 0 40-7 0 46 0 91 0 137 0 9 0 12-27 12-3 0-7 0-11 0 0 3 0 7 0 10 6 0 39-1 49-1 7 0 41 1 48 1 0-3 0-7 0-10-3 0-8 0-11 0-26 0-26-3-26-12 0-50 0-100 0-149z"><text:p/></draw:path></draw:g></text:span><text:span text:style-name="T52"><text:s/>מלאה ב־</text:span><text:span text:style-name="T52"><draw:g text:anchor-type="as-char" svg:y="-0.1083in" draw:z-index="309" draw:name="Shape306" draw:style-name="gr1"><svg:title>TexMaths</svg:title><svg:desc>11§display§A§svg§600§FALSE§</svg:desc><draw:path draw:style-name="gr2" draw:text-style-name="P5" svg:width="0.0929in" svg:height="0.0921in" svg:x="0.0024in" svg:y="0.0079in" svg:viewBox="0 0 237 235" svg:d="M0 0c79 0 158 0 237 0 0 78 0 157 0 235-79 0-158 0-237 0 0-78 0-157 0-235z"><text:p/></draw:path><draw:path draw:style-name="gr3" draw:text-style-name="P6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52">. לכן </text:span><text:span text:style-name="T52"><draw:g text:anchor-type="as-char" svg:y="-0.1319in" draw:z-index="314" draw:name="Shape307" draw:style-name="gr1"><svg:title>TexMaths</svg:title><svg:desc>11§display§f_1(a_1) = f(\pi_1(\la f^{-1}(a) \ra)) = f(f^{-1}(a)) = a§svg§600§FALSE§</svg:desc><draw:path draw:style-name="gr2" draw:text-style-name="P5" svg:width="2.7945in" svg:height="0.1543in" svg:x="-0.0004in" svg:y="0.0079in" svg:viewBox="0 0 7099 393" svg:d="M0 0c2366 0 4732 0 7099 0 0 131 0 263 0 393-2367 0-4733 0-7099 0 0-130 0-262 0-393z"><text:p/></draw:path><draw:path draw:style-name="gr3" draw:text-style-name="P6" svg:width="0.0756in" svg:height="0.137in" svg:x="0in" svg:y="0.026in" svg:viewBox="0 0 193 349" svg:d="M121 118c11 0 22 0 33 0 8 0 12 0 12-8 0-5-4-5-11-5-11 0-21 0-32 0 2-14 6-28 8-42 2-9 8-37 10-41 3-8 10-13 17-13 3 0 13 0 20 7-17 2-21 15-21 20 0 9 7 15 15 15 10 0 21-9 21-24 0-17-18-27-35-27-13 0-37 8-48 45-2 9-3 12-13 60-9 0-18 0-27 0-7 0-12 0-12 8 0 5 5 5 11 5 9 0 17 0 26 0-10 50-19 101-29 151-7 38-13 73-34 73-1 0-11 0-18-8 18-1 21-14 21-21 0-9-6-13-14-13-10 0-21 9-21 23 0 18 17 26 32 26 22 0 37-22 44-37 12-24 22-70 22-74 8-39 15-80 23-120z"><text:p/></draw:path><draw:path draw:style-name="gr3" draw:text-style-name="P6" svg:width="0.0382in" svg:height="0.0701in" svg:x="0.078in" svg:y="0.085in" svg:viewBox="0 0 98 179" svg:d="M61 8c0-8 0-8-8-8-18 18-42 18-53 18 0 3 0 6 0 9 7 0 24 0 40-7 0 46 0 91 0 137 0 9 0 12-28 12-3 0-6 0-10 0 0 3 0 7 0 10 5 0 38-1 48-1 8 0 42 1 48 1 0-3 0-7 0-10-3 0-7 0-10 0-27 0-27-3-27-12 0-50 0-100 0-149z"><text:p/></draw:path><draw:path draw:style-name="gr3" draw:text-style-name="P6" svg:width="0.035in" svg:height="0.1504in" svg:x="0.1496in" svg:y="0.0193in" svg:viewBox="0 0 90 383" svg:d="M90 379c0-1 0-1-6-8-49-48-61-122-61-179 0-67 14-134 62-182 5-5 5-6 5-7 0-2-1-3-4-3s-39 26-61 75c-19 43-25 84-25 117 0 29 4 76 26 119 24 47 57 72 60 72s4-1 4-4z"><text:p/></draw:path><draw:path draw:style-name="gr3" draw:text-style-name="P6" svg:width="0.0693in" svg:height="0.0681in" svg:x="0.1996in" svg:y="0.0665in" svg:viewBox="0 0 177 174" svg:d="M129 24c-7-14-18-24-35-24-46 0-94 56-94 112 0 36 22 62 52 62 7 0 27-2 50-29 4 17 17 29 36 29 13 0 22-9 28-21 7-15 11-38 11-39 0-3-3-3-4-3-4 0-5 1-6 7-6 25-13 48-29 48-10 0-11-11-11-19 0-7 1-11 4-27 4-17 5-21 9-35 4-18 10-37 14-54 2-11 2-12 2-13 0-7-4-10-11-10-9 0-15 7-16 16zM105 124c-3 7-3 8-8 14-18 21-33 28-44 28-20 0-25-22-25-36 0-20 13-67 22-85 12-23 28-37 44-37 25 0 30 32 30 34s-1 4-1 6c-6 26-12 51-18 76z"><text:p/></draw:path><draw:path draw:style-name="gr3" draw:text-style-name="P6" svg:width="0.0382in" svg:height="0.0701in" svg:x="0.2858in" svg:y="0.085in" svg:viewBox="0 0 98 179" svg:d="M61 8c0-8 0-8-8-8-18 18-42 18-53 18 0 3 0 6 0 9 7 0 24 0 40-7 0 46 0 91 0 137 0 9 0 12-28 12-3 0-6 0-10 0 0 3 0 7 0 10 5 0 38-1 48-1 8 0 42 1 48 1 0-3 0-7 0-10-3 0-7 0-10 0-27 0-27-3-27-12 0-50 0-100 0-149z"><text:p/></draw:path><draw:path draw:style-name="gr3" draw:text-style-name="P6" svg:width="0.0346in" svg:height="0.1504in" svg:x="0.3512in" svg:y="0.0193in" svg:viewBox="0 0 89 383" svg:d="M89 192c0-29-4-77-25-119-23-49-56-73-61-73-2 0-3 1-3 3 0 1 0 2 7 9 38 39 60 100 60 180 0 65-14 132-63 182-4 4-4 4-4 5 0 3 1 4 3 4 5 0 39-26 62-74 20-43 24-86 24-117z"><text:p/></draw:path><draw:path draw:style-name="gr3" draw:text-style-name="P6" svg:width="0.1004in" svg:height="0.035in" svg:x="0.4528in" svg:y="0.078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6in" svg:height="0.137in" svg:x="0.6126in" svg:y="0.026in" svg:viewBox="0 0 194 349" svg:d="M122 118c11 0 22 0 33 0 8 0 12 0 12-8 0-5-4-5-11-5-11 0-21 0-32 0 3-14 6-28 8-42 2-9 8-37 10-41 3-8 10-13 18-13 2 0 12 0 18 7-16 2-21 15-21 20 0 9 8 15 15 15 11 0 22-9 22-24 0-17-18-27-34-27-14 0-38 8-49 45-2 9-4 12-13 60-9 0-18 0-26 0s-13 0-13 8c0 5 4 5 11 5 9 0 17 0 26 0-10 50-19 101-29 151-6 38-13 73-34 73-1 0-11 0-19-8 19-1 22-14 22-21 0-9-7-13-14-13-10 0-22 9-22 23 0 18 18 26 33 26 22 0 37-22 44-37 12-24 21-70 22-74 8-39 15-80 23-120z"><text:p/></draw:path><draw:path draw:style-name="gr3" draw:text-style-name="P6" svg:width="0.035in" svg:height="0.1504in" svg:x="0.7102in" svg:y="0.0193in" svg:viewBox="0 0 90 383" svg:d="M90 379c0-1 0-1-6-8-49-48-61-122-61-179 0-67 14-134 62-182 5-5 5-6 5-7 0-2-1-3-3-3-4 0-40 26-62 75-19 43-25 84-25 117 0 29 4 76 26 119 24 47 57 72 61 72 2 0 3-1 3-4z"><text:p/></draw:path><draw:path draw:style-name="gr3" draw:text-style-name="P6" svg:width="0.0819in" svg:height="0.0665in" svg:x="0.7591in" svg:y="0.0673in" svg:viewBox="0 0 209 170" svg:d="M91 23c15 0 30 0 44 0-12 57-16 74-16 99 0 5 0 16 3 30 5 16 9 18 14 18 8 0 16-6 16-14 0-2 0-3-2-9-11-27-11-53-11-64 0-19 2-40 6-60 15 0 30 0 44 0 6 0 20 0 20-13 0-10-9-10-15-10-43 0-87 0-130 0-9 0-23 0-41 19-13 15-23 33-23 34s0 4 4 4 5-1 7-4c19-30 41-30 48-30 8 0 15 0 22 0-12 46-33 93-49 128-2 6-2 6-2 9 0 7 5 10 11 10 11 0 14-11 18-24 6-19 6-19 11-38 7-29 15-56 21-85z"><text:p/></draw:path><draw:path draw:style-name="gr3" draw:text-style-name="P6" svg:width="0.0386in" svg:height="0.0701in" svg:x="0.8528in" svg:y="0.085in" svg:viewBox="0 0 99 179" svg:d="M62 8c0-8 0-8-8-8-18 18-42 18-54 18 0 3 0 6 0 9 7 0 25 0 40-7 0 46 0 91 0 137 0 9 0 12-27 12-3 0-7 0-11 0 0 3 0 7 0 10 6 0 39-1 49-1 8 0 43 1 48 1 0-3 0-7 0-10-3 0-7 0-10 0-27 0-27-3-27-12 0-50 0-100 0-149z"><text:p/></draw:path><draw:path draw:style-name="gr3" draw:text-style-name="P6" svg:width="0.035in" svg:height="0.1504in" svg:x="0.9248in" svg:y="0.0193in" svg:viewBox="0 0 90 383" svg:d="M90 379c0-1 0-1-6-8-49-48-62-122-62-179 0-67 15-134 63-182 5-5 5-6 5-7 0-2-2-3-4-3-3 0-39 26-62 75-20 43-24 84-24 117 0 29 4 76 25 119 23 47 58 72 61 72 2 0 4-1 4-4z"><text:p/></draw:path><draw:path draw:style-name="gr3" draw:text-style-name="P6" svg:width="0.0335in" svg:height="0.1504in" svg:x="0.9858in" svg:y="0.0193in" svg:viewBox="0 0 86 383" svg:d="M84 14c2-4 2-5 2-6 0-5-3-8-8-8-3 0-6 1-9 9-23 59-45 117-68 177 0 2-1 4-1 6 0 1 0 2 1 7 23 58 45 117 68 176 1 3 4 8 9 8s8-3 8-7c0-1 0-2-2-7-23-59-45-119-69-177 24-59 46-118 69-178z"><text:p/></draw:path><draw:path draw:style-name="gr3" draw:text-style-name="P6" svg:width="0.076in" svg:height="0.137in" svg:x="1.0362in" svg:y="0.026in" svg:viewBox="0 0 194 349" svg:d="M122 118c11 0 22 0 33 0 8 0 11 0 11-8 0-5-3-5-10-5-11 0-21 0-32 0 3-14 6-28 8-42 1-9 7-37 9-41 4-8 11-13 19-13 1 0 12 0 18 7-16 2-21 15-21 20 0 9 8 15 15 15 10 0 22-9 22-24 0-17-19-27-34-27-14 0-38 8-50 45-2 9-3 12-12 60-9 0-18 0-26 0s-13 0-13 8c0 5 4 5 11 5 9 0 17 0 26 0-10 50-19 101-29 151-8 38-14 73-34 73-1 0-11 0-19-8 18-1 22-14 22-21 0-9-7-13-14-13-11 0-22 9-22 23 0 18 18 26 33 26 21 0 36-22 44-37 12-24 21-70 21-74 8-39 16-80 24-120z"><text:p/></draw:path><draw:path draw:style-name="gr3" draw:text-style-name="P6" svg:width="0.0717in" svg:height="0.0047in" svg:x="1.1303in" svg:y="0.0409in" svg:viewBox="0 0 183 13" svg:d="M172 13c4 0 11 0 11-5 0-8-6-8-11-8-54 0-107 0-161 0-4 0-11 0-11 7 0 6 7 6 11 6 54 0 107 0 161 0z"><text:p/></draw:path><draw:path draw:style-name="gr3" draw:text-style-name="P6" svg:width="0.0382in" svg:height="0.0701in" svg:x="1.2256in" svg:y="0in" svg:viewBox="0 0 98 179" svg:d="M61 8c0-8 0-8-8-8-18 16-42 18-53 18 0 3 0 6 0 9 7 0 24 0 40-7 0 46 0 91 0 137 0 9 0 12-28 12-3 0-6 0-10 0 0 3 0 7 0 10 5 0 38-1 48-1 8 0 42 1 48 1 0-3 0-7 0-10-3 0-7 0-10 0-27 0-27-3-27-12 0-50 0-100 0-149z"><text:p/></draw:path><draw:path draw:style-name="gr3" draw:text-style-name="P6" svg:width="0.035in" svg:height="0.1504in" svg:x="1.2972in" svg:y="0.0193in" svg:viewBox="0 0 90 383" svg:d="M90 379c0-1 0-1-6-8-49-48-61-122-61-179 0-67 14-134 62-182 5-5 5-6 5-7 0-2-1-3-4-3s-39 26-61 75c-19 43-25 84-25 117 0 29 4 76 26 119 24 47 57 72 60 72s4-1 4-4z"><text:p/></draw:path><draw:path draw:style-name="gr3" draw:text-style-name="P6" svg:width="0.0693in" svg:height="0.0681in" svg:x="1.3476in" svg:y="0.0665in" svg:viewBox="0 0 177 174" svg:d="M129 24c-7-14-18-24-35-24-46 0-94 56-94 112 0 36 22 62 52 62 7 0 27-2 50-29 4 17 17 29 36 29 13 0 22-9 28-21 7-15 11-38 11-39 0-3-3-3-4-3-4 0-5 1-6 7-6 25-13 48-29 48-10 0-11-11-11-19 0-7 1-11 5-27 3-17 4-21 8-35 4-18 10-37 14-54 2-11 2-12 2-13 0-7-4-10-11-10-9 0-15 7-16 16zM105 124c-3 7-3 8-8 14-18 21-33 28-44 28-20 0-25-22-25-36 0-20 13-67 22-85 12-23 28-37 44-37 25 0 30 32 30 34s-1 4-1 6c-6 26-12 51-18 76z"><text:p/></draw:path><draw:path draw:style-name="gr3" draw:text-style-name="P6" svg:width="0.035in" svg:height="0.1504in" svg:x="1.4303in" svg:y="0.0193in" svg:viewBox="0 0 90 383" svg:d="M90 192c0-29-4-77-26-119-23-49-56-73-60-73-2 0-4 1-4 3 0 1 0 2 8 9 37 39 59 100 59 180 0 65-14 132-61 182-6 4-6 4-6 5 0 3 2 4 4 4 4 0 39-26 62-74 19-43 24-86 24-117z"><text:p/></draw:path><draw:path draw:style-name="gr3" draw:text-style-name="P6" svg:width="0.0335in" svg:height="0.1504in" svg:x="1.489in" svg:y="0.0193in" svg:viewBox="0 0 86 383" svg:d="M85 199c1-5 1-6 1-7s0-2-1-6c-23-60-45-118-68-177-3-7-5-9-9-9-5 0-8 3-8 8 0 1 0 1 2 5 23 60 45 119 68 179-23 58-45 118-68 177-2 5-2 5-2 7 0 4 3 7 8 7s6-4 7-7c24-60 47-119 70-177z"><text:p/></draw:path><draw:path draw:style-name="gr3" draw:text-style-name="P6" svg:width="0.035in" svg:height="0.1504in" svg:x="1.5484in" svg:y="0.0193in" svg:viewBox="0 0 90 383" svg:d="M90 192c0-29-4-77-25-119-23-49-57-73-61-73-2 0-4 1-4 3 0 1 0 2 8 9 38 39 60 100 60 180 0 65-14 132-62 182-6 4-6 4-6 5 0 3 2 4 4 4 4 0 39-26 62-74 20-43 24-86 24-117z"><text:p/></draw:path><draw:path draw:style-name="gr3" draw:text-style-name="P6" svg:width="0.035in" svg:height="0.1504in" svg:x="1.6079in" svg:y="0.0193in" svg:viewBox="0 0 90 383" svg:d="M90 192c0-29-4-77-26-119-23-49-56-73-60-73-3 0-4 1-4 3 0 1 0 2 8 9 37 39 59 100 59 180 0 65-14 132-61 182-6 4-6 4-6 5 0 3 1 4 4 4 4 0 39-26 61-74 20-43 25-86 25-117z"><text:p/></draw:path><draw:path draw:style-name="gr3" draw:text-style-name="P6" svg:width="0.1008in" svg:height="0.035in" svg:x="1.7091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6in" svg:height="0.137in" svg:x="1.8693in" svg:y="0.026in" svg:viewBox="0 0 193 349" svg:d="M121 118c11 0 22 0 33 0 8 0 12 0 12-8 0-5-4-5-11-5-11 0-21 0-32 0 4-14 6-28 9-42 1-9 7-37 9-41 3-8 10-13 19-13 1 0 11 0 18 7-17 2-21 15-21 20 0 9 7 15 15 15 10 0 21-9 21-24 0-17-18-27-33-27-14 0-38 8-50 45-2 9-3 12-13 60-9 0-18 0-27 0-7 0-11 0-11 8 0 5 4 5 10 5 9 0 18 0 27 0-10 50-20 101-30 151-7 38-13 73-33 73-2 0-12 0-19-8 18-1 21-14 21-21 0-9-6-13-14-13-10 0-21 9-21 23 0 18 17 26 33 26 21 0 36-22 43-37 13-24 22-70 22-74 8-39 15-80 23-120z"><text:p/></draw:path><draw:path draw:style-name="gr3" draw:text-style-name="P6" svg:width="0.0346in" svg:height="0.1504in" svg:x="1.9673in" svg:y="0.0193in" svg:viewBox="0 0 89 383" svg:d="M89 379c0-1 0-1-6-8-49-48-61-122-61-179 0-67 15-134 63-182 4-5 4-6 4-7 0-2-1-3-3-3-5 0-39 26-62 75-20 43-24 84-24 117 0 29 4 76 25 119 23 47 56 72 61 72 2 0 3-1 3-4z"><text:p/></draw:path><draw:path draw:style-name="gr3" draw:text-style-name="P6" svg:width="0.076in" svg:height="0.137in" svg:x="2.0193in" svg:y="0.026in" svg:viewBox="0 0 194 349" svg:d="M122 118c11 0 22 0 33 0 8 0 11 0 11-8 0-5-3-5-10-5-11 0-21 0-32 0 3-14 6-28 8-42 2-9 7-37 10-41 3-8 10-13 18-13 2 0 12 0 18 7-16 2-21 15-21 20 0 9 8 15 15 15 10 0 22-9 22-24 0-17-18-27-34-27-14 0-38 8-50 45-2 9-3 12-12 60-9 0-18 0-26 0s-13 0-13 8c0 5 4 5 11 5 9 0 17 0 26 0-10 50-19 101-29 151-8 38-14 73-34 73-1 0-11 0-19-8 18-1 22-14 22-21 0-9-7-13-14-13-10 0-22 9-22 23 0 18 18 26 33 26 22 0 37-22 44-37 12-24 21-70 22-74 8-39 15-80 23-120z"><text:p/></draw:path><draw:path draw:style-name="gr3" draw:text-style-name="P6" svg:width="0.0717in" svg:height="0.0047in" svg:x="2.1138in" svg:y="0.0409in" svg:viewBox="0 0 183 13" svg:d="M173 13c3 0 10 0 10-5 0-8-6-8-10-8-54 0-108 0-162 0-4 0-11 0-11 7 0 6 7 6 11 6 54 0 108 0 162 0z"><text:p/></draw:path><draw:path draw:style-name="gr3" draw:text-style-name="P6" svg:width="0.0386in" svg:height="0.0701in" svg:x="2.2091in" svg:y="0in" svg:viewBox="0 0 99 179" svg:d="M62 8c0-8-1-8-9-8-18 16-42 18-53 18 0 3 0 6 0 9 7 0 24 0 40-7 0 46 0 91 0 137 0 9 0 12-28 12-3 0-6 0-10 0 0 3 0 7 0 10 5 0 38-1 48-1 8 0 42 1 49 1 0-3 0-7 0-10-3 0-8 0-11 0-26 0-26-3-26-12 0-50 0-100 0-149z"><text:p/></draw:path><draw:path draw:style-name="gr3" draw:text-style-name="P6" svg:width="0.0346in" svg:height="0.1504in" svg:x="2.2807in" svg:y="0.0193in" svg:viewBox="0 0 89 383" svg:d="M89 379c0-1 0-1-6-8-49-48-61-122-61-179 0-67 14-134 63-182 4-5 4-6 4-7 0-2-1-3-3-3-5 0-40 26-62 75-20 43-24 84-24 117 0 29 3 76 25 119 23 47 56 72 61 72 2 0 3-1 3-4z"><text:p/></draw:path><draw:path draw:style-name="gr3" draw:text-style-name="P6" svg:width="0.0689in" svg:height="0.0681in" svg:x="2.3311in" svg:y="0.0665in" svg:viewBox="0 0 176 174" svg:d="M129 24c-8-14-19-24-37-24-45 0-92 56-92 112 0 36 21 62 51 62 7 0 27-2 50-29 4 17 17 29 35 29 14 0 22-9 29-21 7-15 11-38 11-39 0-3-3-3-4-3-4 0-5 1-6 7-6 25-13 48-28 48-11 0-13-11-13-19 0-7 2-11 6-27 4-17 4-21 8-35 4-18 10-37 14-54 2-11 2-12 2-13 0-7-4-10-11-10-9 0-14 7-15 16zM103 124c-2 7-2 8-7 14-18 21-33 28-44 28-20 0-26-22-26-36 0-20 14-67 22-85 13-23 29-37 46-37 24 0 29 32 29 34s0 4-1 6c-6 26-12 51-19 76z"><text:p/></draw:path><draw:path draw:style-name="gr3" draw:text-style-name="P6" svg:width="0.035in" svg:height="0.1504in" svg:x="2.4138in" svg:y="0.0193in" svg:viewBox="0 0 90 383" svg:d="M90 192c0-29-4-77-25-119-24-49-57-73-61-73-2 0-4 1-4 3 0 1 0 2 8 9 37 39 59 100 59 180 0 65-14 132-61 182-6 4-6 4-6 5 0 3 2 4 4 4 4 0 39-26 62-74 20-43 24-86 24-117z"><text:p/></draw:path><draw:path draw:style-name="gr3" draw:text-style-name="P6" svg:width="0.0346in" svg:height="0.1504in" svg:x="2.4732in" svg:y="0.0193in" svg:viewBox="0 0 89 383" svg:d="M89 192c0-29-3-77-25-119-23-49-56-73-61-73-2 0-3 1-3 3 0 1 0 2 8 9 37 39 59 100 59 180 0 65-14 132-63 182-4 4-4 4-4 5 0 3 1 4 3 4 5 0 40-26 62-74 20-43 24-86 24-117z"><text:p/></draw:path><draw:path draw:style-name="gr3" draw:text-style-name="P6" svg:width="0.1004in" svg:height="0.035in" svg:x="2.5744in" svg:y="0.0783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693in" svg:height="0.0681in" svg:x="2.7327in" svg:y="0.0665in" svg:viewBox="0 0 177 174" svg:d="M129 24c-7-14-18-24-35-24-46 0-94 56-94 112 0 36 21 62 52 62 7 0 26-2 49-29 4 17 18 29 35 29 15 0 24-9 29-21 7-15 12-38 12-39 0-3-3-3-4-3-5 0-5 1-6 7-6 25-13 48-29 48-10 0-11-11-11-19 0-7 0-11 4-27 4-17 5-21 9-35 4-18 10-37 14-54 2-11 2-12 2-13 0-7-4-10-11-10-10 0-15 7-16 16zM103 124c-2 7-2 8-7 14-17 21-33 28-43 28-20 0-25-22-25-36 0-20 12-67 20-85 13-23 30-37 46-37 25 0 30 32 30 34s-1 4-1 6c-6 26-13 51-20 76z"><text:p/></draw:path></draw:g></text:span><text:span text:style-name="T52"><text:s/>כדרוש. </text:span></text:p>
            </text:list-item>
            <text:list-item>
              <text:p text:style-name="P85"><text:span text:style-name="T52">ח</text:span><text:span text:style-name="T5">ח"ע: יהי </text:span><text:span text:style-name="T5"><draw:g text:anchor-type="as-char" svg:y="-0.1319in" draw:z-index="315" draw:name="Shape308" draw:style-name="gr1"><svg:title>TexMaths</svg:title><svg:desc>11§display§a_1, a_2 \in A^1§svg§600§FALSE§</svg:desc><draw:path draw:style-name="gr2" draw:text-style-name="P5" svg:width="0.6992in" svg:height="0.1457in" svg:x="0.0016in" svg:y="0.0079in" svg:viewBox="0 0 1777 371" svg:d="M0 0c592 0 1185 0 1777 0 0 124 0 247 0 371-592 0-1185 0-1777 0 0-124 0-247 0-371z"><text:p/></draw:path><draw:path draw:style-name="gr3" draw:text-style-name="P6" svg:width="0.0693in" svg:height="0.0681in" svg:x="-0.0004in" svg:y="0.0665in" svg:viewBox="0 0 177 174" svg:d="M129 24c-7-14-18-24-35-24-46 0-94 56-94 112 0 36 21 62 52 62 7 0 26-1 49-29 4 17 18 29 35 29 15 0 24-9 29-21 7-15 12-38 12-39 0-3-3-3-4-3-5 0-5 1-6 7-6 25-13 48-29 48-10 0-11-11-11-19 0-7 0-11 4-27 4-17 5-21 9-35 4-18 10-37 14-54 2-11 2-12 2-13 0-7-4-10-11-10-10 0-15 7-16 16zM103 124c-2 7-2 8-7 14-17 21-33 28-44 28-19 0-24-22-24-36 0-20 12-67 20-85 13-23 30-37 46-37 25 0 30 32 30 34s-1 4-1 6c-6 26-13 51-20 76z"><text:p/></draw:path><draw:path draw:style-name="gr3" draw:text-style-name="P6" svg:width="0.0382in" svg:height="0.0701in" svg:x="0.0858in" svg:y="0.0846in" svg:viewBox="0 0 98 179" svg:d="M61 8c0-8 0-8-8-8-18 18-42 18-53 18 0 3 0 6 0 9 6 0 24 0 39-7 0 46 0 91 0 137 0 9 0 12-27 12-3 0-8 0-11 0 0 4 0 7 0 10 6 0 39-1 49-1 8 0 42 1 48 1 0-3 0-6 0-10-3 0-7 0-10 0-27 0-27-3-27-12 0-50 0-100 0-149z"><text:p/></draw:path><draw:path draw:style-name="gr3" draw:text-style-name="P6" svg:width="0.0173in" svg:height="0.0449in" svg:x="0.1555in" svg:y="0.1165in" svg:viewBox="0 0 45 115" svg:d="M45 41c0-26-10-41-25-41-12 0-20 10-20 21 0 10 8 20 20 20 4 0 10-1 13-5 2-1 1-1 2-1s1 0 1 6c0 28-13 51-26 65-4 3-4 4-4 5 0 3 2 4 4 4 4 0 35-29 35-74z"><text:p/></draw:path><draw:path draw:style-name="gr3" draw:text-style-name="P6" svg:width="0.0689in" svg:height="0.0681in" svg:x="0.2161in" svg:y="0.0665in" svg:viewBox="0 0 176 174" svg:d="M129 24c-8-14-19-24-37-24-45 0-92 56-92 112 0 36 21 62 51 62 7 0 27-1 50-29 4 17 17 29 35 29 14 0 22-9 29-21 7-15 11-38 11-39 0-3-3-3-4-3-4 0-5 1-6 7-6 25-13 48-28 48-11 0-13-11-13-19 0-7 2-11 6-27 3-17 4-21 8-35 4-18 10-37 14-54 2-11 2-12 2-13 0-7-4-10-11-10-9 0-14 7-15 16zM103 124c-2 7-2 8-7 14-18 21-33 28-44 28-20 0-26-22-26-36 0-20 14-67 22-85 13-23 29-37 46-37 24 0 29 32 29 34s0 4-1 6c-6 26-12 51-19 76z"><text:p/></draw:path><draw:path draw:style-name="gr3" draw:text-style-name="P6" svg:width="0.0465in" svg:height="0.0701in" svg:x="0.2972in" svg:y="0.0846in" svg:viewBox="0 0 119 179" svg:d="M119 130c-3 0-6 0-9 0-1 6-3 22-7 25-2 1-23 1-27 1-17 0-33 0-50 0 29-25 38-33 54-45 20-16 39-33 39-58 0-33-29-53-63-53s-56 23-56 48c0 15 11 16 14 16 7 0 15-5 15-15 0-5-3-14-17-14 9-20 28-25 40-25 27 0 42 21 42 43 0 23-18 42-27 51-22 21-43 42-65 64-2 3-2 3-2 11 37 0 74 0 111 0 2-16 6-33 8-49z"><text:p/></draw:path><draw:path draw:style-name="gr3" draw:text-style-name="P6" svg:width="0.0756in" svg:height="0.087in" svg:x="0.4134in" svg:y="0.052in" svg:viewBox="0 0 193 222" svg:d="M179 120c7 0 14 0 14-8s-7-8-14-8c-55 0-109 0-164 0 5-51 50-89 104-89 20 0 41 0 60 0 7 0 14 0 14-7 0-8-7-8-14-8-21 0-40 0-61 0-66 0-118 51-118 112 0 62 52 110 118 110 21 0 40 0 61 0 7 0 14 0 14-8 0-7-7-7-14-7-19 0-40 0-60 0-54 0-99-36-104-87 55 0 109 0 164 0z"><text:p/></draw:path><draw:path draw:style-name="gr3" draw:text-style-name="P6" svg:width="0.1039in" svg:height="0.1075in" svg:x="0.5492in" svg:y="0.0256in" svg:viewBox="0 0 265 274" svg:d="M56 230c-15 26-31 30-47 33-5 0-9 0-9 7 0 3 2 4 6 4 11 0 22-1 33-1 13 0 26 1 38 1 2 0 8 0 8-7 0-4-4-4-7-4-9-1-17-5-17-15 0-4 2-8 5-14 10-16 20-32 30-48 32 0 65 0 97 0 0 9 5 59 5 63 0 11-20 14-27 14-6 0-9 0-9 7 0 4 4 4 5 4 16 0 32-1 48-1 9 0 34 1 44 1 2 0 6 0 6-8 0-3-3-3-9-3-23 0-23-4-24-15-8-79-16-159-24-239-1-8-1-9-8-9-5 0-7 2-10 7-45 74-89 149-134 223zM102 175c26-43 51-86 76-128 5 42 9 85 13 128-29 0-59 0-89 0z"><text:p/></draw:path><draw:path draw:style-name="gr3" draw:text-style-name="P6" svg:width="0.0386in" svg:height="0.0701in" svg:x="0.6697in" svg:y="0in" svg:viewBox="0 0 99 179" svg:d="M62 8c0-8 0-8-8-8-18 16-42 18-54 18 0 3 0 6 0 9 7 0 25 0 40-7 0 46 0 91 0 137 0 9 0 12-27 12-3 0-7 0-11 0 0 4 0 7 0 10 6 0 39-1 49-1 8 0 43 1 48 1 0-3 0-6 0-10-3 0-7 0-10 0-27 0-27-3-27-12 0-50 0-100 0-149z"><text:p/></draw:path></draw:g></text:span><text:span text:style-name="T5"><text:s/>ולכן קיימים </text:span><text:span text:style-name="T5"><draw:g text:anchor-type="as-char" svg:y="-0.1075in" draw:z-index="316" draw:name="Shape309" draw:style-name="gr1"><svg:title>TexMaths</svg:title><svg:desc>11§display§b_1, b_2 \in A§svg§600§FALSE§</svg:desc><draw:path draw:style-name="gr2" draw:text-style-name="P5" svg:width="0.6146in" svg:height="0.1217in" svg:x="0in" svg:y="0.0079in" svg:viewBox="0 0 1562 310" svg:d="M781 310c-260 0-520 0-781 0 0-103 0-207 0-310 521 0 1041 0 1562 0 0 103 0 207 0 310-260 0-521 0-781 0z"><text:p/></draw:path><draw:path draw:style-name="gr3" draw:text-style-name="P6" svg:width="0.0555in" svg:height="0.1063in" svg:x="-0.0004in" svg:y="0.0047in" svg:viewBox="0 0 142 271" svg:d="M74 4c0-1 0-4-5-4-8 0-37 3-47 3-3 1-8 1-8 8 0 6 4 6 10 6 18 0 19 2 19 6 0 2-3 16-6 23-11 42-20 84-31 127-5 17-6 24-6 37 0 36 20 61 48 61 47 0 94-58 94-113 0-35-21-61-52-61-17 0-33 11-45 23 10-39 19-77 29-116zM37 150c3-8 3-9 6-14 20-25 36-30 47-30 13 0 24 11 24 36 0 23-13 66-19 80-14 27-31 40-47 40-13 0-25-10-25-39 0-7 0-14 6-38 3-12 5-24 8-35z"><text:p/></draw:path><draw:path draw:style-name="gr3" draw:text-style-name="P6" svg:width="0.0382in" svg:height="0.0701in" svg:x="0.0693in" svg:y="0.061in" svg:viewBox="0 0 98 179" svg:d="M61 8c0-8 0-8-8-8-18 17-42 18-53 18 0 3 0 5 0 8 7 0 24 0 39-7 0 46 0 92 0 138 0 9 0 12-27 12-3 0-6 0-10 0 0 4 0 7 0 10 5-1 38-1 48-1 8 0 42 0 48 1 0-3 0-6 0-10-3 0-7 0-10 0-27 0-27-3-27-12 0-50 0-100 0-149z"><text:p/></draw:path><draw:path draw:style-name="gr3" draw:text-style-name="P6" svg:width="0.0173in" svg:height="0.0453in" svg:x="0.1394in" svg:y="0.0929in" svg:viewBox="0 0 45 116" svg:d="M45 41c0-26-10-41-25-41-12 0-20 10-20 21 0 10 8 20 20 20 5 0 10-1 14-5 1-1 1-1 1-1 1 0 1 0 1 6 0 28-13 51-26 64-4 4-4 5-4 6 0 2 2 5 4 5 4 0 35-30 35-75z"><text:p/></draw:path><draw:path draw:style-name="gr3" draw:text-style-name="P6" svg:width="0.0559in" svg:height="0.1063in" svg:x="0.2008in" svg:y="0.0047in" svg:viewBox="0 0 143 271" svg:d="M75 4c0-1 0-4-6-4-8 0-37 3-47 3-3 1-7 1-7 8 0 6 4 6 9 6 19 0 20 2 20 6 0 2-4 16-5 23-11 42-21 84-32 127-5 17-7 24-7 37 0 36 21 61 50 61 45 0 93-58 93-113 0-35-21-61-52-61-17 0-34 11-45 23 10-39 19-77 29-116zM39 150c2-8 2-9 5-14 19-25 36-30 46-30 15 0 24 11 24 36 0 23-12 66-19 80-12 27-30 40-45 40-14 0-27-10-27-39 0-7 0-14 7-38 3-12 5-24 9-35z"><text:p/></draw:path><draw:path draw:style-name="gr3" draw:text-style-name="P6" svg:width="0.0469in" svg:height="0.0701in" svg:x="0.2657in" svg:y="0.061in" svg:viewBox="0 0 120 179" svg:d="M120 130c-3 0-7 0-10 0 0 5-3 22-7 24-2 2-23 2-26 2-16 0-34 0-51 0 29-25 39-33 55-45 20-16 39-33 39-58 0-33-29-53-64-53-33 0-56 23-56 48 0 14 12 15 14 15 7 0 15-5 15-15 0-4-3-14-16-14 8-19 27-24 39-24 27 0 42 21 42 43 0 23-17 42-26 51-22 21-44 42-66 64-2 3-2 4-2 11 37 0 74 0 111 0 3-16 6-33 9-49z"><text:p/></draw:path><draw:path draw:style-name="gr3" draw:text-style-name="P6" svg:width="0.076in" svg:height="0.087in" svg:x="0.3819in" svg:y="0.0276in" svg:viewBox="0 0 194 222" svg:d="M179 120c7 0 15 0 15-8s-8-8-15-8c-55 0-109 0-164 0 5-51 50-89 104-89 20 0 41 0 60 0 7 0 15 0 15-7 0-8-8-8-15-8-19 0-40 0-60 0-66 0-119 49-119 112 0 62 53 110 119 110 20 0 41 0 60 0 7 0 15 0 15-8 0-7-8-7-15-7-19 0-40 0-60 0-54 0-99-35-104-87 55 0 109 0 164 0z"><text:p/></draw:path><draw:path draw:style-name="gr3" draw:text-style-name="P6" svg:width="0.1039in" svg:height="0.1079in" svg:x="0.5185in" svg:y="0in" svg:viewBox="0 0 265 275" svg:d="M55 231c-15 25-30 31-47 32-5 1-8 1-8 8 0 2 2 4 4 4 11 0 24-1 35-1 12 0 25 1 38 1 2 0 7 0 7-8 0-3-4-4-6-4-9 0-19-3-19-13 0-5 3-9 6-15 10-16 20-33 30-48 32 0 65 0 97 0 1 8 6 59 6 64 0 11-21 12-29 12-5 0-8 0-8 8 0 4 4 4 5 4 16 0 32-1 49-1 10 0 34 1 43 1 3 0 7 0 7-8 0-4-4-4-9-4-24 0-24-2-25-13-8-80-16-160-24-240 0-8 0-10-7-10-6 0-7 3-10 7-45 74-90 149-135 224zM102 175c26-43 51-85 76-127 5 42 8 84 12 127-29 0-58 0-88 0z"><text:p/></draw:path></draw:g></text:span><text:span text:style-name="T5"><text:s/>עבורם </text:span><text:span text:style-name="T5"><draw:g text:anchor-type="as-char" svg:y="-0.1134in" draw:z-index="317" draw:name="Shape310" draw:style-name="gr1"><svg:title>TexMaths</svg:title><svg:desc>11§display§\la b_1 \ra = a_1 \land \la b_2 \ra = a_2§svg§600§FALSE§</svg:desc><draw:path draw:style-name="gr2" draw:text-style-name="P5" svg:width="1.3453in" svg:height="0.1358in" svg:x="-0.0004in" svg:y="0.0071in" svg:viewBox="0 0 3418 346" svg:d="M1709 346c-569 0-1139 0-1709 0 0-116 0-230 0-346 1140 0 2278 0 3418 0 0 116 0 230 0 346-570 0-1140 0-1709 0z"><text:p/></draw:path><draw:path draw:style-name="gr3" draw:text-style-name="P6" svg:width="0.0335in" svg:height="0.1512in" svg:x="0.0087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3" draw:text-style-name="P6" svg:width="0.0559in" svg:height="0.1063in" svg:x="0.0583in" svg:y="0.0075in" svg:viewBox="0 0 143 271" svg:d="M75 4c0-1 0-4-6-4-9 0-36 3-47 3-2 1-7 1-7 8 0 6 4 6 9 6 19 0 20 2 20 6 0 2-3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3" draw:text-style-name="P6" svg:width="0.0386in" svg:height="0.0701in" svg:x="0.128in" svg:y="0.0661in" svg:viewBox="0 0 99 179" svg:d="M62 8c0-8 0-8-8-8-18 17-43 17-54 17 0 3 0 6 0 9 7 0 25 0 40-7 0 46 0 92 0 138 0 9 0 13-28 13-3 0-7 0-10 0 0 3 0 6 0 9 6-1 39-1 49-1 8 0 42 0 48 1 0-3 0-6 0-9-3 0-7 0-10 0-27 0-27-4-27-13 0-50 0-100 0-149z"><text:p/></draw:path><draw:path draw:style-name="gr3" draw:text-style-name="P6" svg:width="0.0335in" svg:height="0.1512in" svg:x="0.1933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1008in" svg:height="0.0354in" svg:x="0.294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93in" svg:height="0.0685in" svg:x="0.4528in" svg:y="0.0457in" svg:viewBox="0 0 177 175" svg:d="M129 25c-7-14-18-25-36-25-45 0-93 57-93 113 0 37 22 62 52 62 7 0 27-1 50-29 2 16 17 29 35 29 14 0 22-9 29-21 7-14 11-37 11-38 0-4-3-4-4-4-5 0-5 1-6 7-6 25-13 47-30 47-9 0-11-10-11-17 0-9 2-11 5-29 4-17 5-20 9-34 4-18 10-36 14-54 2-11 2-12 2-13 0-7-4-11-11-11-9 0-15 9-16 17zM103 124c-1 8-1 8-7 15-17 22-32 27-43 27-20 0-26-21-26-36 0-19 13-66 22-84 11-23 29-37 44-37 26 0 31 32 31 34s-1 4-1 7c-6 24-13 49-20 74z"><text:p/></draw:path><draw:path draw:style-name="gr3" draw:text-style-name="P6" svg:width="0.0382in" svg:height="0.0701in" svg:x="0.539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" draw:text-style-name="P6" svg:width="0.0839in" svg:height="0.0937in" svg:x="0.6374in" svg:y="0.0217in" svg:viewBox="0 0 214 239" svg:d="M117 9c-4-7-6-9-9-9-6 0-7 3-9 9-32 71-65 143-97 215-2 4-2 5-2 7 0 5 3 8 8 8 2 0 5-1 8-8 31-67 61-135 92-203 29 68 60 136 90 203 3 8 8 8 9 8 4 0 7-3 7-8 0-1 0-2-2-6-32-72-64-145-95-216z"><text:p/></draw:path><draw:path draw:style-name="gr3" draw:text-style-name="P6" svg:width="0.0335in" svg:height="0.1512in" svg:x="0.7807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555in" svg:height="0.1063in" svg:x="0.8303in" svg:y="0.0075in" svg:viewBox="0 0 142 271" svg:d="M74 4c0-1 0-4-5-4-9 0-37 3-47 3-3 1-8 1-8 8 0 6 5 6 10 6 19 0 19 2 19 6 0 2-3 16-6 23-10 42-21 84-30 127-6 19-7 25-7 37 0 37 21 61 49 61 46 0 93-57 93-112 0-36-20-62-51-62-18 0-34 11-46 23 10-39 19-77 29-116zM37 150c4-8 4-9 7-13 19-26 36-31 46-31 14 0 24 11 24 36 0 23-13 66-19 80-14 27-31 40-46 40-13 0-26-10-26-38 0-8 0-15 7-39 2-12 5-24 7-35z"><text:p/></draw:path><draw:path draw:style-name="gr3" draw:text-style-name="P6" svg:width="0.0465in" svg:height="0.0701in" svg:x="0.8953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3" draw:text-style-name="P6" svg:width="0.0339in" svg:height="0.1512in" svg:x="0.965in" svg:y="0in" svg:viewBox="0 0 87 385" svg:d="M85 199c2-4 2-5 2-6 0-3 0-1-2-6-23-59-45-119-69-178-2-7-4-9-8-9-5 0-8 3-8 8 0 1 0 2 2 6 23 60 45 119 68 179-23 58-45 117-68 177-2 4-2 5-2 8 0 4 3 7 8 7s6-4 8-7c24-60 46-119 69-179z"><text:p/></draw:path><draw:path draw:style-name="gr3" draw:text-style-name="P6" svg:width="0.1004in" svg:height="0.0354in" svg:x="1.066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693in" svg:height="0.0685in" svg:x="1.2248in" svg:y="0.0457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3" draw:text-style-name="P6" svg:width="0.0469in" svg:height="0.0701in" svg:x="1.3059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/draw:g></text:span><text:span text:style-name="T5">. נניח </text:span><text:span text:style-name="T5"><draw:g text:anchor-type="as-char" svg:y="-0.1134in" draw:z-index="318" draw:name="Shape311" draw:style-name="gr1"><svg:title>TexMaths</svg:title><svg:desc>11§display§f_1(a_1) = f(a_2)§svg§600§FALSE§</svg:desc><draw:path draw:style-name="gr2" draw:text-style-name="P5" svg:width="0.939in" svg:height="0.1358in" svg:x="-0.0004in" svg:y="0.0071in" svg:viewBox="0 0 2386 346" svg:d="M1194 346c-399 0-796 0-1194 0 0-116 0-230 0-346 795 0 1591 0 2386 0 0 116 0 230 0 346-397 0-795 0-1192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86in" svg:height="0.0701in" svg:x="0.078in" svg:y="0.0661in" svg:viewBox="0 0 99 179" svg:d="M62 8c0-8-1-8-9-8-18 17-42 17-53 17 0 3 0 6 0 9 7 0 24 0 40-7 0 46 0 92 0 138 0 9 0 13-28 13-3 0-6 0-10 0 0 3 0 6 0 9 5-1 38-1 48-1 8 0 42 0 49 1 0-3 0-6 0-9-3 0-8 0-11 0-26 0-26-4-26-13 0-50 0-100 0-149z"><text:p/></draw:path><draw:path draw:style-name="gr3" draw:text-style-name="P6" svg:width="0.0346in" svg:height="0.1512in" svg:x="0.15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693in" svg:height="0.0685in" svg:x="0.1996in" svg:y="0.0457in" svg:viewBox="0 0 177 175" svg:d="M129 25c-7-14-18-25-35-25-46 0-94 57-94 113 0 37 22 62 52 62 7 0 27-1 50-29 4 16 17 29 36 29 13 0 22-9 28-21 7-14 11-37 11-38 0-4-3-4-4-4-4 0-5 1-6 7-6 25-13 47-29 47-10 0-11-10-11-17 0-9 1-11 5-29 3-17 4-20 8-34 4-18 10-36 14-54 2-11 2-12 2-13 0-7-4-11-11-11-9 0-15 9-16 17zM105 124c-3 8-3 8-8 15-18 22-33 27-44 27-20 0-25-21-25-36 0-19 13-66 22-84 12-23 28-37 44-37 25 0 30 32 30 34s-1 4-1 7c-6 24-12 49-18 74z"><text:p/></draw:path><draw:path draw:style-name="gr3" draw:text-style-name="P6" svg:width="0.0382in" svg:height="0.0701in" svg:x="0.2858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346in" svg:height="0.1512in" svg:x="0.351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1008in" svg:height="0.0354in" svg:x="0.452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76in" svg:height="0.1374in" svg:x="0.6122in" svg:y="0.0067in" svg:viewBox="0 0 194 350" svg:d="M122 118c11 0 22 0 33 0 8 0 11 0 11-8 0-4-3-4-10-4-11 0-21 0-32 0 3-16 6-30 8-44 1-8 7-36 9-40 4-8 11-13 19-13 1 0 11 0 18 6-16 2-21 16-21 21 0 9 8 14 15 14 10 0 22-9 22-24 0-17-19-26-34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" draw:text-style-name="P6" svg:width="0.035in" svg:height="0.1512in" svg:x="0.7098in" svg:y="0in" svg:viewBox="0 0 90 385" svg:d="M90 381c0-1 0-1-6-8-49-49-61-122-61-180 0-67 14-135 62-182 5-5 5-5 5-7 0-3-2-4-4-4-3 0-39 26-62 76-20 42-24 85-24 117 0 29 4 76 25 120 23 47 58 72 61 72 2 0 4-1 4-4z"><text:p/></draw:path><draw:path draw:style-name="gr3" draw:text-style-name="P6" svg:width="0.0693in" svg:height="0.0685in" svg:x="0.7602in" svg:y="0.0457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3" draw:text-style-name="P6" svg:width="0.0469in" svg:height="0.0701in" svg:x="0.8413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3" draw:text-style-name="P6" svg:width="0.035in" svg:height="0.1512in" svg:x="0.911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"><text:s/>ונניח בשלילה </text:span><text:span text:style-name="T5"><draw:g text:anchor-type="as-char" svg:y="-0.0661in" draw:z-index="319" draw:name="Shape312" draw:style-name="gr1"><svg:title>TexMaths</svg:title><svg:desc>11§display§a_1 = a_2§svg§600§FALSE§</svg:desc><draw:path draw:style-name="gr2" draw:text-style-name="P5" svg:width="0.4697in" svg:height="0.074in" svg:x="0.0016in" svg:y="0.0071in" svg:viewBox="0 0 1194 189" svg:d="M598 189c-200 0-399 0-598 0 0-63 0-126 0-189 398 0 796 0 1194 0 0 63 0 126 0 189-199 0-398 0-596 0z"><text:p/></draw:path><draw:path draw:style-name="gr3" draw:text-style-name="P6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3" draw:text-style-name="P6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3" draw:text-style-name="P6" svg:width="0.1004in" svg:height="0.035in" svg:x="0.1933in" svg:y="0.01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3" draw:text-style-name="P6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5">, ולכן לפי טרנזיטיביות + התכונה המרכזית של </text:span><text:span text:style-name="T5"><draw:g text:anchor-type="as-char" svg:y="-0.0681in" draw:z-index="320" draw:name="Shape313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5">־יה סדורה נגרר </text:span><text:span text:style-name="T5"><draw:g text:anchor-type="as-char" svg:y="-0.1102in" draw:z-index="321" draw:name="Shape314" draw:style-name="gr1"><svg:title>TexMaths</svg:title><svg:desc>11§display§b_1 \neq b_2§svg§600§FALSE§</svg:desc><draw:path draw:style-name="gr2" draw:text-style-name="P5" svg:width="0.4394in" svg:height="0.1256in" svg:x="0in" svg:y="0.0079in" svg:viewBox="0 0 1117 320" svg:d="M559 320c-187 0-373 0-559 0 0-107 0-213 0-320 372 0 745 0 1117 0 0 107 0 213 0 320-186 0-372 0-558 0z"><text:p/></draw:path><draw:path draw:style-name="gr3" draw:text-style-name="P6" svg:width="0.0555in" svg:height="0.1063in" svg:x="-0.0004in" svg:y="0.0047in" svg:viewBox="0 0 142 271" svg:d="M74 4c0-1 0-4-5-4-8 0-37 3-47 3-3 1-8 1-8 8 0 6 4 6 10 6 18 0 19 2 19 6 0 2-3 16-6 23-11 42-20 84-31 127-5 19-6 24-6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6" svg:width="0.0382in" svg:height="0.0705in" svg:x="0.0693in" svg:y="0.061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3" draw:text-style-name="P6" svg:width="0.0756in" svg:height="0.1413in" svg:x="0.1894in" svg:y="0in" svg:viewBox="0 0 193 360" svg:d="M189 15c4-5 4-6 4-7 0-2-3-8-8-8-4 0-6 2-9 8-57 112-115 224-173 336-3 6-3 7-3 8 0 3 2 8 8 8 4 0 5-3 9-8 57-113 115-224 172-337z"><text:p/></draw:path><draw:path draw:style-name="gr3" draw:text-style-name="P6" svg:width="0.1004in" svg:height="0.0358in" svg:x="0.1768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559in" svg:height="0.1063in" svg:x="0.3354in" svg:y="0.0047in" svg:viewBox="0 0 143 271" svg:d="M75 4c0-1 0-4-6-4-8 0-36 3-47 3-2 1-7 1-7 8 0 6 4 6 9 6 19 0 20 2 20 6 0 2-3 16-5 23-11 42-21 84-32 127-5 19-7 24-7 38 0 36 21 60 50 60 45 0 93-57 93-112 0-35-21-62-52-62-17 0-34 11-45 23 10-38 19-77 29-116zM39 150c2-8 2-9 5-13 19-26 36-31 46-31 15 0 24 11 24 36 0 23-12 67-19 81-12 26-30 40-45 40-14 0-27-10-27-39 0-8 0-14 7-39 3-12 5-24 9-35z"><text:p/></draw:path><draw:path draw:style-name="gr3" draw:text-style-name="P6" svg:width="0.0469in" svg:height="0.0705in" svg:x="0.4004in" svg:y="0.061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5">. סה"כ:</text:span></text:p>
              <text:p text:style-name="P86"><draw:g text:anchor-type="as-char" svg:y="-0.3043in" draw:z-index="322" draw:name="Shape315" draw:style-name="gr1"><svg:title>TexMaths</svg:title><svg:desc>11§latex§\begin{align*}
  &amp;f(a_1) = f(a_2) \\
  \iff &amp;f(\pi_1(a_1)) = f(\pi_1(a_2)) \\
  \iff &amp;f(b_1) = f(b_2) \\
\end{align}§svg§600§FALSE§</svg:desc><draw:path draw:style-name="gr2" draw:text-style-name="P5" svg:width="1.7555in" svg:height="0.5917in" svg:x="-0.0004in" svg:y="0.0071in" svg:viewBox="0 0 4460 1504" svg:d="M0 0c1486 0 2974 0 4460 0 0 501 0 1003 0 1504-1486 0-2974 0-4460 0 0-501 0-1003 0-1504z"><text:p/></draw:path><draw:path draw:style-name="gr3" draw:text-style-name="P6" svg:width="0.076in" svg:height="0.1378in" svg:x="0.3209in" svg:y="0.0071in" svg:viewBox="0 0 194 351" svg:d="M122 118c11 0 22 0 33 0 8 0 12 0 12-8 0-4-4-4-11-4-11 0-21 0-32 0 3-15 6-30 8-44 2-8 8-36 10-41 3-7 10-12 18-12 2 0 12 0 18 6-16 1-20 16-20 21 0 9 7 13 15 13 10 0 21-8 21-23 0-17-18-26-34-26-14 0-38 7-49 45-2 8-4 12-13 61-9 0-18 0-26 0s-13 0-13 7c0 5 4 5 11 5 9 0 17 0 26 0-10 50-19 102-29 152-6 38-13 73-34 73-1 0-11 0-19-8 19-1 22-14 22-21 0-8-7-13-14-13-10 0-22 9-22 23 0 18 18 27 33 27 22 0 37-22 44-38 12-24 21-70 22-73 8-41 15-82 23-122z"><text:p/></draw:path><draw:path draw:style-name="gr3" draw:text-style-name="P6" svg:width="0.0346in" svg:height="0.1516in" svg:x="0.4193in" svg:y="0in" svg:viewBox="0 0 89 386" svg:d="M89 383c0-2 0-3-6-9-49-49-61-122-61-181 0-67 14-135 62-183 5-5 5-5 5-6 0-3-1-4-3-4-5 0-40 26-62 75-20 43-24 85-24 118 0 30 3 77 25 120 23 48 56 73 61 73 2 0 3-1 3-3z"><text:p/></draw:path><draw:path draw:style-name="gr3" draw:text-style-name="P6" svg:width="0.0693in" svg:height="0.0685in" svg:x="0.4693in" svg:y="0.0457in" svg:viewBox="0 0 177 175" svg:d="M129 25c-7-14-18-25-35-25-46 0-94 57-94 113 0 36 22 62 52 62 7 0 27-1 50-29 4 17 17 29 36 29 13 0 22-9 28-21 7-14 11-37 11-39 0-3-3-3-4-3-4 0-5 1-6 7-6 25-13 48-28 48-11 0-12-11-12-19 0-7 1-11 5-28 3-16 4-20 8-34 4-18 10-37 14-54 2-11 2-12 2-13 0-7-4-11-11-11-9 0-14 8-16 17zM105 125c-3 7-3 8-8 15-18 20-33 27-44 27-20 0-25-22-25-36 0-20 13-67 22-85 12-23 28-37 44-37 25 0 30 32 30 34s0 4-1 6c-6 26-12 51-18 76z"><text:p/></draw:path><draw:path draw:style-name="gr3" draw:text-style-name="P6" svg:width="0.0382in" svg:height="0.0701in" svg:x="0.5555in" svg:y="0.0661in" svg:viewBox="0 0 98 179" svg:d="M62 8c0-8-1-8-9-8-18 16-42 18-53 18 0 3 0 5 0 8 7 0 24 0 40-6 0 46 0 91 0 137 0 9 0 12-28 12-3 0-6 0-10 0 0 4 0 7 0 10 5 0 38-1 48-1 8 0 42 1 48 1 0-3 0-6 0-10-3 0-7 0-10 0-26 0-26-3-26-12 0-49 0-100 0-149z"><text:p/></draw:path><draw:path draw:style-name="gr3" draw:text-style-name="P6" svg:width="0.0346in" svg:height="0.1516in" svg:x="0.6209in" svg:y="0in" svg:viewBox="0 0 89 386" svg:d="M89 193c0-30-4-76-25-120-23-48-56-73-61-73-2 0-3 1-3 4 0 1 0 1 7 9 38 38 60 99 60 180 0 66-14 135-63 183-4 4-4 5-4 7s1 3 3 3c5 0 39-27 62-75 20-43 24-86 24-118z"><text:p/></draw:path><draw:path draw:style-name="gr3" draw:text-style-name="P6" svg:width="0.1004in" svg:height="0.035in" svg:x="0.722in" svg:y="0.0575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756in" svg:height="0.1378in" svg:x="0.8819in" svg:y="0.0071in" svg:viewBox="0 0 193 351" svg:d="M121 118c11 0 22 0 33 0 8 0 12 0 12-8 0-4-4-4-11-4-11 0-21 0-32 0 2-15 6-30 8-44 2-8 8-36 10-41 3-7 10-12 17-12 3 0 13 0 20 6-17 1-21 16-21 21 0 9 7 13 15 13 10 0 21-8 21-23 0-17-18-26-35-26-13 0-37 7-48 45-2 8-3 12-13 61-9 0-18 0-27 0-7 0-12 0-12 7 0 5 5 5 11 5 9 0 17 0 26 0-10 50-19 102-29 152-7 38-13 73-34 73-1 0-11 0-18-8 18-1 21-14 21-21 0-8-6-13-14-13-10 0-21 9-21 23 0 18 17 27 32 27 22 0 37-22 44-38 12-24 22-70 22-73 8-41 15-82 23-122z"><text:p/></draw:path><draw:path draw:style-name="gr3" draw:text-style-name="P6" svg:width="0.0346in" svg:height="0.1516in" svg:x="0.9799in" svg:y="0in" svg:viewBox="0 0 89 386" svg:d="M89 383c0-2 0-3-6-9-49-49-61-122-61-181 0-67 14-135 63-183 4-5 4-5 4-6 0-3-1-4-3-4-5 0-39 26-62 75-20 43-24 85-24 118 0 30 3 77 25 120 23 48 56 73 61 73 2 0 3-1 3-3z"><text:p/></draw:path><draw:path draw:style-name="gr3" draw:text-style-name="P6" svg:width="0.0693in" svg:height="0.0685in" svg:x="1.0299in" svg:y="0.0457in" svg:viewBox="0 0 177 175" svg:d="M129 25c-8-14-19-25-37-25-45 0-92 57-92 113 0 36 21 62 51 62 7 0 27-1 50-29 4 17 17 29 35 29 14 0 22-9 29-21 7-14 12-37 12-39 0-3-4-3-5-3-4 0-5 1-6 7-6 25-13 48-28 48-11 0-13-11-13-19 0-7 2-11 6-28 4-16 4-20 8-34 4-18 10-37 14-54 3-11 3-12 3-13 0-7-5-11-12-11-9 0-14 8-15 17zM103 125c-2 7-2 8-7 15-18 20-33 27-44 27-20 0-24-22-24-36 0-20 12-67 20-85 13-23 30-37 46-37 24 0 29 32 29 34s0 4-1 6c-6 26-12 51-19 76z"><text:p/></draw:path><draw:path draw:style-name="gr3" draw:text-style-name="P6" svg:width="0.0465in" svg:height="0.0701in" svg:x="1.111in" svg:y="0.0661in" svg:viewBox="0 0 119 179" svg:d="M119 130c-3 0-6 0-9 0-1 6-3 22-7 25-2 1-23 1-27 1-17 0-33 0-50 0 29-25 39-33 54-45 21-16 39-33 39-58 0-33-29-53-63-53s-56 23-56 48c0 14 11 16 14 16 7 0 15-6 15-15 0-5-3-14-17-14 9-20 28-25 40-25 27 0 42 21 42 43 0 23-18 42-27 51-22 22-43 43-65 65-2 2-2 2-2 10 37 0 74 0 111 0 2-16 6-33 8-49z"><text:p/></draw:path><draw:path draw:style-name="gr3" draw:text-style-name="P6" svg:width="0.0346in" svg:height="0.1516in" svg:x="1.1811in" svg:y="0in" svg:viewBox="0 0 89 386" svg:d="M89 193c0-30-3-76-25-120-23-48-56-73-61-73-2 0-3 1-3 4 0 1 0 1 8 9 37 38 59 99 59 180 0 66-14 135-63 183-4 4-4 5-4 7s1 3 3 3c5 0 40-27 62-75 20-43 24-86 24-118z"><text:p/></draw:path><draw:path draw:style-name="gr3" draw:text-style-name="P6" svg:width="0.1346in" svg:height="0.0831in" svg:x="0.0004in" svg:y="0.2626in" svg:viewBox="0 0 343 212" svg:d="M329 152c7 0 14 0 14-8s-7-8-14-8c-81 0-164 0-245 0-17-14-37-24-49-29 13-7 33-17 49-31 81 0 164 0 245 0 7 0 14 0 14-8s-7-8-14-8c-76 0-152 0-228 0 19-17 39-51 39-56 0-4-6-4-8-4-3 0-5 0-7 3-8 15-19 35-45 57-26 24-51 35-72 40-7 2-7 3-8 3 0 1 0 3 0 4s0 1 0 2h1c1 1 1 1 9 3 52 16 90 51 112 92 5 8 5 8 10 8 2 0 8 0 8-4 0-5-20-39-39-56 76 0 152 0 228 0z"><text:p/></draw:path><draw:path draw:style-name="gr3" draw:text-style-name="P6" svg:width="0.1346in" svg:height="0.0831in" svg:x="0.1272in" svg:y="0.2626in" svg:viewBox="0 0 343 212" svg:d="M260 76c16 14 36 24 48 31-13 5-33 15-48 29-82 0-164 0-246 0-6 0-14 0-14 8s7 8 13 8c76 0 153 0 229 0-19 17-38 51-38 56 0 4 5 4 7 4s6 0 7-3c9-14 20-35 44-57 27-23 53-34 72-40 7-2 8-3 9-3 0-1 0-1 0-2s0-3 0-4h-1c-1-1-1-1-9-3-51-15-91-51-112-92-4-8-4-8-10-8-2 0-7 0-7 4 0 5 19 39 38 56-76 0-153 0-229 0-6 0-13 0-13 8s8 8 14 8c82 0 164 0 246 0z"><text:p/></draw:path><draw:path draw:style-name="gr3" draw:text-style-name="P6" svg:width="0.076in" svg:height="0.1378in" svg:x="0.3209in" svg:y="0.2339in" svg:viewBox="0 0 194 351" svg:d="M122 118c11 0 22 0 33 0 8 0 12 0 12-8 0-4-4-4-11-4-11 0-21 0-32 0 3-15 6-30 8-44 2-8 8-36 10-41 3-7 10-13 18-13 2 0 12 0 18 7-16 1-20 15-20 21 0 9 7 13 15 13 10 0 21-8 21-23 0-17-18-26-34-26-14 0-38 7-49 45-2 8-4 12-13 61-9 0-18 0-26 0s-13 0-13 7c0 5 4 5 11 5 9 0 17 0 26 0-10 50-19 102-29 152-6 38-13 73-34 73-1 0-11 0-19-8 19-1 22-14 22-21 0-8-7-13-14-13-10 0-22 9-22 23 0 18 18 27 33 27 22 0 37-22 44-38 12-24 21-70 22-73 8-41 15-82 23-122z"><text:p/></draw:path><draw:path draw:style-name="gr3" draw:text-style-name="P6" svg:width="0.0346in" svg:height="0.1516in" svg:x="0.4193in" svg:y="0.228in" svg:viewBox="0 0 89 386" svg:d="M89 383c0-2 0-3-6-9-49-49-61-122-61-181 0-68 14-135 62-183 5-5 5-6 5-7 0-2-1-3-3-3-5 0-40 26-62 75-20 43-24 85-24 118 0 30 3 76 25 120 23 48 56 73 61 73 2 0 3-1 3-3z"><text:p/></draw:path><draw:path draw:style-name="gr3" draw:text-style-name="P6" svg:width="0.0819in" svg:height="0.0665in" svg:x="0.4673in" svg:y="0.2768in" svg:viewBox="0 0 209 170" svg:d="M92 22c15 0 29 0 43 0-12 57-16 74-16 100 0 6 0 17 3 30 5 16 9 18 14 18 8 0 16-6 16-14 0-2 0-3-2-9-11-27-11-52-11-63 0-20 2-41 6-62 15 0 30 0 44 0 6 0 20 0 20-13 0-9-9-9-15-9-43 0-87 0-130 0-9 0-23 0-41 18-13 15-23 33-23 35 1 1 0 4 4 4s5-2 7-5c19-30 41-30 48-30 8 0 15 0 22 0-12 47-33 93-49 129-2 6-2 6-2 9 0 7 5 10 11 10 11 0 14-11 18-25 6-17 6-19 11-37 8-29 15-57 22-86z"><text:p/></draw:path><draw:path draw:style-name="gr3" draw:text-style-name="P6" svg:width="0.0382in" svg:height="0.0701in" svg:x="0.5618in" svg:y="0.2945in" svg:viewBox="0 0 98 179" svg:d="M61 8c0-8 0-8-8-8-18 16-42 16-53 16 0 4 0 7 0 10 6 0 24 0 39-7 0 46 0 92 0 138 0 9 0 12-27 12-3 0-8 0-11 0 0 4 0 7 0 10 6 0 39-1 49-1 8 0 42 1 48 1 0-3 0-6 0-10-3 0-7 0-10 0-27 0-27-3-27-12 0-49 0-100 0-149z"><text:p/></draw:path><draw:path draw:style-name="gr3" draw:text-style-name="P6" svg:width="0.035in" svg:height="0.1516in" svg:x="0.6335in" svg:y="0.228in" svg:viewBox="0 0 90 386" svg:d="M90 383c0-2 0-3-6-9-49-49-61-122-61-181 0-68 14-135 62-183 5-5 5-6 5-7 0-2-2-3-4-3-3 0-39 26-62 75-20 43-24 85-24 118 0 30 4 76 25 120 23 48 58 73 61 73 2 0 4-1 4-3z"><text:p/></draw:path><draw:path draw:style-name="gr3" draw:text-style-name="P6" svg:width="0.0693in" svg:height="0.0685in" svg:x="0.6835in" svg:y="0.2748in" svg:viewBox="0 0 177 175" svg:d="M129 25c-7-14-18-25-35-25-46 0-94 57-94 113 0 36 21 62 52 62 7 0 26-1 49-29 4 17 18 29 35 29 15 0 24-9 29-21 7-14 12-37 12-39 0-3-3-3-4-3-5 0-5 1-6 7-6 25-13 47-29 47-10 0-11-10-11-18 0-7 0-11 4-28 4-16 5-20 9-34 4-18 10-37 14-54 2-11 2-12 2-13 0-7-4-11-11-11-10 0-15 8-16 17zM103 125c-2 7-2 8-7 15-17 20-33 26-44 26-19 0-24-21-24-36 0-19 12-66 20-84 13-23 30-37 46-37 25 0 30 32 30 34s-1 4-1 6c-6 26-13 51-20 76z"><text:p/></draw:path><draw:path draw:style-name="gr3" draw:text-style-name="P6" svg:width="0.0382in" svg:height="0.0701in" svg:x="0.7697in" svg:y="0.2945in" svg:viewBox="0 0 98 179" svg:d="M61 8c0-8 0-8-8-8-18 16-42 16-53 16 0 4 0 7 0 10 6 0 24 0 39-7 0 46 0 92 0 138 0 9 0 12-27 12-3 0-8 0-11 0 0 4 0 7 0 10 6 0 39-1 49-1 8 0 42 1 48 1 0-3 0-6 0-10-3 0-7 0-10 0-27 0-27-3-27-12 0-49 0-100 0-149z"><text:p/></draw:path><draw:path draw:style-name="gr3" draw:text-style-name="P6" svg:width="0.035in" svg:height="0.1516in" svg:x="0.8346in" svg:y="0.228in" svg:viewBox="0 0 90 386" svg:d="M90 193c0-30-4-76-25-120-23-48-57-73-61-73-2 0-4 1-4 3 0 1 0 2 8 9 38 39 60 100 60 181 0 66-14 133-62 183-6 4-6 5-6 7s2 3 4 3c4 0 39-27 62-75 20-43 24-86 24-118z"><text:p/></draw:path><draw:path draw:style-name="gr3" draw:text-style-name="P6" svg:width="0.035in" svg:height="0.1516in" svg:x="0.8937in" svg:y="0.228in" svg:viewBox="0 0 90 386" svg:d="M90 193c0-30-4-76-26-120-23-48-56-73-60-73-3 0-4 1-4 3 0 1 0 2 8 9 37 39 59 100 59 181 0 66-14 133-61 183-6 4-6 5-6 7s1 3 4 3c4 0 39-27 61-75 20-43 25-86 25-118z"><text:p/></draw:path><draw:path draw:style-name="gr3" draw:text-style-name="P6" svg:width="0.1008in" svg:height="0.0354in" svg:x="0.9949in" svg:y="0.2862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756in" svg:height="0.1378in" svg:x="1.1551in" svg:y="0.2339in" svg:viewBox="0 0 193 351" svg:d="M121 118c11 0 22 0 33 0 8 0 12 0 12-8 0-4-4-4-11-4-11 0-21 0-32 0 4-15 6-30 9-44 1-8 7-36 9-41 3-7 10-13 19-13 1 0 11 0 18 7-17 1-21 15-21 21 0 9 7 13 15 13 10 0 21-8 21-23 0-17-18-26-33-26-14 0-38 7-50 45-2 8-3 12-13 61-9 0-18 0-27 0-6 0-11 0-11 7 0 5 4 5 10 5 9 0 18 0 27 0-10 50-20 102-30 152-7 38-13 73-33 73-2 0-11 0-19-8 18-1 21-14 21-21 0-8-6-13-14-13-10 0-21 9-21 23 0 18 17 27 33 27 21 0 36-22 43-38 13-24 22-70 22-73 8-41 15-82 23-122z"><text:p/></draw:path><draw:path draw:style-name="gr3" draw:text-style-name="P6" svg:width="0.0346in" svg:height="0.1516in" svg:x="1.2531in" svg:y="0.228in" svg:viewBox="0 0 89 386" svg:d="M89 383c0-2 0-3-6-9-48-49-61-122-61-181 0-68 15-135 63-183 4-5 4-6 4-7 0-2-1-3-3-3-5 0-39 26-62 75-20 43-24 85-24 118 0 30 4 76 25 120 23 48 56 73 61 73 2 0 3-1 3-3z"><text:p/></draw:path><draw:path draw:style-name="gr3" draw:text-style-name="P6" svg:width="0.0819in" svg:height="0.0665in" svg:x="1.3012in" svg:y="0.2768in" svg:viewBox="0 0 209 170" svg:d="M92 22c15 0 30 0 44 0-13 57-16 74-16 100 0 6 0 17 3 30 4 16 8 18 13 18 8 0 17-6 17-14 0-2 0-3-2-9-12-27-12-52-12-63 0-20 3-41 7-62 15 0 30 0 44 0 5 0 19 0 19-13 0-9-8-9-15-9-43 0-87 0-130 0-8 0-23 0-40 18-14 15-24 33-24 35 1 1 0 4 4 4s5-2 7-5c19-30 42-30 50-30 7 0 14 0 22 0-13 47-33 93-50 129-3 6-3 6-3 9 0 7 6 10 11 10 12 0 15-11 20-25 5-17 5-19 9-37 8-29 15-57 22-86z"><text:p/></draw:path><draw:path draw:style-name="gr3" draw:text-style-name="P6" svg:width="0.0382in" svg:height="0.0701in" svg:x="1.3957in" svg:y="0.2945in" svg:viewBox="0 0 98 179" svg:d="M61 8c0-8 0-8-8-8-18 16-42 16-53 16 0 4 0 7 0 10 7 0 24 0 40-7 0 46 0 92 0 138 0 9 0 12-28 12-3 0-6 0-10 0 0 4 0 7 0 10 5 0 38-1 48-1 8 0 42 1 48 1 0-3 0-6 0-10-3 0-7 0-10 0-27 0-27-3-27-12 0-49 0-100 0-149z"><text:p/></draw:path><draw:path draw:style-name="gr3" draw:text-style-name="P6" svg:width="0.0346in" svg:height="0.1516in" svg:x="1.4673in" svg:y="0.228in" svg:viewBox="0 0 89 386" svg:d="M89 383c0-2 0-3-6-9-49-49-61-122-61-181 0-68 14-135 62-183 5-5 5-6 5-7 0-2-1-3-3-3-5 0-40 26-62 75-20 43-24 85-24 118 0 30 3 76 25 120 23 48 56 73 61 73 2 0 3-1 3-3z"><text:p/></draw:path><draw:path draw:style-name="gr3" draw:text-style-name="P6" svg:width="0.0693in" svg:height="0.0685in" svg:x="1.5173in" svg:y="0.2748in" svg:viewBox="0 0 177 175" svg:d="M129 25c-7-14-18-25-35-25-46 0-94 57-94 113 0 36 22 62 52 62 7 0 27-1 50-29 4 17 17 29 36 29 13 0 22-9 28-21 7-14 11-37 11-39 0-3-3-3-4-3-4 0-5 1-6 7-6 25-13 47-28 47-11 0-12-10-12-18 0-7 1-11 5-28 3-16 4-20 8-34 4-18 10-37 14-54 2-11 2-12 2-13 0-7-4-11-11-11-9 0-14 8-16 17zM105 125c-3 7-3 8-8 15-18 20-33 26-44 26-20 0-25-21-25-36 0-19 13-66 22-84 12-23 28-37 44-37 25 0 30 32 30 34s0 4-1 6c-6 26-12 51-18 76z"><text:p/></draw:path><draw:path draw:style-name="gr3" draw:text-style-name="P6" svg:width="0.0465in" svg:height="0.0701in" svg:x="1.5988in" svg:y="0.2945in" svg:viewBox="0 0 119 179" svg:d="M119 130c-3 0-6 0-9 0-1 6-3 22-7 25-2 1-23 1-27 1-17 0-33 0-50 0 29-25 38-33 54-45 20-16 39-33 39-58 0-33-29-53-63-53s-56 23-56 48c0 14 11 16 14 16 7 0 15-6 15-16 0-4-3-14-17-14 9-19 28-24 40-24 27 0 42 21 42 43 0 23-18 42-27 51-22 21-43 43-65 64-2 3-2 3-2 11 37 0 74 0 111 0 2-16 6-33 8-49z"><text:p/></draw:path><draw:path draw:style-name="gr3" draw:text-style-name="P6" svg:width="0.0346in" svg:height="0.1516in" svg:x="1.6689in" svg:y="0.228in" svg:viewBox="0 0 89 386" svg:d="M89 193c0-30-4-76-25-120-23-48-56-73-61-73-2 0-3 1-3 3 0 1 0 2 7 9 38 39 60 100 60 181 0 66-14 133-63 183-4 4-4 5-4 7s1 3 3 3c5 0 39-27 62-75 20-43 24-86 24-118z"><text:p/></draw:path><draw:path draw:style-name="gr3" draw:text-style-name="P6" svg:width="0.035in" svg:height="0.1516in" svg:x="1.728in" svg:y="0.228in" svg:viewBox="0 0 90 386" svg:d="M90 193c0-30-4-76-25-120-23-48-56-73-61-73-2 0-4 1-4 3 0 1 0 2 8 9 38 39 60 100 60 181 0 66-14 133-62 183-6 4-6 5-6 7s2 3 4 3c5 0 39-27 62-75 20-43 24-86 24-118z"><text:p/></draw:path><draw:path draw:style-name="gr3" draw:text-style-name="P6" svg:width="0.1346in" svg:height="0.0831in" svg:x="0.0004in" svg:y="0.4898in" svg:viewBox="0 0 343 212" svg:d="M329 151c7 0 14 0 14-8s-7-8-14-8c-81 0-164 0-245 0-17-13-37-23-49-29 13-6 33-16 49-30 81 0 164 0 245 0 7 0 14 0 14-8s-7-8-14-8c-76 0-152 0-228 0 19-17 39-51 39-56 0-4-6-4-8-4-3 0-5 0-7 3-8 15-19 35-45 57-26 24-51 35-72 40-7 2-7 3-8 3 0 1 0 1 0 3 0 1 0 1 0 2l1 1c1 1 1 1 9 3 52 16 90 51 112 92 5 8 5 8 10 8 2 0 8 0 8-4 0-5-20-39-39-57 76 0 152 0 228 0z"><text:p/></draw:path><draw:path draw:style-name="gr3" draw:text-style-name="P6" svg:width="0.1346in" svg:height="0.0831in" svg:x="0.1272in" svg:y="0.4898in" svg:viewBox="0 0 343 212" svg:d="M260 76c16 14 36 24 48 30-13 6-33 16-48 29-82 0-164 0-246 0-6 0-14 0-14 8s7 8 13 8c76 0 153 0 229 0-19 18-38 52-38 57 0 4 5 4 7 4s6 0 7-3c9-14 20-35 44-57 27-24 53-34 72-40 7-2 8-3 9-4 0-1 0-1 0-2 0-2 0-2 0-3h-1c-1-1-1-1-9-3-51-15-91-51-112-92-4-8-4-8-10-8-2 0-7 0-7 4 0 5 19 39 38 56-76 0-153 0-229 0-6 0-13 0-13 8s8 8 14 8c82 0 164 0 246 0z"><text:p/></draw:path><draw:path draw:style-name="gr3" draw:text-style-name="P6" svg:width="0.076in" svg:height="0.1378in" svg:x="0.3209in" svg:y="0.463in" svg:viewBox="0 0 194 351" svg:d="M122 118c11 0 22 0 33 0 8 0 12 0 12-8 0-4-4-4-11-4-11 0-21 0-32 0 3-15 6-30 8-44 2-9 8-37 10-41 3-7 10-13 18-13 2 0 12 0 18 7-16 1-20 15-20 21 0 9 7 13 15 13 10 0 21-8 21-23 0-17-18-26-34-26-14 0-38 7-49 45-2 8-4 12-13 61-9 0-18 0-26 0s-13 0-13 6 4 6 11 6c9 0 17 0 26 0-10 50-19 101-29 151-6 39-13 73-34 73-1 0-11 0-19-7 19-1 22-15 22-21 0-8-7-13-14-13-10 0-22 9-22 23 0 18 18 27 33 27 22 0 37-23 44-38 12-24 21-71 22-73 8-41 15-82 23-122z"><text:p/></draw:path><draw:path draw:style-name="gr3" draw:text-style-name="P6" svg:width="0.0346in" svg:height="0.1516in" svg:x="0.4193in" svg:y="0.4547in" svg:viewBox="0 0 89 386" svg:d="M89 381c0-1 0-1-6-7-49-49-61-122-61-182 0-67 14-134 62-182 5-5 5-6 5-7 0-2-1-3-3-3-5 0-40 26-62 75-20 43-24 85-24 117 0 31 3 77 25 121 23 48 56 73 61 73 2 0 3-1 3-5z"><text:p/></draw:path><draw:path draw:style-name="gr3" draw:text-style-name="P6" svg:width="0.0555in" svg:height="0.1071in" svg:x="0.4705in" svg:y="0.4634in" svg:viewBox="0 0 142 273" svg:d="M74 4c-1-1 0-4-5-4-8 0-37 3-47 4-3 0-8 1-8 8 0 4 4 4 10 4 19 0 19 4 19 7s-3 17-6 24c-9 42-20 84-30 126-6 19-7 26-7 39 0 36 21 61 50 61 45 0 92-58 92-114 0-35-20-61-52-61-17 0-33 11-45 23 10-39 19-78 29-117zM37 151c3-9 3-9 7-14 19-25 36-30 46-30 13 0 24 11 24 36 0 22-13 67-19 81-14 27-31 40-45 40s-27-10-27-39c0-7 0-15 7-39 2-12 5-23 7-35z"><text:p/></draw:path><draw:path draw:style-name="gr3" draw:text-style-name="P6" svg:width="0.0386in" svg:height="0.0701in" svg:x="0.5402in" svg:y="0.5217in" svg:viewBox="0 0 99 179" svg:d="M62 7c0-7-1-7-9-7-18 16-42 16-53 16 0 4 0 7 0 10 7 0 24 0 40-7 0 46 0 92 0 138 0 9 0 12-28 12-3 0-6 0-10 0 0 4 0 7 0 10 5 0 38-1 49-1 7 0 41 1 48 1 0-3 0-6 0-10-3 0-8 0-11 0-26 0-26-3-26-12 0-50 0-100 0-150z"><text:p/></draw:path><draw:path draw:style-name="gr3" draw:text-style-name="P6" svg:width="0.0346in" svg:height="0.1516in" svg:x="0.6055in" svg:y="0.4547in" svg:viewBox="0 0 89 386" svg:d="M89 192c0-29-3-77-25-119-23-48-56-73-61-73-2 0-3 1-3 3 0 1 0 2 8 9 37 39 59 100 59 180 0 66-14 134-63 184-4 4-4 4-4 5 0 4 1 5 3 5 5 0 40-27 62-75 20-43 24-86 24-119z"><text:p/></draw:path><draw:path draw:style-name="gr3" draw:text-style-name="P6" svg:width="0.1004in" svg:height="0.035in" svg:x="0.7071in" svg:y="0.5134in" svg:viewBox="0 0 256 90" svg:d="M244 15c6 0 12 0 12-7 0-8-6-8-12-8-77 0-155 0-232 0-5 0-12 0-12 8 0 7 7 7 13 7 77 0 154 0 231 0zM244 90c6 0 12 0 12-8 0-7-6-7-12-7-77 0-154 0-231 0-6 0-13 0-13 7 0 8 7 8 12 8 77 0 155 0 232 0z"><text:p/></draw:path><draw:path draw:style-name="gr3" draw:text-style-name="P6" svg:width="0.0756in" svg:height="0.1378in" svg:x="0.8673in" svg:y="0.463in" svg:viewBox="0 0 193 351" svg:d="M121 118c11 0 22 0 33 0 8 0 12 0 12-8 0-4-4-4-11-4-11 0-21 0-32 0 2-15 6-30 8-44 2-9 8-37 10-41 3-7 10-13 17-13 3 0 13 0 20 7-17 1-21 15-21 21 0 9 7 13 15 13 10 0 21-8 21-23 0-17-18-26-35-26-13 0-37 7-48 45-2 8-3 12-13 61-9 0-18 0-27 0-7 0-12 0-12 6s5 6 11 6c9 0 17 0 26 0-10 50-19 101-29 151-7 39-13 73-33 73-2 0-12 0-19-7 18-1 21-15 21-21 0-8-6-13-14-13-10 0-21 9-21 23 0 18 17 27 33 27 21 0 36-23 43-38 12-24 22-71 22-73 8-41 15-82 23-122z"><text:p/></draw:path><draw:path draw:style-name="gr3" draw:text-style-name="P6" svg:width="0.0346in" svg:height="0.1516in" svg:x="0.9646in" svg:y="0.4547in" svg:viewBox="0 0 89 386" svg:d="M89 381c0-1 0-1-6-7-49-49-61-122-61-182 0-67 14-134 63-182 4-5 4-6 4-7 0-2-1-3-3-3-5 0-39 26-62 75-20 43-24 85-24 117 0 31 4 77 25 121 23 48 56 73 61 73 2 0 3-1 3-5z"><text:p/></draw:path><draw:path draw:style-name="gr3" draw:text-style-name="P6" svg:width="0.0555in" svg:height="0.1071in" svg:x="1.0157in" svg:y="0.4634in" svg:viewBox="0 0 142 273" svg:d="M75 4c-2-1 0-4-6-4-8 0-37 3-47 4-3 0-8 1-8 8 0 4 5 4 10 4 19 0 19 4 19 7s-3 17-4 24c-11 42-21 84-32 126-6 19-7 26-7 39 0 36 21 61 50 61 45 0 92-58 92-114 0-35-20-61-51-61-18 0-34 11-45 23 10-39 19-78 29-117zM39 151c2-9 2-9 5-14 19-25 36-30 46-30 15 0 24 11 24 36 0 22-12 67-19 81-12 27-31 40-45 40s-27-10-27-39c0-7 0-15 7-39 3-12 5-23 9-35z"><text:p/></draw:path><draw:path draw:style-name="gr3" draw:text-style-name="P6" svg:width="0.0469in" svg:height="0.0701in" svg:x="1.0807in" svg:y="0.5217in" svg:viewBox="0 0 120 179" svg:d="M120 130c-3 0-7 0-10 0-1 6-3 22-7 24-2 2-23 2-27 2-17 0-33 0-50 0 29-25 39-33 54-45 21-16 40-33 40-58 0-33-29-53-64-53-33 0-56 23-56 48 0 14 11 15 14 15 7 0 15-5 15-15 0-4-3-14-17-14 9-19 28-25 40-25 27 0 42 22 42 44 0 23-18 42-26 51-22 21-44 43-66 64-2 2-2 3-2 11 37 0 74 0 111 0 3-16 6-33 9-49z"><text:p/></draw:path><draw:path draw:style-name="gr3" draw:text-style-name="P6" svg:width="0.035in" svg:height="0.1516in" svg:x="1.1508in" svg:y="0.4547in" svg:viewBox="0 0 90 386" svg:d="M90 192c0-29-4-77-26-119-23-48-56-73-60-73-3 0-4 1-4 3 0 1 0 2 8 9 37 39 59 100 59 180 0 66-14 134-61 184-6 4-6 4-6 5 0 4 1 5 4 5 4 0 39-27 61-75 20-43 25-86 25-119z"><text:p/></draw:path></draw:g></text:p>
              <text:p text:style-name="P87">ומשום ש־<draw:g text:anchor-type="as-char" svg:y="-0.1075in" draw:z-index="323" draw:name="Shape316" draw:style-name="gr1"><svg:title>TexMaths</svg:title><svg:desc>11§display§f§svg§600§FALSE§</svg:desc><draw:path draw:style-name="gr2" draw:text-style-name="P5" svg:width="0.0673in" svg:height="0.1217in" svg:x="-0.0004in" svg:y="0.0075in" svg:viewBox="0 0 172 310" svg:d="M0 0c57 0 115 0 172 0 0 103 0 207 0 310-57 0-115 0-172 0 0-103 0-207 0-310z"><text:p/></draw:path><draw:path draw:style-name="gr3" draw:text-style-name="P6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 חח"ע נגרר <draw:g text:anchor-type="as-char" svg:y="-0.1047in" draw:z-index="324" draw:name="Shape317" draw:style-name="gr1"><svg:title>TexMaths</svg:title><svg:desc>11§display§b_1 = b_2§svg§600§FALSE§</svg:desc><draw:path draw:style-name="gr2" draw:text-style-name="P5" svg:width="0.4394in" svg:height="0.1118in" svg:x="0in" svg:y="0.0079in" svg:viewBox="0 0 1117 285" svg:d="M559 285c-187 0-373 0-559 0 0-94 0-190 0-285 372 0 745 0 1117 0 0 95 0 191 0 285-186 0-372 0-558 0z"><text:p/></draw:path><draw:path draw:style-name="gr3" draw:text-style-name="P6" svg:width="0.0555in" svg:height="0.1063in" svg:x="-0.0004in" svg:y="0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3" draw:text-style-name="P6" svg:width="0.0382in" svg:height="0.0697in" svg:x="0.0693in" svg:y="0.0575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3" draw:text-style-name="P6" svg:width="0.1004in" svg:height="0.035in" svg:x="0.1768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559in" svg:height="0.1063in" svg:x="0.3354in" svg:y="0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3" draw:text-style-name="P6" svg:width="0.0469in" svg:height="0.0697in" svg:x="0.4004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, ולכן <draw:g text:anchor-type="as-char" svg:y="-0.1102in" draw:z-index="325" draw:name="Shape318" draw:style-name="gr1"><svg:title>TexMaths</svg:title><svg:desc>11§display§b_1 = b_2 \land b_1 \neq b_2§svg§600§FALSE§</svg:desc><draw:path draw:style-name="gr2" draw:text-style-name="P5" svg:width="1.0783in" svg:height="0.1256in" svg:x="0in" svg:y="0.0079in" svg:viewBox="0 0 2740 320" svg:d="M1370 320c-457 0-914 0-1370 0 0-107 0-213 0-320 913 0 1827 0 2740 0 0 107 0 213 0 320-457 0-913 0-1370 0z"><text:p/></draw:path><draw:path draw:style-name="gr3" draw:text-style-name="P6" svg:width="0.0555in" svg:height="0.1063in" svg:x="-0.0004in" svg:y="0.0047in" svg:viewBox="0 0 142 271" svg:d="M74 4c0-1 0-4-5-4-9 0-37 3-47 3-3 1-8 1-8 8 0 6 4 6 10 6 18 0 19 2 19 6 0 2-3 16-6 23-11 42-21 84-32 127-4 19-5 24-5 38 0 36 20 60 48 60 47 0 94-57 94-112 0-35-21-62-52-62-17 0-33 11-45 23 10-38 19-77 29-116zM37 150c3-8 3-9 6-13 20-26 36-31 47-31 13 0 24 11 24 36 0 23-13 67-19 81-14 26-31 40-47 40-13 0-25-10-25-39 0-8 0-14 6-39 3-12 5-24 8-35z"><text:p/></draw:path><draw:path draw:style-name="gr3" draw:text-style-name="P6" svg:width="0.0382in" svg:height="0.0705in" svg:x="0.0693in" svg:y="0.061in" svg:viewBox="0 0 98 180" svg:d="M60 8c0-8 0-8-7-8-18 17-42 17-53 17 0 3 0 6 0 9 7 0 24 0 38-7 0 46 0 92 0 139 0 9 0 12-26 12-3 0-7 0-10 0 0 3 0 7 0 10 5-1 38-1 47-1s43 0 49 1c0-3 0-7 0-10-3 0-7 0-10 0-28 0-28-3-28-12 0-51 0-101 0-150z"><text:p/></draw:path><draw:path draw:style-name="gr3" draw:text-style-name="P6" svg:width="0.1008in" svg:height="0.0358in" svg:x="0.1768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" draw:text-style-name="P6" svg:width="0.0555in" svg:height="0.1063in" svg:x="0.3362in" svg:y="0.0047in" svg:viewBox="0 0 142 271" svg:d="M74 4c0-1 0-4-5-4-10 0-37 3-47 3-3 1-8 1-8 8 0 6 4 6 9 6 19 0 20 2 20 6 0 2-3 16-6 23-11 42-21 84-32 127-4 19-5 24-5 38 0 36 20 60 48 60 47 0 94-57 94-112 0-35-21-62-52-62-17 0-33 11-45 23 10-38 19-77 29-116zM37 150c3-8 3-9 6-13 20-26 36-31 46-31 14 0 25 11 25 36 0 23-13 67-19 81-14 26-31 40-47 40-13 0-25-10-25-39 0-8 0-14 6-39 3-12 5-24 8-35z"><text:p/></draw:path><draw:path draw:style-name="gr3" draw:text-style-name="P6" svg:width="0.0469in" svg:height="0.0705in" svg:x="0.4008in" svg:y="0.061in" svg:viewBox="0 0 120 180" svg:d="M120 130c-3 0-6 0-9 0-1 6-3 22-8 24-2 3-23 3-26 3-17 0-33 0-50 0 29-26 38-33 54-46 20-16 39-33 39-58 0-33-29-53-63-53s-57 23-57 49c0 13 12 14 14 14 7 0 15-5 15-14 0-5-2-15-16-15 9-19 27-24 40-24 26 0 40 21 40 43 0 23-16 42-25 52-22 21-43 42-65 64-3 2-3 3-3 11 37 0 75 0 112 0 2-17 6-33 8-50z"><text:p/></draw:path><draw:path draw:style-name="gr3" draw:text-style-name="P6" svg:width="0.0839in" svg:height="0.0933in" svg:x="0.5047in" svg:y="0.0193in" svg:viewBox="0 0 214 238" svg:d="M117 8c-4-7-6-8-9-8-6 0-7 2-9 8-32 71-65 143-97 215-2 4-2 5-2 8 0 4 3 7 8 7 2 0 5-1 8-9 31-67 61-135 92-203 29 68 60 136 90 203 3 9 8 9 9 9 4 0 7-3 7-7 0-2 0-3-2-7-32-72-64-145-95-216z"><text:p/></draw:path><draw:path draw:style-name="gr3" draw:text-style-name="P6" svg:width="0.0559in" svg:height="0.1063in" svg:x="0.6378in" svg:y="0.0047in" svg:viewBox="0 0 143 271" svg:d="M75 4c0-1 0-4-6-4-9 0-36 3-47 3-2 1-7 1-7 8 0 6 4 6 9 6 19 0 20 2 20 6 0 2-3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3" draw:text-style-name="P6" svg:width="0.0382in" svg:height="0.0705in" svg:x="0.7079in" svg:y="0.061in" svg:viewBox="0 0 98 180" svg:d="M60 8c0-8 0-8-7-8-18 17-42 17-53 17 0 3 0 6 0 9 5 0 24 0 38-7 0 46 0 92 0 139 0 9 0 12-26 12-3 0-8 0-11 0 0 3 0 7 0 10 6-1 39-1 48-1s43 0 49 1c0-3 0-7 0-10-3 0-7 0-10 0-28 0-28-3-28-12 0-51 0-101 0-150z"><text:p/></draw:path><draw:path draw:style-name="gr3" draw:text-style-name="P6" svg:width="0.0752in" svg:height="0.1413in" svg:x="0.828in" svg:y="0in" svg:viewBox="0 0 192 360" svg:d="M189 15c3-5 3-6 3-7 0-2-2-8-7-8s-6 2-9 8c-57 112-116 224-173 336-3 6-3 7-3 8 0 3 2 8 8 8 4 0 5-3 8-8 58-113 116-224 173-337z"><text:p/></draw:path><draw:path draw:style-name="gr3" draw:text-style-name="P6" svg:width="0.1004in" svg:height="0.0358in" svg:x="0.8154in" svg:y="0.0528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3" draw:text-style-name="P6" svg:width="0.0559in" svg:height="0.1063in" svg:x="0.9744in" svg:y="0.0047in" svg:viewBox="0 0 143 271" svg:d="M75 4c0-1 0-4-6-4-9 0-37 3-47 3-2 1-7 1-7 8 0 6 4 6 9 6 19 0 20 2 20 6 0 2-4 16-6 23-11 42-20 84-31 127-5 19-7 24-7 38 0 36 21 60 49 60 46 0 94-57 94-112 0-35-21-62-52-62-17 0-34 11-45 23 10-38 19-77 29-116zM38 150c3-8 3-9 6-13 19-26 36-31 46-31 14 0 24 11 24 36 0 23-12 67-19 81-13 26-30 40-46 40-13 0-26-10-26-39 0-8 0-14 7-39 3-12 5-24 8-35z"><text:p/></draw:path><draw:path draw:style-name="gr3" draw:text-style-name="P6" svg:width="0.0469in" svg:height="0.0705in" svg:x="1.0394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text:s/><text:span text:style-name="T53">והגענו ל</text:span><text:span text:style-name="T22">סתירה</text:span>. </text:p>
            </text:list-item>
          </text:list>
        </text:list-item>
        <text:list-item>
          <text:p text:style-name="P88">צעד (<draw:g text:anchor-type="as-char" svg:y="-0.1008in" draw:z-index="326" draw:name="Shape319" draw:style-name="gr1"><svg:title>TexMaths</svg:title><svg:desc>11§display§n &gt; 1§svg§600§FALSE§</svg:desc><draw:path draw:style-name="gr2" draw:text-style-name="P5" svg:width="0.3417in" svg:height="0.0909in" svg:x="0.0031in" svg:y="0.0067in" svg:viewBox="0 0 869 232" svg:d="M435 232c-145 0-290 0-435 0 0-77 0-155 0-232 290 0 580 0 869 0 0 77 0 155 0 232-144 0-289 0-434 0z"><text:p/></draw:path><draw:path draw:style-name="gr3" draw:text-style-name="P6" svg:width="0.0823in" svg:height="0.0681in" svg:x="-0.0004in" svg:y="0.0331in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3" draw:text-style-name="P6" svg:width="0.0929in" svg:height="0.0874in" svg:x="0.1413in" svg:y="0.0185in" svg:viewBox="0 0 237 223" svg:d="M229 121c5-2 8-4 8-9 0-4-3-6-8-9-71-34-142-67-214-100-5-3-5-3-7-3-4 0-8 4-8 8s2 6 8 8c67 32 135 64 202 96-67 32-135 63-202 95-6 3-8 5-8 9s4 7 8 7c2 0 2 0 7-3 72-33 143-66 214-99z"><text:p/></draw:path><draw:path draw:style-name="gr3" draw:text-style-name="P6" svg:width="0.05in" svg:height="0.1004in" svg:x="0.3028in" svg:y="-0.0004in" svg:viewBox="0 0 128 256" svg:d="M79 10c0-9 0-10-8-10-25 25-59 25-71 25 0 5 0 8 0 12 8 0 31 0 51-11 0 66 0 134 0 200 0 14-1 18-37 18-4 0-7 0-12 0 0 5 0 8 0 12 13-1 48-1 63-1s50 0 63 1c0-4 0-7 0-12-5 0-8 0-12 0-36 0-37-4-37-18 0-72 0-145 0-216z"><text:p/></draw:path></draw:g>): <text:span text:style-name="T54">(הערה: נגדיר </text:span><text:span text:style-name="T54"><draw:g text:anchor-type="as-char" svg:y="-0.1134in" draw:z-index="334" draw:name="Shape320" draw:style-name="gr1"><svg:title>TexMaths</svg:title><svg:desc>11§display§a_n = \pi_{n}(a)§svg§600§FALSE§</svg:desc><draw:path draw:style-name="gr2" draw:text-style-name="P5" svg:width="0.7035in" svg:height="0.1358in" svg:x="0.0016in" svg:y="0.0071in" svg:viewBox="0 0 1788 346" svg:d="M895 346c-298 0-597 0-895 0 0-116 0-230 0-346 596 0 1192 0 1788 0 0 116 0 230 0 346-298 0-596 0-893 0z"><text:p/></draw:path><draw:path draw:style-name="gr3" draw:text-style-name="P6" svg:width="0.0693in" svg:height="0.0685in" svg:x="-0.0004in" svg:y="0.0457in" svg:viewBox="0 0 177 175" svg:d="M129 25c-7-14-18-25-35-25-46 0-94 57-94 113 0 37 22 62 52 62 7 0 27-1 50-29 3 16 17 29 36 29 13 0 22-9 28-21 7-14 11-37 11-38 0-4-3-4-4-4-5 0-5 1-6 7-6 25-13 47-29 47-10 0-11-10-11-17 0-9 0-11 4-29 4-17 5-20 9-34 4-18 10-36 14-54 2-11 2-12 2-13 0-7-4-11-11-11-9 0-15 9-16 17zM103 124c-1 8-1 8-7 15-17 22-32 27-43 27-20 0-25-21-25-36 0-19 12-66 22-84 11-23 28-37 44-37 25 0 30 32 30 34s-1 4-1 7c-6 24-13 49-20 74z"><text:p/></draw:path><draw:path draw:style-name="gr3" draw:text-style-name="P6" svg:width="0.065in" svg:height="0.0472in" svg:x="0.0791in" svg:y="0.0898in" svg:viewBox="0 0 166 121" svg:d="M21 101c-1 4-2 7-3 11 0 7 5 9 10 9 4 0 7-3 9-5 2-3 5-11 6-17 1-5 4-18 5-25 3-6 4-11 5-18 3-11 4-13 12-24s20-25 41-25c15 0 15 14 15 19 0 16-11 47-15 58-4 7-5 10-5 14 0 14 12 23 26 23 27 0 39-37 39-41s-3-4-4-4c-5 0-5 2-6 5-6 21-17 32-28 32-6 0-7-3-7-8 0-7 1-10 7-22 2-9 14-38 14-53 0-26-21-30-35-30-23 0-39 13-46 24-3-18-18-24-29-24-12 0-18 8-22 14-6 10-10 26-10 27 0 3 4 3 6 3 3 0 3 0 5-8 4-16 9-29 20-29 6 0 9 6 9 13 0 5-3 15-5 23-2 7-4 18-5 24-4 11-6 22-9 34z"><text:p/></draw:path><draw:path draw:style-name="gr3" draw:text-style-name="P6" svg:width="0.1012in" svg:height="0.0354in" svg:x="0.207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" draw:text-style-name="P6" svg:width="0.0819in" svg:height="0.0669in" svg:x="0.3638in" svg:y="0.048in" svg:viewBox="0 0 209 171" svg:d="M92 22c15 0 29 0 43 0-12 57-15 74-15 100 0 6 0 17 2 29 5 17 9 20 14 20 8 0 16-7 16-15 0-2 0-3-2-8-11-28-11-53-11-64 0-20 3-41 6-62 15 0 30 0 44 0 6 0 20 0 20-13 0-9-9-9-15-9-43 0-87 0-130 0-9 0-23 0-41 19-13 14-23 32-23 34 1 1 0 4 4 4s5-2 7-5c19-30 41-30 48-30 8 0 15 0 22 0-12 47-33 94-49 129-2 5-2 6-2 10 0 6 5 10 11 10 11 0 14-11 18-26 6-17 6-18 11-37 8-29 15-57 22-86z"><text:p/></draw:path><draw:path draw:style-name="gr3" draw:text-style-name="P6" svg:width="0.065in" svg:height="0.0472in" svg:x="0.4512in" svg:y="0.0898in" svg:viewBox="0 0 166 121" svg:d="M21 101c-1 4-2 7-3 11 0 7 5 9 10 9 4 0 8-3 9-5 2-3 4-11 6-17 1-5 4-18 5-25 3-6 4-11 5-18 3-11 3-13 12-24 7-11 20-25 40-25 16 0 16 14 16 19 0 16-12 47-16 58-3 7-4 10-4 14 0 14 12 23 26 23 27 0 39-37 39-41s-3-3-4-4c-5 0-5 2-6 5-6 21-17 32-28 32-6 0-7-3-7-8 0-7 1-10 6-22 3-9 14-38 14-53 0-26-21-30-35-30-22 0-38 13-45 24-3-18-18-24-29-24-12 0-19 8-22 14-6 10-10 26-10 27 0 3 3 2 4 3 5 0 5 0 7-8 4-16 9-29 20-29 6 0 9 6 9 13 0 5-3 15-5 23-2 7-4 18-5 24-4 11-6 22-9 34z"><text:p/></draw:path><draw:path draw:style-name="gr3" draw:text-style-name="P6" svg:width="0.0346in" svg:height="0.1512in" svg:x="0.5445in" svg:y="0in" svg:viewBox="0 0 89 385" svg:d="M89 381c0-1 0-1-6-8-49-49-61-122-61-180 0-67 14-135 63-182 4-5 4-5 4-7 0-3-1-4-3-4-5 0-39 26-62 76-20 42-24 85-24 117 0 29 4 76 25 120 23 47 56 72 61 72 2 0 3-1 3-4z"><text:p/></draw:path><draw:path draw:style-name="gr3" draw:text-style-name="P6" svg:width="0.0693in" svg:height="0.0685in" svg:x="0.5945in" svg:y="0.0457in" svg:viewBox="0 0 177 175" svg:d="M129 25c-8-14-19-25-37-25-45 0-92 57-92 113 0 37 21 62 51 62 7 0 27-1 50-29 4 16 17 29 35 29 14 0 23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3" draw:text-style-name="P6" svg:width="0.035in" svg:height="0.1512in" svg:x="0.677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4">) </text:span><text:span text:style-name="T55">נניח שקיים זיווג </text:span><text:span text:style-name="T55"><draw:g text:anchor-type="as-char" svg:y="-0.1098in" draw:z-index="327" draw:name="Shape321" draw:style-name="gr1"><svg:title>TexMaths</svg:title><svg:desc>11§display§f_n \colon A^n \to A§svg§600§FALSE§</svg:desc><draw:path draw:style-name="gr2" draw:text-style-name="P5" svg:width="0.7945in" svg:height="0.124in" svg:x="-0.0004in" svg:y="0.0071in" svg:viewBox="0 0 2019 316" svg:d="M1010 316c-337 0-673 0-1010 0 0-105 0-211 0-316 673 0 1345 0 2019 0 0 105 0 211 0 316-337 0-674 0-1009 0z"><text:p/></draw:path><draw:path draw:style-name="gr3" draw:text-style-name="P6" svg:width="0.0756in" svg:height="0.137in" svg:x="0in" svg:y="0.002in" svg:viewBox="0 0 193 349" svg:d="M121 118c11 0 22 0 33 0 8 0 12 0 12-8 0-5-4-5-11-5-11 0-21 0-32 0 4-15 6-29 9-43 1-8 7-36 9-40 3-8 10-13 18-13 2 0 12 0 19 6-17 1-21 16-21 21 0 9 7 13 15 13 9 0 21-8 21-23 0-17-18-26-34-26-13 0-37 7-49 45-2 8-3 12-13 60-9 0-18 0-27 0-7 0-11 0-11 8 0 5 4 5 10 5 9 0 18 0 27 0-10 50-20 99-30 150-7 37-13 72-33 72-2 0-11 0-19-6 18-1 21-15 21-21 0-9-6-13-14-13-10 0-21 8-21 23 0 16 17 26 33 26 21 0 36-23 43-37 13-24 22-71 22-74 8-40 15-80 23-120z"><text:p/></draw:path><draw:path draw:style-name="gr3" draw:text-style-name="P6" svg:width="0.0646in" svg:height="0.0476in" svg:x="0.0717in" svg:y="0.085in" svg:viewBox="0 0 165 122" svg:d="M20 102c-1 3-2 10-2 11 0 7 4 9 8 9 6 0 9-3 11-6 3-3 4-11 5-17 1-5 4-18 6-24 1-6 4-11 5-18 2-11 3-13 11-24 7-11 21-25 40-25 16 0 16 14 16 18 0 17-11 46-16 59-3 7-4 9-4 14 0 14 12 23 26 23 27 0 39-37 39-42 0-3-3-3-4-3-4 0-5 2-6 4-5 22-18 33-29 33-5 0-6-3-6-9s1-9 6-22c4-8 15-37 15-52 0-26-21-31-35-31-22 0-38 14-47 25-1-18-17-25-28-25-12 0-18 9-21 15-7 10-10 26-10 27 0 3 3 3 4 3 4 0 5-1 6-8 4-16 10-29 20-29 7 0 8 6 8 13 0 5-2 15-3 23-2 7-5 18-6 24-4 11-6 22-9 34z"><text:p/></draw:path><draw:path draw:style-name="gr3" draw:text-style-name="P6" svg:width="0.0157in" svg:height="0.065in" svg:x="0.1795in" svg:y="0.0441in" svg:viewBox="0 0 41 166" svg:d="M41 21c0-12-10-21-21-21-12 0-20 9-20 21 0 11 8 20 20 20 11 0 21-9 21-20zM41 145c0-11-10-20-21-20-12 0-20 8-20 20 0 11 8 21 20 21 11 0 21-9 21-21z"><text:p/></draw:path><draw:path draw:style-name="gr3" draw:text-style-name="P6" svg:width="0.1039in" svg:height="0.1079in" svg:x="0.2646in" svg:y="0.0012in" svg:viewBox="0 0 265 275" svg:d="M55 231c-15 25-31 30-47 32-5 0-8 0-8 7 0 2 1 5 4 5 11 0 22-2 33-2 14 0 27 2 39 2 3 0 8 0 8-8 0-4-4-4-7-4-9-2-18-4-18-14 0-4 3-8 6-14 10-16 20-33 30-48 31 0 65 0 96 0 0 6 6 59 6 63 0 11-20 13-28 13-5 0-8 0-8 7 0 5 4 5 5 5 16 0 32-2 47-2 10 0 35 2 44 2 3 0 8 0 8-8 0-4-4-4-10-4-23 0-23-3-24-14-8-79-16-159-24-239-1-8-1-10-8-10-5 0-8 3-10 7-45 74-89 149-134 224zM101 175c26-43 51-85 76-127 4 42 9 84 13 127-29 0-59 0-89 0z"><text:p/></draw:path><draw:path draw:style-name="gr3" draw:text-style-name="P6" svg:width="0.065in" svg:height="0.0476in" svg:x="0.3783in" svg:y="0in" svg:viewBox="0 0 166 122" svg:d="M21 102c-1 3-3 10-3 11 0 6 5 9 10 9 4 0 8-4 9-7s4-11 6-16c1-5 4-18 5-24 3-6 4-12 5-18 3-11 3-13 12-24 7-11 20-25 40-25 16 0 16 14 16 18 0 17-12 46-16 57-3 8-4 11-4 16 0 14 12 23 26 23 27 0 39-37 39-42 0-3-3-2-4-3-5 0-5 2-6 4-6 22-17 33-28 33-6 0-7-4-7-10 0-5 1-8 6-22 3-7 14-36 14-51 0-27-21-31-35-31-22 0-38 14-45 25-3-18-18-25-29-25-12 0-19 9-22 14-6 11-10 26-10 28 0 3 3 2 4 3 5 0 5-1 7-8 4-16 9-29 20-29 6 0 9 5 9 13 0 5-3 14-5 22-2 6-4 19-5 24-4 11-6 23-9 35z"><text:p/></draw:path><draw:path draw:style-name="gr3" draw:text-style-name="P6" svg:width="0.1346in" svg:height="0.0783in" svg:x="0.5063in" svg:y="0.0323in" svg:viewBox="0 0 343 200" svg:d="M301 108c-22 16-32 31-35 37-17 26-21 49-21 51 0 4 6 4 8 4 7 0 8-1 9-7 9-37 32-70 76-88 4-1 5-3 5-5 0-3-2-3-3-3-17-7-64-27-78-92-1-4-2-5-9-5-2 0-8 0-8 4 0 1 4 26 20 51 8 12 19 25 36 37-95 0-191 0-287 0-7 0-14 0-14 8s7 8 14 8c96 0 192 0 287 0z"><text:p/></draw:path><draw:path draw:style-name="gr3" draw:text-style-name="P6" svg:width="0.1039in" svg:height="0.1079in" svg:x="0.6976in" svg:y="0.0012in" svg:viewBox="0 0 265 275" svg:d="M55 231c-15 25-30 30-47 32-5 0-8 0-8 7 0 2 2 5 4 5 11 0 23-2 34-2 13 0 26 2 39 2 2 0 7 0 7-8 0-4-4-4-6-4-9-2-19-4-19-14 0-4 3-8 6-14 10-16 20-33 30-48 31 0 65 0 96 0 2 6 7 59 7 63 0 11-21 13-29 13-5 0-8 0-8 7 0 5 4 5 5 5 15 0 32-2 48-2 10 0 35 2 43 2 4 0 8 0 8-8 0-4-4-4-9-4-24 0-24-3-25-14-8-79-17-159-24-239 0-8 0-10-7-10-6 0-8 3-10 7-45 74-90 149-135 224zM102 175c26-43 51-85 76-127 5 42 8 84 12 127-29 0-58 0-88 0z"><text:p/></draw:path></draw:g></text:span><text:span text:style-name="T55">, ונוכיח קיום זיווג </text:span><text:span text:style-name="T55"><draw:g text:anchor-type="as-char" svg:y="-0.1319in" draw:z-index="328" draw:name="Shape322" draw:style-name="gr1"><svg:title>TexMaths</svg:title><svg:desc>11§display§f_{n + 1} \colon A^{n + 1} \to A§svg§600§FALSE§</svg:desc><draw:path draw:style-name="gr2" draw:text-style-name="P5" svg:width="1.102in" svg:height="0.1524in" svg:x="-0.0004in" svg:y="0.0075in" svg:viewBox="0 0 2800 388" svg:d="M1400 388c-467 0-934 0-1400 0 0-130 0-258 0-388 934 0 1866 0 2800 0 0 130 0 258 0 388-466 0-934 0-1400 0z"><text:p/></draw:path><draw:path draw:style-name="gr3" draw:text-style-name="P6" svg:width="0.0752in" svg:height="0.1374in" svg:x="0in" svg:y="0.026in" svg:viewBox="0 0 192 350" svg:d="M121 118c11 0 22 0 33 0 8 0 12 0 12-8 0-4-4-4-11-4-11 0-21 0-32 0 3-16 6-30 9-44 1-8 7-36 9-41 3-7 10-12 18-12 2 0 11 0 19 6-17 1-21 16-21 21 0 9 7 13 15 13 9 0 20-8 20-23 0-17-17-26-33-26-13 0-38 7-49 45-2 8-3 12-13 61-9 0-18 0-27 0-7 0-11 0-11 7 0 5 4 5 10 5 9 0 18 0 27 0-10 50-20 101-30 150-7 38-13 73-33 73-2 0-11 0-19-7 18-1 21-15 21-21 0-8-6-13-14-13-10 0-21 9-21 23 0 18 16 27 33 27 21 0 36-23 43-38 13-24 22-70 22-73 8-40 15-81 23-121z"><text:p/></draw:path><draw:path draw:style-name="gr3" draw:text-style-name="P6" svg:width="0.0646in" svg:height="0.0476in" svg:x="0.0717in" svg:y="0.1083in" svg:viewBox="0 0 165 122" svg:d="M20 102c-1 5-1 7-2 11 0 7 4 9 8 9 6 0 9-3 11-5 3-3 4-11 5-17 1-5 4-18 6-24 1-7 3-12 5-19 2-11 3-13 11-24 7-11 20-25 40-25 16 0 16 14 16 19 0 16-11 47-16 58-3 7-4 10-4 14 0 14 12 23 26 23 27 0 39-37 39-41s-3-4-4-4c-4 0-5 2-6 5-5 21-18 32-29 32-5 0-6-3-6-8 0-7 1-10 6-22 4-9 15-38 15-53 0-26-21-31-35-31-24 0-38 14-47 25-1-18-17-25-28-25-12 0-18 9-21 15-7 10-10 26-10 27 0 3 3 3 4 3 4 0 5 0 6-8 4-16 10-29 20-29 7 0 8 6 8 13 0 5-3 15-4 23-2 7-4 18-5 24-4 11-6 22-9 34z"><text:p/></draw:path><draw:path draw:style-name="gr3" draw:text-style-name="P6" svg:width="0.078in" svg:height="0.078in" svg:x="0.1492in" svg:y="0.0902in" svg:viewBox="0 0 199 199" svg:d="M107 106c27 0 55 0 82 0 3 0 10 0 10-7s-7-7-10-7c-27 0-55 0-82 0 0-27 0-55 0-82 0-3 0-10-7-10s-7 6-7 10c0 27 0 55 0 82-27 0-56 0-83 0-3 0-10 0-10 7s7 7 10 7c27 0 56 0 83 0 0 27 0 55 0 83 0 4 0 10 7 10s7-6 7-10c0-28 0-56 0-83z"><text:p/></draw:path><draw:path draw:style-name="gr3" draw:text-style-name="P6" svg:width="0.0386in" svg:height="0.0701in" svg:x="0.2465in" svg:y="0.085in" svg:viewBox="0 0 99 179" svg:d="M62 8c0-8-2-8-9-8-17 17-42 16-53 16 0 4 0 7 0 10 7 0 24 0 40-7 0 46 0 92 0 138 0 9 0 12-28 12-3 0-7 0-10 0 0 4 0 7 0 10 5 0 39-1 49-1 7 0 41 1 48 1 0-3 0-6 0-10-3 0-8 0-11 0-26 0-26-3-26-12 0-50 0-100 0-149z"><text:p/></draw:path><draw:path draw:style-name="gr3" draw:text-style-name="P6" svg:width="0.0161in" svg:height="0.065in" svg:x="0.3331in" svg:y="0.0681in" svg:viewBox="0 0 42 166" svg:d="M42 21c0-12-10-21-21-21s-21 9-21 21c0 11 10 20 21 20s21-9 21-20zM42 146c0-12-10-21-21-21s-21 9-21 21c0 11 10 20 21 20s21-9 21-20z"><text:p/></draw:path><draw:path draw:style-name="gr3" draw:text-style-name="P6" svg:width="0.1039in" svg:height="0.1079in" svg:x="0.4185in" svg:y="0.0252in" svg:viewBox="0 0 265 275" svg:d="M56 231c-15 25-31 31-48 32-5 1-8 1-8 8 0 2 2 4 5 4 10 0 22-1 33-1 13 0 27 1 39 1 2 0 8 0 8-7 0-4-5-5-7-5-9 0-18-3-18-13 0-5 3-9 5-15 10-15 20-32 30-48 31 0 64 0 96 0 1 8 7 59 7 64 0 11-20 12-28 12-5 0-9 0-9 8 0 4 4 4 5 4 17 0 33-1 48-1 10 0 35 1 44 1 3 0 7 0 7-8 0-4-3-4-9-4-24 0-24-2-25-13-8-81-15-161-23-241-1-8-1-9-8-9-6 0-8 2-10 7-45 74-89 149-134 224zM102 175c26-43 51-86 76-128 5 42 8 85 12 128-29 0-58 0-88 0z"><text:p/></draw:path><draw:path draw:style-name="gr3" draw:text-style-name="P6" svg:width="0.0646in" svg:height="0.0476in" svg:x="0.5323in" svg:y="0.0236in" svg:viewBox="0 0 165 122" svg:d="M20 102c-1 4-2 10-2 11 0 6 4 9 8 9 6 0 9-4 11-6 1-4 4-11 5-17 1-5 4-18 6-24 1-6 3-12 5-18 2-12 3-13 11-25 7-10 20-24 40-24 16 0 16 13 16 18 0 17-11 47-16 58-3 7-4 10-4 15 0 14 12 23 26 23 27 0 39-37 39-42 0-3-3-3-4-3-4 0-5 1-6 4-5 22-18 33-29 33-5 0-6-4-6-9 0-6 1-10 6-23 4-7 15-36 15-51 0-27-21-31-35-31-22 0-38 14-47 24-1-19-17-24-28-24-12 0-18 9-21 14-7 10-10 26-10 28 0 3 3 3 4 3 4 0 5-1 6-9 4-15 10-28 20-28 7 0 8 5 8 13 0 5-3 14-4 22-2 6-4 19-5 24-4 11-6 23-9 35z"><text:p/></draw:path><draw:path draw:style-name="gr3" draw:text-style-name="P6" svg:width="0.078in" svg:height="0.078in" svg:x="0.6094in" svg:y="0.0047in" svg:viewBox="0 0 199 199" svg:d="M107 107c27 0 55 0 82 0 3 0 10 0 10-7s-7-7-10-7c-27 0-55 0-82 0 0-27 0-56 0-83 0-3 0-10-7-10s-7 7-7 10c0 27 0 56 0 83-27 0-56 0-83 0-3 0-10 0-10 7s7 7 10 7c27 0 56 0 83 0 0 27 0 55 0 82 0 3 0 10 7 10s7-5 7-10c0-27 0-55 0-82z"><text:p/></draw:path><draw:path draw:style-name="gr3" draw:text-style-name="P6" svg:width="0.0386in" svg:height="0.0701in" svg:x="0.7067in" svg:y="-0.0004in" svg:viewBox="0 0 99 179" svg:d="M62 8c0-8-2-8-8-8-18 18-43 18-54 18 0 3 0 6 0 10 7 0 24 0 40-8 0 46 0 91 0 137 0 9 0 12-28 12-3 0-7 0-10 0 0 4 0 7 0 10 5 0 39-1 49-1 7 0 41 1 48 1 0-3 0-6 0-10-3 0-8 0-11 0-26 0-26-3-26-12 0-50 0-100 0-149z"><text:p/></draw:path><draw:path draw:style-name="gr3" draw:text-style-name="P6" svg:width="0.1346in" svg:height="0.0787in" svg:x="0.8142in" svg:y="0.0555in" svg:viewBox="0 0 343 201" svg:d="M301 108c-22 16-32 33-35 37-17 27-21 51-21 52 0 4 6 4 8 4 7 0 8-1 9-7 9-38 32-71 76-88 4-2 5-4 5-6 0-3-2-3-3-3-17-7-64-27-78-92-1-4-2-5-9-5-2 0-8 0-8 4 0 1 5 26 20 51 8 12 20 25 36 37-95 0-191 0-287 0-7 0-14 0-14 8s7 8 14 8c96 0 192 0 287 0z"><text:p/></draw:path><draw:path draw:style-name="gr3" draw:text-style-name="P6" svg:width="0.1039in" svg:height="0.1079in" svg:x="1.0055in" svg:y="0.0252in" svg:viewBox="0 0 265 275" svg:d="M55 231c-15 25-30 31-47 32-5 1-8 1-8 8 0 2 2 4 4 4 11 0 23-1 34-1 13 0 26 1 39 1 2 0 7 0 7-7 0-4-4-5-6-5-9 0-19-3-19-13 0-5 3-9 6-15 10-15 20-32 30-48 31 0 64 0 96 0 1 8 7 59 7 64 0 11-21 12-29 12-5 0-8 0-8 8 0 4 4 4 5 4 15 0 32-1 48-1 10 0 35 1 43 1 4 0 8 0 8-8 0-4-4-4-9-4-24 0-24-2-25-13-8-81-17-161-24-241 0-8 0-9-7-9-6 0-8 2-10 7-45 74-90 149-135 224zM102 175c26-43 51-86 76-128 5 42 8 85 12 128-29 0-58 0-88 0z"><text:p/></draw:path></draw:g></text:span><text:span text:style-name="T55">. נטען שהפוקציה </text:span><text:span text:style-name="T55"><draw:g text:anchor-type="as-char" svg:y="-0.1075in" draw:z-index="329" draw:name="Shape323" draw:style-name="gr1"><svg:title>TexMaths</svg:title><svg:desc>11§display§f_n§svg§600§FALSE§</svg:desc><draw:path draw:style-name="gr2" draw:text-style-name="P5" svg:width="0.128in" svg:height="0.1217in" svg:x="-0.0004in" svg:y="0.0075in" svg:viewBox="0 0 326 310" svg:d="M0 0c109 0 217 0 326 0 0 103 0 207 0 310-109 0-217 0-326 0 0-103 0-207 0-310z"><text:p/></draw:path><draw:path draw:style-name="gr3" draw:text-style-name="P6" svg:width="0.0744in" svg:height="0.1374in" svg:x="0in" svg:y="0in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3" draw:text-style-name="P6" svg:width="0.0646in" svg:height="0.0472in" svg:x="0.0709in" svg:y="0.0839in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/text:span><text:span text:style-name="T55"><text:s/>המוגדרת להלן זיווג: </text:span></text:p>
          <text:p text:style-name="P86"><draw:g text:anchor-type="as-char" svg:y="-0.1134in" draw:z-index="335" draw:name="Shape324" draw:style-name="gr1"><svg:title>TexMaths</svg:title><svg:desc>11§display§f_n = \lambda a \in A^n. \la f_n(a_1), f_n(a_2), \dots, f_n(a_n), f(a_{n + 1}) \ra§svg§600§FALSE§</svg:desc><draw:path draw:style-name="gr2" draw:text-style-name="P5" svg:width="3.328in" svg:height="0.1354in" svg:x="-0.0004in" svg:y="0.0071in" svg:viewBox="0 0 8454 345" svg:d="M0 0c2818 0 5636 0 8454 0 0 115 0 230 0 345-2818 0-5636 0-8454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" draw:text-style-name="P6" svg:width="0.0646in" svg:height="0.0472in" svg:x="0.0717in" svg:y="0.0894in" svg:viewBox="0 0 165 121" svg:d="M20 102c-1 4-2 10-2 11 0 6 4 8 8 8 5 0 9-3 11-5 3-3 4-11 5-17 1-5 4-18 5-24 3-7 4-12 6-19 2-11 3-13 11-24 8-10 20-24 41-24 15 0 15 13 15 18 0 17-11 47-15 58-4 7-5 10-5 14 0 14 12 23 25 23 28 0 40-36 40-41 0-3-3-3-4-3-4 0-5 1-6 4-5 22-17 34-28 34-6 0-7-5-7-10 0-7 1-10 7-22 3-8 14-37 14-52 0-27-21-31-35-31-23 0-38 13-47 24-2-18-17-24-28-24-12 0-18 9-22 14-6 10-9 26-9 27 0 4 3 4 4 4 4 0 4-1 6-9 4-15 10-28 20-28 7 0 9 5 9 13 0 4-3 14-5 22-2 7-4 19-5 24-4 11-6 23-9 35z"><text:p/></draw:path><draw:path draw:style-name="gr3" draw:text-style-name="P6" svg:width="0.1004in" svg:height="0.035in" svg:x="0.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48in" svg:height="0.1063in" svg:x="0.3598in" svg:y="0.0079in" svg:viewBox="0 0 191 271" svg:d="M118 154c16 40 35 99 40 108 7 8 10 8 21 8 4 0 6 0 9 0s3-2 3-4c0-1 0-2-1-3-4-4-6-10-8-17-27-73-53-147-80-220-7-22-28-26-47-26-2 0-7 0-7 3 0 4 3 4 4 5 12 2 15 4 25 31 12 34 25 69 37 104-35 35-71 69-106 105-5 4-8 6-8 12s6 11 12 11c7 0 10-5 13-8 31-36 62-73 93-109z"><text:p/></draw:path><draw:path draw:style-name="gr3" draw:text-style-name="P6" svg:width="0.0693in" svg:height="0.0681in" svg:x="0.4472in" svg:y="0.0457in" svg:viewBox="0 0 177 174" svg:d="M129 24c-7-14-19-24-35-24-47 0-94 56-94 112 0 37 21 62 52 62 7 0 26-1 49-29 4 17 17 29 35 29 15 0 24-9 29-21 7-14 12-37 12-38 0-4-3-4-4-4-5 0-5 1-6 7-6 25-14 48-29 48-10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6" svg:width="0.076in" svg:height="0.087in" svg:x="0.576in" svg:y="0.0307in" svg:viewBox="0 0 194 222" svg:d="M180 120c7 0 14 0 14-8 0-7-7-7-14-7-55 0-108 0-163 0 4-52 48-90 103-90 20 0 41 0 60 0 7 0 14 0 14-7 0-8-7-8-14-8-20 0-40 0-61 0-66 0-119 51-119 112 0 62 53 110 119 110 21 0 41 0 61 0 7 0 14 0 14-7 0-8-7-7-14-7-19 0-40 0-60 0-55 0-99-36-103-88 55 0 108 0 163 0z"><text:p/></draw:path><draw:path draw:style-name="gr3" draw:text-style-name="P6" svg:width="0.1039in" svg:height="0.1079in" svg:x="0.7126in" svg:y="0.0043in" svg:viewBox="0 0 265 275" svg:d="M56 230c-15 27-31 32-47 33-5 0-9 0-9 8 0 2 2 4 6 4 9 0 22-2 33-2 13 0 26 2 38 2 2 0 8 0 8-7 0-5-4-5-7-5-9-1-17-4-17-14 0-5 2-9 5-14 10-16 20-32 30-48 32 0 65 0 97 0 0 7 5 60 5 63 0 12-20 13-27 13-6 0-9 0-9 8 0 3 4 4 5 4 16 0 32-2 48-2 9 0 34 2 44 2 2 0 6 0 6-9 0-3-3-3-9-3-23 0-23-3-24-14-8-79-16-160-24-240-1-8-1-9-8-9-5 0-7 2-10 7-45 74-89 149-134 223zM102 175c26-43 51-86 76-128 5 42 9 85 13 128-29 0-59 0-89 0z"><text:p/></draw:path><draw:path draw:style-name="gr3" draw:text-style-name="P6" svg:width="0.065in" svg:height="0.0472in" svg:x="0.8264in" svg:y="0.0043in" svg:viewBox="0 0 166 121" svg:d="M21 102c-1 4-3 10-3 11 0 6 5 8 10 8 4 0 8-3 9-5 2-3 4-11 6-17 1-5 4-18 5-24 2-7 4-12 5-19 3-11 3-13 12-24 7-10 20-24 40-24 16 0 16 13 16 18 0 17-12 47-16 58-3 7-4 10-4 14 0 14 12 23 26 23 27 0 39-36 39-41 0-3-3-2-4-3-5 0-5 1-6 4-6 22-17 34-28 34-6 0-7-5-7-10 0-7 1-10 6-22 3-8 14-37 14-52 0-27-21-31-35-31-22 0-38 13-45 24-3-18-18-24-29-24-12 0-19 9-22 14-6 10-10 26-10 27 0 4 3 3 4 4 5 0 5-1 7-9 4-15 9-28 20-28 6 0 9 5 9 13 0 4-3 14-5 22-2 7-4 19-5 24-4 11-6 23-9 35z"><text:p/></draw:path><draw:path draw:style-name="gr3" draw:text-style-name="P6" svg:width="0.0157in" svg:height="0.0161in" svg:x="0.9173in" svg:y="0.0972in" svg:viewBox="0 0 41 42" svg:d="M41 21c0-11-9-21-20-21s-21 10-21 21 10 21 21 21 20-10 20-21z"><text:p/></draw:path><draw:path draw:style-name="gr3" draw:text-style-name="P6" svg:width="0.0339in" svg:height="0.1508in" svg:x="0.9634in" svg:y="0in" svg:viewBox="0 0 87 384" svg:d="M85 14c2-4 2-4 2-6 0-5-4-8-8-8s-6 2-10 9c-22 58-45 118-67 177-1 2-2 4-2 7 0 0 0 1 2 5 22 60 45 119 67 177 3 4 5 9 10 9 4 0 8-3 8-7 0-2 0-3-2-7-23-60-45-119-68-177 23-60 45-119 68-179z"><text:p/></draw:path><draw:path draw:style-name="gr3" draw:text-style-name="P6" svg:width="0.0756in" svg:height="0.137in" svg:x="1.0142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3" draw:text-style-name="P6" svg:width="0.0646in" svg:height="0.0472in" svg:x="1.0854in" svg:y="0.0894in" svg:viewBox="0 0 165 121" svg:d="M20 102c-1 4-2 10-2 11 0 6 4 8 8 8 6 0 10-3 11-5 2-3 4-11 5-17 1-5 4-18 6-24 2-7 4-12 5-19 3-11 3-13 11-24 8-10 21-24 41-24 15 0 16 13 16 18 0 17-12 47-16 58-4 7-5 10-5 14 0 14 12 23 27 23 26 0 38-36 38-41 0-3-3-3-4-3-4 0-4 1-5 4-6 22-18 34-29 34-6 0-7-5-7-10 0-7 2-10 7-22 3-8 14-37 14-52 0-27-21-31-35-31-22 0-38 13-47 24-1-18-17-24-28-24s-18 9-21 14c-7 10-10 26-10 27 0 4 3 4 4 4 4 0 5-1 6-9 4-15 10-28 20-28 7 0 10 5 10 13 0 4-4 14-5 22-2 7-5 19-6 24-4 11-6 23-9 35z"><text:p/></draw:path><draw:path draw:style-name="gr3" draw:text-style-name="P6" svg:width="0.035in" svg:height="0.1508in" svg:x="1.178in" svg:y="0in" svg:viewBox="0 0 90 384" svg:d="M90 380c0-1 0-1-6-8-49-48-61-121-61-179 0-67 14-135 62-183 5-4 5-4 5-7 0-2-2-3-4-3-3 0-39 26-62 75-18 43-24 86-24 118 0 28 4 76 26 119 24 47 57 72 60 72 2 0 4-1 4-4z"><text:p/></draw:path><draw:path draw:style-name="gr3" draw:text-style-name="P6" svg:width="0.0693in" svg:height="0.0681in" svg:x="1.2283in" svg:y="0.0457in" svg:viewBox="0 0 177 174" svg:d="M129 24c-7-14-18-24-35-24-46 0-94 56-94 112 0 37 22 62 52 62 7 0 27-1 50-29 4 17 17 29 36 29 13 0 22-9 28-21 7-14 11-37 11-38 0-4-3-4-4-4-5 0-5 1-6 7-6 25-13 48-29 48-10 0-11-10-11-17 0-9 1-12 4-29 4-17 5-21 9-35 4-19 10-37 14-54 2-11 2-11 2-13 0-7-4-10-11-10-9 0-15 9-16 16zM103 124c-1 7-1 8-7 15-17 21-32 27-43 27-20 0-25-22-25-36 0-20 12-67 22-85 11-23 28-37 44-37 25 0 30 32 30 34s-1 4-1 6c-6 26-13 51-20 76z"><text:p/></draw:path><draw:path draw:style-name="gr3" draw:text-style-name="P6" svg:width="0.0382in" svg:height="0.0701in" svg:x="1.3146in" svg:y="0.0661in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" draw:text-style-name="P6" svg:width="0.0346in" svg:height="0.1508in" svg:x="1.3799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177in" svg:height="0.0453in" svg:x="1.4433in" svg:y="0.0972in" svg:viewBox="0 0 46 116" svg:d="M46 41c0-26-10-41-25-41-12 0-21 10-21 21 0 10 9 21 21 21 4 0 10-2 13-6 1-1 1-1 2-1s1 0 1 6c0 28-13 51-26 65-4 3-4 4-4 5 0 4 2 5 4 5 3 0 35-30 35-75z"><text:p/></draw:path><draw:path draw:style-name="gr3" draw:text-style-name="P6" svg:width="0.0756in" svg:height="0.137in" svg:x="1.5059in" svg:y="0.0071in" svg:viewBox="0 0 193 349" svg:d="M121 118c11 0 23 0 34 0 8 0 11 0 11-9 0-3-3-3-10-3-11 0-21 0-32 0 3-16 6-30 8-44 1-9 7-36 9-41 4-7 10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" draw:text-style-name="P6" svg:width="0.0646in" svg:height="0.0472in" svg:x="1.5776in" svg:y="0.0894in" svg:viewBox="0 0 165 121" svg:d="M21 102c-1 4-3 10-3 11 0 6 4 8 8 8 6 0 10-3 11-5 2-3 4-11 5-17 2-5 4-18 6-24 2-7 4-12 5-19 3-11 3-13 11-24 8-10 21-24 41-24 16 0 16 13 16 18 0 17-12 47-16 58-3 7-4 10-4 14 0 14 11 23 26 23 27 0 38-36 38-41 0-3-3-3-4-3-4 0-4 1-5 4-6 22-17 34-28 34-6 0-7-5-7-10 0-7 1-10 6-22 3-8 14-37 14-52 0-27-21-31-35-31-22 0-38 13-45 24-3-18-19-24-30-24s-18 9-21 14c-6 10-10 26-10 27 0 4 3 3 4 4 5 0 5-1 7-9 3-15 9-28 20-28 6 0 9 5 9 13 0 4-3 14-5 22-2 7-4 19-6 24-3 11-6 23-8 35z"><text:p/></draw:path><draw:path draw:style-name="gr3" draw:text-style-name="P6" svg:width="0.0346in" svg:height="0.1508in" svg:x="1.6701in" svg:y="0in" svg:viewBox="0 0 89 384" svg:d="M89 380c0-1 0-1-6-8-49-48-61-121-61-179 0-67 14-135 63-183 4-4 4-4 4-7 0-2-1-3-3-3-5 0-40 26-62 75-20 43-24 86-24 118 0 28 3 76 25 119 23 47 56 72 61 72 2 0 3-1 3-4z"><text:p/></draw:path><draw:path draw:style-name="gr3" draw:text-style-name="P6" svg:width="0.0689in" svg:height="0.0681in" svg:x="1.7205in" svg:y="0.0457in" svg:viewBox="0 0 176 174" svg:d="M129 24c-8-14-19-24-37-24-45 0-92 56-92 112 0 37 21 62 51 62 7 0 27-1 50-29 4 17 17 29 35 29 14 0 22-9 29-21 7-14 11-37 11-38 0-4-3-4-4-4-4 0-5 1-6 7-6 25-13 48-28 48-11 0-13-10-13-17 0-9 2-12 6-29 3-17 4-21 8-35 4-19 10-37 14-54 2-11 2-11 2-13 0-7-4-10-11-10-9 0-14 9-15 16zM103 124c-2 7-2 8-7 15-18 21-33 27-44 27-20 0-26-22-26-36 0-20 14-67 22-85 13-23 29-37 46-37 24 0 29 32 29 34s0 4-1 6c-6 26-12 51-19 76z"><text:p/></draw:path><draw:path draw:style-name="gr3" draw:text-style-name="P6" svg:width="0.0465in" svg:height="0.0701in" svg:x="1.8012in" svg:y="0.0661in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" draw:text-style-name="P6" svg:width="0.0346in" svg:height="0.1508in" svg:x="1.8717in" svg:y="0in" svg:viewBox="0 0 89 384" svg:d="M89 193c0-30-3-77-25-120-23-48-56-73-61-73-2 0-3 1-3 3 0 3 0 3 8 10 37 38 59 99 59 180 0 65-14 132-63 181-4 5-4 5-4 6 0 3 1 4 3 4 5 0 40-26 62-75 20-43 24-85 24-116z"><text:p/></draw:path><draw:path draw:style-name="gr3" draw:text-style-name="P6" svg:width="0.0173in" svg:height="0.0453in" svg:x="1.935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157in" svg:height="0.0161in" svg:x="2.0028in" svg:y="0.0972in" svg:viewBox="0 0 41 42" svg:d="M41 21c0-11-9-21-20-21-12 0-21 10-21 21s9 21 21 21c11 0 20-10 20-21z"><text:p/></draw:path><draw:path draw:style-name="gr3" draw:text-style-name="P6" svg:width="0.0157in" svg:height="0.0161in" svg:x="2.0705in" svg:y="0.0972in" svg:viewBox="0 0 41 42" svg:d="M41 21c0-11-9-21-20-21s-21 10-21 21 10 21 21 21 20-10 20-21z"><text:p/></draw:path><draw:path draw:style-name="gr3" draw:text-style-name="P6" svg:width="0.0161in" svg:height="0.0161in" svg:x="2.1378in" svg:y="0.0972in" svg:viewBox="0 0 42 42" svg:d="M42 21c0-11-10-21-21-21s-21 10-21 21 10 21 21 21 21-10 21-21z"><text:p/></draw:path><draw:path draw:style-name="gr3" draw:text-style-name="P6" svg:width="0.0177in" svg:height="0.0453in" svg:x="2.2055in" svg:y="0.0972in" svg:viewBox="0 0 46 116" svg:d="M46 41c0-26-10-41-25-41-13 0-21 10-21 21 0 10 8 21 21 21 4 0 10-2 13-6 1-1 1-1 2-1 0 2 1 0 1 6 0 28-13 51-26 65-4 3-4 4-4 5 0 4 2 5 4 5 3 0 35-30 35-75z"><text:p/></draw:path><draw:path draw:style-name="gr3" draw:text-style-name="P6" svg:width="0.0756in" svg:height="0.137in" svg:x="2.2681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" draw:text-style-name="P6" svg:width="0.0646in" svg:height="0.0472in" svg:x="2.3398in" svg:y="0.0894in" svg:viewBox="0 0 165 121" svg:d="M20 102c-1 4-2 10-2 11 0 6 4 8 8 8 6 0 10-3 11-5 2-3 4-11 5-17 2-5 4-18 6-24 2-7 4-12 5-19 3-11 3-13 11-24 8-10 21-24 41-24 15 0 16 13 16 18 0 17-12 47-16 58-3 7-4 10-4 14 0 14 11 23 26 23 26 0 38-36 38-41 0-3-3-3-4-3-4 0-4 1-5 4-6 22-18 34-28 34-7 0-8-5-8-10 0-7 2-10 7-22 3-8 14-37 14-52 0-27-21-31-35-31-22 0-38 13-45 24-3-18-19-24-30-24s-18 9-21 14c-7 10-10 26-10 27 0 4 3 4 4 4 5 0 5-1 7-9 3-15 9-28 20-28 6 0 9 5 9 13 0 4-4 14-5 22-2 7-4 19-6 24-4 11-6 23-9 35z"><text:p/></draw:path><draw:path draw:style-name="gr3" draw:text-style-name="P6" svg:width="0.0346in" svg:height="0.1508in" svg:x="2.4327in" svg:y="0in" svg:viewBox="0 0 89 384" svg:d="M89 380c0-1 0-1-6-8-49-48-61-121-61-179 0-67 14-135 62-183 5-4 5-4 5-7 0-2-1-3-3-3-5 0-40 26-62 75-20 43-24 86-24 118 0 28 3 76 25 119 23 47 56 72 61 72 2 0 3-1 3-4z"><text:p/></draw:path><draw:path draw:style-name="gr3" draw:text-style-name="P6" svg:width="0.0693in" svg:height="0.0681in" svg:x="2.4827in" svg:y="0.0457in" svg:viewBox="0 0 177 174" svg:d="M129 24c-7-14-18-24-35-24-46 0-94 56-94 112 0 37 22 62 52 62 7 0 27-1 50-29 4 17 17 29 36 29 13 0 22-9 28-21 7-14 11-37 11-38 0-4-3-4-4-4-4 0-5 1-6 7-6 25-13 48-28 48-11 0-12-10-12-17 0-9 1-12 5-29 3-17 4-21 8-35 4-19 10-37 14-54 2-11 2-11 2-13 0-7-4-10-11-10-9 0-14 9-16 16zM105 124c-3 7-3 8-8 15-18 21-33 27-44 27-20 0-25-22-25-36 0-20 13-67 22-85 12-23 28-37 44-37 25 0 30 32 30 34s0 4-1 6c-6 26-12 51-18 76z"><text:p/></draw:path><draw:path draw:style-name="gr3" draw:text-style-name="P6" svg:width="0.0646in" svg:height="0.0472in" svg:x="2.5622in" svg:y="0.0894in" svg:viewBox="0 0 165 121" svg:d="M20 102c-1 4-2 10-2 11 0 6 4 8 8 8 5 0 9-3 11-5 3-3 4-11 5-17 1-5 4-18 5-24 3-7 4-12 6-19 2-11 3-13 11-24 8-10 20-24 41-24 15 0 15 13 15 18 0 17-11 47-15 58-4 7-5 10-5 14 0 14 12 23 27 23 26 0 38-36 38-41 0-3-3-3-4-3-4 0-5 1-6 4-5 22-17 34-28 34-6 0-7-5-7-10 0-7 1-10 7-22 3-8 14-37 14-52 0-27-21-31-35-31-23 0-38 13-47 24-1-18-17-24-28-24-12 0-18 9-21 14-7 10-10 26-10 27 0 4 3 4 4 4 4 0 5-1 6-9 4-15 10-28 20-28 7 0 9 5 9 13 0 4-3 14-5 22-2 7-4 19-5 24-4 11-6 23-9 35z"><text:p/></draw:path><draw:path draw:style-name="gr3" draw:text-style-name="P6" svg:width="0.035in" svg:height="0.1508in" svg:x="2.6484in" svg:y="0in" svg:viewBox="0 0 90 384" svg:d="M90 193c0-30-4-77-25-120-23-48-57-73-61-73-2 0-4 1-4 3 0 3 0 3 8 10 38 38 60 99 60 180 0 65-14 132-62 181-6 5-6 5-6 6 0 3 2 4 4 4 4 0 39-26 62-75 20-43 24-85 24-116z"><text:p/></draw:path><draw:path draw:style-name="gr3" draw:text-style-name="P6" svg:width="0.0173in" svg:height="0.0453in" svg:x="2.7122in" svg:y="0.0972in" svg:viewBox="0 0 45 116" svg:d="M45 41c0-26-9-41-24-41-13 0-21 10-21 21 0 10 8 21 21 21 4 0 10-2 13-6 1-1 1-1 2-1 0 2 1 0 1 6 0 28-13 51-26 65-4 3-4 4-4 5 0 4 2 5 3 5 4 0 35-30 35-75z"><text:p/></draw:path><draw:path draw:style-name="gr3" draw:text-style-name="P6" svg:width="0.0756in" svg:height="0.137in" svg:x="2.7748in" svg:y="0.0071in" svg:viewBox="0 0 193 349" svg:d="M121 118c11 0 22 0 33 0 8 0 12 0 12-9 0-3-4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" draw:text-style-name="P6" svg:width="0.0346in" svg:height="0.1508in" svg:x="2.8728in" svg:y="0in" svg:viewBox="0 0 89 384" svg:d="M89 380c0-1 0-1-6-8-48-48-61-121-61-179 0-67 15-135 63-183 4-4 4-4 4-7 0-2-1-3-3-3-5 0-39 26-62 75-20 43-24 86-24 118 0 28 4 76 25 119 23 47 56 72 61 72 2 0 3-1 3-4z"><text:p/></draw:path><draw:path draw:style-name="gr3" draw:text-style-name="P6" svg:width="0.0693in" svg:height="0.0681in" svg:x="2.9232in" svg:y="0.0457in" svg:viewBox="0 0 177 174" svg:d="M129 24c-7-14-19-24-35-24-47 0-94 56-94 112 0 37 21 62 52 62 7 0 26-1 49-29 4 17 17 29 35 29 15 0 24-9 29-21 7-14 12-37 12-38 0-4-3-4-4-4-5 0-5 1-6 7-6 25-14 48-29 48-11 0-13-10-13-17 0-9 2-12 6-29s5-21 9-35c4-19 9-37 13-54 3-11 3-11 3-13 0-7-4-10-11-10-10 0-15 9-16 16zM103 124c-2 7-2 8-7 15-17 21-33 27-44 27-19 0-24-22-24-36 0-20 12-67 20-85 13-23 30-37 46-37 25 0 30 32 30 34s-1 4-1 6c-6 26-13 51-20 76z"><text:p/></draw:path><draw:path draw:style-name="gr3" draw:text-style-name="P6" svg:width="0.0646in" svg:height="0.0472in" svg:x="3.0024in" svg:y="0.0894in" svg:viewBox="0 0 165 121" svg:d="M21 102c-1 4-3 10-3 11 0 6 5 8 8 8 6 0 10-3 11-5 2-3 4-11 5-17 2-5 4-18 6-24 2-7 4-12 5-19 3-11 3-13 11-24 8-10 21-24 41-24 16 0 16 13 16 18 0 17-12 47-16 58-3 7-4 10-4 14 0 14 11 23 26 23 27 0 38-36 38-41 0-3-3-3-4-3-4 0-4 1-5 4-6 22-17 34-28 34-6 0-7-5-7-10 0-7 1-10 6-22 3-8 14-37 14-52 0-27-21-31-35-31-22 0-38 13-45 24-3-18-19-24-30-24s-18 9-21 14c-6 10-10 26-10 27 0 4 3 3 4 4 5 0 5-1 7-9 3-15 9-28 20-28 6 0 9 5 9 13 0 4-3 14-5 22-2 7-4 19-6 24-3 11-6 23-8 35z"><text:p/></draw:path><draw:path draw:style-name="gr3" draw:text-style-name="P6" svg:width="0.0783in" svg:height="0.0776in" svg:x="3.0799in" svg:y="0.0709in" svg:viewBox="0 0 200 198" svg:d="M107 107c27 0 55 0 82 0 5 0 11 0 11-7 0-6-6-6-11-6-27 0-55 0-82 0 0-29 0-57 0-84 0-3 0-10-7-10-6 0-6 7-6 10 0 27 0 55 0 84-28 0-55 0-83 0-4 0-11 0-11 6 0 7 7 7 11 7 28 0 55 0 83 0 0 27 0 55 0 82 0 4 0 9 6 9 7 0 7-5 7-9 0-27 0-55 0-82z"><text:p/></draw:path><draw:path draw:style-name="gr3" draw:text-style-name="P6" svg:width="0.0382in" svg:height="0.0701in" svg:x="3.1776in" svg:y="0.0661in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" draw:text-style-name="P6" svg:width="0.0346in" svg:height="0.1508in" svg:x="3.2433in" svg:y="0in" svg:viewBox="0 0 89 384" svg:d="M89 193c0-30-4-77-25-120-23-48-56-73-61-73-2 0-3 1-3 3 0 3 0 3 7 10 38 38 60 99 60 180 0 65-14 132-63 181-4 5-4 5-4 6 0 3 1 4 3 4 5 0 39-26 62-75 20-43 24-85 24-116z"><text:p/></draw:path><draw:path draw:style-name="gr3" draw:text-style-name="P6" svg:width="0.0335in" svg:height="0.1508in" svg:x="3.302in" svg:y="0in" svg:viewBox="0 0 86 384" svg:d="M84 198c2-4 2-5 2-5 0-1 0-3-2-7-22-59-45-119-67-177-3-7-5-9-9-9-5 0-8 3-8 8 0 1 0 2 1 6 23 60 46 119 69 179-23 58-46 117-69 177-1 4-1 4-1 7 0 4 3 7 8 7 4 0 6-4 7-7 24-60 46-119 69-179z"><text:p/></draw:path></draw:g></text:p>
          <text:p text:style-name="P89">נוכיח את אשר הכרחי למספיק להיות <draw:g text:anchor-type="as-char" svg:y="-0.1063in" draw:z-index="330" draw:name="Shape325" draw:style-name="gr1"><svg:title>TexMaths</svg:title><svg:desc>11§display§f_{n + 1}§svg§600§FALSE§</svg:desc><draw:path draw:style-name="gr2" draw:text-style-name="P5" svg:width="0.2764in" svg:height="0.1264in" svg:x="-0.0004in" svg:y="0.0071in" svg:viewBox="0 0 703 322" svg:d="M0 0c234 0 469 0 703 0 0 107 0 215 0 322-234 0-469 0-703 0 0-107 0-215 0-322z"><text:p/></draw:path><draw:path draw:style-name="gr3" draw:text-style-name="P6" svg:width="0.0752in" svg:height="0.1374in" svg:x="0in" svg:y="0in" svg:viewBox="0 0 192 350" svg:d="M121 118c11 0 22 0 33 0 8 0 12 0 12-8 0-4-4-4-11-4-11 0-22 0-32 0 2-16 5-30 8-44 2-8 7-36 10-40 3-8 10-13 17-13 2 0 12 0 19 6-17 2-21 16-21 21 0 9 8 14 14 14 11 0 22-8 22-24 0-17-17-26-34-26-13 0-37 7-48 45-2 8-4 12-13 61-9 0-18 0-27 0-7 0-12 0-12 8 0 4 4 4 11 4 9 0 17 0 26 0-10 51-19 101-29 152-7 38-13 73-34 73-1 0-11 0-18-8 18-1 21-14 21-21 0-9-6-13-14-13-10 0-21 9-21 23 0 18 16 26 32 26 22 0 37-22 44-37 12-24 21-71 22-74 8-41 15-80 23-121z"><text:p/></draw:path><draw:path draw:style-name="gr3" draw:text-style-name="P6" svg:width="0.0646in" svg:height="0.0472in" svg:x="0.0713in" svg:y="0.0831in" svg:viewBox="0 0 165 121" svg:d="M21 102c-1 4-3 10-3 12 0 5 5 7 9 7 5 0 8-3 10-5 1-2 4-11 6-17 1-5 4-17 5-24 3-7 4-12 5-19 3-11 3-13 12-24 6-11 20-24 39-24 17 0 17 13 17 18 0 17-12 47-17 58-2 7-3 10-3 14 0 14 12 23 25 23 28 0 39-36 39-41 0-3-2-2-3-3-5 0-5 1-6 5-7 22-18 33-28 33-6 0-7-5-7-10 0-7 1-10 5-22 4-9 15-38 15-52 0-27-21-31-35-31-22 0-38 13-46 24-2-18-17-24-28-24-12 0-19 8-22 14-6 10-10 26-10 27 0 3 4 3 5 3 4 0 4 0 6-8 4-15 9-28 20-28 6 0 9 5 9 13 0 4-3 14-5 22s-4 19-5 24c-4 11-6 23-9 35z"><text:p/></draw:path><draw:path draw:style-name="gr3" draw:text-style-name="P6" svg:width="0.0776in" svg:height="0.0776in" svg:x="0.1484in" svg:y="0.0642in" svg:viewBox="0 0 198 198" svg:d="M106 107c27 0 54 0 82 0 3 0 10 0 10-7s-6-7-10-7c-28 0-55 0-82 0 0-28 0-56 0-83 0-3 0-10-7-10s-7 7-7 10c0 27 0 55 0 83-27 0-55 0-82 0-5 0-10 0-10 6 0 8 5 8 10 8 27 0 55 0 82 0 0 27 0 55 0 81 0 4 0 10 7 10s7-6 7-10c0-26 0-54 0-81z"><text:p/></draw:path><draw:path draw:style-name="gr3" draw:text-style-name="P6" svg:width="0.0382in" svg:height="0.0705in" svg:x="0.2461in" svg:y="0.0594in" svg:viewBox="0 0 98 180" svg:d="M60 8c0-8 0-8-7-8-18 17-42 18-53 18 0 3 0 5 0 8 5 0 24 0 38-6 0 45 0 91 0 138 0 8 0 12-26 12-3 0-8 0-11 0 0 3 0 6 0 10 6 0 39-1 48-1s43 1 49 1c0-4 0-7 0-10-3 0-7 0-10 0-28 0-28-4-28-12 0-51 0-101 0-150z"><text:p/></draw:path></draw:g><text:s/>זיווג: </text:p>
          <text:list>
            <text:list-item>
              <text:p text:style-name="P90">על: <text:span text:style-name="T54">יהי </text:span><text:span text:style-name="T54"><draw:g text:anchor-type="as-char" svg:y="-0.1083in" draw:z-index="333" draw:name="Shape326" draw:style-name="gr1"><svg:title>TexMaths</svg:title><svg:desc>11§display§y \in A§svg§600§FALSE§</svg:desc><draw:path draw:style-name="gr2" draw:text-style-name="P5" svg:width="0.3587in" svg:height="0.1232in" svg:x="0.0031in" svg:y="0.0079in" svg:viewBox="0 0 912 314" svg:d="M0 0c304 0 608 0 912 0 0 104 0 210 0 314-304 0-608 0-912 0 0-104 0-210 0-314z"><text:p/></draw:path><draw:path draw:style-name="gr3" draw:text-style-name="P6" svg:width="0.0697in" svg:height="0.0972in" svg:x="-0.0004in" svg:y="0.0413in" svg:viewBox="0 0 178 248" svg:d="M177 23c1-4 1-5 1-9 0-6-5-10-11-10-4 0-10 3-13 8-1 2-5 14-6 21-3 10-5 21-7 31-6 23-12 46-18 69-2 6-19 33-44 33-20 0-24-17-24-31 0-17 7-42 20-76 6-15 7-19 7-27 0-18-12-32-30-32-38 0-52 56-52 59 0 5 3 3 4 5 5 0 5-1 7-8 10-36 26-47 38-47 4 0 10 0 10 12 0 10-3 20-6 27-16 41-22 63-22 81 0 34 24 46 47 46 14 0 28-7 38-18-4 20-9 39-25 58-10 13-24 24-42 24-5 0-23-1-29-15 6 0 11 0 16-5 5-4 8-8 8-16 0-12-10-13-14-13-9 0-21 6-21 24 0 20 16 34 40 34 40 0 80-35 91-78 12-49 24-99 37-147z"><text:p/></draw:path><draw:path draw:style-name="gr3" draw:text-style-name="P6" svg:width="0.0756in" svg:height="0.087in" svg:x="0.1299in" svg:y="0.0268in" svg:viewBox="0 0 193 222" svg:d="M180 119c7 0 13 0 13-8s-6-8-13-8c-55 0-109 0-164 0 5-51 49-88 104-88 20 0 39 0 60 0 7 0 13 0 13-7 0-8-6-8-13-8-21 0-40 0-61 0-66 0-119 48-119 111 0 61 53 111 119 111 21 0 40 0 61 0 7 0 13 0 13-8s-6-8-13-8c-21 0-40 0-60 0-55 0-99-36-104-87 55 0 109 0 164 0z"><text:p/></draw:path><draw:path draw:style-name="gr3" draw:text-style-name="P6" svg:width="0.1039in" svg:height="0.1079in" svg:x="0.2657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2 0 7 0 7-8 0-4-5-4-9-4-24 0-24-3-25-14-8-80-16-160-23-240-1-8-1-9-8-9s-8 2-10 7c-45 74-89 149-134 224zM102 175c25-43 51-86 76-128 3 42 8 85 12 128-30 0-58 0-88 0z"><text:p/></draw:path></draw:g></text:span><text:span text:style-name="T54">, נוכיח קיום </text:span><text:span text:style-name="T54"><draw:g text:anchor-type="as-char" svg:y="-0.1335in" draw:z-index="331" draw:name="Shape327" draw:style-name="gr1"><svg:title>TexMaths</svg:title><svg:desc>11§display§a \in A^{n +1}§svg§600§FALSE§</svg:desc><draw:path draw:style-name="gr2" draw:text-style-name="P5" svg:width="0.5831in" svg:height="0.1228in" svg:x="0.0016in" svg:y="0.0071in" svg:viewBox="0 0 1482 313" svg:d="M742 313c-248 0-494 0-742 0 0-104 0-209 0-313 494 0 988 0 1482 0 0 104 0 209 0 313-246 0-494 0-740 0z"><text:p/></draw:path><draw:path draw:style-name="gr3" draw:text-style-name="P6" svg:width="0.0693in" svg:height="0.0685in" svg:x="-0.0004in" svg:y="0.0661in" svg:viewBox="0 0 177 175" svg:d="M129 24c-7-14-18-24-35-24-46 0-94 56-94 113 0 36 22 62 52 62 7 0 27-2 50-30 3 17 17 30 36 30 13 0 22-9 28-22 7-13 8-26 11-38 0-4-3-4-4-4-5 0-5 2-6 7-6 25-13 48-29 48-10 0-11-10-11-18s0-12 4-28c4-17 5-20 9-35 4-19 10-37 14-54 2-11 2-11 2-13 0-7-4-10-11-10-9 0-15 8-16 16zM103 124c-1 7-1 8-7 14-17 21-32 28-43 28-20 0-25-21-25-36 0-20 12-67 22-85 11-22 28-36 44-36 25 0 30 29 30 33 0 2-1 5-1 6-6 26-13 51-20 76z"><text:p/></draw:path><draw:path draw:style-name="gr3" draw:text-style-name="P6" svg:width="0.0756in" svg:height="0.087in" svg:x="0.1291in" svg:y="0.0512in" svg:viewBox="0 0 193 222" svg:d="M179 119c7 0 14 0 14-8s-7-8-14-8c-55 0-109 0-164 0 5-51 50-88 104-88 20 0 41 0 60 0 7 0 14 0 14-7 0-8-7-8-14-8-21 0-40 0-61 0-66 0-118 49-118 111s52 111 118 111c21 0 40 0 61 0 7 0 14 0 14-8 0-7-7-7-14-7-19 0-40 0-60 0-54 0-99-37-104-88 55 0 109 0 164 0z"><text:p/></draw:path><draw:path draw:style-name="gr3" draw:text-style-name="P6" svg:width="0.1039in" svg:height="0.1079in" svg:x="0.2654in" svg:y="0.0248in" svg:viewBox="0 0 265 275" svg:d="M56 230c-15 26-31 32-47 33-6 0-9 0-9 7 0 3 2 5 6 5 9 0 22-1 33-1 13 0 26 1 38 1 2 0 8 0 8-8 0-4-4-4-7-4-9-1-17-5-17-14 0-5 2-8 5-14 10-16 19-33 29-48 32 0 65 0 96 0 2 6 7 59 7 62 0 13-20 14-27 14-6 0-10 0-10 7 0 5 3 4 5 5 17 0 33-1 49-1 10 0 34 1 44 1 2 0 6 0 6-8 0-4-3-4-9-4-24 0-24-4-25-15-8-79-15-159-23-239-1-8-1-9-8-9-5 0-7 2-10 7-45 74-89 149-134 223zM102 175c26-43 51-86 76-128 5 42 8 85 12 128-29 0-58 0-88 0z"><text:p/></draw:path><draw:path draw:style-name="gr3" draw:text-style-name="P6" svg:width="0.0646in" svg:height="0.0476in" svg:x="0.3787in" svg:y="0.024in" svg:viewBox="0 0 165 122" svg:d="M20 102c-1 3-2 10-2 11 0 6 4 9 8 9 6 0 10-4 11-7 2-2 4-11 5-16 1-6 4-18 6-24 2-7 4-12 5-19 3-11 3-13 11-24 8-10 21-24 41-24 15 0 16 13 16 18 0 17-12 47-16 58-4 7-5 9-5 14 0 14 12 24 27 24 26 0 38-37 38-42 0-3-3-3-4-3-4 0-5 1-5 4-6 22-18 33-29 33-6 0-7-4-7-10s2-9 7-22c3-7 14-36 14-51 0-27-21-31-35-31-22 0-38 13-47 24-1-19-17-24-28-24s-18 9-21 14c-7 10-10 26-10 27 0 4 3 4 4 4 5 0 5-1 7-9 3-15 9-28 19-28 7 0 10 5 10 13 0 4-4 14-5 22-2 6-5 19-6 24-4 11-6 23-9 35z"><text:p/></draw:path><draw:path draw:style-name="gr3" draw:text-style-name="P6" svg:width="0.078in" svg:height="0.0776in" svg:x="0.4563in" svg:y="0.0047in" svg:viewBox="0 0 199 198" svg:d="M107 107c27 0 55 0 82 0 4 0 10 0 10-7s-6-7-10-7c-27 0-55 0-82 0 0-28 0-56 0-83 0-3 0-10-7-10-6 0-6 7-6 10 0 27 0 55 0 83-28 0-57 0-84 0-3 0-10 0-10 7s7 7 10 7c27 0 56 0 84 0 0 27 0 55 0 82 0 2 0 9 6 9 7 0 7-7 7-9 0-27 0-55 0-82z"><text:p/></draw:path><draw:path draw:style-name="gr3" draw:text-style-name="P6" svg:width="0.0386in" svg:height="0.0701in" svg:x="0.5539in" svg:y="0in" svg:viewBox="0 0 99 179" svg:d="M62 8c0-8-1-8-9-8-17 18-42 18-53 18 0 3 0 6 0 9 7 0 24 0 40-7 0 45 0 91 0 137 0 9 0 12-28 12-3 0-6 0-10 0 0 4 0 7 0 10 5 0 39-1 49-1 7 0 41 1 48 1 0-3 0-6 0-10-3 0-8 0-11 0-26 0-26-3-26-12 0-50 0-100 0-149z"><text:p/></draw:path></draw:g></text:span><text:span text:style-name="T54"><text:s/>עבורו </text:span><text:span text:style-name="T54"><draw:g text:anchor-type="as-char" svg:y="-0.1134in" draw:z-index="332" draw:name="Shape328" draw:style-name="gr1"><svg:title>TexMaths</svg:title><svg:desc>11§display§f_n(a) = y§svg§600§FALSE§</svg:desc><draw:path draw:style-name="gr2" draw:text-style-name="P5" svg:width="0.6169in" svg:height="0.1354in" svg:x="-0.0004in" svg:y="0.0071in" svg:viewBox="0 0 1568 345" svg:d="M0 0c523 0 1045 0 1568 0 0 115 0 230 0 345-523 0-1045 0-1568 0 0-115 0-230 0-345z"><text:p/></draw:path><draw:path draw:style-name="gr3" draw:text-style-name="P6" svg:width="0.0756in" svg:height="0.137in" svg:x="0in" svg:y="0.0071in" svg:viewBox="0 0 193 349" svg:d="M121 118c11 0 22 0 33 0 8 0 12 0 12-9 0-3-4-3-11-3-11 0-21 0-32 0 2-16 6-30 8-44 2-9 8-36 10-41 3-7 10-13 17-13 3 0 13 0 19 7-16 2-20 15-20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" draw:text-style-name="P6" svg:width="0.065in" svg:height="0.0472in" svg:x="0.0713in" svg:y="0.0894in" svg:viewBox="0 0 166 121" svg:d="M21 102c-1 4-3 10-3 11 0 6 5 8 10 8 4 0 7-3 9-5 2-3 5-11 6-17 1-5 4-18 5-24 3-7 4-12 5-19 3-11 4-13 12-24 8-10 20-24 41-24 15 0 15 13 15 18 0 17-11 47-15 58-4 7-5 10-5 14 0 14 12 23 26 23 27 0 39-36 39-41 0-3-3-2-4-3-5 0-5 1-6 4-6 22-17 34-28 34-6 0-7-5-7-10 0-7 1-10 6-22 3-8 15-37 15-52 0-27-21-31-35-31-23 0-39 13-46 24-3-18-18-24-29-24-12 0-18 9-22 14-6 10-10 26-10 27 0 4 4 4 6 4 3 0 3-1 5-9 4-15 9-28 20-28 6 0 9 5 9 13 0 4-3 14-5 22-2 7-4 19-5 24-4 11-6 23-9 35z"><text:p/></draw:path><draw:path draw:style-name="gr3" draw:text-style-name="P6" svg:width="0.0346in" svg:height="0.1508in" svg:x="0.1642in" svg:y="0in" svg:viewBox="0 0 89 384" svg:d="M89 380c0-1 0-1-6-8-49-48-61-121-61-179 0-67 15-135 63-183 4-4 4-4 4-7 0-2-1-3-3-3-5 0-39 26-62 75-20 43-24 86-24 118 0 28 4 76 25 119 23 47 56 72 61 72 2 0 3-1 3-4z"><text:p/></draw:path><draw:path draw:style-name="gr3" draw:text-style-name="P6" svg:width="0.0689in" svg:height="0.0681in" svg:x="0.2146in" svg:y="0.0457in" svg:viewBox="0 0 176 174" svg:d="M129 24c-8-14-19-24-37-24-45 0-92 56-92 112 0 37 21 62 51 62 7 0 27-1 50-29 4 17 17 29 35 29 14 0 22-9 29-21 7-14 11-37 11-38 0-4-3-4-4-4-4 0-5 1-6 7-6 25-13 48-28 48-11 0-13-10-13-17 0-9 2-12 6-29s4-21 8-35c4-19 10-37 14-54 3-11 3-11 3-13 0-7-5-10-12-10-9 0-14 9-15 16zM103 124c-2 7-2 8-7 15-18 21-33 27-44 27-20 0-24-22-24-36 0-20 12-67 20-85 13-23 30-37 46-37 24 0 29 32 29 34s0 4-1 6c-6 26-12 51-19 76z"><text:p/></draw:path><draw:path draw:style-name="gr3" draw:text-style-name="P6" svg:width="0.035in" svg:height="0.1508in" svg:x="0.2972in" svg:y="0in" svg:viewBox="0 0 90 384" svg:d="M90 193c0-30-4-77-25-120-24-48-57-73-61-73-2 0-4 1-4 3 0 3 0 3 8 10 37 38 59 99 59 180 0 65-14 132-61 181-6 5-6 5-6 6 0 3 2 4 4 4 4 0 39-26 62-75 19-43 24-85 24-116z"><text:p/></draw:path><draw:path draw:style-name="gr3" draw:text-style-name="P6" svg:width="0.1004in" svg:height="0.035in" svg:x="0.398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" draw:text-style-name="P6" svg:width="0.0697in" svg:height="0.0972in" svg:x="0.5547in" svg:y="0.0457in" svg:viewBox="0 0 178 248" svg:d="M177 23c1-5 1-5 1-9 0-6-5-10-11-10-4 0-10 3-13 8-1 2-4 14-5 21-4 10-6 20-8 31-6 23-12 46-18 69-2 6-18 33-44 33-20 0-24-17-24-32 0-17 7-40 20-75 6-16 8-20 8-28 0-17-13-31-32-31-37 0-51 56-51 59 0 4 3 3 4 4 5 0 5-1 7-7 10-36 25-48 39-48 3 0 9 0 9 13 0 9-3 20-6 26-16 41-22 63-22 82 0 34 24 45 47 45 14 0 28-7 39-17-5 20-10 38-26 58-10 13-24 25-41 25-6 0-24-2-30-16 6 0 11 0 16-5 5-4 8-9 8-16 0-11-10-13-14-13-9 0-22 6-22 25 0 18 17 33 42 33 39 0 79-36 90-77 12-50 25-99 37-148z"><text:p/></draw:path></draw:g></text:span><text:span text:style-name="T54">. נבחר באופן דומה: </text:span></text:p>
              <text:p text:style-name="P86"><draw:g text:anchor-type="as-char" svg:y="-0.1335in" draw:z-index="342" draw:name="Shape329" draw:style-name="gr1"><svg:title>TexMaths</svg:title><svg:desc>11§display§y = \la f_n^{-1}(y_1), \dots, f_n^{-1}(y_n), f(y_{n + 1}) \ra§svg§600§FALSE§</svg:desc><draw:path draw:style-name="gr2" draw:text-style-name="P5" svg:width="2.3406in" svg:height="0.1559in" svg:x="0.0031in" svg:y="0.0071in" svg:viewBox="0 0 5946 397" svg:d="M0 0c1982 0 3963 0 5946 0 0 132 0 265 0 397-1983 0-3964 0-5946 0 0-132 0-265 0-397z"><text:p/></draw:path><draw:path draw:style-name="gr3" draw:text-style-name="P6" svg:width="0.0697in" svg:height="0.0976in" svg:x="-0.0004in" svg:y="0.0661in" svg:viewBox="0 0 178 249" svg:d="M177 23c1-5 1-5 1-9 0-6-5-10-11-10-4 0-10 3-13 8-1 2-4 14-5 21-4 10-6 21-8 31-6 23-12 46-18 69-1 6-18 33-44 33-20 0-24-16-24-30 0-19 7-42 20-76 6-17 8-20 8-28 0-18-13-32-31-32-38 0-52 56-52 60 0 3 3 2 4 3 5 0 5 0 7-7 11-36 26-47 40-47 2 0 8 0 8 12 0 10-3 20-6 26-16 41-22 63-22 82 0 34 24 46 47 46 16 0 28-6 39-17-5 19-9 38-26 59-10 12-24 23-41 23-6 0-24-1-30-16 6 0 11 0 16-5 5-2 8-7 8-14 0-12-10-14-14-14-9 0-21 6-21 25s16 33 41 33c39 0 79-34 90-78 12-50 25-98 37-148z"><text:p/></draw:path><draw:path draw:style-name="gr3" draw:text-style-name="P6" svg:width="0.1008in" svg:height="0.035in" svg:x="0.126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16in" svg:x="0.2949in" svg:y="0.0189in" svg:viewBox="0 0 86 386" svg:d="M85 14c1-4 1-4 1-6 0-5-3-8-8-8-3 0-5 2-9 9-22 59-45 118-67 177-1 2-2 5-2 7 0 1 0 2 2 7 22 58 45 117 67 176 3 4 5 10 9 10 5 0 8-5 8-8 0-2 0-2-1-7-23-59-45-119-68-178 23-60 45-119 68-179z"><text:p/></draw:path><draw:path draw:style-name="gr3" draw:text-style-name="P6" svg:width="0.0756in" svg:height="0.1378in" svg:x="0.3457in" svg:y="0.0268in" svg:viewBox="0 0 193 351" svg:d="M121 118c11 0 22 0 33 0 8 0 12 0 12-8 0-4-4-4-11-4-11 0-21 0-32 0 4-16 6-30 9-44 1-9 7-37 9-41 3-7 10-13 19-13 1 0 11 0 18 7-17 2-21 15-21 21 0 9 7 14 15 14 10 0 21-9 21-24 0-17-18-26-33-26-14 0-39 7-50 45-2 8-3 11-13 61-9 0-18 0-27 0-7 0-11 0-11 6s4 6 10 6c9 0 18 0 27 0-10 51-20 101-30 151-7 37-13 73-33 73-2 0-12 0-19-7 18-1 21-15 21-21 0-9-6-14-14-14-10 0-21 9-21 24 0 17 17 27 33 27 21 0 36-24 43-38 13-24 22-72 22-74 8-39 15-80 23-121z"><text:p/></draw:path><draw:path draw:style-name="gr3" draw:text-style-name="P6" svg:width="0.0717in" svg:height="0.0047in" svg:x="0.4402in" svg:y="0.0417in" svg:viewBox="0 0 183 13" svg:d="M172 13c4 0 11 0 11-6 0-7-7-7-11-7-54 0-108 0-162 0-4 0-10 0-10 6 0 7 6 7 10 7 54 0 108 0 162 0z"><text:p/></draw:path><draw:path draw:style-name="gr3" draw:text-style-name="P6" svg:width="0.0386in" svg:height="0.0705in" svg:x="0.535in" svg:y="0in" svg:viewBox="0 0 99 180" svg:d="M62 8c0-8 0-8-8-8-18 17-42 18-54 18 0 3 0 6 0 10 7 0 25 0 40-8 0 46 0 91 0 138 0 8 0 12-27 12-3 0-7 0-11 0 0 3 0 6 0 10 6 0 39-1 49-1 8 0 43 1 48 1 0-4 0-7 0-10-3 0-7 0-10 0-27 0-27-4-27-12 0-51 0-101 0-150z"><text:p/></draw:path><draw:path draw:style-name="gr3" draw:text-style-name="P6" svg:width="0.0646in" svg:height="0.0476in" svg:x="0.4173in" svg:y="0.1236in" svg:viewBox="0 0 165 122" svg:d="M20 103c-1 3-2 9-2 11 0 6 4 8 8 8 6 0 9-3 11-5 3-3 4-11 5-18 1-4 4-17 6-24 2-6 3-12 5-18 2-11 3-13 11-24s20-25 41-25c15 0 15 14 15 18 0 17-11 47-15 59-4 8-5 10-5 14 0 15 12 23 27 23 26 0 38-37 38-42 0-3-3-3-4-3-4 0-5 2-6 5-5 22-17 33-28 33-6 0-7-4-7-9 0-7 1-10 7-22 3-9 14-38 14-53 0-27-21-31-35-31-23 0-38 14-47 25-1-18-17-25-28-25-12 0-18 9-21 15-7 10-10 26-10 27 0 3 3 3 4 3 4 0 5-1 6-8 4-16 10-29 20-29 7 0 9 6 9 13 0 5-4 15-5 23-2 7-4 18-5 24-4 11-6 22-9 35z"><text:p/></draw:path><draw:path draw:style-name="gr3" draw:text-style-name="P6" svg:width="0.035in" svg:height="0.1516in" svg:x="0.6067in" svg:y="0.0189in" svg:viewBox="0 0 90 386" svg:d="M90 381c0-1 0-2-6-8-49-49-62-122-62-180 0-67 15-135 63-183 5-4 5-6 5-7 0-2-2-3-4-3-3 0-39 26-62 75-20 43-24 86-24 118 0 30 4 76 25 120 23 47 58 73 61 73 2 0 4-2 4-5z"><text:p/></draw:path><draw:path draw:style-name="gr3" draw:text-style-name="P6" svg:width="0.0697in" svg:height="0.0976in" svg:x="0.6555in" svg:y="0.0661in" svg:viewBox="0 0 178 249" svg:d="M177 23c1-5 1-5 1-9 0-6-5-10-11-10-4 0-10 3-13 8-1 2-4 14-5 21-4 10-6 21-8 31-6 23-12 46-18 69-2 6-18 33-44 33-20 0-24-16-24-30 0-19 7-42 20-76 6-17 8-20 8-28 0-18-13-32-31-32-38 0-52 56-52 60 0 3 3 2 4 3 5 0 5 0 7-7 10-36 26-47 39-47 3 0 9 0 9 12 0 10-3 20-6 26-16 41-22 63-22 82 0 34 24 46 47 46 14 0 28-6 39-17-5 19-10 38-26 59-10 12-24 23-41 23-6 0-24-1-30-16 6 0 11 0 16-5 5-2 8-7 8-14 0-12-10-14-14-14-9 0-21 6-21 25s16 33 41 33c39 0 79-34 90-78 12-50 25-98 37-148z"><text:p/></draw:path><draw:path draw:style-name="gr3" draw:text-style-name="P6" svg:width="0.0386in" svg:height="0.0705in" svg:x="0.7374in" svg:y="0.0854in" svg:viewBox="0 0 99 180" svg:d="M62 8c0-7-1-8-9-8-17 18-42 18-53 18 0 3 0 6 0 10 7 0 24 0 40-8 0 46 0 91 0 138 0 8 0 13-28 13-3 0-6 0-10 0 0 2 0 5 0 9 5 0 38-1 49-1 7 0 41 1 48 1 0-4 0-7 0-9-3 0-8 0-11 0-26 0-26-5-26-13 0-51 0-101 0-150z"><text:p/></draw:path><draw:path draw:style-name="gr3" draw:text-style-name="P6" svg:width="0.0346in" svg:height="0.1516in" svg:x="0.8028in" svg:y="0.0189in" svg:viewBox="0 0 89 386" svg:d="M89 193c0-30-3-77-25-120-23-48-56-73-61-73-2 0-3 1-3 3 0 1 0 3 8 9 37 39 59 100 59 181 0 65-14 133-63 182-4 4-4 5-4 6 0 3 1 5 3 5 5 0 40-27 62-76 20-42 24-85 24-117z"><text:p/></draw:path><draw:path draw:style-name="gr3" draw:text-style-name="P6" svg:width="0.0173in" svg:height="0.0453in" svg:x="0.8661in" svg:y="0.1173in" svg:viewBox="0 0 45 116" svg:d="M45 40c0-26-10-40-25-40-12 0-20 9-20 20s8 21 20 21c5 0 10-2 14-6 1 0 1-1 1-1 1 0 1 1 1 6 0 28-13 51-26 65-4 4-4 5-4 6 0 3 2 5 4 5 4 0 35-30 35-76z"><text:p/></draw:path><draw:path draw:style-name="gr3" draw:text-style-name="P6" svg:width="0.0157in" svg:height="0.0157in" svg:x="0.9339in" svg:y="0.1173in" svg:viewBox="0 0 41 41" svg:d="M41 20c0-11-9-20-20-20-12 0-21 9-21 20s9 21 21 21c11 0 20-10 20-21z"><text:p/></draw:path><draw:path draw:style-name="gr3" draw:text-style-name="P6" svg:width="0.0157in" svg:height="0.0157in" svg:x="1.0016in" svg:y="0.1173in" svg:viewBox="0 0 41 41" svg:d="M41 20c0-11-9-20-20-20s-21 9-21 20 10 21 21 21 20-10 20-21z"><text:p/></draw:path><draw:path draw:style-name="gr3" draw:text-style-name="P6" svg:width="0.0161in" svg:height="0.0157in" svg:x="1.0689in" svg:y="0.1173in" svg:viewBox="0 0 42 41" svg:d="M42 20c0-11-10-20-21-20s-21 9-21 20 10 21 21 21 21-10 21-21z"><text:p/></draw:path><draw:path draw:style-name="gr3" draw:text-style-name="P6" svg:width="0.0173in" svg:height="0.0453in" svg:x="1.137in" svg:y="0.1173in" svg:viewBox="0 0 45 116" svg:d="M45 40c0-26-10-40-25-40-12 0-20 9-20 20s8 21 20 21c4 0 10-2 13-6 1 0 1-1 2-1s1 1 1 6c0 28-13 51-26 65-4 4-4 5-4 6 0 3 2 5 4 5 4 0 35-30 35-76z"><text:p/></draw:path><draw:path draw:style-name="gr3" draw:text-style-name="P6" svg:width="0.0756in" svg:height="0.1378in" svg:x="1.1988in" svg:y="0.0268in" svg:viewBox="0 0 193 351" svg:d="M121 118c11 0 23 0 34 0 8 0 11 0 11-8 0-4-3-4-10-4-11 0-21 0-32 0 3-16 6-30 8-44 1-9 7-37 9-41 4-7 10-13 19-13 1 0 11 0 18 7-16 2-21 15-21 21 0 9 7 14 15 14 10 0 21-9 21-24 0-17-18-26-33-26-14 0-38 7-50 45-2 8-3 11-12 61-9 0-19 0-28 0-6 0-11 0-11 6s4 6 11 6c9 0 17 0 26 0-10 51-19 101-29 151-8 37-14 73-34 73-1 0-11 0-19-7 18-1 21-15 21-21 0-9-6-14-14-14-10 0-21 9-21 24 0 17 18 27 33 27 21 0 36-24 44-38 12-24 21-72 21-74 8-39 15-80 23-121z"><text:p/></draw:path><draw:path draw:style-name="gr3" draw:text-style-name="P6" svg:width="0.0717in" svg:height="0.0047in" svg:x="1.2933in" svg:y="0.0417in" svg:viewBox="0 0 183 13" svg:d="M172 13c4 0 11 0 11-6 0-7-6-7-11-7-54 0-107 0-161 0-4 0-11 0-11 6 0 7 7 7 11 7 54 0 107 0 161 0z"><text:p/></draw:path><draw:path draw:style-name="gr3" draw:text-style-name="P6" svg:width="0.0382in" svg:height="0.0705in" svg:x="1.3886in" svg:y="0in" svg:viewBox="0 0 98 180" svg:d="M61 8c0-8 0-8-8-8-18 17-42 18-53 18 0 3 0 6 0 10 7 0 24 0 39-8 0 46 0 91 0 138 0 8 0 12-27 12-3 0-6 0-10 0 0 3 0 6 0 10 5 0 38-1 48-1 8 0 42 1 48 1 0-4 0-7 0-10-3 0-7 0-10 0-27 0-27-4-27-12 0-51 0-101 0-150z"><text:p/></draw:path><draw:path draw:style-name="gr3" draw:text-style-name="P6" svg:width="0.0646in" svg:height="0.0476in" svg:x="1.2705in" svg:y="0.1236in" svg:viewBox="0 0 165 122" svg:d="M21 103c-1 3-3 9-3 11 0 6 4 8 8 8 6 0 10-3 11-5 2-3 4-11 5-18 2-4 4-17 6-24 2-6 4-12 5-18 3-11 3-13 11-24s21-25 41-25c16 0 16 14 16 18 0 17-12 47-16 59-3 8-4 10-4 14 0 15 11 23 26 23 27 0 38-37 38-42 0-3-3-3-4-3-4 0-4 2-5 5-6 22-17 33-28 33-6 0-7-4-7-9 0-7 1-10 6-22 3-9 14-38 14-53 0-27-21-31-35-31-22 0-38 14-45 25-3-18-19-25-30-25s-18 9-21 15c-6 10-10 26-10 27 0 3 3 2 4 3 5 0 5-1 7-8 3-16 9-29 20-29 6 0 9 6 9 13 0 5-3 15-5 23-2 7-4 18-6 24-3 11-6 22-8 35z"><text:p/></draw:path><draw:path draw:style-name="gr3" draw:text-style-name="P6" svg:width="0.035in" svg:height="0.1516in" svg:x="1.4598in" svg:y="0.0189in" svg:viewBox="0 0 90 386" svg:d="M90 381c0-1 0-2-6-8-49-49-61-122-61-180 0-67 14-135 62-183 5-4 5-6 5-7 0-2-1-3-4-3s-39 26-61 75c-19 43-25 86-25 118 0 30 4 76 26 120 24 47 57 73 60 73s4-2 4-5z"><text:p/></draw:path><draw:path draw:style-name="gr3" draw:text-style-name="P6" svg:width="0.0697in" svg:height="0.0976in" svg:x="1.5087in" svg:y="0.0661in" svg:viewBox="0 0 178 249" svg:d="M177 23c1-5 1-5 1-9 0-6-4-10-11-10-3 0-10 3-13 8-1 2-4 14-5 21-3 10-6 21-8 31-6 23-12 46-18 69-1 6-17 33-43 33-19 0-24-16-24-30 0-19 7-42 20-76 5-17 8-20 8-28 0-18-14-32-32-32-38 0-52 56-52 60 0 3 4 3 6 3 3 0 4 0 5-7 11-36 26-47 40-47 3 0 10 0 10 12 0 10-5 20-7 26-15 41-23 63-23 82 0 34 24 46 47 46 16 0 29-6 40-17-6 19-10 38-26 59-9 12-25 23-42 23-6 0-24-1-30-16 6 0 12 0 17-5 4-2 8-7 8-14 0-12-11-14-14-14-10 0-22 6-22 25s16 33 41 33c39 0 80-34 90-78 12-50 25-98 37-148z"><text:p/></draw:path><draw:path draw:style-name="gr3" draw:text-style-name="P6" svg:width="0.0646in" svg:height="0.0476in" svg:x="1.5839in" svg:y="0.1091in" svg:viewBox="0 0 165 122" svg:d="M21 103c-1 3-3 9-3 11 0 5 5 8 8 8 6 0 10-3 11-5 2-3 4-12 6-18 1-4 3-17 5-24 2-6 4-12 5-18 3-11 3-13 11-24s21-25 41-25c16 0 16 14 16 18 0 17-12 47-16 59-3 6-4 10-4 14 0 15 11 23 26 23 27 0 38-37 38-42 0-3-2-2-3-3-5 0-5 2-6 5-6 22-17 33-28 33-6 0-7-4-7-10s1-9 6-21c3-9 14-38 14-53 0-27-21-31-35-31-22 0-38 14-45 25-3-18-18-25-30-25-11 0-18 9-21 14-6 11-10 27-10 28 0 3 3 2 4 3 5 0 5-1 7-8 3-16 9-29 20-29 6 0 9 5 9 13 0 5-3 14-5 22-2 7-4 19-6 25-3 11-6 22-8 35z"><text:p/></draw:path><draw:path draw:style-name="gr3" draw:text-style-name="P6" svg:width="0.0346in" svg:height="0.1516in" svg:x="1.6705in" svg:y="0.0189in" svg:viewBox="0 0 89 386" svg:d="M89 193c0-30-3-77-25-120-23-48-56-73-61-73-2 0-3 1-3 3 0 1 0 3 8 9 37 39 59 100 59 181 0 65-14 133-63 182-4 4-4 5-4 6 0 3 1 5 3 5 5 0 40-27 62-76 20-42 24-85 24-117z"><text:p/></draw:path><draw:path draw:style-name="gr3" draw:text-style-name="P6" svg:width="0.0173in" svg:height="0.0453in" svg:x="1.7343in" svg:y="0.1173in" svg:viewBox="0 0 45 116" svg:d="M45 40c0-26-10-40-25-40-12 0-20 9-20 20s8 21 20 21c5 0 10-2 14-6 1 0 1-1 1-1 1 0 1 1 1 6 0 28-13 51-26 65-4 4-4 5-4 6 0 3 2 5 4 5 4 0 35-30 35-76z"><text:p/></draw:path><draw:path draw:style-name="gr3" draw:text-style-name="P6" svg:width="0.076in" svg:height="0.1378in" svg:x="1.7965in" svg:y="0.0268in" svg:viewBox="0 0 194 351" svg:d="M122 118c11 0 22 0 33 0 8 0 11 0 11-8 0-4-3-4-10-4-11 0-21 0-32 0 3-16 6-30 8-44 2-9 7-37 10-41 3-7 10-13 18-13 2 0 12 0 18 7-16 2-21 15-21 21 0 9 8 14 15 14 11 0 22-9 22-24 0-17-18-26-34-26-14 0-38 7-50 45-2 8-3 11-12 61-9 0-18 0-26 0s-13 0-13 6 4 6 11 6c9 0 17 0 26 0-10 51-19 101-29 151-8 37-14 73-34 73-1 0-11 0-19-7 19-1 22-15 22-21 0-9-7-14-14-14-10 0-22 9-22 24 0 17 18 27 33 27 22 0 37-24 44-38 12-24 21-72 22-74 8-39 15-80 23-121z"><text:p/></draw:path><draw:path draw:style-name="gr3" draw:text-style-name="P6" svg:width="0.035in" svg:height="0.1516in" svg:x="1.8945in" svg:y="0.0189in" svg:viewBox="0 0 90 386" svg:d="M90 381c0-1 0-2-6-8-49-49-61-122-61-180 0-67 14-135 62-183 5-4 5-6 5-7 0-2-1-3-4-3s-39 26-61 75c-19 43-25 86-25 118 0 30 4 76 26 120 24 47 57 73 60 73s4-2 4-5z"><text:p/></draw:path><draw:path draw:style-name="gr3" draw:text-style-name="P6" svg:width="0.0697in" svg:height="0.0976in" svg:x="1.9429in" svg:y="0.0661in" svg:viewBox="0 0 178 249" svg:d="M177 23c1-5 1-5 1-9 0-6-4-10-11-10-3 0-10 3-13 8-1 2-4 14-5 21-3 10-6 21-8 31-6 23-12 46-18 69-1 6-17 33-44 33-18 0-23-16-23-30 0-19 7-42 20-76 5-17 8-20 8-28 0-18-14-32-32-32-38 0-52 56-52 60 0 3 4 3 6 3 3 0 4 0 5-7 11-36 26-47 40-47 3 0 10 0 10 12 0 10-5 20-7 26-15 41-23 63-23 82 0 34 24 46 47 46 16 0 29-6 40-17-6 19-10 38-26 59-9 12-25 23-42 23-6 0-24-1-30-16 6 0 12 0 16-5 5-2 9-7 9-14 0-12-11-14-14-14-10 0-22 6-22 25s16 33 41 33c39 0 79-34 90-78 12-50 25-98 37-148z"><text:p/></draw:path><draw:path draw:style-name="gr3" draw:text-style-name="P6" svg:width="0.0646in" svg:height="0.0476in" svg:x="2.0181in" svg:y="0.1091in" svg:viewBox="0 0 165 122" svg:d="M21 103c-1 3-3 9-3 11 0 5 5 8 8 8 6 0 10-3 11-5 2-3 4-12 5-18 2-4 4-17 6-24 2-6 4-12 5-18 3-11 3-13 11-24s21-25 41-25c16 0 16 14 16 18 0 17-12 47-16 59-3 6-4 10-4 14 0 15 11 23 26 23 27 0 38-37 38-42 0-3-3-3-4-3-4 0-4 2-5 5-6 22-17 33-28 33-6 0-7-4-7-10s1-9 6-21c3-9 14-38 14-53 0-27-21-31-35-31-22 0-38 14-45 25-3-18-19-25-30-25s-18 9-21 14c-6 11-10 27-10 28 0 3 3 2 4 3 5 0 5-1 7-8 3-16 9-29 20-29 6 0 9 5 9 13 0 5-3 14-5 22-2 7-4 19-6 25-3 11-6 22-8 35z"><text:p/></draw:path><draw:path draw:style-name="gr3" draw:text-style-name="P6" svg:width="0.0783in" svg:height="0.0783in" svg:x="2.0957in" svg:y="0.0898in" svg:viewBox="0 0 200 200" svg:d="M107 107c27 0 55 0 82 0 5 0 11 0 11-7 0-6-6-6-11-6-27 0-55 0-82 0 0-28 0-55 0-83 0-4 0-11-7-11-6 0-6 7-6 11 0 28 0 55 0 83-28 0-55 0-83 0-4 0-11 0-11 6 0 7 7 7 11 7 28 0 55 0 83 0 0 27 0 55 0 83 0 4 0 10 6 10 7 0 7-6 7-10 0-28 0-56 0-83z"><text:p/></draw:path><draw:path draw:style-name="gr3" draw:text-style-name="P6" svg:width="0.0382in" svg:height="0.0705in" svg:x="2.1937in" svg:y="0.0854in" svg:viewBox="0 0 98 180" svg:d="M61 8c0-7 0-8-8-8-18 18-42 18-53 18 0 3 0 6 0 10 7 0 24 0 39-8 0 46 0 91 0 138 0 8 0 13-27 13-3 0-6 0-10 0 0 2 0 5 0 9 5 0 38-1 48-1 8 0 42 1 48 1 0-4 0-7 0-9-3 0-7 0-10 0-27 0-27-5-27-13 0-51 0-101 0-150z"><text:p/></draw:path><draw:path draw:style-name="gr3" draw:text-style-name="P6" svg:width="0.0346in" svg:height="0.1516in" svg:x="2.2591in" svg:y="0.0189in" svg:viewBox="0 0 89 386" svg:d="M89 193c0-30-4-77-25-120-23-48-56-73-61-73-2 0-3 1-3 3 0 1 0 3 7 9 38 39 60 100 60 181 0 65-14 133-63 182-4 4-4 5-4 6 0 3 1 5 3 5 5 0 39-27 62-76 20-42 24-85 24-117z"><text:p/></draw:path><draw:path draw:style-name="gr3" draw:text-style-name="P6" svg:width="0.0335in" svg:height="0.1516in" svg:x="2.3181in" svg:y="0.0189in" svg:viewBox="0 0 86 386" svg:d="M84 200c2-5 2-6 2-7s0-2-2-7c-22-59-45-118-67-177-3-7-5-9-9-9-5 0-8 3-8 8 0 1 0 2 1 5 23 60 46 119 69 180-23 58-46 118-69 177-1 5-1 6-1 8 0 3 3 8 8 8 4 0 6-5 7-8 24-59 46-119 69-178z"><text:p/></draw:path></draw:g></text:p>
              <text:p text:style-name="P91">(הערה: <draw:g text:anchor-type="as-char" svg:y="-0.1339in" draw:z-index="336" draw:name="Shape330" draw:style-name="gr1"><svg:title>TexMaths</svg:title><svg:desc>11§display§f_n^{-1}§svg§600§FALSE§</svg:desc><draw:path draw:style-name="gr2" draw:text-style-name="P5" svg:width="0.2197in" svg:height="0.1559in" svg:x="-0.0004in" svg:y="0.0075in" svg:viewBox="0 0 559 397" svg:d="M0 0c186 0 373 0 559 0 0 132 0 265 0 397-186 0-373 0-559 0 0-132 0-265 0-397z"><text:p/></draw:path><draw:path draw:style-name="gr3" draw:text-style-name="P6" svg:width="0.0756in" svg:height="0.1378in" svg:x="0in" svg:y="0.0264in" svg:viewBox="0 0 193 351" svg:d="M121 118c11 0 22 0 33 0 8 0 11 0 11-8 0-4-3-4-10-4-11 0-22 0-32 0 2-16 5-30 8-44 2-9 8-37 10-41 3-7 10-13 17-13 3 0 13 0 19 7-16 2-21 15-21 21 0 9 8 14 15 14 10 0 22-9 22-24 0-17-18-26-35-26-13 0-37 7-48 45-3 8-4 11-13 61-9 0-18 0-27 0-7 0-12 0-12 6s4 6 11 6c9 0 17 0 26 0-10 51-19 101-29 151-7 37-13 73-34 73-1 0-11 0-18-7 18-1 21-15 21-21 0-9-6-14-14-14-10 0-21 9-21 24 0 17 17 27 32 27 22 0 37-24 44-38 12-24 21-72 22-74 8-39 15-80 23-121z"><text:p/></draw:path><draw:path draw:style-name="gr3" draw:text-style-name="P6" svg:width="0.0717in" svg:height="0.0047in" svg:x="0.0941in" svg:y="0.0425in" svg:viewBox="0 0 183 13" svg:d="M172 13c4 0 11 0 11-6 0-7-7-7-11-7-54 0-107 0-161 0-4 0-11 0-11 6 0 7 7 7 11 7 54 0 107 0 161 0z"><text:p/></draw:path><draw:path draw:style-name="gr3" draw:text-style-name="P6" svg:width="0.0382in" svg:height="0.0705in" svg:x="0.189in" svg:y="0in" svg:viewBox="0 0 98 180" svg:d="M61 8c0-8 0-8-8-8-18 17-42 18-53 18 0 3 0 6 0 10 6 0 24 0 39-8 0 46 0 91 0 138 0 8 0 12-27 12-3 0-8 0-11 0 0 3 0 6 0 10 6 0 39-1 49-1 8 0 42 1 48 1 0-4 0-7 0-10-3 0-7 0-10 0-27 0-27-4-27-12 0-51 0-101 0-150z"><text:p/></draw:path><draw:path draw:style-name="gr3" draw:text-style-name="P6" svg:width="0.0646in" svg:height="0.0476in" svg:x="0.0713in" svg:y="0.1236in" svg:viewBox="0 0 165 122" svg:d="M21 103c-1 3-3 9-3 11 0 6 5 8 10 8 4 0 8-3 9-5 2-3 4-11 6-18 1-4 4-17 5-24 3-6 4-12 5-18 3-11 3-13 12-24 7-11 20-25 40-25 16 0 16 14 16 18 0 17-12 47-16 59-3 8-4 10-4 14 0 15 11 23 26 23 27 0 38-37 38-42 0-3-3-3-4-3-4 0-4 2-5 5-6 22-17 33-28 33-6 0-7-4-7-9 0-7 1-10 6-22 3-9 14-38 14-53 0-27-21-31-35-31-22 0-38 14-45 25-3-18-18-25-29-25-12 0-19 9-22 15-6 10-10 26-10 27 0 3 3 2 4 3 5 0 5-1 7-8 4-16 9-29 20-29 6 0 9 6 9 13 0 5-3 15-5 23-2 7-4 18-5 24-4 11-6 22-9 35z"><text:p/></draw:path></draw:g><text:s/>פונקציה לפי הנחת האינדוקציה שאומרת <draw:g text:anchor-type="as-char" svg:y="-0.1075in" draw:z-index="337" draw:name="Shape331" draw:style-name="gr1"><svg:title>TexMaths</svg:title><svg:desc>11§display§f_n§svg§600§FALSE§</svg:desc><draw:path draw:style-name="gr2" draw:text-style-name="P5" svg:width="0.128in" svg:height="0.1217in" svg:x="-0.0004in" svg:y="0.0075in" svg:viewBox="0 0 326 310" svg:d="M0 0c109 0 217 0 326 0 0 103 0 207 0 310-109 0-217 0-326 0 0-103 0-207 0-310z"><text:p/></draw:path><draw:path draw:style-name="gr3" draw:text-style-name="P6" svg:width="0.0744in" svg:height="0.1374in" svg:x="0in" svg:y="0in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3" draw:text-style-name="P6" svg:width="0.0646in" svg:height="0.0472in" svg:x="0.0709in" svg:y="0.0839in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text:s/>זיווג, או באופן שקול, <draw:g text:anchor-type="as-char" svg:y="-0.1075in" draw:z-index="338" draw:name="Shape332" draw:style-name="gr1"><svg:title>TexMaths</svg:title><svg:desc>11§display§f_n§svg§600§FALSE§</svg:desc><draw:path draw:style-name="gr2" draw:text-style-name="P5" svg:width="0.128in" svg:height="0.1217in" svg:x="-0.0004in" svg:y="0.0075in" svg:viewBox="0 0 326 310" svg:d="M0 0c109 0 217 0 326 0 0 103 0 207 0 310-109 0-217 0-326 0 0-103 0-207 0-310z"><text:p/></draw:path><draw:path draw:style-name="gr3" draw:text-style-name="P6" svg:width="0.0744in" svg:height="0.1374in" svg:x="0in" svg:y="0in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3" draw:text-style-name="P6" svg:width="0.0646in" svg:height="0.0472in" svg:x="0.0709in" svg:y="0.0839in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text:s/>הפיך) נציב ונקבל:</text:p>
              <text:p text:style-name="P86"><text:soft-page-break/><draw:g text:anchor-type="as-char" svg:y="-0.1992in" draw:z-index="343" draw:name="Shape333" draw:style-name="gr1"><svg:title>TexMaths</svg:title><svg:desc>11§latex§\begin{align*}
  f_{n + 1}(y) &amp;= \la f_n(f_n^{-1}(y_1)), \dots, f_n(f_n^{-1}(y_n)_, f(f^{-1}(y_{n +1})) \ra \\
  &amp;= \la y_1, \dots, y_n, y_{n + 1} \ra = y \QEF
\end{align}§svg§600§FALSE§</svg:desc><draw:path draw:style-name="gr2" draw:text-style-name="P5" svg:width="3.6114in" svg:height="0.3831in" svg:x="-0.0004in" svg:y="0.0075in" svg:viewBox="0 0 9174 974" svg:d="M4588 974c-1530 0-3059 0-4588 0 0-324 0-650 0-974 3058 0 6116 0 9174 0 0 324 0 650 0 974-1529 0-3058 0-4586 0z"><text:p/></draw:path><draw:path draw:style-name="gr3" draw:text-style-name="P6" svg:width="0.0756in" svg:height="0.1378in" svg:x="0in" svg:y="0.026in" svg:viewBox="0 0 193 351" svg:d="M121 118c11 0 22 0 33 0 8 0 12 0 12-8 0-4-4-4-11-4-11 0-21 0-32 0 4-15 6-30 9-44 1-8 7-36 9-40 3-8 10-13 19-13 1 0 11 0 18 6-17 1-21 16-21 21 0 9 7 13 15 13 10 0 21-8 21-23 0-17-18-26-33-26-14 0-38 7-50 45-2 8-3 12-13 61-9 0-18 0-27 0-7 0-11 0-11 7 0 5 4 5 10 5 9 0 18 0 27 0-10 50-20 101-30 153-7 37-13 72-33 72-2 0-11 0-19-8 18-1 21-14 21-21 0-8-6-13-14-13-10 0-21 9-21 23 0 18 17 27 33 27 21 0 36-22 43-38 13-24 22-70 22-73 8-41 15-82 23-122z"><text:p/></draw:path><draw:path draw:style-name="gr3" draw:text-style-name="P6" svg:width="0.0646in" svg:height="0.0472in" svg:x="0.0717in" svg:y="0.1098in" svg:viewBox="0 0 165 121" svg:d="M20 102c-1 4-2 10-2 11 0 6 4 8 8 8 6 0 10-3 11-6 2-2 4-11 5-16 1-6 4-18 6-24 2-7 4-12 5-19 3-11 3-13 11-24s21-24 41-24c15 0 16 13 16 18 0 16-12 47-16 58-4 7-5 9-5 14 0 14 12 23 27 23 26 0 38-36 38-41 0-3-3-3-4-3-4 0-4 1-5 4-6 22-18 33-29 33-6 0-7-4-7-10s2-9 7-22c3-8 14-37 14-51 0-27-21-31-35-31-22 0-38 13-47 24-1-19-17-24-28-24s-18 8-21 14c-7 10-10 26-10 27 0 3 3 3 4 3 4 0 5 0 6-8 4-15 10-28 20-28 7 0 10 5 10 13 0 4-4 14-5 22-2 8-5 19-6 24-4 12-6 23-9 35z"><text:p/></draw:path><draw:path draw:style-name="gr3" draw:text-style-name="P6" svg:width="0.078in" svg:height="0.078in" svg:x="0.1492in" svg:y="0.0902in" svg:viewBox="0 0 199 199" svg:d="M107 106c27 0 55 0 82 0 4 0 10 0 10-6 0-8-5-8-10-8-27 0-55 0-82 0 0-27 0-55 0-82 0-3 0-10-7-10-6 0-6 7-6 10 0 27 0 55 0 82-28 0-57 0-84 0-3 0-10 0-10 7s7 7 10 7c27 0 56 0 84 0 0 27 0 56 0 83 0 3 0 10 6 10 7 0 7-7 7-10 0-27 0-56 0-83z"><text:p/></draw:path><draw:path draw:style-name="gr3" draw:text-style-name="P6" svg:width="0.0382in" svg:height="0.0701in" svg:x="0.2469in" svg:y="0.0862in" svg:viewBox="0 0 98 179" svg:d="M61 8c0-8 0-8-8-8-18 16-42 18-53 18 0 3 0 5 0 8 6 0 24 0 39-6 0 46 0 91 0 137 0 9 0 12-27 12-3 0-8 0-11 0 0 4 0 7 0 10 6 0 39-1 49-1 8 0 42 1 48 1 0-3 0-6 0-10-3 0-7 0-10 0-27 0-27-3-27-12 0-49 0-100 0-149z"><text:p/></draw:path><draw:path draw:style-name="gr3" draw:text-style-name="P6" svg:width="0.035in" svg:height="0.1516in" svg:x="0.3185in" svg:y="0.0193in" svg:viewBox="0 0 90 386" svg:d="M90 383c0-1 0-3-6-9-49-49-61-122-61-180 0-68 14-136 62-183 5-6 5-6 5-7 0-3-2-4-4-4-3 0-39 26-62 76-20 42-24 85-24 118 0 29 4 75 25 119 23 48 58 73 61 73 2 0 4-1 4-3z"><text:p/></draw:path><draw:path draw:style-name="gr3" draw:text-style-name="P6" svg:width="0.0697in" svg:height="0.098in" svg:x="0.3669in" svg:y="0.0665in" svg:viewBox="0 0 178 250" svg:d="M177 24c1-5 1-6 1-9 0-7-5-11-11-11-3 0-10 3-13 8-1 2-4 14-5 21-4 11-6 21-8 31-6 23-12 47-18 70-1 6-18 33-44 33-20 0-24-17-24-32 0-17 7-42 20-76 6-15 8-19 8-27 0-18-13-32-31-32-38 0-52 56-52 59 0 5 3 4 4 5 5 0 5-1 7-8 11-36 26-47 40-47 2 0 8 0 8 12 0 10-3 20-6 27-16 41-22 63-22 81 0 35 24 46 47 46 16 0 29-7 39-18-5 21-9 40-25 60-11 13-25 25-42 25-6 0-24-1-30-17 6 0 11 0 16-4s8-9 8-16c0-13-10-14-14-14-9 0-21 7-21 26 0 18 16 33 41 33 39 0 79-36 90-78 12-50 25-98 37-148z"><text:p/></draw:path><draw:path draw:style-name="gr3" draw:text-style-name="P6" svg:width="0.035in" svg:height="0.1516in" svg:x="0.4516in" svg:y="0.0193in" svg:viewBox="0 0 90 386" svg:d="M90 194c0-31-4-77-26-121-23-48-56-73-61-73-2 0-3 1-3 4 0 1 0 1 8 9 37 38 59 99 59 181 0 66-14 133-61 182-6 4-6 6-6 7 0 2 1 3 3 3 5 0 40-26 62-75 20-43 25-86 25-117z"><text:p/></draw:path><draw:path draw:style-name="gr3" draw:text-style-name="P6" svg:width="0.1008in" svg:height="0.035in" svg:x="0.5528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35in" svg:height="0.1516in" svg:x="0.7217in" svg:y="0.0193in" svg:viewBox="0 0 86 386" svg:d="M84 14c2-3 2-4 2-6 0-5-3-8-8-8-3 0-5 2-9 9-22 59-45 117-67 177-1 2-2 4-2 8 0 1 0 1 2 6 22 58 45 118 67 177 1 5 4 9 9 9s8-3 8-8c0-1 0-2-2-5-23-61-45-120-69-179 24-60 46-120 69-180z"><text:p/></draw:path><draw:path draw:style-name="gr3" draw:text-style-name="P6" svg:width="0.076in" svg:height="0.1378in" svg:x="0.772in" svg:y="0.026in" svg:viewBox="0 0 194 351" svg:d="M122 118c11 0 22 0 33 0 8 0 12 0 12-8 0-4-4-4-11-4-11 0-21 0-32 0 3-15 6-30 8-44 2-8 8-36 10-40 3-8 10-13 18-13 2 0 12 0 18 6-16 1-21 16-21 21 0 9 8 13 15 13 11 0 22-8 22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3" draw:text-style-name="P6" svg:width="0.065in" svg:height="0.0472in" svg:x="0.8433in" svg:y="0.1098in" svg:viewBox="0 0 166 121" svg:d="M21 102c-1 4-3 10-3 11 0 6 5 8 10 8 4 0 7-3 9-6 3-2 5-11 6-16 1-6 4-18 5-24 3-7 4-12 5-19 3-11 4-13 12-24s20-24 41-24c15 0 15 13 15 18 0 16-11 47-15 58-4 7-5 9-5 14 0 14 12 23 26 23 27 0 39-36 39-41 0-3-3-3-4-3-5 0-5 1-6 4-6 22-17 33-28 33-6 0-7-4-7-10s1-9 7-22c3-8 14-37 14-51 0-27-21-31-35-31-23 0-39 13-46 24-3-19-18-24-29-24-12 0-19 8-22 14-6 10-10 26-10 27 0 3 4 3 6 3 3 0 3 0 5-8 4-15 9-28 20-28 6 0 9 5 9 13 0 4-3 14-5 22s-4 19-5 24c-4 12-6 23-9 35z"><text:p/></draw:path><draw:path draw:style-name="gr3" draw:text-style-name="P6" svg:width="0.0346in" svg:height="0.1516in" svg:x="0.9366in" svg:y="0.0193in" svg:viewBox="0 0 89 386" svg:d="M89 383c0-1 0-3-5-9-49-49-62-122-62-180 0-68 15-136 63-183 4-6 4-6 4-7 0-3-1-4-3-4-5 0-39 26-62 76-20 42-24 85-24 118 0 29 4 75 25 119 23 48 56 73 61 73 2 0 3-1 3-3z"><text:p/></draw:path><draw:path draw:style-name="gr3" draw:text-style-name="P6" svg:width="0.076in" svg:height="0.1378in" svg:x="0.9886in" svg:y="0.026in" svg:viewBox="0 0 194 351" svg:d="M122 118c11 0 22 0 33 0 8 0 12 0 12-8 0-4-4-4-11-4-11 0-21 0-32 0 3-15 6-30 8-44 2-8 8-36 10-40 3-8 10-13 18-13 2 0 12 0 18 6-16 1-21 16-21 21 0 9 8 13 15 13 11 0 22-8 22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3" draw:text-style-name="P6" svg:width="0.072in" svg:height="0.0047in" svg:x="1.0827in" svg:y="0.0409in" svg:viewBox="0 0 184 13" svg:d="M173 13c4 0 11 0 11-6 0-7-7-7-11-7-54 0-108 0-162 0-4 0-11 0-11 7 0 6 7 6 11 6 54 0 108 0 162 0z"><text:p/></draw:path><draw:path draw:style-name="gr3" draw:text-style-name="P6" svg:width="0.0386in" svg:height="0.0701in" svg:x="1.178in" svg:y="-0.0004in" svg:viewBox="0 0 99 179" svg:d="M62 8c0-8-1-8-9-8-17 18-42 18-53 18 0 3 0 6 0 9 7 0 24 0 40-7 0 46 0 91 0 137 0 9 0 13-28 13-3 0-6 0-10 0 0 4 0 6 0 9 5 0 39-1 49-1 7 0 41 1 48 1 0-3 0-5 0-9-3 0-8 0-11 0-26 0-26-4-26-13 0-49 0-100 0-149z"><text:p/></draw:path><draw:path draw:style-name="gr3" draw:text-style-name="P6" svg:width="0.065in" svg:height="0.0476in" svg:x="1.0598in" svg:y="0.1248in" svg:viewBox="0 0 166 122" svg:d="M21 102c-1 4-3 10-3 11 0 6 5 9 10 9 4 0 7-4 9-7 3-2 5-11 6-16 1-6 4-18 5-24 3-7 4-12 5-19 3-11 4-13 12-24s20-24 41-24c15 0 15 13 15 18 0 17-11 47-15 58-4 7-5 9-5 14 0 15 12 24 26 24 27 0 39-37 39-42 0-3-3-3-4-3-5 0-5 1-6 4-6 22-17 33-28 33-6 0-7-4-7-10s1-9 7-22c3-7 14-36 14-51 0-27-21-31-35-31-23 0-39 13-46 24-3-19-18-24-29-24-12 0-18 8-22 14-6 10-10 26-10 27 0 4 4 4 6 4 3 0 3-1 5-9 4-15 9-28 20-28 6 0 9 5 9 13 0 4-3 14-5 22s-4 19-5 24c-4 12-6 23-9 35z"><text:p/></draw:path><draw:path draw:style-name="gr3" draw:text-style-name="P6" svg:width="0.0346in" svg:height="0.1516in" svg:x="1.25in" svg:y="0.0193in" svg:viewBox="0 0 89 386" svg:d="M89 383c0-1 0-3-6-9-49-49-61-122-61-180 0-68 15-136 63-183 4-6 4-6 4-7 0-3-1-4-3-4-5 0-39 26-62 76-20 42-24 85-24 118 0 29 4 75 25 119 23 48 56 73 61 73 2 0 3-1 3-3z"><text:p/></draw:path><draw:path draw:style-name="gr3" draw:text-style-name="P6" svg:width="0.0697in" svg:height="0.098in" svg:x="1.2984in" svg:y="0.0665in" svg:viewBox="0 0 178 250" svg:d="M176 24c2-5 2-6 2-9 0-7-5-11-11-11-4 0-10 3-14 8 0 2-3 14-6 21-2 11-4 21-7 31-6 23-11 47-17 70-2 6-18 33-44 33-20 0-24-17-24-32 0-17 7-42 20-76 6-15 8-19 8-27 0-18-13-32-32-32-37 0-51 56-51 59 0 5 3 5 4 5 5 0 5-1 7-8 10-36 25-47 39-47 3 0 9 0 9 12 0 10-4 20-6 27-16 41-22 63-22 81 0 35 24 46 46 46 15 0 29-7 40-18-6 21-10 40-26 60-10 13-24 25-43 25-4 0-22-1-28-17 5 0 11 0 16-4 4-4 8-9 8-16 0-13-11-14-14-14-9 0-22 7-22 26 0 18 17 33 40 33 41 0 81-36 92-78 12-50 24-98 36-148z"><text:p/></draw:path><draw:path draw:style-name="gr3" draw:text-style-name="P6" svg:width="0.0382in" svg:height="0.0701in" svg:x="1.3803in" svg:y="0.0862in" svg:viewBox="0 0 98 179" svg:d="M61 8c0-8 0-8-8-8-18 16-42 18-53 18 0 3 0 5 0 8 7 0 24 0 39-6 0 46 0 91 0 137 0 9 0 12-27 12-3 0-8 0-11 0 0 4 0 7 0 10 6 0 39-1 49-1 8 0 42 1 48 1 0-3 0-6 0-10-3 0-7 0-10 0-27 0-27-3-27-12 0-49 0-100 0-149z"><text:p/></draw:path><draw:path draw:style-name="gr3" draw:text-style-name="P6" svg:width="0.0346in" svg:height="0.1516in" svg:x="1.4457in" svg:y="0.0193in" svg:viewBox="0 0 89 386" svg:d="M89 194c0-31-4-77-25-121-23-48-56-73-61-73-2 0-3 1-3 4 0 1 0 1 7 9 38 38 60 99 60 181 0 66-14 133-63 182-4 4-4 6-4 7 0 2 1 3 3 3 5 0 39-26 62-75 20-43 24-86 24-117z"><text:p/></draw:path><draw:path draw:style-name="gr3" draw:text-style-name="P6" svg:width="0.035in" svg:height="0.1516in" svg:x="1.5047in" svg:y="0.0193in" svg:viewBox="0 0 90 386" svg:d="M90 194c0-31-4-77-25-121-23-48-57-73-61-73-2 0-4 1-4 4 0 1 0 1 8 9 37 38 59 99 59 181 0 66-14 133-61 182-6 4-6 6-6 7 0 2 2 3 4 3 4 0 39-26 62-75 20-43 24-86 24-117z"><text:p/></draw:path><draw:path draw:style-name="gr3" draw:text-style-name="P6" svg:width="0.0173in" svg:height="0.0449in" svg:x="1.5685in" svg:y="0.1169in" svg:viewBox="0 0 45 115" svg:d="M45 41c0-26-10-41-24-41-13 0-21 10-21 21 0 10 8 20 21 20 4 0 10-1 13-5 1-1 1-1 2-1 0 2 1 0 1 6 0 28-14 51-26 65-4 4-4 4-4 5 0 3 2 4 3 4 4 0 35-29 35-74z"><text:p/></draw:path><draw:path draw:style-name="gr3" draw:text-style-name="P6" svg:width="0.0161in" svg:height="0.0157in" svg:x="1.6358in" svg:y="0.1169in" svg:viewBox="0 0 42 41" svg:d="M42 21c0-11-10-21-21-21s-21 10-21 21 10 20 21 20 21-9 21-20z"><text:p/></draw:path><draw:path draw:style-name="gr3" draw:text-style-name="P6" svg:width="0.0157in" svg:height="0.0157in" svg:x="1.7039in" svg:y="0.1169in" svg:viewBox="0 0 41 41" svg:d="M41 21c0-11-10-21-21-21s-20 10-20 21 9 20 20 20 21-9 21-20z"><text:p/></draw:path><draw:path draw:style-name="gr3" draw:text-style-name="P6" svg:width="0.0157in" svg:height="0.0157in" svg:x="1.7713in" svg:y="0.1169in" svg:viewBox="0 0 41 41" svg:d="M41 21c0-11-10-21-21-21-12 0-20 10-20 21s8 20 20 20c11 0 21-9 21-20z"><text:p/></draw:path><draw:path draw:style-name="gr3" draw:text-style-name="P6" svg:width="0.0173in" svg:height="0.0449in" svg:x="1.8386in" svg:y="0.1169in" svg:viewBox="0 0 45 115" svg:d="M45 41c0-26-10-41-24-41-13 0-21 10-21 21 0 10 8 20 21 20 4 0 9-1 13-5 1-1 1-1 2-1 0 2 0 0 0 6 0 28-13 51-26 65-3 4-3 4-3 5 0 3 1 4 3 4 4 0 35-29 35-74z"><text:p/></draw:path><draw:path draw:style-name="gr3" draw:text-style-name="P6" svg:width="0.076in" svg:height="0.1378in" svg:x="1.9008in" svg:y="0.026in" svg:viewBox="0 0 194 351" svg:d="M122 118c11 0 22 0 33 0 8 0 12 0 12-8 0-4-4-4-11-4-11 0-21 0-32 0 3-15 6-30 8-44 2-8 8-36 10-40 3-8 10-13 18-13 2 0 12 0 18 6-16 1-20 16-20 21 0 9 7 13 15 13 10 0 21-8 21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3" draw:text-style-name="P6" svg:width="0.065in" svg:height="0.0472in" svg:x="1.9724in" svg:y="0.1098in" svg:viewBox="0 0 166 121" svg:d="M21 102c-1 4-3 10-3 11 0 6 5 8 10 8 4 0 7-3 9-6 3-2 5-11 6-16 1-6 4-18 5-24 3-7 4-12 5-19 3-11 4-13 12-24s20-24 41-24c15 0 15 13 15 18 0 16-11 47-15 58-4 7-5 9-5 14 0 14 12 23 26 23 27 0 39-36 39-41 0-3-3-3-4-3-5 0-5 1-6 4-5 22-17 33-28 33-6 0-7-4-7-10s1-9 7-22c3-8 14-37 14-51 0-27-21-31-35-31-23 0-39 13-46 24-3-19-18-24-29-24-12 0-18 8-22 14-6 10-10 26-10 27 0 3 4 3 6 3 3 0 3 0 5-8 4-15 9-28 20-28 6 0 9 5 9 13 0 4-3 14-5 22s-4 19-5 24c-4 12-6 23-9 35z"><text:p/></draw:path><draw:path draw:style-name="gr3" draw:text-style-name="P6" svg:width="0.035in" svg:height="0.1516in" svg:x="2.0654in" svg:y="0.0193in" svg:viewBox="0 0 90 386" svg:d="M90 383c0-1 0-3-6-9-49-49-62-122-62-180 0-68 15-136 63-183 5-6 5-6 5-7 0-3-2-4-4-4-5 0-39 26-62 76-20 42-24 85-24 118 0 29 4 75 25 119 23 48 56 73 61 73 2 0 4-1 4-3z"><text:p/></draw:path><draw:path draw:style-name="gr3" draw:text-style-name="P6" svg:width="0.076in" svg:height="0.1378in" svg:x="2.1173in" svg:y="0.026in" svg:viewBox="0 0 194 351" svg:d="M122 118c11 0 22 0 33 0 8 0 12 0 12-8 0-4-4-4-11-4-11 0-21 0-32 0 3-15 6-30 8-44 2-8 8-36 10-40 3-8 10-13 18-13 2 0 12 0 18 6-16 1-20 16-20 21 0 9 7 13 15 13 10 0 21-8 21-23 0-17-18-26-34-26-14 0-38 7-49 45-2 8-4 12-13 61-9 0-18 0-26 0s-13 0-13 7c0 5 4 5 11 5 9 0 17 0 26 0-10 50-19 101-29 153-6 37-13 72-34 72-1 0-11 0-19-8 19-1 22-14 22-21 0-8-7-13-14-13-10 0-22 9-22 23 0 18 18 27 33 27 22 0 37-22 44-38 12-24 21-70 22-73 8-41 15-82 23-122z"><text:p/></draw:path><draw:path draw:style-name="gr3" draw:text-style-name="P6" svg:width="0.072in" svg:height="0.0047in" svg:x="2.2118in" svg:y="0.0409in" svg:viewBox="0 0 184 13" svg:d="M173 13c4 0 11 0 11-6 0-7-7-7-11-7-54 0-108 0-162 0-4 0-11 0-11 7 0 6 7 6 11 6 54 0 108 0 162 0z"><text:p/></draw:path><draw:path draw:style-name="gr3" draw:text-style-name="P6" svg:width="0.0386in" svg:height="0.0701in" svg:x="2.3071in" svg:y="-0.0004in" svg:viewBox="0 0 99 179" svg:d="M62 8c0-8-1-8-9-8-17 18-42 18-53 18 0 3 0 6 0 9 7 0 24 0 40-7 0 46 0 91 0 137 0 9 0 13-28 13-3 0-6 0-10 0 0 4 0 6 0 9 5 0 39-1 49-1 7 0 41 1 48 1 0-3 0-5 0-9-3 0-8 0-11 0-26 0-26-4-26-13 0-49 0-100 0-149z"><text:p/></draw:path><draw:path draw:style-name="gr3" draw:text-style-name="P6" svg:width="0.065in" svg:height="0.0476in" svg:x="2.189in" svg:y="0.1248in" svg:viewBox="0 0 166 122" svg:d="M21 102c-1 4-3 10-3 11 0 6 5 9 10 9 4 0 7-4 9-7 3-2 5-11 6-16 1-6 4-18 5-24 3-7 4-12 5-19 3-11 4-13 12-24s20-24 41-24c15 0 15 13 15 18 0 17-11 47-15 58-4 7-5 9-5 14 0 15 12 24 26 24 27 0 39-37 39-42 0-3-3-3-4-3-5 0-5 1-6 4-5 22-17 33-28 33-6 0-7-4-7-10s1-9 7-22c3-7 14-36 14-51 0-27-21-31-35-31-23 0-39 13-46 24-3-19-18-24-29-24-12 0-18 8-22 14-6 10-10 26-10 27 0 4 4 4 6 4 3 0 3-1 5-9 4-15 9-28 20-28 6 0 9 5 9 13 0 4-3 14-5 22s-4 19-5 24c-4 12-6 23-9 35z"><text:p/></draw:path><draw:path draw:style-name="gr3" draw:text-style-name="P6" svg:width="0.0346in" svg:height="0.1516in" svg:x="2.3791in" svg:y="0.0193in" svg:viewBox="0 0 89 386" svg:d="M89 383c0-1 0-3-6-9-49-49-61-122-61-180 0-68 15-136 63-183 4-6 4-6 4-7 0-3-1-4-3-4-5 0-39 26-62 76-20 42-24 85-24 118 0 29 4 75 25 119 23 48 56 73 61 73 2 0 3-1 3-3z"><text:p/></draw:path><draw:path draw:style-name="gr3" draw:text-style-name="P6" svg:width="0.0697in" svg:height="0.098in" svg:x="2.4276in" svg:y="0.0665in" svg:viewBox="0 0 178 250" svg:d="M176 24c2-5 2-6 2-9 0-7-5-11-11-11-4 0-10 3-14 8 0 2-3 14-6 21-2 11-4 21-7 31-6 23-11 47-17 70-2 6-18 33-44 33-20 0-24-17-24-32 0-17 7-42 20-76 6-15 8-19 8-27 0-18-13-32-32-32-37 0-51 56-51 59 0 5 3 5 4 5 5 0 5-1 7-8 10-36 25-47 39-47 3 0 9 0 9 12 0 10-4 20-6 27-16 41-22 63-22 81 0 35 24 46 47 46 14 0 28-7 39-18-6 21-10 40-26 60-10 13-24 25-41 25-6 0-24-1-30-17 5 0 11 0 16-4 4-4 8-9 8-16 0-13-11-14-14-14-9 0-22 7-22 26 0 18 17 33 42 33 39 0 79-36 90-78 12-50 24-98 36-148z"><text:p/></draw:path><draw:path draw:style-name="gr3" draw:text-style-name="P6" svg:width="0.0646in" svg:height="0.0472in" svg:x="2.5028in" svg:y="0.1098in" svg:viewBox="0 0 165 121" svg:d="M20 102c-1 4-2 10-2 11 0 6 4 8 8 8 5 0 9-3 11-6 3-2 4-11 5-16 1-6 4-18 5-24 3-7 4-12 6-19 2-11 3-13 11-24s20-24 41-24c15 0 15 13 15 18 0 16-11 47-15 58-4 7-5 9-5 14 0 14 12 23 25 23 28 0 40-36 40-41 0-3-3-3-4-3-5 0-5 1-6 4-5 22-17 33-28 33-6 0-7-4-7-10s1-9 7-22c3-8 14-37 14-51 0-27-21-31-35-31-23 0-38 13-47 24-2-19-17-24-28-24-12 0-18 8-22 14-6 10-9 26-9 27 0 3 3 3 4 3 4 0 4 0 6-8 4-15 10-28 20-28 7 0 9 5 9 13 0 4-4 14-5 22-2 8-4 19-5 24-4 12-6 23-9 35z"><text:p/></draw:path><draw:path draw:style-name="gr3" draw:text-style-name="P6" svg:width="0.035in" svg:height="0.1516in" svg:x="2.589in" svg:y="0.0193in" svg:viewBox="0 0 90 386" svg:d="M90 194c0-31-4-77-25-121-23-48-57-73-61-73-2 0-4 1-4 4 0 1 0 1 8 9 37 38 59 99 59 181 0 66-14 133-61 182-6 4-6 6-6 7 0 2 2 3 4 3 4 0 39-26 62-75 20-43 24-86 24-117z"><text:p/></draw:path><draw:path draw:style-name="gr3" draw:text-style-name="P6" svg:width="0.0134in" svg:height="0.0319in" svg:x="2.6516in" svg:y="0.1437in" svg:viewBox="0 0 35 82" svg:d="M28 26c0 16-4 32-21 50-1 1-3 2-3 3 0 2 3 3 4 3 4 0 27-20 27-52 0-18-6-30-18-30-10 0-17 7-17 15 0 9 7 16 17 16 6 0 7-4 11-5z"><text:p/></draw:path><draw:path draw:style-name="gr3" draw:text-style-name="P6" svg:width="0.0756in" svg:height="0.1378in" svg:x="2.6917in" svg:y="0.026in" svg:viewBox="0 0 193 351" svg:d="M121 118c11 0 22 0 33 0 8 0 12 0 12-8 0-4-4-4-11-4-11 0-21 0-32 0 2-15 6-30 8-44 2-8 8-36 10-40 3-8 10-13 17-13 3 0 13 0 20 6-17 1-21 16-21 21 0 9 7 13 15 13 10 0 21-8 21-23 0-17-18-26-35-26-13 0-37 7-48 45-2 8-3 12-13 61-9 0-18 0-27 0-7 0-12 0-12 7 0 5 5 5 11 5 9 0 17 0 26 0-10 50-19 101-29 153-7 37-13 72-34 72-1 0-11 0-18-8 18-1 21-14 21-21 0-8-6-13-14-13-10 0-21 9-21 23 0 18 17 27 32 27 22 0 37-22 44-38 12-24 22-70 22-73 8-41 15-82 23-122z"><text:p/></draw:path><draw:path draw:style-name="gr3" draw:text-style-name="P6" svg:width="0.0346in" svg:height="0.1516in" svg:x="2.7898in" svg:y="0.0193in" svg:viewBox="0 0 89 386" svg:d="M89 383c0-1 0-3-6-9-49-49-61-122-61-180 0-68 14-136 63-183 4-6 4-6 4-7 0-3-1-4-3-4-5 0-39 26-62 76-20 42-24 85-24 118 0 29 4 75 25 119 23 48 56 73 61 73 2 0 3-1 3-3z"><text:p/></draw:path><draw:path draw:style-name="gr3" draw:text-style-name="P6" svg:width="0.076in" svg:height="0.1378in" svg:x="2.8417in" svg:y="0.026in" svg:viewBox="0 0 194 351" svg:d="M121 118c11 0 23 0 34 0 8 0 11 0 11-8 0-4-3-4-10-4-11 0-21 0-32 0 3-15 6-30 8-44 1-8 7-36 9-40 4-8 11-13 19-13 1 0 11 0 18 6-16 1-21 16-21 21 0 9 8 13 15 13 10 0 22-8 22-23 0-17-19-26-34-26-14 0-38 7-50 45-2 8-3 12-12 61-9 0-19 0-28 0-6 0-11 0-11 7 0 5 4 5 11 5 9 0 17 0 26 0-10 50-19 101-29 153-8 37-14 72-34 72-1 0-11 0-19-8 18-1 21-14 21-21 0-8-6-13-14-13-10 0-21 9-21 23 0 18 18 27 33 27 21 0 36-22 44-38 12-24 21-70 21-73 8-41 15-82 23-122z"><text:p/></draw:path><draw:path draw:style-name="gr3" draw:text-style-name="P6" svg:width="0.0717in" svg:height="0.0047in" svg:x="2.9358in" svg:y="0.0409in" svg:viewBox="0 0 183 13" svg:d="M172 13c4 0 11 0 11-6 0-7-6-7-11-7-54 0-107 0-161 0-4 0-11 0-11 7 0 6 7 6 11 6 54 0 107 0 161 0z"><text:p/></draw:path><draw:path draw:style-name="gr3" draw:text-style-name="P6" svg:width="0.0382in" svg:height="0.0701in" svg:x="3.0311in" svg:y="-0.0004in" svg:viewBox="0 0 98 179" svg:d="M61 8c0-8 0-8-8-8-18 18-42 18-53 18 0 3 0 6 0 9 7 0 24 0 40-7 0 46 0 91 0 137 0 9 0 13-28 13-3 0-6 0-10 0 0 4 0 6 0 9 5 0 38-1 48-1 8 0 42 1 48 1 0-3 0-5 0-9-3 0-7 0-10 0-27 0-27-4-27-13 0-49 0-100 0-149z"><text:p/></draw:path><draw:path draw:style-name="gr3" draw:text-style-name="P6" svg:width="0.035in" svg:height="0.1516in" svg:x="3.1028in" svg:y="0.0193in" svg:viewBox="0 0 90 386" svg:d="M90 383c0-1 0-3-6-9-49-49-61-122-61-180 0-68 14-136 62-183 5-6 5-6 5-7 0-3-1-4-4-4s-39 26-61 76c-19 42-25 85-25 118 0 29 4 75 26 119 24 48 57 73 60 73s4-1 4-3z"><text:p/></draw:path><draw:path draw:style-name="gr3" draw:text-style-name="P6" svg:width="0.0697in" svg:height="0.098in" svg:x="3.1516in" svg:y="0.0665in" svg:viewBox="0 0 178 250" svg:d="M176 24c2-5 2-6 2-9 0-7-5-11-12-11-3 0-10 3-13 8-1 2-3 14-6 21-2 11-5 21-7 31-6 23-12 47-18 70-1 6-17 33-43 33-20 0-24-17-24-32 0-17 7-42 20-76 5-15 8-19 8-27 0-18-13-32-32-32-37 0-51 56-51 59 0 5 3 5 4 5 4 0 5-1 6-8 11-36 26-47 40-47 3 0 9 0 9 12 0 10-4 20-6 27-16 41-23 63-23 81 0 35 24 46 47 46 15 0 29-7 40-18-6 21-10 40-26 60-10 13-25 25-43 25-5 0-23-1-29-17 6 0 12 0 17-4 4-4 8-9 8-16 0-13-11-14-14-14-9 0-22 7-22 26 0 18 16 33 40 33 40 0 81-36 91-78 12-50 25-98 37-148z"><text:p/></draw:path><draw:path draw:style-name="gr3" draw:text-style-name="P6" svg:width="0.065in" svg:height="0.0472in" svg:x="3.2268in" svg:y="0.1098in" svg:viewBox="0 0 166 121" svg:d="M21 102c-1 4-3 10-3 11 0 6 5 8 10 8 4 0 8-3 9-6 2-2 4-11 6-16 1-6 4-18 5-24 2-7 4-12 5-19 3-11 3-13 12-24 7-11 20-24 40-24 16 0 16 13 16 18 0 16-12 47-16 58-3 7-4 9-4 14 0 14 12 23 26 23 27 0 39-36 39-41 0-3-3-2-4-3-5 0-5 1-6 4-6 22-17 33-28 33-6 0-7-4-7-10s1-9 6-22c3-8 14-37 14-51 0-27-21-31-35-31-22 0-38 13-45 24-3-19-18-24-30-24-11 0-18 8-21 14-6 10-10 26-10 27 0 3 3 2 4 3 5 0 5 0 7-8 3-15 9-28 20-28 6 0 9 5 9 13 0 4-3 14-5 22s-4 19-5 24c-4 12-6 23-9 35z"><text:p/></draw:path><draw:path draw:style-name="gr3" draw:text-style-name="P6" svg:width="0.078in" svg:height="0.078in" svg:x="3.3047in" svg:y="0.0902in" svg:viewBox="0 0 199 199" svg:d="M106 106c27 0 56 0 83 0 4 0 10 0 10-6 0-8-6-8-10-8-27 0-56 0-83 0 0-27 0-55 0-82 0-3 0-10-7-10s-7 7-7 10c0 27 0 55 0 82-27 0-55 0-82 0-4 0-10 0-10 7s6 7 10 7c27 0 55 0 82 0 0 27 0 56 0 83 0 3 0 10 7 10s7-7 7-10c0-27 0-56 0-83z"><text:p/></draw:path><draw:path draw:style-name="gr3" draw:text-style-name="P6" svg:width="0.0382in" svg:height="0.0701in" svg:x="3.402in" svg:y="0.0862in" svg:viewBox="0 0 98 179" svg:d="M62 8c0-8-1-8-9-8-18 16-42 18-53 18 0 3 0 5 0 8 7 0 24 0 40-6 0 46 0 91 0 137 0 9 0 12-28 12-3 0-6 0-10 0 0 4 0 7 0 10 5 0 38-1 48-1 8 0 42 1 48 1 0-3 0-6 0-10-3 0-7 0-10 0-26 0-26-3-26-12 0-49 0-100 0-149z"><text:p/></draw:path><draw:path draw:style-name="gr3" draw:text-style-name="P6" svg:width="0.0346in" svg:height="0.1516in" svg:x="3.4673in" svg:y="0.0193in" svg:viewBox="0 0 89 386" svg:d="M89 194c0-31-4-77-25-121-23-48-56-73-61-73-2 0-3 1-3 4 0 1 0 1 7 9 38 38 60 99 60 181 0 66-14 133-63 182-4 4-4 6-4 7 0 2 1 3 3 3 5 0 39-26 62-75 20-43 24-86 24-117z"><text:p/></draw:path><draw:path draw:style-name="gr3" draw:text-style-name="P6" svg:width="0.035in" svg:height="0.1516in" svg:x="3.5264in" svg:y="0.0193in" svg:viewBox="0 0 90 386" svg:d="M90 194c0-31-4-77-25-121-23-48-57-73-61-73-2 0-4 1-4 4 0 1 0 1 8 9 38 38 60 99 60 181 0 66-14 133-62 182-6 4-6 6-6 7 0 2 2 3 4 3 4 0 39-26 62-75 20-43 24-86 24-117z"><text:p/></draw:path><draw:path draw:style-name="gr3" draw:text-style-name="P6" svg:width="0.0339in" svg:height="0.1516in" svg:x="3.585in" svg:y="0.0193in" svg:viewBox="0 0 87 386" svg:d="M85 200c2-5 2-5 2-6 0-2 0-3-2-7-22-59-45-119-67-178-4-7-7-9-10-9-5 0-8 3-8 8 0 1 0 2 2 6 23 60 45 120 68 180-23 59-45 118-68 178-2 4-2 4-2 6 0 5 4 8 8 8 5 0 6-3 9-8 23-59 45-118 68-178z"><text:p/></draw:path><draw:path draw:style-name="gr3" draw:text-style-name="P6" svg:width="0.1008in" svg:height="0.035in" svg:x="0.5528in" svg:y="0.30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35in" svg:height="0.1516in" svg:x="0.7217in" svg:y="0.2469in" svg:viewBox="0 0 86 386" svg:d="M84 14c2-4 2-5 2-6 0-5-3-8-8-8-3 0-5 1-9 9-22 59-45 117-67 177-1 2-2 4-2 6s0 3 2 7c22 58 45 118 67 177 1 4 4 10 9 10s8-3 8-8c0-1 0-2-2-6-23-61-45-120-69-180 24-59 46-118 69-178z"><text:p/></draw:path><draw:path draw:style-name="gr3" draw:text-style-name="P6" svg:width="0.0697in" svg:height="0.098in" svg:x="0.7685in" svg:y="0.2937in" svg:viewBox="0 0 178 250" svg:d="M177 23c1-5 1-5 1-9 0-6-5-10-11-10-4 0-10 3-13 8-1 2-4 14-5 21-4 10-6 21-8 31-6 23-12 46-18 69-2 7-18 33-44 33-20 0-24-16-24-31 0-17 7-42 20-76 6-15 8-19 8-27 0-18-13-32-32-32-37 0-51 56-51 59 0 4 3 3 4 4 5 0 5 0 7-7 10-36 25-47 39-47 3 0 9 0 9 12 0 10-3 20-6 26-16 42-22 64-22 82 0 34 24 46 47 46 14 0 28-7 39-18-5 20-10 40-26 60-10 13-24 24-41 24-6 0-24-1-30-16 6 0 11 0 16-5 5-3 8-8 8-15 0-13-10-14-14-14-9 0-22 6-22 25s17 34 42 34c39 0 79-36 90-80 12-49 25-97 37-147z"><text:p/></draw:path><draw:path draw:style-name="gr3" draw:text-style-name="P6" svg:width="0.0382in" svg:height="0.0705in" svg:x="0.8504in" svg:y="0.3134in" svg:viewBox="0 0 98 180" svg:d="M62 8c0-7-1-8-9-8-18 18-42 18-53 18 0 3 0 6 0 9 7 0 24 0 40-7 0 46 0 92 0 138 0 9 0 12-28 12-3 0-6 0-10 0 0 4 0 7 0 10 5-1 38-1 48-1 8 0 42 0 48 1 0-3 0-6 0-10-3 0-7 0-10 0-26 0-26-3-26-12 0-50 0-100 0-150z"><text:p/></draw:path><draw:path draw:style-name="gr3" draw:text-style-name="P6" svg:width="0.0173in" svg:height="0.0449in" svg:x="0.9201in" svg:y="0.3453in" svg:viewBox="0 0 45 115" svg:d="M45 41c0-27-10-41-24-41-13 0-21 10-21 20 0 11 8 21 21 21 4 0 9-1 13-6 1 0 1-1 2-1 0 2 0 1 0 7 0 28-13 50-26 63-4 4-3 6-3 7 0 2 1 4 3 4 4 0 35-29 35-74z"><text:p/></draw:path><draw:path draw:style-name="gr3" draw:text-style-name="P6" svg:width="0.0157in" svg:height="0.0157in" svg:x="0.9874in" svg:y="0.3453in" svg:viewBox="0 0 41 41" svg:d="M41 20c0-11-9-20-20-20s-21 8-21 20c0 11 10 21 21 21s20-9 20-21z"><text:p/></draw:path><draw:path draw:style-name="gr3" draw:text-style-name="P6" svg:width="0.0161in" svg:height="0.0157in" svg:x="1.0551in" svg:y="0.3453in" svg:viewBox="0 0 42 41" svg:d="M42 20c0-11-10-20-21-20s-21 8-21 20c0 11 10 21 21 21s21-9 21-21z"><text:p/></draw:path><draw:path draw:style-name="gr3" draw:text-style-name="P6" svg:width="0.0157in" svg:height="0.0157in" svg:x="1.1232in" svg:y="0.3453in" svg:viewBox="0 0 41 41" svg:d="M41 20c0-11-10-20-21-20s-20 8-20 20c0 11 9 21 20 21s21-9 21-21z"><text:p/></draw:path><draw:path draw:style-name="gr3" draw:text-style-name="P6" svg:width="0.0173in" svg:height="0.0449in" svg:x="1.1906in" svg:y="0.3453in" svg:viewBox="0 0 45 115" svg:d="M45 41c0-27-10-41-25-41-12 0-20 10-20 20 0 11 8 21 20 21 5 0 10-1 14-6 1 0 1-1 1-1 1 0 1 1 1 7 0 28-13 51-26 63-4 5-4 6-4 7 0 2 2 4 4 4 4 0 35-29 35-74z"><text:p/></draw:path><draw:path draw:style-name="gr3" draw:text-style-name="P6" svg:width="0.0697in" svg:height="0.098in" svg:x="1.2496in" svg:y="0.2937in" svg:viewBox="0 0 178 250" svg:d="M176 23c2-5 2-5 2-9 0-6-5-10-11-10-4 0-10 3-14 8 0 2-3 14-6 21-2 10-4 21-7 31-6 23-11 46-17 69-2 7-18 33-44 33-20 0-24-16-24-31 0-17 7-42 20-76 6-15 8-19 8-27 0-18-13-32-32-32-37 0-51 56-51 59 0 4 3 4 4 4 5 0 5 0 7-7 10-36 25-47 39-47 3 0 9 0 9 12 0 10-3 20-6 26-16 42-22 64-22 82 0 34 24 46 47 46 14 0 28-7 39-18-6 20-10 40-26 60-10 13-24 24-41 24-6 0-24-1-30-16 5 0 11 0 16-5 4-3 8-8 8-15 0-13-11-14-14-14-9 0-22 6-22 25s17 34 42 34c39 0 79-36 90-80 12-49 24-97 36-147z"><text:p/></draw:path><draw:path draw:style-name="gr3" draw:text-style-name="P6" svg:width="0.0646in" svg:height="0.0476in" svg:x="1.3248in" svg:y="0.3366in" svg:viewBox="0 0 165 122" svg:d="M20 102c-1 4-1 8-2 11 0 7 4 9 8 9 5 0 9-3 11-5 3-3 4-11 5-18 1-4 4-17 5-24 3-6 4-11 6-18 2-11 3-13 11-24s20-25 41-25c15 0 15 14 15 18 0 17-11 47-15 59-4 7-5 10-5 14 0 14 12 23 25 23 28 0 40-37 40-41s-3-4-4-4c-5 0-5 2-6 5-5 21-17 32-28 32-6 0-7-3-7-8 0-7 1-10 7-22 3-9 14-38 14-53 0-27-21-31-35-31-23 0-38 14-47 25-2-18-17-25-28-25-12 0-18 9-22 15-6 10-9 26-9 27 0 3 3 3 4 3 4 0 4-1 6-8 4-16 10-29 20-29 7 0 9 6 9 13 0 5-4 15-5 23-2 7-4 18-5 24-4 11-6 23-9 34z"><text:p/></draw:path><draw:path draw:style-name="gr3" draw:text-style-name="P6" svg:width="0.0173in" svg:height="0.0449in" svg:x="1.4157in" svg:y="0.3453in" svg:viewBox="0 0 45 115" svg:d="M45 41c0-27-10-41-25-41-12 0-20 10-20 20 0 11 8 21 20 21 4 0 10-1 13-6 1 0 1-1 2-1s1 1 1 7c0 28-13 51-26 63-4 5-4 6-4 7 0 2 2 4 4 4 4 0 35-29 35-74z"><text:p/></draw:path><draw:path draw:style-name="gr3" draw:text-style-name="P6" svg:width="0.0697in" svg:height="0.098in" svg:x="1.4748in" svg:y="0.2937in" svg:viewBox="0 0 178 250" svg:d="M176 23c2-5 2-5 2-9 0-6-5-10-12-10-3 0-10 3-13 8-1 2-3 14-6 21-2 10-5 21-7 31-6 23-12 46-18 69-1 7-17 33-43 33-20 0-24-16-24-31 0-17 7-42 20-76 5-15 8-19 8-27 0-18-13-32-32-32-37 0-51 56-51 59 0 4 3 4 4 4 4 0 5 0 7-7 10-36 25-47 39-47 3 0 9 0 9 12 0 10-4 20-6 26-16 42-23 64-23 82 0 34 25 46 47 46 15 0 29-7 40-18-6 20-10 40-26 60-10 13-25 24-43 24-5 0-22-1-28-16 5 0 11 0 16-5 4-3 8-8 8-15 0-13-11-14-14-14-9 0-22 6-22 25s17 34 40 34c40 0 81-36 92-80 12-49 24-97 36-147z"><text:p/></draw:path><draw:path draw:style-name="gr3" draw:text-style-name="P6" svg:width="0.065in" svg:height="0.0476in" svg:x="1.5496in" svg:y="0.3366in" svg:viewBox="0 0 166 122" svg:d="M21 102c-1 4-2 8-3 11 0 7 5 9 10 9 4 0 7-3 9-5 3-3 4-11 6-18 1-4 4-17 5-24 3-6 4-11 5-18 3-11 3-13 12-24 8-11 20-25 41-25 15 0 15 14 15 18 0 17-12 47-15 59-4 7-5 10-5 14 0 14 12 23 26 23 27 0 39-37 39-41s-3-3-4-4c-5 0-5 2-6 5-6 21-17 32-28 32-6 0-7-3-7-8 0-7 1-10 6-22 3-9 14-38 14-53 0-27-20-31-34-31-23 0-39 14-46 25-3-18-18-25-29-25-12 0-19 9-22 15-6 10-10 26-10 27 0 3 4 3 6 3 3 0 3-1 5-8 4-16 9-29 20-29 6 0 9 6 9 13 0 5-3 15-5 23-2 7-4 18-5 24-4 11-6 23-9 34z"><text:p/></draw:path><draw:path draw:style-name="gr3" draw:text-style-name="P6" svg:width="0.078in" svg:height="0.078in" svg:x="1.6276in" svg:y="0.3181in" svg:viewBox="0 0 199 199" svg:d="M106 106c27 0 56 0 83 0 4 0 10 0 10-7s-6-7-10-7c-27 0-56 0-83 0 0-27 0-55 0-82 0-5 0-10-7-10s-7 5-7 10c0 27 0 55 0 82-27 0-55 0-82 0-3 0-10 0-10 7s6 7 10 7c27 0 55 0 82 0 0 27 0 56 0 83 0 3 0 10 7 10s7-7 7-10c0-27 0-56 0-83z"><text:p/></draw:path><draw:path draw:style-name="gr3" draw:text-style-name="P6" svg:width="0.0386in" svg:height="0.0705in" svg:x="1.7252in" svg:y="0.3134in" svg:viewBox="0 0 99 180" svg:d="M62 8c0-7-1-8-9-8-17 18-42 18-53 18 0 3 0 6 0 9 7 0 24 0 40-7 0 46 0 92 0 138 0 9 0 12-28 12-3 0-6 0-10 0 0 4 0 7 0 10 5-1 38-1 49-1 7 0 41 0 48 1 0-3 0-6 0-10-3 0-8 0-11 0-26 0-26-3-26-12 0-50 0-100 0-150z"><text:p/></draw:path><draw:path draw:style-name="gr3" draw:text-style-name="P6" svg:width="0.0339in" svg:height="0.1516in" svg:x="1.7902in" svg:y="0.2469in" svg:viewBox="0 0 87 386" svg:d="M85 199c2-4 2-5 2-7 0-1 0-2-2-6-23-60-45-118-68-177-3-7-5-9-9-9-5 0-8 3-8 8 0 1 0 1 2 5 23 60 45 120 68 179-23 60-45 119-68 179-2 4-2 5-2 7 0 5 3 8 8 8s6-4 9-8c23-60 45-120 68-179z"><text:p/></draw:path><draw:path draw:style-name="gr3" draw:text-style-name="P6" svg:width="0.1008in" svg:height="0.035in" svg:x="1.8913in" svg:y="0.3047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" draw:text-style-name="P6" svg:width="0.0697in" svg:height="0.098in" svg:x="2.0476in" svg:y="0.2937in" svg:viewBox="0 0 178 250" svg:d="M177 23c1-5 1-5 1-9 0-6-5-10-11-10-3 0-10 3-13 8-1 2-4 14-5 21-4 10-6 21-8 31-6 23-12 46-18 69-1 7-17 33-44 33-20 0-23-16-23-31 0-17 7-42 19-76 6-15 8-19 8-27 0-18-13-32-31-32-38 0-52 56-52 59 0 4 4 4 6 4 3 0 3 0 5-7 11-36 26-47 40-47 2 0 8 0 8 12 0 10-3 20-6 26-16 42-22 64-22 82 0 34 24 46 47 46 16 0 29-7 39-18-5 20-9 40-25 60-11 13-25 24-42 24-6 0-24-1-30-16 6 0 11 0 16-5 5-3 8-8 8-15 0-13-10-14-14-14-9 0-21 6-21 25s16 34 41 34c39 0 79-36 90-80 12-49 25-97 37-147z"><text:p/></draw:path><draw:path draw:style-name="gr3" draw:text-style-name="P6" svg:width="0.1256in" svg:height="0.1114in" svg:x="2.4362in" svg:y="0.252in" svg:viewBox="0 0 320 284" svg:d="M59 223c-9 0-20 1-33 6-7 3-16 6-22 14-3 4-4 10-4 13 0 7 3 12 9 17 11 9 27 11 45 11 23 0 51-7 78-17 21 9 43 17 72 17 15 0 33-8 49-19 19-11 34-25 44-40 1-1 1-1 1-2 0-2-1-3-3-3-1 0-3 0-5 0-1 0-2 0-2 1-9 12-22 24-36 33s-30 13-41 13c-22 0-38-5-54-12 8-4 16-8 23-13 44-25 84-61 110-98 20-27 30-55 30-78 0-9-1-15-3-23-10-28-39-43-78-43-22 0-49 8-74 22-24 12-47 31-62 51-13 18-19 37-19 52 0 4 0 7 1 11 4 18 20 28 43 28 16 0 35-5 55-13 15-9 32-20 41-34s14-26 14-36c0-15-9-28-19-38-1 0-1-1-2-1-2 1-5 1-7 2-1 1-2 2-2 3v1l1 1c7 6 10 15 10 25 0 11-6 24-15 39-8 11-19 22-33 30-15 9-29 12-41 12-19 0-28-9-29-22 0-1 0-1 0-2 0-16 9-35 23-55 12-18 30-35 52-47 22-14 44-20 62-20 32 0 51 14 56 37 0 2 1 6 1 8 0 24-16 55-38 86-24 35-56 69-95 95-7 5-13 9-20 14-2-2-3-3-6-4-23-11-45-22-77-22zM28 244c1-1 3-1 4-1 5 0 12 1 18 2 26 0 47 7 67 16-22 8-43 14-62 14-15 0-29-2-36-9-2-2-4-4-4-9 0-2 2-6 5-11 1-1 3-2 8-2z"><text:p/></draw:path><draw:path draw:style-name="gr3" draw:text-style-name="P6" svg:width="0.0157in" svg:height="0.0157in" svg:x="2.5803in" svg:y="0.3453in" svg:viewBox="0 0 41 41" svg:d="M41 20c0-11-9-20-20-20-12 0-21 8-21 20 0 11 9 21 21 21 11 0 20-9 20-21z"><text:p/></draw:path><draw:path draw:style-name="gr3" draw:text-style-name="P6" svg:width="0.1008in" svg:height="0.1087in" svg:x="2.6165in" svg:y="0.2528in" svg:viewBox="0 0 257 277" svg:d="M224 37c2-1 2-1 3-2v-1c0-2-1-3-4-3-6 0-14 3-21 6-7 6-14 12-19 19-6 9-10 18-10 25 0 3 1 5 1 7 3 10 13 14 25 14 7 0 17-3 24-9 9-5 17-13 22-20 8-13 12-24 12-35 0-5-1-12-4-16-9-15-27-22-51-22-15 0-34 7-52 16-18 10-34 25-45 40s-17 31-17 44c0 6 1 10 2 15 1 2 2 5 5 6-9 2-18 7-27 10-18 10-37 23-48 38-13 19-20 38-20 53 0 9 2 17 6 23 11 22 37 32 69 32 16 0 35-4 55-15 17-8 33-21 44-34 6-10 9-19 9-27 0-6-3-12-6-16-10-13-28-18-49-18-27 0-55 35-60 66 0 0 0 1 1 1 0 1 1 2 3 2h1c1-1 2-1 3-1s1-2 1-3c4-26 29-57 48-57 18 0 31 4 37 14 1 2 1 6 1 8 0 8-2 16-10 26-8 12-20 24-34 33-16 9-30 12-42 12-27 0-46-8-53-26-1-4-1-8-1-11 0-17 9-36 24-58 9-14 21-26 37-36 5-3 12-5 17-7 10 6 23 11 39 11 4 0 9-1 12-2 2-2 6-4 8-6s2-4 2-5c0-5-5-7-7-8-6-3-15-5-23-5-7 0-13 0-20 2-1-2-1-3-2-5 0-2 0-3 0-4 0-13 9-30 22-49 8-12 18-24 31-34 12-7 25-12 35-12 21 0 37 5 44 16 3 3 4 7 4 13 0 7-3 16-11 27-4 7-9 13-17 18-7 4-13 6-18 6-11 0-17-4-17-12 0-5 4-13 10-22 3-5 8-11 14-14 5-4 11-5 15-5 1 0 2-2 2-3zM130 124c8 0 14 0 19 2 2 2 1 2 2 2 0 1 0 1 0 1-1 1-2 2-4 2-2 1-3 1-6 1-10 0-18-2-23-7 4-1 9-1 12-1z"><text:p/></draw:path><draw:path draw:style-name="gr3" draw:text-style-name="P6" svg:width="0.0157in" svg:height="0.0157in" svg:x="2.7362in" svg:y="0.3453in" svg:viewBox="0 0 41 41" svg:d="M41 20c0-11-9-20-20-20s-21 8-21 20c0 11 10 21 21 21s20-9 20-21z"><text:p/></draw:path><draw:path draw:style-name="gr3" draw:text-style-name="P6" svg:width="0.1441in" svg:height="0.1138in" svg:x="2.772in" svg:y="0.25in" svg:viewBox="0 0 367 290" svg:d="M299 124c-6 0-14 6-21 11-8 7-16 15-22 23-1 3-3 5-4 7-10 2-20 3-30 3 9-20 13-39 29-60 12-18 27-35 46-52 0-1 1-1 1-2s-1-3-1-5c0-1-2-2-3-2h-1c-26 16-48 37-63 57-15 22-26 44-40 65-16 1-33 5-52 10-15 6-33 12-43 24 0 2 0 2 0 3s0 2 1 3c1 0 1 0 2 0s3 0 4 0 3 0 3-1c7-11 23-17 37-21 15-6 30-8 43-9-5 7-8 14-13 21-30 41-72 83-106 83-33 0-57-7-57-25 0-4 0-7 3-12 2 4 7 6 11 6 10 0 22-8 22-16 0-10-6-13-13-13-8 0-18 6-22 11-7 10-10 19-10 25 0 24 31 32 64 32 46 0 108-40 141-88 6-8 11-16 14-25 9 0 18-1 27-3-4 7-8 15-11 22 0 1 0 0 0 1s0 1 0 2c2 0 2 1 3 1h1c1 0 1 0 1 0 8-3 14-6 22-9 1 0 1-2 1-3s0-2 0-4c0-4 1-9 4-15 14-3 32-8 40-21 3-4 5-8 5-13 0-1 0-1 0-3-2-4-6-8-13-8zM365 31c0-1-1-1-2-1-49 0-74-30-125-30-22 0-50 8-75 23-25 13-49 33-64 54-9 14-15 29-15 40 0 3 0 5 1 8 3 14 15 21 33 21 15 0 33-3 51-11 15-6 30-15 39-27 9-13 13-27 13-37 0-11-4-18-14-23-1 0-1-1-2-1s-1 1-3 1c-1 0-1 1-2 1-1 2-1 3-1 4v1c2 3 3 8 3 12 0 11-4 24-15 38-7 9-16 18-27 25-16 6-29 8-41 8-14 0-22-5-24-15-1-1-1-2-1-4 0-10 5-23 15-38 12-16 32-32 53-43 23-12 46-15 65-15 50 0 74 30 126 30 1 0 1-1 2-1 4-6 8-10 11-16 0-1 1-1 1-2-1-1-1-1-2-2zM298 144c-5 8-14 12-25 15 5-6 11-14 14-18 5-5 9-8 11-8s3 1 5 3c0 3-2 5-5 8z"><text:p/></draw:path><draw:path draw:style-name="gr3" draw:text-style-name="P6" svg:width="0.0161in" svg:height="0.0157in" svg:x="2.9354in" svg:y="0.3453in" svg:viewBox="0 0 42 41" svg:d="M42 20c0-11-10-20-21-20s-21 8-21 20c0 11 10 21 21 21s21-9 21-21z"><text:p/></draw:path></draw:g></text:p>
            </text:list-item>
            <text:list-item>
              <text:p text:style-name="P92">חח"ע: <text:span text:style-name="T56">יהי </text:span><text:span text:style-name="T56"><draw:g text:anchor-type="as-char" svg:y="-0.1083in" draw:z-index="339" draw:name="Shape334" draw:style-name="gr1"><svg:title>TexMaths</svg:title><svg:desc>11§display§y_1, y_2 \in A§svg§600§FALSE§</svg:desc><draw:path draw:style-name="gr2" draw:text-style-name="P5" svg:width="0.6327in" svg:height="0.1232in" svg:x="0.0031in" svg:y="0.0075in" svg:viewBox="0 0 1608 314" svg:d="M805 314c-268 0-537 0-805 0 0-104 0-210 0-314 536 0 1072 0 1608 0 0 104 0 210 0 314-268 0-536 0-803 0z"><text:p/></draw:path><draw:path draw:style-name="gr3" draw:text-style-name="P6" svg:width="0.0697in" svg:height="0.0972in" svg:x="-0.0004in" svg:y="0.0409in" svg:viewBox="0 0 178 248" svg:d="M177 24c1-5 1-6 1-10 0-6-5-10-11-10-3 0-10 3-13 8-1 2-4 14-6 21-2 10-5 21-7 31-6 23-12 46-18 69-1 7-17 33-44 33-19 0-23-17-23-31 0-17 7-42 20-76 5-15 8-19 8-27 0-18-14-32-32-32-38 0-52 56-52 59 0 5 4 5 5 5 4 0 4-1 6-8 11-36 26-47 40-47 3 0 9 0 9 12 0 10-4 20-6 27-17 41-23 63-23 81 0 34 24 46 47 46 15 0 29-7 40-18-6 20-10 38-26 58-10 14-25 25-43 25-5 0-23-2-29-17 6 0 12 0 16-4 5-4 8-9 8-16 0-12-10-12-14-12-9 0-21 5-21 23 0 20 16 34 40 34 40 0 80-35 91-78 12-49 25-97 37-146z"><text:p/></draw:path><draw:path draw:style-name="gr3" draw:text-style-name="P6" svg:width="0.0386in" svg:height="0.0701in" svg:x="0.0815in" svg:y="0.0606in" svg:viewBox="0 0 99 179" svg:d="M62 8c0-8-2-8-9-8-17 16-42 16-53 16 0 4 0 7 0 10 7 0 24 0 40-7 0 45 0 91 0 137 0 10 0 13-28 13-3 0-7 0-10 0 0 4 0 7 0 10 5-1 39-1 49-1 7 0 41 0 48 1 0-3 0-6 0-10-3 0-8 0-11 0-26 0-26-3-26-13 0-49 0-99 0-148z"><text:p/></draw:path><draw:path draw:style-name="gr3" draw:text-style-name="P6" svg:width="0.0173in" svg:height="0.0449in" svg:x="0.1512in" svg:y="0.0925in" svg:viewBox="0 0 45 115" svg:d="M45 41c0-26-9-41-24-41-13 0-21 10-21 20 0 11 8 21 21 21 4 0 10-1 13-6 1 0 1-1 2-1 0 2 1 1 1 7 0 28-14 51-26 63-4 5-4 6-4 7 0 2 2 4 3 4 4 0 35-29 35-74z"><text:p/></draw:path><draw:path draw:style-name="gr3" draw:text-style-name="P6" svg:width="0.0697in" svg:height="0.0972in" svg:x="0.2102in" svg:y="0.0409in" svg:viewBox="0 0 178 248" svg:d="M177 24c1-5 1-6 1-10 0-6-5-10-11-10-3 0-10 3-13 8-1 2-4 14-6 21-2 10-5 21-7 31-6 23-12 46-18 69-1 7-17 33-44 33-19 0-23-17-23-31 0-17 7-42 20-76 5-15 8-19 8-27 0-18-14-32-32-32-38 0-52 56-52 59 0 5 4 5 5 5 4 0 4-1 6-8 11-36 26-47 40-47 3 0 9 0 9 12 0 10-4 20-6 27-17 41-23 63-23 81 0 34 24 46 47 46 15 0 29-7 40-18-6 20-10 38-26 58-10 14-25 25-43 25-5 0-23-2-29-17 6 0 12 0 16-4 5-4 8-9 8-16 0-12-10-12-14-12-9 0-21 5-21 23 0 20 16 34 40 34 40 0 80-35 91-78 12-49 25-97 37-146z"><text:p/></draw:path><draw:path draw:style-name="gr3" draw:text-style-name="P6" svg:width="0.0469in" svg:height="0.0701in" svg:x="0.287in" svg:y="0.0606in" svg:viewBox="0 0 120 179" svg:d="M120 130c-3 0-7 0-10 0 0 5-3 22-7 24-2 2-23 2-26 2-17 0-34 0-51 0 29-25 39-33 54-45 21-16 40-33 40-58 0-33-29-53-64-53-33 0-56 23-56 48 0 14 12 15 14 15 7 0 15-5 15-15 0-4-3-14-16-14 8-19 27-24 39-24 27 0 41 21 41 43 0 23-16 42-25 51-22 21-44 42-66 64-2 2-2 3-2 11 37 0 74 0 111 0 3-16 6-33 9-49z"><text:p/></draw:path><draw:path draw:style-name="gr3" draw:text-style-name="P6" svg:width="0.0752in" svg:height="0.087in" svg:x="0.4031in" svg:y="0.0264in" svg:viewBox="0 0 192 222" svg:d="M179 119c7 0 13 0 13-8s-6-8-13-8c-55 0-109 0-164 0 5-51 50-88 104-88 20 0 40 0 60 0 7 0 13 0 13-7 0-8-6-8-13-8-20 0-40 0-60 0-66 0-119 49-119 111s53 111 119 111c20 0 40 0 60 0 7 0 13 0 13-8 0-7-6-7-13-7-20 0-40 0-60 0-54 0-99-37-104-88 55 0 109 0 164 0z"><text:p/></draw:path><draw:path draw:style-name="gr3" draw:text-style-name="P6" svg:width="0.1039in" svg:height="0.1079in" svg:x="0.5394in" svg:y="-0.0004in" svg:viewBox="0 0 265 275" svg:d="M55 231c-15 25-30 31-47 32-5 0-8 0-8 7 0 3 2 5 4 5 11 0 23-1 34-1 13 0 26 1 39 1 2 0 7 0 7-8 0-4-4-4-6-4-9-1-19-4-19-14 0-4 3-8 6-14 10-16 20-33 30-48 31 0 64 0 96 0 1 6 7 59 7 64 0 11-21 12-29 12-5 0-8 0-8 7 0 5 4 5 5 5 15 0 32-1 48-1 10 0 35 1 43 1 4 0 8 0 8-8 0-4-4-4-9-4-24 0-24-3-25-14-8-79-17-159-24-239 0-8 0-10-7-10-6 0-8 3-10 7-45 74-90 149-135 224zM102 175c26-43 51-85 76-127 5 42 8 84 12 127-29 0-58 0-88 0z"><text:p/></draw:path></draw:g></text:span><text:span text:style-name="T56">, נניח </text:span><text:span text:style-name="T56"><draw:g text:anchor-type="as-char" svg:y="-0.1102in" draw:z-index="340" draw:name="Shape335" draw:style-name="gr1"><svg:title>TexMaths</svg:title><svg:desc>11§display§y_1 \neq y_2§svg§600§FALSE§</svg:desc><draw:path draw:style-name="gr2" draw:text-style-name="P5" svg:width="0.4571in" svg:height="0.1256in" svg:x="0.0031in" svg:y="0.0075in" svg:viewBox="0 0 1162 320" svg:d="M0 0c387 0 775 0 1162 0 0 107 0 213 0 320-387 0-775 0-1162 0 0-107 0-213 0-320z"><text:p/></draw:path><draw:path draw:style-name="gr3" draw:text-style-name="P6" svg:width="0.0697in" svg:height="0.0976in" svg:x="-0.0004in" svg:y="0.0425in" svg:viewBox="0 0 178 249" svg:d="M177 24c1-5 1-6 1-10 0-6-5-10-11-10-4 0-10 3-13 8-1 2-4 14-6 21-3 10-5 21-7 31-6 23-12 46-18 71-2 5-19 32-44 32-20 0-24-17-24-31 0-18 7-42 20-76 6-16 7-20 7-28 0-18-12-32-30-32-38 0-52 56-52 60s3 2 4 4c5 0 5-1 7-8 10-36 26-47 38-47 4 0 10 0 10 12 0 10-3 20-6 28-16 40-22 62-22 80 0 35 24 46 47 46 14 0 28-6 39-17-5 21-10 38-26 58-10 13-24 24-42 24-5 0-23-1-29-15 6 0 11 0 16-6 5-3 8-7 8-15 0-12-10-13-14-13-9 0-21 5-21 25 0 19 16 33 40 33 40 0 80-35 91-77 12-50 25-99 37-148z"><text:p/></draw:path><draw:path draw:style-name="gr3" draw:text-style-name="P6" svg:width="0.0382in" svg:height="0.0705in" svg:x="0.0815in" svg:y="0.061in" svg:viewBox="0 0 98 180" svg:d="M60 8c0-8 0-8-7-8-18 17-42 17-53 17 0 3 0 6 0 9 7 0 24 0 40-7 0 46 0 92 0 139 0 9 0 12-28 12-3 0-7 0-10 0 0 3 0 6 0 10 5 0 38-1 47-1s43 1 49 1c0-4 0-7 0-10-3 0-7 0-10 0-28 0-28-3-28-12 0-51 0-101 0-150z"><text:p/></draw:path><draw:path draw:style-name="gr3" draw:text-style-name="P6" svg:width="0.0752in" svg:height="0.1409in" svg:x="0.2012in" svg:y="0in" svg:viewBox="0 0 192 359" svg:d="M189 15c3-5 3-6 3-7 0-2-2-8-7-8s-6 2-9 8c-57 112-116 224-173 336-3 6-3 7-3 8 0 3 2 7 8 7 4 0 5-2 8-7 58-113 116-224 173-337z"><text:p/></draw:path><draw:path draw:style-name="gr3" draw:text-style-name="P6" svg:width="0.1004in" svg:height="0.0358in" svg:x="0.189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3" draw:text-style-name="P6" svg:width="0.0697in" svg:height="0.0976in" svg:x="0.3445in" svg:y="0.0425in" svg:viewBox="0 0 178 249" svg:d="M176 24c2-5 2-6 2-10 0-6-5-10-11-10-4 0-11 3-14 8 0 2-3 14-6 21-2 10-5 21-7 31-6 23-11 46-17 71-2 5-19 32-44 32-20 0-24-17-24-31 0-18 7-42 20-76 6-16 7-20 7-28 0-18-12-32-31-32-37 0-51 56-51 60s3 4 4 4c5 0 5-1 7-8 10-36 25-47 38-47 4 0 10 0 10 12 0 10-4 20-6 28-16 40-22 62-22 80 0 35 24 46 47 46 14 0 28-6 39-17-6 21-10 38-26 58-10 13-24 24-42 24-5 0-23-1-29-15 5 0 11 0 16-6 4-3 8-7 8-15 0-12-11-13-14-13-9 0-22 5-22 25 0 19 17 33 41 33 40 0 80-35 91-77 12-50 24-99 36-148z"><text:p/></draw:path><draw:path draw:style-name="gr3" draw:text-style-name="P6" svg:width="0.0469in" svg:height="0.0705in" svg:x="0.4213in" svg:y="0.061in" svg:viewBox="0 0 120 180" svg:d="M120 130c-3 0-6 0-9 0-1 7-4 22-8 24-2 3-23 3-26 3-17 0-33 0-50 0 29-26 38-33 54-46 20-16 39-33 39-58 0-33-29-53-64-53-33 0-56 23-56 49 0 13 12 14 14 14 7 0 15-5 15-14 0-5-2-15-16-15 9-19 27-24 40-24 26 0 40 21 40 43 0 23-16 42-25 52-22 21-43 42-65 64-3 2-3 3-3 11 37 0 75 0 112 0 2-17 6-33 8-50z"><text:p/></draw:path></draw:g></text:span><text:span text:style-name="T56">, נניח בשלילה </text:span><text:span text:style-name="T56"><draw:g text:anchor-type="as-char" svg:y="-0.1134in" draw:z-index="341" draw:name="Shape336" draw:style-name="gr1"><svg:title>TexMaths</svg:title><svg:desc>11§display§f_{n + 1}(y_1) \neq f_{n + 1}(y_2)§svg§600§FALSE§</svg:desc><draw:path draw:style-name="gr2" draw:text-style-name="P5" svg:width="1.3169in" svg:height="0.1358in" svg:x="-0.0004in" svg:y="0.0071in" svg:viewBox="0 0 3346 346" svg:d="M1674 346c-558 0-1116 0-1674 0 0-116 0-230 0-346 1116 0 2230 0 3346 0 0 116 0 230 0 346-558 0-1116 0-1672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646in" svg:height="0.0472in" svg:x="0.0717in" svg:y="0.0898in" svg:viewBox="0 0 165 121" svg:d="M20 101c-1 4-1 7-2 11 0 7 4 9 8 9 6 0 10-3 11-5 2-3 4-11 5-17 1-5 4-18 6-25 2-6 4-11 5-18 2-11 3-13 11-24s21-25 41-25c15 0 15 14 15 19 0 16-11 47-15 58-4 7-5 10-5 14 0 14 12 23 27 23 26 0 38-37 38-41s-3-4-4-4c-4 0-5 2-6 5-5 21-17 32-28 32-6 0-7-3-7-8 0-7 1-10 7-22 3-9 14-38 14-53 0-26-21-30-35-30-22 0-38 13-47 24-1-18-17-24-28-24-12 0-18 8-21 14-7 10-10 26-10 27 0 3 3 3 4 3 4 0 5 0 6-8 4-16 10-29 20-29 7 0 9 6 9 13 0 5-3 15-4 23-2 7-5 18-6 24-4 11-6 22-9 34z"><text:p/></draw:path><draw:path draw:style-name="gr3" draw:text-style-name="P6" svg:width="0.078in" svg:height="0.078in" svg:x="0.1492in" svg:y="0.0709in" svg:viewBox="0 0 199 199" svg:d="M107 106c27 0 55 0 82 0 4 0 10 0 10-7s-6-7-10-7c-27 0-55 0-82 0 0-27 0-55 0-82 0-3 0-10-7-10-6 0-6 6-6 10 0 27 0 55 0 82-28 0-57 0-84 0-3 0-10 0-10 7s7 7 10 7c27 0 56 0 84 0 0 27 0 55 0 83 0 4 0 10 6 10 7 0 7-6 7-10 0-28 0-56 0-83z"><text:p/></draw:path><draw:path draw:style-name="gr3" draw:text-style-name="P6" svg:width="0.0386in" svg:height="0.0701in" svg:x="0.2465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" draw:text-style-name="P6" svg:width="0.0346in" svg:height="0.1512in" svg:x="0.3185in" svg:y="0in" svg:viewBox="0 0 89 385" svg:d="M89 381c0-1 0-1-5-8-49-49-62-122-62-180 0-67 15-135 63-182 4-5 4-5 4-7 0-3-1-4-3-4-5 0-39 26-62 76-20 42-24 85-24 117 0 29 4 76 25 120 23 47 56 72 61 72 2 0 3-1 3-4z"><text:p/></draw:path><draw:path draw:style-name="gr3" draw:text-style-name="P6" svg:width="0.0697in" svg:height="0.0976in" svg:x="0.3669in" svg:y="0.0457in" svg:viewBox="0 0 178 249" svg:d="M177 24c1-5 1-6 1-9 0-7-5-11-11-11-4 0-10 3-14 8 0 2-3 14-4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" draw:text-style-name="P6" svg:width="0.0382in" svg:height="0.0701in" svg:x="0.4488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" draw:text-style-name="P6" svg:width="0.0346in" svg:height="0.1512in" svg:x="0.5142in" svg:y="0in" svg:viewBox="0 0 89 385" svg:d="M89 193c0-30-4-76-25-120-23-48-56-73-61-73-2 0-3 2-3 4s0 2 7 9c38 38 60 99 60 180 0 65-14 133-63 181-4 6-4 6-4 7 0 2 1 4 3 4 5 0 39-26 62-76 20-41 24-84 24-116z"><text:p/></draw:path><draw:path draw:style-name="gr3" draw:text-style-name="P6" svg:width="0.0756in" svg:height="0.1409in" svg:x="0.6283in" svg:y="0.0043in" svg:viewBox="0 0 193 359" svg:d="M189 15c4-5 4-6 4-7 0-2-3-8-8-8s-6 2-9 8c-57 112-115 223-173 336-3 5-3 6-3 7 0 4 2 8 8 8 4 0 5-2 9-8 57-112 115-223 172-336z"><text:p/></draw:path><draw:path draw:style-name="gr3" draw:text-style-name="P6" svg:width="0.1004in" svg:height="0.0354in" svg:x="0.615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" draw:text-style-name="P6" svg:width="0.076in" svg:height="0.1374in" svg:x="0.7752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8 37-13 72-34 72-1 0-11 0-19-6 19-1 22-16 22-21 0-9-7-13-14-13-10 0-22 8-22 23 0 17 18 26 33 26 22 0 37-23 44-37 12-25 21-71 22-74 8-40 15-80 23-121z"><text:p/></draw:path><draw:path draw:style-name="gr3" draw:text-style-name="P6" svg:width="0.065in" svg:height="0.0472in" svg:x="0.8465in" svg:y="0.0898in" svg:viewBox="0 0 166 121" svg:d="M21 101c-1 4-2 7-3 11 0 7 5 9 10 9 4 0 7-3 9-5 3-3 4-11 6-17 1-5 4-18 5-25 3-6 4-11 5-18 3-11 3-13 12-24 8-11 20-25 41-25 15 0 15 14 15 19 0 16-12 47-15 58-4 7-5 10-5 14 0 14 12 23 26 23 27 0 39-37 39-41s-3-3-4-4c-5 0-5 2-6 5-6 21-17 32-28 32-6 0-7-3-7-8 0-7 1-10 6-22 3-9 14-38 14-53 0-26-20-30-35-30-22 0-38 13-45 24-3-18-18-24-29-24-12 0-19 8-22 14-6 10-10 26-10 27 0 3 4 3 6 3 3 0 3 0 5-8 4-16 9-29 20-29 6 0 9 6 9 13 0 5-3 15-5 23-2 7-4 18-5 24-4 11-6 22-9 34z"><text:p/></draw:path><draw:path draw:style-name="gr3" draw:text-style-name="P6" svg:width="0.078in" svg:height="0.078in" svg:x="0.9244in" svg:y="0.0709in" svg:viewBox="0 0 199 199" svg:d="M106 106c27 0 56 0 83 0 4 0 10 0 10-7s-6-7-10-7c-27 0-56 0-83 0 0-27 0-55 0-82 0-3 0-10-7-10s-7 6-7 10c0 27 0 55 0 82-27 0-55 0-82 0-3 0-10 0-10 7s6 7 10 7c27 0 55 0 82 0 0 27 0 55 0 83 0 4 0 10 7 10s7-6 7-10c0-28 0-56 0-83z"><text:p/></draw:path><draw:path draw:style-name="gr3" draw:text-style-name="P6" svg:width="0.0382in" svg:height="0.0701in" svg:x="1.022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3" draw:text-style-name="P6" svg:width="0.0346in" svg:height="0.1512in" svg:x="1.0941in" svg:y="0in" svg:viewBox="0 0 89 385" svg:d="M89 381c0-1 0-1-6-8-49-49-61-122-61-180 0-67 14-135 62-182 5-5 5-5 5-7 0-3-1-4-3-4-5 0-40 26-62 76-20 42-24 85-24 117 0 29 3 76 25 120 23 47 56 72 61 72 2 0 3-1 3-4z"><text:p/></draw:path><draw:path draw:style-name="gr3" draw:text-style-name="P6" svg:width="0.0697in" svg:height="0.0976in" svg:x="1.1425in" svg:y="0.0457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" draw:text-style-name="P6" svg:width="0.0469in" svg:height="0.0701in" svg:x="1.219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" draw:text-style-name="P6" svg:width="0.035in" svg:height="0.1512in" svg:x="1.289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6"><text:s/>ונגיע לסתירה. לפי הנחת השלילה: </text:span></text:p>
              <text:p text:style-name="P86"><draw:g text:anchor-type="as-char" svg:y="-0.3201in" draw:z-index="345" draw:name="Shape337" draw:style-name="gr1"><svg:title>TexMaths</svg:title><svg:desc>11§latex§\begin{align*}
  &amp;f_{n + 1}(y_1) = f_{n + 1}(y_2) \\
  \iff &amp;\la f_n(y_{1_1}), f_n(y_{1_2}), \dots, f_n(y_{1_n}), f(y_{1_{n + 1}}) \ra = \\ 
         &amp;\la f_n(y_{2_1}), f_n(y_{2_2}), \dots, f_n(y_{2_n}), f(y_{2_{n + 1}}) \ra &amp;&amp;\open \beta \rule \close
\end{align}§svg§600§FALSE§</svg:desc><draw:path draw:style-name="gr2" draw:text-style-name="P5" svg:width="4.1087in" svg:height="0.624in" svg:x="-0.0004in" svg:y="0.0079in" svg:viewBox="0 0 10437 1586" svg:d="M0 0c3479 0 6958 0 10437 0 0 528 0 1057 0 1586-3479 0-6958 0-10437 0 0-529 0-1058 0-1586z"><text:p/></draw:path><draw:path draw:style-name="gr3" draw:text-style-name="P6" svg:width="0.0756in" svg:height="0.1378in" svg:x="0.3213in" svg:y="0.0075in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4 5 11 5 9 0 17 0 26 0-10 50-19 102-29 153-7 37-13 72-34 72-1 0-11 0-18-7 18-1 21-15 21-21 0-9-6-14-14-14-10 0-21 9-21 24 0 17 17 26 32 26 22 0 37-22 44-37 12-25 21-71 22-74 8-41 15-82 23-122z"><text:p/></draw:path><draw:path draw:style-name="gr3" draw:text-style-name="P6" svg:width="0.0646in" svg:height="0.0472in" svg:x="0.3929in" svg:y="0.0902in" svg:viewBox="0 0 165 121" svg:d="M20 102c-1 4-2 10-2 11 0 6 4 8 8 8 5 0 8-3 10-5 3-3 5-11 6-17 1-5 4-18 5-24 3-7 4-12 5-19 3-11 4-13 12-24s20-24 41-24c15 0 15 13 15 18 0 16-11 47-15 58-4 7-5 10-5 14 0 14 12 23 25 23 28 0 40-36 40-41 0-3-3-3-4-3-5 0-5 1-6 4-5 22-17 33-28 33-6 0-7-4-7-9 0-7 1-10 7-22 3-9 14-38 14-52 0-27-21-31-35-31-23 0-38 13-47 24-2-18-17-24-28-24-12 0-18 8-22 14-6 10-9 26-9 27 0 3 3 3 4 3 4 0 4 0 6-8 4-15 9-28 20-28 6 0 9 5 9 13 0 4-3 14-5 22s-4 19-5 24c-4 12-6 23-9 35z"><text:p/></draw:path><draw:path draw:style-name="gr3" draw:text-style-name="P6" svg:width="0.078in" svg:height="0.078in" svg:x="0.4705in" svg:y="0.0709in" svg:viewBox="0 0 199 199" svg:d="M107 106c27 0 55 0 82 0 4 0 10 0 10-6 0-8-6-8-10-8-27 0-55 0-82 0 0-27 0-55 0-82 0-3 0-10-7-10-6 0-6 7-6 10 0 27 0 55 0 82-28 0-57 0-84 0-3 0-10 0-10 7s7 7 10 7c27 0 56 0 84 0 0 27 0 56 0 83 0 4 0 10 5 10 8 0 8-6 8-10 0-27 0-56 0-83z"><text:p/></draw:path><draw:path draw:style-name="gr3" draw:text-style-name="P6" svg:width="0.0386in" svg:height="0.0701in" svg:x="0.5677in" svg:y="0.0665in" svg:viewBox="0 0 99 179" svg:d="M62 8c0-8-1-8-9-8-17 17-42 18-53 18 0 3 0 5 0 8 7 0 24 0 40-6 0 46 0 91 0 137 0 9 0 12-28 12-3 0-6 0-10 0 0 4 0 7 0 10 5 0 39-1 49-1 7 0 41 1 48 1 0-3 0-6 0-10-3 0-8 0-11 0-26 0-26-3-26-12 0-49 0-100 0-149z"><text:p/></draw:path><draw:path draw:style-name="gr3" draw:text-style-name="P6" svg:width="0.0346in" svg:height="0.1516in" svg:x="0.6398in" svg:y="0in" svg:viewBox="0 0 89 386" svg:d="M89 383c0-1 0-2-6-9-49-48-61-122-61-180 0-69 15-136 63-184 4-4 4-4 4-6 0-3-1-4-3-4-5 0-39 26-62 75-20 43-24 86-24 119 0 29 4 76 25 120 23 47 56 72 61 72 2 0 3-1 3-3z"><text:p/></draw:path><draw:path draw:style-name="gr3" draw:text-style-name="P6" svg:width="0.0697in" svg:height="0.098in" svg:x="0.6882in" svg:y="0.0469in" svg:viewBox="0 0 178 250" svg:d="M177 24c1-5 1-6 1-10 0-6-5-10-11-10-4 0-10 3-14 8 0 2-3 14-4 21-4 10-6 21-9 31-6 23-11 47-17 70-2 6-18 33-44 33-20 0-24-17-24-32 0-17 7-41 20-76 6-15 8-19 8-27 0-18-13-32-32-32-37 0-51 56-51 59 0 5 3 5 4 5 5 0 5-1 7-8 10-36 25-47 39-47 3 0 9 0 9 12 0 10-3 20-6 27-16 41-22 63-22 81 0 35 24 46 47 46 14 0 28-7 39-18-6 21-10 40-26 61-10 12-24 24-41 24-6 0-24-1-30-16 5 0 11 0 16-5 4-3 8-9 8-16 0-12-11-14-14-14-9 0-22 7-22 26 0 18 17 33 42 33 39 0 79-35 90-78 12-50 25-98 37-148z"><text:p/></draw:path><draw:path draw:style-name="gr3" draw:text-style-name="P6" svg:width="0.0382in" svg:height="0.0701in" svg:x="0.7701in" svg:y="0.0665in" svg:viewBox="0 0 98 179" svg:d="M61 8c0-8 0-8-8-8-18 17-42 18-53 18 0 3 0 5 0 8 7 0 24 0 40-6 0 46 0 91 0 137 0 9 0 12-28 12-3 0-6 0-10 0 0 4 0 7 0 10 5 0 38-1 48-1 8 0 42 1 48 1 0-3 0-6 0-10-3 0-7 0-10 0-27 0-27-3-27-12 0-49 0-100 0-149z"><text:p/></draw:path><draw:path draw:style-name="gr3" draw:text-style-name="P6" svg:width="0.0346in" svg:height="0.1516in" svg:x="0.8354in" svg:y="0in" svg:viewBox="0 0 89 386" svg:d="M89 194c0-31-4-77-25-121-23-48-56-73-61-73-2 0-3 1-3 4 0 2 0 2 7 9 38 38 60 99 60 181 0 66-14 133-63 182-4 5-4 6-4 7 0 2 1 3 3 3 5 0 39-26 62-75 20-43 24-85 24-117z"><text:p/></draw:path><draw:path draw:style-name="gr3" draw:text-style-name="P6" svg:width="0.1004in" svg:height="0.0354in" svg:x="0.937in" svg:y="0.0579in" svg:viewBox="0 0 256 91" svg:d="M243 17c7 0 13 0 13-8 0-9-6-9-12-9-77 0-155 0-232 0-5 0-12 0-12 9 0 8 7 8 13 8 77 0 153 0 230 0zM244 91c6 0 12 0 12-7 0-8-6-8-13-8-77 0-153 0-230 0-6 0-13 0-13 8 0 7 7 7 12 7 77 0 155 0 232 0z"><text:p/></draw:path><draw:path draw:style-name="gr3" draw:text-style-name="P6" svg:width="0.0756in" svg:height="0.1378in" svg:x="1.0972in" svg:y="0.0075in" svg:viewBox="0 0 193 351" svg:d="M121 118c11 0 22 0 33 0 8 0 12 0 12-8 0-4-4-4-11-4-11 0-21 0-32 0 2-15 6-30 8-44 2-8 8-36 10-41 3-7 10-12 17-12 3 0 13 0 20 6-17 2-21 16-21 21 0 9 7 14 15 14 10 0 21-9 21-24 0-17-18-26-35-26-13 0-37 7-48 45-2 8-3 12-13 61-9 0-18 0-27 0-7 0-12 0-12 7 0 5 4 5 11 5 9 0 17 0 26 0-10 50-19 102-29 153-7 37-13 72-34 72-1 0-11 0-18-7 18-1 21-15 21-21 0-9-6-14-14-14-10 0-21 9-21 24 0 17 17 26 32 26 22 0 37-22 44-37 12-25 21-71 22-74 8-41 15-82 23-122z"><text:p/></draw:path><draw:path draw:style-name="gr3" draw:text-style-name="P6" svg:width="0.0646in" svg:height="0.0472in" svg:x="1.1685in" svg:y="0.0902in" svg:viewBox="0 0 165 121" svg:d="M20 102c-1 4-2 10-2 11 0 6 4 8 8 8 5 0 8-3 10-5 3-3 5-11 6-17 1-5 4-18 5-24 3-7 4-12 6-19 2-11 3-13 11-24s20-24 41-24c15 0 15 13 15 18 0 16-11 47-15 58-4 7-5 10-5 14 0 14 12 23 25 23 28 0 40-36 40-41 0-3-3-3-4-3-5 0-5 1-6 4-5 22-17 33-28 33-6 0-7-4-7-9 0-7 1-10 7-22 3-9 14-38 14-52 0-27-21-31-35-31-23 0-38 13-47 24-2-18-17-24-28-24-12 0-18 8-22 14-6 10-9 26-9 27 0 3 3 3 4 3 4 0 4 0 6-8 4-15 9-28 20-28 6 0 9 5 9 13 0 4-3 14-5 22s-4 19-5 24c-4 12-6 23-9 35z"><text:p/></draw:path><draw:path draw:style-name="gr3" draw:text-style-name="P6" svg:width="0.078in" svg:height="0.078in" svg:x="1.2461in" svg:y="0.0709in" svg:viewBox="0 0 199 199" svg:d="M107 106c27 0 55 0 82 0 4 0 10 0 10-6 0-8-6-8-10-8-27 0-55 0-82 0 0-27 0-55 0-82 0-3 0-10-7-10-6 0-6 7-6 10 0 27 0 55 0 82-28 0-57 0-84 0-3 0-10 0-10 7s7 7 10 7c27 0 56 0 84 0 0 27 0 56 0 83 0 4 0 10 5 10 8 0 8-6 8-10 0-27 0-56 0-83z"><text:p/></draw:path><draw:path draw:style-name="gr3" draw:text-style-name="P6" svg:width="0.0386in" svg:height="0.0701in" svg:x="1.3437in" svg:y="0.0665in" svg:viewBox="0 0 99 179" svg:d="M62 8c0-8-1-8-9-8-17 17-42 18-53 18 0 3 0 5 0 8 7 0 24 0 40-6 0 46 0 91 0 137 0 9 0 12-28 12-3 0-6 0-10 0 0 4 0 7 0 10 5 0 39-1 49-1 7 0 41 1 48 1 0-3 0-6 0-10-3 0-8 0-11 0-26 0-26-3-26-12 0-49 0-100 0-149z"><text:p/></draw:path><draw:path draw:style-name="gr3" draw:text-style-name="P6" svg:width="0.0346in" svg:height="0.1516in" svg:x="1.4154in" svg:y="0in" svg:viewBox="0 0 89 386" svg:d="M89 383c0-1 0-2-6-9-48-48-61-122-61-180 0-69 15-136 63-184 4-4 4-4 4-6 0-3-1-4-3-4-5 0-39 26-62 75-20 43-24 86-24 119 0 29 4 76 25 120 23 47 56 72 61 72 2 0 3-1 3-3z"><text:p/></draw:path><draw:path draw:style-name="gr3" draw:text-style-name="P6" svg:width="0.0697in" svg:height="0.098in" svg:x="1.4638in" svg:y="0.0469in" svg:viewBox="0 0 178 250" svg:d="M177 24c1-5 1-6 1-10 0-6-5-10-11-10-4 0-10 3-14 8 0 2-3 14-4 21-4 10-6 21-8 31-6 23-12 47-18 70-2 6-18 33-44 33-20 0-24-17-24-32 0-17 7-41 20-76 6-15 8-19 8-27 0-18-13-32-32-32-37 0-51 56-51 59 0 5 3 5 4 5 5 0 5-1 7-8 10-36 25-47 39-47 3 0 9 0 9 12 0 10-3 20-6 27-16 41-22 63-22 81 0 35 24 46 47 46 14 0 28-7 39-18-5 21-10 40-26 61-10 12-24 24-41 24-6 0-24-1-30-16 5 0 11 0 16-5 4-3 8-9 8-16 0-12-10-14-14-14-9 0-22 7-22 26 0 18 17 33 42 33 39 0 79-35 90-78 12-50 25-98 37-148z"><text:p/></draw:path><draw:path draw:style-name="gr3" draw:text-style-name="P6" svg:width="0.0465in" svg:height="0.0701in" svg:x="1.5409in" svg:y="0.0665in" svg:viewBox="0 0 119 179" svg:d="M119 130c-3 0-6 0-9 0-1 6-3 22-7 25-2 1-23 1-27 1-17 0-33 0-50 0 29-25 38-33 54-45 20-16 39-33 39-58 0-33-29-53-63-53s-56 23-56 48c0 14 11 16 14 16 6 0 15-6 15-14 0-6-3-15-17-15 9-20 27-25 40-25 27 0 40 21 40 43 0 23-16 42-25 52-22 20-43 42-65 63-2 4-2 4-2 11 37 0 74 0 111 0 2-16 6-33 8-49z"><text:p/></draw:path><draw:path draw:style-name="gr3" draw:text-style-name="P6" svg:width="0.0346in" svg:height="0.1516in" svg:x="1.611in" svg:y="0in" svg:viewBox="0 0 89 386" svg:d="M89 194c0-31-4-77-25-121-23-48-56-73-61-73-2 0-3 1-3 4 0 2 0 2 7 9 38 38 60 99 60 181 0 66-14 133-63 182-4 5-4 6-4 7 0 2 1 3 3 3 5 0 39-26 62-75 20-43 24-85 24-117z"><text:p/></draw:path><draw:path draw:style-name="gr3" draw:text-style-name="P6" svg:width="0.1346in" svg:height="0.0831in" svg:x="0.0004in" svg:y="0.2626in" svg:viewBox="0 0 343 212" svg:d="M329 151c7 0 14 0 14-8s-7-8-14-8c-81 0-164 0-245 0-17-13-37-23-49-29 13-6 33-16 49-30 81 0 164 0 245 0 7 0 14 0 14-8 0-7-7-7-14-7-76 0-152 0-228 0 19-18 39-52 39-57 0-4-6-4-8-4-3 0-5 0-7 3-8 15-19 36-45 58-26 23-51 34-72 39-7 2-7 2-8 3 0 2 0 2 0 3s0 1 0 2l1 1c1 0 1 1 9 3 52 16 90 51 112 92 5 8 5 8 10 8 2 0 8 0 8-4 0-6-20-39-39-57 76 0 152 0 228 0z"><text:p/></draw:path><draw:path draw:style-name="gr3" draw:text-style-name="P6" svg:width="0.1346in" svg:height="0.0831in" svg:x="0.1272in" svg:y="0.2626in" svg:viewBox="0 0 343 212" svg:d="M260 76c16 14 36 24 48 30-13 6-33 16-48 29-82 0-164 0-246 0-6 0-14 0-14 8s8 8 13 8c76 0 153 0 229 0-19 18-38 51-38 57 0 4 5 4 7 4 4 0 6 0 7-3 9-14 20-35 44-57 27-24 53-34 74-40 5-3 6-3 7-4 0-1 0-1 0-2s0-1 0-3l-1-1c-1 0-1 0-9-2-51-15-90-50-112-92-4-8-4-8-10-8-2 0-7 0-7 4 0 5 19 39 38 57-76 0-153 0-229 0-5 0-13 0-13 7 0 8 8 8 14 8 82 0 164 0 246 0z"><text:p/></draw:path><draw:path draw:style-name="gr3" draw:text-style-name="P6" svg:width="0.0335in" svg:height="0.1516in" svg:x="0.3299in" svg:y="0.2283in" svg:viewBox="0 0 86 386" svg:d="M84 14c2-4 2-4 2-6 0-5-3-8-8-8-3 0-6 1-9 9-23 59-45 118-68 177 0 2-1 4-1 7 0 1 0 2 1 6 23 60 45 118 68 177 1 5 4 10 9 10s8-3 8-7c0-2 0-3-2-7-23-61-45-120-69-179 24-60 46-119 69-179z"><text:p/></draw:path><draw:path draw:style-name="gr3" draw:text-style-name="P6" svg:width="0.076in" svg:height="0.1378in" svg:x="0.3803in" svg:y="0.235in" svg:viewBox="0 0 194 351" svg:d="M122 118c11 0 22 0 33 0 8 0 11 0 11-8 0-4-3-4-10-4-11 0-21 0-32 0 3-15 6-30 8-44 1-9 7-37 9-41 4-7 11-13 19-13 1 0 12 0 18 7-16 2-21 15-21 21 0 9 8 14 15 14 10 0 22-9 22-24 0-17-19-26-34-26-14 0-38 7-50 45-2 8-3 12-12 61-9 0-18 0-26 0s-13 0-13 6 4 6 11 6c9 0 17 0 26 0-10 50-19 101-29 152-8 37-14 72-34 72-1 0-11 0-19-6 18-1 22-16 22-21 0-9-7-14-14-14-11 0-22 9-22 24 0 17 18 26 33 26 21 0 36-23 44-37 12-25 21-72 21-74 8-41 16-82 24-122z"><text:p/></draw:path><draw:path draw:style-name="gr3" draw:text-style-name="P6" svg:width="0.0646in" svg:height="0.0476in" svg:x="0.452in" svg:y="0.3181in" svg:viewBox="0 0 165 122" svg:d="M21 102c-1 4-2 8-3 11 0 7 5 9 10 9 4 0 8-3 9-5 2-3 4-11 6-17 1-5 3-17 5-25 2-6 4-11 5-18 3-11 3-13 11-24s21-25 41-25c16 0 16 14 16 18 0 17-12 47-16 59-3 7-4 10-4 14 0 14 12 23 26 23 27 0 38-37 38-41s-2-3-3-4c-5 0-5 2-6 6-6 20-17 31-28 31-6 0-7-3-7-8 0-7 1-10 6-22 3-9 14-38 14-53 0-25-21-31-35-31-22 0-38 14-45 25-3-18-18-25-30-25-11 0-18 9-21 15-6 10-10 26-10 27 0 3 3 2 4 3 5 0 5-1 7-8 3-16 9-29 20-29 6 0 9 6 9 13 0 5-3 15-5 23-2 7-4 18-5 24-4 11-6 23-9 34z"><text:p/></draw:path><draw:path draw:style-name="gr3" draw:text-style-name="P6" svg:width="0.0346in" svg:height="0.1516in" svg:x="0.5449in" svg:y="0.2283in" svg:viewBox="0 0 89 386" svg:d="M89 382c0-1 0-1-6-8-49-49-61-122-61-181 0-68 14-135 63-183 4-4 4-6 4-7 0-2-1-3-3-3-5 0-39 26-62 75-20 43-24 86-24 118 0 30 4 77 25 121 23 47 56 72 61 72 2 0 3-1 3-4z"><text:p/></draw:path><draw:path draw:style-name="gr3" draw:text-style-name="P6" svg:width="0.0697in" svg:height="0.098in" svg:x="0.5933in" svg:y="0.2756in" svg:viewBox="0 0 178 250" svg:d="M176 23c2-5 2-5 2-9 0-6-5-10-11-10-4 0-11 3-14 8 0 2-3 14-6 21-2 10-5 21-7 31-6 23-11 46-17 69-2 7-18 33-44 33-20 0-24-16-24-31 0-17 7-41 20-76 6-15 8-19 8-27 0-18-13-32-32-32-37 0-51 56-51 59 0 4 3 4 4 4 5 0 5 0 7-7 10-36 25-47 39-47 3 0 9 0 9 12 0 10-4 20-6 26-16 42-22 64-22 82 0 34 24 46 46 46 15 0 29-7 40-18-6 20-10 40-26 60-10 13-24 24-43 24-5 0-22-1-28-15 5 0 11 0 16-6 4-3 8-8 8-15 0-12-11-14-14-14-9 0-22 6-22 26 0 18 17 33 40 33 41 0 81-35 92-79 12-50 24-98 36-148z"><text:p/></draw:path><draw:path draw:style-name="gr3" draw:text-style-name="P6" svg:width="0.0382in" svg:height="0.0701in" svg:x="0.6752in" svg:y="0.2945in" svg:viewBox="0 0 98 179" svg:d="M61 7c0-7 0-7-8-7-18 17-42 17-53 17 0 3 0 6 0 9 7 0 24 0 39-7 0 46 0 92 0 138 0 9 0 12-27 12-3 0-8 0-11 0 0 4 0 7 0 10 6 0 39-1 49-1 8 0 42 1 48 1 0-3 0-6 0-10-3 0-7 0-10 0-27 0-27-3-27-12 0-50 0-100 0-150z"><text:p/></draw:path><draw:path draw:style-name="gr3" draw:text-style-name="P6" svg:width="0.0307in" svg:height="0.0504in" svg:x="0.735in" svg:y="0.3291in" svg:viewBox="0 0 79 129" svg:d="M50 6c0-6-2-6-7-6-14 12-35 12-40 12-1 0-2 0-3 0 0 3 0 6 0 9 1 0 2 0 3 0 5 0 18-1 29-6 0 32 0 65 0 97 0 6 0 8-21 8-3 0-7 0-10 0 0 3 0 5 0 9 11-1 29-1 40-1s28 0 38 1c0-4 0-6 0-9-3 0-5 0-9 0-20 0-20-2-20-8 0-35 0-71 0-106z"><text:p/></draw:path><draw:path draw:style-name="gr3" draw:text-style-name="P6" svg:width="0.0346in" svg:height="0.1516in" svg:x="0.8in" svg:y="0.2283in" svg:viewBox="0 0 89 386" svg:d="M89 193c0-30-4-77-25-120-23-48-56-73-61-73-2 0-3 1-3 3 0 1 0 3 7 9 38 39 60 100 60 181 0 66-14 134-63 182-4 6-4 6-4 7 0 2 1 4 3 4 5 0 39-26 62-76 20-42 24-84 24-117z"><text:p/></draw:path><draw:path draw:style-name="gr3" draw:text-style-name="P6" svg:width="0.0173in" svg:height="0.0453in" svg:x="0.8638in" svg:y="0.3256in" svg:viewBox="0 0 45 116" svg:d="M45 41c0-26-10-41-25-41-12 0-20 10-20 20 0 11 8 21 20 21 4 0 10-1 14-5 1-1 1-1 1-2 1 0 1 1 1 7 0 28-13 51-26 64-4 4-4 5-4 6 0 2 2 5 4 5 4 0 35-30 35-75z"><text:p/></draw:path><draw:path draw:style-name="gr3" draw:text-style-name="P6" svg:width="0.076in" svg:height="0.1378in" svg:x="0.926in" svg:y="0.235in" svg:viewBox="0 0 194 351" svg:d="M122 118c11 0 22 0 33 0 8 0 11 0 11-8 0-4-3-4-10-4-11 0-21 0-32 0 3-15 6-30 8-44 1-9 7-37 9-41 4-7 11-13 19-13 1 0 11 0 18 7-16 2-21 15-21 21 0 9 8 14 15 14 10 0 22-9 22-24 0-17-19-26-34-26-14 0-38 7-50 45-2 8-3 12-12 61-9 0-19 0-28 0-6 0-11 0-11 6s4 6 11 6c9 0 17 0 26 0-10 50-19 101-29 152-8 37-14 72-34 72-1 0-11 0-19-6 18-1 21-16 21-21 0-9-6-14-14-14-10 0-21 9-21 24 0 17 18 26 33 26 21 0 36-23 44-37 12-25 21-72 21-74 8-41 16-82 24-122z"><text:p/></draw:path><draw:path draw:style-name="gr3" draw:text-style-name="P6" svg:width="0.0646in" svg:height="0.0476in" svg:x="0.9976in" svg:y="0.3181in" svg:viewBox="0 0 165 122" svg:d="M21 102c-1 4-2 8-3 11 0 7 5 9 10 9 4 0 8-3 9-5 2-3 4-11 6-17 1-5 3-17 5-25 2-6 4-11 5-18 3-11 3-13 11-24s21-25 41-25c16 0 16 14 16 18 0 17-12 47-16 59-3 7-4 10-4 14 0 14 11 23 26 23 27 0 38-37 38-41s-2-3-3-4c-5 0-5 2-6 6-6 20-17 31-28 31-6 0-7-3-7-8 0-7 1-10 6-22 3-9 14-38 14-53 0-25-21-31-35-31-22 0-38 14-45 25-3-18-18-25-30-25-11 0-18 9-21 15-6 10-10 26-10 27 0 3 3 2 4 3 5 0 5-1 7-8 3-16 9-29 20-29 6 0 9 6 9 13 0 5-3 15-5 23-2 7-4 18-6 24-3 11-6 23-8 34z"><text:p/></draw:path><draw:path draw:style-name="gr3" draw:text-style-name="P6" svg:width="0.0346in" svg:height="0.1516in" svg:x="1.0906in" svg:y="0.2283in" svg:viewBox="0 0 89 386" svg:d="M89 382c0-1 0-1-6-8-49-49-61-122-61-181 0-68 14-135 63-183 4-4 4-6 4-7 0-2-1-3-3-3-5 0-39 26-62 75-20 43-24 86-24 118 0 30 4 77 25 121 23 47 56 72 61 72 2 0 3-1 3-4z"><text:p/></draw:path><draw:path draw:style-name="gr3" draw:text-style-name="P6" svg:width="0.0697in" svg:height="0.098in" svg:x="1.139in" svg:y="0.2756in" svg:viewBox="0 0 178 250" svg:d="M176 23c2-5 2-5 2-9 0-6-5-10-11-10-4 0-11 3-14 8 0 2-3 14-6 21-2 10-5 21-7 31-6 23-11 46-17 69-2 7-18 33-44 33-20 0-24-16-24-31 0-17 7-41 20-76 6-15 8-19 8-27 0-18-13-32-32-32-37 0-51 56-51 59 0 4 3 4 4 4 4 0 5 0 7-7 10-36 25-47 39-47 3 0 9 0 9 12 0 10-4 20-6 26-16 42-22 64-22 82 0 34 24 46 46 46 15 0 29-7 40-18-6 20-10 40-26 60-10 13-24 24-43 24-5 0-22-1-28-15 5 0 11 0 16-6 4-3 8-8 8-15 0-12-11-14-14-14-9 0-22 6-22 26 0 18 17 33 40 33 41 0 81-35 92-79 12-50 24-98 36-148z"><text:p/></draw:path><draw:path draw:style-name="gr3" draw:text-style-name="P6" svg:width="0.0382in" svg:height="0.0701in" svg:x="1.2209in" svg:y="0.2945in" svg:viewBox="0 0 98 179" svg:d="M61 7c0-7 0-7-8-7-18 17-42 17-53 17 0 3 0 6 0 9 7 0 24 0 39-7 0 46 0 92 0 138 0 9 0 12-27 12-3 0-8 0-11 0 0 4 0 7 0 10 6 0 39-1 49-1 8 0 42 1 48 1 0-3 0-6 0-10-3 0-7 0-10 0-27 0-27-3-27-12 0-50 0-100 0-150z"><text:p/></draw:path><draw:path draw:style-name="gr3" draw:text-style-name="P6" svg:width="0.0374in" svg:height="0.0504in" svg:x="1.2768in" svg:y="0.3291in" svg:viewBox="0 0 96 129" svg:d="M96 91c-2 0-6 0-8 0 0 4-2 16-5 18-2 1-18 1-21 1-12 0-26 0-38 0 12-10 27-20 39-27 17-13 33-25 33-44 0-26-23-39-51-39-26 0-45 15-45 34 0 10 9 12 11 12 6 0 11-4 11-12 0-6-4-11-11-11 6-9 18-14 30-14 18 0 35 11 35 30 0 16-12 28-26 40-16 13-32 28-48 41-2 1-2 1-2 3s0 4 0 6c30 0 61 0 90 0 2-12 4-26 6-38z"><text:p/></draw:path><draw:path draw:style-name="gr3" draw:text-style-name="P6" svg:width="0.0346in" svg:height="0.1516in" svg:x="1.3457in" svg:y="0.2283in" svg:viewBox="0 0 89 386" svg:d="M89 193c0-30-4-77-25-120-23-48-56-73-61-73-2 0-3 1-3 3 0 1 0 3 7 9 38 39 60 100 60 181 0 66-14 134-63 182-4 6-4 6-4 7 0 2 1 4 3 4 5 0 39-26 62-76 20-42 24-84 24-117z"><text:p/></draw:path><draw:path draw:style-name="gr3" draw:text-style-name="P6" svg:width="0.0173in" svg:height="0.0453in" svg:x="1.4094in" svg:y="0.3256in" svg:viewBox="0 0 45 116" svg:d="M45 41c0-26-10-41-25-41-12 0-20 10-20 20 0 11 8 21 20 21 4 0 10-1 13-5 2-1 1-1 2-2 1 0 1 1 1 7 0 28-13 51-26 64-4 4-4 5-4 6 0 2 2 5 4 5 4 0 35-30 35-75z"><text:p/></draw:path><draw:path draw:style-name="gr3" draw:text-style-name="P6" svg:width="0.0157in" svg:height="0.0157in" svg:x="1.4768in" svg:y="0.3256in" svg:viewBox="0 0 41 41" svg:d="M41 20c0-11-10-20-21-20-12 0-20 8-20 20 0 11 8 21 20 21 11 0 21-9 21-21z"><text:p/></draw:path><draw:path draw:style-name="gr3" draw:text-style-name="P6" svg:width="0.0157in" svg:height="0.0157in" svg:x="1.5445in" svg:y="0.3256in" svg:viewBox="0 0 41 41" svg:d="M41 20c0-11-9-20-20-20-12 0-21 8-21 20 0 11 9 21 21 21 11 0 20-9 20-21z"><text:p/></draw:path><draw:path draw:style-name="gr3" draw:text-style-name="P6" svg:width="0.0157in" svg:height="0.0157in" svg:x="1.6122in" svg:y="0.3256in" svg:viewBox="0 0 41 41" svg:d="M41 20c0-11-9-20-20-20s-21 8-21 20c0 11 10 21 21 21s20-9 20-21z"><text:p/></draw:path><draw:path draw:style-name="gr3" draw:text-style-name="P6" svg:width="0.0173in" svg:height="0.0453in" svg:x="1.6795in" svg:y="0.3256in" svg:viewBox="0 0 45 116" svg:d="M45 41c0-26-9-41-24-41-13 0-21 10-21 20 0 11 8 21 21 21 4 0 10-1 13-5 1-1 1-1 2-2 0 2 1 1 1 7 0 28-14 51-26 64-4 4-4 5-4 6 0 2 2 5 3 5 4 0 35-30 35-75z"><text:p/></draw:path><draw:path draw:style-name="gr3" draw:text-style-name="P6" svg:width="0.0756in" svg:height="0.1378in" svg:x="1.7425in" svg:y="0.235in" svg:viewBox="0 0 193 351" svg:d="M121 118c11 0 22 0 33 0 8 0 12 0 12-8 0-4-4-4-10-4-11 0-22 0-33 0 4-15 6-30 9-44 1-9 7-37 9-41 3-7 10-13 19-13 1 0 11 0 18 7-17 2-21 15-21 21 0 9 7 14 15 14 10 0 21-9 21-24 0-17-18-26-33-26-14 0-38 7-50 45-2 8-3 12-13 61-9 0-18 0-27 0-6 0-11 0-11 6s4 6 11 6c9 0 17 0 26 0-10 50-20 101-30 152-7 37-13 72-33 72-2 0-11 0-19-6 18-1 21-16 21-21 0-9-6-14-14-14-10 0-21 9-21 24 0 17 17 26 33 26 21 0 36-23 43-37 13-25 22-72 22-74 8-41 15-82 23-122z"><text:p/></draw:path><draw:path draw:style-name="gr3" draw:text-style-name="P6" svg:width="0.0646in" svg:height="0.0476in" svg:x="1.8138in" svg:y="0.3181in" svg:viewBox="0 0 165 122" svg:d="M20 102c-1 4-1 8-2 11 0 7 4 9 8 9 6 0 10-3 11-5 2-3 4-11 5-17 1-5 4-17 6-25 2-6 4-11 5-18 3-11 3-13 11-24s21-25 41-25c15 0 16 14 16 18 0 17-12 47-16 59-4 7-5 10-5 14 0 14 12 23 27 23 26 0 38-37 38-41s-3-4-4-4c-4 0-4 2-5 6-6 20-18 31-28 31-7 0-8-3-8-8 0-7 2-10 7-22 3-9 14-38 14-53 0-25-21-31-35-31-22 0-38 14-45 25-3-18-19-25-30-25s-18 9-21 15c-7 10-10 26-10 27 0 3 3 3 4 3 5 0 5-1 6-8 4-16 10-29 20-29 7 0 10 6 10 13 0 5-3 15-5 23-2 7-5 18-6 24-4 11-6 23-9 34z"><text:p/></draw:path><draw:path draw:style-name="gr3" draw:text-style-name="P6" svg:width="0.035in" svg:height="0.1516in" svg:x="1.9067in" svg:y="0.2283in" svg:viewBox="0 0 90 386" svg:d="M90 382c0-1 0-1-6-8-49-49-61-122-61-181 0-68 14-135 62-183 5-4 5-6 5-7 0-2-1-3-4-3s-39 26-61 75c-19 43-25 86-25 118 0 30 4 77 26 121 24 47 57 72 60 72s4-1 4-4z"><text:p/></draw:path><draw:path draw:style-name="gr3" draw:text-style-name="P6" svg:width="0.0697in" svg:height="0.098in" svg:x="1.9551in" svg:y="0.2756in" svg:viewBox="0 0 178 250" svg:d="M177 23c1-5 1-5 1-9 0-6-4-10-11-10-3 0-10 3-13 8-1 2-4 14-5 21-3 10-6 21-8 31-6 23-12 46-18 69-1 7-17 33-43 33-19 0-24-16-24-31 0-17 7-41 20-76 5-15 8-19 8-27 0-18-14-32-32-32-38 0-52 56-52 59 0 4 4 4 6 4 3 0 4 0 5-7 11-36 26-47 40-47 3 0 10 0 10 12 0 10-5 20-7 26-15 42-23 64-23 82 0 34 24 46 47 46 16 0 29-7 40-18-6 20-10 40-26 60-9 13-25 24-42 24-6 0-24-1-30-15 6 0 12 0 17-6 4-3 8-8 8-15 0-12-11-14-14-14-10 0-22 6-22 26 0 18 16 33 41 33 39 0 80-35 90-79 12-50 25-98 37-148z"><text:p/></draw:path><draw:path draw:style-name="gr3" draw:text-style-name="P6" svg:width="0.0386in" svg:height="0.0701in" svg:x="2.037in" svg:y="0.2945in" svg:viewBox="0 0 99 179" svg:d="M62 7c0-7 0-7-8-7-18 17-43 17-54 17 0 3 0 6 0 9 7 0 25 0 40-7 0 46 0 92 0 138 0 9 0 12-28 12-3 0-6 0-10 0 0 4 0 7 0 10 6 0 39-1 49-1 8 0 43 1 48 1 0-3 0-6 0-10-3 0-7 0-10 0-27 0-27-3-27-12 0-50 0-100 0-150z"><text:p/></draw:path><draw:path draw:style-name="gr3" draw:text-style-name="P6" svg:width="0.0528in" svg:height="0.0343in" svg:x="2.0929in" svg:y="0.3461in" svg:viewBox="0 0 135 88" svg:d="M20 67c-1 5-3 13-3 14 0 5 3 7 6 7s8-2 10-7c0-1 2-9 3-15 7-25 7-26 8-26 2-6 15-33 40-33 10 0 13 5 13 14 0 11-8 31-12 42-1 2-2 4-2 7 0 10 9 18 20 18 21 0 32-25 32-30 0-3-3-3-4-3-3 0-3 1-4 4-5 13-14 22-22 22-5 0-6-3-6-7 0-5 0-6 2-10 4-8 12-30 12-41 0-14-10-23-28-23s-30 11-37 20c-1-17-16-20-24-20-18 0-16 20-24 30 0 3 2 3 3 3 4 0 5-1 5-3 3-12 7-23 15-23 7 0 9 6 9 11 0 2-2 10-3 14-1 5-4 13-5 18s-3 12-4 17z"><text:p/></draw:path><draw:path draw:style-name="gr3" draw:text-style-name="P6" svg:width="0.0346in" svg:height="0.1516in" svg:x="2.1768in" svg:y="0.2283in" svg:viewBox="0 0 89 386" svg:d="M89 193c0-30-4-77-25-120-23-48-56-73-61-73-2 0-3 1-3 3 0 1 0 3 7 9 38 39 60 100 60 181 0 66-14 134-63 182-4 6-4 6-4 7 0 2 1 4 3 4 5 0 39-26 62-76 20-42 24-84 24-117z"><text:p/></draw:path><draw:path draw:style-name="gr3" draw:text-style-name="P6" svg:width="0.0177in" svg:height="0.0453in" svg:x="2.2402in" svg:y="0.3256in" svg:viewBox="0 0 46 116" svg:d="M46 41c0-26-10-41-25-41-13 0-21 10-21 20 0 11 8 21 21 21 4 0 10-1 13-5 1-1 1-1 2-2 1 0 1 1 1 7 0 28-13 51-26 64-4 4-4 5-4 6 0 2 2 5 4 5 3 0 35-30 35-75z"><text:p/></draw:path><draw:path draw:style-name="gr3" draw:text-style-name="P6" svg:width="0.0756in" svg:height="0.1378in" svg:x="2.3028in" svg:y="0.235in" svg:viewBox="0 0 193 351" svg:d="M121 118c11 0 23 0 34 0 8 0 11 0 11-8 0-4-3-4-10-4-11 0-21 0-32 0 3-15 6-30 8-44 1-9 7-37 9-41 3-7 10-13 19-13 1 0 11 0 18 7-16 2-21 15-21 21 0 9 7 14 15 14 10 0 21-9 21-24 0-17-18-26-33-26-14 0-38 7-50 45-2 8-3 12-12 61-9 0-19 0-28 0-6 0-11 0-11 6s4 6 11 6c9 0 17 0 26 0-10 50-19 101-29 152-8 37-14 72-34 72-1 0-11 0-19-6 18-1 21-16 21-21 0-9-6-14-14-14-10 0-21 9-21 24 0 17 18 26 33 26 21 0 36-23 44-37 12-25 21-72 21-74 8-41 15-82 23-122z"><text:p/></draw:path><draw:path draw:style-name="gr3" draw:text-style-name="P6" svg:width="0.035in" svg:height="0.1516in" svg:x="2.4008in" svg:y="0.2283in" svg:viewBox="0 0 90 386" svg:d="M90 382c0-1 0-1-6-8-49-49-62-122-62-181 0-68 15-135 63-183 5-4 5-6 5-7 0-2-2-3-4-3-3 0-39 26-62 75-20 43-24 86-24 118 0 30 4 77 25 121 23 47 58 72 61 72 2 0 4-1 4-4z"><text:p/></draw:path><draw:path draw:style-name="gr3" draw:text-style-name="P6" svg:width="0.0697in" svg:height="0.098in" svg:x="2.4492in" svg:y="0.2756in" svg:viewBox="0 0 178 250" svg:d="M177 23c1-5 1-5 1-9 0-6-5-10-11-10-4 0-10 3-13 8-1 2-4 14-5 21-4 10-6 21-8 31-6 23-12 46-18 69-1 7-18 33-44 33-20 0-24-16-24-31 0-17 7-41 20-76 6-15 8-19 8-27 0-18-13-32-31-32-38 0-52 56-52 59 0 4 3 3 4 4 5 0 5 0 7-7 10-36 26-47 40-47 2 0 8 0 8 12 0 10-3 20-6 26-16 42-22 64-22 82 0 34 24 46 47 46 16 0 28-7 39-18-5 20-9 40-26 60-10 13-24 24-41 24-6 0-24-1-30-15 6 0 11 0 16-6 5-3 8-8 8-15 0-12-10-14-14-14-9 0-21 6-21 26 0 18 16 33 41 33 39 0 79-35 90-79 12-50 25-98 37-148z"><text:p/></draw:path><draw:path draw:style-name="gr3" draw:text-style-name="P6" svg:width="0.0386in" svg:height="0.0701in" svg:x="2.5311in" svg:y="0.2945in" svg:viewBox="0 0 99 179" svg:d="M62 7c0-7-1-7-9-7-17 17-42 17-53 17 0 3 0 6 0 9 7 0 24 0 40-7 0 46 0 92 0 138 0 9 0 12-28 12-3 0-6 0-10 0 0 4 0 7 0 10 5 0 38-1 49-1 7 0 41 1 48 1 0-3 0-6 0-10-3 0-8 0-11 0-26 0-26-3-26-12 0-50 0-100 0-150z"><text:p/></draw:path><draw:path draw:style-name="gr3" draw:text-style-name="P6" svg:width="0.0528in" svg:height="0.0343in" svg:x="2.587in" svg:y="0.3461in" svg:viewBox="0 0 135 88" svg:d="M21 67c-1 5-3 13-3 14 0 5 3 7 6 7 4 0 8-2 10-7 0-1 2-9 3-15 7-25 5-18 7-26 3-6 17-33 41-33 9 0 13 5 13 14 0 11-8 31-13 42 0 2-1 4-1 7 0 10 10 18 21 18 20 0 30-25 30-30 0-3-2-2-3-3-3 0-4 1-5 4-4 13-13 22-21 22-5 0-7-3-7-7 0-5 1-6 3-10 4-8 12-30 12-41 0-14-11-23-28-23-18 0-30 11-38 20 0-17-15-20-23-20-19 0-16 20-25 30 0 3 3 3 4 3 4 0 4-1 5-3 3-12 8-23 15-23s8 6 8 11c0 2-1 10-2 14-2 5-4 13-5 18s-3 12-4 17z"><text:p/></draw:path><draw:path draw:style-name="gr3" draw:text-style-name="P6" svg:width="0.0634in" svg:height="0.063in" svg:x="2.6543in" svg:y="0.3291in" svg:viewBox="0 0 162 161" svg:d="M86 86c23 0 45 0 68 0 2 0 8 0 8-6 0-5-6-5-8-5-23 0-45 0-68 0 0-22 0-45 0-67 0-2-1-8-6-8s-4 6-4 8c0 22 0 45 0 67-23 0-45 0-68 0-2 0-8 0-8 5 0 6 6 6 8 6 23 0 45 0 68 0 0 22 0 45 0 67 0 2-1 8 4 8s6-6 6-8c0-22 0-45 0-67z"><text:p/></draw:path><draw:path draw:style-name="gr3" draw:text-style-name="P6" svg:width="0.0307in" svg:height="0.0504in" svg:x="2.7362in" svg:y="0.3291in" svg:viewBox="0 0 79 129" svg:d="M50 6c0-6-2-6-8-6-13 12-35 12-39 12-1 0-2 0-3 0 0 3 0 6 0 9 1 0 2 0 3 0 5 0 17-1 28-6 0 32 0 65 0 97 0 6 0 8-20 8-3 0-7 0-10 0 0 3 0 5 0 9 11-1 28-1 40-1 11 0 27 0 38 1 0-4 0-6 0-9-3 0-6 0-10 0-19 0-19-2-19-8 0-35 0-71 0-106z"><text:p/></draw:path><draw:path draw:style-name="gr3" draw:text-style-name="P6" svg:width="0.035in" svg:height="0.1516in" svg:x="2.8008in" svg:y="0.2283in" svg:viewBox="0 0 90 386" svg:d="M90 193c0-30-4-77-25-120-23-48-56-73-61-73-2 0-4 1-4 3 0 1 0 3 8 9 38 39 60 100 60 181 0 66-14 134-62 182-6 6-6 6-6 7 0 2 2 4 4 4 5 0 39-26 62-76 20-42 24-84 24-117z"><text:p/></draw:path><draw:path draw:style-name="gr3" draw:text-style-name="P6" svg:width="0.0339in" svg:height="0.1516in" svg:x="2.8598in" svg:y="0.2283in" svg:viewBox="0 0 87 386" svg:d="M85 199c2-4 2-5 2-6 0-2 0-2-2-7-22-59-45-118-67-177-4-7-7-9-10-9-5 0-8 3-8 8 0 1 0 2 2 5 23 60 45 120 68 180-23 59-45 118-68 179-2 3-2 4-2 7 0 4 4 7 8 7 5 0 6-4 9-7 23-61 45-120 68-180z"><text:p/></draw:path><draw:path draw:style-name="gr3" draw:text-style-name="P6" svg:width="0.1008in" svg:height="0.035in" svg:x="2.9614in" svg:y="0.286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35in" svg:height="0.1516in" svg:x="0.3299in" svg:y="0.4724in" svg:viewBox="0 0 86 386" svg:d="M84 14c2-3 2-4 2-6 0-5-3-8-8-8-3 0-6 2-9 9-23 59-45 118-68 177 0 2-1 5-1 8 0 1 0 1 1 6 23 60 45 118 68 177 1 5 4 9 9 9s8-3 8-7c0-2 0-3-2-6-23-60-45-120-69-179 24-60 46-120 69-180z"><text:p/></draw:path><draw:path draw:style-name="gr3" draw:text-style-name="P6" svg:width="0.076in" svg:height="0.1378in" svg:x="0.3803in" svg:y="0.4795in" svg:viewBox="0 0 194 351" svg:d="M122 118c11 0 22 0 33 0 8 0 11 0 11-8 0-4-3-4-10-4-11 0-21 0-32 0 3-15 6-30 8-44 1-8 7-36 9-40 4-8 11-13 19-13 1 0 12 0 18 6-16 2-21 16-21 21 0 9 8 14 15 14 10 0 22-9 22-24 0-17-19-26-34-26-14 0-38 7-50 45-2 8-3 12-12 61-9 0-18 0-26 0s-13 0-13 7c0 5 4 5 11 5 9 0 17 0 26 0-10 50-19 102-29 153-8 37-14 72-34 72-1 0-11 0-19-7 18-1 22-15 22-21 0-9-7-14-14-14-11 0-22 9-22 24 0 17 18 26 33 26 21 0 36-22 44-37 12-25 21-71 21-74 8-41 16-82 24-122z"><text:p/></draw:path><draw:path draw:style-name="gr3" draw:text-style-name="P6" svg:width="0.0646in" svg:height="0.0476in" svg:x="0.452in" svg:y="0.5626in" svg:viewBox="0 0 165 122" svg:d="M21 102c-1 4-3 10-3 11 0 6 5 9 10 9 4 0 8-4 9-6 2-3 4-11 6-17 1-5 3-18 5-24 2-7 4-12 5-19 3-11 3-13 11-24s21-24 41-24c16 0 16 13 16 18 0 17-12 47-16 58-3 7-4 10-4 14 0 14 12 24 26 24 27 0 38-37 38-42 0-3-2-2-3-3-5 0-5 1-6 4-6 22-17 33-28 33-6 0-7-4-7-9 0-7 1-10 6-22 3-8 14-37 14-52 0-27-21-31-35-31-22 0-38 13-45 24-3-18-18-24-30-24-11 0-18 8-21 14-6 10-10 26-10 27 0 4 3 3 4 4 5 0 5-1 7-9 3-15 9-28 20-28 6 0 9 5 9 13 0 4-3 14-5 22s-4 19-5 24c-4 12-6 23-9 35z"><text:p/></draw:path><draw:path draw:style-name="gr3" draw:text-style-name="P6" svg:width="0.0346in" svg:height="0.1516in" svg:x="0.5449in" svg:y="0.4724in" svg:viewBox="0 0 89 386" svg:d="M89 383c0-1 0-2-6-9-49-48-61-122-61-180 0-67 14-136 63-183 4-5 4-5 4-7 0-3-1-4-3-4-5 0-39 26-62 76-20 42-24 85-24 118 0 29 4 77 25 120 23 47 56 72 61 72 2 0 3-1 3-3z"><text:p/></draw:path><draw:path draw:style-name="gr3" draw:text-style-name="P6" svg:width="0.0697in" svg:height="0.098in" svg:x="0.5933in" svg:y="0.5193in" svg:viewBox="0 0 178 250" svg:d="M176 24c2-5 2-6 2-9 0-7-5-11-11-11-4 0-11 3-14 8 0 2-3 14-6 21-2 11-5 21-7 32-6 23-11 46-17 69-2 6-18 33-44 33-20 0-24-17-24-32 0-17 7-41 20-76 6-15 8-19 8-27 0-18-13-32-32-32-37 0-51 56-51 59 0 5 3 5 4 5 5 0 5-1 7-7 10-36 25-48 39-48 3 0 9 0 9 12 0 10-4 20-6 27-16 41-22 63-22 82 0 34 24 45 46 45 15 0 29-7 40-17-6 20-10 39-26 60-10 13-24 24-43 24-5 0-22-1-28-16 5 0 11 0 16-5 4-3 8-9 8-16 0-12-11-14-14-14-9 0-22 7-22 26 0 18 17 33 40 33 41 0 81-35 92-78 12-50 24-98 36-148z"><text:p/></draw:path><draw:path draw:style-name="gr3" draw:text-style-name="P6" svg:width="0.0469in" svg:height="0.0701in" svg:x="0.6701in" svg:y="0.539in" svg:viewBox="0 0 120 179" svg:d="M120 130c-3 0-6 0-9 0-1 6-3 22-8 25-2 1-23 1-26 1-16 0-33 0-49 0 28-25 37-33 53-45 20-16 39-33 39-58 0-33-29-53-63-53s-57 23-57 48c0 14 12 16 14 16 7 0 15-6 15-14 0-6-1-15-16-15 9-20 27-25 40-25 26 0 41 21 41 43 0 23-17 42-26 52-22 22-43 42-65 64-3 3-3 3-3 10 37 0 75 0 112 0 2-16 6-33 8-49z"><text:p/></draw:path><draw:path draw:style-name="gr3" draw:text-style-name="P6" svg:width="0.0307in" svg:height="0.0504in" svg:x="0.735in" svg:y="0.574in" svg:viewBox="0 0 79 129" svg:d="M50 7c0-7-2-7-7-7-14 13-35 13-40 13-1 0-2 0-3 0 0 2 0 6 0 8 1 0 2 0 3 0 5 0 18 0 29-6 0 32 0 65 0 97 0 7 0 9-21 9-3 0-7 0-10 0 0 2 0 6 0 8 11 0 29 0 40 0s28 0 38 0c0-2 0-6 0-8-3 0-5 0-9 0-20 0-20-2-20-9 0-35 0-70 0-105z"><text:p/></draw:path><draw:path draw:style-name="gr3" draw:text-style-name="P6" svg:width="0.0346in" svg:height="0.1516in" svg:x="0.8in" svg:y="0.4724in" svg:viewBox="0 0 89 386" svg:d="M89 194c0-31-4-77-25-121-23-48-56-73-61-73-2 0-3 1-3 4 0 2 0 2 7 9 38 38 60 99 60 181 0 66-14 134-63 182-4 5-4 6-4 7 0 2 1 3 3 3 5 0 39-26 62-75 20-43 24-85 24-117z"><text:p/></draw:path><draw:path draw:style-name="gr3" draw:text-style-name="P6" svg:width="0.0173in" svg:height="0.0453in" svg:x="0.8638in" svg:y="0.5705in" svg:viewBox="0 0 45 116" svg:d="M45 41c0-26-10-41-25-41-12 0-20 10-20 21 0 10 8 20 20 20 4 0 10-1 14-5 1-1 1-1 1-1 1 0 1 0 1 6 0 28-13 51-26 65-4 4-4 4-4 5 0 3 2 5 4 5 4 0 35-30 35-75z"><text:p/></draw:path><draw:path draw:style-name="gr3" draw:text-style-name="P6" svg:width="0.076in" svg:height="0.1378in" svg:x="0.926in" svg:y="0.4795in" svg:viewBox="0 0 194 351" svg:d="M122 118c11 0 22 0 33 0 8 0 11 0 11-8 0-4-3-4-10-4-11 0-21 0-32 0 3-15 6-30 8-44 1-8 7-36 9-40 4-8 11-13 19-13 1 0 11 0 18 6-16 2-21 16-21 21 0 9 8 14 15 14 10 0 22-9 22-24 0-17-19-26-34-26-14 0-38 7-50 45-2 8-3 12-12 61-9 0-19 0-28 0-6 0-11 0-11 7 0 5 4 5 11 5 9 0 17 0 26 0-10 50-19 102-29 153-8 37-14 72-34 72-1 0-11 0-19-7 18-1 21-15 21-21 0-9-6-14-14-14-10 0-21 9-21 24 0 17 18 26 33 26 21 0 36-22 44-37 12-25 21-71 21-74 8-41 16-82 24-122z"><text:p/></draw:path><draw:path draw:style-name="gr3" draw:text-style-name="P6" svg:width="0.0646in" svg:height="0.0476in" svg:x="0.9976in" svg:y="0.5626in" svg:viewBox="0 0 165 122" svg:d="M21 102c-1 4-3 10-3 11 0 6 5 9 10 9 4 0 8-4 9-6 2-3 4-11 6-17 1-5 3-18 5-24 2-7 4-12 5-19 3-11 3-13 11-24s21-24 41-24c16 0 16 13 16 18 0 17-12 47-16 58-3 7-4 10-4 14 0 14 11 24 26 24 27 0 38-37 38-42 0-3-2-2-3-3-5 0-5 1-6 4-6 22-17 33-28 33-6 0-7-4-7-9 0-7 1-10 6-22 3-8 14-37 14-52 0-27-21-31-35-31-22 0-38 13-45 24-3-18-18-24-30-24-11 0-18 8-21 14-6 10-10 26-10 27 0 4 3 3 4 4 5 0 5-1 7-9 3-15 9-28 20-28 6 0 9 5 9 13 0 4-3 14-5 22s-4 19-6 24c-3 12-6 23-8 35z"><text:p/></draw:path><draw:path draw:style-name="gr3" draw:text-style-name="P6" svg:width="0.0346in" svg:height="0.1516in" svg:x="1.0906in" svg:y="0.4724in" svg:viewBox="0 0 89 386" svg:d="M89 383c0-1 0-2-6-9-49-48-61-122-61-180 0-67 14-136 63-183 4-5 4-5 4-7 0-3-1-4-3-4-5 0-39 26-62 76-20 42-24 85-24 118 0 29 4 77 25 120 23 47 56 72 61 72 2 0 3-1 3-3z"><text:p/></draw:path><draw:path draw:style-name="gr3" draw:text-style-name="P6" svg:width="0.0697in" svg:height="0.098in" svg:x="1.139in" svg:y="0.5193in" svg:viewBox="0 0 178 250" svg:d="M176 24c2-5 2-6 2-9 0-7-5-11-11-11-4 0-11 3-14 8 0 2-3 14-6 21-2 11-5 21-7 32-6 23-11 46-17 69-2 6-18 33-44 33-20 0-24-17-24-32 0-17 7-41 20-76 6-15 8-19 8-27 0-18-13-32-32-32-37 0-51 56-51 59 0 5 3 5 4 5 4 0 5-1 7-7 10-36 25-48 39-48 3 0 9 0 9 12 0 10-4 20-6 27-16 41-22 63-22 82 0 34 24 45 46 45 15 0 29-7 40-17-6 20-10 39-26 60-10 13-24 24-43 24-5 0-22-1-28-16 5 0 11 0 16-5 4-3 8-9 8-16 0-12-11-14-14-14-9 0-22 7-22 26 0 18 17 33 40 33 41 0 81-35 92-78 12-50 24-98 36-148z"><text:p/></draw:path><draw:path draw:style-name="gr3" draw:text-style-name="P6" svg:width="0.0469in" svg:height="0.0701in" svg:x="1.2157in" svg:y="0.539in" svg:viewBox="0 0 120 179" svg:d="M120 130c-3 0-6 0-9 0-1 6-3 22-8 25-2 1-23 1-26 1-16 0-33 0-49 0 28-25 37-33 53-45 20-16 39-33 39-58 0-33-29-53-63-53s-57 23-57 48c0 14 12 16 14 16 7 0 15-6 15-14 0-6-1-15-16-15 9-20 27-25 40-25 26 0 41 21 41 43 0 23-17 42-26 52-22 22-43 42-65 64-3 3-3 3-3 10 37 0 75 0 112 0 2-16 6-33 8-49z"><text:p/></draw:path><draw:path draw:style-name="gr3" draw:text-style-name="P6" svg:width="0.0374in" svg:height="0.0504in" svg:x="1.2768in" svg:y="0.574in" svg:viewBox="0 0 96 129" svg:d="M96 91c-2 0-6 0-8 0 0 5-2 17-5 18-2 1-18 1-21 1-12 0-26 0-38 0 12-9 27-20 39-27 17-13 33-24 33-44 0-25-23-39-51-39-26 0-45 15-45 34 0 10 9 12 11 12 6 0 11-3 11-11 0-7-4-11-11-12 6-9 18-14 30-14 18 0 35 11 35 30 0 16-12 28-26 41-16 14-32 27-48 40-2 2-2 2-2 3 0 2 0 4 0 6 30 0 61 0 90 0 2-12 4-26 6-38z"><text:p/></draw:path><draw:path draw:style-name="gr3" draw:text-style-name="P6" svg:width="0.0346in" svg:height="0.1516in" svg:x="1.3457in" svg:y="0.4724in" svg:viewBox="0 0 89 386" svg:d="M89 194c0-31-4-77-25-121-23-48-56-73-61-73-2 0-3 1-3 4 0 2 0 2 7 9 38 38 60 99 60 181 0 66-14 134-63 182-4 5-4 6-4 7 0 2 1 3 3 3 5 0 39-26 62-75 20-43 24-85 24-117z"><text:p/></draw:path><draw:path draw:style-name="gr3" draw:text-style-name="P6" svg:width="0.0173in" svg:height="0.0453in" svg:x="1.4094in" svg:y="0.5705in" svg:viewBox="0 0 45 116" svg:d="M45 41c0-26-10-41-25-41-12 0-20 10-20 21 0 10 8 20 20 20 4 0 10-1 13-5 2-1 1-1 2-1s1 0 1 6c0 28-13 51-26 65-4 4-4 4-4 5 0 3 2 5 4 5 4 0 35-30 35-75z"><text:p/></draw:path><draw:path draw:style-name="gr3" draw:text-style-name="P6" svg:width="0.0157in" svg:height="0.0157in" svg:x="1.4768in" svg:y="0.5705in" svg:viewBox="0 0 41 41" svg:d="M41 21c0-11-10-21-21-21-12 0-20 10-20 21s8 20 20 20c11 0 21-9 21-20z"><text:p/></draw:path><draw:path draw:style-name="gr3" draw:text-style-name="P6" svg:width="0.0157in" svg:height="0.0157in" svg:x="1.5445in" svg:y="0.5705in" svg:viewBox="0 0 41 41" svg:d="M41 21c0-11-9-21-20-21-12 0-21 10-21 21s9 20 21 20c11 0 20-9 20-20z"><text:p/></draw:path><draw:path draw:style-name="gr3" draw:text-style-name="P6" svg:width="0.0157in" svg:height="0.0157in" svg:x="1.6122in" svg:y="0.5705in" svg:viewBox="0 0 41 41" svg:d="M41 21c0-11-9-21-20-21s-21 10-21 21 10 20 21 20 20-9 20-20z"><text:p/></draw:path><draw:path draw:style-name="gr3" draw:text-style-name="P6" svg:width="0.0173in" svg:height="0.0453in" svg:x="1.6795in" svg:y="0.5705in" svg:viewBox="0 0 45 116" svg:d="M45 41c0-26-9-41-24-41-13 0-21 10-21 21 0 10 8 20 21 20 4 0 10-1 13-5 1-1 1-1 2-1 0 2 1 0 1 6 0 28-14 51-26 65-4 4-4 4-4 5 0 3 2 5 3 5 4 0 35-30 35-75z"><text:p/></draw:path><draw:path draw:style-name="gr3" draw:text-style-name="P6" svg:width="0.0756in" svg:height="0.1378in" svg:x="1.7425in" svg:y="0.4795in" svg:viewBox="0 0 193 351" svg:d="M121 118c11 0 22 0 33 0 8 0 12 0 12-8 0-4-4-4-10-4-11 0-22 0-33 0 4-15 6-30 9-44 1-8 7-36 9-40 3-8 10-13 19-13 1 0 11 0 18 6-17 2-21 16-21 21 0 9 7 14 15 14 10 0 21-9 21-24 0-17-18-26-33-26-14 0-38 7-50 45-2 8-3 12-13 61-9 0-18 0-27 0-6 0-11 0-11 7 0 5 4 5 11 5 9 0 17 0 26 0-10 50-20 102-30 153-7 37-13 72-33 72-2 0-11 0-19-7 18-1 21-15 21-21 0-9-6-14-14-14-10 0-21 9-21 24 0 17 17 26 33 26 21 0 36-22 43-37 13-25 22-71 22-74 8-41 15-82 23-122z"><text:p/></draw:path><draw:path draw:style-name="gr3" draw:text-style-name="P6" svg:width="0.0646in" svg:height="0.0476in" svg:x="1.8138in" svg:y="0.5626in" svg:viewBox="0 0 165 122" svg:d="M20 102c-1 4-2 10-2 11 0 6 4 9 8 9 6 0 10-4 11-6 2-3 4-11 5-17 1-5 4-18 6-24 2-7 4-12 5-19 3-11 3-13 11-24s21-24 41-24c15 0 16 13 16 18 0 17-12 47-16 58-4 7-5 10-5 14 0 14 12 24 27 24 26 0 38-37 38-42 0-3-3-3-4-3-4 0-4 1-5 4-6 22-18 33-28 33-7 0-8-4-8-9 0-7 2-10 7-22 3-8 14-37 14-52 0-27-21-31-35-31-22 0-38 13-45 24-3-18-19-24-30-24s-18 8-21 14c-7 10-10 26-10 27 0 4 3 4 4 4 5 0 5-1 6-9 4-15 10-28 20-28 7 0 10 5 10 13 0 4-4 14-5 22-2 8-5 19-6 24-4 12-6 23-9 35z"><text:p/></draw:path><draw:path draw:style-name="gr3" draw:text-style-name="P6" svg:width="0.035in" svg:height="0.1516in" svg:x="1.9067in" svg:y="0.4724in" svg:viewBox="0 0 90 386" svg:d="M90 383c0-1 0-2-6-9-49-48-61-122-61-180 0-67 14-136 62-183 5-5 5-5 5-7 0-3-1-4-4-4s-39 26-61 76c-19 42-25 85-25 118 0 29 4 77 26 120 24 47 57 72 60 72s4-1 4-3z"><text:p/></draw:path><draw:path draw:style-name="gr3" draw:text-style-name="P6" svg:width="0.0697in" svg:height="0.098in" svg:x="1.9551in" svg:y="0.5193in" svg:viewBox="0 0 178 250" svg:d="M177 24c1-5 1-6 1-9 0-7-4-11-11-11-3 0-10 3-13 8-1 2-4 14-5 21-3 11-6 21-8 32-6 23-12 46-18 69-1 6-17 33-43 33-19 0-24-17-24-32 0-17 7-41 20-76 5-15 8-19 8-27 0-18-14-32-32-32-38 0-52 56-52 59 0 5 4 5 6 5 3 0 4-1 5-7 11-36 26-48 40-48 3 0 10 0 10 12 0 10-5 20-7 27-15 41-23 63-23 82 0 34 24 45 47 45 16 0 29-7 40-17-6 20-10 39-26 60-9 13-25 24-42 24-6 0-24-1-30-16 6 0 12 0 17-5 4-3 8-9 8-16 0-12-11-14-14-14-10 0-22 7-22 26 0 18 16 33 41 33 39 0 80-35 90-78 12-50 25-98 37-148z"><text:p/></draw:path><draw:path draw:style-name="gr3" draw:text-style-name="P6" svg:width="0.0469in" svg:height="0.0701in" svg:x="2.0323in" svg:y="0.539in" svg:viewBox="0 0 120 179" svg:d="M120 130c-3 0-7 0-10 0 0 6-3 22-7 25-2 1-23 1-26 1-16 0-34 0-51 0 29-25 39-33 55-45 20-16 39-33 39-58 0-33-29-53-64-53-33 0-56 23-56 48 0 14 12 16 14 16 7 0 15-6 15-14 0-6-3-15-16-15 8-20 27-25 40-25 26 0 41 21 41 43 0 23-17 42-26 52-22 22-43 42-65 64-3 3-3 3-3 10 37 0 74 0 111 0 3-16 6-33 9-49z"><text:p/></draw:path><draw:path draw:style-name="gr3" draw:text-style-name="P6" svg:width="0.0528in" svg:height="0.0339in" svg:x="2.0929in" svg:y="0.5913in" svg:viewBox="0 0 135 87" svg:d="M20 66c-1 4-3 13-3 14 0 5 3 7 6 7s8-1 10-7c0-1 2-10 3-14 7-26 7-26 8-27 2-6 15-32 40-32 10 0 13 4 13 13 0 11-8 31-12 42-1 2-2 5-2 8 0 10 9 17 20 17 21 0 32-25 32-30 0-3-3-3-4-3-3 0-3 1-4 5-5 11-14 21-22 21-5 0-6-3-6-6 0-5 0-7 2-11 4-8 12-30 12-40 0-14-10-23-28-23s-30 10-37 19c-1-16-16-19-24-19-18 0-24 29-24 30 0 2 2 2 3 2 4 0 5-1 5-3 3-11 7-22 15-22 7 0 9 5 9 10 0 2-2 9-3 15-1 4-4 13-5 16-1 6-3 13-4 18z"><text:p/></draw:path><draw:path draw:style-name="gr3" draw:text-style-name="P6" svg:width="0.0346in" svg:height="0.1516in" svg:x="2.1768in" svg:y="0.4724in" svg:viewBox="0 0 89 386" svg:d="M89 194c0-31-4-77-25-121-23-48-56-73-61-73-2 0-3 1-3 4 0 2 0 2 7 9 38 38 60 99 60 181 0 66-14 134-63 182-4 5-4 6-4 7 0 2 1 3 3 3 5 0 39-26 62-75 20-43 24-85 24-117z"><text:p/></draw:path><draw:path draw:style-name="gr3" draw:text-style-name="P6" svg:width="0.0177in" svg:height="0.0453in" svg:x="2.2402in" svg:y="0.5705in" svg:viewBox="0 0 46 116" svg:d="M46 41c0-26-10-41-25-41-13 0-21 10-21 21 0 10 8 20 21 20 4 0 10-1 13-5 1-1 1-1 2-1s1 0 1 6c0 28-13 51-26 65-4 4-4 4-4 5 0 3 2 5 4 5 3 0 35-30 35-75z"><text:p/></draw:path><draw:path draw:style-name="gr3" draw:text-style-name="P6" svg:width="0.0756in" svg:height="0.1378in" svg:x="2.3028in" svg:y="0.4795in" svg:viewBox="0 0 193 351" svg:d="M121 118c11 0 23 0 34 0 8 0 11 0 11-8 0-4-3-4-10-4-11 0-21 0-32 0 3-15 6-30 8-44 1-8 7-36 9-40 3-8 10-13 19-13 1 0 11 0 18 6-16 2-21 16-21 21 0 9 7 14 15 14 10 0 21-9 21-24 0-17-18-26-33-26-14 0-38 7-50 45-2 8-3 12-12 61-9 0-19 0-28 0-6 0-11 0-11 7 0 5 4 5 11 5 9 0 17 0 26 0-10 50-19 102-29 153-8 37-14 72-34 72-1 0-11 0-19-7 18-1 21-15 21-21 0-9-6-14-14-14-10 0-21 9-21 24 0 17 18 26 33 26 21 0 36-22 44-37 12-25 21-71 21-74 8-41 15-82 23-122z"><text:p/></draw:path><draw:path draw:style-name="gr3" draw:text-style-name="P6" svg:width="0.035in" svg:height="0.1516in" svg:x="2.4008in" svg:y="0.4724in" svg:viewBox="0 0 90 386" svg:d="M90 383c0-1 0-2-6-9-49-48-62-122-62-180 0-67 15-136 63-183 5-5 5-5 5-7 0-3-2-4-4-4-3 0-39 26-62 76-20 42-24 85-24 118 0 29 4 77 25 120 23 47 58 72 61 72 2 0 4-1 4-3z"><text:p/></draw:path><draw:path draw:style-name="gr3" draw:text-style-name="P6" svg:width="0.0697in" svg:height="0.098in" svg:x="2.4492in" svg:y="0.5193in" svg:viewBox="0 0 178 250" svg:d="M177 24c1-5 1-6 1-9 0-7-5-11-11-11-4 0-10 3-13 8-1 2-4 14-5 21-4 11-6 21-8 32-6 23-12 46-18 69-1 6-18 33-44 33-20 0-24-17-24-32 0-17 7-41 20-76 6-15 8-19 8-27 0-18-13-32-31-32-38 0-52 56-52 59 0 5 3 4 4 5 5 0 5-1 7-7 10-36 26-48 40-48 2 0 8 0 8 12 0 10-3 20-6 27-16 41-22 63-22 82 0 34 24 45 47 45 16 0 28-7 39-17-5 20-9 39-26 60-10 13-24 24-41 24-6 0-24-1-30-16 6 0 11 0 16-5 5-3 8-9 8-16 0-12-10-14-14-14-9 0-21 7-21 26 0 18 16 33 41 33 39 0 79-35 90-78 12-50 25-98 37-148z"><text:p/></draw:path><draw:path draw:style-name="gr3" draw:text-style-name="P6" svg:width="0.0469in" svg:height="0.0701in" svg:x="2.5264in" svg:y="0.539in" svg:viewBox="0 0 120 179" svg:d="M120 130c-3 0-7 0-10 0-1 6-3 22-7 25-2 1-23 1-27 1-17 0-33 0-50 0 29-25 39-33 54-45 21-16 40-33 40-58 0-33-30-53-64-53s-56 23-56 48c0 14 11 16 14 16 7 0 15-6 15-14 0-6-3-15-17-15 9-20 28-25 40-25 27 0 42 21 42 43 0 23-18 42-26 52-22 22-44 42-66 64-2 3-2 3-2 10 37 0 74 0 111 0 3-16 6-33 9-49z"><text:p/></draw:path><draw:path draw:style-name="gr3" draw:text-style-name="P6" svg:width="0.0528in" svg:height="0.0339in" svg:x="2.587in" svg:y="0.5913in" svg:viewBox="0 0 135 87" svg:d="M21 66c-1 4-3 13-3 14 0 5 3 7 6 7 4 0 8-1 10-7 0-1 2-10 3-14 7-26 7-26 7-27 3-6 17-32 41-32 9 0 13 4 13 13 0 11-8 31-13 42 0 2-1 5-1 8 0 10 10 17 21 17 20 0 30-25 30-30 0-3-2-2-3-3-3 0-4 1-5 5-4 11-13 21-21 21-5 0-7-3-7-6 0-5 1-7 3-11 4-8 12-30 12-40 0-14-11-23-28-23-18 0-30 10-38 19 0-16-15-19-23-19-19 0-25 29-25 30 0 2 3 2 4 2 4 0 4-1 5-3 3-11 8-22 15-22s8 5 8 10c0 2-1 9-2 15-2 4-4 13-5 16-1 6-3 13-4 18z"><text:p/></draw:path><draw:path draw:style-name="gr3" draw:text-style-name="P6" svg:width="0.0634in" svg:height="0.0634in" svg:x="2.6543in" svg:y="0.574in" svg:viewBox="0 0 162 162" svg:d="M86 86c23 0 45 0 68 0 2 0 8 0 8-6 0-5-6-5-8-5-23 0-45 0-68 0 0-22 0-45 0-67 0-2-1-8-6-8s-4 6-4 8c0 22 0 45 0 67-23 0-45 0-68 0-2 0-8 0-8 5 0 6 6 6 8 6 23 0 45 0 68 0 0 22 0 45 0 67 0 3-1 9 4 9s6-6 6-9c0-22 0-45 0-67z"><text:p/></draw:path><draw:path draw:style-name="gr3" draw:text-style-name="P6" svg:width="0.0307in" svg:height="0.0504in" svg:x="2.7362in" svg:y="0.574in" svg:viewBox="0 0 79 129" svg:d="M50 7c0-7-2-7-8-7-13 13-35 13-39 13-1 0-2 0-3 0 0 2 0 6 0 8 1 0 2 0 3 0 5 0 17 0 28-6 0 32 0 65 0 97 0 7 0 9-20 9-3 0-7 0-10 0 0 2 0 6 0 8 11 0 28 0 40 0 11 0 27 0 38 0 0-2 0-6 0-8-3 0-6 0-10 0-19 0-19-2-19-9 0-35 0-70 0-105z"><text:p/></draw:path><draw:path draw:style-name="gr3" draw:text-style-name="P6" svg:width="0.035in" svg:height="0.1516in" svg:x="2.8008in" svg:y="0.4724in" svg:viewBox="0 0 90 386" svg:d="M90 194c0-31-4-77-25-121-23-48-56-73-61-73-2 0-4 1-4 4 0 2 0 2 8 9 38 38 60 99 60 181 0 66-14 134-62 182-6 5-6 6-6 7 0 2 2 3 4 3 5 0 39-26 62-75 20-43 24-85 24-117z"><text:p/></draw:path><draw:path draw:style-name="gr3" draw:text-style-name="P6" svg:width="0.0339in" svg:height="0.1516in" svg:x="2.8598in" svg:y="0.4724in" svg:viewBox="0 0 87 386" svg:d="M85 200c2-5 2-5 2-6s0-3-2-7c-22-59-45-119-67-178-4-7-7-9-10-9-5 0-8 3-8 8 0 1 0 2 2 6 23 60 45 120 68 180-23 59-45 119-68 178-2 4-2 4-2 7 0 4 4 7 8 7 5 0 6-3 9-7 23-60 45-119 68-179z"><text:p/></draw:path><draw:path draw:style-name="gr3" draw:text-style-name="P6" svg:width="0.0394in" svg:height="0.1819in" svg:x="3.6244in" svg:y="0.4575in" svg:viewBox="0 0 101 463" svg:d="M101 459c0-1-1-2-2-3-18-19-44-50-59-114-10-35-14-75-14-110 0-102 25-173 72-223 3-3 3-5 3-6 0-3-3-3-4-3-7 0-28 23-32 29-40 47-65 116-65 202 0 55 10 133 61 198 3 5 28 34 36 34 1 0 4 0 4-4z"><text:p/></draw:path><draw:path draw:style-name="gr3" draw:text-style-name="P6" svg:width="0.0827in" svg:height="0.1366in" svg:x="3.6756in" svg:y="0.4795in" svg:viewBox="0 0 211 348" svg:d="M211 53c0-30-22-53-53-53-22 0-33 6-47 15-21 16-42 53-49 83-21 81-41 164-62 245 0 1 1 5 4 5s5-1 6-2c9-37 18-72 26-107 8 23 25 37 53 37 29 0 57-13 75-31 19-17 31-41 31-70s-15-48-29-58c23-12 45-37 45-64zM141 117c-5 2-9 2-18 2-5 0-13 1-17-1 1-5 14-4 18-4 9 0 12 0 17 3zM189 44c0 26-14 54-35 66-10-3-18-4-30-4-7 0-29 0-29 12 0 11 19 10 27 10 14 0 20 0 31-5 15 13 16 26 18 43 1 23-9 52-20 67-15 21-41 34-63 34-30 0-44-22-44-49 0-5 0-10 2-18 8-32 17-65 24-97 9-34 37-94 83-94 23 0 36 11 36 35z"><text:p/></draw:path><draw:path draw:style-name="gr3" draw:text-style-name="P6" svg:width="0.0508in" svg:height="0.0669in" svg:x="3.8205in" svg:y="0.5193in" svg:viewBox="0 0 130 171" svg:d="M54 43c0-14 0-29 0-43-18 1-36 3-54 4 0 5 0 8 0 13 28 0 30 2 30 22 0 34 0 69 0 103 0 18-4 18-30 18 0 3 0 7 0 11 15 0 33-2 44-2 15 0 34 0 50 2 0-4 0-8 0-11-4 0-6 0-9 0-29 0-29-5-29-19 0-20 0-40 0-60 0-38 16-72 45-72 4 0 4 0 5 0-1 1-9 5-9 15 0 11 8 17 16 17 7 0 17-5 17-17 0-13-12-24-29-24-28 0-42 26-47 43z"><text:p/></draw:path><draw:path draw:style-name="gr3" draw:text-style-name="P6" svg:width="0.0764in" svg:height="0.0685in" svg:x="3.8803in" svg:y="0.5193in" svg:viewBox="0 0 195 175" svg:d="M139 141c0 11 0 23 0 34 18-1 37-3 56-4 0-4 0-8 0-11-28 0-31-4-31-22 0-47 0-92 0-138-19 1-37 3-56 4 0 5 0 8 0 13 26 0 30 2 30 22 0 23 0 45 0 68 0 34-19 60-47 60-33 0-34-18-34-38 0-43 0-86 0-129-18 1-38 3-57 4 0 5 0 8 0 13 30 0 30 1 30 35 0 20 0 38 0 58 0 30 0 65 59 65 22 0 39-11 50-34z"><text:p/></draw:path><draw:path draw:style-name="gr3" draw:text-style-name="P6" svg:width="0.0335in" svg:height="0.1047in" svg:x="3.9654in" svg:y="0.4811in" svg:viewBox="0 0 86 267" svg:d="M55 0c-19 1-36 3-55 4 0 4 0 8 0 11 26 0 30 4 30 22 0 68 0 135 0 202 0 17-5 17-30 17 0 4 0 8 0 11 12 0 33-1 43-1 9 0 29 1 43 1 0-3 0-7 0-11-27 0-31 0-31-17 0-79 0-160 0-239z"><text:p/></draw:path><draw:path draw:style-name="gr3" draw:text-style-name="P6" svg:width="0.0587in" svg:height="0.0693in" svg:x="4.0067in" svg:y="0.5193in" svg:viewBox="0 0 150 177" svg:d="M33 76c2-57 35-67 48-67 40 0 43 52 43 67-30 0-60 0-91 0zM33 84c36 0 72 0 108 0 8 0 9 0 9-8 0-39-21-76-69-76-45 0-81 40-81 88 0 52 41 89 86 89 47 0 64-43 64-49 0-5-3-6-5-6-3 0-4 3-5 6-13 40-49 40-52 40-20 0-35-12-44-26-11-19-11-44-11-58z"><text:p/></draw:path><draw:path draw:style-name="gr3" draw:text-style-name="P6" svg:width="0.0394in" svg:height="0.1819in" svg:x="4.0768in" svg:y="0.4575in" svg:viewBox="0 0 101 463" svg:d="M101 232c0-55-10-133-60-198-4-4-29-34-37-34-1 0-4 1-4 3 0 3 1 4 2 5 19 20 44 51 61 113 9 34 12 75 12 110 0 40-3 79-14 117-15 54-38 84-58 106-3 4-2 3-3 5 0 3 3 4 4 4 7 0 28-23 32-28 40-48 65-117 65-203z"><text:p/></draw:path></draw:g></text:p>
              <text:p text:style-name="P93"><text:span text:style-name="T57">ולכן, לפי התכונה המרכזית של </text:span><text:span text:style-name="T57"><draw:g text:anchor-type="as-char" svg:y="-0.0681in" draw:z-index="344" draw:name="Shape338" draw:style-name="gr1"><svg:title>TexMaths</svg:title><svg:desc>11§display§n§svg§600§FALSE§</svg:desc><draw:path draw:style-name="gr2" draw:text-style-name="P5" svg:width="0.0705in" svg:height="0.052in" svg:x="0.0031in" svg:y="0.0071in" svg:viewBox="0 0 180 133" svg:d="M0 0c60 0 120 0 180 0 0 44 0 89 0 133-60 0-120 0-180 0 0-44 0-89 0-133z"><text:p/></draw:path><draw:path draw:style-name="gr3" draw:text-style-name="P6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57">־יה סדורה, </text:span><draw:g text:anchor-type="as-char" svg:y="-0.1138in" draw:z-index="346" draw:name="Shape339" draw:style-name="gr1"><svg:title>TexMaths</svg:title><svg:desc>11§display§\forall m \in \N. f_n(y_{1_m}) = f_n(y_{2_m})§svg§600§FALSE§</svg:desc><draw:path draw:style-name="gr2" draw:text-style-name="P5" svg:width="1.7673in" svg:height="0.1366in" svg:x="0.0075in" svg:y="0.0079in" svg:viewBox="0 0 4490 348" svg:d="M2246 348c-750 0-1498 0-2246 0 0-116 0-232 0-348 1496 0 2994 0 4490 0 0 116 0 232 0 348-748 0-1496 0-2244 0z"><text:p/></draw:path><draw:path draw:style-name="gr3" draw:text-style-name="P6" svg:width="0.0846in" svg:height="0.1079in" svg:x="-0.0004in" svg:y="0.0087in" svg:viewBox="0 0 216 275" svg:d="M213 14c3-4 3-4 3-6 0-5-4-8-8-8-6 0-8 4-10 9-11 28-21 56-32 85-39 0-78 0-118 0-11-29-20-57-31-85-2-6-4-9-9-9-4 0-8 3-8 8 0 1 0 1 2 6 32 84 65 169 97 252 2 6 3 9 9 9 5 0 6-4 9-8 32-83 65-168 96-253zM55 109c35 0 70 0 106 0-18 45-36 91-53 136-18-45-35-91-53-136z"><text:p/></draw:path><draw:path draw:style-name="gr3" draw:text-style-name="P6" svg:width="0.124in" svg:height="0.0685in" svg:x="0.089in" svg:y="0.0469in" svg:viewBox="0 0 316 175" svg:d="M22 149c-1 5-3 14-3 16 0 7 5 10 11 10 5 0 12-3 14-11 1 0 6-19 8-29 3-12 5-23 9-34 2-9 4-17 6-26 1-7 5-18 5-19 6-12 26-47 63-47 17 0 21 14 21 26 0 10-3 21-6 33-4 15-8 29-11 44-3 10-6 20-8 30-1 8-4 21-4 23 0 7 5 10 11 10 12 0 14-10 17-22 6-22 20-78 23-92 1-6 22-52 64-52 17 0 21 13 21 26 0 22-17 66-24 87-4 9-5 13-5 21 0 19 14 32 31 32 36 0 51-56 51-59 0-4-4-4-5-4-3 0-3 1-5 7-6 20-19 47-40 47-6 0-9-3-9-12 0-10 4-19 7-27 8-20 23-63 23-85 0-25-15-42-44-42-28 0-48 18-63 37-1-4-2-17-13-27-9-8-22-10-31-10-35 0-53 25-60 34-2-22-19-34-35-34-19 0-26 15-29 22-8 13-12 36-12 37 0 5 3 5 4 5 4 0 5-1 7-9 7-27 14-46 28-46 6 0 12 3 12 17 0 8-1 13-6 33-8 30-15 60-23 90z"><text:p/></draw:path><draw:path draw:style-name="gr3" draw:text-style-name="P6" svg:width="0.0756in" svg:height="0.087in" svg:x="0.2728in" svg:y="0.0319in" svg:viewBox="0 0 193 222" svg:d="M179 120c7 0 14 0 14-8 0-7-7-7-14-7-55 0-109 0-164 0 5-52 50-90 104-90 20 0 41 0 60 0 7 0 14 0 14-7 0-8-7-8-14-8-19 0-40 0-60 0-67 0-119 50-119 112s52 110 119 110c20 0 41 0 60 0 7 0 14 0 14-7s-7-7-14-7c-19 0-40 0-60 0-54 0-99-36-104-88 55 0 109 0 164 0z"><text:p/></draw:path><draw:path draw:style-name="gr3" draw:text-style-name="P6" svg:width="0.1028in" svg:height="0.1063in" svg:x="0.4079in" svg:y="0.0102in" svg:viewBox="0 0 262 271" svg:d="M34 35c0 63 0 126 0 187 0 20-3 28-23 28-4 0-11 0-11 6 0 7 7 7 13 7 20 0 41 0 61 0 6 0 12 0 12-7 0-6-6-6-11-6-22 0-24-9-24-29 0-58 0-118 0-176 55 74 111 148 166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1-146-167-220-5-5-5-5-9-10 15 0 31 0 46 0 43 59 87 117 130 176 0 18 0 37 0 54z"><text:p/></draw:path><draw:path draw:style-name="gr3" draw:text-style-name="P6" svg:width="0.0161in" svg:height="0.0157in" svg:x="0.5268in" svg:y="0.0972in" svg:viewBox="0 0 42 41" svg:d="M42 21c0-12-10-21-21-21s-21 9-21 21c0 11 10 20 21 20s21-9 21-20z"><text:p/></draw:path><draw:path draw:style-name="gr3" draw:text-style-name="P6" svg:width="0.076in" svg:height="0.1374in" svg:x="0.5642in" svg:y="0.0075in" svg:viewBox="0 0 194 350" svg:d="M122 118c11 0 22 0 33 0 8 0 11 0 11-8 0-4-3-4-10-4-11 0-21 0-32 0 3-16 6-30 8-44 2-8 8-36 10-40 3-8 10-13 18-13 2 0 12 0 18 6-16 2-21 16-21 21 0 9 8 14 15 14 11 0 22-8 22-24 0-17-18-26-34-26-14 0-38 7-49 45-3 8-4 12-13 61-9 0-18 0-26 0s-13 0-13 7c0 5 4 5 11 5 9 0 17 0 26 0-10 50-19 100-29 151-6 37-13 72-34 72-1 0-11 0-19-6 19-2 22-16 22-21 0-9-7-14-14-14-10 0-22 9-22 24 0 17 18 26 33 26 22 0 37-23 44-37 12-25 21-71 22-74 8-40 15-81 23-121z"><text:p/></draw:path><draw:path draw:style-name="gr3" draw:text-style-name="P6" svg:width="0.065in" svg:height="0.0472in" svg:x="0.6354in" svg:y="0.0902in" svg:viewBox="0 0 166 121" svg:d="M21 101c-1 5-2 7-3 11 0 7 5 9 10 9 4 0 7-3 9-5 3-3 5-11 6-17 1-5 4-18 5-24 3-7 4-12 5-19 3-11 4-13 12-24s20-25 41-25c15 0 15 14 15 19 0 16-12 47-15 58-4 7-5 10-5 14 0 14 12 23 26 23 27 0 39-37 39-41 0-3-3-2-4-3-5 0-5 1-6 4-6 21-17 32-28 32-6 0-7-3-7-8 0-7 1-10 6-22 3-9 15-38 15-52 0-27-21-31-35-31-23 0-39 13-46 24-3-18-18-24-29-24-12 0-19 8-22 14-6 10-10 26-10 27 0 3 4 3 6 3 3 0 3 0 5-8 4-16 9-29 20-29 6 0 9 6 9 13 0 5-3 15-5 23-2 7-4 19-5 24-4 11-6 22-9 34z"><text:p/></draw:path><draw:path draw:style-name="gr3" draw:text-style-name="P6" svg:width="0.0346in" svg:height="0.1512in" svg:x="0.7287in" svg:y="0in" svg:viewBox="0 0 89 385" svg:d="M89 381c0-1 0-1-6-8-49-49-61-122-61-179 0-67 15-135 63-183 4-5 4-5 4-7 0-3-1-4-3-4-5 0-39 26-62 76-20 42-24 85-24 118 0 28 4 75 25 119 23 47 56 72 61 72 2 0 3-1 3-4z"><text:p/></draw:path><draw:path draw:style-name="gr3" draw:text-style-name="P6" svg:width="0.0697in" svg:height="0.0976in" svg:x="0.7772in" svg:y="0.0469in" svg:viewBox="0 0 178 249" svg:d="M176 24c2-5 2-6 2-9 0-7-5-11-11-11-4 0-10 3-14 8 0 2-3 14-6 21-2 10-4 21-7 31-6 23-11 46-17 70-2 6-18 32-44 32-20 0-24-16-24-31 0-17 7-41 20-76 6-15 8-19 8-27 0-18-13-32-32-32-37 0-51 56-51 59 0 5 3 5 4 5 5 0 5-1 7-8 10-36 25-47 39-47 3 0 9 0 9 12 0 10-4 20-6 27-16 41-22 63-22 81 0 35 24 46 47 46 14 0 28-7 39-18-6 21-10 40-26 59-10 13-24 24-41 24-6 0-24-1-30-15 5 0 11 0 16-6 4-3 8-8 8-14 0-12-11-14-14-14-9 0-22 6-22 25 0 18 17 33 42 33 39 0 79-36 90-77 12-50 24-99 36-148z"><text:p/></draw:path><draw:path draw:style-name="gr3" draw:text-style-name="P6" svg:width="0.0382in" svg:height="0.0701in" svg:x="0.8591in" svg:y="0.0665in" svg:viewBox="0 0 98 179" svg:d="M61 8c0-8 0-8-8-8-18 17-42 18-53 18 0 3 0 5 0 8 7 0 24 0 39-7 0 46 0 92 0 138 0 9 0 12-27 12-3 0-6 0-10 0 0 4 0 7 0 10 5 0 38-1 48-1 8 0 42 1 48 1 0-3 0-6 0-10-3 0-7 0-10 0-27 0-27-3-27-12 0-50 0-100 0-149z"><text:p/></draw:path><draw:path draw:style-name="gr3" draw:text-style-name="P6" svg:width="0.0791in" svg:height="0.0343in" svg:x="0.9146in" svg:y="0.1177in" svg:viewBox="0 0 202 88" svg:d="M87 69c-1 4-3 10-3 12 0 5 3 7 7 7 3 0 7-2 9-7 0-1 2-9 5-15 6-25 4-18 6-26 2-6 17-33 40-33 10 0 14 5 14 14 0 11-9 31-13 42-1 2-2 4-2 7 0 10 10 18 22 18 19 0 30-25 30-30 0-3-3-3-4-3-3 0-3 1-4 4-4 13-12 22-22 22-5 0-6-3-6-7 0-5 1-6 2-10 4-8 12-30 12-41 0-14-9-23-28-23-18 0-30 11-38 22-2-20-20-22-29-22-19 0-30 12-37 20-1-18-18-20-23-20-19 0-25 30-25 31 0 2 3 2 4 2 4 0 4-1 5-3 2-11 6-23 15-23 7 0 8 6 8 11 0 2-2 10-3 14-1 5-4 13-5 18s-3 12-4 17-3 13-3 14c0 5 3 7 7 7 2 0 7-2 9-7 0-1 3-9 4-15 0-2 3-11 4-13 1-5 2-8 3-13 6-8 7-15 17-23 3-3 11-10 23-10 10 0 14 5 14 14 0 4-2 12-3 18-3 9-6 20-8 30z"><text:p/></draw:path><draw:path draw:style-name="gr3" draw:text-style-name="P6" svg:width="0.0346in" svg:height="0.1512in" svg:x="1.0248in" svg:y="0in" svg:viewBox="0 0 89 385" svg:d="M89 194c0-31-3-77-25-121-23-48-56-73-61-73-2 0-3 2-3 4s0 2 8 9c37 38 59 99 59 181 0 65-14 132-61 180-6 6-6 6-6 7 0 2 1 4 3 4 5 0 40-26 62-76 20-42 24-84 24-115z"><text:p/></draw:path><draw:path draw:style-name="gr3" draw:text-style-name="P6" svg:width="0.1008in" svg:height="0.035in" svg:x="1.1264in" svg:y="0.0583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" draw:text-style-name="P6" svg:width="0.0756in" svg:height="0.1374in" svg:x="1.2866in" svg:y="0.0075in" svg:viewBox="0 0 193 350" svg:d="M121 118c11 0 22 0 33 0 8 0 12 0 12-8 0-4-4-4-11-4-11 0-21 0-32 0 4-16 6-30 9-44 1-8 7-36 9-40 3-8 10-13 17-13 3 0 13 0 20 6-17 2-21 16-21 21 0 9 7 14 15 14 10 0 21-8 21-24 0-17-18-26-35-26-12 0-37 7-48 45-2 8-3 12-13 61-9 0-18 0-27 0-7 0-12 0-12 7 0 5 5 5 11 5 9 0 17 0 26 0-10 50-19 100-29 151-7 37-13 72-33 72-2 0-12 0-19-6 18-2 21-16 21-21 0-9-6-14-14-14-10 0-21 9-21 24 0 17 17 26 33 26 21 0 36-23 43-37 13-25 22-71 22-74 8-40 15-81 23-121z"><text:p/></draw:path><draw:path draw:style-name="gr3" draw:text-style-name="P6" svg:width="0.0646in" svg:height="0.0472in" svg:x="1.3583in" svg:y="0.0902in" svg:viewBox="0 0 165 121" svg:d="M20 101c-1 5-1 7-2 11 0 7 4 9 8 9 5 0 9-3 11-5 3-3 4-11 5-17 1-5 4-18 5-24 3-7 4-12 6-19 2-11 3-13 11-24s20-25 41-25c15 0 15 14 15 19 0 16-11 47-15 58-4 7-5 10-5 14 0 14 12 23 27 23 26 0 38-37 38-41 0-3-3-3-4-3-4 0-5 1-6 4-5 21-17 32-28 32-6 0-7-3-7-8 0-7 1-10 7-22 3-9 14-38 14-52 0-27-21-31-35-31-23 0-38 13-47 24-1-18-17-24-28-24-12 0-18 8-21 14-7 10-10 26-10 27 0 3 3 3 4 3 4 0 5 0 6-8 4-16 10-29 20-29 7 0 9 6 9 13 0 5-4 15-5 23-2 7-4 19-5 24-4 11-6 22-9 34z"><text:p/></draw:path><draw:path draw:style-name="gr3" draw:text-style-name="P6" svg:width="0.035in" svg:height="0.1512in" svg:x="1.4508in" svg:y="0in" svg:viewBox="0 0 90 385" svg:d="M90 381c0-1 0-1-6-8-49-49-61-122-61-179 0-67 14-135 62-183 5-5 5-5 5-7 0-3-2-4-4-4-3 0-39 26-62 76-20 42-24 85-24 118 0 28 4 75 25 119 23 47 58 72 61 72 2 0 4-1 4-4z"><text:p/></draw:path><draw:path draw:style-name="gr3" draw:text-style-name="P6" svg:width="0.0697in" svg:height="0.0976in" svg:x="1.4992in" svg:y="0.0469in" svg:viewBox="0 0 178 249" svg:d="M177 24c1-5 1-6 1-9 0-7-5-11-11-11-4 0-10 3-13 8-1 2-4 14-5 21-4 10-6 21-8 31-6 23-12 46-18 70-1 6-18 32-44 32-20 0-24-16-24-31 0-17 7-41 20-76 6-15 8-19 8-27 0-18-13-32-31-32-38 0-52 56-52 59 0 5 3 4 4 5 5 0 5-1 7-8 11-36 26-47 40-47 2 0 8 0 8 12 0 10-3 20-6 27-16 41-22 63-22 81 0 35 24 46 47 46 16 0 28-7 39-18-5 21-9 40-26 59-10 13-24 24-41 24-6 0-24-1-30-15 6 0 11 0 16-6 5-3 8-8 8-14 0-12-10-14-14-14-9 0-21 6-21 25 0 18 16 33 41 33 39 0 79-36 90-77 12-50 25-99 37-148z"><text:p/></draw:path><draw:path draw:style-name="gr3" draw:text-style-name="P6" svg:width="0.0465in" svg:height="0.0701in" svg:x="1.5764in" svg:y="0.0665in" svg:viewBox="0 0 119 179" svg:d="M119 130c-3 0-6 0-9 0-1 6-3 22-7 24-2 2-23 2-27 2-17 0-33 0-50 0 29-25 39-33 54-45 21-16 39-33 39-58 0-33-29-53-63-53s-56 23-56 48c0 14 11 15 14 15 7 0 15-5 15-15 0-4-3-14-17-14 9-19 28-24 40-24 27 0 42 21 42 43 0 23-18 42-26 52-22 20-44 41-66 63-2 3-2 4-2 11 37 0 74 0 111 0 2-16 6-33 8-49z"><text:p/></draw:path><draw:path draw:style-name="gr3" draw:text-style-name="P6" svg:width="0.0791in" svg:height="0.0343in" svg:x="1.637in" svg:y="0.1177in" svg:viewBox="0 0 202 88" svg:d="M87 69c-1 4-2 10-2 12 0 5 3 7 6 7 4 0 8-2 10-7 0-1 2-9 4-15 6-25 4-18 6-26 2-6 17-33 41-33 9 0 13 5 13 14 0 11-9 31-13 42 0 2-1 4-1 7 0 10 9 18 21 18 21 0 30-25 30-30 0-3-2-2-3-3-3 0-4 1-5 4-4 13-12 22-21 22-6 0-7-3-7-7 0-5 1-6 3-10 4-8 13-30 13-41 0-14-11-23-29-23-19 0-31 11-39 22-2-20-20-22-28-22-20 0-30 12-38 20 0-18-18-20-23-20-19 0-25 30-25 31 0 2 3 2 4 2 4 0 4-1 5-3 3-11 8-23 15-23s8 6 8 11c0 2-1 10-2 14-2 5-4 13-5 18s-3 12-4 17-3 13-3 14c0 5 3 7 6 7 4 0 8-2 10-7 0-1 2-9 3-15 2-2 4-11 4-13 1-5 2-8 3-13 6-8 8-15 17-23 3-3 11-10 24-10 10 0 13 5 13 14 0 4-2 12-3 18-3 9-6 20-8 30z"><text:p/></draw:path><draw:path draw:style-name="gr3" draw:text-style-name="P6" svg:width="0.035in" svg:height="0.1512in" svg:x="1.7476in" svg:y="0in" svg:viewBox="0 0 90 385" svg:d="M90 194c0-31-4-77-25-121-23-48-57-73-61-73-2 0-4 2-4 4s0 2 8 9c37 38 59 99 59 181 0 65-14 132-61 180-6 6-6 6-6 7 0 2 2 4 4 4 4 0 39-26 62-76 20-42 24-84 24-115z"><text:p/></draw:path></draw:g>, <text:span text:style-name="T57">ומשום ש־</text:span><text:span text:style-name="T57"><draw:g text:anchor-type="as-char" svg:y="-0.1075in" draw:z-index="347" draw:name="Shape340" draw:style-name="gr1"><svg:title>TexMaths</svg:title><svg:desc>11§display§f_n§svg§600§FALSE§</svg:desc><draw:path draw:style-name="gr2" draw:text-style-name="P5" svg:width="0.128in" svg:height="0.1217in" svg:x="-0.0004in" svg:y="0.0075in" svg:viewBox="0 0 326 310" svg:d="M0 0c109 0 217 0 326 0 0 103 0 207 0 310-109 0-217 0-326 0 0-103 0-207 0-310z"><text:p/></draw:path><draw:path draw:style-name="gr3" draw:text-style-name="P6" svg:width="0.0744in" svg:height="0.1374in" svg:x="0in" svg:y="0in" svg:viewBox="0 0 190 350" svg:d="M121 118c11 0 22 0 33 0 8 0 11 0 11-8 0-4-3-4-10-4-11 0-22 0-32 0 3-16 5-30 8-44 1-8 7-36 9-40 4-8 11-13 19-13 1 0 11 0 18 6-16 1-21 16-21 21 0 9 8 13 15 13 10 0 19-7 19-23 0-17-16-26-31-26-14 0-38 7-50 45-2 8-3 12-12 61-9 0-18 0-27 0-7 0-12 0-12 7 0 5 4 5 11 5 8 0 17 0 26 0-10 50-20 100-29 150-7 38-13 73-34 73-1 0-11 0-18-7 18-1 21-15 21-20 0-9-6-14-14-14-10 0-21 8-21 23 0 18 17 27 32 27 22 0 37-23 44-38 12-24 21-71 22-73 8-41 15-81 23-121z"><text:p/></draw:path><draw:path draw:style-name="gr3" draw:text-style-name="P6" svg:width="0.0646in" svg:height="0.0472in" svg:x="0.0709in" svg:y="0.0839in" svg:viewBox="0 0 165 121" svg:d="M21 101c-1 3-2 7-3 11 0 7 4 9 8 9 6 0 10-3 11-5 2-3 4-11 5-17 2-5 4-18 6-25 2-6 4-11 5-18 3-11 3-13 11-24s21-25 41-25c15 0 16 14 16 19 0 16-12 47-16 58-4 7-5 10-5 14 0 14 12 23 27 23 26 0 38-37 38-41s-3-4-4-4c-4 0-5 2-6 5-5 21-17 32-28 32-6 0-7-3-7-9s2-9 7-21c3-9 14-38 14-53 0-26-21-30-35-30-22 0-38 13-45 24-3-19-19-24-30-24s-18 8-21 14c-6 10-10 26-10 27 0 3 3 2 4 3 5 0 5 0 7-8 3-16 9-29 20-29 6 0 9 6 9 13 0 5-4 15-5 23-2 6-4 18-6 24-3 11-6 22-8 34z"><text:p/></draw:path></draw:g></text:span><text:span text:style-name="T57"> חח"ע מתוך הנחת האינדוקציה נסיק </text:span><text:span text:style-name="T57"><draw:g text:anchor-type="as-char" svg:y="-0.1063in" draw:z-index="348" draw:name="Shape341" draw:style-name="gr1"><svg:title>TexMaths</svg:title><svg:desc>11§display§\forall m \in \N. y_1_m = y_2_m§svg§600§FALSE§</svg:desc><draw:path draw:style-name="gr2" draw:text-style-name="P5" svg:width="1.2472in" svg:height="0.1201in" svg:x="0.0079in" svg:y="0.0071in" svg:viewBox="0 0 3169 306" svg:d="M0 0c1056 0 2113 0 3169 0 0 102 0 204 0 306-1056 0-2113 0-3169 0 0-102 0-204 0-306z"><text:p/></draw:path><draw:path draw:style-name="gr3" draw:text-style-name="P6" svg:width="0.0843in" svg:height="0.1079in" svg:x="0in" svg:y="0in" svg:viewBox="0 0 215 275" svg:d="M213 14c2-4 2-4 2-6 0-4-3-8-8-8s-7 4-9 9c-11 28-21 56-32 85-39 0-78 0-118 0-11-29-20-57-31-85-3-6-4-9-9-9-4 0-8 4-8 8 0 1 0 1 2 6 32 84 65 169 97 252 1 6 3 9 9 9 5 0 6-4 8-7 33-85 64-169 97-254zM55 109c35 0 69 0 105 0-18 45-35 91-52 137-18-46-35-92-53-137z"><text:p/></draw:path><draw:path draw:style-name="gr3" draw:text-style-name="P6" svg:width="0.1244in" svg:height="0.0681in" svg:x="0.089in" svg:y="0.0382in" svg:viewBox="0 0 317 174" svg:d="M23 148c-1 6-3 15-3 17 0 7 5 9 11 9 4 0 12-2 14-10 2-10 6-19 8-29 3-12 5-23 9-34 2-9 4-17 6-26 1-7 5-18 5-19 5-12 26-47 62-47 18 0 21 14 21 27 0 9-2 20-5 32-4 15-8 29-11 44-2 10-6 20-8 30-1 8-4 21-4 23 0 7 5 9 11 9 12 0 14-9 17-21 6-22 20-78 23-92 1-6 21-52 64-52 17 0 21 13 21 27 0 22-16 65-24 86-3 9-6 13-6 21 0 19 15 31 32 31 37 0 51-55 51-58 0-4-3-4-4-4-5 0-5 1-6 7-7 20-19 47-40 47-6 0-10-3-10-12 0-10 5-19 8-27 7-20 23-63 23-85 0-25-15-42-44-42s-49 18-64 37c0-4-1-17-12-27-10-8-22-10-32-10-34 0-52 25-59 34-2-22-19-34-36-34-18 0-26 15-29 22-6 14-12 36-12 37 0 5 4 5 6 5 3 0 3-1 6-9 7-27 14-46 28-46 6 0 12 3 12 17 0 8-1 13-7 33-8 29-14 59-22 89z"><text:p/></draw:path><draw:path draw:style-name="gr3" draw:text-style-name="P6" svg:width="0.076in" svg:height="0.087in" svg:x="0.2728in" svg:y="0.0236in" svg:viewBox="0 0 194 222" svg:d="M180 120c7 0 14 0 14-8 0-7-7-7-14-7-55 0-108 0-163 0 4-52 48-90 103-90 20 0 41 0 60 0 7 0 14 0 14-7 0-8-7-8-14-8-20 0-40 0-61 0-66 0-119 51-119 112 0 62 53 110 119 110 21 0 41 0 61 0 7 0 14 0 14-7 0-8-7-8-14-8-19 0-40 0-60 0-55 0-99-35-103-87 55 0 108 0 163 0z"><text:p/></draw:path><draw:path draw:style-name="gr3" draw:text-style-name="P6" svg:width="0.1028in" svg:height="0.1063in" svg:x="0.4083in" svg:y="0.0012in" svg:viewBox="0 0 262 271" svg:d="M33 35c0 63 0 126 0 187 0 20-2 28-22 28-4 0-11 0-11 7 0 6 7 6 13 6 20 0 40 0 60 0 7 0 13 0 13-6 0-7-7-7-12-7-21 0-24-9-24-29 0-58 0-117 0-176 56 74 111 147 167 220 3 5 5 6 7 6 7 0 7-7 7-13 0-73 0-145 0-217 0-21 4-27 22-28 2 0 9 0 9-6 0-7-6-7-13-7-19 0-38 0-56 0-7 0-14 0-14 7 0 6 7 6 11 6 22 1 26 9 26 29 0 39 0 80 0 121-39-53-78-105-117-157-4-6-5-6-14-6-22 0-45 0-67 0-8 0-14 0-14 7 0 6 6 6 9 6 10 1 18 8 21 12-1 4-1 5-1 10zM218 243c-56-72-112-146-168-220-4-4-4-5-8-10 15 0 31 0 46 0 43 59 87 117 130 175 0 19 0 38 0 55z"><text:p/></draw:path><draw:path draw:style-name="gr3" draw:text-style-name="P6" svg:width="0.0157in" svg:height="0.0157in" svg:x="0.5272in" svg:y="0.089in" svg:viewBox="0 0 41 41" svg:d="M41 21c0-12-9-21-20-21s-21 9-21 21c0 11 10 20 21 20s20-9 20-20z"><text:p/></draw:path><draw:path draw:style-name="gr3" draw:text-style-name="P6" svg:width="0.0697in" svg:height="0.0976in" svg:x="0.561in" svg:y="0.0382in" svg:viewBox="0 0 178 249" svg:d="M176 24c2-5 2-6 2-9 0-7-5-11-12-11-3 0-10 3-13 9-1 1-3 13-6 20-2 11-5 21-7 31-6 23-12 46-18 70-1 6-17 32-43 32-20 0-24-16-24-31 0-17 7-41 20-76 5-15 8-19 8-27 0-18-13-32-32-32-37 0-51 56-51 59 0 5 3 5 4 5 4 0 5-1 7-8 10-35 25-47 39-47 3 0 9 0 9 12 0 10-4 20-6 27-16 41-23 63-23 81 0 35 25 45 47 45 15 0 29-6 40-17-6 19-10 39-26 59-10 13-25 24-43 24-5 0-22-1-28-15 5 0 11 0 16-6 4-3 8-8 8-15 0-12-11-14-14-14-9 0-22 6-22 26 0 19 17 33 40 33 41 0 81-35 92-77 12-50 24-99 36-148z"><text:p/></draw:path><draw:path draw:style-name="gr3" draw:text-style-name="P6" svg:width="0.0382in" svg:height="0.0697in" svg:x="0.6425in" svg:y="0.0571in" svg:viewBox="0 0 98 178" svg:d="M61 8c0-8 0-8-8-8-18 17-42 18-53 18 0 3 0 5 0 8 6 0 24 0 39-6 0 45 0 91 0 137 0 9 0 13-27 13-3 0-8 0-11 0 0 3 0 5 0 8 6-1 39-1 49-1 8 0 42 0 48 1 0-3 0-5 0-8-3 0-7 0-10 0-27 0-27-4-27-13 0-50 0-100 0-149z"><text:p/></draw:path><draw:path draw:style-name="gr3" draw:text-style-name="P6" svg:width="0.0976in" svg:height="0.0472in" svg:x="0.7039in" svg:y="0.0811in" svg:viewBox="0 0 249 121" svg:d="M105 97c-2 5-4 14-4 15 0 7 5 9 9 9s9-3 11-5c1-3 3-11 4-17 2-5 5-18 6-24 2-7 3-12 5-19 3-11 3-12 8-21 9-13 22-28 44-28 14 0 16 13 16 19 0 16-11 47-16 58-3 7-4 10-4 14 0 14 12 23 25 23 28 0 40-37 40-41s-4-4-5-4c-4 0-4 2-5 5-7 21-18 32-29 32-5 0-6-3-6-8 0-7 1-10 6-22 3-9 14-38 14-52 0-5 0-17-11-24-4-4-12-7-24-7-25 0-39 15-48 26-2-23-21-26-35-26-22 0-38 13-45 24-3-18-19-24-30-24s-18 8-21 14c-7 10-10 26-10 27 0 3 3 3 4 3 5 0 5 0 7-8 3-16 9-29 19-29 7 0 10 6 10 13 0 5-4 15-5 23-2 7-5 18-6 24-4 11-6 22-9 34-1 4-1 7-2 11 0 7 4 9 8 9 6 0 10-3 11-5 2-3 4-11 5-17 2-5 4-18 6-24 2-7 4-12 5-19 3-11 3-13 11-24s21-25 41-25c15 0 16 14 16 19 0 7-1 10-5 26-4 14-8 29-11 45z"><text:p/></draw:path><draw:path draw:style-name="gr3" draw:text-style-name="P6" svg:width="0.1004in" svg:height="0.035in" svg:x="0.8657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97in" svg:height="0.0976in" svg:x="1.022in" svg:y="0.0382in" svg:viewBox="0 0 178 249" svg:d="M177 24c1-5 1-6 1-9 0-7-5-11-11-11-4 0-10 3-14 9 0 1-3 13-4 20-4 11-6 21-9 31-6 23-11 46-17 70-2 6-18 32-44 32-20 0-24-16-24-31 0-17 7-41 20-76 6-15 8-19 8-27 0-18-13-32-32-32-37 0-51 56-51 59 0 5 3 5 4 5 5 0 5-1 7-8 10-35 25-47 39-47 3 0 9 0 9 12 0 10-3 20-6 27-16 41-22 63-22 81 0 35 24 45 47 45 14 0 28-6 39-17-6 19-10 39-26 59-10 13-24 24-41 24-6 0-24-1-30-15 5 0 11 0 16-6 4-3 8-8 8-15 0-12-10-14-14-14-9 0-22 6-22 26 0 19 17 33 42 33 39 0 79-35 90-77 12-50 25-99 37-148z"><text:p/></draw:path><draw:path draw:style-name="gr3" draw:text-style-name="P6" svg:width="0.0465in" svg:height="0.0697in" svg:x="1.0992in" svg:y="0.0571in" svg:viewBox="0 0 119 178" svg:d="M119 130c-3 0-6 0-9 0-1 5-3 22-8 24-1 2-22 2-26 2-17 0-33 0-50 0 29-25 38-33 54-45 20-16 39-33 39-58 0-33-29-53-63-53s-56 23-56 48c0 14 11 16 14 16 6 0 15-6 15-14 0-6-3-15-17-15 9-20 27-25 40-25 27 0 40 21 40 43 0 23-16 42-25 52-22 21-43 41-65 63-2 3-2 4-2 10 37 0 74 0 111 0 2-15 6-32 8-48z"><text:p/></draw:path><draw:path draw:style-name="gr3" draw:text-style-name="P6" svg:width="0.0976in" svg:height="0.0472in" svg:x="1.1654in" svg:y="0.0811in" svg:viewBox="0 0 249 121" svg:d="M105 97c-2 5-4 14-4 15 0 7 5 9 9 9 6 0 10-3 11-5 1-3 3-11 4-17 3-5 5-18 7-24 1-7 3-12 4-19 4-11 4-12 9-21 8-13 22-28 43-28 16 0 16 13 16 19 0 16-11 47-16 58-3 7-4 10-4 14 0 14 12 23 26 23 27 0 39-37 39-41s-4-4-5-4c-3 0-4 2-5 5-6 21-18 32-29 32-5 0-6-3-6-8 0-7 1-10 6-22 3-9 14-38 14-52 0-5 0-17-9-24-5-4-14-7-26-7-24 0-39 15-48 26-2-23-21-26-35-26-22 0-38 13-45 24-3-18-18-24-29-24-12 0-19 8-22 14-6 10-10 26-10 27 0 3 3 2 4 3 5 0 5 0 7-8 3-16 9-29 20-29 6 0 9 6 9 13 0 5-3 15-5 23-2 7-4 18-5 24-4 11-6 22-9 34-1 4-2 7-3 11 0 7 5 9 10 9 4 0 8-3 9-5 2-3 4-11 6-17 1-5 4-18 5-24 2-7 4-12 5-19 3-11 3-13 12-24 7-11 20-25 40-25 16 0 16 14 16 19 0 7-1 10-4 26-5 14-8 29-12 45z"><text:p/></draw:path></draw:g></text:span><text:span text:style-name="T57"><text:s/>ולכן מתוך התכונה המרכזית </text:span><text:span text:style-name="T57"><draw:g text:anchor-type="as-char" svg:y="-0.0681in" draw:z-index="349" draw:name="Shape342" draw:style-name="gr1"><svg:title>TexMaths</svg:title><svg:desc>11§display§y_1 = y_2§svg§600§FALSE§</svg:desc><draw:path draw:style-name="gr2" draw:text-style-name="P5" svg:width="0.4575in" svg:height="0.0819in" svg:x="0.0031in" svg:y="0.0067in" svg:viewBox="0 0 1163 209" svg:d="M582 209c-195 0-389 0-582 0 0-69 0-140 0-209 388 0 775 0 1163 0 0 69 0 140 0 209-193 0-388 0-581 0z"><text:p/></draw:path><draw:path draw:style-name="gr3" draw:text-style-name="P6" svg:width="0.0697in" svg:height="0.0976in" svg:x="-0.0004in" svg:y="-0.0004in" svg:viewBox="0 0 178 249" svg:d="M177 24c1-5 1-6 1-10 0-6-5-10-11-10-3 0-10 3-13 8-1 2-4 14-6 21-3 10-5 21-7 31-6 23-12 46-18 69-1 7-17 32-44 32-19 0-23-16-23-30 0-17 7-41 20-76 5-15 8-19 8-27 0-18-14-32-32-32-38 0-52 56-52 59 0 5 4 5 5 5 4 0 4-1 6-8 11-36 26-47 40-47 3 0 9 0 9 12 0 10-4 20-6 27-17 41-23 63-23 81 0 33 24 45 47 45 15 0 29-7 39-18-5 20-9 39-25 60-10 13-25 24-43 24-5 0-23-1-29-16 6 0 12 0 16-5 5-3 8-9 8-15 0-12-10-13-14-13-9 0-21 5-21 24 0 20 16 34 40 34 40 0 80-35 91-79 12-49 25-97 37-146z"><text:p/></draw:path><draw:path draw:style-name="gr3" draw:text-style-name="P6" svg:width="0.0386in" svg:height="0.0697in" svg:x="0.0815in" svg:y="0.0185in" svg:viewBox="0 0 99 178" svg:d="M62 8c0-8-2-8-9-8-17 17-42 17-53 17 0 3 0 6 0 9 7 0 24 0 40-7 0 45 0 91 0 136 0 10 0 14-28 14-3 0-7 0-10 0 0 3 0 6 0 9 5-1 39-1 49-1 7 0 41 0 48 1 0-3 0-6 0-9-3 0-8 0-11 0-26 0-26-4-26-14 0-48 0-98 0-147z"><text:p/></draw:path><draw:path draw:style-name="gr3" draw:text-style-name="P6" svg:width="0.1008in" svg:height="0.035in" svg:x="0.189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697in" svg:height="0.0976in" svg:x="0.3449in" svg:y="-0.0004in" svg:viewBox="0 0 178 249" svg:d="M176 24c2-5 2-6 2-10 0-6-5-10-12-10-3 0-10 3-13 8-1 2-3 14-6 21-2 10-5 21-7 31-6 23-12 46-18 69-1 7-18 32-43 32-20 0-24-16-24-30 0-17 7-41 20-76 5-15 7-19 7-27 0-18-12-32-31-32-37 0-51 56-51 59 0 5 3 5 4 5 4 0 5-1 6-8 11-36 26-47 39-47 4 0 10 0 10 12 0 10-4 20-6 27-16 41-23 63-23 81 0 33 24 45 47 45 15 0 29-7 40-18-6 20-10 39-26 60-10 13-25 24-43 24-5 0-23-1-29-16 6 0 12 0 17-5 4-3 8-9 8-15 0-12-11-13-14-13-9 0-22 5-22 24 0 20 16 34 40 34 40 0 81-35 91-79 12-49 25-97 37-146z"><text:p/></draw:path><draw:path draw:style-name="gr3" draw:text-style-name="P6" svg:width="0.0469in" svg:height="0.0697in" svg:x="0.4217in" svg:y="0.0185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57"><text:s/>וזו </text:span><text:span text:style-name="T58">סתירה</text:span><text:span text:style-name="T57">. </text:span></text:p>
            </text:list-item>
          </text:list>
        </text:list-item>
      </text:list>
      <text:p text:style-name="P10"><draw:g text:anchor-type="as-char" svg:y="-0.1134in" draw:z-index="350" draw:name="Shape343" draw:style-name="gr1"><svg:title>TexMaths</svg:title><svg:desc>11§display§\QED§svg§600§FALSE§</svg:desc><draw:path draw:style-name="gr2" draw:text-style-name="P5" svg:width="0.6894in" svg:height="0.0972in" svg:x="-0.0004in" svg:y="0.0071in" svg:viewBox="0 0 1752 248" svg:d="M0 0c584 0 1168 0 1752 0 0 83 0 165 0 248-584 0-1168 0-1752 0 0-83 0-165 0-248z"><text:p/></draw:path><draw:path draw:style-name="gr3" draw:text-style-name="P6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3 1-1 3-2 9-2z"><text:p/></draw:path><draw:path draw:style-name="gr3" draw:text-style-name="P6" svg:width="0.0157in" svg:height="0.0157in" svg:x="0.1441in" svg:y="0.0925in" svg:viewBox="0 0 41 41" svg:d="M41 21c0-12-10-21-21-21-12 0-20 9-20 21 0 11 8 20 20 20 11 0 21-9 21-20z"><text:p/></draw:path><draw:path draw:style-name="gr3" draw:text-style-name="P6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in" svg:y="0.0925in" svg:viewBox="0 0 41 41" svg:d="M41 21c0-12-9-21-20-21-12 0-21 9-21 21 0 11 9 20 21 20 11 0 20-9 20-20z"><text:p/></draw:path><draw:path draw:style-name="gr3" draw:text-style-name="P6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36in" svg:y="0.0925in" svg:viewBox="0 0 42 41" svg:d="M42 21c0-12-10-21-21-21s-21 9-21 21c0 11 10 20 21 20s21-9 21-20z"><text:p/></draw:path><draw:path draw:style-name="gr3" draw:text-style-name="P6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5</text:h>
      <text:h text:style-name="Heading_20_3" text:outline-level="3">סעיף א’</text:h>
      <text:p text:style-name="P94">צ.ל.: <text:span text:style-name="T5">לשלול</text:span></text:p>
      <text:p text:style-name="P8"><draw:g text:anchor-type="as-char" svg:y="-0.1417in" draw:z-index="351" draw:name="Shape344" draw:style-name="gr1"><svg:title>TexMaths</svg:title><svg:desc>11§display§\forall f \colon \Z \to \Z. \exists n \in \N_+. f^{(n)} = id_\Z§svg§600§FALSE§</svg:desc><draw:path draw:style-name="gr2" draw:text-style-name="P5" svg:width="2.0374in" svg:height="0.1614in" svg:x="0.0083in" svg:y="0.0075in" svg:viewBox="0 0 5176 411" svg:d="M2589 411c-864 0-1727 0-2589 0 0-137 0-274 0-411 1725 0 3451 0 5176 0 0 137 0 274 0 411-862 0-1725 0-2587 0z"><text:p/></draw:path><draw:path draw:style-name="gr3" draw:text-style-name="P6" svg:width="0.0846in" svg:height="0.1079in" svg:x="0.0004in" svg:y="0.0374in" svg:viewBox="0 0 216 275" svg:d="M213 14c3-4 3-4 3-6 0-5-4-8-8-8-6 0-8 4-10 9-11 28-21 56-32 84-38 0-78 0-116 0-11-28-22-56-33-84-2-6-4-9-9-9-4 0-8 3-8 8 1 2 0 1 2 6 32 84 65 168 97 252 2 5 3 9 9 9 5 0 6-5 9-8 32-83 65-168 96-253zM55 109c35 0 70 0 106 0-18 45-36 91-53 136-18-45-35-91-53-136z"><text:p/></draw:path><draw:path draw:style-name="gr3" draw:text-style-name="P6" svg:width="0.0756in" svg:height="0.1374in" svg:x="0.0933in" svg:y="0.0358in" svg:viewBox="0 0 193 350" svg:d="M121 118c11 0 23 0 34 0 8 0 11 0 11-8 0-4-3-4-10-4-11 0-21 0-32 0 3-16 6-30 8-44 1-8 7-36 9-40 3-8 10-13 19-13 1 0 11 0 18 6-16 1-21 16-21 21 0 9 7 13 15 13 10 0 21-8 21-23 0-17-18-26-33-26-14 0-38 7-50 45-2 8-3 12-12 61-9 0-19 0-28 0-6 0-11 0-11 7 0 5 4 5 11 5 9 0 17 0 26 0-10 50-19 101-29 150-8 38-14 73-34 73-1 0-11 0-19-7 18-1 21-15 21-21 0-9-6-13-14-13-10 0-21 9-21 23 0 18 18 27 33 27 21 0 36-24 44-38 12-24 21-70 21-72 8-41 15-82 23-122z"><text:p/></draw:path><draw:path draw:style-name="gr3" draw:text-style-name="P6" svg:width="0.0157in" svg:height="0.065in" svg:x="0.2063in" svg:y="0.0776in" svg:viewBox="0 0 41 166" svg:d="M41 21c0-12-10-21-21-21s-20 9-20 21c0 11 9 20 20 20s21-9 21-20zM41 146c0-12-10-21-21-21s-20 9-20 21c0 11 9 20 20 20s21-9 21-20z"><text:p/></draw:path><draw:path draw:style-name="gr3" draw:text-style-name="P6" svg:width="0.0921in" svg:height="0.1031in" svg:x="0.2902in" svg:y="0.039in" svg:viewBox="0 0 235 263" svg:d="M220 14c3-5 3-6 3-7 0-7-6-7-13-7-59 0-118 0-177 0-12 0-12 1-13 11-2 18-3 34-6 52 0 2-1 3-1 5 0 6 5 8 7 8 3 0 5-3 6-7 3-9 6-25 29-40 22-15 50-16 63-16 10 0 21 0 31 0-49 79-97 158-146 237-3 4-3 5-3 6 0 7 7 7 13 7 66 0 132 0 198 0 12 0 12 0 13-11 4-24 8-50 11-75 0-4-4-7-6-7-7 0-7 4-8 11-6 32-37 69-92 69-19 0-37 0-55 0 48-79 98-158 146-236zM33 13c7 0 13 0 20 0v1c-10 6-18 12-22 17 1-6 1-12 2-18zM165 13c13 0 25 0 39 0-49 79-97 158-146 237-13 0-26 0-39 0 48-79 98-158 146-237zM185 250c11-7 21-15 30-26 0 8-2 12-4 26-9 0-17 0-26 0z"><text:p/></draw:path><draw:path draw:style-name="gr3" draw:text-style-name="P6" svg:width="0.1346in" svg:height="0.0787in" svg:x="0.4378in" svg:y="0.0654in" svg:viewBox="0 0 343 201" svg:d="M301 109c-20 15-31 32-35 36-16 26-13 34-20 52 0 4 5 4 8 4 7 0 7-1 9-8 9-37 31-70 75-87 4-2 5-3 5-5 0-3-1-3-2-4-18-7-64-27-79-92-1-4-1-5-8-5-3 0-8 0-8 4 0 1 4 26 20 51 8 12 19 25 35 37-95 0-191 0-287 0-6 0-14 0-14 9 0 8 8 8 14 8 96 0 192 0 287 0z"><text:p/></draw:path><draw:path draw:style-name="gr3" draw:text-style-name="P6" svg:width="0.0917in" svg:height="0.1031in" svg:x="0.6283in" svg:y="0.039in" svg:viewBox="0 0 234 263" svg:d="M219 14c4-5 4-6 4-7 0-7-6-7-13-7-59 0-118 0-177 0-12 0-12 1-13 11-2 18-5 34-7 52 0 2 0 3 0 5 0 6 5 8 7 8 3 0 5-3 6-7 2-9 6-25 29-40 22-15 50-16 63-16 10 0 21 0 31 0-49 79-97 158-146 237-3 4-3 5-3 6 0 7 6 7 13 7 66 0 132 0 198 0 12 0 12 0 13-11 4-24 7-50 10-75 0-4-3-7-6-7-6 0-7 4-8 11-7 32-36 69-91 69-19 0-37 0-55 0 48-79 97-158 145-236zM33 13c7 0 13 0 20 0v1c-10 6-18 12-22 17 1-6 1-12 2-18zM164 13c13 0 26 0 40 0-49 79-97 158-146 237-13 0-26 0-39 0 48-79 97-158 145-237zM185 250c11-7 21-15 30-26-2 8-2 12-4 26-9 0-17 0-26 0z"><text:p/></draw:path><draw:path draw:style-name="gr3" draw:text-style-name="P6" svg:width="0.0161in" svg:height="0.0157in" svg:x="0.7386in" svg:y="0.1264in" svg:viewBox="0 0 42 41" svg:d="M42 21c0-12-10-21-21-21s-21 9-21 21c0 11 10 20 21 20s21-9 21-20z"><text:p/></draw:path><draw:path draw:style-name="gr3" draw:text-style-name="P6" svg:width="0.0677in" svg:height="0.1043in" svg:x="0.776in" svg:y="0.0374in" svg:viewBox="0 0 173 266" svg:d="M173 13c0-12-2-13-15-13-48 0-96 0-145 0-6 0-13 0-13 8 0 7 7 7 13 7 48 0 96 0 143 0 0 37 0 73 0 110-46 0-91 0-137 0-7 0-13 0-13 8s6 8 13 8c46 0 91 0 137 0 0 36 0 73 0 110-47 0-95 0-143 0-6 0-13 0-13 7 0 8 7 8 13 8 49 0 97 0 145 0 13 0 15-1 15-13 0-79 0-160 0-240z"><text:p/></draw:path><draw:path draw:style-name="gr3" draw:text-style-name="P6" svg:width="0.0823in" svg:height="0.0685in" svg:x="0.8567in" svg:y="0.076in" svg:viewBox="0 0 210 175" svg:d="M23 148c-1 6-3 15-3 17 0 6 5 10 11 10 4 0 12-4 14-11 2-10 6-19 8-29 2-12 5-23 8-34 3-9 5-17 6-26 2-7 6-18 6-19 5-12 26-47 62-47 18 0 21 14 21 26 0 24-18 74-25 90-3 9-3 13-3 18 0 19 13 32 32 32 36 0 50-56 50-60 0-3-3-3-5-3-4 0-4 1-6 7-8 26-20 47-39 47-7 0-9-3-9-12 0-10 3-19 6-28 8-20 25-62 25-84 0-27-17-42-46-42-34 0-53 25-60 34-1-22-18-34-35-34-18 0-26 15-29 22-6 13-12 36-12 37 0 5 3 4 4 5 5 0 5-1 7-9 7-28 14-46 29-46 7 0 12 4 12 17 0 8-1 12-7 32-8 30-14 60-22 90z"><text:p/></draw:path><draw:path draw:style-name="gr3" draw:text-style-name="P6" svg:width="0.0756in" svg:height="0.0874in" svg:x="0.9988in" svg:y="0.0602in" svg:viewBox="0 0 193 223" svg:d="M179 120c7 0 14 0 14-8 0-9-7-9-14-9-55 0-109 0-164 0 5-51 50-88 104-88 20 0 41 0 60 0 7 0 14 0 14-7 0-8-7-8-14-8-19 0-40 0-60 0-66 0-119 49-119 112 0 62 53 111 119 111 20 0 41 0 60 0 7 0 14 0 14-8 0-7-7-7-14-7-19 0-40 0-60 0-54 0-99-37-104-88 55 0 109 0 164 0z"><text:p/></draw:path><draw:path draw:style-name="gr3" draw:text-style-name="P6" svg:width="0.1028in" svg:height="0.1059in" svg:x="1.1331in" svg:y="0.039in" svg:viewBox="0 0 262 270" svg:d="M34 34c0 63 0 125 0 189 0 19-3 27-23 27-4 0-11 0-11 6 0 7 7 7 13 7 20 0 41 0 61 0 6 0 12 0 12-7 0-6-6-6-11-6-22 0-24-9-24-28 0-59 0-119 0-177 55 74 111 147 166 220 4 4 5 5 9 5 6 0 6-6 6-13 0-71 0-144 0-216 0-22 3-27 21-28 2 0 9 0 9-6 0-7-6-7-12-7-19 0-39 0-57 0-7 0-14 0-14 7 0 6 8 6 11 6 22 1 26 9 26 29 0 39 0 80 0 121-39-53-78-105-117-158-4-5-5-5-14-5-22 0-45 0-67 0-7 0-14 0-14 7 0 5 7 6 9 6 10 1 18 8 21 12 0 4 0 5 0 9zM218 243c-56-73-111-146-167-220-5-5-5-5-9-10 15 0 31 0 46 0 43 58 87 117 130 176 0 18 0 36 0 54z"><text:p/></draw:path><draw:path draw:style-name="gr3" draw:text-style-name="P6" svg:width="0.078in" svg:height="0.078in" svg:x="1.2465in" svg:y="0.0992in" svg:viewBox="0 0 199 199" svg:d="M107 106c27 0 55 0 82 0 5 0 10 0 10-7s-5-7-10-7c-27 0-55 0-82 0 0-27 0-55 0-82 0-3 0-10-7-10-6 0-6 5-6 10 0 27 0 55 0 82-28 0-55 0-83 0-4 0-11 0-11 7s7 7 11 7c28 0 55 0 83 0 0 27 0 54 0 83 0 3 0 10 6 10 7 0 7-7 7-10 0-29 0-56 0-83z"><text:p/></draw:path><draw:path draw:style-name="gr3" draw:text-style-name="P6" svg:width="0.0157in" svg:height="0.0157in" svg:x="1.3535in" svg:y="0.1264in" svg:viewBox="0 0 41 41" svg:d="M41 21c0-12-10-21-21-21-12 0-20 9-20 21 0 11 8 20 20 20 11 0 21-9 21-20z"><text:p/></draw:path><draw:path draw:style-name="gr3" draw:text-style-name="P6" svg:width="0.0756in" svg:height="0.1374in" svg:x="1.3909in" svg:y="0.0358in" svg:viewBox="0 0 193 350" svg:d="M121 118c11 0 22 0 33 0 8 0 12 0 12-8 0-4-4-4-11-4-11 0-21 0-32 0 4-16 6-30 9-44 1-8 7-36 9-40 3-8 10-13 19-13 1 0 11 0 18 6-17 1-21 16-21 21 0 9 7 13 15 13 10 0 21-8 21-23 0-17-18-26-33-26-14 0-39 7-50 45-2 8-3 12-13 61-9 0-18 0-27 0-7 0-12 0-12 7 0 5 5 5 11 5 9 0 18 0 27 0-10 50-20 101-30 150-7 38-13 73-33 73-2 0-12 0-19-7 18-1 21-15 21-21 0-9-6-13-14-13-10 0-21 9-21 23 0 18 17 27 33 27 21 0 36-24 43-38 13-24 22-70 22-72 8-41 15-82 23-122z"><text:p/></draw:path><draw:path draw:style-name="gr3" draw:text-style-name="P6" svg:width="0.0272in" svg:height="0.1055in" svg:x="1.4854in" svg:y="0.0004in" svg:viewBox="0 0 70 269" svg:d="M65 0c-51 36-65 93-65 135 0 38 12 97 65 134 2 0 5 0 5-3 0-2-1-2-2-4-36-32-49-77-49-127 0-72 27-109 49-128 1-2 2-3 2-4 0-3-3-3-5-3z"><text:p/></draw:path><draw:path draw:style-name="gr3" draw:text-style-name="P6" svg:width="0.065in" svg:height="0.0476in" svg:x="1.526in" svg:y="0.0335in" svg:viewBox="0 0 166 122" svg:d="M21 102c-1 4-3 10-3 11 0 6 5 9 10 9 4 0 7-4 9-7 3-3 4-11 6-16 1-4 4-18 5-24 3-6 4-12 5-18 3-11 4-13 12-24s20-25 41-25c15 0 15 13 15 18 0 17-12 47-15 58-4 7-5 11-5 15 0 14 12 23 26 23 27 0 39-37 39-42 0-3-3-2-4-3-5 0-5 2-6 4-6 22-17 33-28 33-6 0-7-3-7-10 0-5 1-8 6-22 3-7 14-36 14-51 0-27-20-31-34-31-23 0-39 14-46 24-3-19-18-24-29-24-12 0-19 9-22 14-6 10-10 26-10 28 0 3 4 3 6 3 3 0 3-1 5-9 4-15 9-28 20-28 6 0 9 5 9 13 0 5-3 14-5 22-2 6-4 19-5 24-4 12-6 23-9 35z"><text:p/></draw:path><draw:path draw:style-name="gr3" draw:text-style-name="P6" svg:width="0.0272in" svg:height="0.1055in" svg:x="1.6039in" svg:y="0.0004in" svg:viewBox="0 0 70 269" svg:d="M6 0c-3 0-6 0-6 3 0 1 1 2 2 5 23 21 50 57 50 127 0 56-18 99-48 124-4 5-4 6-4 7 0 2 1 3 3 3 4 0 29-18 48-50 12-23 19-52 19-84 0-38-12-97-64-135z"><text:p/></draw:path><draw:path draw:style-name="gr3" draw:text-style-name="P6" svg:width="0.1008in" svg:height="0.0354in" svg:x="1.702in" svg:y="0.0866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394in" svg:height="0.1012in" svg:x="1.8591in" svg:y="0.0425in" svg:viewBox="0 0 101 258" svg:d="M98 14c0-7-6-14-14-14-10 0-21 10-21 21 0 8 5 14 15 14 9 0 20-10 20-21zM68 159c6-11 6-12 9-22 3-8 6-13 6-20 0-18-13-32-32-32-37 0-51 56-51 59 0 4 3 4 4 4 4 0 5-1 6-7 11-37 26-48 40-48 3 0 9 0 9 13 0 7-3 16-4 19-3 10-21 55-26 72-5 10-10 23-10 31 0 17 13 30 32 30 36 0 50-55 50-58s-3-3-4-3c-3 0-3 1-6 6-6 25-19 47-39 47-7 0-9-4-9-11 0-10 2-16 11-39 4-14 10-27 14-41z"><text:p/></draw:path><draw:path draw:style-name="gr3" draw:text-style-name="P6" svg:width="0.0724in" svg:height="0.1059in" svg:x="1.9126in" svg:y="0.0374in" svg:viewBox="0 0 185 270" svg:d="M185 4c0-1 0-4-6-4-5 0-41 3-48 4-3 0-6 3-6 7s4 4 9 4c19 0 20 4 20 7 0 2-1 5-1 8-8 30-15 61-23 92-8-14-19-25-36-25-46 0-94 57-94 113 0 35 22 60 52 60 7 0 27-1 50-28 4 15 17 28 36 28 13 0 22-8 28-20 7-14 11-37 11-38 0-3-3-3-4-3-4 0-5 1-6 6-6 26-13 47-28 47-11 0-12-10-12-18s1-11 2-18c18-74 37-148 56-222zM105 221c-3 8-3 8-8 14-18 21-33 27-44 27-20 0-25-21-25-36 0-18 13-66 22-83 12-23 28-37 45-37 24 0 29 31 29 34 0 2 0 4-1 6-6 24-12 50-18 75z"><text:p/></draw:path><draw:path draw:style-name="gr3" draw:text-style-name="P6" svg:width="0.0646in" svg:height="0.0724in" svg:x="1.989in" svg:y="0.0925in" svg:viewBox="0 0 165 185" svg:d="M154 9c2-4 2-4 2-5 0-4-4-4-9-4-41 0-82 0-124 0-8 0-8 0-9 8-1 12-3 24-4 36 0 1 0 2 0 3 0 5 2 6 4 6 3 0 5-2 5-5 1-6 3-18 20-28 15-10 35-11 44-11 7 0 14 0 22 0-35 55-69 110-103 166-2 3-1 2-2 4 0 6 4 6 10 6 46 0 92 0 139 0 7 0 7-1 8-8 3-18 6-35 8-53 0-3-2-5-4-5-5 0-6 3-6 9-5 21-26 47-65 47-13 0-25 0-38 0 34-56 68-111 102-166zM23 9c5 0 10 0 14 0-6 4-12 10-15 12 0-5 1-8 1-12zM116 9c8 0 18 0 27 0-34 55-68 110-102 166-9 0-19 0-28 0 34-56 68-111 103-166zM130 175c8-5 14-10 21-18-1 6-1 8-2 18-7 0-13 0-19 0z"><text:p/></draw:path></draw:g></text:p>
      <text:p text:style-name="P94">הוכחה: </text:p>
      <text:p text:style-name="P94"><text:span text:style-name="T5">נוכיח </text:span><text:span text:style-name="T5"><draw:g text:anchor-type="as-char" svg:y="-0.1417in" draw:z-index="352" draw:name="Shape345" draw:style-name="gr1"><svg:title>TexMaths</svg:title><svg:desc>11§display§\exists f \in \Z \to \Z. \forall n \in \N_+. f^{(n)} = id_\Z§svg§600§FALSE§</svg:desc><draw:path draw:style-name="gr2" draw:text-style-name="P5" svg:width="2.1138in" svg:height="0.1614in" svg:x="0.0177in" svg:y="0.0075in" svg:viewBox="0 0 5370 411" svg:d="M2685 411c-895 0-1790 0-2685 0 0-137 0-274 0-411 1790 0 3580 0 5370 0 0 137 0 274 0 411-895 0-1790 0-2685 0z"><text:p/></draw:path><draw:path draw:style-name="gr3" draw:text-style-name="P6" svg:width="0.0673in" svg:height="0.1043in" svg:x="0in" svg:y="0.0374in" svg:viewBox="0 0 172 266" svg:d="M172 13c0-12-1-13-14-13-48 0-96 0-145 0-6 0-13 0-13 8 0 7 7 7 13 7 48 0 96 0 143 0 0 37 0 73 0 110-46 0-91 0-137 0-7 0-15 0-15 8s8 8 15 8c46 0 91 0 137 0 0 36 0 73 0 110-47 0-95 0-143 0-6 0-13 0-13 7 0 8 7 8 13 8 49 0 97 0 145 0 13 0 14-1 14-13 0-79 0-160 0-240z"><text:p/></draw:path><draw:path draw:style-name="gr3" draw:text-style-name="P6" svg:width="0.0756in" svg:height="0.1374in" svg:x="0.0839in" svg:y="0.0358in" svg:viewBox="0 0 193 350" svg:d="M121 118c11 0 23 0 34 0 8 0 11 0 11-8 0-4-3-4-10-4-11 0-21 0-32 0 3-16 6-30 8-44 1-8 7-36 9-40 4-8 10-13 19-13 1 0 11 0 18 6-16 1-21 16-21 21 0 9 7 13 15 13 10 0 21-8 21-23 0-17-18-26-33-26-14 0-38 7-50 45-2 8-3 12-12 61-9 0-19 0-28 0-6 0-11 0-11 7 0 5 4 5 11 5 9 0 17 0 26 0-10 50-19 101-29 150-8 38-14 73-34 73-1 0-11 0-19-7 18-1 21-15 21-21 0-9-6-13-14-13-10 0-21 9-21 23 0 18 18 27 33 27 21 0 36-24 44-38 12-24 21-70 21-72 8-41 15-82 23-122z"><text:p/></draw:path><draw:path draw:style-name="gr3" draw:text-style-name="P6" svg:width="0.076in" svg:height="0.0874in" svg:x="0.2217in" svg:y="0.0602in" svg:viewBox="0 0 194 223" svg:d="M180 120c6 0 14 0 14-8 0-9-8-9-14-9-55 0-108 0-163 0 4-51 48-88 103-88 20 0 41 0 60 0 6 0 14 0 14-7 0-8-8-8-14-8-20 0-40 0-61 0-66 0-119 49-119 112 0 62 53 111 119 111 21 0 41 0 61 0 6 0 14 0 14-8 0-7-8-7-14-7-19 0-40 0-60 0-55 0-99-37-103-88 55 0 108 0 163 0z"><text:p/></draw:path><draw:path draw:style-name="gr3" draw:text-style-name="P6" svg:width="0.0917in" svg:height="0.1031in" svg:x="0.3575in" svg:y="0.039in" svg:viewBox="0 0 234 263" svg:d="M219 14c3-5 3-6 3-7 0-7-5-7-12-7-59 0-118 0-177 0-12 0-12 1-13 11-2 18-5 34-7 52 0 2 0 3 0 5 0 6 4 8 7 8s5-3 6-7c2-9 5-25 29-40 22-15 50-16 63-16 10 0 21 0 31 0-49 79-97 158-146 237-3 4-3 5-3 6 0 7 6 7 13 7 66 0 132 0 198 0 11 0 11 0 13-11 4-24 7-50 10-75 0-4-3-7-6-7-6 0-7 4-8 11-7 32-36 69-91 69-19 0-37 0-55 0 48-79 97-158 145-236zM33 13c7 0 13 0 20 0v1c-10 6-18 12-22 17 1-6 1-12 2-18zM164 13c13 0 26 0 40 0-49 79-97 158-146 237-13 0-26 0-39 0 48-79 97-158 145-237zM185 250c11-7 21-15 30-26-2 8-2 12-4 26-9 0-17 0-26 0z"><text:p/></draw:path><draw:path draw:style-name="gr3" draw:text-style-name="P6" svg:width="0.1346in" svg:height="0.0787in" svg:x="0.5051in" svg:y="0.0654in" svg:viewBox="0 0 343 201" svg:d="M301 109c-22 15-31 32-35 36-17 26-13 34-20 52 0 4 5 4 8 4 7 0 7-1 8-8 9-37 32-70 76-87 4-2 5-3 5-5 0-3-2-4-3-4-17-7-64-27-78-92-1-4-1-5-8-5-3 0-8 0-8 4 0 1 4 26 19 51 8 12 20 25 36 37-95 0-191 0-287 0-7 0-14 0-14 9 0 8 7 8 14 8 96 0 192 0 287 0z"><text:p/></draw:path><draw:path draw:style-name="gr3" draw:text-style-name="P6" svg:width="0.0917in" svg:height="0.1031in" svg:x="0.6957in" svg:y="0.039in" svg:viewBox="0 0 234 263" svg:d="M219 14c3-5 3-6 3-7 0-7-5-7-12-7-59 0-118 0-177 0-12 0-12 1-13 11-2 18-5 34-7 52 0 2 0 3 0 5 0 6 4 8 7 8s5-3 6-7c2-9 5-25 29-40 22-15 48-16 62-16 11 0 21 0 32 0-49 79-97 158-146 237-3 4-3 5-3 6 0 7 6 7 13 7 66 0 132 0 198 0 11 0 11 0 13-11 4-24 7-50 10-75 0-4-3-7-6-7-6 0-7 4-8 11-7 32-36 69-91 69-19 0-37 0-55 0 48-79 97-158 145-236zM32 13c7 0 14 0 21 0v1c-10 6-18 12-22 17 0-6 1-12 1-18zM164 13c13 0 26 0 40 0-49 79-97 158-146 237-13 0-26 0-39 0 48-79 97-158 145-237zM185 250c11-7 21-15 30-26-2 8-2 12-4 26-9 0-17 0-26 0z"><text:p/></draw:path><draw:path draw:style-name="gr3" draw:text-style-name="P6" svg:width="0.0157in" svg:height="0.0157in" svg:x="0.8055in" svg:y="0.1264in" svg:viewBox="0 0 41 41" svg:d="M41 21c0-12-9-21-20-21s-21 9-21 21c0 11 10 20 21 20s20-9 20-20z"><text:p/></draw:path><draw:path draw:style-name="gr3" draw:text-style-name="P6" svg:width="0.0843in" svg:height="0.1079in" svg:x="0.835in" svg:y="0.0374in" svg:viewBox="0 0 215 275" svg:d="M212 14c3-4 3-4 3-6 0-5-4-8-8-8-6 0-8 4-9 9-11 28-21 56-32 84-39 0-78 0-118 0-11-28-20-56-31-84-3-6-5-9-9-9-5 0-8 3-8 8 1 2 0 1 2 6 32 84 64 168 96 252 2 5 4 9 9 9s7-5 9-8c31-83 64-168 96-253zM55 109c35 0 69 0 105 0-18 45-36 91-53 136-18-45-34-91-52-136z"><text:p/></draw:path><draw:path draw:style-name="gr3" draw:text-style-name="P6" svg:width="0.0823in" svg:height="0.0685in" svg:x="0.924in" svg:y="0.076in" svg:viewBox="0 0 210 175" svg:d="M23 148c-1 6-3 15-3 17 0 6 5 10 11 10 4 0 11-4 14-11 2-10 5-19 7-29 3-12 5-23 9-34 2-9 4-17 6-26 2-7 5-18 6-19 5-12 26-47 62-47 18 0 21 14 21 26 0 24-18 74-25 90-3 9-3 13-3 18 0 19 13 32 30 32 38 0 52-56 52-60 0-3-4-3-5-3-4 0-4 1-6 7-8 26-21 47-39 47-7 0-9-3-9-12 0-10 3-19 6-28 8-20 25-62 25-84 0-27-18-42-46-42-35 0-53 25-60 34-1-22-18-34-35-34-18 0-26 15-29 22-6 13-12 36-12 37 0 5 3 4 4 5 5 0 5-1 7-9 7-28 14-46 29-46 7 0 12 4 12 17 0 8-1 12-7 32-8 30-14 60-22 90z"><text:p/></draw:path><draw:path draw:style-name="gr3" draw:text-style-name="P6" svg:width="0.0756in" svg:height="0.0874in" svg:x="1.0654in" svg:y="0.0602in" svg:viewBox="0 0 193 223" svg:d="M179 120c7 0 14 0 14-8 0-9-7-9-14-9-55 0-109 0-164 0 5-51 50-88 104-88 20 0 41 0 60 0 7 0 14 0 14-7 0-8-7-8-14-8-21 0-40 0-61 0-66 0-118 49-118 112 0 62 52 111 118 111 21 0 40 0 61 0 7 0 14 0 14-8 0-7-7-7-14-7-19 0-40 0-60 0-54 0-99-37-104-88 55 0 109 0 164 0z"><text:p/></draw:path><draw:path draw:style-name="gr3" draw:text-style-name="P6" svg:width="0.1028in" svg:height="0.1059in" svg:x="1.2in" svg:y="0.039in" svg:viewBox="0 0 262 270" svg:d="M34 34c0 63 0 125 0 189 0 19-3 27-23 27-4 0-11 0-11 6 0 7 7 7 13 7 20 0 41 0 61 0 6 0 12 0 12-7 0-6-7-6-11-6-22 0-25-9-25-28 0-59 0-119 0-177 56 74 111 147 167 220 3 4 5 5 9 5 6 0 6-6 6-13 0-71 0-144 0-216 0-22 3-27 21-28 2 0 9 0 9-6 0-7-6-7-13-7-19 0-38 0-56 0-7 0-14 0-14 7 0 6 7 6 11 6 22 1 26 9 26 29 0 39 0 80 0 121-39-53-78-105-117-158-4-5-5-5-14-5-22 0-45 0-67 0-7 0-14 0-14 7 0 5 7 6 9 6 10 1 18 8 21 12 0 4 0 5 0 9zM218 243c-56-73-112-146-168-220-4-5-4-5-8-10 15 0 31 0 46 0 43 58 87 117 130 176 0 18 0 36 0 54z"><text:p/></draw:path><draw:path draw:style-name="gr3" draw:text-style-name="P6" svg:width="0.078in" svg:height="0.078in" svg:x="1.3138in" svg:y="0.0992in" svg:viewBox="0 0 199 199" svg:d="M107 106c27 0 55 0 82 0 4 0 10 0 10-7s-5-7-10-7c-27 0-55 0-82 0 0-27 0-55 0-82 0-3 0-10-7-10-6 0-6 5-6 10 0 27 0 55 0 82-28 0-57 0-84 0-3 0-10 0-10 7s7 7 10 7c27 0 56 0 84 0 0 27 0 54 0 83 0 3 0 10 6 10 7 0 7-7 7-10 0-29 0-56 0-83z"><text:p/></draw:path><draw:path draw:style-name="gr3" draw:text-style-name="P6" svg:width="0.0157in" svg:height="0.0157in" svg:x="1.4205in" svg:y="0.1264in" svg:viewBox="0 0 41 41" svg:d="M41 21c0-12-10-21-21-21s-20 9-20 21c0 11 9 20 20 20s21-9 21-20z"><text:p/></draw:path><draw:path draw:style-name="gr3" draw:text-style-name="P6" svg:width="0.0756in" svg:height="0.1374in" svg:x="1.4579in" svg:y="0.0358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1-29 150-7 38-13 73-33 73-2 0-12 0-19-7 18-1 21-15 21-21 0-9-6-13-14-13-10 0-21 9-21 23 0 18 17 27 33 27 21 0 36-24 43-38 12-24 22-70 22-72 8-41 15-82 23-122z"><text:p/></draw:path><draw:path draw:style-name="gr3" draw:text-style-name="P6" svg:width="0.0272in" svg:height="0.1055in" svg:x="1.5528in" svg:y="0.0004in" svg:viewBox="0 0 70 269" svg:d="M65 0c-52 36-65 93-65 135 0 38 12 97 65 134 2 0 5 0 5-3 0-2-1-2-2-4-36-32-49-77-49-127 0-72 27-109 49-128 1-2 2-3 2-4 0-3-3-3-5-3z"><text:p/></draw:path><draw:path draw:style-name="gr3" draw:text-style-name="P6" svg:width="0.065in" svg:height="0.0476in" svg:x="1.5929in" svg:y="0.0335in" svg:viewBox="0 0 166 122" svg:d="M21 102c-1 4-3 10-3 11 0 6 5 9 10 9 4 0 8-4 9-7 2-3 4-11 6-16 1-4 4-18 5-24 3-6 4-12 5-18 3-11 3-13 12-24 7-11 20-25 40-25 16 0 16 13 16 18 0 17-12 47-16 58-3 7-4 11-4 15 0 14 12 23 26 23 27 0 39-37 39-42 0-3-3-2-4-3-5 0-5 2-6 4-6 22-17 33-28 33-6 0-7-3-7-10 0-5 1-8 6-22 3-7 14-36 14-51 0-27-21-31-35-31-22 0-38 14-45 24-3-19-18-24-29-24-12 0-19 9-22 14-6 10-10 26-10 28 0 3 3 2 4 3 5 0 5-1 7-9 4-15 9-28 20-28 6 0 9 5 9 13 0 5-3 14-5 22-2 6-4 19-5 24-4 12-6 23-9 35z"><text:p/></draw:path><draw:path draw:style-name="gr3" draw:text-style-name="P6" svg:width="0.0272in" svg:height="0.1055in" svg:x="1.6709in" svg:y="0.0004in" svg:viewBox="0 0 70 269" svg:d="M6 0c-3 0-6 0-6 3 0 1 1 2 2 5 23 21 50 57 50 127 0 56-18 99-48 124-4 5-4 6-4 7 0 2 1 3 3 3 4 0 29-18 48-50 11-23 19-52 19-84 0-38-12-97-64-135z"><text:p/></draw:path><draw:path draw:style-name="gr3" draw:text-style-name="P6" svg:width="0.1008in" svg:height="0.0354in" svg:x="1.7693in" svg:y="0.0866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3" draw:text-style-name="P6" svg:width="0.0394in" svg:height="0.1012in" svg:x="1.926in" svg:y="0.0425in" svg:viewBox="0 0 101 258" svg:d="M98 14c0-7-6-14-14-14-10 0-21 10-21 21 0 8 5 14 15 14 9 0 20-10 20-21zM68 159c6-11 6-12 9-22 3-8 6-13 6-20 0-18-14-32-32-32-37 0-51 56-51 59 0 4 3 4 4 4 4 0 5-1 6-7 11-37 26-48 40-48 3 0 9 0 9 13 0 7-3 16-4 19-3 10-21 55-26 72-5 10-10 23-10 31 0 17 13 30 32 30 36 0 50-55 50-58s-3-3-4-3c-3 0-3 1-6 6-6 25-19 47-39 47-7 0-9-4-9-11 0-10 2-16 11-39 4-14 10-27 14-41z"><text:p/></draw:path><draw:path draw:style-name="gr3" draw:text-style-name="P6" svg:width="0.0724in" svg:height="0.1059in" svg:x="1.9799in" svg:y="0.0374in" svg:viewBox="0 0 185 270" svg:d="M185 4c0-1 0-4-6-4-5 0-41 3-48 4-3 0-6 3-6 7s4 4 9 4c19 0 20 4 20 7 0 2-1 5-1 8-8 30-17 61-24 92-7-14-18-25-35-25-46 0-94 57-94 113 0 35 22 60 52 60 7 0 27-1 50-28 4 15 17 28 36 28 13 0 22-8 28-20 7-14 11-37 11-38 0-3-3-3-4-3-4 0-5 1-6 6-6 26-13 47-28 47-11 0-12-10-12-18s1-11 2-18c18-74 37-148 56-222zM105 221c-3 8-3 8-8 14-18 21-33 27-44 27-20 0-25-21-25-36 0-18 13-66 22-83 12-23 28-37 45-37 24 0 29 31 29 34 0 2 0 4-1 6-6 24-12 50-18 75z"><text:p/></draw:path><draw:path draw:style-name="gr3" draw:text-style-name="P6" svg:width="0.0646in" svg:height="0.0724in" svg:x="2.0559in" svg:y="0.0925in" svg:viewBox="0 0 165 185" svg:d="M154 9c2-4 2-4 2-5 0-4-4-4-9-4-41 0-82 0-124 0-9 0-9 0-9 8-1 12-3 24-4 36 0 1 0 2 0 3 0 5 2 6 4 6 3 0 5-2 5-5 1-6 3-18 20-28 15-10 35-11 44-11 7 0 14 0 22 0-35 55-69 110-103 166-2 3-1 2-2 4 0 6 4 6 10 6 46 0 92 0 139 0 7 0 7-1 8-8 3-18 6-35 8-53 0-3-2-5-4-5-5 0-6 3-6 9-5 21-26 47-65 47-13 0-25 0-38 0 34-56 68-111 102-166zM23 9c5 0 10 0 14 0-6 4-12 10-15 12 0-5 1-8 1-12zM116 9c8 0 18 0 27 0-34 55-68 110-102 166-9 0-19 0-28 0 34-56 68-111 103-166zM130 175c8-5 14-10 21-18-1 6-1 8-2 18-7 0-13 0-19 0z"><text:p/></draw:path></draw:g></text:span><text:span text:style-name="T5">. נבחר </text:span><text:span text:style-name="T5"><draw:g text:anchor-type="as-char" svg:y="-0.1075in" draw:z-index="353" draw:name="Shape346" draw:style-name="gr1"><svg:title>TexMaths</svg:title><svg:desc>11§display§f = \lambda x \in \Z. x + 2§svg§600§FALSE§</svg:desc><draw:path draw:style-name="gr2" draw:text-style-name="P5" svg:width="1.1236in" svg:height="0.1217in" svg:x="0.0004in" svg:y="0.0075in" svg:viewBox="0 0 2855 310" svg:d="M0 0c951 0 1904 0 2855 0 0 103 0 207 0 310-951 0-1904 0-2855 0 0-103 0-207 0-310z"><text:p/></draw:path><draw:path draw:style-name="gr3" draw:text-style-name="P6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" draw:text-style-name="P6" svg:width="0.1008in" svg:height="0.0354in" svg:x="0.1343in" svg:y="0.0516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" draw:text-style-name="P6" svg:width="0.0748in" svg:height="0.1067in" svg:x="0.2945in" svg:y="0.002in" svg:viewBox="0 0 191 272" svg:d="M118 155c15 40 34 98 40 107s10 9 20 9c3 0 6 0 9 0s4-3 4-5c0-1-1-1-2-3-4-4-6-10-9-18-26-72-52-145-79-217-8-24-28-28-47-28-1 0-7 0-7 4s2 3 4 4c13 2 15 4 25 31 12 35 25 70 37 105-35 34-71 69-106 105-5 4-7 6-7 12 0 5 4 11 11 11 5 0 10-5 13-9 31-36 63-73 94-108z"><text:p/></draw:path><draw:path draw:style-name="gr3" draw:text-style-name="P6" svg:width="0.0752in" svg:height="0.0685in" svg:x="0.3795in" svg:y="0.0402in" svg:viewBox="0 0 192 175" svg:d="M118 54c3-10 12-45 38-45 2 0 11 0 20 4-11 2-19 12-19 21 0 7 5 14 15 14 8 0 20-7 20-23 0-20-22-25-35-25-23 0-36 21-40 30-10-26-31-30-42-30-41 0-63 50-63 59 0 5 3 3 4 5 4 0 5-1 6-5 13-40 38-50 52-50 7 0 21 3 21 25 0 12-7 39-21 92-7 25-20 40-37 40-2 0-11 0-19-4 9-2 18-10 18-21s-9-13-14-13c-12 0-22 9-22 22 0 17 20 25 36 25 27 0 40-28 41-30 4 15 19 30 42 30 39 0 61-50 61-59 0-4-3-4-4-4-3 0-4 1-4 4-14 41-40 50-52 50-16 0-21-12-21-25 0-9 2-17 7-34 4-18 7-35 12-53z"><text:p/></draw:path><draw:path draw:style-name="gr3" draw:text-style-name="P6" svg:width="0.0752in" svg:height="0.087in" svg:x="0.5169in" svg:y="0.0256in" svg:viewBox="0 0 192 222" svg:d="M179 120c7 0 13 0 13-8 0-9-6-9-13-9-55 0-109 0-164 0 5-50 50-88 104-88 20 0 40 0 60 0 7 0 13 0 13-7 0-8-6-8-13-8-20 0-40 0-60 0-67 0-119 50-119 112s52 110 119 110c20 0 40 0 60 0 7 0 13 0 13-7 0-8-6-8-13-8-20 0-40 0-60 0-54 0-99-36-104-87 55 0 109 0 164 0z"><text:p/></draw:path><draw:path draw:style-name="gr3" draw:text-style-name="P6" svg:width="0.0921in" svg:height="0.1031in" svg:x="0.6516in" svg:y="0.0028in" svg:viewBox="0 0 235 263" svg:d="M220 14c3-5 3-6 3-7 0-7-5-7-13-7-59 0-118 0-177 0-12 0-12 1-13 11-2 18-4 35-6 53 0 1-1 2-1 4 0 6 5 8 7 8 4 0 6-3 6-7 3-8 6-25 29-40 22-15 49-16 63-16 10 0 21 0 30 0-48 79-96 159-145 237-3 4-3 5-3 6 0 7 7 7 13 7 66 0 132 0 198 0 12 0 12-1 13-11 4-25 8-51 11-76 0-3-3-5-6-5-6 0-7 3-8 9-7 32-37 70-92 70-18 0-37 0-54 0 48-78 97-158 145-236zM33 13c7 0 14 0 21 0v1c-11 6-19 12-23 17 1-6 1-12 2-18zM165 13c13 0 26 0 40 0-49 79-98 159-147 237-13 0-26 0-39 0 48-78 98-158 146-237zM185 250c11-7 21-16 29-27 0 8-1 12-3 27-9 0-17 0-26 0z"><text:p/></draw:path><draw:path draw:style-name="gr3" draw:text-style-name="P6" svg:width="0.0157in" svg:height="0.0157in" svg:x="0.7622in" svg:y="0.0902in" svg:viewBox="0 0 41 41" svg:d="M41 21c0-12-10-21-21-21-12 0-20 9-20 21 0 11 8 20 20 20 11 0 21-9 21-20z"><text:p/></draw:path><draw:path draw:style-name="gr3" draw:text-style-name="P6" svg:width="0.0752in" svg:height="0.0685in" svg:x="0.7957in" svg:y="0.0402in" svg:viewBox="0 0 192 175" svg:d="M118 54c3-10 12-45 38-45 2 0 11 0 20 4-11 2-19 12-19 21 0 7 5 14 15 14 8 0 20-7 20-23 0-20-22-25-35-25-23 0-36 21-40 30-10-26-31-30-42-30-41 0-63 50-63 59 0 5 3 3 4 5 4 0 5-1 6-5 13-40 38-50 52-50 7 0 21 3 21 25 0 12-7 39-21 92-7 25-20 40-37 40-2 0-12 0-19-4 9-2 18-10 18-21s-9-13-14-13c-12 0-22 9-22 22 0 17 20 25 36 25 27 0 40-28 41-30 4 15 19 30 42 30 39 0 61-50 61-59 0-4-3-4-4-4-3 0-4 1-4 4-14 41-40 50-52 50-16 0-21-12-21-25 0-9 2-17 5-34 5-18 9-35 14-53z"><text:p/></draw:path><draw:path draw:style-name="gr3" draw:text-style-name="P6" svg:width="0.1004in" svg:height="0.1in" svg:x="0.9205in" svg:y="0.0193in" svg:viewBox="0 0 256 255" svg:d="M136 136c37 0 72 0 108 0 6 0 12 0 12-7 0-9-6-9-12-9-36 0-71 0-108 0 0-36 0-72 0-108 0-5 0-12-7-12-8 0-8 7-8 12 0 36 0 72 0 108-36 0-73 0-109 0-5 0-12 0-12 9 0 7 7 7 12 7 36 0 73 0 109 0 0 36 0 72 0 107 0 6 0 12 8 12 7 0 7-6 7-12 0-35 0-71 0-107z"><text:p/></draw:path><draw:path draw:style-name="gr3" draw:text-style-name="P6" svg:width="0.0602in" svg:height="0.1in" svg:x="1.0717in" svg:y="0.0067in" svg:viewBox="0 0 154 255" svg:d="M30 226c13-14 27-27 40-40 61-52 84-73 84-111 0-44-35-75-81-75-44 0-73 35-73 69 0 22 19 22 20 22 6 0 21-4 21-21 0-10-8-19-21-19-4 0-4 0-5 0 9-25 30-39 52-39 35 0 52 31 52 63 0 31-20 60-41 84-24 27-49 54-74 82-4 4-4 5-4 14 47 0 96 0 143 0 3-22 8-44 11-67-3 0-7 0-10 0-2 12-4 29-9 34-2 3-27 4-36 4-23 0-46 0-69 0z"><text:p/></draw:path></draw:g></text:span><text:span text:style-name="T5">. יהי </text:span><text:span text:style-name="T5"><draw:g text:anchor-type="as-char" svg:y="-0.1035in" draw:z-index="355" draw:name="Shape347" draw:style-name="gr1"><svg:title>TexMaths</svg:title><svg:desc>11§display§n \in \N_+§svg§600§FALSE§</svg:desc><draw:path draw:style-name="gr2" draw:text-style-name="P5" svg:width="0.4571in" svg:height="0.1224in" svg:x="0.0039in" svg:y="0.0071in" svg:viewBox="0 0 1162 312" svg:d="M0 0c388 0 774 0 1162 0 0 104 0 208 0 312-388 0-774 0-1162 0 0-104 0-208 0-312z"><text:p/></draw:path><draw:path draw:style-name="gr3" draw:text-style-name="P6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6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6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6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">, ונוכיח באינדוקציה </text:span><text:span text:style-name="T5"><draw:g text:anchor-type="as-char" svg:y="-0.1429in" draw:z-index="354" draw:name="Shape348" draw:style-name="gr1"><svg:title>TexMaths</svg:title><svg:desc>11§display§f^{(n)} = \lambda x \in \Z. x + 2n§svg§600§FALSE§</svg:desc><draw:path draw:style-name="gr2" draw:text-style-name="P5" svg:width="1.3969in" svg:height="0.1575in" svg:x="0.0004in" svg:y="0.0079in" svg:viewBox="0 0 3549 401" svg:d="M1775 401c-591 0-1183 0-1775 0 0-133 0-268 0-401 1183 0 2366 0 3549 0 0 133 0 268 0 401-591 0-1183 0-1774 0z"><text:p/></draw:path><draw:path draw:style-name="gr3" draw:text-style-name="P6" svg:width="0.0756in" svg:height="0.1374in" svg:x="0.0008in" svg:y="0.0354in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3" draw:text-style-name="P6" svg:width="0.0272in" svg:height="0.1055in" svg:x="0.0957in" svg:y="0in" svg:viewBox="0 0 70 269" svg:d="M65 0c-51 36-65 94-65 136 0 37 12 96 65 133 2 0 5 0 5-3 0-2 0-3-2-4-36-32-49-77-49-126 0-73 27-110 50-129 1-1 1-3 1-4 0-3-3-3-5-3z"><text:p/></draw:path><draw:path draw:style-name="gr3" draw:text-style-name="P6" svg:width="0.065in" svg:height="0.0476in" svg:x="0.1358in" svg:y="0.0335in" svg:viewBox="0 0 166 122" svg:d="M21 102c-1 4-3 10-3 11 0 6 5 9 10 9 4 0 7-4 9-6 3-3 5-11 6-17 1-5 4-17 5-24 3-6 4-12 5-18 3-12 4-13 12-25 8-10 20-24 41-24 15 0 15 13 15 18 0 17-11 47-15 58-4 7-5 10-5 15 0 14 12 23 26 23 27 0 39-37 39-42 0-3-3-2-4-3-5 0-5 1-6 5-6 22-17 33-28 33-6 0-7-5-7-10 0-6 1-10 7-22 2-8 14-37 14-52 0-27-21-31-35-31-23 0-39 14-46 24-3-18-18-24-29-24-12 0-19 9-22 14-6 10-10 26-10 28 0 3 4 3 6 3 3 0 3-1 5-9 4-15 9-28 20-28 6 0 9 5 9 13 0 5-3 14-5 22-2 7-4 19-5 24-4 11-6 23-9 35z"><text:p/></draw:path><draw:path draw:style-name="gr3" draw:text-style-name="P6" svg:width="0.0272in" svg:height="0.1055in" svg:x="0.2138in" svg:y="0in" svg:viewBox="0 0 70 269" svg:d="M6 0c-3 0-6 0-6 3 0 1 1 3 2 5 23 21 50 57 50 128 0 56-18 99-48 124-4 4-4 4-4 6s1 3 3 3c4 0 29-18 48-51 12-22 19-51 19-82 0-39-12-97-64-136z"><text:p/></draw:path><draw:path draw:style-name="gr3" draw:text-style-name="P6" svg:width="0.1008in" svg:height="0.035in" svg:x="0.3122in" svg:y="0.0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48in" svg:height="0.1067in" svg:x="0.4724in" svg:y="0.0374in" svg:viewBox="0 0 191 272" svg:d="M118 155c15 40 34 98 40 107s10 9 20 9c4 0 6 0 9 0 4-1 4-3 4-4s-1-1-2-4c-3-4-6-10-9-17-26-73-52-146-79-218-7-24-28-28-47-28-1 0-7 0-7 4 0 3 3 3 4 4 13 2 15 4 25 31 12 35 25 69 37 104-35 35-71 71-106 105-5 5-7 8-7 12 0 7 4 12 11 12 6 0 10-4 13-9 31-35 63-71 94-108z"><text:p/></draw:path><draw:path draw:style-name="gr3" draw:text-style-name="P6" svg:width="0.0756in" svg:height="0.0685in" svg:x="0.5575in" svg:y="0.076in" svg:viewBox="0 0 193 175" svg:d="M119 54c2-10 11-45 37-45 2 0 12 0 20 4-11 2-19 12-19 21 0 7 5 13 15 13 8 0 21-6 21-22 0-19-22-25-36-25-23 0-36 21-40 30-10-26-31-30-42-30-41 0-63 50-63 59 0 5 5 5 6 5 2 0 3-1 4-5 13-41 39-50 52-50 7 0 21 3 21 25 0 12-7 39-21 93-6 23-20 39-37 39-2 0-11 0-19-4 10-2 18-11 18-21 0-11-8-14-14-14-12 0-22 10-22 23 0 17 20 25 36 25 27 0 40-27 41-30 6 15 19 30 42 30 41 0 63-49 63-59 0-5-5-5-6-5-3 0-4 2-4 5-14 42-40 50-52 50-15 0-21-12-21-25 0-9 2-17 7-34 4-18 8-35 13-53z"><text:p/></draw:path><draw:path draw:style-name="gr3" draw:text-style-name="P6" svg:width="0.0756in" svg:height="0.0878in" svg:x="0.6953in" svg:y="0.0606in" svg:viewBox="0 0 193 224" svg:d="M179 119c7 0 14 0 14-8 0-7-7-7-14-7-55 0-109 0-164 0 5-52 50-89 104-89 20 0 41 0 60 0 7 0 14 0 14-7 0-8-7-8-14-8-19 0-40 0-60 0-66 0-119 50-119 111 0 62 53 113 119 113 20 0 41 0 60 0 7 0 14 0 14-8s-7-8-14-8c-19 0-40 0-60 0-54 0-99-37-104-89 55 0 109 0 164 0z"><text:p/></draw:path><draw:path draw:style-name="gr3" draw:text-style-name="P6" svg:width="0.0921in" svg:height="0.1031in" svg:x="0.8299in" svg:y="0.039in" svg:viewBox="0 0 235 263" svg:d="M220 13c3-4 3-5 3-6 0-7-5-7-13-7-58 0-118 0-176 0-13 0-13 1-14 11-2 18-3 34-6 52 0 2-1 3-1 5 0 6 5 8 8 8s5-3 7-7c1-8 4-26 28-40 22-15 49-16 62-16 11 0 21 0 32 0-49 78-98 158-147 236-3 6-3 7-3 8 0 6 7 6 13 6 66 0 132 0 198 0 12 0 12-1 13-11 4-24 8-49 11-75 0-4-3-6-6-6-6 0-7 3-8 11-6 32-36 68-91 68-19 0-36 0-55 0 48-78 97-157 145-237zM33 13c7 0 14 0 21 0-11 7-18 13-23 18 1-6 1-12 2-18zM165 13c13 0 26 0 40 0-49 80-98 159-147 237-13 0-25 0-38 0 48-78 97-157 145-237zM186 249c10-6 21-13 30-24-1 7-3 11-5 25-9 0-16 0-25 0z"><text:p/></draw:path><draw:path draw:style-name="gr3" draw:text-style-name="P6" svg:width="0.0157in" svg:height="0.0157in" svg:x="0.9402in" svg:y="0.126in" svg:viewBox="0 0 41 41" svg:d="M41 20c0-11-9-20-20-20-12 0-21 8-21 20 0 11 9 21 21 21 11 0 20-9 20-21z"><text:p/></draw:path><draw:path draw:style-name="gr3" draw:text-style-name="P6" svg:width="0.0756in" svg:height="0.0685in" svg:x="0.9736in" svg:y="0.076in" svg:viewBox="0 0 193 175" svg:d="M119 54c2-10 11-45 37-45 2 0 12 0 20 4-11 2-19 12-19 21 0 7 5 13 15 13 8 0 21-6 21-22 0-19-22-25-36-25-23 0-36 21-40 30-10-26-31-30-42-30-41 0-63 50-63 59 0 5 5 5 6 5 2 0 3-1 4-5 13-41 39-50 52-50 7 0 21 3 21 25 0 12-7 39-21 93-6 23-20 39-37 39-2 0-11 0-19-4 10-2 18-11 18-21 0-11-8-14-14-14-12 0-22 10-22 23 0 17 20 25 37 25 26 0 39-27 40-30 6 15 19 30 42 30 41 0 63-49 63-59 0-5-5-5-6-5-3 0-4 2-4 5-14 42-40 50-52 50-15 0-21-12-21-25 0-9 2-17 7-34 4-18 8-35 13-53z"><text:p/></draw:path><draw:path draw:style-name="gr3" draw:text-style-name="P6" svg:width="0.1004in" svg:height="0.1004in" svg:x="1.0988in" svg:y="0.0547in" svg:viewBox="0 0 256 256" svg:d="M136 136c37 0 72 0 108 0 6 0 12 0 12-8s-6-8-12-8c-36 0-71 0-108 0 0-36 0-72 0-108 0-5 0-12-7-12-8 0-8 7-8 12 0 36 0 72 0 108-36 0-73 0-109 0-4 0-12 0-12 8s8 8 12 8c36 0 73 0 109 0 0 35 0 71 0 106 0 6 0 14 8 14 7 0 7-8 7-14 0-35 0-71 0-106z"><text:p/></draw:path><draw:path draw:style-name="gr3" draw:text-style-name="P6" svg:width="0.0602in" svg:height="0.1008in" svg:x="1.25in" svg:y="0.0409in" svg:viewBox="0 0 154 257" svg:d="M30 228c13-13 27-26 40-40 61-54 84-73 84-112 0-44-34-76-81-76-44 0-73 36-73 71 0 22 20 22 21 22 7 0 20-6 20-21 0-10-7-20-21-20-2 0-3 0-5 0 9-26 30-40 52-40 35 0 52 32 52 64 0 31-19 61-41 85-24 27-49 55-74 81-4 5-4 6-4 15 47 0 96 0 143 0 3-22 8-44 11-66-3 0-7 0-10 0-1 11-4 28-8 34-3 3-28 3-37 3-23 0-46 0-69 0z"><text:p/></draw:path><draw:path draw:style-name="gr3" draw:text-style-name="P6" svg:width="0.0823in" svg:height="0.0685in" svg:x="1.3228in" svg:y="0.076in" svg:viewBox="0 0 210 175" svg:d="M23 148c-1 6-3 15-3 16 0 8 5 11 11 11 4 0 12-3 14-11 0-1 6-19 8-28 3-13 5-24 9-35 2-8 4-17 5-26 2-7 6-18 6-20 5-11 26-46 62-46 18 0 21 14 21 26 0 24-18 74-25 91-3 8-3 13-3 17 0 19 13 32 32 32 36 0 50-56 50-59 0-5-3-5-4-5-5 0-5 1-7 8-8 25-20 47-39 47-7 0-9-3-9-12 0-10 3-20 6-27 8-21 25-63 25-85 0-27-17-42-46-42-34 0-52 24-59 34-2-22-19-34-36-34-18 0-26 15-29 22-6 13-12 36-12 37 0 5 4 5 6 5 3 0 3-1 6-10 7-26 14-45 28-45 7 0 12 4 12 17 0 8-1 13-7 32-8 30-14 60-22 90z"><text:p/></draw:path></draw:g></text:span><text:span text:style-name="T5">;</text:span></text:p>
      <text:list text:style-name="L13">
        <text:list-item>
          <text:p text:style-name="P95"><text:span text:style-name="T5">בסיס (</text:span><text:span text:style-name="T5"><draw:g text:anchor-type="as-char" svg:y="-0.102in" draw:z-index="356" draw:name="Shape349" draw:style-name="gr1"><svg:title>TexMaths</svg:title><svg:desc>11§display§n = 1§svg§600§FALSE§</svg:desc><draw:path draw:style-name="gr2" draw:text-style-name="P5" svg:width="0.3417in" svg:height="0.0858in" svg:x="0.0039in" svg:y="0.0075in" svg:viewBox="0 0 869 219" svg:d="M0 0c290 0 580 0 869 0 0 73 0 146 0 219-289 0-579 0-869 0 0-73 0-146 0-219z"><text:p/></draw:path><draw:path draw:style-name="gr3" draw:text-style-name="P6" svg:width="0.0819in" svg:height="0.0677in" svg:x="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6" svg:width="0.1008in" svg:height="0.035in" svg:x="0.1386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6" svg:width="0.05in" svg:height="0.1in" svg:x="0.3035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5">): </text:span><text:span text:style-name="T5"><draw:g text:anchor-type="as-char" svg:y="-0.1429in" draw:z-index="357" draw:name="Shape350" draw:style-name="gr1"><svg:title>TexMaths</svg:title><svg:desc>11§display§f^{(n)} = f^{(1)} = f = \lambda x \in \Z. x + 2 \cdot 1§svg§600§FALSE§</svg:desc><draw:path draw:style-name="gr2" draw:text-style-name="P5" svg:width="2.2346in" svg:height="0.1567in" svg:x="0.0067in" svg:y="0.0075in" svg:viewBox="0 0 5677 399" svg:d="M0 0c1892 0 3785 0 5677 0 0 133 0 267 0 399-1892 0-3785 0-5677 0 0-132 0-266 0-399z"><text:p/></draw:path><draw:path draw:style-name="gr3" draw:text-style-name="P6" svg:width="0.0756in" svg:height="0.137in" svg:x="-0.0004in" svg:y="0.0354in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2-72 22-74 8-39 15-80 23-121z"><text:p/></draw:path><draw:path draw:style-name="gr3" draw:text-style-name="P6" svg:width="0.0272in" svg:height="0.1051in" svg:x="0.0945in" svg:y="0in" svg:viewBox="0 0 70 268" svg:d="M65 0c-52 36-65 93-65 135 0 37 11 95 65 133 2 0 5 0 5-4 0-1-1-2-2-3-36-33-49-77-49-126 0-74 27-109 49-128 1-2 2-3 2-4 0-3-3-3-5-3z"><text:p/></draw:path><draw:path draw:style-name="gr3" draw:text-style-name="P6" svg:width="0.0646in" svg:height="0.0476in" svg:x="0.1346in" svg:y="0.0327in" svg:viewBox="0 0 165 122" svg:d="M21 102c-1 3-3 10-3 11 0 5 5 9 10 9 4 0 8-5 9-7 2-2 4-11 6-16 1-6 4-18 5-24 2-6 4-12 5-19 3-11 3-13 11-24 8-10 21-24 41-24 16 0 16 13 16 18 0 17-12 46-16 57-3 8-4 10-4 16 0 14 12 23 26 23 27 0 38-38 38-42 0-3-2-2-3-3-5 0-5 1-6 4-6 22-17 33-28 33-6 0-7-4-7-10 0-5 1-10 6-22 3-7 14-36 14-51 0-27-21-31-35-31-22 0-38 13-45 24-3-19-18-24-30-24-11 0-18 9-21 14-6 10-10 25-10 27 0 4 3 3 4 4 5 0 5-1 7-9 3-15 9-28 20-28 6 0 9 5 9 13 0 4-3 14-5 22-2 6-4 18-5 24-4 11-6 23-9 35z"><text:p/></draw:path><draw:path draw:style-name="gr3" draw:text-style-name="P6" svg:width="0.0268in" svg:height="0.1051in" svg:x="0.2126in" svg:y="0in" svg:viewBox="0 0 69 268" svg:d="M4 0c-1 0-4 0-4 3 0 1 1 2 2 5 23 21 50 57 50 127 0 56-18 98-48 124-4 4-4 4-4 5 0 3 1 4 3 4 4 0 29-18 48-51 11-22 18-50 18-82 0-38-11-98-65-135z"><text:p/></draw:path><draw:path draw:style-name="gr3" draw:text-style-name="P6" svg:width="0.1008in" svg:height="0.035in" svg:x="0.311in" svg:y="0.086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756in" svg:height="0.137in" svg:x="0.4713in" svg:y="0.0354in" svg:viewBox="0 0 193 349" svg:d="M121 117c11 0 22 0 33 0 8 0 12 0 12-7 0-5-4-5-11-5-11 0-21 0-32 0 4-15 6-29 9-44 1-8 7-35 9-40 3-7 10-13 19-13 1 0 11 0 18 7-17 1-21 15-21 21 0 9 7 13 15 13 10 0 21-8 21-23 0-17-18-26-33-26-14 0-39 7-50 45-2 8-3 12-13 60-9 0-18 0-27 0-7 0-11 0-11 8 0 4 4 4 10 4 9 0 18 0 27 0-10 51-20 101-30 151-7 37-13 72-33 72-2 0-12 0-19-7 18-1 21-15 21-20 0-9-6-14-14-14-10 0-21 8-21 23 0 18 17 27 33 27 21 0 36-23 43-37 13-25 22-72 22-74 8-39 15-80 23-121z"><text:p/></draw:path><draw:path draw:style-name="gr3" draw:text-style-name="P6" svg:width="0.0272in" svg:height="0.1051in" svg:x="0.5661in" svg:y="0in" svg:viewBox="0 0 70 268" svg:d="M65 0c-51 36-65 93-65 135 0 37 12 95 65 133 2 0 5 0 5-4 0-1 0-2-2-3-36-33-49-77-49-126 0-74 27-109 50-128 1-2 1-3 1-4 0-3-3-3-5-3z"><text:p/></draw:path><draw:path draw:style-name="gr3" draw:text-style-name="P6" svg:width="0.0382in" svg:height="0.0701in" svg:x="0.6134in" svg:y="0.0091in" svg:viewBox="0 0 98 179" svg:d="M61 8c0-8 0-8-8-8-18 18-42 18-53 18 0 3 0 6 0 9 7 0 24 0 39-7 0 46 0 91 0 137 0 9 0 12-27 12-3 0-8 0-11 0 0 3 0 7 0 10 6 0 39-1 49-1 8 0 42 1 48 1 0-3 0-7 0-10-3 0-7 0-10 0-27 0-27-3-27-12 0-51 0-100 0-149z"><text:p/></draw:path><draw:path draw:style-name="gr3" draw:text-style-name="P6" svg:width="0.0272in" svg:height="0.1051in" svg:x="0.6697in" svg:y="0in" svg:viewBox="0 0 70 268" svg:d="M6 0c-3 0-6 0-6 3 0 1 1 2 3 5 23 21 49 57 49 127 0 56-18 98-46 124-5 4-6 4-6 5 0 3 1 4 4 4s29-18 47-51c12-22 19-50 19-82 0-38-11-98-64-135z"><text:p/></draw:path><draw:path draw:style-name="gr3" draw:text-style-name="P6" svg:width="0.1004in" svg:height="0.035in" svg:x="0.7681in" svg:y="0.0866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" draw:text-style-name="P6" svg:width="0.076in" svg:height="0.137in" svg:x="0.928in" svg:y="0.0354in" svg:viewBox="0 0 194 349" svg:d="M122 117c11 0 22 0 33 0 8 0 11 0 11-7 0-5-3-5-10-5-11 0-21 0-32 0 3-15 6-29 8-44 2-8 7-35 10-40 3-7 10-13 18-13 2 0 12 0 18 7-16 1-21 15-21 21 0 9 8 13 15 13 10 0 22-8 22-23 0-17-18-26-34-26-14 0-38 7-50 45-2 8-3 12-12 60-9 0-18 0-26 0s-13 0-13 8c0 4 4 4 11 4 9 0 17 0 26 0-10 51-19 101-29 151-8 37-14 72-34 72-1 0-11 0-19-7 19-1 22-15 22-20 0-9-7-14-14-14-10 0-22 8-22 23 0 18 18 27 33 27 22 0 37-23 44-37 12-25 21-72 22-74 8-39 15-80 23-121z"><text:p/></draw:path><draw:path draw:style-name="gr3" draw:text-style-name="P6" svg:width="0.1004in" svg:height="0.035in" svg:x="1.0618in" svg:y="0.0866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3" draw:text-style-name="P6" svg:width="0.0748in" svg:height="0.1063in" svg:x="1.2217in" svg:y="0.037in" svg:viewBox="0 0 191 271" svg:d="M117 155c16 39 35 97 40 106 7 9 11 9 21 9 4 0 6 0 9 0s4-3 4-5c0-1-1-1-2-3-4-4-6-10-9-17-26-73-52-146-79-219-7-22-28-26-47-26-2 0-7 0-7 3 0 4 3 4 4 5 13 2 15 4 25 30 12 35 25 69 37 105-35 35-71 70-106 105-5 4-7 6-7 11 0 6 4 12 11 12 6 0 10-4 13-9 31-36 62-71 93-107z"><text:p/></draw:path><draw:path draw:style-name="gr3" draw:text-style-name="P6" svg:width="0.0756in" svg:height="0.0681in" svg:x="1.3067in" svg:y="0.0756in" svg:viewBox="0 0 193 174" svg:d="M118 54c2-10 12-45 38-45 2 0 11 0 20 4-11 2-19 12-19 21 0 7 5 13 15 13 8 0 21-6 21-22 0-20-24-25-37-25-22 0-35 21-39 30-10-27-31-30-42-30-41 0-63 49-63 59 0 5 3 4 5 5 3 0 4-1 5-5 13-41 39-50 52-50 7 0 21 3 21 25 0 12-7 38-21 92-7 23-20 40-37 40-3 0-12 0-19-5 10-2 18-10 18-21s-8-14-14-14c-12 0-22 11-22 23 0 18 20 25 36 25 26 0 40-27 41-29 4 14 19 29 42 29 39 0 61-49 61-59 0-4-3-4-4-4-3 0-4 2-5 4-13 42-39 51-51 51-15 0-22-12-22-26 0-8 3-16 7-34 4-17 8-35 13-52z"><text:p/></draw:path><draw:path draw:style-name="gr3" draw:text-style-name="P6" svg:width="0.0756in" svg:height="0.087in" svg:x="1.4445in" svg:y="0.0602in" svg:viewBox="0 0 193 222" svg:d="M179 118c7 0 14 0 14-7 0-8-7-8-14-8-55 0-109 0-164 0 5-51 50-88 104-88 20 0 41 0 60 0 7 0 14 0 14-7 0-8-7-8-14-8-21 0-40 0-61 0-66 0-118 49-118 111 0 61 52 111 118 111 21 0 40 0 61 0 7 0 14 0 14-7 0-8-7-8-14-8-19 0-40 0-60 0-54 0-99-37-104-89 55 0 109 0 164 0z"><text:p/></draw:path><draw:path draw:style-name="gr3" draw:text-style-name="P6" svg:width="0.0921in" svg:height="0.1028in" svg:x="1.5795in" svg:y="0.0382in" svg:viewBox="0 0 235 262" svg:d="M220 13c3-4 3-5 3-6 0-7-5-7-13-7-59 0-118 0-177 0-12 0-12 1-13 11-2 18-3 34-6 52 0 2-1 3-1 5 0 5 5 8 7 8 4 0 6-4 6-7 3-9 6-26 29-40 22-15 50-16 63-16 10 0 21 0 31 0-49 78-97 157-146 235-3 5-3 6-3 8 0 6 7 6 13 6 66 0 132 0 198 0 12 0 12-1 13-11 4-25 8-49 11-74 0-5-3-7-6-7-7 0-7 3-8 11-6 32-37 68-92 68-18 0-37 0-54 0 48-78 97-157 145-236zM33 13c7 0 14 0 21 0-11 7-19 13-23 18 1-6 1-12 2-18zM165 13c13 0 26 0 40 0-49 79-98 158-147 236-13 0-26 0-39 0 48-78 98-157 146-236zM185 248c11-6 21-14 30-25 0 7-2 12-4 26-9 0-17 0-26 0z"><text:p/></draw:path><draw:path draw:style-name="gr3" draw:text-style-name="P6" svg:width="0.0157in" svg:height="0.0157in" svg:x="1.6902in" svg:y="0.1256in" svg:viewBox="0 0 41 41" svg:d="M41 20c0-11-10-20-21-20-12 0-20 8-20 20 0 11 8 21 20 21 11 0 21-9 21-21z"><text:p/></draw:path><draw:path draw:style-name="gr3" draw:text-style-name="P6" svg:width="0.0756in" svg:height="0.0681in" svg:x="1.7232in" svg:y="0.0756in" svg:viewBox="0 0 193 174" svg:d="M118 54c3-10 12-45 38-45 2 0 11 0 20 4-11 2-19 12-19 21 0 7 5 13 15 13 8 0 21-6 21-22 0-20-22-25-36-25-23 0-36 21-40 30-10-27-31-30-42-30-41 0-63 49-63 59 0 5 3 4 5 5 3 0 4-1 5-5 13-41 39-50 52-50 7 0 21 3 21 25 0 12-7 38-21 92-7 23-20 40-37 40-2 0-12 0-19-5 10-2 18-10 18-21s-8-14-14-14c-12 0-22 11-22 23 0 18 20 25 36 25 26 0 40-27 41-29 4 14 19 29 42 29 39 0 61-49 61-59 0-4-3-4-4-4-3 0-4 2-4 4-14 42-40 51-52 51-15 0-21-12-21-26 0-8 2-16 7-34 4-17 7-35 12-52z"><text:p/></draw:path><draw:path draw:style-name="gr3" draw:text-style-name="P6" svg:width="0.1004in" svg:height="0.0996in" svg:x="1.8484in" svg:y="0.0547in" svg:viewBox="0 0 256 254" svg:d="M136 135c37 0 72 0 108 0 6 0 12 0 12-8 0-7-6-7-12-7-36 0-71 0-108 0 0-37 0-72 0-108 0-5 0-12-7-12-8 0-8 7-8 12 0 36 0 71 0 108-36 0-73 0-109 0-5 0-12 0-12 7 0 8 7 8 12 8 36 0 73 0 109 0 0 36 0 72 0 107 0 6 0 12 8 12 7 0 7-6 7-12 0-35 0-71 0-107z"><text:p/></draw:path><draw:path draw:style-name="gr3" draw:text-style-name="P6" svg:width="0.0602in" svg:height="0.1004in" svg:x="1.9996in" svg:y="0.0409in" svg:viewBox="0 0 154 256" svg:d="M30 226c13-12 27-25 40-38 61-54 84-74 84-113 0-44-35-75-81-75-44 0-73 36-73 70 0 22 19 22 21 22 7 0 20-5 20-21 0-10-8-19-21-19-3 0-3 0-5 0 9-26 30-40 52-40 35 0 52 32 52 63s-19 61-41 85c-24 28-49 55-74 81-4 5-4 6-4 15 47 0 96 0 143 0 3-22 8-44 11-66-3 0-7 0-10 0-1 12-4 28-8 33-3 3-28 3-37 3-23 0-46 0-69 0z"><text:p/></draw:path><draw:path draw:style-name="gr3" draw:text-style-name="P6" svg:width="0.0161in" svg:height="0.0157in" svg:x="2.115in" svg:y="0.0957in" svg:viewBox="0 0 42 41" svg:d="M42 20c0-11-10-20-21-20s-21 8-21 20c0 11 10 21 21 21s21-9 21-21z"><text:p/></draw:path><draw:path draw:style-name="gr3" draw:text-style-name="P6" svg:width="0.05in" svg:height="0.1004in" svg:x="2.1917in" svg:y="0.0409in" svg:viewBox="0 0 128 256" svg:d="M79 11c0-10 0-11-9-11-24 25-58 25-70 25 0 5 0 8 0 12 8 0 31 0 51-10 0 66 0 132 0 198 0 14-1 19-37 19-4 0-7 0-12 0 0 4 0 8 0 12 13-2 48-2 63-2s49 0 63 2c0-4 0-8 0-12-5 0-8 0-12 0-36 0-37-5-37-19 0-71 0-143 0-214z"><text:p/></draw:path></draw:g></text:span><text:span text:style-name="T5"><text:s/>כדרוש. </text:span></text:p>
        </text:list-item>
        <text:list-item>
          <text:p text:style-name="P95"><text:span text:style-name="T5">צעד (</text:span><text:span text:style-name="T5"><draw:g text:anchor-type="as-char" svg:y="-0.1008in" draw:z-index="358" draw:name="Shape351" draw:style-name="gr1"><svg:title>TexMaths</svg:title><svg:desc>11§display§n &gt; 1§svg§600§FALSE§</svg:desc><draw:path draw:style-name="gr2" draw:text-style-name="P5" svg:width="0.3417in" svg:height="0.0909in" svg:x="0.0039in" svg:y="0.0075in" svg:viewBox="0 0 869 232" svg:d="M435 232c-145 0-290 0-435 0 0-77 0-155 0-232 290 0 580 0 869 0 0 77 0 155 0 232-144 0-289 0-434 0z"><text:p/></draw:path><draw:path draw:style-name="gr3" draw:text-style-name="P6" svg:width="0.0823in" svg:height="0.0681in" svg:x="0.0004in" svg:y="0.0339in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3" draw:text-style-name="P6" svg:width="0.0929in" svg:height="0.0874in" svg:x="0.1421in" svg:y="0.0193in" svg:viewBox="0 0 237 223" svg:d="M229 121c5-2 8-4 8-9 0-4-3-6-8-9-71-34-142-67-214-100-5-3-5-3-7-3-4 0-8 4-8 8s2 6 8 8c67 32 135 64 202 96-67 32-135 63-202 95-6 3-8 5-8 9s4 7 8 7c2 0 2 0 7-3 72-33 143-66 214-99z"><text:p/></draw:path><draw:path draw:style-name="gr3" draw:text-style-name="P6" svg:width="0.05in" svg:height="0.1004in" svg:x="0.3035in" svg:y="0.0004in" svg:viewBox="0 0 128 256" svg:d="M79 10c0-9 0-10-8-10-25 25-59 25-71 25 0 5 0 8 0 12 8 0 31 0 51-11 0 66 0 133 0 199 0 15-1 19-37 19-4 0-7 0-12 0 0 5 0 8 0 12 13-1 48-1 63-1s50 0 63 1c0-4 0-7 0-12-5 0-8 0-12 0-36 0-37-4-37-19 0-71 0-144 0-215z"><text:p/></draw:path></draw:g></text:span><text:span text:style-name="T5">): נניח באינדוקציה שהטענה נכונה על </text:span><text:span text:style-name="T5"><draw:g text:anchor-type="as-char" svg:y="-0.1429in" draw:z-index="359" draw:name="Shape352" draw:style-name="gr1"><svg:title>TexMaths</svg:title><svg:desc>11§display§f^{(n)}§svg§600§FALSE§</svg:desc><draw:path draw:style-name="gr2" draw:text-style-name="P5" svg:width="0.2319in" svg:height="0.1575in" svg:x="0.0004in" svg:y="0.0079in" svg:viewBox="0 0 590 401" svg:d="M296 401c-99 0-197 0-296 0 0-133 0-268 0-401 197 0 393 0 590 0 0 133 0 268 0 401-98 0-197 0-294 0z"><text:p/></draw:path><draw:path draw:style-name="gr3" draw:text-style-name="P6" svg:width="0.0752in" svg:height="0.1374in" svg:x="0.0008in" svg:y="0.0354in" svg:viewBox="0 0 192 350" svg:d="M121 118c11 0 22 0 33 0 8 0 12 0 12-8 0-4-4-4-11-4-11 0-22 0-32 0 2-16 4-30 8-44 2-8 7-36 10-41 3-7 10-12 17-12 2 0 12 0 20 6-18 2-21 16-21 21 0 9 7 14 14 14 10 0 21-9 21-24 0-17-17-26-34-26-13 0-37 7-48 45-2 8-3 12-13 61-9 0-18 0-27 0-7 0-12 0-12 7 0 5 5 5 11 5 9 0 17 0 25 0-9 51-18 101-28 151-7 37-13 73-33 73-2 0-12 0-19-7 18-1 21-15 21-21 0-9-6-13-14-13-10 0-21 7-21 23s16 26 33 26c21 0 36-23 43-37 12-24 22-72 22-74 7-40 15-80 23-121z"><text:p/></draw:path><draw:path draw:style-name="gr3" draw:text-style-name="P6" svg:width="0.0272in" svg:height="0.1055in" svg:x="0.0957in" svg:y="0in" svg:viewBox="0 0 70 269" svg:d="M65 0c-52 36-65 94-65 136 0 37 11 96 65 133 2 0 5 0 5-3 0-2-1-3-3-4-35-32-48-77-48-126 0-73 27-110 49-129 1-1 2-3 2-4 0-3-3-3-5-3z"><text:p/></draw:path><draw:path draw:style-name="gr3" draw:text-style-name="P6" svg:width="0.0646in" svg:height="0.0476in" svg:x="0.1354in" svg:y="0.0335in" svg:viewBox="0 0 165 122" svg:d="M20 102c-1 4-2 10-2 11 0 6 4 9 8 9 6 0 10-4 11-6 1-3 4-11 5-17 1-5 4-17 6-24 1-6 4-12 5-18 2-12 3-13 11-25 7-10 21-24 40-24 16 0 16 13 16 18 0 17-11 47-16 58-3 7-4 10-4 15 0 14 12 23 26 23 27 0 39-37 39-42 0-3-3-3-5-3-3 0-4 1-5 5-6 22-18 33-29 33-5 0-6-5-6-10 0-6 1-10 6-22 4-8 15-37 15-52 0-27-21-31-36-31-21 0-37 14-46 24-1-18-17-24-28-24s-18 9-21 14c-7 10-10 26-10 28 0 3 3 3 4 3 4 0 5-1 6-9 4-15 10-28 20-28 7 0 8 5 8 13 0 5-2 14-3 22-2 7-5 19-6 24-4 11-6 23-9 35z"><text:p/></draw:path><draw:path draw:style-name="gr3" draw:text-style-name="P6" svg:width="0.0272in" svg:height="0.1055in" svg:x="0.213in" svg:y="0in" svg:viewBox="0 0 70 269" svg:d="M5 0c-2 0-5 0-5 3 0 1 1 3 2 5 24 21 50 57 50 128 0 56-18 99-47 124-5 4-5 4-5 6s1 3 3 3c4 0 30-18 48-51 12-22 19-51 19-82 0-39-12-97-65-136z"><text:p/></draw:path></draw:g></text:span><text:span text:style-name="T5">, ונוכיח עד </text:span><text:span text:style-name="T5"><draw:g text:anchor-type="as-char" svg:y="-0.1429in" draw:z-index="360" draw:name="Shape353" draw:style-name="gr1"><svg:title>TexMaths</svg:title><svg:desc>11§display§f^{(n + 1)}§svg§600§FALSE§</svg:desc><draw:path draw:style-name="gr2" draw:text-style-name="P5" svg:width="0.3858in" svg:height="0.1575in" svg:x="0.0004in" svg:y="0.0079in" svg:viewBox="0 0 981 401" svg:d="M491 401c-164 0-327 0-491 0 0-133 0-268 0-401 327 0 654 0 981 0 0 133 0 268 0 401-163 0-327 0-490 0z"><text:p/></draw:path><draw:path draw:style-name="gr3" draw:text-style-name="P6" svg:width="0.0752in" svg:height="0.1374in" svg:x="0.0008in" svg:y="0.0354in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3" draw:text-style-name="P6" svg:width="0.0272in" svg:height="0.1055in" svg:x="0.0957in" svg:y="0in" svg:viewBox="0 0 70 269" svg:d="M65 0c-52 36-65 94-65 136 0 37 11 96 65 133 2 0 5 0 5-3 0-2-1-3-2-4-36-32-49-77-49-126 0-73 27-110 49-129 1-1 2-3 2-4 0-3-3-3-5-3z"><text:p/></draw:path><draw:path draw:style-name="gr3" draw:text-style-name="P6" svg:width="0.0646in" svg:height="0.0476in" svg:x="0.1358in" svg:y="0.0335in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3" draw:text-style-name="P6" svg:width="0.078in" svg:height="0.078in" svg:x="0.213in" svg:y="0.0138in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3" draw:text-style-name="P6" svg:width="0.0382in" svg:height="0.0705in" svg:x="0.3106in" svg:y="0.0091in" svg:viewBox="0 0 98 180" svg:d="M60 8c0-7 0-8-7-8-18 18-42 18-53 18 0 3 0 6 0 10 5 0 24 0 38-8 0 46 0 91 0 138 0 8 0 12-26 12-3 0-8 0-11 0 0 3 0 6 0 10 6 0 39-2 48-2s43 2 49 2c0-4 0-7 0-10-3 0-7 0-10 0-28 0-28-4-28-12 0-51 0-101 0-150z"><text:p/></draw:path><draw:path draw:style-name="gr3" draw:text-style-name="P6" svg:width="0.0272in" svg:height="0.1055in" svg:x="0.3669in" svg:y="0in" svg:viewBox="0 0 70 269" svg:d="M5 0c-2 0-5 0-5 3 0 1 1 3 2 5 23 21 50 57 50 128 0 56-18 99-47 124-5 4-5 4-5 6s1 3 3 3c4 0 30-18 48-51 12-22 19-51 19-82 0-39-12-97-65-136z"><text:p/></draw:path></draw:g></text:span><text:span text:style-name="T5">. לפי הגדרת ההרכבה, </text:span><text:span text:style-name="T5"><draw:g text:anchor-type="as-char" svg:y="-0.1429in" draw:z-index="361" draw:name="Shape354" draw:style-name="gr1"><svg:title>TexMaths</svg:title><svg:desc>11§display§f^{(n + 1)} = f^{(n)} \circ f§svg§600§FALSE§</svg:desc><draw:path draw:style-name="gr2" draw:text-style-name="P5" svg:width="1.1063in" svg:height="0.1575in" svg:x="0.0004in" svg:y="0.0079in" svg:viewBox="0 0 2811 401" svg:d="M1406 401c-469 0-937 0-1406 0 0-133 0-268 0-401 937 0 1874 0 2811 0 0 133 0 268 0 401-469 0-937 0-1405 0z"><text:p/></draw:path><draw:path draw:style-name="gr3" draw:text-style-name="P6" svg:width="0.0756in" svg:height="0.1374in" svg:x="0.0008in" svg:y="0.0354in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3" draw:text-style-name="P6" svg:width="0.0272in" svg:height="0.1055in" svg:x="0.0957in" svg:y="0in" svg:viewBox="0 0 70 269" svg:d="M65 0c-51 36-65 94-65 136 0 37 12 96 65 133 2 0 5 0 5-3 0-2 0-3-2-4-36-32-49-77-49-126 0-73 27-110 50-129 1-1 1-3 1-4 0-3-3-3-5-3z"><text:p/></draw:path><draw:path draw:style-name="gr3" draw:text-style-name="P6" svg:width="0.065in" svg:height="0.0476in" svg:x="0.1362in" svg:y="0.0335in" svg:viewBox="0 0 166 122" svg:d="M21 102c-1 4-3 10-3 11 0 6 5 9 10 9 4 0 7-4 9-6 3-3 5-11 6-17 1-5 4-17 5-24 3-6 4-12 5-18 3-12 4-13 12-25 8-10 20-24 41-24 15 0 15 13 15 18 0 17-11 47-15 58-4 7-5 10-5 15 0 14 12 23 26 23 27 0 39-37 39-42 0-3-3-3-4-3-5 0-5 1-6 5-6 22-17 33-28 33-6 0-7-5-7-10 0-6 1-10 7-22 3-8 14-37 14-52 0-27-21-31-35-31-23 0-39 14-46 24-3-18-18-24-29-24-12 0-19 9-22 14-6 10-10 26-10 28 0 3 4 3 6 3 3 0 3-1 5-9 4-15 9-28 20-28 6 0 9 5 9 13 0 5-3 14-5 22-2 7-4 19-5 24-4 11-6 23-9 35z"><text:p/></draw:path><draw:path draw:style-name="gr3" draw:text-style-name="P6" svg:width="0.078in" svg:height="0.078in" svg:x="0.2142in" svg:y="0.0138in" svg:viewBox="0 0 199 199" svg:d="M106 107c27 0 56 0 83 0 4 0 10 0 10-7 0-6-6-6-10-6-27 0-56 0-83 0 0-28 0-57 0-84 0-3 0-10-6-10-8 0-8 7-8 10 0 27 0 56 0 84-27 0-55 0-82 0-3 0-10 0-10 6 0 7 6 7 10 7 27 0 55 0 82 0 0 27 0 55 0 83 0 3 0 9 7 9s7-5 7-9c0-28 0-56 0-83z"><text:p/></draw:path><draw:path draw:style-name="gr3" draw:text-style-name="P6" svg:width="0.0386in" svg:height="0.0705in" svg:x="0.3114in" svg:y="0.0091in" svg:viewBox="0 0 99 180" svg:d="M62 8c0-7-1-8-9-8-17 18-42 18-53 18 0 3 0 6 0 10 7 0 24 0 40-8 0 46 0 91 0 138 0 8 0 12-28 12-3 0-6 0-10 0 0 3 0 6 0 10 5 0 39-2 49-2 7 0 41 2 48 2 0-4 0-7 0-10-3 0-8 0-11 0-26 0-26-4-26-12 0-51 0-101 0-150z"><text:p/></draw:path><draw:path draw:style-name="gr3" draw:text-style-name="P6" svg:width="0.0272in" svg:height="0.1055in" svg:x="0.3681in" svg:y="0in" svg:viewBox="0 0 70 269" svg:d="M4 0c-1 0-4 0-4 3 0 1 1 3 2 5 23 21 50 57 50 128 0 56-18 99-48 124-4 4-4 4-4 6s1 3 3 3c4 0 29-18 48-51 11-22 19-51 19-82 0-39-12-97-66-136z"><text:p/></draw:path><draw:path draw:style-name="gr3" draw:text-style-name="P6" svg:width="0.1008in" svg:height="0.035in" svg:x="0.4665in" svg:y="0.0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6in" svg:height="0.1374in" svg:x="0.6264in" svg:y="0.0354in" svg:viewBox="0 0 193 350" svg:d="M121 118c11 0 22 0 33 0 8 0 12 0 12-8 0-4-4-4-11-4-11 0-21 0-32 0 4-16 6-30 9-44 1-8 7-36 9-41 3-7 10-12 19-12 1 0 11 0 18 6-17 2-21 16-21 21 0 9 7 14 15 14 10 0 21-9 21-24 0-17-18-26-33-26-14 0-38 7-50 45-2 8-3 12-13 61-9 0-18 0-27 0-7 0-11 0-11 7 0 5 4 5 10 5 9 0 18 0 27 0-10 51-20 101-30 151-7 37-13 73-33 73-2 0-11 0-19-7 18-1 21-15 21-21 0-9-6-13-14-13-10 0-21 7-21 23s17 26 33 26c21 0 36-23 43-37 13-24 22-72 22-74 8-40 15-80 23-121z"><text:p/></draw:path><draw:path draw:style-name="gr3" draw:text-style-name="P6" svg:width="0.0272in" svg:height="0.1055in" svg:x="0.7213in" svg:y="0in" svg:viewBox="0 0 70 269" svg:d="M65 0c-51 36-65 94-65 136 0 37 12 96 65 133 2 0 5 0 5-3 0-2 0-3-2-4-36-32-49-77-49-126 0-73 27-110 50-129 1-1 1-3 1-4 0-3-3-3-5-3z"><text:p/></draw:path><draw:path draw:style-name="gr3" draw:text-style-name="P6" svg:width="0.065in" svg:height="0.0476in" svg:x="0.7614in" svg:y="0.0335in" svg:viewBox="0 0 166 122" svg:d="M21 102c-1 4-3 10-3 11 0 6 5 9 10 9 4 0 7-4 9-6 3-3 5-11 6-17 1-5 4-17 5-24 3-6 4-12 5-18 3-12 4-13 12-25 8-10 20-24 41-24 15 0 15 13 15 18 0 17-11 47-15 58-4 7-5 10-5 15 0 14 12 23 26 23 27 0 39-37 39-42 0-3-3-3-4-3-5 0-5 1-6 5-6 22-17 33-28 33-6 0-7-5-7-10 0-6 1-10 7-22 3-8 14-37 14-52 0-27-21-31-35-31-23 0-39 14-46 24-3-18-18-24-29-24-12 0-19 9-22 14-6 10-10 26-10 28 0 3 4 3 6 3 3 0 3-1 5-9 4-15 9-28 20-28 6 0 9 5 9 13 0 5-3 14-5 22-2 7-4 19-5 24-4 11-6 23-9 35z"><text:p/></draw:path><draw:path draw:style-name="gr3" draw:text-style-name="P6" svg:width="0.0272in" svg:height="0.1055in" svg:x="0.8394in" svg:y="0in" svg:viewBox="0 0 70 269" svg:d="M6 0c-3 0-6 0-6 3 0 1 1 3 2 5 23 21 50 57 50 128 0 56-18 99-48 124-4 4-4 4-4 6s1 3 3 3c4 0 30-18 48-51 12-22 19-51 19-82 0-39-12-97-64-136z"><text:p/></draw:path><draw:path draw:style-name="gr3" draw:text-style-name="P6" svg:width="0.0591in" svg:height="0.0587in" svg:x="0.9291in" svg:y="0.0752in" svg:viewBox="0 0 151 150" svg:d="M151 75c0-41-34-75-75-75-42 0-76 35-76 75 0 41 34 75 76 75 41 0 75-33 75-75zM76 134c-34 0-61-27-61-59 0-33 28-60 61-60 32 0 59 27 59 60s-27 59-59 59z"><text:p/></draw:path><draw:path draw:style-name="gr3" draw:text-style-name="P6" svg:width="0.076in" svg:height="0.1374in" svg:x="1.0386in" svg:y="0.0354in" svg:viewBox="0 0 194 350" svg:d="M122 118c11 0 22 0 33 0 8 0 12 0 12-8 0-4-4-4-11-4-11 0-21 0-32 0 3-16 6-30 8-44 2-8 8-36 10-41 3-7 10-12 18-12 2 0 12 0 18 6-16 2-21 16-21 21 0 9 8 14 15 14 11 0 22-9 22-24 0-17-18-26-34-26-14 0-38 7-49 45-3 8-4 12-13 61-9 0-18 0-26 0s-13 0-13 7c0 5 4 5 11 5 9 0 17 0 26 0-10 51-19 101-29 151-6 37-13 73-34 73-1 0-11 0-19-7 19-1 22-15 22-21 0-9-7-13-14-13-10 0-22 7-22 23s18 26 33 26c22 0 37-23 44-37 12-24 21-72 22-74 8-40 15-80 23-121z"><text:p/></draw:path></draw:g></text:span><text:span text:style-name="T5">. נוכיח שוויון ל־</text:span><text:span text:style-name="T5"><draw:g text:anchor-type="as-char" svg:y="-0.1134in" draw:z-index="367" draw:name="Shape355" draw:style-name="gr1"><svg:title>TexMaths</svg:title><svg:desc>11§display§\lambda x \in \Z. x + 2(n + 1)§svg§600§FALSE§</svg:desc><draw:path draw:style-name="gr2" draw:text-style-name="P5" svg:width="1.2941in" svg:height="0.1358in" svg:x="0.0004in" svg:y="0.0071in" svg:viewBox="0 0 3288 346" svg:d="M1645 346c-549 0-1096 0-1645 0 0-116 0-230 0-346 1096 0 2192 0 3288 0 0 116 0 230 0 346-548 0-1095 0-1643 0z"><text:p/></draw:path><draw:path draw:style-name="gr3" draw:text-style-name="P6" svg:width="0.0748in" svg:height="0.1067in" svg:x="0.0008in" svg:y="0.0079in" svg:viewBox="0 0 191 272" svg:d="M118 155c15 41 34 98 40 107s10 9 20 9c3 0 6 0 9 0s4-1 4-3-1-3-2-5c-4-4-6-10-9-17-26-73-52-146-79-218-8-24-28-28-47-28-1 0-7 0-7 4 0 3 2 3 4 4 13 2 15 4 25 31 12 35 25 70 37 105-35 35-71 70-106 105-5 4-7 6-7 12 0 7 4 11 11 11 5 0 10-4 13-9 31-36 63-71 94-108z"><text:p/></draw:path><draw:path draw:style-name="gr3" draw:text-style-name="P6" svg:width="0.0752in" svg:height="0.0685in" svg:x="0.0858in" svg:y="0.0461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" draw:text-style-name="P6" svg:width="0.0752in" svg:height="0.087in" svg:x="0.2236in" svg:y="0.0311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3" draw:text-style-name="P6" svg:width="0.0921in" svg:height="0.1031in" svg:x="0.3587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7 0-7 3-8 11-7 30-37 68-92 68-18 0-37 0-54 0 48-78 97-158 145-236zM33 13c7 0 14 0 21 0v1c-11 6-19 12-23 17 1-6 1-12 2-18zM165 13c13 0 26 0 40 0-49 79-98 159-147 237-13 0-26 0-39 0 48-78 98-158 146-237zM185 250c11-7 21-15 29-26 0 7-1 12-3 26-9 0-17 0-26 0z"><text:p/></draw:path><draw:path draw:style-name="gr3" draw:text-style-name="P6" svg:width="0.0157in" svg:height="0.0157in" svg:x="0.4689in" svg:y="0.0972in" svg:viewBox="0 0 41 41" svg:d="M41 21c0-12-10-21-21-21s-20 9-20 21c0 11 9 20 20 20s21-9 21-20z"><text:p/></draw:path><draw:path draw:style-name="gr3" draw:text-style-name="P6" svg:width="0.0752in" svg:height="0.0685in" svg:x="0.5024in" svg:y="0.0461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8-10 18-21s-9-13-14-13c-12 0-22 10-22 22 0 17 20 25 36 25 26 0 40-27 41-30 4 15 19 30 42 30 39 0 61-49 61-59 0-4-3-4-4-4-3 0-4 1-6 4-12 41-38 50-50 50-16 0-22-12-22-25 0-9 3-17 6-34 5-18 9-35 14-53z"><text:p/></draw:path><draw:path draw:style-name="gr3" draw:text-style-name="P6" svg:width="0.1004in" svg:height="0.1in" svg:x="0.6276in" svg:y="0.0252in" svg:viewBox="0 0 256 255" svg:d="M136 137c37 0 72 0 108 0 5 0 12-2 12-9 0-9-7-8-12-8-36 0-71 0-108 0 0-36 0-72 0-108 0-5 0-12-7-12-9 0-9 7-9 12 0 36 0 72 0 108-36 0-72 0-108 0-5 0-12-1-12 8 0 7 7 9 12 9 36 0 72 0 108 0 0 35 0 71 0 106 0 6 0 12 9 12 7 0 7-6 7-12 0-35 0-71 0-106z"><text:p/></draw:path><draw:path draw:style-name="gr3" draw:text-style-name="P6" svg:width="0.0602in" svg:height="0.1in" svg:x="0.778in" svg:y="0.013in" svg:viewBox="0 0 154 255" svg:d="M30 226c13-14 27-26 40-39 61-53 84-74 84-112 0-44-35-75-83-75-42 0-71 35-71 69 0 22 19 22 20 22 6 0 21-4 21-21 0-9-8-19-21-19-4 0-5 0-6 0 9-26 30-39 53-39 35 0 52 31 52 63 0 31-20 60-41 85-24 27-49 54-74 81-4 5-4 6-4 14 47 0 96 0 143 0 3-22 8-44 11-66-3 0-7 0-10 0-2 12-4 28-9 33-2 4-27 4-36 4-23 0-46 0-69 0z"><text:p/></draw:path><draw:path draw:style-name="gr3" draw:text-style-name="P6" svg:width="0.0346in" svg:height="0.1512in" svg:x="0.8614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819in" svg:height="0.0685in" svg:x="0.9102in" svg:y="0.0461in" svg:viewBox="0 0 209 175" svg:d="M22 148c-1 6-3 15-3 17 0 7 5 10 11 10 5 0 12-3 14-11 1-1 5-19 8-29 3-12 5-23 8-34 3-9 5-17 7-26 1-7 4-18 4-19 7-12 27-47 64-47 17 0 21 14 21 26 0 24-20 74-25 91-3 8-5 13-5 17 0 19 14 32 32 32 37 0 51-56 51-59 0-4-3-4-4-4-5 0-5 1-6 7-9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" draw:text-style-name="P6" svg:width="0.1008in" svg:height="0.1in" svg:x="1.039in" svg:y="0.0252in" svg:viewBox="0 0 257 255" svg:d="M136 137c37 0 72 0 108 0 6 0 13-2 13-9 0-9-7-8-13-8-36 0-71 0-108 0 0-36 0-72 0-108 0-5 0-12-7-12-8 0-8 7-8 12 0 36 0 72 0 108-36 0-72 0-108 0-5 0-13-1-13 8 0 7 8 9 13 9 36 0 72 0 108 0 0 35 0 71 0 106 0 6 0 12 8 12 7 0 7-6 7-12 0-35 0-71 0-106z"><text:p/></draw:path><draw:path draw:style-name="gr3" draw:text-style-name="P6" svg:width="0.05in" svg:height="0.1in" svg:x="1.196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5in" svg:height="0.1512in" svg:x="1.267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">, נשתמש בכלל אטא. משום ש־</text:span><text:span text:style-name="T5"><draw:g text:anchor-type="as-char" svg:y="-0.1075in" draw:z-index="362" draw:name="Shape356" draw:style-name="gr1"><svg:title>TexMaths</svg:title><svg:desc>11§display§f§svg§600§FALSE§</svg:desc><draw:path draw:style-name="gr2" draw:text-style-name="P5" svg:width="0.0673in" svg:height="0.1217in" svg:x="0.0004in" svg:y="0.0075in" svg:viewBox="0 0 172 310" svg:d="M0 0c57 0 115 0 172 0 0 103 0 207 0 310-57 0-115 0-172 0 0-103 0-207 0-310z"><text:p/></draw:path><draw:path draw:style-name="gr3" draw:text-style-name="P6" svg:width="0.0748in" svg:height="0.1374in" svg:x="0.0008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5"> מלא ב־</text:span><text:span text:style-name="T5"><draw:g text:anchor-type="as-char" svg:y="-0.1035in" draw:z-index="363" draw:name="Shape357" draw:style-name="gr1"><svg:title>TexMaths</svg:title><svg:desc>11§display§\Z§svg§600§FALSE§</svg:desc><draw:path draw:style-name="gr2" draw:text-style-name="P5" svg:width="0.0803in" svg:height="0.0878in" svg:x="0.0039in" svg:y="0.0071in" svg:viewBox="0 0 205 224" svg:d="M0 0c68 0 136 0 205 0 0 75 0 149 0 224-69 0-137 0-205 0 0-75 0-149 0-224z"><text:p/></draw:path><draw:path draw:style-name="gr3" draw:text-style-name="P6" svg:width="0.0913in" svg:height="0.1035in" svg:x="0.0004in" svg:y="0in" svg:viewBox="0 0 233 264" svg:d="M218 14c3-5 3-6 3-7 0-7-5-7-12-7-58 0-118 0-176 0-12 0-12 1-13 11-2 18-5 34-7 52 0 1 0 3 0 5 0 6 5 8 7 8 3 0 5-3 6-6 2-9 6-26 29-41 22-15 48-16 62-16 9 0 21 0 30 0-47 79-95 158-144 236-3 6-3 7-3 8 0 7 5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5"> אז לפי הרכבה </text:span><text:span text:style-name="T5"><draw:g text:anchor-type="as-char" svg:y="-0.1429in" draw:z-index="364" draw:name="Shape358" draw:style-name="gr1"><svg:title>TexMaths</svg:title><svg:desc>11§display§f^{(n + 1)}§svg§600§FALSE§</svg:desc><draw:path draw:style-name="gr2" draw:text-style-name="P5" svg:width="0.3858in" svg:height="0.1575in" svg:x="0.0004in" svg:y="0.0079in" svg:viewBox="0 0 981 401" svg:d="M491 401c-164 0-327 0-491 0 0-133 0-268 0-401 327 0 654 0 981 0 0 133 0 268 0 401-163 0-327 0-490 0z"><text:p/></draw:path><draw:path draw:style-name="gr3" draw:text-style-name="P6" svg:width="0.0752in" svg:height="0.1374in" svg:x="0.0008in" svg:y="0.0354in" svg:viewBox="0 0 192 350" svg:d="M121 118c11 0 22 0 33 0 8 0 12 0 12-8 0-4-4-4-11-4-11 0-21 0-32 0 3-16 6-30 9-44 1-8 6-36 9-41 3-7 10-12 17-12 2 0 12 0 20 6-18 2-21 16-21 21 0 9 7 14 14 14 10 0 21-9 21-24 0-17-17-26-34-26-12 0-37 7-48 45-2 8-3 12-13 61-9 0-18 0-27 0-7 0-11 0-11 7 0 5 4 5 10 5 9 0 18 0 27 0-10 51-20 101-30 151-7 37-13 73-33 73-2 0-12 0-19-7 18-1 21-15 21-21 0-9-6-13-14-13-10 0-21 7-21 23s16 26 33 26c21 0 36-23 43-37 13-24 22-72 22-74 7-40 15-80 23-121z"><text:p/></draw:path><draw:path draw:style-name="gr3" draw:text-style-name="P6" svg:width="0.0272in" svg:height="0.1055in" svg:x="0.0957in" svg:y="0in" svg:viewBox="0 0 70 269" svg:d="M65 0c-52 36-65 94-65 136 0 37 11 96 65 133 2 0 5 0 5-3 0-2-1-3-2-4-36-32-49-77-49-126 0-73 27-110 49-129 1-1 2-3 2-4 0-3-3-3-5-3z"><text:p/></draw:path><draw:path draw:style-name="gr3" draw:text-style-name="P6" svg:width="0.0646in" svg:height="0.0476in" svg:x="0.1358in" svg:y="0.0335in" svg:viewBox="0 0 165 122" svg:d="M21 102c-1 4-3 10-3 11 0 6 5 9 9 9 5 0 9-4 10-6 1-3 4-11 6-17 1-5 3-17 5-24 1-6 4-12 5-18 3-12 3-13 11-25 7-10 21-24 40-24 17 0 17 13 17 18 0 17-12 47-17 58-2 7-3 10-3 15 0 14 11 23 25 23 28 0 39-37 39-42 0-3-3-3-5-3-3 0-3 1-4 5-7 22-18 33-29 33-5 0-6-5-6-10 0-6 1-10 5-22 4-8 15-37 15-52 0-27-21-31-36-31-21 0-37 14-45 24-2-18-17-24-29-24-11 0-18 9-21 14-6 10-10 26-10 28 0 3 3 2 4 3 5 0 5-1 7-9 3-15 9-28 20-28 6 0 9 5 9 13 0 5-3 14-5 22-2 7-4 19-6 24-3 11-6 23-8 35z"><text:p/></draw:path><draw:path draw:style-name="gr3" draw:text-style-name="P6" svg:width="0.078in" svg:height="0.078in" svg:x="0.213in" svg:y="0.0138in" svg:viewBox="0 0 199 199" svg:d="M107 107c27 0 55 0 82 0 3 0 10 0 10-7 0-6-6-6-10-6-27 0-55 0-82 0 0-28 0-57 0-84 0-3 0-10-7-10s-7 7-7 10c0 27 0 56 0 84-27 0-56 0-83 0-3 0-10 0-10 6 0 7 7 7 10 7 27 0 56 0 83 0 0 27 0 55 0 83 0 3 0 9 7 9s7-5 7-9c0-28 0-56 0-83z"><text:p/></draw:path><draw:path draw:style-name="gr3" draw:text-style-name="P6" svg:width="0.0382in" svg:height="0.0705in" svg:x="0.3106in" svg:y="0.0091in" svg:viewBox="0 0 98 180" svg:d="M60 8c0-7 0-8-7-8-18 18-42 18-53 18 0 3 0 6 0 10 5 0 24 0 38-8 0 46 0 91 0 138 0 8 0 12-26 12-3 0-8 0-11 0 0 3 0 6 0 10 6 0 39-2 48-2s43 2 49 2c0-4 0-7 0-10-3 0-7 0-10 0-28 0-28-4-28-12 0-51 0-101 0-150z"><text:p/></draw:path><draw:path draw:style-name="gr3" draw:text-style-name="P6" svg:width="0.0272in" svg:height="0.1055in" svg:x="0.3669in" svg:y="0in" svg:viewBox="0 0 70 269" svg:d="M5 0c-2 0-5 0-5 3 0 1 1 3 2 5 23 21 50 57 50 128 0 56-18 99-47 124-5 4-5 4-5 6s1 3 3 3c4 0 30-18 48-51 12-22 19-51 19-82 0-39-12-97-65-136z"><text:p/></draw:path></draw:g></text:span><text:span text:style-name="T5"><text:s/>היא גם על </text:span><text:span text:style-name="T5"><draw:g text:anchor-type="as-char" svg:y="-0.1035in" draw:z-index="365" draw:name="Shape359" draw:style-name="gr1"><svg:title>TexMaths</svg:title><svg:desc>11§display§\Z§svg§600§FALSE§</svg:desc><draw:path draw:style-name="gr2" draw:text-style-name="P5" svg:width="0.0803in" svg:height="0.0878in" svg:x="0.0039in" svg:y="0.0071in" svg:viewBox="0 0 205 224" svg:d="M0 0c68 0 136 0 205 0 0 75 0 149 0 224-69 0-137 0-205 0 0-75 0-149 0-224z"><text:p/></draw:path><draw:path draw:style-name="gr3" draw:text-style-name="P6" svg:width="0.0913in" svg:height="0.1035in" svg:x="0.0004in" svg:y="0in" svg:viewBox="0 0 233 264" svg:d="M218 14c3-5 3-6 3-7 0-7-5-7-12-7-58 0-118 0-176 0-12 0-12 1-13 11-2 18-5 34-7 52 0 1 0 3 0 5 0 6 5 8 7 8 3 0 5-3 6-6 2-9 6-26 29-41 22-15 48-16 62-16 10 0 21 0 30 0-47 79-95 158-144 236-3 6-3 7-3 8 0 7 6 7 13 7 66 0 131 0 197 0 11 0 11-1 13-11 4-26 7-51 10-76 0-5-3-7-6-7-6 0-7 3-8 11-7 32-36 70-91 70-18 0-37 0-54 0 48-79 95-158 144-237zM33 13c7 0 13 0 20 0v1c-10 6-18 12-22 17 1-6 1-12 2-18zM163 13c13 0 26 0 39 0-48 80-95 158-144 238-13 0-26 0-39 0 48-80 97-158 144-238zM184 249c11-5 21-14 29-25-1 8-2 12-3 27-9 0-17 0-26 0z"><text:p/></draw:path></draw:g></text:span><text:span text:style-name="T5"><text:s/>וסה"כ הדומיין שווה. לכן, יהי </text:span><text:span text:style-name="T5"><draw:g text:anchor-type="as-char" svg:y="-0.1035in" draw:z-index="366" draw:name="Shape360" draw:style-name="gr1"><svg:title>TexMaths</svg:title><svg:desc>11§display§x \in \Z§svg§600§FALSE§</svg:desc><draw:path draw:style-name="gr2" draw:text-style-name="P5" svg:width="0.3524in" svg:height="0.0933in" svg:x="0.0039in" svg:y="0.0075in" svg:viewBox="0 0 896 238" svg:d="M449 238c-150 0-300 0-449 0 0-79 0-159 0-238 299 0 598 0 896 0 0 79 0 159 0 238-149 0-298 0-447 0z"><text:p/></draw:path><draw:path draw:style-name="gr3" draw:text-style-name="P6" svg:width="0.0752in" svg:height="0.0677in" svg:x="0.0004in" svg:y="0.0374in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3" draw:text-style-name="P6" svg:width="0.0756in" svg:height="0.087in" svg:x="0.1374in" svg:y="0.022in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3" draw:text-style-name="P6" svg:width="0.0921in" svg:height="0.1028in" svg:x="0.272in" svg:y="0.0004in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</text:span><text:span text:style-name="T5">, נוכיח </text:span><text:span text:style-name="T5"><draw:g text:anchor-type="as-char" svg:y="-0.1425in" draw:z-index="369" draw:name="Shape361" draw:style-name="gr1"><svg:title>TexMaths</svg:title><svg:desc>11§display§(\lambda x \in \Z. x + 2(n + 1))(x) = f^{(n)}(f(x))§svg§600§FALSE§</svg:desc><draw:path draw:style-name="gr2" draw:text-style-name="P5" svg:width="2.5051in" svg:height="0.1646in" svg:x="0.0004in" svg:y="0.0071in" svg:viewBox="0 0 6364 419" svg:d="M3182 419c-1061 0-2122 0-3182 0 0-140 0-279 0-419 2121 0 4243 0 6364 0 0 140 0 279 0 419-1061 0-2121 0-3182 0z"><text:p/></draw:path><draw:path draw:style-name="gr3" draw:text-style-name="P6" svg:width="0.035in" svg:height="0.1516in" svg:x="0.0079in" svg:y="0.028in" svg:viewBox="0 0 90 386" svg:d="M90 381c0-1 0-1-6-7-49-50-62-123-62-181 0-67 15-135 63-182 5-5 5-5 5-7 0-3-2-4-4-4-3 0-39 26-62 75-20 43-24 86-24 118 0 31 4 76 25 120 23 47 58 73 61 73 2 0 4-1 4-5z"><text:p/></draw:path><draw:path draw:style-name="gr3" draw:text-style-name="P6" svg:width="0.0744in" svg:height="0.1067in" svg:x="0.0602in" svg:y="0.0362in" svg:viewBox="0 0 190 272" svg:d="M117 155c16 41 35 98 40 107 7 9 10 9 21 9 4 0 6 0 9 0s3-2 3-4c0-1 0-1-1-4-4-4-6-10-9-17-26-73-52-146-79-218-7-24-28-28-47-28-2 0-7 0-7 4 0 3 3 3 4 4 12 2 15 4 25 31 12 35 25 70 37 105-35 36-71 71-106 105-5 4-7 7-7 12 0 6 4 11 11 11s10-4 13-9c31-35 62-71 93-108z"><text:p/></draw:path><draw:path draw:style-name="gr3" draw:text-style-name="P6" svg:width="0.0756in" svg:height="0.0685in" svg:x="0.1453in" svg:y="0.0752in" svg:viewBox="0 0 193 175" svg:d="M118 54c2-10 11-45 38-45 2 0 11 0 20 4-11 2-19 12-19 21 0 7 5 14 15 14 8 0 21-7 21-23 0-19-24-25-37-25-22 0-35 21-40 30-9-26-30-30-41-30-41 0-63 50-63 60 0 4 3 4 5 4 3 0 4-1 5-4 13-41 39-51 52-51 6 0 21 3 21 25 0 12-7 39-21 93-7 24-20 39-38 39-2 0-11 0-18-4 10-2 17-10 17-21s-7-14-14-14c-11 0-21 11-21 23 0 18 20 25 36 25 26 0 40-27 41-30 4 15 19 30 42 30 39 0 61-49 61-59 0-5-3-5-4-5-3 0-4 3-5 5-13 42-39 50-51 50-15 0-22-12-22-25 0-9 2-16 7-34 4-18 8-35 13-53z"><text:p/></draw:path><draw:path draw:style-name="gr3" draw:text-style-name="P6" svg:width="0.076in" svg:height="0.0878in" svg:x="0.2823in" svg:y="0.0598in" svg:viewBox="0 0 194 224" svg:d="M180 119c7 0 14 0 14-8 0-7-7-7-14-7-55 0-108 0-163 0 4-52 49-89 103-89 20 0 41 0 60 0 7 0 14 0 14-7 0-8-7-8-14-8-20 0-40 0-61 0-66 0-119 48-119 111 0 62 53 113 119 113 21 0 41 0 61 0 7 0 14 0 14-8s-7-8-14-8c-19 0-40 0-60 0-54 0-99-37-103-89 55 0 108 0 163 0z"><text:p/></draw:path><draw:path draw:style-name="gr3" draw:text-style-name="P6" svg:width="0.0921in" svg:height="0.1031in" svg:x="0.4181in" svg:y="0.0386in" svg:viewBox="0 0 235 263" svg:d="M220 14c3-5 3-6 3-7 0-7-5-7-13-7-59 0-118 0-177 0-12 0-12 1-13 11-2 18-3 34-6 52 0 2-1 3-1 5 0 6 5 8 7 8 3 0 6-3 6-7 3-8 6-25 29-40 22-15 50-16 63-16 10 0 21 0 31 0-49 78-97 158-146 236-3 6-3 7-3 8 0 6 7 6 13 6 66 0 132 0 198 0 12 0 12-1 13-11 4-24 8-49 11-75 0-4-3-6-6-6-7 0-7 3-8 11-6 32-37 68-92 68-19 0-37 0-55 0 48-78 98-157 146-236zM33 13c7 0 14 0 21 0v1c-11 6-19 12-23 17 1-6 1-12 2-18zM165 13c13 0 26 0 40 0-49 80-98 159-147 237-13 0-26 0-39 0 48-78 98-157 146-237zM185 249c11-4 21-13 30-24 0 8-2 12-4 25-9 0-17 0-26 0z"><text:p/></draw:path><draw:path draw:style-name="gr3" draw:text-style-name="P6" svg:width="0.0157in" svg:height="0.0157in" svg:x="0.5283in" svg:y="0.1252in" svg:viewBox="0 0 41 41" svg:d="M41 21c0-12-10-21-21-21s-20 9-20 21c0 11 9 20 20 20s21-9 21-20z"><text:p/></draw:path><draw:path draw:style-name="gr3" draw:text-style-name="P6" svg:width="0.0756in" svg:height="0.0685in" svg:x="0.5618in" svg:y="0.0752in" svg:viewBox="0 0 193 175" svg:d="M118 54c3-10 12-45 38-45 2 0 11 0 20 4-11 2-19 12-19 21 0 7 5 14 15 14 8 0 21-7 21-23 0-19-22-25-36-25-23 0-36 21-40 30-10-26-31-30-42-30-41 0-63 50-63 60 0 4 3 3 5 4 3 0 4-1 5-4 13-41 39-51 52-51 7 0 21 3 21 25 0 12-7 39-21 93-7 24-20 39-37 39-2 0-12 0-19-4 10-2 18-10 18-21s-8-14-14-14c-12 0-22 11-22 23 0 18 20 25 36 25 26 0 40-27 41-30 4 15 19 30 42 30 39 0 61-49 61-59 0-5-3-5-4-5-3 0-4 3-4 5-14 42-40 50-52 50-15 0-22-12-22-25 0-9 3-16 7-34s8-35 13-53z"><text:p/></draw:path><draw:path draw:style-name="gr3" draw:text-style-name="P6" svg:width="0.1004in" svg:height="0.1004in" svg:x="0.687in" svg:y="0.0539in" svg:viewBox="0 0 256 256" svg:d="M136 136c37 0 72 0 108 0 6 0 12 0 12-8s-6-8-12-8c-36 0-71 0-108 0 0-36 0-72 0-108 0-5 0-12-7-12-8 0-8 7-8 12 0 36 0 72 0 108-36 0-73 0-109 0-5 0-12 0-12 8s7 8 12 8c36 0 73 0 109 0 0 36 0 72 0 109 0 4 0 11 8 11 7 0 7-7 7-11 0-37 0-73 0-109z"><text:p/></draw:path><draw:path draw:style-name="gr3" draw:text-style-name="P6" svg:width="0.0602in" svg:height="0.1004in" svg:x="0.8382in" svg:y="0.0413in" svg:viewBox="0 0 154 256" svg:d="M30 227c13-13 27-26 40-40 61-53 84-73 84-112 0-44-34-75-81-75-44 0-73 35-73 69 0 22 20 22 21 22 7 0 20-5 20-20 0-10-7-20-21-20-3 0-3 0-5 0 9-26 30-40 52-40 35 0 52 32 52 64 0 31-19 61-41 85-24 27-49 55-74 82-4 4-4 5-4 14 47 0 96 0 143 0 3-22 8-44 11-66-3 0-7 0-10 0-1 12-4 28-8 34-3 3-28 3-37 3-23 0-46 0-69 0z"><text:p/></draw:path><draw:path draw:style-name="gr3" draw:text-style-name="P6" svg:width="0.0346in" svg:height="0.1516in" svg:x="0.9217in" svg:y="0.028in" svg:viewBox="0 0 89 386" svg:d="M89 381c0-1 0-1-6-7-49-50-61-123-61-181 0-67 15-135 63-182 4-5 4-5 4-7 0-3-1-4-3-4-5 0-39 26-62 75-20 43-24 86-24 118 0 31 4 76 25 120 23 47 56 73 61 73 2 0 3-1 3-5z"><text:p/></draw:path><draw:path draw:style-name="gr3" draw:text-style-name="P6" svg:width="0.0819in" svg:height="0.0685in" svg:x="0.9701in" svg:y="0.0752in" svg:viewBox="0 0 209 175" svg:d="M23 148c-1 6-4 15-4 17 0 7 5 10 12 10 4 0 11-3 14-11 0-1 5-19 7-28 3-13 5-24 9-35 2-8 4-17 6-26 1-7 5-18 6-19 5-12 26-47 62-47 18 0 21 14 21 26 0 25-18 74-25 91-3 8-3 13-3 17 0 19 13 32 30 32 37 0 51-56 51-59 0-5-3-5-4-5-4 0-4 3-6 8-8 26-21 47-39 47-7 0-9-3-9-12 0-10 3-18 6-27 8-21 23-63 23-85 0-27-16-42-44-42-35 0-53 25-60 34-2-22-18-34-35-34-18 0-26 15-30 22-5 13-11 36-11 38 0 4 3 4 4 4 5 0 5-1 7-9 7-27 14-46 29-46 7 0 12 4 12 17 0 8-1 13-7 32-8 30-14 60-22 90z"><text:p/></draw:path><draw:path draw:style-name="gr3" draw:text-style-name="P6" svg:width="0.1008in" svg:height="0.1004in" svg:x="1.0992in" svg:y="0.0539in" svg:viewBox="0 0 257 256" svg:d="M136 136c37 0 72 0 108 0 6 0 13 0 13-8s-7-8-13-8c-36 0-71 0-108 0 0-36 0-72 0-108 0-5 0-12-7-12-8 0-8 7-8 12 0 36 0 72 0 108-36 0-71 0-108 0-5 0-13 0-13 8s8 8 13 8c37 0 72 0 108 0 0 36 0 72 0 109 0 4 0 11 8 11 7 0 7-7 7-11 0-37 0-73 0-109z"><text:p/></draw:path><draw:path draw:style-name="gr3" draw:text-style-name="P6" svg:width="0.05in" svg:height="0.1004in" svg:x="1.2559in" svg:y="0.0413in" svg:viewBox="0 0 128 256" svg:d="M79 10c0-10 0-10-9-10-23 24-57 24-70 24 0 5 0 8 0 12 8 0 31 0 51-10 0 67 0 133 0 200 0 14-1 19-36 19-4 0-7 0-12 0 0 3 0 7 0 11 14-1 47-1 62-1s49 0 63 1c0-4 0-8 0-11-5 0-8 0-12 0-36 0-37-5-37-19 0-73 0-144 0-216z"><text:p/></draw:path><draw:path draw:style-name="gr3" draw:text-style-name="P6" svg:width="0.0346in" svg:height="0.1516in" svg:x="1.3276in" svg:y="0.028in" svg:viewBox="0 0 89 386" svg:d="M89 193c0-30-3-76-25-120-23-48-56-73-61-73-2 0-3 1-3 4 0 2 0 2 8 9 37 38 59 99 59 180 0 65-14 133-63 182-4 5-4 5-4 6 0 3 1 5 3 5 5 0 40-27 62-76 20-42 24-84 24-117z"><text:p/></draw:path><draw:path draw:style-name="gr3" draw:text-style-name="P6" svg:width="0.0346in" svg:height="0.1516in" svg:x="1.3866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6" svg:width="0.0346in" svg:height="0.1516in" svg:x="1.452in" svg:y="0.028in" svg:viewBox="0 0 89 386" svg:d="M89 381c0-1 0-1-6-7-48-50-61-123-61-181 0-67 15-135 63-182 4-5 4-5 4-7 0-3-1-4-3-4-5 0-39 26-62 75-20 43-24 86-24 118 0 31 4 76 25 120 23 47 56 73 61 73 2 0 3-1 3-5z"><text:p/></draw:path><draw:path draw:style-name="gr3" draw:text-style-name="P6" svg:width="0.0756in" svg:height="0.0685in" svg:x="1.5008in" svg:y="0.0752in" svg:viewBox="0 0 193 175" svg:d="M118 54c2-10 11-45 38-45 2 0 11 0 20 4-11 2-19 12-19 21 0 7 5 14 15 14 8 0 21-7 21-23 0-19-24-25-37-25-22 0-35 21-40 30-9-26-30-30-42-30-40 0-62 50-62 60 0 4 3 4 5 4 3 0 4-1 5-4 13-41 39-51 52-51 6 0 21 3 21 25 0 12-7 39-21 93-7 24-20 39-38 39-2 0-11 0-18-4 10-2 17-10 17-21s-7-14-14-14c-11 0-21 11-21 23 0 18 20 25 36 25 26 0 40-27 41-30 4 15 19 30 42 30 39 0 61-49 61-59 0-5-3-5-4-5-3 0-4 3-5 5-13 42-39 50-51 50-15 0-22-12-22-25 0-9 2-16 7-34 4-18 8-35 13-53z"><text:p/></draw:path><draw:path draw:style-name="gr3" draw:text-style-name="P6" svg:width="0.0346in" svg:height="0.1516in" svg:x="1.5921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6" svg:width="0.1004in" svg:height="0.035in" svg:x="1.6933in" svg:y="0.0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6in" svg:height="0.1374in" svg:x="1.8531in" svg:y="0.0354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8c0 4 4 4 11 4 9 0 17 0 26 0-10 51-19 101-29 151-6 37-13 73-34 73-1 0-11 0-19-7 19-1 22-15 22-21 0-9-7-13-14-13-10 0-22 8-22 23 0 18 18 26 33 26 22 0 37-23 44-37 12-24 21-71 22-73 8-41 15-81 23-122z"><text:p/></draw:path><draw:path draw:style-name="gr3" draw:text-style-name="P6" svg:width="0.0272in" svg:height="0.1055in" svg:x="1.9484in" svg:y="0in" svg:viewBox="0 0 70 269" svg:d="M65 0c-52 36-65 94-65 136 0 37 11 97 65 133 2 0 5 0 5-2s-1-2-3-5c-35-32-48-77-48-126 0-73 27-110 49-129 1-1 2-3 2-4 0-3-3-3-5-3z"><text:p/></draw:path><draw:path draw:style-name="gr3" draw:text-style-name="P6" svg:width="0.0646in" svg:height="0.0476in" svg:x="1.9886in" svg:y="0.0327in" svg:viewBox="0 0 165 122" svg:d="M20 102c-1 4-2 10-2 12 0 5 4 8 8 8 6 0 10-4 11-6 2-4 4-11 5-17 2-5 4-17 6-24 2-6 4-12 5-18 3-11 3-13 11-24s21-25 41-25c15 0 16 13 16 18 0 17-12 47-16 58-3 7-4 10-4 15 0 15 11 23 26 23 27 0 38-37 38-42 0-3-3-3-4-3-4 0-4 1-5 5-6 22-18 33-28 33-7 0-8-5-8-10 0-6 2-10 7-22 3-8 14-37 14-52 0-27-21-31-35-31-22 0-38 14-45 24-3-18-19-24-30-24s-18 9-21 14c-7 10-10 26-10 28 0 3 3 3 4 3 5 0 5-1 7-9 3-15 9-28 20-28 6 0 9 5 9 13 0 5-4 14-5 22-2 7-4 19-6 24-4 12-6 23-9 35z"><text:p/></draw:path><draw:path draw:style-name="gr3" draw:text-style-name="P6" svg:width="0.0268in" svg:height="0.1055in" svg:x="2.0665in" svg:y="0in" svg:viewBox="0 0 69 269" svg:d="M4 0c-1 0-4 0-4 3 0 1 0 3 2 5 23 21 50 57 50 128 0 56-18 99-48 124-4 5-4 6-4 7 0 2 0 2 3 2 4 0 29-18 47-50 12-23 19-51 19-83 0-39-11-97-65-136z"><text:p/></draw:path><draw:path draw:style-name="gr3" draw:text-style-name="P6" svg:width="0.035in" svg:height="0.1516in" svg:x="2.1291in" svg:y="0.028in" svg:viewBox="0 0 90 386" svg:d="M90 381c0-1 0-1-6-7-49-50-61-123-61-181 0-67 14-135 62-182 5-5 5-5 5-7 0-3-2-4-4-4-3 0-39 26-62 75-18 43-24 86-24 118 0 31 4 76 26 120 24 47 57 73 60 73 2 0 4-1 4-5z"><text:p/></draw:path><draw:path draw:style-name="gr3" draw:text-style-name="P6" svg:width="0.0756in" svg:height="0.1374in" svg:x="2.1815in" svg:y="0.0354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8 0 4 4 4 10 4 9 0 18 0 27 0-10 51-20 101-30 151-7 37-13 73-33 73-2 0-11 0-19-7 18-1 21-15 21-21 0-9-6-13-14-13-10 0-21 8-21 23 0 18 17 26 33 26 21 0 36-23 43-37 13-24 22-71 22-73 8-41 15-81 23-122z"><text:p/></draw:path><draw:path draw:style-name="gr3" draw:text-style-name="P6" svg:width="0.0346in" svg:height="0.1516in" svg:x="2.2795in" svg:y="0.028in" svg:viewBox="0 0 89 386" svg:d="M89 381c0-1 0-1-6-7-49-50-61-123-61-181 0-67 15-135 63-182 4-5 4-5 4-7 0-3-1-4-3-4-5 0-39 26-62 75-20 43-24 86-24 118 0 31 4 76 25 120 23 47 56 73 61 73 2 0 3-1 3-5z"><text:p/></draw:path><draw:path draw:style-name="gr3" draw:text-style-name="P6" svg:width="0.0756in" svg:height="0.0685in" svg:x="2.328in" svg:y="0.0752in" svg:viewBox="0 0 193 175" svg:d="M118 54c2-10 11-45 38-45 2 0 11 0 19 4-10 2-18 12-18 21 0 7 4 14 15 14 8 0 21-7 21-23 0-19-24-25-37-25-22 0-35 21-40 30-9-26-30-30-42-30-40 0-62 50-62 60 0 4 3 4 5 4 3 0 4-1 5-4 13-41 39-51 52-51 6 0 21 3 21 25 0 12-7 39-21 93-7 24-20 39-38 39-2 0-11 0-18-4 10-2 17-10 17-21s-7-14-14-14c-11 0-21 11-21 23 0 18 19 25 36 25 26 0 40-27 41-30 4 15 19 30 42 30 39 0 61-49 61-59 0-5-3-5-4-5-3 0-4 3-5 5-13 42-39 50-51 50-15 0-22-12-22-25 0-9 2-16 7-34 4-18 8-35 13-53z"><text:p/></draw:path><draw:path draw:style-name="gr3" draw:text-style-name="P6" svg:width="0.0346in" svg:height="0.1516in" svg:x="2.4193in" svg:y="0.028in" svg:viewBox="0 0 89 386" svg:d="M89 193c0-30-4-76-25-120-23-48-56-73-61-73-2 0-3 1-3 4 0 2 0 2 7 9 38 38 60 99 60 180 0 65-14 133-63 182-4 5-4 5-4 6 0 3 1 5 3 5 5 0 39-27 62-76 20-42 24-84 24-117z"><text:p/></draw:path><draw:path draw:style-name="gr3" draw:text-style-name="P6" svg:width="0.035in" svg:height="0.1516in" svg:x="2.478in" svg:y="0.028in" svg:viewBox="0 0 90 386" svg:d="M90 193c0-30-4-76-25-120-24-48-57-73-61-73-2 0-4 1-4 4 0 2 0 2 8 9 37 38 59 99 59 180 0 65-14 133-61 182-6 5-6 5-6 6 0 3 2 5 4 5 4 0 39-27 62-76 20-42 24-84 24-117z"><text:p/></draw:path></draw:g></text:span><text:span text:style-name="T5">, או באופן שקול לפי כלל בטא </text:span><text:span text:style-name="T5"><draw:g text:anchor-type="as-char" svg:y="-0.1425in" draw:z-index="368" draw:name="Shape362" draw:style-name="gr1"><svg:title>TexMaths</svg:title><svg:desc>11§display§x + 2(n + 1) = f^{(n)}(x + 2)§svg§600§FALSE§</svg:desc><draw:path draw:style-name="gr2" draw:text-style-name="P5" svg:width="1.7287in" svg:height="0.1646in" svg:x="0.0039in" svg:y="0.0071in" svg:viewBox="0 0 4392 419" svg:d="M2196 419c-733 0-1464 0-2196 0 0-140 0-279 0-419 1464 0 2927 0 4392 0 0 140 0 279 0 419-732 0-1465 0-2196 0z"><text:p/></draw:path><draw:path draw:style-name="gr3" draw:text-style-name="P6" svg:width="0.0756in" svg:height="0.0685in" svg:x="0.0004in" svg:y="0.0752in" svg:viewBox="0 0 193 175" svg:d="M119 54c2-10 11-45 37-45 2 0 12 0 20 4-11 2-19 12-19 21 0 7 5 14 15 14 8 0 21-7 21-23 0-19-22-25-36-25-23 0-36 21-40 30-10-26-31-30-42-30-41 0-63 50-63 60 0 4 5 4 6 4 2 0 3-1 4-4 13-41 39-51 52-51 7 0 21 3 21 25 0 12-7 39-21 93-6 24-20 39-37 39-2 0-11 0-19-4 10-2 18-10 18-21s-8-14-14-14c-12 0-22 11-22 23 0 18 20 25 36 25 27 0 40-27 41-30 6 15 19 30 42 30 39 0 63-49 63-59 0-5-5-5-6-5-3 0-4 3-4 5-14 42-40 50-52 50-15 0-21-12-21-25 0-9 2-16 7-34 4-18 8-35 13-53z"><text:p/></draw:path><draw:path draw:style-name="gr3" draw:text-style-name="P6" svg:width="0.1004in" svg:height="0.1004in" svg:x="0.1256in" svg:y="0.0539in" svg:viewBox="0 0 256 256" svg:d="M136 136c37 0 72 0 108 0 6 0 12 0 12-8s-6-8-12-8c-36 0-71 0-108 0 0-36 0-72 0-108 0-5 0-12-7-12-8 0-8 7-8 12 0 36 0 72 0 108-36 0-73 0-109 0-5 0-12 0-12 8s7 8 12 8c36 0 73 0 109 0 0 36 0 72 0 109 0 4 0 11 8 11 7 0 7-7 7-11 0-37 0-73 0-109z"><text:p/></draw:path><draw:path draw:style-name="gr3" draw:text-style-name="P6" svg:width="0.0602in" svg:height="0.1004in" svg:x="0.2768in" svg:y="0.0413in" svg:viewBox="0 0 154 256" svg:d="M30 227c13-13 27-26 40-40 61-53 84-73 84-112 0-44-34-75-81-75-44 0-73 35-73 69 0 22 20 22 21 22 7 0 20-5 20-20 0-10-7-20-21-20-2 0-3 0-5 0 9-26 30-40 52-40 35 0 52 32 52 64 0 31-19 61-41 85-24 27-49 55-74 82-4 4-4 5-4 14 47 0 96 0 143 0 3-22 8-44 11-66-3 0-7 0-10 0-1 12-4 28-8 34-3 3-28 3-37 3-23 0-46 0-69 0z"><text:p/></draw:path><draw:path draw:style-name="gr3" draw:text-style-name="P6" svg:width="0.0346in" svg:height="0.1516in" svg:x="0.3602in" svg:y="0.028in" svg:viewBox="0 0 89 386" svg:d="M89 381c0-1 0-1-6-7-48-50-61-123-61-181 0-67 15-135 63-182 4-5 4-5 4-7 0-3-1-4-3-4-5 0-39 26-62 75-20 43-24 86-24 118 0 31 4 76 25 120 23 47 56 73 61 73 2 0 3-1 3-5z"><text:p/></draw:path><draw:path draw:style-name="gr3" draw:text-style-name="P6" svg:width="0.0819in" svg:height="0.0685in" svg:x="0.4091in" svg:y="0.0752in" svg:viewBox="0 0 209 175" svg:d="M23 148c-1 6-3 15-3 17 0 7 4 10 11 10 4 0 11-3 14-11 0-1 5-19 7-28 3-13 5-24 9-35 2-8 4-17 6-26 2-7 5-18 6-19 5-12 26-47 62-47 18 0 21 14 21 26 0 25-18 74-25 91-3 8-3 13-3 17 0 19 13 32 30 32 37 0 51-56 51-59 0-5-3-5-4-5-4 0-4 3-6 8-8 26-21 47-39 47-7 0-9-3-9-12 0-10 3-18 6-27 8-21 23-63 23-85 0-27-16-42-44-42-35 0-53 25-60 34-2-22-18-34-35-34-18 0-26 15-29 22-6 13-12 36-12 38 0 4 3 3 4 4 5 0 5-1 7-9 7-27 14-46 29-46 7 0 12 4 12 17 0 8-1 13-7 32-8 30-14 60-22 90z"><text:p/></draw:path><draw:path draw:style-name="gr3" draw:text-style-name="P6" svg:width="0.1008in" svg:height="0.1004in" svg:x="0.5378in" svg:y="0.0539in" svg:viewBox="0 0 257 256" svg:d="M136 136c37 0 73 0 109 0 5 0 12 0 12-8s-7-8-12-8c-36 0-72 0-109 0 0-36 0-72 0-108 0-5 0-12-7-12-8 0-8 7-8 12 0 36 0 72 0 108-36 0-71 0-108 0-5 0-13 0-13 8s8 8 13 8c37 0 72 0 108 0 0 36 0 72 0 109 0 4 0 11 8 11 7 0 7-7 7-11 0-37 0-73 0-109z"><text:p/></draw:path><draw:path draw:style-name="gr3" draw:text-style-name="P6" svg:width="0.05in" svg:height="0.1004in" svg:x="0.6953in" svg:y="0.0413in" svg:viewBox="0 0 128 256" svg:d="M79 10c0-10 0-10-9-10-23 24-57 24-70 24 0 5 0 8 0 12 8 0 31 0 51-10 0 67 0 133 0 200 0 14-1 19-36 19-4 0-7 0-12 0 0 3 0 7 0 11 14-1 47-1 62-1s49 0 63 1c0-4 0-8 0-11-5 0-8 0-12 0-36 0-37-5-37-19 0-73 0-144 0-216z"><text:p/></draw:path><draw:path draw:style-name="gr3" draw:text-style-name="P6" svg:width="0.0346in" svg:height="0.1516in" svg:x="0.7665in" svg:y="0.028in" svg:viewBox="0 0 89 386" svg:d="M89 193c0-30-3-76-25-120-23-48-56-73-61-73-2 0-3 1-3 4 0 2 0 2 8 9 37 38 59 99 59 180 0 65-14 133-63 182-4 5-4 5-4 6 0 3 1 5 3 5 5 0 40-27 62-76 20-42 24-84 24-117z"><text:p/></draw:path><draw:path draw:style-name="gr3" draw:text-style-name="P6" svg:width="0.1004in" svg:height="0.035in" svg:x="0.8681in" svg:y="0.086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756in" svg:height="0.1374in" svg:x="1.028in" svg:y="0.0354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8 0 4 4 4 11 4 9 0 17 0 26 0-10 51-19 101-29 151-7 37-13 73-34 73-1 0-11 0-18-7 18-1 21-15 21-21 0-9-6-13-14-13-10 0-21 8-21 23 0 18 17 26 32 26 22 0 37-23 44-37 12-24 21-71 22-73 8-41 15-81 23-122z"><text:p/></draw:path><draw:path draw:style-name="gr3" draw:text-style-name="P6" svg:width="0.0272in" svg:height="0.1055in" svg:x="1.1228in" svg:y="0in" svg:viewBox="0 0 70 269" svg:d="M65 0c-52 36-65 94-65 136 0 37 11 97 65 133 2 0 5 0 5-2s-1-2-2-5c-36-32-49-77-49-126 0-73 27-110 49-129 1-1 2-3 2-4 0-3-3-3-5-3z"><text:p/></draw:path><draw:path draw:style-name="gr3" draw:text-style-name="P6" svg:width="0.0646in" svg:height="0.0476in" svg:x="1.163in" svg:y="0.0327in" svg:viewBox="0 0 165 122" svg:d="M21 102c-1 4-3 10-3 12 0 5 5 8 10 8 4 0 8-4 9-6 2-4 4-11 6-17 1-5 3-17 5-24 2-6 4-12 5-18 3-11 3-13 11-24s21-25 41-25c16 0 16 13 16 18 0 17-12 47-16 58-3 7-4 10-4 15 0 15 11 23 26 23 27 0 38-37 38-42 0-3-3-3-4-3-4 0-4 1-5 5-6 22-17 33-28 33-6 0-7-5-7-10 0-6 1-10 6-22 3-8 14-37 14-52 0-27-21-31-35-31-22 0-38 14-45 24-3-18-18-24-30-24-11 0-18 9-21 14-6 10-10 26-10 28 0 3 3 2 4 3 5 0 5-1 7-9 3-15 9-28 20-28 6 0 9 5 9 13 0 5-3 14-5 22-2 7-4 19-6 24-3 12-6 23-8 35z"><text:p/></draw:path><draw:path draw:style-name="gr3" draw:text-style-name="P6" svg:width="0.0268in" svg:height="0.1055in" svg:x="1.2409in" svg:y="0in" svg:viewBox="0 0 69 269" svg:d="M4 0c-1 0-4 0-4 3 0 1 0 3 2 5 23 21 50 57 50 128 0 56-18 99-48 124-4 5-4 6-4 7 0 2 0 2 3 2 4 0 29-18 47-50 12-23 19-51 19-83 0-39-11-97-65-136z"><text:p/></draw:path><draw:path draw:style-name="gr3" draw:text-style-name="P6" svg:width="0.035in" svg:height="0.1516in" svg:x="1.3031in" svg:y="0.028in" svg:viewBox="0 0 90 386" svg:d="M90 381c0-1 0-1-6-7-49-50-61-123-61-181 0-67 14-135 62-182 5-5 5-5 5-7 0-3-1-4-4-4s-39 26-61 75c-19 43-25 86-25 118 0 31 4 76 26 120 24 47 57 73 60 73s4-1 4-5z"><text:p/></draw:path><draw:path draw:style-name="gr3" draw:text-style-name="P6" svg:width="0.0756in" svg:height="0.0685in" svg:x="1.352in" svg:y="0.0752in" svg:viewBox="0 0 193 175" svg:d="M119 54c2-10 11-45 37-45 2 0 12 0 20 4-11 2-19 12-19 21 0 7 5 14 15 14 8 0 21-7 21-23 0-19-22-25-36-25-23 0-36 21-40 30-10-26-31-30-42-30-41 0-63 50-63 60 0 4 5 4 6 4 2 0 3-1 4-4 13-41 39-51 52-51 7 0 21 3 21 25 0 12-7 39-21 93-6 24-20 39-37 39-2 0-11 0-19-4 10-2 18-10 18-21s-8-14-14-14c-12 0-22 11-22 23 0 18 20 25 37 25 26 0 39-27 40-30 6 15 19 30 42 30 41 0 63-49 63-59 0-5-5-5-6-5-3 0-4 3-4 5-14 42-40 50-52 50-15 0-21-12-21-25 0-9 2-16 7-34 4-18 8-35 13-53z"><text:p/></draw:path><draw:path draw:style-name="gr3" draw:text-style-name="P6" svg:width="0.1008in" svg:height="0.1004in" svg:x="1.4772in" svg:y="0.0539in" svg:viewBox="0 0 257 256" svg:d="M136 136c37 0 72 0 108 0 6 0 13 0 13-8s-7-8-13-8c-36 0-71 0-108 0 0-36 0-72 0-108 0-5 0-12-7-12-8 0-8 7-8 12 0 36 0 72 0 108-36 0-73 0-109 0-4 0-12 0-12 8s8 8 12 8c36 0 73 0 109 0 0 36 0 72 0 109 0 4 0 11 8 11 7 0 7-7 7-11 0-37 0-73 0-109z"><text:p/></draw:path><draw:path draw:style-name="gr3" draw:text-style-name="P6" svg:width="0.0602in" svg:height="0.1004in" svg:x="1.628in" svg:y="0.0413in" svg:viewBox="0 0 154 256" svg:d="M30 227c13-13 27-26 40-40 61-53 84-73 84-112 0-44-34-75-81-75-44 0-73 35-73 69 0 22 20 22 21 22 7 0 20-5 20-20 0-10-7-20-21-20-2 0-3 0-5 0 9-26 30-40 52-40 35 0 52 32 52 64 0 31-19 61-41 85-24 27-49 55-74 82-4 4-4 5-4 14 47 0 96 0 143 0 3-22 8-44 11-66-3 0-5 0-9 0-2 12-5 28-9 34-3 3-28 3-37 3-23 0-46 0-69 0z"><text:p/></draw:path><draw:path draw:style-name="gr3" draw:text-style-name="P6" svg:width="0.035in" svg:height="0.1516in" svg:x="1.7051in" svg:y="0.028in" svg:viewBox="0 0 90 386" svg:d="M90 193c0-30-4-76-25-120-23-48-57-73-61-73-2 0-4 1-4 4 0 2 0 2 8 9 37 38 59 99 59 180 0 65-14 133-61 182-6 5-6 5-6 6 0 3 2 5 4 5 4 0 39-27 62-76 20-42 24-84 24-117z"><text:p/></draw:path></draw:g></text:span><text:span text:style-name="T5"><text:s/>ולכן נמשיך ונקבל </text:span><text:span text:style-name="T5"><draw:g text:anchor-type="as-char" svg:y="-0.1134in" draw:z-index="370" draw:name="Shape363" draw:style-name="gr1"><svg:title>TexMaths</svg:title><svg:desc>11§display§x + 2(n + 1) = 2 + x + 2n = x+ 2(n + 1)§svg§600§FALSE§</svg:desc><draw:path draw:style-name="gr2" draw:text-style-name="P5" svg:width="2.7181in" svg:height="0.1354in" svg:x="0.0039in" svg:y="0.0071in" svg:viewBox="0 0 6905 345" svg:d="M0 0c2302 0 4603 0 6905 0 0 115 0 230 0 345-2302 0-4603 0-6905 0 0-115 0-230 0-345z"><text:p/></draw:path><draw:path draw:style-name="gr3" draw:text-style-name="P6" svg:width="0.0752in" svg:height="0.0681in" svg:x="0.0004in" svg:y="0.0461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" draw:text-style-name="P6" svg:width="0.1004in" svg:height="0.1008in" svg:x="0.1256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6" svg:width="0.0602in" svg:height="0.1008in" svg:x="0.2768in" svg:y="0.0126in" svg:viewBox="0 0 154 257" svg:d="M30 227c13-13 27-27 40-40 61-53 84-74 84-112 0-44-35-75-81-75-44 0-73 36-73 70 0 21 19 21 21 21 5 0 20-4 20-19 0-10-8-20-21-20-4 0-4 0-5 0 9-26 30-40 52-40 35 0 52 32 52 63s-19 62-41 86c-24 27-49 54-74 81-4 4-4 5-4 15 47 0 96 0 143 0 3-22 8-45 11-67-3 0-7 0-10 0-1 10-4 28-8 34-3 3-28 3-37 3-23 0-46 0-69 0z"><text:p/></draw:path><draw:path draw:style-name="gr3" draw:text-style-name="P6" svg:width="0.0346in" svg:height="0.1508in" svg:x="0.3602in" svg:y="0in" svg:viewBox="0 0 89 384" svg:d="M89 380c0-1 0-1-7-8-48-48-60-121-60-179 0-67 15-135 63-183 4-4 4-4 4-7 0-2-1-3-3-3-5 0-39 26-62 75-20 43-24 86-24 118 0 28 4 76 25 119 23 47 56 72 61 72 2 0 3-1 3-4z"><text:p/></draw:path><draw:path draw:style-name="gr3" draw:text-style-name="P6" svg:width="0.0819in" svg:height="0.0681in" svg:x="0.4087in" svg:y="0.0461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8-20 23-63 23-85 0-26-16-41-44-41-35 0-54 24-60 33-2-21-18-33-35-33-18 0-26 14-30 22-6 13-11 35-11 37 0 4 3 4 4 4 5 0 5 0 7-9 7-28 14-46 29-46 7 0 12 5 12 18 0 8-1 13-7 32-8 30-14 60-22 90z"><text:p/></draw:path><draw:path draw:style-name="gr3" draw:text-style-name="P6" svg:width="0.1008in" svg:height="0.1008in" svg:x="0.5378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5in" svg:height="0.1008in" svg:x="0.6949in" svg:y="0.0126in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3" draw:text-style-name="P6" svg:width="0.0346in" svg:height="0.1508in" svg:x="0.7665in" svg:y="0in" svg:viewBox="0 0 89 384" svg:d="M89 193c0-30-4-77-25-120-23-48-56-73-61-73-2 0-3 1-3 3 0 3 0 3 8 10 37 38 59 99 59 180 0 65-14 132-63 181-4 5-4 5-4 6 0 3 1 4 3 4 5 0 39-26 62-75 20-43 24-85 24-116z"><text:p/></draw:path><draw:path draw:style-name="gr3" draw:text-style-name="P6" svg:width="0.1004in" svg:height="0.035in" svg:x="0.8677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" draw:text-style-name="P6" svg:width="0.0602in" svg:height="0.1008in" svg:x="1.0276in" svg:y="0.0126in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8-9 34-2 3-27 3-36 3-23 0-46 0-69 0z"><text:p/></draw:path><draw:path draw:style-name="gr3" draw:text-style-name="P6" svg:width="0.1008in" svg:height="0.1008in" svg:x="1.1382in" svg:y="0.0252in" svg:viewBox="0 0 257 257" svg:d="M136 137c37 0 73 0 109 0 5 0 12 0 12-8s-7-8-12-8c-36 0-72 0-109 0 0-36 0-71 0-108 0-5 0-13-7-13-8 0-8 8-8 13 0 37 0 72 0 108-36 0-72 0-108 0-5 0-13 0-13 8s8 8 13 8c36 0 72 0 108 0 0 35 0 71 0 106 0 6 0 14 8 14 7 0 7-8 7-14 0-35 0-71 0-106z"><text:p/></draw:path><draw:path draw:style-name="gr3" draw:text-style-name="P6" svg:width="0.0752in" svg:height="0.0681in" svg:x="1.2862in" svg:y="0.0461in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" draw:text-style-name="P6" svg:width="0.1004in" svg:height="0.1008in" svg:x="1.411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3" draw:text-style-name="P6" svg:width="0.0602in" svg:height="0.1008in" svg:x="1.5618in" svg:y="0.0126in" svg:viewBox="0 0 154 257" svg:d="M30 227c13-13 27-27 40-40 61-53 84-74 84-112 0-44-34-75-81-75-44 0-73 36-73 70 0 21 20 21 21 21 6 0 20-4 20-19 0-10-7-20-21-20-2 0-4 0-5 0 9-26 30-40 52-40 35 0 52 32 52 63s-19 62-41 86c-24 27-49 54-74 81-4 4-4 5-4 15 47 0 96 0 143 0 3-22 8-45 11-67-3 0-7 0-10 0-1 10-4 28-8 34-3 3-28 3-37 3-23 0-46 0-69 0z"><text:p/></draw:path><draw:path draw:style-name="gr3" draw:text-style-name="P6" svg:width="0.0823in" svg:height="0.0681in" svg:x="1.6346in" svg:y="0.0461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8 0-26 14-29 22-7 13-12 35-12 37 0 4 4 4 5 4 4 0 4 0 7-9 7-28 14-46 28-46 7 0 12 5 12 18 0 8-1 13-6 32-8 30-15 60-23 90z"><text:p/></draw:path><draw:path draw:style-name="gr3" draw:text-style-name="P6" svg:width="0.1008in" svg:height="0.035in" svg:x="1.7724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0681in" svg:x="1.9291in" svg:y="0.0461in" svg:viewBox="0 0 192 174" svg:d="M118 54c2-10 11-46 38-46 2 0 11 0 19 5-10 2-18 12-18 21 0 7 4 13 15 13 8 0 20-6 20-22 0-19-23-25-36-25-22 0-36 20-41 29-9-26-29-29-41-29-40 0-62 50-62 59 0 4 3 4 4 4 4 0 5-1 6-5 12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" draw:text-style-name="P6" svg:width="0.1008in" svg:height="0.1008in" svg:x="2.0539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602in" svg:height="0.1008in" svg:x="2.2055in" svg:y="0.0126in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8-9 34-2 3-27 3-36 3-23 0-46 0-69 0z"><text:p/></draw:path><draw:path draw:style-name="gr3" draw:text-style-name="P6" svg:width="0.035in" svg:height="0.1508in" svg:x="2.2886in" svg:y="0in" svg:viewBox="0 0 90 384" svg:d="M90 380c0-1 0-1-6-8-49-48-61-121-61-179 0-67 14-135 62-183 5-4 5-4 5-7 0-2-1-3-4-3-4 0-39 26-61 75-20 43-25 86-25 118 0 28 4 76 26 119 23 47 56 72 60 72 3 0 4-1 4-4z"><text:p/></draw:path><draw:path draw:style-name="gr3" draw:text-style-name="P6" svg:width="0.0819in" svg:height="0.0681in" svg:x="2.3374in" svg:y="0.0461in" svg:viewBox="0 0 209 174" svg:d="M22 148c-1 5-3 14-3 16 0 7 5 10 11 10 5 0 12-2 14-10 1-1 5-20 8-29 3-12 5-24 8-35 3-9 5-16 7-25 1-7 4-18 4-20 7-12 27-47 64-47 17 0 20 14 20 27 0 24-19 73-24 91-5 8-5 13-5 17 0 18 14 31 32 31 37 0 51-56 51-59 0-4-3-4-4-4-5 0-5 1-7 7-8 26-20 48-39 48-6 0-9-4-9-13 0-10 3-19 7-27 7-20 23-63 23-85 0-26-16-41-44-41-35 0-54 24-60 33-2-21-19-33-36-33-19 0-25 14-29 22-7 13-11 35-11 37 0 4 3 4 4 4 4 0 5 0 7-9 7-28 14-46 27-46 8 0 13 5 13 18 0 8-2 13-6 32-8 30-15 60-23 90z"><text:p/></draw:path><draw:path draw:style-name="gr3" draw:text-style-name="P6" svg:width="0.1008in" svg:height="0.1008in" svg:x="2.4665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3" draw:text-style-name="P6" svg:width="0.05in" svg:height="0.1008in" svg:x="2.6236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35in" svg:height="0.1508in" svg:x="2.6949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5"><text:s/>וזה פסוק אמת כדרוש. </text:span></text:p>
        </text:list-item>
      </text:list>
      <text:p text:style-name="P94"><text:span text:style-name="T5">סה"כ, יהי </text:span><text:span text:style-name="T5"><draw:g text:anchor-type="as-char" svg:y="-0.1035in" draw:z-index="372" draw:name="Shape364" draw:style-name="gr1"><svg:title>TexMaths</svg:title><svg:desc>11§display§n \in \N_+§svg§600§FALSE§</svg:desc><draw:path draw:style-name="gr2" draw:text-style-name="P5" svg:width="0.4571in" svg:height="0.1224in" svg:x="0.0039in" svg:y="0.0071in" svg:viewBox="0 0 1162 312" svg:d="M0 0c388 0 774 0 1162 0 0 104 0 208 0 312-388 0-774 0-1162 0 0-104 0-208 0-312z"><text:p/></draw:path><draw:path draw:style-name="gr3" draw:text-style-name="P6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6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6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6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">, נניח בשלילה ש־</text:span><text:span text:style-name="T5"><draw:g text:anchor-type="as-char" svg:y="-0.1429in" draw:z-index="371" draw:name="Shape365" draw:style-name="gr1"><svg:title>TexMaths</svg:title><svg:desc>11§display§f^{(n)} = id_\Z§svg§600§FALSE§</svg:desc><draw:path draw:style-name="gr2" draw:text-style-name="P5" svg:width="0.6547in" svg:height="0.1567in" svg:x="0.0004in" svg:y="0.0075in" svg:viewBox="0 0 1664 399" svg:d="M0 0c555 0 1109 0 1664 0 0 133 0 267 0 399-555 0-1109 0-1664 0 0-132 0-266 0-399z"><text:p/></draw:path><draw:path draw:style-name="gr3" draw:text-style-name="P6" svg:width="0.0756in" svg:height="0.137in" svg:x="0.0008in" svg:y="0.0354in" svg:viewBox="0 0 193 349" svg:d="M121 117c11 0 22 0 33 0 8 0 12 0 12-7 0-5-4-5-11-5-11 0-21 0-32 0 2-15 6-29 8-44 2-8 8-35 10-40 3-7 10-13 17-13 3 0 13 0 20 7-17 1-21 15-21 21 0 9 7 13 15 13 10 0 21-8 21-23 0-17-18-26-35-26-13 0-37 7-48 45-2 8-3 12-13 60-9 0-18 0-27 0-7 0-12 0-12 8 0 4 5 4 11 4 9 0 17 0 26 0-10 51-19 101-29 151-7 37-13 72-34 72-1 0-11 0-18-7 18-1 21-15 21-20 0-9-6-14-14-14-10 0-21 8-21 23 0 18 17 27 32 27 22 0 37-23 44-37 12-25 21-72 22-74 8-39 15-80 23-121z"><text:p/></draw:path><draw:path draw:style-name="gr3" draw:text-style-name="P6" svg:width="0.0272in" svg:height="0.1051in" svg:x="0.0957in" svg:y="0in" svg:viewBox="0 0 70 268" svg:d="M65 0c-52 36-65 93-65 135 0 37 11 95 65 133 2 0 5 0 5-4 0-1-1-2-2-3-36-33-49-77-49-126 0-74 27-109 49-128 1-2 2-3 2-4 0-3-3-3-5-3z"><text:p/></draw:path><draw:path draw:style-name="gr3" draw:text-style-name="P6" svg:width="0.0646in" svg:height="0.0476in" svg:x="0.1362in" svg:y="0.0327in" svg:viewBox="0 0 165 122" svg:d="M21 102c-1 3-3 10-3 11 0 5 4 9 8 9 6 0 10-5 11-7 2-2 4-11 5-16 2-6 4-18 6-24s4-12 5-19c3-11 3-13 11-24 8-10 21-24 41-24 16 0 16 13 16 18 0 17-12 46-16 57-3 8-4 10-4 16 0 14 11 23 26 23 26 0 38-38 38-42 0-3-3-3-4-3-4 0-4 1-5 4-6 22-18 33-28 33-7 0-7-4-7-10 0-5 1-10 6-22 3-7 14-36 14-51 0-27-21-31-35-31-22 0-38 13-45 24-3-19-19-24-30-24s-18 9-21 14c-6 10-10 25-10 27 0 4 3 3 4 4 5 0 5-1 7-9 3-15 9-28 20-28 6 0 9 5 9 13 0 4-3 14-5 22-2 6-4 18-6 24-3 11-6 23-8 35z"><text:p/></draw:path><draw:path draw:style-name="gr3" draw:text-style-name="P6" svg:width="0.0268in" svg:height="0.1051in" svg:x="0.2142in" svg:y="0in" svg:viewBox="0 0 69 268" svg:d="M4 0c-1 0-4 0-4 3 0 1 0 2 2 5 23 21 50 57 50 127 0 56-18 98-48 124-4 4-4 4-4 5 0 3 0 4 3 4 4 0 29-18 47-51 12-22 19-50 19-82 0-38-11-98-65-135z"><text:p/></draw:path><draw:path draw:style-name="gr3" draw:text-style-name="P6" svg:width="0.1004in" svg:height="0.035in" svg:x="0.3122in" svg:y="0.086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" draw:text-style-name="P6" svg:width="0.0398in" svg:height="0.1012in" svg:x="0.4685in" svg:y="0.0425in" svg:viewBox="0 0 102 258" svg:d="M99 14c0-7-5-14-14-14-11 0-21 10-21 21 0 6 5 13 14 13s21-9 21-20zM69 159c5-11 5-12 9-23 2-8 5-13 5-20 0-17-13-32-32-32-37 0-51 56-51 60s3 2 4 4c5 0 5-1 7-8 10-36 25-47 39-47 3 0 9 0 9 12 0 8-2 17-4 20-3 10-20 55-26 71-5 10-9 23-9 30 0 19 13 32 32 32 36 0 50-55 50-58 0-5-3-5-4-5-4 0-4 1-7 8-6 23-19 46-39 46-7 0-9-3-9-12 0-10 2-15 11-37 5-15 10-28 15-41z"><text:p/></draw:path><draw:path draw:style-name="gr3" draw:text-style-name="P6" svg:width="0.072in" svg:height="0.1059in" svg:x="0.5224in" svg:y="0.037in" svg:viewBox="0 0 184 270" svg:d="M184 3c-2-1 0-3-6-3-5 0-42 3-48 3-3 1-6 4-6 8s4 4 9 4c19 0 20 4 20 7 0 2-1 5-1 8-8 30-16 60-23 91-7-15-19-24-35-24-47 0-94 57-94 113 0 35 21 60 52 60 7 0 26-1 49-29 4 16 17 29 35 29 14 0 24-9 29-21 7-14 12-36 12-37 0-5-3-5-4-5-5 0-5 3-6 8-6 24-14 46-29 46-11 0-13-10-13-17 0-9 2-13 3-19 18-74 37-148 56-222zM103 220c-2 7-2 7-7 14-17 22-33 27-44 27-19 0-24-21-24-36 0-18 12-65 20-83 13-22 30-37 46-37 25 0 30 31 30 34s-1 5-1 7c-6 24-13 49-20 74z"><text:p/></draw:path><draw:path draw:style-name="gr3" draw:text-style-name="P6" svg:width="0.0642in" svg:height="0.0724in" svg:x="0.5988in" svg:y="0.0921in" svg:viewBox="0 0 164 185" svg:d="M153 10c2-3 2-3 2-5 0-5-3-5-9-5-40 0-82 0-123 0-9 0-9 1-10 9-1 12-3 24-4 36 0 1 0 2 0 3 0 4 3 6 4 6 4 0 5-2 5-5 1-6 4-18 21-28 15-10 34-11 42-11s15 0 22 0c-34 55-67 110-101 166-2 3-1 2-2 4 0 5 3 5 9 5 46 0 92 0 138 0 8 0 8-1 9-7 2-19 6-36 8-54 0-2-2-4-4-4-5 0-5 2-6 7-4 23-25 49-64 49-13 0-25 0-38 0 34-56 67-111 101-166zM22 10c4 0 10 0 14 0-6 4-12 9-15 12 0-4 1-8 1-12zM114 10c9 0 19 0 28 0-34 55-67 110-101 166-9 0-19 0-28 0 34-56 67-111 101-166zM129 176c7-5 15-10 21-18 0 5-1 8-3 18-6 0-12 0-18 0z"><text:p/></draw:path></draw:g></text:span><text:span text:style-name="T5">, נסיק </text:span><text:span text:style-name="T5"><draw:g text:anchor-type="as-char" svg:y="-0.1047in" draw:z-index="373" draw:name="Shape366" draw:style-name="gr1"><svg:title>TexMaths</svg:title><svg:desc>11§display§\lambda x \in \Z. x + 2n = id_\Z§svg§600§FALSE§</svg:desc><draw:path draw:style-name="gr2" draw:text-style-name="P5" svg:width="1.3315in" svg:height="0.1118in" svg:x="0.0004in" svg:y="0.0079in" svg:viewBox="0 0 3383 285" svg:d="M1693 285c-565 0-1129 0-1693 0 0-94 0-190 0-285 1127 0 2256 0 3383 0 0 95 0 191 0 285-563 0-1127 0-1690 0z"><text:p/></draw:path><draw:path draw:style-name="gr3" draw:text-style-name="P6" svg:width="0.0748in" svg:height="0.1067in" svg:x="0.0008in" svg:y="0in" svg:viewBox="0 0 191 272" svg:d="M118 155c15 40 34 98 40 107s10 9 20 9c3 0 6 0 9 0s4-2 4-3-1-2-2-5c-4-3-6-10-9-17-26-73-52-146-79-218-8-22-28-28-47-28-1 0-7 0-7 4s2 4 4 5c13 2 15 4 25 31 12 34 25 69 37 104-35 34-71 70-106 105-5 4-7 7-7 12 0 7 4 11 11 11 5 0 10-4 13-9 31-36 63-72 94-108z"><text:p/></draw:path><draw:path draw:style-name="gr3" draw:text-style-name="P6" svg:width="0.0752in" svg:height="0.0685in" svg:x="0.0858in" svg:y="0.0382in" svg:viewBox="0 0 192 175" svg:d="M119 54c2-10 11-45 37-45 2 0 11 0 20 5-11 1-19 11-19 21 0 6 5 13 15 13 8 0 20-6 20-22 0-20-22-26-35-26-23 0-36 21-40 30-10-26-31-30-42-30-41 0-63 51-63 59 0 5 3 3 4 5 4 0 5-1 6-5 13-40 38-50 52-50 7 0 21 3 21 26 0 11-7 38-21 92-7 24-20 39-37 39-2 0-11 0-19-4 9-2 18-10 18-21s-9-13-14-13c-12 0-22 10-22 22 0 17 20 25 36 25 27 0 40-26 41-28 4 13 19 28 42 28 39 0 61-49 61-59 0-4-3-4-4-4-3 0-4 1-4 5-14 41-40 49-52 49-16 0-21-12-21-25 0-8 2-16 7-34 4-18 8-35 13-53z"><text:p/></draw:path><draw:path draw:style-name="gr3" draw:text-style-name="P6" svg:width="0.0752in" svg:height="0.0874in" svg:x="0.2236in" svg:y="0.0232in" svg:viewBox="0 0 192 223" svg:d="M179 120c7 0 13 0 13-8 0-7-6-7-13-7-55 0-109 0-164 0 5-52 50-90 104-90 20 0 40 0 60 0 7 0 13 0 13-7 0-8-6-8-13-8-20 0-40 0-60 0-66 0-119 51-119 112 0 62 53 111 119 111 20 0 40 0 60 0 7 0 13 0 13-8s-6-8-13-8c-20 0-40 0-60 0-54 0-99-35-104-87 55 0 109 0 164 0z"><text:p/></draw:path><draw:path draw:style-name="gr3" draw:text-style-name="P6" svg:width="0.0921in" svg:height="0.1031in" svg:x="0.3587in" svg:y="0.0016in" svg:viewBox="0 0 235 263" svg:d="M220 14c3-5 3-5 3-6 0-8-5-8-13-8-59 0-118 0-177 0-12 0-12 1-13 11-2 18-4 35-6 53 0 1-1 2-1 4 0 6 5 8 7 8 4 0 6-2 6-5 3-10 6-27 29-41 22-15 49-16 63-16 10 0 21 0 30 0-48 79-96 158-145 236-3 5-3 6-3 7 0 6 7 6 13 6 66 0 132 0 198 0 12 0 12 0 13-11 4-25 8-50 11-75 0-3-3-6-6-6-6 0-7 4-8 11-7 31-37 68-91 68-19 0-37 0-55 0 48-78 97-157 145-236zM33 14c7 0 14 0 21 0-11 6-18 14-23 17 1-6 1-11 2-17zM165 14c13 0 26 0 40 0-49 79-98 158-147 236-13 0-26 0-39 0 48-78 98-157 146-236zM186 250c10-7 20-15 30-25-2 7-3 11-5 25-9 0-16 0-25 0z"><text:p/></draw:path><draw:path draw:style-name="gr3" draw:text-style-name="P6" svg:width="0.0157in" svg:height="0.0157in" svg:x="0.4689in" svg:y="0.0898in" svg:viewBox="0 0 41 41" svg:d="M41 21c0-11-10-21-21-21-12 0-20 10-20 21s8 20 20 20c11 0 21-9 21-20z"><text:p/></draw:path><draw:path draw:style-name="gr3" draw:text-style-name="P6" svg:width="0.0752in" svg:height="0.0685in" svg:x="0.5024in" svg:y="0.0382in" svg:viewBox="0 0 192 175" svg:d="M119 54c2-10 11-45 37-45 2 0 12 0 20 5-11 1-19 11-19 21 0 6 5 13 15 13 8 0 20-6 20-22 0-20-22-26-35-26-23 0-36 21-40 30-10-26-31-30-42-30-41 0-63 51-63 59 0 5 4 5 6 5s3-1 4-5c13-40 38-50 52-50 7 0 21 3 21 26 0 11-7 38-21 92-6 24-20 39-37 39-2 0-11 0-19-4 9-2 18-10 18-21s-9-13-14-13c-12 0-22 10-22 22 0 17 20 25 36 25 27 0 40-26 41-28 5 13 19 28 42 28 39 0 61-49 61-59 0-4-3-4-4-4-3 0-4 1-4 5-14 41-40 49-52 49-16 0-21-12-21-25 0-8 2-16 7-34 4-18 8-35 13-53z"><text:p/></draw:path><draw:path draw:style-name="gr3" draw:text-style-name="P6" svg:width="0.1004in" svg:height="0.1004in" svg:x="0.6276in" svg:y="0.0169in" svg:viewBox="0 0 256 256" svg:d="M136 137c37 0 72 0 108 0 6 0 12 0 12-8s-6-8-12-8c-36 0-71 0-108 0 0-36 0-71 0-108 0-5 0-13-7-13-8 0-8 8-8 13 0 37 0 72 0 108-36 0-73 0-109 0-5 0-12 0-12 8s7 8 12 8c36 0 73 0 109 0 0 35 0 71 0 106 0 6 0 13 8 13 7 0 7-7 7-13 0-35 0-71 0-106z"><text:p/></draw:path><draw:path draw:style-name="gr3" draw:text-style-name="P6" svg:width="0.0602in" svg:height="0.1004in" svg:x="0.778in" svg:y="0.0047in" svg:viewBox="0 0 154 256" svg:d="M30 226c13-13 27-27 40-40 61-52 84-73 84-111 0-44-34-75-81-75-44 0-73 35-73 69 0 22 20 22 21 22 6 0 20-4 20-20 0-10-7-20-21-20-4 0-4 0-5 1 9-26 30-40 52-40 35 0 52 31 52 63 0 31-19 62-41 85-24 26-49 54-74 81-4 5-4 6-4 15 47 0 96 0 143 0 3-22 8-44 11-68-3 0-7 0-10 0-1 13-4 29-8 36-3 2-28 2-37 2-23 0-46 0-69 0z"><text:p/></draw:path><draw:path draw:style-name="gr3" draw:text-style-name="P6" svg:width="0.0823in" svg:height="0.0685in" svg:x="0.8508in" svg:y="0.0382in" svg:viewBox="0 0 210 175" svg:d="M23 149c-1 5-3 14-3 16 0 7 5 10 11 10 4 0 12-3 14-11 2-10 6-19 8-28 2-13 5-24 7-35 4-8 6-17 7-26 2-7 6-18 6-19 5-12 26-47 62-47 18 0 21 14 21 27 0 23-19 73-25 90-3 8-3 14-3 17 0 19 13 32 31 32 37 0 51-56 51-59 0-4-3-4-4-4-5 0-5 1-7 7-8 26-20 47-40 47-6 0-8-3-8-12 0-10 3-18 6-27 8-21 24-63 24-85 0-27-16-42-45-42-34 0-54 25-59 34-2-22-19-34-36-34-18 0-26 15-29 22-7 13-12 36-12 37 0 5 4 5 5 5 4 0 4 0 6-9 7-27 14-46 29-46 7 0 12 5 12 17 0 9-1 13-7 33-8 30-14 60-22 90z"><text:p/></draw:path><draw:path draw:style-name="gr3" draw:text-style-name="P6" svg:width="0.1008in" svg:height="0.035in" svg:x="0.988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4in" svg:height="0.1012in" svg:x="1.1453in" svg:y="0.0051in" svg:viewBox="0 0 101 258" svg:d="M98 13c0-7-6-13-14-13-10 0-21 10-21 20 0 8 5 14 15 14 9 0 20-9 20-21zM69 159c5-11 5-12 8-22 3-8 5-14 5-21 0-18-12-32-31-32-37 0-51 56-51 59 0 5 3 5 4 5 4 0 5-1 6-7 11-36 26-48 39-48 4 0 10 0 10 12 0 8-3 16-4 21-3 10-21 52-26 69-5 10-9 23-9 31 0 19 12 32 31 32 36 0 50-56 50-60 0-3-3-3-4-3-4 0-4 1-6 7-6 24-20 47-39 47-7 0-9-3-9-12 0-10 2-16 11-39 5-13 10-26 15-39z"><text:p/></draw:path><draw:path draw:style-name="gr3" draw:text-style-name="P6" svg:width="0.072in" svg:height="0.1063in" svg:x="1.1992in" svg:y="0in" svg:viewBox="0 0 184 271" svg:d="M184 4c-3-1 0-4-6-4-5 0-42 3-48 4-4 0-6 3-6 8s4 5 9 5c19 0 20 2 20 6 0 2-1 6-1 8-8 30-16 60-23 91-8-14-19-25-37-25-45 0-92 57-92 112 0 37 21 62 51 62 7 0 27-1 50-29 3 17 17 29 35 29 14 0 22-9 29-21 7-14 11-37 11-38 0-4-3-4-4-4-4 0-5 1-6 7-7 25-13 47-29 47-11 0-12-10-12-17 0-9 1-13 3-19 18-74 37-148 56-222zM103 221c-2 7-2 8-7 15-18 21-33 26-44 26-20 0-26-21-26-36 0-19 14-65 22-83 12-23 30-37 45-37 25 0 30 32 30 34s0 4-1 7c-7 25-12 49-19 74z"><text:p/></draw:path><draw:path draw:style-name="gr3" draw:text-style-name="P6" svg:width="0.0646in" svg:height="0.072in" svg:x="1.2752in" svg:y="0.0555in" svg:viewBox="0 0 165 184" svg:d="M154 10c2-4 2-4 2-6 0-4-4-4-9-4-41 0-82 0-124 0-8 0-8 1-9 8-1 12-3 24-4 36 0 1 0 2 0 3 0 5 2 6 4 6s5-2 5-5c1-6 3-17 19-28 16-10 36-11 44-11s15 0 22 0c-34 55-68 110-102 166-2 2-1 2-2 3 0 6 4 6 10 6 46 0 92 0 138 0 8 0 8-1 9-7 2-17 6-35 8-52 0-4-2-6-4-6-5 0-6 3-6 9-5 22-26 47-65 47-13 0-25 0-38 0 34-55 68-110 102-165zM23 9c4 0 10 0 14 0v1c-6 3-12 9-15 11 0-4 1-8 1-12zM115 9c9 0 19 0 28 0-34 55-68 110-102 166-9 0-19 0-28 0 34-56 68-111 102-166zM130 175c7-4 14-10 21-17-1 5-1 7-3 17-6 0-12 0-18 0z"><text:p/></draw:path></draw:g></text:span><text:span text:style-name="T5">, ולפי כלל </text:span><text:span text:style-name="T5"><draw:g text:anchor-type="as-char" svg:y="-0.0689in" draw:z-index="374" draw:name="Shape367" draw:style-name="gr1"><svg:title>TexMaths</svg:title><svg:desc>11§display§\eta§svg§600§FALSE§</svg:desc><draw:path draw:style-name="gr2" draw:text-style-name="P5" svg:width="0.0583in" svg:height="0.0831in" svg:x="0.0039in" svg:y="0.0071in" svg:viewBox="0 0 149 212" svg:d="M0 0c49 0 100 0 149 0 0 70 0 142 0 212-49 0-100 0-149 0 0-70 0-142 0-212z"><text:p/></draw:path><draw:path draw:style-name="gr3" draw:text-style-name="P6" svg:width="0.0697in" svg:height="0.0988in" svg:x="0.0004in" svg:y="0in" svg:viewBox="0 0 178 252" svg:d="M175 64c2-8 3-12 3-23 0-25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5"><text:s/>לכל </text:span><text:span text:style-name="T5"><draw:g text:anchor-type="as-char" svg:y="-0.1035in" draw:z-index="375" draw:name="Shape368" draw:style-name="gr1"><svg:title>TexMaths</svg:title><svg:desc>11§display§x \in \Z§svg§600§FALSE§</svg:desc><draw:path draw:style-name="gr2" draw:text-style-name="P5" svg:width="0.3524in" svg:height="0.0933in" svg:x="0.0039in" svg:y="0.0075in" svg:viewBox="0 0 896 238" svg:d="M449 238c-150 0-300 0-449 0 0-79 0-159 0-238 299 0 598 0 896 0 0 79 0 159 0 238-149 0-298 0-447 0z"><text:p/></draw:path><draw:path draw:style-name="gr3" draw:text-style-name="P6" svg:width="0.0752in" svg:height="0.0677in" svg:x="0.0004in" svg:y="0.0374in" svg:viewBox="0 0 192 173" svg:d="M118 54c3-10 12-45 38-45 2 0 11 0 20 4-11 2-19 12-19 21 0 7 4 14 14 14 9 0 21-7 21-23 0-20-23-25-36-25-22 0-35 21-40 30-9-26-30-30-41-30-41 0-63 49-63 59 0 5 3 2 4 5 4 0 5-1 6-5 13-40 38-50 52-50 7 0 20 3 20 25 0 12-6 38-20 92-7 23-20 39-37 39-2 0-11 0-19-6 9-1 18-9 18-18 0-11-9-15-14-15-12 0-22 10-22 23 0 17 20 24 36 24 27 0 40-26 41-28 4 13 19 28 42 28 39 0 61-48 61-58 0-4-3-4-4-4-4 0-5 2-6 4-12 41-38 50-50 50-16 0-21-11-21-24 0-9 2-17 5-35 5-17 9-35 14-52z"><text:p/></draw:path><draw:path draw:style-name="gr3" draw:text-style-name="P6" svg:width="0.0756in" svg:height="0.087in" svg:x="0.1374in" svg:y="0.022in" svg:viewBox="0 0 193 222" svg:d="M180 119c6 0 13 0 13-8s-7-8-13-8c-55 0-109 0-164 0 5-51 49-88 104-88 20 0 40 0 60 0 6 0 13 0 13-7 0-8-7-8-13-8-21 0-40 0-61 0-66 0-119 49-119 111 0 60 53 111 119 111 21 0 40 0 61 0 6 0 13 0 13-8s-7-8-13-8c-20 0-40 0-60 0-55 0-99-37-104-87 55 0 109 0 164 0z"><text:p/></draw:path><draw:path draw:style-name="gr3" draw:text-style-name="P6" svg:width="0.0921in" svg:height="0.1028in" svg:x="0.272in" svg:y="0.0004in" svg:viewBox="0 0 235 262" svg:d="M220 14c3-5 3-5 3-7 0-7-5-7-13-7-58 0-118 0-176 0-13 0-13 1-14 11-2 18-4 35-6 53 0 1-1 2-1 4 0 6 5 8 8 8s5-4 6-7c2-9 5-25 29-40 22-15 48-16 62-16 11 0 20 0 31 0-48 78-96 157-145 235-4 6-4 6-4 8 0 6 7 6 13 6 66 0 132 0 198 0 12 0 12-1 13-11 3-25 7-50 11-75 0-5-3-7-7-7-5 0-6 3-7 11-7 32-38 69-91 69-19 0-37 0-55 0 48-78 96-157 145-235zM33 13c7 0 14 0 21 0v1c-11 6-18 12-22 17 0-6 1-12 1-18zM165 13c13 0 26 0 39 0-48 79-97 157-146 236-13 0-25 0-38 0 48-79 96-157 145-236zM186 248c10-5 19-14 29-25-1 8-2 12-4 26-9 0-18 0-25 0z"><text:p/></draw:path></draw:g></text:span><text:span text:style-name="T5"><text:s/>מתקיים </text:span><text:span text:style-name="T5"><draw:g text:anchor-type="as-char" svg:y="-0.1134in" draw:z-index="376" draw:name="Shape369" draw:style-name="gr1"><svg:title>TexMaths</svg:title><svg:desc>11§display§x + 2n = id_\Z(x)§svg§600§FALSE§</svg:desc><draw:path draw:style-name="gr2" draw:text-style-name="P5" svg:width="1.0272in" svg:height="0.1358in" svg:x="0.0039in" svg:y="0.0071in" svg:viewBox="0 0 2610 346" svg:d="M1306 346c-436 0-870 0-1306 0 0-116 0-230 0-346 870 0 1740 0 2610 0 0 116 0 230 0 346-434 0-870 0-1304 0z"><text:p/></draw:path><draw:path draw:style-name="gr3" draw:text-style-name="P6" svg:width="0.0756in" svg:height="0.0685in" svg:x="0.0004in" svg:y="0.0461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" draw:text-style-name="P6" svg:width="0.1004in" svg:height="0.1in" svg:x="0.1256in" svg:y="0.0252in" svg:viewBox="0 0 256 255" svg:d="M136 137c37 0 72 0 108 0 6 0 12-2 12-9 0-9-6-8-12-8-36 0-71 0-108 0 0-36 0-72 0-108 0-5 0-12-7-12-8 0-8 7-8 12 0 36 0 72 0 108-36 0-73 0-109 0-5 0-12-1-12 8 0 7 7 9 12 9 36 0 73 0 109 0 0 35 0 71 0 106 0 6 0 12 8 12 7 0 7-6 7-12 0-35 0-71 0-106z"><text:p/></draw:path><draw:path draw:style-name="gr3" draw:text-style-name="P6" svg:width="0.0602in" svg:height="0.1in" svg:x="0.2768in" svg:y="0.013in" svg:viewBox="0 0 154 255" svg:d="M30 226c13-14 27-26 40-39 61-53 84-74 84-112 0-44-34-75-81-75-44 0-73 35-73 69 0 22 20 22 21 22 6 0 20-4 20-21 0-9-7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823in" svg:height="0.0685in" svg:x="0.3496in" svg:y="0.0461in" svg:viewBox="0 0 210 175" svg:d="M23 148c-1 6-3 15-3 17 0 7 5 10 11 10 4 0 12-3 14-11 0-1 6-19 8-29 2-12 5-23 8-34 3-9 5-17 6-26 2-7 6-18 6-19 5-12 26-47 62-47 18 0 21 14 21 26 0 24-19 74-25 91-3 8-3 13-3 17 0 19 13 32 32 32 36 0 50-56 50-59 0-4-3-4-5-4-4 0-4 1-6 7-8 26-20 47-39 47-7 0-9-3-9-12 0-10 3-19 6-27 8-21 24-63 24-85 0-27-16-42-45-42-34 0-54 25-60 34-1-22-18-34-35-34-18 0-26 15-29 22-6 13-12 36-12 37 0 5 3 4 4 5 5 0 5-1 7-9 7-27 14-46 29-46 7 0 12 4 12 17 0 8-1 13-7 32-8 30-14 60-22 90z"><text:p/></draw:path><draw:path draw:style-name="gr3" draw:text-style-name="P6" svg:width="0.1008in" svg:height="0.0354in" svg:x="0.487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394in" svg:height="0.1016in" svg:x="0.6437in" svg:y="0.0134in" svg:viewBox="0 0 101 259" svg:d="M98 14c0-7-6-14-14-14-10 0-21 11-21 21 0 8 5 14 15 14 9 0 20-9 20-21zM68 160c6-11 6-12 9-22 3-8 5-14 5-21 0-18-12-32-31-32-37 0-51 56-51 59 0 5 3 5 4 5 4 0 5-1 6-8 11-36 26-47 39-47 4 0 10 0 10 12 0 7-3 16-4 20-3 9-21 55-26 71-5 10-9 22-9 30 0 19 12 32 31 32 36 0 50-55 50-59 0-3-3-3-4-3-3 0-4 1-6 7-6 23-19 46-39 46-7 0-9-3-9-12 0-10 2-16 11-38 4-14 10-27 14-40z"><text:p/></draw:path><draw:path draw:style-name="gr3" draw:text-style-name="P6" svg:width="0.0724in" svg:height="0.1063in" svg:x="0.6972in" svg:y="0.0079in" svg:viewBox="0 0 185 271" svg:d="M185 4c0-1 0-4-6-4-5 0-42 3-48 4-3 0-6 3-6 7 0 6 4 6 9 6 19 0 20 2 20 6 0 2-1 6-1 8-8 31-17 60-24 91-7-14-18-25-35-25-46 0-94 57-94 112 0 37 22 62 52 62 7 0 27-1 50-29 4 16 17 29 35 29 14 0 23-9 29-21 7-14 11-38 11-39 0-3-3-3-4-3-4 0-5 1-6 7-6 25-13 47-28 47-11 0-12-10-12-18s1-12 2-18c18-74 37-148 56-222zM105 220c-3 8-3 8-8 15-18 22-33 27-44 27-20 0-25-21-25-36 0-18 13-65 21-83 13-23 29-37 46-37 24 0 29 32 29 34s0 4-1 6c-6 25-12 50-18 74z"><text:p/></draw:path><draw:path draw:style-name="gr3" draw:text-style-name="P6" svg:width="0.0646in" svg:height="0.0724in" svg:x="0.7736in" svg:y="0.0634in" svg:viewBox="0 0 165 185" svg:d="M154 9c2-3 2-3 2-5 0-4-4-4-9-4-41 0-82 0-124 0-9 0-9 0-9 8-1 12-3 24-4 36 0 1 0 2 0 3 0 5 2 6 4 6 3 0 5-2 5-5 1-6 3-18 20-28 15-10 35-11 43-11s15 0 23 0c-35 55-69 110-103 166-2 3-1 2-2 4 0 6 4 6 10 6 46 0 92 0 138 0 8 0 8-1 9-8 3-17 6-35 8-53 0-3-3-5-4-5-5 0-6 3-6 8-5 23-26 48-65 48-13 0-25 0-38 0 34-56 68-111 102-166zM23 9c5 0 10 0 14 0-7 4-12 10-15 12 0-4 1-8 1-12zM116 9c8 0 18 0 27 0-34 55-68 110-102 166-9 0-19 0-28 0 34-56 68-111 103-166zM130 175c8-4 14-10 21-18-1 6-1 8-3 18-6 0-12 0-18 0z"><text:p/></draw:path><draw:path draw:style-name="gr3" draw:text-style-name="P6" svg:width="0.0346in" svg:height="0.1512in" svg:x="0.8646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752in" svg:height="0.0685in" svg:x="0.913in" svg:y="0.0461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4 4-14 41-40 50-52 50-16 0-21-12-21-25 0-9 2-17 7-34 4-18 8-35 13-53z"><text:p/></draw:path><draw:path draw:style-name="gr3" draw:text-style-name="P6" svg:width="0.035in" svg:height="0.1512in" svg:x="1.00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"><text:s/>כלומר </text:span><text:span text:style-name="T5"><draw:g text:anchor-type="as-char" svg:y="-0.1in" draw:z-index="377" draw:name="Shape370" draw:style-name="gr1"><svg:title>TexMaths</svg:title><svg:desc>11§display§x + 2n = x§svg§600§FALSE§</svg:desc><draw:path draw:style-name="gr2" draw:text-style-name="P5" svg:width="0.7067in" svg:height="0.0972in" svg:x="0.0039in" svg:y="0.0079in" svg:viewBox="0 0 1796 248" svg:d="M0 0c598 0 1198 0 1796 0 0 83 0 165 0 248-598 0-1198 0-1796 0 0-83 0-165 0-248z"><text:p/></draw:path><draw:path draw:style-name="gr3" draw:text-style-name="P6" svg:width="0.0756in" svg:height="0.0681in" svg:x="0.0004in" svg:y="0.0339in" svg:viewBox="0 0 193 174" svg:d="M118 54c2-10 12-45 38-45 2 0 11 0 20 5-11 1-19 11-19 20 0 7 5 14 15 14 8 0 21-7 21-23 0-19-24-25-37-25-22 0-35 21-39 30-10-26-31-30-42-30-41 0-63 50-63 59 0 5 3 3 5 5 3 0 4-1 5-5 13-40 39-50 52-50 7 0 21 3 21 25 0 12-7 39-21 93-7 22-20 38-37 38-3 0-12 0-19-4 10-2 18-11 18-20 0-11-8-14-14-14-12 0-22 11-22 22 0 17 20 25 36 25 26 0 40-28 41-30 4 15 19 30 42 30 39 0 61-48 61-58 0-5-3-5-4-5-3 0-4 2-5 5-13 40-39 49-51 49-15 0-22-12-22-24 0-9 3-17 7-34 4-18 8-35 13-53z"><text:p/></draw:path><draw:path draw:style-name="gr3" draw:text-style-name="P6" svg:width="0.1008in" svg:height="0.1004in" svg:x="0.1252in" svg:y="0.0126in" svg:viewBox="0 0 257 256" svg:d="M136 137c37 0 72 0 108 0 6 0 13 0 13-8s-7-8-13-8c-36 0-71 0-108 0 0-36 0-73 0-108 0-5 0-13-7-13-8 0-8 8-8 13 0 35 0 72 0 108-36 0-71 0-108 0-5 0-13 0-13 8s8 8 13 8c37 0 72 0 108 0 0 35 0 70 0 105 0 6 0 14 8 14 7 0 7-8 7-14 0-35 0-70 0-105z"><text:p/></draw:path><draw:path draw:style-name="gr3" draw:text-style-name="P6" svg:width="0.0602in" svg:height="0.1004in" svg:x="0.2768in" svg:y="0in" svg:viewBox="0 0 154 256" svg:d="M30 226c13-13 27-27 40-40 61-52 84-73 84-111 0-44-35-75-82-75-43 0-72 35-72 69 0 22 19 22 20 22 6 0 21-4 21-21 0-9-8-19-21-19-3 0-5 0-6 1 9-26 30-40 53-40 35 0 52 31 52 63 0 31-20 60-41 84-25 27-49 55-75 82-3 5-3 6-3 15 47 0 96 0 143 0 3-23 8-45 11-68-3 0-7 0-10 0-2 12-4 29-9 34-2 4-27 4-36 4-23 0-46 0-69 0z"><text:p/></draw:path><draw:path draw:style-name="gr3" draw:text-style-name="P6" svg:width="0.0819in" svg:height="0.0681in" svg:x="0.3496in" svg:y="0.0339in" svg:viewBox="0 0 209 174" svg:d="M23 146c-1 7-4 16-4 17 0 8 5 11 12 11 4 0 11-3 14-11 0-1 5-19 7-28 3-12 5-23 9-34 2-8 4-17 6-26 1-7 5-18 6-19 5-12 25-47 62-47 18 0 21 14 21 27 0 23-19 73-25 90-3 8-4 13-4 17 0 18 14 31 31 31 37 0 51-55 51-58 0-5-3-5-4-5-4 0-4 1-6 8-8 25-21 46-39 46-7 0-9-3-9-12s3-19 6-26c8-21 23-63 23-85 0-27-16-42-44-42-35 0-54 25-60 34-2-22-18-34-35-34-18 0-26 15-30 22-5 13-11 36-11 37 0 5 3 5 4 5 5 0 5-1 7-9 7-27 14-46 29-46 7 0 12 5 12 17 0 8-1 13-7 33-8 29-14 59-22 87z"><text:p/></draw:path><draw:path draw:style-name="gr3" draw:text-style-name="P6" svg:width="0.1004in" svg:height="0.0346in" svg:x="0.4866in" svg:y="0.0457in" svg:viewBox="0 0 256 89" svg:d="M243 15c7 0 13 0 13-7 0-8-6-8-12-8-77 0-155 0-232 0-5 0-12 0-12 8 0 7 7 7 13 7 77 0 153 0 230 0zM244 89c6 0 12 0 12-8 0-7-6-7-13-7-77 0-153 0-230 0-6 0-13 0-13 7 0 8 7 8 12 8 77 0 155 0 232 0z"><text:p/></draw:path><draw:path draw:style-name="gr3" draw:text-style-name="P6" svg:width="0.0756in" svg:height="0.0681in" svg:x="0.6433in" svg:y="0.0339in" svg:viewBox="0 0 193 174" svg:d="M118 54c2-10 11-45 38-45 2 0 11 0 20 5-11 1-19 11-19 20 0 7 5 14 15 14 8 0 21-7 21-23 0-19-24-25-37-25-22 0-35 21-40 30-9-26-30-30-41-30-41 0-63 50-63 59 0 5 3 5 5 5 3 0 4-1 5-5 13-40 39-50 52-50 6 0 21 3 21 25 0 12-7 39-21 93-7 22-20 38-38 38-2 0-11 0-18-4 10-2 17-11 17-20 0-11-7-14-14-14-11 0-21 11-21 22 0 17 20 25 36 25 26 0 40-28 41-30 4 15 19 30 42 30 39 0 61-48 61-58 0-5-3-5-4-5-3 0-4 2-5 5-13 40-39 49-51 49-15 0-22-12-22-24 0-9 2-17 7-34 4-18 8-35 13-53z"><text:p/></draw:path></draw:g></text:span><text:span text:style-name="T5">, נחבר </text:span><text:span text:style-name="T5"><draw:g text:anchor-type="as-char" svg:y="-0.0681in" draw:z-index="378" draw:name="Shape371" draw:style-name="gr1"><svg:title>TexMaths</svg:title><svg:desc>11§display§x§svg§600§FALSE§</svg:desc><draw:path draw:style-name="gr2" draw:text-style-name="P5" svg:width="0.0634in" svg:height="0.052in" svg:x="0.0039in" svg:y="0.0071in" svg:viewBox="0 0 162 133" svg:d="M0 0c54 0 108 0 162 0 0 44 0 89 0 133-54 0-108 0-162 0 0-44 0-89 0-133z"><text:p/></draw:path><draw:path draw:style-name="gr3" draw:text-style-name="P6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5"><text:s/>משני האגפים ונקבל </text:span><text:span text:style-name="T5"><draw:g text:anchor-type="as-char" svg:y="-0.1043in" draw:z-index="379" draw:name="Shape372" draw:style-name="gr1"><svg:title>TexMaths</svg:title><svg:desc>11§display§2n = 0§svg§600§FALSE§</svg:desc><draw:path draw:style-name="gr2" draw:text-style-name="P5" svg:width="0.424in" svg:height="0.0882in" svg:x="0.0004in" svg:y="0.0071in" svg:viewBox="0 0 1078 225" svg:d="M0 0c359 0 719 0 1078 0 0 75 0 150 0 225-359 0-719 0-1078 0 0-75 0-150 0-225z"><text:p/></draw:path><draw:path draw:style-name="gr3" draw:text-style-name="P6" svg:width="0.0602in" svg:height="0.1004in" svg:x="0.0004in" svg:y="0in" svg:viewBox="0 0 154 256" svg:d="M30 226c13-13 27-26 40-40 61-53 84-72 84-111 0-44-35-75-82-75-43 0-72 35-72 69 0 23 19 23 20 23 6 0 20-5 20-21 0-10-7-20-20-20-3 0-5 0-6 1 9-26 30-40 53-40 35 0 52 31 52 63 0 31-20 61-41 84-25 27-49 55-75 83-3 4-3 5-3 14 47 0 96 0 143 0 3-22 8-44 11-67-3 0-6 0-10 0-2 12-4 28-9 35-2 2-27 2-36 2-23 0-46 0-69 0z"><text:p/></draw:path><draw:path draw:style-name="gr3" draw:text-style-name="P6" svg:width="0.0819in" svg:height="0.0681in" svg:x="0.0732in" svg:y="0.0335in" svg:viewBox="0 0 209 174" svg:d="M22 148c-1 5-3 14-3 16 0 7 5 10 11 10 5 0 12-3 14-11 1 0 6-19 8-28 3-11 5-23 9-34 2-8 4-17 6-26 1-7 5-18 5-19 6-12 26-47 63-47 17 0 21 14 21 27 0 24-19 73-25 90-3 7-4 13-4 16 0 19 14 32 32 32 36 0 50-55 50-58s-3-3-4-3c-5 0-5 1-6 6-7 25-21 46-39 46-7 0-10-3-10-12 0-10 3-18 7-26 7-21 24-63 24-85 0-27-17-42-44-42-36 0-54 25-61 34-2-22-18-34-35-34-19 0-26 15-30 22-5 13-11 36-11 38 0 4 3 4 4 4 4 0 5 0 7-9 7-27 14-46 29-46 7 0 11 5 11 17 0 9-1 13-6 34-8 29-15 59-23 88z"><text:p/></draw:path><draw:path draw:style-name="gr3" draw:text-style-name="P6" svg:width="0.1008in" svg:height="0.035in" svg:x="0.211in" svg:y="0.0453in" svg:viewBox="0 0 257 90" svg:d="M243 15c6 0 14 0 14-7 0-8-8-8-14-8-77 0-154 0-231 0-5 0-12 0-12 8 0 7 7 7 12 7 77 0 154 0 231 0zM243 90c6 0 14 0 14-7 0-8-8-8-14-8-77 0-154 0-231 0-5 0-12 0-12 8 0 7 7 7 12 7 77 0 154 0 231 0z"><text:p/></draw:path><draw:path draw:style-name="gr3" draw:text-style-name="P6" svg:width="0.0638in" svg:height="0.1039in" svg:x="0.3685in" svg:y="0in" svg:viewBox="0 0 163 265" svg:d="M163 133c0-30-2-61-15-90-18-36-50-43-67-43-23 0-50 10-67 46-12 27-14 57-14 87 0 28 2 63 18 93 16 31 45 39 63 39 21 0 51-8 68-46 12-26 14-56 14-86zM81 256c-15 0-37-9-45-46-4-24-4-59-4-81 0-24 0-51 3-71 8-46 37-49 46-49 13 0 39 6 46 45 4 21 4 51 4 75 0 28 0 54-4 79-6 37-28 48-46 48z"><text:p/></draw:path></draw:g></text:span><text:span text:style-name="T5">, אך ידוע </text:span><text:span text:style-name="T5"><draw:g text:anchor-type="as-char" svg:y="-0.1008in" draw:z-index="380" draw:name="Shape373" draw:style-name="gr1"><svg:title>TexMaths</svg:title><svg:desc>11§display§n &gt; 1§svg§600§FALSE§</svg:desc><draw:path draw:style-name="gr2" draw:text-style-name="P5" svg:width="0.3417in" svg:height="0.0909in" svg:x="0.0039in" svg:y="0.0075in" svg:viewBox="0 0 869 232" svg:d="M435 232c-145 0-290 0-435 0 0-77 0-155 0-232 290 0 580 0 869 0 0 77 0 155 0 232-144 0-289 0-434 0z"><text:p/></draw:path><draw:path draw:style-name="gr3" draw:text-style-name="P6" svg:width="0.0823in" svg:height="0.0681in" svg:x="0.0004in" svg:y="0.0339in" svg:viewBox="0 0 210 174" svg:d="M23 147c-1 5-3 14-3 16 0 6 5 11 11 11 4 0 12-3 14-11 0-1 6-18 8-28 2-12 5-24 8-35 3-8 5-16 6-25 2-7 6-18 6-20 5-12 26-47 63-47 17 0 20 14 20 27 0 24-18 74-25 90-3 9-3 14-3 18 0 17 13 31 32 31 36 0 50-56 50-58 0-5-4-5-5-5-3 0-3 1-6 7-7 26-19 47-39 47-7 0-9-4-9-13 0-8 3-18 7-27 7-19 24-62 24-84 0-26-17-41-45-41-35 0-54 24-60 33-2-21-19-33-36-33-18 0-26 14-29 22-6 13-12 35-12 37 0 4 4 4 6 4 3 0 3 0 6-9 7-28 14-46 28-46 7 0 12 5 12 18 0 8-1 13-7 32-8 30-14 60-22 89z"><text:p/></draw:path><draw:path draw:style-name="gr3" draw:text-style-name="P6" svg:width="0.0929in" svg:height="0.0874in" svg:x="0.1421in" svg:y="0.0193in" svg:viewBox="0 0 237 223" svg:d="M229 121c5-2 8-4 8-9 0-4-3-6-8-9-71-34-142-67-214-100-5-3-5-3-7-3-4 0-8 4-8 8s2 6 8 8c67 32 135 64 202 96-67 32-135 63-202 95-6 3-8 5-8 9s4 7 8 7c2 0 2 0 7-3 72-33 143-66 214-99z"><text:p/></draw:path><draw:path draw:style-name="gr3" draw:text-style-name="P6" svg:width="0.05in" svg:height="0.1004in" svg:x="0.3035in" svg:y="0.0004in" svg:viewBox="0 0 128 256" svg:d="M79 10c0-9 0-10-8-10-25 25-59 25-71 25 0 5 0 8 0 12 8 0 31 0 51-11 0 66 0 134 0 200 0 14-1 18-37 18-4 0-7 0-12 0 0 5 0 8 0 12 13-1 48-1 63-1s50 0 63 1c0-4 0-7 0-12-5 0-8 0-12 0-36 0-37-4-37-18 0-72 0-145 0-216z"><text:p/></draw:path></draw:g></text:span><text:span text:style-name="T5"><text:s/>(לפי </text:span><text:span text:style-name="T5"><draw:g text:anchor-type="as-char" svg:y="-0.1035in" draw:z-index="381" draw:name="Shape374" draw:style-name="gr1"><svg:title>TexMaths</svg:title><svg:desc>11§display§n \in \N_+§svg§600§FALSE§</svg:desc><draw:path draw:style-name="gr2" draw:text-style-name="P5" svg:width="0.4571in" svg:height="0.1224in" svg:x="0.0039in" svg:y="0.0071in" svg:viewBox="0 0 1162 312" svg:d="M0 0c388 0 774 0 1162 0 0 104 0 208 0 312-388 0-774 0-1162 0 0-104 0-208 0-312z"><text:p/></draw:path><draw:path draw:style-name="gr3" draw:text-style-name="P6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6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6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6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">), נכפיל את שני האגפים ונקבל </text:span><text:span text:style-name="T5"><draw:g text:anchor-type="as-char" svg:y="-0.1008in" draw:z-index="382" draw:name="Shape375" draw:style-name="gr1"><svg:title>TexMaths</svg:title><svg:desc>11§display§2n &gt; 2§svg§600§FALSE§</svg:desc><draw:path draw:style-name="gr2" draw:text-style-name="P5" svg:width="0.422in" svg:height="0.0909in" svg:x="0.0004in" svg:y="0.0075in" svg:viewBox="0 0 1073 232" svg:d="M538 232c-180 0-359 0-538 0 0-77 0-155 0-232 357 0 716 0 1073 0 0 77 0 155 0 232-178 0-357 0-535 0z"><text:p/></draw:path><draw:path draw:style-name="gr3" draw:text-style-name="P6" svg:width="0.0602in" svg:height="0.1004in" svg:x="0.0004in" svg:y="0.0004in" svg:viewBox="0 0 154 256" svg:d="M30 227c13-14 27-27 40-40 61-53 84-74 84-112 0-44-35-75-83-75-42 0-71 35-71 70 0 21 19 21 20 21 6 0 21-4 21-20 0-9-8-20-21-20-4 0-4 0-6 1 10-26 31-40 53-40 35 0 52 31 52 63 0 31-20 61-41 85-24 27-49 54-74 82-4 4-4 4-4 14 47 0 96 0 143 0 3-22 8-44 11-67-3 0-7 0-10 0-2 11-4 29-9 34-2 4-27 4-36 4-23 0-46 0-69 0z"><text:p/></draw:path><draw:path draw:style-name="gr3" draw:text-style-name="P6" svg:width="0.0819in" svg:height="0.0681in" svg:x="0.0732in" svg:y="0.0339in" svg:viewBox="0 0 209 174" svg:d="M23 147c-1 5-3 14-3 16 0 6 5 11 11 11 4 0 11-3 14-11 0-1 4-18 7-28 3-12 5-24 8-35 3-8 5-16 7-25 2-7 4-18 6-20 5-12 26-47 62-47 18 0 21 14 21 27 0 24-19 74-25 90-3 9-3 14-3 18 0 17 13 31 30 31 37 0 51-56 51-58 0-5-3-5-4-5-4 0-4 1-6 7-8 26-21 47-40 47-6 0-8-4-8-13 0-8 3-18 6-27 8-19 23-62 23-84 0-26-16-41-44-41-35 0-54 24-60 33-2-21-18-33-35-33-18 0-26 14-29 22-7 13-12 35-12 37 0 4 3 3 4 4 5 0 5 0 7-9 7-28 14-46 29-46 7 0 12 5 12 18 0 8-1 13-7 32-8 30-14 60-22 89z"><text:p/></draw:path><draw:path draw:style-name="gr3" draw:text-style-name="P6" svg:width="0.0925in" svg:height="0.0874in" svg:x="0.2142in" svg:y="0.0193in" svg:viewBox="0 0 236 223" svg:d="M229 121c4-2 7-4 7-9 0-4-3-6-7-9-72-34-142-67-214-100-5-3-5-3-7-3-4 0-8 4-8 8s2 6 8 8c68 32 135 64 203 96-68 32-135 63-203 95-6 3-8 5-8 9s4 7 8 7c2 0 2 0 7-3 72-33 142-66 214-99z"><text:p/></draw:path><draw:path draw:style-name="gr3" draw:text-style-name="P6" svg:width="0.0602in" svg:height="0.1004in" svg:x="0.3701in" svg:y="0.0004in" svg:viewBox="0 0 154 256" svg:d="M30 227c13-14 27-27 40-40 61-53 84-74 84-112 0-44-35-75-83-75-42 0-71 35-71 70 0 21 19 21 20 21 6 0 21-4 21-20 0-9-8-20-21-20-4 0-5 0-6 1 9-26 30-40 53-40 35 0 52 31 52 63 0 31-20 61-41 85-25 27-49 54-75 82-3 4-3 4-3 14 47 0 96 0 143 0 3-22 8-44 11-67-3 0-7 0-10 0-2 11-4 29-9 34-2 4-27 4-36 4-23 0-46 0-69 0z"><text:p/></draw:path></draw:g></text:span><text:span text:style-name="T5">, נציב ונקבל </text:span><text:span text:style-name="T5"><draw:g text:anchor-type="as-char" svg:y="-0.1008in" draw:z-index="383" draw:name="Shape376" draw:style-name="gr1"><svg:title>TexMaths</svg:title><svg:desc>11§display§0 &gt; 2§svg§600§FALSE§</svg:desc><draw:path draw:style-name="gr2" draw:text-style-name="P5" svg:width="0.3311in" svg:height="0.0909in" svg:x="0.0024in" svg:y="0.0075in" svg:viewBox="0 0 842 232" svg:d="M422 232c-141 0-281 0-422 0 0-77 0-155 0-232 281 0 561 0 842 0 0 77 0 155 0 232-140 0-281 0-420 0z"><text:p/></draw:path><draw:path draw:style-name="gr3" draw:text-style-name="P6" svg:width="0.0638in" svg:height="0.1035in" svg:x="0.0004in" svg:y="0.0004in" svg:viewBox="0 0 163 264" svg:d="M163 134c0-32-2-62-15-91-18-36-50-43-67-43-23 0-51 10-67 46-12 27-14 56-14 88 0 28 1 62 18 92 16 30 44 38 63 38 21 0 50-8 68-44 12-26 14-57 14-86zM81 256c-15 0-38-10-45-47-4-23-4-58-4-80 0-24 0-50 3-71 8-46 37-49 46-49 13 0 38 6 46 45 4 22 4 51 4 75 0 28 0 54-4 79-7 36-29 48-46 48z"><text:p/></draw:path><draw:path draw:style-name="gr3" draw:text-style-name="P6" svg:width="0.0925in" svg:height="0.0874in" svg:x="0.1256in" svg:y="0.0193in" svg:viewBox="0 0 236 223" svg:d="M228 121c4-2 8-4 8-9 0-4-4-6-8-9-72-34-142-67-214-100-5-3-5-3-6-3-5 0-8 4-8 8s1 6 7 8c68 32 135 64 203 96-68 32-135 63-203 95-6 3-7 5-7 9s3 7 8 7c1 0 1 0 6-3 72-33 142-66 214-99z"><text:p/></draw:path><draw:path draw:style-name="gr3" draw:text-style-name="P6" svg:width="0.0602in" svg:height="0.1004in" svg:x="0.2807in" svg:y="0.0004in" svg:viewBox="0 0 154 256" svg:d="M30 227c13-14 27-27 40-40 61-53 84-74 84-112 0-44-35-75-82-75-43 0-72 35-72 70 0 21 19 21 20 21 6 0 21-4 21-20 0-9-8-20-21-20-3 0-5 0-6 1 9-26 30-40 53-40 35 0 52 31 52 63 0 31-20 61-41 85-24 27-49 54-74 82-4 4-4 4-4 14 47 0 96 0 143 0 3-22 8-44 11-67-3 0-6 0-10 0-2 11-4 29-9 34-2 4-27 4-36 4-23 0-46 0-69 0z"><text:p/></draw:path></draw:g></text:span><text:span text:style-name="T5"><text:s/></text:span><text:span text:style-name="T6">המהווה</text:span><text:span text:style-name="T5"> </text:span><text:span text:style-name="T23">סתירה</text:span><text:span text:style-name="T5">. </text:span></text:p>
      <text:p text:style-name="P10"><text:span text:style-name="T5"><draw:g text:anchor-type="as-char" svg:y="-0.1134in" draw:z-index="384" draw:name="Shape377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span></text:p>
      <text:h text:style-name="Heading_20_3" text:outline-level="3">סעיף ב’</text:h>
      <text:p text:style-name="P96">נתון: <text:span text:style-name="T5">יהי </text:span><text:span text:style-name="T5"><draw:g text:anchor-type="as-char" svg:y="-0.1134in" draw:z-index="385" draw:name="Shape378" draw:style-name="gr1"><svg:title>TexMaths</svg:title><svg:desc>11§display§f \colon \{1, 2, 3\} \to \{1, 2, 3\}§svg§600§FALSE§</svg:desc><draw:path draw:style-name="gr2" draw:text-style-name="P5" svg:width="1.4413in" svg:height="0.1358in" svg:x="0.0122in" svg:y="0.0071in" svg:viewBox="0 0 3662 346" svg:d="M1832 346c-611 0-1221 0-1832 0 0-116 0-230 0-346 1221 0 2441 0 3662 0 0 116 0 230 0 346-610 0-1221 0-1830 0z"><text:p/></draw:path><draw:path draw:style-name="gr3" draw:text-style-name="P6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161in" svg:height="0.065in" svg:x="0.1126in" svg:y="0.048in" svg:viewBox="0 0 42 166" svg:d="M42 21c0-12-10-21-21-21s-21 9-21 21c0 11 10 20 21 20s21-9 21-20zM42 146c0-12-10-20-21-20s-21 8-21 20c0 11 10 20 21 20s21-9 21-20z"><text:p/></draw:path><draw:path draw:style-name="gr3" draw:text-style-name="P6" svg:width="0.0539in" svg:height="0.1512in" svg:x="0.2035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" svg:width="0.05in" svg:height="0.1in" svg:x="0.2827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" draw:text-style-name="P6" svg:width="0.0173in" svg:height="0.0453in" svg:x="0.3579in" svg:y="0.0972in" svg:viewBox="0 0 45 116" svg:d="M45 41c0-26-9-41-24-41-13 0-21 10-21 21 0 10 8 20 21 20 4 0 10-1 13-5 1-1 1-1 2-1 0 2 1 0 1 6 0 28-14 51-26 64-4 4-4 5-4 6 0 2 2 5 3 5 4 0 35-30 35-75z"><text:p/></draw:path><draw:path draw:style-name="gr3" draw:text-style-name="P6" svg:width="0.0602in" svg:height="0.1in" svg:x="0.4205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" draw:text-style-name="P6" svg:width="0.0173in" svg:height="0.0453in" svg:x="0.5016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63in" svg:height="0.1035in" svg:x="0.5626in" svg:y="0.013in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2-22-9 0-21 5-21 23 0 34 35 59 78 59 47 0 83-35 83-74 0-31-26-61-65-69z"><text:p/></draw:path><draw:path draw:style-name="gr3" draw:text-style-name="P6" svg:width="0.0539in" svg:height="0.1512in" svg:x="0.6433in" svg:y="0in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4 16 36 7 8 18 12 29 15-32 10-45 26-45 48 0 31 0 62 0 93z"><text:p/></draw:path><draw:path draw:style-name="gr3" draw:text-style-name="P6" svg:width="0.1346in" svg:height="0.0787in" svg:x="0.7587in" svg:y="0.0362in" svg:viewBox="0 0 343 201" svg:d="M301 109c-20 15-31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" draw:text-style-name="P6" svg:width="0.0539in" svg:height="0.1512in" svg:x="0.9555in" svg:y="0in" svg:viewBox="0 0 138 385" svg:d="M81 52c0-16 10-41 53-43 1 0 4-2 4-5 0-4-4-4-8-4-39 0-74 20-74 48 0 29 0 59 0 89 0 15 0 27-15 39s-29 12-38 13c-1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" draw:text-style-name="P6" svg:width="0.05in" svg:height="0.1in" svg:x="1.0346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3" draw:text-style-name="P6" svg:width="0.0173in" svg:height="0.0453in" svg:x="1.1098in" svg:y="0.0972in" svg:viewBox="0 0 45 116" svg:d="M45 41c0-26-9-41-24-41-13 0-21 10-21 21 0 10 8 20 21 20 4 0 10-1 13-5 1-1 1-1 2-1 0 2 1 0 1 6 0 28-14 51-26 64-4 4-4 5-4 6 0 2 2 5 4 5 3 0 34-30 34-75z"><text:p/></draw:path><draw:path draw:style-name="gr3" draw:text-style-name="P6" svg:width="0.0602in" svg:height="0.1in" svg:x="1.172in" svg:y="0.013in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3" draw:text-style-name="P6" svg:width="0.0173in" svg:height="0.0453in" svg:x="1.2535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63in" svg:height="0.1035in" svg:x="1.3146in" svg:y="0.013in" svg:viewBox="0 0 161 264" svg:d="M96 121c32-11 54-37 54-68 0-32-34-53-71-53-39 0-69 23-69 52 0 13 9 21 20 21 12 0 20-9 20-20 0-20-18-20-25-20 12-19 38-24 52-24 17 0 37 9 37 44 0 4-1 26-11 44-12 18-24 20-34 20-3 0-12 1-15 1s-6 1-6 4c0 5 3 5 9 5s12 0 18 0c31 0 45 26 45 63 0 52-26 63-43 63-16 0-46-6-59-29 13 2 25-7 25-20 0-15-10-22-21-22-10 0-22 5-22 23 0 34 36 59 78 59 47 0 83-35 83-74 0-31-25-61-65-69z"><text:p/></draw:path><draw:path draw:style-name="gr3" draw:text-style-name="P6" svg:width="0.0539in" svg:height="0.1512in" svg:x="1.3953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/text:p>
      <text:p text:style-name="P96">צ.ל.: <text:span text:style-name="T5">נוכיח קיום </text:span><text:span text:style-name="T5"><draw:g text:anchor-type="as-char" svg:y="-0.1035in" draw:z-index="386" draw:name="Shape379" draw:style-name="gr1"><svg:title>TexMaths</svg:title><svg:desc>11§display§n \in \N_+§svg§600§FALSE§</svg:desc><draw:path draw:style-name="gr2" draw:text-style-name="P5" svg:width="0.4571in" svg:height="0.1224in" svg:x="0.0039in" svg:y="0.0071in" svg:viewBox="0 0 1162 312" svg:d="M0 0c388 0 774 0 1162 0 0 104 0 208 0 312-388 0-774 0-1162 0 0-104 0-208 0-312z"><text:p/></draw:path><draw:path draw:style-name="gr3" draw:text-style-name="P6" svg:width="0.0823in" svg:height="0.0681in" svg:x="0.0004in" svg:y="0.0362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3" draw:text-style-name="P6" svg:width="0.0756in" svg:height="0.087in" svg:x="0.1425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3" draw:text-style-name="P6" svg:width="0.1028in" svg:height="0.1055in" svg:x="0.2772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3" draw:text-style-name="P6" svg:width="0.078in" svg:height="0.0772in" svg:x="0.3906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5"><text:s/>עבורו </text:span><text:span text:style-name="T5"><draw:g text:anchor-type="as-char" svg:y="-0.1425in" draw:z-index="388" draw:name="Shape380" draw:style-name="gr1"><svg:title>TexMaths</svg:title><svg:desc>11§display§f^{(n)} = id_{\{1, 2, 3\}}§svg§600§FALSE§</svg:desc><draw:path draw:style-name="gr2" draw:text-style-name="P5" svg:width="0.9555in" svg:height="0.1799in" svg:x="0.0004in" svg:y="0.0071in" svg:viewBox="0 0 2428 458" svg:d="M0 0c810 0 1618 0 2428 0 0 153 0 305 0 458-810 0-1618 0-2428 0 0-153 0-305 0-458z"><text:p/></draw:path><draw:path draw:style-name="gr3" draw:text-style-name="P6" svg:width="0.0752in" svg:height="0.137in" svg:x="0.0008in" svg:y="0.0354in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4 72-1 0-11 0-18-6 18-2 21-16 21-21 0-9-6-13-14-13-10 0-21 8-21 23 0 17 16 26 32 26 22 0 37-23 44-37 12-25 21-70 22-73 8-40 15-81 23-122z"><text:p/></draw:path><draw:path draw:style-name="gr3" draw:text-style-name="P6" svg:width="0.0272in" svg:height="0.1051in" svg:x="0.0957in" svg:y="0in" svg:viewBox="0 0 70 268" svg:d="M65 0c-52 36-65 93-65 135 0 37 11 97 65 133 2 0 5 0 5-2 0-3-1-3-2-5-36-32-49-77-49-126 0-72 27-109 49-128 1-2 2-3 2-4 0-3-3-3-5-3z"><text:p/></draw:path><draw:path draw:style-name="gr3" draw:text-style-name="P6" svg:width="0.0646in" svg:height="0.0476in" svg:x="0.1358in" svg:y="0.0331in" svg:viewBox="0 0 165 122" svg:d="M21 102c-1 3-3 10-3 11 0 6 5 9 8 9 6 0 10-5 11-7 1-3 4-11 5-16 2-6 4-18 6-24 1-6 4-12 5-18 3-12 3-14 11-25 7-10 21-24 40-24 17 0 17 13 17 18 0 17-12 46-17 57-2 8-3 10-3 16 0 14 11 23 25 23 28 0 39-38 39-42 0-3-3-3-4-3-4 0-4 1-5 4-6 22-17 33-28 33-6 0-7-4-7-10 0-5 1-10 5-22 4-7 15-36 15-51 0-27-21-31-35-31-22 0-38 13-46 24-2-19-18-24-29-24s-18 9-21 14c-6 10-10 26-10 28 0 3 3 2 4 3 5 0 5-1 7-9 3-15 9-28 20-28 6 0 9 5 9 13 0 5-3 14-5 22-2 6-4 18-6 24-3 12-6 23-8 35z"><text:p/></draw:path><draw:path draw:style-name="gr3" draw:text-style-name="P6" svg:width="0.0268in" svg:height="0.1051in" svg:x="0.2138in" svg:y="0in" svg:viewBox="0 0 69 268" svg:d="M4 0c-1 0-4 0-4 3 0 1 0 2 2 5 23 21 50 57 50 127 0 56-18 99-48 124-4 4-4 5-4 7s0 2 3 2c4 0 29-18 46-50 13-23 20-51 20-83 0-38-11-98-65-135z"><text:p/></draw:path><draw:path draw:style-name="gr3" draw:text-style-name="P6" svg:width="0.1004in" svg:height="0.0354in" svg:x="0.3122in" svg:y="0.0862in" svg:viewBox="0 0 256 91" svg:d="M243 15c7 0 13 0 13-7 0-8-6-8-12-8-77 0-155 0-232 0-5 0-12 0-12 8 0 7 7 7 13 7 77 0 153 0 230 0zM244 91c6 0 12-1 12-9s-6-7-13-7c-77 0-153 0-230 0-6 0-13-1-13 7s7 9 12 9c77 0 155 0 232 0z"><text:p/></draw:path><draw:path draw:style-name="gr3" draw:text-style-name="P6" svg:width="0.0398in" svg:height="0.1012in" svg:x="0.4685in" svg:y="0.0421in" svg:viewBox="0 0 102 258" svg:d="M99 14c0-7-6-14-14-14-11 0-21 10-21 21 0 6 5 13 14 13s21-9 21-20zM69 159c5-11 5-12 9-23 2-8 4-12 4-20 0-17-12-32-31-32-37 0-51 56-51 60s3 2 4 4c5 0 5-1 7-8 10-36 25-47 38-47 4 0 10 0 10 12 0 8-2 17-4 20-3 10-20 55-26 71-4 10-9 23-9 31 0 19 13 31 32 31 36 0 50-55 50-58 0-5-3-5-4-5-5 0-5 3-7 8-6 24-20 46-39 46-7 0-9-2-9-11 0-10 2-15 11-38 5-15 10-28 15-41z"><text:p/></draw:path><draw:path draw:style-name="gr3" draw:text-style-name="P6" svg:width="0.072in" svg:height="0.1059in" svg:x="0.5224in" svg:y="0.0366in" svg:viewBox="0 0 184 270" svg:d="M184 3c-1-1 0-3-5-3-6 0-43 3-49 3-4 1-6 4-6 8s4 4 9 4c19 0 20 4 20 7 0 2-1 5-1 8-8 30-16 61-23 92-7-14-19-25-36-25-46 0-93 57-93 113 0 36 21 60 52 60 7 0 26-1 49-28 3 15 17 28 35 28 15 0 23-9 29-21 7-13 12-36 12-37 0-5-3-5-4-5-5 0-5 3-6 8-6 25-14 46-30 46-11 0-12-10-12-16 0-9 1-12 4-19 18-75 36-148 55-223zM103 221c-2 7-2 7-7 14-17 21-33 26-44 26-19 0-25-20-25-35 0-19 13-66 21-84 12-22 30-37 45-37 26 0 31 32 31 34 0 3-1 5-1 7-6 24-13 49-20 75z"><text:p/></draw:path><draw:path draw:style-name="gr3" draw:text-style-name="P6" svg:width="0.0417in" svg:height="0.1055in" svg:x="0.6055in" svg:y="0.0898in" svg:viewBox="0 0 107 269" svg:d="M64 40c0-6 0-15 9-21 7-8 17-10 28-11 3 0 6 0 6-4s-3-4-7-4c-29 0-57 12-57 34 0 21 0 43 0 64 0 6 0 15-9 23-7 5-15 10-29 11-3 0-5 0-5 3s2 3 4 4c32 3 39 21 39 28 0 21 0 41 0 63 0 8 0 19 14 28 16 10 36 11 43 11 4 0 7 0 7-3 0-5-3-5-5-5-25-1-35-12-37-22-1-3-1-4-1-9 0-18 0-37 0-56 0-8 0-17-7-25-4-3-10-10-25-14 11-3 28-10 32-29 0-1 0-2 0-11 0-18 0-37 0-55z"><text:p/></draw:path><draw:path draw:style-name="gr3" draw:text-style-name="P6" svg:width="0.0386in" svg:height="0.0705in" svg:x="0.6689in" svg:y="0.098in" svg:viewBox="0 0 99 180" svg:d="M62 8c0-7-2-8-8-8-18 18-42 18-54 18 0 3 0 6 0 9 7 0 25 0 40-7 0 46 0 91 0 137 0 10 0 13-28 13-3 0-7 0-10 0 0 3 0 7 0 10 6-1 39-1 49-1 8 0 42 0 48 1 0-3 0-7 0-10-3 0-7 0-10 0-27 0-27-3-27-13 0-51 0-100 0-149z"><text:p/></draw:path><draw:path draw:style-name="gr3" draw:text-style-name="P6" svg:width="0.013in" svg:height="0.0323in" svg:x="0.7303in" svg:y="0.1571in" svg:viewBox="0 0 34 83" svg:d="M27 27c0 15-3 32-22 50-1 1-1 1-1 3 0 1 3 3 4 3 4 0 26-22 26-53 0-17-5-30-19-30-8 0-15 8-15 15 0 9 7 17 15 17 7 0 11-5 12-5z"><text:p/></draw:path><draw:path draw:style-name="gr3" draw:text-style-name="P6" svg:width="0.0465in" svg:height="0.0705in" svg:x="0.7614in" svg:y="0.098in" svg:viewBox="0 0 119 180" svg:d="M119 131c-4 0-6 0-9 0-1 5-3 22-8 24-1 2-22 2-26 2-17 0-33 0-50 0 29-25 38-33 54-46 20-16 39-32 39-58 0-32-29-53-63-53s-56 24-56 48c0 15 11 16 14 16 6 0 15-5 15-15 0-4-3-14-17-14 9-19 26-25 40-25 27 0 40 21 40 43 0 24-16 42-25 52-22 21-43 42-65 64-2 2-2 3-2 11 37 0 74 0 111 0 2-17 6-33 8-49z"><text:p/></draw:path><draw:path draw:style-name="gr3" draw:text-style-name="P6" svg:width="0.013in" svg:height="0.0323in" svg:x="0.8272in" svg:y="0.1571in" svg:viewBox="0 0 34 83" svg:d="M26 27c0 15-3 32-21 50-1 1-2 1-2 3 0 1 2 3 5 3s26-22 26-53c0-17-7-30-19-30-8 0-15 8-15 15 0 9 5 17 15 17 7 0 8-3 11-5z"><text:p/></draw:path><draw:path draw:style-name="gr3" draw:text-style-name="P6" svg:width="0.0484in" svg:height="0.072in" svg:x="0.8571in" svg:y="0.098in" svg:viewBox="0 0 124 184" svg:d="M59 90c21 0 37 14 37 43 0 34-20 44-36 44-11 0-35-4-46-20 12 0 16-9 16-14 0-9-7-16-15-16-7 0-15 5-15 16 0 26 27 41 60 41 38 0 64-24 64-51 0-21-17-42-47-49 29-9 38-30 38-47 0-21-24-37-53-37-31 0-54 15-54 36 0 10 6 14 14 14 9 0 14-5 14-13 0-7-5-13-14-14 10-12 29-14 38-14 13 0 29 5 29 28 0 12-3 24-10 33-10 10-16 10-31 11-6 1-6 1-8 1-2 1-3 0-3 4s3 4 7 4c5 0 10 0 15 0z"><text:p/></draw:path><draw:path draw:style-name="gr3" draw:text-style-name="P6" svg:width="0.0417in" svg:height="0.1055in" svg:x="0.922in" svg:y="0.0898in" svg:viewBox="0 0 107 269" svg:d="M64 172c0-6 0-15 9-23 6-5 15-10 28-10 3-1 6-1 6-4s-3-3-5-3c-32-3-38-21-38-29 0-21 0-43 0-63 0-7 0-20-15-29-15-10-36-11-42-11-5 0-7 0-7 4s2 4 4 4c26 1 36 13 38 24 1 2 1 4 1 8 0 18 0 38 0 57 0 7 0 17 6 24 5 4 10 10 26 14-11 3-29 10-32 28 0 3 0 3 0 11 0 19 0 38 0 58 0 5 0 13-9 19-8 7-19 9-29 10-4 0-5 0-5 5 0 3 2 3 7 3 28 0 57-12 57-33 0-22 0-43 0-64z"><text:p/></draw:path></draw:g></text:span><text:span text:style-name="T5"><text:s/>(הערה: אפשר להרחיב את ההוכחה לכל קבוצה סופית)</text:span></text:p>
      <text:p text:style-name="P96">הוכחה: <text:span text:style-name="T5">נפלג למקרים: </text:span></text:p>
      <text:list text:style-name="L14">
        <text:list-item>
          <text:p text:style-name="P97"><text:soft-page-break/><text:span text:style-name="T59">שלושה איברים ביחס זהות: בה"כ </text:span><text:span text:style-name="T59"><draw:g text:anchor-type="as-char" svg:y="-0.1134in" draw:z-index="395" draw:name="Shape381" draw:style-name="gr1"><svg:title>TexMaths</svg:title><svg:desc>11§display§f = \{\la 1, 1 \ra, \la 2, 2 \ra, \la 3, 3 \ra\}§svg§600§FALSE§</svg:desc><draw:path draw:style-name="gr2" draw:text-style-name="P5" svg:width="1.5681in" svg:height="0.1358in" svg:x="0.0004in" svg:y="0.0071in" svg:viewBox="0 0 3984 346" svg:d="M1993 346c-664 0-1329 0-1993 0 0-116 0-230 0-346 1328 0 2656 0 3984 0 0 116 0 230 0 346-664 0-1328 0-1991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76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3" draw:text-style-name="P6" svg:width="0.0335in" svg:height="0.1512in" svg:x="0.3795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in" svg:height="0.1in" svg:x="0.43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173in" svg:height="0.0453in" svg:x="0.511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in" svg:height="0.1in" svg:x="0.5791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35in" svg:height="0.1512in" svg:x="0.65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173in" svg:height="0.0453in" svg:x="0.7138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335in" svg:height="0.1512in" svg:x="0.785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02in" svg:height="0.1in" svg:x="0.8343in" svg:y="0.013in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3" draw:text-style-name="P6" svg:width="0.0173in" svg:height="0.0453in" svg:x="0.9161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02in" svg:height="0.1in" svg:x="0.9783in" svg:y="0.013in" svg:viewBox="0 0 154 255" svg:d="M30 226c13-14 27-26 40-39 61-53 84-74 84-112 0-44-34-75-81-75-44 0-73 35-73 69 0 22 20 22 21 22 6 0 20-4 20-21 0-9-7-19-21-19-2 0-4 0-5 0 9-26 30-39 52-39 35 0 52 31 52 63 0 31-19 60-41 85-24 27-49 54-74 81-4 5-4 6-4 14 47 0 96 0 143 0 3-22 8-44 11-66-3 0-6 0-9 0-2 12-5 28-9 33-3 4-28 4-37 4-23 0-46 0-69 0z"><text:p/></draw:path><draw:path draw:style-name="gr3" draw:text-style-name="P6" svg:width="0.0335in" svg:height="0.1512in" svg:x="1.0551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0173in" svg:height="0.0453in" svg:x="1.11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335in" svg:height="0.1512in" svg:x="1.1906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3in" svg:height="0.1035in" svg:x="1.239in" svg:y="0.013in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3" draw:text-style-name="P6" svg:width="0.0173in" svg:height="0.0453in" svg:x="1.322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3in" svg:height="0.1035in" svg:x="1.3827in" svg:y="0.013in" svg:viewBox="0 0 161 264" svg:d="M96 121c32-11 55-37 55-68 0-32-34-53-72-53-39 0-68 23-68 52 0 13 8 21 20 21s20-9 20-20c0-20-19-20-25-20 12-19 38-24 51-24 16 0 37 9 37 44 0 4-1 26-11 44-11 18-24 20-34 20-3 0-12 1-15 1-2 0-6 1-6 4 0 5 4 5 10 5s11 0 17 0c32 0 46 26 46 63 0 52-26 63-44 63-17 0-45-6-59-29 14 2 26-7 26-20 0-15-11-22-22-22-10 0-22 5-22 23 0 34 36 59 78 59 47 0 83-35 83-74 0-31-25-61-65-69z"><text:p/></draw:path><draw:path draw:style-name="gr3" draw:text-style-name="P6" svg:width="0.0339in" svg:height="0.1512in" svg:x="1.4606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535in" svg:height="0.1512in" svg:x="1.5224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59">: נבחר </text:span><text:span text:style-name="T59"><draw:g text:anchor-type="as-char" svg:y="-0.102in" draw:z-index="396" draw:name="Shape382" draw:style-name="gr1"><svg:title>TexMaths</svg:title><svg:desc>11§display§n = 1§svg§600§FALSE§</svg:desc><draw:path draw:style-name="gr2" draw:text-style-name="P5" svg:width="0.3417in" svg:height="0.0858in" svg:x="0.0039in" svg:y="0.0075in" svg:viewBox="0 0 869 219" svg:d="M0 0c290 0 580 0 869 0 0 73 0 146 0 219-289 0-579 0-869 0 0-73 0-146 0-219z"><text:p/></draw:path><draw:path draw:style-name="gr3" draw:text-style-name="P6" svg:width="0.0819in" svg:height="0.0677in" svg:x="0.0004in" svg:y="0.0339in" svg:viewBox="0 0 209 173" svg:d="M23 146c-1 6-3 15-3 17 0 7 5 10 11 10 4 0 11-3 14-11 0-1 5-18 8-28 2-11 5-22 8-33 2-9 5-18 6-26 2-7 5-18 6-19 5-12 26-47 63-47 17 0 20 14 20 27 0 23-18 73-25 89-3 8-3 12-3 17 0 18 13 31 31 31 36 0 50-55 50-58s-3-3-4-3c-3 0-3 1-6 6-7 26-21 47-39 47-7 0-9-4-9-13s3-18 7-26c7-21 24-62 24-84 0-27-18-42-45-42-35 0-54 25-61 34-1-22-18-34-35-34-18 0-26 15-29 22-6 13-12 36-12 37 0 5 3 2 4 5 5 0 5-1 7-9 7-28 14-46 29-46 7 0 12 5 12 17 0 9-1 12-7 33-8 29-14 58-22 87z"><text:p/></draw:path><draw:path draw:style-name="gr3" draw:text-style-name="P6" svg:width="0.1008in" svg:height="0.035in" svg:x="0.1386in" svg:y="0.0457in" svg:viewBox="0 0 257 90" svg:d="M243 15c7 0 14 0 14-7 0-8-7-8-12-8-78 0-155 0-232 0-5 0-13 0-13 8 0 7 8 7 13 7 77 0 153 0 230 0zM245 90c5 0 12 0 12-8 0-7-7-7-14-7-77 0-153 0-230 0-5 0-13 0-13 7 0 8 8 8 13 8 77 0 154 0 232 0z"><text:p/></draw:path><draw:path draw:style-name="gr3" draw:text-style-name="P6" svg:width="0.05in" svg:height="0.1in" svg:x="0.3035in" svg:y="0in" svg:viewBox="0 0 128 255" svg:d="M79 10c0-9 0-10-8-10-25 24-59 24-71 24 0 5 0 8 0 12 8 0 31 0 51-10 0 66 0 132 0 198 0 14-1 18-37 18-4 0-7 0-12 0 0 5 0 8 0 13 15-2 48-2 63-2s50 0 63 2c0-5 0-8 0-13-5 0-8 0-12 0-36 0-37-4-37-18 0-72 0-143 0-214z"><text:p/></draw:path></draw:g></text:span><text:span text:style-name="T59">, ולכן </text:span><text:span text:style-name="T59"><draw:g text:anchor-type="as-char" svg:y="-0.1417in" draw:z-index="397" draw:name="Shape383" draw:style-name="gr1"><svg:title>TexMaths</svg:title><svg:desc>11§display§f^{(n)} =  f = id_{\{1, 2, 3\}}§svg§600§FALSE§</svg:desc><draw:path draw:style-name="gr2" draw:text-style-name="P5" svg:width="1.2492in" svg:height="0.1803in" svg:x="0.0004in" svg:y="0.0075in" svg:viewBox="0 0 3174 459" svg:d="M1588 459c-530 0-1059 0-1588 0 0-153 0-306 0-459 1058 0 2116 0 3174 0 0 153 0 306 0 459-529 0-1058 0-1586 0z"><text:p/></draw:path><draw:path draw:style-name="gr3" draw:text-style-name="P6" svg:width="0.0752in" svg:height="0.1374in" svg:x="0.0008in" svg:y="0.0362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1-20 101-30 151-7 37-13 72-33 72-2 0-11 0-19-6 18-1 21-16 21-21 0-9-6-13-14-13-10 0-21 7-21 23 0 17 16 26 33 26 21 0 36-23 43-37 13-24 22-71 22-73 8-41 15-81 23-122z"><text:p/></draw:path><draw:path draw:style-name="gr3" draw:text-style-name="P6" svg:width="0.0272in" svg:height="0.1055in" svg:x="0.0957in" svg:y="0.0004in" svg:viewBox="0 0 70 269" svg:d="M65 0c-51 36-65 94-65 135 0 38 12 97 65 134 2 0 5 0 5-4 0-1 0-1-2-2-36-33-49-78-49-128 0-72 27-109 50-128 1-1 1-3 1-4 0-3-3-3-5-3z"><text:p/></draw:path><draw:path draw:style-name="gr3" draw:text-style-name="P6" svg:width="0.065in" svg:height="0.0476in" svg:x="0.1358in" svg:y="0.0335in" svg:viewBox="0 0 166 122" svg:d="M21 102c-1 4-3 10-3 11 0 6 5 9 9 9 5 0 8-4 10-6 3-4 5-11 6-17 1-5 4-17 5-24 3-6 4-12 5-18 3-11 4-13 12-24s20-25 41-25c15 0 15 13 15 18 0 17-12 47-15 58-4 7-5 10-5 15 0 14 12 23 25 23 28 0 40-37 40-42 0-3-3-2-4-3-5 0-5 1-6 5-6 22-17 33-28 33-6 0-7-5-7-10 0-6 1-10 5-22 4-8 16-37 16-52 0-27-21-31-35-31-23 0-39 14-47 24-2-18-17-24-28-24-12 0-19 9-22 14-6 10-10 26-10 28 0 3 4 3 5 3 4 0 4-1 6-9 4-15 9-28 20-28 6 0 9 5 9 13 0 5-3 14-5 22-2 7-4 19-5 24-4 12-6 23-9 35z"><text:p/></draw:path><draw:path draw:style-name="gr3" draw:text-style-name="P6" svg:width="0.0272in" svg:height="0.1055in" svg:x="0.2138in" svg:y="0.0004in" svg:viewBox="0 0 70 269" svg:d="M5 0c-2 0-5 0-5 3 0 1 1 3 2 5 23 21 50 57 50 127 0 57-18 100-48 126-4 3-4 3-4 4 0 3 1 4 3 4 4 0 29-17 48-50 12-23 19-52 19-84 0-38-12-96-65-135z"><text:p/></draw:path><draw:path draw:style-name="gr3" draw:text-style-name="P6" svg:width="0.1008in" svg:height="0.035in" svg:x="0.3122in" svg:y="0.087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752in" svg:height="0.1374in" svg:x="0.4724in" svg:y="0.0362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1-20 101-30 151-7 37-13 72-33 72-2 0-11 0-19-6 18-1 21-16 21-21 0-9-6-13-14-13-10 0-21 7-21 23 0 17 16 26 33 26 21 0 36-23 43-37 13-24 22-71 22-73 8-41 15-81 23-122z"><text:p/></draw:path><draw:path draw:style-name="gr3" draw:text-style-name="P6" svg:width="0.1008in" svg:height="0.035in" svg:x="0.6055in" svg:y="0.087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" draw:text-style-name="P6" svg:width="0.0394in" svg:height="0.102in" svg:x="0.7618in" svg:y="0.0425in" svg:viewBox="0 0 101 260" svg:d="M98 14c0-7-6-14-14-14-10 0-21 10-21 21 0 8 5 14 15 14 9 0 20-10 20-21zM69 160c5-11 5-12 8-23 3-8 5-13 5-20 0-18-12-32-31-32-37 0-51 56-51 59 0 5 3 5 4 5 4 0 5-1 6-8 11-36 26-47 39-47 4 0 10 0 10 12 0 7-3 16-4 20-3 9-21 55-26 71-5 10-9 23-9 31 0 19 13 32 31 32 36 0 50-56 50-60s-3-4-4-4c-4 0-4 2-6 8-6 24-20 47-39 47-7 0-9-3-9-12 0-10 2-15 11-39 5-14 10-27 15-40z"><text:p/></draw:path><draw:path draw:style-name="gr3" draw:text-style-name="P6" svg:width="0.072in" svg:height="0.1063in" svg:x="0.8161in" svg:y="0.0374in" svg:viewBox="0 0 184 271" svg:d="M184 4c0-1 0-4-6-4-5 0-42 3-48 4-4 0-6 3-6 7s4 4 9 4c19 0 20 4 20 7 0 2-1 6-1 8-8 31-16 61-23 92-8-14-19-25-37-25-45 0-92 57-92 113 0 37 21 61 51 61 7 0 27-1 50-28 3 16 17 28 35 28 14 0 22-8 29-20 7-14 11-37 11-38 0-5-3-5-4-5-4 0-5 2-6 8-7 25-13 47-29 47-11 0-12-10-12-17 0-9 1-12 3-19 18-75 37-149 56-223zM103 221c-2 8-2 8-7 15-18 22-33 27-44 27-20 0-26-21-26-36 0-19 14-66 22-85 12-22 30-36 45-36 25 0 30 32 30 34s0 4-1 7c-7 24-12 49-19 74z"><text:p/></draw:path><draw:path draw:style-name="gr3" draw:text-style-name="P6" svg:width="0.0421in" svg:height="0.1059in" svg:x="0.8988in" svg:y="0.0906in" svg:viewBox="0 0 108 270" svg:d="M65 40c0-6 0-15 8-21 8-8 18-10 29-11 4 0 6 0 6-4s-4-4-7-4c-30 0-57 12-57 34 0 21 0 43 0 64 0 7 0 15-10 23-5 6-14 10-29 11-3 0-5 0-5 3 0 4 3 4 5 4 32 2 38 21 39 28 0 21 0 42 0 64 0 8 0 20 14 29 15 9 37 10 43 10 3 0 7 0 7-5 0-2-2-2-5-2-25-1-36-13-38-23 0-3 0-5 0-9 0-19 0-38 0-57 0-8 0-18-8-24-3-3-10-10-25-15 11-3 30-9 33-28 0-1 0-2 0-11 0-19 0-38 0-56z"><text:p/></draw:path><draw:path draw:style-name="gr3" draw:text-style-name="P6" svg:width="0.0386in" svg:height="0.0705in" svg:x="0.963in" svg:y="0.0984in" svg:viewBox="0 0 99 180" svg:d="M62 8c0-7-2-8-9-8-17 18-42 18-53 18 0 3 0 6 0 10 7 0 24 0 40-8 0 46 0 91 0 138 0 8 0 13-28 13-3 0-7 0-10 0 0 2 0 5 0 9 5 0 38-2 49-2 7 0 41 2 48 2 0-4 0-7 0-9-3 0-8 0-11 0-26 0-26-5-26-13 0-51 0-101 0-150z"><text:p/></draw:path><draw:path draw:style-name="gr3" draw:text-style-name="P6" svg:width="0.013in" svg:height="0.0327in" svg:x="1.024in" svg:y="0.1575in" svg:viewBox="0 0 34 84" svg:d="M26 28c0 14-2 31-21 48-1 1-2 2-2 3 0 3 2 5 5 5s26-22 26-54c0-17-7-30-19-30-8 0-15 8-15 15 0 9 7 16 15 16 7 0 8-2 11-3z"><text:p/></draw:path><draw:path draw:style-name="gr3" draw:text-style-name="P6" svg:width="0.0469in" svg:height="0.0705in" svg:x="1.0547in" svg:y="0.0984in" svg:viewBox="0 0 120 180" svg:d="M120 131c-3 0-6 0-9 0-1 6-4 22-8 24-2 3-23 3-26 3-17 0-33 0-50 0 28-26 38-34 54-47 20-15 39-32 39-58 0-32-29-53-64-53-33 0-56 24-56 48 0 15 12 16 14 16 7 0 15-5 15-14 0-5-2-15-16-15 8-18 27-25 40-25 26 0 40 21 40 43 0 24-16 43-25 52-22 21-43 43-65 65-3 2-3 3-3 10 37 0 75 0 112 0 2-17 6-33 8-49z"><text:p/></draw:path><draw:path draw:style-name="gr3" draw:text-style-name="P6" svg:width="0.0134in" svg:height="0.0327in" svg:x="1.1205in" svg:y="0.1575in" svg:viewBox="0 0 35 84" svg:d="M27 28c0 14-3 31-20 48-2 1-3 2-3 3 0 3 3 5 4 5 4 0 27-22 27-54 0-17-6-30-20-30-8 0-15 8-15 15 0 9 7 16 16 16 7 0 10-3 11-3z"><text:p/></draw:path><draw:path draw:style-name="gr3" draw:text-style-name="P6" svg:width="0.0484in" svg:height="0.0724in" svg:x="1.1508in" svg:y="0.0984in" svg:viewBox="0 0 124 185" svg:d="M58 89c22 0 37 16 37 44 0 33-19 43-36 43-10 0-34-2-45-18 12 0 16-9 16-15 0-9-7-15-16-15-7 0-14 4-14 15 0 26 27 42 60 42 38 0 64-24 64-52 0-21-17-42-47-48 29-10 38-31 38-48 0-20-25-37-55-37s-52 15-52 36c0 10 6 15 14 15 9 0 13-6 13-14 0-7-4-13-13-14 10-12 29-14 38-14 13 0 29 5 29 28 0 13-3 25-11 33-9 10-16 10-30 12-6 1-7 1-8 1-2 1-3 0-3 3s3 3 7 3 10 0 14 0z"><text:p/></draw:path><draw:path draw:style-name="gr3" draw:text-style-name="P6" svg:width="0.0421in" svg:height="0.1059in" svg:x="1.2154in" svg:y="0.0906in" svg:viewBox="0 0 108 270" svg:d="M65 173c0-7 0-15 9-23 6-6 15-10 28-11 4 0 6 0 6-4 0-3-2-3-5-3-33-2-38-21-38-28 0-21 0-43 0-64 0-7 0-20-14-29-16-10-37-11-43-11-5 0-8 0-8 4s3 4 5 4c26 1 36 13 38 24 0 2 0 4 0 8 0 18 0 38 0 57 0 8 0 18 8 24 3 3 9 10 25 14-11 4-30 10-32 29-1 2-1 2-1 11 0 19 0 38 0 56 0 6 0 15-8 22-9 7-19 9-28 10-5 0-7 0-7 2 0 5 3 5 8 5 28 0 56-11 57-33 0-22 0-43 0-64z"><text:p/></draw:path></draw:g></text:span><text:span text:style-name="T59"><text:s/>כדרוש. </text:span></text:p>
        </text:list-item>
      </text:list>
      <text:list text:style-name="L15">
        <text:list-item>
          <text:p text:style-name="P98"><text:span text:style-name="T5">שני איברים ביחס זהות: </text:span><text:span text:style-name="T60">נניח בשלילה שקיים יחס בו קיימים אך ורק שני איברים ביחס הזהות, בה"כ </text:span><text:span text:style-name="T60"><draw:g text:anchor-type="as-char" svg:y="-0.1134in" draw:z-index="398" draw:name="Shape384" draw:style-name="gr1"><svg:title>TexMaths</svg:title><svg:desc>11§display§f(1) = 1, f(2) = 2§svg§600§FALSE§</svg:desc><draw:path draw:style-name="gr2" draw:text-style-name="P5" svg:width="1.1717in" svg:height="0.1358in" svg:x="0.0004in" svg:y="0.0071in" svg:viewBox="0 0 2977 346" svg:d="M1489 346c-497 0-993 0-1489 0 0-116 0-230 0-346 992 0 1985 0 2977 0 0 116 0 230 0 346-496 0-992 0-1488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" draw:text-style-name="P6" svg:width="0.05in" svg:height="0.1in" svg:x="0.156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5in" svg:height="0.1512in" svg:x="0.2272in" svg:y="0in" svg:viewBox="0 0 90 385" svg:d="M90 193c0-30-4-76-25-120-23-48-57-73-61-73-2 0-4 2-4 4s0 2 8 9c37 38 59 99 59 180 0 65-14 133-62 181-5 6-5 6-5 7 0 2 2 4 4 4 4 0 39-26 62-76 20-41 24-84 24-116z"><text:p/></draw:path><draw:path draw:style-name="gr3" draw:text-style-name="P6" svg:width="0.1008in" svg:height="0.0354in" svg:x="0.3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492in" svg:height="0.1in" svg:x="0.4945in" svg:y="0.013in" svg:viewBox="0 0 126 255" svg:d="M79 10c0-10 0-10-10-10-23 24-57 24-69 24 0 5 0 8 0 12 8 0 30 0 51-10 0 66 0 133 0 199 0 14-3 18-37 18-4 0-7 0-12 0 0 5 0 9 0 12 13-1 46-1 63-1 15 0 48 0 61 1 0-3 0-7 0-12-4 0-7 0-12 0-34 0-35-4-35-18 0-72 0-144 0-215z"><text:p/></draw:path><draw:path draw:style-name="gr3" draw:text-style-name="P6" svg:width="0.0173in" svg:height="0.0453in" svg:x="0.5697in" svg:y="0.0972in" svg:viewBox="0 0 45 116" svg:d="M45 41c0-26-10-41-24-41-13 0-21 10-21 21 0 10 8 20 21 20 4 0 10-1 13-5 1-1 1-1 2-1 0 2 0 0 0 6 0 28-13 51-25 64-4 4-4 5-4 6 0 2 1 5 3 5 4 0 35-30 35-75z"><text:p/></draw:path><draw:path draw:style-name="gr3" draw:text-style-name="P6" svg:width="0.0752in" svg:height="0.1374in" svg:x="0.6323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3" draw:text-style-name="P6" svg:width="0.0346in" svg:height="0.1512in" svg:x="0.7299in" svg:y="0in" svg:viewBox="0 0 89 385" svg:d="M89 381c0-1 0-1-7-8-48-49-60-122-60-180 0-67 14-135 63-182 4-5 4-5 4-7 0-3-1-4-3-4-5 0-40 26-62 76-20 42-24 85-24 117 0 29 3 76 25 120 23 47 56 72 61 72 2 0 3-1 3-4z"><text:p/></draw:path><draw:path draw:style-name="gr3" draw:text-style-name="P6" svg:width="0.0602in" svg:height="0.1in" svg:x="0.7815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35in" svg:height="0.1512in" svg:x="0.8587in" svg:y="0in" svg:viewBox="0 0 90 385" svg:d="M90 193c0-30-4-76-26-120-23-48-56-73-60-73-3 0-4 2-4 4s0 2 8 9c37 38 59 99 59 180 0 65-14 133-62 181-5 6-5 6-5 7 0 2 1 4 4 4 4 0 39-26 61-76 20-41 25-84 25-116z"><text:p/></draw:path><draw:path draw:style-name="gr3" draw:text-style-name="P6" svg:width="0.1008in" svg:height="0.0354in" svg:x="0.95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02in" svg:height="0.1in" svg:x="1.1197in" svg:y="0.013in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/draw:g></text:span><text:span text:style-name="T60">, לפי ההנחה </text:span><text:span text:style-name="T60"><draw:g text:anchor-type="as-char" svg:y="-0.1134in" draw:z-index="399" draw:name="Shape385" draw:style-name="gr1"><svg:title>TexMaths</svg:title><svg:desc>11§display§f(3) \neq 3§svg§600§FALSE§</svg:desc><draw:path draw:style-name="gr2" draw:text-style-name="P5" svg:width="0.5413in" svg:height="0.1358in" svg:x="0.0004in" svg:y="0.0071in" svg:viewBox="0 0 1376 346" svg:d="M689 346c-230 0-459 0-689 0 0-116 0-230 0-346 459 0 918 0 1376 0 0 116 0 230 0 346-229 0-458 0-687 0z"><text:p/></draw:path><draw:path draw:style-name="gr3" draw:text-style-name="P6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" draw:text-style-name="P6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" draw:text-style-name="P6" svg:width="0.063in" svg:height="0.1035in" svg:x="0.1492in" svg:y="0.013in" svg:viewBox="0 0 161 264" svg:d="M96 121c32-11 55-37 55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5-69z"><text:p/></draw:path><draw:path draw:style-name="gr3" draw:text-style-name="P6" svg:width="0.035in" svg:height="0.1512in" svg:x="0.2276in" svg:y="0in" svg:viewBox="0 0 90 385" svg:d="M90 193c0-30-4-76-25-120-23-48-57-73-61-73-2 0-4 2-4 4s0 2 8 9c37 38 59 99 59 180 0 65-14 133-61 181-6 6-6 6-6 7 0 2 2 4 4 4 4 0 39-26 62-76 20-41 24-84 24-116z"><text:p/></draw:path><draw:path draw:style-name="gr3" draw:text-style-name="P6" svg:width="0.076in" svg:height="0.1409in" svg:x="0.3409in" svg:y="0.0043in" svg:viewBox="0 0 194 359" svg:d="M190 15c4-5 4-6 4-7 0-2-4-8-8-8-6 0-7 2-9 8-58 112-115 223-174 336-3 5-3 6-3 7 0 4 3 8 8 8s6-2 9-8c58-112 115-223 173-336z"><text:p/></draw:path><draw:path draw:style-name="gr3" draw:text-style-name="P6" svg:width="0.1008in" svg:height="0.0354in" svg:x="0.328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63in" svg:height="0.1035in" svg:x="0.487in" svg:y="0.013in" svg:viewBox="0 0 161 264" svg:d="M96 121c32-11 54-37 54-68 0-32-34-53-71-53-39 0-69 23-69 52 0 13 9 21 20 21 12 0 20-9 20-20 0-20-18-20-24-20 11-19 38-24 51-24 17 0 37 9 37 44 0 4-1 26-11 44-11 18-24 20-34 20-3 0-12 1-15 1s-6 1-6 4c0 5 3 5 9 5s12 0 18 0c32 0 46 26 46 63 0 52-27 63-44 63-16 0-46-6-59-29 13 2 25-7 25-20 0-15-10-22-21-22-10 0-22 5-22 23 0 34 36 59 78 59 47 0 83-35 83-74 0-31-25-61-65-69z"><text:p/></draw:path></draw:g></text:span><text:span text:style-name="T60"><text:s/>אך זה גורר </text:span><text:span text:style-name="T60"><draw:g text:anchor-type="as-char" svg:y="-0.1134in" draw:z-index="400" draw:name="Shape386" draw:style-name="gr1"><svg:title>TexMaths</svg:title><svg:desc>11§display§f(3) \not\in \{1, 2, 3\}§svg§600§FALSE§</svg:desc><draw:path draw:style-name="gr2" draw:text-style-name="P5" svg:width="0.9591in" svg:height="0.1354in" svg:x="0.0004in" svg:y="0.0071in" svg:viewBox="0 0 2437 345" svg:d="M0 0c813 0 1624 0 2437 0 0 115 0 230 0 345-813 0-1624 0-2437 0 0-115 0-230 0-345z"><text:p/></draw:path><draw:path draw:style-name="gr3" draw:text-style-name="P6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" draw:text-style-name="P6" svg:width="0.0346in" svg:height="0.1508in" svg:x="0.0988in" svg:y="0in" svg:viewBox="0 0 89 384" svg:d="M89 380c0-1 0-1-7-8-48-48-60-121-60-179 0-67 14-135 63-183 4-4 4-4 4-7 0-2-1-3-3-3-5 0-40 26-62 75-20 43-24 86-24 118 0 28 3 76 25 119 23 47 56 72 61 72 2 0 3-1 3-4z"><text:p/></draw:path><draw:path draw:style-name="gr3" draw:text-style-name="P6" svg:width="0.063in" svg:height="0.1035in" svg:x="0.1488in" svg:y="0.0126in" svg:viewBox="0 0 161 264" svg:d="M96 121c32-10 54-37 54-67 0-32-33-54-71-54-39 0-68 23-68 53 0 13 8 20 20 20 11 0 20-8 20-20 0-19-19-19-25-19 12-19 38-24 51-24 16 0 37 9 37 43 0 5-1 27-11 44-11 19-24 20-34 20-3 1-12 1-15 1-2 1-6 1-6 5 0 5 4 5 10 5s11 0 17 0c32 0 46 25 46 64 0 50-26 61-44 61-17 0-45-6-59-28 14 2 26-7 26-21s-11-21-22-21c-10 0-22 5-22 21 0 35 36 60 78 60 47 0 83-35 83-72 0-32-25-62-65-71z"><text:p/></draw:path><draw:path draw:style-name="gr3" draw:text-style-name="P6" svg:width="0.035in" svg:height="0.1508in" svg:x="0.2272in" svg:y="0in" svg:viewBox="0 0 90 384" svg:d="M90 193c0-30-4-77-26-120-23-48-56-73-60-73-2 0-4 1-4 3 0 3 0 3 8 10 37 38 59 99 59 180 0 65-14 132-62 181-5 5-5 5-5 6 0 3 2 4 4 4 4 0 39-26 61-75 20-43 25-85 25-116z"><text:p/></draw:path><draw:path draw:style-name="gr3" draw:text-style-name="P6" svg:width="0.0752in" svg:height="0.1406in" svg:x="0.3409in" svg:y="0.0047in" svg:viewBox="0 0 192 358" svg:d="M190 15c2-5 2-6 2-7 0-4-2-8-7-8s-6 2-8 8c-58 111-115 223-174 334-3 6-3 7-3 8 0 3 3 8 8 8 4 0 5-2 8-8 59-111 116-223 174-335z"><text:p/></draw:path><draw:path draw:style-name="gr3" draw:text-style-name="P6" svg:width="0.076in" svg:height="0.087in" svg:x="0.3323in" svg:y="0.0311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" draw:text-style-name="P6" svg:width="0.0535in" svg:height="0.1508in" svg:x="0.4744in" svg:y="0in" svg:viewBox="0 0 137 384" svg:d="M82 52c0-16 10-41 52-43 2-1 3-2 3-5 0-4-3-4-7-4-39 0-74 20-74 48 0 29 0 59 0 89 0 14 0 26-15 39-14 11-29 12-37 12-2 0-4 2-4 5 0 2 2 2 7 3 25 1 44 15 48 34 1 5 1 6 1 19 0 25 0 50 0 76 0 16 0 28 19 44 15 11 40 15 55 15 4 0 7 0 7-4 0-3-2-3-6-5-24-1-43-13-47-33-2-3-2-4-2-18 0-27 0-53 0-81 0-17-3-24-16-36-8-9-19-12-30-14 32-9 46-27 46-49 0-31 0-61 0-92z"><text:p/></draw:path><draw:path draw:style-name="gr3" draw:text-style-name="P6" svg:width="0.05in" svg:height="0.1008in" svg:x="0.5528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3" draw:text-style-name="P6" svg:width="0.0173in" svg:height="0.0453in" svg:x="0.6287in" svg:y="0.0972in" svg:viewBox="0 0 45 116" svg:d="M45 41c0-26-10-41-25-41-12 0-20 10-20 21 0 10 8 21 20 21 4 0 10-2 14-6 1-1 1-1 1-1 1 0 1 0 1 6 0 28-13 51-26 65-5 3-5 4-5 5 0 4 3 5 5 5 4 0 35-30 35-75z"><text:p/></draw:path><draw:path draw:style-name="gr3" draw:text-style-name="P6" svg:width="0.0602in" svg:height="0.1008in" svg:x="0.6906in" svg:y="0.0126in" svg:viewBox="0 0 154 257" svg:d="M30 227c13-13 27-27 40-40 61-53 84-74 84-112 0-44-34-75-81-75-44 0-73 36-73 70 0 21 20 21 21 21 6 0 20-4 20-19 0-10-7-20-21-20-2 0-4 0-5 0 9-26 30-40 52-40 35 0 52 32 52 63s-19 62-41 86c-24 27-49 54-74 81-4 4-4 5-4 15 47 0 96 0 143 0 3-22 8-45 11-67-3 0-7 0-10 0-1 10-4 27-8 34-3 3-28 3-37 3-23 0-46 0-69 0z"><text:p/></draw:path><draw:path draw:style-name="gr3" draw:text-style-name="P6" svg:width="0.0177in" svg:height="0.0453in" svg:x="0.772in" svg:y="0.0972in" svg:viewBox="0 0 46 116" svg:d="M46 41c0-26-10-41-25-41-13 0-21 10-21 21 0 10 8 21 21 21 4 0 10-2 13-6 1-1 1-1 2-1 0 2 1 0 1 6 0 28-14 51-26 65-4 3-4 4-4 5 0 4 2 5 4 5 3 0 35-30 35-75z"><text:p/></draw:path><draw:path draw:style-name="gr3" draw:text-style-name="P6" svg:width="0.063in" svg:height="0.1035in" svg:x="0.8331in" svg:y="0.0126in" svg:viewBox="0 0 161 264" svg:d="M96 121c32-10 54-37 54-67 0-32-35-54-71-54-39 0-68 23-68 53 0 13 8 20 19 20 12 0 19-8 19-20 0-19-17-19-23-19 12-19 38-24 51-24 16 0 37 9 37 43 0 5-1 27-11 44-11 19-24 20-34 20-3 1-12 1-15 1-3 1-6 1-6 5 0 5 3 5 9 5s12 0 18 0c32 0 46 25 46 64 0 50-28 61-44 61-17 0-45-6-59-28 14 2 25-7 25-21s-10-21-21-21c-10 0-22 5-22 21 0 35 36 60 78 60 47 0 83-35 83-72 0-32-25-62-65-71z"><text:p/></draw:path><draw:path draw:style-name="gr3" draw:text-style-name="P6" svg:width="0.0535in" svg:height="0.1508in" svg:x="0.9134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3 15 36 8 8 19 12 30 16-31 7-45 25-45 47 0 31 0 62 0 93z"><text:p/></draw:path></draw:g></text:span><text:span text:style-name="T60"><text:s/>ולכן </text:span><text:span text:style-name="T60"><draw:g text:anchor-type="as-char" svg:y="-0.1134in" draw:z-index="401" draw:name="Shape387" draw:style-name="gr1"><svg:title>TexMaths</svg:title><svg:desc>11§display§\{1, 2, 3\}§svg§600§FALSE§</svg:desc><draw:path draw:style-name="gr2" draw:text-style-name="P5" svg:width="0.4878in" svg:height="0.1354in" svg:x="0.0004in" svg:y="0.0071in" svg:viewBox="0 0 1240 345" svg:d="M0 0c414 0 826 0 1240 0 0 115 0 230 0 345-414 0-826 0-1240 0 0-115 0-230 0-345z"><text:p/></draw:path><draw:path draw:style-name="gr3" draw:text-style-name="P6" svg:width="0.0539in" svg:height="0.1508in" svg:x="0.0035in" svg:y="0in" svg:viewBox="0 0 138 384" svg:d="M81 52c0-16 10-41 53-43 1-1 4-2 4-5 0-4-4-4-8-4-39 0-74 20-74 48 0 29 0 59 0 89 0 14 0 26-15 39-15 11-29 12-38 12-1 0-3 2-3 5 0 2 2 2 7 3 25 1 44 15 48 34 1 5 1 6 1 19 0 25 0 50 0 76 0 16 0 28 19 44 14 11 41 15 55 15 4 0 8 0 8-4 0-3-3-3-7-5-24-1-43-13-48-33-2-3-2-4-2-18 0-27 0-53 0-81 0-17-2-24-15-36-8-9-19-12-30-14 32-9 45-27 45-49 0-31 0-61 0-92z"><text:p/></draw:path><draw:path draw:style-name="gr3" draw:text-style-name="P6" svg:width="0.05in" svg:height="0.1008in" svg:x="0.0823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" draw:text-style-name="P6" svg:width="0.0173in" svg:height="0.0453in" svg:x="0.1579in" svg:y="0.0972in" svg:viewBox="0 0 45 116" svg:d="M45 41c0-26-9-41-24-41-13 0-21 10-21 21 0 10 8 21 21 21 4 0 10-2 13-6 1-1 1-1 2-1 0 2 1 0 1 6 0 28-14 51-26 65-4 3-4 4-4 5 0 4 2 5 3 5 4 0 35-30 35-75z"><text:p/></draw:path><draw:path draw:style-name="gr3" draw:text-style-name="P6" svg:width="0.0602in" svg:height="0.1008in" svg:x="0.2201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" draw:text-style-name="P6" svg:width="0.0173in" svg:height="0.0453in" svg:x="0.3012in" svg:y="0.0972in" svg:viewBox="0 0 45 116" svg:d="M45 41c0-26-10-41-25-41-12 0-20 10-20 21 0 10 8 21 20 21 5 0 10-2 14-6 1-1 1-1 1-1 1 0 1 0 1 6 0 28-13 51-26 65-4 3-4 4-4 5 0 4 2 5 4 5 4 0 35-30 35-75z"><text:p/></draw:path><draw:path draw:style-name="gr3" draw:text-style-name="P6" svg:width="0.063in" svg:height="0.1035in" svg:x="0.3618in" svg:y="0.0126in" svg:viewBox="0 0 161 264" svg:d="M96 121c32-10 55-37 55-67 0-32-34-54-72-54-39 0-68 23-68 53 0 13 9 20 20 20 12 0 20-8 20-20 0-19-19-19-25-19 13-19 38-24 52-24 16 0 36 9 36 43 0 5 0 27-11 44-11 19-24 20-34 20-3 1-12 1-15 1-2 1-6 1-6 5 0 5 4 5 10 5s11 0 17 0c32 0 46 25 46 64 0 50-26 61-44 61-16 0-45-6-59-28 14 2 26-7 26-21s-11-21-22-21c-9 0-22 5-22 21 0 35 36 60 78 60 47 0 83-35 83-72 0-32-25-62-65-71z"><text:p/></draw:path><draw:path draw:style-name="gr3" draw:text-style-name="P6" svg:width="0.0539in" svg:height="0.1508in" svg:x="0.4421in" svg:y="0in" svg:viewBox="0 0 138 384" svg:d="M56 333c0 15-10 40-52 42-2 2-4 3-4 5 0 4 4 4 8 4 37 0 73-18 73-48 0-29 0-59 0-88 0-15 0-27 16-40 14-11 28-12 37-12 2-1 4-2 4-3 0-5-3-5-7-5-25-1-44-15-47-34-3-4-3-5-3-19 0-25 0-50 0-76 0-16 0-28-17-44-16-12-43-15-56-15-4 0-8 0-8 4s2 4 7 5c24 1 43 13 48 33 1 3 1 4 1 19 0 26 0 52 0 80 0 18 3 23 16 36 7 8 19 12 29 16-31 7-45 25-45 47 0 31 0 62 0 93z"><text:p/></draw:path></draw:g></text:span><text:span text:style-name="T60"><text:s/>אינו בטווח ו</text:span><text:span text:style-name="T6">לכן </text:span><text:span text:style-name="T60">זו </text:span><text:span text:style-name="T61">סתירה</text:span><text:span text:style-name="T60">. </text:span></text:p>
        </text:list-item>
        <text:list-item>
          <text:p text:style-name="P99"><text:span text:style-name="T59">איבר יחיד ביחס הזהות: בה"כ </text:span><text:span text:style-name="T59"><draw:g text:anchor-type="as-char" svg:y="-0.1134in" draw:z-index="387" draw:name="Shape388" draw:style-name="gr1"><svg:title>TexMaths</svg:title><svg:desc>11§display§f = \{\la 1, 1 \ra, \la 2, 3 \ra, \la 3, 2 \ra\}§svg§600§FALSE§</svg:desc><draw:path draw:style-name="gr2" draw:text-style-name="P5" svg:width="1.5681in" svg:height="0.1358in" svg:x="0.0004in" svg:y="0.0071in" svg:viewBox="0 0 3984 346" svg:d="M1993 346c-664 0-1329 0-1993 0 0-116 0-230 0-346 1328 0 2656 0 3984 0 0 116 0 230 0 346-664 0-1328 0-1991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76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3" draw:text-style-name="P6" svg:width="0.0335in" svg:height="0.1512in" svg:x="0.3795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in" svg:height="0.1in" svg:x="0.43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173in" svg:height="0.0453in" svg:x="0.511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5in" svg:height="0.1in" svg:x="0.5791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335in" svg:height="0.1512in" svg:x="0.65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173in" svg:height="0.0453in" svg:x="0.7138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335in" svg:height="0.1512in" svg:x="0.785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02in" svg:height="0.1in" svg:x="0.8343in" svg:y="0.013in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3" draw:text-style-name="P6" svg:width="0.0173in" svg:height="0.0453in" svg:x="0.9161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63in" svg:height="0.1035in" svg:x="0.9768in" svg:y="0.013in" svg:viewBox="0 0 161 264" svg:d="M96 121c32-11 55-37 55-68 0-32-34-53-72-53-39 0-68 23-68 52 0 13 9 21 20 21 12 0 20-9 20-20 0-20-19-20-25-20 12-19 38-24 52-24 15 0 36 9 36 44 0 4 0 26-11 44s-24 20-34 20c-3 0-12 1-15 1-2 0-6 1-6 4 0 5 4 5 10 5s11 0 17 0c32 0 46 26 46 63 0 52-26 63-44 63-17 0-45-6-59-29 14 2 26-7 26-20 0-15-11-22-22-22-9 0-22 5-22 23 0 34 36 59 78 59 47 0 83-35 83-74 0-31-25-61-65-69z"><text:p/></draw:path><draw:path draw:style-name="gr3" draw:text-style-name="P6" svg:width="0.0335in" svg:height="0.1512in" svg:x="1.0551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0173in" svg:height="0.0453in" svg:x="1.11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335in" svg:height="0.1512in" svg:x="1.1906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3in" svg:height="0.1035in" svg:x="1.239in" svg:y="0.013in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3" draw:text-style-name="P6" svg:width="0.0173in" svg:height="0.0453in" svg:x="1.322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02in" svg:height="0.1in" svg:x="1.3839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339in" svg:height="0.1512in" svg:x="1.4606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535in" svg:height="0.1512in" svg:x="1.5224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59">: נבחר </text:span><text:span text:style-name="T59"><draw:g text:anchor-type="as-char" svg:y="-0.102in" draw:z-index="389" draw:name="Shape389" draw:style-name="gr1"><svg:title>TexMaths</svg:title><svg:desc>11§display§n = 2§svg§600§FALSE§</svg:desc><draw:path draw:style-name="gr2" draw:text-style-name="P5" svg:width="0.3457in" svg:height="0.0858in" svg:x="0.0039in" svg:y="0.0075in" svg:viewBox="0 0 879 219" svg:d="M0 0c293 0 587 0 879 0 0 73 0 146 0 219-292 0-586 0-879 0 0-73 0-146 0-219z"><text:p/></draw:path><draw:path draw:style-name="gr3" draw:text-style-name="P6" svg:width="0.0819in" svg:height="0.0677in" svg:x="0.0004in" svg:y="0.0339in" svg:viewBox="0 0 209 173" svg:d="M23 146c-1 6-3 15-3 17 0 7 5 10 11 10 4 0 11-3 14-11 0-1 5-18 8-28 2-11 5-22 8-33 2-9 4-18 6-26 2-7 5-18 6-19 5-12 26-47 62-47 18 0 21 14 21 27 0 23-18 73-25 89-3 8-3 12-3 17 0 18 13 31 30 31 37 0 51-55 51-58s-3-3-4-3c-4 0-4 1-6 6-7 26-21 47-39 47-7 0-9-4-9-13s3-18 6-26c8-21 24-62 24-84 0-27-17-42-45-42-35 0-53 25-60 34-1-22-18-34-35-34-18 0-26 15-29 22-6 13-12 36-12 37 0 5 3 2 4 5 5 0 5-1 7-9 7-28 14-46 29-46 7 0 12 5 12 17 0 9-1 12-7 33-8 29-14 58-22 87z"><text:p/></draw:path><draw:path draw:style-name="gr3" draw:text-style-name="P6" svg:width="0.1004in" svg:height="0.035in" svg:x="0.1382in" svg:y="0.0457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3" draw:text-style-name="P6" svg:width="0.0602in" svg:height="0.1in" svg:x="0.2972in" svg:y="0in" svg:viewBox="0 0 154 255" svg:d="M30 225c13-13 27-26 40-40 61-52 84-72 84-110 0-44-35-75-81-75-44 0-73 35-73 69 0 22 20 22 21 22 7 0 20-4 20-21 0-10-7-20-21-20-3 0-3 0-5 2 9-26 30-40 52-40 35 0 52 31 52 63 0 30-19 60-41 83-24 27-49 55-74 82-4 5-4 6-4 15 47 0 96 0 143 0 3-22 8-44 11-67-3 0-7 0-10 0-2 12-4 28-8 34-3 3-28 3-37 3-23 0-46 0-69 0z"><text:p/></draw:path></draw:g></text:span><text:span text:style-name="T59">, ולכן </text:span><text:span text:style-name="T59"><draw:g text:anchor-type="as-char" svg:y="-0.1425in" draw:z-index="392" draw:name="Shape390" draw:style-name="gr1"><svg:title>TexMaths</svg:title><svg:desc>11§display§f^{(n)} = f \circ f = \{\la 1, 1 \ra, \la 2, 2 \ra, \la 3, 3 \ra\} = id_{\{1, 2, 3\}}§svg§600§FALSE§</svg:desc><draw:path draw:style-name="gr2" draw:text-style-name="P5" svg:width="2.989in" svg:height="0.1799in" svg:x="0.0004in" svg:y="0.0071in" svg:viewBox="0 0 7593 458" svg:d="M0 0c2531 0 5062 0 7593 0 0 153 0 305 0 458-2531 0-5062 0-7593 0 0-153 0-305 0-458z"><text:p/></draw:path><draw:path draw:style-name="gr3" draw:text-style-name="P6" svg:width="0.0752in" svg:height="0.137in" svg:x="0.0008in" svg:y="0.0354in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4 72-1 0-11 0-18-6 18-2 21-16 21-21 0-9-6-13-14-13-10 0-21 8-21 23 0 17 16 26 32 26 22 0 37-23 44-37 12-25 22-70 22-73 8-40 15-81 23-122z"><text:p/></draw:path><draw:path draw:style-name="gr3" draw:text-style-name="P6" svg:width="0.0272in" svg:height="0.1051in" svg:x="0.0957in" svg:y="0in" svg:viewBox="0 0 70 268" svg:d="M65 0c-52 36-65 93-65 135 0 37 11 97 65 133 2 0 5 0 5-2 0-3-1-3-2-5-36-32-49-77-49-126 0-72 27-109 49-128 1-2 2-3 2-4 0-3-3-3-5-3z"><text:p/></draw:path><draw:path draw:style-name="gr3" draw:text-style-name="P6" svg:width="0.065in" svg:height="0.0476in" svg:x="0.1358in" svg:y="0.0331in" svg:viewBox="0 0 166 122" svg:d="M21 102c-1 3-3 10-3 11 0 6 5 9 9 9 5 0 9-5 10-7 1-3 4-11 6-16 1-6 4-18 5-24 3-6 4-12 5-18 3-12 3-14 12-25 6-10 20-24 39-24 17 0 17 13 17 18 0 17-12 46-17 57-2 8-3 10-3 16 0 14 12 23 25 23 28 0 40-38 40-42 0-3-3-2-4-3-5 0-5 1-6 4-6 22-17 33-28 33-6 0-7-4-7-10 0-5 1-10 5-22 4-7 15-36 15-51 0-27-21-31-35-31-22 0-38 13-46 24-2-19-17-24-28-24-12 0-19 9-22 14-6 10-10 26-10 28 0 3 3 2 4 3 5 0 5-1 7-9 4-15 9-28 20-28 6 0 9 5 9 13 0 5-3 14-5 22-2 6-4 18-5 24-4 12-6 23-9 35z"><text:p/></draw:path><draw:path draw:style-name="gr3" draw:text-style-name="P6" svg:width="0.0272in" svg:height="0.1051in" svg:x="0.2138in" svg:y="0in" svg:viewBox="0 0 70 268" svg:d="M5 0c-2 0-5 0-5 3 0 1 1 2 2 5 23 21 50 57 50 127 0 56-18 99-48 124-4 4-4 5-4 7s1 2 3 2c4 0 29-18 48-50 11-23 19-51 19-83 0-38-12-98-65-135z"><text:p/></draw:path><draw:path draw:style-name="gr3" draw:text-style-name="P6" svg:width="0.1008in" svg:height="0.0354in" svg:x="0.3122in" svg:y="0.0862in" svg:viewBox="0 0 257 91" svg:d="M244 15c6 0 13 0 13-7 0-8-7-8-13-8-77 0-154 0-231 0-5 0-13 0-13 8 0 7 8 7 13 7 77 0 154 0 231 0zM244 91c6 0 13-1 13-9s-7-7-13-7c-77 0-154 0-231 0-5 0-13-1-13 7s8 9 13 9c77 0 154 0 231 0z"><text:p/></draw:path><draw:path draw:style-name="gr3" draw:text-style-name="P6" svg:width="0.0752in" svg:height="0.137in" svg:x="0.4724in" svg:y="0.0354in" svg:viewBox="0 0 192 349" svg:d="M121 117c11 0 22 0 33 0 9 0 12 0 12-7 0-5-3-5-10-5-11 0-22 0-33 0 3-15 6-29 9-44 1-7 7-35 9-40 3-7 10-13 18-13 2 0 11 0 19 7-17 1-21 15-21 21 0 9 7 13 15 13 9 0 20-8 20-23 0-17-17-26-33-26-13 0-37 7-49 45-2 8-3 12-13 60-9 0-18 0-27 0-6 0-11 0-11 8 0 4 4 4 11 4 9 0 17 0 26 0-10 51-20 101-30 151-7 37-13 72-33 72-2 0-11 0-19-6 18-2 21-16 21-21 0-9-6-13-14-13-10 0-21 8-21 23 0 17 16 26 33 26 21 0 36-23 44-37 12-25 21-70 21-73 8-40 15-81 23-122z"><text:p/></draw:path><draw:path draw:style-name="gr3" draw:text-style-name="P6" svg:width="0.0587in" svg:height="0.0587in" svg:x="0.5976in" svg:y="0.0748in" svg:viewBox="0 0 150 150" svg:d="M150 75c0-41-35-75-75-75-42 0-75 35-75 75 0 41 33 75 75 75 40 0 75-34 75-75zM75 135c-33 0-60-29-60-60 0-33 27-60 60-60 32 0 59 26 59 60 0 33-27 60-59 60z"><text:p/></draw:path><draw:path draw:style-name="gr3" draw:text-style-name="P6" svg:width="0.0752in" svg:height="0.137in" svg:x="0.7071in" svg:y="0.0354in" svg:viewBox="0 0 192 349" svg:d="M121 117c11 0 22 0 33 0 8 0 12 0 12-7 0-5-4-5-11-5-11 0-21 0-32 0 2-15 6-29 8-44 2-7 8-35 10-40 3-7 10-13 17-13 3 0 12 0 20 7-17 1-21 15-21 21 0 9 7 13 15 13 9 0 20-8 20-23 0-17-17-26-34-26-13 0-37 7-48 45-2 8-3 12-13 60-9 0-18 0-27 0-7 0-12 0-12 8 0 4 5 4 11 4 9 0 17 0 26 0-10 51-19 101-29 151-7 37-13 72-33 72-2 0-12 0-19-6 18-2 21-16 21-21 0-9-6-13-14-13-10 0-21 8-21 23 0 17 16 26 33 26 21 0 36-23 43-37 12-25 22-70 22-73 8-40 15-81 23-122z"><text:p/></draw:path><draw:path draw:style-name="gr3" draw:text-style-name="P6" svg:width="0.1008in" svg:height="0.0354in" svg:x="0.8406in" svg:y="0.0862in" svg:viewBox="0 0 257 91" svg:d="M244 15c6 0 13 0 13-7 0-8-7-8-13-8-77 0-154 0-231 0-5 0-13 0-13 8 0 7 8 7 13 7 77 0 154 0 231 0zM244 91c6 0 13-1 13-9s-7-7-13-7c-77 0-154 0-231 0-5 0-13-1-13 7s8 9 13 9c77 0 154 0 231 0z"><text:p/></draw:path><draw:path draw:style-name="gr3" draw:text-style-name="P6" svg:width="0.0531in" svg:height="0.1508in" svg:x="1.0039in" svg:y="0.028in" svg:viewBox="0 0 136 384" svg:d="M81 52c0-16 10-41 52-43 2-1 3-2 3-5 0-4-2-4-6-4-39 0-74 20-75 48 0 30 0 58 0 88 0 15 0 27-15 40-14 12-28 12-37 13-2 0-3 1-3 3 0 4 2 4 5 4 27 3 44 16 49 36 1 3 1 4 1 17 0 25 0 51 0 76 0 16 0 28 19 44 15 11 40 15 56 15 4 0 6 0 6-4s-2-4-5-5c-24-1-43-13-49-33-1-3-1-4-1-18 0-27 0-54 0-80 0-18-3-25-15-37-9-7-20-12-31-15 32-9 46-26 46-48 0-31 0-62 0-92z"><text:p/></draw:path><draw:path draw:style-name="gr3" draw:text-style-name="P6" svg:width="0.0335in" svg:height="0.1508in" svg:x="1.0858in" svg:y="0.028in" svg:viewBox="0 0 86 384" svg:d="M84 14c2-4 2-4 2-6 0-5-4-8-8-8-3 0-5 2-9 9-22 59-45 117-67 176-1 3-2 5-2 7s0 2 2 7c22 58 45 117 67 176 1 4 4 9 9 9 4 0 8-3 8-8 0-1 0-2-2-6-24-59-46-119-69-178 23-59 45-118 69-178z"><text:p/></draw:path><draw:path draw:style-name="gr3" draw:text-style-name="P6" svg:width="0.05in" svg:height="0.1004in" svg:x="1.1413in" svg:y="0.0413in" svg:viewBox="0 0 128 256" svg:d="M79 11c0-10 0-11-9-11-24 25-58 25-70 25 0 5 0 8 0 12 8 0 31 0 51-10 0 66 0 132 0 199 0 14-2 19-37 19-4 0-7 0-12 0 0 3 0 7 0 11 13-1 47-1 63-1 15 0 49 0 63 1 0-4 0-8 0-11-5 0-8 0-13 0-35 0-36-5-36-19 0-72 0-144 0-215z"><text:p/></draw:path><draw:path draw:style-name="gr3" draw:text-style-name="P6" svg:width="0.0173in" svg:height="0.0449in" svg:x="1.2173in" svg:y="0.1252in" svg:viewBox="0 0 45 115" svg:d="M45 41c0-26-10-41-25-41-12 0-20 10-20 21 0 10 8 20 20 20 5 0 10-1 14-5 1-1 1-1 1-1 1 0 1 0 1 6 0 28-13 51-26 63-5 5-5 6-5 7 0 3 3 4 5 4 4 0 35-29 35-74z"><text:p/></draw:path><draw:path draw:style-name="gr3" draw:text-style-name="P6" svg:width="0.05in" svg:height="0.1004in" svg:x="1.2854in" svg:y="0.0413in" svg:viewBox="0 0 128 256" svg:d="M79 11c0-10 0-11-9-11-24 25-58 25-70 25 0 5 0 8 0 12 8 0 31 0 51-10 0 66 0 132 0 199 0 14-2 19-37 19-4 0-7 0-12 0 0 3 0 7 0 11 13-1 47-1 63-1 15 0 49 0 63 1 0-4 0-8 0-11-5 0-8 0-13 0-35 0-36-5-36-19 0-72 0-144 0-215z"><text:p/></draw:path><draw:path draw:style-name="gr3" draw:text-style-name="P6" svg:width="0.0335in" svg:height="0.1508in" svg:x="1.3563in" svg:y="0.028in" svg:viewBox="0 0 86 384" svg:d="M84 199c2-5 2-6 2-7 0-2 0-1-2-7-22-59-46-117-68-176-2-7-4-9-8-9-5 0-8 3-8 8 0 1 0 2 1 6 23 60 46 119 69 178-23 59-46 119-69 178-1 3-1 4-1 6 0 5 3 8 8 8 4 0 6-4 7-8 23-59 45-118 69-177z"><text:p/></draw:path><draw:path draw:style-name="gr3" draw:text-style-name="P6" svg:width="0.0173in" svg:height="0.0449in" svg:x="1.4201in" svg:y="0.1252in" svg:viewBox="0 0 45 115" svg:d="M45 41c0-26-9-41-24-41-13 0-21 10-21 21 0 10 8 20 21 20 4 0 10-1 13-5 1-1 1-1 2-1 0 2 1 0 1 6 0 28-14 51-26 63-4 5-4 6-4 7 0 3 2 4 3 4 4 0 35-29 35-74z"><text:p/></draw:path><draw:path draw:style-name="gr3" draw:text-style-name="P6" svg:width="0.0335in" svg:height="0.1508in" svg:x="1.4913in" svg:y="0.028in" svg:viewBox="0 0 86 384" svg:d="M84 14c2-4 2-4 2-6 0-5-4-8-8-8-3 0-5 2-9 9-22 59-45 117-67 176-1 3-2 5-2 7s0 2 2 7c22 58 45 117 67 176 2 4 4 9 9 9 4 0 8-3 8-8 0-1 0-2-2-6-24-59-46-119-69-178 23-59 45-118 69-178z"><text:p/></draw:path><draw:path draw:style-name="gr3" draw:text-style-name="P6" svg:width="0.0606in" svg:height="0.1004in" svg:x="1.5409in" svg:y="0.0413in" svg:viewBox="0 0 155 256" svg:d="M30 227c14-13 27-26 41-39 61-53 84-74 84-112 0-44-35-76-82-76-44 0-73 36-73 70 0 22 20 22 21 22 6 0 20-5 20-21 0-10-7-19-20-19-3 0-5 0-6 0 9-26 30-40 53-40 35 0 52 32 52 64 0 30-20 60-41 84-25 28-49 55-75 82-4 5-4 6-4 14 48 0 96 0 144 0 3-22 8-44 11-66-3 0-7 0-10 0-2 12-4 28-9 34-2 3-28 3-36 3-23 0-47 0-70 0z"><text:p/></draw:path><draw:path draw:style-name="gr3" draw:text-style-name="P6" svg:width="0.0173in" svg:height="0.0449in" svg:x="1.6224in" svg:y="0.1252in" svg:viewBox="0 0 45 115" svg:d="M45 41c0-26-10-41-25-41-12 0-20 10-20 21 0 10 8 20 20 20 5 0 10-1 14-5 1-1 1-1 1-1 1 0 1 0 1 6 0 28-13 51-26 63-5 5-5 6-5 7 0 3 3 4 5 4 4 0 35-29 35-74z"><text:p/></draw:path><draw:path draw:style-name="gr3" draw:text-style-name="P6" svg:width="0.0606in" svg:height="0.1004in" svg:x="1.6846in" svg:y="0.0413in" svg:viewBox="0 0 155 256" svg:d="M30 227c14-13 27-26 41-39 60-53 84-74 84-112 0-44-35-76-82-76-44 0-73 36-73 70 0 22 20 22 21 22 6 0 20-5 20-21 0-10-7-19-20-19-3 0-5 0-6 0 9-26 30-40 52-40 35 0 53 32 53 64 0 30-20 60-41 84-25 28-49 55-75 82-4 5-4 6-4 14 48 0 96 0 144 0 3-22 8-44 11-66-3 0-7 0-10 0-2 12-4 28-9 34-2 3-28 3-36 3-23 0-47 0-70 0z"><text:p/></draw:path><draw:path draw:style-name="gr3" draw:text-style-name="P6" svg:width="0.0335in" svg:height="0.1508in" svg:x="1.7618in" svg:y="0.028in" svg:viewBox="0 0 86 384" svg:d="M84 199c2-5 2-6 2-7 0-2 0-1-2-7-22-59-46-117-68-176-2-7-4-9-8-9-5 0-8 3-8 8 0 1 0 2 2 6 23 60 45 119 68 178-23 59-45 119-68 178-2 3-2 4-2 6 0 5 3 8 8 8 4 0 6-4 7-8 23-59 45-118 69-177z"><text:p/></draw:path><draw:path draw:style-name="gr3" draw:text-style-name="P6" svg:width="0.0173in" svg:height="0.0449in" svg:x="1.8252in" svg:y="0.1252in" svg:viewBox="0 0 45 115" svg:d="M45 41c0-26-9-41-24-41-13 0-21 10-21 21 0 10 8 20 21 20 4 0 10-1 13-5 1-1 1-1 2-1 0 2 1 0 1 6 0 28-14 51-26 63-4 5-4 6-4 7 0 3 2 4 3 4 4 0 35-29 35-74z"><text:p/></draw:path><draw:path draw:style-name="gr3" draw:text-style-name="P6" svg:width="0.0335in" svg:height="0.1508in" svg:x="1.8969in" svg:y="0.028in" svg:viewBox="0 0 86 384" svg:d="M85 14c1-4 1-4 1-6 0-5-4-8-8-8-3 0-5 2-9 9-22 59-45 117-67 176-1 3-2 5-2 7s0 2 2 7c22 58 45 117 67 176 2 4 4 9 9 9 4 0 8-3 8-8 0-1 0-2-1-6-23-59-47-119-70-178 23-59 47-118 70-178z"><text:p/></draw:path><draw:path draw:style-name="gr3" draw:text-style-name="P6" svg:width="0.063in" svg:height="0.1035in" svg:x="1.9457in" svg:y="0.0413in" svg:viewBox="0 0 161 264" svg:d="M96 122c32-11 54-38 54-68 0-32-35-54-72-54-38 0-68 23-68 53 0 13 9 19 20 19 12 0 19-7 19-18 0-20-17-20-24-20 12-19 38-24 52-24 15 0 37 9 37 44 0 4-1 26-11 44-12 17-25 18-34 19-3 0-13 2-15 2-3 0-6 1-6 4 0 4 3 4 9 4s12 0 18 0c31 0 45 27 45 64 0 53-27 62-43 62-17 0-46-5-59-28 13 2 25-7 25-21s-10-22-22-22c-9 0-21 6-21 23 0 35 35 59 78 59 47 0 83-34 83-73 0-32-26-62-65-69z"><text:p/></draw:path><draw:path draw:style-name="gr3" draw:text-style-name="P6" svg:width="0.0173in" svg:height="0.0449in" svg:x="2.0283in" svg:y="0.1252in" svg:viewBox="0 0 45 115" svg:d="M45 41c0-26-10-41-25-41-12 0-20 10-20 21 0 10 8 20 20 20 5 0 10-1 14-5 1-1 1-1 2-1 0 2 0 0 0 6 0 28-13 51-26 63-5 5-5 6-5 7 0 3 3 4 5 4 4 0 35-29 35-74z"><text:p/></draw:path><draw:path draw:style-name="gr3" draw:text-style-name="P6" svg:width="0.0622in" svg:height="0.1035in" svg:x="2.0894in" svg:y="0.0413in" svg:viewBox="0 0 159 264" svg:d="M96 122c32-11 54-38 54-68 0-32-35-54-72-54-38 0-68 23-68 53 0 13 9 19 20 19 12 0 19-7 19-18 0-20-18-20-24-20 12-19 38-24 52-24 15 0 37 9 37 44 0 4-1 26-11 44-12 17-25 18-35 19-2 0-12 2-14 2-3 0-7 1-7 4 0 4 4 4 10 4s11 0 17 0c32 0 46 27 46 64 0 53-27 62-44 62s-45-5-58-28c13 2 25-7 25-21s-11-22-22-22c-9 0-21 6-21 23 0 35 35 59 78 59 46 0 81-34 81-73 0-32-24-62-63-69z"><text:p/></draw:path><draw:path draw:style-name="gr3" draw:text-style-name="P6" svg:width="0.0335in" svg:height="0.1508in" svg:x="2.1673in" svg:y="0.028in" svg:viewBox="0 0 86 384" svg:d="M84 199c2-5 2-6 2-7 0-2 0-1-2-7-22-59-46-117-68-176-2-7-4-9-8-9-5 0-8 3-8 8 0 1 0 2 2 6 23 60 45 119 68 178-23 59-45 119-68 178-2 3-2 4-2 6 0 5 3 8 8 8 4 0 6-4 7-8 23-59 45-118 69-177z"><text:p/></draw:path><draw:path draw:style-name="gr3" draw:text-style-name="P6" svg:width="0.0535in" svg:height="0.1508in" svg:x="2.2287in" svg:y="0.028in" svg:viewBox="0 0 137 384" svg:d="M56 332c0 16-10 41-52 43-2 1-4 2-4 5 0 4 4 4 8 4 38 0 73-19 74-48 0-29 0-58 0-87 0-15 0-27 16-39 13-12 27-12 36-14 2 0 3-1 3-4s-2-3-5-3c-26-2-44-16-48-35-2-5-2-5-2-19 0-25 0-51 0-76 0-16 0-28-18-44-16-12-43-15-56-15-4 0-8 0-8 4s3 4 7 5c24 1 42 13 48 33 1 3 1 4 1 18 0 27 0 53 0 80 0 19 3 26 15 38 9 7 20 12 31 14-32 10-46 27-46 49 0 30 0 61 0 91z"><text:p/></draw:path><draw:path draw:style-name="gr3" draw:text-style-name="P6" svg:width="0.1008in" svg:height="0.0354in" svg:x="2.3449in" svg:y="0.0862in" svg:viewBox="0 0 257 91" svg:d="M244 15c6 0 13 0 13-7 0-8-7-8-13-8-77 0-154 0-231 0-5 0-13 0-13 8 0 7 8 7 13 7 77 0 154 0 231 0zM244 91c6 0 13-1 13-9s-7-7-13-7c-77 0-154 0-231 0-5 0-13-1-13 7s8 9 13 9c77 0 154 0 231 0z"><text:p/></draw:path><draw:path draw:style-name="gr3" draw:text-style-name="P6" svg:width="0.0394in" svg:height="0.1012in" svg:x="2.5016in" svg:y="0.0421in" svg:viewBox="0 0 101 258" svg:d="M98 14c0-7-6-14-14-14-10 0-21 10-21 21 0 6 5 13 15 13 9 0 20-9 20-20zM68 159c6-11 6-12 9-23 3-8 5-12 5-20 0-17-12-32-31-32-37 0-51 56-51 60s3 4 4 4c4 0 5-1 6-8 11-36 26-47 39-47 4 0 10 0 10 12 0 8-3 17-4 20-3 10-21 55-26 71-5 10-9 23-9 31 0 19 12 31 31 31 36 0 50-55 50-58 0-5-3-5-4-5-4 0-4 3-6 8-6 24-20 46-39 46-7 0-9-2-9-11 0-10 2-15 11-38 4-15 10-28 14-41z"><text:p/></draw:path><draw:path draw:style-name="gr3" draw:text-style-name="P6" svg:width="0.072in" svg:height="0.1059in" svg:x="2.5559in" svg:y="0.0366in" svg:viewBox="0 0 184 270" svg:d="M184 3c-3-1 0-3-6-3-5 0-42 3-48 3-4 1-6 4-6 8s4 4 9 4c19 0 20 4 20 7 0 2-1 5-1 8-8 30-16 61-23 92-8-14-19-25-37-25-45 0-92 57-92 113 0 36 21 60 51 60 7 0 27-1 50-28 3 15 17 28 35 28 14 0 22-9 29-21 7-13 11-36 11-37 0-5-3-5-4-5-4 0-5 3-6 8-7 25-13 46-29 46-11 0-12-10-12-16 0-9 1-12 3-19 18-75 37-148 56-223zM103 221c-2 7-2 7-7 14-18 21-33 26-44 26-20 0-26-20-26-35 0-19 14-66 22-84 12-22 29-37 45-37 25 0 30 32 30 34 0 3 0 5-1 7-7 24-12 49-19 75z"><text:p/></draw:path><draw:path draw:style-name="gr3" draw:text-style-name="P6" svg:width="0.0421in" svg:height="0.1055in" svg:x="2.6386in" svg:y="0.0898in" svg:viewBox="0 0 108 269" svg:d="M65 40c0-6 0-15 8-21 8-8 18-10 29-11 4 0 6 0 6-4s-4-4-7-4c-30 0-57 12-57 34 0 21 0 43 0 64 0 6 0 15-10 23-5 5-14 10-29 11-3 0-5 0-5 3s3 3 5 4c32 3 38 21 39 28 0 21 0 41 0 63 0 8 0 19 14 28 15 10 37 11 43 11 3 0 7 0 7-3 0-5-2-5-5-5-25-1-36-12-38-22 0-3 0-4 0-9 0-18 0-37 0-56 0-8 0-17-8-25-3-3-10-10-24-14 10-3 29-10 32-29 0-1 0-2 0-11 0-18 0-37 0-55z"><text:p/></draw:path><draw:path draw:style-name="gr3" draw:text-style-name="P6" svg:width="0.0386in" svg:height="0.0705in" svg:x="2.7028in" svg:y="0.098in" svg:viewBox="0 0 99 180" svg:d="M62 8c0-7-2-8-9-8-17 18-42 18-53 18 0 3 0 6 0 9 7 0 24 0 40-7 0 46 0 91 0 137 0 10 0 13-28 13-3 0-7 0-10 0 0 3 0 7 0 10 5-1 39-1 49-1 7 0 41 0 48 1 0-3 0-7 0-10-3 0-8 0-11 0-26 0-26-3-26-13 0-51 0-100 0-149z"><text:p/></draw:path><draw:path draw:style-name="gr3" draw:text-style-name="P6" svg:width="0.013in" svg:height="0.0323in" svg:x="2.7638in" svg:y="0.1571in" svg:viewBox="0 0 34 83" svg:d="M26 27c0 15-2 32-21 50-1 1-2 1-2 3 0 1 2 3 5 3s26-22 26-53c0-17-7-30-19-30-8 0-15 8-15 15 0 9 7 17 15 17 7 0 8-3 11-5z"><text:p/></draw:path><draw:path draw:style-name="gr3" draw:text-style-name="P6" svg:width="0.0469in" svg:height="0.0705in" svg:x="2.7945in" svg:y="0.098in" svg:viewBox="0 0 120 180" svg:d="M120 131c-3 0-6 0-9 0-1 5-3 22-8 24-2 2-23 2-26 2-17 0-33 0-50 0 29-25 38-33 54-46 20-16 39-32 39-58 0-32-29-53-63-53s-57 24-57 48c0 15 12 16 14 16 7 0 15-5 15-15 0-4-2-14-16-14 9-19 27-25 40-25 26 0 40 21 40 43 0 24-16 42-25 52-22 21-43 42-65 64-3 2-3 3-3 11 37 0 75 0 112 0 2-17 6-33 8-49z"><text:p/></draw:path><draw:path draw:style-name="gr3" draw:text-style-name="P6" svg:width="0.0134in" svg:height="0.0323in" svg:x="2.8602in" svg:y="0.1571in" svg:viewBox="0 0 35 83" svg:d="M27 27c0 15-3 32-20 50-2 1-3 1-3 3 0 1 3 3 4 3 4 0 27-22 27-53 0-17-6-30-19-30-9 0-16 8-16 15 0 9 7 17 16 17 7 0 8-3 11-5z"><text:p/></draw:path><draw:path draw:style-name="gr3" draw:text-style-name="P6" svg:width="0.0484in" svg:height="0.072in" svg:x="2.8906in" svg:y="0.098in" svg:viewBox="0 0 124 184" svg:d="M59 90c21 0 37 14 37 43 0 34-20 44-36 44-11 0-35-4-46-20 12 0 16-9 16-14 0-9-7-16-16-16-6 0-14 5-14 16 0 26 27 41 60 41 38 0 64-24 64-51 0-21-17-42-47-49 29-9 38-30 38-47 0-21-24-37-53-37-31 0-54 15-54 36 0 10 6 14 14 14 9 0 14-5 14-13 0-7-5-13-14-14 10-12 29-14 38-14 13 0 29 5 29 28 0 12-3 24-10 33-10 10-16 10-31 11-6 1-6 1-8 1-2 1-3 0-3 4s3 4 7 4c5 0 10 0 15 0z"><text:p/></draw:path><draw:path draw:style-name="gr3" draw:text-style-name="P6" svg:width="0.0417in" svg:height="0.1055in" svg:x="2.9555in" svg:y="0.0898in" svg:viewBox="0 0 107 269" svg:d="M64 172c0-6 0-15 9-23 6-5 15-10 28-10 3-1 6-1 6-4s-3-3-5-3c-32-3-38-21-38-29 0-21 0-43 0-63 0-7 0-20-15-29-15-10-36-11-42-11-5 0-7 0-7 4s2 4 4 4c26 1 36 13 38 24 1 2 1 4 1 8 0 18 0 38 0 57 0 7 0 17 6 24 5 4 10 10 26 14-11 3-29 10-32 28 0 3 0 3 0 11 0 19 0 38 0 58 0 5 0 13-9 19-8 7-19 9-29 10-4 0-5 0-5 5 0 3 2 3 7 3 28 0 57-12 57-33 0-22 0-43 0-64z"><text:p/></draw:path></draw:g></text:span><text:span text:style-name="T59"><text:s/>כדרוש. </text:span></text:p>
        </text:list-item>
        <text:list-item>
          <text:p text:style-name="P99"><text:span text:style-name="T59">אפס איברים ביחס הזהות: בה"כ </text:span><text:span text:style-name="T59"><draw:g text:anchor-type="as-char" svg:y="-0.1134in" draw:z-index="390" draw:name="Shape391" draw:style-name="gr1"><svg:title>TexMaths</svg:title><svg:desc>11§display§f = \{\la 1, 3 \ra, \la 2, 1 \ra, \la 3, 2 \ra\}§svg§600§FALSE§</svg:desc><draw:path draw:style-name="gr2" draw:text-style-name="P5" svg:width="1.5681in" svg:height="0.1358in" svg:x="0.0004in" svg:y="0.0071in" svg:viewBox="0 0 3984 346" svg:d="M1993 346c-664 0-1329 0-1993 0 0-116 0-230 0-346 1328 0 2656 0 3984 0 0 116 0 230 0 346-664 0-1328 0-1991 0z"><text:p/></draw:path><draw:path draw:style-name="gr3" draw:text-style-name="P6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" draw:text-style-name="P6" svg:width="0.1008in" svg:height="0.0354in" svg:x="0.13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" draw:text-style-name="P6" svg:width="0.0535in" svg:height="0.1512in" svg:x="0.2976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3" draw:text-style-name="P6" svg:width="0.0335in" svg:height="0.1512in" svg:x="0.3795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" draw:text-style-name="P6" svg:width="0.05in" svg:height="0.1in" svg:x="0.435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" draw:text-style-name="P6" svg:width="0.0173in" svg:height="0.0453in" svg:x="0.511in" svg:y="0.0972in" svg:viewBox="0 0 45 116" svg:d="M45 41c0-26-10-41-25-41-12 0-20 10-20 21 0 10 8 20 20 20 5 0 10-1 14-5 1-1 1-1 1-1 1 0 1 0 1 6 0 28-13 51-26 64-5 4-5 5-5 6 0 2 3 5 5 5 4 0 35-30 35-75z"><text:p/></draw:path><draw:path draw:style-name="gr3" draw:text-style-name="P6" svg:width="0.063in" svg:height="0.1035in" svg:x="0.5717in" svg:y="0.013in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3" draw:text-style-name="P6" svg:width="0.0335in" svg:height="0.1512in" svg:x="0.65in" svg:y="0in" svg:viewBox="0 0 86 385" svg:d="M84 199c2-4 2-5 2-6 0-3 0-1-2-6-22-59-46-119-68-178-2-7-4-9-8-9-5 0-8 3-8 8 0 1 0 2 1 6 23 60 46 119 69 179-23 58-46 117-69 177-1 4-1 5-1 8 0 4 3 7 8 7 4 0 6-4 7-7 23-60 45-119 69-179z"><text:p/></draw:path><draw:path draw:style-name="gr3" draw:text-style-name="P6" svg:width="0.0173in" svg:height="0.0453in" svg:x="0.7138in" svg:y="0.0972in" svg:viewBox="0 0 45 116" svg:d="M45 41c0-26-10-41-24-41-13 0-21 10-21 21 0 10 8 20 21 20 4 0 10-1 13-5 1-1 1-1 2-1 0 2 1 0 1 6 0 28-14 51-26 64-4 4-4 5-4 6 0 2 2 5 3 5 4 0 35-30 35-75z"><text:p/></draw:path><draw:path draw:style-name="gr3" draw:text-style-name="P6" svg:width="0.0335in" svg:height="0.1512in" svg:x="0.785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02in" svg:height="0.1in" svg:x="0.8343in" svg:y="0.013in" svg:viewBox="0 0 154 255" svg:d="M30 226c14-14 27-26 41-39 60-53 83-74 83-112 0-44-34-75-81-75-44 0-73 35-73 69 0 22 20 22 21 22 6 0 20-4 20-21 0-9-7-19-20-19-3 0-5 0-6 0 9-26 30-39 52-39 35 0 52 31 52 63 0 31-19 60-40 85-25 27-49 54-75 81-4 5-4 6-4 14 48 0 96 0 144 0 3-22 7-44 10-66-3 0-6 0-9 0-2 12-5 28-9 33-3 4-28 4-36 4-23 0-47 0-70 0z"><text:p/></draw:path><draw:path draw:style-name="gr3" draw:text-style-name="P6" svg:width="0.0173in" svg:height="0.0453in" svg:x="0.9161in" svg:y="0.0972in" svg:viewBox="0 0 45 116" svg:d="M45 41c0-26-10-41-25-41-12 0-20 10-20 21 0 10 8 20 20 20 4 0 10-1 14-5 1-1 1-1 1-1 1 0 1 0 1 6 0 28-13 51-26 64-5 4-5 5-5 6 0 2 3 5 5 5 4 0 35-30 35-75z"><text:p/></draw:path><draw:path draw:style-name="gr3" draw:text-style-name="P6" svg:width="0.05in" svg:height="0.1in" svg:x="0.9843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draw:path draw:style-name="gr3" draw:text-style-name="P6" svg:width="0.0335in" svg:height="0.1512in" svg:x="1.0551in" svg:y="0in" svg:viewBox="0 0 86 385" svg:d="M84 199c2-4 2-5 2-6 0-3 0-1-2-6-22-59-46-119-68-178-2-7-5-9-8-9-5 0-8 3-8 8 0 1 0 2 1 6 23 60 45 119 68 179-23 58-45 117-68 177-1 4-1 5-1 8 0 4 3 7 8 7 4 0 6-4 7-7 23-60 45-119 69-179z"><text:p/></draw:path><draw:path draw:style-name="gr3" draw:text-style-name="P6" svg:width="0.0173in" svg:height="0.0453in" svg:x="1.1189in" svg:y="0.0972in" svg:viewBox="0 0 45 116" svg:d="M45 41c0-26-10-41-24-41-13 0-21 10-21 21 0 10 8 20 21 20 4 0 9-1 13-5 1-1 1-1 2-1 0 2 0 0 0 6 0 28-13 51-25 64-4 4-4 5-4 6 0 2 1 5 3 5 4 0 35-30 35-75z"><text:p/></draw:path><draw:path draw:style-name="gr3" draw:text-style-name="P6" svg:width="0.0335in" svg:height="0.1512in" svg:x="1.1906in" svg:y="0in" svg:viewBox="0 0 86 385" svg:d="M84 15c2-4 2-5 2-7 0-5-4-8-8-8-3 0-7 2-9 9-23 59-45 118-68 177 0 2-1 4-1 7 0 2 0 2 1 6 23 59 45 118 68 176 1 5 4 10 9 10 4 0 8-3 8-7 0-1 0-3-2-7-24-59-46-119-69-178 23-60 45-119 69-178z"><text:p/></draw:path><draw:path draw:style-name="gr3" draw:text-style-name="P6" svg:width="0.063in" svg:height="0.1035in" svg:x="1.239in" svg:y="0.013in" svg:viewBox="0 0 161 264" svg:d="M97 121c31-11 54-37 54-68 0-32-34-53-72-53s-68 23-68 52c0 13 9 21 20 21 12 0 20-9 20-20 0-20-19-20-25-20 12-19 38-24 52-24 15 0 36 9 36 44 0 4 0 26-10 44-12 18-25 20-35 20-3 0-12 1-14 1-3 0-7 1-7 4 0 5 4 5 10 5s11 0 17 0c32 0 46 26 46 63 0 52-26 63-44 63-17 0-45-6-58-29 13 2 25-7 25-20 0-15-11-22-22-22-9 0-22 5-22 23 0 34 36 59 78 59 47 0 83-35 83-74 0-31-25-61-64-69z"><text:p/></draw:path><draw:path draw:style-name="gr3" draw:text-style-name="P6" svg:width="0.0173in" svg:height="0.0453in" svg:x="1.322in" svg:y="0.0972in" svg:viewBox="0 0 45 116" svg:d="M45 41c0-26-10-41-25-41-12 0-20 10-20 21 0 10 8 20 20 20 4 0 10-1 13-5 1-1 1-1 2-1s1 0 1 6c0 28-13 51-26 64-5 4-5 5-5 6 0 2 3 5 5 5 4 0 35-30 35-75z"><text:p/></draw:path><draw:path draw:style-name="gr3" draw:text-style-name="P6" svg:width="0.0602in" svg:height="0.1in" svg:x="1.3839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3" draw:text-style-name="P6" svg:width="0.0339in" svg:height="0.1512in" svg:x="1.4606in" svg:y="0in" svg:viewBox="0 0 87 385" svg:d="M85 199c2-4 2-5 2-6 0-3 0-1-2-6-22-59-45-119-67-178-4-7-7-9-10-9-5 0-8 3-8 8 0 1 0 2 2 6 23 60 45 119 68 179-23 58-45 117-68 177-2 4-2 5-2 8 0 4 4 7 8 7 5 0 6-4 8-7 24-60 46-119 69-179z"><text:p/></draw:path><draw:path draw:style-name="gr3" draw:text-style-name="P6" svg:width="0.0535in" svg:height="0.1512in" svg:x="1.5224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59">: נבחר </text:span><text:span text:style-name="T59"><draw:g text:anchor-type="as-char" svg:y="-0.1043in" draw:z-index="391" draw:name="Shape392" draw:style-name="gr1"><svg:title>TexMaths</svg:title><svg:desc>11§display§n = 3§svg§600§FALSE§</svg:desc><draw:path draw:style-name="gr2" draw:text-style-name="P5" svg:width="0.3469in" svg:height="0.0882in" svg:x="0.0039in" svg:y="0.0071in" svg:viewBox="0 0 882 225" svg:d="M0 0c294 0 589 0 882 0 0 75 0 150 0 225-293 0-588 0-882 0 0-75 0-150 0-225z"><text:p/></draw:path><draw:path draw:style-name="gr3" draw:text-style-name="P6" svg:width="0.0819in" svg:height="0.0681in" svg:x="0.0004in" svg:y="0.0335in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3" draw:text-style-name="P6" svg:width="0.1004in" svg:height="0.035in" svg:x="0.1382in" svg:y="0.0453in" svg:viewBox="0 0 256 90" svg:d="M243 15c7 0 13 0 13-7 0-8-6-8-12-8-78 0-155 0-232 0-5 0-12 0-12 8 0 7 7 7 13 7 77 0 153 0 230 0zM244 90c6 0 12 0 12-7 0-8-6-8-13-8-77 0-153 0-230 0-6 0-13 0-13 8 0 7 7 7 12 7 77 0 154 0 232 0z"><text:p/></draw:path><draw:path draw:style-name="gr3" draw:text-style-name="P6" svg:width="0.063in" svg:height="0.1039in" svg:x="0.2961in" svg:y="0in" svg:viewBox="0 0 161 265" svg:d="M96 121c32-10 55-37 55-68s-34-53-72-53c-39 0-68 23-68 53 0 12 9 20 20 20 12 0 20-9 20-20 0-20-19-20-25-20 13-19 38-23 52-23 16 0 36 8 36 43 0 4 0 28-11 44-11 19-24 20-34 20-3 0-12 1-15 1-2 1-6 1-6 4 0 5 4 5 10 5s11 0 17 0c32 0 46 25 46 63 0 53-26 64-44 64-16 0-45-7-59-29 14 1 26-7 26-22 0-13-11-21-22-21-9 0-22 5-22 22 0 35 36 61 78 61 47 0 83-36 83-75 0-31-25-61-65-69z"><text:p/></draw:path></draw:g></text:span><text:span text:style-name="T59">, ולכן:</text:span></text:p>
          <text:p text:style-name="P100"><draw:g text:anchor-type="as-char" svg:y="-0.4402in" draw:z-index="393" draw:name="Shape393" draw:style-name="gr1"><svg:title>TexMaths</svg:title><svg:desc>11§latex§\begin{align*}
  f^{(n)} &amp;= (f \circ f) \circ f \\
    &amp;= \{\la 1, 2 \ra, \la 2, 3 \ra, \la 3, 1 \ra\} \circ f \\
    &amp;= \{\la 1, 1 \ra, \la 2, 2 \ra, \la 3, 3 \ra\} \\
    &amp;= id_{\{1, 2, 3\}}
\end{align}§svg§600§FALSE§</svg:desc><draw:path draw:style-name="gr2" draw:text-style-name="P5" svg:width="1.9854in" svg:height="0.865in" svg:x="0.0004in" svg:y="0.0079in" svg:viewBox="0 0 5044 2198" svg:d="M2522 2198c-841 0-1682 0-2522 0 0-732 0-1466 0-2198 1681 0 3363 0 5044 0 0 732 0 1466 0 2198-841 0-1681 0-2522 0z"><text:p/></draw:path><draw:path draw:style-name="gr3" draw:text-style-name="P6" svg:width="0.0756in" svg:height="0.1382in" svg:x="0.0008in" svg:y="0.0354in" svg:viewBox="0 0 193 352" svg:d="M121 118c11 0 22 0 33 0 8 0 12 0 12-8 0-4-4-4-11-4-11 0-21 0-32 0 4-15 6-30 9-44 1-8 7-36 9-40 3-8 10-13 19-13 1 0 11 0 18 6-17 3-21 16-21 21 0 9 7 13 15 13 10 0 21-7 21-23 0-17-18-26-33-26-14 0-38 7-50 45-2 9-3 12-13 61-9 0-18 0-27 0-7 0-11 0-11 7 0 5 4 5 10 5 9 0 18 0 27 0-10 50-20 102-30 153-7 37-13 72-33 72-2 0-11 0-19-6 18-2 21-16 21-21 0-9-6-15-14-15-10 0-21 9-21 25s17 26 33 26c21 0 36-23 43-37 13-25 22-72 22-74 8-41 15-83 23-123z"><text:p/></draw:path><draw:path draw:style-name="gr3" draw:text-style-name="P6" svg:width="0.0272in" svg:height="0.1063in" svg:x="0.0957in" svg:y="0in" svg:viewBox="0 0 70 271" svg:d="M65 0c-51 36-65 93-65 135 0 39 12 97 65 136 2 0 5 0 5-4 0-2 0-2-2-4-36-32-49-78-49-128 0-72 27-109 50-128 1-2 1-3 1-4 0-3-3-3-5-3z"><text:p/></draw:path><draw:path draw:style-name="gr3" draw:text-style-name="P6" svg:width="0.065in" svg:height="0.0476in" svg:x="0.1358in" svg:y="0.0327in" svg:viewBox="0 0 166 122" svg:d="M21 102c-1 4-2 8-3 11 0 7 5 9 10 9 4 0 7-3 9-5 3-3 5-11 6-18 1-4 4-18 5-24 3-6 4-11 5-18 3-11 4-13 12-24s20-25 41-25c15 0 15 14 15 18 0 17-11 47-15 59-4 7-5 10-5 14 0 14 12 23 26 23 27 0 39-37 39-41s-3-4-4-4c-5 0-5 2-6 4-6 22-17 33-28 33-6 0-7-3-7-8 0-7 1-10 7-22 3-9 14-38 14-53 0-27-21-31-35-31-23 0-39 14-46 25-3-18-18-25-29-25-12 0-18 9-22 15-6 10-10 26-10 27 0 3 4 3 6 3 3 0 3-1 5-8 4-16 9-29 20-29 6 0 9 6 9 13 0 5-3 15-5 23-2 7-4 18-5 24-4 11-6 23-9 34z"><text:p/></draw:path><draw:path draw:style-name="gr3" draw:text-style-name="P6" svg:width="0.0272in" svg:height="0.1063in" svg:x="0.2138in" svg:y="0in" svg:viewBox="0 0 70 271" svg:d="M6 0c-3 0-6 0-6 3 0 1 1 2 2 5 23 21 50 57 50 127 0 56-18 99-46 126-6 4-6 5-6 6s1 4 3 4c4 0 30-18 48-52 12-22 19-52 19-84 0-37-12-97-64-135z"><text:p/></draw:path><draw:path draw:style-name="gr3" draw:text-style-name="P6" svg:width="0.1008in" svg:height="0.035in" svg:x="0.3122in" svg:y="0.0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5in" svg:height="0.152in" svg:x="0.4795in" svg:y="0.0283in" svg:viewBox="0 0 90 387" svg:d="M90 383c0-1 0-2-6-9-49-48-61-121-61-180 0-68 14-135 62-183 5-4 5-6 5-7 0-3-2-4-4-4-3 0-39 26-62 76-18 42-24 85-24 118 0 29 4 77 26 121 24 47 57 72 60 72 2 0 4-1 4-4z"><text:p/></draw:path><draw:path draw:style-name="gr3" draw:text-style-name="P6" svg:width="0.0756in" svg:height="0.1382in" svg:x="0.5319in" svg:y="0.0354in" svg:viewBox="0 0 193 352" svg:d="M121 118c11 0 22 0 33 0 8 0 12 0 12-8 0-4-4-4-11-4-11 0-21 0-32 0 4-15 6-30 9-44 1-8 7-36 9-40 3-8 10-13 19-13 1 0 11 0 18 6-17 3-21 16-21 21 0 9 7 13 15 13 10 0 21-7 21-23 0-17-18-26-33-26-14 0-39 7-50 45-2 9-3 12-13 61-9 0-18 0-27 0-7 0-11 0-11 7 0 5 4 5 10 5 9 0 18 0 27 0-10 50-20 102-30 153-7 37-13 72-33 72-2 0-12 0-19-6 18-2 21-16 21-21 0-9-6-15-14-15-10 0-21 9-21 25s17 26 33 26c21 0 36-23 43-37 13-25 22-72 22-74 8-41 15-83 23-123z"><text:p/></draw:path><draw:path draw:style-name="gr3" draw:text-style-name="P6" svg:width="0.0591in" svg:height="0.0587in" svg:x="0.6567in" svg:y="0.0756in" svg:viewBox="0 0 151 150" svg:d="M151 75c0-42-34-75-75-75-42 0-76 34-76 75 0 40 34 75 76 75 41 0 75-33 75-75zM76 134c-34 0-59-27-59-59 0-33 26-60 59-60 32 0 59 27 59 60s-27 59-59 59z"><text:p/></draw:path><draw:path draw:style-name="gr3" draw:text-style-name="P6" svg:width="0.0756in" svg:height="0.1382in" svg:x="0.7665in" svg:y="0.0354in" svg:viewBox="0 0 193 352" svg:d="M121 118c11 0 22 0 33 0 8 0 12 0 12-8 0-4-4-4-11-4-11 0-21 0-32 0 2-15 6-30 8-44 2-8 8-36 10-40 3-8 10-13 17-13 3 0 13 0 20 6-17 3-21 16-21 21 0 9 7 13 15 13 10 0 21-7 21-23 0-17-18-26-35-26-13 0-37 7-48 45-2 9-3 12-13 61-9 0-18 0-27 0-7 0-12 0-12 7 0 5 4 5 11 5 9 0 17 0 26 0-10 50-19 102-29 153-7 37-13 72-34 72-1 0-11 0-18-6 18-2 21-16 21-21 0-9-6-15-14-15-10 0-21 9-21 25s17 26 32 26c22 0 37-23 44-37 12-25 21-72 22-74 8-41 15-83 23-123z"><text:p/></draw:path><draw:path draw:style-name="gr3" draw:text-style-name="P6" svg:width="0.0346in" svg:height="0.152in" svg:x="0.8579in" svg:y="0.0283in" svg:viewBox="0 0 89 387" svg:d="M89 194c0-30-4-77-25-121-23-48-56-73-61-73-2 0-3 2-3 4 0 1 0 3 7 9 38 39 60 99 60 181 0 66-14 134-63 182-4 5-4 6-4 7 0 2 1 4 3 4 5 0 39-26 62-76 20-43 24-86 24-117z"><text:p/></draw:path><draw:path draw:style-name="gr3" draw:text-style-name="P6" svg:width="0.0591in" svg:height="0.0587in" svg:x="0.9508in" svg:y="0.0756in" svg:viewBox="0 0 151 150" svg:d="M151 75c0-42-35-75-76-75-42 0-75 34-75 75 0 40 33 75 75 75 41 0 76-33 76-75zM75 134c-33 0-60-27-60-59 0-33 27-60 60-60s59 27 59 60-26 59-59 59z"><text:p/></draw:path><draw:path draw:style-name="gr3" draw:text-style-name="P6" svg:width="0.0756in" svg:height="0.1382in" svg:x="1.0598in" svg:y="0.0354in" svg:viewBox="0 0 193 352" svg:d="M121 118c11 0 22 0 33 0 9 0 12 0 12-8 0-4-3-4-10-4-11 0-22 0-33 0 4-15 6-30 9-44 1-8 7-36 9-40 3-8 10-13 19-13 1 0 11 0 18 6-17 3-21 16-21 21 0 9 7 13 15 13 10 0 21-7 21-23 0-17-18-26-33-26-14 0-38 7-50 45-2 9-3 12-13 61-9 0-18 0-27 0-6 0-11 0-11 7 0 5 4 5 11 5 9 0 17 0 26 0-10 50-20 102-30 153-7 37-13 72-33 72-2 0-11 0-19-6 18-2 21-16 21-21 0-9-6-15-14-15-10 0-21 9-21 25s17 26 33 26c21 0 36-23 44-37 12-25 21-72 21-74 8-41 15-83 23-123z"><text:p/></draw:path><draw:path draw:style-name="gr3" draw:text-style-name="P6" svg:width="0.1008in" svg:height="0.035in" svg:x="0.3122in" svg:y="0.315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9in" svg:height="0.152in" svg:x="0.4756in" svg:y="0.2571in" svg:viewBox="0 0 138 387" svg:d="M81 52c0-16 10-41 52-43 2 0 5-2 5-5 0-4-4-4-8-4-39 0-74 20-75 48 0 30 0 59 0 88 0 16 0 28-15 41-14 11-28 12-37 12-2 0-3 2-3 5s2 3 6 4c26 1 45 15 48 34 1 4 1 6 1 19 0 25 0 51 0 77 0 16 0 28 19 43 15 12 40 16 56 16 4 0 8 0 8-4 0-5-4-5-7-5-24-2-43-14-48-34-2-3-2-4-2-17 0-28 0-54 0-82 0-17-3-24-15-36-8-9-20-12-30-15 31-9 45-27 45-50 0-31 0-62 0-92z"><text:p/></draw:path><draw:path draw:style-name="gr3" draw:text-style-name="P6" svg:width="0.0335in" svg:height="0.152in" svg:x="0.5575in" svg:y="0.2571in" svg:viewBox="0 0 86 387" svg:d="M84 15c2-4 2-5 2-7 0-5-3-8-8-8-3 0-5 2-9 9-22 59-45 119-67 178-1 2-2 4-2 7 0 1 0 2 2 6 22 60 45 118 67 177 3 5 4 10 9 10s8-4 8-8c0-1 0-2-2-6-23-60-45-120-69-179 24-60 46-119 69-179z"><text:p/></draw:path><draw:path draw:style-name="gr3" draw:text-style-name="P6" svg:width="0.05in" svg:height="0.1008in" svg:x="0.6134in" svg:y="0.2697in" svg:viewBox="0 0 128 257" svg:d="M79 10c0-10 0-10-9-10-24 24-58 24-70 24 0 5 0 8 0 12 8 0 31 0 51-10 0 67 0 133 0 201 0 14-1 18-36 18-4 0-8 0-13 0 0 5 0 8 0 12 15-1 48-1 63-1s49 0 63 1c0-4 0-7 0-12-5 0-8 0-12 0-36 0-37-4-37-18 0-73 0-145 0-217z"><text:p/></draw:path><draw:path draw:style-name="gr3" draw:text-style-name="P6" svg:width="0.0173in" svg:height="0.0449in" svg:x="0.689in" svg:y="0.3551in" svg:viewBox="0 0 45 115" svg:d="M45 40c0-26-10-40-25-40-12 0-20 9-20 20s8 21 20 21c5 0 10-3 14-6 1 0 1-1 1-1 1 0 1 1 1 6 0 28-13 52-26 64-4 5-4 6-4 7 0 2 2 4 4 4 4 0 35-29 35-75z"><text:p/></draw:path><draw:path draw:style-name="gr3" draw:text-style-name="P6" svg:width="0.0606in" svg:height="0.1008in" svg:x="0.7512in" svg:y="0.2697in" svg:viewBox="0 0 155 257" svg:d="M30 228c14-14 27-27 42-40 59-54 83-75 83-113 0-44-35-75-82-75-44 0-73 35-73 69 0 22 20 22 21 22 7 0 20-4 20-21 0-10-7-19-20-19-3 0-4 0-6 1 9-26 30-40 52-40 35 0 53 31 53 63 0 31-20 61-41 86-25 27-49 55-75 82-4 4-4 4-4 14 48 0 96 0 144 0 3-22 8-45 11-67-3 0-6 0-10 0-2 11-4 29-9 34-2 4-28 4-36 4-23 0-47 0-70 0z"><text:p/></draw:path><draw:path draw:style-name="gr3" draw:text-style-name="P6" svg:width="0.0335in" svg:height="0.152in" svg:x="0.828in" svg:y="0.2571in" svg:viewBox="0 0 86 387" svg:d="M84 200c2-4 2-5 2-6 0-2 0-3-2-7-22-59-45-119-67-178-3-7-5-9-9-9-5 0-8 3-8 8 0 1 0 2 2 6 23 60 45 120 68 180-23 59-45 118-68 178-2 4-2 5-2 7 0 4 3 8 8 8 4 0 6-4 7-8 24-59 46-119 69-179z"><text:p/></draw:path><draw:path draw:style-name="gr3" draw:text-style-name="P6" svg:width="0.0173in" svg:height="0.0449in" svg:x="0.8917in" svg:y="0.3551in" svg:viewBox="0 0 45 115" svg:d="M45 40c0-26-9-40-24-40-13 0-21 9-21 20s8 21 21 21c4 0 10-3 13-6 1 0 1-1 2-1 0 2 1 1 1 6 0 28-14 52-26 64-4 5-4 6-4 7 0 2 2 4 3 4 4 0 35-29 35-75z"><text:p/></draw:path><draw:path draw:style-name="gr3" draw:text-style-name="P6" svg:width="0.0335in" svg:height="0.152in" svg:x="0.9634in" svg:y="0.2571in" svg:viewBox="0 0 86 387" svg:d="M85 15c1-4 1-5 1-7 0-5-3-8-8-8-3 0-5 2-9 9-22 59-45 119-67 178-1 2-2 4-2 7 0 1 0 2 2 6 22 60 45 118 67 177 3 5 4 10 9 10s8-4 8-8c0-1 0-2-1-6-23-60-46-120-70-179 24-60 47-119 70-179z"><text:p/></draw:path><draw:path draw:style-name="gr3" draw:text-style-name="P6" svg:width="0.0602in" svg:height="0.1008in" svg:x="1.013in" svg:y="0.2697in" svg:viewBox="0 0 154 257" svg:d="M30 228c13-14 27-27 40-40 61-54 84-75 84-113 0-44-35-75-82-75-43 0-72 35-72 69 0 22 19 22 20 22 6 0 20-4 20-21 0-10-7-19-20-19-3 0-5 0-6 1 9-26 30-40 53-40 35 0 52 31 52 63 0 31-20 61-41 86-25 27-49 55-75 82-3 4-3 4-3 14 47 0 96 0 143 0 3-22 8-45 11-67-3 0-7 0-10 0-2 11-4 29-9 34-2 4-27 4-36 4-23 0-46 0-69 0z"><text:p/></draw:path><draw:path draw:style-name="gr3" draw:text-style-name="P6" svg:width="0.0173in" svg:height="0.0449in" svg:x="1.0945in" svg:y="0.3551in" svg:viewBox="0 0 45 115" svg:d="M45 40c0-26-10-40-25-40-12 0-20 9-20 20s8 21 20 21c5 0 10-3 14-6 1 0 1-1 2-1 0 2 0 1 0 6 0 28-13 52-26 64-4 5-4 6-4 7 0 2 2 4 4 4 4 0 35-29 35-75z"><text:p/></draw:path><draw:path draw:style-name="gr3" draw:text-style-name="P6" svg:width="0.0626in" svg:height="0.1043in" svg:x="1.1555in" svg:y="0.2697in" svg:viewBox="0 0 160 266" svg:d="M96 121c32-10 54-37 54-68 0-32-34-53-72-53s-68 23-68 53c0 12 9 20 20 20 12 0 20-9 20-20 0-20-19-20-25-20 12-19 38-23 52-23 15 0 37 8 37 43 0 4-1 27-11 44-12 18-25 20-35 20-2 1-12 1-14 1-3 1-7 1-7 5 0 3 4 3 10 3s11 0 17 0c32 0 46 27 46 65 0 52-26 64-44 64-17 0-45-6-58-30 13 3 25-6 25-20 0-15-11-22-22-22-9 0-21 5-21 22 0 35 35 61 78 61 46 0 82-35 82-75 0-32-25-62-64-70z"><text:p/></draw:path><draw:path draw:style-name="gr3" draw:text-style-name="P6" svg:width="0.0335in" svg:height="0.152in" svg:x="1.2335in" svg:y="0.2571in" svg:viewBox="0 0 86 387" svg:d="M84 200c2-4 2-5 2-6 0-2 0-3-2-7-22-59-45-119-67-178-3-7-5-9-9-9-5 0-8 3-8 8 0 1 0 2 2 6 23 60 45 120 68 180-23 59-45 118-68 178-2 4-2 5-2 7 0 4 3 8 8 8 4 0 6-4 7-8 24-59 46-119 69-179z"><text:p/></draw:path><draw:path draw:style-name="gr3" draw:text-style-name="P6" svg:width="0.0177in" svg:height="0.0449in" svg:x="1.2972in" svg:y="0.3551in" svg:viewBox="0 0 46 115" svg:d="M46 40c0-26-10-40-25-40-13 0-21 9-21 20s8 21 21 21c4 0 10-3 13-6 1 0 1-1 2-1 0 2 1 1 1 6 0 28-14 52-26 64-4 5-4 6-4 7 0 2 2 4 4 4 3 0 35-29 35-75z"><text:p/></draw:path><draw:path draw:style-name="gr3" draw:text-style-name="P6" svg:width="0.0335in" svg:height="0.152in" svg:x="1.3685in" svg:y="0.2571in" svg:viewBox="0 0 86 387" svg:d="M85 15c1-4 1-5 1-7 0-5-3-8-8-8-3 0-5 2-9 9-22 59-45 119-67 178-1 2-2 4-2 7 0 1 0 2 2 6 22 60 45 118 67 177 3 5 4 10 9 10s8-4 8-8c0-1 0-2-1-6-23-60-46-120-70-179 24-60 47-119 70-179z"><text:p/></draw:path><draw:path draw:style-name="gr3" draw:text-style-name="P6" svg:width="0.063in" svg:height="0.1043in" svg:x="1.4173in" svg:y="0.2697in" svg:viewBox="0 0 161 266" svg:d="M96 121c32-10 54-37 54-68 0-32-34-53-72-53s-68 23-68 53c0 12 9 20 20 20 12 0 20-9 20-20 0-20-18-20-25-20 12-19 38-23 52-23 15 0 37 8 37 43 0 4-1 27-11 44-12 18-25 20-34 20-3 1-13 1-15 1-3 1-6 1-6 5 0 3 3 3 9 3s12 0 18 0c31 0 45 27 45 65 0 52-26 64-43 64-16 0-46-6-59-30 13 3 25-6 25-20 0-15-10-22-22-22-9 0-21 5-21 22 0 35 35 61 78 61 47 0 83-35 83-75 0-32-26-62-65-70z"><text:p/></draw:path><draw:path draw:style-name="gr3" draw:text-style-name="P6" svg:width="0.0173in" svg:height="0.0449in" svg:x="1.5004in" svg:y="0.3551in" svg:viewBox="0 0 45 115" svg:d="M45 40c0-26-10-40-24-40-13 0-21 9-21 20s8 21 21 21c4 0 9-3 13-6 1 0 1-1 2-1 0 2 0 1 0 6 0 28-13 52-26 64-3 5-3 6-3 7 0 2 1 4 3 4 4 0 35-29 35-75z"><text:p/></draw:path><draw:path draw:style-name="gr3" draw:text-style-name="P6" svg:width="0.05in" svg:height="0.1008in" svg:x="1.5681in" svg:y="0.2697in" svg:viewBox="0 0 128 257" svg:d="M79 10c0-10 0-10-9-10-24 24-58 24-70 24 0 5 0 8 0 12 8 0 31 0 51-10 0 67 0 133 0 201 0 14-1 18-36 18-4 0-8 0-13 0 0 5 0 8 0 12 15-1 48-1 63-1s49 0 63 1c0-4 0-7 0-12-5 0-8 0-12 0-36 0-37-4-37-18 0-73 0-145 0-217z"><text:p/></draw:path><draw:path draw:style-name="gr3" draw:text-style-name="P6" svg:width="0.0335in" svg:height="0.152in" svg:x="1.6394in" svg:y="0.2571in" svg:viewBox="0 0 86 387" svg:d="M85 200c1-4 1-5 1-6 0-2 0-3-1-7-23-59-45-119-68-178-3-7-5-9-9-9-5 0-8 3-8 8 0 1 0 2 2 6 23 60 45 120 68 180-23 59-45 118-68 178-2 4-2 5-2 7 0 4 3 8 8 8 4 0 6-4 7-8 24-59 47-119 70-179z"><text:p/></draw:path><draw:path draw:style-name="gr3" draw:text-style-name="P6" svg:width="0.0531in" svg:height="0.152in" svg:x="1.7012in" svg:y="0.2571in" svg:viewBox="0 0 136 387" svg:d="M55 335c0 16-10 40-52 43-2 0-3 3-3 5 0 4 3 4 8 4 37 0 72-20 73-48 0-30 0-59 0-88 0-16 0-28 16-41 13-11 27-12 36-12 2-1 3-2 3-4 0-5-2-5-5-5-26-1-44-15-48-34-2-4-2-5-2-19 0-25 0-51 0-77 0-16 0-28-18-43-16-12-42-16-55-16-5 0-8 0-8 4 0 5 2 5 6 5 24 1 44 14 48 34 1 3 1 3 1 17 0 28 0 54 0 82 0 17 3 24 15 36 9 9 20 12 31 16-32 8-46 26-46 49 0 31 0 62 0 92z"><text:p/></draw:path><draw:path draw:style-name="gr3" draw:text-style-name="P6" svg:width="0.0591in" svg:height="0.0587in" svg:x="1.8083in" svg:y="0.3039in" svg:viewBox="0 0 151 150" svg:d="M151 75c0-42-34-75-75-75-42 0-76 34-76 75 0 40 34 75 76 75 41 0 75-33 75-75zM76 134c-34 0-61-27-61-59 0-33 28-60 61-60 32 0 59 27 59 60s-27 59-59 59z"><text:p/></draw:path><draw:path draw:style-name="gr3" draw:text-style-name="P6" svg:width="0.076in" svg:height="0.1382in" svg:x="1.9177in" svg:y="0.2642in" svg:viewBox="0 0 194 352" svg:d="M122 118c11 0 22 0 33 0 8 0 12 0 12-8 0-4-4-4-11-4-11 0-21 0-32 0 3-15 6-30 8-44 2-8 8-36 10-40 3-8 10-13 18-13 2 0 12 0 18 6-16 3-21 16-21 21 0 9 8 13 15 13 11 0 22-7 22-23 0-17-18-26-34-26-14 0-38 7-49 45-3 9-4 12-13 61-9 0-18 0-26 0s-13 0-13 7c0 5 4 5 11 5 9 0 17 0 26 0-10 50-19 102-29 153-6 37-13 72-34 72-1 0-11 0-19-6 19-2 22-16 22-21 0-9-7-15-14-15-10 0-22 9-22 25s18 26 33 26c22 0 37-23 44-37 12-25 21-72 22-74 8-41 15-83 23-123z"><text:p/></draw:path><draw:path draw:style-name="gr3" draw:text-style-name="P6" svg:width="0.1008in" svg:height="0.035in" svg:x="0.3122in" svg:y="0.543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539in" svg:height="0.152in" svg:x="0.4756in" svg:y="0.4843in" svg:viewBox="0 0 138 387" svg:d="M81 52c0-16 10-41 52-43 2 0 5-2 5-5 0-4-4-4-8-4-39 0-74 20-75 48 0 30 0 59 0 88 0 16 0 28-15 41-14 11-28 12-37 12-2 0-3 2-3 5s2 3 6 4c26 1 45 15 48 34 1 4 1 6 1 19 0 25 0 51 0 77 0 16 0 28 19 43 15 12 40 16 56 16 4 0 8 0 8-4 0-5-4-5-7-5-24-1-43-14-48-34-2-3-2-4-2-17 0-28 0-54 0-82 0-17-3-24-15-36-8-9-20-12-30-15 31-9 45-27 45-50 0-31 0-62 0-92z"><text:p/></draw:path><draw:path draw:style-name="gr3" draw:text-style-name="P6" svg:width="0.0335in" svg:height="0.152in" svg:x="0.5575in" svg:y="0.4843in" svg:viewBox="0 0 86 387" svg:d="M84 15c2-4 2-5 2-7 0-5-3-8-8-8-3 0-5 2-9 9-22 59-45 119-67 178-1 2-2 4-2 7 0 1 0 2 2 6 22 60 45 118 67 177 3 5 4 10 9 10s8-4 8-8c0-1 0-2-2-6-23-60-45-120-69-179 24-60 46-119 69-179z"><text:p/></draw:path><draw:path draw:style-name="gr3" draw:text-style-name="P6" svg:width="0.05in" svg:height="0.1008in" svg:x="0.6134in" svg:y="0.4972in" svg:viewBox="0 0 128 257" svg:d="M79 10c0-9 0-10-9-10-24 24-58 24-70 24 0 5 0 8 0 12 8 0 31 0 51-10 0 67 0 133 0 201 0 14-1 18-36 18-4 0-8 0-13 0 0 5 0 8 0 12 15-1 48-1 63-1s49 0 63 1c0-4 0-7 0-12-5 0-8 0-12 0-36 0-37-4-37-18 0-73 0-145 0-217z"><text:p/></draw:path><draw:path draw:style-name="gr3" draw:text-style-name="P6" svg:width="0.0173in" svg:height="0.0449in" svg:x="0.689in" svg:y="0.5827in" svg:viewBox="0 0 45 115" svg:d="M45 40c0-26-10-40-25-40-12 0-20 9-20 20s8 21 20 21c5 0 10-3 14-6 1 0 1-1 1-1 1 0 1 1 1 6 0 28-13 52-26 64-4 5-4 6-4 7 0 2 2 4 4 4 4 0 35-29 35-75z"><text:p/></draw:path><draw:path draw:style-name="gr3" draw:text-style-name="P6" svg:width="0.05in" svg:height="0.1008in" svg:x="0.7571in" svg:y="0.4972in" svg:viewBox="0 0 128 257" svg:d="M79 10c0-9 0-10-9-10-24 24-58 24-70 24 0 5 0 8 0 12 8 0 31 0 51-10 0 67 0 133 0 201 0 14-1 18-37 18-4 0-7 0-12 0 0 5 0 8 0 12 13-1 48-1 63-1s49 0 63 1c0-4 0-7 0-12-5 0-8 0-12 0-36 0-37-4-37-18 0-73 0-145 0-217z"><text:p/></draw:path><draw:path draw:style-name="gr3" draw:text-style-name="P6" svg:width="0.0335in" svg:height="0.152in" svg:x="0.828in" svg:y="0.4843in" svg:viewBox="0 0 86 387" svg:d="M84 200c2-4 2-5 2-6 0-2 0-3-2-7-22-59-45-119-67-178-3-7-5-9-9-9-5 0-8 3-8 8 0 1 0 2 2 6 23 60 45 120 68 180-23 59-45 118-68 178-2 4-2 5-2 7 0 4 3 8 8 8 4 0 6-4 7-8 24-59 46-119 69-179z"><text:p/></draw:path><draw:path draw:style-name="gr3" draw:text-style-name="P6" svg:width="0.0173in" svg:height="0.0449in" svg:x="0.8917in" svg:y="0.5827in" svg:viewBox="0 0 45 115" svg:d="M45 40c0-26-9-40-24-40-13 0-21 9-21 20s8 21 21 21c4 0 10-3 13-6 1 0 1-1 2-1 0 2 1 1 1 6 0 28-14 52-26 64-4 5-4 6-4 7 0 2 2 4 3 4 4 0 35-29 35-75z"><text:p/></draw:path><draw:path draw:style-name="gr3" draw:text-style-name="P6" svg:width="0.0335in" svg:height="0.152in" svg:x="0.9634in" svg:y="0.4843in" svg:viewBox="0 0 86 387" svg:d="M85 15c1-4 1-5 1-7 0-5-3-8-8-8-3 0-5 2-9 9-22 59-45 119-67 178-1 2-2 4-2 7 0 1 0 2 2 6 22 60 45 118 67 177 3 5 4 10 9 10s8-4 8-8c0-1 0-2-1-6-23-60-46-120-70-179 24-60 47-119 70-179z"><text:p/></draw:path><draw:path draw:style-name="gr3" draw:text-style-name="P6" svg:width="0.0602in" svg:height="0.1008in" svg:x="1.013in" svg:y="0.4972in" svg:viewBox="0 0 154 257" svg:d="M30 228c13-14 27-27 40-40 61-54 84-75 84-113 0-44-35-75-82-75-43 0-72 35-72 69 0 22 19 22 20 22 6 0 20-4 20-21 0-10-7-19-20-19-3 0-5 0-6 1 9-26 30-40 53-40 35 0 52 31 52 63 0 31-20 61-41 86-25 27-49 55-75 82-3 4-3 4-3 14 47 0 96 0 143 0 3-22 8-45 11-67-3 0-7 0-10 0-2 11-4 29-9 34-2 4-27 4-36 4-23 0-46 0-69 0z"><text:p/></draw:path><draw:path draw:style-name="gr3" draw:text-style-name="P6" svg:width="0.0173in" svg:height="0.0449in" svg:x="1.0945in" svg:y="0.5827in" svg:viewBox="0 0 45 115" svg:d="M45 40c0-26-10-40-25-40-12 0-20 9-20 20s8 21 20 21c5 0 10-3 14-6 1 0 1-1 2-1 0 2 0 1 0 6 0 28-13 52-26 64-4 5-4 6-4 7 0 2 2 4 4 4 4 0 35-29 35-75z"><text:p/></draw:path><draw:path draw:style-name="gr3" draw:text-style-name="P6" svg:width="0.0606in" svg:height="0.1008in" svg:x="1.1563in" svg:y="0.4972in" svg:viewBox="0 0 155 257" svg:d="M30 228c14-14 27-27 42-40 60-54 83-75 83-113 0-44-35-75-82-75-44 0-73 35-73 69 0 22 20 22 21 22 7 0 20-4 20-21 0-10-7-19-20-19-3 0-4 0-6 1 9-26 30-40 53-40 35 0 52 31 52 63 0 31-20 61-41 86-25 27-49 55-75 82-4 4-4 4-4 14 48 0 96 0 144 0 3-22 8-45 11-67-3 0-6 0-10 0-2 11-4 29-9 34-2 4-28 4-36 4-23 0-47 0-70 0z"><text:p/></draw:path><draw:path draw:style-name="gr3" draw:text-style-name="P6" svg:width="0.0335in" svg:height="0.152in" svg:x="1.2335in" svg:y="0.4843in" svg:viewBox="0 0 86 387" svg:d="M84 200c2-4 2-5 2-6 0-2 0-3-2-7-22-59-45-119-67-178-3-7-5-9-9-9-5 0-8 3-8 8 0 1 0 2 2 6 23 60 45 120 68 180-23 59-45 118-68 178-2 4-2 5-2 7 0 4 3 8 8 8 4 0 6-4 7-8 24-59 46-119 69-179z"><text:p/></draw:path><draw:path draw:style-name="gr3" draw:text-style-name="P6" svg:width="0.0177in" svg:height="0.0449in" svg:x="1.2972in" svg:y="0.5827in" svg:viewBox="0 0 46 115" svg:d="M46 40c0-26-10-40-25-40-13 0-21 9-21 20s8 21 21 21c4 0 10-3 13-6 1 0 1-1 2-1 0 2 1 1 1 6 0 28-14 52-26 64-4 5-4 6-4 7 0 2 2 4 4 4 3 0 35-29 35-75z"><text:p/></draw:path><draw:path draw:style-name="gr3" draw:text-style-name="P6" svg:width="0.0335in" svg:height="0.152in" svg:x="1.3685in" svg:y="0.4843in" svg:viewBox="0 0 86 387" svg:d="M85 15c1-4 1-5 1-7 0-5-3-8-8-8-3 0-5 2-9 9-22 59-45 119-67 178-1 2-2 4-2 7 0 1 0 2 2 6 22 60 45 118 67 177 3 5 4 10 9 10s8-4 8-8c0-1 0-2-1-6-23-60-46-120-70-179 24-60 47-119 70-179z"><text:p/></draw:path><draw:path draw:style-name="gr3" draw:text-style-name="P6" svg:width="0.063in" svg:height="0.1043in" svg:x="1.4173in" svg:y="0.4972in" svg:viewBox="0 0 161 266" svg:d="M96 121c32-10 54-37 54-68 0-32-34-53-72-53s-68 23-68 53c0 12 9 20 20 20 12 0 20-9 20-20 0-20-18-20-25-20 12-19 38-23 52-23 15 0 37 8 37 43 0 4-1 27-11 44-12 18-25 20-34 20-3 1-13 1-15 1-3 1-6 1-6 5 0 3 3 3 9 3s12 0 18 0c31 0 45 27 45 65 0 53-26 64-43 64-16 0-46-6-59-30 13 3 25-6 25-20 0-15-10-22-22-22-9 0-21 5-21 22 0 35 35 61 78 61 47 0 83-35 83-75 0-32-26-61-65-70z"><text:p/></draw:path><draw:path draw:style-name="gr3" draw:text-style-name="P6" svg:width="0.0173in" svg:height="0.0449in" svg:x="1.5004in" svg:y="0.5827in" svg:viewBox="0 0 45 115" svg:d="M45 40c0-26-10-40-24-40-13 0-21 9-21 20s8 21 21 21c4 0 9-3 13-6 1 0 1-1 2-1 0 2 0 1 0 6 0 28-13 52-26 64-3 5-3 6-3 7 0 2 1 4 3 4 4 0 35-29 35-75z"><text:p/></draw:path><draw:path draw:style-name="gr3" draw:text-style-name="P6" svg:width="0.0626in" svg:height="0.1043in" svg:x="1.5614in" svg:y="0.4972in" svg:viewBox="0 0 160 266" svg:d="M96 121c32-10 54-37 54-68 0-32-34-53-72-53s-68 23-68 53c0 12 9 20 20 20 12 0 20-9 20-20 0-20-19-20-25-20 12-19 38-23 52-23 15 0 37 8 37 43 0 4-1 27-11 44-12 18-25 20-34 20-3 1-13 1-15 1-3 1-6 1-6 5 0 3 3 3 9 3s11 0 17 0c32 0 46 27 46 65 0 53-26 64-43 64-18 0-46-6-59-30 13 3 25-6 25-20 0-15-10-22-22-22-9 0-21 5-21 22 0 35 35 61 78 61 46 0 82-35 82-75 0-32-25-61-64-70z"><text:p/></draw:path><draw:path draw:style-name="gr3" draw:text-style-name="P6" svg:width="0.0335in" svg:height="0.152in" svg:x="1.6394in" svg:y="0.4843in" svg:viewBox="0 0 86 387" svg:d="M85 200c1-4 1-5 1-6 0-2 0-3-1-7-23-59-45-119-68-178-3-7-5-9-9-9-5 0-8 3-8 8 0 1 0 2 2 6 23 60 45 120 68 180-23 59-45 118-68 178-2 4-2 5-2 7 0 4 3 8 8 8 4 0 6-4 7-8 24-59 47-119 70-179z"><text:p/></draw:path><draw:path draw:style-name="gr3" draw:text-style-name="P6" svg:width="0.0531in" svg:height="0.152in" svg:x="1.7012in" svg:y="0.4843in" svg:viewBox="0 0 136 387" svg:d="M55 335c0 16-10 40-52 43-2 0-3 3-3 5 0 4 3 4 8 4 37 0 72-20 73-48 0-30 0-59 0-88 0-16 0-28 16-41 13-11 27-12 36-12 2-1 3-2 3-4 0-5-2-5-5-5-26-1-44-15-48-34-2-4-2-5-2-19 0-25 0-51 0-77 0-16 0-28-18-43-16-12-42-16-55-16-5 0-8 0-8 4 0 5 2 5 6 5 24 1 44 14 48 34 1 3 1 3 1 17 0 28 0 54 0 82 0 17 3 24 15 36 9 9 20 12 31 16-32 8-46 26-46 49 0 31 0 62 0 92z"><text:p/></draw:path><draw:path draw:style-name="gr3" draw:text-style-name="P6" svg:width="0.1008in" svg:height="0.035in" svg:x="0.3122in" svg:y="0.770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" draw:text-style-name="P6" svg:width="0.0394in" svg:height="0.102in" svg:x="0.4689in" svg:y="0.7264in" svg:viewBox="0 0 101 260" svg:d="M98 13c0-8-6-13-14-13-10 0-21 10-21 20 0 7 5 14 15 14 9 0 20-9 20-21zM69 158c5-11 5-12 8-22 3-7 6-13 6-21 0-16-13-30-32-30-37 0-51 55-51 59 0 3 3 3 4 3 4 0 5-1 7-6 10-37 25-49 39-49 3 0 9 0 9 14 0 7-3 15-4 19-3 10-21 55-26 72-5 10-9 23-9 31 0 17 13 32 31 32 36 0 50-57 50-60 0-4-3-4-4-4-3 0-3 1-6 6-6 26-19 49-39 49-7 0-9-5-9-13 0-9 2-15 11-39 5-13 10-27 15-41z"><text:p/></draw:path><draw:path draw:style-name="gr3" draw:text-style-name="P6" svg:width="0.072in" svg:height="0.1071in" svg:x="0.5232in" svg:y="0.7217in" svg:viewBox="0 0 184 273" svg:d="M184 4c-2-1 0-4-6-4-5 0-42 3-48 4-3 0-6 3-6 8 0 4 4 4 9 4 19 0 20 3 20 7 0 2-1 6-1 8-8 31-16 60-23 91-8-14-19-24-37-24-45 0-92 56-92 112 0 37 21 63 51 63 7 0 27-2 50-30 4 17 17 30 35 30 14 0 22-9 29-22s8-26 12-38c0-4-4-4-5-4-4 0-5 1-6 7-6 25-13 48-28 48-11 0-13-10-13-18 0-10 2-12 3-18 18-75 37-149 56-224zM103 222c-2 7-2 8-7 14-18 21-33 28-44 28-19 0-24-21-24-36 0-20 12-67 20-85 13-23 30-37 46-37 25 0 29 31 29 34 0 2 0 4-1 6-6 26-12 51-19 76z"><text:p/></draw:path><draw:path draw:style-name="gr3" draw:text-style-name="P6" svg:width="0.0417in" svg:height="0.1063in" svg:x="0.6063in" svg:y="0.7752in" svg:viewBox="0 0 107 271" svg:d="M64 38c0-5 0-13 9-20 7-7 17-10 28-10 4-1 6-1 6-5 0-3-2-3-7-3-28 0-57 12-57 34 0 21 0 43 0 64 0 6 0 15-9 23-6 5-15 10-28 10-4 1-6 1-6 4 0 4 2 4 4 4 32 2 38 20 39 28 0 21 0 43 0 64 0 8 0 20 14 29 16 9 37 11 43 11 5 0 7 0 7-5 0-3-2-3-5-3-25-1-36-13-38-24 0-3 0-5 0-8 0-19 0-39 0-57 0-8 0-18-7-24-4-5-11-11-25-15 10-3 29-11 32-28 0-3 0-3 0-11 0-19 0-39 0-58z"><text:p/></draw:path><draw:path draw:style-name="gr3" draw:text-style-name="P6" svg:width="0.0386in" svg:height="0.0701in" svg:x="0.6701in" svg:y="0.7839in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" draw:text-style-name="P6" svg:width="0.013in" svg:height="0.0327in" svg:x="0.7311in" svg:y="0.8425in" svg:viewBox="0 0 34 84" svg:d="M26 26c0 16-2 33-20 50-2 1-2 2-2 3 0 2 2 5 4 5 3 0 26-22 26-54 0-17-6-30-19-30-8 0-15 7-15 15 0 9 7 16 15 16 7 0 8-4 11-5z"><text:p/></draw:path><draw:path draw:style-name="gr3" draw:text-style-name="P6" svg:width="0.0469in" svg:height="0.0701in" svg:x="0.7618in" svg:y="0.7839in" svg:viewBox="0 0 120 179" svg:d="M120 131c-3 0-6 0-9 0-1 5-3 21-8 24-2 1-22 1-26 1-16 0-33 0-49 0 28-24 37-32 53-45 20-15 39-33 39-58 0-33-29-53-63-53s-57 23-57 48c0 15 12 16 15 16 6 0 15-5 15-15 0-5-2-14-17-14 9-20 27-25 40-25 27 0 41 21 41 43 0 23-17 42-26 51-22 22-43 43-65 65-3 3-3 3-3 10 37 0 75 0 112 0 2-16 6-32 8-48z"><text:p/></draw:path><draw:path draw:style-name="gr3" draw:text-style-name="P6" svg:width="0.013in" svg:height="0.0327in" svg:x="0.828in" svg:y="0.8425in" svg:viewBox="0 0 34 84" svg:d="M26 26c0 16-3 33-20 50-2 1-3 2-3 3 0 2 3 5 4 5 4 0 27-22 27-54 0-17-6-30-19-30-8 0-15 7-15 15 0 9 6 16 15 16 7 0 8-4 11-5z"><text:p/></draw:path><draw:path draw:style-name="gr3" draw:text-style-name="P6" svg:width="0.0484in" svg:height="0.0724in" svg:x="0.8579in" svg:y="0.7839in" svg:viewBox="0 0 124 185" svg:d="M59 89c21 0 37 14 37 44 0 33-20 43-35 43-11 0-36-2-47-19 12 0 16-9 16-15 0-9-7-14-15-14-7 0-15 4-15 15 0 25 28 42 61 42 37 0 63-26 63-52 0-21-17-43-47-48 29-11 39-31 39-48 0-22-25-37-54-37-31 0-54 14-54 36 0 9 6 15 14 15 9 0 14-7 14-15 0-7-5-13-14-13 10-12 29-15 39-15 12 0 28 6 28 29 0 11-3 25-10 32-9 11-16 11-31 12-6 0-6 0-8 1-1 2-3 0-3 4 0 3 3 3 7 3 6 0 10 0 15 0z"><text:p/></draw:path><draw:path draw:style-name="gr3" draw:text-style-name="P6" svg:width="0.0417in" svg:height="0.1063in" svg:x="0.9228in" svg:y="0.7752in" svg:viewBox="0 0 107 271" svg:d="M64 173c0-7 0-16 9-23 6-6 15-10 28-11 4 0 6 0 6-4 0-3-2-3-5-4-32-2-38-21-38-28 0-21 0-43 0-63 0-8 0-20-14-29-16-10-37-11-43-11-5 0-7 0-7 3 0 4 2 5 4 5 26 1 36 13 38 23 1 3 1 4 1 9 0 18 0 37 0 56 0 8 0 17 7 25 4 3 9 10 25 14-11 4-29 10-32 29 0 1 0 2 0 11 0 19 0 37 0 56 0 5 0 14-9 22-8 7-19 9-28 10-5 0-6 0-6 3 0 5 2 5 7 5 28 0 57-13 57-35 0-20 0-42 0-63z"><text:p/></draw:path></draw:g></text:p>
        </text:list-item>
      </text:list>
      <text:p text:style-name="P10"><draw:g text:anchor-type="as-char" svg:y="-0.1134in" draw:z-index="394" draw:name="Shape394" draw:style-name="gr1"><svg:title>TexMaths</svg:title><svg:desc>11§display§\QED§svg§600§FALSE§</svg:desc><draw:path draw:style-name="gr2" draw:text-style-name="P5" svg:width="0.6894in" svg:height="0.0972in" svg:x="0.0004in" svg:y="0.0071in" svg:viewBox="0 0 1752 248" svg:d="M0 0c584 0 1168 0 1752 0 0 83 0 165 0 248-584 0-1168 0-1752 0 0-83 0-165 0-248z"><text:p/></draw:path><draw:path draw:style-name="gr3" draw:text-style-name="P6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" draw:text-style-name="P6" svg:width="0.0157in" svg:height="0.0157in" svg:x="0.1449in" svg:y="0.0925in" svg:viewBox="0 0 41 41" svg:d="M41 21c0-12-10-21-21-21-12 0-20 9-20 21 0 11 8 20 20 20 11 0 21-9 21-20z"><text:p/></draw:path><draw:path draw:style-name="gr3" draw:text-style-name="P6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" draw:text-style-name="P6" svg:width="0.0157in" svg:height="0.0157in" svg:x="0.3008in" svg:y="0.0925in" svg:viewBox="0 0 41 41" svg:d="M41 21c0-12-9-21-20-21-12 0-21 9-21 21 0 11 9 20 21 20 11 0 20-9 20-20z"><text:p/></draw:path><draw:path draw:style-name="gr3" draw:text-style-name="P6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" draw:text-style-name="P6" svg:width="0.0161in" svg:height="0.0157in" svg:x="0.4744in" svg:y="0.0925in" svg:viewBox="0 0 42 41" svg:d="M42 21c0-12-10-21-21-21s-21 9-21 21c0 11 10 20 21 20s21-9 21-20z"><text:p/></draw:path><draw:path draw:style-name="gr3" draw:text-style-name="P6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p text:style-name="P101">~ סוף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" svg:font-family="Rubik" style:font-adornments="Light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" style:font-family-complex="Rubik" style:font-style-name-complex="Light" style:font-pitch-complex="variable" style:font-size-complex="11pt" style:language-complex="he" style:country-complex="IL" style:font-weight-complex="250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9:50:39.617806203</meta:creation-date>
    <meta:editing-duration>PT8H20M</meta:editing-duration>
    <meta:editing-cycles>70</meta:editing-cycles>
    <meta:generator>LibreOffice/24.8.3.2$Linux_X86_64 LibreOffice_project/480$Build-2</meta:generator>
    <dc:title>Math</dc:title>
    <dc:date>2024-12-30T20:35:18.744007629</dc:date>
    <meta:print-date>2024-12-30T20:35:06.339392988</meta:print-date>
    <meta:printed-by>PDF files</meta:printed-by>
    <meta:document-statistic meta:table-count="0" meta:image-count="0" meta:object-count="0" meta:page-count="12" meta:paragraph-count="194" meta:word-count="1541" meta:character-count="7612" meta:non-whitespace-character-count="6040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powerset {\mathcal{P}}§\def\ps       {\mathcal{P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given {\text{given }}§\def\case  {\text{if }}§\def\syx   {\text{ syntax}}§\def\rule  {\text{ rule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{\triangl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Math" xlink:href="../../../.config/libreoffice/4/user/template/Math.ott" meta:date="2024-01-11T19:50:38.796766174"/>
  </office:meta>
</office:document-meta>
</file>